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</office:automatic-styles>
  <office:body>
    <office:spreadsheet>
      <table:table table:name="Acc_Data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/>
          <table:table-cell office:value-type="string">
            <text:p>offX</text:p>
          </table:table-cell>
          <table:table-cell office:value-type="string">
            <text:p>offY</text:p>
          </table:table-cell>
          <table:table-cell office:value-type="string">
            <text:p>offZ</text:p>
          </table:table-cell>
          <table:table-cell/>
          <table:table-cell table:style-name="Default" office:value-type="string">
            <text:p>clX</text:p>
          </table:table-cell>
          <table:table-cell table:style-name="Default" office:value-type="string">
            <text:p>clY</text:p>
          </table:table-cell>
          <table:table-cell table:style-name="Default" office:value-type="string">
            <text:p>clZ</text:p>
          </table:table-cell>
          <table:table-cell table:style-name="Default" office:value-type="string">
            <text:p>RMS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32">
            <text:p>8832</text:p>
          </table:table-cell>
          <table:table-cell office:value-type="float" office:value="7616">
            <text:p>7616</text:p>
          </table:table-cell>
          <table:table-cell office:value-type="float" office:value="-8572">
            <text:p>-8572</text:p>
          </table:table-cell>
          <table:table-cell/>
          <table:table-cell table:style-name="ce1" table:formula="of:=AVERAGE([.A2:.A90])" office:value-type="float" office:value="16358.0674157303">
            <text:p>16358.07</text:p>
          </table:table-cell>
          <table:table-cell table:style-name="ce1" table:formula="of:=AVERAGE([.B2:.B90])" office:value-type="float" office:value="-2277.07865168539">
            <text:p>-2277.08</text:p>
          </table:table-cell>
          <table:table-cell table:style-name="ce1" table:formula="of:=AVERAGE([.C2:.C90])" office:value-type="float" office:value="-797.707865168539">
            <text:p>-797.71</text:p>
          </table:table-cell>
          <table:table-cell/>
          <table:table-cell table:formula="of:=IF(ABS(([.A2]-[.E$2])/16384) &gt; 0.1; ([.A2]-[.E$2])/16384; 0)" office:value-type="float" office:value="-0.459354700667135">
            <text:p>-0.459</text:p>
          </table:table-cell>
          <table:table-cell table:formula="of:=IF(ABS(([.B2]-[.F$2])/16384) &gt; 0.1; ([.B2]-[.F$2])/16384; 0)" office:value-type="float" office:value="0.603825601299157">
            <text:p>0.604</text:p>
          </table:table-cell>
          <table:table-cell table:formula="of:=IF(ABS(([.C2]-[.G$2])/16384) &gt; 0.1; ([.C2]-[.G$2])/16384; 0)" office:value-type="float" office:value="-0.474505135182584">
            <text:p>-0.475</text:p>
          </table:table-cell>
          <table:table-cell table:formula="of:=SQRT([.I2]*[.I2]+[.J2]*[.J2]+[.K2]*[.K2])" office:value-type="float" office:value="0.894855977866787">
            <text:p>0.89</text:p>
          </table:table-cell>
          <table:table-cell table:formula="of:=SQRT([.L2]*0.75*9.8)" office:value-type="float" office:value="2.5646035633838">
            <text:p>2.5646035634</text:p>
          </table:table-cell>
          <table:table-cell table:formula="of:=[.N1]+0.1*[.M2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float" office:value="-1604">
            <text:p>-1604</text:p>
          </table:table-cell>
          <table:table-cell office:value-type="float" office:value="-872">
            <text:p>-872</text:p>
          </table:table-cell>
          <table:table-cell table:number-columns-repeated="5"/>
          <table:table-cell table:formula="of:=IF(ABS(([.A3]-[.E$2])/16384) &gt; 0.1; ([.A3]-[.E$2])/16384; 0)" office:value-type="float" office:value="0">
            <text:p>0.000</text:p>
          </table:table-cell>
          <table:table-cell table:formula="of:=IF(ABS(([.B3]-[.F$2])/16384) &gt; 0.1; ([.B3]-[.F$2])/16384; 0)" office:value-type="float" office:value="0">
            <text:p>0.000</text:p>
          </table:table-cell>
          <table:table-cell table:formula="of:=IF(ABS(([.C3]-[.G$2])/16384) &gt; 0.1; ([.C3]-[.G$2])/16384; 0)" office:value-type="float" office:value="0">
            <text:p>0.000</text:p>
          </table:table-cell>
          <table:table-cell table:formula="of:=SQRT([.I3]*[.I3]+[.J3]*[.J3]+[.K3]*[.K3])" office:value-type="float" office:value="0">
            <text:p>0.00</text:p>
          </table:table-cell>
          <table:table-cell table:formula="of:=SQRT([.L3]*0.75*9.8)" office:value-type="float" office:value="0">
            <text:p>0</text:p>
          </table:table-cell>
          <table:table-cell table:formula="of:=[.N2]+0.1*[.M3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652">
            <text:p>16652</text:p>
          </table:table-cell>
          <table:table-cell office:value-type="float" office:value="-1584">
            <text:p>-1584</text:p>
          </table:table-cell>
          <table:table-cell office:value-type="float" office:value="-1120">
            <text:p>-1120</text:p>
          </table:table-cell>
          <table:table-cell table:number-columns-repeated="5"/>
          <table:table-cell table:formula="of:=IF(ABS(([.A4]-[.E$2])/16384) &gt; 0.1; ([.A4]-[.E$2])/16384; 0)" office:value-type="float" office:value="0">
            <text:p>0.000</text:p>
          </table:table-cell>
          <table:table-cell table:formula="of:=IF(ABS(([.B4]-[.F$2])/16384) &gt; 0.1; ([.B4]-[.F$2])/16384; 0)" office:value-type="float" office:value="0">
            <text:p>0.000</text:p>
          </table:table-cell>
          <table:table-cell table:formula="of:=IF(ABS(([.C4]-[.G$2])/16384) &gt; 0.1; ([.C4]-[.G$2])/16384; 0)" office:value-type="float" office:value="0">
            <text:p>0.000</text:p>
          </table:table-cell>
          <table:table-cell table:formula="of:=SQRT([.I4]*[.I4]+[.J4]*[.J4]+[.K4]*[.K4])" office:value-type="float" office:value="0">
            <text:p>0.00</text:p>
          </table:table-cell>
          <table:table-cell table:formula="of:=SQRT([.L4]*0.75*9.8)" office:value-type="float" office:value="0">
            <text:p>0</text:p>
          </table:table-cell>
          <table:table-cell table:formula="of:=[.N3]+0.1*[.M4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480">
            <text:p>-1480</text:p>
          </table:table-cell>
          <table:table-cell office:value-type="float" office:value="-1040">
            <text:p>-1040</text:p>
          </table:table-cell>
          <table:table-cell table:number-columns-repeated="5"/>
          <table:table-cell table:formula="of:=IF(ABS(([.A5]-[.E$2])/16384) &gt; 0.1; ([.A5]-[.E$2])/16384; 0)" office:value-type="float" office:value="0">
            <text:p>0.000</text:p>
          </table:table-cell>
          <table:table-cell table:formula="of:=IF(ABS(([.B5]-[.F$2])/16384) &gt; 0.1; ([.B5]-[.F$2])/16384; 0)" office:value-type="float" office:value="0">
            <text:p>0.000</text:p>
          </table:table-cell>
          <table:table-cell table:formula="of:=IF(ABS(([.C5]-[.G$2])/16384) &gt; 0.1; ([.C5]-[.G$2])/16384; 0)" office:value-type="float" office:value="0">
            <text:p>0.000</text:p>
          </table:table-cell>
          <table:table-cell table:formula="of:=SQRT([.I5]*[.I5]+[.J5]*[.J5]+[.K5]*[.K5])" office:value-type="float" office:value="0">
            <text:p>0.00</text:p>
          </table:table-cell>
          <table:table-cell table:formula="of:=SQRT([.L5]*0.75*9.8)" office:value-type="float" office:value="0">
            <text:p>0</text:p>
          </table:table-cell>
          <table:table-cell table:formula="of:=[.N4]+0.1*[.M5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752">
            <text:p>16752</text:p>
          </table:table-cell>
          <table:table-cell office:value-type="float" office:value="-1400">
            <text:p>-1400</text:p>
          </table:table-cell>
          <table:table-cell office:value-type="float" office:value="-1080">
            <text:p>-1080</text:p>
          </table:table-cell>
          <table:table-cell table:number-columns-repeated="5"/>
          <table:table-cell table:formula="of:=IF(ABS(([.A6]-[.E$2])/16384) &gt; 0.1; ([.A6]-[.E$2])/16384; 0)" office:value-type="float" office:value="0">
            <text:p>0.000</text:p>
          </table:table-cell>
          <table:table-cell table:formula="of:=IF(ABS(([.B6]-[.F$2])/16384) &gt; 0.1; ([.B6]-[.F$2])/16384; 0)" office:value-type="float" office:value="0">
            <text:p>0.000</text:p>
          </table:table-cell>
          <table:table-cell table:formula="of:=IF(ABS(([.C6]-[.G$2])/16384) &gt; 0.1; ([.C6]-[.G$2])/16384; 0)" office:value-type="float" office:value="0">
            <text:p>0.000</text:p>
          </table:table-cell>
          <table:table-cell table:formula="of:=SQRT([.I6]*[.I6]+[.J6]*[.J6]+[.K6]*[.K6])" office:value-type="float" office:value="0">
            <text:p>0.00</text:p>
          </table:table-cell>
          <table:table-cell table:formula="of:=SQRT([.L6]*0.75*9.8)" office:value-type="float" office:value="0">
            <text:p>0</text:p>
          </table:table-cell>
          <table:table-cell table:formula="of:=[.N5]+0.1*[.M6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52">
            <text:p>16552</text:p>
          </table:table-cell>
          <table:table-cell office:value-type="float" office:value="-1212">
            <text:p>-1212</text:p>
          </table:table-cell>
          <table:table-cell office:value-type="float" office:value="-984">
            <text:p>-984</text:p>
          </table:table-cell>
          <table:table-cell table:number-columns-repeated="5"/>
          <table:table-cell table:formula="of:=IF(ABS(([.A7]-[.E$2])/16384) &gt; 0.1; ([.A7]-[.E$2])/16384; 0)" office:value-type="float" office:value="0">
            <text:p>0.000</text:p>
          </table:table-cell>
          <table:table-cell table:formula="of:=IF(ABS(([.B7]-[.F$2])/16384) &gt; 0.1; ([.B7]-[.F$2])/16384; 0)" office:value-type="float" office:value="0">
            <text:p>0.000</text:p>
          </table:table-cell>
          <table:table-cell table:formula="of:=IF(ABS(([.C7]-[.G$2])/16384) &gt; 0.1; ([.C7]-[.G$2])/16384; 0)" office:value-type="float" office:value="0">
            <text:p>0.000</text:p>
          </table:table-cell>
          <table:table-cell table:formula="of:=SQRT([.I7]*[.I7]+[.J7]*[.J7]+[.K7]*[.K7])" office:value-type="float" office:value="0">
            <text:p>0.00</text:p>
          </table:table-cell>
          <table:table-cell table:formula="of:=SQRT([.L7]*0.75*9.8)" office:value-type="float" office:value="0">
            <text:p>0</text:p>
          </table:table-cell>
          <table:table-cell table:formula="of:=[.N6]+0.1*[.M7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700">
            <text:p>-1700</text:p>
          </table:table-cell>
          <table:table-cell office:value-type="float" office:value="-892">
            <text:p>-892</text:p>
          </table:table-cell>
          <table:table-cell table:number-columns-repeated="5"/>
          <table:table-cell table:formula="of:=IF(ABS(([.A8]-[.E$2])/16384) &gt; 0.1; ([.A8]-[.E$2])/16384; 0)" office:value-type="float" office:value="0">
            <text:p>0.000</text:p>
          </table:table-cell>
          <table:table-cell table:formula="of:=IF(ABS(([.B8]-[.F$2])/16384) &gt; 0.1; ([.B8]-[.F$2])/16384; 0)" office:value-type="float" office:value="0">
            <text:p>0.000</text:p>
          </table:table-cell>
          <table:table-cell table:formula="of:=IF(ABS(([.C8]-[.G$2])/16384) &gt; 0.1; ([.C8]-[.G$2])/16384; 0)" office:value-type="float" office:value="0">
            <text:p>0.000</text:p>
          </table:table-cell>
          <table:table-cell table:formula="of:=SQRT([.I8]*[.I8]+[.J8]*[.J8]+[.K8]*[.K8])" office:value-type="float" office:value="0">
            <text:p>0.00</text:p>
          </table:table-cell>
          <table:table-cell table:formula="of:=SQRT([.L8]*0.75*9.8)" office:value-type="float" office:value="0">
            <text:p>0</text:p>
          </table:table-cell>
          <table:table-cell table:formula="of:=[.N7]+0.1*[.M8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448">
            <text:p>-1448</text:p>
          </table:table-cell>
          <table:table-cell office:value-type="float" office:value="-596">
            <text:p>-596</text:p>
          </table:table-cell>
          <table:table-cell table:number-columns-repeated="5"/>
          <table:table-cell table:formula="of:=IF(ABS(([.A9]-[.E$2])/16384) &gt; 0.1; ([.A9]-[.E$2])/16384; 0)" office:value-type="float" office:value="0">
            <text:p>0.000</text:p>
          </table:table-cell>
          <table:table-cell table:formula="of:=IF(ABS(([.B9]-[.F$2])/16384) &gt; 0.1; ([.B9]-[.F$2])/16384; 0)" office:value-type="float" office:value="0">
            <text:p>0.000</text:p>
          </table:table-cell>
          <table:table-cell table:formula="of:=IF(ABS(([.C9]-[.G$2])/16384) &gt; 0.1; ([.C9]-[.G$2])/16384; 0)" office:value-type="float" office:value="0">
            <text:p>0.000</text:p>
          </table:table-cell>
          <table:table-cell table:formula="of:=SQRT([.I9]*[.I9]+[.J9]*[.J9]+[.K9]*[.K9])" office:value-type="float" office:value="0">
            <text:p>0.00</text:p>
          </table:table-cell>
          <table:table-cell table:formula="of:=SQRT([.L9]*0.75*9.8)" office:value-type="float" office:value="0">
            <text:p>0</text:p>
          </table:table-cell>
          <table:table-cell table:formula="of:=[.N8]+0.1*[.M9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624">
            <text:p>16624</text:p>
          </table:table-cell>
          <table:table-cell office:value-type="float" office:value="-1200">
            <text:p>-1200</text:p>
          </table:table-cell>
          <table:table-cell office:value-type="float" office:value="-932">
            <text:p>-932</text:p>
          </table:table-cell>
          <table:table-cell table:number-columns-repeated="5"/>
          <table:table-cell table:formula="of:=IF(ABS(([.A10]-[.E$2])/16384) &gt; 0.1; ([.A10]-[.E$2])/16384; 0)" office:value-type="float" office:value="0">
            <text:p>0.000</text:p>
          </table:table-cell>
          <table:table-cell table:formula="of:=IF(ABS(([.B10]-[.F$2])/16384) &gt; 0.1; ([.B10]-[.F$2])/16384; 0)" office:value-type="float" office:value="0">
            <text:p>0.000</text:p>
          </table:table-cell>
          <table:table-cell table:formula="of:=IF(ABS(([.C10]-[.G$2])/16384) &gt; 0.1; ([.C10]-[.G$2])/16384; 0)" office:value-type="float" office:value="0">
            <text:p>0.000</text:p>
          </table:table-cell>
          <table:table-cell table:formula="of:=SQRT([.I10]*[.I10]+[.J10]*[.J10]+[.K10]*[.K10])" office:value-type="float" office:value="0">
            <text:p>0.00</text:p>
          </table:table-cell>
          <table:table-cell table:formula="of:=SQRT([.L10]*0.75*9.8)" office:value-type="float" office:value="0">
            <text:p>0</text:p>
          </table:table-cell>
          <table:table-cell table:formula="of:=[.N9]+0.1*[.M10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908">
            <text:p>-908</text:p>
          </table:table-cell>
          <table:table-cell office:value-type="float" office:value="-704">
            <text:p>-704</text:p>
          </table:table-cell>
          <table:table-cell table:number-columns-repeated="5"/>
          <table:table-cell table:formula="of:=IF(ABS(([.A11]-[.E$2])/16384) &gt; 0.1; ([.A11]-[.E$2])/16384; 0)" office:value-type="float" office:value="0">
            <text:p>0.000</text:p>
          </table:table-cell>
          <table:table-cell table:formula="of:=IF(ABS(([.B11]-[.F$2])/16384) &gt; 0.1; ([.B11]-[.F$2])/16384; 0)" office:value-type="float" office:value="0">
            <text:p>0.000</text:p>
          </table:table-cell>
          <table:table-cell table:formula="of:=IF(ABS(([.C11]-[.G$2])/16384) &gt; 0.1; ([.C11]-[.G$2])/16384; 0)" office:value-type="float" office:value="0">
            <text:p>0.000</text:p>
          </table:table-cell>
          <table:table-cell table:formula="of:=SQRT([.I11]*[.I11]+[.J11]*[.J11]+[.K11]*[.K11])" office:value-type="float" office:value="0">
            <text:p>0.00</text:p>
          </table:table-cell>
          <table:table-cell table:formula="of:=SQRT([.L11]*0.75*9.8)" office:value-type="float" office:value="0">
            <text:p>0</text:p>
          </table:table-cell>
          <table:table-cell table:formula="of:=[.N10]+0.1*[.M11]" office:value-type="float" office:value="0.25646035633838">
            <text:p>0.2564603563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772">
            <text:p>-772</text:p>
          </table:table-cell>
          <table:table-cell office:value-type="float" office:value="-636">
            <text:p>-636</text:p>
          </table:table-cell>
          <table:table-cell table:number-columns-repeated="5"/>
          <table:table-cell table:formula="of:=IF(ABS(([.A12]-[.E$2])/16384) &gt; 0.05; ([.A12]-[.E$2])/16384; 0)" office:value-type="float" office:value="0">
            <text:p>0.000</text:p>
          </table:table-cell>
          <table:table-cell table:formula="of:=IF(ABS(([.B12]-[.F$2])/16384) &gt; 0.1; ([.B12]-[.F$2])/16384; 0)" office:value-type="float" office:value="0">
            <text:p>0.000</text:p>
          </table:table-cell>
          <table:table-cell table:formula="of:=IF(ABS(([.C12]-[.G$2])/16384) &gt; 0.1; ([.C12]-[.G$2])/16384; 0)" office:value-type="float" office:value="0">
            <text:p>0.000</text:p>
          </table:table-cell>
          <table:table-cell table:formula="of:=SQRT([.I12]*[.I12]+[.J12]*[.J12]+[.K12]*[.K12])" office:value-type="float" office:value="0">
            <text:p>0.00</text:p>
          </table:table-cell>
          <table:table-cell table:formula="of:=SQRT([.L12]*0.75*9.8)" office:value-type="float" office:value="0">
            <text:p>0</text:p>
          </table:table-cell>
          <table:table-cell table:formula="of:=[.N11]+0.1*[.M12]" office:value-type="float" office:value="0.25646035633838">
            <text:p>0.2564603563</text:p>
          </table:table-cell>
        </table:table-row>
        <table:table-row table:style-name="ro2">
          <table:table-cell office:value-type="float" office:value="17264">
            <text:p>17264</text:p>
          </table:table-cell>
          <table:table-cell table:number-columns-repeated="2" office:value-type="float" office:value="-344">
            <text:p>-344</text:p>
          </table:table-cell>
          <table:table-cell table:number-columns-repeated="5"/>
          <table:table-cell table:formula="of:=IF(ABS(([.A13]-[.E$2])/16384) &gt; 0.05; ([.A13]-[.E$2])/16384; 0)" office:value-type="float" office:value="0.0552937368328652">
            <text:p>0.055</text:p>
          </table:table-cell>
          <table:table-cell table:formula="of:=IF(ABS(([.B13]-[.F$2])/16384) &gt; 0.1; ([.B13]-[.F$2])/16384; 0)" office:value-type="float" office:value="0.117985757549157">
            <text:p>0.118</text:p>
          </table:table-cell>
          <table:table-cell table:formula="of:=IF(ABS(([.C13]-[.G$2])/16384) &gt; 0.1; ([.C13]-[.G$2])/16384; 0)" office:value-type="float" office:value="0">
            <text:p>0.000</text:p>
          </table:table-cell>
          <table:table-cell table:formula="of:=SQRT([.I13]*[.I13]+[.J13]*[.J13]+[.K13]*[.K13])" office:value-type="float" office:value="0.130299794003639">
            <text:p>0.13</text:p>
          </table:table-cell>
          <table:table-cell table:formula="of:=SQRT([.L13]*0.75*9.8)" office:value-type="float" office:value="0.978623260466838">
            <text:p>0.9786232605</text:p>
          </table:table-cell>
          <table:table-cell table:formula="of:=[.N12]+0.1*[.M13]" office:value-type="float" office:value="0.354322682385064">
            <text:p>0.3543226824</text:p>
          </table:table-cell>
        </table:table-row>
        <table:table-row table:style-name="ro2">
          <table:table-cell office:value-type="float" office:value="17156">
            <text:p>17156</text:p>
          </table:table-cell>
          <table:table-cell office:value-type="float" office:value="-416">
            <text:p>-416</text:p>
          </table:table-cell>
          <table:table-cell office:value-type="float" office:value="-72">
            <text:p>-72</text:p>
          </table:table-cell>
          <table:table-cell table:number-columns-repeated="5"/>
          <table:table-cell table:formula="of:=IF(ABS(([.A14]-[.E$2])/16384) &gt; 0.05; ([.A14]-[.E$2])/16384; 0)" office:value-type="float" office:value="0">
            <text:p>0.000</text:p>
          </table:table-cell>
          <table:table-cell table:formula="of:=IF(ABS(([.B14]-[.F$2])/16384) &gt; 0.1; ([.B14]-[.F$2])/16384; 0)" office:value-type="float" office:value="0.113591226299157">
            <text:p>0.114</text:p>
          </table:table-cell>
          <table:table-cell table:formula="of:=IF(ABS(([.C14]-[.G$2])/16384) &gt; 0.1; ([.C14]-[.G$2])/16384; 0)" office:value-type="float" office:value="0">
            <text:p>0.000</text:p>
          </table:table-cell>
          <table:table-cell table:formula="of:=SQRT([.I14]*[.I14]+[.J14]*[.J14]+[.K14]*[.K14])" office:value-type="float" office:value="0.113591226299157">
            <text:p>0.11</text:p>
          </table:table-cell>
          <table:table-cell table:formula="of:=SQRT([.L14]*0.75*9.8)" office:value-type="float" office:value="0.913726169757005">
            <text:p>0.9137261698</text:p>
          </table:table-cell>
          <table:table-cell table:formula="of:=[.N13]+0.1*[.M14]" office:value-type="float" office:value="0.445695299360764">
            <text:p>0.4456952994</text:p>
          </table:table-cell>
        </table:table-row>
        <table:table-row table:style-name="ro2">
          <table:table-cell office:value-type="float" office:value="18164">
            <text:p>18164</text:p>
          </table:table-cell>
          <table:table-cell office:value-type="float" office:value="-4472">
            <text:p>-4472</text:p>
          </table:table-cell>
          <table:table-cell office:value-type="float" office:value="-4048">
            <text:p>-4048</text:p>
          </table:table-cell>
          <table:table-cell table:number-columns-repeated="5"/>
          <table:table-cell table:formula="of:=IF(ABS(([.A15]-[.E$2])/16384) &gt; 0.05; ([.A15]-[.E$2])/16384; 0)" office:value-type="float" office:value="0.110225377457865">
            <text:p>0.110</text:p>
          </table:table-cell>
          <table:table-cell table:formula="of:=IF(ABS(([.B15]-[.F$2])/16384) &gt; 0.1; ([.B15]-[.F$2])/16384; 0)" office:value-type="float" office:value="-0.133967367450843">
            <text:p>-0.134</text:p>
          </table:table-cell>
          <table:table-cell table:formula="of:=IF(ABS(([.C15]-[.G$2])/16384) &gt; 0.1; ([.C15]-[.G$2])/16384; 0)" office:value-type="float" office:value="-0.198382088307584">
            <text:p>-0.198</text:p>
          </table:table-cell>
          <table:table-cell table:formula="of:=SQRT([.I15]*[.I15]+[.J15]*[.J15]+[.K15]*[.K15])" office:value-type="float" office:value="0.263538123122094">
            <text:p>0.26</text:p>
          </table:table-cell>
          <table:table-cell table:formula="of:=SQRT([.L15]*0.75*9.8)" office:value-type="float" office:value="1.39176334372888">
            <text:p>1.3917633437</text:p>
          </table:table-cell>
          <table:table-cell table:formula="of:=[.N14]+0.1*[.M15]" office:value-type="float" office:value="0.584871633733652">
            <text:p>0.5848716337</text:p>
          </table:table-cell>
        </table:table-row>
        <table:table-row table:style-name="ro2">
          <table:table-cell office:value-type="float" office:value="15032">
            <text:p>15032</text:p>
          </table:table-cell>
          <table:table-cell office:value-type="float" office:value="-3500">
            <text:p>-3500</text:p>
          </table:table-cell>
          <table:table-cell office:value-type="float" office:value="-4660">
            <text:p>-4660</text:p>
          </table:table-cell>
          <table:table-cell table:number-columns-repeated="5"/>
          <table:table-cell table:formula="of:=IF(ABS(([.A16]-[.E$2])/16384) &gt; 0.05; ([.A16]-[.E$2])/16384; 0)" office:value-type="float" office:value="-0.0809367319171348">
            <text:p>-0.081</text:p>
          </table:table-cell>
          <table:table-cell table:formula="of:=IF(ABS(([.B16]-[.F$2])/16384) &gt; 0.1; ([.B16]-[.F$2])/16384; 0)" office:value-type="float" office:value="0">
            <text:p>0.000</text:p>
          </table:table-cell>
          <table:table-cell table:formula="of:=IF(ABS(([.C16]-[.G$2])/16384) &gt; 0.1; ([.C16]-[.G$2])/16384; 0)" office:value-type="float" office:value="-0.235735603932584">
            <text:p>-0.236</text:p>
          </table:table-cell>
          <table:table-cell table:formula="of:=SQRT([.I16]*[.I16]+[.J16]*[.J16]+[.K16]*[.K16])" office:value-type="float" office:value="0.249242912707436">
            <text:p>0.25</text:p>
          </table:table-cell>
          <table:table-cell table:formula="of:=SQRT([.L16]*0.75*9.8)" office:value-type="float" office:value="1.3534900843374">
            <text:p>1.3534900843</text:p>
          </table:table-cell>
          <table:table-cell table:formula="of:=[.N15]+0.1*[.M16]" office:value-type="float" office:value="0.720220642167392">
            <text:p>0.7202206422</text:p>
          </table:table-cell>
        </table:table-row>
        <table:table-row table:style-name="ro2">
          <table:table-cell office:value-type="float" office:value="15788">
            <text:p>15788</text:p>
          </table:table-cell>
          <table:table-cell office:value-type="float" office:value="-28">
            <text:p>-28</text:p>
          </table:table-cell>
          <table:table-cell office:value-type="float" office:value="-348">
            <text:p>-348</text:p>
          </table:table-cell>
          <table:table-cell table:number-columns-repeated="5"/>
          <table:table-cell table:formula="of:=IF(ABS(([.A17]-[.E$2])/16384) &gt; 0.05; ([.A17]-[.E$2])/16384; 0)" office:value-type="float" office:value="0">
            <text:p>0.000</text:p>
          </table:table-cell>
          <table:table-cell table:formula="of:=IF(ABS(([.B17]-[.F$2])/16384) &gt; 0.1; ([.B17]-[.F$2])/16384; 0)" office:value-type="float" office:value="0.137272866924157">
            <text:p>0.137</text:p>
          </table:table-cell>
          <table:table-cell table:formula="of:=IF(ABS(([.C17]-[.G$2])/16384) &gt; 0.1; ([.C17]-[.G$2])/16384; 0)" office:value-type="float" office:value="0">
            <text:p>0.000</text:p>
          </table:table-cell>
          <table:table-cell table:formula="of:=SQRT([.I17]*[.I17]+[.J17]*[.J17]+[.K17]*[.K17])" office:value-type="float" office:value="0.137272866924157">
            <text:p>0.14</text:p>
          </table:table-cell>
          <table:table-cell table:formula="of:=SQRT([.L17]*0.75*9.8)" office:value-type="float" office:value="1.00446780530416">
            <text:p>1.0044678053</text:p>
          </table:table-cell>
          <table:table-cell table:formula="of:=[.N16]+0.1*[.M17]" office:value-type="float" office:value="0.820667422697808">
            <text:p>0.8206674227</text:p>
          </table:table-cell>
        </table:table-row>
        <table:table-row table:style-name="ro2">
          <table:table-cell office:value-type="float" office:value="17412">
            <text:p>17412</text:p>
          </table:table-cell>
          <table:table-cell office:value-type="float" office:value="724">
            <text:p>724</text:p>
          </table:table-cell>
          <table:table-cell office:value-type="float" office:value="1156">
            <text:p>1156</text:p>
          </table:table-cell>
          <table:table-cell table:number-columns-repeated="5"/>
          <table:table-cell table:formula="of:=IF(ABS(([.A18]-[.E$2])/16384) &gt; 0.05; ([.A18]-[.E$2])/16384; 0)" office:value-type="float" office:value="0.0643269399578652">
            <text:p>0.064</text:p>
          </table:table-cell>
          <table:table-cell table:formula="of:=IF(ABS(([.B18]-[.F$2])/16384) &gt; 0.1; ([.B18]-[.F$2])/16384; 0)" office:value-type="float" office:value="0.183171304424157">
            <text:p>0.183</text:p>
          </table:table-cell>
          <table:table-cell table:formula="of:=IF(ABS(([.C18]-[.G$2])/16384) &gt; 0.1; ([.C18]-[.G$2])/16384; 0)" office:value-type="float" office:value="0.119244864817416">
            <text:p>0.119</text:p>
          </table:table-cell>
          <table:table-cell table:formula="of:=SQRT([.I18]*[.I18]+[.J18]*[.J18]+[.K18]*[.K18])" office:value-type="float" office:value="0.227835510300993">
            <text:p>0.23</text:p>
          </table:table-cell>
          <table:table-cell table:formula="of:=SQRT([.L18]*0.75*9.8)" office:value-type="float" office:value="1.29405989069761">
            <text:p>1.2940598907</text:p>
          </table:table-cell>
          <table:table-cell table:formula="of:=[.N17]+0.1*[.M18]" office:value-type="float" office:value="0.950073411767569">
            <text:p>0.9500734118</text:p>
          </table:table-cell>
        </table:table-row>
        <table:table-row table:style-name="ro2">
          <table:table-cell office:value-type="float" office:value="18864">
            <text:p>18864</text:p>
          </table:table-cell>
          <table:table-cell office:value-type="float" office:value="124">
            <text:p>124</text:p>
          </table:table-cell>
          <table:table-cell office:value-type="float" office:value="1224">
            <text:p>1224</text:p>
          </table:table-cell>
          <table:table-cell table:number-columns-repeated="5"/>
          <table:table-cell table:formula="of:=IF(ABS(([.A19]-[.E$2])/16384) &gt; 0.05; ([.A19]-[.E$2])/16384; 0)" office:value-type="float" office:value="0.152949986832865">
            <text:p>0.153</text:p>
          </table:table-cell>
          <table:table-cell table:formula="of:=IF(ABS(([.B19]-[.F$2])/16384) &gt; 0.1; ([.B19]-[.F$2])/16384; 0)" office:value-type="float" office:value="0.146550210674157">
            <text:p>0.147</text:p>
          </table:table-cell>
          <table:table-cell table:formula="of:=IF(ABS(([.C19]-[.G$2])/16384) &gt; 0.1; ([.C19]-[.G$2])/16384; 0)" office:value-type="float" office:value="0.123395255442416">
            <text:p>0.123</text:p>
          </table:table-cell>
          <table:table-cell table:formula="of:=SQRT([.I19]*[.I19]+[.J19]*[.J19]+[.K19]*[.K19])" office:value-type="float" office:value="0.245147000362053">
            <text:p>0.25</text:p>
          </table:table-cell>
          <table:table-cell table:formula="of:=SQRT([.L19]*0.75*9.8)" office:value-type="float" office:value="1.34232278259035">
            <text:p>1.3423227826</text:p>
          </table:table-cell>
          <table:table-cell table:formula="of:=[.N18]+0.1*[.M19]" office:value-type="float" office:value="1.0843056900266">
            <text:p>1.08430569</text:p>
          </table:table-cell>
        </table:table-row>
        <table:table-row table:style-name="ro2">
          <table:table-cell office:value-type="float" office:value="14284">
            <text:p>14284</text:p>
          </table:table-cell>
          <table:table-cell office:value-type="float" office:value="-920">
            <text:p>-920</text:p>
          </table:table-cell>
          <table:table-cell office:value-type="float" office:value="-512">
            <text:p>-512</text:p>
          </table:table-cell>
          <table:table-cell table:number-columns-repeated="5"/>
          <table:table-cell table:formula="of:=IF(ABS(([.A20]-[.E$2])/16384) &gt; 0.05; ([.A20]-[.E$2])/16384; 0)" office:value-type="float" office:value="-0.126591028792135">
            <text:p>-0.127</text:p>
          </table:table-cell>
          <table:table-cell table:formula="of:=IF(ABS(([.B20]-[.F$2])/16384) &gt; 0.1; ([.B20]-[.F$2])/16384; 0)" office:value-type="float" office:value="0">
            <text:p>0.000</text:p>
          </table:table-cell>
          <table:table-cell table:formula="of:=IF(ABS(([.C20]-[.G$2])/16384) &gt; 0.1; ([.C20]-[.G$2])/16384; 0)" office:value-type="float" office:value="0">
            <text:p>0.000</text:p>
          </table:table-cell>
          <table:table-cell table:formula="of:=SQRT([.I20]*[.I20]+[.J20]*[.J20]+[.K20]*[.K20])" office:value-type="float" office:value="0.126591028792135">
            <text:p>0.13</text:p>
          </table:table-cell>
          <table:table-cell table:formula="of:=SQRT([.L20]*0.75*9.8)" office:value-type="float" office:value="0.964595283848201">
            <text:p>0.9645952838</text:p>
          </table:table-cell>
          <table:table-cell table:formula="of:=[.N19]+0.1*[.M20]" office:value-type="float" office:value="1.18076521841142">
            <text:p>1.1807652184</text:p>
          </table:table-cell>
        </table:table-row>
        <table:table-row table:style-name="ro2">
          <table:table-cell office:value-type="float" office:value="13620">
            <text:p>13620</text:p>
          </table:table-cell>
          <table:table-cell office:value-type="float" office:value="-2416">
            <text:p>-2416</text:p>
          </table:table-cell>
          <table:table-cell office:value-type="float" office:value="-3072">
            <text:p>-3072</text:p>
          </table:table-cell>
          <table:table-cell table:number-columns-repeated="5"/>
          <table:table-cell table:formula="of:=IF(ABS(([.A21]-[.E$2])/16384) &gt; 0.05; ([.A21]-[.E$2])/16384; 0)" office:value-type="float" office:value="-0.167118372542135">
            <text:p>-0.167</text:p>
          </table:table-cell>
          <table:table-cell table:formula="of:=IF(ABS(([.B21]-[.F$2])/16384) &gt; 0.1; ([.B21]-[.F$2])/16384; 0)" office:value-type="float" office:value="0">
            <text:p>0.000</text:p>
          </table:table-cell>
          <table:table-cell table:formula="of:=IF(ABS(([.C21]-[.G$2])/16384) &gt; 0.1; ([.C21]-[.G$2])/16384; 0)" office:value-type="float" office:value="-0.138811775807584">
            <text:p>-0.139</text:p>
          </table:table-cell>
          <table:table-cell table:formula="of:=SQRT([.I21]*[.I21]+[.J21]*[.J21]+[.K21]*[.K21])" office:value-type="float" office:value="0.217249302746837">
            <text:p>0.22</text:p>
          </table:table-cell>
          <table:table-cell table:formula="of:=SQRT([.L21]*0.75*9.8)" office:value-type="float" office:value="1.26363854609981">
            <text:p>1.2636385461</text:p>
          </table:table-cell>
          <table:table-cell table:formula="of:=[.N20]+0.1*[.M21]" office:value-type="float" office:value="1.3071290730214">
            <text:p>1.307129073</text:p>
          </table:table-cell>
        </table:table-row>
        <table:table-row table:style-name="ro2">
          <table:table-cell office:value-type="float" office:value="18572">
            <text:p>18572</text:p>
          </table:table-cell>
          <table:table-cell office:value-type="float" office:value="-2812">
            <text:p>-2812</text:p>
          </table:table-cell>
          <table:table-cell office:value-type="float" office:value="1820">
            <text:p>1820</text:p>
          </table:table-cell>
          <table:table-cell table:number-columns-repeated="5"/>
          <table:table-cell table:formula="of:=IF(ABS(([.A22]-[.E$2])/16384) &gt; 0.05; ([.A22]-[.E$2])/16384; 0)" office:value-type="float" office:value="0.135127721207865">
            <text:p>0.135</text:p>
          </table:table-cell>
          <table:table-cell table:formula="of:=IF(ABS(([.B22]-[.F$2])/16384) &gt; 0.1; ([.B22]-[.F$2])/16384; 0)" office:value-type="float" office:value="0">
            <text:p>0.000</text:p>
          </table:table-cell>
          <table:table-cell table:formula="of:=IF(ABS(([.C22]-[.G$2])/16384) &gt; 0.1; ([.C22]-[.G$2])/16384; 0)" office:value-type="float" office:value="0.159772208567416">
            <text:p>0.160</text:p>
          </table:table-cell>
          <table:table-cell table:formula="of:=SQRT([.I22]*[.I22]+[.J22]*[.J22]+[.K22]*[.K22])" office:value-type="float" office:value="0.209252621654641">
            <text:p>0.21</text:p>
          </table:table-cell>
          <table:table-cell table:formula="of:=SQRT([.L22]*0.75*9.8)" office:value-type="float" office:value="1.24016400897688">
            <text:p>1.240164009</text:p>
          </table:table-cell>
          <table:table-cell table:formula="of:=[.N21]+0.1*[.M22]" office:value-type="float" office:value="1.43114547391909">
            <text:p>1.4311454739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560">
            <text:p>-560</text:p>
          </table:table-cell>
          <table:table-cell office:value-type="float" office:value="2720">
            <text:p>2720</text:p>
          </table:table-cell>
          <table:table-cell table:number-columns-repeated="5"/>
          <table:table-cell table:formula="of:=IF(ABS(([.A23]-[.E$2])/16384) &gt; 0.05; ([.A23]-[.E$2])/16384; 0)" office:value-type="float" office:value="0">
            <text:p>0.000</text:p>
          </table:table-cell>
          <table:table-cell table:formula="of:=IF(ABS(([.B23]-[.F$2])/16384) &gt; 0.1; ([.B23]-[.F$2])/16384; 0)" office:value-type="float" office:value="0.104802163799157">
            <text:p>0.105</text:p>
          </table:table-cell>
          <table:table-cell table:formula="of:=IF(ABS(([.C23]-[.G$2])/16384) &gt; 0.1; ([.C23]-[.G$2])/16384; 0)" office:value-type="float" office:value="0.214703849192416">
            <text:p>0.215</text:p>
          </table:table-cell>
          <table:table-cell table:formula="of:=SQRT([.I23]*[.I23]+[.J23]*[.J23]+[.K23]*[.K23])" office:value-type="float" office:value="0.238916798059544">
            <text:p>0.24</text:p>
          </table:table-cell>
          <table:table-cell table:formula="of:=SQRT([.L23]*0.75*9.8)" office:value-type="float" office:value="1.32515601562142">
            <text:p>1.3251560156</text:p>
          </table:table-cell>
          <table:table-cell table:formula="of:=[.N22]+0.1*[.M23]" office:value-type="float" office:value="1.56366107548124">
            <text:p>1.5636610755</text:p>
          </table:table-cell>
        </table:table-row>
        <table:table-row table:style-name="ro2">
          <table:table-cell office:value-type="float" office:value="15880">
            <text:p>15880</text:p>
          </table:table-cell>
          <table:table-cell office:value-type="float" office:value="-4816">
            <text:p>-4816</text:p>
          </table:table-cell>
          <table:table-cell office:value-type="float" office:value="3604">
            <text:p>3604</text:p>
          </table:table-cell>
          <table:table-cell table:number-columns-repeated="5"/>
          <table:table-cell table:formula="of:=IF(ABS(([.A24]-[.E$2])/16384) &gt; 0.05; ([.A24]-[.E$2])/16384; 0)" office:value-type="float" office:value="0">
            <text:p>0.000</text:p>
          </table:table-cell>
          <table:table-cell table:formula="of:=IF(ABS(([.B24]-[.F$2])/16384) &gt; 0.1; ([.B24]-[.F$2])/16384; 0)" office:value-type="float" office:value="-0.154963461200843">
            <text:p>-0.155</text:p>
          </table:table-cell>
          <table:table-cell table:formula="of:=IF(ABS(([.C24]-[.G$2])/16384) &gt; 0.1; ([.C24]-[.G$2])/16384; 0)" office:value-type="float" office:value="0.268658927317416">
            <text:p>0.269</text:p>
          </table:table-cell>
          <table:table-cell table:formula="of:=SQRT([.I24]*[.I24]+[.J24]*[.J24]+[.K24]*[.K24])" office:value-type="float" office:value="0.310147212682445">
            <text:p>0.31</text:p>
          </table:table-cell>
          <table:table-cell table:formula="of:=SQRT([.L24]*0.75*9.8)" office:value-type="float" office:value="1.50982847145494">
            <text:p>1.5098284715</text:p>
          </table:table-cell>
          <table:table-cell table:formula="of:=[.N23]+0.1*[.M24]" office:value-type="float" office:value="1.71464392262673">
            <text:p>1.7146439226</text:p>
          </table:table-cell>
        </table:table-row>
        <table:table-row table:style-name="ro2">
          <table:table-cell office:value-type="float" office:value="15896">
            <text:p>15896</text:p>
          </table:table-cell>
          <table:table-cell office:value-type="float" office:value="-4232">
            <text:p>-4232</text:p>
          </table:table-cell>
          <table:table-cell office:value-type="float" office:value="2108">
            <text:p>2108</text:p>
          </table:table-cell>
          <table:table-cell table:number-columns-repeated="5"/>
          <table:table-cell table:formula="of:=IF(ABS(([.A25]-[.E$2])/16384) &gt; 0.05; ([.A25]-[.E$2])/16384; 0)" office:value-type="float" office:value="0">
            <text:p>0.000</text:p>
          </table:table-cell>
          <table:table-cell table:formula="of:=IF(ABS(([.B25]-[.F$2])/16384) &gt; 0.1; ([.B25]-[.F$2])/16384; 0)" office:value-type="float" office:value="-0.119318929950843">
            <text:p>-0.119</text:p>
          </table:table-cell>
          <table:table-cell table:formula="of:=IF(ABS(([.C25]-[.G$2])/16384) &gt; 0.1; ([.C25]-[.G$2])/16384; 0)" office:value-type="float" office:value="0.177350333567416">
            <text:p>0.177</text:p>
          </table:table-cell>
          <table:table-cell table:formula="of:=SQRT([.I25]*[.I25]+[.J25]*[.J25]+[.K25]*[.K25])" office:value-type="float" office:value="0.213752538841268">
            <text:p>0.21</text:p>
          </table:table-cell>
          <table:table-cell table:formula="of:=SQRT([.L25]*0.75*9.8)" office:value-type="float" office:value="1.25342776436591">
            <text:p>1.2534277644</text:p>
          </table:table-cell>
          <table:table-cell table:formula="of:=[.N24]+0.1*[.M25]" office:value-type="float" office:value="1.83998669906332">
            <text:p>1.8399866991</text:p>
          </table:table-cell>
        </table:table-row>
        <table:table-row table:style-name="ro2">
          <table:table-cell office:value-type="float" office:value="15756">
            <text:p>15756</text:p>
          </table:table-cell>
          <table:table-cell office:value-type="float" office:value="-5088">
            <text:p>-5088</text:p>
          </table:table-cell>
          <table:table-cell office:value-type="float" office:value="84">
            <text:p>84</text:p>
          </table:table-cell>
          <table:table-cell table:number-columns-repeated="5"/>
          <table:table-cell table:formula="of:=IF(ABS(([.A26]-[.E$2])/16384) &gt; 0.05; ([.A26]-[.E$2])/16384; 0)" office:value-type="float" office:value="0">
            <text:p>0.000</text:p>
          </table:table-cell>
          <table:table-cell table:formula="of:=IF(ABS(([.B26]-[.F$2])/16384) &gt; 0.1; ([.B26]-[.F$2])/16384; 0)" office:value-type="float" office:value="-0.171565023700843">
            <text:p>-0.172</text:p>
          </table:table-cell>
          <table:table-cell table:formula="of:=IF(ABS(([.C26]-[.G$2])/16384) &gt; 0.1; ([.C26]-[.G$2])/16384; 0)" office:value-type="float" office:value="0">
            <text:p>0.000</text:p>
          </table:table-cell>
          <table:table-cell table:formula="of:=SQRT([.I26]*[.I26]+[.J26]*[.J26]+[.K26]*[.K26])" office:value-type="float" office:value="0.171565023700843">
            <text:p>0.17</text:p>
          </table:table-cell>
          <table:table-cell table:formula="of:=SQRT([.L26]*0.75*9.8)" office:value-type="float" office:value="1.12294386511579">
            <text:p>1.1229438651</text:p>
          </table:table-cell>
          <table:table-cell table:formula="of:=[.N25]+0.1*[.M26]" office:value-type="float" office:value="1.9522810855749">
            <text:p>1.9522810856</text:p>
          </table:table-cell>
        </table:table-row>
        <table:table-row table:style-name="ro2">
          <table:table-cell office:value-type="float" office:value="15964">
            <text:p>15964</text:p>
          </table:table-cell>
          <table:table-cell office:value-type="float" office:value="-4548">
            <text:p>-4548</text:p>
          </table:table-cell>
          <table:table-cell office:value-type="float" office:value="888">
            <text:p>888</text:p>
          </table:table-cell>
          <table:table-cell table:number-columns-repeated="5"/>
          <table:table-cell table:formula="of:=IF(ABS(([.A27]-[.E$2])/16384) &gt; 0.05; ([.A27]-[.E$2])/16384; 0)" office:value-type="float" office:value="0">
            <text:p>0.000</text:p>
          </table:table-cell>
          <table:table-cell table:formula="of:=IF(ABS(([.B27]-[.F$2])/16384) &gt; 0.1; ([.B27]-[.F$2])/16384; 0)" office:value-type="float" office:value="-0.138606039325843">
            <text:p>-0.139</text:p>
          </table:table-cell>
          <table:table-cell table:formula="of:=IF(ABS(([.C27]-[.G$2])/16384) &gt; 0.1; ([.C27]-[.G$2])/16384; 0)" office:value-type="float" office:value="0.102887442942416">
            <text:p>0.103</text:p>
          </table:table-cell>
          <table:table-cell table:formula="of:=SQRT([.I27]*[.I27]+[.J27]*[.J27]+[.K27]*[.K27])" office:value-type="float" office:value="0.172619408100091">
            <text:p>0.17</text:p>
          </table:table-cell>
          <table:table-cell table:formula="of:=SQRT([.L27]*0.75*9.8)" office:value-type="float" office:value="1.12638920872657">
            <text:p>1.1263892087</text:p>
          </table:table-cell>
          <table:table-cell table:formula="of:=[.N26]+0.1*[.M27]" office:value-type="float" office:value="2.06492000644756">
            <text:p>2.0649200064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3876">
            <text:p>-3876</text:p>
          </table:table-cell>
          <table:table-cell office:value-type="float" office:value="280">
            <text:p>280</text:p>
          </table:table-cell>
          <table:table-cell table:number-columns-repeated="5"/>
          <table:table-cell table:formula="of:=IF(ABS(([.A28]-[.E$2])/16384) &gt; 0.05; ([.A28]-[.E$2])/16384; 0)" office:value-type="float" office:value="0">
            <text:p>0.000</text:p>
          </table:table-cell>
          <table:table-cell table:formula="of:=IF(ABS(([.B28]-[.F$2])/16384) &gt; 0.1; ([.B28]-[.F$2])/16384; 0)" office:value-type="float" office:value="0">
            <text:p>0.000</text:p>
          </table:table-cell>
          <table:table-cell table:formula="of:=IF(ABS(([.C28]-[.G$2])/16384) &gt; 0.1; ([.C28]-[.G$2])/16384; 0)" office:value-type="float" office:value="0">
            <text:p>0.000</text:p>
          </table:table-cell>
          <table:table-cell table:formula="of:=SQRT([.I28]*[.I28]+[.J28]*[.J28]+[.K28]*[.K28])" office:value-type="float" office:value="0">
            <text:p>0.00</text:p>
          </table:table-cell>
          <table:table-cell table:formula="of:=SQRT([.L28]*0.75*9.8)" office:value-type="float" office:value="0">
            <text:p>0</text:p>
          </table:table-cell>
          <table:table-cell table:formula="of:=[.N27]+0.1*[.M28]" office:value-type="float" office:value="2.06492000644756">
            <text:p>2.0649200064</text:p>
          </table:table-cell>
        </table:table-row>
        <table:table-row table:style-name="ro2">
          <table:table-cell office:value-type="float" office:value="15768">
            <text:p>15768</text:p>
          </table:table-cell>
          <table:table-cell office:value-type="float" office:value="-4520">
            <text:p>-4520</text:p>
          </table:table-cell>
          <table:table-cell office:value-type="float" office:value="292">
            <text:p>292</text:p>
          </table:table-cell>
          <table:table-cell table:number-columns-repeated="5"/>
          <table:table-cell table:formula="of:=IF(ABS(([.A29]-[.E$2])/16384) &gt; 0.05; ([.A29]-[.E$2])/16384; 0)" office:value-type="float" office:value="0">
            <text:p>0.000</text:p>
          </table:table-cell>
          <table:table-cell table:formula="of:=IF(ABS(([.B29]-[.F$2])/16384) &gt; 0.1; ([.B29]-[.F$2])/16384; 0)" office:value-type="float" office:value="-0.136897054950843">
            <text:p>-0.137</text:p>
          </table:table-cell>
          <table:table-cell table:formula="of:=IF(ABS(([.C29]-[.G$2])/16384) &gt; 0.1; ([.C29]-[.G$2])/16384; 0)" office:value-type="float" office:value="0">
            <text:p>0.000</text:p>
          </table:table-cell>
          <table:table-cell table:formula="of:=SQRT([.I29]*[.I29]+[.J29]*[.J29]+[.K29]*[.K29])" office:value-type="float" office:value="0.136897054950843">
            <text:p>0.14</text:p>
          </table:table-cell>
          <table:table-cell table:formula="of:=SQRT([.L29]*0.75*9.8)" office:value-type="float" office:value="1.00309189703072">
            <text:p>1.003091897</text:p>
          </table:table-cell>
          <table:table-cell table:formula="of:=[.N28]+0.1*[.M29]" office:value-type="float" office:value="2.16522919615063">
            <text:p>2.1652291962</text:p>
          </table:table-cell>
        </table:table-row>
        <table:table-row table:style-name="ro2">
          <table:table-cell office:value-type="float" office:value="17172">
            <text:p>17172</text:p>
          </table:table-cell>
          <table:table-cell office:value-type="float" office:value="-3724">
            <text:p>-3724</text:p>
          </table:table-cell>
          <table:table-cell office:value-type="float" office:value="-72">
            <text:p>-72</text:p>
          </table:table-cell>
          <table:table-cell table:number-columns-repeated="5"/>
          <table:table-cell table:formula="of:=IF(ABS(([.A30]-[.E$2])/16384) &gt; 0.05; ([.A30]-[.E$2])/16384; 0)" office:value-type="float" office:value="0">
            <text:p>0.000</text:p>
          </table:table-cell>
          <table:table-cell table:formula="of:=IF(ABS(([.B30]-[.F$2])/16384) &gt; 0.1; ([.B30]-[.F$2])/16384; 0)" office:value-type="float" office:value="0">
            <text:p>0.000</text:p>
          </table:table-cell>
          <table:table-cell table:formula="of:=IF(ABS(([.C30]-[.G$2])/16384) &gt; 0.1; ([.C30]-[.G$2])/16384; 0)" office:value-type="float" office:value="0">
            <text:p>0.000</text:p>
          </table:table-cell>
          <table:table-cell table:formula="of:=SQRT([.I30]*[.I30]+[.J30]*[.J30]+[.K30]*[.K30])" office:value-type="float" office:value="0">
            <text:p>0.00</text:p>
          </table:table-cell>
          <table:table-cell table:formula="of:=SQRT([.L30]*0.75*9.8)" office:value-type="float" office:value="0">
            <text:p>0</text:p>
          </table:table-cell>
          <table:table-cell table:formula="of:=[.N29]+0.1*[.M30]" office:value-type="float" office:value="2.16522919615063">
            <text:p>2.1652291962</text:p>
          </table:table-cell>
        </table:table-row>
        <table:table-row table:style-name="ro2">
          <table:table-cell office:value-type="float" office:value="21576">
            <text:p>21576</text:p>
          </table:table-cell>
          <table:table-cell office:value-type="float" office:value="-3992">
            <text:p>-3992</text:p>
          </table:table-cell>
          <table:table-cell office:value-type="float" office:value="2324">
            <text:p>2324</text:p>
          </table:table-cell>
          <table:table-cell table:number-columns-repeated="5"/>
          <table:table-cell table:formula="of:=IF(ABS(([.A31]-[.E$2])/16384) &gt; 0.05; ([.A31]-[.E$2])/16384; 0)" office:value-type="float" office:value="0.318477330582865">
            <text:p>0.318</text:p>
          </table:table-cell>
          <table:table-cell table:formula="of:=IF(ABS(([.B31]-[.F$2])/16384) &gt; 0.1; ([.B31]-[.F$2])/16384; 0)" office:value-type="float" office:value="-0.104670492450843">
            <text:p>-0.105</text:p>
          </table:table-cell>
          <table:table-cell table:formula="of:=IF(ABS(([.C31]-[.G$2])/16384) &gt; 0.1; ([.C31]-[.G$2])/16384; 0)" office:value-type="float" office:value="0.190533927317416">
            <text:p>0.191</text:p>
          </table:table-cell>
          <table:table-cell table:formula="of:=SQRT([.I31]*[.I31]+[.J31]*[.J31]+[.K31]*[.K31])" office:value-type="float" office:value="0.385599402935336">
            <text:p>0.39</text:p>
          </table:table-cell>
          <table:table-cell table:formula="of:=SQRT([.L31]*0.75*9.8)" office:value-type="float" office:value="1.6834950583755">
            <text:p>1.6834950584</text:p>
          </table:table-cell>
          <table:table-cell table:formula="of:=[.N30]+0.1*[.M31]" office:value-type="float" office:value="2.33357870198818">
            <text:p>2.333578702</text:p>
          </table:table-cell>
        </table:table-row>
        <table:table-row table:style-name="ro2">
          <table:table-cell office:value-type="float" office:value="12456">
            <text:p>12456</text:p>
          </table:table-cell>
          <table:table-cell office:value-type="float" office:value="-5324">
            <text:p>-5324</text:p>
          </table:table-cell>
          <table:table-cell office:value-type="float" office:value="-11348">
            <text:p>-11348</text:p>
          </table:table-cell>
          <table:table-cell table:number-columns-repeated="5"/>
          <table:table-cell table:formula="of:=IF(ABS(([.A32]-[.E$2])/16384) &gt; 0.05; ([.A32]-[.E$2])/16384; 0)" office:value-type="float" office:value="-0.238163294417135">
            <text:p>-0.238</text:p>
          </table:table-cell>
          <table:table-cell table:formula="of:=IF(ABS(([.B32]-[.F$2])/16384) &gt; 0.1; ([.B32]-[.F$2])/16384; 0)" office:value-type="float" office:value="-0.185969320575843">
            <text:p>-0.186</text:p>
          </table:table-cell>
          <table:table-cell table:formula="of:=IF(ABS(([.C32]-[.G$2])/16384) &gt; 0.1; ([.C32]-[.G$2])/16384; 0)" office:value-type="float" office:value="-0.643938728932584">
            <text:p>-0.644</text:p>
          </table:table-cell>
          <table:table-cell table:formula="of:=SQRT([.I32]*[.I32]+[.J32]*[.J32]+[.K32]*[.K32])" office:value-type="float" office:value="0.711311063897066">
            <text:p>0.71</text:p>
          </table:table-cell>
          <table:table-cell table:formula="of:=SQRT([.L32]*0.75*9.8)" office:value-type="float" office:value="2.28651182363954">
            <text:p>2.2865118236</text:p>
          </table:table-cell>
          <table:table-cell table:formula="of:=[.N31]+0.1*[.M32]" office:value-type="float" office:value="2.56222988435213">
            <text:p>2.5622298844</text:p>
          </table:table-cell>
        </table:table-row>
        <table:table-row table:style-name="ro2">
          <table:table-cell office:value-type="float" office:value="8428">
            <text:p>8428</text:p>
          </table:table-cell>
          <table:table-cell office:value-type="float" office:value="-396">
            <text:p>-396</text:p>
          </table:table-cell>
          <table:table-cell office:value-type="float" office:value="-5808">
            <text:p>-5808</text:p>
          </table:table-cell>
          <table:table-cell table:number-columns-repeated="5"/>
          <table:table-cell table:formula="of:=IF(ABS(([.A33]-[.E$2])/16384) &gt; 0.05; ([.A33]-[.E$2])/16384; 0)" office:value-type="float" office:value="-0.484012903792135">
            <text:p>-0.484</text:p>
          </table:table-cell>
          <table:table-cell table:formula="of:=IF(ABS(([.B33]-[.F$2])/16384) &gt; 0.1; ([.B33]-[.F$2])/16384; 0)" office:value-type="float" office:value="0.114811929424157">
            <text:p>0.115</text:p>
          </table:table-cell>
          <table:table-cell table:formula="of:=IF(ABS(([.C33]-[.G$2])/16384) &gt; 0.1; ([.C33]-[.G$2])/16384; 0)" office:value-type="float" office:value="-0.305803963307584">
            <text:p>-0.306</text:p>
          </table:table-cell>
          <table:table-cell table:formula="of:=SQRT([.I33]*[.I33]+[.J33]*[.J33]+[.K33]*[.K33])" office:value-type="float" office:value="0.583923226246412">
            <text:p>0.58</text:p>
          </table:table-cell>
          <table:table-cell table:formula="of:=SQRT([.L33]*0.75*9.8)" office:value-type="float" office:value="2.07167461559752">
            <text:p>2.0716746156</text:p>
          </table:table-cell>
          <table:table-cell table:formula="of:=[.N32]+0.1*[.M33]" office:value-type="float" office:value="2.76939734591188">
            <text:p>2.7693973459</text:p>
          </table:table-cell>
        </table:table-row>
        <table:table-row table:style-name="ro2">
          <table:table-cell office:value-type="float" office:value="19276">
            <text:p>19276</text:p>
          </table:table-cell>
          <table:table-cell office:value-type="float" office:value="-4664">
            <text:p>-4664</text:p>
          </table:table-cell>
          <table:table-cell office:value-type="float" office:value="-8852">
            <text:p>-8852</text:p>
          </table:table-cell>
          <table:table-cell table:number-columns-repeated="5"/>
          <table:table-cell table:formula="of:=IF(ABS(([.A34]-[.E$2])/16384) &gt; 0.05; ([.A34]-[.E$2])/16384; 0)" office:value-type="float" office:value="0.178096471207865">
            <text:p>0.178</text:p>
          </table:table-cell>
          <table:table-cell table:formula="of:=IF(ABS(([.B34]-[.F$2])/16384) &gt; 0.1; ([.B34]-[.F$2])/16384; 0)" office:value-type="float" office:value="-0.145686117450843">
            <text:p>-0.146</text:p>
          </table:table-cell>
          <table:table-cell table:formula="of:=IF(ABS(([.C34]-[.G$2])/16384) &gt; 0.1; ([.C34]-[.G$2])/16384; 0)" office:value-type="float" office:value="-0.491594978932584">
            <text:p>-0.492</text:p>
          </table:table-cell>
          <table:table-cell table:formula="of:=SQRT([.I34]*[.I34]+[.J34]*[.J34]+[.K34]*[.K34])" office:value-type="float" office:value="0.542778427340589">
            <text:p>0.54</text:p>
          </table:table-cell>
          <table:table-cell table:formula="of:=SQRT([.L34]*0.75*9.8)" office:value-type="float" office:value="1.99735360939252">
            <text:p>1.9973536094</text:p>
          </table:table-cell>
          <table:table-cell table:formula="of:=[.N33]+0.1*[.M34]" office:value-type="float" office:value="2.96913270685114">
            <text:p>2.9691327069</text:p>
          </table:table-cell>
        </table:table-row>
        <table:table-row table:style-name="ro2">
          <table:table-cell office:value-type="float" office:value="15328">
            <text:p>15328</text:p>
          </table:table-cell>
          <table:table-cell office:value-type="float" office:value="-5500">
            <text:p>-5500</text:p>
          </table:table-cell>
          <table:table-cell office:value-type="float" office:value="-13068">
            <text:p>-13068</text:p>
          </table:table-cell>
          <table:table-cell table:number-columns-repeated="5"/>
          <table:table-cell table:formula="of:=IF(ABS(([.A35]-[.E$2])/16384) &gt; 0.05; ([.A35]-[.E$2])/16384; 0)" office:value-type="float" office:value="-0.0628703256671348">
            <text:p>-0.063</text:p>
          </table:table-cell>
          <table:table-cell table:formula="of:=IF(ABS(([.B35]-[.F$2])/16384) &gt; 0.1; ([.B35]-[.F$2])/16384; 0)" office:value-type="float" office:value="-0.196711508075843">
            <text:p>-0.197</text:p>
          </table:table-cell>
          <table:table-cell table:formula="of:=IF(ABS(([.C35]-[.G$2])/16384) &gt; 0.1; ([.C35]-[.G$2])/16384; 0)" office:value-type="float" office:value="-0.748919197682584">
            <text:p>-0.749</text:p>
          </table:table-cell>
          <table:table-cell table:formula="of:=SQRT([.I35]*[.I35]+[.J35]*[.J35]+[.K35]*[.K35])" office:value-type="float" office:value="0.776870684165962">
            <text:p>0.78</text:p>
          </table:table-cell>
          <table:table-cell table:formula="of:=SQRT([.L35]*0.75*9.8)" office:value-type="float" office:value="2.38956053043647">
            <text:p>2.3895605304</text:p>
          </table:table-cell>
          <table:table-cell table:formula="of:=[.N34]+0.1*[.M35]" office:value-type="float" office:value="3.20808875989478">
            <text:p>3.2080887599</text:p>
          </table:table-cell>
        </table:table-row>
        <table:table-row table:style-name="ro2">
          <table:table-cell office:value-type="float" office:value="17108">
            <text:p>17108</text:p>
          </table:table-cell>
          <table:table-cell office:value-type="float" office:value="-2920">
            <text:p>-2920</text:p>
          </table:table-cell>
          <table:table-cell office:value-type="float" office:value="-2628">
            <text:p>-2628</text:p>
          </table:table-cell>
          <table:table-cell table:number-columns-repeated="5"/>
          <table:table-cell table:formula="of:=IF(ABS(([.A36]-[.E$2])/16384) &gt; 0.05; ([.A36]-[.E$2])/16384; 0)" office:value-type="float" office:value="0">
            <text:p>0.000</text:p>
          </table:table-cell>
          <table:table-cell table:formula="of:=IF(ABS(([.B36]-[.F$2])/16384) &gt; 0.1; ([.B36]-[.F$2])/16384; 0)" office:value-type="float" office:value="0">
            <text:p>0.000</text:p>
          </table:table-cell>
          <table:table-cell table:formula="of:=IF(ABS(([.C36]-[.G$2])/16384) &gt; 0.1; ([.C36]-[.G$2])/16384; 0)" office:value-type="float" office:value="-0.111712166432584">
            <text:p>-0.112</text:p>
          </table:table-cell>
          <table:table-cell table:formula="of:=SQRT([.I36]*[.I36]+[.J36]*[.J36]+[.K36]*[.K36])" office:value-type="float" office:value="0.111712166432584">
            <text:p>0.11</text:p>
          </table:table-cell>
          <table:table-cell table:formula="of:=SQRT([.L36]*0.75*9.8)" office:value-type="float" office:value="0.906137088568553">
            <text:p>0.9061370886</text:p>
          </table:table-cell>
          <table:table-cell table:formula="of:=[.N35]+0.1*[.M3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164">
            <text:p>16164</text:p>
          </table:table-cell>
          <table:table-cell office:value-type="float" office:value="-2380">
            <text:p>-2380</text:p>
          </table:table-cell>
          <table:table-cell office:value-type="float" office:value="-136">
            <text:p>-136</text:p>
          </table:table-cell>
          <table:table-cell table:number-columns-repeated="5"/>
          <table:table-cell table:formula="of:=IF(ABS(([.A37]-[.E$2])/16384) &gt; 0.05; ([.A37]-[.E$2])/16384; 0)" office:value-type="float" office:value="0">
            <text:p>0.000</text:p>
          </table:table-cell>
          <table:table-cell table:formula="of:=IF(ABS(([.B37]-[.F$2])/16384) &gt; 0.1; ([.B37]-[.F$2])/16384; 0)" office:value-type="float" office:value="0">
            <text:p>0.000</text:p>
          </table:table-cell>
          <table:table-cell table:formula="of:=IF(ABS(([.C37]-[.G$2])/16384) &gt; 0.1; ([.C37]-[.G$2])/16384; 0)" office:value-type="float" office:value="0">
            <text:p>0.000</text:p>
          </table:table-cell>
          <table:table-cell table:formula="of:=SQRT([.I37]*[.I37]+[.J37]*[.J37]+[.K37]*[.K37])" office:value-type="float" office:value="0">
            <text:p>0.00</text:p>
          </table:table-cell>
          <table:table-cell table:formula="of:=SQRT([.L37]*0.75*9.8)" office:value-type="float" office:value="0">
            <text:p>0</text:p>
          </table:table-cell>
          <table:table-cell table:formula="of:=[.N36]+0.1*[.M3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32">
            <text:p>16632</text:p>
          </table:table-cell>
          <table:table-cell office:value-type="float" office:value="-1628">
            <text:p>-1628</text:p>
          </table:table-cell>
          <table:table-cell office:value-type="float" office:value="-344">
            <text:p>-344</text:p>
          </table:table-cell>
          <table:table-cell table:number-columns-repeated="5"/>
          <table:table-cell table:formula="of:=IF(ABS(([.A38]-[.E$2])/16384) &gt; 0.05; ([.A38]-[.E$2])/16384; 0)" office:value-type="float" office:value="0">
            <text:p>0.000</text:p>
          </table:table-cell>
          <table:table-cell table:formula="of:=IF(ABS(([.B38]-[.F$2])/16384) &gt; 0.1; ([.B38]-[.F$2])/16384; 0)" office:value-type="float" office:value="0">
            <text:p>0.000</text:p>
          </table:table-cell>
          <table:table-cell table:formula="of:=IF(ABS(([.C38]-[.G$2])/16384) &gt; 0.1; ([.C38]-[.G$2])/16384; 0)" office:value-type="float" office:value="0">
            <text:p>0.000</text:p>
          </table:table-cell>
          <table:table-cell table:formula="of:=SQRT([.I38]*[.I38]+[.J38]*[.J38]+[.K38]*[.K38])" office:value-type="float" office:value="0">
            <text:p>0.00</text:p>
          </table:table-cell>
          <table:table-cell table:formula="of:=SQRT([.L38]*0.75*9.8)" office:value-type="float" office:value="0">
            <text:p>0</text:p>
          </table:table-cell>
          <table:table-cell table:formula="of:=[.N37]+0.1*[.M3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6">
            <text:p>16456</text:p>
          </table:table-cell>
          <table:table-cell office:value-type="float" office:value="-1972">
            <text:p>-1972</text:p>
          </table:table-cell>
          <table:table-cell office:value-type="float" office:value="300">
            <text:p>300</text:p>
          </table:table-cell>
          <table:table-cell table:number-columns-repeated="5"/>
          <table:table-cell table:formula="of:=IF(ABS(([.A39]-[.E$2])/16384) &gt; 0.05; ([.A39]-[.E$2])/16384; 0)" office:value-type="float" office:value="0">
            <text:p>0.000</text:p>
          </table:table-cell>
          <table:table-cell table:formula="of:=IF(ABS(([.B39]-[.F$2])/16384) &gt; 0.1; ([.B39]-[.F$2])/16384; 0)" office:value-type="float" office:value="0">
            <text:p>0.000</text:p>
          </table:table-cell>
          <table:table-cell table:formula="of:=IF(ABS(([.C39]-[.G$2])/16384) &gt; 0.1; ([.C39]-[.G$2])/16384; 0)" office:value-type="float" office:value="0">
            <text:p>0.000</text:p>
          </table:table-cell>
          <table:table-cell table:formula="of:=SQRT([.I39]*[.I39]+[.J39]*[.J39]+[.K39]*[.K39])" office:value-type="float" office:value="0">
            <text:p>0.00</text:p>
          </table:table-cell>
          <table:table-cell table:formula="of:=SQRT([.L39]*0.75*9.8)" office:value-type="float" office:value="0">
            <text:p>0</text:p>
          </table:table-cell>
          <table:table-cell table:formula="of:=[.N38]+0.1*[.M3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36">
            <text:p>16436</text:p>
          </table:table-cell>
          <table:table-cell office:value-type="float" office:value="-2228">
            <text:p>-2228</text:p>
          </table:table-cell>
          <table:table-cell office:value-type="float" office:value="-108">
            <text:p>-108</text:p>
          </table:table-cell>
          <table:table-cell table:number-columns-repeated="5"/>
          <table:table-cell table:formula="of:=IF(ABS(([.A40]-[.E$2])/16384) &gt; 0.05; ([.A40]-[.E$2])/16384; 0)" office:value-type="float" office:value="0">
            <text:p>0.000</text:p>
          </table:table-cell>
          <table:table-cell table:formula="of:=IF(ABS(([.B40]-[.F$2])/16384) &gt; 0.1; ([.B40]-[.F$2])/16384; 0)" office:value-type="float" office:value="0">
            <text:p>0.000</text:p>
          </table:table-cell>
          <table:table-cell table:formula="of:=IF(ABS(([.C40]-[.G$2])/16384) &gt; 0.1; ([.C40]-[.G$2])/16384; 0)" office:value-type="float" office:value="0">
            <text:p>0.000</text:p>
          </table:table-cell>
          <table:table-cell table:formula="of:=SQRT([.I40]*[.I40]+[.J40]*[.J40]+[.K40]*[.K40])" office:value-type="float" office:value="0">
            <text:p>0.00</text:p>
          </table:table-cell>
          <table:table-cell table:formula="of:=SQRT([.L40]*0.75*9.8)" office:value-type="float" office:value="0">
            <text:p>0</text:p>
          </table:table-cell>
          <table:table-cell table:formula="of:=[.N39]+0.1*[.M4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2052">
            <text:p>-2052</text:p>
          </table:table-cell>
          <table:table-cell office:value-type="float" office:value="-120">
            <text:p>-120</text:p>
          </table:table-cell>
          <table:table-cell table:number-columns-repeated="5"/>
          <table:table-cell table:formula="of:=IF(ABS(([.A41]-[.E$2])/16384) &gt; 0.05; ([.A41]-[.E$2])/16384; 0)" office:value-type="float" office:value="0">
            <text:p>0.000</text:p>
          </table:table-cell>
          <table:table-cell table:formula="of:=IF(ABS(([.B41]-[.F$2])/16384) &gt; 0.1; ([.B41]-[.F$2])/16384; 0)" office:value-type="float" office:value="0">
            <text:p>0.000</text:p>
          </table:table-cell>
          <table:table-cell table:formula="of:=IF(ABS(([.C41]-[.G$2])/16384) &gt; 0.1; ([.C41]-[.G$2])/16384; 0)" office:value-type="float" office:value="0">
            <text:p>0.000</text:p>
          </table:table-cell>
          <table:table-cell table:formula="of:=SQRT([.I41]*[.I41]+[.J41]*[.J41]+[.K41]*[.K41])" office:value-type="float" office:value="0">
            <text:p>0.00</text:p>
          </table:table-cell>
          <table:table-cell table:formula="of:=SQRT([.L41]*0.75*9.8)" office:value-type="float" office:value="0">
            <text:p>0</text:p>
          </table:table-cell>
          <table:table-cell table:formula="of:=[.N40]+0.1*[.M4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2280">
            <text:p>-2280</text:p>
          </table:table-cell>
          <table:table-cell office:value-type="float" office:value="-416">
            <text:p>-416</text:p>
          </table:table-cell>
          <table:table-cell table:number-columns-repeated="5"/>
          <table:table-cell table:formula="of:=IF(ABS(([.A42]-[.E$2])/16384) &gt; 0.05; ([.A42]-[.E$2])/16384; 0)" office:value-type="float" office:value="0">
            <text:p>0.000</text:p>
          </table:table-cell>
          <table:table-cell table:formula="of:=IF(ABS(([.B42]-[.F$2])/16384) &gt; 0.1; ([.B42]-[.F$2])/16384; 0)" office:value-type="float" office:value="0">
            <text:p>0.000</text:p>
          </table:table-cell>
          <table:table-cell table:formula="of:=IF(ABS(([.C42]-[.G$2])/16384) &gt; 0.1; ([.C42]-[.G$2])/16384; 0)" office:value-type="float" office:value="0">
            <text:p>0.000</text:p>
          </table:table-cell>
          <table:table-cell table:formula="of:=SQRT([.I42]*[.I42]+[.J42]*[.J42]+[.K42]*[.K42])" office:value-type="float" office:value="0">
            <text:p>0.00</text:p>
          </table:table-cell>
          <table:table-cell table:formula="of:=SQRT([.L42]*0.75*9.8)" office:value-type="float" office:value="0">
            <text:p>0</text:p>
          </table:table-cell>
          <table:table-cell table:formula="of:=[.N41]+0.1*[.M4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56">
            <text:p>16556</text:p>
          </table:table-cell>
          <table:table-cell office:value-type="float" office:value="-2288">
            <text:p>-2288</text:p>
          </table:table-cell>
          <table:table-cell office:value-type="float" office:value="-136">
            <text:p>-136</text:p>
          </table:table-cell>
          <table:table-cell table:number-columns-repeated="5"/>
          <table:table-cell table:formula="of:=IF(ABS(([.A43]-[.E$2])/16384) &gt; 0.05; ([.A43]-[.E$2])/16384; 0)" office:value-type="float" office:value="0">
            <text:p>0.000</text:p>
          </table:table-cell>
          <table:table-cell table:formula="of:=IF(ABS(([.B43]-[.F$2])/16384) &gt; 0.1; ([.B43]-[.F$2])/16384; 0)" office:value-type="float" office:value="0">
            <text:p>0.000</text:p>
          </table:table-cell>
          <table:table-cell table:formula="of:=IF(ABS(([.C43]-[.G$2])/16384) &gt; 0.1; ([.C43]-[.G$2])/16384; 0)" office:value-type="float" office:value="0">
            <text:p>0.000</text:p>
          </table:table-cell>
          <table:table-cell table:formula="of:=SQRT([.I43]*[.I43]+[.J43]*[.J43]+[.K43]*[.K43])" office:value-type="float" office:value="0">
            <text:p>0.00</text:p>
          </table:table-cell>
          <table:table-cell table:formula="of:=SQRT([.L43]*0.75*9.8)" office:value-type="float" office:value="0">
            <text:p>0</text:p>
          </table:table-cell>
          <table:table-cell table:formula="of:=[.N42]+0.1*[.M4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04">
            <text:p>16604</text:p>
          </table:table-cell>
          <table:table-cell office:value-type="float" office:value="-2248">
            <text:p>-2248</text:p>
          </table:table-cell>
          <table:table-cell office:value-type="float" office:value="-436">
            <text:p>-436</text:p>
          </table:table-cell>
          <table:table-cell table:number-columns-repeated="5"/>
          <table:table-cell table:formula="of:=IF(ABS(([.A44]-[.E$2])/16384) &gt; 0.05; ([.A44]-[.E$2])/16384; 0)" office:value-type="float" office:value="0">
            <text:p>0.000</text:p>
          </table:table-cell>
          <table:table-cell table:formula="of:=IF(ABS(([.B44]-[.F$2])/16384) &gt; 0.1; ([.B44]-[.F$2])/16384; 0)" office:value-type="float" office:value="0">
            <text:p>0.000</text:p>
          </table:table-cell>
          <table:table-cell table:formula="of:=IF(ABS(([.C44]-[.G$2])/16384) &gt; 0.1; ([.C44]-[.G$2])/16384; 0)" office:value-type="float" office:value="0">
            <text:p>0.000</text:p>
          </table:table-cell>
          <table:table-cell table:formula="of:=SQRT([.I44]*[.I44]+[.J44]*[.J44]+[.K44]*[.K44])" office:value-type="float" office:value="0">
            <text:p>0.00</text:p>
          </table:table-cell>
          <table:table-cell table:formula="of:=SQRT([.L44]*0.75*9.8)" office:value-type="float" office:value="0">
            <text:p>0</text:p>
          </table:table-cell>
          <table:table-cell table:formula="of:=[.N43]+0.1*[.M4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8">
            <text:p>16448</text:p>
          </table:table-cell>
          <table:table-cell office:value-type="float" office:value="-2604">
            <text:p>-2604</text:p>
          </table:table-cell>
          <table:table-cell office:value-type="float" office:value="-328">
            <text:p>-328</text:p>
          </table:table-cell>
          <table:table-cell table:number-columns-repeated="5"/>
          <table:table-cell table:formula="of:=IF(ABS(([.A45]-[.E$2])/16384) &gt; 0.05; ([.A45]-[.E$2])/16384; 0)" office:value-type="float" office:value="0">
            <text:p>0.000</text:p>
          </table:table-cell>
          <table:table-cell table:formula="of:=IF(ABS(([.B45]-[.F$2])/16384) &gt; 0.1; ([.B45]-[.F$2])/16384; 0)" office:value-type="float" office:value="0">
            <text:p>0.000</text:p>
          </table:table-cell>
          <table:table-cell table:formula="of:=IF(ABS(([.C45]-[.G$2])/16384) &gt; 0.1; ([.C45]-[.G$2])/16384; 0)" office:value-type="float" office:value="0">
            <text:p>0.000</text:p>
          </table:table-cell>
          <table:table-cell table:formula="of:=SQRT([.I45]*[.I45]+[.J45]*[.J45]+[.K45]*[.K45])" office:value-type="float" office:value="0">
            <text:p>0.00</text:p>
          </table:table-cell>
          <table:table-cell table:formula="of:=SQRT([.L45]*0.75*9.8)" office:value-type="float" office:value="0">
            <text:p>0</text:p>
          </table:table-cell>
          <table:table-cell table:formula="of:=[.N44]+0.1*[.M4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76">
            <text:p>16376</text:p>
          </table:table-cell>
          <table:table-cell office:value-type="float" office:value="-2348">
            <text:p>-2348</text:p>
          </table:table-cell>
          <table:table-cell office:value-type="float" office:value="-236">
            <text:p>-236</text:p>
          </table:table-cell>
          <table:table-cell table:number-columns-repeated="5"/>
          <table:table-cell table:formula="of:=IF(ABS(([.A46]-[.E$2])/16384) &gt; 0.05; ([.A46]-[.E$2])/16384; 0)" office:value-type="float" office:value="0">
            <text:p>0.000</text:p>
          </table:table-cell>
          <table:table-cell table:formula="of:=IF(ABS(([.B46]-[.F$2])/16384) &gt; 0.1; ([.B46]-[.F$2])/16384; 0)" office:value-type="float" office:value="0">
            <text:p>0.000</text:p>
          </table:table-cell>
          <table:table-cell table:formula="of:=IF(ABS(([.C46]-[.G$2])/16384) &gt; 0.1; ([.C46]-[.G$2])/16384; 0)" office:value-type="float" office:value="0">
            <text:p>0.000</text:p>
          </table:table-cell>
          <table:table-cell table:formula="of:=SQRT([.I46]*[.I46]+[.J46]*[.J46]+[.K46]*[.K46])" office:value-type="float" office:value="0">
            <text:p>0.00</text:p>
          </table:table-cell>
          <table:table-cell table:formula="of:=SQRT([.L46]*0.75*9.8)" office:value-type="float" office:value="0">
            <text:p>0</text:p>
          </table:table-cell>
          <table:table-cell table:formula="of:=[.N45]+0.1*[.M4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2448">
            <text:p>-2448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47]-[.E$2])/16384) &gt; 0.05; ([.A47]-[.E$2])/16384; 0)" office:value-type="float" office:value="0">
            <text:p>0.000</text:p>
          </table:table-cell>
          <table:table-cell table:formula="of:=IF(ABS(([.B47]-[.F$2])/16384) &gt; 0.1; ([.B47]-[.F$2])/16384; 0)" office:value-type="float" office:value="0">
            <text:p>0.000</text:p>
          </table:table-cell>
          <table:table-cell table:formula="of:=IF(ABS(([.C47]-[.G$2])/16384) &gt; 0.1; ([.C47]-[.G$2])/16384; 0)" office:value-type="float" office:value="0">
            <text:p>0.000</text:p>
          </table:table-cell>
          <table:table-cell table:formula="of:=SQRT([.I47]*[.I47]+[.J47]*[.J47]+[.K47]*[.K47])" office:value-type="float" office:value="0">
            <text:p>0.00</text:p>
          </table:table-cell>
          <table:table-cell table:formula="of:=SQRT([.L47]*0.75*9.8)" office:value-type="float" office:value="0">
            <text:p>0</text:p>
          </table:table-cell>
          <table:table-cell table:formula="of:=[.N46]+0.1*[.M4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4">
            <text:p>16444</text:p>
          </table:table-cell>
          <table:table-cell office:value-type="float" office:value="-2312">
            <text:p>-2312</text:p>
          </table:table-cell>
          <table:table-cell office:value-type="float" office:value="-660">
            <text:p>-660</text:p>
          </table:table-cell>
          <table:table-cell table:number-columns-repeated="5"/>
          <table:table-cell table:formula="of:=IF(ABS(([.A48]-[.E$2])/16384) &gt; 0.05; ([.A48]-[.E$2])/16384; 0)" office:value-type="float" office:value="0">
            <text:p>0.000</text:p>
          </table:table-cell>
          <table:table-cell table:formula="of:=IF(ABS(([.B48]-[.F$2])/16384) &gt; 0.1; ([.B48]-[.F$2])/16384; 0)" office:value-type="float" office:value="0">
            <text:p>0.000</text:p>
          </table:table-cell>
          <table:table-cell table:formula="of:=IF(ABS(([.C48]-[.G$2])/16384) &gt; 0.1; ([.C48]-[.G$2])/16384; 0)" office:value-type="float" office:value="0">
            <text:p>0.000</text:p>
          </table:table-cell>
          <table:table-cell table:formula="of:=SQRT([.I48]*[.I48]+[.J48]*[.J48]+[.K48]*[.K48])" office:value-type="float" office:value="0">
            <text:p>0.00</text:p>
          </table:table-cell>
          <table:table-cell table:formula="of:=SQRT([.L48]*0.75*9.8)" office:value-type="float" office:value="0">
            <text:p>0</text:p>
          </table:table-cell>
          <table:table-cell table:formula="of:=[.N47]+0.1*[.M4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2">
            <text:p>16352</text:p>
          </table:table-cell>
          <table:table-cell office:value-type="float" office:value="-2572">
            <text:p>-2572</text:p>
          </table:table-cell>
          <table:table-cell office:value-type="float" office:value="-688">
            <text:p>-688</text:p>
          </table:table-cell>
          <table:table-cell table:number-columns-repeated="5"/>
          <table:table-cell table:formula="of:=IF(ABS(([.A49]-[.E$2])/16384) &gt; 0.05; ([.A49]-[.E$2])/16384; 0)" office:value-type="float" office:value="0">
            <text:p>0.000</text:p>
          </table:table-cell>
          <table:table-cell table:formula="of:=IF(ABS(([.B49]-[.F$2])/16384) &gt; 0.1; ([.B49]-[.F$2])/16384; 0)" office:value-type="float" office:value="0">
            <text:p>0.000</text:p>
          </table:table-cell>
          <table:table-cell table:formula="of:=IF(ABS(([.C49]-[.G$2])/16384) &gt; 0.1; ([.C49]-[.G$2])/16384; 0)" office:value-type="float" office:value="0">
            <text:p>0.000</text:p>
          </table:table-cell>
          <table:table-cell table:formula="of:=SQRT([.I49]*[.I49]+[.J49]*[.J49]+[.K49]*[.K49])" office:value-type="float" office:value="0">
            <text:p>0.00</text:p>
          </table:table-cell>
          <table:table-cell table:formula="of:=SQRT([.L49]*0.75*9.8)" office:value-type="float" office:value="0">
            <text:p>0</text:p>
          </table:table-cell>
          <table:table-cell table:formula="of:=[.N48]+0.1*[.M4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576">
            <text:p>-2576</text:p>
          </table:table-cell>
          <table:table-cell office:value-type="float" office:value="-624">
            <text:p>-624</text:p>
          </table:table-cell>
          <table:table-cell table:number-columns-repeated="5"/>
          <table:table-cell table:formula="of:=IF(ABS(([.A50]-[.E$2])/16384) &gt; 0.05; ([.A50]-[.E$2])/16384; 0)" office:value-type="float" office:value="0">
            <text:p>0.000</text:p>
          </table:table-cell>
          <table:table-cell table:formula="of:=IF(ABS(([.B50]-[.F$2])/16384) &gt; 0.1; ([.B50]-[.F$2])/16384; 0)" office:value-type="float" office:value="0">
            <text:p>0.000</text:p>
          </table:table-cell>
          <table:table-cell table:formula="of:=IF(ABS(([.C50]-[.G$2])/16384) &gt; 0.1; ([.C50]-[.G$2])/16384; 0)" office:value-type="float" office:value="0">
            <text:p>0.000</text:p>
          </table:table-cell>
          <table:table-cell table:formula="of:=SQRT([.I50]*[.I50]+[.J50]*[.J50]+[.K50]*[.K50])" office:value-type="float" office:value="0">
            <text:p>0.00</text:p>
          </table:table-cell>
          <table:table-cell table:formula="of:=SQRT([.L50]*0.75*9.8)" office:value-type="float" office:value="0">
            <text:p>0</text:p>
          </table:table-cell>
          <table:table-cell table:formula="of:=[.N49]+0.1*[.M5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232">
            <text:p>-2232</text:p>
          </table:table-cell>
          <table:table-cell office:value-type="float" office:value="-1036">
            <text:p>-1036</text:p>
          </table:table-cell>
          <table:table-cell table:number-columns-repeated="5"/>
          <table:table-cell table:formula="of:=IF(ABS(([.A51]-[.E$2])/16384) &gt; 0.05; ([.A51]-[.E$2])/16384; 0)" office:value-type="float" office:value="0">
            <text:p>0.000</text:p>
          </table:table-cell>
          <table:table-cell table:formula="of:=IF(ABS(([.B51]-[.F$2])/16384) &gt; 0.1; ([.B51]-[.F$2])/16384; 0)" office:value-type="float" office:value="0">
            <text:p>0.000</text:p>
          </table:table-cell>
          <table:table-cell table:formula="of:=IF(ABS(([.C51]-[.G$2])/16384) &gt; 0.1; ([.C51]-[.G$2])/16384; 0)" office:value-type="float" office:value="0">
            <text:p>0.000</text:p>
          </table:table-cell>
          <table:table-cell table:formula="of:=SQRT([.I51]*[.I51]+[.J51]*[.J51]+[.K51]*[.K51])" office:value-type="float" office:value="0">
            <text:p>0.00</text:p>
          </table:table-cell>
          <table:table-cell table:formula="of:=SQRT([.L51]*0.75*9.8)" office:value-type="float" office:value="0">
            <text:p>0</text:p>
          </table:table-cell>
          <table:table-cell table:formula="of:=[.N50]+0.1*[.M5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12">
            <text:p>16412</text:p>
          </table:table-cell>
          <table:table-cell office:value-type="float" office:value="-2372">
            <text:p>-2372</text:p>
          </table:table-cell>
          <table:table-cell office:value-type="float" office:value="-824">
            <text:p>-824</text:p>
          </table:table-cell>
          <table:table-cell table:number-columns-repeated="5"/>
          <table:table-cell table:formula="of:=IF(ABS(([.A52]-[.E$2])/16384) &gt; 0.05; ([.A52]-[.E$2])/16384; 0)" office:value-type="float" office:value="0">
            <text:p>0.000</text:p>
          </table:table-cell>
          <table:table-cell table:formula="of:=IF(ABS(([.B52]-[.F$2])/16384) &gt; 0.1; ([.B52]-[.F$2])/16384; 0)" office:value-type="float" office:value="0">
            <text:p>0.000</text:p>
          </table:table-cell>
          <table:table-cell table:formula="of:=IF(ABS(([.C52]-[.G$2])/16384) &gt; 0.1; ([.C52]-[.G$2])/16384; 0)" office:value-type="float" office:value="0">
            <text:p>0.000</text:p>
          </table:table-cell>
          <table:table-cell table:formula="of:=SQRT([.I52]*[.I52]+[.J52]*[.J52]+[.K52]*[.K52])" office:value-type="float" office:value="0">
            <text:p>0.00</text:p>
          </table:table-cell>
          <table:table-cell table:formula="of:=SQRT([.L52]*0.75*9.8)" office:value-type="float" office:value="0">
            <text:p>0</text:p>
          </table:table-cell>
          <table:table-cell table:formula="of:=[.N51]+0.1*[.M5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32">
            <text:p>16432</text:p>
          </table:table-cell>
          <table:table-cell office:value-type="float" office:value="-2436">
            <text:p>-2436</text:p>
          </table:table-cell>
          <table:table-cell office:value-type="float" office:value="-648">
            <text:p>-648</text:p>
          </table:table-cell>
          <table:table-cell table:number-columns-repeated="5"/>
          <table:table-cell table:formula="of:=IF(ABS(([.A53]-[.E$2])/16384) &gt; 0.05; ([.A53]-[.E$2])/16384; 0)" office:value-type="float" office:value="0">
            <text:p>0.000</text:p>
          </table:table-cell>
          <table:table-cell table:formula="of:=IF(ABS(([.B53]-[.F$2])/16384) &gt; 0.1; ([.B53]-[.F$2])/16384; 0)" office:value-type="float" office:value="0">
            <text:p>0.000</text:p>
          </table:table-cell>
          <table:table-cell table:formula="of:=IF(ABS(([.C53]-[.G$2])/16384) &gt; 0.1; ([.C53]-[.G$2])/16384; 0)" office:value-type="float" office:value="0">
            <text:p>0.000</text:p>
          </table:table-cell>
          <table:table-cell table:formula="of:=SQRT([.I53]*[.I53]+[.J53]*[.J53]+[.K53]*[.K53])" office:value-type="float" office:value="0">
            <text:p>0.00</text:p>
          </table:table-cell>
          <table:table-cell table:formula="of:=SQRT([.L53]*0.75*9.8)" office:value-type="float" office:value="0">
            <text:p>0</text:p>
          </table:table-cell>
          <table:table-cell table:formula="of:=[.N52]+0.1*[.M5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-2388">
            <text:p>-2388</text:p>
          </table:table-cell>
          <table:table-cell office:value-type="float" office:value="-452">
            <text:p>-452</text:p>
          </table:table-cell>
          <table:table-cell table:number-columns-repeated="5"/>
          <table:table-cell table:formula="of:=IF(ABS(([.A54]-[.E$2])/16384) &gt; 0.05; ([.A54]-[.E$2])/16384; 0)" office:value-type="float" office:value="0">
            <text:p>0.000</text:p>
          </table:table-cell>
          <table:table-cell table:formula="of:=IF(ABS(([.B54]-[.F$2])/16384) &gt; 0.1; ([.B54]-[.F$2])/16384; 0)" office:value-type="float" office:value="0">
            <text:p>0.000</text:p>
          </table:table-cell>
          <table:table-cell table:formula="of:=IF(ABS(([.C54]-[.G$2])/16384) &gt; 0.1; ([.C54]-[.G$2])/16384; 0)" office:value-type="float" office:value="0">
            <text:p>0.000</text:p>
          </table:table-cell>
          <table:table-cell table:formula="of:=SQRT([.I54]*[.I54]+[.J54]*[.J54]+[.K54]*[.K54])" office:value-type="float" office:value="0">
            <text:p>0.00</text:p>
          </table:table-cell>
          <table:table-cell table:formula="of:=SQRT([.L54]*0.75*9.8)" office:value-type="float" office:value="0">
            <text:p>0</text:p>
          </table:table-cell>
          <table:table-cell table:formula="of:=[.N53]+0.1*[.M5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32">
            <text:p>16532</text:p>
          </table:table-cell>
          <table:table-cell office:value-type="float" office:value="-2236">
            <text:p>-2236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55]-[.E$2])/16384) &gt; 0.05; ([.A55]-[.E$2])/16384; 0)" office:value-type="float" office:value="0">
            <text:p>0.000</text:p>
          </table:table-cell>
          <table:table-cell table:formula="of:=IF(ABS(([.B55]-[.F$2])/16384) &gt; 0.1; ([.B55]-[.F$2])/16384; 0)" office:value-type="float" office:value="0">
            <text:p>0.000</text:p>
          </table:table-cell>
          <table:table-cell table:formula="of:=IF(ABS(([.C55]-[.G$2])/16384) &gt; 0.1; ([.C55]-[.G$2])/16384; 0)" office:value-type="float" office:value="0">
            <text:p>0.000</text:p>
          </table:table-cell>
          <table:table-cell table:formula="of:=SQRT([.I55]*[.I55]+[.J55]*[.J55]+[.K55]*[.K55])" office:value-type="float" office:value="0">
            <text:p>0.00</text:p>
          </table:table-cell>
          <table:table-cell table:formula="of:=SQRT([.L55]*0.75*9.8)" office:value-type="float" office:value="0">
            <text:p>0</text:p>
          </table:table-cell>
          <table:table-cell table:formula="of:=[.N54]+0.1*[.M5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424">
            <text:p>-2424</text:p>
          </table:table-cell>
          <table:table-cell office:value-type="float" office:value="-576">
            <text:p>-576</text:p>
          </table:table-cell>
          <table:table-cell table:number-columns-repeated="5"/>
          <table:table-cell table:formula="of:=IF(ABS(([.A56]-[.E$2])/16384) &gt; 0.05; ([.A56]-[.E$2])/16384; 0)" office:value-type="float" office:value="0">
            <text:p>0.000</text:p>
          </table:table-cell>
          <table:table-cell table:formula="of:=IF(ABS(([.B56]-[.F$2])/16384) &gt; 0.1; ([.B56]-[.F$2])/16384; 0)" office:value-type="float" office:value="0">
            <text:p>0.000</text:p>
          </table:table-cell>
          <table:table-cell table:formula="of:=IF(ABS(([.C56]-[.G$2])/16384) &gt; 0.1; ([.C56]-[.G$2])/16384; 0)" office:value-type="float" office:value="0">
            <text:p>0.000</text:p>
          </table:table-cell>
          <table:table-cell table:formula="of:=SQRT([.I56]*[.I56]+[.J56]*[.J56]+[.K56]*[.K56])" office:value-type="float" office:value="0">
            <text:p>0.00</text:p>
          </table:table-cell>
          <table:table-cell table:formula="of:=SQRT([.L56]*0.75*9.8)" office:value-type="float" office:value="0">
            <text:p>0</text:p>
          </table:table-cell>
          <table:table-cell table:formula="of:=[.N55]+0.1*[.M5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468">
            <text:p>-2468</text:p>
          </table:table-cell>
          <table:table-cell office:value-type="float" office:value="-524">
            <text:p>-524</text:p>
          </table:table-cell>
          <table:table-cell table:number-columns-repeated="5"/>
          <table:table-cell table:formula="of:=IF(ABS(([.A57]-[.E$2])/16384) &gt; 0.05; ([.A57]-[.E$2])/16384; 0)" office:value-type="float" office:value="0">
            <text:p>0.000</text:p>
          </table:table-cell>
          <table:table-cell table:formula="of:=IF(ABS(([.B57]-[.F$2])/16384) &gt; 0.1; ([.B57]-[.F$2])/16384; 0)" office:value-type="float" office:value="0">
            <text:p>0.000</text:p>
          </table:table-cell>
          <table:table-cell table:formula="of:=IF(ABS(([.C57]-[.G$2])/16384) &gt; 0.1; ([.C57]-[.G$2])/16384; 0)" office:value-type="float" office:value="0">
            <text:p>0.000</text:p>
          </table:table-cell>
          <table:table-cell table:formula="of:=SQRT([.I57]*[.I57]+[.J57]*[.J57]+[.K57]*[.K57])" office:value-type="float" office:value="0">
            <text:p>0.00</text:p>
          </table:table-cell>
          <table:table-cell table:formula="of:=SQRT([.L57]*0.75*9.8)" office:value-type="float" office:value="0">
            <text:p>0</text:p>
          </table:table-cell>
          <table:table-cell table:formula="of:=[.N56]+0.1*[.M5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92">
            <text:p>16492</text:p>
          </table:table-cell>
          <table:table-cell office:value-type="float" office:value="-2148">
            <text:p>-2148</text:p>
          </table:table-cell>
          <table:table-cell office:value-type="float" office:value="-60">
            <text:p>-60</text:p>
          </table:table-cell>
          <table:table-cell table:number-columns-repeated="5"/>
          <table:table-cell table:formula="of:=IF(ABS(([.A58]-[.E$2])/16384) &gt; 0.05; ([.A58]-[.E$2])/16384; 0)" office:value-type="float" office:value="0">
            <text:p>0.000</text:p>
          </table:table-cell>
          <table:table-cell table:formula="of:=IF(ABS(([.B58]-[.F$2])/16384) &gt; 0.1; ([.B58]-[.F$2])/16384; 0)" office:value-type="float" office:value="0">
            <text:p>0.000</text:p>
          </table:table-cell>
          <table:table-cell table:formula="of:=IF(ABS(([.C58]-[.G$2])/16384) &gt; 0.1; ([.C58]-[.G$2])/16384; 0)" office:value-type="float" office:value="0">
            <text:p>0.000</text:p>
          </table:table-cell>
          <table:table-cell table:formula="of:=SQRT([.I58]*[.I58]+[.J58]*[.J58]+[.K58]*[.K58])" office:value-type="float" office:value="0">
            <text:p>0.00</text:p>
          </table:table-cell>
          <table:table-cell table:formula="of:=SQRT([.L58]*0.75*9.8)" office:value-type="float" office:value="0">
            <text:p>0</text:p>
          </table:table-cell>
          <table:table-cell table:formula="of:=[.N57]+0.1*[.M5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20">
            <text:p>16620</text:p>
          </table:table-cell>
          <table:table-cell office:value-type="float" office:value="-2296">
            <text:p>-2296</text:p>
          </table:table-cell>
          <table:table-cell office:value-type="float" office:value="-388">
            <text:p>-388</text:p>
          </table:table-cell>
          <table:table-cell table:number-columns-repeated="5"/>
          <table:table-cell table:formula="of:=IF(ABS(([.A59]-[.E$2])/16384) &gt; 0.05; ([.A59]-[.E$2])/16384; 0)" office:value-type="float" office:value="0">
            <text:p>0.000</text:p>
          </table:table-cell>
          <table:table-cell table:formula="of:=IF(ABS(([.B59]-[.F$2])/16384) &gt; 0.1; ([.B59]-[.F$2])/16384; 0)" office:value-type="float" office:value="0">
            <text:p>0.000</text:p>
          </table:table-cell>
          <table:table-cell table:formula="of:=IF(ABS(([.C59]-[.G$2])/16384) &gt; 0.1; ([.C59]-[.G$2])/16384; 0)" office:value-type="float" office:value="0">
            <text:p>0.000</text:p>
          </table:table-cell>
          <table:table-cell table:formula="of:=SQRT([.I59]*[.I59]+[.J59]*[.J59]+[.K59]*[.K59])" office:value-type="float" office:value="0">
            <text:p>0.00</text:p>
          </table:table-cell>
          <table:table-cell table:formula="of:=SQRT([.L59]*0.75*9.8)" office:value-type="float" office:value="0">
            <text:p>0</text:p>
          </table:table-cell>
          <table:table-cell table:formula="of:=[.N58]+0.1*[.M5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96">
            <text:p>16496</text:p>
          </table:table-cell>
          <table:table-cell office:value-type="float" office:value="-2388">
            <text:p>-2388</text:p>
          </table:table-cell>
          <table:table-cell office:value-type="float" office:value="-252">
            <text:p>-252</text:p>
          </table:table-cell>
          <table:table-cell table:number-columns-repeated="5"/>
          <table:table-cell table:formula="of:=IF(ABS(([.A60]-[.E$2])/16384) &gt; 0.05; ([.A60]-[.E$2])/16384; 0)" office:value-type="float" office:value="0">
            <text:p>0.000</text:p>
          </table:table-cell>
          <table:table-cell table:formula="of:=IF(ABS(([.B60]-[.F$2])/16384) &gt; 0.1; ([.B60]-[.F$2])/16384; 0)" office:value-type="float" office:value="0">
            <text:p>0.000</text:p>
          </table:table-cell>
          <table:table-cell table:formula="of:=IF(ABS(([.C60]-[.G$2])/16384) &gt; 0.1; ([.C60]-[.G$2])/16384; 0)" office:value-type="float" office:value="0">
            <text:p>0.000</text:p>
          </table:table-cell>
          <table:table-cell table:formula="of:=SQRT([.I60]*[.I60]+[.J60]*[.J60]+[.K60]*[.K60])" office:value-type="float" office:value="0">
            <text:p>0.00</text:p>
          </table:table-cell>
          <table:table-cell table:formula="of:=SQRT([.L60]*0.75*9.8)" office:value-type="float" office:value="0">
            <text:p>0</text:p>
          </table:table-cell>
          <table:table-cell table:formula="of:=[.N59]+0.1*[.M6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2360">
            <text:p>-2360</text:p>
          </table:table-cell>
          <table:table-cell office:value-type="float" office:value="-344">
            <text:p>-344</text:p>
          </table:table-cell>
          <table:table-cell table:number-columns-repeated="5"/>
          <table:table-cell table:formula="of:=IF(ABS(([.A61]-[.E$2])/16384) &gt; 0.05; ([.A61]-[.E$2])/16384; 0)" office:value-type="float" office:value="0">
            <text:p>0.000</text:p>
          </table:table-cell>
          <table:table-cell table:formula="of:=IF(ABS(([.B61]-[.F$2])/16384) &gt; 0.1; ([.B61]-[.F$2])/16384; 0)" office:value-type="float" office:value="0">
            <text:p>0.000</text:p>
          </table:table-cell>
          <table:table-cell table:formula="of:=IF(ABS(([.C61]-[.G$2])/16384) &gt; 0.1; ([.C61]-[.G$2])/16384; 0)" office:value-type="float" office:value="0">
            <text:p>0.000</text:p>
          </table:table-cell>
          <table:table-cell table:formula="of:=SQRT([.I61]*[.I61]+[.J61]*[.J61]+[.K61]*[.K61])" office:value-type="float" office:value="0">
            <text:p>0.00</text:p>
          </table:table-cell>
          <table:table-cell table:formula="of:=SQRT([.L61]*0.75*9.8)" office:value-type="float" office:value="0">
            <text:p>0</text:p>
          </table:table-cell>
          <table:table-cell table:formula="of:=[.N60]+0.1*[.M6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2344">
            <text:p>-2344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IF(ABS(([.A62]-[.E$2])/16384) &gt; 0.05; ([.A62]-[.E$2])/16384; 0)" office:value-type="float" office:value="0">
            <text:p>0.000</text:p>
          </table:table-cell>
          <table:table-cell table:formula="of:=IF(ABS(([.B62]-[.F$2])/16384) &gt; 0.1; ([.B62]-[.F$2])/16384; 0)" office:value-type="float" office:value="0">
            <text:p>0.000</text:p>
          </table:table-cell>
          <table:table-cell table:formula="of:=IF(ABS(([.C62]-[.G$2])/16384) &gt; 0.1; ([.C62]-[.G$2])/16384; 0)" office:value-type="float" office:value="0">
            <text:p>0.000</text:p>
          </table:table-cell>
          <table:table-cell table:formula="of:=SQRT([.I62]*[.I62]+[.J62]*[.J62]+[.K62]*[.K62])" office:value-type="float" office:value="0">
            <text:p>0.00</text:p>
          </table:table-cell>
          <table:table-cell table:formula="of:=SQRT([.L62]*0.75*9.8)" office:value-type="float" office:value="0">
            <text:p>0</text:p>
          </table:table-cell>
          <table:table-cell table:formula="of:=[.N61]+0.1*[.M6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2444">
            <text:p>-2444</text:p>
          </table:table-cell>
          <table:table-cell office:value-type="float" office:value="-296">
            <text:p>-296</text:p>
          </table:table-cell>
          <table:table-cell table:number-columns-repeated="5"/>
          <table:table-cell table:formula="of:=IF(ABS(([.A63]-[.E$2])/16384) &gt; 0.05; ([.A63]-[.E$2])/16384; 0)" office:value-type="float" office:value="0">
            <text:p>0.000</text:p>
          </table:table-cell>
          <table:table-cell table:formula="of:=IF(ABS(([.B63]-[.F$2])/16384) &gt; 0.1; ([.B63]-[.F$2])/16384; 0)" office:value-type="float" office:value="0">
            <text:p>0.000</text:p>
          </table:table-cell>
          <table:table-cell table:formula="of:=IF(ABS(([.C63]-[.G$2])/16384) &gt; 0.1; ([.C63]-[.G$2])/16384; 0)" office:value-type="float" office:value="0">
            <text:p>0.000</text:p>
          </table:table-cell>
          <table:table-cell table:formula="of:=SQRT([.I63]*[.I63]+[.J63]*[.J63]+[.K63]*[.K63])" office:value-type="float" office:value="0">
            <text:p>0.00</text:p>
          </table:table-cell>
          <table:table-cell table:formula="of:=SQRT([.L63]*0.75*9.8)" office:value-type="float" office:value="0">
            <text:p>0</text:p>
          </table:table-cell>
          <table:table-cell table:formula="of:=[.N62]+0.1*[.M6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56">
            <text:p>16656</text:p>
          </table:table-cell>
          <table:table-cell office:value-type="float" office:value="-2316">
            <text:p>-2316</text:p>
          </table:table-cell>
          <table:table-cell office:value-type="float" office:value="-176">
            <text:p>-176</text:p>
          </table:table-cell>
          <table:table-cell table:number-columns-repeated="5"/>
          <table:table-cell table:formula="of:=IF(ABS(([.A64]-[.E$2])/16384) &gt; 0.05; ([.A64]-[.E$2])/16384; 0)" office:value-type="float" office:value="0">
            <text:p>0.000</text:p>
          </table:table-cell>
          <table:table-cell table:formula="of:=IF(ABS(([.B64]-[.F$2])/16384) &gt; 0.1; ([.B64]-[.F$2])/16384; 0)" office:value-type="float" office:value="0">
            <text:p>0.000</text:p>
          </table:table-cell>
          <table:table-cell table:formula="of:=IF(ABS(([.C64]-[.G$2])/16384) &gt; 0.1; ([.C64]-[.G$2])/16384; 0)" office:value-type="float" office:value="0">
            <text:p>0.000</text:p>
          </table:table-cell>
          <table:table-cell table:formula="of:=SQRT([.I64]*[.I64]+[.J64]*[.J64]+[.K64]*[.K64])" office:value-type="float" office:value="0">
            <text:p>0.00</text:p>
          </table:table-cell>
          <table:table-cell table:formula="of:=SQRT([.L64]*0.75*9.8)" office:value-type="float" office:value="0">
            <text:p>0</text:p>
          </table:table-cell>
          <table:table-cell table:formula="of:=[.N63]+0.1*[.M6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12">
            <text:p>16612</text:p>
          </table:table-cell>
          <table:table-cell office:value-type="float" office:value="-2352">
            <text:p>-2352</text:p>
          </table:table-cell>
          <table:table-cell office:value-type="float" office:value="-88">
            <text:p>-88</text:p>
          </table:table-cell>
          <table:table-cell table:number-columns-repeated="5"/>
          <table:table-cell table:formula="of:=IF(ABS(([.A65]-[.E$2])/16384) &gt; 0.05; ([.A65]-[.E$2])/16384; 0)" office:value-type="float" office:value="0">
            <text:p>0.000</text:p>
          </table:table-cell>
          <table:table-cell table:formula="of:=IF(ABS(([.B65]-[.F$2])/16384) &gt; 0.1; ([.B65]-[.F$2])/16384; 0)" office:value-type="float" office:value="0">
            <text:p>0.000</text:p>
          </table:table-cell>
          <table:table-cell table:formula="of:=IF(ABS(([.C65]-[.G$2])/16384) &gt; 0.1; ([.C65]-[.G$2])/16384; 0)" office:value-type="float" office:value="0">
            <text:p>0.000</text:p>
          </table:table-cell>
          <table:table-cell table:formula="of:=SQRT([.I65]*[.I65]+[.J65]*[.J65]+[.K65]*[.K65])" office:value-type="float" office:value="0">
            <text:p>0.00</text:p>
          </table:table-cell>
          <table:table-cell table:formula="of:=SQRT([.L65]*0.75*9.8)" office:value-type="float" office:value="0">
            <text:p>0</text:p>
          </table:table-cell>
          <table:table-cell table:formula="of:=[.N64]+0.1*[.M6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2316">
            <text:p>-2316</text:p>
          </table:table-cell>
          <table:table-cell office:value-type="float" office:value="-348">
            <text:p>-348</text:p>
          </table:table-cell>
          <table:table-cell table:number-columns-repeated="5"/>
          <table:table-cell table:formula="of:=IF(ABS(([.A66]-[.E$2])/16384) &gt; 0.05; ([.A66]-[.E$2])/16384; 0)" office:value-type="float" office:value="0">
            <text:p>0.000</text:p>
          </table:table-cell>
          <table:table-cell table:formula="of:=IF(ABS(([.B66]-[.F$2])/16384) &gt; 0.1; ([.B66]-[.F$2])/16384; 0)" office:value-type="float" office:value="0">
            <text:p>0.000</text:p>
          </table:table-cell>
          <table:table-cell table:formula="of:=IF(ABS(([.C66]-[.G$2])/16384) &gt; 0.1; ([.C66]-[.G$2])/16384; 0)" office:value-type="float" office:value="0">
            <text:p>0.000</text:p>
          </table:table-cell>
          <table:table-cell table:formula="of:=SQRT([.I66]*[.I66]+[.J66]*[.J66]+[.K66]*[.K66])" office:value-type="float" office:value="0">
            <text:p>0.00</text:p>
          </table:table-cell>
          <table:table-cell table:formula="of:=SQRT([.L66]*0.75*9.8)" office:value-type="float" office:value="0">
            <text:p>0</text:p>
          </table:table-cell>
          <table:table-cell table:formula="of:=[.N65]+0.1*[.M6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80">
            <text:p>16680</text:p>
          </table:table-cell>
          <table:table-cell office:value-type="float" office:value="-2396">
            <text:p>-2396</text:p>
          </table:table-cell>
          <table:table-cell office:value-type="float" office:value="-176">
            <text:p>-176</text:p>
          </table:table-cell>
          <table:table-cell table:number-columns-repeated="5"/>
          <table:table-cell table:formula="of:=IF(ABS(([.A67]-[.E$2])/16384) &gt; 0.05; ([.A67]-[.E$2])/16384; 0)" office:value-type="float" office:value="0">
            <text:p>0.000</text:p>
          </table:table-cell>
          <table:table-cell table:formula="of:=IF(ABS(([.B67]-[.F$2])/16384) &gt; 0.1; ([.B67]-[.F$2])/16384; 0)" office:value-type="float" office:value="0">
            <text:p>0.000</text:p>
          </table:table-cell>
          <table:table-cell table:formula="of:=IF(ABS(([.C67]-[.G$2])/16384) &gt; 0.1; ([.C67]-[.G$2])/16384; 0)" office:value-type="float" office:value="0">
            <text:p>0.000</text:p>
          </table:table-cell>
          <table:table-cell table:formula="of:=SQRT([.I67]*[.I67]+[.J67]*[.J67]+[.K67]*[.K67])" office:value-type="float" office:value="0">
            <text:p>0.00</text:p>
          </table:table-cell>
          <table:table-cell table:formula="of:=SQRT([.L67]*0.75*9.8)" office:value-type="float" office:value="0">
            <text:p>0</text:p>
          </table:table-cell>
          <table:table-cell table:formula="of:=[.N66]+0.1*[.M6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08">
            <text:p>16608</text:p>
          </table:table-cell>
          <table:table-cell office:value-type="float" office:value="-2396">
            <text:p>-2396</text:p>
          </table:table-cell>
          <table:table-cell office:value-type="float" office:value="36">
            <text:p>36</text:p>
          </table:table-cell>
          <table:table-cell table:number-columns-repeated="5"/>
          <table:table-cell table:formula="of:=IF(ABS(([.A68]-[.E$2])/16384) &gt; 0.05; ([.A68]-[.E$2])/16384; 0)" office:value-type="float" office:value="0">
            <text:p>0.000</text:p>
          </table:table-cell>
          <table:table-cell table:formula="of:=IF(ABS(([.B68]-[.F$2])/16384) &gt; 0.1; ([.B68]-[.F$2])/16384; 0)" office:value-type="float" office:value="0">
            <text:p>0.000</text:p>
          </table:table-cell>
          <table:table-cell table:formula="of:=IF(ABS(([.C68]-[.G$2])/16384) &gt; 0.1; ([.C68]-[.G$2])/16384; 0)" office:value-type="float" office:value="0">
            <text:p>0.000</text:p>
          </table:table-cell>
          <table:table-cell table:formula="of:=SQRT([.I68]*[.I68]+[.J68]*[.J68]+[.K68]*[.K68])" office:value-type="float" office:value="0">
            <text:p>0.00</text:p>
          </table:table-cell>
          <table:table-cell table:formula="of:=SQRT([.L68]*0.75*9.8)" office:value-type="float" office:value="0">
            <text:p>0</text:p>
          </table:table-cell>
          <table:table-cell table:formula="of:=[.N67]+0.1*[.M6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0">
            <text:p>16420</text:p>
          </table:table-cell>
          <table:table-cell office:value-type="float" office:value="-2612">
            <text:p>-2612</text:p>
          </table:table-cell>
          <table:table-cell office:value-type="float" office:value="168">
            <text:p>168</text:p>
          </table:table-cell>
          <table:table-cell table:number-columns-repeated="5"/>
          <table:table-cell table:formula="of:=IF(ABS(([.A69]-[.E$2])/16384) &gt; 0.05; ([.A69]-[.E$2])/16384; 0)" office:value-type="float" office:value="0">
            <text:p>0.000</text:p>
          </table:table-cell>
          <table:table-cell table:formula="of:=IF(ABS(([.B69]-[.F$2])/16384) &gt; 0.1; ([.B69]-[.F$2])/16384; 0)" office:value-type="float" office:value="0">
            <text:p>0.000</text:p>
          </table:table-cell>
          <table:table-cell table:formula="of:=IF(ABS(([.C69]-[.G$2])/16384) &gt; 0.1; ([.C69]-[.G$2])/16384; 0)" office:value-type="float" office:value="0">
            <text:p>0.000</text:p>
          </table:table-cell>
          <table:table-cell table:formula="of:=SQRT([.I69]*[.I69]+[.J69]*[.J69]+[.K69]*[.K69])" office:value-type="float" office:value="0">
            <text:p>0.00</text:p>
          </table:table-cell>
          <table:table-cell table:formula="of:=SQRT([.L69]*0.75*9.8)" office:value-type="float" office:value="0">
            <text:p>0</text:p>
          </table:table-cell>
          <table:table-cell table:formula="of:=[.N68]+0.1*[.M6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432">
            <text:p>-2432</text:p>
          </table:table-cell>
          <table:table-cell office:value-type="float" office:value="192">
            <text:p>192</text:p>
          </table:table-cell>
          <table:table-cell table:number-columns-repeated="5"/>
          <table:table-cell table:formula="of:=IF(ABS(([.A70]-[.E$2])/16384) &gt; 0.05; ([.A70]-[.E$2])/16384; 0)" office:value-type="float" office:value="0">
            <text:p>0.000</text:p>
          </table:table-cell>
          <table:table-cell table:formula="of:=IF(ABS(([.B70]-[.F$2])/16384) &gt; 0.1; ([.B70]-[.F$2])/16384; 0)" office:value-type="float" office:value="0">
            <text:p>0.000</text:p>
          </table:table-cell>
          <table:table-cell table:formula="of:=IF(ABS(([.C70]-[.G$2])/16384) &gt; 0.1; ([.C70]-[.G$2])/16384; 0)" office:value-type="float" office:value="0">
            <text:p>0.000</text:p>
          </table:table-cell>
          <table:table-cell table:formula="of:=SQRT([.I70]*[.I70]+[.J70]*[.J70]+[.K70]*[.K70])" office:value-type="float" office:value="0">
            <text:p>0.00</text:p>
          </table:table-cell>
          <table:table-cell table:formula="of:=SQRT([.L70]*0.75*9.8)" office:value-type="float" office:value="0">
            <text:p>0</text:p>
          </table:table-cell>
          <table:table-cell table:formula="of:=[.N69]+0.1*[.M7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8">
            <text:p>16488</text:p>
          </table:table-cell>
          <table:table-cell office:value-type="float" office:value="-2380">
            <text:p>-2380</text:p>
          </table:table-cell>
          <table:table-cell office:value-type="float" office:value="-248">
            <text:p>-248</text:p>
          </table:table-cell>
          <table:table-cell table:number-columns-repeated="5"/>
          <table:table-cell table:formula="of:=IF(ABS(([.A71]-[.E$2])/16384) &gt; 0.05; ([.A71]-[.E$2])/16384; 0)" office:value-type="float" office:value="0">
            <text:p>0.000</text:p>
          </table:table-cell>
          <table:table-cell table:formula="of:=IF(ABS(([.B71]-[.F$2])/16384) &gt; 0.1; ([.B71]-[.F$2])/16384; 0)" office:value-type="float" office:value="0">
            <text:p>0.000</text:p>
          </table:table-cell>
          <table:table-cell table:formula="of:=IF(ABS(([.C71]-[.G$2])/16384) &gt; 0.1; ([.C71]-[.G$2])/16384; 0)" office:value-type="float" office:value="0">
            <text:p>0.000</text:p>
          </table:table-cell>
          <table:table-cell table:formula="of:=SQRT([.I71]*[.I71]+[.J71]*[.J71]+[.K71]*[.K71])" office:value-type="float" office:value="0">
            <text:p>0.00</text:p>
          </table:table-cell>
          <table:table-cell table:formula="of:=SQRT([.L71]*0.75*9.8)" office:value-type="float" office:value="0">
            <text:p>0</text:p>
          </table:table-cell>
          <table:table-cell table:formula="of:=[.N70]+0.1*[.M7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304">
            <text:p>-2304</text:p>
          </table:table-cell>
          <table:table-cell office:value-type="float" office:value="-176">
            <text:p>-176</text:p>
          </table:table-cell>
          <table:table-cell table:number-columns-repeated="5"/>
          <table:table-cell table:formula="of:=IF(ABS(([.A72]-[.E$2])/16384) &gt; 0.05; ([.A72]-[.E$2])/16384; 0)" office:value-type="float" office:value="0">
            <text:p>0.000</text:p>
          </table:table-cell>
          <table:table-cell table:formula="of:=IF(ABS(([.B72]-[.F$2])/16384) &gt; 0.1; ([.B72]-[.F$2])/16384; 0)" office:value-type="float" office:value="0">
            <text:p>0.000</text:p>
          </table:table-cell>
          <table:table-cell table:formula="of:=IF(ABS(([.C72]-[.G$2])/16384) &gt; 0.1; ([.C72]-[.G$2])/16384; 0)" office:value-type="float" office:value="0">
            <text:p>0.000</text:p>
          </table:table-cell>
          <table:table-cell table:formula="of:=SQRT([.I72]*[.I72]+[.J72]*[.J72]+[.K72]*[.K72])" office:value-type="float" office:value="0">
            <text:p>0.00</text:p>
          </table:table-cell>
          <table:table-cell table:formula="of:=SQRT([.L72]*0.75*9.8)" office:value-type="float" office:value="0">
            <text:p>0</text:p>
          </table:table-cell>
          <table:table-cell table:formula="of:=[.N71]+0.1*[.M7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56">
            <text:p>16556</text:p>
          </table:table-cell>
          <table:table-cell office:value-type="float" office:value="-2440">
            <text:p>-2440</text:p>
          </table:table-cell>
          <table:table-cell office:value-type="float" office:value="-340">
            <text:p>-340</text:p>
          </table:table-cell>
          <table:table-cell table:number-columns-repeated="5"/>
          <table:table-cell table:formula="of:=IF(ABS(([.A73]-[.E$2])/16384) &gt; 0.05; ([.A73]-[.E$2])/16384; 0)" office:value-type="float" office:value="0">
            <text:p>0.000</text:p>
          </table:table-cell>
          <table:table-cell table:formula="of:=IF(ABS(([.B73]-[.F$2])/16384) &gt; 0.1; ([.B73]-[.F$2])/16384; 0)" office:value-type="float" office:value="0">
            <text:p>0.000</text:p>
          </table:table-cell>
          <table:table-cell table:formula="of:=IF(ABS(([.C73]-[.G$2])/16384) &gt; 0.1; ([.C73]-[.G$2])/16384; 0)" office:value-type="float" office:value="0">
            <text:p>0.000</text:p>
          </table:table-cell>
          <table:table-cell table:formula="of:=SQRT([.I73]*[.I73]+[.J73]*[.J73]+[.K73]*[.K73])" office:value-type="float" office:value="0">
            <text:p>0.00</text:p>
          </table:table-cell>
          <table:table-cell table:formula="of:=SQRT([.L73]*0.75*9.8)" office:value-type="float" office:value="0">
            <text:p>0</text:p>
          </table:table-cell>
          <table:table-cell table:formula="of:=[.N72]+0.1*[.M7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532">
            <text:p>-2532</text:p>
          </table:table-cell>
          <table:table-cell office:value-type="float" office:value="-240">
            <text:p>-240</text:p>
          </table:table-cell>
          <table:table-cell table:number-columns-repeated="5"/>
          <table:table-cell table:formula="of:=IF(ABS(([.A74]-[.E$2])/16384) &gt; 0.05; ([.A74]-[.E$2])/16384; 0)" office:value-type="float" office:value="0">
            <text:p>0.000</text:p>
          </table:table-cell>
          <table:table-cell table:formula="of:=IF(ABS(([.B74]-[.F$2])/16384) &gt; 0.1; ([.B74]-[.F$2])/16384; 0)" office:value-type="float" office:value="0">
            <text:p>0.000</text:p>
          </table:table-cell>
          <table:table-cell table:formula="of:=IF(ABS(([.C74]-[.G$2])/16384) &gt; 0.1; ([.C74]-[.G$2])/16384; 0)" office:value-type="float" office:value="0">
            <text:p>0.000</text:p>
          </table:table-cell>
          <table:table-cell table:formula="of:=SQRT([.I74]*[.I74]+[.J74]*[.J74]+[.K74]*[.K74])" office:value-type="float" office:value="0">
            <text:p>0.00</text:p>
          </table:table-cell>
          <table:table-cell table:formula="of:=SQRT([.L74]*0.75*9.8)" office:value-type="float" office:value="0">
            <text:p>0</text:p>
          </table:table-cell>
          <table:table-cell table:formula="of:=[.N73]+0.1*[.M7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0">
            <text:p>16520</text:p>
          </table:table-cell>
          <table:table-cell office:value-type="float" office:value="-2300">
            <text:p>-2300</text:p>
          </table:table-cell>
          <table:table-cell office:value-type="float" office:value="-200">
            <text:p>-200</text:p>
          </table:table-cell>
          <table:table-cell table:number-columns-repeated="5"/>
          <table:table-cell table:formula="of:=IF(ABS(([.A75]-[.E$2])/16384) &gt; 0.05; ([.A75]-[.E$2])/16384; 0)" office:value-type="float" office:value="0">
            <text:p>0.000</text:p>
          </table:table-cell>
          <table:table-cell table:formula="of:=IF(ABS(([.B75]-[.F$2])/16384) &gt; 0.1; ([.B75]-[.F$2])/16384; 0)" office:value-type="float" office:value="0">
            <text:p>0.000</text:p>
          </table:table-cell>
          <table:table-cell table:formula="of:=IF(ABS(([.C75]-[.G$2])/16384) &gt; 0.1; ([.C75]-[.G$2])/16384; 0)" office:value-type="float" office:value="0">
            <text:p>0.000</text:p>
          </table:table-cell>
          <table:table-cell table:formula="of:=SQRT([.I75]*[.I75]+[.J75]*[.J75]+[.K75]*[.K75])" office:value-type="float" office:value="0">
            <text:p>0.00</text:p>
          </table:table-cell>
          <table:table-cell table:formula="of:=SQRT([.L75]*0.75*9.8)" office:value-type="float" office:value="0">
            <text:p>0</text:p>
          </table:table-cell>
          <table:table-cell table:formula="of:=[.N74]+0.1*[.M7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472">
            <text:p>-2472</text:p>
          </table:table-cell>
          <table:table-cell office:value-type="float" office:value="-124">
            <text:p>-124</text:p>
          </table:table-cell>
          <table:table-cell table:number-columns-repeated="5"/>
          <table:table-cell table:formula="of:=IF(ABS(([.A76]-[.E$2])/16384) &gt; 0.05; ([.A76]-[.E$2])/16384; 0)" office:value-type="float" office:value="0">
            <text:p>0.000</text:p>
          </table:table-cell>
          <table:table-cell table:formula="of:=IF(ABS(([.B76]-[.F$2])/16384) &gt; 0.1; ([.B76]-[.F$2])/16384; 0)" office:value-type="float" office:value="0">
            <text:p>0.000</text:p>
          </table:table-cell>
          <table:table-cell table:formula="of:=IF(ABS(([.C76]-[.G$2])/16384) &gt; 0.1; ([.C76]-[.G$2])/16384; 0)" office:value-type="float" office:value="0">
            <text:p>0.000</text:p>
          </table:table-cell>
          <table:table-cell table:formula="of:=SQRT([.I76]*[.I76]+[.J76]*[.J76]+[.K76]*[.K76])" office:value-type="float" office:value="0">
            <text:p>0.00</text:p>
          </table:table-cell>
          <table:table-cell table:formula="of:=SQRT([.L76]*0.75*9.8)" office:value-type="float" office:value="0">
            <text:p>0</text:p>
          </table:table-cell>
          <table:table-cell table:formula="of:=[.N75]+0.1*[.M7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388">
            <text:p>-2388</text:p>
          </table:table-cell>
          <table:table-cell office:value-type="float" office:value="-244">
            <text:p>-244</text:p>
          </table:table-cell>
          <table:table-cell table:number-columns-repeated="5"/>
          <table:table-cell table:formula="of:=IF(ABS(([.A77]-[.E$2])/16384) &gt; 0.05; ([.A77]-[.E$2])/16384; 0)" office:value-type="float" office:value="0">
            <text:p>0.000</text:p>
          </table:table-cell>
          <table:table-cell table:formula="of:=IF(ABS(([.B77]-[.F$2])/16384) &gt; 0.1; ([.B77]-[.F$2])/16384; 0)" office:value-type="float" office:value="0">
            <text:p>0.000</text:p>
          </table:table-cell>
          <table:table-cell table:formula="of:=IF(ABS(([.C77]-[.G$2])/16384) &gt; 0.1; ([.C77]-[.G$2])/16384; 0)" office:value-type="float" office:value="0">
            <text:p>0.000</text:p>
          </table:table-cell>
          <table:table-cell table:formula="of:=SQRT([.I77]*[.I77]+[.J77]*[.J77]+[.K77]*[.K77])" office:value-type="float" office:value="0">
            <text:p>0.00</text:p>
          </table:table-cell>
          <table:table-cell table:formula="of:=SQRT([.L77]*0.75*9.8)" office:value-type="float" office:value="0">
            <text:p>0</text:p>
          </table:table-cell>
          <table:table-cell table:formula="of:=[.N76]+0.1*[.M7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2384">
            <text:p>-2384</text:p>
          </table:table-cell>
          <table:table-cell office:value-type="float" office:value="-236">
            <text:p>-236</text:p>
          </table:table-cell>
          <table:table-cell table:number-columns-repeated="5"/>
          <table:table-cell table:formula="of:=IF(ABS(([.A78]-[.E$2])/16384) &gt; 0.05; ([.A78]-[.E$2])/16384; 0)" office:value-type="float" office:value="0">
            <text:p>0.000</text:p>
          </table:table-cell>
          <table:table-cell table:formula="of:=IF(ABS(([.B78]-[.F$2])/16384) &gt; 0.1; ([.B78]-[.F$2])/16384; 0)" office:value-type="float" office:value="0">
            <text:p>0.000</text:p>
          </table:table-cell>
          <table:table-cell table:formula="of:=IF(ABS(([.C78]-[.G$2])/16384) &gt; 0.1; ([.C78]-[.G$2])/16384; 0)" office:value-type="float" office:value="0">
            <text:p>0.000</text:p>
          </table:table-cell>
          <table:table-cell table:formula="of:=SQRT([.I78]*[.I78]+[.J78]*[.J78]+[.K78]*[.K78])" office:value-type="float" office:value="0">
            <text:p>0.00</text:p>
          </table:table-cell>
          <table:table-cell table:formula="of:=SQRT([.L78]*0.75*9.8)" office:value-type="float" office:value="0">
            <text:p>0</text:p>
          </table:table-cell>
          <table:table-cell table:formula="of:=[.N77]+0.1*[.M7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2520">
            <text:p>-2520</text:p>
          </table:table-cell>
          <table:table-cell office:value-type="float" office:value="-472">
            <text:p>-472</text:p>
          </table:table-cell>
          <table:table-cell table:number-columns-repeated="5"/>
          <table:table-cell table:formula="of:=IF(ABS(([.A79]-[.E$2])/16384) &gt; 0.05; ([.A79]-[.E$2])/16384; 0)" office:value-type="float" office:value="0">
            <text:p>0.000</text:p>
          </table:table-cell>
          <table:table-cell table:formula="of:=IF(ABS(([.B79]-[.F$2])/16384) &gt; 0.1; ([.B79]-[.F$2])/16384; 0)" office:value-type="float" office:value="0">
            <text:p>0.000</text:p>
          </table:table-cell>
          <table:table-cell table:formula="of:=IF(ABS(([.C79]-[.G$2])/16384) &gt; 0.1; ([.C79]-[.G$2])/16384; 0)" office:value-type="float" office:value="0">
            <text:p>0.000</text:p>
          </table:table-cell>
          <table:table-cell table:formula="of:=SQRT([.I79]*[.I79]+[.J79]*[.J79]+[.K79]*[.K79])" office:value-type="float" office:value="0">
            <text:p>0.00</text:p>
          </table:table-cell>
          <table:table-cell table:formula="of:=SQRT([.L79]*0.75*9.8)" office:value-type="float" office:value="0">
            <text:p>0</text:p>
          </table:table-cell>
          <table:table-cell table:formula="of:=[.N78]+0.1*[.M7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528">
            <text:p>-2528</text:p>
          </table:table-cell>
          <table:table-cell office:value-type="float" office:value="-328">
            <text:p>-328</text:p>
          </table:table-cell>
          <table:table-cell table:number-columns-repeated="5"/>
          <table:table-cell table:formula="of:=IF(ABS(([.A80]-[.E$2])/16384) &gt; 0.05; ([.A80]-[.E$2])/16384; 0)" office:value-type="float" office:value="0">
            <text:p>0.000</text:p>
          </table:table-cell>
          <table:table-cell table:formula="of:=IF(ABS(([.B80]-[.F$2])/16384) &gt; 0.1; ([.B80]-[.F$2])/16384; 0)" office:value-type="float" office:value="0">
            <text:p>0.000</text:p>
          </table:table-cell>
          <table:table-cell table:formula="of:=IF(ABS(([.C80]-[.G$2])/16384) &gt; 0.1; ([.C80]-[.G$2])/16384; 0)" office:value-type="float" office:value="0">
            <text:p>0.000</text:p>
          </table:table-cell>
          <table:table-cell table:formula="of:=SQRT([.I80]*[.I80]+[.J80]*[.J80]+[.K80]*[.K80])" office:value-type="float" office:value="0">
            <text:p>0.00</text:p>
          </table:table-cell>
          <table:table-cell table:formula="of:=SQRT([.L80]*0.75*9.8)" office:value-type="float" office:value="0">
            <text:p>0</text:p>
          </table:table-cell>
          <table:table-cell table:formula="of:=[.N79]+0.1*[.M8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600">
            <text:p>-2600</text:p>
          </table:table-cell>
          <table:table-cell office:value-type="float" office:value="-192">
            <text:p>-192</text:p>
          </table:table-cell>
          <table:table-cell table:number-columns-repeated="5"/>
          <table:table-cell table:formula="of:=IF(ABS(([.A81]-[.E$2])/16384) &gt; 0.05; ([.A81]-[.E$2])/16384; 0)" office:value-type="float" office:value="0">
            <text:p>0.000</text:p>
          </table:table-cell>
          <table:table-cell table:formula="of:=IF(ABS(([.B81]-[.F$2])/16384) &gt; 0.1; ([.B81]-[.F$2])/16384; 0)" office:value-type="float" office:value="0">
            <text:p>0.000</text:p>
          </table:table-cell>
          <table:table-cell table:formula="of:=IF(ABS(([.C81]-[.G$2])/16384) &gt; 0.1; ([.C81]-[.G$2])/16384; 0)" office:value-type="float" office:value="0">
            <text:p>0.000</text:p>
          </table:table-cell>
          <table:table-cell table:formula="of:=SQRT([.I81]*[.I81]+[.J81]*[.J81]+[.K81]*[.K81])" office:value-type="float" office:value="0">
            <text:p>0.00</text:p>
          </table:table-cell>
          <table:table-cell table:formula="of:=SQRT([.L81]*0.75*9.8)" office:value-type="float" office:value="0">
            <text:p>0</text:p>
          </table:table-cell>
          <table:table-cell table:formula="of:=[.N80]+0.1*[.M8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8">
            <text:p>16448</text:p>
          </table:table-cell>
          <table:table-cell office:value-type="float" office:value="-2648">
            <text:p>-2648</text:p>
          </table:table-cell>
          <table:table-cell office:value-type="float" office:value="-24">
            <text:p>-24</text:p>
          </table:table-cell>
          <table:table-cell table:number-columns-repeated="5"/>
          <table:table-cell table:formula="of:=IF(ABS(([.A82]-[.E$2])/16384) &gt; 0.05; ([.A82]-[.E$2])/16384; 0)" office:value-type="float" office:value="0">
            <text:p>0.000</text:p>
          </table:table-cell>
          <table:table-cell table:formula="of:=IF(ABS(([.B82]-[.F$2])/16384) &gt; 0.1; ([.B82]-[.F$2])/16384; 0)" office:value-type="float" office:value="0">
            <text:p>0.000</text:p>
          </table:table-cell>
          <table:table-cell table:formula="of:=IF(ABS(([.C82]-[.G$2])/16384) &gt; 0.1; ([.C82]-[.G$2])/16384; 0)" office:value-type="float" office:value="0">
            <text:p>0.000</text:p>
          </table:table-cell>
          <table:table-cell table:formula="of:=SQRT([.I82]*[.I82]+[.J82]*[.J82]+[.K82]*[.K82])" office:value-type="float" office:value="0">
            <text:p>0.00</text:p>
          </table:table-cell>
          <table:table-cell table:formula="of:=SQRT([.L82]*0.75*9.8)" office:value-type="float" office:value="0">
            <text:p>0</text:p>
          </table:table-cell>
          <table:table-cell table:formula="of:=[.N81]+0.1*[.M8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4">
            <text:p>16444</text:p>
          </table:table-cell>
          <table:table-cell office:value-type="float" office:value="-2500">
            <text:p>-2500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IF(ABS(([.A83]-[.E$2])/16384) &gt; 0.05; ([.A83]-[.E$2])/16384; 0)" office:value-type="float" office:value="0">
            <text:p>0.000</text:p>
          </table:table-cell>
          <table:table-cell table:formula="of:=IF(ABS(([.B83]-[.F$2])/16384) &gt; 0.1; ([.B83]-[.F$2])/16384; 0)" office:value-type="float" office:value="0">
            <text:p>0.000</text:p>
          </table:table-cell>
          <table:table-cell table:formula="of:=IF(ABS(([.C83]-[.G$2])/16384) &gt; 0.1; ([.C83]-[.G$2])/16384; 0)" office:value-type="float" office:value="0">
            <text:p>0.000</text:p>
          </table:table-cell>
          <table:table-cell table:formula="of:=SQRT([.I83]*[.I83]+[.J83]*[.J83]+[.K83]*[.K83])" office:value-type="float" office:value="0">
            <text:p>0.00</text:p>
          </table:table-cell>
          <table:table-cell table:formula="of:=SQRT([.L83]*0.75*9.8)" office:value-type="float" office:value="0">
            <text:p>0</text:p>
          </table:table-cell>
          <table:table-cell table:formula="of:=[.N82]+0.1*[.M8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420">
            <text:p>-2420</text:p>
          </table:table-cell>
          <table:table-cell office:value-type="float" office:value="-92">
            <text:p>-92</text:p>
          </table:table-cell>
          <table:table-cell table:number-columns-repeated="5"/>
          <table:table-cell table:formula="of:=IF(ABS(([.A84]-[.E$2])/16384) &gt; 0.05; ([.A84]-[.E$2])/16384; 0)" office:value-type="float" office:value="0">
            <text:p>0.000</text:p>
          </table:table-cell>
          <table:table-cell table:formula="of:=IF(ABS(([.B84]-[.F$2])/16384) &gt; 0.1; ([.B84]-[.F$2])/16384; 0)" office:value-type="float" office:value="0">
            <text:p>0.000</text:p>
          </table:table-cell>
          <table:table-cell table:formula="of:=IF(ABS(([.C84]-[.G$2])/16384) &gt; 0.1; ([.C84]-[.G$2])/16384; 0)" office:value-type="float" office:value="0">
            <text:p>0.000</text:p>
          </table:table-cell>
          <table:table-cell table:formula="of:=SQRT([.I84]*[.I84]+[.J84]*[.J84]+[.K84]*[.K84])" office:value-type="float" office:value="0">
            <text:p>0.00</text:p>
          </table:table-cell>
          <table:table-cell table:formula="of:=SQRT([.L84]*0.75*9.8)" office:value-type="float" office:value="0">
            <text:p>0</text:p>
          </table:table-cell>
          <table:table-cell table:formula="of:=[.N83]+0.1*[.M8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0">
            <text:p>16480</text:p>
          </table:table-cell>
          <table:table-cell office:value-type="float" office:value="-2464">
            <text:p>-2464</text:p>
          </table:table-cell>
          <table:table-cell office:value-type="float" office:value="-156">
            <text:p>-156</text:p>
          </table:table-cell>
          <table:table-cell table:number-columns-repeated="5"/>
          <table:table-cell table:formula="of:=IF(ABS(([.A85]-[.E$2])/16384) &gt; 0.05; ([.A85]-[.E$2])/16384; 0)" office:value-type="float" office:value="0">
            <text:p>0.000</text:p>
          </table:table-cell>
          <table:table-cell table:formula="of:=IF(ABS(([.B85]-[.F$2])/16384) &gt; 0.1; ([.B85]-[.F$2])/16384; 0)" office:value-type="float" office:value="0">
            <text:p>0.000</text:p>
          </table:table-cell>
          <table:table-cell table:formula="of:=IF(ABS(([.C85]-[.G$2])/16384) &gt; 0.1; ([.C85]-[.G$2])/16384; 0)" office:value-type="float" office:value="0">
            <text:p>0.000</text:p>
          </table:table-cell>
          <table:table-cell table:formula="of:=SQRT([.I85]*[.I85]+[.J85]*[.J85]+[.K85]*[.K85])" office:value-type="float" office:value="0">
            <text:p>0.00</text:p>
          </table:table-cell>
          <table:table-cell table:formula="of:=SQRT([.L85]*0.75*9.8)" office:value-type="float" office:value="0">
            <text:p>0</text:p>
          </table:table-cell>
          <table:table-cell table:formula="of:=[.N84]+0.1*[.M8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92">
            <text:p>16492</text:p>
          </table:table-cell>
          <table:table-cell office:value-type="float" office:value="-2532">
            <text:p>-2532</text:p>
          </table:table-cell>
          <table:table-cell office:value-type="float" office:value="-320">
            <text:p>-320</text:p>
          </table:table-cell>
          <table:table-cell table:number-columns-repeated="5"/>
          <table:table-cell table:formula="of:=IF(ABS(([.A86]-[.E$2])/16384) &gt; 0.05; ([.A86]-[.E$2])/16384; 0)" office:value-type="float" office:value="0">
            <text:p>0.000</text:p>
          </table:table-cell>
          <table:table-cell table:formula="of:=IF(ABS(([.B86]-[.F$2])/16384) &gt; 0.1; ([.B86]-[.F$2])/16384; 0)" office:value-type="float" office:value="0">
            <text:p>0.000</text:p>
          </table:table-cell>
          <table:table-cell table:formula="of:=IF(ABS(([.C86]-[.G$2])/16384) &gt; 0.1; ([.C86]-[.G$2])/16384; 0)" office:value-type="float" office:value="0">
            <text:p>0.000</text:p>
          </table:table-cell>
          <table:table-cell table:formula="of:=SQRT([.I86]*[.I86]+[.J86]*[.J86]+[.K86]*[.K86])" office:value-type="float" office:value="0">
            <text:p>0.00</text:p>
          </table:table-cell>
          <table:table-cell table:formula="of:=SQRT([.L86]*0.75*9.8)" office:value-type="float" office:value="0">
            <text:p>0</text:p>
          </table:table-cell>
          <table:table-cell table:formula="of:=[.N85]+0.1*[.M8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608">
            <text:p>16608</text:p>
          </table:table-cell>
          <table:table-cell office:value-type="float" office:value="-2524">
            <text:p>-2524</text:p>
          </table:table-cell>
          <table:table-cell office:value-type="float" office:value="-212">
            <text:p>-212</text:p>
          </table:table-cell>
          <table:table-cell table:number-columns-repeated="5"/>
          <table:table-cell table:formula="of:=IF(ABS(([.A87]-[.E$2])/16384) &gt; 0.05; ([.A87]-[.E$2])/16384; 0)" office:value-type="float" office:value="0">
            <text:p>0.000</text:p>
          </table:table-cell>
          <table:table-cell table:formula="of:=IF(ABS(([.B87]-[.F$2])/16384) &gt; 0.1; ([.B87]-[.F$2])/16384; 0)" office:value-type="float" office:value="0">
            <text:p>0.000</text:p>
          </table:table-cell>
          <table:table-cell table:formula="of:=IF(ABS(([.C87]-[.G$2])/16384) &gt; 0.1; ([.C87]-[.G$2])/16384; 0)" office:value-type="float" office:value="0">
            <text:p>0.000</text:p>
          </table:table-cell>
          <table:table-cell table:formula="of:=SQRT([.I87]*[.I87]+[.J87]*[.J87]+[.K87]*[.K87])" office:value-type="float" office:value="0">
            <text:p>0.00</text:p>
          </table:table-cell>
          <table:table-cell table:formula="of:=SQRT([.L87]*0.75*9.8)" office:value-type="float" office:value="0">
            <text:p>0</text:p>
          </table:table-cell>
          <table:table-cell table:formula="of:=[.N86]+0.1*[.M8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2496">
            <text:p>-2496</text:p>
          </table:table-cell>
          <table:table-cell office:value-type="float" office:value="-172">
            <text:p>-172</text:p>
          </table:table-cell>
          <table:table-cell table:number-columns-repeated="5"/>
          <table:table-cell table:formula="of:=IF(ABS(([.A88]-[.E$2])/16384) &gt; 0.05; ([.A88]-[.E$2])/16384; 0)" office:value-type="float" office:value="0">
            <text:p>0.000</text:p>
          </table:table-cell>
          <table:table-cell table:formula="of:=IF(ABS(([.B88]-[.F$2])/16384) &gt; 0.1; ([.B88]-[.F$2])/16384; 0)" office:value-type="float" office:value="0">
            <text:p>0.000</text:p>
          </table:table-cell>
          <table:table-cell table:formula="of:=IF(ABS(([.C88]-[.G$2])/16384) &gt; 0.1; ([.C88]-[.G$2])/16384; 0)" office:value-type="float" office:value="0">
            <text:p>0.000</text:p>
          </table:table-cell>
          <table:table-cell table:formula="of:=SQRT([.I88]*[.I88]+[.J88]*[.J88]+[.K88]*[.K88])" office:value-type="float" office:value="0">
            <text:p>0.00</text:p>
          </table:table-cell>
          <table:table-cell table:formula="of:=SQRT([.L88]*0.75*9.8)" office:value-type="float" office:value="0">
            <text:p>0</text:p>
          </table:table-cell>
          <table:table-cell table:formula="of:=[.N87]+0.1*[.M8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8">
            <text:p>16528</text:p>
          </table:table-cell>
          <table:table-cell office:value-type="float" office:value="-2520">
            <text:p>-2520</text:p>
          </table:table-cell>
          <table:table-cell office:value-type="float" office:value="-424">
            <text:p>-424</text:p>
          </table:table-cell>
          <table:table-cell table:number-columns-repeated="5"/>
          <table:table-cell table:formula="of:=IF(ABS(([.A89]-[.E$2])/16384) &gt; 0.05; ([.A89]-[.E$2])/16384; 0)" office:value-type="float" office:value="0">
            <text:p>0.000</text:p>
          </table:table-cell>
          <table:table-cell table:formula="of:=IF(ABS(([.B89]-[.F$2])/16384) &gt; 0.1; ([.B89]-[.F$2])/16384; 0)" office:value-type="float" office:value="0">
            <text:p>0.000</text:p>
          </table:table-cell>
          <table:table-cell table:formula="of:=IF(ABS(([.C89]-[.G$2])/16384) &gt; 0.1; ([.C89]-[.G$2])/16384; 0)" office:value-type="float" office:value="0">
            <text:p>0.000</text:p>
          </table:table-cell>
          <table:table-cell table:formula="of:=SQRT([.I89]*[.I89]+[.J89]*[.J89]+[.K89]*[.K89])" office:value-type="float" office:value="0">
            <text:p>0.00</text:p>
          </table:table-cell>
          <table:table-cell table:formula="of:=SQRT([.L89]*0.75*9.8)" office:value-type="float" office:value="0">
            <text:p>0</text:p>
          </table:table-cell>
          <table:table-cell table:formula="of:=[.N88]+0.1*[.M8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2504">
            <text:p>-2504</text:p>
          </table:table-cell>
          <table:table-cell office:value-type="float" office:value="-88">
            <text:p>-88</text:p>
          </table:table-cell>
          <table:table-cell table:number-columns-repeated="5"/>
          <table:table-cell table:formula="of:=IF(ABS(([.A90]-[.E$2])/16384) &gt; 0.05; ([.A90]-[.E$2])/16384; 0)" office:value-type="float" office:value="0">
            <text:p>0.000</text:p>
          </table:table-cell>
          <table:table-cell table:formula="of:=IF(ABS(([.B90]-[.F$2])/16384) &gt; 0.1; ([.B90]-[.F$2])/16384; 0)" office:value-type="float" office:value="0">
            <text:p>0.000</text:p>
          </table:table-cell>
          <table:table-cell table:formula="of:=IF(ABS(([.C90]-[.G$2])/16384) &gt; 0.1; ([.C90]-[.G$2])/16384; 0)" office:value-type="float" office:value="0">
            <text:p>0.000</text:p>
          </table:table-cell>
          <table:table-cell table:formula="of:=SQRT([.I90]*[.I90]+[.J90]*[.J90]+[.K90]*[.K90])" office:value-type="float" office:value="0">
            <text:p>0.00</text:p>
          </table:table-cell>
          <table:table-cell table:formula="of:=SQRT([.L90]*0.75*9.8)" office:value-type="float" office:value="0">
            <text:p>0</text:p>
          </table:table-cell>
          <table:table-cell table:formula="of:=[.N89]+0.1*[.M9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2528">
            <text:p>-2528</text:p>
          </table:table-cell>
          <table:table-cell office:value-type="float" office:value="-296">
            <text:p>-296</text:p>
          </table:table-cell>
          <table:table-cell table:number-columns-repeated="5"/>
          <table:table-cell table:formula="of:=IF(ABS(([.A91]-[.E$2])/16384) &gt; 0.05; ([.A91]-[.E$2])/16384; 0)" office:value-type="float" office:value="0">
            <text:p>0.000</text:p>
          </table:table-cell>
          <table:table-cell table:formula="of:=IF(ABS(([.B91]-[.F$2])/16384) &gt; 0.1; ([.B91]-[.F$2])/16384; 0)" office:value-type="float" office:value="0">
            <text:p>0.000</text:p>
          </table:table-cell>
          <table:table-cell table:formula="of:=IF(ABS(([.C91]-[.G$2])/16384) &gt; 0.1; ([.C91]-[.G$2])/16384; 0)" office:value-type="float" office:value="0">
            <text:p>0.000</text:p>
          </table:table-cell>
          <table:table-cell table:formula="of:=SQRT([.I91]*[.I91]+[.J91]*[.J91]+[.K91]*[.K91])" office:value-type="float" office:value="0">
            <text:p>0.00</text:p>
          </table:table-cell>
          <table:table-cell table:formula="of:=SQRT([.L91]*0.75*9.8)" office:value-type="float" office:value="0">
            <text:p>0</text:p>
          </table:table-cell>
          <table:table-cell table:formula="of:=[.N90]+0.1*[.M9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4">
            <text:p>16484</text:p>
          </table:table-cell>
          <table:table-cell office:value-type="float" office:value="-2688">
            <text:p>-2688</text:p>
          </table:table-cell>
          <table:table-cell office:value-type="float" office:value="-460">
            <text:p>-460</text:p>
          </table:table-cell>
          <table:table-cell table:number-columns-repeated="5"/>
          <table:table-cell table:formula="of:=IF(ABS(([.A92]-[.E$2])/16384) &gt; 0.05; ([.A92]-[.E$2])/16384; 0)" office:value-type="float" office:value="0">
            <text:p>0.000</text:p>
          </table:table-cell>
          <table:table-cell table:formula="of:=IF(ABS(([.B92]-[.F$2])/16384) &gt; 0.1; ([.B92]-[.F$2])/16384; 0)" office:value-type="float" office:value="0">
            <text:p>0.000</text:p>
          </table:table-cell>
          <table:table-cell table:formula="of:=IF(ABS(([.C92]-[.G$2])/16384) &gt; 0.1; ([.C92]-[.G$2])/16384; 0)" office:value-type="float" office:value="0">
            <text:p>0.000</text:p>
          </table:table-cell>
          <table:table-cell table:formula="of:=SQRT([.I92]*[.I92]+[.J92]*[.J92]+[.K92]*[.K92])" office:value-type="float" office:value="0">
            <text:p>0.00</text:p>
          </table:table-cell>
          <table:table-cell table:formula="of:=SQRT([.L92]*0.75*9.8)" office:value-type="float" office:value="0">
            <text:p>0</text:p>
          </table:table-cell>
          <table:table-cell table:formula="of:=[.N91]+0.1*[.M9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2636">
            <text:p>-2636</text:p>
          </table:table-cell>
          <table:table-cell office:value-type="float" office:value="-448">
            <text:p>-448</text:p>
          </table:table-cell>
          <table:table-cell table:number-columns-repeated="5"/>
          <table:table-cell table:formula="of:=IF(ABS(([.A93]-[.E$2])/16384) &gt; 0.05; ([.A93]-[.E$2])/16384; 0)" office:value-type="float" office:value="0">
            <text:p>0.000</text:p>
          </table:table-cell>
          <table:table-cell table:formula="of:=IF(ABS(([.B93]-[.F$2])/16384) &gt; 0.1; ([.B93]-[.F$2])/16384; 0)" office:value-type="float" office:value="0">
            <text:p>0.000</text:p>
          </table:table-cell>
          <table:table-cell table:formula="of:=IF(ABS(([.C93]-[.G$2])/16384) &gt; 0.1; ([.C93]-[.G$2])/16384; 0)" office:value-type="float" office:value="0">
            <text:p>0.000</text:p>
          </table:table-cell>
          <table:table-cell table:formula="of:=SQRT([.I93]*[.I93]+[.J93]*[.J93]+[.K93]*[.K93])" office:value-type="float" office:value="0">
            <text:p>0.00</text:p>
          </table:table-cell>
          <table:table-cell table:formula="of:=SQRT([.L93]*0.75*9.8)" office:value-type="float" office:value="0">
            <text:p>0</text:p>
          </table:table-cell>
          <table:table-cell table:formula="of:=[.N92]+0.1*[.M9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676">
            <text:p>-2676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94]-[.E$2])/16384) &gt; 0.05; ([.A94]-[.E$2])/16384; 0)" office:value-type="float" office:value="0">
            <text:p>0.000</text:p>
          </table:table-cell>
          <table:table-cell table:formula="of:=IF(ABS(([.B94]-[.F$2])/16384) &gt; 0.1; ([.B94]-[.F$2])/16384; 0)" office:value-type="float" office:value="0">
            <text:p>0.000</text:p>
          </table:table-cell>
          <table:table-cell table:formula="of:=IF(ABS(([.C94]-[.G$2])/16384) &gt; 0.1; ([.C94]-[.G$2])/16384; 0)" office:value-type="float" office:value="0">
            <text:p>0.000</text:p>
          </table:table-cell>
          <table:table-cell table:formula="of:=SQRT([.I94]*[.I94]+[.J94]*[.J94]+[.K94]*[.K94])" office:value-type="float" office:value="0">
            <text:p>0.00</text:p>
          </table:table-cell>
          <table:table-cell table:formula="of:=SQRT([.L94]*0.75*9.8)" office:value-type="float" office:value="0">
            <text:p>0</text:p>
          </table:table-cell>
          <table:table-cell table:formula="of:=[.N93]+0.1*[.M9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596">
            <text:p>-2596</text:p>
          </table:table-cell>
          <table:table-cell office:value-type="float" office:value="-580">
            <text:p>-580</text:p>
          </table:table-cell>
          <table:table-cell table:number-columns-repeated="5"/>
          <table:table-cell table:formula="of:=IF(ABS(([.A95]-[.E$2])/16384) &gt; 0.05; ([.A95]-[.E$2])/16384; 0)" office:value-type="float" office:value="0">
            <text:p>0.000</text:p>
          </table:table-cell>
          <table:table-cell table:formula="of:=IF(ABS(([.B95]-[.F$2])/16384) &gt; 0.1; ([.B95]-[.F$2])/16384; 0)" office:value-type="float" office:value="0">
            <text:p>0.000</text:p>
          </table:table-cell>
          <table:table-cell table:formula="of:=IF(ABS(([.C95]-[.G$2])/16384) &gt; 0.1; ([.C95]-[.G$2])/16384; 0)" office:value-type="float" office:value="0">
            <text:p>0.000</text:p>
          </table:table-cell>
          <table:table-cell table:formula="of:=SQRT([.I95]*[.I95]+[.J95]*[.J95]+[.K95]*[.K95])" office:value-type="float" office:value="0">
            <text:p>0.00</text:p>
          </table:table-cell>
          <table:table-cell table:formula="of:=SQRT([.L95]*0.75*9.8)" office:value-type="float" office:value="0">
            <text:p>0</text:p>
          </table:table-cell>
          <table:table-cell table:formula="of:=[.N94]+0.1*[.M9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608">
            <text:p>-2608</text:p>
          </table:table-cell>
          <table:table-cell office:value-type="float" office:value="-708">
            <text:p>-708</text:p>
          </table:table-cell>
          <table:table-cell table:number-columns-repeated="5"/>
          <table:table-cell table:formula="of:=IF(ABS(([.A96]-[.E$2])/16384) &gt; 0.05; ([.A96]-[.E$2])/16384; 0)" office:value-type="float" office:value="0">
            <text:p>0.000</text:p>
          </table:table-cell>
          <table:table-cell table:formula="of:=IF(ABS(([.B96]-[.F$2])/16384) &gt; 0.1; ([.B96]-[.F$2])/16384; 0)" office:value-type="float" office:value="0">
            <text:p>0.000</text:p>
          </table:table-cell>
          <table:table-cell table:formula="of:=IF(ABS(([.C96]-[.G$2])/16384) &gt; 0.1; ([.C96]-[.G$2])/16384; 0)" office:value-type="float" office:value="0">
            <text:p>0.000</text:p>
          </table:table-cell>
          <table:table-cell table:formula="of:=SQRT([.I96]*[.I96]+[.J96]*[.J96]+[.K96]*[.K96])" office:value-type="float" office:value="0">
            <text:p>0.00</text:p>
          </table:table-cell>
          <table:table-cell table:formula="of:=SQRT([.L96]*0.75*9.8)" office:value-type="float" office:value="0">
            <text:p>0</text:p>
          </table:table-cell>
          <table:table-cell table:formula="of:=[.N95]+0.1*[.M9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2668">
            <text:p>-2668</text:p>
          </table:table-cell>
          <table:table-cell office:value-type="float" office:value="-804">
            <text:p>-804</text:p>
          </table:table-cell>
          <table:table-cell table:number-columns-repeated="5"/>
          <table:table-cell table:formula="of:=IF(ABS(([.A97]-[.E$2])/16384) &gt; 0.05; ([.A97]-[.E$2])/16384; 0)" office:value-type="float" office:value="0">
            <text:p>0.000</text:p>
          </table:table-cell>
          <table:table-cell table:formula="of:=IF(ABS(([.B97]-[.F$2])/16384) &gt; 0.1; ([.B97]-[.F$2])/16384; 0)" office:value-type="float" office:value="0">
            <text:p>0.000</text:p>
          </table:table-cell>
          <table:table-cell table:formula="of:=IF(ABS(([.C97]-[.G$2])/16384) &gt; 0.1; ([.C97]-[.G$2])/16384; 0)" office:value-type="float" office:value="0">
            <text:p>0.000</text:p>
          </table:table-cell>
          <table:table-cell table:formula="of:=SQRT([.I97]*[.I97]+[.J97]*[.J97]+[.K97]*[.K97])" office:value-type="float" office:value="0">
            <text:p>0.00</text:p>
          </table:table-cell>
          <table:table-cell table:formula="of:=SQRT([.L97]*0.75*9.8)" office:value-type="float" office:value="0">
            <text:p>0</text:p>
          </table:table-cell>
          <table:table-cell table:formula="of:=[.N96]+0.1*[.M9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2676">
            <text:p>-2676</text:p>
          </table:table-cell>
          <table:table-cell office:value-type="float" office:value="-400">
            <text:p>-400</text:p>
          </table:table-cell>
          <table:table-cell table:number-columns-repeated="5"/>
          <table:table-cell table:formula="of:=IF(ABS(([.A98]-[.E$2])/16384) &gt; 0.05; ([.A98]-[.E$2])/16384; 0)" office:value-type="float" office:value="0">
            <text:p>0.000</text:p>
          </table:table-cell>
          <table:table-cell table:formula="of:=IF(ABS(([.B98]-[.F$2])/16384) &gt; 0.1; ([.B98]-[.F$2])/16384; 0)" office:value-type="float" office:value="0">
            <text:p>0.000</text:p>
          </table:table-cell>
          <table:table-cell table:formula="of:=IF(ABS(([.C98]-[.G$2])/16384) &gt; 0.1; ([.C98]-[.G$2])/16384; 0)" office:value-type="float" office:value="0">
            <text:p>0.000</text:p>
          </table:table-cell>
          <table:table-cell table:formula="of:=SQRT([.I98]*[.I98]+[.J98]*[.J98]+[.K98]*[.K98])" office:value-type="float" office:value="0">
            <text:p>0.00</text:p>
          </table:table-cell>
          <table:table-cell table:formula="of:=SQRT([.L98]*0.75*9.8)" office:value-type="float" office:value="0">
            <text:p>0</text:p>
          </table:table-cell>
          <table:table-cell table:formula="of:=[.N97]+0.1*[.M9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8">
            <text:p>16528</text:p>
          </table:table-cell>
          <table:table-cell office:value-type="float" office:value="-2728">
            <text:p>-2728</text:p>
          </table:table-cell>
          <table:table-cell office:value-type="float" office:value="-464">
            <text:p>-464</text:p>
          </table:table-cell>
          <table:table-cell table:number-columns-repeated="5"/>
          <table:table-cell table:formula="of:=IF(ABS(([.A99]-[.E$2])/16384) &gt; 0.05; ([.A99]-[.E$2])/16384; 0)" office:value-type="float" office:value="0">
            <text:p>0.000</text:p>
          </table:table-cell>
          <table:table-cell table:formula="of:=IF(ABS(([.B99]-[.F$2])/16384) &gt; 0.1; ([.B99]-[.F$2])/16384; 0)" office:value-type="float" office:value="0">
            <text:p>0.000</text:p>
          </table:table-cell>
          <table:table-cell table:formula="of:=IF(ABS(([.C99]-[.G$2])/16384) &gt; 0.1; ([.C99]-[.G$2])/16384; 0)" office:value-type="float" office:value="0">
            <text:p>0.000</text:p>
          </table:table-cell>
          <table:table-cell table:formula="of:=SQRT([.I99]*[.I99]+[.J99]*[.J99]+[.K99]*[.K99])" office:value-type="float" office:value="0">
            <text:p>0.00</text:p>
          </table:table-cell>
          <table:table-cell table:formula="of:=SQRT([.L99]*0.75*9.8)" office:value-type="float" office:value="0">
            <text:p>0</text:p>
          </table:table-cell>
          <table:table-cell table:formula="of:=[.N98]+0.1*[.M9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6">
            <text:p>16356</text:p>
          </table:table-cell>
          <table:table-cell office:value-type="float" office:value="-2668">
            <text:p>-2668</text:p>
          </table:table-cell>
          <table:table-cell office:value-type="float" office:value="-408">
            <text:p>-408</text:p>
          </table:table-cell>
          <table:table-cell table:number-columns-repeated="5"/>
          <table:table-cell table:formula="of:=IF(ABS(([.A100]-[.E$2])/16384) &gt; 0.05; ([.A100]-[.E$2])/16384; 0)" office:value-type="float" office:value="0">
            <text:p>0.000</text:p>
          </table:table-cell>
          <table:table-cell table:formula="of:=IF(ABS(([.B100]-[.F$2])/16384) &gt; 0.1; ([.B100]-[.F$2])/16384; 0)" office:value-type="float" office:value="0">
            <text:p>0.000</text:p>
          </table:table-cell>
          <table:table-cell table:formula="of:=IF(ABS(([.C100]-[.G$2])/16384) &gt; 0.1; ([.C100]-[.G$2])/16384; 0)" office:value-type="float" office:value="0">
            <text:p>0.000</text:p>
          </table:table-cell>
          <table:table-cell table:formula="of:=SQRT([.I100]*[.I100]+[.J100]*[.J100]+[.K100]*[.K100])" office:value-type="float" office:value="0">
            <text:p>0.00</text:p>
          </table:table-cell>
          <table:table-cell table:formula="of:=SQRT([.L100]*0.75*9.8)" office:value-type="float" office:value="0">
            <text:p>0</text:p>
          </table:table-cell>
          <table:table-cell table:formula="of:=[.N99]+0.1*[.M10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736">
            <text:p>-2736</text:p>
          </table:table-cell>
          <table:table-cell office:value-type="float" office:value="-452">
            <text:p>-452</text:p>
          </table:table-cell>
          <table:table-cell table:number-columns-repeated="5"/>
          <table:table-cell table:formula="of:=IF(ABS(([.A101]-[.E$2])/16384) &gt; 0.05; ([.A101]-[.E$2])/16384; 0)" office:value-type="float" office:value="0">
            <text:p>0.000</text:p>
          </table:table-cell>
          <table:table-cell table:formula="of:=IF(ABS(([.B101]-[.F$2])/16384) &gt; 0.1; ([.B101]-[.F$2])/16384; 0)" office:value-type="float" office:value="0">
            <text:p>0.000</text:p>
          </table:table-cell>
          <table:table-cell table:formula="of:=IF(ABS(([.C101]-[.G$2])/16384) &gt; 0.1; ([.C101]-[.G$2])/16384; 0)" office:value-type="float" office:value="0">
            <text:p>0.000</text:p>
          </table:table-cell>
          <table:table-cell table:formula="of:=SQRT([.I101]*[.I101]+[.J101]*[.J101]+[.K101]*[.K101])" office:value-type="float" office:value="0">
            <text:p>0.00</text:p>
          </table:table-cell>
          <table:table-cell table:formula="of:=SQRT([.L101]*0.75*9.8)" office:value-type="float" office:value="0">
            <text:p>0</text:p>
          </table:table-cell>
          <table:table-cell table:formula="of:=[.N100]+0.1*[.M10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32">
            <text:p>16532</text:p>
          </table:table-cell>
          <table:table-cell office:value-type="float" office:value="-2660">
            <text:p>-2660</text:p>
          </table:table-cell>
          <table:table-cell office:value-type="float" office:value="-632">
            <text:p>-632</text:p>
          </table:table-cell>
          <table:table-cell table:number-columns-repeated="5"/>
          <table:table-cell table:formula="of:=IF(ABS(([.A102]-[.E$2])/16384) &gt; 0.05; ([.A102]-[.E$2])/16384; 0)" office:value-type="float" office:value="0">
            <text:p>0.000</text:p>
          </table:table-cell>
          <table:table-cell table:formula="of:=IF(ABS(([.B102]-[.F$2])/16384) &gt; 0.1; ([.B102]-[.F$2])/16384; 0)" office:value-type="float" office:value="0">
            <text:p>0.000</text:p>
          </table:table-cell>
          <table:table-cell table:formula="of:=IF(ABS(([.C102]-[.G$2])/16384) &gt; 0.1; ([.C102]-[.G$2])/16384; 0)" office:value-type="float" office:value="0">
            <text:p>0.000</text:p>
          </table:table-cell>
          <table:table-cell table:formula="of:=SQRT([.I102]*[.I102]+[.J102]*[.J102]+[.K102]*[.K102])" office:value-type="float" office:value="0">
            <text:p>0.00</text:p>
          </table:table-cell>
          <table:table-cell table:formula="of:=SQRT([.L102]*0.75*9.8)" office:value-type="float" office:value="0">
            <text:p>0</text:p>
          </table:table-cell>
          <table:table-cell table:formula="of:=[.N101]+0.1*[.M10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28">
            <text:p>16328</text:p>
          </table:table-cell>
          <table:table-cell office:value-type="float" office:value="-2716">
            <text:p>-2716</text:p>
          </table:table-cell>
          <table:table-cell office:value-type="float" office:value="-516">
            <text:p>-516</text:p>
          </table:table-cell>
          <table:table-cell table:number-columns-repeated="5"/>
          <table:table-cell table:formula="of:=IF(ABS(([.A103]-[.E$2])/16384) &gt; 0.05; ([.A103]-[.E$2])/16384; 0)" office:value-type="float" office:value="0">
            <text:p>0.000</text:p>
          </table:table-cell>
          <table:table-cell table:formula="of:=IF(ABS(([.B103]-[.F$2])/16384) &gt; 0.1; ([.B103]-[.F$2])/16384; 0)" office:value-type="float" office:value="0">
            <text:p>0.000</text:p>
          </table:table-cell>
          <table:table-cell table:formula="of:=IF(ABS(([.C103]-[.G$2])/16384) &gt; 0.1; ([.C103]-[.G$2])/16384; 0)" office:value-type="float" office:value="0">
            <text:p>0.000</text:p>
          </table:table-cell>
          <table:table-cell table:formula="of:=SQRT([.I103]*[.I103]+[.J103]*[.J103]+[.K103]*[.K103])" office:value-type="float" office:value="0">
            <text:p>0.00</text:p>
          </table:table-cell>
          <table:table-cell table:formula="of:=SQRT([.L103]*0.75*9.8)" office:value-type="float" office:value="0">
            <text:p>0</text:p>
          </table:table-cell>
          <table:table-cell table:formula="of:=[.N102]+0.1*[.M10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2748">
            <text:p>-2748</text:p>
          </table:table-cell>
          <table:table-cell office:value-type="float" office:value="-468">
            <text:p>-468</text:p>
          </table:table-cell>
          <table:table-cell table:number-columns-repeated="5"/>
          <table:table-cell table:formula="of:=IF(ABS(([.A104]-[.E$2])/16384) &gt; 0.05; ([.A104]-[.E$2])/16384; 0)" office:value-type="float" office:value="0">
            <text:p>0.000</text:p>
          </table:table-cell>
          <table:table-cell table:formula="of:=IF(ABS(([.B104]-[.F$2])/16384) &gt; 0.1; ([.B104]-[.F$2])/16384; 0)" office:value-type="float" office:value="0">
            <text:p>0.000</text:p>
          </table:table-cell>
          <table:table-cell table:formula="of:=IF(ABS(([.C104]-[.G$2])/16384) &gt; 0.1; ([.C104]-[.G$2])/16384; 0)" office:value-type="float" office:value="0">
            <text:p>0.000</text:p>
          </table:table-cell>
          <table:table-cell table:formula="of:=SQRT([.I104]*[.I104]+[.J104]*[.J104]+[.K104]*[.K104])" office:value-type="float" office:value="0">
            <text:p>0.00</text:p>
          </table:table-cell>
          <table:table-cell table:formula="of:=SQRT([.L104]*0.75*9.8)" office:value-type="float" office:value="0">
            <text:p>0</text:p>
          </table:table-cell>
          <table:table-cell table:formula="of:=[.N103]+0.1*[.M10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12">
            <text:p>16412</text:p>
          </table:table-cell>
          <table:table-cell office:value-type="float" office:value="-2664">
            <text:p>-2664</text:p>
          </table:table-cell>
          <table:table-cell office:value-type="float" office:value="-688">
            <text:p>-688</text:p>
          </table:table-cell>
          <table:table-cell table:number-columns-repeated="5"/>
          <table:table-cell table:formula="of:=IF(ABS(([.A105]-[.E$2])/16384) &gt; 0.05; ([.A105]-[.E$2])/16384; 0)" office:value-type="float" office:value="0">
            <text:p>0.000</text:p>
          </table:table-cell>
          <table:table-cell table:formula="of:=IF(ABS(([.B105]-[.F$2])/16384) &gt; 0.1; ([.B105]-[.F$2])/16384; 0)" office:value-type="float" office:value="0">
            <text:p>0.000</text:p>
          </table:table-cell>
          <table:table-cell table:formula="of:=IF(ABS(([.C105]-[.G$2])/16384) &gt; 0.1; ([.C105]-[.G$2])/16384; 0)" office:value-type="float" office:value="0">
            <text:p>0.000</text:p>
          </table:table-cell>
          <table:table-cell table:formula="of:=SQRT([.I105]*[.I105]+[.J105]*[.J105]+[.K105]*[.K105])" office:value-type="float" office:value="0">
            <text:p>0.00</text:p>
          </table:table-cell>
          <table:table-cell table:formula="of:=SQRT([.L105]*0.75*9.8)" office:value-type="float" office:value="0">
            <text:p>0</text:p>
          </table:table-cell>
          <table:table-cell table:formula="of:=[.N104]+0.1*[.M10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716">
            <text:p>-2716</text:p>
          </table:table-cell>
          <table:table-cell office:value-type="float" office:value="-512">
            <text:p>-512</text:p>
          </table:table-cell>
          <table:table-cell table:number-columns-repeated="5"/>
          <table:table-cell table:formula="of:=IF(ABS(([.A106]-[.E$2])/16384) &gt; 0.05; ([.A106]-[.E$2])/16384; 0)" office:value-type="float" office:value="0">
            <text:p>0.000</text:p>
          </table:table-cell>
          <table:table-cell table:formula="of:=IF(ABS(([.B106]-[.F$2])/16384) &gt; 0.1; ([.B106]-[.F$2])/16384; 0)" office:value-type="float" office:value="0">
            <text:p>0.000</text:p>
          </table:table-cell>
          <table:table-cell table:formula="of:=IF(ABS(([.C106]-[.G$2])/16384) &gt; 0.1; ([.C106]-[.G$2])/16384; 0)" office:value-type="float" office:value="0">
            <text:p>0.000</text:p>
          </table:table-cell>
          <table:table-cell table:formula="of:=SQRT([.I106]*[.I106]+[.J106]*[.J106]+[.K106]*[.K106])" office:value-type="float" office:value="0">
            <text:p>0.00</text:p>
          </table:table-cell>
          <table:table-cell table:formula="of:=SQRT([.L106]*0.75*9.8)" office:value-type="float" office:value="0">
            <text:p>0</text:p>
          </table:table-cell>
          <table:table-cell table:formula="of:=[.N105]+0.1*[.M10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0">
            <text:p>16420</text:p>
          </table:table-cell>
          <table:table-cell office:value-type="float" office:value="-2616">
            <text:p>-2616</text:p>
          </table:table-cell>
          <table:table-cell office:value-type="float" office:value="-708">
            <text:p>-708</text:p>
          </table:table-cell>
          <table:table-cell table:number-columns-repeated="5"/>
          <table:table-cell table:formula="of:=IF(ABS(([.A107]-[.E$2])/16384) &gt; 0.05; ([.A107]-[.E$2])/16384; 0)" office:value-type="float" office:value="0">
            <text:p>0.000</text:p>
          </table:table-cell>
          <table:table-cell table:formula="of:=IF(ABS(([.B107]-[.F$2])/16384) &gt; 0.1; ([.B107]-[.F$2])/16384; 0)" office:value-type="float" office:value="0">
            <text:p>0.000</text:p>
          </table:table-cell>
          <table:table-cell table:formula="of:=IF(ABS(([.C107]-[.G$2])/16384) &gt; 0.1; ([.C107]-[.G$2])/16384; 0)" office:value-type="float" office:value="0">
            <text:p>0.000</text:p>
          </table:table-cell>
          <table:table-cell table:formula="of:=SQRT([.I107]*[.I107]+[.J107]*[.J107]+[.K107]*[.K107])" office:value-type="float" office:value="0">
            <text:p>0.00</text:p>
          </table:table-cell>
          <table:table-cell table:formula="of:=SQRT([.L107]*0.75*9.8)" office:value-type="float" office:value="0">
            <text:p>0</text:p>
          </table:table-cell>
          <table:table-cell table:formula="of:=[.N106]+0.1*[.M10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696">
            <text:p>-2696</text:p>
          </table:table-cell>
          <table:table-cell office:value-type="float" office:value="-508">
            <text:p>-508</text:p>
          </table:table-cell>
          <table:table-cell table:number-columns-repeated="5"/>
          <table:table-cell table:formula="of:=IF(ABS(([.A108]-[.E$2])/16384) &gt; 0.05; ([.A108]-[.E$2])/16384; 0)" office:value-type="float" office:value="0">
            <text:p>0.000</text:p>
          </table:table-cell>
          <table:table-cell table:formula="of:=IF(ABS(([.B108]-[.F$2])/16384) &gt; 0.1; ([.B108]-[.F$2])/16384; 0)" office:value-type="float" office:value="0">
            <text:p>0.000</text:p>
          </table:table-cell>
          <table:table-cell table:formula="of:=IF(ABS(([.C108]-[.G$2])/16384) &gt; 0.1; ([.C108]-[.G$2])/16384; 0)" office:value-type="float" office:value="0">
            <text:p>0.000</text:p>
          </table:table-cell>
          <table:table-cell table:formula="of:=SQRT([.I108]*[.I108]+[.J108]*[.J108]+[.K108]*[.K108])" office:value-type="float" office:value="0">
            <text:p>0.00</text:p>
          </table:table-cell>
          <table:table-cell table:formula="of:=SQRT([.L108]*0.75*9.8)" office:value-type="float" office:value="0">
            <text:p>0</text:p>
          </table:table-cell>
          <table:table-cell table:formula="of:=[.N107]+0.1*[.M10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664">
            <text:p>-2664</text:p>
          </table:table-cell>
          <table:table-cell office:value-type="float" office:value="-552">
            <text:p>-552</text:p>
          </table:table-cell>
          <table:table-cell table:number-columns-repeated="5"/>
          <table:table-cell table:formula="of:=IF(ABS(([.A109]-[.E$2])/16384) &gt; 0.05; ([.A109]-[.E$2])/16384; 0)" office:value-type="float" office:value="0">
            <text:p>0.000</text:p>
          </table:table-cell>
          <table:table-cell table:formula="of:=IF(ABS(([.B109]-[.F$2])/16384) &gt; 0.1; ([.B109]-[.F$2])/16384; 0)" office:value-type="float" office:value="0">
            <text:p>0.000</text:p>
          </table:table-cell>
          <table:table-cell table:formula="of:=IF(ABS(([.C109]-[.G$2])/16384) &gt; 0.1; ([.C109]-[.G$2])/16384; 0)" office:value-type="float" office:value="0">
            <text:p>0.000</text:p>
          </table:table-cell>
          <table:table-cell table:formula="of:=SQRT([.I109]*[.I109]+[.J109]*[.J109]+[.K109]*[.K109])" office:value-type="float" office:value="0">
            <text:p>0.00</text:p>
          </table:table-cell>
          <table:table-cell table:formula="of:=SQRT([.L109]*0.75*9.8)" office:value-type="float" office:value="0">
            <text:p>0</text:p>
          </table:table-cell>
          <table:table-cell table:formula="of:=[.N108]+0.1*[.M10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6">
            <text:p>16456</text:p>
          </table:table-cell>
          <table:table-cell office:value-type="float" office:value="-2588">
            <text:p>-2588</text:p>
          </table:table-cell>
          <table:table-cell office:value-type="float" office:value="-504">
            <text:p>-504</text:p>
          </table:table-cell>
          <table:table-cell table:number-columns-repeated="5"/>
          <table:table-cell table:formula="of:=IF(ABS(([.A110]-[.E$2])/16384) &gt; 0.05; ([.A110]-[.E$2])/16384; 0)" office:value-type="float" office:value="0">
            <text:p>0.000</text:p>
          </table:table-cell>
          <table:table-cell table:formula="of:=IF(ABS(([.B110]-[.F$2])/16384) &gt; 0.1; ([.B110]-[.F$2])/16384; 0)" office:value-type="float" office:value="0">
            <text:p>0.000</text:p>
          </table:table-cell>
          <table:table-cell table:formula="of:=IF(ABS(([.C110]-[.G$2])/16384) &gt; 0.1; ([.C110]-[.G$2])/16384; 0)" office:value-type="float" office:value="0">
            <text:p>0.000</text:p>
          </table:table-cell>
          <table:table-cell table:formula="of:=SQRT([.I110]*[.I110]+[.J110]*[.J110]+[.K110]*[.K110])" office:value-type="float" office:value="0">
            <text:p>0.00</text:p>
          </table:table-cell>
          <table:table-cell table:formula="of:=SQRT([.L110]*0.75*9.8)" office:value-type="float" office:value="0">
            <text:p>0</text:p>
          </table:table-cell>
          <table:table-cell table:formula="of:=[.N109]+0.1*[.M11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8">
            <text:p>16528</text:p>
          </table:table-cell>
          <table:table-cell office:value-type="float" office:value="-2644">
            <text:p>-2644</text:p>
          </table:table-cell>
          <table:table-cell office:value-type="float" office:value="-568">
            <text:p>-568</text:p>
          </table:table-cell>
          <table:table-cell table:number-columns-repeated="5"/>
          <table:table-cell table:formula="of:=IF(ABS(([.A111]-[.E$2])/16384) &gt; 0.05; ([.A111]-[.E$2])/16384; 0)" office:value-type="float" office:value="0">
            <text:p>0.000</text:p>
          </table:table-cell>
          <table:table-cell table:formula="of:=IF(ABS(([.B111]-[.F$2])/16384) &gt; 0.1; ([.B111]-[.F$2])/16384; 0)" office:value-type="float" office:value="0">
            <text:p>0.000</text:p>
          </table:table-cell>
          <table:table-cell table:formula="of:=IF(ABS(([.C111]-[.G$2])/16384) &gt; 0.1; ([.C111]-[.G$2])/16384; 0)" office:value-type="float" office:value="0">
            <text:p>0.000</text:p>
          </table:table-cell>
          <table:table-cell table:formula="of:=SQRT([.I111]*[.I111]+[.J111]*[.J111]+[.K111]*[.K111])" office:value-type="float" office:value="0">
            <text:p>0.00</text:p>
          </table:table-cell>
          <table:table-cell table:formula="of:=SQRT([.L111]*0.75*9.8)" office:value-type="float" office:value="0">
            <text:p>0</text:p>
          </table:table-cell>
          <table:table-cell table:formula="of:=[.N110]+0.1*[.M11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float" office:value="-2620">
            <text:p>-2620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112]-[.E$2])/16384) &gt; 0.05; ([.A112]-[.E$2])/16384; 0)" office:value-type="float" office:value="0">
            <text:p>0.000</text:p>
          </table:table-cell>
          <table:table-cell table:formula="of:=IF(ABS(([.B112]-[.F$2])/16384) &gt; 0.1; ([.B112]-[.F$2])/16384; 0)" office:value-type="float" office:value="0">
            <text:p>0.000</text:p>
          </table:table-cell>
          <table:table-cell table:formula="of:=IF(ABS(([.C112]-[.G$2])/16384) &gt; 0.1; ([.C112]-[.G$2])/16384; 0)" office:value-type="float" office:value="0">
            <text:p>0.000</text:p>
          </table:table-cell>
          <table:table-cell table:formula="of:=SQRT([.I112]*[.I112]+[.J112]*[.J112]+[.K112]*[.K112])" office:value-type="float" office:value="0">
            <text:p>0.00</text:p>
          </table:table-cell>
          <table:table-cell table:formula="of:=SQRT([.L112]*0.75*9.8)" office:value-type="float" office:value="0">
            <text:p>0</text:p>
          </table:table-cell>
          <table:table-cell table:formula="of:=[.N111]+0.1*[.M11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6">
            <text:p>16476</text:p>
          </table:table-cell>
          <table:table-cell office:value-type="float" office:value="-2620">
            <text:p>-2620</text:p>
          </table:table-cell>
          <table:table-cell office:value-type="float" office:value="-756">
            <text:p>-756</text:p>
          </table:table-cell>
          <table:table-cell table:number-columns-repeated="5"/>
          <table:table-cell table:formula="of:=IF(ABS(([.A113]-[.E$2])/16384) &gt; 0.05; ([.A113]-[.E$2])/16384; 0)" office:value-type="float" office:value="0">
            <text:p>0.000</text:p>
          </table:table-cell>
          <table:table-cell table:formula="of:=IF(ABS(([.B113]-[.F$2])/16384) &gt; 0.1; ([.B113]-[.F$2])/16384; 0)" office:value-type="float" office:value="0">
            <text:p>0.000</text:p>
          </table:table-cell>
          <table:table-cell table:formula="of:=IF(ABS(([.C113]-[.G$2])/16384) &gt; 0.1; ([.C113]-[.G$2])/16384; 0)" office:value-type="float" office:value="0">
            <text:p>0.000</text:p>
          </table:table-cell>
          <table:table-cell table:formula="of:=SQRT([.I113]*[.I113]+[.J113]*[.J113]+[.K113]*[.K113])" office:value-type="float" office:value="0">
            <text:p>0.00</text:p>
          </table:table-cell>
          <table:table-cell table:formula="of:=SQRT([.L113]*0.75*9.8)" office:value-type="float" office:value="0">
            <text:p>0</text:p>
          </table:table-cell>
          <table:table-cell table:formula="of:=[.N112]+0.1*[.M11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696">
            <text:p>-2696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114]-[.E$2])/16384) &gt; 0.05; ([.A114]-[.E$2])/16384; 0)" office:value-type="float" office:value="0">
            <text:p>0.000</text:p>
          </table:table-cell>
          <table:table-cell table:formula="of:=IF(ABS(([.B114]-[.F$2])/16384) &gt; 0.1; ([.B114]-[.F$2])/16384; 0)" office:value-type="float" office:value="0">
            <text:p>0.000</text:p>
          </table:table-cell>
          <table:table-cell table:formula="of:=IF(ABS(([.C114]-[.G$2])/16384) &gt; 0.1; ([.C114]-[.G$2])/16384; 0)" office:value-type="float" office:value="0">
            <text:p>0.000</text:p>
          </table:table-cell>
          <table:table-cell table:formula="of:=SQRT([.I114]*[.I114]+[.J114]*[.J114]+[.K114]*[.K114])" office:value-type="float" office:value="0">
            <text:p>0.00</text:p>
          </table:table-cell>
          <table:table-cell table:formula="of:=SQRT([.L114]*0.75*9.8)" office:value-type="float" office:value="0">
            <text:p>0</text:p>
          </table:table-cell>
          <table:table-cell table:formula="of:=[.N113]+0.1*[.M11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0">
            <text:p>16440</text:p>
          </table:table-cell>
          <table:table-cell office:value-type="float" office:value="-2604">
            <text:p>-2604</text:p>
          </table:table-cell>
          <table:table-cell office:value-type="float" office:value="-700">
            <text:p>-700</text:p>
          </table:table-cell>
          <table:table-cell table:number-columns-repeated="5"/>
          <table:table-cell table:formula="of:=IF(ABS(([.A115]-[.E$2])/16384) &gt; 0.05; ([.A115]-[.E$2])/16384; 0)" office:value-type="float" office:value="0">
            <text:p>0.000</text:p>
          </table:table-cell>
          <table:table-cell table:formula="of:=IF(ABS(([.B115]-[.F$2])/16384) &gt; 0.1; ([.B115]-[.F$2])/16384; 0)" office:value-type="float" office:value="0">
            <text:p>0.000</text:p>
          </table:table-cell>
          <table:table-cell table:formula="of:=IF(ABS(([.C115]-[.G$2])/16384) &gt; 0.1; ([.C115]-[.G$2])/16384; 0)" office:value-type="float" office:value="0">
            <text:p>0.000</text:p>
          </table:table-cell>
          <table:table-cell table:formula="of:=SQRT([.I115]*[.I115]+[.J115]*[.J115]+[.K115]*[.K115])" office:value-type="float" office:value="0">
            <text:p>0.00</text:p>
          </table:table-cell>
          <table:table-cell table:formula="of:=SQRT([.L115]*0.75*9.8)" office:value-type="float" office:value="0">
            <text:p>0</text:p>
          </table:table-cell>
          <table:table-cell table:formula="of:=[.N114]+0.1*[.M11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8">
            <text:p>16428</text:p>
          </table:table-cell>
          <table:table-cell office:value-type="float" office:value="-2564">
            <text:p>-2564</text:p>
          </table:table-cell>
          <table:table-cell office:value-type="float" office:value="-668">
            <text:p>-668</text:p>
          </table:table-cell>
          <table:table-cell table:number-columns-repeated="5"/>
          <table:table-cell table:formula="of:=IF(ABS(([.A116]-[.E$2])/16384) &gt; 0.05; ([.A116]-[.E$2])/16384; 0)" office:value-type="float" office:value="0">
            <text:p>0.000</text:p>
          </table:table-cell>
          <table:table-cell table:formula="of:=IF(ABS(([.B116]-[.F$2])/16384) &gt; 0.1; ([.B116]-[.F$2])/16384; 0)" office:value-type="float" office:value="0">
            <text:p>0.000</text:p>
          </table:table-cell>
          <table:table-cell table:formula="of:=IF(ABS(([.C116]-[.G$2])/16384) &gt; 0.1; ([.C116]-[.G$2])/16384; 0)" office:value-type="float" office:value="0">
            <text:p>0.000</text:p>
          </table:table-cell>
          <table:table-cell table:formula="of:=SQRT([.I116]*[.I116]+[.J116]*[.J116]+[.K116]*[.K116])" office:value-type="float" office:value="0">
            <text:p>0.00</text:p>
          </table:table-cell>
          <table:table-cell table:formula="of:=SQRT([.L116]*0.75*9.8)" office:value-type="float" office:value="0">
            <text:p>0</text:p>
          </table:table-cell>
          <table:table-cell table:formula="of:=[.N115]+0.1*[.M11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08">
            <text:p>16408</text:p>
          </table:table-cell>
          <table:table-cell office:value-type="float" office:value="-2532">
            <text:p>-2532</text:p>
          </table:table-cell>
          <table:table-cell office:value-type="float" office:value="-556">
            <text:p>-556</text:p>
          </table:table-cell>
          <table:table-cell table:number-columns-repeated="5"/>
          <table:table-cell table:formula="of:=IF(ABS(([.A117]-[.E$2])/16384) &gt; 0.05; ([.A117]-[.E$2])/16384; 0)" office:value-type="float" office:value="0">
            <text:p>0.000</text:p>
          </table:table-cell>
          <table:table-cell table:formula="of:=IF(ABS(([.B117]-[.F$2])/16384) &gt; 0.1; ([.B117]-[.F$2])/16384; 0)" office:value-type="float" office:value="0">
            <text:p>0.000</text:p>
          </table:table-cell>
          <table:table-cell table:formula="of:=IF(ABS(([.C117]-[.G$2])/16384) &gt; 0.1; ([.C117]-[.G$2])/16384; 0)" office:value-type="float" office:value="0">
            <text:p>0.000</text:p>
          </table:table-cell>
          <table:table-cell table:formula="of:=SQRT([.I117]*[.I117]+[.J117]*[.J117]+[.K117]*[.K117])" office:value-type="float" office:value="0">
            <text:p>0.00</text:p>
          </table:table-cell>
          <table:table-cell table:formula="of:=SQRT([.L117]*0.75*9.8)" office:value-type="float" office:value="0">
            <text:p>0</text:p>
          </table:table-cell>
          <table:table-cell table:formula="of:=[.N116]+0.1*[.M11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2616">
            <text:p>-2616</text:p>
          </table:table-cell>
          <table:table-cell office:value-type="float" office:value="-640">
            <text:p>-640</text:p>
          </table:table-cell>
          <table:table-cell table:number-columns-repeated="5"/>
          <table:table-cell table:formula="of:=IF(ABS(([.A118]-[.E$2])/16384) &gt; 0.05; ([.A118]-[.E$2])/16384; 0)" office:value-type="float" office:value="0">
            <text:p>0.000</text:p>
          </table:table-cell>
          <table:table-cell table:formula="of:=IF(ABS(([.B118]-[.F$2])/16384) &gt; 0.1; ([.B118]-[.F$2])/16384; 0)" office:value-type="float" office:value="0">
            <text:p>0.000</text:p>
          </table:table-cell>
          <table:table-cell table:formula="of:=IF(ABS(([.C118]-[.G$2])/16384) &gt; 0.1; ([.C118]-[.G$2])/16384; 0)" office:value-type="float" office:value="0">
            <text:p>0.000</text:p>
          </table:table-cell>
          <table:table-cell table:formula="of:=SQRT([.I118]*[.I118]+[.J118]*[.J118]+[.K118]*[.K118])" office:value-type="float" office:value="0">
            <text:p>0.00</text:p>
          </table:table-cell>
          <table:table-cell table:formula="of:=SQRT([.L118]*0.75*9.8)" office:value-type="float" office:value="0">
            <text:p>0</text:p>
          </table:table-cell>
          <table:table-cell table:formula="of:=[.N117]+0.1*[.M11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2696">
            <text:p>-2696</text:p>
          </table:table-cell>
          <table:table-cell office:value-type="float" office:value="-696">
            <text:p>-696</text:p>
          </table:table-cell>
          <table:table-cell table:number-columns-repeated="5"/>
          <table:table-cell table:formula="of:=IF(ABS(([.A119]-[.E$2])/16384) &gt; 0.05; ([.A119]-[.E$2])/16384; 0)" office:value-type="float" office:value="0">
            <text:p>0.000</text:p>
          </table:table-cell>
          <table:table-cell table:formula="of:=IF(ABS(([.B119]-[.F$2])/16384) &gt; 0.1; ([.B119]-[.F$2])/16384; 0)" office:value-type="float" office:value="0">
            <text:p>0.000</text:p>
          </table:table-cell>
          <table:table-cell table:formula="of:=IF(ABS(([.C119]-[.G$2])/16384) &gt; 0.1; ([.C119]-[.G$2])/16384; 0)" office:value-type="float" office:value="0">
            <text:p>0.000</text:p>
          </table:table-cell>
          <table:table-cell table:formula="of:=SQRT([.I119]*[.I119]+[.J119]*[.J119]+[.K119]*[.K119])" office:value-type="float" office:value="0">
            <text:p>0.00</text:p>
          </table:table-cell>
          <table:table-cell table:formula="of:=SQRT([.L119]*0.75*9.8)" office:value-type="float" office:value="0">
            <text:p>0</text:p>
          </table:table-cell>
          <table:table-cell table:formula="of:=[.N118]+0.1*[.M11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float" office:value="-2600">
            <text:p>-2600</text:p>
          </table:table-cell>
          <table:table-cell office:value-type="float" office:value="-768">
            <text:p>-768</text:p>
          </table:table-cell>
          <table:table-cell table:number-columns-repeated="5"/>
          <table:table-cell table:formula="of:=IF(ABS(([.A120]-[.E$2])/16384) &gt; 0.05; ([.A120]-[.E$2])/16384; 0)" office:value-type="float" office:value="0">
            <text:p>0.000</text:p>
          </table:table-cell>
          <table:table-cell table:formula="of:=IF(ABS(([.B120]-[.F$2])/16384) &gt; 0.1; ([.B120]-[.F$2])/16384; 0)" office:value-type="float" office:value="0">
            <text:p>0.000</text:p>
          </table:table-cell>
          <table:table-cell table:formula="of:=IF(ABS(([.C120]-[.G$2])/16384) &gt; 0.1; ([.C120]-[.G$2])/16384; 0)" office:value-type="float" office:value="0">
            <text:p>0.000</text:p>
          </table:table-cell>
          <table:table-cell table:formula="of:=SQRT([.I120]*[.I120]+[.J120]*[.J120]+[.K120]*[.K120])" office:value-type="float" office:value="0">
            <text:p>0.00</text:p>
          </table:table-cell>
          <table:table-cell table:formula="of:=SQRT([.L120]*0.75*9.8)" office:value-type="float" office:value="0">
            <text:p>0</text:p>
          </table:table-cell>
          <table:table-cell table:formula="of:=[.N119]+0.1*[.M12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684">
            <text:p>-2684</text:p>
          </table:table-cell>
          <table:table-cell office:value-type="float" office:value="-548">
            <text:p>-548</text:p>
          </table:table-cell>
          <table:table-cell table:number-columns-repeated="5"/>
          <table:table-cell table:formula="of:=IF(ABS(([.A121]-[.E$2])/16384) &gt; 0.05; ([.A121]-[.E$2])/16384; 0)" office:value-type="float" office:value="0">
            <text:p>0.000</text:p>
          </table:table-cell>
          <table:table-cell table:formula="of:=IF(ABS(([.B121]-[.F$2])/16384) &gt; 0.1; ([.B121]-[.F$2])/16384; 0)" office:value-type="float" office:value="0">
            <text:p>0.000</text:p>
          </table:table-cell>
          <table:table-cell table:formula="of:=IF(ABS(([.C121]-[.G$2])/16384) &gt; 0.1; ([.C121]-[.G$2])/16384; 0)" office:value-type="float" office:value="0">
            <text:p>0.000</text:p>
          </table:table-cell>
          <table:table-cell table:formula="of:=SQRT([.I121]*[.I121]+[.J121]*[.J121]+[.K121]*[.K121])" office:value-type="float" office:value="0">
            <text:p>0.00</text:p>
          </table:table-cell>
          <table:table-cell table:formula="of:=SQRT([.L121]*0.75*9.8)" office:value-type="float" office:value="0">
            <text:p>0</text:p>
          </table:table-cell>
          <table:table-cell table:formula="of:=[.N120]+0.1*[.M12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2584">
            <text:p>-2584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122]-[.E$2])/16384) &gt; 0.05; ([.A122]-[.E$2])/16384; 0)" office:value-type="float" office:value="0">
            <text:p>0.000</text:p>
          </table:table-cell>
          <table:table-cell table:formula="of:=IF(ABS(([.B122]-[.F$2])/16384) &gt; 0.1; ([.B122]-[.F$2])/16384; 0)" office:value-type="float" office:value="0">
            <text:p>0.000</text:p>
          </table:table-cell>
          <table:table-cell table:formula="of:=IF(ABS(([.C122]-[.G$2])/16384) &gt; 0.1; ([.C122]-[.G$2])/16384; 0)" office:value-type="float" office:value="0">
            <text:p>0.000</text:p>
          </table:table-cell>
          <table:table-cell table:formula="of:=SQRT([.I122]*[.I122]+[.J122]*[.J122]+[.K122]*[.K122])" office:value-type="float" office:value="0">
            <text:p>0.00</text:p>
          </table:table-cell>
          <table:table-cell table:formula="of:=SQRT([.L122]*0.75*9.8)" office:value-type="float" office:value="0">
            <text:p>0</text:p>
          </table:table-cell>
          <table:table-cell table:formula="of:=[.N121]+0.1*[.M12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2508">
            <text:p>-2508</text:p>
          </table:table-cell>
          <table:table-cell office:value-type="float" office:value="-616">
            <text:p>-616</text:p>
          </table:table-cell>
          <table:table-cell table:number-columns-repeated="5"/>
          <table:table-cell table:formula="of:=IF(ABS(([.A123]-[.E$2])/16384) &gt; 0.05; ([.A123]-[.E$2])/16384; 0)" office:value-type="float" office:value="0">
            <text:p>0.000</text:p>
          </table:table-cell>
          <table:table-cell table:formula="of:=IF(ABS(([.B123]-[.F$2])/16384) &gt; 0.1; ([.B123]-[.F$2])/16384; 0)" office:value-type="float" office:value="0">
            <text:p>0.000</text:p>
          </table:table-cell>
          <table:table-cell table:formula="of:=IF(ABS(([.C123]-[.G$2])/16384) &gt; 0.1; ([.C123]-[.G$2])/16384; 0)" office:value-type="float" office:value="0">
            <text:p>0.000</text:p>
          </table:table-cell>
          <table:table-cell table:formula="of:=SQRT([.I123]*[.I123]+[.J123]*[.J123]+[.K123]*[.K123])" office:value-type="float" office:value="0">
            <text:p>0.00</text:p>
          </table:table-cell>
          <table:table-cell table:formula="of:=SQRT([.L123]*0.75*9.8)" office:value-type="float" office:value="0">
            <text:p>0</text:p>
          </table:table-cell>
          <table:table-cell table:formula="of:=[.N122]+0.1*[.M12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96">
            <text:p>16596</text:p>
          </table:table-cell>
          <table:table-cell office:value-type="float" office:value="-2552">
            <text:p>-2552</text:p>
          </table:table-cell>
          <table:table-cell office:value-type="float" office:value="-692">
            <text:p>-692</text:p>
          </table:table-cell>
          <table:table-cell table:number-columns-repeated="5"/>
          <table:table-cell table:formula="of:=IF(ABS(([.A124]-[.E$2])/16384) &gt; 0.05; ([.A124]-[.E$2])/16384; 0)" office:value-type="float" office:value="0">
            <text:p>0.000</text:p>
          </table:table-cell>
          <table:table-cell table:formula="of:=IF(ABS(([.B124]-[.F$2])/16384) &gt; 0.1; ([.B124]-[.F$2])/16384; 0)" office:value-type="float" office:value="0">
            <text:p>0.000</text:p>
          </table:table-cell>
          <table:table-cell table:formula="of:=IF(ABS(([.C124]-[.G$2])/16384) &gt; 0.1; ([.C124]-[.G$2])/16384; 0)" office:value-type="float" office:value="0">
            <text:p>0.000</text:p>
          </table:table-cell>
          <table:table-cell table:formula="of:=SQRT([.I124]*[.I124]+[.J124]*[.J124]+[.K124]*[.K124])" office:value-type="float" office:value="0">
            <text:p>0.00</text:p>
          </table:table-cell>
          <table:table-cell table:formula="of:=SQRT([.L124]*0.75*9.8)" office:value-type="float" office:value="0">
            <text:p>0</text:p>
          </table:table-cell>
          <table:table-cell table:formula="of:=[.N123]+0.1*[.M12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6">
            <text:p>16476</text:p>
          </table:table-cell>
          <table:table-cell office:value-type="float" office:value="-2580">
            <text:p>-2580</text:p>
          </table:table-cell>
          <table:table-cell office:value-type="float" office:value="-580">
            <text:p>-580</text:p>
          </table:table-cell>
          <table:table-cell table:number-columns-repeated="5"/>
          <table:table-cell table:formula="of:=IF(ABS(([.A125]-[.E$2])/16384) &gt; 0.05; ([.A125]-[.E$2])/16384; 0)" office:value-type="float" office:value="0">
            <text:p>0.000</text:p>
          </table:table-cell>
          <table:table-cell table:formula="of:=IF(ABS(([.B125]-[.F$2])/16384) &gt; 0.1; ([.B125]-[.F$2])/16384; 0)" office:value-type="float" office:value="0">
            <text:p>0.000</text:p>
          </table:table-cell>
          <table:table-cell table:formula="of:=IF(ABS(([.C125]-[.G$2])/16384) &gt; 0.1; ([.C125]-[.G$2])/16384; 0)" office:value-type="float" office:value="0">
            <text:p>0.000</text:p>
          </table:table-cell>
          <table:table-cell table:formula="of:=SQRT([.I125]*[.I125]+[.J125]*[.J125]+[.K125]*[.K125])" office:value-type="float" office:value="0">
            <text:p>0.00</text:p>
          </table:table-cell>
          <table:table-cell table:formula="of:=SQRT([.L125]*0.75*9.8)" office:value-type="float" office:value="0">
            <text:p>0</text:p>
          </table:table-cell>
          <table:table-cell table:formula="of:=[.N124]+0.1*[.M12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640">
            <text:p>-2640</text:p>
          </table:table-cell>
          <table:table-cell office:value-type="float" office:value="-424">
            <text:p>-424</text:p>
          </table:table-cell>
          <table:table-cell table:number-columns-repeated="5"/>
          <table:table-cell table:formula="of:=IF(ABS(([.A126]-[.E$2])/16384) &gt; 0.05; ([.A126]-[.E$2])/16384; 0)" office:value-type="float" office:value="0">
            <text:p>0.000</text:p>
          </table:table-cell>
          <table:table-cell table:formula="of:=IF(ABS(([.B126]-[.F$2])/16384) &gt; 0.1; ([.B126]-[.F$2])/16384; 0)" office:value-type="float" office:value="0">
            <text:p>0.000</text:p>
          </table:table-cell>
          <table:table-cell table:formula="of:=IF(ABS(([.C126]-[.G$2])/16384) &gt; 0.1; ([.C126]-[.G$2])/16384; 0)" office:value-type="float" office:value="0">
            <text:p>0.000</text:p>
          </table:table-cell>
          <table:table-cell table:formula="of:=SQRT([.I126]*[.I126]+[.J126]*[.J126]+[.K126]*[.K126])" office:value-type="float" office:value="0">
            <text:p>0.00</text:p>
          </table:table-cell>
          <table:table-cell table:formula="of:=SQRT([.L126]*0.75*9.8)" office:value-type="float" office:value="0">
            <text:p>0</text:p>
          </table:table-cell>
          <table:table-cell table:formula="of:=[.N125]+0.1*[.M12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96">
            <text:p>16496</text:p>
          </table:table-cell>
          <table:table-cell office:value-type="float" office:value="-2608">
            <text:p>-2608</text:p>
          </table:table-cell>
          <table:table-cell office:value-type="float" office:value="-584">
            <text:p>-584</text:p>
          </table:table-cell>
          <table:table-cell table:number-columns-repeated="5"/>
          <table:table-cell table:formula="of:=IF(ABS(([.A127]-[.E$2])/16384) &gt; 0.05; ([.A127]-[.E$2])/16384; 0)" office:value-type="float" office:value="0">
            <text:p>0.000</text:p>
          </table:table-cell>
          <table:table-cell table:formula="of:=IF(ABS(([.B127]-[.F$2])/16384) &gt; 0.1; ([.B127]-[.F$2])/16384; 0)" office:value-type="float" office:value="0">
            <text:p>0.000</text:p>
          </table:table-cell>
          <table:table-cell table:formula="of:=IF(ABS(([.C127]-[.G$2])/16384) &gt; 0.1; ([.C127]-[.G$2])/16384; 0)" office:value-type="float" office:value="0">
            <text:p>0.000</text:p>
          </table:table-cell>
          <table:table-cell table:formula="of:=SQRT([.I127]*[.I127]+[.J127]*[.J127]+[.K127]*[.K127])" office:value-type="float" office:value="0">
            <text:p>0.00</text:p>
          </table:table-cell>
          <table:table-cell table:formula="of:=SQRT([.L127]*0.75*9.8)" office:value-type="float" office:value="0">
            <text:p>0</text:p>
          </table:table-cell>
          <table:table-cell table:formula="of:=[.N126]+0.1*[.M12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552">
            <text:p>-2552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128]-[.E$2])/16384) &gt; 0.05; ([.A128]-[.E$2])/16384; 0)" office:value-type="float" office:value="0">
            <text:p>0.000</text:p>
          </table:table-cell>
          <table:table-cell table:formula="of:=IF(ABS(([.B128]-[.F$2])/16384) &gt; 0.1; ([.B128]-[.F$2])/16384; 0)" office:value-type="float" office:value="0">
            <text:p>0.000</text:p>
          </table:table-cell>
          <table:table-cell table:formula="of:=IF(ABS(([.C128]-[.G$2])/16384) &gt; 0.1; ([.C128]-[.G$2])/16384; 0)" office:value-type="float" office:value="0">
            <text:p>0.000</text:p>
          </table:table-cell>
          <table:table-cell table:formula="of:=SQRT([.I128]*[.I128]+[.J128]*[.J128]+[.K128]*[.K128])" office:value-type="float" office:value="0">
            <text:p>0.00</text:p>
          </table:table-cell>
          <table:table-cell table:formula="of:=SQRT([.L128]*0.75*9.8)" office:value-type="float" office:value="0">
            <text:p>0</text:p>
          </table:table-cell>
          <table:table-cell table:formula="of:=[.N127]+0.1*[.M12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88">
            <text:p>16388</text:p>
          </table:table-cell>
          <table:table-cell office:value-type="float" office:value="-2648">
            <text:p>-2648</text:p>
          </table:table-cell>
          <table:table-cell office:value-type="float" office:value="-628">
            <text:p>-628</text:p>
          </table:table-cell>
          <table:table-cell table:number-columns-repeated="5"/>
          <table:table-cell table:formula="of:=IF(ABS(([.A129]-[.E$2])/16384) &gt; 0.05; ([.A129]-[.E$2])/16384; 0)" office:value-type="float" office:value="0">
            <text:p>0.000</text:p>
          </table:table-cell>
          <table:table-cell table:formula="of:=IF(ABS(([.B129]-[.F$2])/16384) &gt; 0.1; ([.B129]-[.F$2])/16384; 0)" office:value-type="float" office:value="0">
            <text:p>0.000</text:p>
          </table:table-cell>
          <table:table-cell table:formula="of:=IF(ABS(([.C129]-[.G$2])/16384) &gt; 0.1; ([.C129]-[.G$2])/16384; 0)" office:value-type="float" office:value="0">
            <text:p>0.000</text:p>
          </table:table-cell>
          <table:table-cell table:formula="of:=SQRT([.I129]*[.I129]+[.J129]*[.J129]+[.K129]*[.K129])" office:value-type="float" office:value="0">
            <text:p>0.00</text:p>
          </table:table-cell>
          <table:table-cell table:formula="of:=SQRT([.L129]*0.75*9.8)" office:value-type="float" office:value="0">
            <text:p>0</text:p>
          </table:table-cell>
          <table:table-cell table:formula="of:=[.N128]+0.1*[.M12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2632">
            <text:p>-2632</text:p>
          </table:table-cell>
          <table:table-cell office:value-type="float" office:value="-672">
            <text:p>-672</text:p>
          </table:table-cell>
          <table:table-cell table:number-columns-repeated="5"/>
          <table:table-cell table:formula="of:=IF(ABS(([.A130]-[.E$2])/16384) &gt; 0.05; ([.A130]-[.E$2])/16384; 0)" office:value-type="float" office:value="0">
            <text:p>0.000</text:p>
          </table:table-cell>
          <table:table-cell table:formula="of:=IF(ABS(([.B130]-[.F$2])/16384) &gt; 0.1; ([.B130]-[.F$2])/16384; 0)" office:value-type="float" office:value="0">
            <text:p>0.000</text:p>
          </table:table-cell>
          <table:table-cell table:formula="of:=IF(ABS(([.C130]-[.G$2])/16384) &gt; 0.1; ([.C130]-[.G$2])/16384; 0)" office:value-type="float" office:value="0">
            <text:p>0.000</text:p>
          </table:table-cell>
          <table:table-cell table:formula="of:=SQRT([.I130]*[.I130]+[.J130]*[.J130]+[.K130]*[.K130])" office:value-type="float" office:value="0">
            <text:p>0.00</text:p>
          </table:table-cell>
          <table:table-cell table:formula="of:=SQRT([.L130]*0.75*9.8)" office:value-type="float" office:value="0">
            <text:p>0</text:p>
          </table:table-cell>
          <table:table-cell table:formula="of:=[.N129]+0.1*[.M13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632">
            <text:p>-2632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131]-[.E$2])/16384) &gt; 0.05; ([.A131]-[.E$2])/16384; 0)" office:value-type="float" office:value="0">
            <text:p>0.000</text:p>
          </table:table-cell>
          <table:table-cell table:formula="of:=IF(ABS(([.B131]-[.F$2])/16384) &gt; 0.1; ([.B131]-[.F$2])/16384; 0)" office:value-type="float" office:value="0">
            <text:p>0.000</text:p>
          </table:table-cell>
          <table:table-cell table:formula="of:=IF(ABS(([.C131]-[.G$2])/16384) &gt; 0.1; ([.C131]-[.G$2])/16384; 0)" office:value-type="float" office:value="0">
            <text:p>0.000</text:p>
          </table:table-cell>
          <table:table-cell table:formula="of:=SQRT([.I131]*[.I131]+[.J131]*[.J131]+[.K131]*[.K131])" office:value-type="float" office:value="0">
            <text:p>0.00</text:p>
          </table:table-cell>
          <table:table-cell table:formula="of:=SQRT([.L131]*0.75*9.8)" office:value-type="float" office:value="0">
            <text:p>0</text:p>
          </table:table-cell>
          <table:table-cell table:formula="of:=[.N130]+0.1*[.M13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2556">
            <text:p>-2556</text:p>
          </table:table-cell>
          <table:table-cell office:value-type="float" office:value="-468">
            <text:p>-468</text:p>
          </table:table-cell>
          <table:table-cell table:number-columns-repeated="5"/>
          <table:table-cell table:formula="of:=IF(ABS(([.A132]-[.E$2])/16384) &gt; 0.05; ([.A132]-[.E$2])/16384; 0)" office:value-type="float" office:value="0">
            <text:p>0.000</text:p>
          </table:table-cell>
          <table:table-cell table:formula="of:=IF(ABS(([.B132]-[.F$2])/16384) &gt; 0.1; ([.B132]-[.F$2])/16384; 0)" office:value-type="float" office:value="0">
            <text:p>0.000</text:p>
          </table:table-cell>
          <table:table-cell table:formula="of:=IF(ABS(([.C132]-[.G$2])/16384) &gt; 0.1; ([.C132]-[.G$2])/16384; 0)" office:value-type="float" office:value="0">
            <text:p>0.000</text:p>
          </table:table-cell>
          <table:table-cell table:formula="of:=SQRT([.I132]*[.I132]+[.J132]*[.J132]+[.K132]*[.K132])" office:value-type="float" office:value="0">
            <text:p>0.00</text:p>
          </table:table-cell>
          <table:table-cell table:formula="of:=SQRT([.L132]*0.75*9.8)" office:value-type="float" office:value="0">
            <text:p>0</text:p>
          </table:table-cell>
          <table:table-cell table:formula="of:=[.N131]+0.1*[.M13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440">
            <text:p>-2440</text:p>
          </table:table-cell>
          <table:table-cell office:value-type="float" office:value="-424">
            <text:p>-424</text:p>
          </table:table-cell>
          <table:table-cell table:number-columns-repeated="5"/>
          <table:table-cell table:formula="of:=IF(ABS(([.A133]-[.E$2])/16384) &gt; 0.05; ([.A133]-[.E$2])/16384; 0)" office:value-type="float" office:value="0">
            <text:p>0.000</text:p>
          </table:table-cell>
          <table:table-cell table:formula="of:=IF(ABS(([.B133]-[.F$2])/16384) &gt; 0.1; ([.B133]-[.F$2])/16384; 0)" office:value-type="float" office:value="0">
            <text:p>0.000</text:p>
          </table:table-cell>
          <table:table-cell table:formula="of:=IF(ABS(([.C133]-[.G$2])/16384) &gt; 0.1; ([.C133]-[.G$2])/16384; 0)" office:value-type="float" office:value="0">
            <text:p>0.000</text:p>
          </table:table-cell>
          <table:table-cell table:formula="of:=SQRT([.I133]*[.I133]+[.J133]*[.J133]+[.K133]*[.K133])" office:value-type="float" office:value="0">
            <text:p>0.00</text:p>
          </table:table-cell>
          <table:table-cell table:formula="of:=SQRT([.L133]*0.75*9.8)" office:value-type="float" office:value="0">
            <text:p>0</text:p>
          </table:table-cell>
          <table:table-cell table:formula="of:=[.N132]+0.1*[.M13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12">
            <text:p>16412</text:p>
          </table:table-cell>
          <table:table-cell office:value-type="float" office:value="-2436">
            <text:p>-2436</text:p>
          </table:table-cell>
          <table:table-cell office:value-type="float" office:value="-568">
            <text:p>-568</text:p>
          </table:table-cell>
          <table:table-cell table:number-columns-repeated="5"/>
          <table:table-cell table:formula="of:=IF(ABS(([.A134]-[.E$2])/16384) &gt; 0.05; ([.A134]-[.E$2])/16384; 0)" office:value-type="float" office:value="0">
            <text:p>0.000</text:p>
          </table:table-cell>
          <table:table-cell table:formula="of:=IF(ABS(([.B134]-[.F$2])/16384) &gt; 0.1; ([.B134]-[.F$2])/16384; 0)" office:value-type="float" office:value="0">
            <text:p>0.000</text:p>
          </table:table-cell>
          <table:table-cell table:formula="of:=IF(ABS(([.C134]-[.G$2])/16384) &gt; 0.1; ([.C134]-[.G$2])/16384; 0)" office:value-type="float" office:value="0">
            <text:p>0.000</text:p>
          </table:table-cell>
          <table:table-cell table:formula="of:=SQRT([.I134]*[.I134]+[.J134]*[.J134]+[.K134]*[.K134])" office:value-type="float" office:value="0">
            <text:p>0.00</text:p>
          </table:table-cell>
          <table:table-cell table:formula="of:=SQRT([.L134]*0.75*9.8)" office:value-type="float" office:value="0">
            <text:p>0</text:p>
          </table:table-cell>
          <table:table-cell table:formula="of:=[.N133]+0.1*[.M13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8">
            <text:p>16488</text:p>
          </table:table-cell>
          <table:table-cell office:value-type="float" office:value="-2496">
            <text:p>-2496</text:p>
          </table:table-cell>
          <table:table-cell office:value-type="float" office:value="-684">
            <text:p>-684</text:p>
          </table:table-cell>
          <table:table-cell table:number-columns-repeated="5"/>
          <table:table-cell table:formula="of:=IF(ABS(([.A135]-[.E$2])/16384) &gt; 0.05; ([.A135]-[.E$2])/16384; 0)" office:value-type="float" office:value="0">
            <text:p>0.000</text:p>
          </table:table-cell>
          <table:table-cell table:formula="of:=IF(ABS(([.B135]-[.F$2])/16384) &gt; 0.1; ([.B135]-[.F$2])/16384; 0)" office:value-type="float" office:value="0">
            <text:p>0.000</text:p>
          </table:table-cell>
          <table:table-cell table:formula="of:=IF(ABS(([.C135]-[.G$2])/16384) &gt; 0.1; ([.C135]-[.G$2])/16384; 0)" office:value-type="float" office:value="0">
            <text:p>0.000</text:p>
          </table:table-cell>
          <table:table-cell table:formula="of:=SQRT([.I135]*[.I135]+[.J135]*[.J135]+[.K135]*[.K135])" office:value-type="float" office:value="0">
            <text:p>0.00</text:p>
          </table:table-cell>
          <table:table-cell table:formula="of:=SQRT([.L135]*0.75*9.8)" office:value-type="float" office:value="0">
            <text:p>0</text:p>
          </table:table-cell>
          <table:table-cell table:formula="of:=[.N134]+0.1*[.M13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16">
            <text:p>16416</text:p>
          </table:table-cell>
          <table:table-cell office:value-type="float" office:value="-2660">
            <text:p>-2660</text:p>
          </table:table-cell>
          <table:table-cell office:value-type="float" office:value="-368">
            <text:p>-368</text:p>
          </table:table-cell>
          <table:table-cell table:number-columns-repeated="5"/>
          <table:table-cell table:formula="of:=IF(ABS(([.A136]-[.E$2])/16384) &gt; 0.05; ([.A136]-[.E$2])/16384; 0)" office:value-type="float" office:value="0">
            <text:p>0.000</text:p>
          </table:table-cell>
          <table:table-cell table:formula="of:=IF(ABS(([.B136]-[.F$2])/16384) &gt; 0.1; ([.B136]-[.F$2])/16384; 0)" office:value-type="float" office:value="0">
            <text:p>0.000</text:p>
          </table:table-cell>
          <table:table-cell table:formula="of:=IF(ABS(([.C136]-[.G$2])/16384) &gt; 0.1; ([.C136]-[.G$2])/16384; 0)" office:value-type="float" office:value="0">
            <text:p>0.000</text:p>
          </table:table-cell>
          <table:table-cell table:formula="of:=SQRT([.I136]*[.I136]+[.J136]*[.J136]+[.K136]*[.K136])" office:value-type="float" office:value="0">
            <text:p>0.00</text:p>
          </table:table-cell>
          <table:table-cell table:formula="of:=SQRT([.L136]*0.75*9.8)" office:value-type="float" office:value="0">
            <text:p>0</text:p>
          </table:table-cell>
          <table:table-cell table:formula="of:=[.N135]+0.1*[.M13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672">
            <text:p>-2672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137]-[.E$2])/16384) &gt; 0.05; ([.A137]-[.E$2])/16384; 0)" office:value-type="float" office:value="0">
            <text:p>0.000</text:p>
          </table:table-cell>
          <table:table-cell table:formula="of:=IF(ABS(([.B137]-[.F$2])/16384) &gt; 0.1; ([.B137]-[.F$2])/16384; 0)" office:value-type="float" office:value="0">
            <text:p>0.000</text:p>
          </table:table-cell>
          <table:table-cell table:formula="of:=IF(ABS(([.C137]-[.G$2])/16384) &gt; 0.1; ([.C137]-[.G$2])/16384; 0)" office:value-type="float" office:value="0">
            <text:p>0.000</text:p>
          </table:table-cell>
          <table:table-cell table:formula="of:=SQRT([.I137]*[.I137]+[.J137]*[.J137]+[.K137]*[.K137])" office:value-type="float" office:value="0">
            <text:p>0.00</text:p>
          </table:table-cell>
          <table:table-cell table:formula="of:=SQRT([.L137]*0.75*9.8)" office:value-type="float" office:value="0">
            <text:p>0</text:p>
          </table:table-cell>
          <table:table-cell table:formula="of:=[.N136]+0.1*[.M13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672">
            <text:p>-2672</text:p>
          </table:table-cell>
          <table:table-cell office:value-type="float" office:value="-224">
            <text:p>-224</text:p>
          </table:table-cell>
          <table:table-cell table:number-columns-repeated="5"/>
          <table:table-cell table:formula="of:=IF(ABS(([.A138]-[.E$2])/16384) &gt; 0.05; ([.A138]-[.E$2])/16384; 0)" office:value-type="float" office:value="0">
            <text:p>0.000</text:p>
          </table:table-cell>
          <table:table-cell table:formula="of:=IF(ABS(([.B138]-[.F$2])/16384) &gt; 0.1; ([.B138]-[.F$2])/16384; 0)" office:value-type="float" office:value="0">
            <text:p>0.000</text:p>
          </table:table-cell>
          <table:table-cell table:formula="of:=IF(ABS(([.C138]-[.G$2])/16384) &gt; 0.1; ([.C138]-[.G$2])/16384; 0)" office:value-type="float" office:value="0">
            <text:p>0.000</text:p>
          </table:table-cell>
          <table:table-cell table:formula="of:=SQRT([.I138]*[.I138]+[.J138]*[.J138]+[.K138]*[.K138])" office:value-type="float" office:value="0">
            <text:p>0.00</text:p>
          </table:table-cell>
          <table:table-cell table:formula="of:=SQRT([.L138]*0.75*9.8)" office:value-type="float" office:value="0">
            <text:p>0</text:p>
          </table:table-cell>
          <table:table-cell table:formula="of:=[.N137]+0.1*[.M13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2700">
            <text:p>-2700</text:p>
          </table:table-cell>
          <table:table-cell office:value-type="float" office:value="-472">
            <text:p>-472</text:p>
          </table:table-cell>
          <table:table-cell table:number-columns-repeated="5"/>
          <table:table-cell table:formula="of:=IF(ABS(([.A139]-[.E$2])/16384) &gt; 0.05; ([.A139]-[.E$2])/16384; 0)" office:value-type="float" office:value="0">
            <text:p>0.000</text:p>
          </table:table-cell>
          <table:table-cell table:formula="of:=IF(ABS(([.B139]-[.F$2])/16384) &gt; 0.1; ([.B139]-[.F$2])/16384; 0)" office:value-type="float" office:value="0">
            <text:p>0.000</text:p>
          </table:table-cell>
          <table:table-cell table:formula="of:=IF(ABS(([.C139]-[.G$2])/16384) &gt; 0.1; ([.C139]-[.G$2])/16384; 0)" office:value-type="float" office:value="0">
            <text:p>0.000</text:p>
          </table:table-cell>
          <table:table-cell table:formula="of:=SQRT([.I139]*[.I139]+[.J139]*[.J139]+[.K139]*[.K139])" office:value-type="float" office:value="0">
            <text:p>0.00</text:p>
          </table:table-cell>
          <table:table-cell table:formula="of:=SQRT([.L139]*0.75*9.8)" office:value-type="float" office:value="0">
            <text:p>0</text:p>
          </table:table-cell>
          <table:table-cell table:formula="of:=[.N138]+0.1*[.M13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60">
            <text:p>16360</text:p>
          </table:table-cell>
          <table:table-cell office:value-type="float" office:value="-2688">
            <text:p>-2688</text:p>
          </table:table-cell>
          <table:table-cell office:value-type="float" office:value="-236">
            <text:p>-236</text:p>
          </table:table-cell>
          <table:table-cell table:number-columns-repeated="5"/>
          <table:table-cell table:formula="of:=IF(ABS(([.A140]-[.E$2])/16384) &gt; 0.05; ([.A140]-[.E$2])/16384; 0)" office:value-type="float" office:value="0">
            <text:p>0.000</text:p>
          </table:table-cell>
          <table:table-cell table:formula="of:=IF(ABS(([.B140]-[.F$2])/16384) &gt; 0.1; ([.B140]-[.F$2])/16384; 0)" office:value-type="float" office:value="0">
            <text:p>0.000</text:p>
          </table:table-cell>
          <table:table-cell table:formula="of:=IF(ABS(([.C140]-[.G$2])/16384) &gt; 0.1; ([.C140]-[.G$2])/16384; 0)" office:value-type="float" office:value="0">
            <text:p>0.000</text:p>
          </table:table-cell>
          <table:table-cell table:formula="of:=SQRT([.I140]*[.I140]+[.J140]*[.J140]+[.K140]*[.K140])" office:value-type="float" office:value="0">
            <text:p>0.00</text:p>
          </table:table-cell>
          <table:table-cell table:formula="of:=SQRT([.L140]*0.75*9.8)" office:value-type="float" office:value="0">
            <text:p>0</text:p>
          </table:table-cell>
          <table:table-cell table:formula="of:=[.N139]+0.1*[.M14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2720">
            <text:p>-2720</text:p>
          </table:table-cell>
          <table:table-cell office:value-type="float" office:value="-348">
            <text:p>-348</text:p>
          </table:table-cell>
          <table:table-cell table:number-columns-repeated="5"/>
          <table:table-cell table:formula="of:=IF(ABS(([.A141]-[.E$2])/16384) &gt; 0.05; ([.A141]-[.E$2])/16384; 0)" office:value-type="float" office:value="0">
            <text:p>0.000</text:p>
          </table:table-cell>
          <table:table-cell table:formula="of:=IF(ABS(([.B141]-[.F$2])/16384) &gt; 0.1; ([.B141]-[.F$2])/16384; 0)" office:value-type="float" office:value="0">
            <text:p>0.000</text:p>
          </table:table-cell>
          <table:table-cell table:formula="of:=IF(ABS(([.C141]-[.G$2])/16384) &gt; 0.1; ([.C141]-[.G$2])/16384; 0)" office:value-type="float" office:value="0">
            <text:p>0.000</text:p>
          </table:table-cell>
          <table:table-cell table:formula="of:=SQRT([.I141]*[.I141]+[.J141]*[.J141]+[.K141]*[.K141])" office:value-type="float" office:value="0">
            <text:p>0.00</text:p>
          </table:table-cell>
          <table:table-cell table:formula="of:=SQRT([.L141]*0.75*9.8)" office:value-type="float" office:value="0">
            <text:p>0</text:p>
          </table:table-cell>
          <table:table-cell table:formula="of:=[.N140]+0.1*[.M14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2644">
            <text:p>-2644</text:p>
          </table:table-cell>
          <table:table-cell office:value-type="float" office:value="-332">
            <text:p>-332</text:p>
          </table:table-cell>
          <table:table-cell table:number-columns-repeated="5"/>
          <table:table-cell table:formula="of:=IF(ABS(([.A142]-[.E$2])/16384) &gt; 0.05; ([.A142]-[.E$2])/16384; 0)" office:value-type="float" office:value="0">
            <text:p>0.000</text:p>
          </table:table-cell>
          <table:table-cell table:formula="of:=IF(ABS(([.B142]-[.F$2])/16384) &gt; 0.1; ([.B142]-[.F$2])/16384; 0)" office:value-type="float" office:value="0">
            <text:p>0.000</text:p>
          </table:table-cell>
          <table:table-cell table:formula="of:=IF(ABS(([.C142]-[.G$2])/16384) &gt; 0.1; ([.C142]-[.G$2])/16384; 0)" office:value-type="float" office:value="0">
            <text:p>0.000</text:p>
          </table:table-cell>
          <table:table-cell table:formula="of:=SQRT([.I142]*[.I142]+[.J142]*[.J142]+[.K142]*[.K142])" office:value-type="float" office:value="0">
            <text:p>0.00</text:p>
          </table:table-cell>
          <table:table-cell table:formula="of:=SQRT([.L142]*0.75*9.8)" office:value-type="float" office:value="0">
            <text:p>0</text:p>
          </table:table-cell>
          <table:table-cell table:formula="of:=[.N141]+0.1*[.M14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04">
            <text:p>16404</text:p>
          </table:table-cell>
          <table:table-cell office:value-type="float" office:value="-2556">
            <text:p>-2556</text:p>
          </table:table-cell>
          <table:table-cell office:value-type="float" office:value="-232">
            <text:p>-232</text:p>
          </table:table-cell>
          <table:table-cell table:number-columns-repeated="5"/>
          <table:table-cell table:formula="of:=IF(ABS(([.A143]-[.E$2])/16384) &gt; 0.05; ([.A143]-[.E$2])/16384; 0)" office:value-type="float" office:value="0">
            <text:p>0.000</text:p>
          </table:table-cell>
          <table:table-cell table:formula="of:=IF(ABS(([.B143]-[.F$2])/16384) &gt; 0.1; ([.B143]-[.F$2])/16384; 0)" office:value-type="float" office:value="0">
            <text:p>0.000</text:p>
          </table:table-cell>
          <table:table-cell table:formula="of:=IF(ABS(([.C143]-[.G$2])/16384) &gt; 0.1; ([.C143]-[.G$2])/16384; 0)" office:value-type="float" office:value="0">
            <text:p>0.000</text:p>
          </table:table-cell>
          <table:table-cell table:formula="of:=SQRT([.I143]*[.I143]+[.J143]*[.J143]+[.K143]*[.K143])" office:value-type="float" office:value="0">
            <text:p>0.00</text:p>
          </table:table-cell>
          <table:table-cell table:formula="of:=SQRT([.L143]*0.75*9.8)" office:value-type="float" office:value="0">
            <text:p>0</text:p>
          </table:table-cell>
          <table:table-cell table:formula="of:=[.N142]+0.1*[.M14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48">
            <text:p>16348</text:p>
          </table:table-cell>
          <table:table-cell office:value-type="float" office:value="-2604">
            <text:p>-2604</text:p>
          </table:table-cell>
          <table:table-cell office:value-type="float" office:value="-452">
            <text:p>-452</text:p>
          </table:table-cell>
          <table:table-cell table:number-columns-repeated="5"/>
          <table:table-cell table:formula="of:=IF(ABS(([.A144]-[.E$2])/16384) &gt; 0.05; ([.A144]-[.E$2])/16384; 0)" office:value-type="float" office:value="0">
            <text:p>0.000</text:p>
          </table:table-cell>
          <table:table-cell table:formula="of:=IF(ABS(([.B144]-[.F$2])/16384) &gt; 0.1; ([.B144]-[.F$2])/16384; 0)" office:value-type="float" office:value="0">
            <text:p>0.000</text:p>
          </table:table-cell>
          <table:table-cell table:formula="of:=IF(ABS(([.C144]-[.G$2])/16384) &gt; 0.1; ([.C144]-[.G$2])/16384; 0)" office:value-type="float" office:value="0">
            <text:p>0.000</text:p>
          </table:table-cell>
          <table:table-cell table:formula="of:=SQRT([.I144]*[.I144]+[.J144]*[.J144]+[.K144]*[.K144])" office:value-type="float" office:value="0">
            <text:p>0.00</text:p>
          </table:table-cell>
          <table:table-cell table:formula="of:=SQRT([.L144]*0.75*9.8)" office:value-type="float" office:value="0">
            <text:p>0</text:p>
          </table:table-cell>
          <table:table-cell table:formula="of:=[.N143]+0.1*[.M14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636">
            <text:p>-2636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145]-[.E$2])/16384) &gt; 0.05; ([.A145]-[.E$2])/16384; 0)" office:value-type="float" office:value="0">
            <text:p>0.000</text:p>
          </table:table-cell>
          <table:table-cell table:formula="of:=IF(ABS(([.B145]-[.F$2])/16384) &gt; 0.1; ([.B145]-[.F$2])/16384; 0)" office:value-type="float" office:value="0">
            <text:p>0.000</text:p>
          </table:table-cell>
          <table:table-cell table:formula="of:=IF(ABS(([.C145]-[.G$2])/16384) &gt; 0.1; ([.C145]-[.G$2])/16384; 0)" office:value-type="float" office:value="0">
            <text:p>0.000</text:p>
          </table:table-cell>
          <table:table-cell table:formula="of:=SQRT([.I145]*[.I145]+[.J145]*[.J145]+[.K145]*[.K145])" office:value-type="float" office:value="0">
            <text:p>0.00</text:p>
          </table:table-cell>
          <table:table-cell table:formula="of:=SQRT([.L145]*0.75*9.8)" office:value-type="float" office:value="0">
            <text:p>0</text:p>
          </table:table-cell>
          <table:table-cell table:formula="of:=[.N144]+0.1*[.M14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520">
            <text:p>-2520</text:p>
          </table:table-cell>
          <table:table-cell office:value-type="float" office:value="-316">
            <text:p>-316</text:p>
          </table:table-cell>
          <table:table-cell table:number-columns-repeated="5"/>
          <table:table-cell table:formula="of:=IF(ABS(([.A146]-[.E$2])/16384) &gt; 0.05; ([.A146]-[.E$2])/16384; 0)" office:value-type="float" office:value="0">
            <text:p>0.000</text:p>
          </table:table-cell>
          <table:table-cell table:formula="of:=IF(ABS(([.B146]-[.F$2])/16384) &gt; 0.1; ([.B146]-[.F$2])/16384; 0)" office:value-type="float" office:value="0">
            <text:p>0.000</text:p>
          </table:table-cell>
          <table:table-cell table:formula="of:=IF(ABS(([.C146]-[.G$2])/16384) &gt; 0.1; ([.C146]-[.G$2])/16384; 0)" office:value-type="float" office:value="0">
            <text:p>0.000</text:p>
          </table:table-cell>
          <table:table-cell table:formula="of:=SQRT([.I146]*[.I146]+[.J146]*[.J146]+[.K146]*[.K146])" office:value-type="float" office:value="0">
            <text:p>0.00</text:p>
          </table:table-cell>
          <table:table-cell table:formula="of:=SQRT([.L146]*0.75*9.8)" office:value-type="float" office:value="0">
            <text:p>0</text:p>
          </table:table-cell>
          <table:table-cell table:formula="of:=[.N145]+0.1*[.M14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588">
            <text:p>-2588</text:p>
          </table:table-cell>
          <table:table-cell office:value-type="float" office:value="-536">
            <text:p>-536</text:p>
          </table:table-cell>
          <table:table-cell table:number-columns-repeated="5"/>
          <table:table-cell table:formula="of:=IF(ABS(([.A147]-[.E$2])/16384) &gt; 0.05; ([.A147]-[.E$2])/16384; 0)" office:value-type="float" office:value="0">
            <text:p>0.000</text:p>
          </table:table-cell>
          <table:table-cell table:formula="of:=IF(ABS(([.B147]-[.F$2])/16384) &gt; 0.1; ([.B147]-[.F$2])/16384; 0)" office:value-type="float" office:value="0">
            <text:p>0.000</text:p>
          </table:table-cell>
          <table:table-cell table:formula="of:=IF(ABS(([.C147]-[.G$2])/16384) &gt; 0.1; ([.C147]-[.G$2])/16384; 0)" office:value-type="float" office:value="0">
            <text:p>0.000</text:p>
          </table:table-cell>
          <table:table-cell table:formula="of:=SQRT([.I147]*[.I147]+[.J147]*[.J147]+[.K147]*[.K147])" office:value-type="float" office:value="0">
            <text:p>0.00</text:p>
          </table:table-cell>
          <table:table-cell table:formula="of:=SQRT([.L147]*0.75*9.8)" office:value-type="float" office:value="0">
            <text:p>0</text:p>
          </table:table-cell>
          <table:table-cell table:formula="of:=[.N146]+0.1*[.M14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4">
            <text:p>16484</text:p>
          </table:table-cell>
          <table:table-cell office:value-type="float" office:value="-2480">
            <text:p>-2480</text:p>
          </table:table-cell>
          <table:table-cell office:value-type="float" office:value="-484">
            <text:p>-484</text:p>
          </table:table-cell>
          <table:table-cell table:number-columns-repeated="5"/>
          <table:table-cell table:formula="of:=IF(ABS(([.A148]-[.E$2])/16384) &gt; 0.05; ([.A148]-[.E$2])/16384; 0)" office:value-type="float" office:value="0">
            <text:p>0.000</text:p>
          </table:table-cell>
          <table:table-cell table:formula="of:=IF(ABS(([.B148]-[.F$2])/16384) &gt; 0.1; ([.B148]-[.F$2])/16384; 0)" office:value-type="float" office:value="0">
            <text:p>0.000</text:p>
          </table:table-cell>
          <table:table-cell table:formula="of:=IF(ABS(([.C148]-[.G$2])/16384) &gt; 0.1; ([.C148]-[.G$2])/16384; 0)" office:value-type="float" office:value="0">
            <text:p>0.000</text:p>
          </table:table-cell>
          <table:table-cell table:formula="of:=SQRT([.I148]*[.I148]+[.J148]*[.J148]+[.K148]*[.K148])" office:value-type="float" office:value="0">
            <text:p>0.00</text:p>
          </table:table-cell>
          <table:table-cell table:formula="of:=SQRT([.L148]*0.75*9.8)" office:value-type="float" office:value="0">
            <text:p>0</text:p>
          </table:table-cell>
          <table:table-cell table:formula="of:=[.N147]+0.1*[.M14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2492">
            <text:p>-2492</text:p>
          </table:table-cell>
          <table:table-cell office:value-type="float" office:value="-516">
            <text:p>-516</text:p>
          </table:table-cell>
          <table:table-cell table:number-columns-repeated="5"/>
          <table:table-cell table:formula="of:=IF(ABS(([.A149]-[.E$2])/16384) &gt; 0.05; ([.A149]-[.E$2])/16384; 0)" office:value-type="float" office:value="0">
            <text:p>0.000</text:p>
          </table:table-cell>
          <table:table-cell table:formula="of:=IF(ABS(([.B149]-[.F$2])/16384) &gt; 0.1; ([.B149]-[.F$2])/16384; 0)" office:value-type="float" office:value="0">
            <text:p>0.000</text:p>
          </table:table-cell>
          <table:table-cell table:formula="of:=IF(ABS(([.C149]-[.G$2])/16384) &gt; 0.1; ([.C149]-[.G$2])/16384; 0)" office:value-type="float" office:value="0">
            <text:p>0.000</text:p>
          </table:table-cell>
          <table:table-cell table:formula="of:=SQRT([.I149]*[.I149]+[.J149]*[.J149]+[.K149]*[.K149])" office:value-type="float" office:value="0">
            <text:p>0.00</text:p>
          </table:table-cell>
          <table:table-cell table:formula="of:=SQRT([.L149]*0.75*9.8)" office:value-type="float" office:value="0">
            <text:p>0</text:p>
          </table:table-cell>
          <table:table-cell table:formula="of:=[.N148]+0.1*[.M14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2520">
            <text:p>-2520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150]-[.E$2])/16384) &gt; 0.05; ([.A150]-[.E$2])/16384; 0)" office:value-type="float" office:value="0">
            <text:p>0.000</text:p>
          </table:table-cell>
          <table:table-cell table:formula="of:=IF(ABS(([.B150]-[.F$2])/16384) &gt; 0.1; ([.B150]-[.F$2])/16384; 0)" office:value-type="float" office:value="0">
            <text:p>0.000</text:p>
          </table:table-cell>
          <table:table-cell table:formula="of:=IF(ABS(([.C150]-[.G$2])/16384) &gt; 0.1; ([.C150]-[.G$2])/16384; 0)" office:value-type="float" office:value="0">
            <text:p>0.000</text:p>
          </table:table-cell>
          <table:table-cell table:formula="of:=SQRT([.I150]*[.I150]+[.J150]*[.J150]+[.K150]*[.K150])" office:value-type="float" office:value="0">
            <text:p>0.00</text:p>
          </table:table-cell>
          <table:table-cell table:formula="of:=SQRT([.L150]*0.75*9.8)" office:value-type="float" office:value="0">
            <text:p>0</text:p>
          </table:table-cell>
          <table:table-cell table:formula="of:=[.N149]+0.1*[.M15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0">
            <text:p>16420</text:p>
          </table:table-cell>
          <table:table-cell office:value-type="float" office:value="-2564">
            <text:p>-2564</text:p>
          </table:table-cell>
          <table:table-cell office:value-type="float" office:value="-596">
            <text:p>-596</text:p>
          </table:table-cell>
          <table:table-cell table:number-columns-repeated="5"/>
          <table:table-cell table:formula="of:=IF(ABS(([.A151]-[.E$2])/16384) &gt; 0.05; ([.A151]-[.E$2])/16384; 0)" office:value-type="float" office:value="0">
            <text:p>0.000</text:p>
          </table:table-cell>
          <table:table-cell table:formula="of:=IF(ABS(([.B151]-[.F$2])/16384) &gt; 0.1; ([.B151]-[.F$2])/16384; 0)" office:value-type="float" office:value="0">
            <text:p>0.000</text:p>
          </table:table-cell>
          <table:table-cell table:formula="of:=IF(ABS(([.C151]-[.G$2])/16384) &gt; 0.1; ([.C151]-[.G$2])/16384; 0)" office:value-type="float" office:value="0">
            <text:p>0.000</text:p>
          </table:table-cell>
          <table:table-cell table:formula="of:=SQRT([.I151]*[.I151]+[.J151]*[.J151]+[.K151]*[.K151])" office:value-type="float" office:value="0">
            <text:p>0.00</text:p>
          </table:table-cell>
          <table:table-cell table:formula="of:=SQRT([.L151]*0.75*9.8)" office:value-type="float" office:value="0">
            <text:p>0</text:p>
          </table:table-cell>
          <table:table-cell table:formula="of:=[.N150]+0.1*[.M15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576">
            <text:p>-2576</text:p>
          </table:table-cell>
          <table:table-cell office:value-type="float" office:value="-600">
            <text:p>-600</text:p>
          </table:table-cell>
          <table:table-cell table:number-columns-repeated="5"/>
          <table:table-cell table:formula="of:=IF(ABS(([.A152]-[.E$2])/16384) &gt; 0.05; ([.A152]-[.E$2])/16384; 0)" office:value-type="float" office:value="0">
            <text:p>0.000</text:p>
          </table:table-cell>
          <table:table-cell table:formula="of:=IF(ABS(([.B152]-[.F$2])/16384) &gt; 0.1; ([.B152]-[.F$2])/16384; 0)" office:value-type="float" office:value="0">
            <text:p>0.000</text:p>
          </table:table-cell>
          <table:table-cell table:formula="of:=IF(ABS(([.C152]-[.G$2])/16384) &gt; 0.1; ([.C152]-[.G$2])/16384; 0)" office:value-type="float" office:value="0">
            <text:p>0.000</text:p>
          </table:table-cell>
          <table:table-cell table:formula="of:=SQRT([.I152]*[.I152]+[.J152]*[.J152]+[.K152]*[.K152])" office:value-type="float" office:value="0">
            <text:p>0.00</text:p>
          </table:table-cell>
          <table:table-cell table:formula="of:=SQRT([.L152]*0.75*9.8)" office:value-type="float" office:value="0">
            <text:p>0</text:p>
          </table:table-cell>
          <table:table-cell table:formula="of:=[.N151]+0.1*[.M15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0">
            <text:p>16480</text:p>
          </table:table-cell>
          <table:table-cell office:value-type="float" office:value="-2596">
            <text:p>-2596</text:p>
          </table:table-cell>
          <table:table-cell office:value-type="float" office:value="-584">
            <text:p>-584</text:p>
          </table:table-cell>
          <table:table-cell table:number-columns-repeated="5"/>
          <table:table-cell table:formula="of:=IF(ABS(([.A153]-[.E$2])/16384) &gt; 0.05; ([.A153]-[.E$2])/16384; 0)" office:value-type="float" office:value="0">
            <text:p>0.000</text:p>
          </table:table-cell>
          <table:table-cell table:formula="of:=IF(ABS(([.B153]-[.F$2])/16384) &gt; 0.1; ([.B153]-[.F$2])/16384; 0)" office:value-type="float" office:value="0">
            <text:p>0.000</text:p>
          </table:table-cell>
          <table:table-cell table:formula="of:=IF(ABS(([.C153]-[.G$2])/16384) &gt; 0.1; ([.C153]-[.G$2])/16384; 0)" office:value-type="float" office:value="0">
            <text:p>0.000</text:p>
          </table:table-cell>
          <table:table-cell table:formula="of:=SQRT([.I153]*[.I153]+[.J153]*[.J153]+[.K153]*[.K153])" office:value-type="float" office:value="0">
            <text:p>0.00</text:p>
          </table:table-cell>
          <table:table-cell table:formula="of:=SQRT([.L153]*0.75*9.8)" office:value-type="float" office:value="0">
            <text:p>0</text:p>
          </table:table-cell>
          <table:table-cell table:formula="of:=[.N152]+0.1*[.M15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740">
            <text:p>-2740</text:p>
          </table:table-cell>
          <table:table-cell office:value-type="float" office:value="-644">
            <text:p>-644</text:p>
          </table:table-cell>
          <table:table-cell table:number-columns-repeated="5"/>
          <table:table-cell table:formula="of:=IF(ABS(([.A154]-[.E$2])/16384) &gt; 0.05; ([.A154]-[.E$2])/16384; 0)" office:value-type="float" office:value="0">
            <text:p>0.000</text:p>
          </table:table-cell>
          <table:table-cell table:formula="of:=IF(ABS(([.B154]-[.F$2])/16384) &gt; 0.1; ([.B154]-[.F$2])/16384; 0)" office:value-type="float" office:value="0">
            <text:p>0.000</text:p>
          </table:table-cell>
          <table:table-cell table:formula="of:=IF(ABS(([.C154]-[.G$2])/16384) &gt; 0.1; ([.C154]-[.G$2])/16384; 0)" office:value-type="float" office:value="0">
            <text:p>0.000</text:p>
          </table:table-cell>
          <table:table-cell table:formula="of:=SQRT([.I154]*[.I154]+[.J154]*[.J154]+[.K154]*[.K154])" office:value-type="float" office:value="0">
            <text:p>0.00</text:p>
          </table:table-cell>
          <table:table-cell table:formula="of:=SQRT([.L154]*0.75*9.8)" office:value-type="float" office:value="0">
            <text:p>0</text:p>
          </table:table-cell>
          <table:table-cell table:formula="of:=[.N153]+0.1*[.M15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56">
            <text:p>16556</text:p>
          </table:table-cell>
          <table:table-cell office:value-type="float" office:value="-2692">
            <text:p>-2692</text:p>
          </table:table-cell>
          <table:table-cell office:value-type="float" office:value="-764">
            <text:p>-764</text:p>
          </table:table-cell>
          <table:table-cell table:number-columns-repeated="5"/>
          <table:table-cell table:formula="of:=IF(ABS(([.A155]-[.E$2])/16384) &gt; 0.05; ([.A155]-[.E$2])/16384; 0)" office:value-type="float" office:value="0">
            <text:p>0.000</text:p>
          </table:table-cell>
          <table:table-cell table:formula="of:=IF(ABS(([.B155]-[.F$2])/16384) &gt; 0.1; ([.B155]-[.F$2])/16384; 0)" office:value-type="float" office:value="0">
            <text:p>0.000</text:p>
          </table:table-cell>
          <table:table-cell table:formula="of:=IF(ABS(([.C155]-[.G$2])/16384) &gt; 0.1; ([.C155]-[.G$2])/16384; 0)" office:value-type="float" office:value="0">
            <text:p>0.000</text:p>
          </table:table-cell>
          <table:table-cell table:formula="of:=SQRT([.I155]*[.I155]+[.J155]*[.J155]+[.K155]*[.K155])" office:value-type="float" office:value="0">
            <text:p>0.00</text:p>
          </table:table-cell>
          <table:table-cell table:formula="of:=SQRT([.L155]*0.75*9.8)" office:value-type="float" office:value="0">
            <text:p>0</text:p>
          </table:table-cell>
          <table:table-cell table:formula="of:=[.N154]+0.1*[.M15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2640">
            <text:p>-2640</text:p>
          </table:table-cell>
          <table:table-cell office:value-type="float" office:value="-612">
            <text:p>-612</text:p>
          </table:table-cell>
          <table:table-cell table:number-columns-repeated="5"/>
          <table:table-cell table:formula="of:=IF(ABS(([.A156]-[.E$2])/16384) &gt; 0.05; ([.A156]-[.E$2])/16384; 0)" office:value-type="float" office:value="0">
            <text:p>0.000</text:p>
          </table:table-cell>
          <table:table-cell table:formula="of:=IF(ABS(([.B156]-[.F$2])/16384) &gt; 0.1; ([.B156]-[.F$2])/16384; 0)" office:value-type="float" office:value="0">
            <text:p>0.000</text:p>
          </table:table-cell>
          <table:table-cell table:formula="of:=IF(ABS(([.C156]-[.G$2])/16384) &gt; 0.1; ([.C156]-[.G$2])/16384; 0)" office:value-type="float" office:value="0">
            <text:p>0.000</text:p>
          </table:table-cell>
          <table:table-cell table:formula="of:=SQRT([.I156]*[.I156]+[.J156]*[.J156]+[.K156]*[.K156])" office:value-type="float" office:value="0">
            <text:p>0.00</text:p>
          </table:table-cell>
          <table:table-cell table:formula="of:=SQRT([.L156]*0.75*9.8)" office:value-type="float" office:value="0">
            <text:p>0</text:p>
          </table:table-cell>
          <table:table-cell table:formula="of:=[.N155]+0.1*[.M15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2728">
            <text:p>-2728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157]-[.E$2])/16384) &gt; 0.05; ([.A157]-[.E$2])/16384; 0)" office:value-type="float" office:value="0">
            <text:p>0.000</text:p>
          </table:table-cell>
          <table:table-cell table:formula="of:=IF(ABS(([.B157]-[.F$2])/16384) &gt; 0.1; ([.B157]-[.F$2])/16384; 0)" office:value-type="float" office:value="0">
            <text:p>0.000</text:p>
          </table:table-cell>
          <table:table-cell table:formula="of:=IF(ABS(([.C157]-[.G$2])/16384) &gt; 0.1; ([.C157]-[.G$2])/16384; 0)" office:value-type="float" office:value="0">
            <text:p>0.000</text:p>
          </table:table-cell>
          <table:table-cell table:formula="of:=SQRT([.I157]*[.I157]+[.J157]*[.J157]+[.K157]*[.K157])" office:value-type="float" office:value="0">
            <text:p>0.00</text:p>
          </table:table-cell>
          <table:table-cell table:formula="of:=SQRT([.L157]*0.75*9.8)" office:value-type="float" office:value="0">
            <text:p>0</text:p>
          </table:table-cell>
          <table:table-cell table:formula="of:=[.N156]+0.1*[.M15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84">
            <text:p>16484</text:p>
          </table:table-cell>
          <table:table-cell office:value-type="float" office:value="-2776">
            <text:p>-2776</text:p>
          </table:table-cell>
          <table:table-cell office:value-type="float" office:value="-632">
            <text:p>-632</text:p>
          </table:table-cell>
          <table:table-cell table:number-columns-repeated="5"/>
          <table:table-cell table:formula="of:=IF(ABS(([.A158]-[.E$2])/16384) &gt; 0.05; ([.A158]-[.E$2])/16384; 0)" office:value-type="float" office:value="0">
            <text:p>0.000</text:p>
          </table:table-cell>
          <table:table-cell table:formula="of:=IF(ABS(([.B158]-[.F$2])/16384) &gt; 0.1; ([.B158]-[.F$2])/16384; 0)" office:value-type="float" office:value="0">
            <text:p>0.000</text:p>
          </table:table-cell>
          <table:table-cell table:formula="of:=IF(ABS(([.C158]-[.G$2])/16384) &gt; 0.1; ([.C158]-[.G$2])/16384; 0)" office:value-type="float" office:value="0">
            <text:p>0.000</text:p>
          </table:table-cell>
          <table:table-cell table:formula="of:=SQRT([.I158]*[.I158]+[.J158]*[.J158]+[.K158]*[.K158])" office:value-type="float" office:value="0">
            <text:p>0.00</text:p>
          </table:table-cell>
          <table:table-cell table:formula="of:=SQRT([.L158]*0.75*9.8)" office:value-type="float" office:value="0">
            <text:p>0</text:p>
          </table:table-cell>
          <table:table-cell table:formula="of:=[.N157]+0.1*[.M15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2608">
            <text:p>-2608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159]-[.E$2])/16384) &gt; 0.05; ([.A159]-[.E$2])/16384; 0)" office:value-type="float" office:value="0">
            <text:p>0.000</text:p>
          </table:table-cell>
          <table:table-cell table:formula="of:=IF(ABS(([.B159]-[.F$2])/16384) &gt; 0.1; ([.B159]-[.F$2])/16384; 0)" office:value-type="float" office:value="0">
            <text:p>0.000</text:p>
          </table:table-cell>
          <table:table-cell table:formula="of:=IF(ABS(([.C159]-[.G$2])/16384) &gt; 0.1; ([.C159]-[.G$2])/16384; 0)" office:value-type="float" office:value="0">
            <text:p>0.000</text:p>
          </table:table-cell>
          <table:table-cell table:formula="of:=SQRT([.I159]*[.I159]+[.J159]*[.J159]+[.K159]*[.K159])" office:value-type="float" office:value="0">
            <text:p>0.00</text:p>
          </table:table-cell>
          <table:table-cell table:formula="of:=SQRT([.L159]*0.75*9.8)" office:value-type="float" office:value="0">
            <text:p>0</text:p>
          </table:table-cell>
          <table:table-cell table:formula="of:=[.N158]+0.1*[.M15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780">
            <text:p>-2780</text:p>
          </table:table-cell>
          <table:table-cell office:value-type="float" office:value="-628">
            <text:p>-628</text:p>
          </table:table-cell>
          <table:table-cell table:number-columns-repeated="5"/>
          <table:table-cell table:formula="of:=IF(ABS(([.A160]-[.E$2])/16384) &gt; 0.05; ([.A160]-[.E$2])/16384; 0)" office:value-type="float" office:value="0">
            <text:p>0.000</text:p>
          </table:table-cell>
          <table:table-cell table:formula="of:=IF(ABS(([.B160]-[.F$2])/16384) &gt; 0.1; ([.B160]-[.F$2])/16384; 0)" office:value-type="float" office:value="0">
            <text:p>0.000</text:p>
          </table:table-cell>
          <table:table-cell table:formula="of:=IF(ABS(([.C160]-[.G$2])/16384) &gt; 0.1; ([.C160]-[.G$2])/16384; 0)" office:value-type="float" office:value="0">
            <text:p>0.000</text:p>
          </table:table-cell>
          <table:table-cell table:formula="of:=SQRT([.I160]*[.I160]+[.J160]*[.J160]+[.K160]*[.K160])" office:value-type="float" office:value="0">
            <text:p>0.00</text:p>
          </table:table-cell>
          <table:table-cell table:formula="of:=SQRT([.L160]*0.75*9.8)" office:value-type="float" office:value="0">
            <text:p>0</text:p>
          </table:table-cell>
          <table:table-cell table:formula="of:=[.N159]+0.1*[.M16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700">
            <text:p>-2700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161]-[.E$2])/16384) &gt; 0.05; ([.A161]-[.E$2])/16384; 0)" office:value-type="float" office:value="0">
            <text:p>0.000</text:p>
          </table:table-cell>
          <table:table-cell table:formula="of:=IF(ABS(([.B161]-[.F$2])/16384) &gt; 0.1; ([.B161]-[.F$2])/16384; 0)" office:value-type="float" office:value="0">
            <text:p>0.000</text:p>
          </table:table-cell>
          <table:table-cell table:formula="of:=IF(ABS(([.C161]-[.G$2])/16384) &gt; 0.1; ([.C161]-[.G$2])/16384; 0)" office:value-type="float" office:value="0">
            <text:p>0.000</text:p>
          </table:table-cell>
          <table:table-cell table:formula="of:=SQRT([.I161]*[.I161]+[.J161]*[.J161]+[.K161]*[.K161])" office:value-type="float" office:value="0">
            <text:p>0.00</text:p>
          </table:table-cell>
          <table:table-cell table:formula="of:=SQRT([.L161]*0.75*9.8)" office:value-type="float" office:value="0">
            <text:p>0</text:p>
          </table:table-cell>
          <table:table-cell table:formula="of:=[.N160]+0.1*[.M16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80">
            <text:p>16380</text:p>
          </table:table-cell>
          <table:table-cell office:value-type="float" office:value="-2644">
            <text:p>-2644</text:p>
          </table:table-cell>
          <table:table-cell office:value-type="float" office:value="-544">
            <text:p>-544</text:p>
          </table:table-cell>
          <table:table-cell table:number-columns-repeated="5"/>
          <table:table-cell table:formula="of:=IF(ABS(([.A162]-[.E$2])/16384) &gt; 0.05; ([.A162]-[.E$2])/16384; 0)" office:value-type="float" office:value="0">
            <text:p>0.000</text:p>
          </table:table-cell>
          <table:table-cell table:formula="of:=IF(ABS(([.B162]-[.F$2])/16384) &gt; 0.1; ([.B162]-[.F$2])/16384; 0)" office:value-type="float" office:value="0">
            <text:p>0.000</text:p>
          </table:table-cell>
          <table:table-cell table:formula="of:=IF(ABS(([.C162]-[.G$2])/16384) &gt; 0.1; ([.C162]-[.G$2])/16384; 0)" office:value-type="float" office:value="0">
            <text:p>0.000</text:p>
          </table:table-cell>
          <table:table-cell table:formula="of:=SQRT([.I162]*[.I162]+[.J162]*[.J162]+[.K162]*[.K162])" office:value-type="float" office:value="0">
            <text:p>0.00</text:p>
          </table:table-cell>
          <table:table-cell table:formula="of:=SQRT([.L162]*0.75*9.8)" office:value-type="float" office:value="0">
            <text:p>0</text:p>
          </table:table-cell>
          <table:table-cell table:formula="of:=[.N161]+0.1*[.M16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884">
            <text:p>-2884</text:p>
          </table:table-cell>
          <table:table-cell office:value-type="float" office:value="-796">
            <text:p>-796</text:p>
          </table:table-cell>
          <table:table-cell table:number-columns-repeated="5"/>
          <table:table-cell table:formula="of:=IF(ABS(([.A163]-[.E$2])/16384) &gt; 0.05; ([.A163]-[.E$2])/16384; 0)" office:value-type="float" office:value="0">
            <text:p>0.000</text:p>
          </table:table-cell>
          <table:table-cell table:formula="of:=IF(ABS(([.B163]-[.F$2])/16384) &gt; 0.1; ([.B163]-[.F$2])/16384; 0)" office:value-type="float" office:value="0">
            <text:p>0.000</text:p>
          </table:table-cell>
          <table:table-cell table:formula="of:=IF(ABS(([.C163]-[.G$2])/16384) &gt; 0.1; ([.C163]-[.G$2])/16384; 0)" office:value-type="float" office:value="0">
            <text:p>0.000</text:p>
          </table:table-cell>
          <table:table-cell table:formula="of:=SQRT([.I163]*[.I163]+[.J163]*[.J163]+[.K163]*[.K163])" office:value-type="float" office:value="0">
            <text:p>0.00</text:p>
          </table:table-cell>
          <table:table-cell table:formula="of:=SQRT([.L163]*0.75*9.8)" office:value-type="float" office:value="0">
            <text:p>0</text:p>
          </table:table-cell>
          <table:table-cell table:formula="of:=[.N162]+0.1*[.M16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2760">
            <text:p>-2760</text:p>
          </table:table-cell>
          <table:table-cell office:value-type="float" office:value="-624">
            <text:p>-624</text:p>
          </table:table-cell>
          <table:table-cell table:number-columns-repeated="5"/>
          <table:table-cell table:formula="of:=IF(ABS(([.A164]-[.E$2])/16384) &gt; 0.05; ([.A164]-[.E$2])/16384; 0)" office:value-type="float" office:value="0">
            <text:p>0.000</text:p>
          </table:table-cell>
          <table:table-cell table:formula="of:=IF(ABS(([.B164]-[.F$2])/16384) &gt; 0.1; ([.B164]-[.F$2])/16384; 0)" office:value-type="float" office:value="0">
            <text:p>0.000</text:p>
          </table:table-cell>
          <table:table-cell table:formula="of:=IF(ABS(([.C164]-[.G$2])/16384) &gt; 0.1; ([.C164]-[.G$2])/16384; 0)" office:value-type="float" office:value="0">
            <text:p>0.000</text:p>
          </table:table-cell>
          <table:table-cell table:formula="of:=SQRT([.I164]*[.I164]+[.J164]*[.J164]+[.K164]*[.K164])" office:value-type="float" office:value="0">
            <text:p>0.00</text:p>
          </table:table-cell>
          <table:table-cell table:formula="of:=SQRT([.L164]*0.75*9.8)" office:value-type="float" office:value="0">
            <text:p>0</text:p>
          </table:table-cell>
          <table:table-cell table:formula="of:=[.N163]+0.1*[.M16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2860">
            <text:p>-2860</text:p>
          </table:table-cell>
          <table:table-cell office:value-type="float" office:value="-704">
            <text:p>-704</text:p>
          </table:table-cell>
          <table:table-cell table:number-columns-repeated="5"/>
          <table:table-cell table:formula="of:=IF(ABS(([.A165]-[.E$2])/16384) &gt; 0.05; ([.A165]-[.E$2])/16384; 0)" office:value-type="float" office:value="0">
            <text:p>0.000</text:p>
          </table:table-cell>
          <table:table-cell table:formula="of:=IF(ABS(([.B165]-[.F$2])/16384) &gt; 0.1; ([.B165]-[.F$2])/16384; 0)" office:value-type="float" office:value="0">
            <text:p>0.000</text:p>
          </table:table-cell>
          <table:table-cell table:formula="of:=IF(ABS(([.C165]-[.G$2])/16384) &gt; 0.1; ([.C165]-[.G$2])/16384; 0)" office:value-type="float" office:value="0">
            <text:p>0.000</text:p>
          </table:table-cell>
          <table:table-cell table:formula="of:=SQRT([.I165]*[.I165]+[.J165]*[.J165]+[.K165]*[.K165])" office:value-type="float" office:value="0">
            <text:p>0.00</text:p>
          </table:table-cell>
          <table:table-cell table:formula="of:=SQRT([.L165]*0.75*9.8)" office:value-type="float" office:value="0">
            <text:p>0</text:p>
          </table:table-cell>
          <table:table-cell table:formula="of:=[.N164]+0.1*[.M16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2904">
            <text:p>-2904</text:p>
          </table:table-cell>
          <table:table-cell office:value-type="float" office:value="-792">
            <text:p>-792</text:p>
          </table:table-cell>
          <table:table-cell table:number-columns-repeated="5"/>
          <table:table-cell table:formula="of:=IF(ABS(([.A166]-[.E$2])/16384) &gt; 0.05; ([.A166]-[.E$2])/16384; 0)" office:value-type="float" office:value="0">
            <text:p>0.000</text:p>
          </table:table-cell>
          <table:table-cell table:formula="of:=IF(ABS(([.B166]-[.F$2])/16384) &gt; 0.1; ([.B166]-[.F$2])/16384; 0)" office:value-type="float" office:value="0">
            <text:p>0.000</text:p>
          </table:table-cell>
          <table:table-cell table:formula="of:=IF(ABS(([.C166]-[.G$2])/16384) &gt; 0.1; ([.C166]-[.G$2])/16384; 0)" office:value-type="float" office:value="0">
            <text:p>0.000</text:p>
          </table:table-cell>
          <table:table-cell table:formula="of:=SQRT([.I166]*[.I166]+[.J166]*[.J166]+[.K166]*[.K166])" office:value-type="float" office:value="0">
            <text:p>0.00</text:p>
          </table:table-cell>
          <table:table-cell table:formula="of:=SQRT([.L166]*0.75*9.8)" office:value-type="float" office:value="0">
            <text:p>0</text:p>
          </table:table-cell>
          <table:table-cell table:formula="of:=[.N165]+0.1*[.M16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2992">
            <text:p>-2992</text:p>
          </table:table-cell>
          <table:table-cell office:value-type="float" office:value="-284">
            <text:p>-284</text:p>
          </table:table-cell>
          <table:table-cell table:number-columns-repeated="5"/>
          <table:table-cell table:formula="of:=IF(ABS(([.A167]-[.E$2])/16384) &gt; 0.05; ([.A167]-[.E$2])/16384; 0)" office:value-type="float" office:value="0">
            <text:p>0.000</text:p>
          </table:table-cell>
          <table:table-cell table:formula="of:=IF(ABS(([.B167]-[.F$2])/16384) &gt; 0.1; ([.B167]-[.F$2])/16384; 0)" office:value-type="float" office:value="0">
            <text:p>0.000</text:p>
          </table:table-cell>
          <table:table-cell table:formula="of:=IF(ABS(([.C167]-[.G$2])/16384) &gt; 0.1; ([.C167]-[.G$2])/16384; 0)" office:value-type="float" office:value="0">
            <text:p>0.000</text:p>
          </table:table-cell>
          <table:table-cell table:formula="of:=SQRT([.I167]*[.I167]+[.J167]*[.J167]+[.K167]*[.K167])" office:value-type="float" office:value="0">
            <text:p>0.00</text:p>
          </table:table-cell>
          <table:table-cell table:formula="of:=SQRT([.L167]*0.75*9.8)" office:value-type="float" office:value="0">
            <text:p>0</text:p>
          </table:table-cell>
          <table:table-cell table:formula="of:=[.N166]+0.1*[.M16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3024">
            <text:p>-3024</text:p>
          </table:table-cell>
          <table:table-cell office:value-type="float" office:value="-1056">
            <text:p>-1056</text:p>
          </table:table-cell>
          <table:table-cell table:number-columns-repeated="5"/>
          <table:table-cell table:formula="of:=IF(ABS(([.A168]-[.E$2])/16384) &gt; 0.05; ([.A168]-[.E$2])/16384; 0)" office:value-type="float" office:value="0">
            <text:p>0.000</text:p>
          </table:table-cell>
          <table:table-cell table:formula="of:=IF(ABS(([.B168]-[.F$2])/16384) &gt; 0.1; ([.B168]-[.F$2])/16384; 0)" office:value-type="float" office:value="0">
            <text:p>0.000</text:p>
          </table:table-cell>
          <table:table-cell table:formula="of:=IF(ABS(([.C168]-[.G$2])/16384) &gt; 0.1; ([.C168]-[.G$2])/16384; 0)" office:value-type="float" office:value="0">
            <text:p>0.000</text:p>
          </table:table-cell>
          <table:table-cell table:formula="of:=SQRT([.I168]*[.I168]+[.J168]*[.J168]+[.K168]*[.K168])" office:value-type="float" office:value="0">
            <text:p>0.00</text:p>
          </table:table-cell>
          <table:table-cell table:formula="of:=SQRT([.L168]*0.75*9.8)" office:value-type="float" office:value="0">
            <text:p>0</text:p>
          </table:table-cell>
          <table:table-cell table:formula="of:=[.N167]+0.1*[.M16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64">
            <text:p>16264</text:p>
          </table:table-cell>
          <table:table-cell office:value-type="float" office:value="-3168">
            <text:p>-3168</text:p>
          </table:table-cell>
          <table:table-cell office:value-type="float" office:value="-744">
            <text:p>-744</text:p>
          </table:table-cell>
          <table:table-cell table:number-columns-repeated="5"/>
          <table:table-cell table:formula="of:=IF(ABS(([.A169]-[.E$2])/16384) &gt; 0.05; ([.A169]-[.E$2])/16384; 0)" office:value-type="float" office:value="0">
            <text:p>0.000</text:p>
          </table:table-cell>
          <table:table-cell table:formula="of:=IF(ABS(([.B169]-[.F$2])/16384) &gt; 0.1; ([.B169]-[.F$2])/16384; 0)" office:value-type="float" office:value="0">
            <text:p>0.000</text:p>
          </table:table-cell>
          <table:table-cell table:formula="of:=IF(ABS(([.C169]-[.G$2])/16384) &gt; 0.1; ([.C169]-[.G$2])/16384; 0)" office:value-type="float" office:value="0">
            <text:p>0.000</text:p>
          </table:table-cell>
          <table:table-cell table:formula="of:=SQRT([.I169]*[.I169]+[.J169]*[.J169]+[.K169]*[.K169])" office:value-type="float" office:value="0">
            <text:p>0.00</text:p>
          </table:table-cell>
          <table:table-cell table:formula="of:=SQRT([.L169]*0.75*9.8)" office:value-type="float" office:value="0">
            <text:p>0</text:p>
          </table:table-cell>
          <table:table-cell table:formula="of:=[.N168]+0.1*[.M16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00">
            <text:p>16300</text:p>
          </table:table-cell>
          <table:table-cell office:value-type="float" office:value="-3536">
            <text:p>-3536</text:p>
          </table:table-cell>
          <table:table-cell office:value-type="float" office:value="-1020">
            <text:p>-1020</text:p>
          </table:table-cell>
          <table:table-cell table:number-columns-repeated="5"/>
          <table:table-cell table:formula="of:=IF(ABS(([.A170]-[.E$2])/16384) &gt; 0.05; ([.A170]-[.E$2])/16384; 0)" office:value-type="float" office:value="0">
            <text:p>0.000</text:p>
          </table:table-cell>
          <table:table-cell table:formula="of:=IF(ABS(([.B170]-[.F$2])/16384) &gt; 0.1; ([.B170]-[.F$2])/16384; 0)" office:value-type="float" office:value="0">
            <text:p>0.000</text:p>
          </table:table-cell>
          <table:table-cell table:formula="of:=IF(ABS(([.C170]-[.G$2])/16384) &gt; 0.1; ([.C170]-[.G$2])/16384; 0)" office:value-type="float" office:value="0">
            <text:p>0.000</text:p>
          </table:table-cell>
          <table:table-cell table:formula="of:=SQRT([.I170]*[.I170]+[.J170]*[.J170]+[.K170]*[.K170])" office:value-type="float" office:value="0">
            <text:p>0.00</text:p>
          </table:table-cell>
          <table:table-cell table:formula="of:=SQRT([.L170]*0.75*9.8)" office:value-type="float" office:value="0">
            <text:p>0</text:p>
          </table:table-cell>
          <table:table-cell table:formula="of:=[.N169]+0.1*[.M17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60">
            <text:p>16260</text:p>
          </table:table-cell>
          <table:table-cell office:value-type="float" office:value="-3172">
            <text:p>-3172</text:p>
          </table:table-cell>
          <table:table-cell office:value-type="float" office:value="-828">
            <text:p>-828</text:p>
          </table:table-cell>
          <table:table-cell table:number-columns-repeated="5"/>
          <table:table-cell table:formula="of:=IF(ABS(([.A171]-[.E$2])/16384) &gt; 0.05; ([.A171]-[.E$2])/16384; 0)" office:value-type="float" office:value="0">
            <text:p>0.000</text:p>
          </table:table-cell>
          <table:table-cell table:formula="of:=IF(ABS(([.B171]-[.F$2])/16384) &gt; 0.1; ([.B171]-[.F$2])/16384; 0)" office:value-type="float" office:value="0">
            <text:p>0.000</text:p>
          </table:table-cell>
          <table:table-cell table:formula="of:=IF(ABS(([.C171]-[.G$2])/16384) &gt; 0.1; ([.C171]-[.G$2])/16384; 0)" office:value-type="float" office:value="0">
            <text:p>0.000</text:p>
          </table:table-cell>
          <table:table-cell table:formula="of:=SQRT([.I171]*[.I171]+[.J171]*[.J171]+[.K171]*[.K171])" office:value-type="float" office:value="0">
            <text:p>0.00</text:p>
          </table:table-cell>
          <table:table-cell table:formula="of:=SQRT([.L171]*0.75*9.8)" office:value-type="float" office:value="0">
            <text:p>0</text:p>
          </table:table-cell>
          <table:table-cell table:formula="of:=[.N170]+0.1*[.M17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12">
            <text:p>16312</text:p>
          </table:table-cell>
          <table:table-cell office:value-type="float" office:value="-3684">
            <text:p>-3684</text:p>
          </table:table-cell>
          <table:table-cell office:value-type="float" office:value="-1112">
            <text:p>-1112</text:p>
          </table:table-cell>
          <table:table-cell table:number-columns-repeated="5"/>
          <table:table-cell table:formula="of:=IF(ABS(([.A172]-[.E$2])/16384) &gt; 0.05; ([.A172]-[.E$2])/16384; 0)" office:value-type="float" office:value="0">
            <text:p>0.000</text:p>
          </table:table-cell>
          <table:table-cell table:formula="of:=IF(ABS(([.B172]-[.F$2])/16384) &gt; 0.1; ([.B172]-[.F$2])/16384; 0)" office:value-type="float" office:value="0">
            <text:p>0.000</text:p>
          </table:table-cell>
          <table:table-cell table:formula="of:=IF(ABS(([.C172]-[.G$2])/16384) &gt; 0.1; ([.C172]-[.G$2])/16384; 0)" office:value-type="float" office:value="0">
            <text:p>0.000</text:p>
          </table:table-cell>
          <table:table-cell table:formula="of:=SQRT([.I172]*[.I172]+[.J172]*[.J172]+[.K172]*[.K172])" office:value-type="float" office:value="0">
            <text:p>0.00</text:p>
          </table:table-cell>
          <table:table-cell table:formula="of:=SQRT([.L172]*0.75*9.8)" office:value-type="float" office:value="0">
            <text:p>0</text:p>
          </table:table-cell>
          <table:table-cell table:formula="of:=[.N171]+0.1*[.M17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44">
            <text:p>16244</text:p>
          </table:table-cell>
          <table:table-cell office:value-type="float" office:value="-3636">
            <text:p>-3636</text:p>
          </table:table-cell>
          <table:table-cell office:value-type="float" office:value="-1028">
            <text:p>-1028</text:p>
          </table:table-cell>
          <table:table-cell table:number-columns-repeated="5"/>
          <table:table-cell table:formula="of:=IF(ABS(([.A173]-[.E$2])/16384) &gt; 0.05; ([.A173]-[.E$2])/16384; 0)" office:value-type="float" office:value="0">
            <text:p>0.000</text:p>
          </table:table-cell>
          <table:table-cell table:formula="of:=IF(ABS(([.B173]-[.F$2])/16384) &gt; 0.1; ([.B173]-[.F$2])/16384; 0)" office:value-type="float" office:value="0">
            <text:p>0.000</text:p>
          </table:table-cell>
          <table:table-cell table:formula="of:=IF(ABS(([.C173]-[.G$2])/16384) &gt; 0.1; ([.C173]-[.G$2])/16384; 0)" office:value-type="float" office:value="0">
            <text:p>0.000</text:p>
          </table:table-cell>
          <table:table-cell table:formula="of:=SQRT([.I173]*[.I173]+[.J173]*[.J173]+[.K173]*[.K173])" office:value-type="float" office:value="0">
            <text:p>0.00</text:p>
          </table:table-cell>
          <table:table-cell table:formula="of:=SQRT([.L173]*0.75*9.8)" office:value-type="float" office:value="0">
            <text:p>0</text:p>
          </table:table-cell>
          <table:table-cell table:formula="of:=[.N172]+0.1*[.M17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84">
            <text:p>16284</text:p>
          </table:table-cell>
          <table:table-cell office:value-type="float" office:value="-3436">
            <text:p>-3436</text:p>
          </table:table-cell>
          <table:table-cell office:value-type="float" office:value="-1292">
            <text:p>-1292</text:p>
          </table:table-cell>
          <table:table-cell table:number-columns-repeated="5"/>
          <table:table-cell table:formula="of:=IF(ABS(([.A174]-[.E$2])/16384) &gt; 0.05; ([.A174]-[.E$2])/16384; 0)" office:value-type="float" office:value="0">
            <text:p>0.000</text:p>
          </table:table-cell>
          <table:table-cell table:formula="of:=IF(ABS(([.B174]-[.F$2])/16384) &gt; 0.1; ([.B174]-[.F$2])/16384; 0)" office:value-type="float" office:value="0">
            <text:p>0.000</text:p>
          </table:table-cell>
          <table:table-cell table:formula="of:=IF(ABS(([.C174]-[.G$2])/16384) &gt; 0.1; ([.C174]-[.G$2])/16384; 0)" office:value-type="float" office:value="0">
            <text:p>0.000</text:p>
          </table:table-cell>
          <table:table-cell table:formula="of:=SQRT([.I174]*[.I174]+[.J174]*[.J174]+[.K174]*[.K174])" office:value-type="float" office:value="0">
            <text:p>0.00</text:p>
          </table:table-cell>
          <table:table-cell table:formula="of:=SQRT([.L174]*0.75*9.8)" office:value-type="float" office:value="0">
            <text:p>0</text:p>
          </table:table-cell>
          <table:table-cell table:formula="of:=[.N173]+0.1*[.M17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40">
            <text:p>16340</text:p>
          </table:table-cell>
          <table:table-cell office:value-type="float" office:value="-3440">
            <text:p>-3440</text:p>
          </table:table-cell>
          <table:table-cell office:value-type="float" office:value="-1024">
            <text:p>-1024</text:p>
          </table:table-cell>
          <table:table-cell table:number-columns-repeated="5"/>
          <table:table-cell table:formula="of:=IF(ABS(([.A175]-[.E$2])/16384) &gt; 0.05; ([.A175]-[.E$2])/16384; 0)" office:value-type="float" office:value="0">
            <text:p>0.000</text:p>
          </table:table-cell>
          <table:table-cell table:formula="of:=IF(ABS(([.B175]-[.F$2])/16384) &gt; 0.1; ([.B175]-[.F$2])/16384; 0)" office:value-type="float" office:value="0">
            <text:p>0.000</text:p>
          </table:table-cell>
          <table:table-cell table:formula="of:=IF(ABS(([.C175]-[.G$2])/16384) &gt; 0.1; ([.C175]-[.G$2])/16384; 0)" office:value-type="float" office:value="0">
            <text:p>0.000</text:p>
          </table:table-cell>
          <table:table-cell table:formula="of:=SQRT([.I175]*[.I175]+[.J175]*[.J175]+[.K175]*[.K175])" office:value-type="float" office:value="0">
            <text:p>0.00</text:p>
          </table:table-cell>
          <table:table-cell table:formula="of:=SQRT([.L175]*0.75*9.8)" office:value-type="float" office:value="0">
            <text:p>0</text:p>
          </table:table-cell>
          <table:table-cell table:formula="of:=[.N174]+0.1*[.M17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0">
            <text:p>16420</text:p>
          </table:table-cell>
          <table:table-cell office:value-type="float" office:value="-3400">
            <text:p>-3400</text:p>
          </table:table-cell>
          <table:table-cell office:value-type="float" office:value="-1348">
            <text:p>-1348</text:p>
          </table:table-cell>
          <table:table-cell table:number-columns-repeated="5"/>
          <table:table-cell table:formula="of:=IF(ABS(([.A176]-[.E$2])/16384) &gt; 0.05; ([.A176]-[.E$2])/16384; 0)" office:value-type="float" office:value="0">
            <text:p>0.000</text:p>
          </table:table-cell>
          <table:table-cell table:formula="of:=IF(ABS(([.B176]-[.F$2])/16384) &gt; 0.1; ([.B176]-[.F$2])/16384; 0)" office:value-type="float" office:value="0">
            <text:p>0.000</text:p>
          </table:table-cell>
          <table:table-cell table:formula="of:=IF(ABS(([.C176]-[.G$2])/16384) &gt; 0.1; ([.C176]-[.G$2])/16384; 0)" office:value-type="float" office:value="0">
            <text:p>0.000</text:p>
          </table:table-cell>
          <table:table-cell table:formula="of:=SQRT([.I176]*[.I176]+[.J176]*[.J176]+[.K176]*[.K176])" office:value-type="float" office:value="0">
            <text:p>0.00</text:p>
          </table:table-cell>
          <table:table-cell table:formula="of:=SQRT([.L176]*0.75*9.8)" office:value-type="float" office:value="0">
            <text:p>0</text:p>
          </table:table-cell>
          <table:table-cell table:formula="of:=[.N175]+0.1*[.M17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44">
            <text:p>16344</text:p>
          </table:table-cell>
          <table:table-cell office:value-type="float" office:value="-3140">
            <text:p>-3140</text:p>
          </table:table-cell>
          <table:table-cell office:value-type="float" office:value="-816">
            <text:p>-816</text:p>
          </table:table-cell>
          <table:table-cell table:number-columns-repeated="5"/>
          <table:table-cell table:formula="of:=IF(ABS(([.A177]-[.E$2])/16384) &gt; 0.05; ([.A177]-[.E$2])/16384; 0)" office:value-type="float" office:value="0">
            <text:p>0.000</text:p>
          </table:table-cell>
          <table:table-cell table:formula="of:=IF(ABS(([.B177]-[.F$2])/16384) &gt; 0.1; ([.B177]-[.F$2])/16384; 0)" office:value-type="float" office:value="0">
            <text:p>0.000</text:p>
          </table:table-cell>
          <table:table-cell table:formula="of:=IF(ABS(([.C177]-[.G$2])/16384) &gt; 0.1; ([.C177]-[.G$2])/16384; 0)" office:value-type="float" office:value="0">
            <text:p>0.000</text:p>
          </table:table-cell>
          <table:table-cell table:formula="of:=SQRT([.I177]*[.I177]+[.J177]*[.J177]+[.K177]*[.K177])" office:value-type="float" office:value="0">
            <text:p>0.00</text:p>
          </table:table-cell>
          <table:table-cell table:formula="of:=SQRT([.L177]*0.75*9.8)" office:value-type="float" office:value="0">
            <text:p>0</text:p>
          </table:table-cell>
          <table:table-cell table:formula="of:=[.N176]+0.1*[.M17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3376">
            <text:p>-3376</text:p>
          </table:table-cell>
          <table:table-cell office:value-type="float" office:value="-1108">
            <text:p>-1108</text:p>
          </table:table-cell>
          <table:table-cell table:number-columns-repeated="5"/>
          <table:table-cell table:formula="of:=IF(ABS(([.A178]-[.E$2])/16384) &gt; 0.05; ([.A178]-[.E$2])/16384; 0)" office:value-type="float" office:value="0">
            <text:p>0.000</text:p>
          </table:table-cell>
          <table:table-cell table:formula="of:=IF(ABS(([.B178]-[.F$2])/16384) &gt; 0.1; ([.B178]-[.F$2])/16384; 0)" office:value-type="float" office:value="0">
            <text:p>0.000</text:p>
          </table:table-cell>
          <table:table-cell table:formula="of:=IF(ABS(([.C178]-[.G$2])/16384) &gt; 0.1; ([.C178]-[.G$2])/16384; 0)" office:value-type="float" office:value="0">
            <text:p>0.000</text:p>
          </table:table-cell>
          <table:table-cell table:formula="of:=SQRT([.I178]*[.I178]+[.J178]*[.J178]+[.K178]*[.K178])" office:value-type="float" office:value="0">
            <text:p>0.00</text:p>
          </table:table-cell>
          <table:table-cell table:formula="of:=SQRT([.L178]*0.75*9.8)" office:value-type="float" office:value="0">
            <text:p>0</text:p>
          </table:table-cell>
          <table:table-cell table:formula="of:=[.N177]+0.1*[.M17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04">
            <text:p>16304</text:p>
          </table:table-cell>
          <table:table-cell office:value-type="float" office:value="-3312">
            <text:p>-3312</text:p>
          </table:table-cell>
          <table:table-cell office:value-type="float" office:value="-948">
            <text:p>-948</text:p>
          </table:table-cell>
          <table:table-cell table:number-columns-repeated="5"/>
          <table:table-cell table:formula="of:=IF(ABS(([.A179]-[.E$2])/16384) &gt; 0.05; ([.A179]-[.E$2])/16384; 0)" office:value-type="float" office:value="0">
            <text:p>0.000</text:p>
          </table:table-cell>
          <table:table-cell table:formula="of:=IF(ABS(([.B179]-[.F$2])/16384) &gt; 0.1; ([.B179]-[.F$2])/16384; 0)" office:value-type="float" office:value="0">
            <text:p>0.000</text:p>
          </table:table-cell>
          <table:table-cell table:formula="of:=IF(ABS(([.C179]-[.G$2])/16384) &gt; 0.1; ([.C179]-[.G$2])/16384; 0)" office:value-type="float" office:value="0">
            <text:p>0.000</text:p>
          </table:table-cell>
          <table:table-cell table:formula="of:=SQRT([.I179]*[.I179]+[.J179]*[.J179]+[.K179]*[.K179])" office:value-type="float" office:value="0">
            <text:p>0.00</text:p>
          </table:table-cell>
          <table:table-cell table:formula="of:=SQRT([.L179]*0.75*9.8)" office:value-type="float" office:value="0">
            <text:p>0</text:p>
          </table:table-cell>
          <table:table-cell table:formula="of:=[.N178]+0.1*[.M17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28">
            <text:p>16328</text:p>
          </table:table-cell>
          <table:table-cell office:value-type="float" office:value="-3284">
            <text:p>-3284</text:p>
          </table:table-cell>
          <table:table-cell office:value-type="float" office:value="-1028">
            <text:p>-1028</text:p>
          </table:table-cell>
          <table:table-cell table:number-columns-repeated="5"/>
          <table:table-cell table:formula="of:=IF(ABS(([.A180]-[.E$2])/16384) &gt; 0.05; ([.A180]-[.E$2])/16384; 0)" office:value-type="float" office:value="0">
            <text:p>0.000</text:p>
          </table:table-cell>
          <table:table-cell table:formula="of:=IF(ABS(([.B180]-[.F$2])/16384) &gt; 0.1; ([.B180]-[.F$2])/16384; 0)" office:value-type="float" office:value="0">
            <text:p>0.000</text:p>
          </table:table-cell>
          <table:table-cell table:formula="of:=IF(ABS(([.C180]-[.G$2])/16384) &gt; 0.1; ([.C180]-[.G$2])/16384; 0)" office:value-type="float" office:value="0">
            <text:p>0.000</text:p>
          </table:table-cell>
          <table:table-cell table:formula="of:=SQRT([.I180]*[.I180]+[.J180]*[.J180]+[.K180]*[.K180])" office:value-type="float" office:value="0">
            <text:p>0.00</text:p>
          </table:table-cell>
          <table:table-cell table:formula="of:=SQRT([.L180]*0.75*9.8)" office:value-type="float" office:value="0">
            <text:p>0</text:p>
          </table:table-cell>
          <table:table-cell table:formula="of:=[.N179]+0.1*[.M18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80">
            <text:p>16380</text:p>
          </table:table-cell>
          <table:table-cell office:value-type="float" office:value="-3304">
            <text:p>-3304</text:p>
          </table:table-cell>
          <table:table-cell office:value-type="float" office:value="-952">
            <text:p>-952</text:p>
          </table:table-cell>
          <table:table-cell table:number-columns-repeated="5"/>
          <table:table-cell table:formula="of:=IF(ABS(([.A181]-[.E$2])/16384) &gt; 0.05; ([.A181]-[.E$2])/16384; 0)" office:value-type="float" office:value="0">
            <text:p>0.000</text:p>
          </table:table-cell>
          <table:table-cell table:formula="of:=IF(ABS(([.B181]-[.F$2])/16384) &gt; 0.1; ([.B181]-[.F$2])/16384; 0)" office:value-type="float" office:value="0">
            <text:p>0.000</text:p>
          </table:table-cell>
          <table:table-cell table:formula="of:=IF(ABS(([.C181]-[.G$2])/16384) &gt; 0.1; ([.C181]-[.G$2])/16384; 0)" office:value-type="float" office:value="0">
            <text:p>0.000</text:p>
          </table:table-cell>
          <table:table-cell table:formula="of:=SQRT([.I181]*[.I181]+[.J181]*[.J181]+[.K181]*[.K181])" office:value-type="float" office:value="0">
            <text:p>0.00</text:p>
          </table:table-cell>
          <table:table-cell table:formula="of:=SQRT([.L181]*0.75*9.8)" office:value-type="float" office:value="0">
            <text:p>0</text:p>
          </table:table-cell>
          <table:table-cell table:formula="of:=[.N180]+0.1*[.M18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68">
            <text:p>16268</text:p>
          </table:table-cell>
          <table:table-cell office:value-type="float" office:value="-3244">
            <text:p>-3244</text:p>
          </table:table-cell>
          <table:table-cell office:value-type="float" office:value="-624">
            <text:p>-624</text:p>
          </table:table-cell>
          <table:table-cell table:number-columns-repeated="5"/>
          <table:table-cell table:formula="of:=IF(ABS(([.A182]-[.E$2])/16384) &gt; 0.05; ([.A182]-[.E$2])/16384; 0)" office:value-type="float" office:value="0">
            <text:p>0.000</text:p>
          </table:table-cell>
          <table:table-cell table:formula="of:=IF(ABS(([.B182]-[.F$2])/16384) &gt; 0.1; ([.B182]-[.F$2])/16384; 0)" office:value-type="float" office:value="0">
            <text:p>0.000</text:p>
          </table:table-cell>
          <table:table-cell table:formula="of:=IF(ABS(([.C182]-[.G$2])/16384) &gt; 0.1; ([.C182]-[.G$2])/16384; 0)" office:value-type="float" office:value="0">
            <text:p>0.000</text:p>
          </table:table-cell>
          <table:table-cell table:formula="of:=SQRT([.I182]*[.I182]+[.J182]*[.J182]+[.K182]*[.K182])" office:value-type="float" office:value="0">
            <text:p>0.00</text:p>
          </table:table-cell>
          <table:table-cell table:formula="of:=SQRT([.L182]*0.75*9.8)" office:value-type="float" office:value="0">
            <text:p>0</text:p>
          </table:table-cell>
          <table:table-cell table:formula="of:=[.N181]+0.1*[.M18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6">
            <text:p>16356</text:p>
          </table:table-cell>
          <table:table-cell office:value-type="float" office:value="-3088">
            <text:p>-3088</text:p>
          </table:table-cell>
          <table:table-cell office:value-type="float" office:value="-596">
            <text:p>-596</text:p>
          </table:table-cell>
          <table:table-cell table:number-columns-repeated="5"/>
          <table:table-cell table:formula="of:=IF(ABS(([.A183]-[.E$2])/16384) &gt; 0.05; ([.A183]-[.E$2])/16384; 0)" office:value-type="float" office:value="0">
            <text:p>0.000</text:p>
          </table:table-cell>
          <table:table-cell table:formula="of:=IF(ABS(([.B183]-[.F$2])/16384) &gt; 0.1; ([.B183]-[.F$2])/16384; 0)" office:value-type="float" office:value="0">
            <text:p>0.000</text:p>
          </table:table-cell>
          <table:table-cell table:formula="of:=IF(ABS(([.C183]-[.G$2])/16384) &gt; 0.1; ([.C183]-[.G$2])/16384; 0)" office:value-type="float" office:value="0">
            <text:p>0.000</text:p>
          </table:table-cell>
          <table:table-cell table:formula="of:=SQRT([.I183]*[.I183]+[.J183]*[.J183]+[.K183]*[.K183])" office:value-type="float" office:value="0">
            <text:p>0.00</text:p>
          </table:table-cell>
          <table:table-cell table:formula="of:=SQRT([.L183]*0.75*9.8)" office:value-type="float" office:value="0">
            <text:p>0</text:p>
          </table:table-cell>
          <table:table-cell table:formula="of:=[.N182]+0.1*[.M18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92">
            <text:p>16492</text:p>
          </table:table-cell>
          <table:table-cell office:value-type="float" office:value="-3016">
            <text:p>-3016</text:p>
          </table:table-cell>
          <table:table-cell office:value-type="float" office:value="-632">
            <text:p>-632</text:p>
          </table:table-cell>
          <table:table-cell table:number-columns-repeated="5"/>
          <table:table-cell table:formula="of:=IF(ABS(([.A184]-[.E$2])/16384) &gt; 0.05; ([.A184]-[.E$2])/16384; 0)" office:value-type="float" office:value="0">
            <text:p>0.000</text:p>
          </table:table-cell>
          <table:table-cell table:formula="of:=IF(ABS(([.B184]-[.F$2])/16384) &gt; 0.1; ([.B184]-[.F$2])/16384; 0)" office:value-type="float" office:value="0">
            <text:p>0.000</text:p>
          </table:table-cell>
          <table:table-cell table:formula="of:=IF(ABS(([.C184]-[.G$2])/16384) &gt; 0.1; ([.C184]-[.G$2])/16384; 0)" office:value-type="float" office:value="0">
            <text:p>0.000</text:p>
          </table:table-cell>
          <table:table-cell table:formula="of:=SQRT([.I184]*[.I184]+[.J184]*[.J184]+[.K184]*[.K184])" office:value-type="float" office:value="0">
            <text:p>0.00</text:p>
          </table:table-cell>
          <table:table-cell table:formula="of:=SQRT([.L184]*0.75*9.8)" office:value-type="float" office:value="0">
            <text:p>0</text:p>
          </table:table-cell>
          <table:table-cell table:formula="of:=[.N183]+0.1*[.M18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68">
            <text:p>16368</text:p>
          </table:table-cell>
          <table:table-cell office:value-type="float" office:value="-3032">
            <text:p>-3032</text:p>
          </table:table-cell>
          <table:table-cell office:value-type="float" office:value="-664">
            <text:p>-664</text:p>
          </table:table-cell>
          <table:table-cell table:number-columns-repeated="5"/>
          <table:table-cell table:formula="of:=IF(ABS(([.A185]-[.E$2])/16384) &gt; 0.05; ([.A185]-[.E$2])/16384; 0)" office:value-type="float" office:value="0">
            <text:p>0.000</text:p>
          </table:table-cell>
          <table:table-cell table:formula="of:=IF(ABS(([.B185]-[.F$2])/16384) &gt; 0.1; ([.B185]-[.F$2])/16384; 0)" office:value-type="float" office:value="0">
            <text:p>0.000</text:p>
          </table:table-cell>
          <table:table-cell table:formula="of:=IF(ABS(([.C185]-[.G$2])/16384) &gt; 0.1; ([.C185]-[.G$2])/16384; 0)" office:value-type="float" office:value="0">
            <text:p>0.000</text:p>
          </table:table-cell>
          <table:table-cell table:formula="of:=SQRT([.I185]*[.I185]+[.J185]*[.J185]+[.K185]*[.K185])" office:value-type="float" office:value="0">
            <text:p>0.00</text:p>
          </table:table-cell>
          <table:table-cell table:formula="of:=SQRT([.L185]*0.75*9.8)" office:value-type="float" office:value="0">
            <text:p>0</text:p>
          </table:table-cell>
          <table:table-cell table:formula="of:=[.N184]+0.1*[.M18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0">
            <text:p>16440</text:p>
          </table:table-cell>
          <table:table-cell office:value-type="float" office:value="-3044">
            <text:p>-3044</text:p>
          </table:table-cell>
          <table:table-cell office:value-type="float" office:value="-644">
            <text:p>-644</text:p>
          </table:table-cell>
          <table:table-cell table:number-columns-repeated="5"/>
          <table:table-cell table:formula="of:=IF(ABS(([.A186]-[.E$2])/16384) &gt; 0.05; ([.A186]-[.E$2])/16384; 0)" office:value-type="float" office:value="0">
            <text:p>0.000</text:p>
          </table:table-cell>
          <table:table-cell table:formula="of:=IF(ABS(([.B186]-[.F$2])/16384) &gt; 0.1; ([.B186]-[.F$2])/16384; 0)" office:value-type="float" office:value="0">
            <text:p>0.000</text:p>
          </table:table-cell>
          <table:table-cell table:formula="of:=IF(ABS(([.C186]-[.G$2])/16384) &gt; 0.1; ([.C186]-[.G$2])/16384; 0)" office:value-type="float" office:value="0">
            <text:p>0.000</text:p>
          </table:table-cell>
          <table:table-cell table:formula="of:=SQRT([.I186]*[.I186]+[.J186]*[.J186]+[.K186]*[.K186])" office:value-type="float" office:value="0">
            <text:p>0.00</text:p>
          </table:table-cell>
          <table:table-cell table:formula="of:=SQRT([.L186]*0.75*9.8)" office:value-type="float" office:value="0">
            <text:p>0</text:p>
          </table:table-cell>
          <table:table-cell table:formula="of:=[.N185]+0.1*[.M18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40">
            <text:p>16340</text:p>
          </table:table-cell>
          <table:table-cell office:value-type="float" office:value="-3100">
            <text:p>-3100</text:p>
          </table:table-cell>
          <table:table-cell office:value-type="float" office:value="-720">
            <text:p>-720</text:p>
          </table:table-cell>
          <table:table-cell table:number-columns-repeated="5"/>
          <table:table-cell table:formula="of:=IF(ABS(([.A187]-[.E$2])/16384) &gt; 0.05; ([.A187]-[.E$2])/16384; 0)" office:value-type="float" office:value="0">
            <text:p>0.000</text:p>
          </table:table-cell>
          <table:table-cell table:formula="of:=IF(ABS(([.B187]-[.F$2])/16384) &gt; 0.1; ([.B187]-[.F$2])/16384; 0)" office:value-type="float" office:value="0">
            <text:p>0.000</text:p>
          </table:table-cell>
          <table:table-cell table:formula="of:=IF(ABS(([.C187]-[.G$2])/16384) &gt; 0.1; ([.C187]-[.G$2])/16384; 0)" office:value-type="float" office:value="0">
            <text:p>0.000</text:p>
          </table:table-cell>
          <table:table-cell table:formula="of:=SQRT([.I187]*[.I187]+[.J187]*[.J187]+[.K187]*[.K187])" office:value-type="float" office:value="0">
            <text:p>0.00</text:p>
          </table:table-cell>
          <table:table-cell table:formula="of:=SQRT([.L187]*0.75*9.8)" office:value-type="float" office:value="0">
            <text:p>0</text:p>
          </table:table-cell>
          <table:table-cell table:formula="of:=[.N186]+0.1*[.M18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6">
            <text:p>16356</text:p>
          </table:table-cell>
          <table:table-cell office:value-type="float" office:value="-3096">
            <text:p>-3096</text:p>
          </table:table-cell>
          <table:table-cell office:value-type="float" office:value="-788">
            <text:p>-788</text:p>
          </table:table-cell>
          <table:table-cell table:number-columns-repeated="5"/>
          <table:table-cell table:formula="of:=IF(ABS(([.A188]-[.E$2])/16384) &gt; 0.05; ([.A188]-[.E$2])/16384; 0)" office:value-type="float" office:value="0">
            <text:p>0.000</text:p>
          </table:table-cell>
          <table:table-cell table:formula="of:=IF(ABS(([.B188]-[.F$2])/16384) &gt; 0.1; ([.B188]-[.F$2])/16384; 0)" office:value-type="float" office:value="0">
            <text:p>0.000</text:p>
          </table:table-cell>
          <table:table-cell table:formula="of:=IF(ABS(([.C188]-[.G$2])/16384) &gt; 0.1; ([.C188]-[.G$2])/16384; 0)" office:value-type="float" office:value="0">
            <text:p>0.000</text:p>
          </table:table-cell>
          <table:table-cell table:formula="of:=SQRT([.I188]*[.I188]+[.J188]*[.J188]+[.K188]*[.K188])" office:value-type="float" office:value="0">
            <text:p>0.00</text:p>
          </table:table-cell>
          <table:table-cell table:formula="of:=SQRT([.L188]*0.75*9.8)" office:value-type="float" office:value="0">
            <text:p>0</text:p>
          </table:table-cell>
          <table:table-cell table:formula="of:=[.N187]+0.1*[.M18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2944">
            <text:p>-2944</text:p>
          </table:table-cell>
          <table:table-cell office:value-type="float" office:value="-476">
            <text:p>-476</text:p>
          </table:table-cell>
          <table:table-cell table:number-columns-repeated="5"/>
          <table:table-cell table:formula="of:=IF(ABS(([.A189]-[.E$2])/16384) &gt; 0.05; ([.A189]-[.E$2])/16384; 0)" office:value-type="float" office:value="0">
            <text:p>0.000</text:p>
          </table:table-cell>
          <table:table-cell table:formula="of:=IF(ABS(([.B189]-[.F$2])/16384) &gt; 0.1; ([.B189]-[.F$2])/16384; 0)" office:value-type="float" office:value="0">
            <text:p>0.000</text:p>
          </table:table-cell>
          <table:table-cell table:formula="of:=IF(ABS(([.C189]-[.G$2])/16384) &gt; 0.1; ([.C189]-[.G$2])/16384; 0)" office:value-type="float" office:value="0">
            <text:p>0.000</text:p>
          </table:table-cell>
          <table:table-cell table:formula="of:=SQRT([.I189]*[.I189]+[.J189]*[.J189]+[.K189]*[.K189])" office:value-type="float" office:value="0">
            <text:p>0.00</text:p>
          </table:table-cell>
          <table:table-cell table:formula="of:=SQRT([.L189]*0.75*9.8)" office:value-type="float" office:value="0">
            <text:p>0</text:p>
          </table:table-cell>
          <table:table-cell table:formula="of:=[.N188]+0.1*[.M18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3068">
            <text:p>-3068</text:p>
          </table:table-cell>
          <table:table-cell office:value-type="float" office:value="-828">
            <text:p>-828</text:p>
          </table:table-cell>
          <table:table-cell table:number-columns-repeated="5"/>
          <table:table-cell table:formula="of:=IF(ABS(([.A190]-[.E$2])/16384) &gt; 0.05; ([.A190]-[.E$2])/16384; 0)" office:value-type="float" office:value="0">
            <text:p>0.000</text:p>
          </table:table-cell>
          <table:table-cell table:formula="of:=IF(ABS(([.B190]-[.F$2])/16384) &gt; 0.1; ([.B190]-[.F$2])/16384; 0)" office:value-type="float" office:value="0">
            <text:p>0.000</text:p>
          </table:table-cell>
          <table:table-cell table:formula="of:=IF(ABS(([.C190]-[.G$2])/16384) &gt; 0.1; ([.C190]-[.G$2])/16384; 0)" office:value-type="float" office:value="0">
            <text:p>0.000</text:p>
          </table:table-cell>
          <table:table-cell table:formula="of:=SQRT([.I190]*[.I190]+[.J190]*[.J190]+[.K190]*[.K190])" office:value-type="float" office:value="0">
            <text:p>0.00</text:p>
          </table:table-cell>
          <table:table-cell table:formula="of:=SQRT([.L190]*0.75*9.8)" office:value-type="float" office:value="0">
            <text:p>0</text:p>
          </table:table-cell>
          <table:table-cell table:formula="of:=[.N189]+0.1*[.M19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56">
            <text:p>16256</text:p>
          </table:table-cell>
          <table:table-cell office:value-type="float" office:value="-3188">
            <text:p>-3188</text:p>
          </table:table-cell>
          <table:table-cell office:value-type="float" office:value="-696">
            <text:p>-696</text:p>
          </table:table-cell>
          <table:table-cell table:number-columns-repeated="5"/>
          <table:table-cell table:formula="of:=IF(ABS(([.A191]-[.E$2])/16384) &gt; 0.05; ([.A191]-[.E$2])/16384; 0)" office:value-type="float" office:value="0">
            <text:p>0.000</text:p>
          </table:table-cell>
          <table:table-cell table:formula="of:=IF(ABS(([.B191]-[.F$2])/16384) &gt; 0.1; ([.B191]-[.F$2])/16384; 0)" office:value-type="float" office:value="0">
            <text:p>0.000</text:p>
          </table:table-cell>
          <table:table-cell table:formula="of:=IF(ABS(([.C191]-[.G$2])/16384) &gt; 0.1; ([.C191]-[.G$2])/16384; 0)" office:value-type="float" office:value="0">
            <text:p>0.000</text:p>
          </table:table-cell>
          <table:table-cell table:formula="of:=SQRT([.I191]*[.I191]+[.J191]*[.J191]+[.K191]*[.K191])" office:value-type="float" office:value="0">
            <text:p>0.00</text:p>
          </table:table-cell>
          <table:table-cell table:formula="of:=SQRT([.L191]*0.75*9.8)" office:value-type="float" office:value="0">
            <text:p>0</text:p>
          </table:table-cell>
          <table:table-cell table:formula="of:=[.N190]+0.1*[.M19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-3184">
            <text:p>-3184</text:p>
          </table:table-cell>
          <table:table-cell office:value-type="float" office:value="-872">
            <text:p>-872</text:p>
          </table:table-cell>
          <table:table-cell table:number-columns-repeated="5"/>
          <table:table-cell table:formula="of:=IF(ABS(([.A192]-[.E$2])/16384) &gt; 0.05; ([.A192]-[.E$2])/16384; 0)" office:value-type="float" office:value="0">
            <text:p>0.000</text:p>
          </table:table-cell>
          <table:table-cell table:formula="of:=IF(ABS(([.B192]-[.F$2])/16384) &gt; 0.1; ([.B192]-[.F$2])/16384; 0)" office:value-type="float" office:value="0">
            <text:p>0.000</text:p>
          </table:table-cell>
          <table:table-cell table:formula="of:=IF(ABS(([.C192]-[.G$2])/16384) &gt; 0.1; ([.C192]-[.G$2])/16384; 0)" office:value-type="float" office:value="0">
            <text:p>0.000</text:p>
          </table:table-cell>
          <table:table-cell table:formula="of:=SQRT([.I192]*[.I192]+[.J192]*[.J192]+[.K192]*[.K192])" office:value-type="float" office:value="0">
            <text:p>0.00</text:p>
          </table:table-cell>
          <table:table-cell table:formula="of:=SQRT([.L192]*0.75*9.8)" office:value-type="float" office:value="0">
            <text:p>0</text:p>
          </table:table-cell>
          <table:table-cell table:formula="of:=[.N191]+0.1*[.M19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2">
            <text:p>16352</text:p>
          </table:table-cell>
          <table:table-cell office:value-type="float" office:value="-3232">
            <text:p>-3232</text:p>
          </table:table-cell>
          <table:table-cell office:value-type="float" office:value="-816">
            <text:p>-816</text:p>
          </table:table-cell>
          <table:table-cell table:number-columns-repeated="5"/>
          <table:table-cell table:formula="of:=IF(ABS(([.A193]-[.E$2])/16384) &gt; 0.05; ([.A193]-[.E$2])/16384; 0)" office:value-type="float" office:value="0">
            <text:p>0.000</text:p>
          </table:table-cell>
          <table:table-cell table:formula="of:=IF(ABS(([.B193]-[.F$2])/16384) &gt; 0.1; ([.B193]-[.F$2])/16384; 0)" office:value-type="float" office:value="0">
            <text:p>0.000</text:p>
          </table:table-cell>
          <table:table-cell table:formula="of:=IF(ABS(([.C193]-[.G$2])/16384) &gt; 0.1; ([.C193]-[.G$2])/16384; 0)" office:value-type="float" office:value="0">
            <text:p>0.000</text:p>
          </table:table-cell>
          <table:table-cell table:formula="of:=SQRT([.I193]*[.I193]+[.J193]*[.J193]+[.K193]*[.K193])" office:value-type="float" office:value="0">
            <text:p>0.00</text:p>
          </table:table-cell>
          <table:table-cell table:formula="of:=SQRT([.L193]*0.75*9.8)" office:value-type="float" office:value="0">
            <text:p>0</text:p>
          </table:table-cell>
          <table:table-cell table:formula="of:=[.N192]+0.1*[.M19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3224">
            <text:p>-3224</text:p>
          </table:table-cell>
          <table:table-cell office:value-type="float" office:value="-844">
            <text:p>-844</text:p>
          </table:table-cell>
          <table:table-cell table:number-columns-repeated="5"/>
          <table:table-cell table:formula="of:=IF(ABS(([.A194]-[.E$2])/16384) &gt; 0.05; ([.A194]-[.E$2])/16384; 0)" office:value-type="float" office:value="0">
            <text:p>0.000</text:p>
          </table:table-cell>
          <table:table-cell table:formula="of:=IF(ABS(([.B194]-[.F$2])/16384) &gt; 0.1; ([.B194]-[.F$2])/16384; 0)" office:value-type="float" office:value="0">
            <text:p>0.000</text:p>
          </table:table-cell>
          <table:table-cell table:formula="of:=IF(ABS(([.C194]-[.G$2])/16384) &gt; 0.1; ([.C194]-[.G$2])/16384; 0)" office:value-type="float" office:value="0">
            <text:p>0.000</text:p>
          </table:table-cell>
          <table:table-cell table:formula="of:=SQRT([.I194]*[.I194]+[.J194]*[.J194]+[.K194]*[.K194])" office:value-type="float" office:value="0">
            <text:p>0.00</text:p>
          </table:table-cell>
          <table:table-cell table:formula="of:=SQRT([.L194]*0.75*9.8)" office:value-type="float" office:value="0">
            <text:p>0</text:p>
          </table:table-cell>
          <table:table-cell table:formula="of:=[.N193]+0.1*[.M19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32">
            <text:p>16332</text:p>
          </table:table-cell>
          <table:table-cell office:value-type="float" office:value="-3204">
            <text:p>-3204</text:p>
          </table:table-cell>
          <table:table-cell office:value-type="float" office:value="-644">
            <text:p>-644</text:p>
          </table:table-cell>
          <table:table-cell table:number-columns-repeated="5"/>
          <table:table-cell table:formula="of:=IF(ABS(([.A195]-[.E$2])/16384) &gt; 0.05; ([.A195]-[.E$2])/16384; 0)" office:value-type="float" office:value="0">
            <text:p>0.000</text:p>
          </table:table-cell>
          <table:table-cell table:formula="of:=IF(ABS(([.B195]-[.F$2])/16384) &gt; 0.1; ([.B195]-[.F$2])/16384; 0)" office:value-type="float" office:value="0">
            <text:p>0.000</text:p>
          </table:table-cell>
          <table:table-cell table:formula="of:=IF(ABS(([.C195]-[.G$2])/16384) &gt; 0.1; ([.C195]-[.G$2])/16384; 0)" office:value-type="float" office:value="0">
            <text:p>0.000</text:p>
          </table:table-cell>
          <table:table-cell table:formula="of:=SQRT([.I195]*[.I195]+[.J195]*[.J195]+[.K195]*[.K195])" office:value-type="float" office:value="0">
            <text:p>0.00</text:p>
          </table:table-cell>
          <table:table-cell table:formula="of:=SQRT([.L195]*0.75*9.8)" office:value-type="float" office:value="0">
            <text:p>0</text:p>
          </table:table-cell>
          <table:table-cell table:formula="of:=[.N194]+0.1*[.M19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44">
            <text:p>16444</text:p>
          </table:table-cell>
          <table:table-cell office:value-type="float" office:value="-2988">
            <text:p>-2988</text:p>
          </table:table-cell>
          <table:table-cell office:value-type="float" office:value="-516">
            <text:p>-516</text:p>
          </table:table-cell>
          <table:table-cell table:number-columns-repeated="5"/>
          <table:table-cell table:formula="of:=IF(ABS(([.A196]-[.E$2])/16384) &gt; 0.05; ([.A196]-[.E$2])/16384; 0)" office:value-type="float" office:value="0">
            <text:p>0.000</text:p>
          </table:table-cell>
          <table:table-cell table:formula="of:=IF(ABS(([.B196]-[.F$2])/16384) &gt; 0.1; ([.B196]-[.F$2])/16384; 0)" office:value-type="float" office:value="0">
            <text:p>0.000</text:p>
          </table:table-cell>
          <table:table-cell table:formula="of:=IF(ABS(([.C196]-[.G$2])/16384) &gt; 0.1; ([.C196]-[.G$2])/16384; 0)" office:value-type="float" office:value="0">
            <text:p>0.000</text:p>
          </table:table-cell>
          <table:table-cell table:formula="of:=SQRT([.I196]*[.I196]+[.J196]*[.J196]+[.K196]*[.K196])" office:value-type="float" office:value="0">
            <text:p>0.00</text:p>
          </table:table-cell>
          <table:table-cell table:formula="of:=SQRT([.L196]*0.75*9.8)" office:value-type="float" office:value="0">
            <text:p>0</text:p>
          </table:table-cell>
          <table:table-cell table:formula="of:=[.N195]+0.1*[.M19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6">
            <text:p>16356</text:p>
          </table:table-cell>
          <table:table-cell office:value-type="float" office:value="-3008">
            <text:p>-3008</text:p>
          </table:table-cell>
          <table:table-cell office:value-type="float" office:value="-712">
            <text:p>-712</text:p>
          </table:table-cell>
          <table:table-cell table:number-columns-repeated="5"/>
          <table:table-cell table:formula="of:=IF(ABS(([.A197]-[.E$2])/16384) &gt; 0.05; ([.A197]-[.E$2])/16384; 0)" office:value-type="float" office:value="0">
            <text:p>0.000</text:p>
          </table:table-cell>
          <table:table-cell table:formula="of:=IF(ABS(([.B197]-[.F$2])/16384) &gt; 0.1; ([.B197]-[.F$2])/16384; 0)" office:value-type="float" office:value="0">
            <text:p>0.000</text:p>
          </table:table-cell>
          <table:table-cell table:formula="of:=IF(ABS(([.C197]-[.G$2])/16384) &gt; 0.1; ([.C197]-[.G$2])/16384; 0)" office:value-type="float" office:value="0">
            <text:p>0.000</text:p>
          </table:table-cell>
          <table:table-cell table:formula="of:=SQRT([.I197]*[.I197]+[.J197]*[.J197]+[.K197]*[.K197])" office:value-type="float" office:value="0">
            <text:p>0.00</text:p>
          </table:table-cell>
          <table:table-cell table:formula="of:=SQRT([.L197]*0.75*9.8)" office:value-type="float" office:value="0">
            <text:p>0</text:p>
          </table:table-cell>
          <table:table-cell table:formula="of:=[.N196]+0.1*[.M19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3156">
            <text:p>-3156</text:p>
          </table:table-cell>
          <table:table-cell office:value-type="float" office:value="-412">
            <text:p>-412</text:p>
          </table:table-cell>
          <table:table-cell table:number-columns-repeated="5"/>
          <table:table-cell table:formula="of:=IF(ABS(([.A198]-[.E$2])/16384) &gt; 0.05; ([.A198]-[.E$2])/16384; 0)" office:value-type="float" office:value="0">
            <text:p>0.000</text:p>
          </table:table-cell>
          <table:table-cell table:formula="of:=IF(ABS(([.B198]-[.F$2])/16384) &gt; 0.1; ([.B198]-[.F$2])/16384; 0)" office:value-type="float" office:value="0">
            <text:p>0.000</text:p>
          </table:table-cell>
          <table:table-cell table:formula="of:=IF(ABS(([.C198]-[.G$2])/16384) &gt; 0.1; ([.C198]-[.G$2])/16384; 0)" office:value-type="float" office:value="0">
            <text:p>0.000</text:p>
          </table:table-cell>
          <table:table-cell table:formula="of:=SQRT([.I198]*[.I198]+[.J198]*[.J198]+[.K198]*[.K198])" office:value-type="float" office:value="0">
            <text:p>0.00</text:p>
          </table:table-cell>
          <table:table-cell table:formula="of:=SQRT([.L198]*0.75*9.8)" office:value-type="float" office:value="0">
            <text:p>0</text:p>
          </table:table-cell>
          <table:table-cell table:formula="of:=[.N197]+0.1*[.M19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08">
            <text:p>16408</text:p>
          </table:table-cell>
          <table:table-cell office:value-type="float" office:value="-3096">
            <text:p>-3096</text:p>
          </table:table-cell>
          <table:table-cell office:value-type="float" office:value="-828">
            <text:p>-828</text:p>
          </table:table-cell>
          <table:table-cell table:number-columns-repeated="5"/>
          <table:table-cell table:formula="of:=IF(ABS(([.A199]-[.E$2])/16384) &gt; 0.05; ([.A199]-[.E$2])/16384; 0)" office:value-type="float" office:value="0">
            <text:p>0.000</text:p>
          </table:table-cell>
          <table:table-cell table:formula="of:=IF(ABS(([.B199]-[.F$2])/16384) &gt; 0.1; ([.B199]-[.F$2])/16384; 0)" office:value-type="float" office:value="0">
            <text:p>0.000</text:p>
          </table:table-cell>
          <table:table-cell table:formula="of:=IF(ABS(([.C199]-[.G$2])/16384) &gt; 0.1; ([.C199]-[.G$2])/16384; 0)" office:value-type="float" office:value="0">
            <text:p>0.000</text:p>
          </table:table-cell>
          <table:table-cell table:formula="of:=SQRT([.I199]*[.I199]+[.J199]*[.J199]+[.K199]*[.K199])" office:value-type="float" office:value="0">
            <text:p>0.00</text:p>
          </table:table-cell>
          <table:table-cell table:formula="of:=SQRT([.L199]*0.75*9.8)" office:value-type="float" office:value="0">
            <text:p>0</text:p>
          </table:table-cell>
          <table:table-cell table:formula="of:=[.N198]+0.1*[.M19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3328">
            <text:p>-3328</text:p>
          </table:table-cell>
          <table:table-cell office:value-type="float" office:value="-1140">
            <text:p>-1140</text:p>
          </table:table-cell>
          <table:table-cell table:number-columns-repeated="5"/>
          <table:table-cell table:formula="of:=IF(ABS(([.A200]-[.E$2])/16384) &gt; 0.05; ([.A200]-[.E$2])/16384; 0)" office:value-type="float" office:value="0">
            <text:p>0.000</text:p>
          </table:table-cell>
          <table:table-cell table:formula="of:=IF(ABS(([.B200]-[.F$2])/16384) &gt; 0.1; ([.B200]-[.F$2])/16384; 0)" office:value-type="float" office:value="0">
            <text:p>0.000</text:p>
          </table:table-cell>
          <table:table-cell table:formula="of:=IF(ABS(([.C200]-[.G$2])/16384) &gt; 0.1; ([.C200]-[.G$2])/16384; 0)" office:value-type="float" office:value="0">
            <text:p>0.000</text:p>
          </table:table-cell>
          <table:table-cell table:formula="of:=SQRT([.I200]*[.I200]+[.J200]*[.J200]+[.K200]*[.K200])" office:value-type="float" office:value="0">
            <text:p>0.00</text:p>
          </table:table-cell>
          <table:table-cell table:formula="of:=SQRT([.L200]*0.75*9.8)" office:value-type="float" office:value="0">
            <text:p>0</text:p>
          </table:table-cell>
          <table:table-cell table:formula="of:=[.N199]+0.1*[.M20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16">
            <text:p>16316</text:p>
          </table:table-cell>
          <table:table-cell office:value-type="float" office:value="-3360">
            <text:p>-3360</text:p>
          </table:table-cell>
          <table:table-cell office:value-type="float" office:value="-828">
            <text:p>-828</text:p>
          </table:table-cell>
          <table:table-cell table:number-columns-repeated="5"/>
          <table:table-cell table:formula="of:=IF(ABS(([.A201]-[.E$2])/16384) &gt; 0.05; ([.A201]-[.E$2])/16384; 0)" office:value-type="float" office:value="0">
            <text:p>0.000</text:p>
          </table:table-cell>
          <table:table-cell table:formula="of:=IF(ABS(([.B201]-[.F$2])/16384) &gt; 0.1; ([.B201]-[.F$2])/16384; 0)" office:value-type="float" office:value="0">
            <text:p>0.000</text:p>
          </table:table-cell>
          <table:table-cell table:formula="of:=IF(ABS(([.C201]-[.G$2])/16384) &gt; 0.1; ([.C201]-[.G$2])/16384; 0)" office:value-type="float" office:value="0">
            <text:p>0.000</text:p>
          </table:table-cell>
          <table:table-cell table:formula="of:=SQRT([.I201]*[.I201]+[.J201]*[.J201]+[.K201]*[.K201])" office:value-type="float" office:value="0">
            <text:p>0.00</text:p>
          </table:table-cell>
          <table:table-cell table:formula="of:=SQRT([.L201]*0.75*9.8)" office:value-type="float" office:value="0">
            <text:p>0</text:p>
          </table:table-cell>
          <table:table-cell table:formula="of:=[.N200]+0.1*[.M20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16">
            <text:p>16316</text:p>
          </table:table-cell>
          <table:table-cell office:value-type="float" office:value="-3280">
            <text:p>-3280</text:p>
          </table:table-cell>
          <table:table-cell office:value-type="float" office:value="-1108">
            <text:p>-1108</text:p>
          </table:table-cell>
          <table:table-cell table:number-columns-repeated="5"/>
          <table:table-cell table:formula="of:=IF(ABS(([.A202]-[.E$2])/16384) &gt; 0.05; ([.A202]-[.E$2])/16384; 0)" office:value-type="float" office:value="0">
            <text:p>0.000</text:p>
          </table:table-cell>
          <table:table-cell table:formula="of:=IF(ABS(([.B202]-[.F$2])/16384) &gt; 0.1; ([.B202]-[.F$2])/16384; 0)" office:value-type="float" office:value="0">
            <text:p>0.000</text:p>
          </table:table-cell>
          <table:table-cell table:formula="of:=IF(ABS(([.C202]-[.G$2])/16384) &gt; 0.1; ([.C202]-[.G$2])/16384; 0)" office:value-type="float" office:value="0">
            <text:p>0.000</text:p>
          </table:table-cell>
          <table:table-cell table:formula="of:=SQRT([.I202]*[.I202]+[.J202]*[.J202]+[.K202]*[.K202])" office:value-type="float" office:value="0">
            <text:p>0.00</text:p>
          </table:table-cell>
          <table:table-cell table:formula="of:=SQRT([.L202]*0.75*9.8)" office:value-type="float" office:value="0">
            <text:p>0</text:p>
          </table:table-cell>
          <table:table-cell table:formula="of:=[.N201]+0.1*[.M20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32">
            <text:p>16332</text:p>
          </table:table-cell>
          <table:table-cell office:value-type="float" office:value="-3456">
            <text:p>-3456</text:p>
          </table:table-cell>
          <table:table-cell office:value-type="float" office:value="-1304">
            <text:p>-1304</text:p>
          </table:table-cell>
          <table:table-cell table:number-columns-repeated="5"/>
          <table:table-cell table:formula="of:=IF(ABS(([.A203]-[.E$2])/16384) &gt; 0.05; ([.A203]-[.E$2])/16384; 0)" office:value-type="float" office:value="0">
            <text:p>0.000</text:p>
          </table:table-cell>
          <table:table-cell table:formula="of:=IF(ABS(([.B203]-[.F$2])/16384) &gt; 0.1; ([.B203]-[.F$2])/16384; 0)" office:value-type="float" office:value="0">
            <text:p>0.000</text:p>
          </table:table-cell>
          <table:table-cell table:formula="of:=IF(ABS(([.C203]-[.G$2])/16384) &gt; 0.1; ([.C203]-[.G$2])/16384; 0)" office:value-type="float" office:value="0">
            <text:p>0.000</text:p>
          </table:table-cell>
          <table:table-cell table:formula="of:=SQRT([.I203]*[.I203]+[.J203]*[.J203]+[.K203]*[.K203])" office:value-type="float" office:value="0">
            <text:p>0.00</text:p>
          </table:table-cell>
          <table:table-cell table:formula="of:=SQRT([.L203]*0.75*9.8)" office:value-type="float" office:value="0">
            <text:p>0</text:p>
          </table:table-cell>
          <table:table-cell table:formula="of:=[.N202]+0.1*[.M203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52">
            <text:p>16352</text:p>
          </table:table-cell>
          <table:table-cell office:value-type="float" office:value="-3452">
            <text:p>-3452</text:p>
          </table:table-cell>
          <table:table-cell office:value-type="float" office:value="-1176">
            <text:p>-1176</text:p>
          </table:table-cell>
          <table:table-cell table:number-columns-repeated="5"/>
          <table:table-cell table:formula="of:=IF(ABS(([.A204]-[.E$2])/16384) &gt; 0.05; ([.A204]-[.E$2])/16384; 0)" office:value-type="float" office:value="0">
            <text:p>0.000</text:p>
          </table:table-cell>
          <table:table-cell table:formula="of:=IF(ABS(([.B204]-[.F$2])/16384) &gt; 0.1; ([.B204]-[.F$2])/16384; 0)" office:value-type="float" office:value="0">
            <text:p>0.000</text:p>
          </table:table-cell>
          <table:table-cell table:formula="of:=IF(ABS(([.C204]-[.G$2])/16384) &gt; 0.1; ([.C204]-[.G$2])/16384; 0)" office:value-type="float" office:value="0">
            <text:p>0.000</text:p>
          </table:table-cell>
          <table:table-cell table:formula="of:=SQRT([.I204]*[.I204]+[.J204]*[.J204]+[.K204]*[.K204])" office:value-type="float" office:value="0">
            <text:p>0.00</text:p>
          </table:table-cell>
          <table:table-cell table:formula="of:=SQRT([.L204]*0.75*9.8)" office:value-type="float" office:value="0">
            <text:p>0</text:p>
          </table:table-cell>
          <table:table-cell table:formula="of:=[.N203]+0.1*[.M204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24">
            <text:p>16324</text:p>
          </table:table-cell>
          <table:table-cell office:value-type="float" office:value="-3232">
            <text:p>-3232</text:p>
          </table:table-cell>
          <table:table-cell office:value-type="float" office:value="-1096">
            <text:p>-1096</text:p>
          </table:table-cell>
          <table:table-cell table:number-columns-repeated="5"/>
          <table:table-cell table:formula="of:=IF(ABS(([.A205]-[.E$2])/16384) &gt; 0.05; ([.A205]-[.E$2])/16384; 0)" office:value-type="float" office:value="0">
            <text:p>0.000</text:p>
          </table:table-cell>
          <table:table-cell table:formula="of:=IF(ABS(([.B205]-[.F$2])/16384) &gt; 0.1; ([.B205]-[.F$2])/16384; 0)" office:value-type="float" office:value="0">
            <text:p>0.000</text:p>
          </table:table-cell>
          <table:table-cell table:formula="of:=IF(ABS(([.C205]-[.G$2])/16384) &gt; 0.1; ([.C205]-[.G$2])/16384; 0)" office:value-type="float" office:value="0">
            <text:p>0.000</text:p>
          </table:table-cell>
          <table:table-cell table:formula="of:=SQRT([.I205]*[.I205]+[.J205]*[.J205]+[.K205]*[.K205])" office:value-type="float" office:value="0">
            <text:p>0.00</text:p>
          </table:table-cell>
          <table:table-cell table:formula="of:=SQRT([.L205]*0.75*9.8)" office:value-type="float" office:value="0">
            <text:p>0</text:p>
          </table:table-cell>
          <table:table-cell table:formula="of:=[.N204]+0.1*[.M205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084">
            <text:p>16084</text:p>
          </table:table-cell>
          <table:table-cell office:value-type="float" office:value="-3220">
            <text:p>-3220</text:p>
          </table:table-cell>
          <table:table-cell office:value-type="float" office:value="-1280">
            <text:p>-1280</text:p>
          </table:table-cell>
          <table:table-cell table:number-columns-repeated="5"/>
          <table:table-cell table:formula="of:=IF(ABS(([.A206]-[.E$2])/16384) &gt; 0.05; ([.A206]-[.E$2])/16384; 0)" office:value-type="float" office:value="0">
            <text:p>0.000</text:p>
          </table:table-cell>
          <table:table-cell table:formula="of:=IF(ABS(([.B206]-[.F$2])/16384) &gt; 0.1; ([.B206]-[.F$2])/16384; 0)" office:value-type="float" office:value="0">
            <text:p>0.000</text:p>
          </table:table-cell>
          <table:table-cell table:formula="of:=IF(ABS(([.C206]-[.G$2])/16384) &gt; 0.1; ([.C206]-[.G$2])/16384; 0)" office:value-type="float" office:value="0">
            <text:p>0.000</text:p>
          </table:table-cell>
          <table:table-cell table:formula="of:=SQRT([.I206]*[.I206]+[.J206]*[.J206]+[.K206]*[.K206])" office:value-type="float" office:value="0">
            <text:p>0.00</text:p>
          </table:table-cell>
          <table:table-cell table:formula="of:=SQRT([.L206]*0.75*9.8)" office:value-type="float" office:value="0">
            <text:p>0</text:p>
          </table:table-cell>
          <table:table-cell table:formula="of:=[.N205]+0.1*[.M206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96">
            <text:p>16296</text:p>
          </table:table-cell>
          <table:table-cell office:value-type="float" office:value="-2840">
            <text:p>-2840</text:p>
          </table:table-cell>
          <table:table-cell office:value-type="float" office:value="-1620">
            <text:p>-1620</text:p>
          </table:table-cell>
          <table:table-cell table:number-columns-repeated="5"/>
          <table:table-cell table:formula="of:=IF(ABS(([.A207]-[.E$2])/16384) &gt; 0.05; ([.A207]-[.E$2])/16384; 0)" office:value-type="float" office:value="0">
            <text:p>0.000</text:p>
          </table:table-cell>
          <table:table-cell table:formula="of:=IF(ABS(([.B207]-[.F$2])/16384) &gt; 0.1; ([.B207]-[.F$2])/16384; 0)" office:value-type="float" office:value="0">
            <text:p>0.000</text:p>
          </table:table-cell>
          <table:table-cell table:formula="of:=IF(ABS(([.C207]-[.G$2])/16384) &gt; 0.1; ([.C207]-[.G$2])/16384; 0)" office:value-type="float" office:value="0">
            <text:p>0.000</text:p>
          </table:table-cell>
          <table:table-cell table:formula="of:=SQRT([.I207]*[.I207]+[.J207]*[.J207]+[.K207]*[.K207])" office:value-type="float" office:value="0">
            <text:p>0.00</text:p>
          </table:table-cell>
          <table:table-cell table:formula="of:=SQRT([.L207]*0.75*9.8)" office:value-type="float" office:value="0">
            <text:p>0</text:p>
          </table:table-cell>
          <table:table-cell table:formula="of:=[.N206]+0.1*[.M207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64">
            <text:p>16464</text:p>
          </table:table-cell>
          <table:table-cell office:value-type="float" office:value="-3140">
            <text:p>-3140</text:p>
          </table:table-cell>
          <table:table-cell office:value-type="float" office:value="-1340">
            <text:p>-1340</text:p>
          </table:table-cell>
          <table:table-cell table:number-columns-repeated="5"/>
          <table:table-cell table:formula="of:=IF(ABS(([.A208]-[.E$2])/16384) &gt; 0.05; ([.A208]-[.E$2])/16384; 0)" office:value-type="float" office:value="0">
            <text:p>0.000</text:p>
          </table:table-cell>
          <table:table-cell table:formula="of:=IF(ABS(([.B208]-[.F$2])/16384) &gt; 0.1; ([.B208]-[.F$2])/16384; 0)" office:value-type="float" office:value="0">
            <text:p>0.000</text:p>
          </table:table-cell>
          <table:table-cell table:formula="of:=IF(ABS(([.C208]-[.G$2])/16384) &gt; 0.1; ([.C208]-[.G$2])/16384; 0)" office:value-type="float" office:value="0">
            <text:p>0.000</text:p>
          </table:table-cell>
          <table:table-cell table:formula="of:=SQRT([.I208]*[.I208]+[.J208]*[.J208]+[.K208]*[.K208])" office:value-type="float" office:value="0">
            <text:p>0.00</text:p>
          </table:table-cell>
          <table:table-cell table:formula="of:=SQRT([.L208]*0.75*9.8)" office:value-type="float" office:value="0">
            <text:p>0</text:p>
          </table:table-cell>
          <table:table-cell table:formula="of:=[.N207]+0.1*[.M208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456">
            <text:p>16456</text:p>
          </table:table-cell>
          <table:table-cell office:value-type="float" office:value="-3548">
            <text:p>-3548</text:p>
          </table:table-cell>
          <table:table-cell office:value-type="float" office:value="-1664">
            <text:p>-1664</text:p>
          </table:table-cell>
          <table:table-cell table:number-columns-repeated="5"/>
          <table:table-cell table:formula="of:=IF(ABS(([.A209]-[.E$2])/16384) &gt; 0.05; ([.A209]-[.E$2])/16384; 0)" office:value-type="float" office:value="0">
            <text:p>0.000</text:p>
          </table:table-cell>
          <table:table-cell table:formula="of:=IF(ABS(([.B209]-[.F$2])/16384) &gt; 0.1; ([.B209]-[.F$2])/16384; 0)" office:value-type="float" office:value="0">
            <text:p>0.000</text:p>
          </table:table-cell>
          <table:table-cell table:formula="of:=IF(ABS(([.C209]-[.G$2])/16384) &gt; 0.1; ([.C209]-[.G$2])/16384; 0)" office:value-type="float" office:value="0">
            <text:p>0.000</text:p>
          </table:table-cell>
          <table:table-cell table:formula="of:=SQRT([.I209]*[.I209]+[.J209]*[.J209]+[.K209]*[.K209])" office:value-type="float" office:value="0">
            <text:p>0.00</text:p>
          </table:table-cell>
          <table:table-cell table:formula="of:=SQRT([.L209]*0.75*9.8)" office:value-type="float" office:value="0">
            <text:p>0</text:p>
          </table:table-cell>
          <table:table-cell table:formula="of:=[.N208]+0.1*[.M209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252">
            <text:p>16252</text:p>
          </table:table-cell>
          <table:table-cell office:value-type="float" office:value="-3232">
            <text:p>-3232</text:p>
          </table:table-cell>
          <table:table-cell office:value-type="float" office:value="-1936">
            <text:p>-1936</text:p>
          </table:table-cell>
          <table:table-cell table:number-columns-repeated="5"/>
          <table:table-cell table:formula="of:=IF(ABS(([.A210]-[.E$2])/16384) &gt; 0.05; ([.A210]-[.E$2])/16384; 0)" office:value-type="float" office:value="0">
            <text:p>0.000</text:p>
          </table:table-cell>
          <table:table-cell table:formula="of:=IF(ABS(([.B210]-[.F$2])/16384) &gt; 0.1; ([.B210]-[.F$2])/16384; 0)" office:value-type="float" office:value="0">
            <text:p>0.000</text:p>
          </table:table-cell>
          <table:table-cell table:formula="of:=IF(ABS(([.C210]-[.G$2])/16384) &gt; 0.1; ([.C210]-[.G$2])/16384; 0)" office:value-type="float" office:value="0">
            <text:p>0.000</text:p>
          </table:table-cell>
          <table:table-cell table:formula="of:=SQRT([.I210]*[.I210]+[.J210]*[.J210]+[.K210]*[.K210])" office:value-type="float" office:value="0">
            <text:p>0.00</text:p>
          </table:table-cell>
          <table:table-cell table:formula="of:=SQRT([.L210]*0.75*9.8)" office:value-type="float" office:value="0">
            <text:p>0</text:p>
          </table:table-cell>
          <table:table-cell table:formula="of:=[.N209]+0.1*[.M210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348">
            <text:p>16348</text:p>
          </table:table-cell>
          <table:table-cell office:value-type="float" office:value="-3384">
            <text:p>-3384</text:p>
          </table:table-cell>
          <table:table-cell office:value-type="float" office:value="-1796">
            <text:p>-1796</text:p>
          </table:table-cell>
          <table:table-cell table:number-columns-repeated="5"/>
          <table:table-cell table:formula="of:=IF(ABS(([.A211]-[.E$2])/16384) &gt; 0.05; ([.A211]-[.E$2])/16384; 0)" office:value-type="float" office:value="0">
            <text:p>0.000</text:p>
          </table:table-cell>
          <table:table-cell table:formula="of:=IF(ABS(([.B211]-[.F$2])/16384) &gt; 0.1; ([.B211]-[.F$2])/16384; 0)" office:value-type="float" office:value="0">
            <text:p>0.000</text:p>
          </table:table-cell>
          <table:table-cell table:formula="of:=IF(ABS(([.C211]-[.G$2])/16384) &gt; 0.1; ([.C211]-[.G$2])/16384; 0)" office:value-type="float" office:value="0">
            <text:p>0.000</text:p>
          </table:table-cell>
          <table:table-cell table:formula="of:=SQRT([.I211]*[.I211]+[.J211]*[.J211]+[.K211]*[.K211])" office:value-type="float" office:value="0">
            <text:p>0.00</text:p>
          </table:table-cell>
          <table:table-cell table:formula="of:=SQRT([.L211]*0.75*9.8)" office:value-type="float" office:value="0">
            <text:p>0</text:p>
          </table:table-cell>
          <table:table-cell table:formula="of:=[.N210]+0.1*[.M211]" office:value-type="float" office:value="3.29870246875164">
            <text:p>3.2987024688</text:p>
          </table:table-cell>
        </table:table-row>
        <table:table-row table:style-name="ro2">
          <table:table-cell office:value-type="float" office:value="15912">
            <text:p>15912</text:p>
          </table:table-cell>
          <table:table-cell office:value-type="float" office:value="-3780">
            <text:p>-3780</text:p>
          </table:table-cell>
          <table:table-cell office:value-type="float" office:value="-1428">
            <text:p>-1428</text:p>
          </table:table-cell>
          <table:table-cell table:number-columns-repeated="5"/>
          <table:table-cell table:formula="of:=IF(ABS(([.A212]-[.E$2])/16384) &gt; 0.05; ([.A212]-[.E$2])/16384; 0)" office:value-type="float" office:value="0">
            <text:p>0.000</text:p>
          </table:table-cell>
          <table:table-cell table:formula="of:=IF(ABS(([.B212]-[.F$2])/16384) &gt; 0.1; ([.B212]-[.F$2])/16384; 0)" office:value-type="float" office:value="0">
            <text:p>0.000</text:p>
          </table:table-cell>
          <table:table-cell table:formula="of:=IF(ABS(([.C212]-[.G$2])/16384) &gt; 0.1; ([.C212]-[.G$2])/16384; 0)" office:value-type="float" office:value="0">
            <text:p>0.000</text:p>
          </table:table-cell>
          <table:table-cell table:formula="of:=SQRT([.I212]*[.I212]+[.J212]*[.J212]+[.K212]*[.K212])" office:value-type="float" office:value="0">
            <text:p>0.00</text:p>
          </table:table-cell>
          <table:table-cell table:formula="of:=SQRT([.L212]*0.75*9.8)" office:value-type="float" office:value="0">
            <text:p>0</text:p>
          </table:table-cell>
          <table:table-cell table:formula="of:=[.N211]+0.1*[.M212]" office:value-type="float" office:value="3.29870246875164">
            <text:p>3.2987024688</text:p>
          </table:table-cell>
        </table:table-row>
        <table:table-row table:style-name="ro2">
          <table:table-cell office:value-type="float" office:value="16148">
            <text:p>16148</text:p>
          </table:table-cell>
          <table:table-cell office:value-type="float" office:value="-4120">
            <text:p>-4120</text:p>
          </table:table-cell>
          <table:table-cell office:value-type="float" office:value="-2608">
            <text:p>-2608</text:p>
          </table:table-cell>
          <table:table-cell table:number-columns-repeated="5"/>
          <table:table-cell table:formula="of:=IF(ABS(([.A213]-[.E$2])/16384) &gt; 0.05; ([.A213]-[.E$2])/16384; 0)" office:value-type="float" office:value="0">
            <text:p>0.000</text:p>
          </table:table-cell>
          <table:table-cell table:formula="of:=IF(ABS(([.B213]-[.F$2])/16384) &gt; 0.1; ([.B213]-[.F$2])/16384; 0)" office:value-type="float" office:value="-0.112482992450843">
            <text:p>-0.112</text:p>
          </table:table-cell>
          <table:table-cell table:formula="of:=IF(ABS(([.C213]-[.G$2])/16384) &gt; 0.1; ([.C213]-[.G$2])/16384; 0)" office:value-type="float" office:value="-0.110491463307584">
            <text:p>-0.110</text:p>
          </table:table-cell>
          <table:table-cell table:formula="of:=SQRT([.I213]*[.I213]+[.J213]*[.J213]+[.K213]*[.K213])" office:value-type="float" office:value="0.157673038451561">
            <text:p>0.16</text:p>
          </table:table-cell>
          <table:table-cell table:formula="of:=SQRT([.L213]*0.75*9.8)" office:value-type="float" office:value="1.07652070700892">
            <text:p>1.076520707</text:p>
          </table:table-cell>
          <table:table-cell table:formula="of:=[.N212]+0.1*[.M213]" office:value-type="float" office:value="3.40635453945253">
            <text:p>3.4063545395</text:p>
          </table:table-cell>
        </table:table-row>
        <table:table-row table:style-name="ro2">
          <table:table-cell office:value-type="float" office:value="16060">
            <text:p>16060</text:p>
          </table:table-cell>
          <table:table-cell office:value-type="float" office:value="-4096">
            <text:p>-4096</text:p>
          </table:table-cell>
          <table:table-cell office:value-type="float" office:value="-2988">
            <text:p>-2988</text:p>
          </table:table-cell>
          <table:table-cell table:number-columns-repeated="5"/>
          <table:table-cell table:formula="of:=IF(ABS(([.A214]-[.E$2])/16384) &gt; 0.05; ([.A214]-[.E$2])/16384; 0)" office:value-type="float" office:value="0">
            <text:p>0.000</text:p>
          </table:table-cell>
          <table:table-cell table:formula="of:=IF(ABS(([.B214]-[.F$2])/16384) &gt; 0.1; ([.B214]-[.F$2])/16384; 0)" office:value-type="float" office:value="-0.111018148700843">
            <text:p>-0.111</text:p>
          </table:table-cell>
          <table:table-cell table:formula="of:=IF(ABS(([.C214]-[.G$2])/16384) &gt; 0.1; ([.C214]-[.G$2])/16384; 0)" office:value-type="float" office:value="-0.133684822682584">
            <text:p>-0.134</text:p>
          </table:table-cell>
          <table:table-cell table:formula="of:=SQRT([.I214]*[.I214]+[.J214]*[.J214]+[.K214]*[.K214])" office:value-type="float" office:value="0.173771865262005">
            <text:p>0.17</text:p>
          </table:table-cell>
          <table:table-cell table:formula="of:=SQRT([.L214]*0.75*9.8)" office:value-type="float" office:value="1.13014300408211">
            <text:p>1.1301430041</text:p>
          </table:table-cell>
          <table:table-cell table:formula="of:=[.N213]+0.1*[.M214]" office:value-type="float" office:value="3.51936883986074">
            <text:p>3.5193688399</text:p>
          </table:table-cell>
        </table:table-row>
        <table:table-row table:style-name="ro2">
          <table:table-cell office:value-type="float" office:value="16196">
            <text:p>16196</text:p>
          </table:table-cell>
          <table:table-cell office:value-type="float" office:value="-3464">
            <text:p>-3464</text:p>
          </table:table-cell>
          <table:table-cell office:value-type="float" office:value="-2704">
            <text:p>-2704</text:p>
          </table:table-cell>
          <table:table-cell table:number-columns-repeated="5"/>
          <table:table-cell table:formula="of:=IF(ABS(([.A215]-[.E$2])/16384) &gt; 0.05; ([.A215]-[.E$2])/16384; 0)" office:value-type="float" office:value="0">
            <text:p>0.000</text:p>
          </table:table-cell>
          <table:table-cell table:formula="of:=IF(ABS(([.B215]-[.F$2])/16384) &gt; 0.1; ([.B215]-[.F$2])/16384; 0)" office:value-type="float" office:value="0">
            <text:p>0.000</text:p>
          </table:table-cell>
          <table:table-cell table:formula="of:=IF(ABS(([.C215]-[.G$2])/16384) &gt; 0.1; ([.C215]-[.G$2])/16384; 0)" office:value-type="float" office:value="-0.116350838307584">
            <text:p>-0.116</text:p>
          </table:table-cell>
          <table:table-cell table:formula="of:=SQRT([.I215]*[.I215]+[.J215]*[.J215]+[.K215]*[.K215])" office:value-type="float" office:value="0.116350838307584">
            <text:p>0.12</text:p>
          </table:table-cell>
          <table:table-cell table:formula="of:=SQRT([.L215]*0.75*9.8)" office:value-type="float" office:value="0.924758704506611">
            <text:p>0.9247587045</text:p>
          </table:table-cell>
          <table:table-cell table:formula="of:=[.N214]+0.1*[.M215]" office:value-type="float" office:value="3.6118447103114">
            <text:p>3.6118447103</text:p>
          </table:table-cell>
        </table:table-row>
        <table:table-row table:style-name="ro2">
          <table:table-cell office:value-type="float" office:value="16128">
            <text:p>16128</text:p>
          </table:table-cell>
          <table:table-cell office:value-type="float" office:value="-3436">
            <text:p>-3436</text:p>
          </table:table-cell>
          <table:table-cell office:value-type="float" office:value="-2724">
            <text:p>-2724</text:p>
          </table:table-cell>
          <table:table-cell table:number-columns-repeated="5"/>
          <table:table-cell table:formula="of:=IF(ABS(([.A216]-[.E$2])/16384) &gt; 0.05; ([.A216]-[.E$2])/16384; 0)" office:value-type="float" office:value="0">
            <text:p>0.000</text:p>
          </table:table-cell>
          <table:table-cell table:formula="of:=IF(ABS(([.B216]-[.F$2])/16384) &gt; 0.1; ([.B216]-[.F$2])/16384; 0)" office:value-type="float" office:value="0">
            <text:p>0.000</text:p>
          </table:table-cell>
          <table:table-cell table:formula="of:=IF(ABS(([.C216]-[.G$2])/16384) &gt; 0.1; ([.C216]-[.G$2])/16384; 0)" office:value-type="float" office:value="-0.117571541432584">
            <text:p>-0.118</text:p>
          </table:table-cell>
          <table:table-cell table:formula="of:=SQRT([.I216]*[.I216]+[.J216]*[.J216]+[.K216]*[.K216])" office:value-type="float" office:value="0.117571541432584">
            <text:p>0.12</text:p>
          </table:table-cell>
          <table:table-cell table:formula="of:=SQRT([.L216]*0.75*9.8)" office:value-type="float" office:value="0.929597132918069">
            <text:p>0.9295971329</text:p>
          </table:table-cell>
          <table:table-cell table:formula="of:=[.N215]+0.1*[.M216]" office:value-type="float" office:value="3.70480442360321">
            <text:p>3.7048044236</text:p>
          </table:table-cell>
        </table:table-row>
        <table:table-row table:style-name="ro2">
          <table:table-cell office:value-type="float" office:value="17292">
            <text:p>17292</text:p>
          </table:table-cell>
          <table:table-cell office:value-type="float" office:value="-3688">
            <text:p>-3688</text:p>
          </table:table-cell>
          <table:table-cell office:value-type="float" office:value="-2356">
            <text:p>-2356</text:p>
          </table:table-cell>
          <table:table-cell table:number-columns-repeated="5"/>
          <table:table-cell table:formula="of:=IF(ABS(([.A217]-[.E$2])/16384) &gt; 0.05; ([.A217]-[.E$2])/16384; 0)" office:value-type="float" office:value="0.0570027212078652">
            <text:p>0.057</text:p>
          </table:table-cell>
          <table:table-cell table:formula="of:=IF(ABS(([.B217]-[.F$2])/16384) &gt; 0.1; ([.B217]-[.F$2])/16384; 0)" office:value-type="float" office:value="0">
            <text:p>0.000</text:p>
          </table:table-cell>
          <table:table-cell table:formula="of:=IF(ABS(([.C217]-[.G$2])/16384) &gt; 0.1; ([.C217]-[.G$2])/16384; 0)" office:value-type="float" office:value="0">
            <text:p>0.000</text:p>
          </table:table-cell>
          <table:table-cell table:formula="of:=SQRT([.I217]*[.I217]+[.J217]*[.J217]+[.K217]*[.K217])" office:value-type="float" office:value="0.0570027212078652">
            <text:p>0.06</text:p>
          </table:table-cell>
          <table:table-cell table:formula="of:=SQRT([.L217]*0.75*9.8)" office:value-type="float" office:value="0.647278920464593">
            <text:p>0.6472789205</text:p>
          </table:table-cell>
          <table:table-cell table:formula="of:=[.N216]+0.1*[.M217]" office:value-type="float" office:value="3.76953231564967">
            <text:p>3.7695323156</text:p>
          </table:table-cell>
        </table:table-row>
        <table:table-row table:style-name="ro2">
          <table:table-cell office:value-type="float" office:value="19848">
            <text:p>19848</text:p>
          </table:table-cell>
          <table:table-cell office:value-type="float" office:value="-5188">
            <text:p>-5188</text:p>
          </table:table-cell>
          <table:table-cell office:value-type="float" office:value="-720">
            <text:p>-720</text:p>
          </table:table-cell>
          <table:table-cell table:number-columns-repeated="5"/>
          <table:table-cell table:formula="of:=IF(ABS(([.A218]-[.E$2])/16384) &gt; 0.05; ([.A218]-[.E$2])/16384; 0)" office:value-type="float" office:value="0.213008580582865">
            <text:p>0.213</text:p>
          </table:table-cell>
          <table:table-cell table:formula="of:=IF(ABS(([.B218]-[.F$2])/16384) &gt; 0.1; ([.B218]-[.F$2])/16384; 0)" office:value-type="float" office:value="-0.177668539325843">
            <text:p>-0.178</text:p>
          </table:table-cell>
          <table:table-cell table:formula="of:=IF(ABS(([.C218]-[.G$2])/16384) &gt; 0.1; ([.C218]-[.G$2])/16384; 0)" office:value-type="float" office:value="0">
            <text:p>0.000</text:p>
          </table:table-cell>
          <table:table-cell table:formula="of:=SQRT([.I218]*[.I218]+[.J218]*[.J218]+[.K218]*[.K218])" office:value-type="float" office:value="0.277378379236929">
            <text:p>0.28</text:p>
          </table:table-cell>
          <table:table-cell table:formula="of:=SQRT([.L218]*0.75*9.8)" office:value-type="float" office:value="1.42784140834738">
            <text:p>1.4278414083</text:p>
          </table:table-cell>
          <table:table-cell table:formula="of:=[.N217]+0.1*[.M218]" office:value-type="float" office:value="3.91231645648441">
            <text:p>3.9123164565</text:p>
          </table:table-cell>
        </table:table-row>
        <table:table-row table:style-name="ro2">
          <table:table-cell office:value-type="float" office:value="20152">
            <text:p>20152</text:p>
          </table:table-cell>
          <table:table-cell office:value-type="float" office:value="-4232">
            <text:p>-4232</text:p>
          </table:table-cell>
          <table:table-cell office:value-type="float" office:value="-1968">
            <text:p>-1968</text:p>
          </table:table-cell>
          <table:table-cell table:number-columns-repeated="5"/>
          <table:table-cell table:formula="of:=IF(ABS(([.A219]-[.E$2])/16384) &gt; 0.05; ([.A219]-[.E$2])/16384; 0)" office:value-type="float" office:value="0.231563268082865">
            <text:p>0.232</text:p>
          </table:table-cell>
          <table:table-cell table:formula="of:=IF(ABS(([.B219]-[.F$2])/16384) &gt; 0.1; ([.B219]-[.F$2])/16384; 0)" office:value-type="float" office:value="-0.119318929950843">
            <text:p>-0.119</text:p>
          </table:table-cell>
          <table:table-cell table:formula="of:=IF(ABS(([.C219]-[.G$2])/16384) &gt; 0.1; ([.C219]-[.G$2])/16384; 0)" office:value-type="float" office:value="0">
            <text:p>0.000</text:p>
          </table:table-cell>
          <table:table-cell table:formula="of:=SQRT([.I219]*[.I219]+[.J219]*[.J219]+[.K219]*[.K219])" office:value-type="float" office:value="0.260496745027325">
            <text:p>0.26</text:p>
          </table:table-cell>
          <table:table-cell table:formula="of:=SQRT([.L219]*0.75*9.8)" office:value-type="float" office:value="1.38370917318302">
            <text:p>1.3837091732</text:p>
          </table:table-cell>
          <table:table-cell table:formula="of:=[.N218]+0.1*[.M219]" office:value-type="float" office:value="4.05068737380271">
            <text:p>4.0506873738</text:p>
          </table:table-cell>
        </table:table-row>
        <table:table-row table:style-name="ro2">
          <table:table-cell office:value-type="float" office:value="14504">
            <text:p>14504</text:p>
          </table:table-cell>
          <table:table-cell office:value-type="float" office:value="-4256">
            <text:p>-4256</text:p>
          </table:table-cell>
          <table:table-cell office:value-type="float" office:value="-3716">
            <text:p>-3716</text:p>
          </table:table-cell>
          <table:table-cell table:number-columns-repeated="5"/>
          <table:table-cell table:formula="of:=IF(ABS(([.A220]-[.E$2])/16384) &gt; 0.05; ([.A220]-[.E$2])/16384; 0)" office:value-type="float" office:value="-0.113163294417135">
            <text:p>-0.113</text:p>
          </table:table-cell>
          <table:table-cell table:formula="of:=IF(ABS(([.B220]-[.F$2])/16384) &gt; 0.1; ([.B220]-[.F$2])/16384; 0)" office:value-type="float" office:value="-0.120783773700843">
            <text:p>-0.121</text:p>
          </table:table-cell>
          <table:table-cell table:formula="of:=IF(ABS(([.C220]-[.G$2])/16384) &gt; 0.1; ([.C220]-[.G$2])/16384; 0)" office:value-type="float" office:value="-0.178118416432584">
            <text:p>-0.178</text:p>
          </table:table-cell>
          <table:table-cell table:formula="of:=SQRT([.I220]*[.I220]+[.J220]*[.J220]+[.K220]*[.K220])" office:value-type="float" office:value="0.243147735883366">
            <text:p>0.24</text:p>
          </table:table-cell>
          <table:table-cell table:formula="of:=SQRT([.L220]*0.75*9.8)" office:value-type="float" office:value="1.33683800766687">
            <text:p>1.3368380077</text:p>
          </table:table-cell>
          <table:table-cell table:formula="of:=[.N219]+0.1*[.M220]" office:value-type="float" office:value="4.1843711745694">
            <text:p>4.1843711746</text:p>
          </table:table-cell>
        </table:table-row>
        <table:table-row table:style-name="ro2">
          <table:table-cell office:value-type="float" office:value="13288">
            <text:p>13288</text:p>
          </table:table-cell>
          <table:table-cell office:value-type="float" office:value="-3508">
            <text:p>-3508</text:p>
          </table:table-cell>
          <table:table-cell office:value-type="float" office:value="-6728">
            <text:p>-6728</text:p>
          </table:table-cell>
          <table:table-cell table:number-columns-repeated="5"/>
          <table:table-cell table:formula="of:=IF(ABS(([.A221]-[.E$2])/16384) &gt; 0.05; ([.A221]-[.E$2])/16384; 0)" office:value-type="float" office:value="-0.187382044417135">
            <text:p>-0.187</text:p>
          </table:table-cell>
          <table:table-cell table:formula="of:=IF(ABS(([.B221]-[.F$2])/16384) &gt; 0.1; ([.B221]-[.F$2])/16384; 0)" office:value-type="float" office:value="0">
            <text:p>0.000</text:p>
          </table:table-cell>
          <table:table-cell table:formula="of:=IF(ABS(([.C221]-[.G$2])/16384) &gt; 0.1; ([.C221]-[.G$2])/16384; 0)" office:value-type="float" office:value="-0.361956307057584">
            <text:p>-0.362</text:p>
          </table:table-cell>
          <table:table-cell table:formula="of:=SQRT([.I221]*[.I221]+[.J221]*[.J221]+[.K221]*[.K221])" office:value-type="float" office:value="0.407583609568281">
            <text:p>0.41</text:p>
          </table:table-cell>
          <table:table-cell table:formula="of:=SQRT([.L221]*0.75*9.8)" office:value-type="float" office:value="1.73082047894254">
            <text:p>1.7308204789</text:p>
          </table:table-cell>
          <table:table-cell table:formula="of:=[.N220]+0.1*[.M221]" office:value-type="float" office:value="4.35745322246365">
            <text:p>4.3574532225</text:p>
          </table:table-cell>
        </table:table-row>
        <table:table-row table:style-name="ro2">
          <table:table-cell office:value-type="float" office:value="18612">
            <text:p>18612</text:p>
          </table:table-cell>
          <table:table-cell office:value-type="float" office:value="-3160">
            <text:p>-3160</text:p>
          </table:table-cell>
          <table:table-cell office:value-type="float" office:value="-6580">
            <text:p>-6580</text:p>
          </table:table-cell>
          <table:table-cell table:number-columns-repeated="5"/>
          <table:table-cell table:formula="of:=IF(ABS(([.A222]-[.E$2])/16384) &gt; 0.05; ([.A222]-[.E$2])/16384; 0)" office:value-type="float" office:value="0.137569127457865">
            <text:p>0.138</text:p>
          </table:table-cell>
          <table:table-cell table:formula="of:=IF(ABS(([.B222]-[.F$2])/16384) &gt; 0.1; ([.B222]-[.F$2])/16384; 0)" office:value-type="float" office:value="0">
            <text:p>0.000</text:p>
          </table:table-cell>
          <table:table-cell table:formula="of:=IF(ABS(([.C222]-[.G$2])/16384) &gt; 0.1; ([.C222]-[.G$2])/16384; 0)" office:value-type="float" office:value="-0.352923103932584">
            <text:p>-0.353</text:p>
          </table:table-cell>
          <table:table-cell table:formula="of:=SQRT([.I222]*[.I222]+[.J222]*[.J222]+[.K222]*[.K222])" office:value-type="float" office:value="0.37878751579075">
            <text:p>0.38</text:p>
          </table:table-cell>
          <table:table-cell table:formula="of:=SQRT([.L222]*0.75*9.8)" office:value-type="float" office:value="1.66855873167894">
            <text:p>1.6685587317</text:p>
          </table:table-cell>
          <table:table-cell table:formula="of:=[.N221]+0.1*[.M222]" office:value-type="float" office:value="4.52430909563154">
            <text:p>4.5243090956</text:p>
          </table:table-cell>
        </table:table-row>
        <table:table-row table:style-name="ro2">
          <table:table-cell office:value-type="float" office:value="20100">
            <text:p>20100</text:p>
          </table:table-cell>
          <table:table-cell office:value-type="float" office:value="-3460">
            <text:p>-3460</text:p>
          </table:table-cell>
          <table:table-cell office:value-type="float" office:value="-4236">
            <text:p>-4236</text:p>
          </table:table-cell>
          <table:table-cell table:number-columns-repeated="5"/>
          <table:table-cell table:formula="of:=IF(ABS(([.A223]-[.E$2])/16384) &gt; 0.05; ([.A223]-[.E$2])/16384; 0)" office:value-type="float" office:value="0.228389439957865">
            <text:p>0.228</text:p>
          </table:table-cell>
          <table:table-cell table:formula="of:=IF(ABS(([.B223]-[.F$2])/16384) &gt; 0.1; ([.B223]-[.F$2])/16384; 0)" office:value-type="float" office:value="0">
            <text:p>0.000</text:p>
          </table:table-cell>
          <table:table-cell table:formula="of:=IF(ABS(([.C223]-[.G$2])/16384) &gt; 0.1; ([.C223]-[.G$2])/16384; 0)" office:value-type="float" office:value="-0.209856697682584">
            <text:p>-0.210</text:p>
          </table:table-cell>
          <table:table-cell table:formula="of:=SQRT([.I223]*[.I223]+[.J223]*[.J223]+[.K223]*[.K223])" office:value-type="float" office:value="0.310163779069231">
            <text:p>0.31</text:p>
          </table:table-cell>
          <table:table-cell table:formula="of:=SQRT([.L223]*0.75*9.8)" office:value-type="float" office:value="1.50986879435229">
            <text:p>1.5098687944</text:p>
          </table:table-cell>
          <table:table-cell table:formula="of:=[.N222]+0.1*[.M223]" office:value-type="float" office:value="4.67529597506677">
            <text:p>4.6752959751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1864">
            <text:p>-1864</text:p>
          </table:table-cell>
          <table:table-cell office:value-type="float" office:value="-3620">
            <text:p>-3620</text:p>
          </table:table-cell>
          <table:table-cell table:number-columns-repeated="5"/>
          <table:table-cell table:formula="of:=IF(ABS(([.A224]-[.E$2])/16384) &gt; 0.05; ([.A224]-[.E$2])/16384; 0)" office:value-type="float" office:value="0">
            <text:p>0.000</text:p>
          </table:table-cell>
          <table:table-cell table:formula="of:=IF(ABS(([.B224]-[.F$2])/16384) &gt; 0.1; ([.B224]-[.F$2])/16384; 0)" office:value-type="float" office:value="0">
            <text:p>0.000</text:p>
          </table:table-cell>
          <table:table-cell table:formula="of:=IF(ABS(([.C224]-[.G$2])/16384) &gt; 0.1; ([.C224]-[.G$2])/16384; 0)" office:value-type="float" office:value="-0.172259041432584">
            <text:p>-0.172</text:p>
          </table:table-cell>
          <table:table-cell table:formula="of:=SQRT([.I224]*[.I224]+[.J224]*[.J224]+[.K224]*[.K224])" office:value-type="float" office:value="0.172259041432584">
            <text:p>0.17</text:p>
          </table:table-cell>
          <table:table-cell table:formula="of:=SQRT([.L224]*0.75*9.8)" office:value-type="float" office:value="1.12521284854444">
            <text:p>1.1252128485</text:p>
          </table:table-cell>
          <table:table-cell table:formula="of:=[.N223]+0.1*[.M224]" office:value-type="float" office:value="4.78781725992122">
            <text:p>4.7878172599</text:p>
          </table:table-cell>
        </table:table-row>
        <table:table-row table:style-name="ro2">
          <table:table-cell office:value-type="float" office:value="14380">
            <text:p>14380</text:p>
          </table:table-cell>
          <table:table-cell office:value-type="float" office:value="-3812">
            <text:p>-3812</text:p>
          </table:table-cell>
          <table:table-cell office:value-type="float" office:value="-5580">
            <text:p>-5580</text:p>
          </table:table-cell>
          <table:table-cell table:number-columns-repeated="5"/>
          <table:table-cell table:formula="of:=IF(ABS(([.A225]-[.E$2])/16384) &gt; 0.05; ([.A225]-[.E$2])/16384; 0)" office:value-type="float" office:value="-0.120731653792135">
            <text:p>-0.121</text:p>
          </table:table-cell>
          <table:table-cell table:formula="of:=IF(ABS(([.B225]-[.F$2])/16384) &gt; 0.1; ([.B225]-[.F$2])/16384; 0)" office:value-type="float" office:value="0">
            <text:p>0.000</text:p>
          </table:table-cell>
          <table:table-cell table:formula="of:=IF(ABS(([.C225]-[.G$2])/16384) &gt; 0.1; ([.C225]-[.G$2])/16384; 0)" office:value-type="float" office:value="-0.291887947682584">
            <text:p>-0.292</text:p>
          </table:table-cell>
          <table:table-cell table:formula="of:=SQRT([.I225]*[.I225]+[.J225]*[.J225]+[.K225]*[.K225])" office:value-type="float" office:value="0.31587134442639">
            <text:p>0.32</text:p>
          </table:table-cell>
          <table:table-cell table:formula="of:=SQRT([.L225]*0.75*9.8)" office:value-type="float" office:value="1.52369760173532">
            <text:p>1.5236976017</text:p>
          </table:table-cell>
          <table:table-cell table:formula="of:=[.N224]+0.1*[.M225]" office:value-type="float" office:value="4.94018702009475">
            <text:p>4.9401870201</text:p>
          </table:table-cell>
        </table:table-row>
        <table:table-row table:style-name="ro2">
          <table:table-cell office:value-type="float" office:value="21148">
            <text:p>21148</text:p>
          </table:table-cell>
          <table:table-cell office:value-type="float" office:value="6624">
            <text:p>6624</text:p>
          </table:table-cell>
          <table:table-cell office:value-type="float" office:value="12208">
            <text:p>12208</text:p>
          </table:table-cell>
          <table:table-cell table:number-columns-repeated="5"/>
          <table:table-cell table:formula="of:=IF(ABS(([.A226]-[.E$2])/16384) &gt; 0.05; ([.A226]-[.E$2])/16384; 0)" office:value-type="float" office:value="0.292354283707865">
            <text:p>0.292</text:p>
          </table:table-cell>
          <table:table-cell table:formula="of:=IF(ABS(([.B226]-[.F$2])/16384) &gt; 0.1; ([.B226]-[.F$2])/16384; 0)" office:value-type="float" office:value="0.543278726299157">
            <text:p>0.543</text:p>
          </table:table-cell>
          <table:table-cell table:formula="of:=IF(ABS(([.C226]-[.G$2])/16384) &gt; 0.1; ([.C226]-[.G$2])/16384; 0)" office:value-type="float" office:value="0.793805411692416">
            <text:p>0.794</text:p>
          </table:table-cell>
          <table:table-cell table:formula="of:=SQRT([.I226]*[.I226]+[.J226]*[.J226]+[.K226]*[.K226])" office:value-type="float" office:value="1.00536054889962">
            <text:p>1.01</text:p>
          </table:table-cell>
          <table:table-cell table:formula="of:=SQRT([.L226]*0.75*9.8)" office:value-type="float" office:value="2.71834509111926">
            <text:p>2.7183450911</text:p>
          </table:table-cell>
          <table:table-cell table:formula="of:=[.N225]+0.1*[.M226]" office:value-type="float" office:value="5.21202152920668">
            <text:p>5.2120215292</text:p>
          </table:table-cell>
        </table:table-row>
        <table:table-row table:style-name="ro2">
          <table:table-cell office:value-type="float" office:value="16556">
            <text:p>16556</text:p>
          </table:table-cell>
          <table:table-cell office:value-type="float" office:value="-4832">
            <text:p>-4832</text:p>
          </table:table-cell>
          <table:table-cell office:value-type="float" office:value="984">
            <text:p>984</text:p>
          </table:table-cell>
          <table:table-cell table:number-columns-repeated="5"/>
          <table:table-cell table:formula="of:=IF(ABS(([.A227]-[.E$2])/16384) &gt; 0.05; ([.A227]-[.E$2])/16384; 0)" office:value-type="float" office:value="0">
            <text:p>0.000</text:p>
          </table:table-cell>
          <table:table-cell table:formula="of:=IF(ABS(([.B227]-[.F$2])/16384) &gt; 0.1; ([.B227]-[.F$2])/16384; 0)" office:value-type="float" office:value="-0.155940023700843">
            <text:p>-0.156</text:p>
          </table:table-cell>
          <table:table-cell table:formula="of:=IF(ABS(([.C227]-[.G$2])/16384) &gt; 0.1; ([.C227]-[.G$2])/16384; 0)" office:value-type="float" office:value="0.108746817942416">
            <text:p>0.109</text:p>
          </table:table-cell>
          <table:table-cell table:formula="of:=SQRT([.I227]*[.I227]+[.J227]*[.J227]+[.K227]*[.K227])" office:value-type="float" office:value="0.190113548713447">
            <text:p>0.19</text:p>
          </table:table-cell>
          <table:table-cell table:formula="of:=SQRT([.L227]*0.75*9.8)" office:value-type="float" office:value="1.18208907576537">
            <text:p>1.1820890758</text:p>
          </table:table-cell>
          <table:table-cell table:formula="of:=[.N226]+0.1*[.M227]" office:value-type="float" office:value="5.33023043678321">
            <text:p>5.3302304368</text:p>
          </table:table-cell>
        </table:table-row>
        <table:table-row table:style-name="ro2">
          <table:table-cell office:value-type="float" office:value="15964">
            <text:p>15964</text:p>
          </table:table-cell>
          <table:table-cell office:value-type="float" office:value="-3272">
            <text:p>-3272</text:p>
          </table:table-cell>
          <table:table-cell office:value-type="float" office:value="3024">
            <text:p>3024</text:p>
          </table:table-cell>
          <table:table-cell table:number-columns-repeated="5"/>
          <table:table-cell table:formula="of:=IF(ABS(([.A228]-[.E$2])/16384) &gt; 0.05; ([.A228]-[.E$2])/16384; 0)" office:value-type="float" office:value="0">
            <text:p>0.000</text:p>
          </table:table-cell>
          <table:table-cell table:formula="of:=IF(ABS(([.B228]-[.F$2])/16384) &gt; 0.1; ([.B228]-[.F$2])/16384; 0)" office:value-type="float" office:value="0">
            <text:p>0.000</text:p>
          </table:table-cell>
          <table:table-cell table:formula="of:=IF(ABS(([.C228]-[.G$2])/16384) &gt; 0.1; ([.C228]-[.G$2])/16384; 0)" office:value-type="float" office:value="0.233258536692416">
            <text:p>0.233</text:p>
          </table:table-cell>
          <table:table-cell table:formula="of:=SQRT([.I228]*[.I228]+[.J228]*[.J228]+[.K228]*[.K228])" office:value-type="float" office:value="0.233258536692416">
            <text:p>0.23</text:p>
          </table:table-cell>
          <table:table-cell table:formula="of:=SQRT([.L228]*0.75*9.8)" office:value-type="float" office:value="1.30937017099415">
            <text:p>1.309370171</text:p>
          </table:table-cell>
          <table:table-cell table:formula="of:=[.N227]+0.1*[.M228]" office:value-type="float" office:value="5.46116745388263">
            <text:p>5.4611674539</text:p>
          </table:table-cell>
        </table:table-row>
        <table:table-row table:style-name="ro2">
          <table:table-cell office:value-type="float" office:value="16352">
            <text:p>16352</text:p>
          </table:table-cell>
          <table:table-cell office:value-type="float" office:value="-2708">
            <text:p>-2708</text:p>
          </table:table-cell>
          <table:table-cell office:value-type="float" office:value="3832">
            <text:p>3832</text:p>
          </table:table-cell>
          <table:table-cell table:number-columns-repeated="5"/>
          <table:table-cell table:formula="of:=IF(ABS(([.A229]-[.E$2])/16384) &gt; 0.05; ([.A229]-[.E$2])/16384; 0)" office:value-type="float" office:value="0">
            <text:p>0.000</text:p>
          </table:table-cell>
          <table:table-cell table:formula="of:=IF(ABS(([.B229]-[.F$2])/16384) &gt; 0.1; ([.B229]-[.F$2])/16384; 0)" office:value-type="float" office:value="0">
            <text:p>0.000</text:p>
          </table:table-cell>
          <table:table-cell table:formula="of:=IF(ABS(([.C229]-[.G$2])/16384) &gt; 0.1; ([.C229]-[.G$2])/16384; 0)" office:value-type="float" office:value="0.282574942942416">
            <text:p>0.283</text:p>
          </table:table-cell>
          <table:table-cell table:formula="of:=SQRT([.I229]*[.I229]+[.J229]*[.J229]+[.K229]*[.K229])" office:value-type="float" office:value="0.282574942942416">
            <text:p>0.28</text:p>
          </table:table-cell>
          <table:table-cell table:formula="of:=SQRT([.L229]*0.75*9.8)" office:value-type="float" office:value="1.44115433962735">
            <text:p>1.4411543396</text:p>
          </table:table-cell>
          <table:table-cell table:formula="of:=[.N228]+0.1*[.M229]" office:value-type="float" office:value="5.60528288784536">
            <text:p>5.6052828878</text:p>
          </table:table-cell>
        </table:table-row>
        <table:table-row table:style-name="ro2">
          <table:table-cell office:value-type="float" office:value="17308">
            <text:p>17308</text:p>
          </table:table-cell>
          <table:table-cell office:value-type="float" office:value="-3368">
            <text:p>-3368</text:p>
          </table:table-cell>
          <table:table-cell office:value-type="float" office:value="-588">
            <text:p>-588</text:p>
          </table:table-cell>
          <table:table-cell table:number-columns-repeated="5"/>
          <table:table-cell table:formula="of:=IF(ABS(([.A230]-[.E$2])/16384) &gt; 0.05; ([.A230]-[.E$2])/16384; 0)" office:value-type="float" office:value="0.0579792837078652">
            <text:p>0.058</text:p>
          </table:table-cell>
          <table:table-cell table:formula="of:=IF(ABS(([.B230]-[.F$2])/16384) &gt; 0.1; ([.B230]-[.F$2])/16384; 0)" office:value-type="float" office:value="0">
            <text:p>0.000</text:p>
          </table:table-cell>
          <table:table-cell table:formula="of:=IF(ABS(([.C230]-[.G$2])/16384) &gt; 0.1; ([.C230]-[.G$2])/16384; 0)" office:value-type="float" office:value="0">
            <text:p>0.000</text:p>
          </table:table-cell>
          <table:table-cell table:formula="of:=SQRT([.I230]*[.I230]+[.J230]*[.J230]+[.K230]*[.K230])" office:value-type="float" office:value="0.0579792837078652">
            <text:p>0.06</text:p>
          </table:table-cell>
          <table:table-cell table:formula="of:=SQRT([.L230]*0.75*9.8)" office:value-type="float" office:value="0.652799919770836">
            <text:p>0.6527999198</text:p>
          </table:table-cell>
          <table:table-cell table:formula="of:=[.N229]+0.1*[.M230]" office:value-type="float" office:value="5.67056287982245">
            <text:p>5.6705628798</text:p>
          </table:table-cell>
        </table:table-row>
        <table:table-row table:style-name="ro2">
          <table:table-cell office:value-type="float" office:value="16144">
            <text:p>16144</text:p>
          </table:table-cell>
          <table:table-cell office:value-type="float" office:value="-3772">
            <text:p>-3772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IF(ABS(([.A231]-[.E$2])/16384) &gt; 0.05; ([.A231]-[.E$2])/16384; 0)" office:value-type="float" office:value="0">
            <text:p>0.000</text:p>
          </table:table-cell>
          <table:table-cell table:formula="of:=IF(ABS(([.B231]-[.F$2])/16384) &gt; 0.1; ([.B231]-[.F$2])/16384; 0)" office:value-type="float" office:value="0">
            <text:p>0.000</text:p>
          </table:table-cell>
          <table:table-cell table:formula="of:=IF(ABS(([.C231]-[.G$2])/16384) &gt; 0.1; ([.C231]-[.G$2])/16384; 0)" office:value-type="float" office:value="0">
            <text:p>0.000</text:p>
          </table:table-cell>
          <table:table-cell table:formula="of:=SQRT([.I231]*[.I231]+[.J231]*[.J231]+[.K231]*[.K231])" office:value-type="float" office:value="0">
            <text:p>0.00</text:p>
          </table:table-cell>
          <table:table-cell table:formula="of:=SQRT([.L231]*0.75*9.8)" office:value-type="float" office:value="0">
            <text:p>0</text:p>
          </table:table-cell>
          <table:table-cell table:formula="of:=[.N230]+0.1*[.M231]" office:value-type="float" office:value="5.67056287982245">
            <text:p>5.6705628798</text:p>
          </table:table-cell>
        </table:table-row>
        <table:table-row table:style-name="ro2">
          <table:table-cell office:value-type="float" office:value="18124">
            <text:p>18124</text:p>
          </table:table-cell>
          <table:table-cell office:value-type="float" office:value="-3588">
            <text:p>-3588</text:p>
          </table:table-cell>
          <table:table-cell office:value-type="float" office:value="1856">
            <text:p>1856</text:p>
          </table:table-cell>
          <table:table-cell table:number-columns-repeated="5"/>
          <table:table-cell table:formula="of:=IF(ABS(([.A232]-[.E$2])/16384) &gt; 0.05; ([.A232]-[.E$2])/16384; 0)" office:value-type="float" office:value="0.107783971207865">
            <text:p>0.108</text:p>
          </table:table-cell>
          <table:table-cell table:formula="of:=IF(ABS(([.B232]-[.F$2])/16384) &gt; 0.1; ([.B232]-[.F$2])/16384; 0)" office:value-type="float" office:value="0">
            <text:p>0.000</text:p>
          </table:table-cell>
          <table:table-cell table:formula="of:=IF(ABS(([.C232]-[.G$2])/16384) &gt; 0.1; ([.C232]-[.G$2])/16384; 0)" office:value-type="float" office:value="0.161969474192416">
            <text:p>0.162</text:p>
          </table:table-cell>
          <table:table-cell table:formula="of:=SQRT([.I232]*[.I232]+[.J232]*[.J232]+[.K232]*[.K232])" office:value-type="float" office:value="0.194554606780476">
            <text:p>0.19</text:p>
          </table:table-cell>
          <table:table-cell table:formula="of:=SQRT([.L232]*0.75*9.8)" office:value-type="float" office:value="1.19581618982037">
            <text:p>1.1958161898</text:p>
          </table:table-cell>
          <table:table-cell table:formula="of:=[.N231]+0.1*[.M232]" office:value-type="float" office:value="5.79014449880448">
            <text:p>5.7901444988</text:p>
          </table:table-cell>
        </table:table-row>
        <table:table-row table:style-name="ro2">
          <table:table-cell office:value-type="float" office:value="17788">
            <text:p>17788</text:p>
          </table:table-cell>
          <table:table-cell office:value-type="float" office:value="-5452">
            <text:p>-5452</text:p>
          </table:table-cell>
          <table:table-cell office:value-type="float" office:value="-64">
            <text:p>-64</text:p>
          </table:table-cell>
          <table:table-cell table:number-columns-repeated="5"/>
          <table:table-cell table:formula="of:=IF(ABS(([.A233]-[.E$2])/16384) &gt; 0.05; ([.A233]-[.E$2])/16384; 0)" office:value-type="float" office:value="0.0872761587078652">
            <text:p>0.087</text:p>
          </table:table-cell>
          <table:table-cell table:formula="of:=IF(ABS(([.B233]-[.F$2])/16384) &gt; 0.1; ([.B233]-[.F$2])/16384; 0)" office:value-type="float" office:value="-0.193781820575843">
            <text:p>-0.194</text:p>
          </table:table-cell>
          <table:table-cell table:formula="of:=IF(ABS(([.C233]-[.G$2])/16384) &gt; 0.1; ([.C233]-[.G$2])/16384; 0)" office:value-type="float" office:value="0">
            <text:p>0.000</text:p>
          </table:table-cell>
          <table:table-cell table:formula="of:=SQRT([.I233]*[.I233]+[.J233]*[.J233]+[.K233]*[.K233])" office:value-type="float" office:value="0.212528873013736">
            <text:p>0.21</text:p>
          </table:table-cell>
          <table:table-cell table:formula="of:=SQRT([.L233]*0.75*9.8)" office:value-type="float" office:value="1.24983487575398">
            <text:p>1.2498348758</text:p>
          </table:table-cell>
          <table:table-cell table:formula="of:=[.N232]+0.1*[.M233]" office:value-type="float" office:value="5.91512798637988">
            <text:p>5.9151279864</text:p>
          </table:table-cell>
        </table:table-row>
        <table:table-row table:style-name="ro2">
          <table:table-cell office:value-type="float" office:value="23968">
            <text:p>23968</text:p>
          </table:table-cell>
          <table:table-cell office:value-type="float" office:value="-5004">
            <text:p>-5004</text:p>
          </table:table-cell>
          <table:table-cell office:value-type="float" office:value="4628">
            <text:p>4628</text:p>
          </table:table-cell>
          <table:table-cell table:number-columns-repeated="5"/>
          <table:table-cell table:formula="of:=IF(ABS(([.A234]-[.E$2])/16384) &gt; 0.05; ([.A234]-[.E$2])/16384; 0)" office:value-type="float" office:value="0.464473424332865">
            <text:p>0.464</text:p>
          </table:table-cell>
          <table:table-cell table:formula="of:=IF(ABS(([.B234]-[.F$2])/16384) &gt; 0.1; ([.B234]-[.F$2])/16384; 0)" office:value-type="float" office:value="-0.166438070575843">
            <text:p>-0.166</text:p>
          </table:table-cell>
          <table:table-cell table:formula="of:=IF(ABS(([.C234]-[.G$2])/16384) &gt; 0.1; ([.C234]-[.G$2])/16384; 0)" office:value-type="float" office:value="0.331158927317416">
            <text:p>0.331</text:p>
          </table:table-cell>
          <table:table-cell table:formula="of:=SQRT([.I234]*[.I234]+[.J234]*[.J234]+[.K234]*[.K234])" office:value-type="float" office:value="0.59422506543441">
            <text:p>0.59</text:p>
          </table:table-cell>
          <table:table-cell table:formula="of:=SQRT([.L234]*0.75*9.8)" office:value-type="float" office:value="2.08986942916128">
            <text:p>2.0898694292</text:p>
          </table:table-cell>
          <table:table-cell table:formula="of:=[.N233]+0.1*[.M234]" office:value-type="float" office:value="6.12411492929601">
            <text:p>6.1241149293</text:p>
          </table:table-cell>
        </table:table-row>
        <table:table-row table:style-name="ro2">
          <table:table-cell office:value-type="float" office:value="17168">
            <text:p>17168</text:p>
          </table:table-cell>
          <table:table-cell office:value-type="float" office:value="-7296">
            <text:p>-7296</text:p>
          </table:table-cell>
          <table:table-cell office:value-type="float" office:value="-3400">
            <text:p>-3400</text:p>
          </table:table-cell>
          <table:table-cell table:number-columns-repeated="5"/>
          <table:table-cell table:formula="of:=IF(ABS(([.A235]-[.E$2])/16384) &gt; 0.05; ([.A235]-[.E$2])/16384; 0)" office:value-type="float" office:value="0">
            <text:p>0.000</text:p>
          </table:table-cell>
          <table:table-cell table:formula="of:=IF(ABS(([.B235]-[.F$2])/16384) &gt; 0.1; ([.B235]-[.F$2])/16384; 0)" office:value-type="float" office:value="-0.306330648700843">
            <text:p>-0.306</text:p>
          </table:table-cell>
          <table:table-cell table:formula="of:=IF(ABS(([.C235]-[.G$2])/16384) &gt; 0.1; ([.C235]-[.G$2])/16384; 0)" office:value-type="float" office:value="-0.158831307057584">
            <text:p>-0.159</text:p>
          </table:table-cell>
          <table:table-cell table:formula="of:=SQRT([.I235]*[.I235]+[.J235]*[.J235]+[.K235]*[.K235])" office:value-type="float" office:value="0.345059198450208">
            <text:p>0.35</text:p>
          </table:table-cell>
          <table:table-cell table:formula="of:=SQRT([.L235]*0.75*9.8)" office:value-type="float" office:value="1.59254045744811">
            <text:p>1.5925404574</text:p>
          </table:table-cell>
          <table:table-cell table:formula="of:=[.N234]+0.1*[.M235]" office:value-type="float" office:value="6.28336897504082">
            <text:p>6.283368975</text:p>
          </table:table-cell>
        </table:table-row>
        <table:table-row table:style-name="ro2">
          <table:table-cell office:value-type="float" office:value="6748">
            <text:p>6748</text:p>
          </table:table-cell>
          <table:table-cell office:value-type="float" office:value="-5580">
            <text:p>-5580</text:p>
          </table:table-cell>
          <table:table-cell office:value-type="float" office:value="-4804">
            <text:p>-4804</text:p>
          </table:table-cell>
          <table:table-cell table:number-columns-repeated="5"/>
          <table:table-cell table:formula="of:=IF(ABS(([.A236]-[.E$2])/16384) &gt; 0.05; ([.A236]-[.E$2])/16384; 0)" office:value-type="float" office:value="-0.586551966292135">
            <text:p>-0.587</text:p>
          </table:table-cell>
          <table:table-cell table:formula="of:=IF(ABS(([.B236]-[.F$2])/16384) &gt; 0.1; ([.B236]-[.F$2])/16384; 0)" office:value-type="float" office:value="-0.201594320575843">
            <text:p>-0.202</text:p>
          </table:table-cell>
          <table:table-cell table:formula="of:=IF(ABS(([.C236]-[.G$2])/16384) &gt; 0.1; ([.C236]-[.G$2])/16384; 0)" office:value-type="float" office:value="-0.244524666432584">
            <text:p>-0.245</text:p>
          </table:table-cell>
          <table:table-cell table:formula="of:=SQRT([.I236]*[.I236]+[.J236]*[.J236]+[.K236]*[.K236])" office:value-type="float" office:value="0.66669017672647">
            <text:p>0.67</text:p>
          </table:table-cell>
          <table:table-cell table:formula="of:=SQRT([.L236]*0.75*9.8)" office:value-type="float" office:value="2.21363339307564">
            <text:p>2.2136333931</text:p>
          </table:table-cell>
          <table:table-cell table:formula="of:=[.N235]+0.1*[.M236]" office:value-type="float" office:value="6.50473231434838">
            <text:p>6.5047323143</text:p>
          </table:table-cell>
        </table:table-row>
        <table:table-row table:style-name="ro2">
          <table:table-cell office:value-type="float" office:value="13216">
            <text:p>13216</text:p>
          </table:table-cell>
          <table:table-cell office:value-type="float" office:value="-2308">
            <text:p>-2308</text:p>
          </table:table-cell>
          <table:table-cell office:value-type="float" office:value="-4880">
            <text:p>-4880</text:p>
          </table:table-cell>
          <table:table-cell table:number-columns-repeated="5"/>
          <table:table-cell table:formula="of:=IF(ABS(([.A237]-[.E$2])/16384) &gt; 0.05; ([.A237]-[.E$2])/16384; 0)" office:value-type="float" office:value="-0.191776575667135">
            <text:p>-0.192</text:p>
          </table:table-cell>
          <table:table-cell table:formula="of:=IF(ABS(([.B237]-[.F$2])/16384) &gt; 0.1; ([.B237]-[.F$2])/16384; 0)" office:value-type="float" office:value="0">
            <text:p>0.000</text:p>
          </table:table-cell>
          <table:table-cell table:formula="of:=IF(ABS(([.C237]-[.G$2])/16384) &gt; 0.1; ([.C237]-[.G$2])/16384; 0)" office:value-type="float" office:value="-0.249163338307584">
            <text:p>-0.249</text:p>
          </table:table-cell>
          <table:table-cell table:formula="of:=SQRT([.I237]*[.I237]+[.J237]*[.J237]+[.K237]*[.K237])" office:value-type="float" office:value="0.314421093648616">
            <text:p>0.31</text:p>
          </table:table-cell>
          <table:table-cell table:formula="of:=SQRT([.L237]*0.75*9.8)" office:value-type="float" office:value="1.52019572368736">
            <text:p>1.5201957237</text:p>
          </table:table-cell>
          <table:table-cell table:formula="of:=[.N236]+0.1*[.M237]" office:value-type="float" office:value="6.65675188671712">
            <text:p>6.6567518867</text:p>
          </table:table-cell>
        </table:table-row>
        <table:table-row table:style-name="ro2">
          <table:table-cell office:value-type="float" office:value="23196">
            <text:p>23196</text:p>
          </table:table-cell>
          <table:table-cell office:value-type="float" office:value="-6316">
            <text:p>-6316</text:p>
          </table:table-cell>
          <table:table-cell office:value-type="float" office:value="-4284">
            <text:p>-4284</text:p>
          </table:table-cell>
          <table:table-cell table:number-columns-repeated="5"/>
          <table:table-cell table:formula="of:=IF(ABS(([.A238]-[.E$2])/16384) &gt; 0.05; ([.A238]-[.E$2])/16384; 0)" office:value-type="float" office:value="0.417354283707865">
            <text:p>0.417</text:p>
          </table:table-cell>
          <table:table-cell table:formula="of:=IF(ABS(([.B238]-[.F$2])/16384) &gt; 0.1; ([.B238]-[.F$2])/16384; 0)" office:value-type="float" office:value="-0.246516195575843">
            <text:p>-0.247</text:p>
          </table:table-cell>
          <table:table-cell table:formula="of:=IF(ABS(([.C238]-[.G$2])/16384) &gt; 0.1; ([.C238]-[.G$2])/16384; 0)" office:value-type="float" office:value="-0.212786385182584">
            <text:p>-0.213</text:p>
          </table:table-cell>
          <table:table-cell table:formula="of:=SQRT([.I238]*[.I238]+[.J238]*[.J238]+[.K238]*[.K238])" office:value-type="float" office:value="0.529370266004394">
            <text:p>0.53</text:p>
          </table:table-cell>
          <table:table-cell table:formula="of:=SQRT([.L238]*0.75*9.8)" office:value-type="float" office:value="1.97252920260571">
            <text:p>1.9725292026</text:p>
          </table:table-cell>
          <table:table-cell table:formula="of:=[.N237]+0.1*[.M238]" office:value-type="float" office:value="6.85400480697769">
            <text:p>6.854004807</text:p>
          </table:table-cell>
        </table:table-row>
        <table:table-row table:style-name="ro2">
          <table:table-cell office:value-type="float" office:value="15180">
            <text:p>15180</text:p>
          </table:table-cell>
          <table:table-cell office:value-type="float" office:value="-2928">
            <text:p>-2928</text:p>
          </table:table-cell>
          <table:table-cell office:value-type="float" office:value="-6776">
            <text:p>-6776</text:p>
          </table:table-cell>
          <table:table-cell table:number-columns-repeated="5"/>
          <table:table-cell table:formula="of:=IF(ABS(([.A239]-[.E$2])/16384) &gt; 0.05; ([.A239]-[.E$2])/16384; 0)" office:value-type="float" office:value="-0.0719035287921348">
            <text:p>-0.072</text:p>
          </table:table-cell>
          <table:table-cell table:formula="of:=IF(ABS(([.B239]-[.F$2])/16384) &gt; 0.1; ([.B239]-[.F$2])/16384; 0)" office:value-type="float" office:value="0">
            <text:p>0.000</text:p>
          </table:table-cell>
          <table:table-cell table:formula="of:=IF(ABS(([.C239]-[.G$2])/16384) &gt; 0.1; ([.C239]-[.G$2])/16384; 0)" office:value-type="float" office:value="-0.364885994557584">
            <text:p>-0.365</text:p>
          </table:table-cell>
          <table:table-cell table:formula="of:=SQRT([.I239]*[.I239]+[.J239]*[.J239]+[.K239]*[.K239])" office:value-type="float" office:value="0.371903087479842">
            <text:p>0.37</text:p>
          </table:table-cell>
          <table:table-cell table:formula="of:=SQRT([.L239]*0.75*9.8)" office:value-type="float" office:value="1.65332625122111">
            <text:p>1.6533262512</text:p>
          </table:table-cell>
          <table:table-cell table:formula="of:=[.N238]+0.1*[.M239]" office:value-type="float" office:value="7.0193374320998">
            <text:p>7.0193374321</text:p>
          </table:table-cell>
        </table:table-row>
        <table:table-row table:style-name="ro2">
          <table:table-cell office:value-type="float" office:value="28276">
            <text:p>28276</text:p>
          </table:table-cell>
          <table:table-cell office:value-type="float" office:value="12036">
            <text:p>12036</text:p>
          </table:table-cell>
          <table:table-cell office:value-type="float" office:value="27472">
            <text:p>27472</text:p>
          </table:table-cell>
          <table:table-cell table:number-columns-repeated="5"/>
          <table:table-cell table:formula="of:=IF(ABS(([.A240]-[.E$2])/16384) &gt; 0.05; ([.A240]-[.E$2])/16384; 0)" office:value-type="float" office:value="0.727412877457865">
            <text:p>0.727</text:p>
          </table:table-cell>
          <table:table-cell table:formula="of:=IF(ABS(([.B240]-[.F$2])/16384) &gt; 0.1; ([.B240]-[.F$2])/16384; 0)" office:value-type="float" office:value="0.873600991924157">
            <text:p>0.874</text:p>
          </table:table-cell>
          <table:table-cell table:formula="of:=IF(ABS(([.C240]-[.G$2])/16384) &gt; 0.1; ([.C240]-[.G$2])/16384; 0)" office:value-type="float" office:value="1.72544603669242">
            <text:p>1.725</text:p>
          </table:table-cell>
          <table:table-cell table:formula="of:=SQRT([.I240]*[.I240]+[.J240]*[.J240]+[.K240]*[.K240])" office:value-type="float" office:value="2.06627012099579">
            <text:p>2.07</text:p>
          </table:table-cell>
          <table:table-cell table:formula="of:=SQRT([.L240]*0.75*9.8)" office:value-type="float" office:value="3.89706112209176">
            <text:p>3.8970611221</text:p>
          </table:table-cell>
          <table:table-cell table:formula="of:=[.N239]+0.1*[.M240]" office:value-type="float" office:value="7.40904354430898">
            <text:p>7.4090435443</text:p>
          </table:table-cell>
        </table:table-row>
        <table:table-row table:style-name="ro2">
          <table:table-cell office:value-type="float" office:value="14304">
            <text:p>14304</text:p>
          </table:table-cell>
          <table:table-cell office:value-type="float" office:value="-2136">
            <text:p>-2136</text:p>
          </table:table-cell>
          <table:table-cell office:value-type="float" office:value="2516">
            <text:p>2516</text:p>
          </table:table-cell>
          <table:table-cell table:number-columns-repeated="5"/>
          <table:table-cell table:formula="of:=IF(ABS(([.A241]-[.E$2])/16384) &gt; 0.05; ([.A241]-[.E$2])/16384; 0)" office:value-type="float" office:value="-0.125370325667135">
            <text:p>-0.125</text:p>
          </table:table-cell>
          <table:table-cell table:formula="of:=IF(ABS(([.B241]-[.F$2])/16384) &gt; 0.1; ([.B241]-[.F$2])/16384; 0)" office:value-type="float" office:value="0">
            <text:p>0.000</text:p>
          </table:table-cell>
          <table:table-cell table:formula="of:=IF(ABS(([.C241]-[.G$2])/16384) &gt; 0.1; ([.C241]-[.G$2])/16384; 0)" office:value-type="float" office:value="0.202252677317416">
            <text:p>0.202</text:p>
          </table:table-cell>
          <table:table-cell table:formula="of:=SQRT([.I241]*[.I241]+[.J241]*[.J241]+[.K241]*[.K241])" office:value-type="float" office:value="0.237957693802798">
            <text:p>0.24</text:p>
          </table:table-cell>
          <table:table-cell table:formula="of:=SQRT([.L241]*0.75*9.8)" office:value-type="float" office:value="1.32249349694075">
            <text:p>1.3224934969</text:p>
          </table:table-cell>
          <table:table-cell table:formula="of:=[.N240]+0.1*[.M241]" office:value-type="float" office:value="7.54129289400305">
            <text:p>7.541292894</text:p>
          </table:table-cell>
        </table:table-row>
        <table:table-row table:style-name="ro2">
          <table:table-cell office:value-type="float" office:value="15496">
            <text:p>15496</text:p>
          </table:table-cell>
          <table:table-cell office:value-type="float" office:value="-9768">
            <text:p>-9768</text:p>
          </table:table-cell>
          <table:table-cell office:value-type="float" office:value="-2860">
            <text:p>-2860</text:p>
          </table:table-cell>
          <table:table-cell table:number-columns-repeated="5"/>
          <table:table-cell table:formula="of:=IF(ABS(([.A242]-[.E$2])/16384) &gt; 0.05; ([.A242]-[.E$2])/16384; 0)" office:value-type="float" office:value="-0.0526164194171348">
            <text:p>-0.053</text:p>
          </table:table-cell>
          <table:table-cell table:formula="of:=IF(ABS(([.B242]-[.F$2])/16384) &gt; 0.1; ([.B242]-[.F$2])/16384; 0)" office:value-type="float" office:value="-0.457209554950843">
            <text:p>-0.457</text:p>
          </table:table-cell>
          <table:table-cell table:formula="of:=IF(ABS(([.C242]-[.G$2])/16384) &gt; 0.1; ([.C242]-[.G$2])/16384; 0)" office:value-type="float" office:value="-0.125872322682584">
            <text:p>-0.126</text:p>
          </table:table-cell>
          <table:table-cell table:formula="of:=SQRT([.I242]*[.I242]+[.J242]*[.J242]+[.K242]*[.K242])" office:value-type="float" office:value="0.477129863190449">
            <text:p>0.48</text:p>
          </table:table-cell>
          <table:table-cell table:formula="of:=SQRT([.L242]*0.75*9.8)" office:value-type="float" office:value="1.8726730879814">
            <text:p>1.872673088</text:p>
          </table:table-cell>
          <table:table-cell table:formula="of:=[.N241]+0.1*[.M242]" office:value-type="float" office:value="7.72856020280119">
            <text:p>7.7285602028</text:p>
          </table:table-cell>
        </table:table-row>
        <table:table-row table:style-name="ro2">
          <table:table-cell office:value-type="float" office:value="16340">
            <text:p>16340</text:p>
          </table:table-cell>
          <table:table-cell office:value-type="float" office:value="-5552">
            <text:p>-5552</text:p>
          </table:table-cell>
          <table:table-cell office:value-type="float" office:value="-2456">
            <text:p>-2456</text:p>
          </table:table-cell>
          <table:table-cell table:number-columns-repeated="5"/>
          <table:table-cell table:formula="of:=IF(ABS(([.A243]-[.E$2])/16384) &gt; 0.05; ([.A243]-[.E$2])/16384; 0)" office:value-type="float" office:value="0">
            <text:p>0.000</text:p>
          </table:table-cell>
          <table:table-cell table:formula="of:=IF(ABS(([.B243]-[.F$2])/16384) &gt; 0.1; ([.B243]-[.F$2])/16384; 0)" office:value-type="float" office:value="-0.199885336200843">
            <text:p>-0.200</text:p>
          </table:table-cell>
          <table:table-cell table:formula="of:=IF(ABS(([.C243]-[.G$2])/16384) &gt; 0.1; ([.C243]-[.G$2])/16384; 0)" office:value-type="float" office:value="-0.101214119557584">
            <text:p>-0.101</text:p>
          </table:table-cell>
          <table:table-cell table:formula="of:=SQRT([.I243]*[.I243]+[.J243]*[.J243]+[.K243]*[.K243])" office:value-type="float" office:value="0.224050096241758">
            <text:p>0.22</text:p>
          </table:table-cell>
          <table:table-cell table:formula="of:=SQRT([.L243]*0.75*9.8)" office:value-type="float" office:value="1.28326466770379">
            <text:p>1.2832646677</text:p>
          </table:table-cell>
          <table:table-cell table:formula="of:=[.N242]+0.1*[.M243]" office:value-type="float" office:value="7.85688666957157">
            <text:p>7.8568866696</text:p>
          </table:table-cell>
        </table:table-row>
        <table:table-row table:style-name="ro2">
          <table:table-cell office:value-type="float" office:value="15524">
            <text:p>15524</text:p>
          </table:table-cell>
          <table:table-cell office:value-type="float" office:value="-5644">
            <text:p>-5644</text:p>
          </table:table-cell>
          <table:table-cell office:value-type="float" office:value="-3180">
            <text:p>-3180</text:p>
          </table:table-cell>
          <table:table-cell table:number-columns-repeated="5"/>
          <table:table-cell table:formula="of:=IF(ABS(([.A244]-[.E$2])/16384) &gt; 0.05; ([.A244]-[.E$2])/16384; 0)" office:value-type="float" office:value="-0.0509074350421348">
            <text:p>-0.051</text:p>
          </table:table-cell>
          <table:table-cell table:formula="of:=IF(ABS(([.B244]-[.F$2])/16384) &gt; 0.1; ([.B244]-[.F$2])/16384; 0)" office:value-type="float" office:value="-0.205500570575843">
            <text:p>-0.206</text:p>
          </table:table-cell>
          <table:table-cell table:formula="of:=IF(ABS(([.C244]-[.G$2])/16384) &gt; 0.1; ([.C244]-[.G$2])/16384; 0)" office:value-type="float" office:value="-0.145403572682584">
            <text:p>-0.145</text:p>
          </table:table-cell>
          <table:table-cell table:formula="of:=SQRT([.I244]*[.I244]+[.J244]*[.J244]+[.K244]*[.K244])" office:value-type="float" office:value="0.256835064581193">
            <text:p>0.26</text:p>
          </table:table-cell>
          <table:table-cell table:formula="of:=SQRT([.L244]*0.75*9.8)" office:value-type="float" office:value="1.37394968054575">
            <text:p>1.3739496805</text:p>
          </table:table-cell>
          <table:table-cell table:formula="of:=[.N243]+0.1*[.M244]" office:value-type="float" office:value="7.99428163762615">
            <text:p>7.9942816376</text:p>
          </table:table-cell>
        </table:table-row>
        <table:table-row table:style-name="ro2">
          <table:table-cell office:value-type="float" office:value="16292">
            <text:p>16292</text:p>
          </table:table-cell>
          <table:table-cell office:value-type="float" office:value="-2620">
            <text:p>-2620</text:p>
          </table:table-cell>
          <table:table-cell office:value-type="float" office:value="2692">
            <text:p>2692</text:p>
          </table:table-cell>
          <table:table-cell table:number-columns-repeated="5"/>
          <table:table-cell table:formula="of:=IF(ABS(([.A245]-[.E$2])/16384) &gt; 0.05; ([.A245]-[.E$2])/16384; 0)" office:value-type="float" office:value="0">
            <text:p>0.000</text:p>
          </table:table-cell>
          <table:table-cell table:formula="of:=IF(ABS(([.B245]-[.F$2])/16384) &gt; 0.1; ([.B245]-[.F$2])/16384; 0)" office:value-type="float" office:value="0">
            <text:p>0.000</text:p>
          </table:table-cell>
          <table:table-cell table:formula="of:=IF(ABS(([.C245]-[.G$2])/16384) &gt; 0.1; ([.C245]-[.G$2])/16384; 0)" office:value-type="float" office:value="0.212994864817416">
            <text:p>0.213</text:p>
          </table:table-cell>
          <table:table-cell table:formula="of:=SQRT([.I245]*[.I245]+[.J245]*[.J245]+[.K245]*[.K245])" office:value-type="float" office:value="0.212994864817416">
            <text:p>0.21</text:p>
          </table:table-cell>
          <table:table-cell table:formula="of:=SQRT([.L245]*0.75*9.8)" office:value-type="float" office:value="1.25120432240622">
            <text:p>1.2512043224</text:p>
          </table:table-cell>
          <table:table-cell table:formula="of:=[.N244]+0.1*[.M245]" office:value-type="float" office:value="8.11940206986677">
            <text:p>8.1194020699</text:p>
          </table:table-cell>
        </table:table-row>
        <table:table-row table:style-name="ro2">
          <table:table-cell office:value-type="float" office:value="19412">
            <text:p>19412</text:p>
          </table:table-cell>
          <table:table-cell office:value-type="float" office:value="-6032">
            <text:p>-6032</text:p>
          </table:table-cell>
          <table:table-cell office:value-type="float" office:value="-700">
            <text:p>-700</text:p>
          </table:table-cell>
          <table:table-cell table:number-columns-repeated="5"/>
          <table:table-cell table:formula="of:=IF(ABS(([.A246]-[.E$2])/16384) &gt; 0.05; ([.A246]-[.E$2])/16384; 0)" office:value-type="float" office:value="0.186397252457865">
            <text:p>0.186</text:p>
          </table:table-cell>
          <table:table-cell table:formula="of:=IF(ABS(([.B246]-[.F$2])/16384) &gt; 0.1; ([.B246]-[.F$2])/16384; 0)" office:value-type="float" office:value="-0.229182211200843">
            <text:p>-0.229</text:p>
          </table:table-cell>
          <table:table-cell table:formula="of:=IF(ABS(([.C246]-[.G$2])/16384) &gt; 0.1; ([.C246]-[.G$2])/16384; 0)" office:value-type="float" office:value="0">
            <text:p>0.000</text:p>
          </table:table-cell>
          <table:table-cell table:formula="of:=SQRT([.I246]*[.I246]+[.J246]*[.J246]+[.K246]*[.K246])" office:value-type="float" office:value="0.295412290967639">
            <text:p>0.30</text:p>
          </table:table-cell>
          <table:table-cell table:formula="of:=SQRT([.L246]*0.75*9.8)" office:value-type="float" office:value="1.47352649742451">
            <text:p>1.4735264974</text:p>
          </table:table-cell>
          <table:table-cell table:formula="of:=[.N245]+0.1*[.M246]" office:value-type="float" office:value="8.26675471960922">
            <text:p>8.2667547196</text:p>
          </table:table-cell>
        </table:table-row>
        <table:table-row table:style-name="ro2">
          <table:table-cell office:value-type="float" office:value="22792">
            <text:p>22792</text:p>
          </table:table-cell>
          <table:table-cell office:value-type="float" office:value="-6536">
            <text:p>-6536</text:p>
          </table:table-cell>
          <table:table-cell office:value-type="float" office:value="2692">
            <text:p>2692</text:p>
          </table:table-cell>
          <table:table-cell table:number-columns-repeated="5"/>
          <table:table-cell table:formula="of:=IF(ABS(([.A247]-[.E$2])/16384) &gt; 0.05; ([.A247]-[.E$2])/16384; 0)" office:value-type="float" office:value="0.392696080582865">
            <text:p>0.393</text:p>
          </table:table-cell>
          <table:table-cell table:formula="of:=IF(ABS(([.B247]-[.F$2])/16384) &gt; 0.1; ([.B247]-[.F$2])/16384; 0)" office:value-type="float" office:value="-0.259943929950843">
            <text:p>-0.260</text:p>
          </table:table-cell>
          <table:table-cell table:formula="of:=IF(ABS(([.C247]-[.G$2])/16384) &gt; 0.1; ([.C247]-[.G$2])/16384; 0)" office:value-type="float" office:value="0.212994864817416">
            <text:p>0.213</text:p>
          </table:table-cell>
          <table:table-cell table:formula="of:=SQRT([.I247]*[.I247]+[.J247]*[.J247]+[.K247]*[.K247])" office:value-type="float" office:value="0.516863493450662">
            <text:p>0.52</text:p>
          </table:table-cell>
          <table:table-cell table:formula="of:=SQRT([.L247]*0.75*9.8)" office:value-type="float" office:value="1.94908867855271">
            <text:p>1.9490886786</text:p>
          </table:table-cell>
          <table:table-cell table:formula="of:=[.N246]+0.1*[.M247]" office:value-type="float" office:value="8.46166358746449">
            <text:p>8.4616635875</text:p>
          </table:table-cell>
        </table:table-row>
        <table:table-row table:style-name="ro2">
          <table:table-cell office:value-type="float" office:value="22692">
            <text:p>22692</text:p>
          </table:table-cell>
          <table:table-cell office:value-type="float" office:value="-952">
            <text:p>-952</text:p>
          </table:table-cell>
          <table:table-cell office:value-type="float" office:value="3408">
            <text:p>3408</text:p>
          </table:table-cell>
          <table:table-cell table:number-columns-repeated="5"/>
          <table:table-cell table:formula="of:=IF(ABS(([.A248]-[.E$2])/16384) &gt; 0.05; ([.A248]-[.E$2])/16384; 0)" office:value-type="float" office:value="0.386592564957865">
            <text:p>0.387</text:p>
          </table:table-cell>
          <table:table-cell table:formula="of:=IF(ABS(([.B248]-[.F$2])/16384) &gt; 0.1; ([.B248]-[.F$2])/16384; 0)" office:value-type="float" office:value="0">
            <text:p>0.000</text:p>
          </table:table-cell>
          <table:table-cell table:formula="of:=IF(ABS(([.C248]-[.G$2])/16384) &gt; 0.1; ([.C248]-[.G$2])/16384; 0)" office:value-type="float" office:value="0.256696036692416">
            <text:p>0.257</text:p>
          </table:table-cell>
          <table:table-cell table:formula="of:=SQRT([.I248]*[.I248]+[.J248]*[.J248]+[.K248]*[.K248])" office:value-type="float" office:value="0.464054594346716">
            <text:p>0.46</text:p>
          </table:table-cell>
          <table:table-cell table:formula="of:=SQRT([.L248]*0.75*9.8)" office:value-type="float" office:value="1.84683547411467">
            <text:p>1.8468354741</text:p>
          </table:table-cell>
          <table:table-cell table:formula="of:=[.N247]+0.1*[.M248]" office:value-type="float" office:value="8.64634713487596">
            <text:p>8.6463471349</text:p>
          </table:table-cell>
        </table:table-row>
        <table:table-row table:style-name="ro2">
          <table:table-cell office:value-type="float" office:value="17360">
            <text:p>17360</text:p>
          </table:table-cell>
          <table:table-cell office:value-type="float" office:value="-3056">
            <text:p>-3056</text:p>
          </table:table-cell>
          <table:table-cell office:value-type="float" office:value="-192">
            <text:p>-192</text:p>
          </table:table-cell>
          <table:table-cell table:number-columns-repeated="5"/>
          <table:table-cell table:formula="of:=IF(ABS(([.A249]-[.E$2])/16384) &gt; 0.05; ([.A249]-[.E$2])/16384; 0)" office:value-type="float" office:value="0.0611531118328652">
            <text:p>0.061</text:p>
          </table:table-cell>
          <table:table-cell table:formula="of:=IF(ABS(([.B249]-[.F$2])/16384) &gt; 0.1; ([.B249]-[.F$2])/16384; 0)" office:value-type="float" office:value="0">
            <text:p>0.000</text:p>
          </table:table-cell>
          <table:table-cell table:formula="of:=IF(ABS(([.C249]-[.G$2])/16384) &gt; 0.1; ([.C249]-[.G$2])/16384; 0)" office:value-type="float" office:value="0">
            <text:p>0.000</text:p>
          </table:table-cell>
          <table:table-cell table:formula="of:=SQRT([.I249]*[.I249]+[.J249]*[.J249]+[.K249]*[.K249])" office:value-type="float" office:value="0.0611531118328652">
            <text:p>0.06</text:p>
          </table:table-cell>
          <table:table-cell table:formula="of:=SQRT([.L249]*0.75*9.8)" office:value-type="float" office:value="0.670429244567657">
            <text:p>0.6704292446</text:p>
          </table:table-cell>
          <table:table-cell table:formula="of:=[.N248]+0.1*[.M249]" office:value-type="float" office:value="8.71339005933272">
            <text:p>8.7133900593</text:p>
          </table:table-cell>
        </table:table-row>
        <table:table-row table:style-name="ro2">
          <table:table-cell office:value-type="float" office:value="11092">
            <text:p>11092</text:p>
          </table:table-cell>
          <table:table-cell office:value-type="float" office:value="-3400">
            <text:p>-3400</text:p>
          </table:table-cell>
          <table:table-cell office:value-type="float" office:value="-6068">
            <text:p>-6068</text:p>
          </table:table-cell>
          <table:table-cell table:number-columns-repeated="5"/>
          <table:table-cell table:formula="of:=IF(ABS(([.A250]-[.E$2])/16384) &gt; 0.05; ([.A250]-[.E$2])/16384; 0)" office:value-type="float" office:value="-0.321415247542135">
            <text:p>-0.321</text:p>
          </table:table-cell>
          <table:table-cell table:formula="of:=IF(ABS(([.B250]-[.F$2])/16384) &gt; 0.1; ([.B250]-[.F$2])/16384; 0)" office:value-type="float" office:value="0">
            <text:p>0.000</text:p>
          </table:table-cell>
          <table:table-cell table:formula="of:=IF(ABS(([.C250]-[.G$2])/16384) &gt; 0.1; ([.C250]-[.G$2])/16384; 0)" office:value-type="float" office:value="-0.321673103932584">
            <text:p>-0.322</text:p>
          </table:table-cell>
          <table:table-cell table:formula="of:=SQRT([.I250]*[.I250]+[.J250]*[.J250]+[.K250]*[.K250])" office:value-type="float" office:value="0.454732170784293">
            <text:p>0.45</text:p>
          </table:table-cell>
          <table:table-cell table:formula="of:=SQRT([.L250]*0.75*9.8)" office:value-type="float" office:value="1.8281907600862">
            <text:p>1.8281907601</text:p>
          </table:table-cell>
          <table:table-cell table:formula="of:=[.N249]+0.1*[.M250]" office:value-type="float" office:value="8.89620913534134">
            <text:p>8.8962091353</text:p>
          </table:table-cell>
        </table:table-row>
        <table:table-row table:style-name="ro2">
          <table:table-cell office:value-type="float" office:value="18628">
            <text:p>18628</text:p>
          </table:table-cell>
          <table:table-cell office:value-type="float" office:value="-5324">
            <text:p>-5324</text:p>
          </table:table-cell>
          <table:table-cell office:value-type="float" office:value="-6960">
            <text:p>-6960</text:p>
          </table:table-cell>
          <table:table-cell table:number-columns-repeated="5"/>
          <table:table-cell table:formula="of:=IF(ABS(([.A251]-[.E$2])/16384) &gt; 0.05; ([.A251]-[.E$2])/16384; 0)" office:value-type="float" office:value="0.138545689957865">
            <text:p>0.139</text:p>
          </table:table-cell>
          <table:table-cell table:formula="of:=IF(ABS(([.B251]-[.F$2])/16384) &gt; 0.1; ([.B251]-[.F$2])/16384; 0)" office:value-type="float" office:value="-0.185969320575843">
            <text:p>-0.186</text:p>
          </table:table-cell>
          <table:table-cell table:formula="of:=IF(ABS(([.C251]-[.G$2])/16384) &gt; 0.1; ([.C251]-[.G$2])/16384; 0)" office:value-type="float" office:value="-0.376116463307584">
            <text:p>-0.376</text:p>
          </table:table-cell>
          <table:table-cell table:formula="of:=SQRT([.I251]*[.I251]+[.J251]*[.J251]+[.K251]*[.K251])" office:value-type="float" office:value="0.441863203234153">
            <text:p>0.44</text:p>
          </table:table-cell>
          <table:table-cell table:formula="of:=SQRT([.L251]*0.75*9.8)" office:value-type="float" office:value="1.8021361057842">
            <text:p>1.8021361058</text:p>
          </table:table-cell>
          <table:table-cell table:formula="of:=[.N250]+0.1*[.M251]" office:value-type="float" office:value="9.07642274591976">
            <text:p>9.0764227459</text:p>
          </table:table-cell>
        </table:table-row>
        <table:table-row table:style-name="ro2">
          <table:table-cell office:value-type="float" office:value="22716">
            <text:p>22716</text:p>
          </table:table-cell>
          <table:table-cell office:value-type="float" office:value="-4272">
            <text:p>-4272</text:p>
          </table:table-cell>
          <table:table-cell office:value-type="float" office:value="-6736">
            <text:p>-6736</text:p>
          </table:table-cell>
          <table:table-cell table:number-columns-repeated="5"/>
          <table:table-cell table:formula="of:=IF(ABS(([.A252]-[.E$2])/16384) &gt; 0.05; ([.A252]-[.E$2])/16384; 0)" office:value-type="float" office:value="0.388057408707865">
            <text:p>0.388</text:p>
          </table:table-cell>
          <table:table-cell table:formula="of:=IF(ABS(([.B252]-[.F$2])/16384) &gt; 0.1; ([.B252]-[.F$2])/16384; 0)" office:value-type="float" office:value="-0.121760336200843">
            <text:p>-0.122</text:p>
          </table:table-cell>
          <table:table-cell table:formula="of:=IF(ABS(([.C252]-[.G$2])/16384) &gt; 0.1; ([.C252]-[.G$2])/16384; 0)" office:value-type="float" office:value="-0.362444588307584">
            <text:p>-0.362</text:p>
          </table:table-cell>
          <table:table-cell table:formula="of:=SQRT([.I252]*[.I252]+[.J252]*[.J252]+[.K252]*[.K252])" office:value-type="float" office:value="0.544775377121855">
            <text:p>0.54</text:p>
          </table:table-cell>
          <table:table-cell table:formula="of:=SQRT([.L252]*0.75*9.8)" office:value-type="float" office:value="2.0010244930649">
            <text:p>2.0010244931</text:p>
          </table:table-cell>
          <table:table-cell table:formula="of:=[.N251]+0.1*[.M252]" office:value-type="float" office:value="9.27652519522625">
            <text:p>9.2765251952</text:p>
          </table:table-cell>
        </table:table-row>
        <table:table-row table:style-name="ro2">
          <table:table-cell office:value-type="float" office:value="13100">
            <text:p>13100</text:p>
          </table:table-cell>
          <table:table-cell office:value-type="float" office:value="-4408">
            <text:p>-4408</text:p>
          </table:table-cell>
          <table:table-cell office:value-type="float" office:value="-6904">
            <text:p>-6904</text:p>
          </table:table-cell>
          <table:table-cell table:number-columns-repeated="5"/>
          <table:table-cell table:formula="of:=IF(ABS(([.A253]-[.E$2])/16384) &gt; 0.05; ([.A253]-[.E$2])/16384; 0)" office:value-type="float" office:value="-0.198856653792135">
            <text:p>-0.199</text:p>
          </table:table-cell>
          <table:table-cell table:formula="of:=IF(ABS(([.B253]-[.F$2])/16384) &gt; 0.1; ([.B253]-[.F$2])/16384; 0)" office:value-type="float" office:value="-0.130061117450843">
            <text:p>-0.130</text:p>
          </table:table-cell>
          <table:table-cell table:formula="of:=IF(ABS(([.C253]-[.G$2])/16384) &gt; 0.1; ([.C253]-[.G$2])/16384; 0)" office:value-type="float" office:value="-0.372698494557584">
            <text:p>-0.373</text:p>
          </table:table-cell>
          <table:table-cell table:formula="of:=SQRT([.I253]*[.I253]+[.J253]*[.J253]+[.K253]*[.K253])" office:value-type="float" office:value="0.442000034926986">
            <text:p>0.44</text:p>
          </table:table-cell>
          <table:table-cell table:formula="of:=SQRT([.L253]*0.75*9.8)" office:value-type="float" office:value="1.80241511775544">
            <text:p>1.8024151178</text:p>
          </table:table-cell>
          <table:table-cell table:formula="of:=[.N252]+0.1*[.M253]" office:value-type="float" office:value="9.4567667070018">
            <text:p>9.456766707</text:p>
          </table:table-cell>
        </table:table-row>
        <table:table-row table:style-name="ro2">
          <table:table-cell office:value-type="float" office:value="21908">
            <text:p>21908</text:p>
          </table:table-cell>
          <table:table-cell office:value-type="float" office:value="-1116">
            <text:p>-1116</text:p>
          </table:table-cell>
          <table:table-cell office:value-type="float" office:value="2576">
            <text:p>2576</text:p>
          </table:table-cell>
          <table:table-cell table:number-columns-repeated="5"/>
          <table:table-cell table:formula="of:=IF(ABS(([.A254]-[.E$2])/16384) &gt; 0.05; ([.A254]-[.E$2])/16384; 0)" office:value-type="float" office:value="0.338741002457865">
            <text:p>0.339</text:p>
          </table:table-cell>
          <table:table-cell table:formula="of:=IF(ABS(([.B254]-[.F$2])/16384) &gt; 0.1; ([.B254]-[.F$2])/16384; 0)" office:value-type="float" office:value="0">
            <text:p>0.000</text:p>
          </table:table-cell>
          <table:table-cell table:formula="of:=IF(ABS(([.C254]-[.G$2])/16384) &gt; 0.1; ([.C254]-[.G$2])/16384; 0)" office:value-type="float" office:value="0.205914786692416">
            <text:p>0.206</text:p>
          </table:table-cell>
          <table:table-cell table:formula="of:=SQRT([.I254]*[.I254]+[.J254]*[.J254]+[.K254]*[.K254])" office:value-type="float" office:value="0.39641690948387">
            <text:p>0.40</text:p>
          </table:table-cell>
          <table:table-cell table:formula="of:=SQRT([.L254]*0.75*9.8)" office:value-type="float" office:value="1.70694589390128">
            <text:p>1.7069458939</text:p>
          </table:table-cell>
          <table:table-cell table:formula="of:=[.N253]+0.1*[.M254]" office:value-type="float" office:value="9.62746129639193">
            <text:p>9.6274612964</text:p>
          </table:table-cell>
        </table:table-row>
        <table:table-row table:style-name="ro2">
          <table:table-cell office:value-type="float" office:value="18572">
            <text:p>18572</text:p>
          </table:table-cell>
          <table:table-cell office:value-type="float" office:value="1212">
            <text:p>1212</text:p>
          </table:table-cell>
          <table:table-cell office:value-type="float" office:value="-1732">
            <text:p>-1732</text:p>
          </table:table-cell>
          <table:table-cell table:number-columns-repeated="5"/>
          <table:table-cell table:formula="of:=IF(ABS(([.A255]-[.E$2])/16384) &gt; 0.05; ([.A255]-[.E$2])/16384; 0)" office:value-type="float" office:value="0.135127721207865">
            <text:p>0.135</text:p>
          </table:table-cell>
          <table:table-cell table:formula="of:=IF(ABS(([.B255]-[.F$2])/16384) &gt; 0.1; ([.B255]-[.F$2])/16384; 0)" office:value-type="float" office:value="0.212956460674157">
            <text:p>0.213</text:p>
          </table:table-cell>
          <table:table-cell table:formula="of:=IF(ABS(([.C255]-[.G$2])/16384) &gt; 0.1; ([.C255]-[.G$2])/16384; 0)" office:value-type="float" office:value="0">
            <text:p>0.000</text:p>
          </table:table-cell>
          <table:table-cell table:formula="of:=SQRT([.I255]*[.I255]+[.J255]*[.J255]+[.K255]*[.K255])" office:value-type="float" office:value="0.252210140917637">
            <text:p>0.25</text:p>
          </table:table-cell>
          <table:table-cell table:formula="of:=SQRT([.L255]*0.75*9.8)" office:value-type="float" office:value="1.36152287375006">
            <text:p>1.3615228738</text:p>
          </table:table-cell>
          <table:table-cell table:formula="of:=[.N254]+0.1*[.M255]" office:value-type="float" office:value="9.76361358376693">
            <text:p>9.7636135838</text:p>
          </table:table-cell>
        </table:table-row>
        <table:table-row table:style-name="ro2">
          <table:table-cell office:value-type="float" office:value="17092">
            <text:p>17092</text:p>
          </table:table-cell>
          <table:table-cell office:value-type="float" office:value="-3412">
            <text:p>-3412</text:p>
          </table:table-cell>
          <table:table-cell office:value-type="float" office:value="464">
            <text:p>464</text:p>
          </table:table-cell>
          <table:table-cell table:number-columns-repeated="5"/>
          <table:table-cell table:formula="of:=IF(ABS(([.A256]-[.E$2])/16384) &gt; 0.05; ([.A256]-[.E$2])/16384; 0)" office:value-type="float" office:value="0">
            <text:p>0.000</text:p>
          </table:table-cell>
          <table:table-cell table:formula="of:=IF(ABS(([.B256]-[.F$2])/16384) &gt; 0.1; ([.B256]-[.F$2])/16384; 0)" office:value-type="float" office:value="0">
            <text:p>0.000</text:p>
          </table:table-cell>
          <table:table-cell table:formula="of:=IF(ABS(([.C256]-[.G$2])/16384) &gt; 0.1; ([.C256]-[.G$2])/16384; 0)" office:value-type="float" office:value="0">
            <text:p>0.000</text:p>
          </table:table-cell>
          <table:table-cell table:formula="of:=SQRT([.I256]*[.I256]+[.J256]*[.J256]+[.K256]*[.K256])" office:value-type="float" office:value="0">
            <text:p>0.00</text:p>
          </table:table-cell>
          <table:table-cell table:formula="of:=SQRT([.L256]*0.75*9.8)" office:value-type="float" office:value="0">
            <text:p>0</text:p>
          </table:table-cell>
          <table:table-cell table:formula="of:=[.N255]+0.1*[.M256]" office:value-type="float" office:value="9.76361358376693">
            <text:p>9.7636135838</text:p>
          </table:table-cell>
        </table:table-row>
        <table:table-row table:style-name="ro2">
          <table:table-cell office:value-type="float" office:value="16436">
            <text:p>16436</text:p>
          </table:table-cell>
          <table:table-cell office:value-type="float" office:value="-2936">
            <text:p>-2936</text:p>
          </table:table-cell>
          <table:table-cell office:value-type="float" office:value="-696">
            <text:p>-696</text:p>
          </table:table-cell>
          <table:table-cell table:number-columns-repeated="5"/>
          <table:table-cell table:formula="of:=IF(ABS(([.A257]-[.E$2])/16384) &gt; 0.05; ([.A257]-[.E$2])/16384; 0)" office:value-type="float" office:value="0">
            <text:p>0.000</text:p>
          </table:table-cell>
          <table:table-cell table:formula="of:=IF(ABS(([.B257]-[.F$2])/16384) &gt; 0.1; ([.B257]-[.F$2])/16384; 0)" office:value-type="float" office:value="0">
            <text:p>0.000</text:p>
          </table:table-cell>
          <table:table-cell table:formula="of:=IF(ABS(([.C257]-[.G$2])/16384) &gt; 0.1; ([.C257]-[.G$2])/16384; 0)" office:value-type="float" office:value="0">
            <text:p>0.000</text:p>
          </table:table-cell>
          <table:table-cell table:formula="of:=SQRT([.I257]*[.I257]+[.J257]*[.J257]+[.K257]*[.K257])" office:value-type="float" office:value="0">
            <text:p>0.00</text:p>
          </table:table-cell>
          <table:table-cell table:formula="of:=SQRT([.L257]*0.75*9.8)" office:value-type="float" office:value="0">
            <text:p>0</text:p>
          </table:table-cell>
          <table:table-cell table:formula="of:=[.N256]+0.1*[.M257]" office:value-type="float" office:value="9.76361358376693">
            <text:p>9.7636135838</text:p>
          </table:table-cell>
        </table:table-row>
        <table:table-row table:style-name="ro2">
          <table:table-cell office:value-type="float" office:value="16600">
            <text:p>16600</text:p>
          </table:table-cell>
          <table:table-cell office:value-type="float" office:value="-2052">
            <text:p>-2052</text:p>
          </table:table-cell>
          <table:table-cell office:value-type="float" office:value="-1584">
            <text:p>-1584</text:p>
          </table:table-cell>
          <table:table-cell table:number-columns-repeated="5"/>
          <table:table-cell table:formula="of:=IF(ABS(([.A258]-[.E$2])/16384) &gt; 0.05; ([.A258]-[.E$2])/16384; 0)" office:value-type="float" office:value="0">
            <text:p>0.000</text:p>
          </table:table-cell>
          <table:table-cell table:formula="of:=IF(ABS(([.B258]-[.F$2])/16384) &gt; 0.1; ([.B258]-[.F$2])/16384; 0)" office:value-type="float" office:value="0">
            <text:p>0.000</text:p>
          </table:table-cell>
          <table:table-cell table:formula="of:=IF(ABS(([.C258]-[.G$2])/16384) &gt; 0.1; ([.C258]-[.G$2])/16384; 0)" office:value-type="float" office:value="0">
            <text:p>0.000</text:p>
          </table:table-cell>
          <table:table-cell table:formula="of:=SQRT([.I258]*[.I258]+[.J258]*[.J258]+[.K258]*[.K258])" office:value-type="float" office:value="0">
            <text:p>0.00</text:p>
          </table:table-cell>
          <table:table-cell table:formula="of:=SQRT([.L258]*0.75*9.8)" office:value-type="float" office:value="0">
            <text:p>0</text:p>
          </table:table-cell>
          <table:table-cell table:formula="of:=[.N257]+0.1*[.M258]" office:value-type="float" office:value="9.76361358376693">
            <text:p>9.7636135838</text:p>
          </table:table-cell>
        </table:table-row>
        <table:table-row table:style-name="ro2">
          <table:table-cell office:value-type="float" office:value="17688">
            <text:p>17688</text:p>
          </table:table-cell>
          <table:table-cell office:value-type="float" office:value="-1624">
            <text:p>-1624</text:p>
          </table:table-cell>
          <table:table-cell office:value-type="float" office:value="1956">
            <text:p>1956</text:p>
          </table:table-cell>
          <table:table-cell table:number-columns-repeated="5"/>
          <table:table-cell table:formula="of:=IF(ABS(([.A259]-[.E$2])/16384) &gt; 0.05; ([.A259]-[.E$2])/16384; 0)" office:value-type="float" office:value="0.0811726430828652">
            <text:p>0.081</text:p>
          </table:table-cell>
          <table:table-cell table:formula="of:=IF(ABS(([.B259]-[.F$2])/16384) &gt; 0.1; ([.B259]-[.F$2])/16384; 0)" office:value-type="float" office:value="0">
            <text:p>0.000</text:p>
          </table:table-cell>
          <table:table-cell table:formula="of:=IF(ABS(([.C259]-[.G$2])/16384) &gt; 0.1; ([.C259]-[.G$2])/16384; 0)" office:value-type="float" office:value="0.168072989817416">
            <text:p>0.168</text:p>
          </table:table-cell>
          <table:table-cell table:formula="of:=SQRT([.I259]*[.I259]+[.J259]*[.J259]+[.K259]*[.K259])" office:value-type="float" office:value="0.186648139265366">
            <text:p>0.19</text:p>
          </table:table-cell>
          <table:table-cell table:formula="of:=SQRT([.L259]*0.75*9.8)" office:value-type="float" office:value="1.171265906445">
            <text:p>1.1712659064</text:p>
          </table:table-cell>
          <table:table-cell table:formula="of:=[.N258]+0.1*[.M259]" office:value-type="float" office:value="9.88074017441143">
            <text:p>9.8807401744</text:p>
          </table:table-cell>
        </table:table-row>
        <table:table-row table:style-name="ro2">
          <table:table-cell office:value-type="float" office:value="18052">
            <text:p>18052</text:p>
          </table:table-cell>
          <table:table-cell office:value-type="float" office:value="-3024">
            <text:p>-3024</text:p>
          </table:table-cell>
          <table:table-cell office:value-type="float" office:value="1028">
            <text:p>1028</text:p>
          </table:table-cell>
          <table:table-cell table:number-columns-repeated="5"/>
          <table:table-cell table:formula="of:=IF(ABS(([.A260]-[.E$2])/16384) &gt; 0.05; ([.A260]-[.E$2])/16384; 0)" office:value-type="float" office:value="0.103389439957865">
            <text:p>0.103</text:p>
          </table:table-cell>
          <table:table-cell table:formula="of:=IF(ABS(([.B260]-[.F$2])/16384) &gt; 0.1; ([.B260]-[.F$2])/16384; 0)" office:value-type="float" office:value="0">
            <text:p>0.000</text:p>
          </table:table-cell>
          <table:table-cell table:formula="of:=IF(ABS(([.C260]-[.G$2])/16384) &gt; 0.1; ([.C260]-[.G$2])/16384; 0)" office:value-type="float" office:value="0.111432364817416">
            <text:p>0.111</text:p>
          </table:table-cell>
          <table:table-cell table:formula="of:=SQRT([.I260]*[.I260]+[.J260]*[.J260]+[.K260]*[.K260])" office:value-type="float" office:value="0.152008382083366">
            <text:p>0.15</text:p>
          </table:table-cell>
          <table:table-cell table:formula="of:=SQRT([.L260]*0.75*9.8)" office:value-type="float" office:value="1.05700596418031">
            <text:p>1.0570059642</text:p>
          </table:table-cell>
          <table:table-cell table:formula="of:=[.N259]+0.1*[.M260]" office:value-type="float" office:value="9.98644077082946">
            <text:p>9.9864407708</text:p>
          </table:table-cell>
        </table:table-row>
        <table:table-row table:style-name="ro2">
          <table:table-cell office:value-type="float" office:value="25480">
            <text:p>25480</text:p>
          </table:table-cell>
          <table:table-cell office:value-type="float" office:value="-3224">
            <text:p>-3224</text:p>
          </table:table-cell>
          <table:table-cell office:value-type="float" office:value="2944">
            <text:p>2944</text:p>
          </table:table-cell>
          <table:table-cell table:number-columns-repeated="5"/>
          <table:table-cell table:formula="of:=IF(ABS(([.A261]-[.E$2])/16384) &gt; 0.05; ([.A261]-[.E$2])/16384; 0)" office:value-type="float" office:value="0.556758580582865">
            <text:p>0.557</text:p>
          </table:table-cell>
          <table:table-cell table:formula="of:=IF(ABS(([.B261]-[.F$2])/16384) &gt; 0.1; ([.B261]-[.F$2])/16384; 0)" office:value-type="float" office:value="0">
            <text:p>0.000</text:p>
          </table:table-cell>
          <table:table-cell table:formula="of:=IF(ABS(([.C261]-[.G$2])/16384) &gt; 0.1; ([.C261]-[.G$2])/16384; 0)" office:value-type="float" office:value="0.228375724192416">
            <text:p>0.228</text:p>
          </table:table-cell>
          <table:table-cell table:formula="of:=SQRT([.I261]*[.I261]+[.J261]*[.J261]+[.K261]*[.K261])" office:value-type="float" office:value="0.601777025527776">
            <text:p>0.60</text:p>
          </table:table-cell>
          <table:table-cell table:formula="of:=SQRT([.L261]*0.75*9.8)" office:value-type="float" office:value="2.10310749550021">
            <text:p>2.1031074955</text:p>
          </table:table-cell>
          <table:table-cell table:formula="of:=[.N260]+0.1*[.M261]" office:value-type="float" office:value="10.1967515203795">
            <text:p>10.1967515204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-12248">
            <text:p>-12248</text:p>
          </table:table-cell>
          <table:table-cell office:value-type="float" office:value="-28432">
            <text:p>-28432</text:p>
          </table:table-cell>
          <table:table-cell table:number-columns-repeated="5"/>
          <table:table-cell table:formula="of:=IF(ABS(([.A262]-[.E$2])/16384) &gt; 0.05; ([.A262]-[.E$2])/16384; 0)" office:value-type="float" office:value="-0.943973841292135">
            <text:p>-0.944</text:p>
          </table:table-cell>
          <table:table-cell table:formula="of:=IF(ABS(([.B262]-[.F$2])/16384) &gt; 0.1; ([.B262]-[.F$2])/16384; 0)" office:value-type="float" office:value="-0.608576742450843">
            <text:p>-0.609</text:p>
          </table:table-cell>
          <table:table-cell table:formula="of:=IF(ABS(([.C262]-[.G$2])/16384) &gt; 0.1; ([.C262]-[.G$2])/16384; 0)" office:value-type="float" office:value="-1.68666333830758">
            <text:p>-1.687</text:p>
          </table:table-cell>
          <table:table-cell table:formula="of:=SQRT([.I262]*[.I262]+[.J262]*[.J262]+[.K262]*[.K262])" office:value-type="float" office:value="2.02639716770597">
            <text:p>2.03</text:p>
          </table:table-cell>
          <table:table-cell table:formula="of:=SQRT([.L262]*0.75*9.8)" office:value-type="float" office:value="3.85927702849108">
            <text:p>3.8592770285</text:p>
          </table:table-cell>
          <table:table-cell table:formula="of:=[.N261]+0.1*[.M262]" office:value-type="float" office:value="10.5826792232286">
            <text:p>10.5826792232</text:p>
          </table:table-cell>
        </table:table-row>
        <table:table-row table:style-name="ro2">
          <table:table-cell office:value-type="float" office:value="7756">
            <text:p>7756</text:p>
          </table:table-cell>
          <table:table-cell office:value-type="float" office:value="-7456">
            <text:p>-7456</text:p>
          </table:table-cell>
          <table:table-cell office:value-type="float" office:value="-6568">
            <text:p>-6568</text:p>
          </table:table-cell>
          <table:table-cell table:number-columns-repeated="5"/>
          <table:table-cell table:formula="of:=IF(ABS(([.A263]-[.E$2])/16384) &gt; 0.05; ([.A263]-[.E$2])/16384; 0)" office:value-type="float" office:value="-0.525028528792135">
            <text:p>-0.525</text:p>
          </table:table-cell>
          <table:table-cell table:formula="of:=IF(ABS(([.B263]-[.F$2])/16384) &gt; 0.1; ([.B263]-[.F$2])/16384; 0)" office:value-type="float" office:value="-0.316096273700843">
            <text:p>-0.316</text:p>
          </table:table-cell>
          <table:table-cell table:formula="of:=IF(ABS(([.C263]-[.G$2])/16384) &gt; 0.1; ([.C263]-[.G$2])/16384; 0)" office:value-type="float" office:value="-0.352190682057584">
            <text:p>-0.352</text:p>
          </table:table-cell>
          <table:table-cell table:formula="of:=SQRT([.I263]*[.I263]+[.J263]*[.J263]+[.K263]*[.K263])" office:value-type="float" office:value="0.706831017161371">
            <text:p>0.71</text:p>
          </table:table-cell>
          <table:table-cell table:formula="of:=SQRT([.L263]*0.75*9.8)" office:value-type="float" office:value="2.27929988727593">
            <text:p>2.2792998873</text:p>
          </table:table-cell>
          <table:table-cell table:formula="of:=[.N262]+0.1*[.M263]" office:value-type="float" office:value="10.8106092119562">
            <text:p>10.810609212</text:p>
          </table:table-cell>
        </table:table-row>
        <table:table-row table:style-name="ro2">
          <table:table-cell office:value-type="float" office:value="15316">
            <text:p>15316</text:p>
          </table:table-cell>
          <table:table-cell office:value-type="float" office:value="-11224">
            <text:p>-11224</text:p>
          </table:table-cell>
          <table:table-cell office:value-type="float" office:value="-7652">
            <text:p>-7652</text:p>
          </table:table-cell>
          <table:table-cell table:number-columns-repeated="5"/>
          <table:table-cell table:formula="of:=IF(ABS(([.A264]-[.E$2])/16384) &gt; 0.05; ([.A264]-[.E$2])/16384; 0)" office:value-type="float" office:value="-0.0636027475421348">
            <text:p>-0.064</text:p>
          </table:table-cell>
          <table:table-cell table:formula="of:=IF(ABS(([.B264]-[.F$2])/16384) &gt; 0.1; ([.B264]-[.F$2])/16384; 0)" office:value-type="float" office:value="-0.546076742450843">
            <text:p>-0.546</text:p>
          </table:table-cell>
          <table:table-cell table:formula="of:=IF(ABS(([.C264]-[.G$2])/16384) &gt; 0.1; ([.C264]-[.G$2])/16384; 0)" office:value-type="float" office:value="-0.418352791432584">
            <text:p>-0.418</text:p>
          </table:table-cell>
          <table:table-cell table:formula="of:=SQRT([.I264]*[.I264]+[.J264]*[.J264]+[.K264]*[.K264])" office:value-type="float" office:value="0.690843090896962">
            <text:p>0.69</text:p>
          </table:table-cell>
          <table:table-cell table:formula="of:=SQRT([.L264]*0.75*9.8)" office:value-type="float" office:value="2.25337451793808">
            <text:p>2.2533745179</text:p>
          </table:table-cell>
          <table:table-cell table:formula="of:=[.N263]+0.1*[.M264]" office:value-type="float" office:value="11.03594666375">
            <text:p>11.0359466638</text:p>
          </table:table-cell>
        </table:table-row>
        <table:table-row table:style-name="ro2">
          <table:table-cell office:value-type="float" office:value="21324">
            <text:p>21324</text:p>
          </table:table-cell>
          <table:table-cell office:value-type="float" office:value="-11020">
            <text:p>-11020</text:p>
          </table:table-cell>
          <table:table-cell office:value-type="float" office:value="-6504">
            <text:p>-6504</text:p>
          </table:table-cell>
          <table:table-cell table:number-columns-repeated="5"/>
          <table:table-cell table:formula="of:=IF(ABS(([.A265]-[.E$2])/16384) &gt; 0.05; ([.A265]-[.E$2])/16384; 0)" office:value-type="float" office:value="0.303096471207865">
            <text:p>0.303</text:p>
          </table:table-cell>
          <table:table-cell table:formula="of:=IF(ABS(([.B265]-[.F$2])/16384) &gt; 0.1; ([.B265]-[.F$2])/16384; 0)" office:value-type="float" office:value="-0.533625570575843">
            <text:p>-0.534</text:p>
          </table:table-cell>
          <table:table-cell table:formula="of:=IF(ABS(([.C265]-[.G$2])/16384) &gt; 0.1; ([.C265]-[.G$2])/16384; 0)" office:value-type="float" office:value="-0.348284432057584">
            <text:p>-0.348</text:p>
          </table:table-cell>
          <table:table-cell table:formula="of:=SQRT([.I265]*[.I265]+[.J265]*[.J265]+[.K265]*[.K265])" office:value-type="float" office:value="0.705638551983045">
            <text:p>0.71</text:p>
          </table:table-cell>
          <table:table-cell table:formula="of:=SQRT([.L265]*0.75*9.8)" office:value-type="float" office:value="2.27737641971532">
            <text:p>2.2773764197</text:p>
          </table:table-cell>
          <table:table-cell table:formula="of:=[.N264]+0.1*[.M265]" office:value-type="float" office:value="11.2636843057215">
            <text:p>11.2636843057</text:p>
          </table:table-cell>
        </table:table-row>
        <table:table-row table:style-name="ro2">
          <table:table-cell office:value-type="float" office:value="17572">
            <text:p>17572</text:p>
          </table:table-cell>
          <table:table-cell office:value-type="float" office:value="-8284">
            <text:p>-8284</text:p>
          </table:table-cell>
          <table:table-cell office:value-type="float" office:value="-9244">
            <text:p>-9244</text:p>
          </table:table-cell>
          <table:table-cell table:number-columns-repeated="5"/>
          <table:table-cell table:formula="of:=IF(ABS(([.A266]-[.E$2])/16384) &gt; 0.05; ([.A266]-[.E$2])/16384; 0)" office:value-type="float" office:value="0.0740925649578652">
            <text:p>0.074</text:p>
          </table:table-cell>
          <table:table-cell table:formula="of:=IF(ABS(([.B266]-[.F$2])/16384) &gt; 0.1; ([.B266]-[.F$2])/16384; 0)" office:value-type="float" office:value="-0.366633383075843">
            <text:p>-0.367</text:p>
          </table:table-cell>
          <table:table-cell table:formula="of:=IF(ABS(([.C266]-[.G$2])/16384) &gt; 0.1; ([.C266]-[.G$2])/16384; 0)" office:value-type="float" office:value="-0.515520760182584">
            <text:p>-0.516</text:p>
          </table:table-cell>
          <table:table-cell table:formula="of:=SQRT([.I266]*[.I266]+[.J266]*[.J266]+[.K266]*[.K266])" office:value-type="float" office:value="0.636923386245868">
            <text:p>0.64</text:p>
          </table:table-cell>
          <table:table-cell table:formula="of:=SQRT([.L266]*0.75*9.8)" office:value-type="float" office:value="2.1636512863461">
            <text:p>2.1636512863</text:p>
          </table:table-cell>
          <table:table-cell table:formula="of:=[.N265]+0.1*[.M266]" office:value-type="float" office:value="11.4800494343561">
            <text:p>11.4800494344</text:p>
          </table:table-cell>
        </table:table-row>
        <table:table-row table:style-name="ro2">
          <table:table-cell office:value-type="float" office:value="14328">
            <text:p>14328</text:p>
          </table:table-cell>
          <table:table-cell office:value-type="float" office:value="-4840">
            <text:p>-4840</text:p>
          </table:table-cell>
          <table:table-cell office:value-type="float" office:value="-10312">
            <text:p>-10312</text:p>
          </table:table-cell>
          <table:table-cell table:number-columns-repeated="5"/>
          <table:table-cell table:formula="of:=IF(ABS(([.A267]-[.E$2])/16384) &gt; 0.05; ([.A267]-[.E$2])/16384; 0)" office:value-type="float" office:value="-0.123905481917135">
            <text:p>-0.124</text:p>
          </table:table-cell>
          <table:table-cell table:formula="of:=IF(ABS(([.B267]-[.F$2])/16384) &gt; 0.1; ([.B267]-[.F$2])/16384; 0)" office:value-type="float" office:value="-0.156428304950843">
            <text:p>-0.156</text:p>
          </table:table-cell>
          <table:table-cell table:formula="of:=IF(ABS(([.C267]-[.G$2])/16384) &gt; 0.1; ([.C267]-[.G$2])/16384; 0)" office:value-type="float" office:value="-0.580706307057584">
            <text:p>-0.581</text:p>
          </table:table-cell>
          <table:table-cell table:formula="of:=SQRT([.I267]*[.I267]+[.J267]*[.J267]+[.K267]*[.K267])" office:value-type="float" office:value="0.614037619446373">
            <text:p>0.61</text:p>
          </table:table-cell>
          <table:table-cell table:formula="of:=SQRT([.L267]*0.75*9.8)" office:value-type="float" office:value="2.12442380492472">
            <text:p>2.1244238049</text:p>
          </table:table-cell>
          <table:table-cell table:formula="of:=[.N266]+0.1*[.M267]" office:value-type="float" office:value="11.6924918148486">
            <text:p>11.6924918148</text:p>
          </table:table-cell>
        </table:table-row>
        <table:table-row table:style-name="ro2">
          <table:table-cell office:value-type="float" office:value="23500">
            <text:p>23500</text:p>
          </table:table-cell>
          <table:table-cell office:value-type="float" office:value="7812">
            <text:p>7812</text:p>
          </table:table-cell>
          <table:table-cell office:value-type="float" office:value="2080">
            <text:p>2080</text:p>
          </table:table-cell>
          <table:table-cell table:number-columns-repeated="5"/>
          <table:table-cell table:formula="of:=IF(ABS(([.A268]-[.E$2])/16384) &gt; 0.05; ([.A268]-[.E$2])/16384; 0)" office:value-type="float" office:value="0.435908971207865">
            <text:p>0.436</text:p>
          </table:table-cell>
          <table:table-cell table:formula="of:=IF(ABS(([.B268]-[.F$2])/16384) &gt; 0.1; ([.B268]-[.F$2])/16384; 0)" office:value-type="float" office:value="0.615788491924157">
            <text:p>0.616</text:p>
          </table:table-cell>
          <table:table-cell table:formula="of:=IF(ABS(([.C268]-[.G$2])/16384) &gt; 0.1; ([.C268]-[.G$2])/16384; 0)" office:value-type="float" office:value="0.175641349192416">
            <text:p>0.176</text:p>
          </table:table-cell>
          <table:table-cell table:formula="of:=SQRT([.I268]*[.I268]+[.J268]*[.J268]+[.K268]*[.K268])" office:value-type="float" office:value="0.774636677102149">
            <text:p>0.77</text:p>
          </table:table-cell>
          <table:table-cell table:formula="of:=SQRT([.L268]*0.75*9.8)" office:value-type="float" office:value="2.38612228871464">
            <text:p>2.3861222887</text:p>
          </table:table-cell>
          <table:table-cell table:formula="of:=[.N267]+0.1*[.M268]" office:value-type="float" office:value="11.9311040437201">
            <text:p>11.9311040437</text:p>
          </table:table-cell>
        </table:table-row>
        <table:table-row table:style-name="ro2">
          <table:table-cell office:value-type="float" office:value="18524">
            <text:p>18524</text:p>
          </table:table-cell>
          <table:table-cell office:value-type="float" office:value="1960">
            <text:p>1960</text:p>
          </table:table-cell>
          <table:table-cell office:value-type="float" office:value="60">
            <text:p>60</text:p>
          </table:table-cell>
          <table:table-cell table:number-columns-repeated="5"/>
          <table:table-cell table:formula="of:=IF(ABS(([.A269]-[.E$2])/16384) &gt; 0.05; ([.A269]-[.E$2])/16384; 0)" office:value-type="float" office:value="0.132198033707865">
            <text:p>0.132</text:p>
          </table:table-cell>
          <table:table-cell table:formula="of:=IF(ABS(([.B269]-[.F$2])/16384) &gt; 0.1; ([.B269]-[.F$2])/16384; 0)" office:value-type="float" office:value="0.258610757549157">
            <text:p>0.259</text:p>
          </table:table-cell>
          <table:table-cell table:formula="of:=IF(ABS(([.C269]-[.G$2])/16384) &gt; 0.1; ([.C269]-[.G$2])/16384; 0)" office:value-type="float" office:value="0">
            <text:p>0.000</text:p>
          </table:table-cell>
          <table:table-cell table:formula="of:=SQRT([.I269]*[.I269]+[.J269]*[.J269]+[.K269]*[.K269])" office:value-type="float" office:value="0.290440775436878">
            <text:p>0.29</text:p>
          </table:table-cell>
          <table:table-cell table:formula="of:=SQRT([.L269]*0.75*9.8)" office:value-type="float" office:value="1.4610748438944">
            <text:p>1.4610748439</text:p>
          </table:table-cell>
          <table:table-cell table:formula="of:=[.N268]+0.1*[.M269]" office:value-type="float" office:value="12.0772115281095">
            <text:p>12.0772115281</text:p>
          </table:table-cell>
        </table:table-row>
        <table:table-row table:style-name="ro2">
          <table:table-cell office:value-type="float" office:value="16892">
            <text:p>16892</text:p>
          </table:table-cell>
          <table:table-cell office:value-type="float" office:value="-1676">
            <text:p>-1676</text:p>
          </table:table-cell>
          <table:table-cell office:value-type="float" office:value="1820">
            <text:p>1820</text:p>
          </table:table-cell>
          <table:table-cell table:number-columns-repeated="5"/>
          <table:table-cell table:formula="of:=IF(ABS(([.A270]-[.E$2])/16384) &gt; 0.05; ([.A270]-[.E$2])/16384; 0)" office:value-type="float" office:value="0">
            <text:p>0.000</text:p>
          </table:table-cell>
          <table:table-cell table:formula="of:=IF(ABS(([.B270]-[.F$2])/16384) &gt; 0.1; ([.B270]-[.F$2])/16384; 0)" office:value-type="float" office:value="0">
            <text:p>0.000</text:p>
          </table:table-cell>
          <table:table-cell table:formula="of:=IF(ABS(([.C270]-[.G$2])/16384) &gt; 0.1; ([.C270]-[.G$2])/16384; 0)" office:value-type="float" office:value="0.159772208567416">
            <text:p>0.160</text:p>
          </table:table-cell>
          <table:table-cell table:formula="of:=SQRT([.I270]*[.I270]+[.J270]*[.J270]+[.K270]*[.K270])" office:value-type="float" office:value="0.159772208567416">
            <text:p>0.16</text:p>
          </table:table-cell>
          <table:table-cell table:formula="of:=SQRT([.L270]*0.75*9.8)" office:value-type="float" office:value="1.08366310861379">
            <text:p>1.0836631086</text:p>
          </table:table-cell>
          <table:table-cell table:formula="of:=[.N269]+0.1*[.M270]" office:value-type="float" office:value="12.1855778389709">
            <text:p>12.185577839</text:p>
          </table:table-cell>
        </table:table-row>
        <table:table-row table:style-name="ro2">
          <table:table-cell office:value-type="float" office:value="16352">
            <text:p>16352</text:p>
          </table:table-cell>
          <table:table-cell office:value-type="float" office:value="-2980">
            <text:p>-2980</text:p>
          </table:table-cell>
          <table:table-cell office:value-type="float" office:value="-1280">
            <text:p>-1280</text:p>
          </table:table-cell>
          <table:table-cell table:number-columns-repeated="5"/>
          <table:table-cell table:formula="of:=IF(ABS(([.A271]-[.E$2])/16384) &gt; 0.05; ([.A271]-[.E$2])/16384; 0)" office:value-type="float" office:value="0">
            <text:p>0.000</text:p>
          </table:table-cell>
          <table:table-cell table:formula="of:=IF(ABS(([.B271]-[.F$2])/16384) &gt; 0.1; ([.B271]-[.F$2])/16384; 0)" office:value-type="float" office:value="0">
            <text:p>0.000</text:p>
          </table:table-cell>
          <table:table-cell table:formula="of:=IF(ABS(([.C271]-[.G$2])/16384) &gt; 0.1; ([.C271]-[.G$2])/16384; 0)" office:value-type="float" office:value="0">
            <text:p>0.000</text:p>
          </table:table-cell>
          <table:table-cell table:formula="of:=SQRT([.I271]*[.I271]+[.J271]*[.J271]+[.K271]*[.K271])" office:value-type="float" office:value="0">
            <text:p>0.00</text:p>
          </table:table-cell>
          <table:table-cell table:formula="of:=SQRT([.L271]*0.75*9.8)" office:value-type="float" office:value="0">
            <text:p>0</text:p>
          </table:table-cell>
          <table:table-cell table:formula="of:=[.N270]+0.1*[.M271]" office:value-type="float" office:value="12.1855778389709">
            <text:p>12.185577839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3360">
            <text:p>-3360</text:p>
          </table:table-cell>
          <table:table-cell office:value-type="float" office:value="-1436">
            <text:p>-1436</text:p>
          </table:table-cell>
          <table:table-cell table:number-columns-repeated="5"/>
          <table:table-cell table:formula="of:=IF(ABS(([.A272]-[.E$2])/16384) &gt; 0.05; ([.A272]-[.E$2])/16384; 0)" office:value-type="float" office:value="0">
            <text:p>0.000</text:p>
          </table:table-cell>
          <table:table-cell table:formula="of:=IF(ABS(([.B272]-[.F$2])/16384) &gt; 0.1; ([.B272]-[.F$2])/16384; 0)" office:value-type="float" office:value="0">
            <text:p>0.000</text:p>
          </table:table-cell>
          <table:table-cell table:formula="of:=IF(ABS(([.C272]-[.G$2])/16384) &gt; 0.1; ([.C272]-[.G$2])/16384; 0)" office:value-type="float" office:value="0">
            <text:p>0.000</text:p>
          </table:table-cell>
          <table:table-cell table:formula="of:=SQRT([.I272]*[.I272]+[.J272]*[.J272]+[.K272]*[.K272])" office:value-type="float" office:value="0">
            <text:p>0.00</text:p>
          </table:table-cell>
          <table:table-cell table:formula="of:=SQRT([.L272]*0.75*9.8)" office:value-type="float" office:value="0">
            <text:p>0</text:p>
          </table:table-cell>
          <table:table-cell table:formula="of:=[.N271]+0.1*[.M272]" office:value-type="float" office:value="12.1855778389709">
            <text:p>12.185577839</text:p>
          </table:table-cell>
        </table:table-row>
        <table:table-row table:style-name="ro2">
          <table:table-cell office:value-type="float" office:value="15844">
            <text:p>15844</text:p>
          </table:table-cell>
          <table:table-cell office:value-type="float" office:value="-2576">
            <text:p>-2576</text:p>
          </table:table-cell>
          <table:table-cell office:value-type="float" office:value="1392">
            <text:p>1392</text:p>
          </table:table-cell>
          <table:table-cell table:number-columns-repeated="5"/>
          <table:table-cell table:formula="of:=IF(ABS(([.A273]-[.E$2])/16384) &gt; 0.05; ([.A273]-[.E$2])/16384; 0)" office:value-type="float" office:value="0">
            <text:p>0.000</text:p>
          </table:table-cell>
          <table:table-cell table:formula="of:=IF(ABS(([.B273]-[.F$2])/16384) &gt; 0.1; ([.B273]-[.F$2])/16384; 0)" office:value-type="float" office:value="0">
            <text:p>0.000</text:p>
          </table:table-cell>
          <table:table-cell table:formula="of:=IF(ABS(([.C273]-[.G$2])/16384) &gt; 0.1; ([.C273]-[.G$2])/16384; 0)" office:value-type="float" office:value="0.133649161692416">
            <text:p>0.134</text:p>
          </table:table-cell>
          <table:table-cell table:formula="of:=SQRT([.I273]*[.I273]+[.J273]*[.J273]+[.K273]*[.K273])" office:value-type="float" office:value="0.133649161692416">
            <text:p>0.13</text:p>
          </table:table-cell>
          <table:table-cell table:formula="of:=SQRT([.L273]*0.75*9.8)" office:value-type="float" office:value="0.991121253146786">
            <text:p>0.9911212531</text:p>
          </table:table-cell>
          <table:table-cell table:formula="of:=[.N272]+0.1*[.M273]" office:value-type="float" office:value="12.2846899642856">
            <text:p>12.2846899643</text:p>
          </table:table-cell>
        </table:table-row>
        <table:table-row table:style-name="ro2">
          <table:table-cell office:value-type="float" office:value="18184">
            <text:p>18184</text:p>
          </table:table-cell>
          <table:table-cell office:value-type="float" office:value="-3884">
            <text:p>-3884</text:p>
          </table:table-cell>
          <table:table-cell office:value-type="float" office:value="-1248">
            <text:p>-1248</text:p>
          </table:table-cell>
          <table:table-cell table:number-columns-repeated="5"/>
          <table:table-cell table:formula="of:=IF(ABS(([.A274]-[.E$2])/16384) &gt; 0.05; ([.A274]-[.E$2])/16384; 0)" office:value-type="float" office:value="0.111446080582865">
            <text:p>0.111</text:p>
          </table:table-cell>
          <table:table-cell table:formula="of:=IF(ABS(([.B274]-[.F$2])/16384) &gt; 0.1; ([.B274]-[.F$2])/16384; 0)" office:value-type="float" office:value="0">
            <text:p>0.000</text:p>
          </table:table-cell>
          <table:table-cell table:formula="of:=IF(ABS(([.C274]-[.G$2])/16384) &gt; 0.1; ([.C274]-[.G$2])/16384; 0)" office:value-type="float" office:value="0">
            <text:p>0.000</text:p>
          </table:table-cell>
          <table:table-cell table:formula="of:=SQRT([.I274]*[.I274]+[.J274]*[.J274]+[.K274]*[.K274])" office:value-type="float" office:value="0.111446080582865">
            <text:p>0.11</text:p>
          </table:table-cell>
          <table:table-cell table:formula="of:=SQRT([.L274]*0.75*9.8)" office:value-type="float" office:value="0.905057286741596">
            <text:p>0.9050572867</text:p>
          </table:table-cell>
          <table:table-cell table:formula="of:=[.N273]+0.1*[.M274]" office:value-type="float" office:value="12.3751956929597">
            <text:p>12.375195693</text:p>
          </table:table-cell>
        </table:table-row>
        <table:table-row table:style-name="ro2">
          <table:table-cell office:value-type="float" office:value="22548">
            <text:p>22548</text:p>
          </table:table-cell>
          <table:table-cell office:value-type="float" office:value="-1548">
            <text:p>-1548</text:p>
          </table:table-cell>
          <table:table-cell office:value-type="float" office:value="2236">
            <text:p>2236</text:p>
          </table:table-cell>
          <table:table-cell table:number-columns-repeated="5"/>
          <table:table-cell table:formula="of:=IF(ABS(([.A275]-[.E$2])/16384) &gt; 0.05; ([.A275]-[.E$2])/16384; 0)" office:value-type="float" office:value="0.377803502457865">
            <text:p>0.378</text:p>
          </table:table-cell>
          <table:table-cell table:formula="of:=IF(ABS(([.B275]-[.F$2])/16384) &gt; 0.1; ([.B275]-[.F$2])/16384; 0)" office:value-type="float" office:value="0">
            <text:p>0.000</text:p>
          </table:table-cell>
          <table:table-cell table:formula="of:=IF(ABS(([.C275]-[.G$2])/16384) &gt; 0.1; ([.C275]-[.G$2])/16384; 0)" office:value-type="float" office:value="0.185162833567416">
            <text:p>0.185</text:p>
          </table:table-cell>
          <table:table-cell table:formula="of:=SQRT([.I275]*[.I275]+[.J275]*[.J275]+[.K275]*[.K275])" office:value-type="float" office:value="0.420738352666054">
            <text:p>0.42</text:p>
          </table:table-cell>
          <table:table-cell table:formula="of:=SQRT([.L275]*0.75*9.8)" office:value-type="float" office:value="1.7585297529742">
            <text:p>1.758529753</text:p>
          </table:table-cell>
          <table:table-cell table:formula="of:=[.N274]+0.1*[.M275]" office:value-type="float" office:value="12.5510486682572">
            <text:p>12.5510486683</text:p>
          </table:table-cell>
        </table:table-row>
        <table:table-row table:style-name="ro2">
          <table:table-cell office:value-type="float" office:value="16032">
            <text:p>16032</text:p>
          </table:table-cell>
          <table:table-cell office:value-type="float" office:value="-3072">
            <text:p>-3072</text:p>
          </table:table-cell>
          <table:table-cell office:value-type="float" office:value="-5460">
            <text:p>-5460</text:p>
          </table:table-cell>
          <table:table-cell table:number-columns-repeated="5"/>
          <table:table-cell table:formula="of:=IF(ABS(([.A276]-[.E$2])/16384) &gt; 0.05; ([.A276]-[.E$2])/16384; 0)" office:value-type="float" office:value="0">
            <text:p>0.000</text:p>
          </table:table-cell>
          <table:table-cell table:formula="of:=IF(ABS(([.B276]-[.F$2])/16384) &gt; 0.1; ([.B276]-[.F$2])/16384; 0)" office:value-type="float" office:value="0">
            <text:p>0.000</text:p>
          </table:table-cell>
          <table:table-cell table:formula="of:=IF(ABS(([.C276]-[.G$2])/16384) &gt; 0.1; ([.C276]-[.G$2])/16384; 0)" office:value-type="float" office:value="-0.284563728932584">
            <text:p>-0.285</text:p>
          </table:table-cell>
          <table:table-cell table:formula="of:=SQRT([.I276]*[.I276]+[.J276]*[.J276]+[.K276]*[.K276])" office:value-type="float" office:value="0.284563728932584">
            <text:p>0.28</text:p>
          </table:table-cell>
          <table:table-cell table:formula="of:=SQRT([.L276]*0.75*9.8)" office:value-type="float" office:value="1.44621692966667">
            <text:p>1.4462169297</text:p>
          </table:table-cell>
          <table:table-cell table:formula="of:=[.N275]+0.1*[.M276]" office:value-type="float" office:value="12.6956703612238">
            <text:p>12.6956703612</text:p>
          </table:table-cell>
        </table:table-row>
        <table:table-row table:style-name="ro2">
          <table:table-cell office:value-type="float" office:value="7324">
            <text:p>7324</text:p>
          </table:table-cell>
          <table:table-cell office:value-type="float" office:value="-5072">
            <text:p>-5072</text:p>
          </table:table-cell>
          <table:table-cell office:value-type="float" office:value="-4928">
            <text:p>-4928</text:p>
          </table:table-cell>
          <table:table-cell table:number-columns-repeated="5"/>
          <table:table-cell table:formula="of:=IF(ABS(([.A277]-[.E$2])/16384) &gt; 0.05; ([.A277]-[.E$2])/16384; 0)" office:value-type="float" office:value="-0.551395716292135">
            <text:p>-0.551</text:p>
          </table:table-cell>
          <table:table-cell table:formula="of:=IF(ABS(([.B277]-[.F$2])/16384) &gt; 0.1; ([.B277]-[.F$2])/16384; 0)" office:value-type="float" office:value="-0.170588461200843">
            <text:p>-0.171</text:p>
          </table:table-cell>
          <table:table-cell table:formula="of:=IF(ABS(([.C277]-[.G$2])/16384) &gt; 0.1; ([.C277]-[.G$2])/16384; 0)" office:value-type="float" office:value="-0.252093025807584">
            <text:p>-0.252</text:p>
          </table:table-cell>
          <table:table-cell table:formula="of:=SQRT([.I277]*[.I277]+[.J277]*[.J277]+[.K277]*[.K277])" office:value-type="float" office:value="0.629832162326608">
            <text:p>0.63</text:p>
          </table:table-cell>
          <table:table-cell table:formula="of:=SQRT([.L277]*0.75*9.8)" office:value-type="float" office:value="2.15157300436229">
            <text:p>2.1515730044</text:p>
          </table:table-cell>
          <table:table-cell table:formula="of:=[.N276]+0.1*[.M277]" office:value-type="float" office:value="12.91082766166">
            <text:p>12.9108276617</text:p>
          </table:table-cell>
        </table:table-row>
        <table:table-row table:style-name="ro2">
          <table:table-cell office:value-type="float" office:value="12928">
            <text:p>12928</text:p>
          </table:table-cell>
          <table:table-cell office:value-type="float" office:value="-5084">
            <text:p>-5084</text:p>
          </table:table-cell>
          <table:table-cell office:value-type="float" office:value="-5580">
            <text:p>-5580</text:p>
          </table:table-cell>
          <table:table-cell table:number-columns-repeated="5"/>
          <table:table-cell table:formula="of:=IF(ABS(([.A278]-[.E$2])/16384) &gt; 0.05; ([.A278]-[.E$2])/16384; 0)" office:value-type="float" office:value="-0.209354700667135">
            <text:p>-0.209</text:p>
          </table:table-cell>
          <table:table-cell table:formula="of:=IF(ABS(([.B278]-[.F$2])/16384) &gt; 0.1; ([.B278]-[.F$2])/16384; 0)" office:value-type="float" office:value="-0.171320883075843">
            <text:p>-0.171</text:p>
          </table:table-cell>
          <table:table-cell table:formula="of:=IF(ABS(([.C278]-[.G$2])/16384) &gt; 0.1; ([.C278]-[.G$2])/16384; 0)" office:value-type="float" office:value="-0.291887947682584">
            <text:p>-0.292</text:p>
          </table:table-cell>
          <table:table-cell table:formula="of:=SQRT([.I278]*[.I278]+[.J278]*[.J278]+[.K278]*[.K278])" office:value-type="float" office:value="0.397968352600635">
            <text:p>0.40</text:p>
          </table:table-cell>
          <table:table-cell table:formula="of:=SQRT([.L278]*0.75*9.8)" office:value-type="float" office:value="1.71028283965392">
            <text:p>1.7102828397</text:p>
          </table:table-cell>
          <table:table-cell table:formula="of:=[.N277]+0.1*[.M278]" office:value-type="float" office:value="13.0818559456254">
            <text:p>13.0818559456</text:p>
          </table:table-cell>
        </table:table-row>
        <table:table-row table:style-name="ro2">
          <table:table-cell office:value-type="float" office:value="23484">
            <text:p>23484</text:p>
          </table:table-cell>
          <table:table-cell office:value-type="float" office:value="-9592">
            <text:p>-9592</text:p>
          </table:table-cell>
          <table:table-cell office:value-type="float" office:value="-7796">
            <text:p>-7796</text:p>
          </table:table-cell>
          <table:table-cell table:number-columns-repeated="5"/>
          <table:table-cell table:formula="of:=IF(ABS(([.A279]-[.E$2])/16384) &gt; 0.05; ([.A279]-[.E$2])/16384; 0)" office:value-type="float" office:value="0.434932408707865">
            <text:p>0.435</text:p>
          </table:table-cell>
          <table:table-cell table:formula="of:=IF(ABS(([.B279]-[.F$2])/16384) &gt; 0.1; ([.B279]-[.F$2])/16384; 0)" office:value-type="float" office:value="-0.446467367450843">
            <text:p>-0.446</text:p>
          </table:table-cell>
          <table:table-cell table:formula="of:=IF(ABS(([.C279]-[.G$2])/16384) &gt; 0.1; ([.C279]-[.G$2])/16384; 0)" office:value-type="float" office:value="-0.427141853932584">
            <text:p>-0.427</text:p>
          </table:table-cell>
          <table:table-cell table:formula="of:=SQRT([.I279]*[.I279]+[.J279]*[.J279]+[.K279]*[.K279])" office:value-type="float" office:value="0.755611986223006">
            <text:p>0.76</text:p>
          </table:table-cell>
          <table:table-cell table:formula="of:=SQRT([.L279]*0.75*9.8)" office:value-type="float" office:value="2.35663915327296">
            <text:p>2.3566391533</text:p>
          </table:table-cell>
          <table:table-cell table:formula="of:=[.N278]+0.1*[.M279]" office:value-type="float" office:value="13.3175198609527">
            <text:p>13.317519861</text:p>
          </table:table-cell>
        </table:table-row>
        <table:table-row table:style-name="ro2">
          <table:table-cell office:value-type="float" office:value="14836">
            <text:p>14836</text:p>
          </table:table-cell>
          <table:table-cell office:value-type="float" office:value="-5056">
            <text:p>-5056</text:p>
          </table:table-cell>
          <table:table-cell office:value-type="float" office:value="-7836">
            <text:p>-7836</text:p>
          </table:table-cell>
          <table:table-cell table:number-columns-repeated="5"/>
          <table:table-cell table:formula="of:=IF(ABS(([.A280]-[.E$2])/16384) &gt; 0.05; ([.A280]-[.E$2])/16384; 0)" office:value-type="float" office:value="-0.0928996225421348">
            <text:p>-0.093</text:p>
          </table:table-cell>
          <table:table-cell table:formula="of:=IF(ABS(([.B280]-[.F$2])/16384) &gt; 0.1; ([.B280]-[.F$2])/16384; 0)" office:value-type="float" office:value="-0.169611898700843">
            <text:p>-0.170</text:p>
          </table:table-cell>
          <table:table-cell table:formula="of:=IF(ABS(([.C280]-[.G$2])/16384) &gt; 0.1; ([.C280]-[.G$2])/16384; 0)" office:value-type="float" office:value="-0.429583260182584">
            <text:p>-0.430</text:p>
          </table:table-cell>
          <table:table-cell table:formula="of:=SQRT([.I280]*[.I280]+[.J280]*[.J280]+[.K280]*[.K280])" office:value-type="float" office:value="0.471105416524236">
            <text:p>0.47</text:p>
          </table:table-cell>
          <table:table-cell table:formula="of:=SQRT([.L280]*0.75*9.8)" office:value-type="float" office:value="1.86081294370314">
            <text:p>1.8608129437</text:p>
          </table:table-cell>
          <table:table-cell table:formula="of:=[.N279]+0.1*[.M280]" office:value-type="float" office:value="13.503601155323">
            <text:p>13.5036011553</text:p>
          </table:table-cell>
        </table:table-row>
        <table:table-row table:style-name="ro2">
          <table:table-cell office:value-type="float" office:value="26220">
            <text:p>26220</text:p>
          </table:table-cell>
          <table:table-cell office:value-type="float" office:value="-13960">
            <text:p>-13960</text:p>
          </table:table-cell>
          <table:table-cell office:value-type="float" office:value="5380">
            <text:p>5380</text:p>
          </table:table-cell>
          <table:table-cell table:number-columns-repeated="5"/>
          <table:table-cell table:formula="of:=IF(ABS(([.A281]-[.E$2])/16384) &gt; 0.05; ([.A281]-[.E$2])/16384; 0)" office:value-type="float" office:value="0.601924596207865">
            <text:p>0.602</text:p>
          </table:table-cell>
          <table:table-cell table:formula="of:=IF(ABS(([.B281]-[.F$2])/16384) &gt; 0.1; ([.B281]-[.F$2])/16384; 0)" office:value-type="float" office:value="-0.713068929950843">
            <text:p>-0.713</text:p>
          </table:table-cell>
          <table:table-cell table:formula="of:=IF(ABS(([.C281]-[.G$2])/16384) &gt; 0.1; ([.C281]-[.G$2])/16384; 0)" office:value-type="float" office:value="0.377057364817416">
            <text:p>0.377</text:p>
          </table:table-cell>
          <table:table-cell table:formula="of:=SQRT([.I281]*[.I281]+[.J281]*[.J281]+[.K281]*[.K281])" office:value-type="float" office:value="1.00645555030726">
            <text:p>1.01</text:p>
          </table:table-cell>
          <table:table-cell table:formula="of:=SQRT([.L281]*0.75*9.8)" office:value-type="float" office:value="2.71982504855705">
            <text:p>2.7198250486</text:p>
          </table:table-cell>
          <table:table-cell table:formula="of:=[.N280]+0.1*[.M281]" office:value-type="float" office:value="13.7755836601788">
            <text:p>13.7755836602</text:p>
          </table:table-cell>
        </table:table-row>
        <table:table-row table:style-name="ro2">
          <table:table-cell office:value-type="float" office:value="14992">
            <text:p>14992</text:p>
          </table:table-cell>
          <table:table-cell office:value-type="float" office:value="-8700">
            <text:p>-8700</text:p>
          </table:table-cell>
          <table:table-cell office:value-type="float" office:value="-1052">
            <text:p>-1052</text:p>
          </table:table-cell>
          <table:table-cell table:number-columns-repeated="5"/>
          <table:table-cell table:formula="of:=IF(ABS(([.A282]-[.E$2])/16384) &gt; 0.05; ([.A282]-[.E$2])/16384; 0)" office:value-type="float" office:value="-0.0833781381671348">
            <text:p>-0.083</text:p>
          </table:table-cell>
          <table:table-cell table:formula="of:=IF(ABS(([.B282]-[.F$2])/16384) &gt; 0.1; ([.B282]-[.F$2])/16384; 0)" office:value-type="float" office:value="-0.392024008075843">
            <text:p>-0.392</text:p>
          </table:table-cell>
          <table:table-cell table:formula="of:=IF(ABS(([.C282]-[.G$2])/16384) &gt; 0.1; ([.C282]-[.G$2])/16384; 0)" office:value-type="float" office:value="0">
            <text:p>0.000</text:p>
          </table:table-cell>
          <table:table-cell table:formula="of:=SQRT([.I282]*[.I282]+[.J282]*[.J282]+[.K282]*[.K282])" office:value-type="float" office:value="0.40079263570089">
            <text:p>0.40</text:p>
          </table:table-cell>
          <table:table-cell table:formula="of:=SQRT([.L282]*0.75*9.8)" office:value-type="float" office:value="1.71634083806263">
            <text:p>1.7163408381</text:p>
          </table:table-cell>
          <table:table-cell table:formula="of:=[.N281]+0.1*[.M282]" office:value-type="float" office:value="13.947217743985">
            <text:p>13.947217744</text:p>
          </table:table-cell>
        </table:table-row>
        <table:table-row table:style-name="ro2">
          <table:table-cell office:value-type="float" office:value="15700">
            <text:p>15700</text:p>
          </table:table-cell>
          <table:table-cell office:value-type="float" office:value="-7496">
            <text:p>-7496</text:p>
          </table:table-cell>
          <table:table-cell office:value-type="float" office:value="-372">
            <text:p>-372</text:p>
          </table:table-cell>
          <table:table-cell table:number-columns-repeated="5"/>
          <table:table-cell table:formula="of:=IF(ABS(([.A283]-[.E$2])/16384) &gt; 0.05; ([.A283]-[.E$2])/16384; 0)" office:value-type="float" office:value="0">
            <text:p>0.000</text:p>
          </table:table-cell>
          <table:table-cell table:formula="of:=IF(ABS(([.B283]-[.F$2])/16384) &gt; 0.1; ([.B283]-[.F$2])/16384; 0)" office:value-type="float" office:value="-0.318537679950843">
            <text:p>-0.319</text:p>
          </table:table-cell>
          <table:table-cell table:formula="of:=IF(ABS(([.C283]-[.G$2])/16384) &gt; 0.1; ([.C283]-[.G$2])/16384; 0)" office:value-type="float" office:value="0">
            <text:p>0.000</text:p>
          </table:table-cell>
          <table:table-cell table:formula="of:=SQRT([.I283]*[.I283]+[.J283]*[.J283]+[.K283]*[.K283])" office:value-type="float" office:value="0.318537679950843">
            <text:p>0.32</text:p>
          </table:table-cell>
          <table:table-cell table:formula="of:=SQRT([.L283]*0.75*9.8)" office:value-type="float" office:value="1.53011501124546">
            <text:p>1.5301150112</text:p>
          </table:table-cell>
          <table:table-cell table:formula="of:=[.N282]+0.1*[.M283]" office:value-type="float" office:value="14.1002292451096">
            <text:p>14.1002292451</text:p>
          </table:table-cell>
        </table:table-row>
        <table:table-row table:style-name="ro2">
          <table:table-cell office:value-type="float" office:value="16312">
            <text:p>16312</text:p>
          </table:table-cell>
          <table:table-cell office:value-type="float" office:value="-3408">
            <text:p>-3408</text:p>
          </table:table-cell>
          <table:table-cell office:value-type="float" office:value="-144">
            <text:p>-144</text:p>
          </table:table-cell>
          <table:table-cell table:number-columns-repeated="5"/>
          <table:table-cell table:formula="of:=IF(ABS(([.A284]-[.E$2])/16384) &gt; 0.05; ([.A284]-[.E$2])/16384; 0)" office:value-type="float" office:value="0">
            <text:p>0.000</text:p>
          </table:table-cell>
          <table:table-cell table:formula="of:=IF(ABS(([.B284]-[.F$2])/16384) &gt; 0.1; ([.B284]-[.F$2])/16384; 0)" office:value-type="float" office:value="0">
            <text:p>0.000</text:p>
          </table:table-cell>
          <table:table-cell table:formula="of:=IF(ABS(([.C284]-[.G$2])/16384) &gt; 0.1; ([.C284]-[.G$2])/16384; 0)" office:value-type="float" office:value="0">
            <text:p>0.000</text:p>
          </table:table-cell>
          <table:table-cell table:formula="of:=SQRT([.I284]*[.I284]+[.J284]*[.J284]+[.K284]*[.K284])" office:value-type="float" office:value="0">
            <text:p>0.00</text:p>
          </table:table-cell>
          <table:table-cell table:formula="of:=SQRT([.L284]*0.75*9.8)" office:value-type="float" office:value="0">
            <text:p>0</text:p>
          </table:table-cell>
          <table:table-cell table:formula="of:=[.N283]+0.1*[.M284]" office:value-type="float" office:value="14.1002292451096">
            <text:p>14.1002292451</text:p>
          </table:table-cell>
        </table:table-row>
        <table:table-row table:style-name="ro2">
          <table:table-cell office:value-type="float" office:value="16728">
            <text:p>16728</text:p>
          </table:table-cell>
          <table:table-cell office:value-type="float" office:value="-3132">
            <text:p>-3132</text:p>
          </table:table-cell>
          <table:table-cell office:value-type="float" office:value="-452">
            <text:p>-452</text:p>
          </table:table-cell>
          <table:table-cell table:number-columns-repeated="5"/>
          <table:table-cell table:formula="of:=IF(ABS(([.A285]-[.E$2])/16384) &gt; 0.05; ([.A285]-[.E$2])/16384; 0)" office:value-type="float" office:value="0">
            <text:p>0.000</text:p>
          </table:table-cell>
          <table:table-cell table:formula="of:=IF(ABS(([.B285]-[.F$2])/16384) &gt; 0.1; ([.B285]-[.F$2])/16384; 0)" office:value-type="float" office:value="0">
            <text:p>0.000</text:p>
          </table:table-cell>
          <table:table-cell table:formula="of:=IF(ABS(([.C285]-[.G$2])/16384) &gt; 0.1; ([.C285]-[.G$2])/16384; 0)" office:value-type="float" office:value="0">
            <text:p>0.000</text:p>
          </table:table-cell>
          <table:table-cell table:formula="of:=SQRT([.I285]*[.I285]+[.J285]*[.J285]+[.K285]*[.K285])" office:value-type="float" office:value="0">
            <text:p>0.00</text:p>
          </table:table-cell>
          <table:table-cell table:formula="of:=SQRT([.L285]*0.75*9.8)" office:value-type="float" office:value="0">
            <text:p>0</text:p>
          </table:table-cell>
          <table:table-cell table:formula="of:=[.N284]+0.1*[.M285]" office:value-type="float" office:value="14.1002292451096">
            <text:p>14.1002292451</text:p>
          </table:table-cell>
        </table:table-row>
        <table:table-row table:style-name="ro2">
          <table:table-cell office:value-type="float" office:value="15720">
            <text:p>15720</text:p>
          </table:table-cell>
          <table:table-cell office:value-type="float" office:value="-2008">
            <text:p>-2008</text:p>
          </table:table-cell>
          <table:table-cell office:value-type="float" office:value="2492">
            <text:p>2492</text:p>
          </table:table-cell>
          <table:table-cell table:number-columns-repeated="5"/>
          <table:table-cell table:formula="of:=IF(ABS(([.A286]-[.E$2])/16384) &gt; 0.05; ([.A286]-[.E$2])/16384; 0)" office:value-type="float" office:value="0">
            <text:p>0.000</text:p>
          </table:table-cell>
          <table:table-cell table:formula="of:=IF(ABS(([.B286]-[.F$2])/16384) &gt; 0.1; ([.B286]-[.F$2])/16384; 0)" office:value-type="float" office:value="0">
            <text:p>0.000</text:p>
          </table:table-cell>
          <table:table-cell table:formula="of:=IF(ABS(([.C286]-[.G$2])/16384) &gt; 0.1; ([.C286]-[.G$2])/16384; 0)" office:value-type="float" office:value="0.200787833567416">
            <text:p>0.201</text:p>
          </table:table-cell>
          <table:table-cell table:formula="of:=SQRT([.I286]*[.I286]+[.J286]*[.J286]+[.K286]*[.K286])" office:value-type="float" office:value="0.200787833567416">
            <text:p>0.20</text:p>
          </table:table-cell>
          <table:table-cell table:formula="of:=SQRT([.L286]*0.75*9.8)" office:value-type="float" office:value="1.21482121183346">
            <text:p>1.2148212118</text:p>
          </table:table-cell>
          <table:table-cell table:formula="of:=[.N285]+0.1*[.M286]" office:value-type="float" office:value="14.2217113662929">
            <text:p>14.2217113663</text:p>
          </table:table-cell>
        </table:table-row>
        <table:table-row table:style-name="ro2">
          <table:table-cell office:value-type="float" office:value="17144">
            <text:p>17144</text:p>
          </table:table-cell>
          <table:table-cell office:value-type="float" office:value="-3084">
            <text:p>-3084</text:p>
          </table:table-cell>
          <table:table-cell office:value-type="float" office:value="-864">
            <text:p>-864</text:p>
          </table:table-cell>
          <table:table-cell table:number-columns-repeated="5"/>
          <table:table-cell table:formula="of:=IF(ABS(([.A287]-[.E$2])/16384) &gt; 0.05; ([.A287]-[.E$2])/16384; 0)" office:value-type="float" office:value="0">
            <text:p>0.000</text:p>
          </table:table-cell>
          <table:table-cell table:formula="of:=IF(ABS(([.B287]-[.F$2])/16384) &gt; 0.1; ([.B287]-[.F$2])/16384; 0)" office:value-type="float" office:value="0">
            <text:p>0.000</text:p>
          </table:table-cell>
          <table:table-cell table:formula="of:=IF(ABS(([.C287]-[.G$2])/16384) &gt; 0.1; ([.C287]-[.G$2])/16384; 0)" office:value-type="float" office:value="0">
            <text:p>0.000</text:p>
          </table:table-cell>
          <table:table-cell table:formula="of:=SQRT([.I287]*[.I287]+[.J287]*[.J287]+[.K287]*[.K287])" office:value-type="float" office:value="0">
            <text:p>0.00</text:p>
          </table:table-cell>
          <table:table-cell table:formula="of:=SQRT([.L287]*0.75*9.8)" office:value-type="float" office:value="0">
            <text:p>0</text:p>
          </table:table-cell>
          <table:table-cell table:formula="of:=[.N286]+0.1*[.M287]" office:value-type="float" office:value="14.2217113662929">
            <text:p>14.2217113663</text:p>
          </table:table-cell>
        </table:table-row>
        <table:table-row table:style-name="ro2">
          <table:table-cell office:value-type="float" office:value="24516">
            <text:p>24516</text:p>
          </table:table-cell>
          <table:table-cell office:value-type="float" office:value="-1432">
            <text:p>-1432</text:p>
          </table:table-cell>
          <table:table-cell office:value-type="float" office:value="1008">
            <text:p>1008</text:p>
          </table:table-cell>
          <table:table-cell table:number-columns-repeated="5"/>
          <table:table-cell table:formula="of:=IF(ABS(([.A288]-[.E$2])/16384) &gt; 0.05; ([.A288]-[.E$2])/16384; 0)" office:value-type="float" office:value="0.497920689957865">
            <text:p>0.498</text:p>
          </table:table-cell>
          <table:table-cell table:formula="of:=IF(ABS(([.B288]-[.F$2])/16384) &gt; 0.1; ([.B288]-[.F$2])/16384; 0)" office:value-type="float" office:value="0">
            <text:p>0.000</text:p>
          </table:table-cell>
          <table:table-cell table:formula="of:=IF(ABS(([.C288]-[.G$2])/16384) &gt; 0.1; ([.C288]-[.G$2])/16384; 0)" office:value-type="float" office:value="0.110211661692416">
            <text:p>0.110</text:p>
          </table:table-cell>
          <table:table-cell table:formula="of:=SQRT([.I288]*[.I288]+[.J288]*[.J288]+[.K288]*[.K288])" office:value-type="float" office:value="0.509972179497196">
            <text:p>0.51</text:p>
          </table:table-cell>
          <table:table-cell table:formula="of:=SQRT([.L288]*0.75*9.8)" office:value-type="float" office:value="1.93605152806024">
            <text:p>1.9360515281</text:p>
          </table:table-cell>
          <table:table-cell table:formula="of:=[.N287]+0.1*[.M288]" office:value-type="float" office:value="14.4153165190989">
            <text:p>14.4153165191</text:p>
          </table:table-cell>
        </table:table-row>
        <table:table-row table:style-name="ro2">
          <table:table-cell office:value-type="float" office:value="21096">
            <text:p>21096</text:p>
          </table:table-cell>
          <table:table-cell office:value-type="float" office:value="-15276">
            <text:p>-15276</text:p>
          </table:table-cell>
          <table:table-cell office:value-type="float" office:value="-1524">
            <text:p>-1524</text:p>
          </table:table-cell>
          <table:table-cell table:number-columns-repeated="5"/>
          <table:table-cell table:formula="of:=IF(ABS(([.A289]-[.E$2])/16384) &gt; 0.05; ([.A289]-[.E$2])/16384; 0)" office:value-type="float" office:value="0.289180455582865">
            <text:p>0.289</text:p>
          </table:table-cell>
          <table:table-cell table:formula="of:=IF(ABS(([.B289]-[.F$2])/16384) &gt; 0.1; ([.B289]-[.F$2])/16384; 0)" office:value-type="float" office:value="-0.793391195575843">
            <text:p>-0.793</text:p>
          </table:table-cell>
          <table:table-cell table:formula="of:=IF(ABS(([.C289]-[.G$2])/16384) &gt; 0.1; ([.C289]-[.G$2])/16384; 0)" office:value-type="float" office:value="0">
            <text:p>0.000</text:p>
          </table:table-cell>
          <table:table-cell table:formula="of:=SQRT([.I289]*[.I289]+[.J289]*[.J289]+[.K289]*[.K289])" office:value-type="float" office:value="0.844449480495061">
            <text:p>0.84</text:p>
          </table:table-cell>
          <table:table-cell table:formula="of:=SQRT([.L289]*0.75*9.8)" office:value-type="float" office:value="2.49132568758858">
            <text:p>2.4913256876</text:p>
          </table:table-cell>
          <table:table-cell table:formula="of:=[.N288]+0.1*[.M289]" office:value-type="float" office:value="14.6644490878578">
            <text:p>14.6644490879</text:p>
          </table:table-cell>
        </table:table-row>
        <table:table-row table:style-name="ro2">
          <table:table-cell office:value-type="float" office:value="7036">
            <text:p>7036</text:p>
          </table:table-cell>
          <table:table-cell office:value-type="float" office:value="-7368">
            <text:p>-7368</text:p>
          </table:table-cell>
          <table:table-cell office:value-type="float" office:value="100">
            <text:p>100</text:p>
          </table:table-cell>
          <table:table-cell table:number-columns-repeated="5"/>
          <table:table-cell table:formula="of:=IF(ABS(([.A290]-[.E$2])/16384) &gt; 0.05; ([.A290]-[.E$2])/16384; 0)" office:value-type="float" office:value="-0.568973841292135">
            <text:p>-0.569</text:p>
          </table:table-cell>
          <table:table-cell table:formula="of:=IF(ABS(([.B290]-[.F$2])/16384) &gt; 0.1; ([.B290]-[.F$2])/16384; 0)" office:value-type="float" office:value="-0.310725179950843">
            <text:p>-0.311</text:p>
          </table:table-cell>
          <table:table-cell table:formula="of:=IF(ABS(([.C290]-[.G$2])/16384) &gt; 0.1; ([.C290]-[.G$2])/16384; 0)" office:value-type="float" office:value="0">
            <text:p>0.000</text:p>
          </table:table-cell>
          <table:table-cell table:formula="of:=SQRT([.I290]*[.I290]+[.J290]*[.J290]+[.K290]*[.K290])" office:value-type="float" office:value="0.648291114801222">
            <text:p>0.65</text:p>
          </table:table-cell>
          <table:table-cell table:formula="of:=SQRT([.L290]*0.75*9.8)" office:value-type="float" office:value="2.18287418185038">
            <text:p>2.1828741819</text:p>
          </table:table-cell>
          <table:table-cell table:formula="of:=[.N289]+0.1*[.M290]" office:value-type="float" office:value="14.8827365060428">
            <text:p>14.882736506</text:p>
          </table:table-cell>
        </table:table-row>
        <table:table-row table:style-name="ro2">
          <table:table-cell office:value-type="float" office:value="12584">
            <text:p>12584</text:p>
          </table:table-cell>
          <table:table-cell office:value-type="float" office:value="-8968">
            <text:p>-8968</text:p>
          </table:table-cell>
          <table:table-cell office:value-type="float" office:value="-3836">
            <text:p>-3836</text:p>
          </table:table-cell>
          <table:table-cell table:number-columns-repeated="5"/>
          <table:table-cell table:formula="of:=IF(ABS(([.A291]-[.E$2])/16384) &gt; 0.05; ([.A291]-[.E$2])/16384; 0)" office:value-type="float" office:value="-0.230350794417135">
            <text:p>-0.230</text:p>
          </table:table-cell>
          <table:table-cell table:formula="of:=IF(ABS(([.B291]-[.F$2])/16384) &gt; 0.1; ([.B291]-[.F$2])/16384; 0)" office:value-type="float" office:value="-0.408381429950843">
            <text:p>-0.408</text:p>
          </table:table-cell>
          <table:table-cell table:formula="of:=IF(ABS(([.C291]-[.G$2])/16384) &gt; 0.1; ([.C291]-[.G$2])/16384; 0)" office:value-type="float" office:value="-0.185442635182584">
            <text:p>-0.185</text:p>
          </table:table-cell>
          <table:table-cell table:formula="of:=SQRT([.I291]*[.I291]+[.J291]*[.J291]+[.K291]*[.K291])" office:value-type="float" office:value="0.504208143290805">
            <text:p>0.50</text:p>
          </table:table-cell>
          <table:table-cell table:formula="of:=SQRT([.L291]*0.75*9.8)" office:value-type="float" office:value="1.92507918101761">
            <text:p>1.925079181</text:p>
          </table:table-cell>
          <table:table-cell table:formula="of:=[.N290]+0.1*[.M291]" office:value-type="float" office:value="15.0752444241446">
            <text:p>15.0752444241</text:p>
          </table:table-cell>
        </table:table-row>
        <table:table-row table:style-name="ro2">
          <table:table-cell office:value-type="float" office:value="22412">
            <text:p>22412</text:p>
          </table:table-cell>
          <table:table-cell office:value-type="float" office:value="-9048">
            <text:p>-9048</text:p>
          </table:table-cell>
          <table:table-cell office:value-type="float" office:value="-3004">
            <text:p>-3004</text:p>
          </table:table-cell>
          <table:table-cell table:number-columns-repeated="5"/>
          <table:table-cell table:formula="of:=IF(ABS(([.A292]-[.E$2])/16384) &gt; 0.05; ([.A292]-[.E$2])/16384; 0)" office:value-type="float" office:value="0.369502721207865">
            <text:p>0.370</text:p>
          </table:table-cell>
          <table:table-cell table:formula="of:=IF(ABS(([.B292]-[.F$2])/16384) &gt; 0.1; ([.B292]-[.F$2])/16384; 0)" office:value-type="float" office:value="-0.413264242450843">
            <text:p>-0.413</text:p>
          </table:table-cell>
          <table:table-cell table:formula="of:=IF(ABS(([.C292]-[.G$2])/16384) &gt; 0.1; ([.C292]-[.G$2])/16384; 0)" office:value-type="float" office:value="-0.134661385182584">
            <text:p>-0.135</text:p>
          </table:table-cell>
          <table:table-cell table:formula="of:=SQRT([.I292]*[.I292]+[.J292]*[.J292]+[.K292]*[.K292])" office:value-type="float" office:value="0.570485130154835">
            <text:p>0.57</text:p>
          </table:table-cell>
          <table:table-cell table:formula="of:=SQRT([.L292]*0.75*9.8)" office:value-type="float" office:value="2.0476976599679">
            <text:p>2.04769766</text:p>
          </table:table-cell>
          <table:table-cell table:formula="of:=[.N291]+0.1*[.M292]" office:value-type="float" office:value="15.2800141901414">
            <text:p>15.2800141901</text:p>
          </table:table-cell>
        </table:table-row>
        <table:table-row table:style-name="ro2">
          <table:table-cell office:value-type="float" office:value="21136">
            <text:p>21136</text:p>
          </table:table-cell>
          <table:table-cell office:value-type="float" office:value="-9512">
            <text:p>-9512</text:p>
          </table:table-cell>
          <table:table-cell office:value-type="float" office:value="-8260">
            <text:p>-8260</text:p>
          </table:table-cell>
          <table:table-cell table:number-columns-repeated="5"/>
          <table:table-cell table:formula="of:=IF(ABS(([.A293]-[.E$2])/16384) &gt; 0.05; ([.A293]-[.E$2])/16384; 0)" office:value-type="float" office:value="0.291621861832865">
            <text:p>0.292</text:p>
          </table:table-cell>
          <table:table-cell table:formula="of:=IF(ABS(([.B293]-[.F$2])/16384) &gt; 0.1; ([.B293]-[.F$2])/16384; 0)" office:value-type="float" office:value="-0.441584554950843">
            <text:p>-0.442</text:p>
          </table:table-cell>
          <table:table-cell table:formula="of:=IF(ABS(([.C293]-[.G$2])/16384) &gt; 0.1; ([.C293]-[.G$2])/16384; 0)" office:value-type="float" office:value="-0.455462166432584">
            <text:p>-0.455</text:p>
          </table:table-cell>
          <table:table-cell table:formula="of:=SQRT([.I293]*[.I293]+[.J293]*[.J293]+[.K293]*[.K293])" office:value-type="float" office:value="0.698201986907416">
            <text:p>0.70</text:p>
          </table:table-cell>
          <table:table-cell table:formula="of:=SQRT([.L293]*0.75*9.8)" office:value-type="float" office:value="2.26534425723101">
            <text:p>2.2653442572</text:p>
          </table:table-cell>
          <table:table-cell table:formula="of:=[.N292]+0.1*[.M293]" office:value-type="float" office:value="15.5065486158645">
            <text:p>15.5065486159</text:p>
          </table:table-cell>
        </table:table-row>
        <table:table-row table:style-name="ro2">
          <table:table-cell office:value-type="float" office:value="15064">
            <text:p>15064</text:p>
          </table:table-cell>
          <table:table-cell office:value-type="float" office:value="-6724">
            <text:p>-6724</text:p>
          </table:table-cell>
          <table:table-cell office:value-type="float" office:value="-11824">
            <text:p>-11824</text:p>
          </table:table-cell>
          <table:table-cell table:number-columns-repeated="5"/>
          <table:table-cell table:formula="of:=IF(ABS(([.A294]-[.E$2])/16384) &gt; 0.05; ([.A294]-[.E$2])/16384; 0)" office:value-type="float" office:value="-0.0789836069171348">
            <text:p>-0.079</text:p>
          </table:table-cell>
          <table:table-cell table:formula="of:=IF(ABS(([.B294]-[.F$2])/16384) &gt; 0.1; ([.B294]-[.F$2])/16384; 0)" office:value-type="float" office:value="-0.271418539325843">
            <text:p>-0.271</text:p>
          </table:table-cell>
          <table:table-cell table:formula="of:=IF(ABS(([.C294]-[.G$2])/16384) &gt; 0.1; ([.C294]-[.G$2])/16384; 0)" office:value-type="float" office:value="-0.672991463307584">
            <text:p>-0.673</text:p>
          </table:table-cell>
          <table:table-cell table:formula="of:=SQRT([.I294]*[.I294]+[.J294]*[.J294]+[.K294]*[.K294])" office:value-type="float" office:value="0.729947904535864">
            <text:p>0.73</text:p>
          </table:table-cell>
          <table:table-cell table:formula="of:=SQRT([.L294]*0.75*9.8)" office:value-type="float" office:value="2.31627224184434">
            <text:p>2.3162722418</text:p>
          </table:table-cell>
          <table:table-cell table:formula="of:=[.N293]+0.1*[.M294]" office:value-type="float" office:value="15.7381758400489">
            <text:p>15.73817584</text:p>
          </table:table-cell>
        </table:table-row>
        <table:table-row table:style-name="ro2">
          <table:table-cell office:value-type="float" office:value="24004">
            <text:p>24004</text:p>
          </table:table-cell>
          <table:table-cell office:value-type="float" office:value="4812">
            <text:p>4812</text:p>
          </table:table-cell>
          <table:table-cell office:value-type="float" office:value="1800">
            <text:p>1800</text:p>
          </table:table-cell>
          <table:table-cell table:number-columns-repeated="5"/>
          <table:table-cell table:formula="of:=IF(ABS(([.A295]-[.E$2])/16384) &gt; 0.05; ([.A295]-[.E$2])/16384; 0)" office:value-type="float" office:value="0.466670689957865">
            <text:p>0.467</text:p>
          </table:table-cell>
          <table:table-cell table:formula="of:=IF(ABS(([.B295]-[.F$2])/16384) &gt; 0.1; ([.B295]-[.F$2])/16384; 0)" office:value-type="float" office:value="0.432683023174157">
            <text:p>0.433</text:p>
          </table:table-cell>
          <table:table-cell table:formula="of:=IF(ABS(([.C295]-[.G$2])/16384) &gt; 0.1; ([.C295]-[.G$2])/16384; 0)" office:value-type="float" office:value="0.158551505442416">
            <text:p>0.159</text:p>
          </table:table-cell>
          <table:table-cell table:formula="of:=SQRT([.I295]*[.I295]+[.J295]*[.J295]+[.K295]*[.K295])" office:value-type="float" office:value="0.655846560779985">
            <text:p>0.66</text:p>
          </table:table-cell>
          <table:table-cell table:formula="of:=SQRT([.L295]*0.75*9.8)" office:value-type="float" office:value="2.19555738292874">
            <text:p>2.1955573829</text:p>
          </table:table-cell>
          <table:table-cell table:formula="of:=[.N294]+0.1*[.M295]" office:value-type="float" office:value="15.9577315783418">
            <text:p>15.9577315783</text:p>
          </table:table-cell>
        </table:table-row>
        <table:table-row table:style-name="ro2">
          <table:table-cell office:value-type="float" office:value="18692">
            <text:p>18692</text:p>
          </table:table-cell>
          <table:table-cell office:value-type="float" office:value="-1612">
            <text:p>-1612</text:p>
          </table:table-cell>
          <table:table-cell office:value-type="float" office:value="-2688">
            <text:p>-2688</text:p>
          </table:table-cell>
          <table:table-cell table:number-columns-repeated="5"/>
          <table:table-cell table:formula="of:=IF(ABS(([.A296]-[.E$2])/16384) &gt; 0.05; ([.A296]-[.E$2])/16384; 0)" office:value-type="float" office:value="0.142451939957865">
            <text:p>0.142</text:p>
          </table:table-cell>
          <table:table-cell table:formula="of:=IF(ABS(([.B296]-[.F$2])/16384) &gt; 0.1; ([.B296]-[.F$2])/16384; 0)" office:value-type="float" office:value="0">
            <text:p>0.000</text:p>
          </table:table-cell>
          <table:table-cell table:formula="of:=IF(ABS(([.C296]-[.G$2])/16384) &gt; 0.1; ([.C296]-[.G$2])/16384; 0)" office:value-type="float" office:value="-0.115374275807584">
            <text:p>-0.115</text:p>
          </table:table-cell>
          <table:table-cell table:formula="of:=SQRT([.I296]*[.I296]+[.J296]*[.J296]+[.K296]*[.K296])" office:value-type="float" office:value="0.183313334801055">
            <text:p>0.18</text:p>
          </table:table-cell>
          <table:table-cell table:formula="of:=SQRT([.L296]*0.75*9.8)" office:value-type="float" office:value="1.16075536216197">
            <text:p>1.1607553622</text:p>
          </table:table-cell>
          <table:table-cell table:formula="of:=[.N295]+0.1*[.M296]" office:value-type="float" office:value="16.073807114558">
            <text:p>16.0738071146</text:p>
          </table:table-cell>
        </table:table-row>
        <table:table-row table:style-name="ro2">
          <table:table-cell office:value-type="float" office:value="16420">
            <text:p>16420</text:p>
          </table:table-cell>
          <table:table-cell office:value-type="float" office:value="-3968">
            <text:p>-3968</text:p>
          </table:table-cell>
          <table:table-cell office:value-type="float" office:value="116">
            <text:p>116</text:p>
          </table:table-cell>
          <table:table-cell table:number-columns-repeated="5"/>
          <table:table-cell table:formula="of:=IF(ABS(([.A297]-[.E$2])/16384) &gt; 0.05; ([.A297]-[.E$2])/16384; 0)" office:value-type="float" office:value="0">
            <text:p>0.000</text:p>
          </table:table-cell>
          <table:table-cell table:formula="of:=IF(ABS(([.B297]-[.F$2])/16384) &gt; 0.1; ([.B297]-[.F$2])/16384; 0)" office:value-type="float" office:value="-0.103205648700843">
            <text:p>-0.103</text:p>
          </table:table-cell>
          <table:table-cell table:formula="of:=IF(ABS(([.C297]-[.G$2])/16384) &gt; 0.1; ([.C297]-[.G$2])/16384; 0)" office:value-type="float" office:value="0">
            <text:p>0.000</text:p>
          </table:table-cell>
          <table:table-cell table:formula="of:=SQRT([.I297]*[.I297]+[.J297]*[.J297]+[.K297]*[.K297])" office:value-type="float" office:value="0.103205648700843">
            <text:p>0.10</text:p>
          </table:table-cell>
          <table:table-cell table:formula="of:=SQRT([.L297]*0.75*9.8)" office:value-type="float" office:value="0.870954371911178">
            <text:p>0.8709543719</text:p>
          </table:table-cell>
          <table:table-cell table:formula="of:=[.N296]+0.1*[.M297]" office:value-type="float" office:value="16.1609025517491">
            <text:p>16.1609025517</text:p>
          </table:table-cell>
        </table:table-row>
        <table:table-row table:style-name="ro2">
          <table:table-cell office:value-type="float" office:value="15660">
            <text:p>15660</text:p>
          </table:table-cell>
          <table:table-cell office:value-type="float" office:value="-3488">
            <text:p>-3488</text:p>
          </table:table-cell>
          <table:table-cell office:value-type="float" office:value="-68">
            <text:p>-68</text:p>
          </table:table-cell>
          <table:table-cell table:number-columns-repeated="5"/>
          <table:table-cell table:formula="of:=IF(ABS(([.A298]-[.E$2])/16384) &gt; 0.05; ([.A298]-[.E$2])/16384; 0)" office:value-type="float" office:value="0">
            <text:p>0.000</text:p>
          </table:table-cell>
          <table:table-cell table:formula="of:=IF(ABS(([.B298]-[.F$2])/16384) &gt; 0.1; ([.B298]-[.F$2])/16384; 0)" office:value-type="float" office:value="0">
            <text:p>0.000</text:p>
          </table:table-cell>
          <table:table-cell table:formula="of:=IF(ABS(([.C298]-[.G$2])/16384) &gt; 0.1; ([.C298]-[.G$2])/16384; 0)" office:value-type="float" office:value="0">
            <text:p>0.000</text:p>
          </table:table-cell>
          <table:table-cell table:formula="of:=SQRT([.I298]*[.I298]+[.J298]*[.J298]+[.K298]*[.K298])" office:value-type="float" office:value="0">
            <text:p>0.00</text:p>
          </table:table-cell>
          <table:table-cell table:formula="of:=SQRT([.L298]*0.75*9.8)" office:value-type="float" office:value="0">
            <text:p>0</text:p>
          </table:table-cell>
          <table:table-cell table:formula="of:=[.N297]+0.1*[.M298]" office:value-type="float" office:value="16.1609025517491">
            <text:p>16.1609025517</text:p>
          </table:table-cell>
        </table:table-row>
        <table:table-row table:style-name="ro2">
          <table:table-cell office:value-type="float" office:value="16848">
            <text:p>16848</text:p>
          </table:table-cell>
          <table:table-cell office:value-type="float" office:value="-4236">
            <text:p>-4236</text:p>
          </table:table-cell>
          <table:table-cell office:value-type="float" office:value="-1192">
            <text:p>-1192</text:p>
          </table:table-cell>
          <table:table-cell table:number-columns-repeated="5"/>
          <table:table-cell table:formula="of:=IF(ABS(([.A299]-[.E$2])/16384) &gt; 0.05; ([.A299]-[.E$2])/16384; 0)" office:value-type="float" office:value="0">
            <text:p>0.000</text:p>
          </table:table-cell>
          <table:table-cell table:formula="of:=IF(ABS(([.B299]-[.F$2])/16384) &gt; 0.1; ([.B299]-[.F$2])/16384; 0)" office:value-type="float" office:value="-0.119563070575843">
            <text:p>-0.120</text:p>
          </table:table-cell>
          <table:table-cell table:formula="of:=IF(ABS(([.C299]-[.G$2])/16384) &gt; 0.1; ([.C299]-[.G$2])/16384; 0)" office:value-type="float" office:value="0">
            <text:p>0.000</text:p>
          </table:table-cell>
          <table:table-cell table:formula="of:=SQRT([.I299]*[.I299]+[.J299]*[.J299]+[.K299]*[.K299])" office:value-type="float" office:value="0.119563070575843">
            <text:p>0.12</text:p>
          </table:table-cell>
          <table:table-cell table:formula="of:=SQRT([.L299]*0.75*9.8)" office:value-type="float" office:value="0.937437234556236">
            <text:p>0.9374372346</text:p>
          </table:table-cell>
          <table:table-cell table:formula="of:=[.N298]+0.1*[.M299]" office:value-type="float" office:value="16.2546462752047">
            <text:p>16.2546462752</text:p>
          </table:table-cell>
        </table:table-row>
        <table:table-row table:style-name="ro2">
          <table:table-cell office:value-type="float" office:value="17440">
            <text:p>17440</text:p>
          </table:table-cell>
          <table:table-cell office:value-type="float" office:value="-2800">
            <text:p>-2800</text:p>
          </table:table-cell>
          <table:table-cell office:value-type="float" office:value="1704">
            <text:p>1704</text:p>
          </table:table-cell>
          <table:table-cell table:number-columns-repeated="5"/>
          <table:table-cell table:formula="of:=IF(ABS(([.A300]-[.E$2])/16384) &gt; 0.05; ([.A300]-[.E$2])/16384; 0)" office:value-type="float" office:value="0.0660359243328652">
            <text:p>0.066</text:p>
          </table:table-cell>
          <table:table-cell table:formula="of:=IF(ABS(([.B300]-[.F$2])/16384) &gt; 0.1; ([.B300]-[.F$2])/16384; 0)" office:value-type="float" office:value="0">
            <text:p>0.000</text:p>
          </table:table-cell>
          <table:table-cell table:formula="of:=IF(ABS(([.C300]-[.G$2])/16384) &gt; 0.1; ([.C300]-[.G$2])/16384; 0)" office:value-type="float" office:value="0.152692130442416">
            <text:p>0.153</text:p>
          </table:table-cell>
          <table:table-cell table:formula="of:=SQRT([.I300]*[.I300]+[.J300]*[.J300]+[.K300]*[.K300])" office:value-type="float" office:value="0.166359941096225">
            <text:p>0.17</text:p>
          </table:table-cell>
          <table:table-cell table:formula="of:=SQRT([.L300]*0.75*9.8)" office:value-type="float" office:value="1.10577826306057">
            <text:p>1.1057782631</text:p>
          </table:table-cell>
          <table:table-cell table:formula="of:=[.N299]+0.1*[.M300]" office:value-type="float" office:value="16.3652241015108">
            <text:p>16.3652241015</text:p>
          </table:table-cell>
        </table:table-row>
        <table:table-row table:style-name="ro2">
          <table:table-cell office:value-type="float" office:value="18240">
            <text:p>18240</text:p>
          </table:table-cell>
          <table:table-cell office:value-type="float" office:value="-3148">
            <text:p>-3148</text:p>
          </table:table-cell>
          <table:table-cell office:value-type="float" office:value="-888">
            <text:p>-888</text:p>
          </table:table-cell>
          <table:table-cell table:number-columns-repeated="5"/>
          <table:table-cell table:formula="of:=IF(ABS(([.A301]-[.E$2])/16384) &gt; 0.05; ([.A301]-[.E$2])/16384; 0)" office:value-type="float" office:value="0.114864049332865">
            <text:p>0.115</text:p>
          </table:table-cell>
          <table:table-cell table:formula="of:=IF(ABS(([.B301]-[.F$2])/16384) &gt; 0.1; ([.B301]-[.F$2])/16384; 0)" office:value-type="float" office:value="0">
            <text:p>0.000</text:p>
          </table:table-cell>
          <table:table-cell table:formula="of:=IF(ABS(([.C301]-[.G$2])/16384) &gt; 0.1; ([.C301]-[.G$2])/16384; 0)" office:value-type="float" office:value="0">
            <text:p>0.000</text:p>
          </table:table-cell>
          <table:table-cell table:formula="of:=SQRT([.I301]*[.I301]+[.J301]*[.J301]+[.K301]*[.K301])" office:value-type="float" office:value="0.114864049332865">
            <text:p>0.11</text:p>
          </table:table-cell>
          <table:table-cell table:formula="of:=SQRT([.L301]*0.75*9.8)" office:value-type="float" office:value="0.918831193743747">
            <text:p>0.9188311937</text:p>
          </table:table-cell>
          <table:table-cell table:formula="of:=[.N300]+0.1*[.M301]" office:value-type="float" office:value="16.4571072208852">
            <text:p>16.4571072209</text:p>
          </table:table-cell>
        </table:table-row>
        <table:table-row table:style-name="ro2">
          <table:table-cell office:value-type="float" office:value="26240">
            <text:p>26240</text:p>
          </table:table-cell>
          <table:table-cell office:value-type="float" office:value="-8892">
            <text:p>-8892</text:p>
          </table:table-cell>
          <table:table-cell office:value-type="float" office:value="164">
            <text:p>164</text:p>
          </table:table-cell>
          <table:table-cell table:number-columns-repeated="5"/>
          <table:table-cell table:formula="of:=IF(ABS(([.A302]-[.E$2])/16384) &gt; 0.05; ([.A302]-[.E$2])/16384; 0)" office:value-type="float" office:value="0.603145299332865">
            <text:p>0.603</text:p>
          </table:table-cell>
          <table:table-cell table:formula="of:=IF(ABS(([.B302]-[.F$2])/16384) &gt; 0.1; ([.B302]-[.F$2])/16384; 0)" office:value-type="float" office:value="-0.403742758075843">
            <text:p>-0.404</text:p>
          </table:table-cell>
          <table:table-cell table:formula="of:=IF(ABS(([.C302]-[.G$2])/16384) &gt; 0.1; ([.C302]-[.G$2])/16384; 0)" office:value-type="float" office:value="0">
            <text:p>0.000</text:p>
          </table:table-cell>
          <table:table-cell table:formula="of:=SQRT([.I302]*[.I302]+[.J302]*[.J302]+[.K302]*[.K302])" office:value-type="float" office:value="0.725804702937381">
            <text:p>0.73</text:p>
          </table:table-cell>
          <table:table-cell table:formula="of:=SQRT([.L302]*0.75*9.8)" office:value-type="float" office:value="2.30968927922995">
            <text:p>2.3096892792</text:p>
          </table:table-cell>
          <table:table-cell table:formula="of:=[.N301]+0.1*[.M302]" office:value-type="float" office:value="16.6880761488082">
            <text:p>16.6880761488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-15920">
            <text:p>-15920</text:p>
          </table:table-cell>
          <table:table-cell office:value-type="float" office:value="-26656">
            <text:p>-26656</text:p>
          </table:table-cell>
          <table:table-cell table:number-columns-repeated="5"/>
          <table:table-cell table:formula="of:=IF(ABS(([.A303]-[.E$2])/16384) &gt; 0.05; ([.A303]-[.E$2])/16384; 0)" office:value-type="float" office:value="-0.978153528792135">
            <text:p>-0.978</text:p>
          </table:table-cell>
          <table:table-cell table:formula="of:=IF(ABS(([.B303]-[.F$2])/16384) &gt; 0.1; ([.B303]-[.F$2])/16384; 0)" office:value-type="float" office:value="-0.832697836200843">
            <text:p>-0.833</text:p>
          </table:table-cell>
          <table:table-cell table:formula="of:=IF(ABS(([.C303]-[.G$2])/16384) &gt; 0.1; ([.C303]-[.G$2])/16384; 0)" office:value-type="float" office:value="-1.57826490080758">
            <text:p>-1.578</text:p>
          </table:table-cell>
          <table:table-cell table:formula="of:=SQRT([.I303]*[.I303]+[.J303]*[.J303]+[.K303]*[.K303])" office:value-type="float" office:value="2.03496685708226">
            <text:p>2.03</text:p>
          </table:table-cell>
          <table:table-cell table:formula="of:=SQRT([.L303]*0.75*9.8)" office:value-type="float" office:value="3.86742891331626">
            <text:p>3.8674289133</text:p>
          </table:table-cell>
          <table:table-cell table:formula="of:=[.N302]+0.1*[.M303]" office:value-type="float" office:value="17.0748190401398">
            <text:p>17.0748190401</text:p>
          </table:table-cell>
        </table:table-row>
        <table:table-row table:style-name="ro2">
          <table:table-cell office:value-type="float" office:value="7484">
            <text:p>7484</text:p>
          </table:table-cell>
          <table:table-cell office:value-type="float" office:value="-6340">
            <text:p>-6340</text:p>
          </table:table-cell>
          <table:table-cell office:value-type="float" office:value="-5548">
            <text:p>-5548</text:p>
          </table:table-cell>
          <table:table-cell table:number-columns-repeated="5"/>
          <table:table-cell table:formula="of:=IF(ABS(([.A304]-[.E$2])/16384) &gt; 0.05; ([.A304]-[.E$2])/16384; 0)" office:value-type="float" office:value="-0.541630091292135">
            <text:p>-0.542</text:p>
          </table:table-cell>
          <table:table-cell table:formula="of:=IF(ABS(([.B304]-[.F$2])/16384) &gt; 0.1; ([.B304]-[.F$2])/16384; 0)" office:value-type="float" office:value="-0.247981039325843">
            <text:p>-0.248</text:p>
          </table:table-cell>
          <table:table-cell table:formula="of:=IF(ABS(([.C304]-[.G$2])/16384) &gt; 0.1; ([.C304]-[.G$2])/16384; 0)" office:value-type="float" office:value="-0.289934822682584">
            <text:p>-0.290</text:p>
          </table:table-cell>
          <table:table-cell table:formula="of:=SQRT([.I304]*[.I304]+[.J304]*[.J304]+[.K304]*[.K304])" office:value-type="float" office:value="0.662510341853041">
            <text:p>0.66</text:p>
          </table:table-cell>
          <table:table-cell table:formula="of:=SQRT([.L304]*0.75*9.8)" office:value-type="float" office:value="2.20668326060172">
            <text:p>2.2066832606</text:p>
          </table:table-cell>
          <table:table-cell table:formula="of:=[.N303]+0.1*[.M304]" office:value-type="float" office:value="17.2954873661999">
            <text:p>17.2954873662</text:p>
          </table:table-cell>
        </table:table-row>
        <table:table-row table:style-name="ro2">
          <table:table-cell office:value-type="float" office:value="16032">
            <text:p>16032</text:p>
          </table:table-cell>
          <table:table-cell office:value-type="float" office:value="-10076">
            <text:p>-10076</text:p>
          </table:table-cell>
          <table:table-cell office:value-type="float" office:value="-6264">
            <text:p>-6264</text:p>
          </table:table-cell>
          <table:table-cell table:number-columns-repeated="5"/>
          <table:table-cell table:formula="of:=IF(ABS(([.A305]-[.E$2])/16384) &gt; 0.05; ([.A305]-[.E$2])/16384; 0)" office:value-type="float" office:value="0">
            <text:p>0.000</text:p>
          </table:table-cell>
          <table:table-cell table:formula="of:=IF(ABS(([.B305]-[.F$2])/16384) &gt; 0.1; ([.B305]-[.F$2])/16384; 0)" office:value-type="float" office:value="-0.476008383075843">
            <text:p>-0.476</text:p>
          </table:table-cell>
          <table:table-cell table:formula="of:=IF(ABS(([.C305]-[.G$2])/16384) &gt; 0.1; ([.C305]-[.G$2])/16384; 0)" office:value-type="float" office:value="-0.333635994557584">
            <text:p>-0.334</text:p>
          </table:table-cell>
          <table:table-cell table:formula="of:=SQRT([.I305]*[.I305]+[.J305]*[.J305]+[.K305]*[.K305])" office:value-type="float" office:value="0.581289048256465">
            <text:p>0.58</text:p>
          </table:table-cell>
          <table:table-cell table:formula="of:=SQRT([.L305]*0.75*9.8)" office:value-type="float" office:value="2.06699649363152">
            <text:p>2.0669964936</text:p>
          </table:table-cell>
          <table:table-cell table:formula="of:=[.N304]+0.1*[.M305]" office:value-type="float" office:value="17.5021870155631">
            <text:p>17.5021870156</text:p>
          </table:table-cell>
        </table:table-row>
        <table:table-row table:style-name="ro2">
          <table:table-cell office:value-type="float" office:value="21752">
            <text:p>21752</text:p>
          </table:table-cell>
          <table:table-cell office:value-type="float" office:value="-8088">
            <text:p>-8088</text:p>
          </table:table-cell>
          <table:table-cell office:value-type="float" office:value="-4356">
            <text:p>-4356</text:p>
          </table:table-cell>
          <table:table-cell table:number-columns-repeated="5"/>
          <table:table-cell table:formula="of:=IF(ABS(([.A306]-[.E$2])/16384) &gt; 0.05; ([.A306]-[.E$2])/16384; 0)" office:value-type="float" office:value="0.329219518082865">
            <text:p>0.329</text:p>
          </table:table-cell>
          <table:table-cell table:formula="of:=IF(ABS(([.B306]-[.F$2])/16384) &gt; 0.1; ([.B306]-[.F$2])/16384; 0)" office:value-type="float" office:value="-0.354670492450843">
            <text:p>-0.355</text:p>
          </table:table-cell>
          <table:table-cell table:formula="of:=IF(ABS(([.C306]-[.G$2])/16384) &gt; 0.1; ([.C306]-[.G$2])/16384; 0)" office:value-type="float" office:value="-0.217180916432584">
            <text:p>-0.217</text:p>
          </table:table-cell>
          <table:table-cell table:formula="of:=SQRT([.I306]*[.I306]+[.J306]*[.J306]+[.K306]*[.K306])" office:value-type="float" office:value="0.530418890844335">
            <text:p>0.53</text:p>
          </table:table-cell>
          <table:table-cell table:formula="of:=SQRT([.L306]*0.75*9.8)" office:value-type="float" office:value="1.97448191880956">
            <text:p>1.9744819188</text:p>
          </table:table-cell>
          <table:table-cell table:formula="of:=[.N305]+0.1*[.M306]" office:value-type="float" office:value="17.6996352074441">
            <text:p>17.6996352074</text:p>
          </table:table-cell>
        </table:table-row>
        <table:table-row table:style-name="ro2">
          <table:table-cell office:value-type="float" office:value="13016">
            <text:p>13016</text:p>
          </table:table-cell>
          <table:table-cell office:value-type="float" office:value="-84">
            <text:p>-84</text:p>
          </table:table-cell>
          <table:table-cell office:value-type="float" office:value="-10100">
            <text:p>-10100</text:p>
          </table:table-cell>
          <table:table-cell table:number-columns-repeated="5"/>
          <table:table-cell table:formula="of:=IF(ABS(([.A307]-[.E$2])/16384) &gt; 0.05; ([.A307]-[.E$2])/16384; 0)" office:value-type="float" office:value="-0.203983606917135">
            <text:p>-0.204</text:p>
          </table:table-cell>
          <table:table-cell table:formula="of:=IF(ABS(([.B307]-[.F$2])/16384) &gt; 0.1; ([.B307]-[.F$2])/16384; 0)" office:value-type="float" office:value="0.133854898174157">
            <text:p>0.134</text:p>
          </table:table-cell>
          <table:table-cell table:formula="of:=IF(ABS(([.C307]-[.G$2])/16384) &gt; 0.1; ([.C307]-[.G$2])/16384; 0)" office:value-type="float" office:value="-0.567766853932584">
            <text:p>-0.568</text:p>
          </table:table-cell>
          <table:table-cell table:formula="of:=SQRT([.I307]*[.I307]+[.J307]*[.J307]+[.K307]*[.K307])" office:value-type="float" office:value="0.617968968541821">
            <text:p>0.62</text:p>
          </table:table-cell>
          <table:table-cell table:formula="of:=SQRT([.L307]*0.75*9.8)" office:value-type="float" office:value="2.13121371964015">
            <text:p>2.1312137196</text:p>
          </table:table-cell>
          <table:table-cell table:formula="of:=[.N306]+0.1*[.M307]" office:value-type="float" office:value="17.9127565794081">
            <text:p>17.9127565794</text:p>
          </table:table-cell>
        </table:table-row>
        <table:table-row table:style-name="ro2">
          <table:table-cell office:value-type="float" office:value="3388">
            <text:p>3388</text:p>
          </table:table-cell>
          <table:table-cell office:value-type="float" office:value="14916">
            <text:p>14916</text:p>
          </table:table-cell>
          <table:table-cell office:value-type="float" office:value="-4484">
            <text:p>-4484</text:p>
          </table:table-cell>
          <table:table-cell table:number-columns-repeated="5"/>
          <table:table-cell table:formula="of:=IF(ABS(([.A308]-[.E$2])/16384) &gt; 0.05; ([.A308]-[.E$2])/16384; 0)" office:value-type="float" office:value="-0.791630091292135">
            <text:p>-0.792</text:p>
          </table:table-cell>
          <table:table-cell table:formula="of:=IF(ABS(([.B308]-[.F$2])/16384) &gt; 0.1; ([.B308]-[.F$2])/16384; 0)" office:value-type="float" office:value="1.04938224192416">
            <text:p>1.049</text:p>
          </table:table-cell>
          <table:table-cell table:formula="of:=IF(ABS(([.C308]-[.G$2])/16384) &gt; 0.1; ([.C308]-[.G$2])/16384; 0)" office:value-type="float" office:value="-0.224993416432584">
            <text:p>-0.225</text:p>
          </table:table-cell>
          <table:table-cell table:formula="of:=SQRT([.I308]*[.I308]+[.J308]*[.J308]+[.K308]*[.K308])" office:value-type="float" office:value="1.33360538711531">
            <text:p>1.33</text:p>
          </table:table-cell>
          <table:table-cell table:formula="of:=SQRT([.L308]*0.75*9.8)" office:value-type="float" office:value="3.13081452585386">
            <text:p>3.1308145259</text:p>
          </table:table-cell>
          <table:table-cell table:formula="of:=[.N307]+0.1*[.M308]" office:value-type="float" office:value="18.2258380319935">
            <text:p>18.225838032</text:p>
          </table:table-cell>
        </table:table-row>
        <table:table-row table:style-name="ro2">
          <table:table-cell office:value-type="float" office:value="16552">
            <text:p>16552</text:p>
          </table:table-cell>
          <table:table-cell office:value-type="float" office:value="-10692">
            <text:p>-10692</text:p>
          </table:table-cell>
          <table:table-cell office:value-type="float" office:value="-11052">
            <text:p>-11052</text:p>
          </table:table-cell>
          <table:table-cell table:number-columns-repeated="5"/>
          <table:table-cell table:formula="of:=IF(ABS(([.A309]-[.E$2])/16384) &gt; 0.05; ([.A309]-[.E$2])/16384; 0)" office:value-type="float" office:value="0">
            <text:p>0.000</text:p>
          </table:table-cell>
          <table:table-cell table:formula="of:=IF(ABS(([.B309]-[.F$2])/16384) &gt; 0.1; ([.B309]-[.F$2])/16384; 0)" office:value-type="float" office:value="-0.513606039325843">
            <text:p>-0.514</text:p>
          </table:table-cell>
          <table:table-cell table:formula="of:=IF(ABS(([.C309]-[.G$2])/16384) &gt; 0.1; ([.C309]-[.G$2])/16384; 0)" office:value-type="float" office:value="-0.625872322682584">
            <text:p>-0.626</text:p>
          </table:table-cell>
          <table:table-cell table:formula="of:=SQRT([.I309]*[.I309]+[.J309]*[.J309]+[.K309]*[.K309])" office:value-type="float" office:value="0.809634070387402">
            <text:p>0.81</text:p>
          </table:table-cell>
          <table:table-cell table:formula="of:=SQRT([.L309]*0.75*9.8)" office:value-type="float" office:value="2.43942829723429">
            <text:p>2.4394282972</text:p>
          </table:table-cell>
          <table:table-cell table:formula="of:=[.N308]+0.1*[.M309]" office:value-type="float" office:value="18.4697808617169">
            <text:p>18.4697808617</text:p>
          </table:table-cell>
        </table:table-row>
        <table:table-row table:style-name="ro2">
          <table:table-cell office:value-type="float" office:value="15720">
            <text:p>15720</text:p>
          </table:table-cell>
          <table:table-cell office:value-type="float" office:value="-4840">
            <text:p>-4840</text:p>
          </table:table-cell>
          <table:table-cell office:value-type="float" office:value="2404">
            <text:p>2404</text:p>
          </table:table-cell>
          <table:table-cell table:number-columns-repeated="5"/>
          <table:table-cell table:formula="of:=IF(ABS(([.A310]-[.E$2])/16384) &gt; 0.05; ([.A310]-[.E$2])/16384; 0)" office:value-type="float" office:value="0">
            <text:p>0.000</text:p>
          </table:table-cell>
          <table:table-cell table:formula="of:=IF(ABS(([.B310]-[.F$2])/16384) &gt; 0.1; ([.B310]-[.F$2])/16384; 0)" office:value-type="float" office:value="-0.156428304950843">
            <text:p>-0.156</text:p>
          </table:table-cell>
          <table:table-cell table:formula="of:=IF(ABS(([.C310]-[.G$2])/16384) &gt; 0.1; ([.C310]-[.G$2])/16384; 0)" office:value-type="float" office:value="0.195416739817416">
            <text:p>0.195</text:p>
          </table:table-cell>
          <table:table-cell table:formula="of:=SQRT([.I310]*[.I310]+[.J310]*[.J310]+[.K310]*[.K310])" office:value-type="float" office:value="0.250314835338742">
            <text:p>0.25</text:p>
          </table:table-cell>
          <table:table-cell table:formula="of:=SQRT([.L310]*0.75*9.8)" office:value-type="float" office:value="1.35639744903172">
            <text:p>1.356397449</text:p>
          </table:table-cell>
          <table:table-cell table:formula="of:=[.N309]+0.1*[.M310]" office:value-type="float" office:value="18.6054206066201">
            <text:p>18.6054206066</text:p>
          </table:table-cell>
        </table:table-row>
        <table:table-row table:style-name="ro2">
          <table:table-cell office:value-type="float" office:value="15660">
            <text:p>15660</text:p>
          </table:table-cell>
          <table:table-cell office:value-type="float" office:value="-7004">
            <text:p>-7004</text:p>
          </table:table-cell>
          <table:table-cell office:value-type="float" office:value="-1892">
            <text:p>-1892</text:p>
          </table:table-cell>
          <table:table-cell table:number-columns-repeated="5"/>
          <table:table-cell table:formula="of:=IF(ABS(([.A311]-[.E$2])/16384) &gt; 0.05; ([.A311]-[.E$2])/16384; 0)" office:value-type="float" office:value="0">
            <text:p>0.000</text:p>
          </table:table-cell>
          <table:table-cell table:formula="of:=IF(ABS(([.B311]-[.F$2])/16384) &gt; 0.1; ([.B311]-[.F$2])/16384; 0)" office:value-type="float" office:value="-0.288508383075843">
            <text:p>-0.289</text:p>
          </table:table-cell>
          <table:table-cell table:formula="of:=IF(ABS(([.C311]-[.G$2])/16384) &gt; 0.1; ([.C311]-[.G$2])/16384; 0)" office:value-type="float" office:value="0">
            <text:p>0.000</text:p>
          </table:table-cell>
          <table:table-cell table:formula="of:=SQRT([.I311]*[.I311]+[.J311]*[.J311]+[.K311]*[.K311])" office:value-type="float" office:value="0.288508383075843">
            <text:p>0.29</text:p>
          </table:table-cell>
          <table:table-cell table:formula="of:=SQRT([.L311]*0.75*9.8)" office:value-type="float" office:value="1.45620624075281">
            <text:p>1.4562062408</text:p>
          </table:table-cell>
          <table:table-cell table:formula="of:=[.N310]+0.1*[.M311]" office:value-type="float" office:value="18.7510412306953">
            <text:p>18.7510412307</text:p>
          </table:table-cell>
        </table:table-row>
        <table:table-row table:style-name="ro2">
          <table:table-cell office:value-type="float" office:value="16080">
            <text:p>16080</text:p>
          </table:table-cell>
          <table:table-cell office:value-type="float" office:value="-4448">
            <text:p>-4448</text:p>
          </table:table-cell>
          <table:table-cell office:value-type="float" office:value="-440">
            <text:p>-440</text:p>
          </table:table-cell>
          <table:table-cell table:number-columns-repeated="5"/>
          <table:table-cell table:formula="of:=IF(ABS(([.A312]-[.E$2])/16384) &gt; 0.05; ([.A312]-[.E$2])/16384; 0)" office:value-type="float" office:value="0">
            <text:p>0.000</text:p>
          </table:table-cell>
          <table:table-cell table:formula="of:=IF(ABS(([.B312]-[.F$2])/16384) &gt; 0.1; ([.B312]-[.F$2])/16384; 0)" office:value-type="float" office:value="-0.132502523700843">
            <text:p>-0.133</text:p>
          </table:table-cell>
          <table:table-cell table:formula="of:=IF(ABS(([.C312]-[.G$2])/16384) &gt; 0.1; ([.C312]-[.G$2])/16384; 0)" office:value-type="float" office:value="0">
            <text:p>0.000</text:p>
          </table:table-cell>
          <table:table-cell table:formula="of:=SQRT([.I312]*[.I312]+[.J312]*[.J312]+[.K312]*[.K312])" office:value-type="float" office:value="0.132502523700843">
            <text:p>0.13</text:p>
          </table:table-cell>
          <table:table-cell table:formula="of:=SQRT([.L312]*0.75*9.8)" office:value-type="float" office:value="0.986860450722996">
            <text:p>0.9868604507</text:p>
          </table:table-cell>
          <table:table-cell table:formula="of:=[.N311]+0.1*[.M312]" office:value-type="float" office:value="18.8497272757676">
            <text:p>18.8497272758</text:p>
          </table:table-cell>
        </table:table-row>
        <table:table-row table:style-name="ro2">
          <table:table-cell office:value-type="float" office:value="15968">
            <text:p>15968</text:p>
          </table:table-cell>
          <table:table-cell office:value-type="float" office:value="-3360">
            <text:p>-3360</text:p>
          </table:table-cell>
          <table:table-cell office:value-type="float" office:value="696">
            <text:p>696</text:p>
          </table:table-cell>
          <table:table-cell table:number-columns-repeated="5"/>
          <table:table-cell table:formula="of:=IF(ABS(([.A313]-[.E$2])/16384) &gt; 0.05; ([.A313]-[.E$2])/16384; 0)" office:value-type="float" office:value="0">
            <text:p>0.000</text:p>
          </table:table-cell>
          <table:table-cell table:formula="of:=IF(ABS(([.B313]-[.F$2])/16384) &gt; 0.1; ([.B313]-[.F$2])/16384; 0)" office:value-type="float" office:value="0">
            <text:p>0.000</text:p>
          </table:table-cell>
          <table:table-cell table:formula="of:=IF(ABS(([.C313]-[.G$2])/16384) &gt; 0.1; ([.C313]-[.G$2])/16384; 0)" office:value-type="float" office:value="0">
            <text:p>0.000</text:p>
          </table:table-cell>
          <table:table-cell table:formula="of:=SQRT([.I313]*[.I313]+[.J313]*[.J313]+[.K313]*[.K313])" office:value-type="float" office:value="0">
            <text:p>0.00</text:p>
          </table:table-cell>
          <table:table-cell table:formula="of:=SQRT([.L313]*0.75*9.8)" office:value-type="float" office:value="0">
            <text:p>0</text:p>
          </table:table-cell>
          <table:table-cell table:formula="of:=[.N312]+0.1*[.M313]" office:value-type="float" office:value="18.8497272757676">
            <text:p>18.8497272758</text:p>
          </table:table-cell>
        </table:table-row>
        <table:table-row table:style-name="ro2">
          <table:table-cell office:value-type="float" office:value="18208">
            <text:p>18208</text:p>
          </table:table-cell>
          <table:table-cell office:value-type="float" office:value="-4084">
            <text:p>-4084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314]-[.E$2])/16384) &gt; 0.05; ([.A314]-[.E$2])/16384; 0)" office:value-type="float" office:value="0.112910924332865">
            <text:p>0.113</text:p>
          </table:table-cell>
          <table:table-cell table:formula="of:=IF(ABS(([.B314]-[.F$2])/16384) &gt; 0.1; ([.B314]-[.F$2])/16384; 0)" office:value-type="float" office:value="-0.110285726825843">
            <text:p>-0.110</text:p>
          </table:table-cell>
          <table:table-cell table:formula="of:=IF(ABS(([.C314]-[.G$2])/16384) &gt; 0.1; ([.C314]-[.G$2])/16384; 0)" office:value-type="float" office:value="0">
            <text:p>0.000</text:p>
          </table:table-cell>
          <table:table-cell table:formula="of:=SQRT([.I314]*[.I314]+[.J314]*[.J314]+[.K314]*[.K314])" office:value-type="float" office:value="0.157834781892986">
            <text:p>0.16</text:p>
          </table:table-cell>
          <table:table-cell table:formula="of:=SQRT([.L314]*0.75*9.8)" office:value-type="float" office:value="1.0770727212744">
            <text:p>1.0770727213</text:p>
          </table:table-cell>
          <table:table-cell table:formula="of:=[.N313]+0.1*[.M314]" office:value-type="float" office:value="18.9574345478951">
            <text:p>18.9574345479</text:p>
          </table:table-cell>
        </table:table-row>
        <table:table-row table:style-name="ro2">
          <table:table-cell office:value-type="float" office:value="26776">
            <text:p>26776</text:p>
          </table:table-cell>
          <table:table-cell office:value-type="float" office:value="-3888">
            <text:p>-3888</text:p>
          </table:table-cell>
          <table:table-cell office:value-type="float" office:value="-1524">
            <text:p>-1524</text:p>
          </table:table-cell>
          <table:table-cell table:number-columns-repeated="5"/>
          <table:table-cell table:formula="of:=IF(ABS(([.A315]-[.E$2])/16384) &gt; 0.05; ([.A315]-[.E$2])/16384; 0)" office:value-type="float" office:value="0.635860143082865">
            <text:p>0.636</text:p>
          </table:table-cell>
          <table:table-cell table:formula="of:=IF(ABS(([.B315]-[.F$2])/16384) &gt; 0.1; ([.B315]-[.F$2])/16384; 0)" office:value-type="float" office:value="0">
            <text:p>0.000</text:p>
          </table:table-cell>
          <table:table-cell table:formula="of:=IF(ABS(([.C315]-[.G$2])/16384) &gt; 0.1; ([.C315]-[.G$2])/16384; 0)" office:value-type="float" office:value="0">
            <text:p>0.000</text:p>
          </table:table-cell>
          <table:table-cell table:formula="of:=SQRT([.I315]*[.I315]+[.J315]*[.J315]+[.K315]*[.K315])" office:value-type="float" office:value="0.635860143082865">
            <text:p>0.64</text:p>
          </table:table-cell>
          <table:table-cell table:formula="of:=SQRT([.L315]*0.75*9.8)" office:value-type="float" office:value="2.16184459470589">
            <text:p>2.1618445947</text:p>
          </table:table-cell>
          <table:table-cell table:formula="of:=[.N314]+0.1*[.M315]" office:value-type="float" office:value="19.1736190073657">
            <text:p>19.1736190074</text:p>
          </table:table-cell>
        </table:table-row>
        <table:table-row table:style-name="ro2">
          <table:table-cell office:value-type="float" office:value="-3044">
            <text:p>-3044</text:p>
          </table:table-cell>
          <table:table-cell office:value-type="float" office:value="-14868">
            <text:p>-14868</text:p>
          </table:table-cell>
          <table:table-cell office:value-type="float" office:value="-27556">
            <text:p>-27556</text:p>
          </table:table-cell>
          <table:table-cell table:number-columns-repeated="5"/>
          <table:table-cell table:formula="of:=IF(ABS(([.A316]-[.E$2])/16384) &gt; 0.05; ([.A316]-[.E$2])/16384; 0)" office:value-type="float" office:value="-1.18420821629213">
            <text:p>-1.184</text:p>
          </table:table-cell>
          <table:table-cell table:formula="of:=IF(ABS(([.B316]-[.F$2])/16384) &gt; 0.1; ([.B316]-[.F$2])/16384; 0)" office:value-type="float" office:value="-0.768488851825843">
            <text:p>-0.768</text:p>
          </table:table-cell>
          <table:table-cell table:formula="of:=IF(ABS(([.C316]-[.G$2])/16384) &gt; 0.1; ([.C316]-[.G$2])/16384; 0)" office:value-type="float" office:value="-1.63319654143258">
            <text:p>-1.633</text:p>
          </table:table-cell>
          <table:table-cell table:formula="of:=SQRT([.I316]*[.I316]+[.J316]*[.J316]+[.K316]*[.K316])" office:value-type="float" office:value="2.1587624134818">
            <text:p>2.16</text:p>
          </table:table-cell>
          <table:table-cell table:formula="of:=SQRT([.L316]*0.75*9.8)" office:value-type="float" office:value="3.98332822387149">
            <text:p>3.9833282239</text:p>
          </table:table-cell>
          <table:table-cell table:formula="of:=[.N315]+0.1*[.M316]" office:value-type="float" office:value="19.5719518297528">
            <text:p>19.5719518298</text:p>
          </table:table-cell>
        </table:table-row>
        <table:table-row table:style-name="ro2">
          <table:table-cell office:value-type="float" office:value="8596">
            <text:p>8596</text:p>
          </table:table-cell>
          <table:table-cell office:value-type="float" office:value="-6276">
            <text:p>-6276</text:p>
          </table:table-cell>
          <table:table-cell office:value-type="float" office:value="-6796">
            <text:p>-6796</text:p>
          </table:table-cell>
          <table:table-cell table:number-columns-repeated="5"/>
          <table:table-cell table:formula="of:=IF(ABS(([.A317]-[.E$2])/16384) &gt; 0.05; ([.A317]-[.E$2])/16384; 0)" office:value-type="float" office:value="-0.473758997542135">
            <text:p>-0.474</text:p>
          </table:table-cell>
          <table:table-cell table:formula="of:=IF(ABS(([.B317]-[.F$2])/16384) &gt; 0.1; ([.B317]-[.F$2])/16384; 0)" office:value-type="float" office:value="-0.244074789325843">
            <text:p>-0.244</text:p>
          </table:table-cell>
          <table:table-cell table:formula="of:=IF(ABS(([.C317]-[.G$2])/16384) &gt; 0.1; ([.C317]-[.G$2])/16384; 0)" office:value-type="float" office:value="-0.366106697682584">
            <text:p>-0.366</text:p>
          </table:table-cell>
          <table:table-cell table:formula="of:=SQRT([.I317]*[.I317]+[.J317]*[.J317]+[.K317]*[.K317])" office:value-type="float" office:value="0.646571113354618">
            <text:p>0.65</text:p>
          </table:table-cell>
          <table:table-cell table:formula="of:=SQRT([.L317]*0.75*9.8)" office:value-type="float" office:value="2.17997653270774">
            <text:p>2.1799765327</text:p>
          </table:table-cell>
          <table:table-cell table:formula="of:=[.N316]+0.1*[.M317]" office:value-type="float" office:value="19.7899494830236">
            <text:p>19.789949483</text:p>
          </table:table-cell>
        </table:table-row>
        <table:table-row table:style-name="ro2">
          <table:table-cell office:value-type="float" office:value="15908">
            <text:p>15908</text:p>
          </table:table-cell>
          <table:table-cell office:value-type="float" office:value="-6280">
            <text:p>-6280</text:p>
          </table:table-cell>
          <table:table-cell office:value-type="float" office:value="-5940">
            <text:p>-5940</text:p>
          </table:table-cell>
          <table:table-cell table:number-columns-repeated="5"/>
          <table:table-cell table:formula="of:=IF(ABS(([.A318]-[.E$2])/16384) &gt; 0.05; ([.A318]-[.E$2])/16384; 0)" office:value-type="float" office:value="0">
            <text:p>0.000</text:p>
          </table:table-cell>
          <table:table-cell table:formula="of:=IF(ABS(([.B318]-[.F$2])/16384) &gt; 0.1; ([.B318]-[.F$2])/16384; 0)" office:value-type="float" office:value="-0.244318929950843">
            <text:p>-0.244</text:p>
          </table:table-cell>
          <table:table-cell table:formula="of:=IF(ABS(([.C318]-[.G$2])/16384) &gt; 0.1; ([.C318]-[.G$2])/16384; 0)" office:value-type="float" office:value="-0.313860603932584">
            <text:p>-0.314</text:p>
          </table:table-cell>
          <table:table-cell table:formula="of:=SQRT([.I318]*[.I318]+[.J318]*[.J318]+[.K318]*[.K318])" office:value-type="float" office:value="0.397743910366018">
            <text:p>0.40</text:p>
          </table:table-cell>
          <table:table-cell table:formula="of:=SQRT([.L318]*0.75*9.8)" office:value-type="float" office:value="1.70980049748216">
            <text:p>1.7098004975</text:p>
          </table:table-cell>
          <table:table-cell table:formula="of:=[.N317]+0.1*[.M318]" office:value-type="float" office:value="19.9609295327718">
            <text:p>19.9609295328</text:p>
          </table:table-cell>
        </table:table-row>
        <table:table-row table:style-name="ro2">
          <table:table-cell office:value-type="float" office:value="24436">
            <text:p>24436</text:p>
          </table:table-cell>
          <table:table-cell office:value-type="float" office:value="-4056">
            <text:p>-4056</text:p>
          </table:table-cell>
          <table:table-cell office:value-type="float" office:value="-7968">
            <text:p>-7968</text:p>
          </table:table-cell>
          <table:table-cell table:number-columns-repeated="5"/>
          <table:table-cell table:formula="of:=IF(ABS(([.A319]-[.E$2])/16384) &gt; 0.05; ([.A319]-[.E$2])/16384; 0)" office:value-type="float" office:value="0.493037877457865">
            <text:p>0.493</text:p>
          </table:table-cell>
          <table:table-cell table:formula="of:=IF(ABS(([.B319]-[.F$2])/16384) &gt; 0.1; ([.B319]-[.F$2])/16384; 0)" office:value-type="float" office:value="-0.108576742450843">
            <text:p>-0.109</text:p>
          </table:table-cell>
          <table:table-cell table:formula="of:=IF(ABS(([.C319]-[.G$2])/16384) &gt; 0.1; ([.C319]-[.G$2])/16384; 0)" office:value-type="float" office:value="-0.437639900807584">
            <text:p>-0.438</text:p>
          </table:table-cell>
          <table:table-cell table:formula="of:=SQRT([.I319]*[.I319]+[.J319]*[.J319]+[.K319]*[.K319])" office:value-type="float" office:value="0.668134672344031">
            <text:p>0.67</text:p>
          </table:table-cell>
          <table:table-cell table:formula="of:=SQRT([.L319]*0.75*9.8)" office:value-type="float" office:value="2.21603019874022">
            <text:p>2.2160301987</text:p>
          </table:table-cell>
          <table:table-cell table:formula="of:=[.N318]+0.1*[.M319]" office:value-type="float" office:value="20.1825325526458">
            <text:p>20.1825325526</text:p>
          </table:table-cell>
        </table:table-row>
        <table:table-row table:style-name="ro2">
          <table:table-cell office:value-type="float" office:value="13884">
            <text:p>13884</text:p>
          </table:table-cell>
          <table:table-cell office:value-type="float" office:value="-4368">
            <text:p>-4368</text:p>
          </table:table-cell>
          <table:table-cell office:value-type="float" office:value="-9044">
            <text:p>-9044</text:p>
          </table:table-cell>
          <table:table-cell table:number-columns-repeated="5"/>
          <table:table-cell table:formula="of:=IF(ABS(([.A320]-[.E$2])/16384) &gt; 0.05; ([.A320]-[.E$2])/16384; 0)" office:value-type="float" office:value="-0.151005091292135">
            <text:p>-0.151</text:p>
          </table:table-cell>
          <table:table-cell table:formula="of:=IF(ABS(([.B320]-[.F$2])/16384) &gt; 0.1; ([.B320]-[.F$2])/16384; 0)" office:value-type="float" office:value="-0.127619711200843">
            <text:p>-0.128</text:p>
          </table:table-cell>
          <table:table-cell table:formula="of:=IF(ABS(([.C320]-[.G$2])/16384) &gt; 0.1; ([.C320]-[.G$2])/16384; 0)" office:value-type="float" office:value="-0.503313728932584">
            <text:p>-0.503</text:p>
          </table:table-cell>
          <table:table-cell table:formula="of:=SQRT([.I320]*[.I320]+[.J320]*[.J320]+[.K320]*[.K320])" office:value-type="float" office:value="0.540753213596697">
            <text:p>0.54</text:p>
          </table:table-cell>
          <table:table-cell table:formula="of:=SQRT([.L320]*0.75*9.8)" office:value-type="float" office:value="1.99362386621342">
            <text:p>1.9936238662</text:p>
          </table:table-cell>
          <table:table-cell table:formula="of:=[.N319]+0.1*[.M320]" office:value-type="float" office:value="20.3818949392672">
            <text:p>20.3818949393</text:p>
          </table:table-cell>
        </table:table-row>
        <table:table-row table:style-name="ro2">
          <table:table-cell office:value-type="float" office:value="23504">
            <text:p>23504</text:p>
          </table:table-cell>
          <table:table-cell office:value-type="float" office:value="-4692">
            <text:p>-4692</text:p>
          </table:table-cell>
          <table:table-cell office:value-type="float" office:value="1812">
            <text:p>1812</text:p>
          </table:table-cell>
          <table:table-cell table:number-columns-repeated="5"/>
          <table:table-cell table:formula="of:=IF(ABS(([.A321]-[.E$2])/16384) &gt; 0.05; ([.A321]-[.E$2])/16384; 0)" office:value-type="float" office:value="0.436153111832865">
            <text:p>0.436</text:p>
          </table:table-cell>
          <table:table-cell table:formula="of:=IF(ABS(([.B321]-[.F$2])/16384) &gt; 0.1; ([.B321]-[.F$2])/16384; 0)" office:value-type="float" office:value="-0.147395101825843">
            <text:p>-0.147</text:p>
          </table:table-cell>
          <table:table-cell table:formula="of:=IF(ABS(([.C321]-[.G$2])/16384) &gt; 0.1; ([.C321]-[.G$2])/16384; 0)" office:value-type="float" office:value="0.159283927317416">
            <text:p>0.159</text:p>
          </table:table-cell>
          <table:table-cell table:formula="of:=SQRT([.I321]*[.I321]+[.J321]*[.J321]+[.K321]*[.K321])" office:value-type="float" office:value="0.487161392667155">
            <text:p>0.49</text:p>
          </table:table-cell>
          <table:table-cell table:formula="of:=SQRT([.L321]*0.75*9.8)" office:value-type="float" office:value="1.89225691598778">
            <text:p>1.892256916</text:p>
          </table:table-cell>
          <table:table-cell table:formula="of:=[.N320]+0.1*[.M321]" office:value-type="float" office:value="20.5711206308659">
            <text:p>20.5711206309</text:p>
          </table:table-cell>
        </table:table-row>
        <table:table-row table:style-name="ro2">
          <table:table-cell office:value-type="float" office:value="17736">
            <text:p>17736</text:p>
          </table:table-cell>
          <table:table-cell office:value-type="float" office:value="-1104">
            <text:p>-1104</text:p>
          </table:table-cell>
          <table:table-cell office:value-type="float" office:value="-1020">
            <text:p>-1020</text:p>
          </table:table-cell>
          <table:table-cell table:number-columns-repeated="5"/>
          <table:table-cell table:formula="of:=IF(ABS(([.A322]-[.E$2])/16384) &gt; 0.05; ([.A322]-[.E$2])/16384; 0)" office:value-type="float" office:value="0.0841023305828652">
            <text:p>0.084</text:p>
          </table:table-cell>
          <table:table-cell table:formula="of:=IF(ABS(([.B322]-[.F$2])/16384) &gt; 0.1; ([.B322]-[.F$2])/16384; 0)" office:value-type="float" office:value="0">
            <text:p>0.000</text:p>
          </table:table-cell>
          <table:table-cell table:formula="of:=IF(ABS(([.C322]-[.G$2])/16384) &gt; 0.1; ([.C322]-[.G$2])/16384; 0)" office:value-type="float" office:value="0">
            <text:p>0.000</text:p>
          </table:table-cell>
          <table:table-cell table:formula="of:=SQRT([.I322]*[.I322]+[.J322]*[.J322]+[.K322]*[.K322])" office:value-type="float" office:value="0.0841023305828652">
            <text:p>0.08</text:p>
          </table:table-cell>
          <table:table-cell table:formula="of:=SQRT([.L322]*0.75*9.8)" office:value-type="float" office:value="0.786226513025387">
            <text:p>0.786226513</text:p>
          </table:table-cell>
          <table:table-cell table:formula="of:=[.N321]+0.1*[.M322]" office:value-type="float" office:value="20.6497432821685">
            <text:p>20.6497432822</text:p>
          </table:table-cell>
        </table:table-row>
        <table:table-row table:style-name="ro2">
          <table:table-cell office:value-type="float" office:value="16628">
            <text:p>16628</text:p>
          </table:table-cell>
          <table:table-cell office:value-type="float" office:value="-3752">
            <text:p>-3752</text:p>
          </table:table-cell>
          <table:table-cell office:value-type="float" office:value="1304">
            <text:p>1304</text:p>
          </table:table-cell>
          <table:table-cell table:number-columns-repeated="5"/>
          <table:table-cell table:formula="of:=IF(ABS(([.A323]-[.E$2])/16384) &gt; 0.05; ([.A323]-[.E$2])/16384; 0)" office:value-type="float" office:value="0">
            <text:p>0.000</text:p>
          </table:table-cell>
          <table:table-cell table:formula="of:=IF(ABS(([.B323]-[.F$2])/16384) &gt; 0.1; ([.B323]-[.F$2])/16384; 0)" office:value-type="float" office:value="0">
            <text:p>0.000</text:p>
          </table:table-cell>
          <table:table-cell table:formula="of:=IF(ABS(([.C323]-[.G$2])/16384) &gt; 0.1; ([.C323]-[.G$2])/16384; 0)" office:value-type="float" office:value="0.128278067942416">
            <text:p>0.128</text:p>
          </table:table-cell>
          <table:table-cell table:formula="of:=SQRT([.I323]*[.I323]+[.J323]*[.J323]+[.K323]*[.K323])" office:value-type="float" office:value="0.128278067942416">
            <text:p>0.13</text:p>
          </table:table-cell>
          <table:table-cell table:formula="of:=SQRT([.L323]*0.75*9.8)" office:value-type="float" office:value="0.971001441490565">
            <text:p>0.9710014415</text:p>
          </table:table-cell>
          <table:table-cell table:formula="of:=[.N322]+0.1*[.M323]" office:value-type="float" office:value="20.7468434263175">
            <text:p>20.7468434263</text:p>
          </table:table-cell>
        </table:table-row>
        <table:table-row table:style-name="ro2">
          <table:table-cell office:value-type="float" office:value="16448">
            <text:p>16448</text:p>
          </table:table-cell>
          <table:table-cell office:value-type="float" office:value="-1968">
            <text:p>-1968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324]-[.E$2])/16384) &gt; 0.05; ([.A324]-[.E$2])/16384; 0)" office:value-type="float" office:value="0">
            <text:p>0.000</text:p>
          </table:table-cell>
          <table:table-cell table:formula="of:=IF(ABS(([.B324]-[.F$2])/16384) &gt; 0.1; ([.B324]-[.F$2])/16384; 0)" office:value-type="float" office:value="0">
            <text:p>0.000</text:p>
          </table:table-cell>
          <table:table-cell table:formula="of:=IF(ABS(([.C324]-[.G$2])/16384) &gt; 0.1; ([.C324]-[.G$2])/16384; 0)" office:value-type="float" office:value="0">
            <text:p>0.000</text:p>
          </table:table-cell>
          <table:table-cell table:formula="of:=SQRT([.I324]*[.I324]+[.J324]*[.J324]+[.K324]*[.K324])" office:value-type="float" office:value="0">
            <text:p>0.00</text:p>
          </table:table-cell>
          <table:table-cell table:formula="of:=SQRT([.L324]*0.75*9.8)" office:value-type="float" office:value="0">
            <text:p>0</text:p>
          </table:table-cell>
          <table:table-cell table:formula="of:=[.N323]+0.1*[.M324]" office:value-type="float" office:value="20.7468434263175">
            <text:p>20.7468434263</text:p>
          </table:table-cell>
        </table:table-row>
        <table:table-row table:style-name="ro2">
          <table:table-cell office:value-type="float" office:value="15928">
            <text:p>15928</text:p>
          </table:table-cell>
          <table:table-cell office:value-type="float" office:value="-2940">
            <text:p>-2940</text:p>
          </table:table-cell>
          <table:table-cell office:value-type="float" office:value="1868">
            <text:p>1868</text:p>
          </table:table-cell>
          <table:table-cell table:number-columns-repeated="5"/>
          <table:table-cell table:formula="of:=IF(ABS(([.A325]-[.E$2])/16384) &gt; 0.05; ([.A325]-[.E$2])/16384; 0)" office:value-type="float" office:value="0">
            <text:p>0.000</text:p>
          </table:table-cell>
          <table:table-cell table:formula="of:=IF(ABS(([.B325]-[.F$2])/16384) &gt; 0.1; ([.B325]-[.F$2])/16384; 0)" office:value-type="float" office:value="0">
            <text:p>0.000</text:p>
          </table:table-cell>
          <table:table-cell table:formula="of:=IF(ABS(([.C325]-[.G$2])/16384) &gt; 0.1; ([.C325]-[.G$2])/16384; 0)" office:value-type="float" office:value="0.162701896067416">
            <text:p>0.163</text:p>
          </table:table-cell>
          <table:table-cell table:formula="of:=SQRT([.I325]*[.I325]+[.J325]*[.J325]+[.K325]*[.K325])" office:value-type="float" office:value="0.162701896067416">
            <text:p>0.16</text:p>
          </table:table-cell>
          <table:table-cell table:formula="of:=SQRT([.L325]*0.75*9.8)" office:value-type="float" office:value="1.0935533531088">
            <text:p>1.0935533531</text:p>
          </table:table-cell>
          <table:table-cell table:formula="of:=[.N324]+0.1*[.M325]" office:value-type="float" office:value="20.8561987616284">
            <text:p>20.8561987616</text:p>
          </table:table-cell>
        </table:table-row>
        <table:table-row table:style-name="ro2">
          <table:table-cell office:value-type="float" office:value="18764">
            <text:p>18764</text:p>
          </table:table-cell>
          <table:table-cell office:value-type="float" office:value="1088">
            <text:p>1088</text:p>
          </table:table-cell>
          <table:table-cell office:value-type="float" office:value="-1040">
            <text:p>-1040</text:p>
          </table:table-cell>
          <table:table-cell table:number-columns-repeated="5"/>
          <table:table-cell table:formula="of:=IF(ABS(([.A326]-[.E$2])/16384) &gt; 0.05; ([.A326]-[.E$2])/16384; 0)" office:value-type="float" office:value="0.146846471207865">
            <text:p>0.147</text:p>
          </table:table-cell>
          <table:table-cell table:formula="of:=IF(ABS(([.B326]-[.F$2])/16384) &gt; 0.1; ([.B326]-[.F$2])/16384; 0)" office:value-type="float" office:value="0.205388101299157">
            <text:p>0.205</text:p>
          </table:table-cell>
          <table:table-cell table:formula="of:=IF(ABS(([.C326]-[.G$2])/16384) &gt; 0.1; ([.C326]-[.G$2])/16384; 0)" office:value-type="float" office:value="0">
            <text:p>0.000</text:p>
          </table:table-cell>
          <table:table-cell table:formula="of:=SQRT([.I326]*[.I326]+[.J326]*[.J326]+[.K326]*[.K326])" office:value-type="float" office:value="0.25248397624696">
            <text:p>0.25</text:p>
          </table:table-cell>
          <table:table-cell table:formula="of:=SQRT([.L326]*0.75*9.8)" office:value-type="float" office:value="1.36226180501956">
            <text:p>1.362261805</text:p>
          </table:table-cell>
          <table:table-cell table:formula="of:=[.N325]+0.1*[.M326]" office:value-type="float" office:value="20.9924249421304">
            <text:p>20.9924249421</text:p>
          </table:table-cell>
        </table:table-row>
        <table:table-row table:style-name="ro2">
          <table:table-cell office:value-type="float" office:value="22552">
            <text:p>22552</text:p>
          </table:table-cell>
          <table:table-cell office:value-type="float" office:value="-5876">
            <text:p>-5876</text:p>
          </table:table-cell>
          <table:table-cell office:value-type="float" office:value="3400">
            <text:p>3400</text:p>
          </table:table-cell>
          <table:table-cell table:number-columns-repeated="5"/>
          <table:table-cell table:formula="of:=IF(ABS(([.A327]-[.E$2])/16384) &gt; 0.05; ([.A327]-[.E$2])/16384; 0)" office:value-type="float" office:value="0.378047643082865">
            <text:p>0.378</text:p>
          </table:table-cell>
          <table:table-cell table:formula="of:=IF(ABS(([.B327]-[.F$2])/16384) &gt; 0.1; ([.B327]-[.F$2])/16384; 0)" office:value-type="float" office:value="-0.219660726825843">
            <text:p>-0.220</text:p>
          </table:table-cell>
          <table:table-cell table:formula="of:=IF(ABS(([.C327]-[.G$2])/16384) &gt; 0.1; ([.C327]-[.G$2])/16384; 0)" office:value-type="float" office:value="0.256207755442416">
            <text:p>0.256</text:p>
          </table:table-cell>
          <table:table-cell table:formula="of:=SQRT([.I327]*[.I327]+[.J327]*[.J327]+[.K327]*[.K327])" office:value-type="float" office:value="0.506767470640143">
            <text:p>0.51</text:p>
          </table:table-cell>
          <table:table-cell table:formula="of:=SQRT([.L327]*0.75*9.8)" office:value-type="float" office:value="1.92995878432806">
            <text:p>1.9299587843</text:p>
          </table:table-cell>
          <table:table-cell table:formula="of:=[.N326]+0.1*[.M327]" office:value-type="float" office:value="21.1854208205632">
            <text:p>21.1854208206</text:p>
          </table:table-cell>
        </table:table-row>
        <table:table-row table:style-name="ro2">
          <table:table-cell office:value-type="float" office:value="24656">
            <text:p>24656</text:p>
          </table:table-cell>
          <table:table-cell office:value-type="float" office:value="-1988">
            <text:p>-1988</text:p>
          </table:table-cell>
          <table:table-cell office:value-type="float" office:value="1864">
            <text:p>1864</text:p>
          </table:table-cell>
          <table:table-cell table:number-columns-repeated="5"/>
          <table:table-cell table:formula="of:=IF(ABS(([.A328]-[.E$2])/16384) &gt; 0.05; ([.A328]-[.E$2])/16384; 0)" office:value-type="float" office:value="0.506465611832865">
            <text:p>0.506</text:p>
          </table:table-cell>
          <table:table-cell table:formula="of:=IF(ABS(([.B328]-[.F$2])/16384) &gt; 0.1; ([.B328]-[.F$2])/16384; 0)" office:value-type="float" office:value="0">
            <text:p>0.000</text:p>
          </table:table-cell>
          <table:table-cell table:formula="of:=IF(ABS(([.C328]-[.G$2])/16384) &gt; 0.1; ([.C328]-[.G$2])/16384; 0)" office:value-type="float" office:value="0.162457755442416">
            <text:p>0.162</text:p>
          </table:table-cell>
          <table:table-cell table:formula="of:=SQRT([.I328]*[.I328]+[.J328]*[.J328]+[.K328]*[.K328])" office:value-type="float" office:value="0.531883387851723">
            <text:p>0.53</text:p>
          </table:table-cell>
          <table:table-cell table:formula="of:=SQRT([.L328]*0.75*9.8)" office:value-type="float" office:value="1.97720583164985">
            <text:p>1.9772058316</text:p>
          </table:table-cell>
          <table:table-cell table:formula="of:=[.N327]+0.1*[.M328]" office:value-type="float" office:value="21.3831414037282">
            <text:p>21.3831414037</text:p>
          </table:table-cell>
        </table:table-row>
        <table:table-row table:style-name="ro2">
          <table:table-cell office:value-type="float" office:value="14092">
            <text:p>14092</text:p>
          </table:table-cell>
          <table:table-cell office:value-type="float" office:value="-1776">
            <text:p>-1776</text:p>
          </table:table-cell>
          <table:table-cell office:value-type="float" office:value="3192">
            <text:p>3192</text:p>
          </table:table-cell>
          <table:table-cell table:number-columns-repeated="5"/>
          <table:table-cell table:formula="of:=IF(ABS(([.A329]-[.E$2])/16384) &gt; 0.05; ([.A329]-[.E$2])/16384; 0)" office:value-type="float" office:value="-0.138309778792135">
            <text:p>-0.138</text:p>
          </table:table-cell>
          <table:table-cell table:formula="of:=IF(ABS(([.B329]-[.F$2])/16384) &gt; 0.1; ([.B329]-[.F$2])/16384; 0)" office:value-type="float" office:value="0">
            <text:p>0.000</text:p>
          </table:table-cell>
          <table:table-cell table:formula="of:=IF(ABS(([.C329]-[.G$2])/16384) &gt; 0.1; ([.C329]-[.G$2])/16384; 0)" office:value-type="float" office:value="0.243512442942416">
            <text:p>0.244</text:p>
          </table:table-cell>
          <table:table-cell table:formula="of:=SQRT([.I329]*[.I329]+[.J329]*[.J329]+[.K329]*[.K329])" office:value-type="float" office:value="0.280049825526303">
            <text:p>0.28</text:p>
          </table:table-cell>
          <table:table-cell table:formula="of:=SQRT([.L329]*0.75*9.8)" office:value-type="float" office:value="1.43470074148525">
            <text:p>1.4347007415</text:p>
          </table:table-cell>
          <table:table-cell table:formula="of:=[.N328]+0.1*[.M329]" office:value-type="float" office:value="21.5266114778767">
            <text:p>21.5266114779</text:p>
          </table:table-cell>
        </table:table-row>
        <table:table-row table:style-name="ro2">
          <table:table-cell office:value-type="float" office:value="10368">
            <text:p>10368</text:p>
          </table:table-cell>
          <table:table-cell office:value-type="float" office:value="-8228">
            <text:p>-8228</text:p>
          </table:table-cell>
          <table:table-cell office:value-type="float" office:value="-4836">
            <text:p>-4836</text:p>
          </table:table-cell>
          <table:table-cell table:number-columns-repeated="5"/>
          <table:table-cell table:formula="of:=IF(ABS(([.A330]-[.E$2])/16384) &gt; 0.05; ([.A330]-[.E$2])/16384; 0)" office:value-type="float" office:value="-0.365604700667135">
            <text:p>-0.366</text:p>
          </table:table-cell>
          <table:table-cell table:formula="of:=IF(ABS(([.B330]-[.F$2])/16384) &gt; 0.1; ([.B330]-[.F$2])/16384; 0)" office:value-type="float" office:value="-0.363215414325843">
            <text:p>-0.363</text:p>
          </table:table-cell>
          <table:table-cell table:formula="of:=IF(ABS(([.C330]-[.G$2])/16384) &gt; 0.1; ([.C330]-[.G$2])/16384; 0)" office:value-type="float" office:value="-0.246477791432584">
            <text:p>-0.246</text:p>
          </table:table-cell>
          <table:table-cell table:formula="of:=SQRT([.I330]*[.I330]+[.J330]*[.J330]+[.K330]*[.K330])" office:value-type="float" office:value="0.571264856282341">
            <text:p>0.57</text:p>
          </table:table-cell>
          <table:table-cell table:formula="of:=SQRT([.L330]*0.75*9.8)" office:value-type="float" office:value="2.04909655547883">
            <text:p>2.0490965555</text:p>
          </table:table-cell>
          <table:table-cell table:formula="of:=[.N329]+0.1*[.M330]" office:value-type="float" office:value="21.7315211334246">
            <text:p>21.7315211334</text:p>
          </table:table-cell>
        </table:table-row>
        <table:table-row table:style-name="ro2">
          <table:table-cell office:value-type="float" office:value="22676">
            <text:p>22676</text:p>
          </table:table-cell>
          <table:table-cell office:value-type="float" office:value="-10904">
            <text:p>-10904</text:p>
          </table:table-cell>
          <table:table-cell office:value-type="float" office:value="-1868">
            <text:p>-1868</text:p>
          </table:table-cell>
          <table:table-cell table:number-columns-repeated="5"/>
          <table:table-cell table:formula="of:=IF(ABS(([.A331]-[.E$2])/16384) &gt; 0.05; ([.A331]-[.E$2])/16384; 0)" office:value-type="float" office:value="0.385616002457865">
            <text:p>0.386</text:p>
          </table:table-cell>
          <table:table-cell table:formula="of:=IF(ABS(([.B331]-[.F$2])/16384) &gt; 0.1; ([.B331]-[.F$2])/16384; 0)" office:value-type="float" office:value="-0.526545492450843">
            <text:p>-0.527</text:p>
          </table:table-cell>
          <table:table-cell table:formula="of:=IF(ABS(([.C331]-[.G$2])/16384) &gt; 0.1; ([.C331]-[.G$2])/16384; 0)" office:value-type="float" office:value="0">
            <text:p>0.000</text:p>
          </table:table-cell>
          <table:table-cell table:formula="of:=SQRT([.I331]*[.I331]+[.J331]*[.J331]+[.K331]*[.K331])" office:value-type="float" office:value="0.652648340970759">
            <text:p>0.65</text:p>
          </table:table-cell>
          <table:table-cell table:formula="of:=SQRT([.L331]*0.75*9.8)" office:value-type="float" office:value="2.19019754956832">
            <text:p>2.1901975496</text:p>
          </table:table-cell>
          <table:table-cell table:formula="of:=[.N330]+0.1*[.M331]" office:value-type="float" office:value="21.9505408883814">
            <text:p>21.9505408884</text:p>
          </table:table-cell>
        </table:table-row>
        <table:table-row table:style-name="ro2">
          <table:table-cell office:value-type="float" office:value="22948">
            <text:p>22948</text:p>
          </table:table-cell>
          <table:table-cell office:value-type="float" office:value="-8276">
            <text:p>-8276</text:p>
          </table:table-cell>
          <table:table-cell office:value-type="float" office:value="-6648">
            <text:p>-6648</text:p>
          </table:table-cell>
          <table:table-cell table:number-columns-repeated="5"/>
          <table:table-cell table:formula="of:=IF(ABS(([.A332]-[.E$2])/16384) &gt; 0.05; ([.A332]-[.E$2])/16384; 0)" office:value-type="float" office:value="0.402217564957865">
            <text:p>0.402</text:p>
          </table:table-cell>
          <table:table-cell table:formula="of:=IF(ABS(([.B332]-[.F$2])/16384) &gt; 0.1; ([.B332]-[.F$2])/16384; 0)" office:value-type="float" office:value="-0.366145101825843">
            <text:p>-0.366</text:p>
          </table:table-cell>
          <table:table-cell table:formula="of:=IF(ABS(([.C332]-[.G$2])/16384) &gt; 0.1; ([.C332]-[.G$2])/16384; 0)" office:value-type="float" office:value="-0.357073494557584">
            <text:p>-0.357</text:p>
          </table:table-cell>
          <table:table-cell table:formula="of:=SQRT([.I332]*[.I332]+[.J332]*[.J332]+[.K332]*[.K332])" office:value-type="float" office:value="0.650647896843797">
            <text:p>0.65</text:p>
          </table:table-cell>
          <table:table-cell table:formula="of:=SQRT([.L332]*0.75*9.8)" office:value-type="float" office:value="2.18683836663845">
            <text:p>2.1868383666</text:p>
          </table:table-cell>
          <table:table-cell table:formula="of:=[.N331]+0.1*[.M332]" office:value-type="float" office:value="22.1692247250453">
            <text:p>22.169224725</text:p>
          </table:table-cell>
        </table:table-row>
        <table:table-row table:style-name="ro2">
          <table:table-cell office:value-type="float" office:value="13944">
            <text:p>13944</text:p>
          </table:table-cell>
          <table:table-cell office:value-type="float" office:value="2152">
            <text:p>2152</text:p>
          </table:table-cell>
          <table:table-cell office:value-type="float" office:value="-4972">
            <text:p>-4972</text:p>
          </table:table-cell>
          <table:table-cell table:number-columns-repeated="5"/>
          <table:table-cell table:formula="of:=IF(ABS(([.A333]-[.E$2])/16384) &gt; 0.05; ([.A333]-[.E$2])/16384; 0)" office:value-type="float" office:value="-0.147342981917135">
            <text:p>-0.147</text:p>
          </table:table-cell>
          <table:table-cell table:formula="of:=IF(ABS(([.B333]-[.F$2])/16384) &gt; 0.1; ([.B333]-[.F$2])/16384; 0)" office:value-type="float" office:value="0.270329507549157">
            <text:p>0.270</text:p>
          </table:table-cell>
          <table:table-cell table:formula="of:=IF(ABS(([.C333]-[.G$2])/16384) &gt; 0.1; ([.C333]-[.G$2])/16384; 0)" office:value-type="float" office:value="-0.254778572682584">
            <text:p>-0.255</text:p>
          </table:table-cell>
          <table:table-cell table:formula="of:=SQRT([.I333]*[.I333]+[.J333]*[.J333]+[.K333]*[.K333])" office:value-type="float" office:value="0.399624971780015">
            <text:p>0.40</text:p>
          </table:table-cell>
          <table:table-cell table:formula="of:=SQRT([.L333]*0.75*9.8)" office:value-type="float" office:value="1.71383883214937">
            <text:p>1.7138388321</text:p>
          </table:table-cell>
          <table:table-cell table:formula="of:=[.N332]+0.1*[.M333]" office:value-type="float" office:value="22.3406086082602">
            <text:p>22.3406086083</text:p>
          </table:table-cell>
        </table:table-row>
        <table:table-row table:style-name="ro2">
          <table:table-cell office:value-type="float" office:value="17112">
            <text:p>17112</text:p>
          </table:table-cell>
          <table:table-cell office:value-type="float" office:value="5704">
            <text:p>5704</text:p>
          </table:table-cell>
          <table:table-cell office:value-type="float" office:value="-4748">
            <text:p>-4748</text:p>
          </table:table-cell>
          <table:table-cell table:number-columns-repeated="5"/>
          <table:table-cell table:formula="of:=IF(ABS(([.A334]-[.E$2])/16384) &gt; 0.05; ([.A334]-[.E$2])/16384; 0)" office:value-type="float" office:value="0">
            <text:p>0.000</text:p>
          </table:table-cell>
          <table:table-cell table:formula="of:=IF(ABS(([.B334]-[.F$2])/16384) &gt; 0.1; ([.B334]-[.F$2])/16384; 0)" office:value-type="float" office:value="0.487126382549157">
            <text:p>0.487</text:p>
          </table:table-cell>
          <table:table-cell table:formula="of:=IF(ABS(([.C334]-[.G$2])/16384) &gt; 0.1; ([.C334]-[.G$2])/16384; 0)" office:value-type="float" office:value="-0.241106697682584">
            <text:p>-0.241</text:p>
          </table:table-cell>
          <table:table-cell table:formula="of:=SQRT([.I334]*[.I334]+[.J334]*[.J334]+[.K334]*[.K334])" office:value-type="float" office:value="0.543529716062359">
            <text:p>0.54</text:p>
          </table:table-cell>
          <table:table-cell table:formula="of:=SQRT([.L334]*0.75*9.8)" office:value-type="float" office:value="1.99873545349512">
            <text:p>1.9987354535</text:p>
          </table:table-cell>
          <table:table-cell table:formula="of:=[.N333]+0.1*[.M334]" office:value-type="float" office:value="22.5404821536097">
            <text:p>22.5404821536</text:p>
          </table:table-cell>
        </table:table-row>
        <table:table-row table:style-name="ro2">
          <table:table-cell office:value-type="float" office:value="13472">
            <text:p>13472</text:p>
          </table:table-cell>
          <table:table-cell office:value-type="float" office:value="-2616">
            <text:p>-2616</text:p>
          </table:table-cell>
          <table:table-cell office:value-type="float" office:value="2924">
            <text:p>2924</text:p>
          </table:table-cell>
          <table:table-cell table:number-columns-repeated="5"/>
          <table:table-cell table:formula="of:=IF(ABS(([.A335]-[.E$2])/16384) &gt; 0.05; ([.A335]-[.E$2])/16384; 0)" office:value-type="float" office:value="-0.176151575667135">
            <text:p>-0.176</text:p>
          </table:table-cell>
          <table:table-cell table:formula="of:=IF(ABS(([.B335]-[.F$2])/16384) &gt; 0.1; ([.B335]-[.F$2])/16384; 0)" office:value-type="float" office:value="0">
            <text:p>0.000</text:p>
          </table:table-cell>
          <table:table-cell table:formula="of:=IF(ABS(([.C335]-[.G$2])/16384) &gt; 0.1; ([.C335]-[.G$2])/16384; 0)" office:value-type="float" office:value="0.227155021067416">
            <text:p>0.227</text:p>
          </table:table-cell>
          <table:table-cell table:formula="of:=SQRT([.I335]*[.I335]+[.J335]*[.J335]+[.K335]*[.K335])" office:value-type="float" office:value="0.287452224215003">
            <text:p>0.29</text:p>
          </table:table-cell>
          <table:table-cell table:formula="of:=SQRT([.L335]*0.75*9.8)" office:value-type="float" office:value="1.45353838889115">
            <text:p>1.4535383889</text:p>
          </table:table-cell>
          <table:table-cell table:formula="of:=[.N334]+0.1*[.M335]" office:value-type="float" office:value="22.6858359924988">
            <text:p>22.6858359925</text:p>
          </table:table-cell>
        </table:table-row>
        <table:table-row table:style-name="ro2">
          <table:table-cell office:value-type="float" office:value="16244">
            <text:p>16244</text:p>
          </table:table-cell>
          <table:table-cell office:value-type="float" office:value="-4680">
            <text:p>-4680</text:p>
          </table:table-cell>
          <table:table-cell office:value-type="float" office:value="1072">
            <text:p>1072</text:p>
          </table:table-cell>
          <table:table-cell table:number-columns-repeated="5"/>
          <table:table-cell table:formula="of:=IF(ABS(([.A336]-[.E$2])/16384) &gt; 0.05; ([.A336]-[.E$2])/16384; 0)" office:value-type="float" office:value="0">
            <text:p>0.000</text:p>
          </table:table-cell>
          <table:table-cell table:formula="of:=IF(ABS(([.B336]-[.F$2])/16384) &gt; 0.1; ([.B336]-[.F$2])/16384; 0)" office:value-type="float" office:value="-0.146662679950843">
            <text:p>-0.147</text:p>
          </table:table-cell>
          <table:table-cell table:formula="of:=IF(ABS(([.C336]-[.G$2])/16384) &gt; 0.1; ([.C336]-[.G$2])/16384; 0)" office:value-type="float" office:value="0.114117911692416">
            <text:p>0.114</text:p>
          </table:table-cell>
          <table:table-cell table:formula="of:=SQRT([.I336]*[.I336]+[.J336]*[.J336]+[.K336]*[.K336])" office:value-type="float" office:value="0.185830136036654">
            <text:p>0.19</text:p>
          </table:table-cell>
          <table:table-cell table:formula="of:=SQRT([.L336]*0.75*9.8)" office:value-type="float" office:value="1.16869649604566">
            <text:p>1.168696496</text:p>
          </table:table-cell>
          <table:table-cell table:formula="of:=[.N335]+0.1*[.M336]" office:value-type="float" office:value="22.8027056421034">
            <text:p>22.8027056421</text:p>
          </table:table-cell>
        </table:table-row>
        <table:table-row table:style-name="ro2">
          <table:table-cell office:value-type="float" office:value="16316">
            <text:p>16316</text:p>
          </table:table-cell>
          <table:table-cell office:value-type="float" office:value="-3364">
            <text:p>-3364</text:p>
          </table:table-cell>
          <table:table-cell office:value-type="float" office:value="-2564">
            <text:p>-2564</text:p>
          </table:table-cell>
          <table:table-cell table:number-columns-repeated="5"/>
          <table:table-cell table:formula="of:=IF(ABS(([.A337]-[.E$2])/16384) &gt; 0.05; ([.A337]-[.E$2])/16384; 0)" office:value-type="float" office:value="0">
            <text:p>0.000</text:p>
          </table:table-cell>
          <table:table-cell table:formula="of:=IF(ABS(([.B337]-[.F$2])/16384) &gt; 0.1; ([.B337]-[.F$2])/16384; 0)" office:value-type="float" office:value="0">
            <text:p>0.000</text:p>
          </table:table-cell>
          <table:table-cell table:formula="of:=IF(ABS(([.C337]-[.G$2])/16384) &gt; 0.1; ([.C337]-[.G$2])/16384; 0)" office:value-type="float" office:value="-0.107805916432584">
            <text:p>-0.108</text:p>
          </table:table-cell>
          <table:table-cell table:formula="of:=SQRT([.I337]*[.I337]+[.J337]*[.J337]+[.K337]*[.K337])" office:value-type="float" office:value="0.107805916432584">
            <text:p>0.11</text:p>
          </table:table-cell>
          <table:table-cell table:formula="of:=SQRT([.L337]*0.75*9.8)" office:value-type="float" office:value="0.89015363043662">
            <text:p>0.8901536304</text:p>
          </table:table-cell>
          <table:table-cell table:formula="of:=[.N336]+0.1*[.M337]" office:value-type="float" office:value="22.8917210051471">
            <text:p>22.8917210051</text:p>
          </table:table-cell>
        </table:table-row>
        <table:table-row table:style-name="ro2">
          <table:table-cell office:value-type="float" office:value="16592">
            <text:p>16592</text:p>
          </table:table-cell>
          <table:table-cell office:value-type="float" office:value="-3000">
            <text:p>-3000</text:p>
          </table:table-cell>
          <table:table-cell office:value-type="float" office:value="-1728">
            <text:p>-1728</text:p>
          </table:table-cell>
          <table:table-cell table:number-columns-repeated="5"/>
          <table:table-cell table:formula="of:=IF(ABS(([.A338]-[.E$2])/16384) &gt; 0.05; ([.A338]-[.E$2])/16384; 0)" office:value-type="float" office:value="0">
            <text:p>0.000</text:p>
          </table:table-cell>
          <table:table-cell table:formula="of:=IF(ABS(([.B338]-[.F$2])/16384) &gt; 0.1; ([.B338]-[.F$2])/16384; 0)" office:value-type="float" office:value="0">
            <text:p>0.000</text:p>
          </table:table-cell>
          <table:table-cell table:formula="of:=IF(ABS(([.C338]-[.G$2])/16384) &gt; 0.1; ([.C338]-[.G$2])/16384; 0)" office:value-type="float" office:value="0">
            <text:p>0.000</text:p>
          </table:table-cell>
          <table:table-cell table:formula="of:=SQRT([.I338]*[.I338]+[.J338]*[.J338]+[.K338]*[.K338])" office:value-type="float" office:value="0">
            <text:p>0.00</text:p>
          </table:table-cell>
          <table:table-cell table:formula="of:=SQRT([.L338]*0.75*9.8)" office:value-type="float" office:value="0">
            <text:p>0</text:p>
          </table:table-cell>
          <table:table-cell table:formula="of:=[.N337]+0.1*[.M338]" office:value-type="float" office:value="22.8917210051471">
            <text:p>22.8917210051</text:p>
          </table:table-cell>
        </table:table-row>
        <table:table-row table:style-name="ro2">
          <table:table-cell office:value-type="float" office:value="15796">
            <text:p>15796</text:p>
          </table:table-cell>
          <table:table-cell office:value-type="float" office:value="-2924">
            <text:p>-2924</text:p>
          </table:table-cell>
          <table:table-cell office:value-type="float" office:value="3088">
            <text:p>3088</text:p>
          </table:table-cell>
          <table:table-cell table:number-columns-repeated="5"/>
          <table:table-cell table:formula="of:=IF(ABS(([.A339]-[.E$2])/16384) &gt; 0.05; ([.A339]-[.E$2])/16384; 0)" office:value-type="float" office:value="0">
            <text:p>0.000</text:p>
          </table:table-cell>
          <table:table-cell table:formula="of:=IF(ABS(([.B339]-[.F$2])/16384) &gt; 0.1; ([.B339]-[.F$2])/16384; 0)" office:value-type="float" office:value="0">
            <text:p>0.000</text:p>
          </table:table-cell>
          <table:table-cell table:formula="of:=IF(ABS(([.C339]-[.G$2])/16384) &gt; 0.1; ([.C339]-[.G$2])/16384; 0)" office:value-type="float" office:value="0.237164786692416">
            <text:p>0.237</text:p>
          </table:table-cell>
          <table:table-cell table:formula="of:=SQRT([.I339]*[.I339]+[.J339]*[.J339]+[.K339]*[.K339])" office:value-type="float" office:value="0.237164786692416">
            <text:p>0.24</text:p>
          </table:table-cell>
          <table:table-cell table:formula="of:=SQRT([.L339]*0.75*9.8)" office:value-type="float" office:value="1.32028829510424">
            <text:p>1.3202882951</text:p>
          </table:table-cell>
          <table:table-cell table:formula="of:=[.N338]+0.1*[.M339]" office:value-type="float" office:value="23.0237498346575">
            <text:p>23.0237498347</text:p>
          </table:table-cell>
        </table:table-row>
        <table:table-row table:style-name="ro2">
          <table:table-cell office:value-type="float" office:value="18208">
            <text:p>18208</text:p>
          </table:table-cell>
          <table:table-cell office:value-type="float" office:value="-4504">
            <text:p>-4504</text:p>
          </table:table-cell>
          <table:table-cell office:value-type="float" office:value="-172">
            <text:p>-172</text:p>
          </table:table-cell>
          <table:table-cell table:number-columns-repeated="5"/>
          <table:table-cell table:formula="of:=IF(ABS(([.A340]-[.E$2])/16384) &gt; 0.05; ([.A340]-[.E$2])/16384; 0)" office:value-type="float" office:value="0.112910924332865">
            <text:p>0.113</text:p>
          </table:table-cell>
          <table:table-cell table:formula="of:=IF(ABS(([.B340]-[.F$2])/16384) &gt; 0.1; ([.B340]-[.F$2])/16384; 0)" office:value-type="float" office:value="-0.135920492450843">
            <text:p>-0.136</text:p>
          </table:table-cell>
          <table:table-cell table:formula="of:=IF(ABS(([.C340]-[.G$2])/16384) &gt; 0.1; ([.C340]-[.G$2])/16384; 0)" office:value-type="float" office:value="0">
            <text:p>0.000</text:p>
          </table:table-cell>
          <table:table-cell table:formula="of:=SQRT([.I340]*[.I340]+[.J340]*[.J340]+[.K340]*[.K340])" office:value-type="float" office:value="0.176701038768259">
            <text:p>0.18</text:p>
          </table:table-cell>
          <table:table-cell table:formula="of:=SQRT([.L340]*0.75*9.8)" office:value-type="float" office:value="1.13962828806006">
            <text:p>1.1396282881</text:p>
          </table:table-cell>
          <table:table-cell table:formula="of:=[.N339]+0.1*[.M340]" office:value-type="float" office:value="23.1377126634635">
            <text:p>23.1377126635</text:p>
          </table:table-cell>
        </table:table-row>
        <table:table-row table:style-name="ro2">
          <table:table-cell office:value-type="float" office:value="26288">
            <text:p>26288</text:p>
          </table:table-cell>
          <table:table-cell office:value-type="float" office:value="-4796">
            <text:p>-4796</text:p>
          </table:table-cell>
          <table:table-cell office:value-type="float" office:value="2180">
            <text:p>2180</text:p>
          </table:table-cell>
          <table:table-cell table:number-columns-repeated="5"/>
          <table:table-cell table:formula="of:=IF(ABS(([.A341]-[.E$2])/16384) &gt; 0.05; ([.A341]-[.E$2])/16384; 0)" office:value-type="float" office:value="0.606074986832865">
            <text:p>0.606</text:p>
          </table:table-cell>
          <table:table-cell table:formula="of:=IF(ABS(([.B341]-[.F$2])/16384) &gt; 0.1; ([.B341]-[.F$2])/16384; 0)" office:value-type="float" office:value="-0.153742758075843">
            <text:p>-0.154</text:p>
          </table:table-cell>
          <table:table-cell table:formula="of:=IF(ABS(([.C341]-[.G$2])/16384) &gt; 0.1; ([.C341]-[.G$2])/16384; 0)" office:value-type="float" office:value="0.181744864817416">
            <text:p>0.182</text:p>
          </table:table-cell>
          <table:table-cell table:formula="of:=SQRT([.I341]*[.I341]+[.J341]*[.J341]+[.K341]*[.K341])" office:value-type="float" office:value="0.651148923989532">
            <text:p>0.65</text:p>
          </table:table-cell>
          <table:table-cell table:formula="of:=SQRT([.L341]*0.75*9.8)" office:value-type="float" office:value="2.18768018488148">
            <text:p>2.1876801849</text:p>
          </table:table-cell>
          <table:table-cell table:formula="of:=[.N340]+0.1*[.M341]" office:value-type="float" office:value="23.3564806819516">
            <text:p>23.356480682</text:p>
          </table:table-cell>
        </table:table-row>
        <table:table-row table:style-name="ro2">
          <table:table-cell office:value-type="float" office:value="16184">
            <text:p>16184</text:p>
          </table:table-cell>
          <table:table-cell office:value-type="float" office:value="-7212">
            <text:p>-7212</text:p>
          </table:table-cell>
          <table:table-cell office:value-type="float" office:value="-7328">
            <text:p>-7328</text:p>
          </table:table-cell>
          <table:table-cell table:number-columns-repeated="5"/>
          <table:table-cell table:formula="of:=IF(ABS(([.A342]-[.E$2])/16384) &gt; 0.05; ([.A342]-[.E$2])/16384; 0)" office:value-type="float" office:value="0">
            <text:p>0.000</text:p>
          </table:table-cell>
          <table:table-cell table:formula="of:=IF(ABS(([.B342]-[.F$2])/16384) &gt; 0.1; ([.B342]-[.F$2])/16384; 0)" office:value-type="float" office:value="-0.301203695575843">
            <text:p>-0.301</text:p>
          </table:table-cell>
          <table:table-cell table:formula="of:=IF(ABS(([.C342]-[.G$2])/16384) &gt; 0.1; ([.C342]-[.G$2])/16384; 0)" office:value-type="float" office:value="-0.398577400807584">
            <text:p>-0.399</text:p>
          </table:table-cell>
          <table:table-cell table:formula="of:=SQRT([.I342]*[.I342]+[.J342]*[.J342]+[.K342]*[.K342])" office:value-type="float" office:value="0.499587440457699">
            <text:p>0.50</text:p>
          </table:table-cell>
          <table:table-cell table:formula="of:=SQRT([.L342]*0.75*9.8)" office:value-type="float" office:value="1.91623789946971">
            <text:p>1.9162378995</text:p>
          </table:table-cell>
          <table:table-cell table:formula="of:=[.N341]+0.1*[.M342]" office:value-type="float" office:value="23.5481044718986">
            <text:p>23.5481044719</text:p>
          </table:table-cell>
        </table:table-row>
        <table:table-row table:style-name="ro2">
          <table:table-cell office:value-type="float" office:value="7108">
            <text:p>7108</text:p>
          </table:table-cell>
          <table:table-cell office:value-type="float" office:value="-4548">
            <text:p>-4548</text:p>
          </table:table-cell>
          <table:table-cell office:value-type="float" office:value="-4192">
            <text:p>-4192</text:p>
          </table:table-cell>
          <table:table-cell table:number-columns-repeated="5"/>
          <table:table-cell table:formula="of:=IF(ABS(([.A343]-[.E$2])/16384) &gt; 0.05; ([.A343]-[.E$2])/16384; 0)" office:value-type="float" office:value="-0.564579310042135">
            <text:p>-0.565</text:p>
          </table:table-cell>
          <table:table-cell table:formula="of:=IF(ABS(([.B343]-[.F$2])/16384) &gt; 0.1; ([.B343]-[.F$2])/16384; 0)" office:value-type="float" office:value="-0.138606039325843">
            <text:p>-0.139</text:p>
          </table:table-cell>
          <table:table-cell table:formula="of:=IF(ABS(([.C343]-[.G$2])/16384) &gt; 0.1; ([.C343]-[.G$2])/16384; 0)" office:value-type="float" office:value="-0.207171150807584">
            <text:p>-0.207</text:p>
          </table:table-cell>
          <table:table-cell table:formula="of:=SQRT([.I343]*[.I343]+[.J343]*[.J343]+[.K343]*[.K343])" office:value-type="float" office:value="0.617155828938032">
            <text:p>0.62</text:p>
          </table:table-cell>
          <table:table-cell table:formula="of:=SQRT([.L343]*0.75*9.8)" office:value-type="float" office:value="2.12981110493267">
            <text:p>2.1298111049</text:p>
          </table:table-cell>
          <table:table-cell table:formula="of:=[.N342]+0.1*[.M343]" office:value-type="float" office:value="23.7610855823919">
            <text:p>23.7610855824</text:p>
          </table:table-cell>
        </table:table-row>
        <table:table-row table:style-name="ro2">
          <table:table-cell office:value-type="float" office:value="15204">
            <text:p>15204</text:p>
          </table:table-cell>
          <table:table-cell office:value-type="float" office:value="-4824">
            <text:p>-4824</text:p>
          </table:table-cell>
          <table:table-cell office:value-type="float" office:value="-5628">
            <text:p>-5628</text:p>
          </table:table-cell>
          <table:table-cell table:number-columns-repeated="5"/>
          <table:table-cell table:formula="of:=IF(ABS(([.A344]-[.E$2])/16384) &gt; 0.05; ([.A344]-[.E$2])/16384; 0)" office:value-type="float" office:value="-0.0704386850421348">
            <text:p>-0.070</text:p>
          </table:table-cell>
          <table:table-cell table:formula="of:=IF(ABS(([.B344]-[.F$2])/16384) &gt; 0.1; ([.B344]-[.F$2])/16384; 0)" office:value-type="float" office:value="-0.155451742450843">
            <text:p>-0.155</text:p>
          </table:table-cell>
          <table:table-cell table:formula="of:=IF(ABS(([.C344]-[.G$2])/16384) &gt; 0.1; ([.C344]-[.G$2])/16384; 0)" office:value-type="float" office:value="-0.294817635182584">
            <text:p>-0.295</text:p>
          </table:table-cell>
          <table:table-cell table:formula="of:=SQRT([.I344]*[.I344]+[.J344]*[.J344]+[.K344]*[.K344])" office:value-type="float" office:value="0.340652741947162">
            <text:p>0.34</text:p>
          </table:table-cell>
          <table:table-cell table:formula="of:=SQRT([.L344]*0.75*9.8)" office:value-type="float" office:value="1.58233929778402">
            <text:p>1.5823392978</text:p>
          </table:table-cell>
          <table:table-cell table:formula="of:=[.N343]+0.1*[.M344]" office:value-type="float" office:value="23.9193195121703">
            <text:p>23.9193195122</text:p>
          </table:table-cell>
        </table:table-row>
        <table:table-row table:style-name="ro2">
          <table:table-cell office:value-type="float" office:value="25380">
            <text:p>25380</text:p>
          </table:table-cell>
          <table:table-cell office:value-type="float" office:value="-11444">
            <text:p>-11444</text:p>
          </table:table-cell>
          <table:table-cell office:value-type="float" office:value="-10680">
            <text:p>-10680</text:p>
          </table:table-cell>
          <table:table-cell table:number-columns-repeated="5"/>
          <table:table-cell table:formula="of:=IF(ABS(([.A345]-[.E$2])/16384) &gt; 0.05; ([.A345]-[.E$2])/16384; 0)" office:value-type="float" office:value="0.550655064957865">
            <text:p>0.551</text:p>
          </table:table-cell>
          <table:table-cell table:formula="of:=IF(ABS(([.B345]-[.F$2])/16384) &gt; 0.1; ([.B345]-[.F$2])/16384; 0)" office:value-type="float" office:value="-0.559504476825843">
            <text:p>-0.560</text:p>
          </table:table-cell>
          <table:table-cell table:formula="of:=IF(ABS(([.C345]-[.G$2])/16384) &gt; 0.1; ([.C345]-[.G$2])/16384; 0)" office:value-type="float" office:value="-0.603167244557584">
            <text:p>-0.603</text:p>
          </table:table-cell>
          <table:table-cell table:formula="of:=SQRT([.I345]*[.I345]+[.J345]*[.J345]+[.K345]*[.K345])" office:value-type="float" office:value="0.989988376224236">
            <text:p>0.99</text:p>
          </table:table-cell>
          <table:table-cell table:formula="of:=SQRT([.L345]*0.75*9.8)" office:value-type="float" office:value="2.69748300555316">
            <text:p>2.6974830056</text:p>
          </table:table-cell>
          <table:table-cell table:formula="of:=[.N344]+0.1*[.M345]" office:value-type="float" office:value="24.1890678127256">
            <text:p>24.1890678127</text:p>
          </table:table-cell>
        </table:table-row>
        <table:table-row table:style-name="ro2">
          <table:table-cell office:value-type="float" office:value="10004">
            <text:p>10004</text:p>
          </table:table-cell>
          <table:table-cell office:value-type="float" office:value="-3960">
            <text:p>-3960</text:p>
          </table:table-cell>
          <table:table-cell office:value-type="float" office:value="-8912">
            <text:p>-8912</text:p>
          </table:table-cell>
          <table:table-cell table:number-columns-repeated="5"/>
          <table:table-cell table:formula="of:=IF(ABS(([.A346]-[.E$2])/16384) &gt; 0.05; ([.A346]-[.E$2])/16384; 0)" office:value-type="float" office:value="-0.387821497542135">
            <text:p>-0.388</text:p>
          </table:table-cell>
          <table:table-cell table:formula="of:=IF(ABS(([.B346]-[.F$2])/16384) &gt; 0.1; ([.B346]-[.F$2])/16384; 0)" office:value-type="float" office:value="-0.102717367450843">
            <text:p>-0.103</text:p>
          </table:table-cell>
          <table:table-cell table:formula="of:=IF(ABS(([.C346]-[.G$2])/16384) &gt; 0.1; ([.C346]-[.G$2])/16384; 0)" office:value-type="float" office:value="-0.495257088307584">
            <text:p>-0.495</text:p>
          </table:table-cell>
          <table:table-cell table:formula="of:=SQRT([.I346]*[.I346]+[.J346]*[.J346]+[.K346]*[.K346])" office:value-type="float" office:value="0.637366421339218">
            <text:p>0.64</text:p>
          </table:table-cell>
          <table:table-cell table:formula="of:=SQRT([.L346]*0.75*9.8)" office:value-type="float" office:value="2.16440365848038">
            <text:p>2.1644036585</text:p>
          </table:table-cell>
          <table:table-cell table:formula="of:=[.N345]+0.1*[.M346]" office:value-type="float" office:value="24.4055081785736">
            <text:p>24.4055081786</text:p>
          </table:table-cell>
        </table:table-row>
        <table:table-row table:style-name="ro2">
          <table:table-cell office:value-type="float" office:value="10388">
            <text:p>10388</text:p>
          </table:table-cell>
          <table:table-cell office:value-type="float" office:value="4648">
            <text:p>4648</text:p>
          </table:table-cell>
          <table:table-cell office:value-type="float" office:value="-4112">
            <text:p>-4112</text:p>
          </table:table-cell>
          <table:table-cell table:number-columns-repeated="5"/>
          <table:table-cell table:formula="of:=IF(ABS(([.A347]-[.E$2])/16384) &gt; 0.05; ([.A347]-[.E$2])/16384; 0)" office:value-type="float" office:value="-0.364383997542135">
            <text:p>-0.364</text:p>
          </table:table-cell>
          <table:table-cell table:formula="of:=IF(ABS(([.B347]-[.F$2])/16384) &gt; 0.1; ([.B347]-[.F$2])/16384; 0)" office:value-type="float" office:value="0.422673257549157">
            <text:p>0.423</text:p>
          </table:table-cell>
          <table:table-cell table:formula="of:=IF(ABS(([.C347]-[.G$2])/16384) &gt; 0.1; ([.C347]-[.G$2])/16384; 0)" office:value-type="float" office:value="-0.202288338307584">
            <text:p>-0.202</text:p>
          </table:table-cell>
          <table:table-cell table:formula="of:=SQRT([.I347]*[.I347]+[.J347]*[.J347]+[.K347]*[.K347])" office:value-type="float" office:value="0.593589885465754">
            <text:p>0.59</text:p>
          </table:table-cell>
          <table:table-cell table:formula="of:=SQRT([.L347]*0.75*9.8)" office:value-type="float" office:value="2.08875217729947">
            <text:p>2.0887521773</text:p>
          </table:table-cell>
          <table:table-cell table:formula="of:=[.N346]+0.1*[.M347]" office:value-type="float" office:value="24.6143833963036">
            <text:p>24.6143833963</text:p>
          </table:table-cell>
        </table:table-row>
        <table:table-row table:style-name="ro2">
          <table:table-cell office:value-type="float" office:value="14188">
            <text:p>14188</text:p>
          </table:table-cell>
          <table:table-cell office:value-type="float" office:value="-7144">
            <text:p>-7144</text:p>
          </table:table-cell>
          <table:table-cell office:value-type="float" office:value="-4500">
            <text:p>-4500</text:p>
          </table:table-cell>
          <table:table-cell table:number-columns-repeated="5"/>
          <table:table-cell table:formula="of:=IF(ABS(([.A348]-[.E$2])/16384) &gt; 0.05; ([.A348]-[.E$2])/16384; 0)" office:value-type="float" office:value="-0.132450403792135">
            <text:p>-0.132</text:p>
          </table:table-cell>
          <table:table-cell table:formula="of:=IF(ABS(([.B348]-[.F$2])/16384) &gt; 0.1; ([.B348]-[.F$2])/16384; 0)" office:value-type="float" office:value="-0.297053304950843">
            <text:p>-0.297</text:p>
          </table:table-cell>
          <table:table-cell table:formula="of:=IF(ABS(([.C348]-[.G$2])/16384) &gt; 0.1; ([.C348]-[.G$2])/16384; 0)" office:value-type="float" office:value="-0.225969978932584">
            <text:p>-0.226</text:p>
          </table:table-cell>
          <table:table-cell table:formula="of:=SQRT([.I348]*[.I348]+[.J348]*[.J348]+[.K348]*[.K348])" office:value-type="float" office:value="0.396038138094945">
            <text:p>0.40</text:p>
          </table:table-cell>
          <table:table-cell table:formula="of:=SQRT([.L348]*0.75*9.8)" office:value-type="float" office:value="1.70613021630761">
            <text:p>1.7061302163</text:p>
          </table:table-cell>
          <table:table-cell table:formula="of:=[.N347]+0.1*[.M348]" office:value-type="float" office:value="24.7849964179343">
            <text:p>24.7849964179</text:p>
          </table:table-cell>
        </table:table-row>
        <table:table-row table:style-name="ro2">
          <table:table-cell office:value-type="float" office:value="16244">
            <text:p>16244</text:p>
          </table:table-cell>
          <table:table-cell office:value-type="float" office:value="-3888">
            <text:p>-3888</text:p>
          </table:table-cell>
          <table:table-cell office:value-type="float" office:value="616">
            <text:p>616</text:p>
          </table:table-cell>
          <table:table-cell table:number-columns-repeated="5"/>
          <table:table-cell table:formula="of:=IF(ABS(([.A349]-[.E$2])/16384) &gt; 0.05; ([.A349]-[.E$2])/16384; 0)" office:value-type="float" office:value="0">
            <text:p>0.000</text:p>
          </table:table-cell>
          <table:table-cell table:formula="of:=IF(ABS(([.B349]-[.F$2])/16384) &gt; 0.1; ([.B349]-[.F$2])/16384; 0)" office:value-type="float" office:value="0">
            <text:p>0.000</text:p>
          </table:table-cell>
          <table:table-cell table:formula="of:=IF(ABS(([.C349]-[.G$2])/16384) &gt; 0.1; ([.C349]-[.G$2])/16384; 0)" office:value-type="float" office:value="0">
            <text:p>0.000</text:p>
          </table:table-cell>
          <table:table-cell table:formula="of:=SQRT([.I349]*[.I349]+[.J349]*[.J349]+[.K349]*[.K349])" office:value-type="float" office:value="0">
            <text:p>0.00</text:p>
          </table:table-cell>
          <table:table-cell table:formula="of:=SQRT([.L349]*0.75*9.8)" office:value-type="float" office:value="0">
            <text:p>0</text:p>
          </table:table-cell>
          <table:table-cell table:formula="of:=[.N348]+0.1*[.M349]" office:value-type="float" office:value="24.7849964179343">
            <text:p>24.7849964179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3460">
            <text:p>-3460</text:p>
          </table:table-cell>
          <table:table-cell office:value-type="float" office:value="-800">
            <text:p>-800</text:p>
          </table:table-cell>
          <table:table-cell table:number-columns-repeated="5"/>
          <table:table-cell table:formula="of:=IF(ABS(([.A350]-[.E$2])/16384) &gt; 0.05; ([.A350]-[.E$2])/16384; 0)" office:value-type="float" office:value="0">
            <text:p>0.000</text:p>
          </table:table-cell>
          <table:table-cell table:formula="of:=IF(ABS(([.B350]-[.F$2])/16384) &gt; 0.1; ([.B350]-[.F$2])/16384; 0)" office:value-type="float" office:value="0">
            <text:p>0.000</text:p>
          </table:table-cell>
          <table:table-cell table:formula="of:=IF(ABS(([.C350]-[.G$2])/16384) &gt; 0.1; ([.C350]-[.G$2])/16384; 0)" office:value-type="float" office:value="0">
            <text:p>0.000</text:p>
          </table:table-cell>
          <table:table-cell table:formula="of:=SQRT([.I350]*[.I350]+[.J350]*[.J350]+[.K350]*[.K350])" office:value-type="float" office:value="0">
            <text:p>0.00</text:p>
          </table:table-cell>
          <table:table-cell table:formula="of:=SQRT([.L350]*0.75*9.8)" office:value-type="float" office:value="0">
            <text:p>0</text:p>
          </table:table-cell>
          <table:table-cell table:formula="of:=[.N349]+0.1*[.M350]" office:value-type="float" office:value="24.7849964179343">
            <text:p>24.7849964179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3400">
            <text:p>-3400</text:p>
          </table:table-cell>
          <table:table-cell office:value-type="float" office:value="-1080">
            <text:p>-1080</text:p>
          </table:table-cell>
          <table:table-cell table:number-columns-repeated="5"/>
          <table:table-cell table:formula="of:=IF(ABS(([.A351]-[.E$2])/16384) &gt; 0.05; ([.A351]-[.E$2])/16384; 0)" office:value-type="float" office:value="0">
            <text:p>0.000</text:p>
          </table:table-cell>
          <table:table-cell table:formula="of:=IF(ABS(([.B351]-[.F$2])/16384) &gt; 0.1; ([.B351]-[.F$2])/16384; 0)" office:value-type="float" office:value="0">
            <text:p>0.000</text:p>
          </table:table-cell>
          <table:table-cell table:formula="of:=IF(ABS(([.C351]-[.G$2])/16384) &gt; 0.1; ([.C351]-[.G$2])/16384; 0)" office:value-type="float" office:value="0">
            <text:p>0.000</text:p>
          </table:table-cell>
          <table:table-cell table:formula="of:=SQRT([.I351]*[.I351]+[.J351]*[.J351]+[.K351]*[.K351])" office:value-type="float" office:value="0">
            <text:p>0.00</text:p>
          </table:table-cell>
          <table:table-cell table:formula="of:=SQRT([.L351]*0.75*9.8)" office:value-type="float" office:value="0">
            <text:p>0</text:p>
          </table:table-cell>
          <table:table-cell table:formula="of:=[.N350]+0.1*[.M351]" office:value-type="float" office:value="24.7849964179343">
            <text:p>24.7849964179</text:p>
          </table:table-cell>
        </table:table-row>
        <table:table-row table:style-name="ro2">
          <table:table-cell office:value-type="float" office:value="15532">
            <text:p>15532</text:p>
          </table:table-cell>
          <table:table-cell office:value-type="float" office:value="-1204">
            <text:p>-1204</text:p>
          </table:table-cell>
          <table:table-cell office:value-type="float" office:value="5092">
            <text:p>5092</text:p>
          </table:table-cell>
          <table:table-cell table:number-columns-repeated="5"/>
          <table:table-cell table:formula="of:=IF(ABS(([.A352]-[.E$2])/16384) &gt; 0.05; ([.A352]-[.E$2])/16384; 0)" office:value-type="float" office:value="-0.0504191537921348">
            <text:p>-0.050</text:p>
          </table:table-cell>
          <table:table-cell table:formula="of:=IF(ABS(([.B352]-[.F$2])/16384) &gt; 0.1; ([.B352]-[.F$2])/16384; 0)" office:value-type="float" office:value="0">
            <text:p>0.000</text:p>
          </table:table-cell>
          <table:table-cell table:formula="of:=IF(ABS(([.C352]-[.G$2])/16384) &gt; 0.1; ([.C352]-[.G$2])/16384; 0)" office:value-type="float" office:value="0.359479239817416">
            <text:p>0.359</text:p>
          </table:table-cell>
          <table:table-cell table:formula="of:=SQRT([.I352]*[.I352]+[.J352]*[.J352]+[.K352]*[.K352])" office:value-type="float" office:value="0.362997816699801">
            <text:p>0.36</text:p>
          </table:table-cell>
          <table:table-cell table:formula="of:=SQRT([.L352]*0.75*9.8)" office:value-type="float" office:value="1.6334117523587">
            <text:p>1.6334117524</text:p>
          </table:table-cell>
          <table:table-cell table:formula="of:=[.N351]+0.1*[.M352]" office:value-type="float" office:value="24.9483375931702">
            <text:p>24.9483375932</text:p>
          </table:table-cell>
        </table:table-row>
        <table:table-row table:style-name="ro2">
          <table:table-cell office:value-type="float" office:value="21628">
            <text:p>21628</text:p>
          </table:table-cell>
          <table:table-cell office:value-type="float" office:value="-1000">
            <text:p>-1000</text:p>
          </table:table-cell>
          <table:table-cell office:value-type="float" office:value="4176">
            <text:p>4176</text:p>
          </table:table-cell>
          <table:table-cell table:number-columns-repeated="5"/>
          <table:table-cell table:formula="of:=IF(ABS(([.A353]-[.E$2])/16384) &gt; 0.05; ([.A353]-[.E$2])/16384; 0)" office:value-type="float" office:value="0.321651158707865">
            <text:p>0.322</text:p>
          </table:table-cell>
          <table:table-cell table:formula="of:=IF(ABS(([.B353]-[.F$2])/16384) &gt; 0.1; ([.B353]-[.F$2])/16384; 0)" office:value-type="float" office:value="0">
            <text:p>0.000</text:p>
          </table:table-cell>
          <table:table-cell table:formula="of:=IF(ABS(([.C353]-[.G$2])/16384) &gt; 0.1; ([.C353]-[.G$2])/16384; 0)" office:value-type="float" office:value="0.303571036692416">
            <text:p>0.304</text:p>
          </table:table-cell>
          <table:table-cell table:formula="of:=SQRT([.I353]*[.I353]+[.J353]*[.J353]+[.K353]*[.K353])" office:value-type="float" office:value="0.442283667137529">
            <text:p>0.44</text:p>
          </table:table-cell>
          <table:table-cell table:formula="of:=SQRT([.L353]*0.75*9.8)" office:value-type="float" office:value="1.80299333150759">
            <text:p>1.8029933315</text:p>
          </table:table-cell>
          <table:table-cell table:formula="of:=[.N352]+0.1*[.M353]" office:value-type="float" office:value="25.128636926321">
            <text:p>25.1286369263</text:p>
          </table:table-cell>
        </table:table-row>
        <table:table-row table:style-name="ro2">
          <table:table-cell office:value-type="float" office:value="27744">
            <text:p>27744</text:p>
          </table:table-cell>
          <table:table-cell office:value-type="float" office:value="2184">
            <text:p>2184</text:p>
          </table:table-cell>
          <table:table-cell office:value-type="float" office:value="-1656">
            <text:p>-1656</text:p>
          </table:table-cell>
          <table:table-cell table:number-columns-repeated="5"/>
          <table:table-cell table:formula="of:=IF(ABS(([.A354]-[.E$2])/16384) &gt; 0.05; ([.A354]-[.E$2])/16384; 0)" office:value-type="float" office:value="0.694942174332865">
            <text:p>0.695</text:p>
          </table:table-cell>
          <table:table-cell table:formula="of:=IF(ABS(([.B354]-[.F$2])/16384) &gt; 0.1; ([.B354]-[.F$2])/16384; 0)" office:value-type="float" office:value="0.272282632549157">
            <text:p>0.272</text:p>
          </table:table-cell>
          <table:table-cell table:formula="of:=IF(ABS(([.C354]-[.G$2])/16384) &gt; 0.1; ([.C354]-[.G$2])/16384; 0)" office:value-type="float" office:value="0">
            <text:p>0.000</text:p>
          </table:table-cell>
          <table:table-cell table:formula="of:=SQRT([.I354]*[.I354]+[.J354]*[.J354]+[.K354]*[.K354])" office:value-type="float" office:value="0.746379566744957">
            <text:p>0.75</text:p>
          </table:table-cell>
          <table:table-cell table:formula="of:=SQRT([.L354]*0.75*9.8)" office:value-type="float" office:value="2.34219764656517">
            <text:p>2.3421976466</text:p>
          </table:table-cell>
          <table:table-cell table:formula="of:=[.N353]+0.1*[.M354]" office:value-type="float" office:value="25.3628566909775">
            <text:p>25.362856691</text:p>
          </table:table-cell>
        </table:table-row>
        <table:table-row table:style-name="ro2">
          <table:table-cell office:value-type="float" office:value="13352">
            <text:p>13352</text:p>
          </table:table-cell>
          <table:table-cell office:value-type="float" office:value="-856">
            <text:p>-856</text:p>
          </table:table-cell>
          <table:table-cell office:value-type="float" office:value="2572">
            <text:p>2572</text:p>
          </table:table-cell>
          <table:table-cell table:number-columns-repeated="5"/>
          <table:table-cell table:formula="of:=IF(ABS(([.A355]-[.E$2])/16384) &gt; 0.05; ([.A355]-[.E$2])/16384; 0)" office:value-type="float" office:value="-0.183475794417135">
            <text:p>-0.183</text:p>
          </table:table-cell>
          <table:table-cell table:formula="of:=IF(ABS(([.B355]-[.F$2])/16384) &gt; 0.1; ([.B355]-[.F$2])/16384; 0)" office:value-type="float" office:value="0">
            <text:p>0.000</text:p>
          </table:table-cell>
          <table:table-cell table:formula="of:=IF(ABS(([.C355]-[.G$2])/16384) &gt; 0.1; ([.C355]-[.G$2])/16384; 0)" office:value-type="float" office:value="0.205670646067416">
            <text:p>0.206</text:p>
          </table:table-cell>
          <table:table-cell table:formula="of:=SQRT([.I355]*[.I355]+[.J355]*[.J355]+[.K355]*[.K355])" office:value-type="float" office:value="0.275615278587358">
            <text:p>0.28</text:p>
          </table:table-cell>
          <table:table-cell table:formula="of:=SQRT([.L355]*0.75*9.8)" office:value-type="float" office:value="1.42329627893039">
            <text:p>1.4232962789</text:p>
          </table:table-cell>
          <table:table-cell table:formula="of:=[.N354]+0.1*[.M355]" office:value-type="float" office:value="25.5051863188705">
            <text:p>25.5051863189</text:p>
          </table:table-cell>
        </table:table-row>
        <table:table-row table:style-name="ro2">
          <table:table-cell office:value-type="float" office:value="8756">
            <text:p>8756</text:p>
          </table:table-cell>
          <table:table-cell office:value-type="float" office:value="-4332">
            <text:p>-4332</text:p>
          </table:table-cell>
          <table:table-cell office:value-type="float" office:value="-5136">
            <text:p>-5136</text:p>
          </table:table-cell>
          <table:table-cell table:number-columns-repeated="5"/>
          <table:table-cell table:formula="of:=IF(ABS(([.A356]-[.E$2])/16384) &gt; 0.05; ([.A356]-[.E$2])/16384; 0)" office:value-type="float" office:value="-0.463993372542135">
            <text:p>-0.464</text:p>
          </table:table-cell>
          <table:table-cell table:formula="of:=IF(ABS(([.B356]-[.F$2])/16384) &gt; 0.1; ([.B356]-[.F$2])/16384; 0)" office:value-type="float" office:value="-0.125422445575843">
            <text:p>-0.125</text:p>
          </table:table-cell>
          <table:table-cell table:formula="of:=IF(ABS(([.C356]-[.G$2])/16384) &gt; 0.1; ([.C356]-[.G$2])/16384; 0)" office:value-type="float" office:value="-0.264788338307584">
            <text:p>-0.265</text:p>
          </table:table-cell>
          <table:table-cell table:formula="of:=SQRT([.I356]*[.I356]+[.J356]*[.J356]+[.K356]*[.K356])" office:value-type="float" office:value="0.548756324538443">
            <text:p>0.55</text:p>
          </table:table-cell>
          <table:table-cell table:formula="of:=SQRT([.L356]*0.75*9.8)" office:value-type="float" office:value="2.00832243062651">
            <text:p>2.0083224306</text:p>
          </table:table-cell>
          <table:table-cell table:formula="of:=[.N355]+0.1*[.M356]" office:value-type="float" office:value="25.7060185619332">
            <text:p>25.7060185619</text:p>
          </table:table-cell>
        </table:table-row>
        <table:table-row table:style-name="ro2">
          <table:table-cell office:value-type="float" office:value="18892">
            <text:p>18892</text:p>
          </table:table-cell>
          <table:table-cell office:value-type="float" office:value="-11956">
            <text:p>-11956</text:p>
          </table:table-cell>
          <table:table-cell office:value-type="float" office:value="-17812">
            <text:p>-17812</text:p>
          </table:table-cell>
          <table:table-cell table:number-columns-repeated="5"/>
          <table:table-cell table:formula="of:=IF(ABS(([.A357]-[.E$2])/16384) &gt; 0.05; ([.A357]-[.E$2])/16384; 0)" office:value-type="float" office:value="0.154658971207865">
            <text:p>0.155</text:p>
          </table:table-cell>
          <table:table-cell table:formula="of:=IF(ABS(([.B357]-[.F$2])/16384) &gt; 0.1; ([.B357]-[.F$2])/16384; 0)" office:value-type="float" office:value="-0.590754476825843">
            <text:p>-0.591</text:p>
          </table:table-cell>
          <table:table-cell table:formula="of:=IF(ABS(([.C357]-[.G$2])/16384) &gt; 0.1; ([.C357]-[.G$2])/16384; 0)" office:value-type="float" office:value="-1.03846997893258">
            <text:p>-1.038</text:p>
          </table:table-cell>
          <table:table-cell table:formula="of:=SQRT([.I357]*[.I357]+[.J357]*[.J357]+[.K357]*[.K357])" office:value-type="float" office:value="1.20471164450631">
            <text:p>1.20</text:p>
          </table:table-cell>
          <table:table-cell table:formula="of:=SQRT([.L357]*0.75*9.8)" office:value-type="float" office:value="2.97567313176722">
            <text:p>2.9756731318</text:p>
          </table:table-cell>
          <table:table-cell table:formula="of:=[.N356]+0.1*[.M357]" office:value-type="float" office:value="26.0035858751099">
            <text:p>26.0035858751</text:p>
          </table:table-cell>
        </table:table-row>
        <table:table-row table:style-name="ro2">
          <table:table-cell office:value-type="float" office:value="14968">
            <text:p>14968</text:p>
          </table:table-cell>
          <table:table-cell office:value-type="float" office:value="-12856">
            <text:p>-12856</text:p>
          </table:table-cell>
          <table:table-cell office:value-type="float" office:value="-4376">
            <text:p>-4376</text:p>
          </table:table-cell>
          <table:table-cell table:number-columns-repeated="5"/>
          <table:table-cell table:formula="of:=IF(ABS(([.A358]-[.E$2])/16384) &gt; 0.05; ([.A358]-[.E$2])/16384; 0)" office:value-type="float" office:value="-0.0848429819171348">
            <text:p>-0.085</text:p>
          </table:table-cell>
          <table:table-cell table:formula="of:=IF(ABS(([.B358]-[.F$2])/16384) &gt; 0.1; ([.B358]-[.F$2])/16384; 0)" office:value-type="float" office:value="-0.645686117450843">
            <text:p>-0.646</text:p>
          </table:table-cell>
          <table:table-cell table:formula="of:=IF(ABS(([.C358]-[.G$2])/16384) &gt; 0.1; ([.C358]-[.G$2])/16384; 0)" office:value-type="float" office:value="-0.218401619557584">
            <text:p>-0.218</text:p>
          </table:table-cell>
          <table:table-cell table:formula="of:=SQRT([.I358]*[.I358]+[.J358]*[.J358]+[.K358]*[.K358])" office:value-type="float" office:value="0.68688293127338">
            <text:p>0.69</text:p>
          </table:table-cell>
          <table:table-cell table:formula="of:=SQRT([.L358]*0.75*9.8)" office:value-type="float" office:value="2.24690666135898">
            <text:p>2.2469066614</text:p>
          </table:table-cell>
          <table:table-cell table:formula="of:=[.N357]+0.1*[.M358]" office:value-type="float" office:value="26.2282765412458">
            <text:p>26.2282765412</text:p>
          </table:table-cell>
        </table:table-row>
        <table:table-row table:style-name="ro2">
          <table:table-cell office:value-type="float" office:value="21704">
            <text:p>21704</text:p>
          </table:table-cell>
          <table:table-cell office:value-type="float" office:value="-12252">
            <text:p>-12252</text:p>
          </table:table-cell>
          <table:table-cell office:value-type="float" office:value="-7784">
            <text:p>-7784</text:p>
          </table:table-cell>
          <table:table-cell table:number-columns-repeated="5"/>
          <table:table-cell table:formula="of:=IF(ABS(([.A359]-[.E$2])/16384) &gt; 0.05; ([.A359]-[.E$2])/16384; 0)" office:value-type="float" office:value="0.326289830582865">
            <text:p>0.326</text:p>
          </table:table-cell>
          <table:table-cell table:formula="of:=IF(ABS(([.B359]-[.F$2])/16384) &gt; 0.1; ([.B359]-[.F$2])/16384; 0)" office:value-type="float" office:value="-0.608820883075843">
            <text:p>-0.609</text:p>
          </table:table-cell>
          <table:table-cell table:formula="of:=IF(ABS(([.C359]-[.G$2])/16384) &gt; 0.1; ([.C359]-[.G$2])/16384; 0)" office:value-type="float" office:value="-0.426409432057584">
            <text:p>-0.426</text:p>
          </table:table-cell>
          <table:table-cell table:formula="of:=SQRT([.I359]*[.I359]+[.J359]*[.J359]+[.K359]*[.K359])" office:value-type="float" office:value="0.8117591545272">
            <text:p>0.81</text:p>
          </table:table-cell>
          <table:table-cell table:formula="of:=SQRT([.L359]*0.75*9.8)" office:value-type="float" office:value="2.44262763960759">
            <text:p>2.4426276396</text:p>
          </table:table-cell>
          <table:table-cell table:formula="of:=[.N358]+0.1*[.M359]" office:value-type="float" office:value="26.4725393052065">
            <text:p>26.4725393052</text:p>
          </table:table-cell>
        </table:table-row>
        <table:table-row table:style-name="ro2">
          <table:table-cell office:value-type="float" office:value="16792">
            <text:p>16792</text:p>
          </table:table-cell>
          <table:table-cell office:value-type="float" office:value="-1760">
            <text:p>-1760</text:p>
          </table:table-cell>
          <table:table-cell office:value-type="float" office:value="-4536">
            <text:p>-4536</text:p>
          </table:table-cell>
          <table:table-cell table:number-columns-repeated="5"/>
          <table:table-cell table:formula="of:=IF(ABS(([.A360]-[.E$2])/16384) &gt; 0.05; ([.A360]-[.E$2])/16384; 0)" office:value-type="float" office:value="0">
            <text:p>0.000</text:p>
          </table:table-cell>
          <table:table-cell table:formula="of:=IF(ABS(([.B360]-[.F$2])/16384) &gt; 0.1; ([.B360]-[.F$2])/16384; 0)" office:value-type="float" office:value="0">
            <text:p>0.000</text:p>
          </table:table-cell>
          <table:table-cell table:formula="of:=IF(ABS(([.C360]-[.G$2])/16384) &gt; 0.1; ([.C360]-[.G$2])/16384; 0)" office:value-type="float" office:value="-0.228167244557584">
            <text:p>-0.228</text:p>
          </table:table-cell>
          <table:table-cell table:formula="of:=SQRT([.I360]*[.I360]+[.J360]*[.J360]+[.K360]*[.K360])" office:value-type="float" office:value="0.228167244557584">
            <text:p>0.23</text:p>
          </table:table-cell>
          <table:table-cell table:formula="of:=SQRT([.L360]*0.75*9.8)" office:value-type="float" office:value="1.29500163995967">
            <text:p>1.29500164</text:p>
          </table:table-cell>
          <table:table-cell table:formula="of:=[.N359]+0.1*[.M360]" office:value-type="float" office:value="26.6020394692025">
            <text:p>26.6020394692</text:p>
          </table:table-cell>
        </table:table-row>
        <table:table-row table:style-name="ro2">
          <table:table-cell office:value-type="float" office:value="16600">
            <text:p>16600</text:p>
          </table:table-cell>
          <table:table-cell office:value-type="float" office:value="-1708">
            <text:p>-1708</text:p>
          </table:table-cell>
          <table:table-cell office:value-type="float" office:value="-1372">
            <text:p>-1372</text:p>
          </table:table-cell>
          <table:table-cell table:number-columns-repeated="5"/>
          <table:table-cell table:formula="of:=IF(ABS(([.A361]-[.E$2])/16384) &gt; 0.05; ([.A361]-[.E$2])/16384; 0)" office:value-type="float" office:value="0">
            <text:p>0.000</text:p>
          </table:table-cell>
          <table:table-cell table:formula="of:=IF(ABS(([.B361]-[.F$2])/16384) &gt; 0.1; ([.B361]-[.F$2])/16384; 0)" office:value-type="float" office:value="0">
            <text:p>0.000</text:p>
          </table:table-cell>
          <table:table-cell table:formula="of:=IF(ABS(([.C361]-[.G$2])/16384) &gt; 0.1; ([.C361]-[.G$2])/16384; 0)" office:value-type="float" office:value="0">
            <text:p>0.000</text:p>
          </table:table-cell>
          <table:table-cell table:formula="of:=SQRT([.I361]*[.I361]+[.J361]*[.J361]+[.K361]*[.K361])" office:value-type="float" office:value="0">
            <text:p>0.00</text:p>
          </table:table-cell>
          <table:table-cell table:formula="of:=SQRT([.L361]*0.75*9.8)" office:value-type="float" office:value="0">
            <text:p>0</text:p>
          </table:table-cell>
          <table:table-cell table:formula="of:=[.N360]+0.1*[.M361]" office:value-type="float" office:value="26.6020394692025">
            <text:p>26.6020394692</text:p>
          </table:table-cell>
        </table:table-row>
        <table:table-row table:style-name="ro2">
          <table:table-cell office:value-type="float" office:value="16852">
            <text:p>16852</text:p>
          </table:table-cell>
          <table:table-cell office:value-type="float" office:value="-2432">
            <text:p>-2432</text:p>
          </table:table-cell>
          <table:table-cell office:value-type="float" office:value="-2124">
            <text:p>-2124</text:p>
          </table:table-cell>
          <table:table-cell table:number-columns-repeated="5"/>
          <table:table-cell table:formula="of:=IF(ABS(([.A362]-[.E$2])/16384) &gt; 0.05; ([.A362]-[.E$2])/16384; 0)" office:value-type="float" office:value="0">
            <text:p>0.000</text:p>
          </table:table-cell>
          <table:table-cell table:formula="of:=IF(ABS(([.B362]-[.F$2])/16384) &gt; 0.1; ([.B362]-[.F$2])/16384; 0)" office:value-type="float" office:value="0">
            <text:p>0.000</text:p>
          </table:table-cell>
          <table:table-cell table:formula="of:=IF(ABS(([.C362]-[.G$2])/16384) &gt; 0.1; ([.C362]-[.G$2])/16384; 0)" office:value-type="float" office:value="0">
            <text:p>0.000</text:p>
          </table:table-cell>
          <table:table-cell table:formula="of:=SQRT([.I362]*[.I362]+[.J362]*[.J362]+[.K362]*[.K362])" office:value-type="float" office:value="0">
            <text:p>0.00</text:p>
          </table:table-cell>
          <table:table-cell table:formula="of:=SQRT([.L362]*0.75*9.8)" office:value-type="float" office:value="0">
            <text:p>0</text:p>
          </table:table-cell>
          <table:table-cell table:formula="of:=[.N361]+0.1*[.M362]" office:value-type="float" office:value="26.6020394692025">
            <text:p>26.6020394692</text:p>
          </table:table-cell>
        </table:table-row>
        <table:table-row table:style-name="ro2">
          <table:table-cell office:value-type="float" office:value="16444">
            <text:p>16444</text:p>
          </table:table-cell>
          <table:table-cell office:value-type="float" office:value="-2192">
            <text:p>-2192</text:p>
          </table:table-cell>
          <table:table-cell office:value-type="float" office:value="-2432">
            <text:p>-2432</text:p>
          </table:table-cell>
          <table:table-cell table:number-columns-repeated="5"/>
          <table:table-cell table:formula="of:=IF(ABS(([.A363]-[.E$2])/16384) &gt; 0.05; ([.A363]-[.E$2])/16384; 0)" office:value-type="float" office:value="0">
            <text:p>0.000</text:p>
          </table:table-cell>
          <table:table-cell table:formula="of:=IF(ABS(([.B363]-[.F$2])/16384) &gt; 0.1; ([.B363]-[.F$2])/16384; 0)" office:value-type="float" office:value="0">
            <text:p>0.000</text:p>
          </table:table-cell>
          <table:table-cell table:formula="of:=IF(ABS(([.C363]-[.G$2])/16384) &gt; 0.1; ([.C363]-[.G$2])/16384; 0)" office:value-type="float" office:value="0">
            <text:p>0.000</text:p>
          </table:table-cell>
          <table:table-cell table:formula="of:=SQRT([.I363]*[.I363]+[.J363]*[.J363]+[.K363]*[.K363])" office:value-type="float" office:value="0">
            <text:p>0.00</text:p>
          </table:table-cell>
          <table:table-cell table:formula="of:=SQRT([.L363]*0.75*9.8)" office:value-type="float" office:value="0">
            <text:p>0</text:p>
          </table:table-cell>
          <table:table-cell table:formula="of:=[.N362]+0.1*[.M363]" office:value-type="float" office:value="26.6020394692025">
            <text:p>26.6020394692</text:p>
          </table:table-cell>
        </table:table-row>
        <table:table-row table:style-name="ro2">
          <table:table-cell office:value-type="float" office:value="16680">
            <text:p>16680</text:p>
          </table:table-cell>
          <table:table-cell office:value-type="float" office:value="-2420">
            <text:p>-2420</text:p>
          </table:table-cell>
          <table:table-cell office:value-type="float" office:value="-1824">
            <text:p>-1824</text:p>
          </table:table-cell>
          <table:table-cell table:number-columns-repeated="5"/>
          <table:table-cell table:formula="of:=IF(ABS(([.A364]-[.E$2])/16384) &gt; 0.05; ([.A364]-[.E$2])/16384; 0)" office:value-type="float" office:value="0">
            <text:p>0.000</text:p>
          </table:table-cell>
          <table:table-cell table:formula="of:=IF(ABS(([.B364]-[.F$2])/16384) &gt; 0.1; ([.B364]-[.F$2])/16384; 0)" office:value-type="float" office:value="0">
            <text:p>0.000</text:p>
          </table:table-cell>
          <table:table-cell table:formula="of:=IF(ABS(([.C364]-[.G$2])/16384) &gt; 0.1; ([.C364]-[.G$2])/16384; 0)" office:value-type="float" office:value="0">
            <text:p>0.000</text:p>
          </table:table-cell>
          <table:table-cell table:formula="of:=SQRT([.I364]*[.I364]+[.J364]*[.J364]+[.K364]*[.K364])" office:value-type="float" office:value="0">
            <text:p>0.00</text:p>
          </table:table-cell>
          <table:table-cell table:formula="of:=SQRT([.L364]*0.75*9.8)" office:value-type="float" office:value="0">
            <text:p>0</text:p>
          </table:table-cell>
          <table:table-cell table:formula="of:=[.N363]+0.1*[.M364]" office:value-type="float" office:value="26.6020394692025">
            <text:p>26.6020394692</text:p>
          </table:table-cell>
        </table:table-row>
        <table:table-row table:style-name="ro2">
          <table:table-cell office:value-type="float" office:value="16228">
            <text:p>16228</text:p>
          </table:table-cell>
          <table:table-cell office:value-type="float" office:value="-2556">
            <text:p>-2556</text:p>
          </table:table-cell>
          <table:table-cell office:value-type="float" office:value="1512">
            <text:p>1512</text:p>
          </table:table-cell>
          <table:table-cell table:number-columns-repeated="5"/>
          <table:table-cell table:formula="of:=IF(ABS(([.A365]-[.E$2])/16384) &gt; 0.05; ([.A365]-[.E$2])/16384; 0)" office:value-type="float" office:value="0">
            <text:p>0.000</text:p>
          </table:table-cell>
          <table:table-cell table:formula="of:=IF(ABS(([.B365]-[.F$2])/16384) &gt; 0.1; ([.B365]-[.F$2])/16384; 0)" office:value-type="float" office:value="0">
            <text:p>0.000</text:p>
          </table:table-cell>
          <table:table-cell table:formula="of:=IF(ABS(([.C365]-[.G$2])/16384) &gt; 0.1; ([.C365]-[.G$2])/16384; 0)" office:value-type="float" office:value="0.140973380442416">
            <text:p>0.141</text:p>
          </table:table-cell>
          <table:table-cell table:formula="of:=SQRT([.I365]*[.I365]+[.J365]*[.J365]+[.K365]*[.K365])" office:value-type="float" office:value="0.140973380442416">
            <text:p>0.14</text:p>
          </table:table-cell>
          <table:table-cell table:formula="of:=SQRT([.L365]*0.75*9.8)" office:value-type="float" office:value="1.01791666960108">
            <text:p>1.0179166696</text:p>
          </table:table-cell>
          <table:table-cell table:formula="of:=[.N364]+0.1*[.M36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632">
            <text:p>16632</text:p>
          </table:table-cell>
          <table:table-cell office:value-type="float" office:value="-2900">
            <text:p>-2900</text:p>
          </table:table-cell>
          <table:table-cell office:value-type="float" office:value="-144">
            <text:p>-144</text:p>
          </table:table-cell>
          <table:table-cell table:number-columns-repeated="5"/>
          <table:table-cell table:formula="of:=IF(ABS(([.A366]-[.E$2])/16384) &gt; 0.05; ([.A366]-[.E$2])/16384; 0)" office:value-type="float" office:value="0">
            <text:p>0.000</text:p>
          </table:table-cell>
          <table:table-cell table:formula="of:=IF(ABS(([.B366]-[.F$2])/16384) &gt; 0.1; ([.B366]-[.F$2])/16384; 0)" office:value-type="float" office:value="0">
            <text:p>0.000</text:p>
          </table:table-cell>
          <table:table-cell table:formula="of:=IF(ABS(([.C366]-[.G$2])/16384) &gt; 0.1; ([.C366]-[.G$2])/16384; 0)" office:value-type="float" office:value="0">
            <text:p>0.000</text:p>
          </table:table-cell>
          <table:table-cell table:formula="of:=SQRT([.I366]*[.I366]+[.J366]*[.J366]+[.K366]*[.K366])" office:value-type="float" office:value="0">
            <text:p>0.00</text:p>
          </table:table-cell>
          <table:table-cell table:formula="of:=SQRT([.L366]*0.75*9.8)" office:value-type="float" office:value="0">
            <text:p>0</text:p>
          </table:table-cell>
          <table:table-cell table:formula="of:=[.N365]+0.1*[.M36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784">
            <text:p>16784</text:p>
          </table:table-cell>
          <table:table-cell office:value-type="float" office:value="-2244">
            <text:p>-2244</text:p>
          </table:table-cell>
          <table:table-cell office:value-type="float" office:value="-152">
            <text:p>-152</text:p>
          </table:table-cell>
          <table:table-cell table:number-columns-repeated="5"/>
          <table:table-cell table:formula="of:=IF(ABS(([.A367]-[.E$2])/16384) &gt; 0.05; ([.A367]-[.E$2])/16384; 0)" office:value-type="float" office:value="0">
            <text:p>0.000</text:p>
          </table:table-cell>
          <table:table-cell table:formula="of:=IF(ABS(([.B367]-[.F$2])/16384) &gt; 0.1; ([.B367]-[.F$2])/16384; 0)" office:value-type="float" office:value="0">
            <text:p>0.000</text:p>
          </table:table-cell>
          <table:table-cell table:formula="of:=IF(ABS(([.C367]-[.G$2])/16384) &gt; 0.1; ([.C367]-[.G$2])/16384; 0)" office:value-type="float" office:value="0">
            <text:p>0.000</text:p>
          </table:table-cell>
          <table:table-cell table:formula="of:=SQRT([.I367]*[.I367]+[.J367]*[.J367]+[.K367]*[.K367])" office:value-type="float" office:value="0">
            <text:p>0.00</text:p>
          </table:table-cell>
          <table:table-cell table:formula="of:=SQRT([.L367]*0.75*9.8)" office:value-type="float" office:value="0">
            <text:p>0</text:p>
          </table:table-cell>
          <table:table-cell table:formula="of:=[.N366]+0.1*[.M36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2328">
            <text:p>-2328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IF(ABS(([.A368]-[.E$2])/16384) &gt; 0.05; ([.A368]-[.E$2])/16384; 0)" office:value-type="float" office:value="0">
            <text:p>0.000</text:p>
          </table:table-cell>
          <table:table-cell table:formula="of:=IF(ABS(([.B368]-[.F$2])/16384) &gt; 0.1; ([.B368]-[.F$2])/16384; 0)" office:value-type="float" office:value="0">
            <text:p>0.000</text:p>
          </table:table-cell>
          <table:table-cell table:formula="of:=IF(ABS(([.C368]-[.G$2])/16384) &gt; 0.1; ([.C368]-[.G$2])/16384; 0)" office:value-type="float" office:value="0">
            <text:p>0.000</text:p>
          </table:table-cell>
          <table:table-cell table:formula="of:=SQRT([.I368]*[.I368]+[.J368]*[.J368]+[.K368]*[.K368])" office:value-type="float" office:value="0">
            <text:p>0.00</text:p>
          </table:table-cell>
          <table:table-cell table:formula="of:=SQRT([.L368]*0.75*9.8)" office:value-type="float" office:value="0">
            <text:p>0</text:p>
          </table:table-cell>
          <table:table-cell table:formula="of:=[.N367]+0.1*[.M36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36">
            <text:p>16336</text:p>
          </table:table-cell>
          <table:table-cell office:value-type="float" office:value="-2604">
            <text:p>-2604</text:p>
          </table:table-cell>
          <table:table-cell office:value-type="float" office:value="-488">
            <text:p>-488</text:p>
          </table:table-cell>
          <table:table-cell table:number-columns-repeated="5"/>
          <table:table-cell table:formula="of:=IF(ABS(([.A369]-[.E$2])/16384) &gt; 0.05; ([.A369]-[.E$2])/16384; 0)" office:value-type="float" office:value="0">
            <text:p>0.000</text:p>
          </table:table-cell>
          <table:table-cell table:formula="of:=IF(ABS(([.B369]-[.F$2])/16384) &gt; 0.1; ([.B369]-[.F$2])/16384; 0)" office:value-type="float" office:value="0">
            <text:p>0.000</text:p>
          </table:table-cell>
          <table:table-cell table:formula="of:=IF(ABS(([.C369]-[.G$2])/16384) &gt; 0.1; ([.C369]-[.G$2])/16384; 0)" office:value-type="float" office:value="0">
            <text:p>0.000</text:p>
          </table:table-cell>
          <table:table-cell table:formula="of:=SQRT([.I369]*[.I369]+[.J369]*[.J369]+[.K369]*[.K369])" office:value-type="float" office:value="0">
            <text:p>0.00</text:p>
          </table:table-cell>
          <table:table-cell table:formula="of:=SQRT([.L369]*0.75*9.8)" office:value-type="float" office:value="0">
            <text:p>0</text:p>
          </table:table-cell>
          <table:table-cell table:formula="of:=[.N368]+0.1*[.M36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380">
            <text:p>-2380</text:p>
          </table:table-cell>
          <table:table-cell office:value-type="float" office:value="-264">
            <text:p>-264</text:p>
          </table:table-cell>
          <table:table-cell table:number-columns-repeated="5"/>
          <table:table-cell table:formula="of:=IF(ABS(([.A370]-[.E$2])/16384) &gt; 0.05; ([.A370]-[.E$2])/16384; 0)" office:value-type="float" office:value="0">
            <text:p>0.000</text:p>
          </table:table-cell>
          <table:table-cell table:formula="of:=IF(ABS(([.B370]-[.F$2])/16384) &gt; 0.1; ([.B370]-[.F$2])/16384; 0)" office:value-type="float" office:value="0">
            <text:p>0.000</text:p>
          </table:table-cell>
          <table:table-cell table:formula="of:=IF(ABS(([.C370]-[.G$2])/16384) &gt; 0.1; ([.C370]-[.G$2])/16384; 0)" office:value-type="float" office:value="0">
            <text:p>0.000</text:p>
          </table:table-cell>
          <table:table-cell table:formula="of:=SQRT([.I370]*[.I370]+[.J370]*[.J370]+[.K370]*[.K370])" office:value-type="float" office:value="0">
            <text:p>0.00</text:p>
          </table:table-cell>
          <table:table-cell table:formula="of:=SQRT([.L370]*0.75*9.8)" office:value-type="float" office:value="0">
            <text:p>0</text:p>
          </table:table-cell>
          <table:table-cell table:formula="of:=[.N369]+0.1*[.M37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2480">
            <text:p>-2480</text:p>
          </table:table-cell>
          <table:table-cell office:value-type="float" office:value="-720">
            <text:p>-720</text:p>
          </table:table-cell>
          <table:table-cell table:number-columns-repeated="5"/>
          <table:table-cell table:formula="of:=IF(ABS(([.A371]-[.E$2])/16384) &gt; 0.05; ([.A371]-[.E$2])/16384; 0)" office:value-type="float" office:value="0">
            <text:p>0.000</text:p>
          </table:table-cell>
          <table:table-cell table:formula="of:=IF(ABS(([.B371]-[.F$2])/16384) &gt; 0.1; ([.B371]-[.F$2])/16384; 0)" office:value-type="float" office:value="0">
            <text:p>0.000</text:p>
          </table:table-cell>
          <table:table-cell table:formula="of:=IF(ABS(([.C371]-[.G$2])/16384) &gt; 0.1; ([.C371]-[.G$2])/16384; 0)" office:value-type="float" office:value="0">
            <text:p>0.000</text:p>
          </table:table-cell>
          <table:table-cell table:formula="of:=SQRT([.I371]*[.I371]+[.J371]*[.J371]+[.K371]*[.K371])" office:value-type="float" office:value="0">
            <text:p>0.00</text:p>
          </table:table-cell>
          <table:table-cell table:formula="of:=SQRT([.L371]*0.75*9.8)" office:value-type="float" office:value="0">
            <text:p>0</text:p>
          </table:table-cell>
          <table:table-cell table:formula="of:=[.N370]+0.1*[.M37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600">
            <text:p>16600</text:p>
          </table:table-cell>
          <table:table-cell office:value-type="float" office:value="-2280">
            <text:p>-2280</text:p>
          </table:table-cell>
          <table:table-cell office:value-type="float" office:value="-288">
            <text:p>-288</text:p>
          </table:table-cell>
          <table:table-cell table:number-columns-repeated="5"/>
          <table:table-cell table:formula="of:=IF(ABS(([.A372]-[.E$2])/16384) &gt; 0.05; ([.A372]-[.E$2])/16384; 0)" office:value-type="float" office:value="0">
            <text:p>0.000</text:p>
          </table:table-cell>
          <table:table-cell table:formula="of:=IF(ABS(([.B372]-[.F$2])/16384) &gt; 0.1; ([.B372]-[.F$2])/16384; 0)" office:value-type="float" office:value="0">
            <text:p>0.000</text:p>
          </table:table-cell>
          <table:table-cell table:formula="of:=IF(ABS(([.C372]-[.G$2])/16384) &gt; 0.1; ([.C372]-[.G$2])/16384; 0)" office:value-type="float" office:value="0">
            <text:p>0.000</text:p>
          </table:table-cell>
          <table:table-cell table:formula="of:=SQRT([.I372]*[.I372]+[.J372]*[.J372]+[.K372]*[.K372])" office:value-type="float" office:value="0">
            <text:p>0.00</text:p>
          </table:table-cell>
          <table:table-cell table:formula="of:=SQRT([.L372]*0.75*9.8)" office:value-type="float" office:value="0">
            <text:p>0</text:p>
          </table:table-cell>
          <table:table-cell table:formula="of:=[.N371]+0.1*[.M37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364">
            <text:p>-2364</text:p>
          </table:table-cell>
          <table:table-cell office:value-type="float" office:value="-524">
            <text:p>-524</text:p>
          </table:table-cell>
          <table:table-cell table:number-columns-repeated="5"/>
          <table:table-cell table:formula="of:=IF(ABS(([.A373]-[.E$2])/16384) &gt; 0.05; ([.A373]-[.E$2])/16384; 0)" office:value-type="float" office:value="0">
            <text:p>0.000</text:p>
          </table:table-cell>
          <table:table-cell table:formula="of:=IF(ABS(([.B373]-[.F$2])/16384) &gt; 0.1; ([.B373]-[.F$2])/16384; 0)" office:value-type="float" office:value="0">
            <text:p>0.000</text:p>
          </table:table-cell>
          <table:table-cell table:formula="of:=IF(ABS(([.C373]-[.G$2])/16384) &gt; 0.1; ([.C373]-[.G$2])/16384; 0)" office:value-type="float" office:value="0">
            <text:p>0.000</text:p>
          </table:table-cell>
          <table:table-cell table:formula="of:=SQRT([.I373]*[.I373]+[.J373]*[.J373]+[.K373]*[.K373])" office:value-type="float" office:value="0">
            <text:p>0.00</text:p>
          </table:table-cell>
          <table:table-cell table:formula="of:=SQRT([.L373]*0.75*9.8)" office:value-type="float" office:value="0">
            <text:p>0</text:p>
          </table:table-cell>
          <table:table-cell table:formula="of:=[.N372]+0.1*[.M37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696">
            <text:p>16696</text:p>
          </table:table-cell>
          <table:table-cell office:value-type="float" office:value="-2380">
            <text:p>-2380</text:p>
          </table:table-cell>
          <table:table-cell office:value-type="float" office:value="-552">
            <text:p>-552</text:p>
          </table:table-cell>
          <table:table-cell table:number-columns-repeated="5"/>
          <table:table-cell table:formula="of:=IF(ABS(([.A374]-[.E$2])/16384) &gt; 0.05; ([.A374]-[.E$2])/16384; 0)" office:value-type="float" office:value="0">
            <text:p>0.000</text:p>
          </table:table-cell>
          <table:table-cell table:formula="of:=IF(ABS(([.B374]-[.F$2])/16384) &gt; 0.1; ([.B374]-[.F$2])/16384; 0)" office:value-type="float" office:value="0">
            <text:p>0.000</text:p>
          </table:table-cell>
          <table:table-cell table:formula="of:=IF(ABS(([.C374]-[.G$2])/16384) &gt; 0.1; ([.C374]-[.G$2])/16384; 0)" office:value-type="float" office:value="0">
            <text:p>0.000</text:p>
          </table:table-cell>
          <table:table-cell table:formula="of:=SQRT([.I374]*[.I374]+[.J374]*[.J374]+[.K374]*[.K374])" office:value-type="float" office:value="0">
            <text:p>0.00</text:p>
          </table:table-cell>
          <table:table-cell table:formula="of:=SQRT([.L374]*0.75*9.8)" office:value-type="float" office:value="0">
            <text:p>0</text:p>
          </table:table-cell>
          <table:table-cell table:formula="of:=[.N373]+0.1*[.M374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688">
            <text:p>16688</text:p>
          </table:table-cell>
          <table:table-cell office:value-type="float" office:value="-2292">
            <text:p>-2292</text:p>
          </table:table-cell>
          <table:table-cell office:value-type="float" office:value="-456">
            <text:p>-456</text:p>
          </table:table-cell>
          <table:table-cell table:number-columns-repeated="5"/>
          <table:table-cell table:formula="of:=IF(ABS(([.A375]-[.E$2])/16384) &gt; 0.05; ([.A375]-[.E$2])/16384; 0)" office:value-type="float" office:value="0">
            <text:p>0.000</text:p>
          </table:table-cell>
          <table:table-cell table:formula="of:=IF(ABS(([.B375]-[.F$2])/16384) &gt; 0.1; ([.B375]-[.F$2])/16384; 0)" office:value-type="float" office:value="0">
            <text:p>0.000</text:p>
          </table:table-cell>
          <table:table-cell table:formula="of:=IF(ABS(([.C375]-[.G$2])/16384) &gt; 0.1; ([.C375]-[.G$2])/16384; 0)" office:value-type="float" office:value="0">
            <text:p>0.000</text:p>
          </table:table-cell>
          <table:table-cell table:formula="of:=SQRT([.I375]*[.I375]+[.J375]*[.J375]+[.K375]*[.K375])" office:value-type="float" office:value="0">
            <text:p>0.00</text:p>
          </table:table-cell>
          <table:table-cell table:formula="of:=SQRT([.L375]*0.75*9.8)" office:value-type="float" office:value="0">
            <text:p>0</text:p>
          </table:table-cell>
          <table:table-cell table:formula="of:=[.N374]+0.1*[.M37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44">
            <text:p>16444</text:p>
          </table:table-cell>
          <table:table-cell office:value-type="float" office:value="-2336">
            <text:p>-2336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376]-[.E$2])/16384) &gt; 0.05; ([.A376]-[.E$2])/16384; 0)" office:value-type="float" office:value="0">
            <text:p>0.000</text:p>
          </table:table-cell>
          <table:table-cell table:formula="of:=IF(ABS(([.B376]-[.F$2])/16384) &gt; 0.1; ([.B376]-[.F$2])/16384; 0)" office:value-type="float" office:value="0">
            <text:p>0.000</text:p>
          </table:table-cell>
          <table:table-cell table:formula="of:=IF(ABS(([.C376]-[.G$2])/16384) &gt; 0.1; ([.C376]-[.G$2])/16384; 0)" office:value-type="float" office:value="0">
            <text:p>0.000</text:p>
          </table:table-cell>
          <table:table-cell table:formula="of:=SQRT([.I376]*[.I376]+[.J376]*[.J376]+[.K376]*[.K376])" office:value-type="float" office:value="0">
            <text:p>0.00</text:p>
          </table:table-cell>
          <table:table-cell table:formula="of:=SQRT([.L376]*0.75*9.8)" office:value-type="float" office:value="0">
            <text:p>0</text:p>
          </table:table-cell>
          <table:table-cell table:formula="of:=[.N375]+0.1*[.M37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52">
            <text:p>16552</text:p>
          </table:table-cell>
          <table:table-cell office:value-type="float" office:value="-2224">
            <text:p>-2224</text:p>
          </table:table-cell>
          <table:table-cell office:value-type="float" office:value="-552">
            <text:p>-552</text:p>
          </table:table-cell>
          <table:table-cell table:number-columns-repeated="5"/>
          <table:table-cell table:formula="of:=IF(ABS(([.A377]-[.E$2])/16384) &gt; 0.05; ([.A377]-[.E$2])/16384; 0)" office:value-type="float" office:value="0">
            <text:p>0.000</text:p>
          </table:table-cell>
          <table:table-cell table:formula="of:=IF(ABS(([.B377]-[.F$2])/16384) &gt; 0.1; ([.B377]-[.F$2])/16384; 0)" office:value-type="float" office:value="0">
            <text:p>0.000</text:p>
          </table:table-cell>
          <table:table-cell table:formula="of:=IF(ABS(([.C377]-[.G$2])/16384) &gt; 0.1; ([.C377]-[.G$2])/16384; 0)" office:value-type="float" office:value="0">
            <text:p>0.000</text:p>
          </table:table-cell>
          <table:table-cell table:formula="of:=SQRT([.I377]*[.I377]+[.J377]*[.J377]+[.K377]*[.K377])" office:value-type="float" office:value="0">
            <text:p>0.00</text:p>
          </table:table-cell>
          <table:table-cell table:formula="of:=SQRT([.L377]*0.75*9.8)" office:value-type="float" office:value="0">
            <text:p>0</text:p>
          </table:table-cell>
          <table:table-cell table:formula="of:=[.N376]+0.1*[.M37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32">
            <text:p>16432</text:p>
          </table:table-cell>
          <table:table-cell office:value-type="float" office:value="-2128">
            <text:p>-2128</text:p>
          </table:table-cell>
          <table:table-cell office:value-type="float" office:value="-576">
            <text:p>-576</text:p>
          </table:table-cell>
          <table:table-cell table:number-columns-repeated="5"/>
          <table:table-cell table:formula="of:=IF(ABS(([.A378]-[.E$2])/16384) &gt; 0.05; ([.A378]-[.E$2])/16384; 0)" office:value-type="float" office:value="0">
            <text:p>0.000</text:p>
          </table:table-cell>
          <table:table-cell table:formula="of:=IF(ABS(([.B378]-[.F$2])/16384) &gt; 0.1; ([.B378]-[.F$2])/16384; 0)" office:value-type="float" office:value="0">
            <text:p>0.000</text:p>
          </table:table-cell>
          <table:table-cell table:formula="of:=IF(ABS(([.C378]-[.G$2])/16384) &gt; 0.1; ([.C378]-[.G$2])/16384; 0)" office:value-type="float" office:value="0">
            <text:p>0.000</text:p>
          </table:table-cell>
          <table:table-cell table:formula="of:=SQRT([.I378]*[.I378]+[.J378]*[.J378]+[.K378]*[.K378])" office:value-type="float" office:value="0">
            <text:p>0.00</text:p>
          </table:table-cell>
          <table:table-cell table:formula="of:=SQRT([.L378]*0.75*9.8)" office:value-type="float" office:value="0">
            <text:p>0</text:p>
          </table:table-cell>
          <table:table-cell table:formula="of:=[.N377]+0.1*[.M37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408">
            <text:p>-2408</text:p>
          </table:table-cell>
          <table:table-cell office:value-type="float" office:value="-888">
            <text:p>-888</text:p>
          </table:table-cell>
          <table:table-cell table:number-columns-repeated="5"/>
          <table:table-cell table:formula="of:=IF(ABS(([.A379]-[.E$2])/16384) &gt; 0.05; ([.A379]-[.E$2])/16384; 0)" office:value-type="float" office:value="0">
            <text:p>0.000</text:p>
          </table:table-cell>
          <table:table-cell table:formula="of:=IF(ABS(([.B379]-[.F$2])/16384) &gt; 0.1; ([.B379]-[.F$2])/16384; 0)" office:value-type="float" office:value="0">
            <text:p>0.000</text:p>
          </table:table-cell>
          <table:table-cell table:formula="of:=IF(ABS(([.C379]-[.G$2])/16384) &gt; 0.1; ([.C379]-[.G$2])/16384; 0)" office:value-type="float" office:value="0">
            <text:p>0.000</text:p>
          </table:table-cell>
          <table:table-cell table:formula="of:=SQRT([.I379]*[.I379]+[.J379]*[.J379]+[.K379]*[.K379])" office:value-type="float" office:value="0">
            <text:p>0.00</text:p>
          </table:table-cell>
          <table:table-cell table:formula="of:=SQRT([.L379]*0.75*9.8)" office:value-type="float" office:value="0">
            <text:p>0</text:p>
          </table:table-cell>
          <table:table-cell table:formula="of:=[.N378]+0.1*[.M37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852">
            <text:p>16852</text:p>
          </table:table-cell>
          <table:table-cell office:value-type="float" office:value="-2344">
            <text:p>-2344</text:p>
          </table:table-cell>
          <table:table-cell office:value-type="float" office:value="-472">
            <text:p>-472</text:p>
          </table:table-cell>
          <table:table-cell table:number-columns-repeated="5"/>
          <table:table-cell table:formula="of:=IF(ABS(([.A380]-[.E$2])/16384) &gt; 0.05; ([.A380]-[.E$2])/16384; 0)" office:value-type="float" office:value="0">
            <text:p>0.000</text:p>
          </table:table-cell>
          <table:table-cell table:formula="of:=IF(ABS(([.B380]-[.F$2])/16384) &gt; 0.1; ([.B380]-[.F$2])/16384; 0)" office:value-type="float" office:value="0">
            <text:p>0.000</text:p>
          </table:table-cell>
          <table:table-cell table:formula="of:=IF(ABS(([.C380]-[.G$2])/16384) &gt; 0.1; ([.C380]-[.G$2])/16384; 0)" office:value-type="float" office:value="0">
            <text:p>0.000</text:p>
          </table:table-cell>
          <table:table-cell table:formula="of:=SQRT([.I380]*[.I380]+[.J380]*[.J380]+[.K380]*[.K380])" office:value-type="float" office:value="0">
            <text:p>0.00</text:p>
          </table:table-cell>
          <table:table-cell table:formula="of:=SQRT([.L380]*0.75*9.8)" office:value-type="float" office:value="0">
            <text:p>0</text:p>
          </table:table-cell>
          <table:table-cell table:formula="of:=[.N379]+0.1*[.M38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656">
            <text:p>16656</text:p>
          </table:table-cell>
          <table:table-cell office:value-type="float" office:value="-2276">
            <text:p>-2276</text:p>
          </table:table-cell>
          <table:table-cell office:value-type="float" office:value="-688">
            <text:p>-688</text:p>
          </table:table-cell>
          <table:table-cell table:number-columns-repeated="5"/>
          <table:table-cell table:formula="of:=IF(ABS(([.A381]-[.E$2])/16384) &gt; 0.05; ([.A381]-[.E$2])/16384; 0)" office:value-type="float" office:value="0">
            <text:p>0.000</text:p>
          </table:table-cell>
          <table:table-cell table:formula="of:=IF(ABS(([.B381]-[.F$2])/16384) &gt; 0.1; ([.B381]-[.F$2])/16384; 0)" office:value-type="float" office:value="0">
            <text:p>0.000</text:p>
          </table:table-cell>
          <table:table-cell table:formula="of:=IF(ABS(([.C381]-[.G$2])/16384) &gt; 0.1; ([.C381]-[.G$2])/16384; 0)" office:value-type="float" office:value="0">
            <text:p>0.000</text:p>
          </table:table-cell>
          <table:table-cell table:formula="of:=SQRT([.I381]*[.I381]+[.J381]*[.J381]+[.K381]*[.K381])" office:value-type="float" office:value="0">
            <text:p>0.00</text:p>
          </table:table-cell>
          <table:table-cell table:formula="of:=SQRT([.L381]*0.75*9.8)" office:value-type="float" office:value="0">
            <text:p>0</text:p>
          </table:table-cell>
          <table:table-cell table:formula="of:=[.N380]+0.1*[.M38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2360">
            <text:p>-2360</text:p>
          </table:table-cell>
          <table:table-cell office:value-type="float" office:value="-352">
            <text:p>-352</text:p>
          </table:table-cell>
          <table:table-cell table:number-columns-repeated="5"/>
          <table:table-cell table:formula="of:=IF(ABS(([.A382]-[.E$2])/16384) &gt; 0.05; ([.A382]-[.E$2])/16384; 0)" office:value-type="float" office:value="0">
            <text:p>0.000</text:p>
          </table:table-cell>
          <table:table-cell table:formula="of:=IF(ABS(([.B382]-[.F$2])/16384) &gt; 0.1; ([.B382]-[.F$2])/16384; 0)" office:value-type="float" office:value="0">
            <text:p>0.000</text:p>
          </table:table-cell>
          <table:table-cell table:formula="of:=IF(ABS(([.C382]-[.G$2])/16384) &gt; 0.1; ([.C382]-[.G$2])/16384; 0)" office:value-type="float" office:value="0">
            <text:p>0.000</text:p>
          </table:table-cell>
          <table:table-cell table:formula="of:=SQRT([.I382]*[.I382]+[.J382]*[.J382]+[.K382]*[.K382])" office:value-type="float" office:value="0">
            <text:p>0.00</text:p>
          </table:table-cell>
          <table:table-cell table:formula="of:=SQRT([.L382]*0.75*9.8)" office:value-type="float" office:value="0">
            <text:p>0</text:p>
          </table:table-cell>
          <table:table-cell table:formula="of:=[.N381]+0.1*[.M38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92">
            <text:p>16492</text:p>
          </table:table-cell>
          <table:table-cell office:value-type="float" office:value="-2480">
            <text:p>-2480</text:p>
          </table:table-cell>
          <table:table-cell office:value-type="float" office:value="-756">
            <text:p>-756</text:p>
          </table:table-cell>
          <table:table-cell table:number-columns-repeated="5"/>
          <table:table-cell table:formula="of:=IF(ABS(([.A383]-[.E$2])/16384) &gt; 0.05; ([.A383]-[.E$2])/16384; 0)" office:value-type="float" office:value="0">
            <text:p>0.000</text:p>
          </table:table-cell>
          <table:table-cell table:formula="of:=IF(ABS(([.B383]-[.F$2])/16384) &gt; 0.1; ([.B383]-[.F$2])/16384; 0)" office:value-type="float" office:value="0">
            <text:p>0.000</text:p>
          </table:table-cell>
          <table:table-cell table:formula="of:=IF(ABS(([.C383]-[.G$2])/16384) &gt; 0.1; ([.C383]-[.G$2])/16384; 0)" office:value-type="float" office:value="0">
            <text:p>0.000</text:p>
          </table:table-cell>
          <table:table-cell table:formula="of:=SQRT([.I383]*[.I383]+[.J383]*[.J383]+[.K383]*[.K383])" office:value-type="float" office:value="0">
            <text:p>0.00</text:p>
          </table:table-cell>
          <table:table-cell table:formula="of:=SQRT([.L383]*0.75*9.8)" office:value-type="float" office:value="0">
            <text:p>0</text:p>
          </table:table-cell>
          <table:table-cell table:formula="of:=[.N382]+0.1*[.M38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480">
            <text:p>-2480</text:p>
          </table:table-cell>
          <table:table-cell office:value-type="float" office:value="-720">
            <text:p>-720</text:p>
          </table:table-cell>
          <table:table-cell table:number-columns-repeated="5"/>
          <table:table-cell table:formula="of:=IF(ABS(([.A384]-[.E$2])/16384) &gt; 0.05; ([.A384]-[.E$2])/16384; 0)" office:value-type="float" office:value="0">
            <text:p>0.000</text:p>
          </table:table-cell>
          <table:table-cell table:formula="of:=IF(ABS(([.B384]-[.F$2])/16384) &gt; 0.1; ([.B384]-[.F$2])/16384; 0)" office:value-type="float" office:value="0">
            <text:p>0.000</text:p>
          </table:table-cell>
          <table:table-cell table:formula="of:=IF(ABS(([.C384]-[.G$2])/16384) &gt; 0.1; ([.C384]-[.G$2])/16384; 0)" office:value-type="float" office:value="0">
            <text:p>0.000</text:p>
          </table:table-cell>
          <table:table-cell table:formula="of:=SQRT([.I384]*[.I384]+[.J384]*[.J384]+[.K384]*[.K384])" office:value-type="float" office:value="0">
            <text:p>0.00</text:p>
          </table:table-cell>
          <table:table-cell table:formula="of:=SQRT([.L384]*0.75*9.8)" office:value-type="float" office:value="0">
            <text:p>0</text:p>
          </table:table-cell>
          <table:table-cell table:formula="of:=[.N383]+0.1*[.M384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2332">
            <text:p>-2332</text:p>
          </table:table-cell>
          <table:table-cell office:value-type="float" office:value="-352">
            <text:p>-352</text:p>
          </table:table-cell>
          <table:table-cell table:number-columns-repeated="5"/>
          <table:table-cell table:formula="of:=IF(ABS(([.A385]-[.E$2])/16384) &gt; 0.05; ([.A385]-[.E$2])/16384; 0)" office:value-type="float" office:value="0">
            <text:p>0.000</text:p>
          </table:table-cell>
          <table:table-cell table:formula="of:=IF(ABS(([.B385]-[.F$2])/16384) &gt; 0.1; ([.B385]-[.F$2])/16384; 0)" office:value-type="float" office:value="0">
            <text:p>0.000</text:p>
          </table:table-cell>
          <table:table-cell table:formula="of:=IF(ABS(([.C385]-[.G$2])/16384) &gt; 0.1; ([.C385]-[.G$2])/16384; 0)" office:value-type="float" office:value="0">
            <text:p>0.000</text:p>
          </table:table-cell>
          <table:table-cell table:formula="of:=SQRT([.I385]*[.I385]+[.J385]*[.J385]+[.K385]*[.K385])" office:value-type="float" office:value="0">
            <text:p>0.00</text:p>
          </table:table-cell>
          <table:table-cell table:formula="of:=SQRT([.L385]*0.75*9.8)" office:value-type="float" office:value="0">
            <text:p>0</text:p>
          </table:table-cell>
          <table:table-cell table:formula="of:=[.N384]+0.1*[.M38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52">
            <text:p>16452</text:p>
          </table:table-cell>
          <table:table-cell office:value-type="float" office:value="-2332">
            <text:p>-2332</text:p>
          </table:table-cell>
          <table:table-cell office:value-type="float" office:value="-520">
            <text:p>-520</text:p>
          </table:table-cell>
          <table:table-cell table:number-columns-repeated="5"/>
          <table:table-cell table:formula="of:=IF(ABS(([.A386]-[.E$2])/16384) &gt; 0.05; ([.A386]-[.E$2])/16384; 0)" office:value-type="float" office:value="0">
            <text:p>0.000</text:p>
          </table:table-cell>
          <table:table-cell table:formula="of:=IF(ABS(([.B386]-[.F$2])/16384) &gt; 0.1; ([.B386]-[.F$2])/16384; 0)" office:value-type="float" office:value="0">
            <text:p>0.000</text:p>
          </table:table-cell>
          <table:table-cell table:formula="of:=IF(ABS(([.C386]-[.G$2])/16384) &gt; 0.1; ([.C386]-[.G$2])/16384; 0)" office:value-type="float" office:value="0">
            <text:p>0.000</text:p>
          </table:table-cell>
          <table:table-cell table:formula="of:=SQRT([.I386]*[.I386]+[.J386]*[.J386]+[.K386]*[.K386])" office:value-type="float" office:value="0">
            <text:p>0.00</text:p>
          </table:table-cell>
          <table:table-cell table:formula="of:=SQRT([.L386]*0.75*9.8)" office:value-type="float" office:value="0">
            <text:p>0</text:p>
          </table:table-cell>
          <table:table-cell table:formula="of:=[.N385]+0.1*[.M38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2480">
            <text:p>-2480</text:p>
          </table:table-cell>
          <table:table-cell office:value-type="float" office:value="-388">
            <text:p>-388</text:p>
          </table:table-cell>
          <table:table-cell table:number-columns-repeated="5"/>
          <table:table-cell table:formula="of:=IF(ABS(([.A387]-[.E$2])/16384) &gt; 0.05; ([.A387]-[.E$2])/16384; 0)" office:value-type="float" office:value="0">
            <text:p>0.000</text:p>
          </table:table-cell>
          <table:table-cell table:formula="of:=IF(ABS(([.B387]-[.F$2])/16384) &gt; 0.1; ([.B387]-[.F$2])/16384; 0)" office:value-type="float" office:value="0">
            <text:p>0.000</text:p>
          </table:table-cell>
          <table:table-cell table:formula="of:=IF(ABS(([.C387]-[.G$2])/16384) &gt; 0.1; ([.C387]-[.G$2])/16384; 0)" office:value-type="float" office:value="0">
            <text:p>0.000</text:p>
          </table:table-cell>
          <table:table-cell table:formula="of:=SQRT([.I387]*[.I387]+[.J387]*[.J387]+[.K387]*[.K387])" office:value-type="float" office:value="0">
            <text:p>0.00</text:p>
          </table:table-cell>
          <table:table-cell table:formula="of:=SQRT([.L387]*0.75*9.8)" office:value-type="float" office:value="0">
            <text:p>0</text:p>
          </table:table-cell>
          <table:table-cell table:formula="of:=[.N386]+0.1*[.M38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548">
            <text:p>-2548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388]-[.E$2])/16384) &gt; 0.05; ([.A388]-[.E$2])/16384; 0)" office:value-type="float" office:value="0">
            <text:p>0.000</text:p>
          </table:table-cell>
          <table:table-cell table:formula="of:=IF(ABS(([.B388]-[.F$2])/16384) &gt; 0.1; ([.B388]-[.F$2])/16384; 0)" office:value-type="float" office:value="0">
            <text:p>0.000</text:p>
          </table:table-cell>
          <table:table-cell table:formula="of:=IF(ABS(([.C388]-[.G$2])/16384) &gt; 0.1; ([.C388]-[.G$2])/16384; 0)" office:value-type="float" office:value="0">
            <text:p>0.000</text:p>
          </table:table-cell>
          <table:table-cell table:formula="of:=SQRT([.I388]*[.I388]+[.J388]*[.J388]+[.K388]*[.K388])" office:value-type="float" office:value="0">
            <text:p>0.00</text:p>
          </table:table-cell>
          <table:table-cell table:formula="of:=SQRT([.L388]*0.75*9.8)" office:value-type="float" office:value="0">
            <text:p>0</text:p>
          </table:table-cell>
          <table:table-cell table:formula="of:=[.N387]+0.1*[.M38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2576">
            <text:p>-2576</text:p>
          </table:table-cell>
          <table:table-cell office:value-type="float" office:value="-692">
            <text:p>-692</text:p>
          </table:table-cell>
          <table:table-cell table:number-columns-repeated="5"/>
          <table:table-cell table:formula="of:=IF(ABS(([.A389]-[.E$2])/16384) &gt; 0.05; ([.A389]-[.E$2])/16384; 0)" office:value-type="float" office:value="0">
            <text:p>0.000</text:p>
          </table:table-cell>
          <table:table-cell table:formula="of:=IF(ABS(([.B389]-[.F$2])/16384) &gt; 0.1; ([.B389]-[.F$2])/16384; 0)" office:value-type="float" office:value="0">
            <text:p>0.000</text:p>
          </table:table-cell>
          <table:table-cell table:formula="of:=IF(ABS(([.C389]-[.G$2])/16384) &gt; 0.1; ([.C389]-[.G$2])/16384; 0)" office:value-type="float" office:value="0">
            <text:p>0.000</text:p>
          </table:table-cell>
          <table:table-cell table:formula="of:=SQRT([.I389]*[.I389]+[.J389]*[.J389]+[.K389]*[.K389])" office:value-type="float" office:value="0">
            <text:p>0.00</text:p>
          </table:table-cell>
          <table:table-cell table:formula="of:=SQRT([.L389]*0.75*9.8)" office:value-type="float" office:value="0">
            <text:p>0</text:p>
          </table:table-cell>
          <table:table-cell table:formula="of:=[.N388]+0.1*[.M38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92">
            <text:p>16492</text:p>
          </table:table-cell>
          <table:table-cell office:value-type="float" office:value="-2580">
            <text:p>-2580</text:p>
          </table:table-cell>
          <table:table-cell office:value-type="float" office:value="-392">
            <text:p>-392</text:p>
          </table:table-cell>
          <table:table-cell table:number-columns-repeated="5"/>
          <table:table-cell table:formula="of:=IF(ABS(([.A390]-[.E$2])/16384) &gt; 0.05; ([.A390]-[.E$2])/16384; 0)" office:value-type="float" office:value="0">
            <text:p>0.000</text:p>
          </table:table-cell>
          <table:table-cell table:formula="of:=IF(ABS(([.B390]-[.F$2])/16384) &gt; 0.1; ([.B390]-[.F$2])/16384; 0)" office:value-type="float" office:value="0">
            <text:p>0.000</text:p>
          </table:table-cell>
          <table:table-cell table:formula="of:=IF(ABS(([.C390]-[.G$2])/16384) &gt; 0.1; ([.C390]-[.G$2])/16384; 0)" office:value-type="float" office:value="0">
            <text:p>0.000</text:p>
          </table:table-cell>
          <table:table-cell table:formula="of:=SQRT([.I390]*[.I390]+[.J390]*[.J390]+[.K390]*[.K390])" office:value-type="float" office:value="0">
            <text:p>0.00</text:p>
          </table:table-cell>
          <table:table-cell table:formula="of:=SQRT([.L390]*0.75*9.8)" office:value-type="float" office:value="0">
            <text:p>0</text:p>
          </table:table-cell>
          <table:table-cell table:formula="of:=[.N389]+0.1*[.M39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28">
            <text:p>16428</text:p>
          </table:table-cell>
          <table:table-cell office:value-type="float" office:value="-2616">
            <text:p>-2616</text:p>
          </table:table-cell>
          <table:table-cell office:value-type="float" office:value="-248">
            <text:p>-248</text:p>
          </table:table-cell>
          <table:table-cell table:number-columns-repeated="5"/>
          <table:table-cell table:formula="of:=IF(ABS(([.A391]-[.E$2])/16384) &gt; 0.05; ([.A391]-[.E$2])/16384; 0)" office:value-type="float" office:value="0">
            <text:p>0.000</text:p>
          </table:table-cell>
          <table:table-cell table:formula="of:=IF(ABS(([.B391]-[.F$2])/16384) &gt; 0.1; ([.B391]-[.F$2])/16384; 0)" office:value-type="float" office:value="0">
            <text:p>0.000</text:p>
          </table:table-cell>
          <table:table-cell table:formula="of:=IF(ABS(([.C391]-[.G$2])/16384) &gt; 0.1; ([.C391]-[.G$2])/16384; 0)" office:value-type="float" office:value="0">
            <text:p>0.000</text:p>
          </table:table-cell>
          <table:table-cell table:formula="of:=SQRT([.I391]*[.I391]+[.J391]*[.J391]+[.K391]*[.K391])" office:value-type="float" office:value="0">
            <text:p>0.00</text:p>
          </table:table-cell>
          <table:table-cell table:formula="of:=SQRT([.L391]*0.75*9.8)" office:value-type="float" office:value="0">
            <text:p>0</text:p>
          </table:table-cell>
          <table:table-cell table:formula="of:=[.N390]+0.1*[.M39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2660">
            <text:p>-2660</text:p>
          </table:table-cell>
          <table:table-cell office:value-type="float" office:value="-516">
            <text:p>-516</text:p>
          </table:table-cell>
          <table:table-cell table:number-columns-repeated="5"/>
          <table:table-cell table:formula="of:=IF(ABS(([.A392]-[.E$2])/16384) &gt; 0.05; ([.A392]-[.E$2])/16384; 0)" office:value-type="float" office:value="0">
            <text:p>0.000</text:p>
          </table:table-cell>
          <table:table-cell table:formula="of:=IF(ABS(([.B392]-[.F$2])/16384) &gt; 0.1; ([.B392]-[.F$2])/16384; 0)" office:value-type="float" office:value="0">
            <text:p>0.000</text:p>
          </table:table-cell>
          <table:table-cell table:formula="of:=IF(ABS(([.C392]-[.G$2])/16384) &gt; 0.1; ([.C392]-[.G$2])/16384; 0)" office:value-type="float" office:value="0">
            <text:p>0.000</text:p>
          </table:table-cell>
          <table:table-cell table:formula="of:=SQRT([.I392]*[.I392]+[.J392]*[.J392]+[.K392]*[.K392])" office:value-type="float" office:value="0">
            <text:p>0.00</text:p>
          </table:table-cell>
          <table:table-cell table:formula="of:=SQRT([.L392]*0.75*9.8)" office:value-type="float" office:value="0">
            <text:p>0</text:p>
          </table:table-cell>
          <table:table-cell table:formula="of:=[.N391]+0.1*[.M39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64">
            <text:p>16364</text:p>
          </table:table-cell>
          <table:table-cell office:value-type="float" office:value="-2640">
            <text:p>-2640</text:p>
          </table:table-cell>
          <table:table-cell office:value-type="float" office:value="-320">
            <text:p>-320</text:p>
          </table:table-cell>
          <table:table-cell table:number-columns-repeated="5"/>
          <table:table-cell table:formula="of:=IF(ABS(([.A393]-[.E$2])/16384) &gt; 0.05; ([.A393]-[.E$2])/16384; 0)" office:value-type="float" office:value="0">
            <text:p>0.000</text:p>
          </table:table-cell>
          <table:table-cell table:formula="of:=IF(ABS(([.B393]-[.F$2])/16384) &gt; 0.1; ([.B393]-[.F$2])/16384; 0)" office:value-type="float" office:value="0">
            <text:p>0.000</text:p>
          </table:table-cell>
          <table:table-cell table:formula="of:=IF(ABS(([.C393]-[.G$2])/16384) &gt; 0.1; ([.C393]-[.G$2])/16384; 0)" office:value-type="float" office:value="0">
            <text:p>0.000</text:p>
          </table:table-cell>
          <table:table-cell table:formula="of:=SQRT([.I393]*[.I393]+[.J393]*[.J393]+[.K393]*[.K393])" office:value-type="float" office:value="0">
            <text:p>0.00</text:p>
          </table:table-cell>
          <table:table-cell table:formula="of:=SQRT([.L393]*0.75*9.8)" office:value-type="float" office:value="0">
            <text:p>0</text:p>
          </table:table-cell>
          <table:table-cell table:formula="of:=[.N392]+0.1*[.M39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556">
            <text:p>-2556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394]-[.E$2])/16384) &gt; 0.05; ([.A394]-[.E$2])/16384; 0)" office:value-type="float" office:value="0">
            <text:p>0.000</text:p>
          </table:table-cell>
          <table:table-cell table:formula="of:=IF(ABS(([.B394]-[.F$2])/16384) &gt; 0.1; ([.B394]-[.F$2])/16384; 0)" office:value-type="float" office:value="0">
            <text:p>0.000</text:p>
          </table:table-cell>
          <table:table-cell table:formula="of:=IF(ABS(([.C394]-[.G$2])/16384) &gt; 0.1; ([.C394]-[.G$2])/16384; 0)" office:value-type="float" office:value="0">
            <text:p>0.000</text:p>
          </table:table-cell>
          <table:table-cell table:formula="of:=SQRT([.I394]*[.I394]+[.J394]*[.J394]+[.K394]*[.K394])" office:value-type="float" office:value="0">
            <text:p>0.00</text:p>
          </table:table-cell>
          <table:table-cell table:formula="of:=SQRT([.L394]*0.75*9.8)" office:value-type="float" office:value="0">
            <text:p>0</text:p>
          </table:table-cell>
          <table:table-cell table:formula="of:=[.N393]+0.1*[.M394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48">
            <text:p>16448</text:p>
          </table:table-cell>
          <table:table-cell office:value-type="float" office:value="-2612">
            <text:p>-2612</text:p>
          </table:table-cell>
          <table:table-cell office:value-type="float" office:value="-260">
            <text:p>-260</text:p>
          </table:table-cell>
          <table:table-cell table:number-columns-repeated="5"/>
          <table:table-cell table:formula="of:=IF(ABS(([.A395]-[.E$2])/16384) &gt; 0.05; ([.A395]-[.E$2])/16384; 0)" office:value-type="float" office:value="0">
            <text:p>0.000</text:p>
          </table:table-cell>
          <table:table-cell table:formula="of:=IF(ABS(([.B395]-[.F$2])/16384) &gt; 0.1; ([.B395]-[.F$2])/16384; 0)" office:value-type="float" office:value="0">
            <text:p>0.000</text:p>
          </table:table-cell>
          <table:table-cell table:formula="of:=IF(ABS(([.C395]-[.G$2])/16384) &gt; 0.1; ([.C395]-[.G$2])/16384; 0)" office:value-type="float" office:value="0">
            <text:p>0.000</text:p>
          </table:table-cell>
          <table:table-cell table:formula="of:=SQRT([.I395]*[.I395]+[.J395]*[.J395]+[.K395]*[.K395])" office:value-type="float" office:value="0">
            <text:p>0.00</text:p>
          </table:table-cell>
          <table:table-cell table:formula="of:=SQRT([.L395]*0.75*9.8)" office:value-type="float" office:value="0">
            <text:p>0</text:p>
          </table:table-cell>
          <table:table-cell table:formula="of:=[.N394]+0.1*[.M39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2508">
            <text:p>-2508</text:p>
          </table:table-cell>
          <table:table-cell office:value-type="float" office:value="-248">
            <text:p>-248</text:p>
          </table:table-cell>
          <table:table-cell table:number-columns-repeated="5"/>
          <table:table-cell table:formula="of:=IF(ABS(([.A396]-[.E$2])/16384) &gt; 0.05; ([.A396]-[.E$2])/16384; 0)" office:value-type="float" office:value="0">
            <text:p>0.000</text:p>
          </table:table-cell>
          <table:table-cell table:formula="of:=IF(ABS(([.B396]-[.F$2])/16384) &gt; 0.1; ([.B396]-[.F$2])/16384; 0)" office:value-type="float" office:value="0">
            <text:p>0.000</text:p>
          </table:table-cell>
          <table:table-cell table:formula="of:=IF(ABS(([.C396]-[.G$2])/16384) &gt; 0.1; ([.C396]-[.G$2])/16384; 0)" office:value-type="float" office:value="0">
            <text:p>0.000</text:p>
          </table:table-cell>
          <table:table-cell table:formula="of:=SQRT([.I396]*[.I396]+[.J396]*[.J396]+[.K396]*[.K396])" office:value-type="float" office:value="0">
            <text:p>0.00</text:p>
          </table:table-cell>
          <table:table-cell table:formula="of:=SQRT([.L396]*0.75*9.8)" office:value-type="float" office:value="0">
            <text:p>0</text:p>
          </table:table-cell>
          <table:table-cell table:formula="of:=[.N395]+0.1*[.M39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676">
            <text:p>-2676</text:p>
          </table:table-cell>
          <table:table-cell office:value-type="float" office:value="-192">
            <text:p>-192</text:p>
          </table:table-cell>
          <table:table-cell table:number-columns-repeated="5"/>
          <table:table-cell table:formula="of:=IF(ABS(([.A397]-[.E$2])/16384) &gt; 0.05; ([.A397]-[.E$2])/16384; 0)" office:value-type="float" office:value="0">
            <text:p>0.000</text:p>
          </table:table-cell>
          <table:table-cell table:formula="of:=IF(ABS(([.B397]-[.F$2])/16384) &gt; 0.1; ([.B397]-[.F$2])/16384; 0)" office:value-type="float" office:value="0">
            <text:p>0.000</text:p>
          </table:table-cell>
          <table:table-cell table:formula="of:=IF(ABS(([.C397]-[.G$2])/16384) &gt; 0.1; ([.C397]-[.G$2])/16384; 0)" office:value-type="float" office:value="0">
            <text:p>0.000</text:p>
          </table:table-cell>
          <table:table-cell table:formula="of:=SQRT([.I397]*[.I397]+[.J397]*[.J397]+[.K397]*[.K397])" office:value-type="float" office:value="0">
            <text:p>0.00</text:p>
          </table:table-cell>
          <table:table-cell table:formula="of:=SQRT([.L397]*0.75*9.8)" office:value-type="float" office:value="0">
            <text:p>0</text:p>
          </table:table-cell>
          <table:table-cell table:formula="of:=[.N396]+0.1*[.M39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32">
            <text:p>16432</text:p>
          </table:table-cell>
          <table:table-cell office:value-type="float" office:value="-2564">
            <text:p>-2564</text:p>
          </table:table-cell>
          <table:table-cell office:value-type="float" office:value="-440">
            <text:p>-440</text:p>
          </table:table-cell>
          <table:table-cell table:number-columns-repeated="5"/>
          <table:table-cell table:formula="of:=IF(ABS(([.A398]-[.E$2])/16384) &gt; 0.05; ([.A398]-[.E$2])/16384; 0)" office:value-type="float" office:value="0">
            <text:p>0.000</text:p>
          </table:table-cell>
          <table:table-cell table:formula="of:=IF(ABS(([.B398]-[.F$2])/16384) &gt; 0.1; ([.B398]-[.F$2])/16384; 0)" office:value-type="float" office:value="0">
            <text:p>0.000</text:p>
          </table:table-cell>
          <table:table-cell table:formula="of:=IF(ABS(([.C398]-[.G$2])/16384) &gt; 0.1; ([.C398]-[.G$2])/16384; 0)" office:value-type="float" office:value="0">
            <text:p>0.000</text:p>
          </table:table-cell>
          <table:table-cell table:formula="of:=SQRT([.I398]*[.I398]+[.J398]*[.J398]+[.K398]*[.K398])" office:value-type="float" office:value="0">
            <text:p>0.00</text:p>
          </table:table-cell>
          <table:table-cell table:formula="of:=SQRT([.L398]*0.75*9.8)" office:value-type="float" office:value="0">
            <text:p>0</text:p>
          </table:table-cell>
          <table:table-cell table:formula="of:=[.N397]+0.1*[.M39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44">
            <text:p>16344</text:p>
          </table:table-cell>
          <table:table-cell office:value-type="float" office:value="-2780">
            <text:p>-2780</text:p>
          </table:table-cell>
          <table:table-cell office:value-type="float" office:value="-400">
            <text:p>-400</text:p>
          </table:table-cell>
          <table:table-cell table:number-columns-repeated="5"/>
          <table:table-cell table:formula="of:=IF(ABS(([.A399]-[.E$2])/16384) &gt; 0.05; ([.A399]-[.E$2])/16384; 0)" office:value-type="float" office:value="0">
            <text:p>0.000</text:p>
          </table:table-cell>
          <table:table-cell table:formula="of:=IF(ABS(([.B399]-[.F$2])/16384) &gt; 0.1; ([.B399]-[.F$2])/16384; 0)" office:value-type="float" office:value="0">
            <text:p>0.000</text:p>
          </table:table-cell>
          <table:table-cell table:formula="of:=IF(ABS(([.C399]-[.G$2])/16384) &gt; 0.1; ([.C399]-[.G$2])/16384; 0)" office:value-type="float" office:value="0">
            <text:p>0.000</text:p>
          </table:table-cell>
          <table:table-cell table:formula="of:=SQRT([.I399]*[.I399]+[.J399]*[.J399]+[.K399]*[.K399])" office:value-type="float" office:value="0">
            <text:p>0.00</text:p>
          </table:table-cell>
          <table:table-cell table:formula="of:=SQRT([.L399]*0.75*9.8)" office:value-type="float" office:value="0">
            <text:p>0</text:p>
          </table:table-cell>
          <table:table-cell table:formula="of:=[.N398]+0.1*[.M39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636">
            <text:p>-2636</text:p>
          </table:table-cell>
          <table:table-cell office:value-type="float" office:value="-248">
            <text:p>-248</text:p>
          </table:table-cell>
          <table:table-cell table:number-columns-repeated="5"/>
          <table:table-cell table:formula="of:=IF(ABS(([.A400]-[.E$2])/16384) &gt; 0.05; ([.A400]-[.E$2])/16384; 0)" office:value-type="float" office:value="0">
            <text:p>0.000</text:p>
          </table:table-cell>
          <table:table-cell table:formula="of:=IF(ABS(([.B400]-[.F$2])/16384) &gt; 0.1; ([.B400]-[.F$2])/16384; 0)" office:value-type="float" office:value="0">
            <text:p>0.000</text:p>
          </table:table-cell>
          <table:table-cell table:formula="of:=IF(ABS(([.C400]-[.G$2])/16384) &gt; 0.1; ([.C400]-[.G$2])/16384; 0)" office:value-type="float" office:value="0">
            <text:p>0.000</text:p>
          </table:table-cell>
          <table:table-cell table:formula="of:=SQRT([.I400]*[.I400]+[.J400]*[.J400]+[.K400]*[.K400])" office:value-type="float" office:value="0">
            <text:p>0.00</text:p>
          </table:table-cell>
          <table:table-cell table:formula="of:=SQRT([.L400]*0.75*9.8)" office:value-type="float" office:value="0">
            <text:p>0</text:p>
          </table:table-cell>
          <table:table-cell table:formula="of:=[.N399]+0.1*[.M40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96">
            <text:p>16496</text:p>
          </table:table-cell>
          <table:table-cell office:value-type="float" office:value="-2644">
            <text:p>-2644</text:p>
          </table:table-cell>
          <table:table-cell office:value-type="float" office:value="-296">
            <text:p>-296</text:p>
          </table:table-cell>
          <table:table-cell table:number-columns-repeated="5"/>
          <table:table-cell table:formula="of:=IF(ABS(([.A401]-[.E$2])/16384) &gt; 0.05; ([.A401]-[.E$2])/16384; 0)" office:value-type="float" office:value="0">
            <text:p>0.000</text:p>
          </table:table-cell>
          <table:table-cell table:formula="of:=IF(ABS(([.B401]-[.F$2])/16384) &gt; 0.1; ([.B401]-[.F$2])/16384; 0)" office:value-type="float" office:value="0">
            <text:p>0.000</text:p>
          </table:table-cell>
          <table:table-cell table:formula="of:=IF(ABS(([.C401]-[.G$2])/16384) &gt; 0.1; ([.C401]-[.G$2])/16384; 0)" office:value-type="float" office:value="0">
            <text:p>0.000</text:p>
          </table:table-cell>
          <table:table-cell table:formula="of:=SQRT([.I401]*[.I401]+[.J401]*[.J401]+[.K401]*[.K401])" office:value-type="float" office:value="0">
            <text:p>0.00</text:p>
          </table:table-cell>
          <table:table-cell table:formula="of:=SQRT([.L401]*0.75*9.8)" office:value-type="float" office:value="0">
            <text:p>0</text:p>
          </table:table-cell>
          <table:table-cell table:formula="of:=[.N400]+0.1*[.M40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592">
            <text:p>-2592</text:p>
          </table:table-cell>
          <table:table-cell office:value-type="float" office:value="-232">
            <text:p>-232</text:p>
          </table:table-cell>
          <table:table-cell table:number-columns-repeated="5"/>
          <table:table-cell table:formula="of:=IF(ABS(([.A402]-[.E$2])/16384) &gt; 0.05; ([.A402]-[.E$2])/16384; 0)" office:value-type="float" office:value="0">
            <text:p>0.000</text:p>
          </table:table-cell>
          <table:table-cell table:formula="of:=IF(ABS(([.B402]-[.F$2])/16384) &gt; 0.1; ([.B402]-[.F$2])/16384; 0)" office:value-type="float" office:value="0">
            <text:p>0.000</text:p>
          </table:table-cell>
          <table:table-cell table:formula="of:=IF(ABS(([.C402]-[.G$2])/16384) &gt; 0.1; ([.C402]-[.G$2])/16384; 0)" office:value-type="float" office:value="0">
            <text:p>0.000</text:p>
          </table:table-cell>
          <table:table-cell table:formula="of:=SQRT([.I402]*[.I402]+[.J402]*[.J402]+[.K402]*[.K402])" office:value-type="float" office:value="0">
            <text:p>0.00</text:p>
          </table:table-cell>
          <table:table-cell table:formula="of:=SQRT([.L402]*0.75*9.8)" office:value-type="float" office:value="0">
            <text:p>0</text:p>
          </table:table-cell>
          <table:table-cell table:formula="of:=[.N401]+0.1*[.M40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656">
            <text:p>-2656</text:p>
          </table:table-cell>
          <table:table-cell office:value-type="float" office:value="-252">
            <text:p>-252</text:p>
          </table:table-cell>
          <table:table-cell table:number-columns-repeated="5"/>
          <table:table-cell table:formula="of:=IF(ABS(([.A403]-[.E$2])/16384) &gt; 0.05; ([.A403]-[.E$2])/16384; 0)" office:value-type="float" office:value="0">
            <text:p>0.000</text:p>
          </table:table-cell>
          <table:table-cell table:formula="of:=IF(ABS(([.B403]-[.F$2])/16384) &gt; 0.1; ([.B403]-[.F$2])/16384; 0)" office:value-type="float" office:value="0">
            <text:p>0.000</text:p>
          </table:table-cell>
          <table:table-cell table:formula="of:=IF(ABS(([.C403]-[.G$2])/16384) &gt; 0.1; ([.C403]-[.G$2])/16384; 0)" office:value-type="float" office:value="0">
            <text:p>0.000</text:p>
          </table:table-cell>
          <table:table-cell table:formula="of:=SQRT([.I403]*[.I403]+[.J403]*[.J403]+[.K403]*[.K403])" office:value-type="float" office:value="0">
            <text:p>0.00</text:p>
          </table:table-cell>
          <table:table-cell table:formula="of:=SQRT([.L403]*0.75*9.8)" office:value-type="float" office:value="0">
            <text:p>0</text:p>
          </table:table-cell>
          <table:table-cell table:formula="of:=[.N402]+0.1*[.M40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4">
            <text:p>16504</text:p>
          </table:table-cell>
          <table:table-cell office:value-type="float" office:value="-2640">
            <text:p>-2640</text:p>
          </table:table-cell>
          <table:table-cell office:value-type="float" office:value="-56">
            <text:p>-56</text:p>
          </table:table-cell>
          <table:table-cell table:number-columns-repeated="5"/>
          <table:table-cell table:formula="of:=IF(ABS(([.A404]-[.E$2])/16384) &gt; 0.05; ([.A404]-[.E$2])/16384; 0)" office:value-type="float" office:value="0">
            <text:p>0.000</text:p>
          </table:table-cell>
          <table:table-cell table:formula="of:=IF(ABS(([.B404]-[.F$2])/16384) &gt; 0.1; ([.B404]-[.F$2])/16384; 0)" office:value-type="float" office:value="0">
            <text:p>0.000</text:p>
          </table:table-cell>
          <table:table-cell table:formula="of:=IF(ABS(([.C404]-[.G$2])/16384) &gt; 0.1; ([.C404]-[.G$2])/16384; 0)" office:value-type="float" office:value="0">
            <text:p>0.000</text:p>
          </table:table-cell>
          <table:table-cell table:formula="of:=SQRT([.I404]*[.I404]+[.J404]*[.J404]+[.K404]*[.K404])" office:value-type="float" office:value="0">
            <text:p>0.00</text:p>
          </table:table-cell>
          <table:table-cell table:formula="of:=SQRT([.L404]*0.75*9.8)" office:value-type="float" office:value="0">
            <text:p>0</text:p>
          </table:table-cell>
          <table:table-cell table:formula="of:=[.N403]+0.1*[.M404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24">
            <text:p>16424</text:p>
          </table:table-cell>
          <table:table-cell office:value-type="float" office:value="-2668">
            <text:p>-2668</text:p>
          </table:table-cell>
          <table:table-cell office:value-type="float" office:value="-168">
            <text:p>-168</text:p>
          </table:table-cell>
          <table:table-cell table:number-columns-repeated="5"/>
          <table:table-cell table:formula="of:=IF(ABS(([.A405]-[.E$2])/16384) &gt; 0.05; ([.A405]-[.E$2])/16384; 0)" office:value-type="float" office:value="0">
            <text:p>0.000</text:p>
          </table:table-cell>
          <table:table-cell table:formula="of:=IF(ABS(([.B405]-[.F$2])/16384) &gt; 0.1; ([.B405]-[.F$2])/16384; 0)" office:value-type="float" office:value="0">
            <text:p>0.000</text:p>
          </table:table-cell>
          <table:table-cell table:formula="of:=IF(ABS(([.C405]-[.G$2])/16384) &gt; 0.1; ([.C405]-[.G$2])/16384; 0)" office:value-type="float" office:value="0">
            <text:p>0.000</text:p>
          </table:table-cell>
          <table:table-cell table:formula="of:=SQRT([.I405]*[.I405]+[.J405]*[.J405]+[.K405]*[.K405])" office:value-type="float" office:value="0">
            <text:p>0.00</text:p>
          </table:table-cell>
          <table:table-cell table:formula="of:=SQRT([.L405]*0.75*9.8)" office:value-type="float" office:value="0">
            <text:p>0</text:p>
          </table:table-cell>
          <table:table-cell table:formula="of:=[.N404]+0.1*[.M40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64">
            <text:p>16564</text:p>
          </table:table-cell>
          <table:table-cell office:value-type="float" office:value="-2668">
            <text:p>-2668</text:p>
          </table:table-cell>
          <table:table-cell office:value-type="float" office:value="-220">
            <text:p>-220</text:p>
          </table:table-cell>
          <table:table-cell table:number-columns-repeated="5"/>
          <table:table-cell table:formula="of:=IF(ABS(([.A406]-[.E$2])/16384) &gt; 0.05; ([.A406]-[.E$2])/16384; 0)" office:value-type="float" office:value="0">
            <text:p>0.000</text:p>
          </table:table-cell>
          <table:table-cell table:formula="of:=IF(ABS(([.B406]-[.F$2])/16384) &gt; 0.1; ([.B406]-[.F$2])/16384; 0)" office:value-type="float" office:value="0">
            <text:p>0.000</text:p>
          </table:table-cell>
          <table:table-cell table:formula="of:=IF(ABS(([.C406]-[.G$2])/16384) &gt; 0.1; ([.C406]-[.G$2])/16384; 0)" office:value-type="float" office:value="0">
            <text:p>0.000</text:p>
          </table:table-cell>
          <table:table-cell table:formula="of:=SQRT([.I406]*[.I406]+[.J406]*[.J406]+[.K406]*[.K406])" office:value-type="float" office:value="0">
            <text:p>0.00</text:p>
          </table:table-cell>
          <table:table-cell table:formula="of:=SQRT([.L406]*0.75*9.8)" office:value-type="float" office:value="0">
            <text:p>0</text:p>
          </table:table-cell>
          <table:table-cell table:formula="of:=[.N405]+0.1*[.M40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04">
            <text:p>16404</text:p>
          </table:table-cell>
          <table:table-cell office:value-type="float" office:value="-2616">
            <text:p>-2616</text:p>
          </table:table-cell>
          <table:table-cell office:value-type="float" office:value="-272">
            <text:p>-272</text:p>
          </table:table-cell>
          <table:table-cell table:number-columns-repeated="5"/>
          <table:table-cell table:formula="of:=IF(ABS(([.A407]-[.E$2])/16384) &gt; 0.05; ([.A407]-[.E$2])/16384; 0)" office:value-type="float" office:value="0">
            <text:p>0.000</text:p>
          </table:table-cell>
          <table:table-cell table:formula="of:=IF(ABS(([.B407]-[.F$2])/16384) &gt; 0.1; ([.B407]-[.F$2])/16384; 0)" office:value-type="float" office:value="0">
            <text:p>0.000</text:p>
          </table:table-cell>
          <table:table-cell table:formula="of:=IF(ABS(([.C407]-[.G$2])/16384) &gt; 0.1; ([.C407]-[.G$2])/16384; 0)" office:value-type="float" office:value="0">
            <text:p>0.000</text:p>
          </table:table-cell>
          <table:table-cell table:formula="of:=SQRT([.I407]*[.I407]+[.J407]*[.J407]+[.K407]*[.K407])" office:value-type="float" office:value="0">
            <text:p>0.00</text:p>
          </table:table-cell>
          <table:table-cell table:formula="of:=SQRT([.L407]*0.75*9.8)" office:value-type="float" office:value="0">
            <text:p>0</text:p>
          </table:table-cell>
          <table:table-cell table:formula="of:=[.N406]+0.1*[.M40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24">
            <text:p>16524</text:p>
          </table:table-cell>
          <table:table-cell office:value-type="float" office:value="-2620">
            <text:p>-2620</text:p>
          </table:table-cell>
          <table:table-cell office:value-type="float" office:value="-60">
            <text:p>-60</text:p>
          </table:table-cell>
          <table:table-cell table:number-columns-repeated="5"/>
          <table:table-cell table:formula="of:=IF(ABS(([.A408]-[.E$2])/16384) &gt; 0.05; ([.A408]-[.E$2])/16384; 0)" office:value-type="float" office:value="0">
            <text:p>0.000</text:p>
          </table:table-cell>
          <table:table-cell table:formula="of:=IF(ABS(([.B408]-[.F$2])/16384) &gt; 0.1; ([.B408]-[.F$2])/16384; 0)" office:value-type="float" office:value="0">
            <text:p>0.000</text:p>
          </table:table-cell>
          <table:table-cell table:formula="of:=IF(ABS(([.C408]-[.G$2])/16384) &gt; 0.1; ([.C408]-[.G$2])/16384; 0)" office:value-type="float" office:value="0">
            <text:p>0.000</text:p>
          </table:table-cell>
          <table:table-cell table:formula="of:=SQRT([.I408]*[.I408]+[.J408]*[.J408]+[.K408]*[.K408])" office:value-type="float" office:value="0">
            <text:p>0.00</text:p>
          </table:table-cell>
          <table:table-cell table:formula="of:=SQRT([.L408]*0.75*9.8)" office:value-type="float" office:value="0">
            <text:p>0</text:p>
          </table:table-cell>
          <table:table-cell table:formula="of:=[.N407]+0.1*[.M40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80">
            <text:p>16480</text:p>
          </table:table-cell>
          <table:table-cell office:value-type="float" office:value="-2600">
            <text:p>-2600</text:p>
          </table:table-cell>
          <table:table-cell office:value-type="float" office:value="-236">
            <text:p>-236</text:p>
          </table:table-cell>
          <table:table-cell table:number-columns-repeated="5"/>
          <table:table-cell table:formula="of:=IF(ABS(([.A409]-[.E$2])/16384) &gt; 0.05; ([.A409]-[.E$2])/16384; 0)" office:value-type="float" office:value="0">
            <text:p>0.000</text:p>
          </table:table-cell>
          <table:table-cell table:formula="of:=IF(ABS(([.B409]-[.F$2])/16384) &gt; 0.1; ([.B409]-[.F$2])/16384; 0)" office:value-type="float" office:value="0">
            <text:p>0.000</text:p>
          </table:table-cell>
          <table:table-cell table:formula="of:=IF(ABS(([.C409]-[.G$2])/16384) &gt; 0.1; ([.C409]-[.G$2])/16384; 0)" office:value-type="float" office:value="0">
            <text:p>0.000</text:p>
          </table:table-cell>
          <table:table-cell table:formula="of:=SQRT([.I409]*[.I409]+[.J409]*[.J409]+[.K409]*[.K409])" office:value-type="float" office:value="0">
            <text:p>0.00</text:p>
          </table:table-cell>
          <table:table-cell table:formula="of:=SQRT([.L409]*0.75*9.8)" office:value-type="float" office:value="0">
            <text:p>0</text:p>
          </table:table-cell>
          <table:table-cell table:formula="of:=[.N408]+0.1*[.M40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96">
            <text:p>16496</text:p>
          </table:table-cell>
          <table:table-cell office:value-type="float" office:value="-2620">
            <text:p>-2620</text:p>
          </table:table-cell>
          <table:table-cell office:value-type="float" office:value="-124">
            <text:p>-124</text:p>
          </table:table-cell>
          <table:table-cell table:number-columns-repeated="5"/>
          <table:table-cell table:formula="of:=IF(ABS(([.A410]-[.E$2])/16384) &gt; 0.05; ([.A410]-[.E$2])/16384; 0)" office:value-type="float" office:value="0">
            <text:p>0.000</text:p>
          </table:table-cell>
          <table:table-cell table:formula="of:=IF(ABS(([.B410]-[.F$2])/16384) &gt; 0.1; ([.B410]-[.F$2])/16384; 0)" office:value-type="float" office:value="0">
            <text:p>0.000</text:p>
          </table:table-cell>
          <table:table-cell table:formula="of:=IF(ABS(([.C410]-[.G$2])/16384) &gt; 0.1; ([.C410]-[.G$2])/16384; 0)" office:value-type="float" office:value="0">
            <text:p>0.000</text:p>
          </table:table-cell>
          <table:table-cell table:formula="of:=SQRT([.I410]*[.I410]+[.J410]*[.J410]+[.K410]*[.K410])" office:value-type="float" office:value="0">
            <text:p>0.00</text:p>
          </table:table-cell>
          <table:table-cell table:formula="of:=SQRT([.L410]*0.75*9.8)" office:value-type="float" office:value="0">
            <text:p>0</text:p>
          </table:table-cell>
          <table:table-cell table:formula="of:=[.N409]+0.1*[.M41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00">
            <text:p>16400</text:p>
          </table:table-cell>
          <table:table-cell office:value-type="float" office:value="-2596">
            <text:p>-2596</text:p>
          </table:table-cell>
          <table:table-cell office:value-type="float" office:value="-192">
            <text:p>-192</text:p>
          </table:table-cell>
          <table:table-cell table:number-columns-repeated="5"/>
          <table:table-cell table:formula="of:=IF(ABS(([.A411]-[.E$2])/16384) &gt; 0.05; ([.A411]-[.E$2])/16384; 0)" office:value-type="float" office:value="0">
            <text:p>0.000</text:p>
          </table:table-cell>
          <table:table-cell table:formula="of:=IF(ABS(([.B411]-[.F$2])/16384) &gt; 0.1; ([.B411]-[.F$2])/16384; 0)" office:value-type="float" office:value="0">
            <text:p>0.000</text:p>
          </table:table-cell>
          <table:table-cell table:formula="of:=IF(ABS(([.C411]-[.G$2])/16384) &gt; 0.1; ([.C411]-[.G$2])/16384; 0)" office:value-type="float" office:value="0">
            <text:p>0.000</text:p>
          </table:table-cell>
          <table:table-cell table:formula="of:=SQRT([.I411]*[.I411]+[.J411]*[.J411]+[.K411]*[.K411])" office:value-type="float" office:value="0">
            <text:p>0.00</text:p>
          </table:table-cell>
          <table:table-cell table:formula="of:=SQRT([.L411]*0.75*9.8)" office:value-type="float" office:value="0">
            <text:p>0</text:p>
          </table:table-cell>
          <table:table-cell table:formula="of:=[.N410]+0.1*[.M41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76">
            <text:p>16476</text:p>
          </table:table-cell>
          <table:table-cell office:value-type="float" office:value="-2588">
            <text:p>-2588</text:p>
          </table:table-cell>
          <table:table-cell office:value-type="float" office:value="-368">
            <text:p>-368</text:p>
          </table:table-cell>
          <table:table-cell table:number-columns-repeated="5"/>
          <table:table-cell table:formula="of:=IF(ABS(([.A412]-[.E$2])/16384) &gt; 0.05; ([.A412]-[.E$2])/16384; 0)" office:value-type="float" office:value="0">
            <text:p>0.000</text:p>
          </table:table-cell>
          <table:table-cell table:formula="of:=IF(ABS(([.B412]-[.F$2])/16384) &gt; 0.1; ([.B412]-[.F$2])/16384; 0)" office:value-type="float" office:value="0">
            <text:p>0.000</text:p>
          </table:table-cell>
          <table:table-cell table:formula="of:=IF(ABS(([.C412]-[.G$2])/16384) &gt; 0.1; ([.C412]-[.G$2])/16384; 0)" office:value-type="float" office:value="0">
            <text:p>0.000</text:p>
          </table:table-cell>
          <table:table-cell table:formula="of:=SQRT([.I412]*[.I412]+[.J412]*[.J412]+[.K412]*[.K412])" office:value-type="float" office:value="0">
            <text:p>0.00</text:p>
          </table:table-cell>
          <table:table-cell table:formula="of:=SQRT([.L412]*0.75*9.8)" office:value-type="float" office:value="0">
            <text:p>0</text:p>
          </table:table-cell>
          <table:table-cell table:formula="of:=[.N411]+0.1*[.M41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80">
            <text:p>16480</text:p>
          </table:table-cell>
          <table:table-cell office:value-type="float" office:value="-2528">
            <text:p>-2528</text:p>
          </table:table-cell>
          <table:table-cell office:value-type="float" office:value="-124">
            <text:p>-124</text:p>
          </table:table-cell>
          <table:table-cell table:number-columns-repeated="5"/>
          <table:table-cell table:formula="of:=IF(ABS(([.A413]-[.E$2])/16384) &gt; 0.05; ([.A413]-[.E$2])/16384; 0)" office:value-type="float" office:value="0">
            <text:p>0.000</text:p>
          </table:table-cell>
          <table:table-cell table:formula="of:=IF(ABS(([.B413]-[.F$2])/16384) &gt; 0.1; ([.B413]-[.F$2])/16384; 0)" office:value-type="float" office:value="0">
            <text:p>0.000</text:p>
          </table:table-cell>
          <table:table-cell table:formula="of:=IF(ABS(([.C413]-[.G$2])/16384) &gt; 0.1; ([.C413]-[.G$2])/16384; 0)" office:value-type="float" office:value="0">
            <text:p>0.000</text:p>
          </table:table-cell>
          <table:table-cell table:formula="of:=SQRT([.I413]*[.I413]+[.J413]*[.J413]+[.K413]*[.K413])" office:value-type="float" office:value="0">
            <text:p>0.00</text:p>
          </table:table-cell>
          <table:table-cell table:formula="of:=SQRT([.L413]*0.75*9.8)" office:value-type="float" office:value="0">
            <text:p>0</text:p>
          </table:table-cell>
          <table:table-cell table:formula="of:=[.N412]+0.1*[.M41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84">
            <text:p>16484</text:p>
          </table:table-cell>
          <table:table-cell office:value-type="float" office:value="-2640">
            <text:p>-2640</text:p>
          </table:table-cell>
          <table:table-cell office:value-type="float" office:value="-312">
            <text:p>-312</text:p>
          </table:table-cell>
          <table:table-cell table:number-columns-repeated="5"/>
          <table:table-cell table:formula="of:=IF(ABS(([.A414]-[.E$2])/16384) &gt; 0.05; ([.A414]-[.E$2])/16384; 0)" office:value-type="float" office:value="0">
            <text:p>0.000</text:p>
          </table:table-cell>
          <table:table-cell table:formula="of:=IF(ABS(([.B414]-[.F$2])/16384) &gt; 0.1; ([.B414]-[.F$2])/16384; 0)" office:value-type="float" office:value="0">
            <text:p>0.000</text:p>
          </table:table-cell>
          <table:table-cell table:formula="of:=IF(ABS(([.C414]-[.G$2])/16384) &gt; 0.1; ([.C414]-[.G$2])/16384; 0)" office:value-type="float" office:value="0">
            <text:p>0.000</text:p>
          </table:table-cell>
          <table:table-cell table:formula="of:=SQRT([.I414]*[.I414]+[.J414]*[.J414]+[.K414]*[.K414])" office:value-type="float" office:value="0">
            <text:p>0.00</text:p>
          </table:table-cell>
          <table:table-cell table:formula="of:=SQRT([.L414]*0.75*9.8)" office:value-type="float" office:value="0">
            <text:p>0</text:p>
          </table:table-cell>
          <table:table-cell table:formula="of:=[.N413]+0.1*[.M414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28">
            <text:p>16328</text:p>
          </table:table-cell>
          <table:table-cell office:value-type="float" office:value="-2704">
            <text:p>-2704</text:p>
          </table:table-cell>
          <table:table-cell office:value-type="float" office:value="-308">
            <text:p>-308</text:p>
          </table:table-cell>
          <table:table-cell table:number-columns-repeated="5"/>
          <table:table-cell table:formula="of:=IF(ABS(([.A415]-[.E$2])/16384) &gt; 0.05; ([.A415]-[.E$2])/16384; 0)" office:value-type="float" office:value="0">
            <text:p>0.000</text:p>
          </table:table-cell>
          <table:table-cell table:formula="of:=IF(ABS(([.B415]-[.F$2])/16384) &gt; 0.1; ([.B415]-[.F$2])/16384; 0)" office:value-type="float" office:value="0">
            <text:p>0.000</text:p>
          </table:table-cell>
          <table:table-cell table:formula="of:=IF(ABS(([.C415]-[.G$2])/16384) &gt; 0.1; ([.C415]-[.G$2])/16384; 0)" office:value-type="float" office:value="0">
            <text:p>0.000</text:p>
          </table:table-cell>
          <table:table-cell table:formula="of:=SQRT([.I415]*[.I415]+[.J415]*[.J415]+[.K415]*[.K415])" office:value-type="float" office:value="0">
            <text:p>0.00</text:p>
          </table:table-cell>
          <table:table-cell table:formula="of:=SQRT([.L415]*0.75*9.8)" office:value-type="float" office:value="0">
            <text:p>0</text:p>
          </table:table-cell>
          <table:table-cell table:formula="of:=[.N414]+0.1*[.M415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780">
            <text:p>-2780</text:p>
          </table:table-cell>
          <table:table-cell office:value-type="float" office:value="-96">
            <text:p>-96</text:p>
          </table:table-cell>
          <table:table-cell table:number-columns-repeated="5"/>
          <table:table-cell table:formula="of:=IF(ABS(([.A416]-[.E$2])/16384) &gt; 0.05; ([.A416]-[.E$2])/16384; 0)" office:value-type="float" office:value="0">
            <text:p>0.000</text:p>
          </table:table-cell>
          <table:table-cell table:formula="of:=IF(ABS(([.B416]-[.F$2])/16384) &gt; 0.1; ([.B416]-[.F$2])/16384; 0)" office:value-type="float" office:value="0">
            <text:p>0.000</text:p>
          </table:table-cell>
          <table:table-cell table:formula="of:=IF(ABS(([.C416]-[.G$2])/16384) &gt; 0.1; ([.C416]-[.G$2])/16384; 0)" office:value-type="float" office:value="0">
            <text:p>0.000</text:p>
          </table:table-cell>
          <table:table-cell table:formula="of:=SQRT([.I416]*[.I416]+[.J416]*[.J416]+[.K416]*[.K416])" office:value-type="float" office:value="0">
            <text:p>0.00</text:p>
          </table:table-cell>
          <table:table-cell table:formula="of:=SQRT([.L416]*0.75*9.8)" office:value-type="float" office:value="0">
            <text:p>0</text:p>
          </table:table-cell>
          <table:table-cell table:formula="of:=[.N415]+0.1*[.M416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924">
            <text:p>-2924</text:p>
          </table:table-cell>
          <table:table-cell office:value-type="float" office:value="-252">
            <text:p>-252</text:p>
          </table:table-cell>
          <table:table-cell table:number-columns-repeated="5"/>
          <table:table-cell table:formula="of:=IF(ABS(([.A417]-[.E$2])/16384) &gt; 0.05; ([.A417]-[.E$2])/16384; 0)" office:value-type="float" office:value="0">
            <text:p>0.000</text:p>
          </table:table-cell>
          <table:table-cell table:formula="of:=IF(ABS(([.B417]-[.F$2])/16384) &gt; 0.1; ([.B417]-[.F$2])/16384; 0)" office:value-type="float" office:value="0">
            <text:p>0.000</text:p>
          </table:table-cell>
          <table:table-cell table:formula="of:=IF(ABS(([.C417]-[.G$2])/16384) &gt; 0.1; ([.C417]-[.G$2])/16384; 0)" office:value-type="float" office:value="0">
            <text:p>0.000</text:p>
          </table:table-cell>
          <table:table-cell table:formula="of:=SQRT([.I417]*[.I417]+[.J417]*[.J417]+[.K417]*[.K417])" office:value-type="float" office:value="0">
            <text:p>0.00</text:p>
          </table:table-cell>
          <table:table-cell table:formula="of:=SQRT([.L417]*0.75*9.8)" office:value-type="float" office:value="0">
            <text:p>0</text:p>
          </table:table-cell>
          <table:table-cell table:formula="of:=[.N416]+0.1*[.M417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-2552">
            <text:p>-2552</text:p>
          </table:table-cell>
          <table:table-cell office:value-type="float" office:value="-280">
            <text:p>-280</text:p>
          </table:table-cell>
          <table:table-cell table:number-columns-repeated="5"/>
          <table:table-cell table:formula="of:=IF(ABS(([.A418]-[.E$2])/16384) &gt; 0.05; ([.A418]-[.E$2])/16384; 0)" office:value-type="float" office:value="0">
            <text:p>0.000</text:p>
          </table:table-cell>
          <table:table-cell table:formula="of:=IF(ABS(([.B418]-[.F$2])/16384) &gt; 0.1; ([.B418]-[.F$2])/16384; 0)" office:value-type="float" office:value="0">
            <text:p>0.000</text:p>
          </table:table-cell>
          <table:table-cell table:formula="of:=IF(ABS(([.C418]-[.G$2])/16384) &gt; 0.1; ([.C418]-[.G$2])/16384; 0)" office:value-type="float" office:value="0">
            <text:p>0.000</text:p>
          </table:table-cell>
          <table:table-cell table:formula="of:=SQRT([.I418]*[.I418]+[.J418]*[.J418]+[.K418]*[.K418])" office:value-type="float" office:value="0">
            <text:p>0.00</text:p>
          </table:table-cell>
          <table:table-cell table:formula="of:=SQRT([.L418]*0.75*9.8)" office:value-type="float" office:value="0">
            <text:p>0</text:p>
          </table:table-cell>
          <table:table-cell table:formula="of:=[.N417]+0.1*[.M418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360">
            <text:p>-2360</text:p>
          </table:table-cell>
          <table:table-cell office:value-type="float" office:value="-432">
            <text:p>-432</text:p>
          </table:table-cell>
          <table:table-cell table:number-columns-repeated="5"/>
          <table:table-cell table:formula="of:=IF(ABS(([.A419]-[.E$2])/16384) &gt; 0.05; ([.A419]-[.E$2])/16384; 0)" office:value-type="float" office:value="0">
            <text:p>0.000</text:p>
          </table:table-cell>
          <table:table-cell table:formula="of:=IF(ABS(([.B419]-[.F$2])/16384) &gt; 0.1; ([.B419]-[.F$2])/16384; 0)" office:value-type="float" office:value="0">
            <text:p>0.000</text:p>
          </table:table-cell>
          <table:table-cell table:formula="of:=IF(ABS(([.C419]-[.G$2])/16384) &gt; 0.1; ([.C419]-[.G$2])/16384; 0)" office:value-type="float" office:value="0">
            <text:p>0.000</text:p>
          </table:table-cell>
          <table:table-cell table:formula="of:=SQRT([.I419]*[.I419]+[.J419]*[.J419]+[.K419]*[.K419])" office:value-type="float" office:value="0">
            <text:p>0.00</text:p>
          </table:table-cell>
          <table:table-cell table:formula="of:=SQRT([.L419]*0.75*9.8)" office:value-type="float" office:value="0">
            <text:p>0</text:p>
          </table:table-cell>
          <table:table-cell table:formula="of:=[.N418]+0.1*[.M419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0">
            <text:p>16460</text:p>
          </table:table-cell>
          <table:table-cell office:value-type="float" office:value="-2436">
            <text:p>-2436</text:p>
          </table:table-cell>
          <table:table-cell office:value-type="float" office:value="-260">
            <text:p>-260</text:p>
          </table:table-cell>
          <table:table-cell table:number-columns-repeated="5"/>
          <table:table-cell table:formula="of:=IF(ABS(([.A420]-[.E$2])/16384) &gt; 0.05; ([.A420]-[.E$2])/16384; 0)" office:value-type="float" office:value="0">
            <text:p>0.000</text:p>
          </table:table-cell>
          <table:table-cell table:formula="of:=IF(ABS(([.B420]-[.F$2])/16384) &gt; 0.1; ([.B420]-[.F$2])/16384; 0)" office:value-type="float" office:value="0">
            <text:p>0.000</text:p>
          </table:table-cell>
          <table:table-cell table:formula="of:=IF(ABS(([.C420]-[.G$2])/16384) &gt; 0.1; ([.C420]-[.G$2])/16384; 0)" office:value-type="float" office:value="0">
            <text:p>0.000</text:p>
          </table:table-cell>
          <table:table-cell table:formula="of:=SQRT([.I420]*[.I420]+[.J420]*[.J420]+[.K420]*[.K420])" office:value-type="float" office:value="0">
            <text:p>0.00</text:p>
          </table:table-cell>
          <table:table-cell table:formula="of:=SQRT([.L420]*0.75*9.8)" office:value-type="float" office:value="0">
            <text:p>0</text:p>
          </table:table-cell>
          <table:table-cell table:formula="of:=[.N419]+0.1*[.M420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388">
            <text:p>16388</text:p>
          </table:table-cell>
          <table:table-cell office:value-type="float" office:value="-2144">
            <text:p>-2144</text:p>
          </table:table-cell>
          <table:table-cell office:value-type="float" office:value="-376">
            <text:p>-376</text:p>
          </table:table-cell>
          <table:table-cell table:number-columns-repeated="5"/>
          <table:table-cell table:formula="of:=IF(ABS(([.A421]-[.E$2])/16384) &gt; 0.05; ([.A421]-[.E$2])/16384; 0)" office:value-type="float" office:value="0">
            <text:p>0.000</text:p>
          </table:table-cell>
          <table:table-cell table:formula="of:=IF(ABS(([.B421]-[.F$2])/16384) &gt; 0.1; ([.B421]-[.F$2])/16384; 0)" office:value-type="float" office:value="0">
            <text:p>0.000</text:p>
          </table:table-cell>
          <table:table-cell table:formula="of:=IF(ABS(([.C421]-[.G$2])/16384) &gt; 0.1; ([.C421]-[.G$2])/16384; 0)" office:value-type="float" office:value="0">
            <text:p>0.000</text:p>
          </table:table-cell>
          <table:table-cell table:formula="of:=SQRT([.I421]*[.I421]+[.J421]*[.J421]+[.K421]*[.K421])" office:value-type="float" office:value="0">
            <text:p>0.00</text:p>
          </table:table-cell>
          <table:table-cell table:formula="of:=SQRT([.L421]*0.75*9.8)" office:value-type="float" office:value="0">
            <text:p>0</text:p>
          </table:table-cell>
          <table:table-cell table:formula="of:=[.N420]+0.1*[.M421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500">
            <text:p>16500</text:p>
          </table:table-cell>
          <table:table-cell office:value-type="float" office:value="-2400">
            <text:p>-2400</text:p>
          </table:table-cell>
          <table:table-cell office:value-type="float" office:value="-536">
            <text:p>-536</text:p>
          </table:table-cell>
          <table:table-cell table:number-columns-repeated="5"/>
          <table:table-cell table:formula="of:=IF(ABS(([.A422]-[.E$2])/16384) &gt; 0.05; ([.A422]-[.E$2])/16384; 0)" office:value-type="float" office:value="0">
            <text:p>0.000</text:p>
          </table:table-cell>
          <table:table-cell table:formula="of:=IF(ABS(([.B422]-[.F$2])/16384) &gt; 0.1; ([.B422]-[.F$2])/16384; 0)" office:value-type="float" office:value="0">
            <text:p>0.000</text:p>
          </table:table-cell>
          <table:table-cell table:formula="of:=IF(ABS(([.C422]-[.G$2])/16384) &gt; 0.1; ([.C422]-[.G$2])/16384; 0)" office:value-type="float" office:value="0">
            <text:p>0.000</text:p>
          </table:table-cell>
          <table:table-cell table:formula="of:=SQRT([.I422]*[.I422]+[.J422]*[.J422]+[.K422]*[.K422])" office:value-type="float" office:value="0">
            <text:p>0.00</text:p>
          </table:table-cell>
          <table:table-cell table:formula="of:=SQRT([.L422]*0.75*9.8)" office:value-type="float" office:value="0">
            <text:p>0</text:p>
          </table:table-cell>
          <table:table-cell table:formula="of:=[.N421]+0.1*[.M422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468">
            <text:p>16468</text:p>
          </table:table-cell>
          <table:table-cell office:value-type="float" office:value="-2132">
            <text:p>-2132</text:p>
          </table:table-cell>
          <table:table-cell office:value-type="float" office:value="-240">
            <text:p>-240</text:p>
          </table:table-cell>
          <table:table-cell table:number-columns-repeated="5"/>
          <table:table-cell table:formula="of:=IF(ABS(([.A423]-[.E$2])/16384) &gt; 0.05; ([.A423]-[.E$2])/16384; 0)" office:value-type="float" office:value="0">
            <text:p>0.000</text:p>
          </table:table-cell>
          <table:table-cell table:formula="of:=IF(ABS(([.B423]-[.F$2])/16384) &gt; 0.1; ([.B423]-[.F$2])/16384; 0)" office:value-type="float" office:value="0">
            <text:p>0.000</text:p>
          </table:table-cell>
          <table:table-cell table:formula="of:=IF(ABS(([.C423]-[.G$2])/16384) &gt; 0.1; ([.C423]-[.G$2])/16384; 0)" office:value-type="float" office:value="0">
            <text:p>0.000</text:p>
          </table:table-cell>
          <table:table-cell table:formula="of:=SQRT([.I423]*[.I423]+[.J423]*[.J423]+[.K423]*[.K423])" office:value-type="float" office:value="0">
            <text:p>0.00</text:p>
          </table:table-cell>
          <table:table-cell table:formula="of:=SQRT([.L423]*0.75*9.8)" office:value-type="float" office:value="0">
            <text:p>0</text:p>
          </table:table-cell>
          <table:table-cell table:formula="of:=[.N422]+0.1*[.M423]" office:value-type="float" office:value="26.7038311361626">
            <text:p>26.7038311362</text:p>
          </table:table-cell>
        </table:table-row>
        <table:table-row table:style-name="ro2">
          <table:table-cell office:value-type="float" office:value="16212">
            <text:p>16212</text:p>
          </table:table-cell>
          <table:table-cell office:value-type="float" office:value="-1716">
            <text:p>-1716</text:p>
          </table:table-cell>
          <table:table-cell office:value-type="float" office:value="920">
            <text:p>920</text:p>
          </table:table-cell>
          <table:table-cell table:number-columns-repeated="5"/>
          <table:table-cell table:formula="of:=IF(ABS(([.A424]-[.E$2])/16384) &gt; 0.05; ([.A424]-[.E$2])/16384; 0)" office:value-type="float" office:value="0">
            <text:p>0.000</text:p>
          </table:table-cell>
          <table:table-cell table:formula="of:=IF(ABS(([.B424]-[.F$2])/16384) &gt; 0.1; ([.B424]-[.F$2])/16384; 0)" office:value-type="float" office:value="0">
            <text:p>0.000</text:p>
          </table:table-cell>
          <table:table-cell table:formula="of:=IF(ABS(([.C424]-[.G$2])/16384) &gt; 0.1; ([.C424]-[.G$2])/16384; 0)" office:value-type="float" office:value="0.104840567942416">
            <text:p>0.105</text:p>
          </table:table-cell>
          <table:table-cell table:formula="of:=SQRT([.I424]*[.I424]+[.J424]*[.J424]+[.K424]*[.K424])" office:value-type="float" office:value="0.104840567942416">
            <text:p>0.10</text:p>
          </table:table-cell>
          <table:table-cell table:formula="of:=SQRT([.L424]*0.75*9.8)" office:value-type="float" office:value="0.877825822345615">
            <text:p>0.8778258223</text:p>
          </table:table-cell>
          <table:table-cell table:formula="of:=[.N423]+0.1*[.M424]" office:value-type="float" office:value="26.7916137183972">
            <text:p>26.7916137184</text:p>
          </table:table-cell>
        </table:table-row>
        <table:table-row table:style-name="ro2">
          <table:table-cell office:value-type="float" office:value="16936">
            <text:p>16936</text:p>
          </table:table-cell>
          <table:table-cell office:value-type="float" office:value="-1668">
            <text:p>-1668</text:p>
          </table:table-cell>
          <table:table-cell office:value-type="float" office:value="-172">
            <text:p>-172</text:p>
          </table:table-cell>
          <table:table-cell table:number-columns-repeated="5"/>
          <table:table-cell table:formula="of:=IF(ABS(([.A425]-[.E$2])/16384) &gt; 0.05; ([.A425]-[.E$2])/16384; 0)" office:value-type="float" office:value="0">
            <text:p>0.000</text:p>
          </table:table-cell>
          <table:table-cell table:formula="of:=IF(ABS(([.B425]-[.F$2])/16384) &gt; 0.1; ([.B425]-[.F$2])/16384; 0)" office:value-type="float" office:value="0">
            <text:p>0.000</text:p>
          </table:table-cell>
          <table:table-cell table:formula="of:=IF(ABS(([.C425]-[.G$2])/16384) &gt; 0.1; ([.C425]-[.G$2])/16384; 0)" office:value-type="float" office:value="0">
            <text:p>0.000</text:p>
          </table:table-cell>
          <table:table-cell table:formula="of:=SQRT([.I425]*[.I425]+[.J425]*[.J425]+[.K425]*[.K425])" office:value-type="float" office:value="0">
            <text:p>0.00</text:p>
          </table:table-cell>
          <table:table-cell table:formula="of:=SQRT([.L425]*0.75*9.8)" office:value-type="float" office:value="0">
            <text:p>0</text:p>
          </table:table-cell>
          <table:table-cell table:formula="of:=[.N424]+0.1*[.M425]" office:value-type="float" office:value="26.7916137183972">
            <text:p>26.7916137184</text:p>
          </table:table-cell>
        </table:table-row>
        <table:table-row table:style-name="ro2">
          <table:table-cell office:value-type="float" office:value="21980">
            <text:p>21980</text:p>
          </table:table-cell>
          <table:table-cell office:value-type="float" office:value="-2504">
            <text:p>-2504</text:p>
          </table:table-cell>
          <table:table-cell office:value-type="float" office:value="544">
            <text:p>544</text:p>
          </table:table-cell>
          <table:table-cell table:number-columns-repeated="5"/>
          <table:table-cell table:formula="of:=IF(ABS(([.A426]-[.E$2])/16384) &gt; 0.05; ([.A426]-[.E$2])/16384; 0)" office:value-type="float" office:value="0.343135533707865">
            <text:p>0.343</text:p>
          </table:table-cell>
          <table:table-cell table:formula="of:=IF(ABS(([.B426]-[.F$2])/16384) &gt; 0.1; ([.B426]-[.F$2])/16384; 0)" office:value-type="float" office:value="0">
            <text:p>0.000</text:p>
          </table:table-cell>
          <table:table-cell table:formula="of:=IF(ABS(([.C426]-[.G$2])/16384) &gt; 0.1; ([.C426]-[.G$2])/16384; 0)" office:value-type="float" office:value="0">
            <text:p>0.000</text:p>
          </table:table-cell>
          <table:table-cell table:formula="of:=SQRT([.I426]*[.I426]+[.J426]*[.J426]+[.K426]*[.K426])" office:value-type="float" office:value="0.343135533707865">
            <text:p>0.34</text:p>
          </table:table-cell>
          <table:table-cell table:formula="of:=SQRT([.L426]*0.75*9.8)" office:value-type="float" office:value="1.58809513970442">
            <text:p>1.5880951397</text:p>
          </table:table-cell>
          <table:table-cell table:formula="of:=[.N425]+0.1*[.M426]" office:value-type="float" office:value="26.9504232323676">
            <text:p>26.9504232324</text:p>
          </table:table-cell>
        </table:table-row>
        <table:table-row table:style-name="ro2">
          <table:table-cell office:value-type="float" office:value="12432">
            <text:p>12432</text:p>
          </table:table-cell>
          <table:table-cell office:value-type="float" office:value="-1884">
            <text:p>-1884</text:p>
          </table:table-cell>
          <table:table-cell office:value-type="float" office:value="-2020">
            <text:p>-2020</text:p>
          </table:table-cell>
          <table:table-cell table:number-columns-repeated="5"/>
          <table:table-cell table:formula="of:=IF(ABS(([.A427]-[.E$2])/16384) &gt; 0.05; ([.A427]-[.E$2])/16384; 0)" office:value-type="float" office:value="-0.239628138167135">
            <text:p>-0.240</text:p>
          </table:table-cell>
          <table:table-cell table:formula="of:=IF(ABS(([.B427]-[.F$2])/16384) &gt; 0.1; ([.B427]-[.F$2])/16384; 0)" office:value-type="float" office:value="0">
            <text:p>0.000</text:p>
          </table:table-cell>
          <table:table-cell table:formula="of:=IF(ABS(([.C427]-[.G$2])/16384) &gt; 0.1; ([.C427]-[.G$2])/16384; 0)" office:value-type="float" office:value="0">
            <text:p>0.000</text:p>
          </table:table-cell>
          <table:table-cell table:formula="of:=SQRT([.I427]*[.I427]+[.J427]*[.J427]+[.K427]*[.K427])" office:value-type="float" office:value="0.239628138167135">
            <text:p>0.24</text:p>
          </table:table-cell>
          <table:table-cell table:formula="of:=SQRT([.L427]*0.75*9.8)" office:value-type="float" office:value="1.32712727932495">
            <text:p>1.3271272793</text:p>
          </table:table-cell>
          <table:table-cell table:formula="of:=[.N426]+0.1*[.M427]" office:value-type="float" office:value="27.0831359603001">
            <text:p>27.0831359603</text:p>
          </table:table-cell>
        </table:table-row>
        <table:table-row table:style-name="ro2">
          <table:table-cell office:value-type="float" office:value="12672">
            <text:p>12672</text:p>
          </table:table-cell>
          <table:table-cell office:value-type="float" office:value="-1480">
            <text:p>-1480</text:p>
          </table:table-cell>
          <table:table-cell office:value-type="float" office:value="2668">
            <text:p>2668</text:p>
          </table:table-cell>
          <table:table-cell table:number-columns-repeated="5"/>
          <table:table-cell table:formula="of:=IF(ABS(([.A428]-[.E$2])/16384) &gt; 0.05; ([.A428]-[.E$2])/16384; 0)" office:value-type="float" office:value="-0.224979700667135">
            <text:p>-0.225</text:p>
          </table:table-cell>
          <table:table-cell table:formula="of:=IF(ABS(([.B428]-[.F$2])/16384) &gt; 0.1; ([.B428]-[.F$2])/16384; 0)" office:value-type="float" office:value="0">
            <text:p>0.000</text:p>
          </table:table-cell>
          <table:table-cell table:formula="of:=IF(ABS(([.C428]-[.G$2])/16384) &gt; 0.1; ([.C428]-[.G$2])/16384; 0)" office:value-type="float" office:value="0.211530021067416">
            <text:p>0.212</text:p>
          </table:table-cell>
          <table:table-cell table:formula="of:=SQRT([.I428]*[.I428]+[.J428]*[.J428]+[.K428]*[.K428])" office:value-type="float" office:value="0.308805465503859">
            <text:p>0.31</text:p>
          </table:table-cell>
          <table:table-cell table:formula="of:=SQRT([.L428]*0.75*9.8)" office:value-type="float" office:value="1.50655905010503">
            <text:p>1.5065590501</text:p>
          </table:table-cell>
          <table:table-cell table:formula="of:=[.N427]+0.1*[.M428]" office:value-type="float" office:value="27.2337918653106">
            <text:p>27.2337918653</text:p>
          </table:table-cell>
        </table:table-row>
        <table:table-row table:style-name="ro2">
          <table:table-cell office:value-type="float" office:value="19816">
            <text:p>19816</text:p>
          </table:table-cell>
          <table:table-cell office:value-type="float" office:value="-1152">
            <text:p>-1152</text:p>
          </table:table-cell>
          <table:table-cell office:value-type="float" office:value="1524">
            <text:p>1524</text:p>
          </table:table-cell>
          <table:table-cell table:number-columns-repeated="5"/>
          <table:table-cell table:formula="of:=IF(ABS(([.A429]-[.E$2])/16384) &gt; 0.05; ([.A429]-[.E$2])/16384; 0)" office:value-type="float" office:value="0.211055455582865">
            <text:p>0.211</text:p>
          </table:table-cell>
          <table:table-cell table:formula="of:=IF(ABS(([.B429]-[.F$2])/16384) &gt; 0.1; ([.B429]-[.F$2])/16384; 0)" office:value-type="float" office:value="0">
            <text:p>0.000</text:p>
          </table:table-cell>
          <table:table-cell table:formula="of:=IF(ABS(([.C429]-[.G$2])/16384) &gt; 0.1; ([.C429]-[.G$2])/16384; 0)" office:value-type="float" office:value="0.141705802317416">
            <text:p>0.142</text:p>
          </table:table-cell>
          <table:table-cell table:formula="of:=SQRT([.I429]*[.I429]+[.J429]*[.J429]+[.K429]*[.K429])" office:value-type="float" office:value="0.254214357859097">
            <text:p>0.25</text:p>
          </table:table-cell>
          <table:table-cell table:formula="of:=SQRT([.L429]*0.75*9.8)" office:value-type="float" office:value="1.36692191813006">
            <text:p>1.3669219181</text:p>
          </table:table-cell>
          <table:table-cell table:formula="of:=[.N428]+0.1*[.M429]" office:value-type="float" office:value="27.3704840571236">
            <text:p>27.3704840571</text:p>
          </table:table-cell>
        </table:table-row>
        <table:table-row table:style-name="ro2">
          <table:table-cell office:value-type="float" office:value="17196">
            <text:p>17196</text:p>
          </table:table-cell>
          <table:table-cell office:value-type="float" office:value="-2832">
            <text:p>-2832</text:p>
          </table:table-cell>
          <table:table-cell office:value-type="float" office:value="-2520">
            <text:p>-2520</text:p>
          </table:table-cell>
          <table:table-cell table:number-columns-repeated="5"/>
          <table:table-cell table:formula="of:=IF(ABS(([.A430]-[.E$2])/16384) &gt; 0.05; ([.A430]-[.E$2])/16384; 0)" office:value-type="float" office:value="0.0511433462078652">
            <text:p>0.051</text:p>
          </table:table-cell>
          <table:table-cell table:formula="of:=IF(ABS(([.B430]-[.F$2])/16384) &gt; 0.1; ([.B430]-[.F$2])/16384; 0)" office:value-type="float" office:value="0">
            <text:p>0.000</text:p>
          </table:table-cell>
          <table:table-cell table:formula="of:=IF(ABS(([.C430]-[.G$2])/16384) &gt; 0.1; ([.C430]-[.G$2])/16384; 0)" office:value-type="float" office:value="-0.105120369557584">
            <text:p>-0.105</text:p>
          </table:table-cell>
          <table:table-cell table:formula="of:=SQRT([.I430]*[.I430]+[.J430]*[.J430]+[.K430]*[.K430])" office:value-type="float" office:value="0.116901385608814">
            <text:p>0.12</text:p>
          </table:table-cell>
          <table:table-cell table:formula="of:=SQRT([.L430]*0.75*9.8)" office:value-type="float" office:value="0.926944002744925">
            <text:p>0.9269440027</text:p>
          </table:table-cell>
          <table:table-cell table:formula="of:=[.N429]+0.1*[.M430]" office:value-type="float" office:value="27.4631784573981">
            <text:p>27.4631784574</text:p>
          </table:table-cell>
        </table:table-row>
        <table:table-row table:style-name="ro2">
          <table:table-cell office:value-type="float" office:value="13656">
            <text:p>13656</text:p>
          </table:table-cell>
          <table:table-cell office:value-type="float" office:value="-4844">
            <text:p>-4844</text:p>
          </table:table-cell>
          <table:table-cell office:value-type="float" office:value="-4072">
            <text:p>-4072</text:p>
          </table:table-cell>
          <table:table-cell table:number-columns-repeated="5"/>
          <table:table-cell table:formula="of:=IF(ABS(([.A431]-[.E$2])/16384) &gt; 0.05; ([.A431]-[.E$2])/16384; 0)" office:value-type="float" office:value="-0.164921106917135">
            <text:p>-0.165</text:p>
          </table:table-cell>
          <table:table-cell table:formula="of:=IF(ABS(([.B431]-[.F$2])/16384) &gt; 0.1; ([.B431]-[.F$2])/16384; 0)" office:value-type="float" office:value="-0.156672445575843">
            <text:p>-0.157</text:p>
          </table:table-cell>
          <table:table-cell table:formula="of:=IF(ABS(([.C431]-[.G$2])/16384) &gt; 0.1; ([.C431]-[.G$2])/16384; 0)" office:value-type="float" office:value="-0.199846932057584">
            <text:p>-0.200</text:p>
          </table:table-cell>
          <table:table-cell table:formula="of:=SQRT([.I431]*[.I431]+[.J431]*[.J431]+[.K431]*[.K431])" office:value-type="float" office:value="0.302793697032017">
            <text:p>0.30</text:p>
          </table:table-cell>
          <table:table-cell table:formula="of:=SQRT([.L431]*0.75*9.8)" office:value-type="float" office:value="1.49182226595038">
            <text:p>1.491822266</text:p>
          </table:table-cell>
          <table:table-cell table:formula="of:=[.N430]+0.1*[.M431]" office:value-type="float" office:value="27.6123606839932">
            <text:p>27.612360684</text:p>
          </table:table-cell>
        </table:table-row>
        <table:table-row table:style-name="ro2">
          <table:table-cell office:value-type="float" office:value="19220">
            <text:p>19220</text:p>
          </table:table-cell>
          <table:table-cell office:value-type="float" office:value="-2436">
            <text:p>-2436</text:p>
          </table:table-cell>
          <table:table-cell office:value-type="float" office:value="1024">
            <text:p>1024</text:p>
          </table:table-cell>
          <table:table-cell table:number-columns-repeated="5"/>
          <table:table-cell table:formula="of:=IF(ABS(([.A432]-[.E$2])/16384) &gt; 0.05; ([.A432]-[.E$2])/16384; 0)" office:value-type="float" office:value="0.174678502457865">
            <text:p>0.175</text:p>
          </table:table-cell>
          <table:table-cell table:formula="of:=IF(ABS(([.B432]-[.F$2])/16384) &gt; 0.1; ([.B432]-[.F$2])/16384; 0)" office:value-type="float" office:value="0">
            <text:p>0.000</text:p>
          </table:table-cell>
          <table:table-cell table:formula="of:=IF(ABS(([.C432]-[.G$2])/16384) &gt; 0.1; ([.C432]-[.G$2])/16384; 0)" office:value-type="float" office:value="0.111188224192416">
            <text:p>0.111</text:p>
          </table:table-cell>
          <table:table-cell table:formula="of:=SQRT([.I432]*[.I432]+[.J432]*[.J432]+[.K432]*[.K432])" office:value-type="float" office:value="0.207063759310956">
            <text:p>0.21</text:p>
          </table:table-cell>
          <table:table-cell table:formula="of:=SQRT([.L432]*0.75*9.8)" office:value-type="float" office:value="1.23366066279813">
            <text:p>1.2336606628</text:p>
          </table:table-cell>
          <table:table-cell table:formula="of:=[.N431]+0.1*[.M432]" office:value-type="float" office:value="27.735726750273">
            <text:p>27.7357267503</text:p>
          </table:table-cell>
        </table:table-row>
        <table:table-row table:style-name="ro2">
          <table:table-cell office:value-type="float" office:value="16568">
            <text:p>16568</text:p>
          </table:table-cell>
          <table:table-cell office:value-type="float" office:value="-2532">
            <text:p>-2532</text:p>
          </table:table-cell>
          <table:table-cell office:value-type="float" office:value="-3000">
            <text:p>-3000</text:p>
          </table:table-cell>
          <table:table-cell table:number-columns-repeated="5"/>
          <table:table-cell table:formula="of:=IF(ABS(([.A433]-[.E$2])/16384) &gt; 0.05; ([.A433]-[.E$2])/16384; 0)" office:value-type="float" office:value="0">
            <text:p>0.000</text:p>
          </table:table-cell>
          <table:table-cell table:formula="of:=IF(ABS(([.B433]-[.F$2])/16384) &gt; 0.1; ([.B433]-[.F$2])/16384; 0)" office:value-type="float" office:value="0">
            <text:p>0.000</text:p>
          </table:table-cell>
          <table:table-cell table:formula="of:=IF(ABS(([.C433]-[.G$2])/16384) &gt; 0.1; ([.C433]-[.G$2])/16384; 0)" office:value-type="float" office:value="-0.134417244557584">
            <text:p>-0.134</text:p>
          </table:table-cell>
          <table:table-cell table:formula="of:=SQRT([.I433]*[.I433]+[.J433]*[.J433]+[.K433]*[.K433])" office:value-type="float" office:value="0.134417244557584">
            <text:p>0.13</text:p>
          </table:table-cell>
          <table:table-cell table:formula="of:=SQRT([.L433]*0.75*9.8)" office:value-type="float" office:value="0.993965164127116">
            <text:p>0.9939651641</text:p>
          </table:table-cell>
          <table:table-cell table:formula="of:=[.N432]+0.1*[.M433]" office:value-type="float" office:value="27.8351232666857">
            <text:p>27.8351232667</text:p>
          </table:table-cell>
        </table:table-row>
        <table:table-row table:style-name="ro2">
          <table:table-cell office:value-type="float" office:value="16372">
            <text:p>16372</text:p>
          </table:table-cell>
          <table:table-cell office:value-type="float" office:value="-4804">
            <text:p>-4804</text:p>
          </table:table-cell>
          <table:table-cell office:value-type="float" office:value="628">
            <text:p>628</text:p>
          </table:table-cell>
          <table:table-cell table:number-columns-repeated="5"/>
          <table:table-cell table:formula="of:=IF(ABS(([.A434]-[.E$2])/16384) &gt; 0.05; ([.A434]-[.E$2])/16384; 0)" office:value-type="float" office:value="0">
            <text:p>0.000</text:p>
          </table:table-cell>
          <table:table-cell table:formula="of:=IF(ABS(([.B434]-[.F$2])/16384) &gt; 0.1; ([.B434]-[.F$2])/16384; 0)" office:value-type="float" office:value="-0.154231039325843">
            <text:p>-0.154</text:p>
          </table:table-cell>
          <table:table-cell table:formula="of:=IF(ABS(([.C434]-[.G$2])/16384) &gt; 0.1; ([.C434]-[.G$2])/16384; 0)" office:value-type="float" office:value="0">
            <text:p>0.000</text:p>
          </table:table-cell>
          <table:table-cell table:formula="of:=SQRT([.I434]*[.I434]+[.J434]*[.J434]+[.K434]*[.K434])" office:value-type="float" office:value="0.154231039325843">
            <text:p>0.15</text:p>
          </table:table-cell>
          <table:table-cell table:formula="of:=SQRT([.L434]*0.75*9.8)" office:value-type="float" office:value="1.0647056584075">
            <text:p>1.0647056584</text:p>
          </table:table-cell>
          <table:table-cell table:formula="of:=[.N433]+0.1*[.M434]" office:value-type="float" office:value="27.9415938325264">
            <text:p>27.9415938325</text:p>
          </table:table-cell>
        </table:table-row>
        <table:table-row table:style-name="ro2">
          <table:table-cell office:value-type="float" office:value="15364">
            <text:p>15364</text:p>
          </table:table-cell>
          <table:table-cell office:value-type="float" office:value="-3572">
            <text:p>-3572</text:p>
          </table:table-cell>
          <table:table-cell office:value-type="float" office:value="1400">
            <text:p>1400</text:p>
          </table:table-cell>
          <table:table-cell table:number-columns-repeated="5"/>
          <table:table-cell table:formula="of:=IF(ABS(([.A435]-[.E$2])/16384) &gt; 0.05; ([.A435]-[.E$2])/16384; 0)" office:value-type="float" office:value="-0.0606730600421348">
            <text:p>-0.061</text:p>
          </table:table-cell>
          <table:table-cell table:formula="of:=IF(ABS(([.B435]-[.F$2])/16384) &gt; 0.1; ([.B435]-[.F$2])/16384; 0)" office:value-type="float" office:value="0">
            <text:p>0.000</text:p>
          </table:table-cell>
          <table:table-cell table:formula="of:=IF(ABS(([.C435]-[.G$2])/16384) &gt; 0.1; ([.C435]-[.G$2])/16384; 0)" office:value-type="float" office:value="0.134137442942416">
            <text:p>0.134</text:p>
          </table:table-cell>
          <table:table-cell table:formula="of:=SQRT([.I435]*[.I435]+[.J435]*[.J435]+[.K435]*[.K435])" office:value-type="float" office:value="0.147221173117206">
            <text:p>0.15</text:p>
          </table:table-cell>
          <table:table-cell table:formula="of:=SQRT([.L435]*0.75*9.8)" office:value-type="float" office:value="1.0402286394882">
            <text:p>1.0402286395</text:p>
          </table:table-cell>
          <table:table-cell table:formula="of:=[.N434]+0.1*[.M435]" office:value-type="float" office:value="28.0456166964752">
            <text:p>28.0456166965</text:p>
          </table:table-cell>
        </table:table-row>
        <table:table-row table:style-name="ro2">
          <table:table-cell office:value-type="float" office:value="16080">
            <text:p>16080</text:p>
          </table:table-cell>
          <table:table-cell office:value-type="float" office:value="-3852">
            <text:p>-3852</text:p>
          </table:table-cell>
          <table:table-cell office:value-type="float" office:value="652">
            <text:p>652</text:p>
          </table:table-cell>
          <table:table-cell table:number-columns-repeated="5"/>
          <table:table-cell table:formula="of:=IF(ABS(([.A436]-[.E$2])/16384) &gt; 0.05; ([.A436]-[.E$2])/16384; 0)" office:value-type="float" office:value="0">
            <text:p>0.000</text:p>
          </table:table-cell>
          <table:table-cell table:formula="of:=IF(ABS(([.B436]-[.F$2])/16384) &gt; 0.1; ([.B436]-[.F$2])/16384; 0)" office:value-type="float" office:value="0">
            <text:p>0.000</text:p>
          </table:table-cell>
          <table:table-cell table:formula="of:=IF(ABS(([.C436]-[.G$2])/16384) &gt; 0.1; ([.C436]-[.G$2])/16384; 0)" office:value-type="float" office:value="0">
            <text:p>0.000</text:p>
          </table:table-cell>
          <table:table-cell table:formula="of:=SQRT([.I436]*[.I436]+[.J436]*[.J436]+[.K436]*[.K436])" office:value-type="float" office:value="0">
            <text:p>0.00</text:p>
          </table:table-cell>
          <table:table-cell table:formula="of:=SQRT([.L436]*0.75*9.8)" office:value-type="float" office:value="0">
            <text:p>0</text:p>
          </table:table-cell>
          <table:table-cell table:formula="of:=[.N435]+0.1*[.M436]" office:value-type="float" office:value="28.0456166964752">
            <text:p>28.0456166965</text:p>
          </table:table-cell>
        </table:table-row>
        <table:table-row table:style-name="ro2">
          <table:table-cell office:value-type="float" office:value="18620">
            <text:p>18620</text:p>
          </table:table-cell>
          <table:table-cell office:value-type="float" office:value="-2584">
            <text:p>-2584</text:p>
          </table:table-cell>
          <table:table-cell office:value-type="float" office:value="-708">
            <text:p>-708</text:p>
          </table:table-cell>
          <table:table-cell table:number-columns-repeated="5"/>
          <table:table-cell table:formula="of:=IF(ABS(([.A437]-[.E$2])/16384) &gt; 0.05; ([.A437]-[.E$2])/16384; 0)" office:value-type="float" office:value="0.138057408707865">
            <text:p>0.138</text:p>
          </table:table-cell>
          <table:table-cell table:formula="of:=IF(ABS(([.B437]-[.F$2])/16384) &gt; 0.1; ([.B437]-[.F$2])/16384; 0)" office:value-type="float" office:value="0">
            <text:p>0.000</text:p>
          </table:table-cell>
          <table:table-cell table:formula="of:=IF(ABS(([.C437]-[.G$2])/16384) &gt; 0.1; ([.C437]-[.G$2])/16384; 0)" office:value-type="float" office:value="0">
            <text:p>0.000</text:p>
          </table:table-cell>
          <table:table-cell table:formula="of:=SQRT([.I437]*[.I437]+[.J437]*[.J437]+[.K437]*[.K437])" office:value-type="float" office:value="0.138057408707865">
            <text:p>0.14</text:p>
          </table:table-cell>
          <table:table-cell table:formula="of:=SQRT([.L437]*0.75*9.8)" office:value-type="float" office:value="1.00733408261748">
            <text:p>1.0073340826</text:p>
          </table:table-cell>
          <table:table-cell table:formula="of:=[.N436]+0.1*[.M437]" office:value-type="float" office:value="28.146350104737">
            <text:p>28.1463501047</text:p>
          </table:table-cell>
        </table:table-row>
        <table:table-row table:style-name="ro2">
          <table:table-cell office:value-type="float" office:value="23012">
            <text:p>23012</text:p>
          </table:table-cell>
          <table:table-cell office:value-type="float" office:value="-5988">
            <text:p>-5988</text:p>
          </table:table-cell>
          <table:table-cell office:value-type="float" office:value="1260">
            <text:p>1260</text:p>
          </table:table-cell>
          <table:table-cell table:number-columns-repeated="5"/>
          <table:table-cell table:formula="of:=IF(ABS(([.A438]-[.E$2])/16384) &gt; 0.05; ([.A438]-[.E$2])/16384; 0)" office:value-type="float" office:value="0.406123814957865">
            <text:p>0.406</text:p>
          </table:table-cell>
          <table:table-cell table:formula="of:=IF(ABS(([.B438]-[.F$2])/16384) &gt; 0.1; ([.B438]-[.F$2])/16384; 0)" office:value-type="float" office:value="-0.226496664325843">
            <text:p>-0.226</text:p>
          </table:table-cell>
          <table:table-cell table:formula="of:=IF(ABS(([.C438]-[.G$2])/16384) &gt; 0.1; ([.C438]-[.G$2])/16384; 0)" office:value-type="float" office:value="0.125592521067416">
            <text:p>0.126</text:p>
          </table:table-cell>
          <table:table-cell table:formula="of:=SQRT([.I438]*[.I438]+[.J438]*[.J438]+[.K438]*[.K438])" office:value-type="float" office:value="0.481674966522792">
            <text:p>0.48</text:p>
          </table:table-cell>
          <table:table-cell table:formula="of:=SQRT([.L438]*0.75*9.8)" office:value-type="float" office:value="1.88157141877276">
            <text:p>1.8815714188</text:p>
          </table:table-cell>
          <table:table-cell table:formula="of:=[.N437]+0.1*[.M438]" office:value-type="float" office:value="28.3345072466143">
            <text:p>28.3345072466</text:p>
          </table:table-cell>
        </table:table-row>
        <table:table-row table:style-name="ro2">
          <table:table-cell office:value-type="float" office:value="24240">
            <text:p>24240</text:p>
          </table:table-cell>
          <table:table-cell office:value-type="float" office:value="-6568">
            <text:p>-6568</text:p>
          </table:table-cell>
          <table:table-cell office:value-type="float" office:value="2264">
            <text:p>2264</text:p>
          </table:table-cell>
          <table:table-cell table:number-columns-repeated="5"/>
          <table:table-cell table:formula="of:=IF(ABS(([.A439]-[.E$2])/16384) &gt; 0.05; ([.A439]-[.E$2])/16384; 0)" office:value-type="float" office:value="0.481074986832865">
            <text:p>0.481</text:p>
          </table:table-cell>
          <table:table-cell table:formula="of:=IF(ABS(([.B439]-[.F$2])/16384) &gt; 0.1; ([.B439]-[.F$2])/16384; 0)" office:value-type="float" office:value="-0.261897054950843">
            <text:p>-0.262</text:p>
          </table:table-cell>
          <table:table-cell table:formula="of:=IF(ABS(([.C439]-[.G$2])/16384) &gt; 0.1; ([.C439]-[.G$2])/16384; 0)" office:value-type="float" office:value="0.186871817942416">
            <text:p>0.187</text:p>
          </table:table-cell>
          <table:table-cell table:formula="of:=SQRT([.I439]*[.I439]+[.J439]*[.J439]+[.K439]*[.K439])" office:value-type="float" office:value="0.578743714168257">
            <text:p>0.58</text:p>
          </table:table-cell>
          <table:table-cell table:formula="of:=SQRT([.L439]*0.75*9.8)" office:value-type="float" office:value="2.06246607223893">
            <text:p>2.0624660722</text:p>
          </table:table-cell>
          <table:table-cell table:formula="of:=[.N438]+0.1*[.M439]" office:value-type="float" office:value="28.5407538538382">
            <text:p>28.5407538538</text:p>
          </table:table-cell>
        </table:table-row>
        <table:table-row table:style-name="ro2">
          <table:table-cell office:value-type="float" office:value="11412">
            <text:p>11412</text:p>
          </table:table-cell>
          <table:table-cell office:value-type="float" office:value="-5112">
            <text:p>-5112</text:p>
          </table:table-cell>
          <table:table-cell office:value-type="float" office:value="5932">
            <text:p>5932</text:p>
          </table:table-cell>
          <table:table-cell table:number-columns-repeated="5"/>
          <table:table-cell table:formula="of:=IF(ABS(([.A440]-[.E$2])/16384) &gt; 0.05; ([.A440]-[.E$2])/16384; 0)" office:value-type="float" office:value="-0.301883997542135">
            <text:p>-0.302</text:p>
          </table:table-cell>
          <table:table-cell table:formula="of:=IF(ABS(([.B440]-[.F$2])/16384) &gt; 0.1; ([.B440]-[.F$2])/16384; 0)" office:value-type="float" office:value="-0.173029867450843">
            <text:p>-0.173</text:p>
          </table:table-cell>
          <table:table-cell table:formula="of:=IF(ABS(([.C440]-[.G$2])/16384) &gt; 0.1; ([.C440]-[.G$2])/16384; 0)" office:value-type="float" office:value="0.410748771067416">
            <text:p>0.411</text:p>
          </table:table-cell>
          <table:table-cell table:formula="of:=SQRT([.I440]*[.I440]+[.J440]*[.J440]+[.K440]*[.K440])" office:value-type="float" office:value="0.538319455282333">
            <text:p>0.54</text:p>
          </table:table-cell>
          <table:table-cell table:formula="of:=SQRT([.L440]*0.75*9.8)" office:value-type="float" office:value="1.98913247329713">
            <text:p>1.9891324733</text:p>
          </table:table-cell>
          <table:table-cell table:formula="of:=[.N439]+0.1*[.M440]" office:value-type="float" office:value="28.7396671011679">
            <text:p>28.7396671012</text:p>
          </table:table-cell>
        </table:table-row>
        <table:table-row table:style-name="ro2">
          <table:table-cell office:value-type="float" office:value="11868">
            <text:p>11868</text:p>
          </table:table-cell>
          <table:table-cell office:value-type="float" office:value="-7796">
            <text:p>-7796</text:p>
          </table:table-cell>
          <table:table-cell office:value-type="float" office:value="-4696">
            <text:p>-4696</text:p>
          </table:table-cell>
          <table:table-cell table:number-columns-repeated="5"/>
          <table:table-cell table:formula="of:=IF(ABS(([.A441]-[.E$2])/16384) &gt; 0.05; ([.A441]-[.E$2])/16384; 0)" office:value-type="float" office:value="-0.274051966292135">
            <text:p>-0.274</text:p>
          </table:table-cell>
          <table:table-cell table:formula="of:=IF(ABS(([.B441]-[.F$2])/16384) &gt; 0.1; ([.B441]-[.F$2])/16384; 0)" office:value-type="float" office:value="-0.336848226825843">
            <text:p>-0.337</text:p>
          </table:table-cell>
          <table:table-cell table:formula="of:=IF(ABS(([.C441]-[.G$2])/16384) &gt; 0.1; ([.C441]-[.G$2])/16384; 0)" office:value-type="float" office:value="-0.237932869557584">
            <text:p>-0.238</text:p>
          </table:table-cell>
          <table:table-cell table:formula="of:=SQRT([.I441]*[.I441]+[.J441]*[.J441]+[.K441]*[.K441])" office:value-type="float" office:value="0.495159831327427">
            <text:p>0.50</text:p>
          </table:table-cell>
          <table:table-cell table:formula="of:=SQRT([.L441]*0.75*9.8)" office:value-type="float" office:value="1.90772764310228">
            <text:p>1.9077276431</text:p>
          </table:table-cell>
          <table:table-cell table:formula="of:=[.N440]+0.1*[.M441]" office:value-type="float" office:value="28.9304398654781">
            <text:p>28.9304398655</text:p>
          </table:table-cell>
        </table:table-row>
        <table:table-row table:style-name="ro2">
          <table:table-cell office:value-type="float" office:value="24040">
            <text:p>24040</text:p>
          </table:table-cell>
          <table:table-cell office:value-type="float" office:value="-12768">
            <text:p>-12768</text:p>
          </table:table-cell>
          <table:table-cell office:value-type="float" office:value="-4356">
            <text:p>-4356</text:p>
          </table:table-cell>
          <table:table-cell table:number-columns-repeated="5"/>
          <table:table-cell table:formula="of:=IF(ABS(([.A442]-[.E$2])/16384) &gt; 0.05; ([.A442]-[.E$2])/16384; 0)" office:value-type="float" office:value="0.468867955582865">
            <text:p>0.469</text:p>
          </table:table-cell>
          <table:table-cell table:formula="of:=IF(ABS(([.B442]-[.F$2])/16384) &gt; 0.1; ([.B442]-[.F$2])/16384; 0)" office:value-type="float" office:value="-0.640315023700843">
            <text:p>-0.640</text:p>
          </table:table-cell>
          <table:table-cell table:formula="of:=IF(ABS(([.C442]-[.G$2])/16384) &gt; 0.1; ([.C442]-[.G$2])/16384; 0)" office:value-type="float" office:value="-0.217180916432584">
            <text:p>-0.217</text:p>
          </table:table-cell>
          <table:table-cell table:formula="of:=SQRT([.I442]*[.I442]+[.J442]*[.J442]+[.K442]*[.K442])" office:value-type="float" office:value="0.822804982855575">
            <text:p>0.82</text:p>
          </table:table-cell>
          <table:table-cell table:formula="of:=SQRT([.L442]*0.75*9.8)" office:value-type="float" office:value="2.45919023745388">
            <text:p>2.4591902375</text:p>
          </table:table-cell>
          <table:table-cell table:formula="of:=[.N441]+0.1*[.M442]" office:value-type="float" office:value="29.1763588892235">
            <text:p>29.1763588892</text:p>
          </table:table-cell>
        </table:table-row>
        <table:table-row table:style-name="ro2">
          <table:table-cell office:value-type="float" office:value="19056">
            <text:p>19056</text:p>
          </table:table-cell>
          <table:table-cell office:value-type="float" office:value="-13612">
            <text:p>-13612</text:p>
          </table:table-cell>
          <table:table-cell office:value-type="float" office:value="-13348">
            <text:p>-13348</text:p>
          </table:table-cell>
          <table:table-cell table:number-columns-repeated="5"/>
          <table:table-cell table:formula="of:=IF(ABS(([.A443]-[.E$2])/16384) &gt; 0.05; ([.A443]-[.E$2])/16384; 0)" office:value-type="float" office:value="0.164668736832865">
            <text:p>0.165</text:p>
          </table:table-cell>
          <table:table-cell table:formula="of:=IF(ABS(([.B443]-[.F$2])/16384) &gt; 0.1; ([.B443]-[.F$2])/16384; 0)" office:value-type="float" office:value="-0.691828695575843">
            <text:p>-0.692</text:p>
          </table:table-cell>
          <table:table-cell table:formula="of:=IF(ABS(([.C443]-[.G$2])/16384) &gt; 0.1; ([.C443]-[.G$2])/16384; 0)" office:value-type="float" office:value="-0.766009041432584">
            <text:p>-0.766</text:p>
          </table:table-cell>
          <table:table-cell table:formula="of:=SQRT([.I443]*[.I443]+[.J443]*[.J443]+[.K443]*[.K443])" office:value-type="float" office:value="1.04523326988226">
            <text:p>1.05</text:p>
          </table:table-cell>
          <table:table-cell table:formula="of:=SQRT([.L443]*0.75*9.8)" office:value-type="float" office:value="2.77172591242977">
            <text:p>2.7717259124</text:p>
          </table:table-cell>
          <table:table-cell table:formula="of:=[.N442]+0.1*[.M443]" office:value-type="float" office:value="29.4535314804665">
            <text:p>29.4535314805</text:p>
          </table:table-cell>
        </table:table-row>
        <table:table-row table:style-name="ro2">
          <table:table-cell office:value-type="float" office:value="32767">
            <text:p>32767</text:p>
          </table:table-cell>
          <table:table-cell office:value-type="float" office:value="1464">
            <text:p>1464</text:p>
          </table:table-cell>
          <table:table-cell office:value-type="float" office:value="13204">
            <text:p>13204</text:p>
          </table:table-cell>
          <table:table-cell table:number-columns-repeated="5"/>
          <table:table-cell table:formula="of:=IF(ABS(([.A444]-[.E$2])/16384) &gt; 0.05; ([.A444]-[.E$2])/16384; 0)" office:value-type="float" office:value="1.00152176417662">
            <text:p>1.002</text:p>
          </table:table-cell>
          <table:table-cell table:formula="of:=IF(ABS(([.B444]-[.F$2])/16384) &gt; 0.1; ([.B444]-[.F$2])/16384; 0)" office:value-type="float" office:value="0.228337320049157">
            <text:p>0.228</text:p>
          </table:table-cell>
          <table:table-cell table:formula="of:=IF(ABS(([.C444]-[.G$2])/16384) &gt; 0.1; ([.C444]-[.G$2])/16384; 0)" office:value-type="float" office:value="0.854596427317416">
            <text:p>0.855</text:p>
          </table:table-cell>
          <table:table-cell table:formula="of:=SQRT([.I444]*[.I444]+[.J444]*[.J444]+[.K444]*[.K444])" office:value-type="float" office:value="1.33623307451596">
            <text:p>1.34</text:p>
          </table:table-cell>
          <table:table-cell table:formula="of:=SQRT([.L444]*0.75*9.8)" office:value-type="float" office:value="3.13389742935091">
            <text:p>3.1338974294</text:p>
          </table:table-cell>
          <table:table-cell table:formula="of:=[.N443]+0.1*[.M444]" office:value-type="float" office:value="29.7669212234016">
            <text:p>29.7669212234</text:p>
          </table:table-cell>
        </table:table-row>
        <table:table-row table:style-name="ro2">
          <table:table-cell office:value-type="float" office:value="15676">
            <text:p>15676</text:p>
          </table:table-cell>
          <table:table-cell office:value-type="float" office:value="-15364">
            <text:p>-15364</text:p>
          </table:table-cell>
          <table:table-cell office:value-type="float" office:value="728">
            <text:p>728</text:p>
          </table:table-cell>
          <table:table-cell table:number-columns-repeated="5"/>
          <table:table-cell table:formula="of:=IF(ABS(([.A445]-[.E$2])/16384) &gt; 0.05; ([.A445]-[.E$2])/16384; 0)" office:value-type="float" office:value="0">
            <text:p>0.000</text:p>
          </table:table-cell>
          <table:table-cell table:formula="of:=IF(ABS(([.B445]-[.F$2])/16384) &gt; 0.1; ([.B445]-[.F$2])/16384; 0)" office:value-type="float" office:value="-0.798762289325843">
            <text:p>-0.799</text:p>
          </table:table-cell>
          <table:table-cell table:formula="of:=IF(ABS(([.C445]-[.G$2])/16384) &gt; 0.1; ([.C445]-[.G$2])/16384; 0)" office:value-type="float" office:value="0">
            <text:p>0.000</text:p>
          </table:table-cell>
          <table:table-cell table:formula="of:=SQRT([.I445]*[.I445]+[.J445]*[.J445]+[.K445]*[.K445])" office:value-type="float" office:value="0.798762289325843">
            <text:p>0.80</text:p>
          </table:table-cell>
          <table:table-cell table:formula="of:=SQRT([.L445]*0.75*9.8)" office:value-type="float" office:value="2.42299459895084">
            <text:p>2.422994599</text:p>
          </table:table-cell>
          <table:table-cell table:formula="of:=[.N444]+0.1*[.M445]" office:value-type="float" office:value="30.0092206832966">
            <text:p>30.0092206833</text:p>
          </table:table-cell>
        </table:table-row>
        <table:table-row table:style-name="ro2">
          <table:table-cell office:value-type="float" office:value="16908">
            <text:p>16908</text:p>
          </table:table-cell>
          <table:table-cell office:value-type="float" office:value="-4564">
            <text:p>-4564</text:p>
          </table:table-cell>
          <table:table-cell office:value-type="float" office:value="460">
            <text:p>460</text:p>
          </table:table-cell>
          <table:table-cell table:number-columns-repeated="5"/>
          <table:table-cell table:formula="of:=IF(ABS(([.A446]-[.E$2])/16384) &gt; 0.05; ([.A446]-[.E$2])/16384; 0)" office:value-type="float" office:value="0">
            <text:p>0.000</text:p>
          </table:table-cell>
          <table:table-cell table:formula="of:=IF(ABS(([.B446]-[.F$2])/16384) &gt; 0.1; ([.B446]-[.F$2])/16384; 0)" office:value-type="float" office:value="-0.139582601825843">
            <text:p>-0.140</text:p>
          </table:table-cell>
          <table:table-cell table:formula="of:=IF(ABS(([.C446]-[.G$2])/16384) &gt; 0.1; ([.C446]-[.G$2])/16384; 0)" office:value-type="float" office:value="0">
            <text:p>0.000</text:p>
          </table:table-cell>
          <table:table-cell table:formula="of:=SQRT([.I446]*[.I446]+[.J446]*[.J446]+[.K446]*[.K446])" office:value-type="float" office:value="0.139582601825843">
            <text:p>0.14</text:p>
          </table:table-cell>
          <table:table-cell table:formula="of:=SQRT([.L446]*0.75*9.8)" office:value-type="float" office:value="1.01288307490053">
            <text:p>1.0128830749</text:p>
          </table:table-cell>
          <table:table-cell table:formula="of:=[.N445]+0.1*[.M446]" office:value-type="float" office:value="30.1105089907867">
            <text:p>30.1105089908</text:p>
          </table:table-cell>
        </table:table-row>
        <table:table-row table:style-name="ro2">
          <table:table-cell office:value-type="float" office:value="16220">
            <text:p>16220</text:p>
          </table:table-cell>
          <table:table-cell office:value-type="float" office:value="-1988">
            <text:p>-1988</text:p>
          </table:table-cell>
          <table:table-cell office:value-type="float" office:value="312">
            <text:p>312</text:p>
          </table:table-cell>
          <table:table-cell table:number-columns-repeated="5"/>
          <table:table-cell table:formula="of:=IF(ABS(([.A447]-[.E$2])/16384) &gt; 0.05; ([.A447]-[.E$2])/16384; 0)" office:value-type="float" office:value="0">
            <text:p>0.000</text:p>
          </table:table-cell>
          <table:table-cell table:formula="of:=IF(ABS(([.B447]-[.F$2])/16384) &gt; 0.1; ([.B447]-[.F$2])/16384; 0)" office:value-type="float" office:value="0">
            <text:p>0.000</text:p>
          </table:table-cell>
          <table:table-cell table:formula="of:=IF(ABS(([.C447]-[.G$2])/16384) &gt; 0.1; ([.C447]-[.G$2])/16384; 0)" office:value-type="float" office:value="0">
            <text:p>0.000</text:p>
          </table:table-cell>
          <table:table-cell table:formula="of:=SQRT([.I447]*[.I447]+[.J447]*[.J447]+[.K447]*[.K447])" office:value-type="float" office:value="0">
            <text:p>0.00</text:p>
          </table:table-cell>
          <table:table-cell table:formula="of:=SQRT([.L447]*0.75*9.8)" office:value-type="float" office:value="0">
            <text:p>0</text:p>
          </table:table-cell>
          <table:table-cell table:formula="of:=[.N446]+0.1*[.M447]" office:value-type="float" office:value="30.1105089907867">
            <text:p>30.1105089908</text:p>
          </table:table-cell>
        </table:table-row>
        <table:table-row table:style-name="ro2">
          <table:table-cell office:value-type="float" office:value="16188">
            <text:p>16188</text:p>
          </table:table-cell>
          <table:table-cell office:value-type="float" office:value="-2924">
            <text:p>-2924</text:p>
          </table:table-cell>
          <table:table-cell office:value-type="float" office:value="1316">
            <text:p>1316</text:p>
          </table:table-cell>
          <table:table-cell table:number-columns-repeated="5"/>
          <table:table-cell table:formula="of:=IF(ABS(([.A448]-[.E$2])/16384) &gt; 0.05; ([.A448]-[.E$2])/16384; 0)" office:value-type="float" office:value="0">
            <text:p>0.000</text:p>
          </table:table-cell>
          <table:table-cell table:formula="of:=IF(ABS(([.B448]-[.F$2])/16384) &gt; 0.1; ([.B448]-[.F$2])/16384; 0)" office:value-type="float" office:value="0">
            <text:p>0.000</text:p>
          </table:table-cell>
          <table:table-cell table:formula="of:=IF(ABS(([.C448]-[.G$2])/16384) &gt; 0.1; ([.C448]-[.G$2])/16384; 0)" office:value-type="float" office:value="0.129010489817416">
            <text:p>0.129</text:p>
          </table:table-cell>
          <table:table-cell table:formula="of:=SQRT([.I448]*[.I448]+[.J448]*[.J448]+[.K448]*[.K448])" office:value-type="float" office:value="0.129010489817416">
            <text:p>0.13</text:p>
          </table:table-cell>
          <table:table-cell table:formula="of:=SQRT([.L448]*0.75*9.8)" office:value-type="float" office:value="0.973769531335832">
            <text:p>0.9737695313</text:p>
          </table:table-cell>
          <table:table-cell table:formula="of:=[.N447]+0.1*[.M448]" office:value-type="float" office:value="30.2078859439203">
            <text:p>30.2078859439</text:p>
          </table:table-cell>
        </table:table-row>
        <table:table-row table:style-name="ro2">
          <table:table-cell office:value-type="float" office:value="16880">
            <text:p>16880</text:p>
          </table:table-cell>
          <table:table-cell office:value-type="float" office:value="-1608">
            <text:p>-1608</text:p>
          </table:table-cell>
          <table:table-cell office:value-type="float" office:value="1304">
            <text:p>1304</text:p>
          </table:table-cell>
          <table:table-cell table:number-columns-repeated="5"/>
          <table:table-cell table:formula="of:=IF(ABS(([.A449]-[.E$2])/16384) &gt; 0.05; ([.A449]-[.E$2])/16384; 0)" office:value-type="float" office:value="0">
            <text:p>0.000</text:p>
          </table:table-cell>
          <table:table-cell table:formula="of:=IF(ABS(([.B449]-[.F$2])/16384) &gt; 0.1; ([.B449]-[.F$2])/16384; 0)" office:value-type="float" office:value="0">
            <text:p>0.000</text:p>
          </table:table-cell>
          <table:table-cell table:formula="of:=IF(ABS(([.C449]-[.G$2])/16384) &gt; 0.1; ([.C449]-[.G$2])/16384; 0)" office:value-type="float" office:value="0.128278067942416">
            <text:p>0.128</text:p>
          </table:table-cell>
          <table:table-cell table:formula="of:=SQRT([.I449]*[.I449]+[.J449]*[.J449]+[.K449]*[.K449])" office:value-type="float" office:value="0.128278067942416">
            <text:p>0.13</text:p>
          </table:table-cell>
          <table:table-cell table:formula="of:=SQRT([.L449]*0.75*9.8)" office:value-type="float" office:value="0.971001441490565">
            <text:p>0.9710014415</text:p>
          </table:table-cell>
          <table:table-cell table:formula="of:=[.N448]+0.1*[.M449]" office:value-type="float" office:value="30.3049860880693">
            <text:p>30.3049860881</text:p>
          </table:table-cell>
        </table:table-row>
        <table:table-row table:style-name="ro2">
          <table:table-cell office:value-type="float" office:value="21040">
            <text:p>21040</text:p>
          </table:table-cell>
          <table:table-cell office:value-type="float" office:value="-5264">
            <text:p>-5264</text:p>
          </table:table-cell>
          <table:table-cell office:value-type="float" office:value="28">
            <text:p>28</text:p>
          </table:table-cell>
          <table:table-cell table:number-columns-repeated="5"/>
          <table:table-cell table:formula="of:=IF(ABS(([.A450]-[.E$2])/16384) &gt; 0.05; ([.A450]-[.E$2])/16384; 0)" office:value-type="float" office:value="0.285762486832865">
            <text:p>0.286</text:p>
          </table:table-cell>
          <table:table-cell table:formula="of:=IF(ABS(([.B450]-[.F$2])/16384) &gt; 0.1; ([.B450]-[.F$2])/16384; 0)" office:value-type="float" office:value="-0.182307211200843">
            <text:p>-0.182</text:p>
          </table:table-cell>
          <table:table-cell table:formula="of:=IF(ABS(([.C450]-[.G$2])/16384) &gt; 0.1; ([.C450]-[.G$2])/16384; 0)" office:value-type="float" office:value="0">
            <text:p>0.000</text:p>
          </table:table-cell>
          <table:table-cell table:formula="of:=SQRT([.I450]*[.I450]+[.J450]*[.J450]+[.K450]*[.K450])" office:value-type="float" office:value="0.338963299099965">
            <text:p>0.34</text:p>
          </table:table-cell>
          <table:table-cell table:formula="of:=SQRT([.L450]*0.75*9.8)" office:value-type="float" office:value="1.57841067165194">
            <text:p>1.5784106717</text:p>
          </table:table-cell>
          <table:table-cell table:formula="of:=[.N449]+0.1*[.M450]" office:value-type="float" office:value="30.4628271552345">
            <text:p>30.4628271552</text:p>
          </table:table-cell>
        </table:table-row>
        <table:table-row table:style-name="ro2">
          <table:table-cell office:value-type="float" office:value="26896">
            <text:p>26896</text:p>
          </table:table-cell>
          <table:table-cell office:value-type="float" office:value="-2648">
            <text:p>-2648</text:p>
          </table:table-cell>
          <table:table-cell office:value-type="float" office:value="4008">
            <text:p>4008</text:p>
          </table:table-cell>
          <table:table-cell table:number-columns-repeated="5"/>
          <table:table-cell table:formula="of:=IF(ABS(([.A451]-[.E$2])/16384) &gt; 0.05; ([.A451]-[.E$2])/16384; 0)" office:value-type="float" office:value="0.643184361832865">
            <text:p>0.643</text:p>
          </table:table-cell>
          <table:table-cell table:formula="of:=IF(ABS(([.B451]-[.F$2])/16384) &gt; 0.1; ([.B451]-[.F$2])/16384; 0)" office:value-type="float" office:value="0">
            <text:p>0.000</text:p>
          </table:table-cell>
          <table:table-cell table:formula="of:=IF(ABS(([.C451]-[.G$2])/16384) &gt; 0.1; ([.C451]-[.G$2])/16384; 0)" office:value-type="float" office:value="0.293317130442416">
            <text:p>0.293</text:p>
          </table:table-cell>
          <table:table-cell table:formula="of:=SQRT([.I451]*[.I451]+[.J451]*[.J451]+[.K451]*[.K451])" office:value-type="float" office:value="0.706909514943266">
            <text:p>0.71</text:p>
          </table:table-cell>
          <table:table-cell table:formula="of:=SQRT([.L451]*0.75*9.8)" office:value-type="float" office:value="2.27942644865611">
            <text:p>2.2794264487</text:p>
          </table:table-cell>
          <table:table-cell table:formula="of:=[.N450]+0.1*[.M451]" office:value-type="float" office:value="30.6907698001001">
            <text:p>30.6907698001</text:p>
          </table:table-cell>
        </table:table-row>
        <table:table-row table:style-name="ro2">
          <table:table-cell office:value-type="float" office:value="12332">
            <text:p>12332</text:p>
          </table:table-cell>
          <table:table-cell office:value-type="float" office:value="-2820">
            <text:p>-2820</text:p>
          </table:table-cell>
          <table:table-cell office:value-type="float" office:value="772">
            <text:p>772</text:p>
          </table:table-cell>
          <table:table-cell table:number-columns-repeated="5"/>
          <table:table-cell table:formula="of:=IF(ABS(([.A452]-[.E$2])/16384) &gt; 0.05; ([.A452]-[.E$2])/16384; 0)" office:value-type="float" office:value="-0.245731653792135">
            <text:p>-0.246</text:p>
          </table:table-cell>
          <table:table-cell table:formula="of:=IF(ABS(([.B452]-[.F$2])/16384) &gt; 0.1; ([.B452]-[.F$2])/16384; 0)" office:value-type="float" office:value="0">
            <text:p>0.000</text:p>
          </table:table-cell>
          <table:table-cell table:formula="of:=IF(ABS(([.C452]-[.G$2])/16384) &gt; 0.1; ([.C452]-[.G$2])/16384; 0)" office:value-type="float" office:value="0">
            <text:p>0.000</text:p>
          </table:table-cell>
          <table:table-cell table:formula="of:=SQRT([.I452]*[.I452]+[.J452]*[.J452]+[.K452]*[.K452])" office:value-type="float" office:value="0.245731653792135">
            <text:p>0.25</text:p>
          </table:table-cell>
          <table:table-cell table:formula="of:=SQRT([.L452]*0.75*9.8)" office:value-type="float" office:value="1.34392248860274">
            <text:p>1.3439224886</text:p>
          </table:table-cell>
          <table:table-cell table:formula="of:=[.N451]+0.1*[.M452]" office:value-type="float" office:value="30.8251620489604">
            <text:p>30.825162049</text:p>
          </table:table-cell>
        </table:table-row>
        <table:table-row table:style-name="ro2">
          <table:table-cell office:value-type="float" office:value="8728">
            <text:p>8728</text:p>
          </table:table-cell>
          <table:table-cell office:value-type="float" office:value="-7968">
            <text:p>-7968</text:p>
          </table:table-cell>
          <table:table-cell office:value-type="float" office:value="-4552">
            <text:p>-4552</text:p>
          </table:table-cell>
          <table:table-cell table:number-columns-repeated="5"/>
          <table:table-cell table:formula="of:=IF(ABS(([.A453]-[.E$2])/16384) &gt; 0.05; ([.A453]-[.E$2])/16384; 0)" office:value-type="float" office:value="-0.465702356917135">
            <text:p>-0.466</text:p>
          </table:table-cell>
          <table:table-cell table:formula="of:=IF(ABS(([.B453]-[.F$2])/16384) &gt; 0.1; ([.B453]-[.F$2])/16384; 0)" office:value-type="float" office:value="-0.347346273700843">
            <text:p>-0.347</text:p>
          </table:table-cell>
          <table:table-cell table:formula="of:=IF(ABS(([.C453]-[.G$2])/16384) &gt; 0.1; ([.C453]-[.G$2])/16384; 0)" office:value-type="float" office:value="-0.229143807057584">
            <text:p>-0.229</text:p>
          </table:table-cell>
          <table:table-cell table:formula="of:=SQRT([.I453]*[.I453]+[.J453]*[.J453]+[.K453]*[.K453])" office:value-type="float" office:value="0.624527824364038">
            <text:p>0.62</text:p>
          </table:table-cell>
          <table:table-cell table:formula="of:=SQRT([.L453]*0.75*9.8)" office:value-type="float" office:value="2.1424937594018">
            <text:p>2.1424937594</text:p>
          </table:table-cell>
          <table:table-cell table:formula="of:=[.N452]+0.1*[.M453]" office:value-type="float" office:value="31.0394114249006">
            <text:p>31.0394114249</text:p>
          </table:table-cell>
        </table:table-row>
        <table:table-row table:style-name="ro2">
          <table:table-cell office:value-type="float" office:value="21348">
            <text:p>21348</text:p>
          </table:table-cell>
          <table:table-cell office:value-type="float" office:value="-11488">
            <text:p>-11488</text:p>
          </table:table-cell>
          <table:table-cell office:value-type="float" office:value="-5700">
            <text:p>-5700</text:p>
          </table:table-cell>
          <table:table-cell table:number-columns-repeated="5"/>
          <table:table-cell table:formula="of:=IF(ABS(([.A454]-[.E$2])/16384) &gt; 0.05; ([.A454]-[.E$2])/16384; 0)" office:value-type="float" office:value="0.304561314957865">
            <text:p>0.305</text:p>
          </table:table-cell>
          <table:table-cell table:formula="of:=IF(ABS(([.B454]-[.F$2])/16384) &gt; 0.1; ([.B454]-[.F$2])/16384; 0)" office:value-type="float" office:value="-0.562190023700843">
            <text:p>-0.562</text:p>
          </table:table-cell>
          <table:table-cell table:formula="of:=IF(ABS(([.C454]-[.G$2])/16384) &gt; 0.1; ([.C454]-[.G$2])/16384; 0)" office:value-type="float" office:value="-0.299212166432584">
            <text:p>-0.299</text:p>
          </table:table-cell>
          <table:table-cell table:formula="of:=SQRT([.I454]*[.I454]+[.J454]*[.J454]+[.K454]*[.K454])" office:value-type="float" office:value="0.705934230547647">
            <text:p>0.71</text:p>
          </table:table-cell>
          <table:table-cell table:formula="of:=SQRT([.L454]*0.75*9.8)" office:value-type="float" office:value="2.27785350594045">
            <text:p>2.2778535059</text:p>
          </table:table-cell>
          <table:table-cell table:formula="of:=[.N453]+0.1*[.M454]" office:value-type="float" office:value="31.2671967754946">
            <text:p>31.2671967755</text:p>
          </table:table-cell>
        </table:table-row>
        <table:table-row table:style-name="ro2">
          <table:table-cell office:value-type="float" office:value="23956">
            <text:p>23956</text:p>
          </table:table-cell>
          <table:table-cell office:value-type="float" office:value="-6552">
            <text:p>-6552</text:p>
          </table:table-cell>
          <table:table-cell office:value-type="float" office:value="-9596">
            <text:p>-9596</text:p>
          </table:table-cell>
          <table:table-cell table:number-columns-repeated="5"/>
          <table:table-cell table:formula="of:=IF(ABS(([.A455]-[.E$2])/16384) &gt; 0.05; ([.A455]-[.E$2])/16384; 0)" office:value-type="float" office:value="0.463741002457865">
            <text:p>0.464</text:p>
          </table:table-cell>
          <table:table-cell table:formula="of:=IF(ABS(([.B455]-[.F$2])/16384) &gt; 0.1; ([.B455]-[.F$2])/16384; 0)" office:value-type="float" office:value="-0.260920492450843">
            <text:p>-0.261</text:p>
          </table:table-cell>
          <table:table-cell table:formula="of:=IF(ABS(([.C455]-[.G$2])/16384) &gt; 0.1; ([.C455]-[.G$2])/16384; 0)" office:value-type="float" office:value="-0.537005135182584">
            <text:p>-0.537</text:p>
          </table:table-cell>
          <table:table-cell table:formula="of:=SQRT([.I455]*[.I455]+[.J455]*[.J455]+[.K455]*[.K455])" office:value-type="float" office:value="0.755982629399566">
            <text:p>0.76</text:p>
          </table:table-cell>
          <table:table-cell table:formula="of:=SQRT([.L455]*0.75*9.8)" office:value-type="float" office:value="2.35721707233059">
            <text:p>2.3572170723</text:p>
          </table:table-cell>
          <table:table-cell table:formula="of:=[.N454]+0.1*[.M455]" office:value-type="float" office:value="31.5029184827277">
            <text:p>31.5029184827</text:p>
          </table:table-cell>
        </table:table-row>
        <table:table-row table:style-name="ro2">
          <table:table-cell office:value-type="float" office:value="15316">
            <text:p>15316</text:p>
          </table:table-cell>
          <table:table-cell office:value-type="float" office:value="-4000">
            <text:p>-4000</text:p>
          </table:table-cell>
          <table:table-cell office:value-type="float" office:value="-14756">
            <text:p>-14756</text:p>
          </table:table-cell>
          <table:table-cell table:number-columns-repeated="5"/>
          <table:table-cell table:formula="of:=IF(ABS(([.A456]-[.E$2])/16384) &gt; 0.05; ([.A456]-[.E$2])/16384; 0)" office:value-type="float" office:value="-0.0636027475421348">
            <text:p>-0.064</text:p>
          </table:table-cell>
          <table:table-cell table:formula="of:=IF(ABS(([.B456]-[.F$2])/16384) &gt; 0.1; ([.B456]-[.F$2])/16384; 0)" office:value-type="float" office:value="-0.105158773700843">
            <text:p>-0.105</text:p>
          </table:table-cell>
          <table:table-cell table:formula="of:=IF(ABS(([.C456]-[.G$2])/16384) &gt; 0.1; ([.C456]-[.G$2])/16384; 0)" office:value-type="float" office:value="-0.851946541432584">
            <text:p>-0.852</text:p>
          </table:table-cell>
          <table:table-cell table:formula="of:=SQRT([.I456]*[.I456]+[.J456]*[.J456]+[.K456]*[.K456])" office:value-type="float" office:value="0.86076511699773">
            <text:p>0.86</text:p>
          </table:table-cell>
          <table:table-cell table:formula="of:=SQRT([.L456]*0.75*9.8)" office:value-type="float" office:value="2.51527803829583">
            <text:p>2.5152780383</text:p>
          </table:table-cell>
          <table:table-cell table:formula="of:=[.N455]+0.1*[.M456]" office:value-type="float" office:value="31.7544462865573">
            <text:p>31.7544462866</text:p>
          </table:table-cell>
        </table:table-row>
        <table:table-row table:style-name="ro2">
          <table:table-cell office:value-type="float" office:value="22828">
            <text:p>22828</text:p>
          </table:table-cell>
          <table:table-cell office:value-type="float" office:value="1692">
            <text:p>1692</text:p>
          </table:table-cell>
          <table:table-cell office:value-type="float" office:value="1300">
            <text:p>1300</text:p>
          </table:table-cell>
          <table:table-cell table:number-columns-repeated="5"/>
          <table:table-cell table:formula="of:=IF(ABS(([.A457]-[.E$2])/16384) &gt; 0.05; ([.A457]-[.E$2])/16384; 0)" office:value-type="float" office:value="0.394893346207865">
            <text:p>0.395</text:p>
          </table:table-cell>
          <table:table-cell table:formula="of:=IF(ABS(([.B457]-[.F$2])/16384) &gt; 0.1; ([.B457]-[.F$2])/16384; 0)" office:value-type="float" office:value="0.242253335674157">
            <text:p>0.242</text:p>
          </table:table-cell>
          <table:table-cell table:formula="of:=IF(ABS(([.C457]-[.G$2])/16384) &gt; 0.1; ([.C457]-[.G$2])/16384; 0)" office:value-type="float" office:value="0.128033927317416">
            <text:p>0.128</text:p>
          </table:table-cell>
          <table:table-cell table:formula="of:=SQRT([.I457]*[.I457]+[.J457]*[.J457]+[.K457]*[.K457])" office:value-type="float" office:value="0.480645524340779">
            <text:p>0.48</text:p>
          </table:table-cell>
          <table:table-cell table:formula="of:=SQRT([.L457]*0.75*9.8)" office:value-type="float" office:value="1.87955968351758">
            <text:p>1.8795596835</text:p>
          </table:table-cell>
          <table:table-cell table:formula="of:=[.N456]+0.1*[.M457]" office:value-type="float" office:value="31.942402254909">
            <text:p>31.9424022549</text:p>
          </table:table-cell>
        </table:table-row>
        <table:table-row table:style-name="ro2">
          <table:table-cell office:value-type="float" office:value="16140">
            <text:p>16140</text:p>
          </table:table-cell>
          <table:table-cell office:value-type="float" office:value="-6120">
            <text:p>-6120</text:p>
          </table:table-cell>
          <table:table-cell office:value-type="float" office:value="-2896">
            <text:p>-2896</text:p>
          </table:table-cell>
          <table:table-cell table:number-columns-repeated="5"/>
          <table:table-cell table:formula="of:=IF(ABS(([.A458]-[.E$2])/16384) &gt; 0.05; ([.A458]-[.E$2])/16384; 0)" office:value-type="float" office:value="0">
            <text:p>0.000</text:p>
          </table:table-cell>
          <table:table-cell table:formula="of:=IF(ABS(([.B458]-[.F$2])/16384) &gt; 0.1; ([.B458]-[.F$2])/16384; 0)" office:value-type="float" office:value="-0.234553304950843">
            <text:p>-0.235</text:p>
          </table:table-cell>
          <table:table-cell table:formula="of:=IF(ABS(([.C458]-[.G$2])/16384) &gt; 0.1; ([.C458]-[.G$2])/16384; 0)" office:value-type="float" office:value="-0.128069588307584">
            <text:p>-0.128</text:p>
          </table:table-cell>
          <table:table-cell table:formula="of:=SQRT([.I458]*[.I458]+[.J458]*[.J458]+[.K458]*[.K458])" office:value-type="float" office:value="0.267239728170489">
            <text:p>0.27</text:p>
          </table:table-cell>
          <table:table-cell table:formula="of:=SQRT([.L458]*0.75*9.8)" office:value-type="float" office:value="1.40150347914413">
            <text:p>1.4015034791</text:p>
          </table:table-cell>
          <table:table-cell table:formula="of:=[.N457]+0.1*[.M458]" office:value-type="float" office:value="32.0825526028234">
            <text:p>32.0825526028</text:p>
          </table:table-cell>
        </table:table-row>
        <table:table-row table:style-name="ro2">
          <table:table-cell office:value-type="float" office:value="16976">
            <text:p>16976</text:p>
          </table:table-cell>
          <table:table-cell office:value-type="float" office:value="-1460">
            <text:p>-1460</text:p>
          </table:table-cell>
          <table:table-cell office:value-type="float" office:value="-1296">
            <text:p>-1296</text:p>
          </table:table-cell>
          <table:table-cell table:number-columns-repeated="5"/>
          <table:table-cell table:formula="of:=IF(ABS(([.A459]-[.E$2])/16384) &gt; 0.05; ([.A459]-[.E$2])/16384; 0)" office:value-type="float" office:value="0">
            <text:p>0.000</text:p>
          </table:table-cell>
          <table:table-cell table:formula="of:=IF(ABS(([.B459]-[.F$2])/16384) &gt; 0.1; ([.B459]-[.F$2])/16384; 0)" office:value-type="float" office:value="0">
            <text:p>0.000</text:p>
          </table:table-cell>
          <table:table-cell table:formula="of:=IF(ABS(([.C459]-[.G$2])/16384) &gt; 0.1; ([.C459]-[.G$2])/16384; 0)" office:value-type="float" office:value="0">
            <text:p>0.000</text:p>
          </table:table-cell>
          <table:table-cell table:formula="of:=SQRT([.I459]*[.I459]+[.J459]*[.J459]+[.K459]*[.K459])" office:value-type="float" office:value="0">
            <text:p>0.00</text:p>
          </table:table-cell>
          <table:table-cell table:formula="of:=SQRT([.L459]*0.75*9.8)" office:value-type="float" office:value="0">
            <text:p>0</text:p>
          </table:table-cell>
          <table:table-cell table:formula="of:=[.N458]+0.1*[.M459]" office:value-type="float" office:value="32.0825526028234">
            <text:p>32.0825526028</text:p>
          </table:table-cell>
        </table:table-row>
        <table:table-row table:style-name="ro2">
          <table:table-cell office:value-type="float" office:value="16824">
            <text:p>16824</text:p>
          </table:table-cell>
          <table:table-cell office:value-type="float" office:value="-2264">
            <text:p>-2264</text:p>
          </table:table-cell>
          <table:table-cell office:value-type="float" office:value="-1612">
            <text:p>-1612</text:p>
          </table:table-cell>
          <table:table-cell table:number-columns-repeated="5"/>
          <table:table-cell table:formula="of:=IF(ABS(([.A460]-[.E$2])/16384) &gt; 0.05; ([.A460]-[.E$2])/16384; 0)" office:value-type="float" office:value="0">
            <text:p>0.000</text:p>
          </table:table-cell>
          <table:table-cell table:formula="of:=IF(ABS(([.B460]-[.F$2])/16384) &gt; 0.1; ([.B460]-[.F$2])/16384; 0)" office:value-type="float" office:value="0">
            <text:p>0.000</text:p>
          </table:table-cell>
          <table:table-cell table:formula="of:=IF(ABS(([.C460]-[.G$2])/16384) &gt; 0.1; ([.C460]-[.G$2])/16384; 0)" office:value-type="float" office:value="0">
            <text:p>0.000</text:p>
          </table:table-cell>
          <table:table-cell table:formula="of:=SQRT([.I460]*[.I460]+[.J460]*[.J460]+[.K460]*[.K460])" office:value-type="float" office:value="0">
            <text:p>0.00</text:p>
          </table:table-cell>
          <table:table-cell table:formula="of:=SQRT([.L460]*0.75*9.8)" office:value-type="float" office:value="0">
            <text:p>0</text:p>
          </table:table-cell>
          <table:table-cell table:formula="of:=[.N459]+0.1*[.M460]" office:value-type="float" office:value="32.0825526028234">
            <text:p>32.0825526028</text:p>
          </table:table-cell>
        </table:table-row>
        <table:table-row table:style-name="ro2">
          <table:table-cell office:value-type="float" office:value="16660">
            <text:p>16660</text:p>
          </table:table-cell>
          <table:table-cell office:value-type="float" office:value="-1216">
            <text:p>-1216</text:p>
          </table:table-cell>
          <table:table-cell office:value-type="float" office:value="3012">
            <text:p>3012</text:p>
          </table:table-cell>
          <table:table-cell table:number-columns-repeated="5"/>
          <table:table-cell table:formula="of:=IF(ABS(([.A461]-[.E$2])/16384) &gt; 0.05; ([.A461]-[.E$2])/16384; 0)" office:value-type="float" office:value="0">
            <text:p>0.000</text:p>
          </table:table-cell>
          <table:table-cell table:formula="of:=IF(ABS(([.B461]-[.F$2])/16384) &gt; 0.1; ([.B461]-[.F$2])/16384; 0)" office:value-type="float" office:value="0">
            <text:p>0.000</text:p>
          </table:table-cell>
          <table:table-cell table:formula="of:=IF(ABS(([.C461]-[.G$2])/16384) &gt; 0.1; ([.C461]-[.G$2])/16384; 0)" office:value-type="float" office:value="0.232526114817416">
            <text:p>0.233</text:p>
          </table:table-cell>
          <table:table-cell table:formula="of:=SQRT([.I461]*[.I461]+[.J461]*[.J461]+[.K461]*[.K461])" office:value-type="float" office:value="0.232526114817416">
            <text:p>0.23</text:p>
          </table:table-cell>
          <table:table-cell table:formula="of:=SQRT([.L461]*0.75*9.8)" office:value-type="float" office:value="1.3073128714688">
            <text:p>1.3073128715</text:p>
          </table:table-cell>
          <table:table-cell table:formula="of:=[.N460]+0.1*[.M461]" office:value-type="float" office:value="32.2132838899703">
            <text:p>32.21328389</text:p>
          </table:table-cell>
        </table:table-row>
        <table:table-row table:style-name="ro2">
          <table:table-cell office:value-type="float" office:value="19500">
            <text:p>19500</text:p>
          </table:table-cell>
          <table:table-cell office:value-type="float" office:value="-3520">
            <text:p>-3520</text:p>
          </table:table-cell>
          <table:table-cell office:value-type="float" office:value="1476">
            <text:p>1476</text:p>
          </table:table-cell>
          <table:table-cell table:number-columns-repeated="5"/>
          <table:table-cell table:formula="of:=IF(ABS(([.A462]-[.E$2])/16384) &gt; 0.05; ([.A462]-[.E$2])/16384; 0)" office:value-type="float" office:value="0.191768346207865">
            <text:p>0.192</text:p>
          </table:table-cell>
          <table:table-cell table:formula="of:=IF(ABS(([.B462]-[.F$2])/16384) &gt; 0.1; ([.B462]-[.F$2])/16384; 0)" office:value-type="float" office:value="0">
            <text:p>0.000</text:p>
          </table:table-cell>
          <table:table-cell table:formula="of:=IF(ABS(([.C462]-[.G$2])/16384) &gt; 0.1; ([.C462]-[.G$2])/16384; 0)" office:value-type="float" office:value="0.138776114817416">
            <text:p>0.139</text:p>
          </table:table-cell>
          <table:table-cell table:formula="of:=SQRT([.I462]*[.I462]+[.J462]*[.J462]+[.K462]*[.K462])" office:value-type="float" office:value="0.236714825583689">
            <text:p>0.24</text:p>
          </table:table-cell>
          <table:table-cell table:formula="of:=SQRT([.L462]*0.75*9.8)" office:value-type="float" office:value="1.3190352413943">
            <text:p>1.3190352414</text:p>
          </table:table-cell>
          <table:table-cell table:formula="of:=[.N461]+0.1*[.M462]" office:value-type="float" office:value="32.3451874141098">
            <text:p>32.3451874141</text:p>
          </table:table-cell>
        </table:table-row>
        <table:table-row table:style-name="ro2">
          <table:table-cell office:value-type="float" office:value="29372">
            <text:p>29372</text:p>
          </table:table-cell>
          <table:table-cell office:value-type="float" office:value="-12">
            <text:p>-12</text:p>
          </table:table-cell>
          <table:table-cell office:value-type="float" office:value="-1332">
            <text:p>-1332</text:p>
          </table:table-cell>
          <table:table-cell table:number-columns-repeated="5"/>
          <table:table-cell table:formula="of:=IF(ABS(([.A463]-[.E$2])/16384) &gt; 0.05; ([.A463]-[.E$2])/16384; 0)" office:value-type="float" office:value="0.794307408707865">
            <text:p>0.794</text:p>
          </table:table-cell>
          <table:table-cell table:formula="of:=IF(ABS(([.B463]-[.F$2])/16384) &gt; 0.1; ([.B463]-[.F$2])/16384; 0)" office:value-type="float" office:value="0.138249429424157">
            <text:p>0.138</text:p>
          </table:table-cell>
          <table:table-cell table:formula="of:=IF(ABS(([.C463]-[.G$2])/16384) &gt; 0.1; ([.C463]-[.G$2])/16384; 0)" office:value-type="float" office:value="0">
            <text:p>0.000</text:p>
          </table:table-cell>
          <table:table-cell table:formula="of:=SQRT([.I463]*[.I463]+[.J463]*[.J463]+[.K463]*[.K463])" office:value-type="float" office:value="0.806248822798712">
            <text:p>0.81</text:p>
          </table:table-cell>
          <table:table-cell table:formula="of:=SQRT([.L463]*0.75*9.8)" office:value-type="float" office:value="2.43432307789466">
            <text:p>2.4343230779</text:p>
          </table:table-cell>
          <table:table-cell table:formula="of:=[.N462]+0.1*[.M463]" office:value-type="float" office:value="32.5886197218992">
            <text:p>32.5886197219</text:p>
          </table:table-cell>
        </table:table-row>
        <table:table-row table:style-name="ro2">
          <table:table-cell office:value-type="float" office:value="7812">
            <text:p>7812</text:p>
          </table:table-cell>
          <table:table-cell office:value-type="float" office:value="-6160">
            <text:p>-6160</text:p>
          </table:table-cell>
          <table:table-cell office:value-type="float" office:value="-13756">
            <text:p>-13756</text:p>
          </table:table-cell>
          <table:table-cell table:number-columns-repeated="5"/>
          <table:table-cell table:formula="of:=IF(ABS(([.A464]-[.E$2])/16384) &gt; 0.05; ([.A464]-[.E$2])/16384; 0)" office:value-type="float" office:value="-0.521610560042135">
            <text:p>-0.522</text:p>
          </table:table-cell>
          <table:table-cell table:formula="of:=IF(ABS(([.B464]-[.F$2])/16384) &gt; 0.1; ([.B464]-[.F$2])/16384; 0)" office:value-type="float" office:value="-0.236994711200843">
            <text:p>-0.237</text:p>
          </table:table-cell>
          <table:table-cell table:formula="of:=IF(ABS(([.C464]-[.G$2])/16384) &gt; 0.1; ([.C464]-[.G$2])/16384; 0)" office:value-type="float" office:value="-0.790911385182584">
            <text:p>-0.791</text:p>
          </table:table-cell>
          <table:table-cell table:formula="of:=SQRT([.I464]*[.I464]+[.J464]*[.J464]+[.K464]*[.K464])" office:value-type="float" office:value="0.976619111371508">
            <text:p>0.98</text:p>
          </table:table-cell>
          <table:table-cell table:formula="of:=SQRT([.L464]*0.75*9.8)" office:value-type="float" office:value="2.67920705966907">
            <text:p>2.6792070597</text:p>
          </table:table-cell>
          <table:table-cell table:formula="of:=[.N463]+0.1*[.M464]" office:value-type="float" office:value="32.8565404278661">
            <text:p>32.8565404279</text:p>
          </table:table-cell>
        </table:table-row>
        <table:table-row table:style-name="ro2">
          <table:table-cell office:value-type="float" office:value="9868">
            <text:p>9868</text:p>
          </table:table-cell>
          <table:table-cell office:value-type="float" office:value="-8532">
            <text:p>-8532</text:p>
          </table:table-cell>
          <table:table-cell office:value-type="float" office:value="-5244">
            <text:p>-5244</text:p>
          </table:table-cell>
          <table:table-cell table:number-columns-repeated="5"/>
          <table:table-cell table:formula="of:=IF(ABS(([.A465]-[.E$2])/16384) &gt; 0.05; ([.A465]-[.E$2])/16384; 0)" office:value-type="float" office:value="-0.396122278792135">
            <text:p>-0.396</text:p>
          </table:table-cell>
          <table:table-cell table:formula="of:=IF(ABS(([.B465]-[.F$2])/16384) &gt; 0.1; ([.B465]-[.F$2])/16384; 0)" office:value-type="float" office:value="-0.381770101825843">
            <text:p>-0.382</text:p>
          </table:table-cell>
          <table:table-cell table:formula="of:=IF(ABS(([.C465]-[.G$2])/16384) &gt; 0.1; ([.C465]-[.G$2])/16384; 0)" office:value-type="float" office:value="-0.271380135182584">
            <text:p>-0.271</text:p>
          </table:table-cell>
          <table:table-cell table:formula="of:=SQRT([.I465]*[.I465]+[.J465]*[.J465]+[.K465]*[.K465])" office:value-type="float" office:value="0.61343984886483">
            <text:p>0.61</text:p>
          </table:table-cell>
          <table:table-cell table:formula="of:=SQRT([.L465]*0.75*9.8)" office:value-type="float" office:value="2.12338948126727">
            <text:p>2.1233894813</text:p>
          </table:table-cell>
          <table:table-cell table:formula="of:=[.N464]+0.1*[.M465]" office:value-type="float" office:value="33.0688793759929">
            <text:p>33.068879376</text:p>
          </table:table-cell>
        </table:table-row>
        <table:table-row table:style-name="ro2">
          <table:table-cell office:value-type="float" office:value="19528">
            <text:p>19528</text:p>
          </table:table-cell>
          <table:table-cell office:value-type="float" office:value="-11532">
            <text:p>-11532</text:p>
          </table:table-cell>
          <table:table-cell office:value-type="float" office:value="-6040">
            <text:p>-6040</text:p>
          </table:table-cell>
          <table:table-cell table:number-columns-repeated="5"/>
          <table:table-cell table:formula="of:=IF(ABS(([.A466]-[.E$2])/16384) &gt; 0.05; ([.A466]-[.E$2])/16384; 0)" office:value-type="float" office:value="0.193477330582865">
            <text:p>0.193</text:p>
          </table:table-cell>
          <table:table-cell table:formula="of:=IF(ABS(([.B466]-[.F$2])/16384) &gt; 0.1; ([.B466]-[.F$2])/16384; 0)" office:value-type="float" office:value="-0.564875570575843">
            <text:p>-0.565</text:p>
          </table:table-cell>
          <table:table-cell table:formula="of:=IF(ABS(([.C466]-[.G$2])/16384) &gt; 0.1; ([.C466]-[.G$2])/16384; 0)" office:value-type="float" office:value="-0.319964119557584">
            <text:p>-0.320</text:p>
          </table:table-cell>
          <table:table-cell table:formula="of:=SQRT([.I466]*[.I466]+[.J466]*[.J466]+[.K466]*[.K466])" office:value-type="float" office:value="0.677417836705763">
            <text:p>0.68</text:p>
          </table:table-cell>
          <table:table-cell table:formula="of:=SQRT([.L466]*0.75*9.8)" office:value-type="float" office:value="2.23137202182589">
            <text:p>2.2313720218</text:p>
          </table:table-cell>
          <table:table-cell table:formula="of:=[.N465]+0.1*[.M466]" office:value-type="float" office:value="33.2920165781755">
            <text:p>33.2920165782</text:p>
          </table:table-cell>
        </table:table-row>
        <table:table-row table:style-name="ro2">
          <table:table-cell office:value-type="float" office:value="24460">
            <text:p>24460</text:p>
          </table:table-cell>
          <table:table-cell office:value-type="float" office:value="-5944">
            <text:p>-5944</text:p>
          </table:table-cell>
          <table:table-cell office:value-type="float" office:value="-10332">
            <text:p>-10332</text:p>
          </table:table-cell>
          <table:table-cell table:number-columns-repeated="5"/>
          <table:table-cell table:formula="of:=IF(ABS(([.A467]-[.E$2])/16384) &gt; 0.05; ([.A467]-[.E$2])/16384; 0)" office:value-type="float" office:value="0.494502721207865">
            <text:p>0.495</text:p>
          </table:table-cell>
          <table:table-cell table:formula="of:=IF(ABS(([.B467]-[.F$2])/16384) &gt; 0.1; ([.B467]-[.F$2])/16384; 0)" office:value-type="float" office:value="-0.223811117450843">
            <text:p>-0.224</text:p>
          </table:table-cell>
          <table:table-cell table:formula="of:=IF(ABS(([.C467]-[.G$2])/16384) &gt; 0.1; ([.C467]-[.G$2])/16384; 0)" office:value-type="float" office:value="-0.581927010182584">
            <text:p>-0.582</text:p>
          </table:table-cell>
          <table:table-cell table:formula="of:=SQRT([.I467]*[.I467]+[.J467]*[.J467]+[.K467]*[.K467])" office:value-type="float" office:value="0.795778488498288">
            <text:p>0.80</text:p>
          </table:table-cell>
          <table:table-cell table:formula="of:=SQRT([.L467]*0.75*9.8)" office:value-type="float" office:value="2.41846477966135">
            <text:p>2.4184647797</text:p>
          </table:table-cell>
          <table:table-cell table:formula="of:=[.N466]+0.1*[.M467]" office:value-type="float" office:value="33.5338630561416">
            <text:p>33.5338630561</text:p>
          </table:table-cell>
        </table:table-row>
        <table:table-row table:style-name="ro2">
          <table:table-cell office:value-type="float" office:value="14160">
            <text:p>14160</text:p>
          </table:table-cell>
          <table:table-cell office:value-type="float" office:value="-6164">
            <text:p>-6164</text:p>
          </table:table-cell>
          <table:table-cell office:value-type="float" office:value="-14416">
            <text:p>-14416</text:p>
          </table:table-cell>
          <table:table-cell table:number-columns-repeated="5"/>
          <table:table-cell table:formula="of:=IF(ABS(([.A468]-[.E$2])/16384) &gt; 0.05; ([.A468]-[.E$2])/16384; 0)" office:value-type="float" office:value="-0.134159388167135">
            <text:p>-0.134</text:p>
          </table:table-cell>
          <table:table-cell table:formula="of:=IF(ABS(([.B468]-[.F$2])/16384) &gt; 0.1; ([.B468]-[.F$2])/16384; 0)" office:value-type="float" office:value="-0.237238851825843">
            <text:p>-0.237</text:p>
          </table:table-cell>
          <table:table-cell table:formula="of:=IF(ABS(([.C468]-[.G$2])/16384) &gt; 0.1; ([.C468]-[.G$2])/16384; 0)" office:value-type="float" office:value="-0.831194588307584">
            <text:p>-0.831</text:p>
          </table:table-cell>
          <table:table-cell table:formula="of:=SQRT([.I468]*[.I468]+[.J468]*[.J468]+[.K468]*[.K468])" office:value-type="float" office:value="0.874737365087852">
            <text:p>0.87</text:p>
          </table:table-cell>
          <table:table-cell table:formula="of:=SQRT([.L468]*0.75*9.8)" office:value-type="float" office:value="2.53561030787377">
            <text:p>2.5356103079</text:p>
          </table:table-cell>
          <table:table-cell table:formula="of:=[.N467]+0.1*[.M468]" office:value-type="float" office:value="33.787424086929">
            <text:p>33.7874240869</text:p>
          </table:table-cell>
        </table:table-row>
        <table:table-row table:style-name="ro2">
          <table:table-cell office:value-type="float" office:value="24488">
            <text:p>24488</text:p>
          </table:table-cell>
          <table:table-cell office:value-type="float" office:value="-11176">
            <text:p>-11176</text:p>
          </table:table-cell>
          <table:table-cell office:value-type="float" office:value="-9508">
            <text:p>-9508</text:p>
          </table:table-cell>
          <table:table-cell table:number-columns-repeated="5"/>
          <table:table-cell table:formula="of:=IF(ABS(([.A469]-[.E$2])/16384) &gt; 0.05; ([.A469]-[.E$2])/16384; 0)" office:value-type="float" office:value="0.496211705582865">
            <text:p>0.496</text:p>
          </table:table-cell>
          <table:table-cell table:formula="of:=IF(ABS(([.B469]-[.F$2])/16384) &gt; 0.1; ([.B469]-[.F$2])/16384; 0)" office:value-type="float" office:value="-0.543147054950843">
            <text:p>-0.543</text:p>
          </table:table-cell>
          <table:table-cell table:formula="of:=IF(ABS(([.C469]-[.G$2])/16384) &gt; 0.1; ([.C469]-[.G$2])/16384; 0)" office:value-type="float" office:value="-0.531634041432584">
            <text:p>-0.532</text:p>
          </table:table-cell>
          <table:table-cell table:formula="of:=SQRT([.I469]*[.I469]+[.J469]*[.J469]+[.K469]*[.K469])" office:value-type="float" office:value="0.907672591890475">
            <text:p>0.91</text:p>
          </table:table-cell>
          <table:table-cell table:formula="of:=SQRT([.L469]*0.75*9.8)" office:value-type="float" office:value="2.58290409237257">
            <text:p>2.5829040924</text:p>
          </table:table-cell>
          <table:table-cell table:formula="of:=[.N468]+0.1*[.M469]" office:value-type="float" office:value="34.0457144961662">
            <text:p>34.0457144962</text:p>
          </table:table-cell>
        </table:table-row>
        <table:table-row table:style-name="ro2">
          <table:table-cell office:value-type="float" office:value="16712">
            <text:p>16712</text:p>
          </table:table-cell>
          <table:table-cell office:value-type="float" office:value="-5412">
            <text:p>-5412</text:p>
          </table:table-cell>
          <table:table-cell office:value-type="float" office:value="-1464">
            <text:p>-1464</text:p>
          </table:table-cell>
          <table:table-cell table:number-columns-repeated="5"/>
          <table:table-cell table:formula="of:=IF(ABS(([.A470]-[.E$2])/16384) &gt; 0.05; ([.A470]-[.E$2])/16384; 0)" office:value-type="float" office:value="0">
            <text:p>0.000</text:p>
          </table:table-cell>
          <table:table-cell table:formula="of:=IF(ABS(([.B470]-[.F$2])/16384) &gt; 0.1; ([.B470]-[.F$2])/16384; 0)" office:value-type="float" office:value="-0.191340414325843">
            <text:p>-0.191</text:p>
          </table:table-cell>
          <table:table-cell table:formula="of:=IF(ABS(([.C470]-[.G$2])/16384) &gt; 0.1; ([.C470]-[.G$2])/16384; 0)" office:value-type="float" office:value="0">
            <text:p>0.000</text:p>
          </table:table-cell>
          <table:table-cell table:formula="of:=SQRT([.I470]*[.I470]+[.J470]*[.J470]+[.K470]*[.K470])" office:value-type="float" office:value="0.191340414325843">
            <text:p>0.19</text:p>
          </table:table-cell>
          <table:table-cell table:formula="of:=SQRT([.L470]*0.75*9.8)" office:value-type="float" office:value="1.18589714785682">
            <text:p>1.1858971479</text:p>
          </table:table-cell>
          <table:table-cell table:formula="of:=[.N469]+0.1*[.M470]" office:value-type="float" office:value="34.1643042109519">
            <text:p>34.164304211</text:p>
          </table:table-cell>
        </table:table-row>
        <table:table-row table:style-name="ro2">
          <table:table-cell office:value-type="float" office:value="16204">
            <text:p>16204</text:p>
          </table:table-cell>
          <table:table-cell office:value-type="float" office:value="-3572">
            <text:p>-3572</text:p>
          </table:table-cell>
          <table:table-cell office:value-type="float" office:value="-1600">
            <text:p>-1600</text:p>
          </table:table-cell>
          <table:table-cell table:number-columns-repeated="5"/>
          <table:table-cell table:formula="of:=IF(ABS(([.A471]-[.E$2])/16384) &gt; 0.05; ([.A471]-[.E$2])/16384; 0)" office:value-type="float" office:value="0">
            <text:p>0.000</text:p>
          </table:table-cell>
          <table:table-cell table:formula="of:=IF(ABS(([.B471]-[.F$2])/16384) &gt; 0.1; ([.B471]-[.F$2])/16384; 0)" office:value-type="float" office:value="0">
            <text:p>0.000</text:p>
          </table:table-cell>
          <table:table-cell table:formula="of:=IF(ABS(([.C471]-[.G$2])/16384) &gt; 0.1; ([.C471]-[.G$2])/16384; 0)" office:value-type="float" office:value="0">
            <text:p>0.000</text:p>
          </table:table-cell>
          <table:table-cell table:formula="of:=SQRT([.I471]*[.I471]+[.J471]*[.J471]+[.K471]*[.K471])" office:value-type="float" office:value="0">
            <text:p>0.00</text:p>
          </table:table-cell>
          <table:table-cell table:formula="of:=SQRT([.L471]*0.75*9.8)" office:value-type="float" office:value="0">
            <text:p>0</text:p>
          </table:table-cell>
          <table:table-cell table:formula="of:=[.N470]+0.1*[.M471]" office:value-type="float" office:value="34.1643042109519">
            <text:p>34.164304211</text:p>
          </table:table-cell>
        </table:table-row>
        <table:table-row table:style-name="ro2">
          <table:table-cell office:value-type="float" office:value="16476">
            <text:p>16476</text:p>
          </table:table-cell>
          <table:table-cell office:value-type="float" office:value="-3732">
            <text:p>-3732</text:p>
          </table:table-cell>
          <table:table-cell office:value-type="float" office:value="-156">
            <text:p>-156</text:p>
          </table:table-cell>
          <table:table-cell table:number-columns-repeated="5"/>
          <table:table-cell table:formula="of:=IF(ABS(([.A472]-[.E$2])/16384) &gt; 0.05; ([.A472]-[.E$2])/16384; 0)" office:value-type="float" office:value="0">
            <text:p>0.000</text:p>
          </table:table-cell>
          <table:table-cell table:formula="of:=IF(ABS(([.B472]-[.F$2])/16384) &gt; 0.1; ([.B472]-[.F$2])/16384; 0)" office:value-type="float" office:value="0">
            <text:p>0.000</text:p>
          </table:table-cell>
          <table:table-cell table:formula="of:=IF(ABS(([.C472]-[.G$2])/16384) &gt; 0.1; ([.C472]-[.G$2])/16384; 0)" office:value-type="float" office:value="0">
            <text:p>0.000</text:p>
          </table:table-cell>
          <table:table-cell table:formula="of:=SQRT([.I472]*[.I472]+[.J472]*[.J472]+[.K472]*[.K472])" office:value-type="float" office:value="0">
            <text:p>0.00</text:p>
          </table:table-cell>
          <table:table-cell table:formula="of:=SQRT([.L472]*0.75*9.8)" office:value-type="float" office:value="0">
            <text:p>0</text:p>
          </table:table-cell>
          <table:table-cell table:formula="of:=[.N471]+0.1*[.M472]" office:value-type="float" office:value="34.1643042109519">
            <text:p>34.164304211</text:p>
          </table:table-cell>
        </table:table-row>
        <table:table-row table:style-name="ro2">
          <table:table-cell office:value-type="float" office:value="17468">
            <text:p>17468</text:p>
          </table:table-cell>
          <table:table-cell office:value-type="float" office:value="-1960">
            <text:p>-1960</text:p>
          </table:table-cell>
          <table:table-cell office:value-type="float" office:value="1916">
            <text:p>1916</text:p>
          </table:table-cell>
          <table:table-cell table:number-columns-repeated="5"/>
          <table:table-cell table:formula="of:=IF(ABS(([.A473]-[.E$2])/16384) &gt; 0.05; ([.A473]-[.E$2])/16384; 0)" office:value-type="float" office:value="0.0677449087078652">
            <text:p>0.068</text:p>
          </table:table-cell>
          <table:table-cell table:formula="of:=IF(ABS(([.B473]-[.F$2])/16384) &gt; 0.1; ([.B473]-[.F$2])/16384; 0)" office:value-type="float" office:value="0">
            <text:p>0.000</text:p>
          </table:table-cell>
          <table:table-cell table:formula="of:=IF(ABS(([.C473]-[.G$2])/16384) &gt; 0.1; ([.C473]-[.G$2])/16384; 0)" office:value-type="float" office:value="0.165631583567416">
            <text:p>0.166</text:p>
          </table:table-cell>
          <table:table-cell table:formula="of:=SQRT([.I473]*[.I473]+[.J473]*[.J473]+[.K473]*[.K473])" office:value-type="float" office:value="0.17895025602353">
            <text:p>0.18</text:p>
          </table:table-cell>
          <table:table-cell table:formula="of:=SQRT([.L473]*0.75*9.8)" office:value-type="float" office:value="1.14685848376029">
            <text:p>1.1468584838</text:p>
          </table:table-cell>
          <table:table-cell table:formula="of:=[.N472]+0.1*[.M473]" office:value-type="float" office:value="34.2789900593279">
            <text:p>34.2789900593</text:p>
          </table:table-cell>
        </table:table-row>
        <table:table-row table:style-name="ro2">
          <table:table-cell office:value-type="float" office:value="26068">
            <text:p>26068</text:p>
          </table:table-cell>
          <table:table-cell office:value-type="float" office:value="-7044">
            <text:p>-7044</text:p>
          </table:table-cell>
          <table:table-cell office:value-type="float" office:value="7076">
            <text:p>7076</text:p>
          </table:table-cell>
          <table:table-cell table:number-columns-repeated="5"/>
          <table:table-cell table:formula="of:=IF(ABS(([.A474]-[.E$2])/16384) &gt; 0.05; ([.A474]-[.E$2])/16384; 0)" office:value-type="float" office:value="0.592647252457865">
            <text:p>0.593</text:p>
          </table:table-cell>
          <table:table-cell table:formula="of:=IF(ABS(([.B474]-[.F$2])/16384) &gt; 0.1; ([.B474]-[.F$2])/16384; 0)" office:value-type="float" office:value="-0.290949789325843">
            <text:p>-0.291</text:p>
          </table:table-cell>
          <table:table-cell table:formula="of:=IF(ABS(([.C474]-[.G$2])/16384) &gt; 0.1; ([.C474]-[.G$2])/16384; 0)" office:value-type="float" office:value="0.480572989817416">
            <text:p>0.481</text:p>
          </table:table-cell>
          <table:table-cell table:formula="of:=SQRT([.I474]*[.I474]+[.J474]*[.J474]+[.K474]*[.K474])" office:value-type="float" office:value="0.816598398416663">
            <text:p>0.82</text:p>
          </table:table-cell>
          <table:table-cell table:formula="of:=SQRT([.L474]*0.75*9.8)" office:value-type="float" office:value="2.44989759548485">
            <text:p>2.4498975955</text:p>
          </table:table-cell>
          <table:table-cell table:formula="of:=[.N473]+0.1*[.M474]" office:value-type="float" office:value="34.5239798188764">
            <text:p>34.5239798189</text:p>
          </table:table-cell>
        </table:table-row>
        <table:table-row table:style-name="ro2">
          <table:table-cell office:value-type="float" office:value="23064">
            <text:p>23064</text:p>
          </table:table-cell>
          <table:table-cell office:value-type="float" office:value="-12664">
            <text:p>-12664</text:p>
          </table:table-cell>
          <table:table-cell office:value-type="float" office:value="3288">
            <text:p>3288</text:p>
          </table:table-cell>
          <table:table-cell table:number-columns-repeated="5"/>
          <table:table-cell table:formula="of:=IF(ABS(([.A475]-[.E$2])/16384) &gt; 0.05; ([.A475]-[.E$2])/16384; 0)" office:value-type="float" office:value="0.409297643082865">
            <text:p>0.409</text:p>
          </table:table-cell>
          <table:table-cell table:formula="of:=IF(ABS(([.B475]-[.F$2])/16384) &gt; 0.1; ([.B475]-[.F$2])/16384; 0)" office:value-type="float" office:value="-0.633967367450843">
            <text:p>-0.634</text:p>
          </table:table-cell>
          <table:table-cell table:formula="of:=IF(ABS(([.C475]-[.G$2])/16384) &gt; 0.1; ([.C475]-[.G$2])/16384; 0)" office:value-type="float" office:value="0.249371817942416">
            <text:p>0.249</text:p>
          </table:table-cell>
          <table:table-cell table:formula="of:=SQRT([.I475]*[.I475]+[.J475]*[.J475]+[.K475]*[.K475])" office:value-type="float" office:value="0.794748694374294">
            <text:p>0.79</text:p>
          </table:table-cell>
          <table:table-cell table:formula="of:=SQRT([.L475]*0.75*9.8)" office:value-type="float" office:value="2.41689944011973">
            <text:p>2.4168994401</text:p>
          </table:table-cell>
          <table:table-cell table:formula="of:=[.N474]+0.1*[.M475]" office:value-type="float" office:value="34.7656697628884">
            <text:p>34.7656697629</text:p>
          </table:table-cell>
        </table:table-row>
        <table:table-row table:style-name="ro2">
          <table:table-cell office:value-type="float" office:value="10776">
            <text:p>10776</text:p>
          </table:table-cell>
          <table:table-cell office:value-type="float" office:value="-5296">
            <text:p>-5296</text:p>
          </table:table-cell>
          <table:table-cell office:value-type="float" office:value="8328">
            <text:p>8328</text:p>
          </table:table-cell>
          <table:table-cell table:number-columns-repeated="5"/>
          <table:table-cell table:formula="of:=IF(ABS(([.A476]-[.E$2])/16384) &gt; 0.05; ([.A476]-[.E$2])/16384; 0)" office:value-type="float" office:value="-0.340702356917135">
            <text:p>-0.341</text:p>
          </table:table-cell>
          <table:table-cell table:formula="of:=IF(ABS(([.B476]-[.F$2])/16384) &gt; 0.1; ([.B476]-[.F$2])/16384; 0)" office:value-type="float" office:value="-0.184260336200843">
            <text:p>-0.184</text:p>
          </table:table-cell>
          <table:table-cell table:formula="of:=IF(ABS(([.C476]-[.G$2])/16384) &gt; 0.1; ([.C476]-[.G$2])/16384; 0)" office:value-type="float" office:value="0.556989005442416">
            <text:p>0.557</text:p>
          </table:table-cell>
          <table:table-cell table:formula="of:=SQRT([.I476]*[.I476]+[.J476]*[.J476]+[.K476]*[.K476])" office:value-type="float" office:value="0.678429598182059">
            <text:p>0.68</text:p>
          </table:table-cell>
          <table:table-cell table:formula="of:=SQRT([.L476]*0.75*9.8)" office:value-type="float" office:value="2.23303773963588">
            <text:p>2.2330377396</text:p>
          </table:table-cell>
          <table:table-cell table:formula="of:=[.N475]+0.1*[.M476]" office:value-type="float" office:value="34.988973536852">
            <text:p>34.9889735369</text:p>
          </table:table-cell>
        </table:table-row>
        <table:table-row table:style-name="ro2">
          <table:table-cell office:value-type="float" office:value="13576">
            <text:p>13576</text:p>
          </table:table-cell>
          <table:table-cell office:value-type="float" office:value="-12212">
            <text:p>-12212</text:p>
          </table:table-cell>
          <table:table-cell office:value-type="float" office:value="-3352">
            <text:p>-3352</text:p>
          </table:table-cell>
          <table:table-cell table:number-columns-repeated="5"/>
          <table:table-cell table:formula="of:=IF(ABS(([.A477]-[.E$2])/16384) &gt; 0.05; ([.A477]-[.E$2])/16384; 0)" office:value-type="float" office:value="-0.169803919417135">
            <text:p>-0.170</text:p>
          </table:table-cell>
          <table:table-cell table:formula="of:=IF(ABS(([.B477]-[.F$2])/16384) &gt; 0.1; ([.B477]-[.F$2])/16384; 0)" office:value-type="float" office:value="-0.606379476825843">
            <text:p>-0.606</text:p>
          </table:table-cell>
          <table:table-cell table:formula="of:=IF(ABS(([.C477]-[.G$2])/16384) &gt; 0.1; ([.C477]-[.G$2])/16384; 0)" office:value-type="float" office:value="-0.155901619557584">
            <text:p>-0.156</text:p>
          </table:table-cell>
          <table:table-cell table:formula="of:=SQRT([.I477]*[.I477]+[.J477]*[.J477]+[.K477]*[.K477])" office:value-type="float" office:value="0.648717778348706">
            <text:p>0.65</text:p>
          </table:table-cell>
          <table:table-cell table:formula="of:=SQRT([.L477]*0.75*9.8)" office:value-type="float" office:value="2.1835923774512">
            <text:p>2.1835923775</text:p>
          </table:table-cell>
          <table:table-cell table:formula="of:=[.N476]+0.1*[.M477]" office:value-type="float" office:value="35.2073327745971">
            <text:p>35.2073327746</text:p>
          </table:table-cell>
        </table:table-row>
        <table:table-row table:style-name="ro2">
          <table:table-cell office:value-type="float" office:value="24616">
            <text:p>24616</text:p>
          </table:table-cell>
          <table:table-cell office:value-type="float" office:value="-12212">
            <text:p>-12212</text:p>
          </table:table-cell>
          <table:table-cell office:value-type="float" office:value="-6980">
            <text:p>-6980</text:p>
          </table:table-cell>
          <table:table-cell table:number-columns-repeated="5"/>
          <table:table-cell table:formula="of:=IF(ABS(([.A478]-[.E$2])/16384) &gt; 0.05; ([.A478]-[.E$2])/16384; 0)" office:value-type="float" office:value="0.504024205582865">
            <text:p>0.504</text:p>
          </table:table-cell>
          <table:table-cell table:formula="of:=IF(ABS(([.B478]-[.F$2])/16384) &gt; 0.1; ([.B478]-[.F$2])/16384; 0)" office:value-type="float" office:value="-0.606379476825843">
            <text:p>-0.606</text:p>
          </table:table-cell>
          <table:table-cell table:formula="of:=IF(ABS(([.C478]-[.G$2])/16384) &gt; 0.1; ([.C478]-[.G$2])/16384; 0)" office:value-type="float" office:value="-0.377337166432584">
            <text:p>-0.377</text:p>
          </table:table-cell>
          <table:table-cell table:formula="of:=SQRT([.I478]*[.I478]+[.J478]*[.J478]+[.K478]*[.K478])" office:value-type="float" office:value="0.874139466504283">
            <text:p>0.87</text:p>
          </table:table-cell>
          <table:table-cell table:formula="of:=SQRT([.L478]*0.75*9.8)" office:value-type="float" office:value="2.53474359231984">
            <text:p>2.5347435923</text:p>
          </table:table-cell>
          <table:table-cell table:formula="of:=[.N477]+0.1*[.M478]" office:value-type="float" office:value="35.4608071338291">
            <text:p>35.4608071338</text:p>
          </table:table-cell>
        </table:table-row>
        <table:table-row table:style-name="ro2">
          <table:table-cell office:value-type="float" office:value="11700">
            <text:p>11700</text:p>
          </table:table-cell>
          <table:table-cell office:value-type="float" office:value="-9728">
            <text:p>-9728</text:p>
          </table:table-cell>
          <table:table-cell office:value-type="float" office:value="-14360">
            <text:p>-14360</text:p>
          </table:table-cell>
          <table:table-cell table:number-columns-repeated="5"/>
          <table:table-cell table:formula="of:=IF(ABS(([.A479]-[.E$2])/16384) &gt; 0.05; ([.A479]-[.E$2])/16384; 0)" office:value-type="float" office:value="-0.284305872542135">
            <text:p>-0.284</text:p>
          </table:table-cell>
          <table:table-cell table:formula="of:=IF(ABS(([.B479]-[.F$2])/16384) &gt; 0.1; ([.B479]-[.F$2])/16384; 0)" office:value-type="float" office:value="-0.454768148700843">
            <text:p>-0.455</text:p>
          </table:table-cell>
          <table:table-cell table:formula="of:=IF(ABS(([.C479]-[.G$2])/16384) &gt; 0.1; ([.C479]-[.G$2])/16384; 0)" office:value-type="float" office:value="-0.827776619557584">
            <text:p>-0.828</text:p>
          </table:table-cell>
          <table:table-cell table:formula="of:=SQRT([.I479]*[.I479]+[.J479]*[.J479]+[.K479]*[.K479])" office:value-type="float" office:value="0.986335657938472">
            <text:p>0.99</text:p>
          </table:table-cell>
          <table:table-cell table:formula="of:=SQRT([.L479]*0.75*9.8)" office:value-type="float" office:value="2.69250201222725">
            <text:p>2.6925020122</text:p>
          </table:table-cell>
          <table:table-cell table:formula="of:=[.N478]+0.1*[.M479]" office:value-type="float" office:value="35.7300573350518">
            <text:p>35.7300573351</text:p>
          </table:table-cell>
        </table:table-row>
        <table:table-row table:style-name="ro2">
          <table:table-cell office:value-type="float" office:value="26324">
            <text:p>26324</text:p>
          </table:table-cell>
          <table:table-cell office:value-type="float" office:value="26348">
            <text:p>26348</text:p>
          </table:table-cell>
          <table:table-cell office:value-type="float" office:value="13052">
            <text:p>13052</text:p>
          </table:table-cell>
          <table:table-cell table:number-columns-repeated="5"/>
          <table:table-cell table:formula="of:=IF(ABS(([.A480]-[.E$2])/16384) &gt; 0.05; ([.A480]-[.E$2])/16384; 0)" office:value-type="float" office:value="0.608272252457865">
            <text:p>0.608</text:p>
          </table:table-cell>
          <table:table-cell table:formula="of:=IF(ABS(([.B480]-[.F$2])/16384) &gt; 0.1; ([.B480]-[.F$2])/16384; 0)" office:value-type="float" office:value="1.74713614817416">
            <text:p>1.747</text:p>
          </table:table-cell>
          <table:table-cell table:formula="of:=IF(ABS(([.C480]-[.G$2])/16384) &gt; 0.1; ([.C480]-[.G$2])/16384; 0)" office:value-type="float" office:value="0.845319083567416">
            <text:p>0.845</text:p>
          </table:table-cell>
          <table:table-cell table:formula="of:=SQRT([.I480]*[.I480]+[.J480]*[.J480]+[.K480]*[.K480])" office:value-type="float" office:value="2.0339725185976">
            <text:p>2.03</text:p>
          </table:table-cell>
          <table:table-cell table:formula="of:=SQRT([.L480]*0.75*9.8)" office:value-type="float" office:value="3.86648393397572">
            <text:p>3.866483934</text:p>
          </table:table-cell>
          <table:table-cell table:formula="of:=[.N479]+0.1*[.M480]" office:value-type="float" office:value="36.1167057284494">
            <text:p>36.1167057284</text:p>
          </table:table-cell>
        </table:table-row>
        <table:table-row table:style-name="ro2">
          <table:table-cell office:value-type="float" office:value="15064">
            <text:p>15064</text:p>
          </table:table-cell>
          <table:table-cell office:value-type="float" office:value="-14000">
            <text:p>-14000</text:p>
          </table:table-cell>
          <table:table-cell office:value-type="float" office:value="-11128">
            <text:p>-11128</text:p>
          </table:table-cell>
          <table:table-cell table:number-columns-repeated="5"/>
          <table:table-cell table:formula="of:=IF(ABS(([.A481]-[.E$2])/16384) &gt; 0.05; ([.A481]-[.E$2])/16384; 0)" office:value-type="float" office:value="-0.0789836069171348">
            <text:p>-0.079</text:p>
          </table:table-cell>
          <table:table-cell table:formula="of:=IF(ABS(([.B481]-[.F$2])/16384) &gt; 0.1; ([.B481]-[.F$2])/16384; 0)" office:value-type="float" office:value="-0.715510336200843">
            <text:p>-0.716</text:p>
          </table:table-cell>
          <table:table-cell table:formula="of:=IF(ABS(([.C481]-[.G$2])/16384) &gt; 0.1; ([.C481]-[.G$2])/16384; 0)" office:value-type="float" office:value="-0.630510994557584">
            <text:p>-0.631</text:p>
          </table:table-cell>
          <table:table-cell table:formula="of:=SQRT([.I481]*[.I481]+[.J481]*[.J481]+[.K481]*[.K481])" office:value-type="float" office:value="0.956941777554872">
            <text:p>0.96</text:p>
          </table:table-cell>
          <table:table-cell table:formula="of:=SQRT([.L481]*0.75*9.8)" office:value-type="float" office:value="2.65207881953541">
            <text:p>2.6520788195</text:p>
          </table:table-cell>
          <table:table-cell table:formula="of:=[.N480]+0.1*[.M481]" office:value-type="float" office:value="36.3819136104029">
            <text:p>36.3819136104</text:p>
          </table:table-cell>
        </table:table-row>
        <table:table-row table:style-name="ro2">
          <table:table-cell office:value-type="float" office:value="17068">
            <text:p>17068</text:p>
          </table:table-cell>
          <table:table-cell office:value-type="float" office:value="-2576">
            <text:p>-2576</text:p>
          </table:table-cell>
          <table:table-cell office:value-type="float" office:value="1020">
            <text:p>1020</text:p>
          </table:table-cell>
          <table:table-cell table:number-columns-repeated="5"/>
          <table:table-cell table:formula="of:=IF(ABS(([.A482]-[.E$2])/16384) &gt; 0.05; ([.A482]-[.E$2])/16384; 0)" office:value-type="float" office:value="0">
            <text:p>0.000</text:p>
          </table:table-cell>
          <table:table-cell table:formula="of:=IF(ABS(([.B482]-[.F$2])/16384) &gt; 0.1; ([.B482]-[.F$2])/16384; 0)" office:value-type="float" office:value="0">
            <text:p>0.000</text:p>
          </table:table-cell>
          <table:table-cell table:formula="of:=IF(ABS(([.C482]-[.G$2])/16384) &gt; 0.1; ([.C482]-[.G$2])/16384; 0)" office:value-type="float" office:value="0.110944083567416">
            <text:p>0.111</text:p>
          </table:table-cell>
          <table:table-cell table:formula="of:=SQRT([.I482]*[.I482]+[.J482]*[.J482]+[.K482]*[.K482])" office:value-type="float" office:value="0.110944083567416">
            <text:p>0.11</text:p>
          </table:table-cell>
          <table:table-cell table:formula="of:=SQRT([.L482]*0.75*9.8)" office:value-type="float" office:value="0.903016619016785">
            <text:p>0.903016619</text:p>
          </table:table-cell>
          <table:table-cell table:formula="of:=[.N481]+0.1*[.M482]" office:value-type="float" office:value="36.4722152723046">
            <text:p>36.4722152723</text:p>
          </table:table-cell>
        </table:table-row>
        <table:table-row table:style-name="ro2">
          <table:table-cell office:value-type="float" office:value="16316">
            <text:p>16316</text:p>
          </table:table-cell>
          <table:table-cell office:value-type="float" office:value="-1912">
            <text:p>-1912</text:p>
          </table:table-cell>
          <table:table-cell office:value-type="float" office:value="388">
            <text:p>388</text:p>
          </table:table-cell>
          <table:table-cell table:number-columns-repeated="5"/>
          <table:table-cell table:formula="of:=IF(ABS(([.A483]-[.E$2])/16384) &gt; 0.05; ([.A483]-[.E$2])/16384; 0)" office:value-type="float" office:value="0">
            <text:p>0.000</text:p>
          </table:table-cell>
          <table:table-cell table:formula="of:=IF(ABS(([.B483]-[.F$2])/16384) &gt; 0.1; ([.B483]-[.F$2])/16384; 0)" office:value-type="float" office:value="0">
            <text:p>0.000</text:p>
          </table:table-cell>
          <table:table-cell table:formula="of:=IF(ABS(([.C483]-[.G$2])/16384) &gt; 0.1; ([.C483]-[.G$2])/16384; 0)" office:value-type="float" office:value="0">
            <text:p>0.000</text:p>
          </table:table-cell>
          <table:table-cell table:formula="of:=SQRT([.I483]*[.I483]+[.J483]*[.J483]+[.K483]*[.K483])" office:value-type="float" office:value="0">
            <text:p>0.00</text:p>
          </table:table-cell>
          <table:table-cell table:formula="of:=SQRT([.L483]*0.75*9.8)" office:value-type="float" office:value="0">
            <text:p>0</text:p>
          </table:table-cell>
          <table:table-cell table:formula="of:=[.N482]+0.1*[.M483]" office:value-type="float" office:value="36.4722152723046">
            <text:p>36.4722152723</text:p>
          </table:table-cell>
        </table:table-row>
        <table:table-row table:style-name="ro2">
          <table:table-cell office:value-type="float" office:value="16256">
            <text:p>16256</text:p>
          </table:table-cell>
          <table:table-cell office:value-type="float" office:value="-3264">
            <text:p>-3264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IF(ABS(([.A484]-[.E$2])/16384) &gt; 0.05; ([.A484]-[.E$2])/16384; 0)" office:value-type="float" office:value="0">
            <text:p>0.000</text:p>
          </table:table-cell>
          <table:table-cell table:formula="of:=IF(ABS(([.B484]-[.F$2])/16384) &gt; 0.1; ([.B484]-[.F$2])/16384; 0)" office:value-type="float" office:value="0">
            <text:p>0.000</text:p>
          </table:table-cell>
          <table:table-cell table:formula="of:=IF(ABS(([.C484]-[.G$2])/16384) &gt; 0.1; ([.C484]-[.G$2])/16384; 0)" office:value-type="float" office:value="0">
            <text:p>0.000</text:p>
          </table:table-cell>
          <table:table-cell table:formula="of:=SQRT([.I484]*[.I484]+[.J484]*[.J484]+[.K484]*[.K484])" office:value-type="float" office:value="0">
            <text:p>0.00</text:p>
          </table:table-cell>
          <table:table-cell table:formula="of:=SQRT([.L484]*0.75*9.8)" office:value-type="float" office:value="0">
            <text:p>0</text:p>
          </table:table-cell>
          <table:table-cell table:formula="of:=[.N483]+0.1*[.M484]" office:value-type="float" office:value="36.4722152723046">
            <text:p>36.4722152723</text:p>
          </table:table-cell>
        </table:table-row>
        <table:table-row table:style-name="ro2">
          <table:table-cell office:value-type="float" office:value="18140">
            <text:p>18140</text:p>
          </table:table-cell>
          <table:table-cell office:value-type="float" office:value="-48">
            <text:p>-48</text:p>
          </table:table-cell>
          <table:table-cell office:value-type="float" office:value="1584">
            <text:p>1584</text:p>
          </table:table-cell>
          <table:table-cell table:number-columns-repeated="5"/>
          <table:table-cell table:formula="of:=IF(ABS(([.A485]-[.E$2])/16384) &gt; 0.05; ([.A485]-[.E$2])/16384; 0)" office:value-type="float" office:value="0.108760533707865">
            <text:p>0.109</text:p>
          </table:table-cell>
          <table:table-cell table:formula="of:=IF(ABS(([.B485]-[.F$2])/16384) &gt; 0.1; ([.B485]-[.F$2])/16384; 0)" office:value-type="float" office:value="0.136052163799157">
            <text:p>0.136</text:p>
          </table:table-cell>
          <table:table-cell table:formula="of:=IF(ABS(([.C485]-[.G$2])/16384) &gt; 0.1; ([.C485]-[.G$2])/16384; 0)" office:value-type="float" office:value="0.145367911692416">
            <text:p>0.145</text:p>
          </table:table-cell>
          <table:table-cell table:formula="of:=SQRT([.I485]*[.I485]+[.J485]*[.J485]+[.K485]*[.K485])" office:value-type="float" office:value="0.226871934616573">
            <text:p>0.23</text:p>
          </table:table-cell>
          <table:table-cell table:formula="of:=SQRT([.L485]*0.75*9.8)" office:value-type="float" office:value="1.29132053318756">
            <text:p>1.2913205332</text:p>
          </table:table-cell>
          <table:table-cell table:formula="of:=[.N484]+0.1*[.M485]" office:value-type="float" office:value="36.6013473256234">
            <text:p>36.6013473256</text:p>
          </table:table-cell>
        </table:table-row>
        <table:table-row table:style-name="ro2">
          <table:table-cell office:value-type="float" office:value="24604">
            <text:p>24604</text:p>
          </table:table-cell>
          <table:table-cell office:value-type="float" office:value="-4132">
            <text:p>-4132</text:p>
          </table:table-cell>
          <table:table-cell office:value-type="float" office:value="3880">
            <text:p>3880</text:p>
          </table:table-cell>
          <table:table-cell table:number-columns-repeated="5"/>
          <table:table-cell table:formula="of:=IF(ABS(([.A486]-[.E$2])/16384) &gt; 0.05; ([.A486]-[.E$2])/16384; 0)" office:value-type="float" office:value="0.503291783707865">
            <text:p>0.503</text:p>
          </table:table-cell>
          <table:table-cell table:formula="of:=IF(ABS(([.B486]-[.F$2])/16384) &gt; 0.1; ([.B486]-[.F$2])/16384; 0)" office:value-type="float" office:value="-0.113215414325843">
            <text:p>-0.113</text:p>
          </table:table-cell>
          <table:table-cell table:formula="of:=IF(ABS(([.C486]-[.G$2])/16384) &gt; 0.1; ([.C486]-[.G$2])/16384; 0)" office:value-type="float" office:value="0.285504630442416">
            <text:p>0.286</text:p>
          </table:table-cell>
          <table:table-cell table:formula="of:=SQRT([.I486]*[.I486]+[.J486]*[.J486]+[.K486]*[.K486])" office:value-type="float" office:value="0.589604311036544">
            <text:p>0.59</text:p>
          </table:table-cell>
          <table:table-cell table:formula="of:=SQRT([.L486]*0.75*9.8)" office:value-type="float" office:value="2.08172805287304">
            <text:p>2.0817280529</text:p>
          </table:table-cell>
          <table:table-cell table:formula="of:=[.N485]+0.1*[.M486]" office:value-type="float" office:value="36.8095201309107">
            <text:p>36.8095201309</text:p>
          </table:table-cell>
        </table:table-row>
        <table:table-row table:style-name="ro2">
          <table:table-cell office:value-type="float" office:value="21912">
            <text:p>21912</text:p>
          </table:table-cell>
          <table:table-cell office:value-type="float" office:value="-6716">
            <text:p>-6716</text:p>
          </table:table-cell>
          <table:table-cell office:value-type="float" office:value="2896">
            <text:p>2896</text:p>
          </table:table-cell>
          <table:table-cell table:number-columns-repeated="5"/>
          <table:table-cell table:formula="of:=IF(ABS(([.A487]-[.E$2])/16384) &gt; 0.05; ([.A487]-[.E$2])/16384; 0)" office:value-type="float" office:value="0.338985143082865">
            <text:p>0.339</text:p>
          </table:table-cell>
          <table:table-cell table:formula="of:=IF(ABS(([.B487]-[.F$2])/16384) &gt; 0.1; ([.B487]-[.F$2])/16384; 0)" office:value-type="float" office:value="-0.270930258075843">
            <text:p>-0.271</text:p>
          </table:table-cell>
          <table:table-cell table:formula="of:=IF(ABS(([.C487]-[.G$2])/16384) &gt; 0.1; ([.C487]-[.G$2])/16384; 0)" office:value-type="float" office:value="0.225446036692416">
            <text:p>0.225</text:p>
          </table:table-cell>
          <table:table-cell table:formula="of:=SQRT([.I487]*[.I487]+[.J487]*[.J487]+[.K487]*[.K487])" office:value-type="float" office:value="0.48901947551429">
            <text:p>0.49</text:p>
          </table:table-cell>
          <table:table-cell table:formula="of:=SQRT([.L487]*0.75*9.8)" office:value-type="float" office:value="1.89586211129133">
            <text:p>1.8958621113</text:p>
          </table:table-cell>
          <table:table-cell table:formula="of:=[.N486]+0.1*[.M487]" office:value-type="float" office:value="36.9991063420398">
            <text:p>36.999106342</text:p>
          </table:table-cell>
        </table:table-row>
        <table:table-row table:style-name="ro2">
          <table:table-cell office:value-type="float" office:value="13440">
            <text:p>13440</text:p>
          </table:table-cell>
          <table:table-cell office:value-type="float" office:value="-2424">
            <text:p>-2424</text:p>
          </table:table-cell>
          <table:table-cell office:value-type="float" office:value="7016">
            <text:p>7016</text:p>
          </table:table-cell>
          <table:table-cell table:number-columns-repeated="5"/>
          <table:table-cell table:formula="of:=IF(ABS(([.A488]-[.E$2])/16384) &gt; 0.05; ([.A488]-[.E$2])/16384; 0)" office:value-type="float" office:value="-0.178104700667135">
            <text:p>-0.178</text:p>
          </table:table-cell>
          <table:table-cell table:formula="of:=IF(ABS(([.B488]-[.F$2])/16384) &gt; 0.1; ([.B488]-[.F$2])/16384; 0)" office:value-type="float" office:value="0">
            <text:p>0.000</text:p>
          </table:table-cell>
          <table:table-cell table:formula="of:=IF(ABS(([.C488]-[.G$2])/16384) &gt; 0.1; ([.C488]-[.G$2])/16384; 0)" office:value-type="float" office:value="0.476910880442416">
            <text:p>0.477</text:p>
          </table:table-cell>
          <table:table-cell table:formula="of:=SQRT([.I488]*[.I488]+[.J488]*[.J488]+[.K488]*[.K488])" office:value-type="float" office:value="0.509082775473783">
            <text:p>0.51</text:p>
          </table:table-cell>
          <table:table-cell table:formula="of:=SQRT([.L488]*0.75*9.8)" office:value-type="float" office:value="1.93436253058528">
            <text:p>1.9343625306</text:p>
          </table:table-cell>
          <table:table-cell table:formula="of:=[.N487]+0.1*[.M488]" office:value-type="float" office:value="37.1925425950983">
            <text:p>37.1925425951</text:p>
          </table:table-cell>
        </table:table-row>
        <table:table-row table:style-name="ro2">
          <table:table-cell office:value-type="float" office:value="12524">
            <text:p>12524</text:p>
          </table:table-cell>
          <table:table-cell office:value-type="float" office:value="-11316">
            <text:p>-11316</text:p>
          </table:table-cell>
          <table:table-cell office:value-type="float" office:value="-2792">
            <text:p>-2792</text:p>
          </table:table-cell>
          <table:table-cell table:number-columns-repeated="5"/>
          <table:table-cell table:formula="of:=IF(ABS(([.A489]-[.E$2])/16384) &gt; 0.05; ([.A489]-[.E$2])/16384; 0)" office:value-type="float" office:value="-0.234012903792135">
            <text:p>-0.234</text:p>
          </table:table-cell>
          <table:table-cell table:formula="of:=IF(ABS(([.B489]-[.F$2])/16384) &gt; 0.1; ([.B489]-[.F$2])/16384; 0)" office:value-type="float" office:value="-0.551691976825843">
            <text:p>-0.552</text:p>
          </table:table-cell>
          <table:table-cell table:formula="of:=IF(ABS(([.C489]-[.G$2])/16384) &gt; 0.1; ([.C489]-[.G$2])/16384; 0)" office:value-type="float" office:value="-0.121721932057584">
            <text:p>-0.122</text:p>
          </table:table-cell>
          <table:table-cell table:formula="of:=SQRT([.I489]*[.I489]+[.J489]*[.J489]+[.K489]*[.K489])" office:value-type="float" office:value="0.611508221677407">
            <text:p>0.61</text:p>
          </table:table-cell>
          <table:table-cell table:formula="of:=SQRT([.L489]*0.75*9.8)" office:value-type="float" office:value="2.12004373288122">
            <text:p>2.1200437329</text:p>
          </table:table-cell>
          <table:table-cell table:formula="of:=[.N488]+0.1*[.M489]" office:value-type="float" office:value="37.4045469683864">
            <text:p>37.4045469684</text:p>
          </table:table-cell>
        </table:table-row>
        <table:table-row table:style-name="ro2">
          <table:table-cell office:value-type="float" office:value="22784">
            <text:p>22784</text:p>
          </table:table-cell>
          <table:table-cell office:value-type="float" office:value="-12308">
            <text:p>-12308</text:p>
          </table:table-cell>
          <table:table-cell office:value-type="float" office:value="-4868">
            <text:p>-4868</text:p>
          </table:table-cell>
          <table:table-cell table:number-columns-repeated="5"/>
          <table:table-cell table:formula="of:=IF(ABS(([.A490]-[.E$2])/16384) &gt; 0.05; ([.A490]-[.E$2])/16384; 0)" office:value-type="float" office:value="0.392207799332865">
            <text:p>0.392</text:p>
          </table:table-cell>
          <table:table-cell table:formula="of:=IF(ABS(([.B490]-[.F$2])/16384) &gt; 0.1; ([.B490]-[.F$2])/16384; 0)" office:value-type="float" office:value="-0.612238851825843">
            <text:p>-0.612</text:p>
          </table:table-cell>
          <table:table-cell table:formula="of:=IF(ABS(([.C490]-[.G$2])/16384) &gt; 0.1; ([.C490]-[.G$2])/16384; 0)" office:value-type="float" office:value="-0.248430916432584">
            <text:p>-0.248</text:p>
          </table:table-cell>
          <table:table-cell table:formula="of:=SQRT([.I490]*[.I490]+[.J490]*[.J490]+[.K490]*[.K490])" office:value-type="float" office:value="0.768362733207493">
            <text:p>0.77</text:p>
          </table:table-cell>
          <table:table-cell table:formula="of:=SQRT([.L490]*0.75*9.8)" office:value-type="float" office:value="2.37643979285718">
            <text:p>2.3764397929</text:p>
          </table:table-cell>
          <table:table-cell table:formula="of:=[.N489]+0.1*[.M490]" office:value-type="float" office:value="37.6421909476722">
            <text:p>37.6421909477</text:p>
          </table:table-cell>
        </table:table-row>
        <table:table-row table:style-name="ro2">
          <table:table-cell office:value-type="float" office:value="17432">
            <text:p>17432</text:p>
          </table:table-cell>
          <table:table-cell office:value-type="float" office:value="-6796">
            <text:p>-6796</text:p>
          </table:table-cell>
          <table:table-cell office:value-type="float" office:value="-15720">
            <text:p>-15720</text:p>
          </table:table-cell>
          <table:table-cell table:number-columns-repeated="5"/>
          <table:table-cell table:formula="of:=IF(ABS(([.A491]-[.E$2])/16384) &gt; 0.05; ([.A491]-[.E$2])/16384; 0)" office:value-type="float" office:value="0.0655476430828652">
            <text:p>0.066</text:p>
          </table:table-cell>
          <table:table-cell table:formula="of:=IF(ABS(([.B491]-[.F$2])/16384) &gt; 0.1; ([.B491]-[.F$2])/16384; 0)" office:value-type="float" office:value="-0.275813070575843">
            <text:p>-0.276</text:p>
          </table:table-cell>
          <table:table-cell table:formula="of:=IF(ABS(([.C491]-[.G$2])/16384) &gt; 0.1; ([.C491]-[.G$2])/16384; 0)" office:value-type="float" office:value="-0.910784432057584">
            <text:p>-0.911</text:p>
          </table:table-cell>
          <table:table-cell table:formula="of:=SQRT([.I491]*[.I491]+[.J491]*[.J491]+[.K491]*[.K491])" office:value-type="float" office:value="0.953885540876184">
            <text:p>0.95</text:p>
          </table:table-cell>
          <table:table-cell table:formula="of:=SQRT([.L491]*0.75*9.8)" office:value-type="float" office:value="2.64784038896606">
            <text:p>2.647840389</text:p>
          </table:table-cell>
          <table:table-cell table:formula="of:=[.N490]+0.1*[.M491]" office:value-type="float" office:value="37.9069749865688">
            <text:p>37.9069749866</text:p>
          </table:table-cell>
        </table:table-row>
        <table:table-row table:style-name="ro2">
          <table:table-cell office:value-type="float" office:value="24052">
            <text:p>24052</text:p>
          </table:table-cell>
          <table:table-cell office:value-type="float" office:value="9720">
            <text:p>9720</text:p>
          </table:table-cell>
          <table:table-cell office:value-type="float" office:value="9764">
            <text:p>9764</text:p>
          </table:table-cell>
          <table:table-cell table:number-columns-repeated="5"/>
          <table:table-cell table:formula="of:=IF(ABS(([.A492]-[.E$2])/16384) &gt; 0.05; ([.A492]-[.E$2])/16384; 0)" office:value-type="float" office:value="0.469600377457865">
            <text:p>0.470</text:p>
          </table:table-cell>
          <table:table-cell table:formula="of:=IF(ABS(([.B492]-[.F$2])/16384) &gt; 0.1; ([.B492]-[.F$2])/16384; 0)" office:value-type="float" office:value="0.732243570049157">
            <text:p>0.732</text:p>
          </table:table-cell>
          <table:table-cell table:formula="of:=IF(ABS(([.C492]-[.G$2])/16384) &gt; 0.1; ([.C492]-[.G$2])/16384; 0)" office:value-type="float" office:value="0.644635489817416">
            <text:p>0.645</text:p>
          </table:table-cell>
          <table:table-cell table:formula="of:=SQRT([.I492]*[.I492]+[.J492]*[.J492]+[.K492]*[.K492])" office:value-type="float" office:value="1.08270959870089">
            <text:p>1.08</text:p>
          </table:table-cell>
          <table:table-cell table:formula="of:=SQRT([.L492]*0.75*9.8)" office:value-type="float" office:value="2.82097776496936">
            <text:p>2.820977765</text:p>
          </table:table-cell>
          <table:table-cell table:formula="of:=[.N491]+0.1*[.M492]" office:value-type="float" office:value="38.1890727630657">
            <text:p>38.1890727631</text:p>
          </table:table-cell>
        </table:table-row>
        <table:table-row table:style-name="ro2">
          <table:table-cell office:value-type="float" office:value="17384">
            <text:p>17384</text:p>
          </table:table-cell>
          <table:table-cell office:value-type="float" office:value="-11968">
            <text:p>-11968</text:p>
          </table:table-cell>
          <table:table-cell office:value-type="float" office:value="-9936">
            <text:p>-9936</text:p>
          </table:table-cell>
          <table:table-cell table:number-columns-repeated="5"/>
          <table:table-cell table:formula="of:=IF(ABS(([.A493]-[.E$2])/16384) &gt; 0.05; ([.A493]-[.E$2])/16384; 0)" office:value-type="float" office:value="0.0626179555828652">
            <text:p>0.063</text:p>
          </table:table-cell>
          <table:table-cell table:formula="of:=IF(ABS(([.B493]-[.F$2])/16384) &gt; 0.1; ([.B493]-[.F$2])/16384; 0)" office:value-type="float" office:value="-0.591486898700843">
            <text:p>-0.591</text:p>
          </table:table-cell>
          <table:table-cell table:formula="of:=IF(ABS(([.C493]-[.G$2])/16384) &gt; 0.1; ([.C493]-[.G$2])/16384; 0)" office:value-type="float" office:value="-0.557757088307584">
            <text:p>-0.558</text:p>
          </table:table-cell>
          <table:table-cell table:formula="of:=SQRT([.I493]*[.I493]+[.J493]*[.J493]+[.K493]*[.K493])" office:value-type="float" office:value="0.815396056682563">
            <text:p>0.82</text:p>
          </table:table-cell>
          <table:table-cell table:formula="of:=SQRT([.L493]*0.75*9.8)" office:value-type="float" office:value="2.44809334311763">
            <text:p>2.4480933431</text:p>
          </table:table-cell>
          <table:table-cell table:formula="of:=[.N492]+0.1*[.M493]" office:value-type="float" office:value="38.4338820973775">
            <text:p>38.4338820974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4420">
            <text:p>-4420</text:p>
          </table:table-cell>
          <table:table-cell office:value-type="float" office:value="2136">
            <text:p>2136</text:p>
          </table:table-cell>
          <table:table-cell table:number-columns-repeated="5"/>
          <table:table-cell table:formula="of:=IF(ABS(([.A494]-[.E$2])/16384) &gt; 0.05; ([.A494]-[.E$2])/16384; 0)" office:value-type="float" office:value="0">
            <text:p>0.000</text:p>
          </table:table-cell>
          <table:table-cell table:formula="of:=IF(ABS(([.B494]-[.F$2])/16384) &gt; 0.1; ([.B494]-[.F$2])/16384; 0)" office:value-type="float" office:value="-0.130793539325843">
            <text:p>-0.131</text:p>
          </table:table-cell>
          <table:table-cell table:formula="of:=IF(ABS(([.C494]-[.G$2])/16384) &gt; 0.1; ([.C494]-[.G$2])/16384; 0)" office:value-type="float" office:value="0.179059317942416">
            <text:p>0.179</text:p>
          </table:table-cell>
          <table:table-cell table:formula="of:=SQRT([.I494]*[.I494]+[.J494]*[.J494]+[.K494]*[.K494])" office:value-type="float" office:value="0.221741266505321">
            <text:p>0.22</text:p>
          </table:table-cell>
          <table:table-cell table:formula="of:=SQRT([.L494]*0.75*9.8)" office:value-type="float" office:value="1.27663554267227">
            <text:p>1.2766355427</text:p>
          </table:table-cell>
          <table:table-cell table:formula="of:=[.N493]+0.1*[.M494]" office:value-type="float" office:value="38.5615456516447">
            <text:p>38.5615456516</text:p>
          </table:table-cell>
        </table:table-row>
        <table:table-row table:style-name="ro2">
          <table:table-cell office:value-type="float" office:value="16892">
            <text:p>16892</text:p>
          </table:table-cell>
          <table:table-cell office:value-type="float" office:value="-868">
            <text:p>-868</text:p>
          </table:table-cell>
          <table:table-cell office:value-type="float" office:value="-776">
            <text:p>-776</text:p>
          </table:table-cell>
          <table:table-cell table:number-columns-repeated="5"/>
          <table:table-cell table:formula="of:=IF(ABS(([.A495]-[.E$2])/16384) &gt; 0.05; ([.A495]-[.E$2])/16384; 0)" office:value-type="float" office:value="0">
            <text:p>0.000</text:p>
          </table:table-cell>
          <table:table-cell table:formula="of:=IF(ABS(([.B495]-[.F$2])/16384) &gt; 0.1; ([.B495]-[.F$2])/16384; 0)" office:value-type="float" office:value="0">
            <text:p>0.000</text:p>
          </table:table-cell>
          <table:table-cell table:formula="of:=IF(ABS(([.C495]-[.G$2])/16384) &gt; 0.1; ([.C495]-[.G$2])/16384; 0)" office:value-type="float" office:value="0">
            <text:p>0.000</text:p>
          </table:table-cell>
          <table:table-cell table:formula="of:=SQRT([.I495]*[.I495]+[.J495]*[.J495]+[.K495]*[.K495])" office:value-type="float" office:value="0">
            <text:p>0.00</text:p>
          </table:table-cell>
          <table:table-cell table:formula="of:=SQRT([.L495]*0.75*9.8)" office:value-type="float" office:value="0">
            <text:p>0</text:p>
          </table:table-cell>
          <table:table-cell table:formula="of:=[.N494]+0.1*[.M495]" office:value-type="float" office:value="38.5615456516447">
            <text:p>38.5615456516</text:p>
          </table:table-cell>
        </table:table-row>
        <table:table-row table:style-name="ro2">
          <table:table-cell office:value-type="float" office:value="16744">
            <text:p>16744</text:p>
          </table:table-cell>
          <table:table-cell office:value-type="float" office:value="-2108">
            <text:p>-2108</text:p>
          </table:table-cell>
          <table:table-cell office:value-type="float" office:value="320">
            <text:p>320</text:p>
          </table:table-cell>
          <table:table-cell table:number-columns-repeated="5"/>
          <table:table-cell table:formula="of:=IF(ABS(([.A496]-[.E$2])/16384) &gt; 0.05; ([.A496]-[.E$2])/16384; 0)" office:value-type="float" office:value="0">
            <text:p>0.000</text:p>
          </table:table-cell>
          <table:table-cell table:formula="of:=IF(ABS(([.B496]-[.F$2])/16384) &gt; 0.1; ([.B496]-[.F$2])/16384; 0)" office:value-type="float" office:value="0">
            <text:p>0.000</text:p>
          </table:table-cell>
          <table:table-cell table:formula="of:=IF(ABS(([.C496]-[.G$2])/16384) &gt; 0.1; ([.C496]-[.G$2])/16384; 0)" office:value-type="float" office:value="0">
            <text:p>0.000</text:p>
          </table:table-cell>
          <table:table-cell table:formula="of:=SQRT([.I496]*[.I496]+[.J496]*[.J496]+[.K496]*[.K496])" office:value-type="float" office:value="0">
            <text:p>0.00</text:p>
          </table:table-cell>
          <table:table-cell table:formula="of:=SQRT([.L496]*0.75*9.8)" office:value-type="float" office:value="0">
            <text:p>0</text:p>
          </table:table-cell>
          <table:table-cell table:formula="of:=[.N495]+0.1*[.M496]" office:value-type="float" office:value="38.5615456516447">
            <text:p>38.5615456516</text:p>
          </table:table-cell>
        </table:table-row>
        <table:table-row table:style-name="ro2">
          <table:table-cell office:value-type="float" office:value="21072">
            <text:p>21072</text:p>
          </table:table-cell>
          <table:table-cell office:value-type="float" office:value="16">
            <text:p>16</text:p>
          </table:table-cell>
          <table:table-cell office:value-type="float" office:value="2056">
            <text:p>2056</text:p>
          </table:table-cell>
          <table:table-cell table:number-columns-repeated="5"/>
          <table:table-cell table:formula="of:=IF(ABS(([.A497]-[.E$2])/16384) &gt; 0.05; ([.A497]-[.E$2])/16384; 0)" office:value-type="float" office:value="0.287715611832865">
            <text:p>0.288</text:p>
          </table:table-cell>
          <table:table-cell table:formula="of:=IF(ABS(([.B497]-[.F$2])/16384) &gt; 0.1; ([.B497]-[.F$2])/16384; 0)" office:value-type="float" office:value="0.139958413799157">
            <text:p>0.140</text:p>
          </table:table-cell>
          <table:table-cell table:formula="of:=IF(ABS(([.C497]-[.G$2])/16384) &gt; 0.1; ([.C497]-[.G$2])/16384; 0)" office:value-type="float" office:value="0.174176505442416">
            <text:p>0.174</text:p>
          </table:table-cell>
          <table:table-cell table:formula="of:=SQRT([.I497]*[.I497]+[.J497]*[.J497]+[.K497]*[.K497])" office:value-type="float" office:value="0.36428846527672">
            <text:p>0.36</text:p>
          </table:table-cell>
          <table:table-cell table:formula="of:=SQRT([.L497]*0.75*9.8)" office:value-type="float" office:value="1.63631299566553">
            <text:p>1.6363129957</text:p>
          </table:table-cell>
          <table:table-cell table:formula="of:=[.N496]+0.1*[.M497]" office:value-type="float" office:value="38.7251769512113">
            <text:p>38.7251769512</text:p>
          </table:table-cell>
        </table:table-row>
        <table:table-row table:style-name="ro2">
          <table:table-cell office:value-type="float" office:value="22524">
            <text:p>22524</text:p>
          </table:table-cell>
          <table:table-cell office:value-type="float" office:value="-5640">
            <text:p>-5640</text:p>
          </table:table-cell>
          <table:table-cell office:value-type="float" office:value="3736">
            <text:p>3736</text:p>
          </table:table-cell>
          <table:table-cell table:number-columns-repeated="5"/>
          <table:table-cell table:formula="of:=IF(ABS(([.A498]-[.E$2])/16384) &gt; 0.05; ([.A498]-[.E$2])/16384; 0)" office:value-type="float" office:value="0.376338658707865">
            <text:p>0.376</text:p>
          </table:table-cell>
          <table:table-cell table:formula="of:=IF(ABS(([.B498]-[.F$2])/16384) &gt; 0.1; ([.B498]-[.F$2])/16384; 0)" office:value-type="float" office:value="-0.205256429950843">
            <text:p>-0.205</text:p>
          </table:table-cell>
          <table:table-cell table:formula="of:=IF(ABS(([.C498]-[.G$2])/16384) &gt; 0.1; ([.C498]-[.G$2])/16384; 0)" office:value-type="float" office:value="0.276715567942416">
            <text:p>0.277</text:p>
          </table:table-cell>
          <table:table-cell table:formula="of:=SQRT([.I498]*[.I498]+[.J498]*[.J498]+[.K498]*[.K498])" office:value-type="float" office:value="0.510227884004681">
            <text:p>0.51</text:p>
          </table:table-cell>
          <table:table-cell table:formula="of:=SQRT([.L498]*0.75*9.8)" office:value-type="float" office:value="1.93653684381021">
            <text:p>1.9365368438</text:p>
          </table:table-cell>
          <table:table-cell table:formula="of:=[.N497]+0.1*[.M498]" office:value-type="float" office:value="38.9188306355923">
            <text:p>38.9188306356</text:p>
          </table:table-cell>
        </table:table-row>
        <table:table-row table:style-name="ro2">
          <table:table-cell office:value-type="float" office:value="24860">
            <text:p>24860</text:p>
          </table:table-cell>
          <table:table-cell office:value-type="float" office:value="-8444">
            <text:p>-8444</text:p>
          </table:table-cell>
          <table:table-cell office:value-type="float" office:value="5368">
            <text:p>5368</text:p>
          </table:table-cell>
          <table:table-cell table:number-columns-repeated="5"/>
          <table:table-cell table:formula="of:=IF(ABS(([.A499]-[.E$2])/16384) &gt; 0.05; ([.A499]-[.E$2])/16384; 0)" office:value-type="float" office:value="0.518916783707865">
            <text:p>0.519</text:p>
          </table:table-cell>
          <table:table-cell table:formula="of:=IF(ABS(([.B499]-[.F$2])/16384) &gt; 0.1; ([.B499]-[.F$2])/16384; 0)" office:value-type="float" office:value="-0.376399008075843">
            <text:p>-0.376</text:p>
          </table:table-cell>
          <table:table-cell table:formula="of:=IF(ABS(([.C499]-[.G$2])/16384) &gt; 0.1; ([.C499]-[.G$2])/16384; 0)" office:value-type="float" office:value="0.376324942942416">
            <text:p>0.376</text:p>
          </table:table-cell>
          <table:table-cell table:formula="of:=SQRT([.I499]*[.I499]+[.J499]*[.J499]+[.K499]*[.K499])" office:value-type="float" office:value="0.743351400331503">
            <text:p>0.74</text:p>
          </table:table-cell>
          <table:table-cell table:formula="of:=SQRT([.L499]*0.75*9.8)" office:value-type="float" office:value="2.33744150567165">
            <text:p>2.3374415057</text:p>
          </table:table-cell>
          <table:table-cell table:formula="of:=[.N498]+0.1*[.M499]" office:value-type="float" office:value="39.1525747861594">
            <text:p>39.1525747862</text:p>
          </table:table-cell>
        </table:table-row>
        <table:table-row table:style-name="ro2">
          <table:table-cell office:value-type="float" office:value="11384">
            <text:p>11384</text:p>
          </table:table-cell>
          <table:table-cell office:value-type="float" office:value="-3240">
            <text:p>-3240</text:p>
          </table:table-cell>
          <table:table-cell office:value-type="float" office:value="5216">
            <text:p>5216</text:p>
          </table:table-cell>
          <table:table-cell table:number-columns-repeated="5"/>
          <table:table-cell table:formula="of:=IF(ABS(([.A500]-[.E$2])/16384) &gt; 0.05; ([.A500]-[.E$2])/16384; 0)" office:value-type="float" office:value="-0.303592981917135">
            <text:p>-0.304</text:p>
          </table:table-cell>
          <table:table-cell table:formula="of:=IF(ABS(([.B500]-[.F$2])/16384) &gt; 0.1; ([.B500]-[.F$2])/16384; 0)" office:value-type="float" office:value="0">
            <text:p>0.000</text:p>
          </table:table-cell>
          <table:table-cell table:formula="of:=IF(ABS(([.C500]-[.G$2])/16384) &gt; 0.1; ([.C500]-[.G$2])/16384; 0)" office:value-type="float" office:value="0.367047599192416">
            <text:p>0.367</text:p>
          </table:table-cell>
          <table:table-cell table:formula="of:=SQRT([.I500]*[.I500]+[.J500]*[.J500]+[.K500]*[.K500])" office:value-type="float" office:value="0.476332487599003">
            <text:p>0.48</text:p>
          </table:table-cell>
          <table:table-cell table:formula="of:=SQRT([.L500]*0.75*9.8)" office:value-type="float" office:value="1.87110763556046">
            <text:p>1.8711076356</text:p>
          </table:table-cell>
          <table:table-cell table:formula="of:=[.N499]+0.1*[.M500]" office:value-type="float" office:value="39.3396855497155">
            <text:p>39.3396855497</text:p>
          </table:table-cell>
        </table:table-row>
        <table:table-row table:style-name="ro2">
          <table:table-cell office:value-type="float" office:value="11780">
            <text:p>11780</text:p>
          </table:table-cell>
          <table:table-cell office:value-type="float" office:value="-7972">
            <text:p>-7972</text:p>
          </table:table-cell>
          <table:table-cell office:value-type="float" office:value="-3832">
            <text:p>-3832</text:p>
          </table:table-cell>
          <table:table-cell table:number-columns-repeated="5"/>
          <table:table-cell table:formula="of:=IF(ABS(([.A501]-[.E$2])/16384) &gt; 0.05; ([.A501]-[.E$2])/16384; 0)" office:value-type="float" office:value="-0.279423060042135">
            <text:p>-0.279</text:p>
          </table:table-cell>
          <table:table-cell table:formula="of:=IF(ABS(([.B501]-[.F$2])/16384) &gt; 0.1; ([.B501]-[.F$2])/16384; 0)" office:value-type="float" office:value="-0.347590414325843">
            <text:p>-0.348</text:p>
          </table:table-cell>
          <table:table-cell table:formula="of:=IF(ABS(([.C501]-[.G$2])/16384) &gt; 0.1; ([.C501]-[.G$2])/16384; 0)" office:value-type="float" office:value="-0.185198494557584">
            <text:p>-0.185</text:p>
          </table:table-cell>
          <table:table-cell table:formula="of:=SQRT([.I501]*[.I501]+[.J501]*[.J501]+[.K501]*[.K501])" office:value-type="float" office:value="0.482902500512181">
            <text:p>0.48</text:p>
          </table:table-cell>
          <table:table-cell table:formula="of:=SQRT([.L501]*0.75*9.8)" office:value-type="float" office:value="1.88396745692821">
            <text:p>1.8839674569</text:p>
          </table:table-cell>
          <table:table-cell table:formula="of:=[.N500]+0.1*[.M501]" office:value-type="float" office:value="39.5280822954083">
            <text:p>39.5280822954</text:p>
          </table:table-cell>
        </table:table-row>
        <table:table-row table:style-name="ro2">
          <table:table-cell office:value-type="float" office:value="24672">
            <text:p>24672</text:p>
          </table:table-cell>
          <table:table-cell office:value-type="float" office:value="-11232">
            <text:p>-11232</text:p>
          </table:table-cell>
          <table:table-cell office:value-type="float" office:value="-5552">
            <text:p>-5552</text:p>
          </table:table-cell>
          <table:table-cell table:number-columns-repeated="5"/>
          <table:table-cell table:formula="of:=IF(ABS(([.A502]-[.E$2])/16384) &gt; 0.05; ([.A502]-[.E$2])/16384; 0)" office:value-type="float" office:value="0.507442174332865">
            <text:p>0.507</text:p>
          </table:table-cell>
          <table:table-cell table:formula="of:=IF(ABS(([.B502]-[.F$2])/16384) &gt; 0.1; ([.B502]-[.F$2])/16384; 0)" office:value-type="float" office:value="-0.546565023700843">
            <text:p>-0.547</text:p>
          </table:table-cell>
          <table:table-cell table:formula="of:=IF(ABS(([.C502]-[.G$2])/16384) &gt; 0.1; ([.C502]-[.G$2])/16384; 0)" office:value-type="float" office:value="-0.290178963307584">
            <text:p>-0.290</text:p>
          </table:table-cell>
          <table:table-cell table:formula="of:=SQRT([.I502]*[.I502]+[.J502]*[.J502]+[.K502]*[.K502])" office:value-type="float" office:value="0.800271651485315">
            <text:p>0.80</text:p>
          </table:table-cell>
          <table:table-cell table:formula="of:=SQRT([.L502]*0.75*9.8)" office:value-type="float" office:value="2.42528279555541">
            <text:p>2.4252827956</text:p>
          </table:table-cell>
          <table:table-cell table:formula="of:=[.N501]+0.1*[.M502]" office:value-type="float" office:value="39.7706105749639">
            <text:p>39.770610575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0648">
            <text:p>-10648</text:p>
          </table:table-cell>
          <table:table-cell office:value-type="float" office:value="-13832">
            <text:p>-13832</text:p>
          </table:table-cell>
          <table:table-cell table:number-columns-repeated="5"/>
          <table:table-cell table:formula="of:=IF(ABS(([.A503]-[.E$2])/16384) &gt; 0.05; ([.A503]-[.E$2])/16384; 0)" office:value-type="float" office:value="0">
            <text:p>0.000</text:p>
          </table:table-cell>
          <table:table-cell table:formula="of:=IF(ABS(([.B503]-[.F$2])/16384) &gt; 0.1; ([.B503]-[.F$2])/16384; 0)" office:value-type="float" office:value="-0.510920492450843">
            <text:p>-0.511</text:p>
          </table:table-cell>
          <table:table-cell table:formula="of:=IF(ABS(([.C503]-[.G$2])/16384) &gt; 0.1; ([.C503]-[.G$2])/16384; 0)" office:value-type="float" office:value="-0.795550057057584">
            <text:p>-0.796</text:p>
          </table:table-cell>
          <table:table-cell table:formula="of:=SQRT([.I503]*[.I503]+[.J503]*[.J503]+[.K503]*[.K503])" office:value-type="float" office:value="0.945483814187497">
            <text:p>0.95</text:p>
          </table:table-cell>
          <table:table-cell table:formula="of:=SQRT([.L503]*0.75*9.8)" office:value-type="float" office:value="2.63615364390585">
            <text:p>2.6361536439</text:p>
          </table:table-cell>
          <table:table-cell table:formula="of:=[.N502]+0.1*[.M503]" office:value-type="float" office:value="40.0342259393544">
            <text:p>40.0342259394</text:p>
          </table:table-cell>
        </table:table-row>
        <table:table-row table:style-name="ro2">
          <table:table-cell office:value-type="float" office:value="28408">
            <text:p>28408</text:p>
          </table:table-cell>
          <table:table-cell office:value-type="float" office:value="14664">
            <text:p>14664</text:p>
          </table:table-cell>
          <table:table-cell office:value-type="float" office:value="13032">
            <text:p>13032</text:p>
          </table:table-cell>
          <table:table-cell table:number-columns-repeated="5"/>
          <table:table-cell table:formula="of:=IF(ABS(([.A504]-[.E$2])/16384) &gt; 0.05; ([.A504]-[.E$2])/16384; 0)" office:value-type="float" office:value="0.735469518082865">
            <text:p>0.735</text:p>
          </table:table-cell>
          <table:table-cell table:formula="of:=IF(ABS(([.B504]-[.F$2])/16384) &gt; 0.1; ([.B504]-[.F$2])/16384; 0)" office:value-type="float" office:value="1.03400138254916">
            <text:p>1.034</text:p>
          </table:table-cell>
          <table:table-cell table:formula="of:=IF(ABS(([.C504]-[.G$2])/16384) &gt; 0.1; ([.C504]-[.G$2])/16384; 0)" office:value-type="float" office:value="0.844098380442416">
            <text:p>0.844</text:p>
          </table:table-cell>
          <table:table-cell table:formula="of:=SQRT([.I504]*[.I504]+[.J504]*[.J504]+[.K504]*[.K504])" office:value-type="float" office:value="1.5240001138478">
            <text:p>1.52</text:p>
          </table:table-cell>
          <table:table-cell table:formula="of:=SQRT([.L504]*0.75*9.8)" office:value-type="float" office:value="3.34684938961725">
            <text:p>3.3468493896</text:p>
          </table:table-cell>
          <table:table-cell table:formula="of:=[.N503]+0.1*[.M504]" office:value-type="float" office:value="40.3689108783162">
            <text:p>40.3689108783</text:p>
          </table:table-cell>
        </table:table-row>
        <table:table-row table:style-name="ro2">
          <table:table-cell office:value-type="float" office:value="15260">
            <text:p>15260</text:p>
          </table:table-cell>
          <table:table-cell office:value-type="float" office:value="1012">
            <text:p>1012</text:p>
          </table:table-cell>
          <table:table-cell office:value-type="float" office:value="2356">
            <text:p>2356</text:p>
          </table:table-cell>
          <table:table-cell table:number-columns-repeated="5"/>
          <table:table-cell table:formula="of:=IF(ABS(([.A505]-[.E$2])/16384) &gt; 0.05; ([.A505]-[.E$2])/16384; 0)" office:value-type="float" office:value="-0.0670207162921348">
            <text:p>-0.067</text:p>
          </table:table-cell>
          <table:table-cell table:formula="of:=IF(ABS(([.B505]-[.F$2])/16384) &gt; 0.1; ([.B505]-[.F$2])/16384; 0)" office:value-type="float" office:value="0.200749429424157">
            <text:p>0.201</text:p>
          </table:table-cell>
          <table:table-cell table:formula="of:=IF(ABS(([.C505]-[.G$2])/16384) &gt; 0.1; ([.C505]-[.G$2])/16384; 0)" office:value-type="float" office:value="0.192487052317416">
            <text:p>0.192</text:p>
          </table:table-cell>
          <table:table-cell table:formula="of:=SQRT([.I505]*[.I505]+[.J505]*[.J505]+[.K505]*[.K505])" office:value-type="float" office:value="0.286082811675716">
            <text:p>0.29</text:p>
          </table:table-cell>
          <table:table-cell table:formula="of:=SQRT([.L505]*0.75*9.8)" office:value-type="float" office:value="1.45007195194463">
            <text:p>1.4500719519</text:p>
          </table:table-cell>
          <table:table-cell table:formula="of:=[.N504]+0.1*[.M505]" office:value-type="float" office:value="40.5139180735106">
            <text:p>40.5139180735</text:p>
          </table:table-cell>
        </table:table-row>
        <table:table-row table:style-name="ro2">
          <table:table-cell office:value-type="float" office:value="16196">
            <text:p>16196</text:p>
          </table:table-cell>
          <table:table-cell office:value-type="float" office:value="-4668">
            <text:p>-4668</text:p>
          </table:table-cell>
          <table:table-cell office:value-type="float" office:value="2040">
            <text:p>2040</text:p>
          </table:table-cell>
          <table:table-cell table:number-columns-repeated="5"/>
          <table:table-cell table:formula="of:=IF(ABS(([.A506]-[.E$2])/16384) &gt; 0.05; ([.A506]-[.E$2])/16384; 0)" office:value-type="float" office:value="0">
            <text:p>0.000</text:p>
          </table:table-cell>
          <table:table-cell table:formula="of:=IF(ABS(([.B506]-[.F$2])/16384) &gt; 0.1; ([.B506]-[.F$2])/16384; 0)" office:value-type="float" office:value="-0.145930258075843">
            <text:p>-0.146</text:p>
          </table:table-cell>
          <table:table-cell table:formula="of:=IF(ABS(([.C506]-[.G$2])/16384) &gt; 0.1; ([.C506]-[.G$2])/16384; 0)" office:value-type="float" office:value="0.173199942942416">
            <text:p>0.173</text:p>
          </table:table-cell>
          <table:table-cell table:formula="of:=SQRT([.I506]*[.I506]+[.J506]*[.J506]+[.K506]*[.K506])" office:value-type="float" office:value="0.226481479281062">
            <text:p>0.23</text:p>
          </table:table-cell>
          <table:table-cell table:formula="of:=SQRT([.L506]*0.75*9.8)" office:value-type="float" office:value="1.29020884848764">
            <text:p>1.2902088485</text:p>
          </table:table-cell>
          <table:table-cell table:formula="of:=[.N505]+0.1*[.M506]" office:value-type="float" office:value="40.6429389583594">
            <text:p>40.6429389584</text:p>
          </table:table-cell>
        </table:table-row>
        <table:table-row table:style-name="ro2">
          <table:table-cell office:value-type="float" office:value="16688">
            <text:p>16688</text:p>
          </table:table-cell>
          <table:table-cell office:value-type="float" office:value="-1876">
            <text:p>-1876</text:p>
          </table:table-cell>
          <table:table-cell office:value-type="float" office:value="508">
            <text:p>508</text:p>
          </table:table-cell>
          <table:table-cell table:number-columns-repeated="5"/>
          <table:table-cell table:formula="of:=IF(ABS(([.A507]-[.E$2])/16384) &gt; 0.05; ([.A507]-[.E$2])/16384; 0)" office:value-type="float" office:value="0">
            <text:p>0.000</text:p>
          </table:table-cell>
          <table:table-cell table:formula="of:=IF(ABS(([.B507]-[.F$2])/16384) &gt; 0.1; ([.B507]-[.F$2])/16384; 0)" office:value-type="float" office:value="0">
            <text:p>0.000</text:p>
          </table:table-cell>
          <table:table-cell table:formula="of:=IF(ABS(([.C507]-[.G$2])/16384) &gt; 0.1; ([.C507]-[.G$2])/16384; 0)" office:value-type="float" office:value="0">
            <text:p>0.000</text:p>
          </table:table-cell>
          <table:table-cell table:formula="of:=SQRT([.I507]*[.I507]+[.J507]*[.J507]+[.K507]*[.K507])" office:value-type="float" office:value="0">
            <text:p>0.00</text:p>
          </table:table-cell>
          <table:table-cell table:formula="of:=SQRT([.L507]*0.75*9.8)" office:value-type="float" office:value="0">
            <text:p>0</text:p>
          </table:table-cell>
          <table:table-cell table:formula="of:=[.N506]+0.1*[.M507]" office:value-type="float" office:value="40.6429389583594">
            <text:p>40.6429389584</text:p>
          </table:table-cell>
        </table:table-row>
        <table:table-row table:style-name="ro2">
          <table:table-cell office:value-type="float" office:value="17040">
            <text:p>17040</text:p>
          </table:table-cell>
          <table:table-cell office:value-type="float" office:value="-1748">
            <text:p>-1748</text:p>
          </table:table-cell>
          <table:table-cell office:value-type="float" office:value="-448">
            <text:p>-448</text:p>
          </table:table-cell>
          <table:table-cell table:number-columns-repeated="5"/>
          <table:table-cell table:formula="of:=IF(ABS(([.A508]-[.E$2])/16384) &gt; 0.05; ([.A508]-[.E$2])/16384; 0)" office:value-type="float" office:value="0">
            <text:p>0.000</text:p>
          </table:table-cell>
          <table:table-cell table:formula="of:=IF(ABS(([.B508]-[.F$2])/16384) &gt; 0.1; ([.B508]-[.F$2])/16384; 0)" office:value-type="float" office:value="0">
            <text:p>0.000</text:p>
          </table:table-cell>
          <table:table-cell table:formula="of:=IF(ABS(([.C508]-[.G$2])/16384) &gt; 0.1; ([.C508]-[.G$2])/16384; 0)" office:value-type="float" office:value="0">
            <text:p>0.000</text:p>
          </table:table-cell>
          <table:table-cell table:formula="of:=SQRT([.I508]*[.I508]+[.J508]*[.J508]+[.K508]*[.K508])" office:value-type="float" office:value="0">
            <text:p>0.00</text:p>
          </table:table-cell>
          <table:table-cell table:formula="of:=SQRT([.L508]*0.75*9.8)" office:value-type="float" office:value="0">
            <text:p>0</text:p>
          </table:table-cell>
          <table:table-cell table:formula="of:=[.N507]+0.1*[.M508]" office:value-type="float" office:value="40.6429389583594">
            <text:p>40.6429389584</text:p>
          </table:table-cell>
        </table:table-row>
        <table:table-row table:style-name="ro2">
          <table:table-cell office:value-type="float" office:value="15988">
            <text:p>15988</text:p>
          </table:table-cell>
          <table:table-cell office:value-type="float" office:value="-1528">
            <text:p>-1528</text:p>
          </table:table-cell>
          <table:table-cell office:value-type="float" office:value="2720">
            <text:p>2720</text:p>
          </table:table-cell>
          <table:table-cell table:number-columns-repeated="5"/>
          <table:table-cell table:formula="of:=IF(ABS(([.A509]-[.E$2])/16384) &gt; 0.05; ([.A509]-[.E$2])/16384; 0)" office:value-type="float" office:value="0">
            <text:p>0.000</text:p>
          </table:table-cell>
          <table:table-cell table:formula="of:=IF(ABS(([.B509]-[.F$2])/16384) &gt; 0.1; ([.B509]-[.F$2])/16384; 0)" office:value-type="float" office:value="0">
            <text:p>0.000</text:p>
          </table:table-cell>
          <table:table-cell table:formula="of:=IF(ABS(([.C509]-[.G$2])/16384) &gt; 0.1; ([.C509]-[.G$2])/16384; 0)" office:value-type="float" office:value="0.214703849192416">
            <text:p>0.215</text:p>
          </table:table-cell>
          <table:table-cell table:formula="of:=SQRT([.I509]*[.I509]+[.J509]*[.J509]+[.K509]*[.K509])" office:value-type="float" office:value="0.214703849192416">
            <text:p>0.21</text:p>
          </table:table-cell>
          <table:table-cell table:formula="of:=SQRT([.L509]*0.75*9.8)" office:value-type="float" office:value="1.25621387174488">
            <text:p>1.2562138717</text:p>
          </table:table-cell>
          <table:table-cell table:formula="of:=[.N508]+0.1*[.M509]" office:value-type="float" office:value="40.7685603455339">
            <text:p>40.7685603455</text:p>
          </table:table-cell>
        </table:table-row>
        <table:table-row table:style-name="ro2">
          <table:table-cell office:value-type="float" office:value="18188">
            <text:p>18188</text:p>
          </table:table-cell>
          <table:table-cell office:value-type="float" office:value="-2056">
            <text:p>-2056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510]-[.E$2])/16384) &gt; 0.05; ([.A510]-[.E$2])/16384; 0)" office:value-type="float" office:value="0.111690221207865">
            <text:p>0.112</text:p>
          </table:table-cell>
          <table:table-cell table:formula="of:=IF(ABS(([.B510]-[.F$2])/16384) &gt; 0.1; ([.B510]-[.F$2])/16384; 0)" office:value-type="float" office:value="0">
            <text:p>0.000</text:p>
          </table:table-cell>
          <table:table-cell table:formula="of:=IF(ABS(([.C510]-[.G$2])/16384) &gt; 0.1; ([.C510]-[.G$2])/16384; 0)" office:value-type="float" office:value="0">
            <text:p>0.000</text:p>
          </table:table-cell>
          <table:table-cell table:formula="of:=SQRT([.I510]*[.I510]+[.J510]*[.J510]+[.K510]*[.K510])" office:value-type="float" office:value="0.111690221207865">
            <text:p>0.11</text:p>
          </table:table-cell>
          <table:table-cell table:formula="of:=SQRT([.L510]*0.75*9.8)" office:value-type="float" office:value="0.906048081438181">
            <text:p>0.9060480814</text:p>
          </table:table-cell>
          <table:table-cell table:formula="of:=[.N509]+0.1*[.M510]" office:value-type="float" office:value="40.8591651536777">
            <text:p>40.8591651537</text:p>
          </table:table-cell>
        </table:table-row>
        <table:table-row table:style-name="ro2">
          <table:table-cell office:value-type="float" office:value="26196">
            <text:p>26196</text:p>
          </table:table-cell>
          <table:table-cell office:value-type="float" office:value="-2436">
            <text:p>-2436</text:p>
          </table:table-cell>
          <table:table-cell office:value-type="float" office:value="4268">
            <text:p>4268</text:p>
          </table:table-cell>
          <table:table-cell table:number-columns-repeated="5"/>
          <table:table-cell table:formula="of:=IF(ABS(([.A511]-[.E$2])/16384) &gt; 0.05; ([.A511]-[.E$2])/16384; 0)" office:value-type="float" office:value="0.600459752457865">
            <text:p>0.600</text:p>
          </table:table-cell>
          <table:table-cell table:formula="of:=IF(ABS(([.B511]-[.F$2])/16384) &gt; 0.1; ([.B511]-[.F$2])/16384; 0)" office:value-type="float" office:value="0">
            <text:p>0.000</text:p>
          </table:table-cell>
          <table:table-cell table:formula="of:=IF(ABS(([.C511]-[.G$2])/16384) &gt; 0.1; ([.C511]-[.G$2])/16384; 0)" office:value-type="float" office:value="0.309186271067416">
            <text:p>0.309</text:p>
          </table:table-cell>
          <table:table-cell table:formula="of:=SQRT([.I511]*[.I511]+[.J511]*[.J511]+[.K511]*[.K511])" office:value-type="float" office:value="0.675387344076223">
            <text:p>0.68</text:p>
          </table:table-cell>
          <table:table-cell table:formula="of:=SQRT([.L511]*0.75*9.8)" office:value-type="float" office:value="2.22802535420049">
            <text:p>2.2280253542</text:p>
          </table:table-cell>
          <table:table-cell table:formula="of:=[.N510]+0.1*[.M511]" office:value-type="float" office:value="41.0819676890978">
            <text:p>41.0819676891</text:p>
          </table:table-cell>
        </table:table-row>
        <table:table-row table:style-name="ro2">
          <table:table-cell office:value-type="float" office:value="2032">
            <text:p>2032</text:p>
          </table:table-cell>
          <table:table-cell office:value-type="float" office:value="-8896">
            <text:p>-8896</text:p>
          </table:table-cell>
          <table:table-cell office:value-type="float" office:value="-23572">
            <text:p>-23572</text:p>
          </table:table-cell>
          <table:table-cell table:number-columns-repeated="5"/>
          <table:table-cell table:formula="of:=IF(ABS(([.A512]-[.E$2])/16384) &gt; 0.05; ([.A512]-[.E$2])/16384; 0)" office:value-type="float" office:value="-0.874393763167135">
            <text:p>-0.874</text:p>
          </table:table-cell>
          <table:table-cell table:formula="of:=IF(ABS(([.B512]-[.F$2])/16384) &gt; 0.1; ([.B512]-[.F$2])/16384; 0)" office:value-type="float" office:value="-0.403986898700843">
            <text:p>-0.404</text:p>
          </table:table-cell>
          <table:table-cell table:formula="of:=IF(ABS(([.C512]-[.G$2])/16384) &gt; 0.1; ([.C512]-[.G$2])/16384; 0)" office:value-type="float" office:value="-1.39003247893258">
            <text:p>-1.390</text:p>
          </table:table-cell>
          <table:table-cell table:formula="of:=SQRT([.I512]*[.I512]+[.J512]*[.J512]+[.K512]*[.K512])" office:value-type="float" office:value="1.69114167350786">
            <text:p>1.69</text:p>
          </table:table-cell>
          <table:table-cell table:formula="of:=SQRT([.L512]*0.75*9.8)" office:value-type="float" office:value="3.52560509704119">
            <text:p>3.525605097</text:p>
          </table:table-cell>
          <table:table-cell table:formula="of:=[.N511]+0.1*[.M512]" office:value-type="float" office:value="41.4345281988019">
            <text:p>41.4345281988</text:p>
          </table:table-cell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-10164">
            <text:p>-10164</text:p>
          </table:table-cell>
          <table:table-cell office:value-type="float" office:value="-4640">
            <text:p>-4640</text:p>
          </table:table-cell>
          <table:table-cell table:number-columns-repeated="5"/>
          <table:table-cell table:formula="of:=IF(ABS(([.A513]-[.E$2])/16384) &gt; 0.05; ([.A513]-[.E$2])/16384; 0)" office:value-type="float" office:value="-0.431278528792135">
            <text:p>-0.431</text:p>
          </table:table-cell>
          <table:table-cell table:formula="of:=IF(ABS(([.B513]-[.F$2])/16384) &gt; 0.1; ([.B513]-[.F$2])/16384; 0)" office:value-type="float" office:value="-0.481379476825843">
            <text:p>-0.481</text:p>
          </table:table-cell>
          <table:table-cell table:formula="of:=IF(ABS(([.C513]-[.G$2])/16384) &gt; 0.1; ([.C513]-[.G$2])/16384; 0)" office:value-type="float" office:value="-0.234514900807584">
            <text:p>-0.235</text:p>
          </table:table-cell>
          <table:table-cell table:formula="of:=SQRT([.I513]*[.I513]+[.J513]*[.J513]+[.K513]*[.K513])" office:value-type="float" office:value="0.687549713698596">
            <text:p>0.69</text:p>
          </table:table-cell>
          <table:table-cell table:formula="of:=SQRT([.L513]*0.75*9.8)" office:value-type="float" office:value="2.24799697412712">
            <text:p>2.2479969741</text:p>
          </table:table-cell>
          <table:table-cell table:formula="of:=[.N512]+0.1*[.M513]" office:value-type="float" office:value="41.6593278962146">
            <text:p>41.6593278962</text:p>
          </table:table-cell>
        </table:table-row>
        <table:table-row table:style-name="ro2">
          <table:table-cell office:value-type="float" office:value="18524">
            <text:p>18524</text:p>
          </table:table-cell>
          <table:table-cell office:value-type="float" office:value="-12404">
            <text:p>-12404</text:p>
          </table:table-cell>
          <table:table-cell office:value-type="float" office:value="-6196">
            <text:p>-6196</text:p>
          </table:table-cell>
          <table:table-cell table:number-columns-repeated="5"/>
          <table:table-cell table:formula="of:=IF(ABS(([.A514]-[.E$2])/16384) &gt; 0.05; ([.A514]-[.E$2])/16384; 0)" office:value-type="float" office:value="0.132198033707865">
            <text:p>0.132</text:p>
          </table:table-cell>
          <table:table-cell table:formula="of:=IF(ABS(([.B514]-[.F$2])/16384) &gt; 0.1; ([.B514]-[.F$2])/16384; 0)" office:value-type="float" office:value="-0.618098226825843">
            <text:p>-0.618</text:p>
          </table:table-cell>
          <table:table-cell table:formula="of:=IF(ABS(([.C514]-[.G$2])/16384) &gt; 0.1; ([.C514]-[.G$2])/16384; 0)" office:value-type="float" office:value="-0.329485603932584">
            <text:p>-0.329</text:p>
          </table:table-cell>
          <table:table-cell table:formula="of:=SQRT([.I514]*[.I514]+[.J514]*[.J514]+[.K514]*[.K514])" office:value-type="float" office:value="0.712799060970409">
            <text:p>0.71</text:p>
          </table:table-cell>
          <table:table-cell table:formula="of:=SQRT([.L514]*0.75*9.8)" office:value-type="float" office:value="2.28890216001744">
            <text:p>2.28890216</text:p>
          </table:table-cell>
          <table:table-cell table:formula="of:=[.N513]+0.1*[.M514]" office:value-type="float" office:value="41.8882181122163">
            <text:p>41.8882181122</text:p>
          </table:table-cell>
        </table:table-row>
        <table:table-row table:style-name="ro2">
          <table:table-cell office:value-type="float" office:value="22836">
            <text:p>22836</text:p>
          </table:table-cell>
          <table:table-cell office:value-type="float" office:value="-5352">
            <text:p>-5352</text:p>
          </table:table-cell>
          <table:table-cell office:value-type="float" office:value="-7220">
            <text:p>-7220</text:p>
          </table:table-cell>
          <table:table-cell table:number-columns-repeated="5"/>
          <table:table-cell table:formula="of:=IF(ABS(([.A515]-[.E$2])/16384) &gt; 0.05; ([.A515]-[.E$2])/16384; 0)" office:value-type="float" office:value="0.395381627457865">
            <text:p>0.395</text:p>
          </table:table-cell>
          <table:table-cell table:formula="of:=IF(ABS(([.B515]-[.F$2])/16384) &gt; 0.1; ([.B515]-[.F$2])/16384; 0)" office:value-type="float" office:value="-0.187678304950843">
            <text:p>-0.188</text:p>
          </table:table-cell>
          <table:table-cell table:formula="of:=IF(ABS(([.C515]-[.G$2])/16384) &gt; 0.1; ([.C515]-[.G$2])/16384; 0)" office:value-type="float" office:value="-0.391985603932584">
            <text:p>-0.392</text:p>
          </table:table-cell>
          <table:table-cell table:formula="of:=SQRT([.I515]*[.I515]+[.J515]*[.J515]+[.K515]*[.K515])" office:value-type="float" office:value="0.587539352869954">
            <text:p>0.59</text:p>
          </table:table-cell>
          <table:table-cell table:formula="of:=SQRT([.L515]*0.75*9.8)" office:value-type="float" office:value="2.07807946036579">
            <text:p>2.0780794604</text:p>
          </table:table-cell>
          <table:table-cell table:formula="of:=[.N514]+0.1*[.M515]" office:value-type="float" office:value="42.0960260582529">
            <text:p>42.0960260583</text:p>
          </table:table-cell>
        </table:table-row>
        <table:table-row table:style-name="ro2">
          <table:table-cell office:value-type="float" office:value="22204">
            <text:p>22204</text:p>
          </table:table-cell>
          <table:table-cell office:value-type="float" office:value="-360">
            <text:p>-360</text:p>
          </table:table-cell>
          <table:table-cell office:value-type="float" office:value="-11528">
            <text:p>-11528</text:p>
          </table:table-cell>
          <table:table-cell table:number-columns-repeated="5"/>
          <table:table-cell table:formula="of:=IF(ABS(([.A516]-[.E$2])/16384) &gt; 0.05; ([.A516]-[.E$2])/16384; 0)" office:value-type="float" office:value="0.356807408707865">
            <text:p>0.357</text:p>
          </table:table-cell>
          <table:table-cell table:formula="of:=IF(ABS(([.B516]-[.F$2])/16384) &gt; 0.1; ([.B516]-[.F$2])/16384; 0)" office:value-type="float" office:value="0.117009195049157">
            <text:p>0.117</text:p>
          </table:table-cell>
          <table:table-cell table:formula="of:=IF(ABS(([.C516]-[.G$2])/16384) &gt; 0.1; ([.C516]-[.G$2])/16384; 0)" office:value-type="float" office:value="-0.654925057057584">
            <text:p>-0.655</text:p>
          </table:table-cell>
          <table:table-cell table:formula="of:=SQRT([.I516]*[.I516]+[.J516]*[.J516]+[.K516]*[.K516])" office:value-type="float" office:value="0.754936758276316">
            <text:p>0.75</text:p>
          </table:table-cell>
          <table:table-cell table:formula="of:=SQRT([.L516]*0.75*9.8)" office:value-type="float" office:value="2.35558595116606">
            <text:p>2.3555859512</text:p>
          </table:table-cell>
          <table:table-cell table:formula="of:=[.N515]+0.1*[.M516]" office:value-type="float" office:value="42.3315846533695">
            <text:p>42.3315846534</text:p>
          </table:table-cell>
        </table:table-row>
        <table:table-row table:style-name="ro2">
          <table:table-cell office:value-type="float" office:value="20304">
            <text:p>20304</text:p>
          </table:table-cell>
          <table:table-cell office:value-type="float" office:value="5044">
            <text:p>5044</text:p>
          </table:table-cell>
          <table:table-cell office:value-type="float" office:value="1168">
            <text:p>1168</text:p>
          </table:table-cell>
          <table:table-cell table:number-columns-repeated="5"/>
          <table:table-cell table:formula="of:=IF(ABS(([.A517]-[.E$2])/16384) &gt; 0.05; ([.A517]-[.E$2])/16384; 0)" office:value-type="float" office:value="0.240840611832865">
            <text:p>0.241</text:p>
          </table:table-cell>
          <table:table-cell table:formula="of:=IF(ABS(([.B517]-[.F$2])/16384) &gt; 0.1; ([.B517]-[.F$2])/16384; 0)" office:value-type="float" office:value="0.446843179424157">
            <text:p>0.447</text:p>
          </table:table-cell>
          <table:table-cell table:formula="of:=IF(ABS(([.C517]-[.G$2])/16384) &gt; 0.1; ([.C517]-[.G$2])/16384; 0)" office:value-type="float" office:value="0.119977286692416">
            <text:p>0.120</text:p>
          </table:table-cell>
          <table:table-cell table:formula="of:=SQRT([.I517]*[.I517]+[.J517]*[.J517]+[.K517]*[.K517])" office:value-type="float" office:value="0.521600974527457">
            <text:p>0.52</text:p>
          </table:table-cell>
          <table:table-cell table:formula="of:=SQRT([.L517]*0.75*9.8)" office:value-type="float" office:value="1.95800080765479">
            <text:p>1.9580008077</text:p>
          </table:table-cell>
          <table:table-cell table:formula="of:=[.N516]+0.1*[.M517]" office:value-type="float" office:value="42.527384734135">
            <text:p>42.5273847341</text:p>
          </table:table-cell>
        </table:table-row>
        <table:table-row table:style-name="ro2">
          <table:table-cell office:value-type="float" office:value="15460">
            <text:p>15460</text:p>
          </table:table-cell>
          <table:table-cell office:value-type="float" office:value="-4684">
            <text:p>-4684</text:p>
          </table:table-cell>
          <table:table-cell office:value-type="float" office:value="-900">
            <text:p>-900</text:p>
          </table:table-cell>
          <table:table-cell table:number-columns-repeated="5"/>
          <table:table-cell table:formula="of:=IF(ABS(([.A518]-[.E$2])/16384) &gt; 0.05; ([.A518]-[.E$2])/16384; 0)" office:value-type="float" office:value="-0.0548136850421348">
            <text:p>-0.055</text:p>
          </table:table-cell>
          <table:table-cell table:formula="of:=IF(ABS(([.B518]-[.F$2])/16384) &gt; 0.1; ([.B518]-[.F$2])/16384; 0)" office:value-type="float" office:value="-0.146906820575843">
            <text:p>-0.147</text:p>
          </table:table-cell>
          <table:table-cell table:formula="of:=IF(ABS(([.C518]-[.G$2])/16384) &gt; 0.1; ([.C518]-[.G$2])/16384; 0)" office:value-type="float" office:value="0">
            <text:p>0.000</text:p>
          </table:table-cell>
          <table:table-cell table:formula="of:=SQRT([.I518]*[.I518]+[.J518]*[.J518]+[.K518]*[.K518])" office:value-type="float" office:value="0.156799725763795">
            <text:p>0.16</text:p>
          </table:table-cell>
          <table:table-cell table:formula="of:=SQRT([.L518]*0.75*9.8)" office:value-type="float" office:value="1.07353527392624">
            <text:p>1.0735352739</text:p>
          </table:table-cell>
          <table:table-cell table:formula="of:=[.N517]+0.1*[.M518]" office:value-type="float" office:value="42.6347382615276">
            <text:p>42.6347382615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2748">
            <text:p>-2748</text:p>
          </table:table-cell>
          <table:table-cell office:value-type="float" office:value="-1324">
            <text:p>-1324</text:p>
          </table:table-cell>
          <table:table-cell table:number-columns-repeated="5"/>
          <table:table-cell table:formula="of:=IF(ABS(([.A519]-[.E$2])/16384) &gt; 0.05; ([.A519]-[.E$2])/16384; 0)" office:value-type="float" office:value="0">
            <text:p>0.000</text:p>
          </table:table-cell>
          <table:table-cell table:formula="of:=IF(ABS(([.B519]-[.F$2])/16384) &gt; 0.1; ([.B519]-[.F$2])/16384; 0)" office:value-type="float" office:value="0">
            <text:p>0.000</text:p>
          </table:table-cell>
          <table:table-cell table:formula="of:=IF(ABS(([.C519]-[.G$2])/16384) &gt; 0.1; ([.C519]-[.G$2])/16384; 0)" office:value-type="float" office:value="0">
            <text:p>0.000</text:p>
          </table:table-cell>
          <table:table-cell table:formula="of:=SQRT([.I519]*[.I519]+[.J519]*[.J519]+[.K519]*[.K519])" office:value-type="float" office:value="0">
            <text:p>0.00</text:p>
          </table:table-cell>
          <table:table-cell table:formula="of:=SQRT([.L519]*0.75*9.8)" office:value-type="float" office:value="0">
            <text:p>0</text:p>
          </table:table-cell>
          <table:table-cell table:formula="of:=[.N518]+0.1*[.M519]" office:value-type="float" office:value="42.6347382615276">
            <text:p>42.6347382615</text:p>
          </table:table-cell>
        </table:table-row>
        <table:table-row table:style-name="ro2">
          <table:table-cell office:value-type="float" office:value="16316">
            <text:p>16316</text:p>
          </table:table-cell>
          <table:table-cell office:value-type="float" office:value="-2116">
            <text:p>-2116</text:p>
          </table:table-cell>
          <table:table-cell office:value-type="float" office:value="-496">
            <text:p>-496</text:p>
          </table:table-cell>
          <table:table-cell table:number-columns-repeated="5"/>
          <table:table-cell table:formula="of:=IF(ABS(([.A520]-[.E$2])/16384) &gt; 0.05; ([.A520]-[.E$2])/16384; 0)" office:value-type="float" office:value="0">
            <text:p>0.000</text:p>
          </table:table-cell>
          <table:table-cell table:formula="of:=IF(ABS(([.B520]-[.F$2])/16384) &gt; 0.1; ([.B520]-[.F$2])/16384; 0)" office:value-type="float" office:value="0">
            <text:p>0.000</text:p>
          </table:table-cell>
          <table:table-cell table:formula="of:=IF(ABS(([.C520]-[.G$2])/16384) &gt; 0.1; ([.C520]-[.G$2])/16384; 0)" office:value-type="float" office:value="0">
            <text:p>0.000</text:p>
          </table:table-cell>
          <table:table-cell table:formula="of:=SQRT([.I520]*[.I520]+[.J520]*[.J520]+[.K520]*[.K520])" office:value-type="float" office:value="0">
            <text:p>0.00</text:p>
          </table:table-cell>
          <table:table-cell table:formula="of:=SQRT([.L520]*0.75*9.8)" office:value-type="float" office:value="0">
            <text:p>0</text:p>
          </table:table-cell>
          <table:table-cell table:formula="of:=[.N519]+0.1*[.M520]" office:value-type="float" office:value="42.6347382615276">
            <text:p>42.6347382615</text:p>
          </table:table-cell>
        </table:table-row>
        <table:table-row table:style-name="ro2">
          <table:table-cell office:value-type="float" office:value="16096">
            <text:p>16096</text:p>
          </table:table-cell>
          <table:table-cell office:value-type="float" office:value="-1152">
            <text:p>-1152</text:p>
          </table:table-cell>
          <table:table-cell office:value-type="float" office:value="2336">
            <text:p>2336</text:p>
          </table:table-cell>
          <table:table-cell table:number-columns-repeated="5"/>
          <table:table-cell table:formula="of:=IF(ABS(([.A521]-[.E$2])/16384) &gt; 0.05; ([.A521]-[.E$2])/16384; 0)" office:value-type="float" office:value="0">
            <text:p>0.000</text:p>
          </table:table-cell>
          <table:table-cell table:formula="of:=IF(ABS(([.B521]-[.F$2])/16384) &gt; 0.1; ([.B521]-[.F$2])/16384; 0)" office:value-type="float" office:value="0">
            <text:p>0.000</text:p>
          </table:table-cell>
          <table:table-cell table:formula="of:=IF(ABS(([.C521]-[.G$2])/16384) &gt; 0.1; ([.C521]-[.G$2])/16384; 0)" office:value-type="float" office:value="0.191266349192416">
            <text:p>0.191</text:p>
          </table:table-cell>
          <table:table-cell table:formula="of:=SQRT([.I521]*[.I521]+[.J521]*[.J521]+[.K521]*[.K521])" office:value-type="float" office:value="0.191266349192416">
            <text:p>0.19</text:p>
          </table:table-cell>
          <table:table-cell table:formula="of:=SQRT([.L521]*0.75*9.8)" office:value-type="float" office:value="1.1856676037424">
            <text:p>1.1856676037</text:p>
          </table:table-cell>
          <table:table-cell table:formula="of:=[.N520]+0.1*[.M521]" office:value-type="float" office:value="42.7533050219019">
            <text:p>42.7533050219</text:p>
          </table:table-cell>
        </table:table-row>
        <table:table-row table:style-name="ro2">
          <table:table-cell office:value-type="float" office:value="17836">
            <text:p>17836</text:p>
          </table:table-cell>
          <table:table-cell office:value-type="float" office:value="-1544">
            <text:p>-1544</text:p>
          </table:table-cell>
          <table:table-cell office:value-type="float" office:value="-524">
            <text:p>-524</text:p>
          </table:table-cell>
          <table:table-cell table:number-columns-repeated="5"/>
          <table:table-cell table:formula="of:=IF(ABS(([.A522]-[.E$2])/16384) &gt; 0.05; ([.A522]-[.E$2])/16384; 0)" office:value-type="float" office:value="0.0902058462078652">
            <text:p>0.090</text:p>
          </table:table-cell>
          <table:table-cell table:formula="of:=IF(ABS(([.B522]-[.F$2])/16384) &gt; 0.1; ([.B522]-[.F$2])/16384; 0)" office:value-type="float" office:value="0">
            <text:p>0.000</text:p>
          </table:table-cell>
          <table:table-cell table:formula="of:=IF(ABS(([.C522]-[.G$2])/16384) &gt; 0.1; ([.C522]-[.G$2])/16384; 0)" office:value-type="float" office:value="0">
            <text:p>0.000</text:p>
          </table:table-cell>
          <table:table-cell table:formula="of:=SQRT([.I522]*[.I522]+[.J522]*[.J522]+[.K522]*[.K522])" office:value-type="float" office:value="0.0902058462078652">
            <text:p>0.09</text:p>
          </table:table-cell>
          <table:table-cell table:formula="of:=SQRT([.L522]*0.75*9.8)" office:value-type="float" office:value="0.814256083568191">
            <text:p>0.8142560836</text:p>
          </table:table-cell>
          <table:table-cell table:formula="of:=[.N521]+0.1*[.M522]" office:value-type="float" office:value="42.8347306302587">
            <text:p>42.8347306303</text:p>
          </table:table-cell>
        </table:table-row>
        <table:table-row table:style-name="ro2">
          <table:table-cell office:value-type="float" office:value="26108">
            <text:p>26108</text:p>
          </table:table-cell>
          <table:table-cell office:value-type="float" office:value="680">
            <text:p>680</text:p>
          </table:table-cell>
          <table:table-cell office:value-type="float" office:value="3396">
            <text:p>3396</text:p>
          </table:table-cell>
          <table:table-cell table:number-columns-repeated="5"/>
          <table:table-cell table:formula="of:=IF(ABS(([.A523]-[.E$2])/16384) &gt; 0.05; ([.A523]-[.E$2])/16384; 0)" office:value-type="float" office:value="0.595088658707865">
            <text:p>0.595</text:p>
          </table:table-cell>
          <table:table-cell table:formula="of:=IF(ABS(([.B523]-[.F$2])/16384) &gt; 0.1; ([.B523]-[.F$2])/16384; 0)" office:value-type="float" office:value="0.180485757549157">
            <text:p>0.180</text:p>
          </table:table-cell>
          <table:table-cell table:formula="of:=IF(ABS(([.C523]-[.G$2])/16384) &gt; 0.1; ([.C523]-[.G$2])/16384; 0)" office:value-type="float" office:value="0.255963614817416">
            <text:p>0.256</text:p>
          </table:table-cell>
          <table:table-cell table:formula="of:=SQRT([.I523]*[.I523]+[.J523]*[.J523]+[.K523]*[.K523])" office:value-type="float" office:value="0.672475272787943">
            <text:p>0.67</text:p>
          </table:table-cell>
          <table:table-cell table:formula="of:=SQRT([.L523]*0.75*9.8)" office:value-type="float" office:value="2.22321687088583">
            <text:p>2.2232168709</text:p>
          </table:table-cell>
          <table:table-cell table:formula="of:=[.N522]+0.1*[.M523]" office:value-type="float" office:value="43.0570523173473">
            <text:p>43.0570523173</text:p>
          </table:table-cell>
        </table:table-row>
        <table:table-row table:style-name="ro2">
          <table:table-cell office:value-type="float" office:value="16284">
            <text:p>16284</text:p>
          </table:table-cell>
          <table:table-cell office:value-type="float" office:value="-8500">
            <text:p>-8500</text:p>
          </table:table-cell>
          <table:table-cell office:value-type="float" office:value="-5900">
            <text:p>-5900</text:p>
          </table:table-cell>
          <table:table-cell table:number-columns-repeated="5"/>
          <table:table-cell table:formula="of:=IF(ABS(([.A524]-[.E$2])/16384) &gt; 0.05; ([.A524]-[.E$2])/16384; 0)" office:value-type="float" office:value="0">
            <text:p>0.000</text:p>
          </table:table-cell>
          <table:table-cell table:formula="of:=IF(ABS(([.B524]-[.F$2])/16384) &gt; 0.1; ([.B524]-[.F$2])/16384; 0)" office:value-type="float" office:value="-0.379816976825843">
            <text:p>-0.380</text:p>
          </table:table-cell>
          <table:table-cell table:formula="of:=IF(ABS(([.C524]-[.G$2])/16384) &gt; 0.1; ([.C524]-[.G$2])/16384; 0)" office:value-type="float" office:value="-0.311419197682584">
            <text:p>-0.311</text:p>
          </table:table-cell>
          <table:table-cell table:formula="of:=SQRT([.I524]*[.I524]+[.J524]*[.J524]+[.K524]*[.K524])" office:value-type="float" office:value="0.491164791664048">
            <text:p>0.49</text:p>
          </table:table-cell>
          <table:table-cell table:formula="of:=SQRT([.L524]*0.75*9.8)" office:value-type="float" office:value="1.900016110124">
            <text:p>1.9000161101</text:p>
          </table:table-cell>
          <table:table-cell table:formula="of:=[.N523]+0.1*[.M524]" office:value-type="float" office:value="43.2470539283597">
            <text:p>43.2470539284</text:p>
          </table:table-cell>
        </table:table-row>
        <table:table-row table:style-name="ro2">
          <table:table-cell office:value-type="float" office:value="7720">
            <text:p>7720</text:p>
          </table:table-cell>
          <table:table-cell office:value-type="float" office:value="-7424">
            <text:p>-7424</text:p>
          </table:table-cell>
          <table:table-cell office:value-type="float" office:value="-2796">
            <text:p>-2796</text:p>
          </table:table-cell>
          <table:table-cell table:number-columns-repeated="5"/>
          <table:table-cell table:formula="of:=IF(ABS(([.A525]-[.E$2])/16384) &gt; 0.05; ([.A525]-[.E$2])/16384; 0)" office:value-type="float" office:value="-0.527225794417135">
            <text:p>-0.527</text:p>
          </table:table-cell>
          <table:table-cell table:formula="of:=IF(ABS(([.B525]-[.F$2])/16384) &gt; 0.1; ([.B525]-[.F$2])/16384; 0)" office:value-type="float" office:value="-0.314143148700843">
            <text:p>-0.314</text:p>
          </table:table-cell>
          <table:table-cell table:formula="of:=IF(ABS(([.C525]-[.G$2])/16384) &gt; 0.1; ([.C525]-[.G$2])/16384; 0)" office:value-type="float" office:value="-0.121966072682584">
            <text:p>-0.122</text:p>
          </table:table-cell>
          <table:table-cell table:formula="of:=SQRT([.I525]*[.I525]+[.J525]*[.J525]+[.K525]*[.K525])" office:value-type="float" office:value="0.625722525613448">
            <text:p>0.63</text:p>
          </table:table-cell>
          <table:table-cell table:formula="of:=SQRT([.L525]*0.75*9.8)" office:value-type="float" office:value="2.14454204045032">
            <text:p>2.1445420405</text:p>
          </table:table-cell>
          <table:table-cell table:formula="of:=[.N524]+0.1*[.M525]" office:value-type="float" office:value="43.4615081324047">
            <text:p>43.4615081324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8832">
            <text:p>-8832</text:p>
          </table:table-cell>
          <table:table-cell office:value-type="float" office:value="-5392">
            <text:p>-5392</text:p>
          </table:table-cell>
          <table:table-cell table:number-columns-repeated="5"/>
          <table:table-cell table:formula="of:=IF(ABS(([.A526]-[.E$2])/16384) &gt; 0.05; ([.A526]-[.E$2])/16384; 0)" office:value-type="float" office:value="0">
            <text:p>0.000</text:p>
          </table:table-cell>
          <table:table-cell table:formula="of:=IF(ABS(([.B526]-[.F$2])/16384) &gt; 0.1; ([.B526]-[.F$2])/16384; 0)" office:value-type="float" office:value="-0.400080648700843">
            <text:p>-0.400</text:p>
          </table:table-cell>
          <table:table-cell table:formula="of:=IF(ABS(([.C526]-[.G$2])/16384) &gt; 0.1; ([.C526]-[.G$2])/16384; 0)" office:value-type="float" office:value="-0.280413338307584">
            <text:p>-0.280</text:p>
          </table:table-cell>
          <table:table-cell table:formula="of:=SQRT([.I526]*[.I526]+[.J526]*[.J526]+[.K526]*[.K526])" office:value-type="float" office:value="0.488565416055712">
            <text:p>0.49</text:p>
          </table:table-cell>
          <table:table-cell table:formula="of:=SQRT([.L526]*0.75*9.8)" office:value-type="float" office:value="1.89498174345018">
            <text:p>1.8949817435</text:p>
          </table:table-cell>
          <table:table-cell table:formula="of:=[.N525]+0.1*[.M526]" office:value-type="float" office:value="43.6510063067497">
            <text:p>43.6510063067</text:p>
          </table:table-cell>
        </table:table-row>
        <table:table-row table:style-name="ro2">
          <table:table-cell office:value-type="float" office:value="21760">
            <text:p>21760</text:p>
          </table:table-cell>
          <table:table-cell office:value-type="float" office:value="-5356">
            <text:p>-5356</text:p>
          </table:table-cell>
          <table:table-cell office:value-type="float" office:value="-10556">
            <text:p>-10556</text:p>
          </table:table-cell>
          <table:table-cell table:number-columns-repeated="5"/>
          <table:table-cell table:formula="of:=IF(ABS(([.A527]-[.E$2])/16384) &gt; 0.05; ([.A527]-[.E$2])/16384; 0)" office:value-type="float" office:value="0.329707799332865">
            <text:p>0.330</text:p>
          </table:table-cell>
          <table:table-cell table:formula="of:=IF(ABS(([.B527]-[.F$2])/16384) &gt; 0.1; ([.B527]-[.F$2])/16384; 0)" office:value-type="float" office:value="-0.187922445575843">
            <text:p>-0.188</text:p>
          </table:table-cell>
          <table:table-cell table:formula="of:=IF(ABS(([.C527]-[.G$2])/16384) &gt; 0.1; ([.C527]-[.G$2])/16384; 0)" office:value-type="float" office:value="-0.595598885182584">
            <text:p>-0.596</text:p>
          </table:table-cell>
          <table:table-cell table:formula="of:=SQRT([.I527]*[.I527]+[.J527]*[.J527]+[.K527]*[.K527])" office:value-type="float" office:value="0.706229502727593">
            <text:p>0.71</text:p>
          </table:table-cell>
          <table:table-cell table:formula="of:=SQRT([.L527]*0.75*9.8)" office:value-type="float" office:value="2.27832983675494">
            <text:p>2.2783298368</text:p>
          </table:table-cell>
          <table:table-cell table:formula="of:=[.N526]+0.1*[.M527]" office:value-type="float" office:value="43.8788392904252">
            <text:p>43.8788392904</text:p>
          </table:table-cell>
        </table:table-row>
        <table:table-row table:style-name="ro2">
          <table:table-cell office:value-type="float" office:value="11272">
            <text:p>11272</text:p>
          </table:table-cell>
          <table:table-cell office:value-type="float" office:value="-8620">
            <text:p>-8620</text:p>
          </table:table-cell>
          <table:table-cell office:value-type="float" office:value="-13688">
            <text:p>-13688</text:p>
          </table:table-cell>
          <table:table-cell table:number-columns-repeated="5"/>
          <table:table-cell table:formula="of:=IF(ABS(([.A528]-[.E$2])/16384) &gt; 0.05; ([.A528]-[.E$2])/16384; 0)" office:value-type="float" office:value="-0.310428919417135">
            <text:p>-0.310</text:p>
          </table:table-cell>
          <table:table-cell table:formula="of:=IF(ABS(([.B528]-[.F$2])/16384) &gt; 0.1; ([.B528]-[.F$2])/16384; 0)" office:value-type="float" office:value="-0.387141195575843">
            <text:p>-0.387</text:p>
          </table:table-cell>
          <table:table-cell table:formula="of:=IF(ABS(([.C528]-[.G$2])/16384) &gt; 0.1; ([.C528]-[.G$2])/16384; 0)" office:value-type="float" office:value="-0.786760994557584">
            <text:p>-0.787</text:p>
          </table:table-cell>
          <table:table-cell table:formula="of:=SQRT([.I528]*[.I528]+[.J528]*[.J528]+[.K528]*[.K528])" office:value-type="float" office:value="0.930181316668757">
            <text:p>0.93</text:p>
          </table:table-cell>
          <table:table-cell table:formula="of:=SQRT([.L528]*0.75*9.8)" office:value-type="float" office:value="2.61473376799921">
            <text:p>2.614733768</text:p>
          </table:table-cell>
          <table:table-cell table:formula="of:=[.N527]+0.1*[.M528]" office:value-type="float" office:value="44.1403126672251">
            <text:p>44.1403126672</text:p>
          </table:table-cell>
        </table:table-row>
        <table:table-row table:style-name="ro2">
          <table:table-cell office:value-type="float" office:value="24132">
            <text:p>24132</text:p>
          </table:table-cell>
          <table:table-cell office:value-type="float" office:value="6496">
            <text:p>6496</text:p>
          </table:table-cell>
          <table:table-cell office:value-type="float" office:value="1608">
            <text:p>1608</text:p>
          </table:table-cell>
          <table:table-cell table:number-columns-repeated="5"/>
          <table:table-cell table:formula="of:=IF(ABS(([.A529]-[.E$2])/16384) &gt; 0.05; ([.A529]-[.E$2])/16384; 0)" office:value-type="float" office:value="0.474483189957865">
            <text:p>0.474</text:p>
          </table:table-cell>
          <table:table-cell table:formula="of:=IF(ABS(([.B529]-[.F$2])/16384) &gt; 0.1; ([.B529]-[.F$2])/16384; 0)" office:value-type="float" office:value="0.535466226299157">
            <text:p>0.535</text:p>
          </table:table-cell>
          <table:table-cell table:formula="of:=IF(ABS(([.C529]-[.G$2])/16384) &gt; 0.1; ([.C529]-[.G$2])/16384; 0)" office:value-type="float" office:value="0.146832755442416">
            <text:p>0.147</text:p>
          </table:table-cell>
          <table:table-cell table:formula="of:=SQRT([.I529]*[.I529]+[.J529]*[.J529]+[.K529]*[.K529])" office:value-type="float" office:value="0.730354869313859">
            <text:p>0.73</text:p>
          </table:table-cell>
          <table:table-cell table:formula="of:=SQRT([.L529]*0.75*9.8)" office:value-type="float" office:value="2.31691784262128">
            <text:p>2.3169178426</text:p>
          </table:table-cell>
          <table:table-cell table:formula="of:=[.N528]+0.1*[.M529]" office:value-type="float" office:value="44.3720044514873">
            <text:p>44.3720044515</text:p>
          </table:table-cell>
        </table:table-row>
        <table:table-row table:style-name="ro2">
          <table:table-cell office:value-type="float" office:value="17152">
            <text:p>17152</text:p>
          </table:table-cell>
          <table:table-cell office:value-type="float" office:value="-4744">
            <text:p>-4744</text:p>
          </table:table-cell>
          <table:table-cell office:value-type="float" office:value="-1652">
            <text:p>-1652</text:p>
          </table:table-cell>
          <table:table-cell table:number-columns-repeated="5"/>
          <table:table-cell table:formula="of:=IF(ABS(([.A530]-[.E$2])/16384) &gt; 0.05; ([.A530]-[.E$2])/16384; 0)" office:value-type="float" office:value="0">
            <text:p>0.000</text:p>
          </table:table-cell>
          <table:table-cell table:formula="of:=IF(ABS(([.B530]-[.F$2])/16384) &gt; 0.1; ([.B530]-[.F$2])/16384; 0)" office:value-type="float" office:value="-0.150568929950843">
            <text:p>-0.151</text:p>
          </table:table-cell>
          <table:table-cell table:formula="of:=IF(ABS(([.C530]-[.G$2])/16384) &gt; 0.1; ([.C530]-[.G$2])/16384; 0)" office:value-type="float" office:value="0">
            <text:p>0.000</text:p>
          </table:table-cell>
          <table:table-cell table:formula="of:=SQRT([.I530]*[.I530]+[.J530]*[.J530]+[.K530]*[.K530])" office:value-type="float" office:value="0.150568929950843">
            <text:p>0.15</text:p>
          </table:table-cell>
          <table:table-cell table:formula="of:=SQRT([.L530]*0.75*9.8)" office:value-type="float" office:value="1.05198937025936">
            <text:p>1.0519893703</text:p>
          </table:table-cell>
          <table:table-cell table:formula="of:=[.N529]+0.1*[.M530]" office:value-type="float" office:value="44.4772033885132">
            <text:p>44.4772033885</text:p>
          </table:table-cell>
        </table:table-row>
        <table:table-row table:style-name="ro2">
          <table:table-cell office:value-type="float" office:value="16088">
            <text:p>16088</text:p>
          </table:table-cell>
          <table:table-cell office:value-type="float" office:value="-3644">
            <text:p>-3644</text:p>
          </table:table-cell>
          <table:table-cell office:value-type="float" office:value="956">
            <text:p>956</text:p>
          </table:table-cell>
          <table:table-cell table:number-columns-repeated="5"/>
          <table:table-cell table:formula="of:=IF(ABS(([.A531]-[.E$2])/16384) &gt; 0.05; ([.A531]-[.E$2])/16384; 0)" office:value-type="float" office:value="0">
            <text:p>0.000</text:p>
          </table:table-cell>
          <table:table-cell table:formula="of:=IF(ABS(([.B531]-[.F$2])/16384) &gt; 0.1; ([.B531]-[.F$2])/16384; 0)" office:value-type="float" office:value="0">
            <text:p>0.000</text:p>
          </table:table-cell>
          <table:table-cell table:formula="of:=IF(ABS(([.C531]-[.G$2])/16384) &gt; 0.1; ([.C531]-[.G$2])/16384; 0)" office:value-type="float" office:value="0.107037833567416">
            <text:p>0.107</text:p>
          </table:table-cell>
          <table:table-cell table:formula="of:=SQRT([.I531]*[.I531]+[.J531]*[.J531]+[.K531]*[.K531])" office:value-type="float" office:value="0.107037833567416">
            <text:p>0.11</text:p>
          </table:table-cell>
          <table:table-cell table:formula="of:=SQRT([.L531]*0.75*9.8)" office:value-type="float" office:value="0.88697693133503">
            <text:p>0.8869769313</text:p>
          </table:table-cell>
          <table:table-cell table:formula="of:=[.N530]+0.1*[.M531]" office:value-type="float" office:value="44.5659010816467">
            <text:p>44.5659010816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3168">
            <text:p>-3168</text:p>
          </table:table-cell>
          <table:table-cell office:value-type="float" office:value="-1132">
            <text:p>-1132</text:p>
          </table:table-cell>
          <table:table-cell table:number-columns-repeated="5"/>
          <table:table-cell table:formula="of:=IF(ABS(([.A532]-[.E$2])/16384) &gt; 0.05; ([.A532]-[.E$2])/16384; 0)" office:value-type="float" office:value="0">
            <text:p>0.000</text:p>
          </table:table-cell>
          <table:table-cell table:formula="of:=IF(ABS(([.B532]-[.F$2])/16384) &gt; 0.1; ([.B532]-[.F$2])/16384; 0)" office:value-type="float" office:value="0">
            <text:p>0.000</text:p>
          </table:table-cell>
          <table:table-cell table:formula="of:=IF(ABS(([.C532]-[.G$2])/16384) &gt; 0.1; ([.C532]-[.G$2])/16384; 0)" office:value-type="float" office:value="0">
            <text:p>0.000</text:p>
          </table:table-cell>
          <table:table-cell table:formula="of:=SQRT([.I532]*[.I532]+[.J532]*[.J532]+[.K532]*[.K532])" office:value-type="float" office:value="0">
            <text:p>0.00</text:p>
          </table:table-cell>
          <table:table-cell table:formula="of:=SQRT([.L532]*0.75*9.8)" office:value-type="float" office:value="0">
            <text:p>0</text:p>
          </table:table-cell>
          <table:table-cell table:formula="of:=[.N531]+0.1*[.M532]" office:value-type="float" office:value="44.5659010816467">
            <text:p>44.5659010816</text:p>
          </table:table-cell>
        </table:table-row>
        <table:table-row table:style-name="ro2">
          <table:table-cell office:value-type="float" office:value="16188">
            <text:p>16188</text:p>
          </table:table-cell>
          <table:table-cell office:value-type="float" office:value="-1112">
            <text:p>-1112</text:p>
          </table:table-cell>
          <table:table-cell office:value-type="float" office:value="3804">
            <text:p>3804</text:p>
          </table:table-cell>
          <table:table-cell table:number-columns-repeated="5"/>
          <table:table-cell table:formula="of:=IF(ABS(([.A533]-[.E$2])/16384) &gt; 0.05; ([.A533]-[.E$2])/16384; 0)" office:value-type="float" office:value="0">
            <text:p>0.000</text:p>
          </table:table-cell>
          <table:table-cell table:formula="of:=IF(ABS(([.B533]-[.F$2])/16384) &gt; 0.1; ([.B533]-[.F$2])/16384; 0)" office:value-type="float" office:value="0">
            <text:p>0.000</text:p>
          </table:table-cell>
          <table:table-cell table:formula="of:=IF(ABS(([.C533]-[.G$2])/16384) &gt; 0.1; ([.C533]-[.G$2])/16384; 0)" office:value-type="float" office:value="0.280865958567416">
            <text:p>0.281</text:p>
          </table:table-cell>
          <table:table-cell table:formula="of:=SQRT([.I533]*[.I533]+[.J533]*[.J533]+[.K533]*[.K533])" office:value-type="float" office:value="0.280865958567416">
            <text:p>0.28</text:p>
          </table:table-cell>
          <table:table-cell table:formula="of:=SQRT([.L533]*0.75*9.8)" office:value-type="float" office:value="1.43678975339835">
            <text:p>1.4367897534</text:p>
          </table:table-cell>
          <table:table-cell table:formula="of:=[.N532]+0.1*[.M533]" office:value-type="float" office:value="44.7095800569865">
            <text:p>44.709580057</text:p>
          </table:table-cell>
        </table:table-row>
        <table:table-row table:style-name="ro2">
          <table:table-cell office:value-type="float" office:value="17372">
            <text:p>17372</text:p>
          </table:table-cell>
          <table:table-cell office:value-type="float" office:value="-676">
            <text:p>-676</text:p>
          </table:table-cell>
          <table:table-cell office:value-type="float" office:value="172">
            <text:p>172</text:p>
          </table:table-cell>
          <table:table-cell table:number-columns-repeated="5"/>
          <table:table-cell table:formula="of:=IF(ABS(([.A534]-[.E$2])/16384) &gt; 0.05; ([.A534]-[.E$2])/16384; 0)" office:value-type="float" office:value="0.0618855337078652">
            <text:p>0.062</text:p>
          </table:table-cell>
          <table:table-cell table:formula="of:=IF(ABS(([.B534]-[.F$2])/16384) &gt; 0.1; ([.B534]-[.F$2])/16384; 0)" office:value-type="float" office:value="0">
            <text:p>0.000</text:p>
          </table:table-cell>
          <table:table-cell table:formula="of:=IF(ABS(([.C534]-[.G$2])/16384) &gt; 0.1; ([.C534]-[.G$2])/16384; 0)" office:value-type="float" office:value="0">
            <text:p>0.000</text:p>
          </table:table-cell>
          <table:table-cell table:formula="of:=SQRT([.I534]*[.I534]+[.J534]*[.J534]+[.K534]*[.K534])" office:value-type="float" office:value="0.0618855337078652">
            <text:p>0.06</text:p>
          </table:table-cell>
          <table:table-cell table:formula="of:=SQRT([.L534]*0.75*9.8)" office:value-type="float" office:value="0.674432111300173">
            <text:p>0.6744321113</text:p>
          </table:table-cell>
          <table:table-cell table:formula="of:=[.N533]+0.1*[.M534]" office:value-type="float" office:value="44.7770232681166">
            <text:p>44.7770232681</text:p>
          </table:table-cell>
        </table:table-row>
        <table:table-row table:style-name="ro2">
          <table:table-cell office:value-type="float" office:value="29456">
            <text:p>29456</text:p>
          </table:table-cell>
          <table:table-cell office:value-type="float" office:value="4516">
            <text:p>4516</text:p>
          </table:table-cell>
          <table:table-cell office:value-type="float" office:value="6784">
            <text:p>6784</text:p>
          </table:table-cell>
          <table:table-cell table:number-columns-repeated="5"/>
          <table:table-cell table:formula="of:=IF(ABS(([.A535]-[.E$2])/16384) &gt; 0.05; ([.A535]-[.E$2])/16384; 0)" office:value-type="float" office:value="0.799434361832865">
            <text:p>0.799</text:p>
          </table:table-cell>
          <table:table-cell table:formula="of:=IF(ABS(([.B535]-[.F$2])/16384) &gt; 0.1; ([.B535]-[.F$2])/16384; 0)" office:value-type="float" office:value="0.414616616924157">
            <text:p>0.415</text:p>
          </table:table-cell>
          <table:table-cell table:formula="of:=IF(ABS(([.C535]-[.G$2])/16384) &gt; 0.1; ([.C535]-[.G$2])/16384; 0)" office:value-type="float" office:value="0.462750724192416">
            <text:p>0.463</text:p>
          </table:table-cell>
          <table:table-cell table:formula="of:=SQRT([.I535]*[.I535]+[.J535]*[.J535]+[.K535]*[.K535])" office:value-type="float" office:value="1.01249220769809">
            <text:p>1.01</text:p>
          </table:table-cell>
          <table:table-cell table:formula="of:=SQRT([.L535]*0.75*9.8)" office:value-type="float" office:value="2.72796952449638">
            <text:p>2.7279695245</text:p>
          </table:table-cell>
          <table:table-cell table:formula="of:=[.N534]+0.1*[.M535]" office:value-type="float" office:value="45.0498202205662">
            <text:p>45.0498202206</text:p>
          </table:table-cell>
        </table:table-row>
        <table:table-row table:style-name="ro2">
          <table:table-cell office:value-type="float" office:value="8864">
            <text:p>8864</text:p>
          </table:table-cell>
          <table:table-cell office:value-type="float" office:value="-13288">
            <text:p>-13288</text:p>
          </table:table-cell>
          <table:table-cell office:value-type="float" office:value="-11408">
            <text:p>-11408</text:p>
          </table:table-cell>
          <table:table-cell table:number-columns-repeated="5"/>
          <table:table-cell table:formula="of:=IF(ABS(([.A536]-[.E$2])/16384) &gt; 0.05; ([.A536]-[.E$2])/16384; 0)" office:value-type="float" office:value="-0.457401575667135">
            <text:p>-0.457</text:p>
          </table:table-cell>
          <table:table-cell table:formula="of:=IF(ABS(([.B536]-[.F$2])/16384) &gt; 0.1; ([.B536]-[.F$2])/16384; 0)" office:value-type="float" office:value="-0.672053304950843">
            <text:p>-0.672</text:p>
          </table:table-cell>
          <table:table-cell table:formula="of:=IF(ABS(([.C536]-[.G$2])/16384) &gt; 0.1; ([.C536]-[.G$2])/16384; 0)" office:value-type="float" office:value="-0.647600838307584">
            <text:p>-0.648</text:p>
          </table:table-cell>
          <table:table-cell table:formula="of:=SQRT([.I536]*[.I536]+[.J536]*[.J536]+[.K536]*[.K536])" office:value-type="float" office:value="1.03935494028499">
            <text:p>1.04</text:p>
          </table:table-cell>
          <table:table-cell table:formula="of:=SQRT([.L536]*0.75*9.8)" office:value-type="float" office:value="2.76392091259766">
            <text:p>2.7639209126</text:p>
          </table:table-cell>
          <table:table-cell table:formula="of:=[.N535]+0.1*[.M536]" office:value-type="float" office:value="45.326212311826">
            <text:p>45.3262123118</text:p>
          </table:table-cell>
        </table:table-row>
        <table:table-row table:style-name="ro2">
          <table:table-cell office:value-type="float" office:value="7396">
            <text:p>7396</text:p>
          </table:table-cell>
          <table:table-cell office:value-type="float" office:value="-10716">
            <text:p>-10716</text:p>
          </table:table-cell>
          <table:table-cell office:value-type="float" office:value="-4884">
            <text:p>-4884</text:p>
          </table:table-cell>
          <table:table-cell table:number-columns-repeated="5"/>
          <table:table-cell table:formula="of:=IF(ABS(([.A537]-[.E$2])/16384) &gt; 0.05; ([.A537]-[.E$2])/16384; 0)" office:value-type="float" office:value="-0.547001185042135">
            <text:p>-0.547</text:p>
          </table:table-cell>
          <table:table-cell table:formula="of:=IF(ABS(([.B537]-[.F$2])/16384) &gt; 0.1; ([.B537]-[.F$2])/16384; 0)" office:value-type="float" office:value="-0.515070883075843">
            <text:p>-0.515</text:p>
          </table:table-cell>
          <table:table-cell table:formula="of:=IF(ABS(([.C537]-[.G$2])/16384) &gt; 0.1; ([.C537]-[.G$2])/16384; 0)" office:value-type="float" office:value="-0.249407478932584">
            <text:p>-0.249</text:p>
          </table:table-cell>
          <table:table-cell table:formula="of:=SQRT([.I537]*[.I537]+[.J537]*[.J537]+[.K537]*[.K537])" office:value-type="float" office:value="0.791651692082784">
            <text:p>0.79</text:p>
          </table:table-cell>
          <table:table-cell table:formula="of:=SQRT([.L537]*0.75*9.8)" office:value-type="float" office:value="2.41218571772749">
            <text:p>2.4121857177</text:p>
          </table:table-cell>
          <table:table-cell table:formula="of:=[.N536]+0.1*[.M537]" office:value-type="float" office:value="45.5674308835987">
            <text:p>45.5674308836</text:p>
          </table:table-cell>
        </table:table-row>
        <table:table-row table:style-name="ro2">
          <table:table-cell office:value-type="float" office:value="18460">
            <text:p>18460</text:p>
          </table:table-cell>
          <table:table-cell office:value-type="float" office:value="-17712">
            <text:p>-17712</text:p>
          </table:table-cell>
          <table:table-cell office:value-type="float" office:value="-6124">
            <text:p>-6124</text:p>
          </table:table-cell>
          <table:table-cell table:number-columns-repeated="5"/>
          <table:table-cell table:formula="of:=IF(ABS(([.A538]-[.E$2])/16384) &gt; 0.05; ([.A538]-[.E$2])/16384; 0)" office:value-type="float" office:value="0.128291783707865">
            <text:p>0.128</text:p>
          </table:table-cell>
          <table:table-cell table:formula="of:=IF(ABS(([.B538]-[.F$2])/16384) &gt; 0.1; ([.B538]-[.F$2])/16384; 0)" office:value-type="float" office:value="-0.942072836200843">
            <text:p>-0.942</text:p>
          </table:table-cell>
          <table:table-cell table:formula="of:=IF(ABS(([.C538]-[.G$2])/16384) &gt; 0.1; ([.C538]-[.G$2])/16384; 0)" office:value-type="float" office:value="-0.325091072682584">
            <text:p>-0.325</text:p>
          </table:table-cell>
          <table:table-cell table:formula="of:=SQRT([.I538]*[.I538]+[.J538]*[.J538]+[.K538]*[.K538])" office:value-type="float" office:value="1.00481053737128">
            <text:p>1.00</text:p>
          </table:table-cell>
          <table:table-cell table:formula="of:=SQRT([.L538]*0.75*9.8)" office:value-type="float" office:value="2.71760141479189">
            <text:p>2.7176014148</text:p>
          </table:table-cell>
          <table:table-cell table:formula="of:=[.N537]+0.1*[.M538]" office:value-type="float" office:value="45.8391910250779">
            <text:p>45.8391910251</text:p>
          </table:table-cell>
        </table:table-row>
        <table:table-row table:style-name="ro2">
          <table:table-cell office:value-type="float" office:value="21180">
            <text:p>21180</text:p>
          </table:table-cell>
          <table:table-cell office:value-type="float" office:value="-3376">
            <text:p>-3376</text:p>
          </table:table-cell>
          <table:table-cell office:value-type="float" office:value="-6192">
            <text:p>-6192</text:p>
          </table:table-cell>
          <table:table-cell table:number-columns-repeated="5"/>
          <table:table-cell table:formula="of:=IF(ABS(([.A539]-[.E$2])/16384) &gt; 0.05; ([.A539]-[.E$2])/16384; 0)" office:value-type="float" office:value="0.294307408707865">
            <text:p>0.294</text:p>
          </table:table-cell>
          <table:table-cell table:formula="of:=IF(ABS(([.B539]-[.F$2])/16384) &gt; 0.1; ([.B539]-[.F$2])/16384; 0)" office:value-type="float" office:value="0">
            <text:p>0.000</text:p>
          </table:table-cell>
          <table:table-cell table:formula="of:=IF(ABS(([.C539]-[.G$2])/16384) &gt; 0.1; ([.C539]-[.G$2])/16384; 0)" office:value-type="float" office:value="-0.329241463307584">
            <text:p>-0.329</text:p>
          </table:table-cell>
          <table:table-cell table:formula="of:=SQRT([.I539]*[.I539]+[.J539]*[.J539]+[.K539]*[.K539])" office:value-type="float" office:value="0.441607056081827">
            <text:p>0.44</text:p>
          </table:table-cell>
          <table:table-cell table:formula="of:=SQRT([.L539]*0.75*9.8)" office:value-type="float" office:value="1.80161368284142">
            <text:p>1.8016136828</text:p>
          </table:table-cell>
          <table:table-cell table:formula="of:=[.N538]+0.1*[.M539]" office:value-type="float" office:value="46.019352393362">
            <text:p>46.0193523934</text:p>
          </table:table-cell>
        </table:table-row>
        <table:table-row table:style-name="ro2">
          <table:table-cell office:value-type="float" office:value="13080">
            <text:p>13080</text:p>
          </table:table-cell>
          <table:table-cell office:value-type="float" office:value="-1364">
            <text:p>-1364</text:p>
          </table:table-cell>
          <table:table-cell office:value-type="float" office:value="-15116">
            <text:p>-15116</text:p>
          </table:table-cell>
          <table:table-cell table:number-columns-repeated="5"/>
          <table:table-cell table:formula="of:=IF(ABS(([.A540]-[.E$2])/16384) &gt; 0.05; ([.A540]-[.E$2])/16384; 0)" office:value-type="float" office:value="-0.200077356917135">
            <text:p>-0.200</text:p>
          </table:table-cell>
          <table:table-cell table:formula="of:=IF(ABS(([.B540]-[.F$2])/16384) &gt; 0.1; ([.B540]-[.F$2])/16384; 0)" office:value-type="float" office:value="0">
            <text:p>0.000</text:p>
          </table:table-cell>
          <table:table-cell table:formula="of:=IF(ABS(([.C540]-[.G$2])/16384) &gt; 0.1; ([.C540]-[.G$2])/16384; 0)" office:value-type="float" office:value="-0.873919197682584">
            <text:p>-0.874</text:p>
          </table:table-cell>
          <table:table-cell table:formula="of:=SQRT([.I540]*[.I540]+[.J540]*[.J540]+[.K540]*[.K540])" office:value-type="float" office:value="0.896529817032941">
            <text:p>0.90</text:p>
          </table:table-cell>
          <table:table-cell table:formula="of:=SQRT([.L540]*0.75*9.8)" office:value-type="float" office:value="2.5670010041276">
            <text:p>2.5670010041</text:p>
          </table:table-cell>
          <table:table-cell table:formula="of:=[.N539]+0.1*[.M540]" office:value-type="float" office:value="46.2760524937748">
            <text:p>46.2760524938</text:p>
          </table:table-cell>
        </table:table-row>
        <table:table-row table:style-name="ro2">
          <table:table-cell office:value-type="float" office:value="27144">
            <text:p>27144</text:p>
          </table:table-cell>
          <table:table-cell office:value-type="float" office:value="10876">
            <text:p>10876</text:p>
          </table:table-cell>
          <table:table-cell office:value-type="float" office:value="4544">
            <text:p>4544</text:p>
          </table:table-cell>
          <table:table-cell table:number-columns-repeated="5"/>
          <table:table-cell table:formula="of:=IF(ABS(([.A541]-[.E$2])/16384) &gt; 0.05; ([.A541]-[.E$2])/16384; 0)" office:value-type="float" office:value="0.658321080582865">
            <text:p>0.658</text:p>
          </table:table-cell>
          <table:table-cell table:formula="of:=IF(ABS(([.B541]-[.F$2])/16384) &gt; 0.1; ([.B541]-[.F$2])/16384; 0)" office:value-type="float" office:value="0.802800210674157">
            <text:p>0.803</text:p>
          </table:table-cell>
          <table:table-cell table:formula="of:=IF(ABS(([.C541]-[.G$2])/16384) &gt; 0.1; ([.C541]-[.G$2])/16384; 0)" office:value-type="float" office:value="0.326031974192416">
            <text:p>0.326</text:p>
          </table:table-cell>
          <table:table-cell table:formula="of:=SQRT([.I541]*[.I541]+[.J541]*[.J541]+[.K541]*[.K541])" office:value-type="float" office:value="1.08819652250596">
            <text:p>1.09</text:p>
          </table:table-cell>
          <table:table-cell table:formula="of:=SQRT([.L541]*0.75*9.8)" office:value-type="float" office:value="2.82811676569742">
            <text:p>2.8281167657</text:p>
          </table:table-cell>
          <table:table-cell table:formula="of:=[.N540]+0.1*[.M541]" office:value-type="float" office:value="46.5588641703445">
            <text:p>46.5588641703</text:p>
          </table:table-cell>
        </table:table-row>
        <table:table-row table:style-name="ro2">
          <table:table-cell office:value-type="float" office:value="19192">
            <text:p>19192</text:p>
          </table:table-cell>
          <table:table-cell office:value-type="float" office:value="-384">
            <text:p>-384</text:p>
          </table:table-cell>
          <table:table-cell office:value-type="float" office:value="212">
            <text:p>212</text:p>
          </table:table-cell>
          <table:table-cell table:number-columns-repeated="5"/>
          <table:table-cell table:formula="of:=IF(ABS(([.A542]-[.E$2])/16384) &gt; 0.05; ([.A542]-[.E$2])/16384; 0)" office:value-type="float" office:value="0.172969518082865">
            <text:p>0.173</text:p>
          </table:table-cell>
          <table:table-cell table:formula="of:=IF(ABS(([.B542]-[.F$2])/16384) &gt; 0.1; ([.B542]-[.F$2])/16384; 0)" office:value-type="float" office:value="0.115544351299157">
            <text:p>0.116</text:p>
          </table:table-cell>
          <table:table-cell table:formula="of:=IF(ABS(([.C542]-[.G$2])/16384) &gt; 0.1; ([.C542]-[.G$2])/16384; 0)" office:value-type="float" office:value="0">
            <text:p>0.000</text:p>
          </table:table-cell>
          <table:table-cell table:formula="of:=SQRT([.I542]*[.I542]+[.J542]*[.J542]+[.K542]*[.K542])" office:value-type="float" office:value="0.208011901830068">
            <text:p>0.21</text:p>
          </table:table-cell>
          <table:table-cell table:formula="of:=SQRT([.L542]*0.75*9.8)" office:value-type="float" office:value="1.2364818957231">
            <text:p>1.2364818957</text:p>
          </table:table-cell>
          <table:table-cell table:formula="of:=[.N541]+0.1*[.M542]" office:value-type="float" office:value="46.6825123599168">
            <text:p>46.6825123599</text:p>
          </table:table-cell>
        </table:table-row>
        <table:table-row table:style-name="ro2">
          <table:table-cell office:value-type="float" office:value="16908">
            <text:p>16908</text:p>
          </table:table-cell>
          <table:table-cell office:value-type="float" office:value="-636">
            <text:p>-636</text:p>
          </table:table-cell>
          <table:table-cell office:value-type="float" office:value="1004">
            <text:p>1004</text:p>
          </table:table-cell>
          <table:table-cell table:number-columns-repeated="5"/>
          <table:table-cell table:formula="of:=IF(ABS(([.A543]-[.E$2])/16384) &gt; 0.05; ([.A543]-[.E$2])/16384; 0)" office:value-type="float" office:value="0">
            <text:p>0.000</text:p>
          </table:table-cell>
          <table:table-cell table:formula="of:=IF(ABS(([.B543]-[.F$2])/16384) &gt; 0.1; ([.B543]-[.F$2])/16384; 0)" office:value-type="float" office:value="0.100163491924157">
            <text:p>0.100</text:p>
          </table:table-cell>
          <table:table-cell table:formula="of:=IF(ABS(([.C543]-[.G$2])/16384) &gt; 0.1; ([.C543]-[.G$2])/16384; 0)" office:value-type="float" office:value="0.109967521067416">
            <text:p>0.110</text:p>
          </table:table-cell>
          <table:table-cell table:formula="of:=SQRT([.I543]*[.I543]+[.J543]*[.J543]+[.K543]*[.K543])" office:value-type="float" office:value="0.148746700145426">
            <text:p>0.15</text:p>
          </table:table-cell>
          <table:table-cell table:formula="of:=SQRT([.L543]*0.75*9.8)" office:value-type="float" office:value="1.04560424925919">
            <text:p>1.0456042493</text:p>
          </table:table-cell>
          <table:table-cell table:formula="of:=[.N542]+0.1*[.M543]" office:value-type="float" office:value="46.7870727848428">
            <text:p>46.7870727848</text:p>
          </table:table-cell>
        </table:table-row>
        <table:table-row table:style-name="ro2">
          <table:table-cell office:value-type="float" office:value="16756">
            <text:p>16756</text:p>
          </table:table-cell>
          <table:table-cell office:value-type="float" office:value="-2760">
            <text:p>-2760</text:p>
          </table:table-cell>
          <table:table-cell office:value-type="float" office:value="-1000">
            <text:p>-1000</text:p>
          </table:table-cell>
          <table:table-cell table:number-columns-repeated="5"/>
          <table:table-cell table:formula="of:=IF(ABS(([.A544]-[.E$2])/16384) &gt; 0.05; ([.A544]-[.E$2])/16384; 0)" office:value-type="float" office:value="0">
            <text:p>0.000</text:p>
          </table:table-cell>
          <table:table-cell table:formula="of:=IF(ABS(([.B544]-[.F$2])/16384) &gt; 0.1; ([.B544]-[.F$2])/16384; 0)" office:value-type="float" office:value="0">
            <text:p>0.000</text:p>
          </table:table-cell>
          <table:table-cell table:formula="of:=IF(ABS(([.C544]-[.G$2])/16384) &gt; 0.1; ([.C544]-[.G$2])/16384; 0)" office:value-type="float" office:value="0">
            <text:p>0.000</text:p>
          </table:table-cell>
          <table:table-cell table:formula="of:=SQRT([.I544]*[.I544]+[.J544]*[.J544]+[.K544]*[.K544])" office:value-type="float" office:value="0">
            <text:p>0.00</text:p>
          </table:table-cell>
          <table:table-cell table:formula="of:=SQRT([.L544]*0.75*9.8)" office:value-type="float" office:value="0">
            <text:p>0</text:p>
          </table:table-cell>
          <table:table-cell table:formula="of:=[.N543]+0.1*[.M544]" office:value-type="float" office:value="46.7870727848428">
            <text:p>46.7870727848</text:p>
          </table:table-cell>
        </table:table-row>
        <table:table-row table:style-name="ro2">
          <table:table-cell office:value-type="float" office:value="16044">
            <text:p>16044</text:p>
          </table:table-cell>
          <table:table-cell office:value-type="float" office:value="-1068">
            <text:p>-1068</text:p>
          </table:table-cell>
          <table:table-cell office:value-type="float" office:value="2948">
            <text:p>2948</text:p>
          </table:table-cell>
          <table:table-cell table:number-columns-repeated="5"/>
          <table:table-cell table:formula="of:=IF(ABS(([.A545]-[.E$2])/16384) &gt; 0.05; ([.A545]-[.E$2])/16384; 0)" office:value-type="float" office:value="0">
            <text:p>0.000</text:p>
          </table:table-cell>
          <table:table-cell table:formula="of:=IF(ABS(([.B545]-[.F$2])/16384) &gt; 0.1; ([.B545]-[.F$2])/16384; 0)" office:value-type="float" office:value="0">
            <text:p>0.000</text:p>
          </table:table-cell>
          <table:table-cell table:formula="of:=IF(ABS(([.C545]-[.G$2])/16384) &gt; 0.1; ([.C545]-[.G$2])/16384; 0)" office:value-type="float" office:value="0.228619864817416">
            <text:p>0.229</text:p>
          </table:table-cell>
          <table:table-cell table:formula="of:=SQRT([.I545]*[.I545]+[.J545]*[.J545]+[.K545]*[.K545])" office:value-type="float" office:value="0.228619864817416">
            <text:p>0.23</text:p>
          </table:table-cell>
          <table:table-cell table:formula="of:=SQRT([.L545]*0.75*9.8)" office:value-type="float" office:value="1.29628546486027">
            <text:p>1.2962854649</text:p>
          </table:table-cell>
          <table:table-cell table:formula="of:=[.N544]+0.1*[.M545]" office:value-type="float" office:value="46.9167013313288">
            <text:p>46.9167013313</text:p>
          </table:table-cell>
        </table:table-row>
        <table:table-row table:style-name="ro2">
          <table:table-cell office:value-type="float" office:value="18240">
            <text:p>18240</text:p>
          </table:table-cell>
          <table:table-cell office:value-type="float" office:value="-2612">
            <text:p>-2612</text:p>
          </table:table-cell>
          <table:table-cell office:value-type="float" office:value="-1072">
            <text:p>-1072</text:p>
          </table:table-cell>
          <table:table-cell table:number-columns-repeated="5"/>
          <table:table-cell table:formula="of:=IF(ABS(([.A546]-[.E$2])/16384) &gt; 0.05; ([.A546]-[.E$2])/16384; 0)" office:value-type="float" office:value="0.114864049332865">
            <text:p>0.115</text:p>
          </table:table-cell>
          <table:table-cell table:formula="of:=IF(ABS(([.B546]-[.F$2])/16384) &gt; 0.1; ([.B546]-[.F$2])/16384; 0)" office:value-type="float" office:value="0">
            <text:p>0.000</text:p>
          </table:table-cell>
          <table:table-cell table:formula="of:=IF(ABS(([.C546]-[.G$2])/16384) &gt; 0.1; ([.C546]-[.G$2])/16384; 0)" office:value-type="float" office:value="0">
            <text:p>0.000</text:p>
          </table:table-cell>
          <table:table-cell table:formula="of:=SQRT([.I546]*[.I546]+[.J546]*[.J546]+[.K546]*[.K546])" office:value-type="float" office:value="0.114864049332865">
            <text:p>0.11</text:p>
          </table:table-cell>
          <table:table-cell table:formula="of:=SQRT([.L546]*0.75*9.8)" office:value-type="float" office:value="0.918831193743747">
            <text:p>0.9188311937</text:p>
          </table:table-cell>
          <table:table-cell table:formula="of:=[.N545]+0.1*[.M546]" office:value-type="float" office:value="47.0085844507032">
            <text:p>47.0085844507</text:p>
          </table:table-cell>
        </table:table-row>
        <table:table-row table:style-name="ro2">
          <table:table-cell office:value-type="float" office:value="29416">
            <text:p>29416</text:p>
          </table:table-cell>
          <table:table-cell office:value-type="float" office:value="7920">
            <text:p>7920</text:p>
          </table:table-cell>
          <table:table-cell office:value-type="float" office:value="6324">
            <text:p>6324</text:p>
          </table:table-cell>
          <table:table-cell table:number-columns-repeated="5"/>
          <table:table-cell table:formula="of:=IF(ABS(([.A547]-[.E$2])/16384) &gt; 0.05; ([.A547]-[.E$2])/16384; 0)" office:value-type="float" office:value="0.796992955582865">
            <text:p>0.797</text:p>
          </table:table-cell>
          <table:table-cell table:formula="of:=IF(ABS(([.B547]-[.F$2])/16384) &gt; 0.1; ([.B547]-[.F$2])/16384; 0)" office:value-type="float" office:value="0.622380288799157">
            <text:p>0.622</text:p>
          </table:table-cell>
          <table:table-cell table:formula="of:=IF(ABS(([.C547]-[.G$2])/16384) &gt; 0.1; ([.C547]-[.G$2])/16384; 0)" office:value-type="float" office:value="0.434674552317416">
            <text:p>0.435</text:p>
          </table:table-cell>
          <table:table-cell table:formula="of:=SQRT([.I547]*[.I547]+[.J547]*[.J547]+[.K547]*[.K547])" office:value-type="float" office:value="1.10068022675379">
            <text:p>1.10</text:p>
          </table:table-cell>
          <table:table-cell table:formula="of:=SQRT([.L547]*0.75*9.8)" office:value-type="float" office:value="2.84429247206408">
            <text:p>2.8442924721</text:p>
          </table:table-cell>
          <table:table-cell table:formula="of:=[.N546]+0.1*[.M547]" office:value-type="float" office:value="47.2930136979096">
            <text:p>47.2930136979</text:p>
          </table:table-cell>
        </table:table-row>
        <table:table-row table:style-name="ro2">
          <table:table-cell office:value-type="float" office:value="10188">
            <text:p>10188</text:p>
          </table:table-cell>
          <table:table-cell office:value-type="float" office:value="-15672">
            <text:p>-15672</text:p>
          </table:table-cell>
          <table:table-cell office:value-type="float" office:value="-4908">
            <text:p>-4908</text:p>
          </table:table-cell>
          <table:table-cell table:number-columns-repeated="5"/>
          <table:table-cell table:formula="of:=IF(ABS(([.A548]-[.E$2])/16384) &gt; 0.05; ([.A548]-[.E$2])/16384; 0)" office:value-type="float" office:value="-0.376591028792135">
            <text:p>-0.377</text:p>
          </table:table-cell>
          <table:table-cell table:formula="of:=IF(ABS(([.B548]-[.F$2])/16384) &gt; 0.1; ([.B548]-[.F$2])/16384; 0)" office:value-type="float" office:value="-0.817561117450843">
            <text:p>-0.818</text:p>
          </table:table-cell>
          <table:table-cell table:formula="of:=IF(ABS(([.C548]-[.G$2])/16384) &gt; 0.1; ([.C548]-[.G$2])/16384; 0)" office:value-type="float" office:value="-0.250872322682584">
            <text:p>-0.251</text:p>
          </table:table-cell>
          <table:table-cell table:formula="of:=SQRT([.I548]*[.I548]+[.J548]*[.J548]+[.K548]*[.K548])" office:value-type="float" office:value="0.934432397780783">
            <text:p>0.93</text:p>
          </table:table-cell>
          <table:table-cell table:formula="of:=SQRT([.L548]*0.75*9.8)" office:value-type="float" office:value="2.62070183799851">
            <text:p>2.620701838</text:p>
          </table:table-cell>
          <table:table-cell table:formula="of:=[.N547]+0.1*[.M548]" office:value-type="float" office:value="47.5550838817094">
            <text:p>47.5550838817</text:p>
          </table:table-cell>
        </table:table-row>
        <table:table-row table:style-name="ro2">
          <table:table-cell office:value-type="float" office:value="7724">
            <text:p>7724</text:p>
          </table:table-cell>
          <table:table-cell office:value-type="float" office:value="-11476">
            <text:p>-11476</text:p>
          </table:table-cell>
          <table:table-cell office:value-type="float" office:value="-4180">
            <text:p>-4180</text:p>
          </table:table-cell>
          <table:table-cell table:number-columns-repeated="5"/>
          <table:table-cell table:formula="of:=IF(ABS(([.A549]-[.E$2])/16384) &gt; 0.05; ([.A549]-[.E$2])/16384; 0)" office:value-type="float" office:value="-0.526981653792135">
            <text:p>-0.527</text:p>
          </table:table-cell>
          <table:table-cell table:formula="of:=IF(ABS(([.B549]-[.F$2])/16384) &gt; 0.1; ([.B549]-[.F$2])/16384; 0)" office:value-type="float" office:value="-0.561457601825843">
            <text:p>-0.561</text:p>
          </table:table-cell>
          <table:table-cell table:formula="of:=IF(ABS(([.C549]-[.G$2])/16384) &gt; 0.1; ([.C549]-[.G$2])/16384; 0)" office:value-type="float" office:value="-0.206438728932584">
            <text:p>-0.206</text:p>
          </table:table-cell>
          <table:table-cell table:formula="of:=SQRT([.I549]*[.I549]+[.J549]*[.J549]+[.K549]*[.K549])" office:value-type="float" office:value="0.797220954870619">
            <text:p>0.80</text:p>
          </table:table-cell>
          <table:table-cell table:formula="of:=SQRT([.L549]*0.75*9.8)" office:value-type="float" office:value="2.42065570007365">
            <text:p>2.4206557001</text:p>
          </table:table-cell>
          <table:table-cell table:formula="of:=[.N548]+0.1*[.M549]" office:value-type="float" office:value="47.7971494517168">
            <text:p>47.7971494517</text:p>
          </table:table-cell>
        </table:table-row>
        <table:table-row table:style-name="ro2">
          <table:table-cell office:value-type="float" office:value="18260">
            <text:p>18260</text:p>
          </table:table-cell>
          <table:table-cell office:value-type="float" office:value="-16088">
            <text:p>-16088</text:p>
          </table:table-cell>
          <table:table-cell office:value-type="float" office:value="-5856">
            <text:p>-5856</text:p>
          </table:table-cell>
          <table:table-cell table:number-columns-repeated="5"/>
          <table:table-cell table:formula="of:=IF(ABS(([.A550]-[.E$2])/16384) &gt; 0.05; ([.A550]-[.E$2])/16384; 0)" office:value-type="float" office:value="0.116084752457865">
            <text:p>0.116</text:p>
          </table:table-cell>
          <table:table-cell table:formula="of:=IF(ABS(([.B550]-[.F$2])/16384) &gt; 0.1; ([.B550]-[.F$2])/16384; 0)" office:value-type="float" office:value="-0.842951742450843">
            <text:p>-0.843</text:p>
          </table:table-cell>
          <table:table-cell table:formula="of:=IF(ABS(([.C550]-[.G$2])/16384) &gt; 0.1; ([.C550]-[.G$2])/16384; 0)" office:value-type="float" office:value="-0.308733650807584">
            <text:p>-0.309</text:p>
          </table:table-cell>
          <table:table-cell table:formula="of:=SQRT([.I550]*[.I550]+[.J550]*[.J550]+[.K550]*[.K550])" office:value-type="float" office:value="0.905184940769065">
            <text:p>0.91</text:p>
          </table:table-cell>
          <table:table-cell table:formula="of:=SQRT([.L550]*0.75*9.8)" office:value-type="float" office:value="2.57936219144436">
            <text:p>2.5793621914</text:p>
          </table:table-cell>
          <table:table-cell table:formula="of:=[.N549]+0.1*[.M550]" office:value-type="float" office:value="48.0550856708612">
            <text:p>48.0550856709</text:p>
          </table:table-cell>
        </table:table-row>
        <table:table-row table:style-name="ro2">
          <table:table-cell office:value-type="float" office:value="22308">
            <text:p>22308</text:p>
          </table:table-cell>
          <table:table-cell office:value-type="float" office:value="-8108">
            <text:p>-8108</text:p>
          </table:table-cell>
          <table:table-cell office:value-type="float" office:value="-5696">
            <text:p>-5696</text:p>
          </table:table-cell>
          <table:table-cell table:number-columns-repeated="5"/>
          <table:table-cell table:formula="of:=IF(ABS(([.A551]-[.E$2])/16384) &gt; 0.05; ([.A551]-[.E$2])/16384; 0)" office:value-type="float" office:value="0.363155064957865">
            <text:p>0.363</text:p>
          </table:table-cell>
          <table:table-cell table:formula="of:=IF(ABS(([.B551]-[.F$2])/16384) &gt; 0.1; ([.B551]-[.F$2])/16384; 0)" office:value-type="float" office:value="-0.355891195575843">
            <text:p>-0.356</text:p>
          </table:table-cell>
          <table:table-cell table:formula="of:=IF(ABS(([.C551]-[.G$2])/16384) &gt; 0.1; ([.C551]-[.G$2])/16384; 0)" office:value-type="float" office:value="-0.298968025807584">
            <text:p>-0.299</text:p>
          </table:table-cell>
          <table:table-cell table:formula="of:=SQRT([.I551]*[.I551]+[.J551]*[.J551]+[.K551]*[.K551])" office:value-type="float" office:value="0.589849154232028">
            <text:p>0.59</text:p>
          </table:table-cell>
          <table:table-cell table:formula="of:=SQRT([.L551]*0.75*9.8)" office:value-type="float" office:value="2.08216024445896">
            <text:p>2.0821602445</text:p>
          </table:table-cell>
          <table:table-cell table:formula="of:=[.N550]+0.1*[.M551]" office:value-type="float" office:value="48.2633016953071">
            <text:p>48.2633016953</text:p>
          </table:table-cell>
        </table:table-row>
        <table:table-row table:style-name="ro2">
          <table:table-cell office:value-type="float" office:value="12280">
            <text:p>12280</text:p>
          </table:table-cell>
          <table:table-cell office:value-type="float" office:value="-2856">
            <text:p>-2856</text:p>
          </table:table-cell>
          <table:table-cell office:value-type="float" office:value="-11448">
            <text:p>-11448</text:p>
          </table:table-cell>
          <table:table-cell table:number-columns-repeated="5"/>
          <table:table-cell table:formula="of:=IF(ABS(([.A552]-[.E$2])/16384) &gt; 0.05; ([.A552]-[.E$2])/16384; 0)" office:value-type="float" office:value="-0.248905481917135">
            <text:p>-0.249</text:p>
          </table:table-cell>
          <table:table-cell table:formula="of:=IF(ABS(([.B552]-[.F$2])/16384) &gt; 0.1; ([.B552]-[.F$2])/16384; 0)" office:value-type="float" office:value="0">
            <text:p>0.000</text:p>
          </table:table-cell>
          <table:table-cell table:formula="of:=IF(ABS(([.C552]-[.G$2])/16384) &gt; 0.1; ([.C552]-[.G$2])/16384; 0)" office:value-type="float" office:value="-0.650042244557584">
            <text:p>-0.650</text:p>
          </table:table-cell>
          <table:table-cell table:formula="of:=SQRT([.I552]*[.I552]+[.J552]*[.J552]+[.K552]*[.K552])" office:value-type="float" office:value="0.696066705594991">
            <text:p>0.70</text:p>
          </table:table-cell>
          <table:table-cell table:formula="of:=SQRT([.L552]*0.75*9.8)" office:value-type="float" office:value="2.26187760193234">
            <text:p>2.2618776019</text:p>
          </table:table-cell>
          <table:table-cell table:formula="of:=[.N551]+0.1*[.M552]" office:value-type="float" office:value="48.4894894555004">
            <text:p>48.4894894555</text:p>
          </table:table-cell>
        </table:table-row>
        <table:table-row table:style-name="ro2">
          <table:table-cell office:value-type="float" office:value="22896">
            <text:p>22896</text:p>
          </table:table-cell>
          <table:table-cell office:value-type="float" office:value="-4740">
            <text:p>-4740</text:p>
          </table:table-cell>
          <table:table-cell office:value-type="float" office:value="-920">
            <text:p>-920</text:p>
          </table:table-cell>
          <table:table-cell table:number-columns-repeated="5"/>
          <table:table-cell table:formula="of:=IF(ABS(([.A553]-[.E$2])/16384) &gt; 0.05; ([.A553]-[.E$2])/16384; 0)" office:value-type="float" office:value="0.399043736832865">
            <text:p>0.399</text:p>
          </table:table-cell>
          <table:table-cell table:formula="of:=IF(ABS(([.B553]-[.F$2])/16384) &gt; 0.1; ([.B553]-[.F$2])/16384; 0)" office:value-type="float" office:value="-0.150324789325843">
            <text:p>-0.150</text:p>
          </table:table-cell>
          <table:table-cell table:formula="of:=IF(ABS(([.C553]-[.G$2])/16384) &gt; 0.1; ([.C553]-[.G$2])/16384; 0)" office:value-type="float" office:value="0">
            <text:p>0.000</text:p>
          </table:table-cell>
          <table:table-cell table:formula="of:=SQRT([.I553]*[.I553]+[.J553]*[.J553]+[.K553]*[.K553])" office:value-type="float" office:value="0.426419331399734">
            <text:p>0.43</text:p>
          </table:table-cell>
          <table:table-cell table:formula="of:=SQRT([.L553]*0.75*9.8)" office:value-type="float" office:value="1.77036213408106">
            <text:p>1.7703621341</text:p>
          </table:table-cell>
          <table:table-cell table:formula="of:=[.N552]+0.1*[.M553]" office:value-type="float" office:value="48.6665256689085">
            <text:p>48.6665256689</text:p>
          </table:table-cell>
        </table:table-row>
        <table:table-row table:style-name="ro2">
          <table:table-cell office:value-type="float" office:value="18864">
            <text:p>18864</text:p>
          </table:table-cell>
          <table:table-cell office:value-type="float" office:value="-2220">
            <text:p>-2220</text:p>
          </table:table-cell>
          <table:table-cell office:value-type="float" office:value="-3852">
            <text:p>-3852</text:p>
          </table:table-cell>
          <table:table-cell table:number-columns-repeated="5"/>
          <table:table-cell table:formula="of:=IF(ABS(([.A554]-[.E$2])/16384) &gt; 0.05; ([.A554]-[.E$2])/16384; 0)" office:value-type="float" office:value="0.152949986832865">
            <text:p>0.153</text:p>
          </table:table-cell>
          <table:table-cell table:formula="of:=IF(ABS(([.B554]-[.F$2])/16384) &gt; 0.1; ([.B554]-[.F$2])/16384; 0)" office:value-type="float" office:value="0">
            <text:p>0.000</text:p>
          </table:table-cell>
          <table:table-cell table:formula="of:=IF(ABS(([.C554]-[.G$2])/16384) &gt; 0.1; ([.C554]-[.G$2])/16384; 0)" office:value-type="float" office:value="-0.186419197682584">
            <text:p>-0.186</text:p>
          </table:table-cell>
          <table:table-cell table:formula="of:=SQRT([.I554]*[.I554]+[.J554]*[.J554]+[.K554]*[.K554])" office:value-type="float" office:value="0.241134434987606">
            <text:p>0.24</text:p>
          </table:table-cell>
          <table:table-cell table:formula="of:=SQRT([.L554]*0.75*9.8)" office:value-type="float" office:value="1.33129189029262">
            <text:p>1.3312918903</text:p>
          </table:table-cell>
          <table:table-cell table:formula="of:=[.N553]+0.1*[.M554]" office:value-type="float" office:value="48.7996548579377">
            <text:p>48.7996548579</text:p>
          </table:table-cell>
        </table:table-row>
        <table:table-row table:style-name="ro2">
          <table:table-cell office:value-type="float" office:value="17100">
            <text:p>17100</text:p>
          </table:table-cell>
          <table:table-cell office:value-type="float" office:value="-616">
            <text:p>-616</text:p>
          </table:table-cell>
          <table:table-cell office:value-type="float" office:value="404">
            <text:p>404</text:p>
          </table:table-cell>
          <table:table-cell table:number-columns-repeated="5"/>
          <table:table-cell table:formula="of:=IF(ABS(([.A555]-[.E$2])/16384) &gt; 0.05; ([.A555]-[.E$2])/16384; 0)" office:value-type="float" office:value="0">
            <text:p>0.000</text:p>
          </table:table-cell>
          <table:table-cell table:formula="of:=IF(ABS(([.B555]-[.F$2])/16384) &gt; 0.1; ([.B555]-[.F$2])/16384; 0)" office:value-type="float" office:value="0.101384195049157">
            <text:p>0.101</text:p>
          </table:table-cell>
          <table:table-cell table:formula="of:=IF(ABS(([.C555]-[.G$2])/16384) &gt; 0.1; ([.C555]-[.G$2])/16384; 0)" office:value-type="float" office:value="0">
            <text:p>0.000</text:p>
          </table:table-cell>
          <table:table-cell table:formula="of:=SQRT([.I555]*[.I555]+[.J555]*[.J555]+[.K555]*[.K555])" office:value-type="float" office:value="0.101384195049157">
            <text:p>0.10</text:p>
          </table:table-cell>
          <table:table-cell table:formula="of:=SQRT([.L555]*0.75*9.8)" office:value-type="float" office:value="0.86323451831545">
            <text:p>0.8632345183</text:p>
          </table:table-cell>
          <table:table-cell table:formula="of:=[.N554]+0.1*[.M555]" office:value-type="float" office:value="48.8859783097693">
            <text:p>48.8859783098</text:p>
          </table:table-cell>
        </table:table-row>
        <table:table-row table:style-name="ro2">
          <table:table-cell office:value-type="float" office:value="16336">
            <text:p>16336</text:p>
          </table:table-cell>
          <table:table-cell office:value-type="float" office:value="-1812">
            <text:p>-1812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556]-[.E$2])/16384) &gt; 0.05; ([.A556]-[.E$2])/16384; 0)" office:value-type="float" office:value="0">
            <text:p>0.000</text:p>
          </table:table-cell>
          <table:table-cell table:formula="of:=IF(ABS(([.B556]-[.F$2])/16384) &gt; 0.1; ([.B556]-[.F$2])/16384; 0)" office:value-type="float" office:value="0">
            <text:p>0.000</text:p>
          </table:table-cell>
          <table:table-cell table:formula="of:=IF(ABS(([.C556]-[.G$2])/16384) &gt; 0.1; ([.C556]-[.G$2])/16384; 0)" office:value-type="float" office:value="0">
            <text:p>0.000</text:p>
          </table:table-cell>
          <table:table-cell table:formula="of:=SQRT([.I556]*[.I556]+[.J556]*[.J556]+[.K556]*[.K556])" office:value-type="float" office:value="0">
            <text:p>0.00</text:p>
          </table:table-cell>
          <table:table-cell table:formula="of:=SQRT([.L556]*0.75*9.8)" office:value-type="float" office:value="0">
            <text:p>0</text:p>
          </table:table-cell>
          <table:table-cell table:formula="of:=[.N555]+0.1*[.M556]" office:value-type="float" office:value="48.8859783097693">
            <text:p>48.8859783098</text:p>
          </table:table-cell>
        </table:table-row>
        <table:table-row table:style-name="ro2">
          <table:table-cell office:value-type="float" office:value="16184">
            <text:p>16184</text:p>
          </table:table-cell>
          <table:table-cell office:value-type="float" office:value="-2004">
            <text:p>-2004</text:p>
          </table:table-cell>
          <table:table-cell office:value-type="float" office:value="1852">
            <text:p>1852</text:p>
          </table:table-cell>
          <table:table-cell table:number-columns-repeated="5"/>
          <table:table-cell table:formula="of:=IF(ABS(([.A557]-[.E$2])/16384) &gt; 0.05; ([.A557]-[.E$2])/16384; 0)" office:value-type="float" office:value="0">
            <text:p>0.000</text:p>
          </table:table-cell>
          <table:table-cell table:formula="of:=IF(ABS(([.B557]-[.F$2])/16384) &gt; 0.1; ([.B557]-[.F$2])/16384; 0)" office:value-type="float" office:value="0">
            <text:p>0.000</text:p>
          </table:table-cell>
          <table:table-cell table:formula="of:=IF(ABS(([.C557]-[.G$2])/16384) &gt; 0.1; ([.C557]-[.G$2])/16384; 0)" office:value-type="float" office:value="0.161725333567416">
            <text:p>0.162</text:p>
          </table:table-cell>
          <table:table-cell table:formula="of:=SQRT([.I557]*[.I557]+[.J557]*[.J557]+[.K557]*[.K557])" office:value-type="float" office:value="0.161725333567416">
            <text:p>0.16</text:p>
          </table:table-cell>
          <table:table-cell table:formula="of:=SQRT([.L557]*0.75*9.8)" office:value-type="float" office:value="1.09026657369678">
            <text:p>1.0902665737</text:p>
          </table:table-cell>
          <table:table-cell table:formula="of:=[.N556]+0.1*[.M557]" office:value-type="float" office:value="48.9950049671389">
            <text:p>48.9950049671</text:p>
          </table:table-cell>
        </table:table-row>
        <table:table-row table:style-name="ro2">
          <table:table-cell office:value-type="float" office:value="20220">
            <text:p>20220</text:p>
          </table:table-cell>
          <table:table-cell office:value-type="float" office:value="840">
            <text:p>840</text:p>
          </table:table-cell>
          <table:table-cell office:value-type="float" office:value="-140">
            <text:p>-140</text:p>
          </table:table-cell>
          <table:table-cell table:number-columns-repeated="5"/>
          <table:table-cell table:formula="of:=IF(ABS(([.A558]-[.E$2])/16384) &gt; 0.05; ([.A558]-[.E$2])/16384; 0)" office:value-type="float" office:value="0.235713658707865">
            <text:p>0.236</text:p>
          </table:table-cell>
          <table:table-cell table:formula="of:=IF(ABS(([.B558]-[.F$2])/16384) &gt; 0.1; ([.B558]-[.F$2])/16384; 0)" office:value-type="float" office:value="0.190251382549157">
            <text:p>0.190</text:p>
          </table:table-cell>
          <table:table-cell table:formula="of:=IF(ABS(([.C558]-[.G$2])/16384) &gt; 0.1; ([.C558]-[.G$2])/16384; 0)" office:value-type="float" office:value="0">
            <text:p>0.000</text:p>
          </table:table-cell>
          <table:table-cell table:formula="of:=SQRT([.I558]*[.I558]+[.J558]*[.J558]+[.K558]*[.K558])" office:value-type="float" office:value="0.302913382773548">
            <text:p>0.30</text:p>
          </table:table-cell>
          <table:table-cell table:formula="of:=SQRT([.L558]*0.75*9.8)" office:value-type="float" office:value="1.49211707428927">
            <text:p>1.4921170743</text:p>
          </table:table-cell>
          <table:table-cell table:formula="of:=[.N557]+0.1*[.M558]" office:value-type="float" office:value="49.1442166745679">
            <text:p>49.1442166746</text:p>
          </table:table-cell>
        </table:table-row>
        <table:table-row table:style-name="ro2">
          <table:table-cell office:value-type="float" office:value="24872">
            <text:p>24872</text:p>
          </table:table-cell>
          <table:table-cell office:value-type="float" office:value="-2312">
            <text:p>-2312</text:p>
          </table:table-cell>
          <table:table-cell office:value-type="float" office:value="5252">
            <text:p>5252</text:p>
          </table:table-cell>
          <table:table-cell table:number-columns-repeated="5"/>
          <table:table-cell table:formula="of:=IF(ABS(([.A559]-[.E$2])/16384) &gt; 0.05; ([.A559]-[.E$2])/16384; 0)" office:value-type="float" office:value="0.519649205582865">
            <text:p>0.520</text:p>
          </table:table-cell>
          <table:table-cell table:formula="of:=IF(ABS(([.B559]-[.F$2])/16384) &gt; 0.1; ([.B559]-[.F$2])/16384; 0)" office:value-type="float" office:value="0">
            <text:p>0.000</text:p>
          </table:table-cell>
          <table:table-cell table:formula="of:=IF(ABS(([.C559]-[.G$2])/16384) &gt; 0.1; ([.C559]-[.G$2])/16384; 0)" office:value-type="float" office:value="0.369244864817416">
            <text:p>0.369</text:p>
          </table:table-cell>
          <table:table-cell table:formula="of:=SQRT([.I559]*[.I559]+[.J559]*[.J559]+[.K559]*[.K559])" office:value-type="float" office:value="0.637477111006297">
            <text:p>0.64</text:p>
          </table:table-cell>
          <table:table-cell table:formula="of:=SQRT([.L559]*0.75*9.8)" office:value-type="float" office:value="2.1645915933257">
            <text:p>2.1645915933</text:p>
          </table:table-cell>
          <table:table-cell table:formula="of:=[.N558]+0.1*[.M559]" office:value-type="float" office:value="49.3606758339004">
            <text:p>49.3606758339</text:p>
          </table:table-cell>
        </table:table-row>
        <table:table-row table:style-name="ro2">
          <table:table-cell office:value-type="float" office:value="19068">
            <text:p>19068</text:p>
          </table:table-cell>
          <table:table-cell office:value-type="float" office:value="-5412">
            <text:p>-5412</text:p>
          </table:table-cell>
          <table:table-cell office:value-type="float" office:value="3964">
            <text:p>3964</text:p>
          </table:table-cell>
          <table:table-cell table:number-columns-repeated="5"/>
          <table:table-cell table:formula="of:=IF(ABS(([.A560]-[.E$2])/16384) &gt; 0.05; ([.A560]-[.E$2])/16384; 0)" office:value-type="float" office:value="0.165401158707865">
            <text:p>0.165</text:p>
          </table:table-cell>
          <table:table-cell table:formula="of:=IF(ABS(([.B560]-[.F$2])/16384) &gt; 0.1; ([.B560]-[.F$2])/16384; 0)" office:value-type="float" office:value="-0.191340414325843">
            <text:p>-0.191</text:p>
          </table:table-cell>
          <table:table-cell table:formula="of:=IF(ABS(([.C560]-[.G$2])/16384) &gt; 0.1; ([.C560]-[.G$2])/16384; 0)" office:value-type="float" office:value="0.290631583567416">
            <text:p>0.291</text:p>
          </table:table-cell>
          <table:table-cell table:formula="of:=SQRT([.I560]*[.I560]+[.J560]*[.J560]+[.K560]*[.K560])" office:value-type="float" office:value="0.385273169093298">
            <text:p>0.39</text:p>
          </table:table-cell>
          <table:table-cell table:formula="of:=SQRT([.L560]*0.75*9.8)" office:value-type="float" office:value="1.6827827527152">
            <text:p>1.6827827527</text:p>
          </table:table-cell>
          <table:table-cell table:formula="of:=[.N559]+0.1*[.M560]" office:value-type="float" office:value="49.528954109172">
            <text:p>49.5289541092</text:p>
          </table:table-cell>
        </table:table-row>
        <table:table-row table:style-name="ro2">
          <table:table-cell office:value-type="float" office:value="8328">
            <text:p>8328</text:p>
          </table:table-cell>
          <table:table-cell office:value-type="float" office:value="-3472">
            <text:p>-3472</text:p>
          </table:table-cell>
          <table:table-cell office:value-type="float" office:value="1988">
            <text:p>1988</text:p>
          </table:table-cell>
          <table:table-cell table:number-columns-repeated="5"/>
          <table:table-cell table:formula="of:=IF(ABS(([.A561]-[.E$2])/16384) &gt; 0.05; ([.A561]-[.E$2])/16384; 0)" office:value-type="float" office:value="-0.490116419417135">
            <text:p>-0.490</text:p>
          </table:table-cell>
          <table:table-cell table:formula="of:=IF(ABS(([.B561]-[.F$2])/16384) &gt; 0.1; ([.B561]-[.F$2])/16384; 0)" office:value-type="float" office:value="0">
            <text:p>0.000</text:p>
          </table:table-cell>
          <table:table-cell table:formula="of:=IF(ABS(([.C561]-[.G$2])/16384) &gt; 0.1; ([.C561]-[.G$2])/16384; 0)" office:value-type="float" office:value="0.170026114817416">
            <text:p>0.170</text:p>
          </table:table-cell>
          <table:table-cell table:formula="of:=SQRT([.I561]*[.I561]+[.J561]*[.J561]+[.K561]*[.K561])" office:value-type="float" office:value="0.518770647109277">
            <text:p>0.52</text:p>
          </table:table-cell>
          <table:table-cell table:formula="of:=SQRT([.L561]*0.75*9.8)" office:value-type="float" office:value="1.95268129920199">
            <text:p>1.9526812992</text:p>
          </table:table-cell>
          <table:table-cell table:formula="of:=[.N560]+0.1*[.M561]" office:value-type="float" office:value="49.7242222390922">
            <text:p>49.7242222391</text:p>
          </table:table-cell>
        </table:table-row>
        <table:table-row table:style-name="ro2">
          <table:table-cell office:value-type="float" office:value="14600">
            <text:p>14600</text:p>
          </table:table-cell>
          <table:table-cell office:value-type="float" office:value="-6984">
            <text:p>-6984</text:p>
          </table:table-cell>
          <table:table-cell office:value-type="float" office:value="-3944">
            <text:p>-3944</text:p>
          </table:table-cell>
          <table:table-cell table:number-columns-repeated="5"/>
          <table:table-cell table:formula="of:=IF(ABS(([.A562]-[.E$2])/16384) &gt; 0.05; ([.A562]-[.E$2])/16384; 0)" office:value-type="float" office:value="-0.107303919417135">
            <text:p>-0.107</text:p>
          </table:table-cell>
          <table:table-cell table:formula="of:=IF(ABS(([.B562]-[.F$2])/16384) &gt; 0.1; ([.B562]-[.F$2])/16384; 0)" office:value-type="float" office:value="-0.287287679950843">
            <text:p>-0.287</text:p>
          </table:table-cell>
          <table:table-cell table:formula="of:=IF(ABS(([.C562]-[.G$2])/16384) &gt; 0.1; ([.C562]-[.G$2])/16384; 0)" office:value-type="float" office:value="-0.192034432057584">
            <text:p>-0.192</text:p>
          </table:table-cell>
          <table:table-cell table:formula="of:=SQRT([.I562]*[.I562]+[.J562]*[.J562]+[.K562]*[.K562])" office:value-type="float" office:value="0.361836379140483">
            <text:p>0.36</text:p>
          </table:table-cell>
          <table:table-cell table:formula="of:=SQRT([.L562]*0.75*9.8)" office:value-type="float" office:value="1.63079654975185">
            <text:p>1.6307965498</text:p>
          </table:table-cell>
          <table:table-cell table:formula="of:=[.N561]+0.1*[.M562]" office:value-type="float" office:value="49.8873018940673">
            <text:p>49.8873018941</text:p>
          </table:table-cell>
        </table:table-row>
        <table:table-row table:style-name="ro2">
          <table:table-cell office:value-type="float" office:value="23384">
            <text:p>23384</text:p>
          </table:table-cell>
          <table:table-cell office:value-type="float" office:value="-11356">
            <text:p>-11356</text:p>
          </table:table-cell>
          <table:table-cell office:value-type="float" office:value="-9276">
            <text:p>-9276</text:p>
          </table:table-cell>
          <table:table-cell table:number-columns-repeated="5"/>
          <table:table-cell table:formula="of:=IF(ABS(([.A563]-[.E$2])/16384) &gt; 0.05; ([.A563]-[.E$2])/16384; 0)" office:value-type="float" office:value="0.428828893082865">
            <text:p>0.429</text:p>
          </table:table-cell>
          <table:table-cell table:formula="of:=IF(ABS(([.B563]-[.F$2])/16384) &gt; 0.1; ([.B563]-[.F$2])/16384; 0)" office:value-type="float" office:value="-0.554133383075843">
            <text:p>-0.554</text:p>
          </table:table-cell>
          <table:table-cell table:formula="of:=IF(ABS(([.C563]-[.G$2])/16384) &gt; 0.1; ([.C563]-[.G$2])/16384; 0)" office:value-type="float" office:value="-0.517473885182584">
            <text:p>-0.517</text:p>
          </table:table-cell>
          <table:table-cell table:formula="of:=SQRT([.I563]*[.I563]+[.J563]*[.J563]+[.K563]*[.K563])" office:value-type="float" office:value="0.871055249469121">
            <text:p>0.87</text:p>
          </table:table-cell>
          <table:table-cell table:formula="of:=SQRT([.L563]*0.75*9.8)" office:value-type="float" office:value="2.53026798651804">
            <text:p>2.5302679865</text:p>
          </table:table-cell>
          <table:table-cell table:formula="of:=[.N562]+0.1*[.M563]" office:value-type="float" office:value="50.1403286927191">
            <text:p>50.1403286927</text:p>
          </table:table-cell>
        </table:table-row>
        <table:table-row table:style-name="ro2">
          <table:table-cell office:value-type="float" office:value="10508">
            <text:p>10508</text:p>
          </table:table-cell>
          <table:table-cell office:value-type="float" office:value="-6772">
            <text:p>-6772</text:p>
          </table:table-cell>
          <table:table-cell office:value-type="float" office:value="-13376">
            <text:p>-13376</text:p>
          </table:table-cell>
          <table:table-cell table:number-columns-repeated="5"/>
          <table:table-cell table:formula="of:=IF(ABS(([.A564]-[.E$2])/16384) &gt; 0.05; ([.A564]-[.E$2])/16384; 0)" office:value-type="float" office:value="-0.357059778792135">
            <text:p>-0.357</text:p>
          </table:table-cell>
          <table:table-cell table:formula="of:=IF(ABS(([.B564]-[.F$2])/16384) &gt; 0.1; ([.B564]-[.F$2])/16384; 0)" office:value-type="float" office:value="-0.274348226825843">
            <text:p>-0.274</text:p>
          </table:table-cell>
          <table:table-cell table:formula="of:=IF(ABS(([.C564]-[.G$2])/16384) &gt; 0.1; ([.C564]-[.G$2])/16384; 0)" office:value-type="float" office:value="-0.767718025807584">
            <text:p>-0.768</text:p>
          </table:table-cell>
          <table:table-cell table:formula="of:=SQRT([.I564]*[.I564]+[.J564]*[.J564]+[.K564]*[.K564])" office:value-type="float" office:value="0.890027866048849">
            <text:p>0.89</text:p>
          </table:table-cell>
          <table:table-cell table:formula="of:=SQRT([.L564]*0.75*9.8)" office:value-type="float" office:value="2.55767566658852">
            <text:p>2.5576756666</text:p>
          </table:table-cell>
          <table:table-cell table:formula="of:=[.N563]+0.1*[.M564]" office:value-type="float" office:value="50.396096259378">
            <text:p>50.3960962594</text:p>
          </table:table-cell>
        </table:table-row>
        <table:table-row table:style-name="ro2">
          <table:table-cell office:value-type="float" office:value="26536">
            <text:p>26536</text:p>
          </table:table-cell>
          <table:table-cell office:value-type="float" office:value="-8488">
            <text:p>-8488</text:p>
          </table:table-cell>
          <table:table-cell office:value-type="float" office:value="-9356">
            <text:p>-9356</text:p>
          </table:table-cell>
          <table:table-cell table:number-columns-repeated="5"/>
          <table:table-cell table:formula="of:=IF(ABS(([.A565]-[.E$2])/16384) &gt; 0.05; ([.A565]-[.E$2])/16384; 0)" office:value-type="float" office:value="0.621211705582865">
            <text:p>0.621</text:p>
          </table:table-cell>
          <table:table-cell table:formula="of:=IF(ABS(([.B565]-[.F$2])/16384) &gt; 0.1; ([.B565]-[.F$2])/16384; 0)" office:value-type="float" office:value="-0.379084554950843">
            <text:p>-0.379</text:p>
          </table:table-cell>
          <table:table-cell table:formula="of:=IF(ABS(([.C565]-[.G$2])/16384) &gt; 0.1; ([.C565]-[.G$2])/16384; 0)" office:value-type="float" office:value="-0.522356697682584">
            <text:p>-0.522</text:p>
          </table:table-cell>
          <table:table-cell table:formula="of:=SQRT([.I565]*[.I565]+[.J565]*[.J565]+[.K565]*[.K565])" office:value-type="float" office:value="0.895804444379076">
            <text:p>0.90</text:p>
          </table:table-cell>
          <table:table-cell table:formula="of:=SQRT([.L565]*0.75*9.8)" office:value-type="float" office:value="2.56596232750721">
            <text:p>2.5659623275</text:p>
          </table:table-cell>
          <table:table-cell table:formula="of:=[.N564]+0.1*[.M565]" office:value-type="float" office:value="50.6526924921287">
            <text:p>50.6526924921</text:p>
          </table:table-cell>
        </table:table-row>
        <table:table-row table:style-name="ro2">
          <table:table-cell office:value-type="float" office:value="17944">
            <text:p>17944</text:p>
          </table:table-cell>
          <table:table-cell office:value-type="float" office:value="1164">
            <text:p>1164</text:p>
          </table:table-cell>
          <table:table-cell office:value-type="float" office:value="-16">
            <text:p>-16</text:p>
          </table:table-cell>
          <table:table-cell table:number-columns-repeated="5"/>
          <table:table-cell table:formula="of:=IF(ABS(([.A566]-[.E$2])/16384) &gt; 0.05; ([.A566]-[.E$2])/16384; 0)" office:value-type="float" office:value="0.0967976430828652">
            <text:p>0.097</text:p>
          </table:table-cell>
          <table:table-cell table:formula="of:=IF(ABS(([.B566]-[.F$2])/16384) &gt; 0.1; ([.B566]-[.F$2])/16384; 0)" office:value-type="float" office:value="0.210026773174157">
            <text:p>0.210</text:p>
          </table:table-cell>
          <table:table-cell table:formula="of:=IF(ABS(([.C566]-[.G$2])/16384) &gt; 0.1; ([.C566]-[.G$2])/16384; 0)" office:value-type="float" office:value="0">
            <text:p>0.000</text:p>
          </table:table-cell>
          <table:table-cell table:formula="of:=SQRT([.I566]*[.I566]+[.J566]*[.J566]+[.K566]*[.K566])" office:value-type="float" office:value="0.231259657433688">
            <text:p>0.23</text:p>
          </table:table-cell>
          <table:table-cell table:formula="of:=SQRT([.L566]*0.75*9.8)" office:value-type="float" office:value="1.30374785987844">
            <text:p>1.3037478599</text:p>
          </table:table-cell>
          <table:table-cell table:formula="of:=[.N565]+0.1*[.M566]" office:value-type="float" office:value="50.7830672781166">
            <text:p>50.7830672781</text:p>
          </table:table-cell>
        </table:table-row>
        <table:table-row table:style-name="ro2">
          <table:table-cell office:value-type="float" office:value="16740">
            <text:p>16740</text:p>
          </table:table-cell>
          <table:table-cell office:value-type="float" office:value="-2988">
            <text:p>-2988</text:p>
          </table:table-cell>
          <table:table-cell office:value-type="float" office:value="2304">
            <text:p>2304</text:p>
          </table:table-cell>
          <table:table-cell table:number-columns-repeated="5"/>
          <table:table-cell table:formula="of:=IF(ABS(([.A567]-[.E$2])/16384) &gt; 0.05; ([.A567]-[.E$2])/16384; 0)" office:value-type="float" office:value="0">
            <text:p>0.000</text:p>
          </table:table-cell>
          <table:table-cell table:formula="of:=IF(ABS(([.B567]-[.F$2])/16384) &gt; 0.1; ([.B567]-[.F$2])/16384; 0)" office:value-type="float" office:value="0">
            <text:p>0.000</text:p>
          </table:table-cell>
          <table:table-cell table:formula="of:=IF(ABS(([.C567]-[.G$2])/16384) &gt; 0.1; ([.C567]-[.G$2])/16384; 0)" office:value-type="float" office:value="0.189313224192416">
            <text:p>0.189</text:p>
          </table:table-cell>
          <table:table-cell table:formula="of:=SQRT([.I567]*[.I567]+[.J567]*[.J567]+[.K567]*[.K567])" office:value-type="float" office:value="0.189313224192416">
            <text:p>0.19</text:p>
          </table:table-cell>
          <table:table-cell table:formula="of:=SQRT([.L567]*0.75*9.8)" office:value-type="float" office:value="1.17959832053723">
            <text:p>1.1795983205</text:p>
          </table:table-cell>
          <table:table-cell table:formula="of:=[.N566]+0.1*[.M567]" office:value-type="float" office:value="50.9010271101703">
            <text:p>50.9010271102</text:p>
          </table:table-cell>
        </table:table-row>
        <table:table-row table:style-name="ro2">
          <table:table-cell office:value-type="float" office:value="16396">
            <text:p>16396</text:p>
          </table:table-cell>
          <table:table-cell office:value-type="float" office:value="-3476">
            <text:p>-3476</text:p>
          </table:table-cell>
          <table:table-cell office:value-type="float" office:value="-452">
            <text:p>-452</text:p>
          </table:table-cell>
          <table:table-cell table:number-columns-repeated="5"/>
          <table:table-cell table:formula="of:=IF(ABS(([.A568]-[.E$2])/16384) &gt; 0.05; ([.A568]-[.E$2])/16384; 0)" office:value-type="float" office:value="0">
            <text:p>0.000</text:p>
          </table:table-cell>
          <table:table-cell table:formula="of:=IF(ABS(([.B568]-[.F$2])/16384) &gt; 0.1; ([.B568]-[.F$2])/16384; 0)" office:value-type="float" office:value="0">
            <text:p>0.000</text:p>
          </table:table-cell>
          <table:table-cell table:formula="of:=IF(ABS(([.C568]-[.G$2])/16384) &gt; 0.1; ([.C568]-[.G$2])/16384; 0)" office:value-type="float" office:value="0">
            <text:p>0.000</text:p>
          </table:table-cell>
          <table:table-cell table:formula="of:=SQRT([.I568]*[.I568]+[.J568]*[.J568]+[.K568]*[.K568])" office:value-type="float" office:value="0">
            <text:p>0.00</text:p>
          </table:table-cell>
          <table:table-cell table:formula="of:=SQRT([.L568]*0.75*9.8)" office:value-type="float" office:value="0">
            <text:p>0</text:p>
          </table:table-cell>
          <table:table-cell table:formula="of:=[.N567]+0.1*[.M568]" office:value-type="float" office:value="50.9010271101703">
            <text:p>50.9010271102</text:p>
          </table:table-cell>
        </table:table-row>
        <table:table-row table:style-name="ro2">
          <table:table-cell office:value-type="float" office:value="16360">
            <text:p>16360</text:p>
          </table:table-cell>
          <table:table-cell office:value-type="float" office:value="-3648">
            <text:p>-3648</text:p>
          </table:table-cell>
          <table:table-cell office:value-type="float" office:value="64">
            <text:p>64</text:p>
          </table:table-cell>
          <table:table-cell table:number-columns-repeated="5"/>
          <table:table-cell table:formula="of:=IF(ABS(([.A569]-[.E$2])/16384) &gt; 0.05; ([.A569]-[.E$2])/16384; 0)" office:value-type="float" office:value="0">
            <text:p>0.000</text:p>
          </table:table-cell>
          <table:table-cell table:formula="of:=IF(ABS(([.B569]-[.F$2])/16384) &gt; 0.1; ([.B569]-[.F$2])/16384; 0)" office:value-type="float" office:value="0">
            <text:p>0.000</text:p>
          </table:table-cell>
          <table:table-cell table:formula="of:=IF(ABS(([.C569]-[.G$2])/16384) &gt; 0.1; ([.C569]-[.G$2])/16384; 0)" office:value-type="float" office:value="0">
            <text:p>0.000</text:p>
          </table:table-cell>
          <table:table-cell table:formula="of:=SQRT([.I569]*[.I569]+[.J569]*[.J569]+[.K569]*[.K569])" office:value-type="float" office:value="0">
            <text:p>0.00</text:p>
          </table:table-cell>
          <table:table-cell table:formula="of:=SQRT([.L569]*0.75*9.8)" office:value-type="float" office:value="0">
            <text:p>0</text:p>
          </table:table-cell>
          <table:table-cell table:formula="of:=[.N568]+0.1*[.M569]" office:value-type="float" office:value="50.9010271101703">
            <text:p>50.9010271102</text:p>
          </table:table-cell>
        </table:table-row>
        <table:table-row table:style-name="ro2">
          <table:table-cell office:value-type="float" office:value="18820">
            <text:p>18820</text:p>
          </table:table-cell>
          <table:table-cell office:value-type="float" office:value="-2936">
            <text:p>-2936</text:p>
          </table:table-cell>
          <table:table-cell office:value-type="float" office:value="624">
            <text:p>624</text:p>
          </table:table-cell>
          <table:table-cell table:number-columns-repeated="5"/>
          <table:table-cell table:formula="of:=IF(ABS(([.A570]-[.E$2])/16384) &gt; 0.05; ([.A570]-[.E$2])/16384; 0)" office:value-type="float" office:value="0.150264439957865">
            <text:p>0.150</text:p>
          </table:table-cell>
          <table:table-cell table:formula="of:=IF(ABS(([.B570]-[.F$2])/16384) &gt; 0.1; ([.B570]-[.F$2])/16384; 0)" office:value-type="float" office:value="0">
            <text:p>0.000</text:p>
          </table:table-cell>
          <table:table-cell table:formula="of:=IF(ABS(([.C570]-[.G$2])/16384) &gt; 0.1; ([.C570]-[.G$2])/16384; 0)" office:value-type="float" office:value="0">
            <text:p>0.000</text:p>
          </table:table-cell>
          <table:table-cell table:formula="of:=SQRT([.I570]*[.I570]+[.J570]*[.J570]+[.K570]*[.K570])" office:value-type="float" office:value="0.150264439957865">
            <text:p>0.15</text:p>
          </table:table-cell>
          <table:table-cell table:formula="of:=SQRT([.L570]*0.75*9.8)" office:value-type="float" office:value="1.0509251322955">
            <text:p>1.0509251323</text:p>
          </table:table-cell>
          <table:table-cell table:formula="of:=[.N569]+0.1*[.M570]" office:value-type="float" office:value="51.0061196233998">
            <text:p>51.0061196234</text:p>
          </table:table-cell>
        </table:table-row>
        <table:table-row table:style-name="ro2">
          <table:table-cell office:value-type="float" office:value="27036">
            <text:p>27036</text:p>
          </table:table-cell>
          <table:table-cell office:value-type="float" office:value="-5064">
            <text:p>-5064</text:p>
          </table:table-cell>
          <table:table-cell office:value-type="float" office:value="6916">
            <text:p>6916</text:p>
          </table:table-cell>
          <table:table-cell table:number-columns-repeated="5"/>
          <table:table-cell table:formula="of:=IF(ABS(([.A571]-[.E$2])/16384) &gt; 0.05; ([.A571]-[.E$2])/16384; 0)" office:value-type="float" office:value="0.651729283707865">
            <text:p>0.652</text:p>
          </table:table-cell>
          <table:table-cell table:formula="of:=IF(ABS(([.B571]-[.F$2])/16384) &gt; 0.1; ([.B571]-[.F$2])/16384; 0)" office:value-type="float" office:value="-0.170100179950843">
            <text:p>-0.170</text:p>
          </table:table-cell>
          <table:table-cell table:formula="of:=IF(ABS(([.C571]-[.G$2])/16384) &gt; 0.1; ([.C571]-[.G$2])/16384; 0)" office:value-type="float" office:value="0.470807364817416">
            <text:p>0.471</text:p>
          </table:table-cell>
          <table:table-cell table:formula="of:=SQRT([.I571]*[.I571]+[.J571]*[.J571]+[.K571]*[.K571])" office:value-type="float" office:value="0.821793590403329">
            <text:p>0.82</text:p>
          </table:table-cell>
          <table:table-cell table:formula="of:=SQRT([.L571]*0.75*9.8)" office:value-type="float" office:value="2.4576783535411">
            <text:p>2.4576783535</text:p>
          </table:table-cell>
          <table:table-cell table:formula="of:=[.N570]+0.1*[.M571]" office:value-type="float" office:value="51.251887458754">
            <text:p>51.2518874588</text:p>
          </table:table-cell>
        </table:table-row>
        <table:table-row table:style-name="ro2">
          <table:table-cell office:value-type="float" office:value="25360">
            <text:p>25360</text:p>
          </table:table-cell>
          <table:table-cell office:value-type="float" office:value="-10764">
            <text:p>-10764</text:p>
          </table:table-cell>
          <table:table-cell office:value-type="float" office:value="-1436">
            <text:p>-1436</text:p>
          </table:table-cell>
          <table:table-cell table:number-columns-repeated="5"/>
          <table:table-cell table:formula="of:=IF(ABS(([.A572]-[.E$2])/16384) &gt; 0.05; ([.A572]-[.E$2])/16384; 0)" office:value-type="float" office:value="0.549434361832865">
            <text:p>0.549</text:p>
          </table:table-cell>
          <table:table-cell table:formula="of:=IF(ABS(([.B572]-[.F$2])/16384) &gt; 0.1; ([.B572]-[.F$2])/16384; 0)" office:value-type="float" office:value="-0.518000570575843">
            <text:p>-0.518</text:p>
          </table:table-cell>
          <table:table-cell table:formula="of:=IF(ABS(([.C572]-[.G$2])/16384) &gt; 0.1; ([.C572]-[.G$2])/16384; 0)" office:value-type="float" office:value="0">
            <text:p>0.000</text:p>
          </table:table-cell>
          <table:table-cell table:formula="of:=SQRT([.I572]*[.I572]+[.J572]*[.J572]+[.K572]*[.K572])" office:value-type="float" office:value="0.755117678961092">
            <text:p>0.76</text:p>
          </table:table-cell>
          <table:table-cell table:formula="of:=SQRT([.L572]*0.75*9.8)" office:value-type="float" office:value="2.35586819248531">
            <text:p>2.3558681925</text:p>
          </table:table-cell>
          <table:table-cell table:formula="of:=[.N571]+0.1*[.M572]" office:value-type="float" office:value="51.4874742780025">
            <text:p>51.487474278</text:p>
          </table:table-cell>
        </table:table-row>
        <table:table-row table:style-name="ro2">
          <table:table-cell office:value-type="float" office:value="6696">
            <text:p>6696</text:p>
          </table:table-cell>
          <table:table-cell office:value-type="float" office:value="-2852">
            <text:p>-2852</text:p>
          </table:table-cell>
          <table:table-cell office:value-type="float" office:value="2292">
            <text:p>2292</text:p>
          </table:table-cell>
          <table:table-cell table:number-columns-repeated="5"/>
          <table:table-cell table:formula="of:=IF(ABS(([.A573]-[.E$2])/16384) &gt; 0.05; ([.A573]-[.E$2])/16384; 0)" office:value-type="float" office:value="-0.589725794417135">
            <text:p>-0.590</text:p>
          </table:table-cell>
          <table:table-cell table:formula="of:=IF(ABS(([.B573]-[.F$2])/16384) &gt; 0.1; ([.B573]-[.F$2])/16384; 0)" office:value-type="float" office:value="0">
            <text:p>0.000</text:p>
          </table:table-cell>
          <table:table-cell table:formula="of:=IF(ABS(([.C573]-[.G$2])/16384) &gt; 0.1; ([.C573]-[.G$2])/16384; 0)" office:value-type="float" office:value="0.188580802317416">
            <text:p>0.189</text:p>
          </table:table-cell>
          <table:table-cell table:formula="of:=SQRT([.I573]*[.I573]+[.J573]*[.J573]+[.K573]*[.K573])" office:value-type="float" office:value="0.619143950631516">
            <text:p>0.62</text:p>
          </table:table-cell>
          <table:table-cell table:formula="of:=SQRT([.L573]*0.75*9.8)" office:value-type="float" office:value="2.13323886077993">
            <text:p>2.1332388608</text:p>
          </table:table-cell>
          <table:table-cell table:formula="of:=[.N572]+0.1*[.M573]" office:value-type="float" office:value="51.7007981640805">
            <text:p>51.7007981641</text:p>
          </table:table-cell>
        </table:table-row>
        <table:table-row table:style-name="ro2">
          <table:table-cell office:value-type="float" office:value="12284">
            <text:p>12284</text:p>
          </table:table-cell>
          <table:table-cell office:value-type="float" office:value="-6616">
            <text:p>-6616</text:p>
          </table:table-cell>
          <table:table-cell office:value-type="float" office:value="-5264">
            <text:p>-5264</text:p>
          </table:table-cell>
          <table:table-cell table:number-columns-repeated="5"/>
          <table:table-cell table:formula="of:=IF(ABS(([.A574]-[.E$2])/16384) &gt; 0.05; ([.A574]-[.E$2])/16384; 0)" office:value-type="float" office:value="-0.248661341292135">
            <text:p>-0.249</text:p>
          </table:table-cell>
          <table:table-cell table:formula="of:=IF(ABS(([.B574]-[.F$2])/16384) &gt; 0.1; ([.B574]-[.F$2])/16384; 0)" office:value-type="float" office:value="-0.264826742450843">
            <text:p>-0.265</text:p>
          </table:table-cell>
          <table:table-cell table:formula="of:=IF(ABS(([.C574]-[.G$2])/16384) &gt; 0.1; ([.C574]-[.G$2])/16384; 0)" office:value-type="float" office:value="-0.272600838307584">
            <text:p>-0.273</text:p>
          </table:table-cell>
          <table:table-cell table:formula="of:=SQRT([.I574]*[.I574]+[.J574]*[.J574]+[.K574]*[.K574])" office:value-type="float" office:value="0.454177149597298">
            <text:p>0.45</text:p>
          </table:table-cell>
          <table:table-cell table:formula="of:=SQRT([.L574]*0.75*9.8)" office:value-type="float" office:value="1.82707472467333">
            <text:p>1.8270747247</text:p>
          </table:table-cell>
          <table:table-cell table:formula="of:=[.N573]+0.1*[.M574]" office:value-type="float" office:value="51.8835056365478">
            <text:p>51.8835056365</text:p>
          </table:table-cell>
        </table:table-row>
        <table:table-row table:style-name="ro2">
          <table:table-cell office:value-type="float" office:value="23348">
            <text:p>23348</text:p>
          </table:table-cell>
          <table:table-cell office:value-type="float" office:value="-9624">
            <text:p>-9624</text:p>
          </table:table-cell>
          <table:table-cell office:value-type="float" office:value="-6824">
            <text:p>-6824</text:p>
          </table:table-cell>
          <table:table-cell table:number-columns-repeated="5"/>
          <table:table-cell table:formula="of:=IF(ABS(([.A575]-[.E$2])/16384) &gt; 0.05; ([.A575]-[.E$2])/16384; 0)" office:value-type="float" office:value="0.426631627457865">
            <text:p>0.427</text:p>
          </table:table-cell>
          <table:table-cell table:formula="of:=IF(ABS(([.B575]-[.F$2])/16384) &gt; 0.1; ([.B575]-[.F$2])/16384; 0)" office:value-type="float" office:value="-0.448420492450843">
            <text:p>-0.448</text:p>
          </table:table-cell>
          <table:table-cell table:formula="of:=IF(ABS(([.C575]-[.G$2])/16384) &gt; 0.1; ([.C575]-[.G$2])/16384; 0)" office:value-type="float" office:value="-0.367815682057584">
            <text:p>-0.368</text:p>
          </table:table-cell>
          <table:table-cell table:formula="of:=SQRT([.I575]*[.I575]+[.J575]*[.J575]+[.K575]*[.K575])" office:value-type="float" office:value="0.71998879127712">
            <text:p>0.72</text:p>
          </table:table-cell>
          <table:table-cell table:formula="of:=SQRT([.L575]*0.75*9.8)" office:value-type="float" office:value="2.30041683524679">
            <text:p>2.3004168352</text:p>
          </table:table-cell>
          <table:table-cell table:formula="of:=[.N574]+0.1*[.M575]" office:value-type="float" office:value="52.1135473200725">
            <text:p>52.1135473201</text:p>
          </table:table-cell>
        </table:table-row>
        <table:table-row table:style-name="ro2">
          <table:table-cell office:value-type="float" office:value="14364">
            <text:p>14364</text:p>
          </table:table-cell>
          <table:table-cell office:value-type="float" office:value="-7884">
            <text:p>-7884</text:p>
          </table:table-cell>
          <table:table-cell office:value-type="float" office:value="-12132">
            <text:p>-12132</text:p>
          </table:table-cell>
          <table:table-cell table:number-columns-repeated="5"/>
          <table:table-cell table:formula="of:=IF(ABS(([.A576]-[.E$2])/16384) &gt; 0.05; ([.A576]-[.E$2])/16384; 0)" office:value-type="float" office:value="-0.121708216292135">
            <text:p>-0.122</text:p>
          </table:table-cell>
          <table:table-cell table:formula="of:=IF(ABS(([.B576]-[.F$2])/16384) &gt; 0.1; ([.B576]-[.F$2])/16384; 0)" office:value-type="float" office:value="-0.342219320575843">
            <text:p>-0.342</text:p>
          </table:table-cell>
          <table:table-cell table:formula="of:=IF(ABS(([.C576]-[.G$2])/16384) &gt; 0.1; ([.C576]-[.G$2])/16384; 0)" office:value-type="float" office:value="-0.691790291432584">
            <text:p>-0.692</text:p>
          </table:table-cell>
          <table:table-cell table:formula="of:=SQRT([.I576]*[.I576]+[.J576]*[.J576]+[.K576]*[.K576])" office:value-type="float" office:value="0.78134548095499">
            <text:p>0.78</text:p>
          </table:table-cell>
          <table:table-cell table:formula="of:=SQRT([.L576]*0.75*9.8)" office:value-type="float" office:value="2.39643261641532">
            <text:p>2.3964326164</text:p>
          </table:table-cell>
          <table:table-cell table:formula="of:=[.N575]+0.1*[.M576]" office:value-type="float" office:value="52.353190581714">
            <text:p>52.3531905817</text:p>
          </table:table-cell>
        </table:table-row>
        <table:table-row table:style-name="ro2">
          <table:table-cell office:value-type="float" office:value="13196">
            <text:p>13196</text:p>
          </table:table-cell>
          <table:table-cell office:value-type="float" office:value="9296">
            <text:p>9296</text:p>
          </table:table-cell>
          <table:table-cell office:value-type="float" office:value="3744">
            <text:p>3744</text:p>
          </table:table-cell>
          <table:table-cell table:number-columns-repeated="5"/>
          <table:table-cell table:formula="of:=IF(ABS(([.A577]-[.E$2])/16384) &gt; 0.05; ([.A577]-[.E$2])/16384; 0)" office:value-type="float" office:value="-0.192997278792135">
            <text:p>-0.193</text:p>
          </table:table-cell>
          <table:table-cell table:formula="of:=IF(ABS(([.B577]-[.F$2])/16384) &gt; 0.1; ([.B577]-[.F$2])/16384; 0)" office:value-type="float" office:value="0.706364663799157">
            <text:p>0.706</text:p>
          </table:table-cell>
          <table:table-cell table:formula="of:=IF(ABS(([.C577]-[.G$2])/16384) &gt; 0.1; ([.C577]-[.G$2])/16384; 0)" office:value-type="float" office:value="0.277203849192416">
            <text:p>0.277</text:p>
          </table:table-cell>
          <table:table-cell table:formula="of:=SQRT([.I577]*[.I577]+[.J577]*[.J577]+[.K577]*[.K577])" office:value-type="float" office:value="0.782969323723706">
            <text:p>0.78</text:p>
          </table:table-cell>
          <table:table-cell table:formula="of:=SQRT([.L577]*0.75*9.8)" office:value-type="float" office:value="2.39892153464202">
            <text:p>2.3989215346</text:p>
          </table:table-cell>
          <table:table-cell table:formula="of:=[.N576]+0.1*[.M577]" office:value-type="float" office:value="52.5930827351782">
            <text:p>52.5930827352</text:p>
          </table:table-cell>
        </table:table-row>
        <table:table-row table:style-name="ro2">
          <table:table-cell office:value-type="float" office:value="20676">
            <text:p>20676</text:p>
          </table:table-cell>
          <table:table-cell office:value-type="float" office:value="1656">
            <text:p>1656</text:p>
          </table:table-cell>
          <table:table-cell office:value-type="float" office:value="-472">
            <text:p>-472</text:p>
          </table:table-cell>
          <table:table-cell table:number-columns-repeated="5"/>
          <table:table-cell table:formula="of:=IF(ABS(([.A578]-[.E$2])/16384) &gt; 0.05; ([.A578]-[.E$2])/16384; 0)" office:value-type="float" office:value="0.263545689957865">
            <text:p>0.264</text:p>
          </table:table-cell>
          <table:table-cell table:formula="of:=IF(ABS(([.B578]-[.F$2])/16384) &gt; 0.1; ([.B578]-[.F$2])/16384; 0)" office:value-type="float" office:value="0.240056070049157">
            <text:p>0.240</text:p>
          </table:table-cell>
          <table:table-cell table:formula="of:=IF(ABS(([.C578]-[.G$2])/16384) &gt; 0.1; ([.C578]-[.G$2])/16384; 0)" office:value-type="float" office:value="0">
            <text:p>0.000</text:p>
          </table:table-cell>
          <table:table-cell table:formula="of:=SQRT([.I578]*[.I578]+[.J578]*[.J578]+[.K578]*[.K578])" office:value-type="float" office:value="0.356487373497033">
            <text:p>0.36</text:p>
          </table:table-cell>
          <table:table-cell table:formula="of:=SQRT([.L578]*0.75*9.8)" office:value-type="float" office:value="1.61869768493168">
            <text:p>1.6186976849</text:p>
          </table:table-cell>
          <table:table-cell table:formula="of:=[.N577]+0.1*[.M578]" office:value-type="float" office:value="52.7549525036714">
            <text:p>52.7549525037</text:p>
          </table:table-cell>
        </table:table-row>
        <table:table-row table:style-name="ro2">
          <table:table-cell office:value-type="float" office:value="16696">
            <text:p>16696</text:p>
          </table:table-cell>
          <table:table-cell office:value-type="float" office:value="-3456">
            <text:p>-3456</text:p>
          </table:table-cell>
          <table:table-cell office:value-type="float" office:value="1280">
            <text:p>1280</text:p>
          </table:table-cell>
          <table:table-cell table:number-columns-repeated="5"/>
          <table:table-cell table:formula="of:=IF(ABS(([.A579]-[.E$2])/16384) &gt; 0.05; ([.A579]-[.E$2])/16384; 0)" office:value-type="float" office:value="0">
            <text:p>0.000</text:p>
          </table:table-cell>
          <table:table-cell table:formula="of:=IF(ABS(([.B579]-[.F$2])/16384) &gt; 0.1; ([.B579]-[.F$2])/16384; 0)" office:value-type="float" office:value="0">
            <text:p>0.000</text:p>
          </table:table-cell>
          <table:table-cell table:formula="of:=IF(ABS(([.C579]-[.G$2])/16384) &gt; 0.1; ([.C579]-[.G$2])/16384; 0)" office:value-type="float" office:value="0.126813224192416">
            <text:p>0.127</text:p>
          </table:table-cell>
          <table:table-cell table:formula="of:=SQRT([.I579]*[.I579]+[.J579]*[.J579]+[.K579]*[.K579])" office:value-type="float" office:value="0.126813224192416">
            <text:p>0.13</text:p>
          </table:table-cell>
          <table:table-cell table:formula="of:=SQRT([.L579]*0.75*9.8)" office:value-type="float" office:value="0.965441452297474">
            <text:p>0.9654414523</text:p>
          </table:table-cell>
          <table:table-cell table:formula="of:=[.N578]+0.1*[.M579]" office:value-type="float" office:value="52.8514966489011">
            <text:p>52.8514966489</text:p>
          </table:table-cell>
        </table:table-row>
        <table:table-row table:style-name="ro2">
          <table:table-cell office:value-type="float" office:value="16180">
            <text:p>16180</text:p>
          </table:table-cell>
          <table:table-cell office:value-type="float" office:value="-2168">
            <text:p>-2168</text:p>
          </table:table-cell>
          <table:table-cell office:value-type="float" office:value="1680">
            <text:p>1680</text:p>
          </table:table-cell>
          <table:table-cell table:number-columns-repeated="5"/>
          <table:table-cell table:formula="of:=IF(ABS(([.A580]-[.E$2])/16384) &gt; 0.05; ([.A580]-[.E$2])/16384; 0)" office:value-type="float" office:value="0">
            <text:p>0.000</text:p>
          </table:table-cell>
          <table:table-cell table:formula="of:=IF(ABS(([.B580]-[.F$2])/16384) &gt; 0.1; ([.B580]-[.F$2])/16384; 0)" office:value-type="float" office:value="0">
            <text:p>0.000</text:p>
          </table:table-cell>
          <table:table-cell table:formula="of:=IF(ABS(([.C580]-[.G$2])/16384) &gt; 0.1; ([.C580]-[.G$2])/16384; 0)" office:value-type="float" office:value="0.151227286692416">
            <text:p>0.151</text:p>
          </table:table-cell>
          <table:table-cell table:formula="of:=SQRT([.I580]*[.I580]+[.J580]*[.J580]+[.K580]*[.K580])" office:value-type="float" office:value="0.151227286692416">
            <text:p>0.15</text:p>
          </table:table-cell>
          <table:table-cell table:formula="of:=SQRT([.L580]*0.75*9.8)" office:value-type="float" office:value="1.05428675282831">
            <text:p>1.0542867528</text:p>
          </table:table-cell>
          <table:table-cell table:formula="of:=[.N579]+0.1*[.M580]" office:value-type="float" office:value="52.956925324184">
            <text:p>52.9569253242</text:p>
          </table:table-cell>
        </table:table-row>
        <table:table-row table:style-name="ro2">
          <table:table-cell office:value-type="float" office:value="15824">
            <text:p>15824</text:p>
          </table:table-cell>
          <table:table-cell office:value-type="float" office:value="-3312">
            <text:p>-3312</text:p>
          </table:table-cell>
          <table:table-cell office:value-type="float" office:value="508">
            <text:p>508</text:p>
          </table:table-cell>
          <table:table-cell table:number-columns-repeated="5"/>
          <table:table-cell table:formula="of:=IF(ABS(([.A581]-[.E$2])/16384) &gt; 0.05; ([.A581]-[.E$2])/16384; 0)" office:value-type="float" office:value="0">
            <text:p>0.000</text:p>
          </table:table-cell>
          <table:table-cell table:formula="of:=IF(ABS(([.B581]-[.F$2])/16384) &gt; 0.1; ([.B581]-[.F$2])/16384; 0)" office:value-type="float" office:value="0">
            <text:p>0.000</text:p>
          </table:table-cell>
          <table:table-cell table:formula="of:=IF(ABS(([.C581]-[.G$2])/16384) &gt; 0.1; ([.C581]-[.G$2])/16384; 0)" office:value-type="float" office:value="0">
            <text:p>0.000</text:p>
          </table:table-cell>
          <table:table-cell table:formula="of:=SQRT([.I581]*[.I581]+[.J581]*[.J581]+[.K581]*[.K581])" office:value-type="float" office:value="0">
            <text:p>0.00</text:p>
          </table:table-cell>
          <table:table-cell table:formula="of:=SQRT([.L581]*0.75*9.8)" office:value-type="float" office:value="0">
            <text:p>0</text:p>
          </table:table-cell>
          <table:table-cell table:formula="of:=[.N580]+0.1*[.M581]" office:value-type="float" office:value="52.956925324184">
            <text:p>52.9569253242</text:p>
          </table:table-cell>
        </table:table-row>
        <table:table-row table:style-name="ro2">
          <table:table-cell office:value-type="float" office:value="15764">
            <text:p>15764</text:p>
          </table:table-cell>
          <table:table-cell office:value-type="float" office:value="-4424">
            <text:p>-4424</text:p>
          </table:table-cell>
          <table:table-cell office:value-type="float" office:value="-412">
            <text:p>-412</text:p>
          </table:table-cell>
          <table:table-cell table:number-columns-repeated="5"/>
          <table:table-cell table:formula="of:=IF(ABS(([.A582]-[.E$2])/16384) &gt; 0.05; ([.A582]-[.E$2])/16384; 0)" office:value-type="float" office:value="0">
            <text:p>0.000</text:p>
          </table:table-cell>
          <table:table-cell table:formula="of:=IF(ABS(([.B582]-[.F$2])/16384) &gt; 0.1; ([.B582]-[.F$2])/16384; 0)" office:value-type="float" office:value="-0.131037679950843">
            <text:p>-0.131</text:p>
          </table:table-cell>
          <table:table-cell table:formula="of:=IF(ABS(([.C582]-[.G$2])/16384) &gt; 0.1; ([.C582]-[.G$2])/16384; 0)" office:value-type="float" office:value="0">
            <text:p>0.000</text:p>
          </table:table-cell>
          <table:table-cell table:formula="of:=SQRT([.I582]*[.I582]+[.J582]*[.J582]+[.K582]*[.K582])" office:value-type="float" office:value="0.131037679950843">
            <text:p>0.13</text:p>
          </table:table-cell>
          <table:table-cell table:formula="of:=SQRT([.L582]*0.75*9.8)" office:value-type="float" office:value="0.981390313605496">
            <text:p>0.9813903136</text:p>
          </table:table-cell>
          <table:table-cell table:formula="of:=[.N581]+0.1*[.M582]" office:value-type="float" office:value="53.0550643555445">
            <text:p>53.0550643555</text:p>
          </table:table-cell>
        </table:table-row>
        <table:table-row table:style-name="ro2">
          <table:table-cell office:value-type="float" office:value="19824">
            <text:p>19824</text:p>
          </table:table-cell>
          <table:table-cell office:value-type="float" office:value="-3936">
            <text:p>-3936</text:p>
          </table:table-cell>
          <table:table-cell office:value-type="float" office:value="64">
            <text:p>64</text:p>
          </table:table-cell>
          <table:table-cell table:number-columns-repeated="5"/>
          <table:table-cell table:formula="of:=IF(ABS(([.A583]-[.E$2])/16384) &gt; 0.05; ([.A583]-[.E$2])/16384; 0)" office:value-type="float" office:value="0.211543736832865">
            <text:p>0.212</text:p>
          </table:table-cell>
          <table:table-cell table:formula="of:=IF(ABS(([.B583]-[.F$2])/16384) &gt; 0.1; ([.B583]-[.F$2])/16384; 0)" office:value-type="float" office:value="-0.101252523700843">
            <text:p>-0.101</text:p>
          </table:table-cell>
          <table:table-cell table:formula="of:=IF(ABS(([.C583]-[.G$2])/16384) &gt; 0.1; ([.C583]-[.G$2])/16384; 0)" office:value-type="float" office:value="0">
            <text:p>0.000</text:p>
          </table:table-cell>
          <table:table-cell table:formula="of:=SQRT([.I583]*[.I583]+[.J583]*[.J583]+[.K583]*[.K583])" office:value-type="float" office:value="0.234526813283689">
            <text:p>0.23</text:p>
          </table:table-cell>
          <table:table-cell table:formula="of:=SQRT([.L583]*0.75*9.8)" office:value-type="float" office:value="1.31292500838209">
            <text:p>1.3129250084</text:p>
          </table:table-cell>
          <table:table-cell table:formula="of:=[.N582]+0.1*[.M583]" office:value-type="float" office:value="53.1863568563827">
            <text:p>53.1863568564</text:p>
          </table:table-cell>
        </table:table-row>
        <table:table-row table:style-name="ro2">
          <table:table-cell office:value-type="float" office:value="26344">
            <text:p>26344</text:p>
          </table:table-cell>
          <table:table-cell office:value-type="float" office:value="-3720">
            <text:p>-3720</text:p>
          </table:table-cell>
          <table:table-cell office:value-type="float" office:value="-1640">
            <text:p>-1640</text:p>
          </table:table-cell>
          <table:table-cell table:number-columns-repeated="5"/>
          <table:table-cell table:formula="of:=IF(ABS(([.A584]-[.E$2])/16384) &gt; 0.05; ([.A584]-[.E$2])/16384; 0)" office:value-type="float" office:value="0.609492955582865">
            <text:p>0.609</text:p>
          </table:table-cell>
          <table:table-cell table:formula="of:=IF(ABS(([.B584]-[.F$2])/16384) &gt; 0.1; ([.B584]-[.F$2])/16384; 0)" office:value-type="float" office:value="0">
            <text:p>0.000</text:p>
          </table:table-cell>
          <table:table-cell table:formula="of:=IF(ABS(([.C584]-[.G$2])/16384) &gt; 0.1; ([.C584]-[.G$2])/16384; 0)" office:value-type="float" office:value="0">
            <text:p>0.000</text:p>
          </table:table-cell>
          <table:table-cell table:formula="of:=SQRT([.I584]*[.I584]+[.J584]*[.J584]+[.K584]*[.K584])" office:value-type="float" office:value="0.609492955582865">
            <text:p>0.61</text:p>
          </table:table-cell>
          <table:table-cell table:formula="of:=SQRT([.L584]*0.75*9.8)" office:value-type="float" office:value="2.11654747726907">
            <text:p>2.1165474773</text:p>
          </table:table-cell>
          <table:table-cell table:formula="of:=[.N583]+0.1*[.M584]" office:value-type="float" office:value="53.3980116041096">
            <text:p>53.3980116041</text:p>
          </table:table-cell>
        </table:table-row>
        <table:table-row table:style-name="ro2">
          <table:table-cell office:value-type="float" office:value="8076">
            <text:p>8076</text:p>
          </table:table-cell>
          <table:table-cell office:value-type="float" office:value="-1928">
            <text:p>-1928</text:p>
          </table:table-cell>
          <table:table-cell office:value-type="float" office:value="-1224">
            <text:p>-1224</text:p>
          </table:table-cell>
          <table:table-cell table:number-columns-repeated="5"/>
          <table:table-cell table:formula="of:=IF(ABS(([.A585]-[.E$2])/16384) &gt; 0.05; ([.A585]-[.E$2])/16384; 0)" office:value-type="float" office:value="-0.505497278792135">
            <text:p>-0.505</text:p>
          </table:table-cell>
          <table:table-cell table:formula="of:=IF(ABS(([.B585]-[.F$2])/16384) &gt; 0.1; ([.B585]-[.F$2])/16384; 0)" office:value-type="float" office:value="0">
            <text:p>0.000</text:p>
          </table:table-cell>
          <table:table-cell table:formula="of:=IF(ABS(([.C585]-[.G$2])/16384) &gt; 0.1; ([.C585]-[.G$2])/16384; 0)" office:value-type="float" office:value="0">
            <text:p>0.000</text:p>
          </table:table-cell>
          <table:table-cell table:formula="of:=SQRT([.I585]*[.I585]+[.J585]*[.J585]+[.K585]*[.K585])" office:value-type="float" office:value="0.505497278792135">
            <text:p>0.51</text:p>
          </table:table-cell>
          <table:table-cell table:formula="of:=SQRT([.L585]*0.75*9.8)" office:value-type="float" office:value="1.9275385856377">
            <text:p>1.9275385856</text:p>
          </table:table-cell>
          <table:table-cell table:formula="of:=[.N584]+0.1*[.M585]" office:value-type="float" office:value="53.5907654626734">
            <text:p>53.5907654627</text:p>
          </table:table-cell>
        </table:table-row>
        <table:table-row table:style-name="ro2">
          <table:table-cell office:value-type="float" office:value="10836">
            <text:p>10836</text:p>
          </table:table-cell>
          <table:table-cell office:value-type="float" office:value="-724">
            <text:p>-724</text:p>
          </table:table-cell>
          <table:table-cell office:value-type="float" office:value="-6572">
            <text:p>-6572</text:p>
          </table:table-cell>
          <table:table-cell table:number-columns-repeated="5"/>
          <table:table-cell table:formula="of:=IF(ABS(([.A586]-[.E$2])/16384) &gt; 0.05; ([.A586]-[.E$2])/16384; 0)" office:value-type="float" office:value="-0.337040247542135">
            <text:p>-0.337</text:p>
          </table:table-cell>
          <table:table-cell table:formula="of:=IF(ABS(([.B586]-[.F$2])/16384) &gt; 0.1; ([.B586]-[.F$2])/16384; 0)" office:value-type="float" office:value="0">
            <text:p>0.000</text:p>
          </table:table-cell>
          <table:table-cell table:formula="of:=IF(ABS(([.C586]-[.G$2])/16384) &gt; 0.1; ([.C586]-[.G$2])/16384; 0)" office:value-type="float" office:value="-0.352434822682584">
            <text:p>-0.352</text:p>
          </table:table-cell>
          <table:table-cell table:formula="of:=SQRT([.I586]*[.I586]+[.J586]*[.J586]+[.K586]*[.K586])" office:value-type="float" office:value="0.487654009214082">
            <text:p>0.49</text:p>
          </table:table-cell>
          <table:table-cell table:formula="of:=SQRT([.L586]*0.75*9.8)" office:value-type="float" office:value="1.89321339730193">
            <text:p>1.8932133973</text:p>
          </table:table-cell>
          <table:table-cell table:formula="of:=[.N585]+0.1*[.M586]" office:value-type="float" office:value="53.7800868024036">
            <text:p>53.7800868024</text:p>
          </table:table-cell>
        </table:table-row>
        <table:table-row table:style-name="ro2">
          <table:table-cell office:value-type="float" office:value="20068">
            <text:p>20068</text:p>
          </table:table-cell>
          <table:table-cell office:value-type="float" office:value="-5656">
            <text:p>-5656</text:p>
          </table:table-cell>
          <table:table-cell office:value-type="float" office:value="-9988">
            <text:p>-9988</text:p>
          </table:table-cell>
          <table:table-cell table:number-columns-repeated="5"/>
          <table:table-cell table:formula="of:=IF(ABS(([.A587]-[.E$2])/16384) &gt; 0.05; ([.A587]-[.E$2])/16384; 0)" office:value-type="float" office:value="0.226436314957865">
            <text:p>0.226</text:p>
          </table:table-cell>
          <table:table-cell table:formula="of:=IF(ABS(([.B587]-[.F$2])/16384) &gt; 0.1; ([.B587]-[.F$2])/16384; 0)" office:value-type="float" office:value="-0.206232992450843">
            <text:p>-0.206</text:p>
          </table:table-cell>
          <table:table-cell table:formula="of:=IF(ABS(([.C587]-[.G$2])/16384) &gt; 0.1; ([.C587]-[.G$2])/16384; 0)" office:value-type="float" office:value="-0.560930916432584">
            <text:p>-0.561</text:p>
          </table:table-cell>
          <table:table-cell table:formula="of:=SQRT([.I587]*[.I587]+[.J587]*[.J587]+[.K587]*[.K587])" office:value-type="float" office:value="0.639100105552194">
            <text:p>0.64</text:p>
          </table:table-cell>
          <table:table-cell table:formula="of:=SQRT([.L587]*0.75*9.8)" office:value-type="float" office:value="2.16734532915468">
            <text:p>2.1673453292</text:p>
          </table:table-cell>
          <table:table-cell table:formula="of:=[.N586]+0.1*[.M587]" office:value-type="float" office:value="53.9968213353191">
            <text:p>53.9968213353</text:p>
          </table:table-cell>
        </table:table-row>
        <table:table-row table:style-name="ro2">
          <table:table-cell office:value-type="float" office:value="15140">
            <text:p>15140</text:p>
          </table:table-cell>
          <table:table-cell office:value-type="float" office:value="-3380">
            <text:p>-3380</text:p>
          </table:table-cell>
          <table:table-cell office:value-type="float" office:value="-7940">
            <text:p>-7940</text:p>
          </table:table-cell>
          <table:table-cell table:number-columns-repeated="5"/>
          <table:table-cell table:formula="of:=IF(ABS(([.A588]-[.E$2])/16384) &gt; 0.05; ([.A588]-[.E$2])/16384; 0)" office:value-type="float" office:value="-0.0743449350421348">
            <text:p>-0.074</text:p>
          </table:table-cell>
          <table:table-cell table:formula="of:=IF(ABS(([.B588]-[.F$2])/16384) &gt; 0.1; ([.B588]-[.F$2])/16384; 0)" office:value-type="float" office:value="0">
            <text:p>0.000</text:p>
          </table:table-cell>
          <table:table-cell table:formula="of:=IF(ABS(([.C588]-[.G$2])/16384) &gt; 0.1; ([.C588]-[.G$2])/16384; 0)" office:value-type="float" office:value="-0.435930916432584">
            <text:p>-0.436</text:p>
          </table:table-cell>
          <table:table-cell table:formula="of:=SQRT([.I588]*[.I588]+[.J588]*[.J588]+[.K588]*[.K588])" office:value-type="float" office:value="0.442224980375569">
            <text:p>0.44</text:p>
          </table:table-cell>
          <table:table-cell table:formula="of:=SQRT([.L588]*0.75*9.8)" office:value-type="float" office:value="1.80287370765687">
            <text:p>1.8028737077</text:p>
          </table:table-cell>
          <table:table-cell table:formula="of:=[.N587]+0.1*[.M588]" office:value-type="float" office:value="54.1771087060848">
            <text:p>54.1771087061</text:p>
          </table:table-cell>
        </table:table-row>
        <table:table-row table:style-name="ro2">
          <table:table-cell office:value-type="float" office:value="20492">
            <text:p>20492</text:p>
          </table:table-cell>
          <table:table-cell office:value-type="float" office:value="-4028">
            <text:p>-4028</text:p>
          </table:table-cell>
          <table:table-cell office:value-type="float" office:value="-1728">
            <text:p>-1728</text:p>
          </table:table-cell>
          <table:table-cell table:number-columns-repeated="5"/>
          <table:table-cell table:formula="of:=IF(ABS(([.A589]-[.E$2])/16384) &gt; 0.05; ([.A589]-[.E$2])/16384; 0)" office:value-type="float" office:value="0.252315221207865">
            <text:p>0.252</text:p>
          </table:table-cell>
          <table:table-cell table:formula="of:=IF(ABS(([.B589]-[.F$2])/16384) &gt; 0.1; ([.B589]-[.F$2])/16384; 0)" office:value-type="float" office:value="-0.106867758075843">
            <text:p>-0.107</text:p>
          </table:table-cell>
          <table:table-cell table:formula="of:=IF(ABS(([.C589]-[.G$2])/16384) &gt; 0.1; ([.C589]-[.G$2])/16384; 0)" office:value-type="float" office:value="0">
            <text:p>0.000</text:p>
          </table:table-cell>
          <table:table-cell table:formula="of:=SQRT([.I589]*[.I589]+[.J589]*[.J589]+[.K589]*[.K589])" office:value-type="float" office:value="0.274014029876813">
            <text:p>0.27</text:p>
          </table:table-cell>
          <table:table-cell table:formula="of:=SQRT([.L589]*0.75*9.8)" office:value-type="float" office:value="1.4191557770712">
            <text:p>1.4191557771</text:p>
          </table:table-cell>
          <table:table-cell table:formula="of:=[.N588]+0.1*[.M589]" office:value-type="float" office:value="54.3190242837919">
            <text:p>54.3190242838</text:p>
          </table:table-cell>
        </table:table-row>
        <table:table-row table:style-name="ro2">
          <table:table-cell office:value-type="float" office:value="16648">
            <text:p>16648</text:p>
          </table:table-cell>
          <table:table-cell office:value-type="float" office:value="-2636">
            <text:p>-2636</text:p>
          </table:table-cell>
          <table:table-cell office:value-type="float" office:value="-936">
            <text:p>-936</text:p>
          </table:table-cell>
          <table:table-cell table:number-columns-repeated="5"/>
          <table:table-cell table:formula="of:=IF(ABS(([.A590]-[.E$2])/16384) &gt; 0.05; ([.A590]-[.E$2])/16384; 0)" office:value-type="float" office:value="0">
            <text:p>0.000</text:p>
          </table:table-cell>
          <table:table-cell table:formula="of:=IF(ABS(([.B590]-[.F$2])/16384) &gt; 0.1; ([.B590]-[.F$2])/16384; 0)" office:value-type="float" office:value="0">
            <text:p>0.000</text:p>
          </table:table-cell>
          <table:table-cell table:formula="of:=IF(ABS(([.C590]-[.G$2])/16384) &gt; 0.1; ([.C590]-[.G$2])/16384; 0)" office:value-type="float" office:value="0">
            <text:p>0.000</text:p>
          </table:table-cell>
          <table:table-cell table:formula="of:=SQRT([.I590]*[.I590]+[.J590]*[.J590]+[.K590]*[.K590])" office:value-type="float" office:value="0">
            <text:p>0.00</text:p>
          </table:table-cell>
          <table:table-cell table:formula="of:=SQRT([.L590]*0.75*9.8)" office:value-type="float" office:value="0">
            <text:p>0</text:p>
          </table:table-cell>
          <table:table-cell table:formula="of:=[.N589]+0.1*[.M590]" office:value-type="float" office:value="54.3190242837919">
            <text:p>54.3190242838</text:p>
          </table:table-cell>
        </table:table-row>
        <table:table-row table:style-name="ro2">
          <table:table-cell office:value-type="float" office:value="16644">
            <text:p>16644</text:p>
          </table:table-cell>
          <table:table-cell office:value-type="float" office:value="-3760">
            <text:p>-3760</text:p>
          </table:table-cell>
          <table:table-cell office:value-type="float" office:value="640">
            <text:p>640</text:p>
          </table:table-cell>
          <table:table-cell table:number-columns-repeated="5"/>
          <table:table-cell table:formula="of:=IF(ABS(([.A591]-[.E$2])/16384) &gt; 0.05; ([.A591]-[.E$2])/16384; 0)" office:value-type="float" office:value="0">
            <text:p>0.000</text:p>
          </table:table-cell>
          <table:table-cell table:formula="of:=IF(ABS(([.B591]-[.F$2])/16384) &gt; 0.1; ([.B591]-[.F$2])/16384; 0)" office:value-type="float" office:value="0">
            <text:p>0.000</text:p>
          </table:table-cell>
          <table:table-cell table:formula="of:=IF(ABS(([.C591]-[.G$2])/16384) &gt; 0.1; ([.C591]-[.G$2])/16384; 0)" office:value-type="float" office:value="0">
            <text:p>0.000</text:p>
          </table:table-cell>
          <table:table-cell table:formula="of:=SQRT([.I591]*[.I591]+[.J591]*[.J591]+[.K591]*[.K591])" office:value-type="float" office:value="0">
            <text:p>0.00</text:p>
          </table:table-cell>
          <table:table-cell table:formula="of:=SQRT([.L591]*0.75*9.8)" office:value-type="float" office:value="0">
            <text:p>0</text:p>
          </table:table-cell>
          <table:table-cell table:formula="of:=[.N590]+0.1*[.M591]" office:value-type="float" office:value="54.3190242837919">
            <text:p>54.3190242838</text:p>
          </table:table-cell>
        </table:table-row>
        <table:table-row table:style-name="ro2">
          <table:table-cell office:value-type="float" office:value="15976">
            <text:p>15976</text:p>
          </table:table-cell>
          <table:table-cell office:value-type="float" office:value="-2964">
            <text:p>-2964</text:p>
          </table:table-cell>
          <table:table-cell office:value-type="float" office:value="2020">
            <text:p>2020</text:p>
          </table:table-cell>
          <table:table-cell table:number-columns-repeated="5"/>
          <table:table-cell table:formula="of:=IF(ABS(([.A592]-[.E$2])/16384) &gt; 0.05; ([.A592]-[.E$2])/16384; 0)" office:value-type="float" office:value="0">
            <text:p>0.000</text:p>
          </table:table-cell>
          <table:table-cell table:formula="of:=IF(ABS(([.B592]-[.F$2])/16384) &gt; 0.1; ([.B592]-[.F$2])/16384; 0)" office:value-type="float" office:value="0">
            <text:p>0.000</text:p>
          </table:table-cell>
          <table:table-cell table:formula="of:=IF(ABS(([.C592]-[.G$2])/16384) &gt; 0.1; ([.C592]-[.G$2])/16384; 0)" office:value-type="float" office:value="0.171979239817416">
            <text:p>0.172</text:p>
          </table:table-cell>
          <table:table-cell table:formula="of:=SQRT([.I592]*[.I592]+[.J592]*[.J592]+[.K592]*[.K592])" office:value-type="float" office:value="0.171979239817416">
            <text:p>0.17</text:p>
          </table:table-cell>
          <table:table-cell table:formula="of:=SQRT([.L592]*0.75*9.8)" office:value-type="float" office:value="1.12429863144007">
            <text:p>1.1242986314</text:p>
          </table:table-cell>
          <table:table-cell table:formula="of:=[.N591]+0.1*[.M592]" office:value-type="float" office:value="54.4314541469359">
            <text:p>54.4314541469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float" office:value="-3688">
            <text:p>-3688</text:p>
          </table:table-cell>
          <table:table-cell office:value-type="float" office:value="1004">
            <text:p>1004</text:p>
          </table:table-cell>
          <table:table-cell table:number-columns-repeated="5"/>
          <table:table-cell table:formula="of:=IF(ABS(([.A593]-[.E$2])/16384) &gt; 0.05; ([.A593]-[.E$2])/16384; 0)" office:value-type="float" office:value="0">
            <text:p>0.000</text:p>
          </table:table-cell>
          <table:table-cell table:formula="of:=IF(ABS(([.B593]-[.F$2])/16384) &gt; 0.1; ([.B593]-[.F$2])/16384; 0)" office:value-type="float" office:value="0">
            <text:p>0.000</text:p>
          </table:table-cell>
          <table:table-cell table:formula="of:=IF(ABS(([.C593]-[.G$2])/16384) &gt; 0.1; ([.C593]-[.G$2])/16384; 0)" office:value-type="float" office:value="0.109967521067416">
            <text:p>0.110</text:p>
          </table:table-cell>
          <table:table-cell table:formula="of:=SQRT([.I593]*[.I593]+[.J593]*[.J593]+[.K593]*[.K593])" office:value-type="float" office:value="0.109967521067416">
            <text:p>0.11</text:p>
          </table:table-cell>
          <table:table-cell table:formula="of:=SQRT([.L593]*0.75*9.8)" office:value-type="float" office:value="0.899033525429116">
            <text:p>0.8990335254</text:p>
          </table:table-cell>
          <table:table-cell table:formula="of:=[.N592]+0.1*[.M593]" office:value-type="float" office:value="54.5213574994788">
            <text:p>54.5213574995</text:p>
          </table:table-cell>
        </table:table-row>
        <table:table-row table:style-name="ro2">
          <table:table-cell office:value-type="float" office:value="16660">
            <text:p>16660</text:p>
          </table:table-cell>
          <table:table-cell office:value-type="float" office:value="-2756">
            <text:p>-2756</text:p>
          </table:table-cell>
          <table:table-cell office:value-type="float" office:value="-828">
            <text:p>-828</text:p>
          </table:table-cell>
          <table:table-cell table:number-columns-repeated="5"/>
          <table:table-cell table:formula="of:=IF(ABS(([.A594]-[.E$2])/16384) &gt; 0.05; ([.A594]-[.E$2])/16384; 0)" office:value-type="float" office:value="0">
            <text:p>0.000</text:p>
          </table:table-cell>
          <table:table-cell table:formula="of:=IF(ABS(([.B594]-[.F$2])/16384) &gt; 0.1; ([.B594]-[.F$2])/16384; 0)" office:value-type="float" office:value="0">
            <text:p>0.000</text:p>
          </table:table-cell>
          <table:table-cell table:formula="of:=IF(ABS(([.C594]-[.G$2])/16384) &gt; 0.1; ([.C594]-[.G$2])/16384; 0)" office:value-type="float" office:value="0">
            <text:p>0.000</text:p>
          </table:table-cell>
          <table:table-cell table:formula="of:=SQRT([.I594]*[.I594]+[.J594]*[.J594]+[.K594]*[.K594])" office:value-type="float" office:value="0">
            <text:p>0.00</text:p>
          </table:table-cell>
          <table:table-cell table:formula="of:=SQRT([.L594]*0.75*9.8)" office:value-type="float" office:value="0">
            <text:p>0</text:p>
          </table:table-cell>
          <table:table-cell table:formula="of:=[.N593]+0.1*[.M594]" office:value-type="float" office:value="54.5213574994788">
            <text:p>54.5213574995</text:p>
          </table:table-cell>
        </table:table-row>
        <table:table-row table:style-name="ro2">
          <table:table-cell office:value-type="float" office:value="16552">
            <text:p>16552</text:p>
          </table:table-cell>
          <table:table-cell office:value-type="float" office:value="-3432">
            <text:p>-3432</text:p>
          </table:table-cell>
          <table:table-cell office:value-type="float" office:value="-2316">
            <text:p>-2316</text:p>
          </table:table-cell>
          <table:table-cell table:number-columns-repeated="5"/>
          <table:table-cell table:formula="of:=IF(ABS(([.A595]-[.E$2])/16384) &gt; 0.05; ([.A595]-[.E$2])/16384; 0)" office:value-type="float" office:value="0">
            <text:p>0.000</text:p>
          </table:table-cell>
          <table:table-cell table:formula="of:=IF(ABS(([.B595]-[.F$2])/16384) &gt; 0.1; ([.B595]-[.F$2])/16384; 0)" office:value-type="float" office:value="0">
            <text:p>0.000</text:p>
          </table:table-cell>
          <table:table-cell table:formula="of:=IF(ABS(([.C595]-[.G$2])/16384) &gt; 0.1; ([.C595]-[.G$2])/16384; 0)" office:value-type="float" office:value="0">
            <text:p>0.000</text:p>
          </table:table-cell>
          <table:table-cell table:formula="of:=SQRT([.I595]*[.I595]+[.J595]*[.J595]+[.K595]*[.K595])" office:value-type="float" office:value="0">
            <text:p>0.00</text:p>
          </table:table-cell>
          <table:table-cell table:formula="of:=SQRT([.L595]*0.75*9.8)" office:value-type="float" office:value="0">
            <text:p>0</text:p>
          </table:table-cell>
          <table:table-cell table:formula="of:=[.N594]+0.1*[.M595]" office:value-type="float" office:value="54.5213574994788">
            <text:p>54.5213574995</text:p>
          </table:table-cell>
        </table:table-row>
        <table:table-row table:style-name="ro2">
          <table:table-cell office:value-type="float" office:value="15928">
            <text:p>15928</text:p>
          </table:table-cell>
          <table:table-cell office:value-type="float" office:value="-2380">
            <text:p>-2380</text:p>
          </table:table-cell>
          <table:table-cell office:value-type="float" office:value="1180">
            <text:p>1180</text:p>
          </table:table-cell>
          <table:table-cell table:number-columns-repeated="5"/>
          <table:table-cell table:formula="of:=IF(ABS(([.A596]-[.E$2])/16384) &gt; 0.05; ([.A596]-[.E$2])/16384; 0)" office:value-type="float" office:value="0">
            <text:p>0.000</text:p>
          </table:table-cell>
          <table:table-cell table:formula="of:=IF(ABS(([.B596]-[.F$2])/16384) &gt; 0.1; ([.B596]-[.F$2])/16384; 0)" office:value-type="float" office:value="0">
            <text:p>0.000</text:p>
          </table:table-cell>
          <table:table-cell table:formula="of:=IF(ABS(([.C596]-[.G$2])/16384) &gt; 0.1; ([.C596]-[.G$2])/16384; 0)" office:value-type="float" office:value="0.120709708567416">
            <text:p>0.121</text:p>
          </table:table-cell>
          <table:table-cell table:formula="of:=SQRT([.I596]*[.I596]+[.J596]*[.J596]+[.K596]*[.K596])" office:value-type="float" office:value="0.120709708567416">
            <text:p>0.12</text:p>
          </table:table-cell>
          <table:table-cell table:formula="of:=SQRT([.L596]*0.75*9.8)" office:value-type="float" office:value="0.941921630482338">
            <text:p>0.9419216305</text:p>
          </table:table-cell>
          <table:table-cell table:formula="of:=[.N595]+0.1*[.M59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236">
            <text:p>-2236</text:p>
          </table:table-cell>
          <table:table-cell office:value-type="float" office:value="-108">
            <text:p>-108</text:p>
          </table:table-cell>
          <table:table-cell table:number-columns-repeated="5"/>
          <table:table-cell table:formula="of:=IF(ABS(([.A597]-[.E$2])/16384) &gt; 0.05; ([.A597]-[.E$2])/16384; 0)" office:value-type="float" office:value="0">
            <text:p>0.000</text:p>
          </table:table-cell>
          <table:table-cell table:formula="of:=IF(ABS(([.B597]-[.F$2])/16384) &gt; 0.1; ([.B597]-[.F$2])/16384; 0)" office:value-type="float" office:value="0">
            <text:p>0.000</text:p>
          </table:table-cell>
          <table:table-cell table:formula="of:=IF(ABS(([.C597]-[.G$2])/16384) &gt; 0.1; ([.C597]-[.G$2])/16384; 0)" office:value-type="float" office:value="0">
            <text:p>0.000</text:p>
          </table:table-cell>
          <table:table-cell table:formula="of:=SQRT([.I597]*[.I597]+[.J597]*[.J597]+[.K597]*[.K597])" office:value-type="float" office:value="0">
            <text:p>0.00</text:p>
          </table:table-cell>
          <table:table-cell table:formula="of:=SQRT([.L597]*0.75*9.8)" office:value-type="float" office:value="0">
            <text:p>0</text:p>
          </table:table-cell>
          <table:table-cell table:formula="of:=[.N596]+0.1*[.M59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812">
            <text:p>16812</text:p>
          </table:table-cell>
          <table:table-cell office:value-type="float" office:value="-1972">
            <text:p>-1972</text:p>
          </table:table-cell>
          <table:table-cell office:value-type="float" office:value="-940">
            <text:p>-940</text:p>
          </table:table-cell>
          <table:table-cell table:number-columns-repeated="5"/>
          <table:table-cell table:formula="of:=IF(ABS(([.A598]-[.E$2])/16384) &gt; 0.05; ([.A598]-[.E$2])/16384; 0)" office:value-type="float" office:value="0">
            <text:p>0.000</text:p>
          </table:table-cell>
          <table:table-cell table:formula="of:=IF(ABS(([.B598]-[.F$2])/16384) &gt; 0.1; ([.B598]-[.F$2])/16384; 0)" office:value-type="float" office:value="0">
            <text:p>0.000</text:p>
          </table:table-cell>
          <table:table-cell table:formula="of:=IF(ABS(([.C598]-[.G$2])/16384) &gt; 0.1; ([.C598]-[.G$2])/16384; 0)" office:value-type="float" office:value="0">
            <text:p>0.000</text:p>
          </table:table-cell>
          <table:table-cell table:formula="of:=SQRT([.I598]*[.I598]+[.J598]*[.J598]+[.K598]*[.K598])" office:value-type="float" office:value="0">
            <text:p>0.00</text:p>
          </table:table-cell>
          <table:table-cell table:formula="of:=SQRT([.L598]*0.75*9.8)" office:value-type="float" office:value="0">
            <text:p>0</text:p>
          </table:table-cell>
          <table:table-cell table:formula="of:=[.N597]+0.1*[.M59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72">
            <text:p>16672</text:p>
          </table:table-cell>
          <table:table-cell office:value-type="float" office:value="-2028">
            <text:p>-2028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IF(ABS(([.A599]-[.E$2])/16384) &gt; 0.05; ([.A599]-[.E$2])/16384; 0)" office:value-type="float" office:value="0">
            <text:p>0.000</text:p>
          </table:table-cell>
          <table:table-cell table:formula="of:=IF(ABS(([.B599]-[.F$2])/16384) &gt; 0.1; ([.B599]-[.F$2])/16384; 0)" office:value-type="float" office:value="0">
            <text:p>0.000</text:p>
          </table:table-cell>
          <table:table-cell table:formula="of:=IF(ABS(([.C599]-[.G$2])/16384) &gt; 0.1; ([.C599]-[.G$2])/16384; 0)" office:value-type="float" office:value="0">
            <text:p>0.000</text:p>
          </table:table-cell>
          <table:table-cell table:formula="of:=SQRT([.I599]*[.I599]+[.J599]*[.J599]+[.K599]*[.K599])" office:value-type="float" office:value="0">
            <text:p>0.00</text:p>
          </table:table-cell>
          <table:table-cell table:formula="of:=SQRT([.L599]*0.75*9.8)" office:value-type="float" office:value="0">
            <text:p>0</text:p>
          </table:table-cell>
          <table:table-cell table:formula="of:=[.N598]+0.1*[.M59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96">
            <text:p>16596</text:p>
          </table:table-cell>
          <table:table-cell office:value-type="float" office:value="-2084">
            <text:p>-2084</text:p>
          </table:table-cell>
          <table:table-cell office:value-type="float" office:value="-824">
            <text:p>-824</text:p>
          </table:table-cell>
          <table:table-cell table:number-columns-repeated="5"/>
          <table:table-cell table:formula="of:=IF(ABS(([.A600]-[.E$2])/16384) &gt; 0.05; ([.A600]-[.E$2])/16384; 0)" office:value-type="float" office:value="0">
            <text:p>0.000</text:p>
          </table:table-cell>
          <table:table-cell table:formula="of:=IF(ABS(([.B600]-[.F$2])/16384) &gt; 0.1; ([.B600]-[.F$2])/16384; 0)" office:value-type="float" office:value="0">
            <text:p>0.000</text:p>
          </table:table-cell>
          <table:table-cell table:formula="of:=IF(ABS(([.C600]-[.G$2])/16384) &gt; 0.1; ([.C600]-[.G$2])/16384; 0)" office:value-type="float" office:value="0">
            <text:p>0.000</text:p>
          </table:table-cell>
          <table:table-cell table:formula="of:=SQRT([.I600]*[.I600]+[.J600]*[.J600]+[.K600]*[.K600])" office:value-type="float" office:value="0">
            <text:p>0.00</text:p>
          </table:table-cell>
          <table:table-cell table:formula="of:=SQRT([.L600]*0.75*9.8)" office:value-type="float" office:value="0">
            <text:p>0</text:p>
          </table:table-cell>
          <table:table-cell table:formula="of:=[.N599]+0.1*[.M60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4">
            <text:p>16544</text:p>
          </table:table-cell>
          <table:table-cell office:value-type="float" office:value="-2176">
            <text:p>-2176</text:p>
          </table:table-cell>
          <table:table-cell office:value-type="float" office:value="-320">
            <text:p>-320</text:p>
          </table:table-cell>
          <table:table-cell table:number-columns-repeated="5"/>
          <table:table-cell table:formula="of:=IF(ABS(([.A601]-[.E$2])/16384) &gt; 0.05; ([.A601]-[.E$2])/16384; 0)" office:value-type="float" office:value="0">
            <text:p>0.000</text:p>
          </table:table-cell>
          <table:table-cell table:formula="of:=IF(ABS(([.B601]-[.F$2])/16384) &gt; 0.1; ([.B601]-[.F$2])/16384; 0)" office:value-type="float" office:value="0">
            <text:p>0.000</text:p>
          </table:table-cell>
          <table:table-cell table:formula="of:=IF(ABS(([.C601]-[.G$2])/16384) &gt; 0.1; ([.C601]-[.G$2])/16384; 0)" office:value-type="float" office:value="0">
            <text:p>0.000</text:p>
          </table:table-cell>
          <table:table-cell table:formula="of:=SQRT([.I601]*[.I601]+[.J601]*[.J601]+[.K601]*[.K601])" office:value-type="float" office:value="0">
            <text:p>0.00</text:p>
          </table:table-cell>
          <table:table-cell table:formula="of:=SQRT([.L601]*0.75*9.8)" office:value-type="float" office:value="0">
            <text:p>0</text:p>
          </table:table-cell>
          <table:table-cell table:formula="of:=[.N600]+0.1*[.M60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12">
            <text:p>16512</text:p>
          </table:table-cell>
          <table:table-cell office:value-type="float" office:value="-2224">
            <text:p>-2224</text:p>
          </table:table-cell>
          <table:table-cell office:value-type="float" office:value="-640">
            <text:p>-640</text:p>
          </table:table-cell>
          <table:table-cell table:number-columns-repeated="5"/>
          <table:table-cell table:formula="of:=IF(ABS(([.A602]-[.E$2])/16384) &gt; 0.05; ([.A602]-[.E$2])/16384; 0)" office:value-type="float" office:value="0">
            <text:p>0.000</text:p>
          </table:table-cell>
          <table:table-cell table:formula="of:=IF(ABS(([.B602]-[.F$2])/16384) &gt; 0.1; ([.B602]-[.F$2])/16384; 0)" office:value-type="float" office:value="0">
            <text:p>0.000</text:p>
          </table:table-cell>
          <table:table-cell table:formula="of:=IF(ABS(([.C602]-[.G$2])/16384) &gt; 0.1; ([.C602]-[.G$2])/16384; 0)" office:value-type="float" office:value="0">
            <text:p>0.000</text:p>
          </table:table-cell>
          <table:table-cell table:formula="of:=SQRT([.I602]*[.I602]+[.J602]*[.J602]+[.K602]*[.K602])" office:value-type="float" office:value="0">
            <text:p>0.00</text:p>
          </table:table-cell>
          <table:table-cell table:formula="of:=SQRT([.L602]*0.75*9.8)" office:value-type="float" office:value="0">
            <text:p>0</text:p>
          </table:table-cell>
          <table:table-cell table:formula="of:=[.N601]+0.1*[.M60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2212">
            <text:p>-2212</text:p>
          </table:table-cell>
          <table:table-cell office:value-type="float" office:value="-496">
            <text:p>-496</text:p>
          </table:table-cell>
          <table:table-cell table:number-columns-repeated="5"/>
          <table:table-cell table:formula="of:=IF(ABS(([.A603]-[.E$2])/16384) &gt; 0.05; ([.A603]-[.E$2])/16384; 0)" office:value-type="float" office:value="0">
            <text:p>0.000</text:p>
          </table:table-cell>
          <table:table-cell table:formula="of:=IF(ABS(([.B603]-[.F$2])/16384) &gt; 0.1; ([.B603]-[.F$2])/16384; 0)" office:value-type="float" office:value="0">
            <text:p>0.000</text:p>
          </table:table-cell>
          <table:table-cell table:formula="of:=IF(ABS(([.C603]-[.G$2])/16384) &gt; 0.1; ([.C603]-[.G$2])/16384; 0)" office:value-type="float" office:value="0">
            <text:p>0.000</text:p>
          </table:table-cell>
          <table:table-cell table:formula="of:=SQRT([.I603]*[.I603]+[.J603]*[.J603]+[.K603]*[.K603])" office:value-type="float" office:value="0">
            <text:p>0.00</text:p>
          </table:table-cell>
          <table:table-cell table:formula="of:=SQRT([.L603]*0.75*9.8)" office:value-type="float" office:value="0">
            <text:p>0</text:p>
          </table:table-cell>
          <table:table-cell table:formula="of:=[.N602]+0.1*[.M60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2012">
            <text:p>-2012</text:p>
          </table:table-cell>
          <table:table-cell office:value-type="float" office:value="-580">
            <text:p>-580</text:p>
          </table:table-cell>
          <table:table-cell table:number-columns-repeated="5"/>
          <table:table-cell table:formula="of:=IF(ABS(([.A604]-[.E$2])/16384) &gt; 0.05; ([.A604]-[.E$2])/16384; 0)" office:value-type="float" office:value="0">
            <text:p>0.000</text:p>
          </table:table-cell>
          <table:table-cell table:formula="of:=IF(ABS(([.B604]-[.F$2])/16384) &gt; 0.1; ([.B604]-[.F$2])/16384; 0)" office:value-type="float" office:value="0">
            <text:p>0.000</text:p>
          </table:table-cell>
          <table:table-cell table:formula="of:=IF(ABS(([.C604]-[.G$2])/16384) &gt; 0.1; ([.C604]-[.G$2])/16384; 0)" office:value-type="float" office:value="0">
            <text:p>0.000</text:p>
          </table:table-cell>
          <table:table-cell table:formula="of:=SQRT([.I604]*[.I604]+[.J604]*[.J604]+[.K604]*[.K604])" office:value-type="float" office:value="0">
            <text:p>0.00</text:p>
          </table:table-cell>
          <table:table-cell table:formula="of:=SQRT([.L604]*0.75*9.8)" office:value-type="float" office:value="0">
            <text:p>0</text:p>
          </table:table-cell>
          <table:table-cell table:formula="of:=[.N603]+0.1*[.M60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1968">
            <text:p>-1968</text:p>
          </table:table-cell>
          <table:table-cell office:value-type="float" office:value="-680">
            <text:p>-680</text:p>
          </table:table-cell>
          <table:table-cell table:number-columns-repeated="5"/>
          <table:table-cell table:formula="of:=IF(ABS(([.A605]-[.E$2])/16384) &gt; 0.05; ([.A605]-[.E$2])/16384; 0)" office:value-type="float" office:value="0">
            <text:p>0.000</text:p>
          </table:table-cell>
          <table:table-cell table:formula="of:=IF(ABS(([.B605]-[.F$2])/16384) &gt; 0.1; ([.B605]-[.F$2])/16384; 0)" office:value-type="float" office:value="0">
            <text:p>0.000</text:p>
          </table:table-cell>
          <table:table-cell table:formula="of:=IF(ABS(([.C605]-[.G$2])/16384) &gt; 0.1; ([.C605]-[.G$2])/16384; 0)" office:value-type="float" office:value="0">
            <text:p>0.000</text:p>
          </table:table-cell>
          <table:table-cell table:formula="of:=SQRT([.I605]*[.I605]+[.J605]*[.J605]+[.K605]*[.K605])" office:value-type="float" office:value="0">
            <text:p>0.00</text:p>
          </table:table-cell>
          <table:table-cell table:formula="of:=SQRT([.L605]*0.75*9.8)" office:value-type="float" office:value="0">
            <text:p>0</text:p>
          </table:table-cell>
          <table:table-cell table:formula="of:=[.N604]+0.1*[.M60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1932">
            <text:p>-1932</text:p>
          </table:table-cell>
          <table:table-cell office:value-type="float" office:value="-640">
            <text:p>-640</text:p>
          </table:table-cell>
          <table:table-cell table:number-columns-repeated="5"/>
          <table:table-cell table:formula="of:=IF(ABS(([.A606]-[.E$2])/16384) &gt; 0.05; ([.A606]-[.E$2])/16384; 0)" office:value-type="float" office:value="0">
            <text:p>0.000</text:p>
          </table:table-cell>
          <table:table-cell table:formula="of:=IF(ABS(([.B606]-[.F$2])/16384) &gt; 0.1; ([.B606]-[.F$2])/16384; 0)" office:value-type="float" office:value="0">
            <text:p>0.000</text:p>
          </table:table-cell>
          <table:table-cell table:formula="of:=IF(ABS(([.C606]-[.G$2])/16384) &gt; 0.1; ([.C606]-[.G$2])/16384; 0)" office:value-type="float" office:value="0">
            <text:p>0.000</text:p>
          </table:table-cell>
          <table:table-cell table:formula="of:=SQRT([.I606]*[.I606]+[.J606]*[.J606]+[.K606]*[.K606])" office:value-type="float" office:value="0">
            <text:p>0.00</text:p>
          </table:table-cell>
          <table:table-cell table:formula="of:=SQRT([.L606]*0.75*9.8)" office:value-type="float" office:value="0">
            <text:p>0</text:p>
          </table:table-cell>
          <table:table-cell table:formula="of:=[.N605]+0.1*[.M60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2044">
            <text:p>-2044</text:p>
          </table:table-cell>
          <table:table-cell office:value-type="float" office:value="-640">
            <text:p>-640</text:p>
          </table:table-cell>
          <table:table-cell table:number-columns-repeated="5"/>
          <table:table-cell table:formula="of:=IF(ABS(([.A607]-[.E$2])/16384) &gt; 0.05; ([.A607]-[.E$2])/16384; 0)" office:value-type="float" office:value="0">
            <text:p>0.000</text:p>
          </table:table-cell>
          <table:table-cell table:formula="of:=IF(ABS(([.B607]-[.F$2])/16384) &gt; 0.1; ([.B607]-[.F$2])/16384; 0)" office:value-type="float" office:value="0">
            <text:p>0.000</text:p>
          </table:table-cell>
          <table:table-cell table:formula="of:=IF(ABS(([.C607]-[.G$2])/16384) &gt; 0.1; ([.C607]-[.G$2])/16384; 0)" office:value-type="float" office:value="0">
            <text:p>0.000</text:p>
          </table:table-cell>
          <table:table-cell table:formula="of:=SQRT([.I607]*[.I607]+[.J607]*[.J607]+[.K607]*[.K607])" office:value-type="float" office:value="0">
            <text:p>0.00</text:p>
          </table:table-cell>
          <table:table-cell table:formula="of:=SQRT([.L607]*0.75*9.8)" office:value-type="float" office:value="0">
            <text:p>0</text:p>
          </table:table-cell>
          <table:table-cell table:formula="of:=[.N606]+0.1*[.M60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1820">
            <text:p>-1820</text:p>
          </table:table-cell>
          <table:table-cell office:value-type="float" office:value="-808">
            <text:p>-808</text:p>
          </table:table-cell>
          <table:table-cell table:number-columns-repeated="5"/>
          <table:table-cell table:formula="of:=IF(ABS(([.A608]-[.E$2])/16384) &gt; 0.05; ([.A608]-[.E$2])/16384; 0)" office:value-type="float" office:value="0">
            <text:p>0.000</text:p>
          </table:table-cell>
          <table:table-cell table:formula="of:=IF(ABS(([.B608]-[.F$2])/16384) &gt; 0.1; ([.B608]-[.F$2])/16384; 0)" office:value-type="float" office:value="0">
            <text:p>0.000</text:p>
          </table:table-cell>
          <table:table-cell table:formula="of:=IF(ABS(([.C608]-[.G$2])/16384) &gt; 0.1; ([.C608]-[.G$2])/16384; 0)" office:value-type="float" office:value="0">
            <text:p>0.000</text:p>
          </table:table-cell>
          <table:table-cell table:formula="of:=SQRT([.I608]*[.I608]+[.J608]*[.J608]+[.K608]*[.K608])" office:value-type="float" office:value="0">
            <text:p>0.00</text:p>
          </table:table-cell>
          <table:table-cell table:formula="of:=SQRT([.L608]*0.75*9.8)" office:value-type="float" office:value="0">
            <text:p>0</text:p>
          </table:table-cell>
          <table:table-cell table:formula="of:=[.N607]+0.1*[.M60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1880">
            <text:p>-1880</text:p>
          </table:table-cell>
          <table:table-cell office:value-type="float" office:value="-768">
            <text:p>-768</text:p>
          </table:table-cell>
          <table:table-cell table:number-columns-repeated="5"/>
          <table:table-cell table:formula="of:=IF(ABS(([.A609]-[.E$2])/16384) &gt; 0.05; ([.A609]-[.E$2])/16384; 0)" office:value-type="float" office:value="0">
            <text:p>0.000</text:p>
          </table:table-cell>
          <table:table-cell table:formula="of:=IF(ABS(([.B609]-[.F$2])/16384) &gt; 0.1; ([.B609]-[.F$2])/16384; 0)" office:value-type="float" office:value="0">
            <text:p>0.000</text:p>
          </table:table-cell>
          <table:table-cell table:formula="of:=IF(ABS(([.C609]-[.G$2])/16384) &gt; 0.1; ([.C609]-[.G$2])/16384; 0)" office:value-type="float" office:value="0">
            <text:p>0.000</text:p>
          </table:table-cell>
          <table:table-cell table:formula="of:=SQRT([.I609]*[.I609]+[.J609]*[.J609]+[.K609]*[.K609])" office:value-type="float" office:value="0">
            <text:p>0.00</text:p>
          </table:table-cell>
          <table:table-cell table:formula="of:=SQRT([.L609]*0.75*9.8)" office:value-type="float" office:value="0">
            <text:p>0</text:p>
          </table:table-cell>
          <table:table-cell table:formula="of:=[.N608]+0.1*[.M60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1684">
            <text:p>-1684</text:p>
          </table:table-cell>
          <table:table-cell office:value-type="float" office:value="-384">
            <text:p>-384</text:p>
          </table:table-cell>
          <table:table-cell table:number-columns-repeated="5"/>
          <table:table-cell table:formula="of:=IF(ABS(([.A610]-[.E$2])/16384) &gt; 0.05; ([.A610]-[.E$2])/16384; 0)" office:value-type="float" office:value="0">
            <text:p>0.000</text:p>
          </table:table-cell>
          <table:table-cell table:formula="of:=IF(ABS(([.B610]-[.F$2])/16384) &gt; 0.1; ([.B610]-[.F$2])/16384; 0)" office:value-type="float" office:value="0">
            <text:p>0.000</text:p>
          </table:table-cell>
          <table:table-cell table:formula="of:=IF(ABS(([.C610]-[.G$2])/16384) &gt; 0.1; ([.C610]-[.G$2])/16384; 0)" office:value-type="float" office:value="0">
            <text:p>0.000</text:p>
          </table:table-cell>
          <table:table-cell table:formula="of:=SQRT([.I610]*[.I610]+[.J610]*[.J610]+[.K610]*[.K610])" office:value-type="float" office:value="0">
            <text:p>0.00</text:p>
          </table:table-cell>
          <table:table-cell table:formula="of:=SQRT([.L610]*0.75*9.8)" office:value-type="float" office:value="0">
            <text:p>0</text:p>
          </table:table-cell>
          <table:table-cell table:formula="of:=[.N609]+0.1*[.M61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96">
            <text:p>16696</text:p>
          </table:table-cell>
          <table:table-cell office:value-type="float" office:value="-1736">
            <text:p>-1736</text:p>
          </table:table-cell>
          <table:table-cell office:value-type="float" office:value="-400">
            <text:p>-400</text:p>
          </table:table-cell>
          <table:table-cell table:number-columns-repeated="5"/>
          <table:table-cell table:formula="of:=IF(ABS(([.A611]-[.E$2])/16384) &gt; 0.05; ([.A611]-[.E$2])/16384; 0)" office:value-type="float" office:value="0">
            <text:p>0.000</text:p>
          </table:table-cell>
          <table:table-cell table:formula="of:=IF(ABS(([.B611]-[.F$2])/16384) &gt; 0.1; ([.B611]-[.F$2])/16384; 0)" office:value-type="float" office:value="0">
            <text:p>0.000</text:p>
          </table:table-cell>
          <table:table-cell table:formula="of:=IF(ABS(([.C611]-[.G$2])/16384) &gt; 0.1; ([.C611]-[.G$2])/16384; 0)" office:value-type="float" office:value="0">
            <text:p>0.000</text:p>
          </table:table-cell>
          <table:table-cell table:formula="of:=SQRT([.I611]*[.I611]+[.J611]*[.J611]+[.K611]*[.K611])" office:value-type="float" office:value="0">
            <text:p>0.00</text:p>
          </table:table-cell>
          <table:table-cell table:formula="of:=SQRT([.L611]*0.75*9.8)" office:value-type="float" office:value="0">
            <text:p>0</text:p>
          </table:table-cell>
          <table:table-cell table:formula="of:=[.N610]+0.1*[.M61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752">
            <text:p>-1752</text:p>
          </table:table-cell>
          <table:table-cell office:value-type="float" office:value="-540">
            <text:p>-540</text:p>
          </table:table-cell>
          <table:table-cell table:number-columns-repeated="5"/>
          <table:table-cell table:formula="of:=IF(ABS(([.A612]-[.E$2])/16384) &gt; 0.05; ([.A612]-[.E$2])/16384; 0)" office:value-type="float" office:value="0">
            <text:p>0.000</text:p>
          </table:table-cell>
          <table:table-cell table:formula="of:=IF(ABS(([.B612]-[.F$2])/16384) &gt; 0.1; ([.B612]-[.F$2])/16384; 0)" office:value-type="float" office:value="0">
            <text:p>0.000</text:p>
          </table:table-cell>
          <table:table-cell table:formula="of:=IF(ABS(([.C612]-[.G$2])/16384) &gt; 0.1; ([.C612]-[.G$2])/16384; 0)" office:value-type="float" office:value="0">
            <text:p>0.000</text:p>
          </table:table-cell>
          <table:table-cell table:formula="of:=SQRT([.I612]*[.I612]+[.J612]*[.J612]+[.K612]*[.K612])" office:value-type="float" office:value="0">
            <text:p>0.00</text:p>
          </table:table-cell>
          <table:table-cell table:formula="of:=SQRT([.L612]*0.75*9.8)" office:value-type="float" office:value="0">
            <text:p>0</text:p>
          </table:table-cell>
          <table:table-cell table:formula="of:=[.N611]+0.1*[.M61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44">
            <text:p>16644</text:p>
          </table:table-cell>
          <table:table-cell office:value-type="float" office:value="-1860">
            <text:p>-1860</text:p>
          </table:table-cell>
          <table:table-cell office:value-type="float" office:value="-500">
            <text:p>-500</text:p>
          </table:table-cell>
          <table:table-cell table:number-columns-repeated="5"/>
          <table:table-cell table:formula="of:=IF(ABS(([.A613]-[.E$2])/16384) &gt; 0.05; ([.A613]-[.E$2])/16384; 0)" office:value-type="float" office:value="0">
            <text:p>0.000</text:p>
          </table:table-cell>
          <table:table-cell table:formula="of:=IF(ABS(([.B613]-[.F$2])/16384) &gt; 0.1; ([.B613]-[.F$2])/16384; 0)" office:value-type="float" office:value="0">
            <text:p>0.000</text:p>
          </table:table-cell>
          <table:table-cell table:formula="of:=IF(ABS(([.C613]-[.G$2])/16384) &gt; 0.1; ([.C613]-[.G$2])/16384; 0)" office:value-type="float" office:value="0">
            <text:p>0.000</text:p>
          </table:table-cell>
          <table:table-cell table:formula="of:=SQRT([.I613]*[.I613]+[.J613]*[.J613]+[.K613]*[.K613])" office:value-type="float" office:value="0">
            <text:p>0.00</text:p>
          </table:table-cell>
          <table:table-cell table:formula="of:=SQRT([.L613]*0.75*9.8)" office:value-type="float" office:value="0">
            <text:p>0</text:p>
          </table:table-cell>
          <table:table-cell table:formula="of:=[.N612]+0.1*[.M61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4">
            <text:p>16584</text:p>
          </table:table-cell>
          <table:table-cell office:value-type="float" office:value="-1804">
            <text:p>-1804</text:p>
          </table:table-cell>
          <table:table-cell office:value-type="float" office:value="-404">
            <text:p>-404</text:p>
          </table:table-cell>
          <table:table-cell table:number-columns-repeated="5"/>
          <table:table-cell table:formula="of:=IF(ABS(([.A614]-[.E$2])/16384) &gt; 0.05; ([.A614]-[.E$2])/16384; 0)" office:value-type="float" office:value="0">
            <text:p>0.000</text:p>
          </table:table-cell>
          <table:table-cell table:formula="of:=IF(ABS(([.B614]-[.F$2])/16384) &gt; 0.1; ([.B614]-[.F$2])/16384; 0)" office:value-type="float" office:value="0">
            <text:p>0.000</text:p>
          </table:table-cell>
          <table:table-cell table:formula="of:=IF(ABS(([.C614]-[.G$2])/16384) &gt; 0.1; ([.C614]-[.G$2])/16384; 0)" office:value-type="float" office:value="0">
            <text:p>0.000</text:p>
          </table:table-cell>
          <table:table-cell table:formula="of:=SQRT([.I614]*[.I614]+[.J614]*[.J614]+[.K614]*[.K614])" office:value-type="float" office:value="0">
            <text:p>0.00</text:p>
          </table:table-cell>
          <table:table-cell table:formula="of:=SQRT([.L614]*0.75*9.8)" office:value-type="float" office:value="0">
            <text:p>0</text:p>
          </table:table-cell>
          <table:table-cell table:formula="of:=[.N613]+0.1*[.M61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4">
            <text:p>16624</text:p>
          </table:table-cell>
          <table:table-cell office:value-type="float" office:value="-1768">
            <text:p>-1768</text:p>
          </table:table-cell>
          <table:table-cell office:value-type="float" office:value="-456">
            <text:p>-456</text:p>
          </table:table-cell>
          <table:table-cell table:number-columns-repeated="5"/>
          <table:table-cell table:formula="of:=IF(ABS(([.A615]-[.E$2])/16384) &gt; 0.05; ([.A615]-[.E$2])/16384; 0)" office:value-type="float" office:value="0">
            <text:p>0.000</text:p>
          </table:table-cell>
          <table:table-cell table:formula="of:=IF(ABS(([.B615]-[.F$2])/16384) &gt; 0.1; ([.B615]-[.F$2])/16384; 0)" office:value-type="float" office:value="0">
            <text:p>0.000</text:p>
          </table:table-cell>
          <table:table-cell table:formula="of:=IF(ABS(([.C615]-[.G$2])/16384) &gt; 0.1; ([.C615]-[.G$2])/16384; 0)" office:value-type="float" office:value="0">
            <text:p>0.000</text:p>
          </table:table-cell>
          <table:table-cell table:formula="of:=SQRT([.I615]*[.I615]+[.J615]*[.J615]+[.K615]*[.K615])" office:value-type="float" office:value="0">
            <text:p>0.00</text:p>
          </table:table-cell>
          <table:table-cell table:formula="of:=SQRT([.L615]*0.75*9.8)" office:value-type="float" office:value="0">
            <text:p>0</text:p>
          </table:table-cell>
          <table:table-cell table:formula="of:=[.N614]+0.1*[.M61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92">
            <text:p>16592</text:p>
          </table:table-cell>
          <table:table-cell office:value-type="float" office:value="-1764">
            <text:p>-1764</text:p>
          </table:table-cell>
          <table:table-cell office:value-type="float" office:value="-364">
            <text:p>-364</text:p>
          </table:table-cell>
          <table:table-cell table:number-columns-repeated="5"/>
          <table:table-cell table:formula="of:=IF(ABS(([.A616]-[.E$2])/16384) &gt; 0.05; ([.A616]-[.E$2])/16384; 0)" office:value-type="float" office:value="0">
            <text:p>0.000</text:p>
          </table:table-cell>
          <table:table-cell table:formula="of:=IF(ABS(([.B616]-[.F$2])/16384) &gt; 0.1; ([.B616]-[.F$2])/16384; 0)" office:value-type="float" office:value="0">
            <text:p>0.000</text:p>
          </table:table-cell>
          <table:table-cell table:formula="of:=IF(ABS(([.C616]-[.G$2])/16384) &gt; 0.1; ([.C616]-[.G$2])/16384; 0)" office:value-type="float" office:value="0">
            <text:p>0.000</text:p>
          </table:table-cell>
          <table:table-cell table:formula="of:=SQRT([.I616]*[.I616]+[.J616]*[.J616]+[.K616]*[.K616])" office:value-type="float" office:value="0">
            <text:p>0.00</text:p>
          </table:table-cell>
          <table:table-cell table:formula="of:=SQRT([.L616]*0.75*9.8)" office:value-type="float" office:value="0">
            <text:p>0</text:p>
          </table:table-cell>
          <table:table-cell table:formula="of:=[.N615]+0.1*[.M61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56">
            <text:p>16556</text:p>
          </table:table-cell>
          <table:table-cell office:value-type="float" office:value="-1764">
            <text:p>-1764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617]-[.E$2])/16384) &gt; 0.05; ([.A617]-[.E$2])/16384; 0)" office:value-type="float" office:value="0">
            <text:p>0.000</text:p>
          </table:table-cell>
          <table:table-cell table:formula="of:=IF(ABS(([.B617]-[.F$2])/16384) &gt; 0.1; ([.B617]-[.F$2])/16384; 0)" office:value-type="float" office:value="0">
            <text:p>0.000</text:p>
          </table:table-cell>
          <table:table-cell table:formula="of:=IF(ABS(([.C617]-[.G$2])/16384) &gt; 0.1; ([.C617]-[.G$2])/16384; 0)" office:value-type="float" office:value="0">
            <text:p>0.000</text:p>
          </table:table-cell>
          <table:table-cell table:formula="of:=SQRT([.I617]*[.I617]+[.J617]*[.J617]+[.K617]*[.K617])" office:value-type="float" office:value="0">
            <text:p>0.00</text:p>
          </table:table-cell>
          <table:table-cell table:formula="of:=SQRT([.L617]*0.75*9.8)" office:value-type="float" office:value="0">
            <text:p>0</text:p>
          </table:table-cell>
          <table:table-cell table:formula="of:=[.N616]+0.1*[.M61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92">
            <text:p>16592</text:p>
          </table:table-cell>
          <table:table-cell office:value-type="float" office:value="-1792">
            <text:p>-1792</text:p>
          </table:table-cell>
          <table:table-cell office:value-type="float" office:value="-340">
            <text:p>-340</text:p>
          </table:table-cell>
          <table:table-cell table:number-columns-repeated="5"/>
          <table:table-cell table:formula="of:=IF(ABS(([.A618]-[.E$2])/16384) &gt; 0.05; ([.A618]-[.E$2])/16384; 0)" office:value-type="float" office:value="0">
            <text:p>0.000</text:p>
          </table:table-cell>
          <table:table-cell table:formula="of:=IF(ABS(([.B618]-[.F$2])/16384) &gt; 0.1; ([.B618]-[.F$2])/16384; 0)" office:value-type="float" office:value="0">
            <text:p>0.000</text:p>
          </table:table-cell>
          <table:table-cell table:formula="of:=IF(ABS(([.C618]-[.G$2])/16384) &gt; 0.1; ([.C618]-[.G$2])/16384; 0)" office:value-type="float" office:value="0">
            <text:p>0.000</text:p>
          </table:table-cell>
          <table:table-cell table:formula="of:=SQRT([.I618]*[.I618]+[.J618]*[.J618]+[.K618]*[.K618])" office:value-type="float" office:value="0">
            <text:p>0.00</text:p>
          </table:table-cell>
          <table:table-cell table:formula="of:=SQRT([.L618]*0.75*9.8)" office:value-type="float" office:value="0">
            <text:p>0</text:p>
          </table:table-cell>
          <table:table-cell table:formula="of:=[.N617]+0.1*[.M61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56">
            <text:p>16656</text:p>
          </table:table-cell>
          <table:table-cell office:value-type="float" office:value="-1628">
            <text:p>-1628</text:p>
          </table:table-cell>
          <table:table-cell office:value-type="float" office:value="-188">
            <text:p>-188</text:p>
          </table:table-cell>
          <table:table-cell table:number-columns-repeated="5"/>
          <table:table-cell table:formula="of:=IF(ABS(([.A619]-[.E$2])/16384) &gt; 0.05; ([.A619]-[.E$2])/16384; 0)" office:value-type="float" office:value="0">
            <text:p>0.000</text:p>
          </table:table-cell>
          <table:table-cell table:formula="of:=IF(ABS(([.B619]-[.F$2])/16384) &gt; 0.1; ([.B619]-[.F$2])/16384; 0)" office:value-type="float" office:value="0">
            <text:p>0.000</text:p>
          </table:table-cell>
          <table:table-cell table:formula="of:=IF(ABS(([.C619]-[.G$2])/16384) &gt; 0.1; ([.C619]-[.G$2])/16384; 0)" office:value-type="float" office:value="0">
            <text:p>0.000</text:p>
          </table:table-cell>
          <table:table-cell table:formula="of:=SQRT([.I619]*[.I619]+[.J619]*[.J619]+[.K619]*[.K619])" office:value-type="float" office:value="0">
            <text:p>0.00</text:p>
          </table:table-cell>
          <table:table-cell table:formula="of:=SQRT([.L619]*0.75*9.8)" office:value-type="float" office:value="0">
            <text:p>0</text:p>
          </table:table-cell>
          <table:table-cell table:formula="of:=[.N618]+0.1*[.M61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80">
            <text:p>16680</text:p>
          </table:table-cell>
          <table:table-cell office:value-type="float" office:value="-1660">
            <text:p>-1660</text:p>
          </table:table-cell>
          <table:table-cell office:value-type="float" office:value="-196">
            <text:p>-196</text:p>
          </table:table-cell>
          <table:table-cell table:number-columns-repeated="5"/>
          <table:table-cell table:formula="of:=IF(ABS(([.A620]-[.E$2])/16384) &gt; 0.05; ([.A620]-[.E$2])/16384; 0)" office:value-type="float" office:value="0">
            <text:p>0.000</text:p>
          </table:table-cell>
          <table:table-cell table:formula="of:=IF(ABS(([.B620]-[.F$2])/16384) &gt; 0.1; ([.B620]-[.F$2])/16384; 0)" office:value-type="float" office:value="0">
            <text:p>0.000</text:p>
          </table:table-cell>
          <table:table-cell table:formula="of:=IF(ABS(([.C620]-[.G$2])/16384) &gt; 0.1; ([.C620]-[.G$2])/16384; 0)" office:value-type="float" office:value="0">
            <text:p>0.000</text:p>
          </table:table-cell>
          <table:table-cell table:formula="of:=SQRT([.I620]*[.I620]+[.J620]*[.J620]+[.K620]*[.K620])" office:value-type="float" office:value="0">
            <text:p>0.00</text:p>
          </table:table-cell>
          <table:table-cell table:formula="of:=SQRT([.L620]*0.75*9.8)" office:value-type="float" office:value="0">
            <text:p>0</text:p>
          </table:table-cell>
          <table:table-cell table:formula="of:=[.N619]+0.1*[.M62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8">
            <text:p>16628</text:p>
          </table:table-cell>
          <table:table-cell office:value-type="float" office:value="-1644">
            <text:p>-1644</text:p>
          </table:table-cell>
          <table:table-cell office:value-type="float" office:value="-48">
            <text:p>-48</text:p>
          </table:table-cell>
          <table:table-cell table:number-columns-repeated="5"/>
          <table:table-cell table:formula="of:=IF(ABS(([.A621]-[.E$2])/16384) &gt; 0.05; ([.A621]-[.E$2])/16384; 0)" office:value-type="float" office:value="0">
            <text:p>0.000</text:p>
          </table:table-cell>
          <table:table-cell table:formula="of:=IF(ABS(([.B621]-[.F$2])/16384) &gt; 0.1; ([.B621]-[.F$2])/16384; 0)" office:value-type="float" office:value="0">
            <text:p>0.000</text:p>
          </table:table-cell>
          <table:table-cell table:formula="of:=IF(ABS(([.C621]-[.G$2])/16384) &gt; 0.1; ([.C621]-[.G$2])/16384; 0)" office:value-type="float" office:value="0">
            <text:p>0.000</text:p>
          </table:table-cell>
          <table:table-cell table:formula="of:=SQRT([.I621]*[.I621]+[.J621]*[.J621]+[.K621]*[.K621])" office:value-type="float" office:value="0">
            <text:p>0.00</text:p>
          </table:table-cell>
          <table:table-cell table:formula="of:=SQRT([.L621]*0.75*9.8)" office:value-type="float" office:value="0">
            <text:p>0</text:p>
          </table:table-cell>
          <table:table-cell table:formula="of:=[.N620]+0.1*[.M62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684">
            <text:p>-1684</text:p>
          </table:table-cell>
          <table:table-cell office:value-type="float" office:value="-88">
            <text:p>-88</text:p>
          </table:table-cell>
          <table:table-cell table:number-columns-repeated="5"/>
          <table:table-cell table:formula="of:=IF(ABS(([.A622]-[.E$2])/16384) &gt; 0.05; ([.A622]-[.E$2])/16384; 0)" office:value-type="float" office:value="0">
            <text:p>0.000</text:p>
          </table:table-cell>
          <table:table-cell table:formula="of:=IF(ABS(([.B622]-[.F$2])/16384) &gt; 0.1; ([.B622]-[.F$2])/16384; 0)" office:value-type="float" office:value="0">
            <text:p>0.000</text:p>
          </table:table-cell>
          <table:table-cell table:formula="of:=IF(ABS(([.C622]-[.G$2])/16384) &gt; 0.1; ([.C622]-[.G$2])/16384; 0)" office:value-type="float" office:value="0">
            <text:p>0.000</text:p>
          </table:table-cell>
          <table:table-cell table:formula="of:=SQRT([.I622]*[.I622]+[.J622]*[.J622]+[.K622]*[.K622])" office:value-type="float" office:value="0">
            <text:p>0.00</text:p>
          </table:table-cell>
          <table:table-cell table:formula="of:=SQRT([.L622]*0.75*9.8)" office:value-type="float" office:value="0">
            <text:p>0</text:p>
          </table:table-cell>
          <table:table-cell table:formula="of:=[.N621]+0.1*[.M62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1656">
            <text:p>-1656</text:p>
          </table:table-cell>
          <table:table-cell office:value-type="float" office:value="-164">
            <text:p>-164</text:p>
          </table:table-cell>
          <table:table-cell table:number-columns-repeated="5"/>
          <table:table-cell table:formula="of:=IF(ABS(([.A623]-[.E$2])/16384) &gt; 0.05; ([.A623]-[.E$2])/16384; 0)" office:value-type="float" office:value="0">
            <text:p>0.000</text:p>
          </table:table-cell>
          <table:table-cell table:formula="of:=IF(ABS(([.B623]-[.F$2])/16384) &gt; 0.1; ([.B623]-[.F$2])/16384; 0)" office:value-type="float" office:value="0">
            <text:p>0.000</text:p>
          </table:table-cell>
          <table:table-cell table:formula="of:=IF(ABS(([.C623]-[.G$2])/16384) &gt; 0.1; ([.C623]-[.G$2])/16384; 0)" office:value-type="float" office:value="0">
            <text:p>0.000</text:p>
          </table:table-cell>
          <table:table-cell table:formula="of:=SQRT([.I623]*[.I623]+[.J623]*[.J623]+[.K623]*[.K623])" office:value-type="float" office:value="0">
            <text:p>0.00</text:p>
          </table:table-cell>
          <table:table-cell table:formula="of:=SQRT([.L623]*0.75*9.8)" office:value-type="float" office:value="0">
            <text:p>0</text:p>
          </table:table-cell>
          <table:table-cell table:formula="of:=[.N622]+0.1*[.M62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76">
            <text:p>16676</text:p>
          </table:table-cell>
          <table:table-cell office:value-type="float" office:value="-1740">
            <text:p>-1740</text:p>
          </table:table-cell>
          <table:table-cell office:value-type="float" office:value="-228">
            <text:p>-228</text:p>
          </table:table-cell>
          <table:table-cell table:number-columns-repeated="5"/>
          <table:table-cell table:formula="of:=IF(ABS(([.A624]-[.E$2])/16384) &gt; 0.05; ([.A624]-[.E$2])/16384; 0)" office:value-type="float" office:value="0">
            <text:p>0.000</text:p>
          </table:table-cell>
          <table:table-cell table:formula="of:=IF(ABS(([.B624]-[.F$2])/16384) &gt; 0.1; ([.B624]-[.F$2])/16384; 0)" office:value-type="float" office:value="0">
            <text:p>0.000</text:p>
          </table:table-cell>
          <table:table-cell table:formula="of:=IF(ABS(([.C624]-[.G$2])/16384) &gt; 0.1; ([.C624]-[.G$2])/16384; 0)" office:value-type="float" office:value="0">
            <text:p>0.000</text:p>
          </table:table-cell>
          <table:table-cell table:formula="of:=SQRT([.I624]*[.I624]+[.J624]*[.J624]+[.K624]*[.K624])" office:value-type="float" office:value="0">
            <text:p>0.00</text:p>
          </table:table-cell>
          <table:table-cell table:formula="of:=SQRT([.L624]*0.75*9.8)" office:value-type="float" office:value="0">
            <text:p>0</text:p>
          </table:table-cell>
          <table:table-cell table:formula="of:=[.N623]+0.1*[.M62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1564">
            <text:p>-1564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IF(ABS(([.A625]-[.E$2])/16384) &gt; 0.05; ([.A625]-[.E$2])/16384; 0)" office:value-type="float" office:value="0">
            <text:p>0.000</text:p>
          </table:table-cell>
          <table:table-cell table:formula="of:=IF(ABS(([.B625]-[.F$2])/16384) &gt; 0.1; ([.B625]-[.F$2])/16384; 0)" office:value-type="float" office:value="0">
            <text:p>0.000</text:p>
          </table:table-cell>
          <table:table-cell table:formula="of:=IF(ABS(([.C625]-[.G$2])/16384) &gt; 0.1; ([.C625]-[.G$2])/16384; 0)" office:value-type="float" office:value="0">
            <text:p>0.000</text:p>
          </table:table-cell>
          <table:table-cell table:formula="of:=SQRT([.I625]*[.I625]+[.J625]*[.J625]+[.K625]*[.K625])" office:value-type="float" office:value="0">
            <text:p>0.00</text:p>
          </table:table-cell>
          <table:table-cell table:formula="of:=SQRT([.L625]*0.75*9.8)" office:value-type="float" office:value="0">
            <text:p>0</text:p>
          </table:table-cell>
          <table:table-cell table:formula="of:=[.N624]+0.1*[.M62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600">
            <text:p>-1600</text:p>
          </table:table-cell>
          <table:table-cell office:value-type="float" office:value="-72">
            <text:p>-72</text:p>
          </table:table-cell>
          <table:table-cell table:number-columns-repeated="5"/>
          <table:table-cell table:formula="of:=IF(ABS(([.A626]-[.E$2])/16384) &gt; 0.05; ([.A626]-[.E$2])/16384; 0)" office:value-type="float" office:value="0">
            <text:p>0.000</text:p>
          </table:table-cell>
          <table:table-cell table:formula="of:=IF(ABS(([.B626]-[.F$2])/16384) &gt; 0.1; ([.B626]-[.F$2])/16384; 0)" office:value-type="float" office:value="0">
            <text:p>0.000</text:p>
          </table:table-cell>
          <table:table-cell table:formula="of:=IF(ABS(([.C626]-[.G$2])/16384) &gt; 0.1; ([.C626]-[.G$2])/16384; 0)" office:value-type="float" office:value="0">
            <text:p>0.000</text:p>
          </table:table-cell>
          <table:table-cell table:formula="of:=SQRT([.I626]*[.I626]+[.J626]*[.J626]+[.K626]*[.K626])" office:value-type="float" office:value="0">
            <text:p>0.00</text:p>
          </table:table-cell>
          <table:table-cell table:formula="of:=SQRT([.L626]*0.75*9.8)" office:value-type="float" office:value="0">
            <text:p>0</text:p>
          </table:table-cell>
          <table:table-cell table:formula="of:=[.N625]+0.1*[.M62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1664">
            <text:p>-1664</text:p>
          </table:table-cell>
          <table:table-cell office:value-type="float" office:value="-100">
            <text:p>-100</text:p>
          </table:table-cell>
          <table:table-cell table:number-columns-repeated="5"/>
          <table:table-cell table:formula="of:=IF(ABS(([.A627]-[.E$2])/16384) &gt; 0.05; ([.A627]-[.E$2])/16384; 0)" office:value-type="float" office:value="0">
            <text:p>0.000</text:p>
          </table:table-cell>
          <table:table-cell table:formula="of:=IF(ABS(([.B627]-[.F$2])/16384) &gt; 0.1; ([.B627]-[.F$2])/16384; 0)" office:value-type="float" office:value="0">
            <text:p>0.000</text:p>
          </table:table-cell>
          <table:table-cell table:formula="of:=IF(ABS(([.C627]-[.G$2])/16384) &gt; 0.1; ([.C627]-[.G$2])/16384; 0)" office:value-type="float" office:value="0">
            <text:p>0.000</text:p>
          </table:table-cell>
          <table:table-cell table:formula="of:=SQRT([.I627]*[.I627]+[.J627]*[.J627]+[.K627]*[.K627])" office:value-type="float" office:value="0">
            <text:p>0.00</text:p>
          </table:table-cell>
          <table:table-cell table:formula="of:=SQRT([.L627]*0.75*9.8)" office:value-type="float" office:value="0">
            <text:p>0</text:p>
          </table:table-cell>
          <table:table-cell table:formula="of:=[.N626]+0.1*[.M62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56">
            <text:p>16656</text:p>
          </table:table-cell>
          <table:table-cell office:value-type="float" office:value="-1656">
            <text:p>-1656</text:p>
          </table:table-cell>
          <table:table-cell office:value-type="float" office:value="-220">
            <text:p>-220</text:p>
          </table:table-cell>
          <table:table-cell table:number-columns-repeated="5"/>
          <table:table-cell table:formula="of:=IF(ABS(([.A628]-[.E$2])/16384) &gt; 0.05; ([.A628]-[.E$2])/16384; 0)" office:value-type="float" office:value="0">
            <text:p>0.000</text:p>
          </table:table-cell>
          <table:table-cell table:formula="of:=IF(ABS(([.B628]-[.F$2])/16384) &gt; 0.1; ([.B628]-[.F$2])/16384; 0)" office:value-type="float" office:value="0">
            <text:p>0.000</text:p>
          </table:table-cell>
          <table:table-cell table:formula="of:=IF(ABS(([.C628]-[.G$2])/16384) &gt; 0.1; ([.C628]-[.G$2])/16384; 0)" office:value-type="float" office:value="0">
            <text:p>0.000</text:p>
          </table:table-cell>
          <table:table-cell table:formula="of:=SQRT([.I628]*[.I628]+[.J628]*[.J628]+[.K628]*[.K628])" office:value-type="float" office:value="0">
            <text:p>0.00</text:p>
          </table:table-cell>
          <table:table-cell table:formula="of:=SQRT([.L628]*0.75*9.8)" office:value-type="float" office:value="0">
            <text:p>0</text:p>
          </table:table-cell>
          <table:table-cell table:formula="of:=[.N627]+0.1*[.M62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2">
            <text:p>16532</text:p>
          </table:table-cell>
          <table:table-cell office:value-type="float" office:value="-1540">
            <text:p>-1540</text:p>
          </table:table-cell>
          <table:table-cell office:value-type="float" office:value="-268">
            <text:p>-268</text:p>
          </table:table-cell>
          <table:table-cell table:number-columns-repeated="5"/>
          <table:table-cell table:formula="of:=IF(ABS(([.A629]-[.E$2])/16384) &gt; 0.05; ([.A629]-[.E$2])/16384; 0)" office:value-type="float" office:value="0">
            <text:p>0.000</text:p>
          </table:table-cell>
          <table:table-cell table:formula="of:=IF(ABS(([.B629]-[.F$2])/16384) &gt; 0.1; ([.B629]-[.F$2])/16384; 0)" office:value-type="float" office:value="0">
            <text:p>0.000</text:p>
          </table:table-cell>
          <table:table-cell table:formula="of:=IF(ABS(([.C629]-[.G$2])/16384) &gt; 0.1; ([.C629]-[.G$2])/16384; 0)" office:value-type="float" office:value="0">
            <text:p>0.000</text:p>
          </table:table-cell>
          <table:table-cell table:formula="of:=SQRT([.I629]*[.I629]+[.J629]*[.J629]+[.K629]*[.K629])" office:value-type="float" office:value="0">
            <text:p>0.00</text:p>
          </table:table-cell>
          <table:table-cell table:formula="of:=SQRT([.L629]*0.75*9.8)" office:value-type="float" office:value="0">
            <text:p>0</text:p>
          </table:table-cell>
          <table:table-cell table:formula="of:=[.N628]+0.1*[.M62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4">
            <text:p>16564</text:p>
          </table:table-cell>
          <table:table-cell office:value-type="float" office:value="-1660">
            <text:p>-1660</text:p>
          </table:table-cell>
          <table:table-cell office:value-type="float" office:value="-228">
            <text:p>-228</text:p>
          </table:table-cell>
          <table:table-cell table:number-columns-repeated="5"/>
          <table:table-cell table:formula="of:=IF(ABS(([.A630]-[.E$2])/16384) &gt; 0.05; ([.A630]-[.E$2])/16384; 0)" office:value-type="float" office:value="0">
            <text:p>0.000</text:p>
          </table:table-cell>
          <table:table-cell table:formula="of:=IF(ABS(([.B630]-[.F$2])/16384) &gt; 0.1; ([.B630]-[.F$2])/16384; 0)" office:value-type="float" office:value="0">
            <text:p>0.000</text:p>
          </table:table-cell>
          <table:table-cell table:formula="of:=IF(ABS(([.C630]-[.G$2])/16384) &gt; 0.1; ([.C630]-[.G$2])/16384; 0)" office:value-type="float" office:value="0">
            <text:p>0.000</text:p>
          </table:table-cell>
          <table:table-cell table:formula="of:=SQRT([.I630]*[.I630]+[.J630]*[.J630]+[.K630]*[.K630])" office:value-type="float" office:value="0">
            <text:p>0.00</text:p>
          </table:table-cell>
          <table:table-cell table:formula="of:=SQRT([.L630]*0.75*9.8)" office:value-type="float" office:value="0">
            <text:p>0</text:p>
          </table:table-cell>
          <table:table-cell table:formula="of:=[.N629]+0.1*[.M63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1560">
            <text:p>-1560</text:p>
          </table:table-cell>
          <table:table-cell office:value-type="float" office:value="-188">
            <text:p>-188</text:p>
          </table:table-cell>
          <table:table-cell table:number-columns-repeated="5"/>
          <table:table-cell table:formula="of:=IF(ABS(([.A631]-[.E$2])/16384) &gt; 0.05; ([.A631]-[.E$2])/16384; 0)" office:value-type="float" office:value="0">
            <text:p>0.000</text:p>
          </table:table-cell>
          <table:table-cell table:formula="of:=IF(ABS(([.B631]-[.F$2])/16384) &gt; 0.1; ([.B631]-[.F$2])/16384; 0)" office:value-type="float" office:value="0">
            <text:p>0.000</text:p>
          </table:table-cell>
          <table:table-cell table:formula="of:=IF(ABS(([.C631]-[.G$2])/16384) &gt; 0.1; ([.C631]-[.G$2])/16384; 0)" office:value-type="float" office:value="0">
            <text:p>0.000</text:p>
          </table:table-cell>
          <table:table-cell table:formula="of:=SQRT([.I631]*[.I631]+[.J631]*[.J631]+[.K631]*[.K631])" office:value-type="float" office:value="0">
            <text:p>0.00</text:p>
          </table:table-cell>
          <table:table-cell table:formula="of:=SQRT([.L631]*0.75*9.8)" office:value-type="float" office:value="0">
            <text:p>0</text:p>
          </table:table-cell>
          <table:table-cell table:formula="of:=[.N630]+0.1*[.M63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36">
            <text:p>16636</text:p>
          </table:table-cell>
          <table:table-cell office:value-type="float" office:value="-1668">
            <text:p>-1668</text:p>
          </table:table-cell>
          <table:table-cell office:value-type="float" office:value="-276">
            <text:p>-276</text:p>
          </table:table-cell>
          <table:table-cell table:number-columns-repeated="5"/>
          <table:table-cell table:formula="of:=IF(ABS(([.A632]-[.E$2])/16384) &gt; 0.05; ([.A632]-[.E$2])/16384; 0)" office:value-type="float" office:value="0">
            <text:p>0.000</text:p>
          </table:table-cell>
          <table:table-cell table:formula="of:=IF(ABS(([.B632]-[.F$2])/16384) &gt; 0.1; ([.B632]-[.F$2])/16384; 0)" office:value-type="float" office:value="0">
            <text:p>0.000</text:p>
          </table:table-cell>
          <table:table-cell table:formula="of:=IF(ABS(([.C632]-[.G$2])/16384) &gt; 0.1; ([.C632]-[.G$2])/16384; 0)" office:value-type="float" office:value="0">
            <text:p>0.000</text:p>
          </table:table-cell>
          <table:table-cell table:formula="of:=SQRT([.I632]*[.I632]+[.J632]*[.J632]+[.K632]*[.K632])" office:value-type="float" office:value="0">
            <text:p>0.00</text:p>
          </table:table-cell>
          <table:table-cell table:formula="of:=SQRT([.L632]*0.75*9.8)" office:value-type="float" office:value="0">
            <text:p>0</text:p>
          </table:table-cell>
          <table:table-cell table:formula="of:=[.N631]+0.1*[.M63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752">
            <text:p>16752</text:p>
          </table:table-cell>
          <table:table-cell office:value-type="float" office:value="-1652">
            <text:p>-1652</text:p>
          </table:table-cell>
          <table:table-cell office:value-type="float" office:value="-456">
            <text:p>-456</text:p>
          </table:table-cell>
          <table:table-cell table:number-columns-repeated="5"/>
          <table:table-cell table:formula="of:=IF(ABS(([.A633]-[.E$2])/16384) &gt; 0.05; ([.A633]-[.E$2])/16384; 0)" office:value-type="float" office:value="0">
            <text:p>0.000</text:p>
          </table:table-cell>
          <table:table-cell table:formula="of:=IF(ABS(([.B633]-[.F$2])/16384) &gt; 0.1; ([.B633]-[.F$2])/16384; 0)" office:value-type="float" office:value="0">
            <text:p>0.000</text:p>
          </table:table-cell>
          <table:table-cell table:formula="of:=IF(ABS(([.C633]-[.G$2])/16384) &gt; 0.1; ([.C633]-[.G$2])/16384; 0)" office:value-type="float" office:value="0">
            <text:p>0.000</text:p>
          </table:table-cell>
          <table:table-cell table:formula="of:=SQRT([.I633]*[.I633]+[.J633]*[.J633]+[.K633]*[.K633])" office:value-type="float" office:value="0">
            <text:p>0.00</text:p>
          </table:table-cell>
          <table:table-cell table:formula="of:=SQRT([.L633]*0.75*9.8)" office:value-type="float" office:value="0">
            <text:p>0</text:p>
          </table:table-cell>
          <table:table-cell table:formula="of:=[.N632]+0.1*[.M63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0">
            <text:p>16620</text:p>
          </table:table-cell>
          <table:table-cell office:value-type="float" office:value="-1620">
            <text:p>-1620</text:p>
          </table:table-cell>
          <table:table-cell office:value-type="float" office:value="-592">
            <text:p>-592</text:p>
          </table:table-cell>
          <table:table-cell table:number-columns-repeated="5"/>
          <table:table-cell table:formula="of:=IF(ABS(([.A634]-[.E$2])/16384) &gt; 0.05; ([.A634]-[.E$2])/16384; 0)" office:value-type="float" office:value="0">
            <text:p>0.000</text:p>
          </table:table-cell>
          <table:table-cell table:formula="of:=IF(ABS(([.B634]-[.F$2])/16384) &gt; 0.1; ([.B634]-[.F$2])/16384; 0)" office:value-type="float" office:value="0">
            <text:p>0.000</text:p>
          </table:table-cell>
          <table:table-cell table:formula="of:=IF(ABS(([.C634]-[.G$2])/16384) &gt; 0.1; ([.C634]-[.G$2])/16384; 0)" office:value-type="float" office:value="0">
            <text:p>0.000</text:p>
          </table:table-cell>
          <table:table-cell table:formula="of:=SQRT([.I634]*[.I634]+[.J634]*[.J634]+[.K634]*[.K634])" office:value-type="float" office:value="0">
            <text:p>0.00</text:p>
          </table:table-cell>
          <table:table-cell table:formula="of:=SQRT([.L634]*0.75*9.8)" office:value-type="float" office:value="0">
            <text:p>0</text:p>
          </table:table-cell>
          <table:table-cell table:formula="of:=[.N633]+0.1*[.M63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4">
            <text:p>16564</text:p>
          </table:table-cell>
          <table:table-cell office:value-type="float" office:value="-1664">
            <text:p>-1664</text:p>
          </table:table-cell>
          <table:table-cell office:value-type="float" office:value="-628">
            <text:p>-628</text:p>
          </table:table-cell>
          <table:table-cell table:number-columns-repeated="5"/>
          <table:table-cell table:formula="of:=IF(ABS(([.A635]-[.E$2])/16384) &gt; 0.05; ([.A635]-[.E$2])/16384; 0)" office:value-type="float" office:value="0">
            <text:p>0.000</text:p>
          </table:table-cell>
          <table:table-cell table:formula="of:=IF(ABS(([.B635]-[.F$2])/16384) &gt; 0.1; ([.B635]-[.F$2])/16384; 0)" office:value-type="float" office:value="0">
            <text:p>0.000</text:p>
          </table:table-cell>
          <table:table-cell table:formula="of:=IF(ABS(([.C635]-[.G$2])/16384) &gt; 0.1; ([.C635]-[.G$2])/16384; 0)" office:value-type="float" office:value="0">
            <text:p>0.000</text:p>
          </table:table-cell>
          <table:table-cell table:formula="of:=SQRT([.I635]*[.I635]+[.J635]*[.J635]+[.K635]*[.K635])" office:value-type="float" office:value="0">
            <text:p>0.00</text:p>
          </table:table-cell>
          <table:table-cell table:formula="of:=SQRT([.L635]*0.75*9.8)" office:value-type="float" office:value="0">
            <text:p>0</text:p>
          </table:table-cell>
          <table:table-cell table:formula="of:=[.N634]+0.1*[.M63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0">
            <text:p>16620</text:p>
          </table:table-cell>
          <table:table-cell office:value-type="float" office:value="-1796">
            <text:p>-1796</text:p>
          </table:table-cell>
          <table:table-cell office:value-type="float" office:value="-528">
            <text:p>-528</text:p>
          </table:table-cell>
          <table:table-cell table:number-columns-repeated="5"/>
          <table:table-cell table:formula="of:=IF(ABS(([.A636]-[.E$2])/16384) &gt; 0.05; ([.A636]-[.E$2])/16384; 0)" office:value-type="float" office:value="0">
            <text:p>0.000</text:p>
          </table:table-cell>
          <table:table-cell table:formula="of:=IF(ABS(([.B636]-[.F$2])/16384) &gt; 0.1; ([.B636]-[.F$2])/16384; 0)" office:value-type="float" office:value="0">
            <text:p>0.000</text:p>
          </table:table-cell>
          <table:table-cell table:formula="of:=IF(ABS(([.C636]-[.G$2])/16384) &gt; 0.1; ([.C636]-[.G$2])/16384; 0)" office:value-type="float" office:value="0">
            <text:p>0.000</text:p>
          </table:table-cell>
          <table:table-cell table:formula="of:=SQRT([.I636]*[.I636]+[.J636]*[.J636]+[.K636]*[.K636])" office:value-type="float" office:value="0">
            <text:p>0.00</text:p>
          </table:table-cell>
          <table:table-cell table:formula="of:=SQRT([.L636]*0.75*9.8)" office:value-type="float" office:value="0">
            <text:p>0</text:p>
          </table:table-cell>
          <table:table-cell table:formula="of:=[.N635]+0.1*[.M63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96">
            <text:p>16596</text:p>
          </table:table-cell>
          <table:table-cell office:value-type="float" office:value="-1772">
            <text:p>-1772</text:p>
          </table:table-cell>
          <table:table-cell office:value-type="float" office:value="-360">
            <text:p>-360</text:p>
          </table:table-cell>
          <table:table-cell table:number-columns-repeated="5"/>
          <table:table-cell table:formula="of:=IF(ABS(([.A637]-[.E$2])/16384) &gt; 0.05; ([.A637]-[.E$2])/16384; 0)" office:value-type="float" office:value="0">
            <text:p>0.000</text:p>
          </table:table-cell>
          <table:table-cell table:formula="of:=IF(ABS(([.B637]-[.F$2])/16384) &gt; 0.1; ([.B637]-[.F$2])/16384; 0)" office:value-type="float" office:value="0">
            <text:p>0.000</text:p>
          </table:table-cell>
          <table:table-cell table:formula="of:=IF(ABS(([.C637]-[.G$2])/16384) &gt; 0.1; ([.C637]-[.G$2])/16384; 0)" office:value-type="float" office:value="0">
            <text:p>0.000</text:p>
          </table:table-cell>
          <table:table-cell table:formula="of:=SQRT([.I637]*[.I637]+[.J637]*[.J637]+[.K637]*[.K637])" office:value-type="float" office:value="0">
            <text:p>0.00</text:p>
          </table:table-cell>
          <table:table-cell table:formula="of:=SQRT([.L637]*0.75*9.8)" office:value-type="float" office:value="0">
            <text:p>0</text:p>
          </table:table-cell>
          <table:table-cell table:formula="of:=[.N636]+0.1*[.M63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1876">
            <text:p>-1876</text:p>
          </table:table-cell>
          <table:table-cell office:value-type="float" office:value="-576">
            <text:p>-576</text:p>
          </table:table-cell>
          <table:table-cell table:number-columns-repeated="5"/>
          <table:table-cell table:formula="of:=IF(ABS(([.A638]-[.E$2])/16384) &gt; 0.05; ([.A638]-[.E$2])/16384; 0)" office:value-type="float" office:value="0">
            <text:p>0.000</text:p>
          </table:table-cell>
          <table:table-cell table:formula="of:=IF(ABS(([.B638]-[.F$2])/16384) &gt; 0.1; ([.B638]-[.F$2])/16384; 0)" office:value-type="float" office:value="0">
            <text:p>0.000</text:p>
          </table:table-cell>
          <table:table-cell table:formula="of:=IF(ABS(([.C638]-[.G$2])/16384) &gt; 0.1; ([.C638]-[.G$2])/16384; 0)" office:value-type="float" office:value="0">
            <text:p>0.000</text:p>
          </table:table-cell>
          <table:table-cell table:formula="of:=SQRT([.I638]*[.I638]+[.J638]*[.J638]+[.K638]*[.K638])" office:value-type="float" office:value="0">
            <text:p>0.00</text:p>
          </table:table-cell>
          <table:table-cell table:formula="of:=SQRT([.L638]*0.75*9.8)" office:value-type="float" office:value="0">
            <text:p>0</text:p>
          </table:table-cell>
          <table:table-cell table:formula="of:=[.N637]+0.1*[.M63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88">
            <text:p>16688</text:p>
          </table:table-cell>
          <table:table-cell office:value-type="float" office:value="-1736">
            <text:p>-1736</text:p>
          </table:table-cell>
          <table:table-cell office:value-type="float" office:value="-644">
            <text:p>-644</text:p>
          </table:table-cell>
          <table:table-cell table:number-columns-repeated="5"/>
          <table:table-cell table:formula="of:=IF(ABS(([.A639]-[.E$2])/16384) &gt; 0.05; ([.A639]-[.E$2])/16384; 0)" office:value-type="float" office:value="0">
            <text:p>0.000</text:p>
          </table:table-cell>
          <table:table-cell table:formula="of:=IF(ABS(([.B639]-[.F$2])/16384) &gt; 0.1; ([.B639]-[.F$2])/16384; 0)" office:value-type="float" office:value="0">
            <text:p>0.000</text:p>
          </table:table-cell>
          <table:table-cell table:formula="of:=IF(ABS(([.C639]-[.G$2])/16384) &gt; 0.1; ([.C639]-[.G$2])/16384; 0)" office:value-type="float" office:value="0">
            <text:p>0.000</text:p>
          </table:table-cell>
          <table:table-cell table:formula="of:=SQRT([.I639]*[.I639]+[.J639]*[.J639]+[.K639]*[.K639])" office:value-type="float" office:value="0">
            <text:p>0.00</text:p>
          </table:table-cell>
          <table:table-cell table:formula="of:=SQRT([.L639]*0.75*9.8)" office:value-type="float" office:value="0">
            <text:p>0</text:p>
          </table:table-cell>
          <table:table-cell table:formula="of:=[.N638]+0.1*[.M63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1756">
            <text:p>-1756</text:p>
          </table:table-cell>
          <table:table-cell office:value-type="float" office:value="-788">
            <text:p>-788</text:p>
          </table:table-cell>
          <table:table-cell table:number-columns-repeated="5"/>
          <table:table-cell table:formula="of:=IF(ABS(([.A640]-[.E$2])/16384) &gt; 0.05; ([.A640]-[.E$2])/16384; 0)" office:value-type="float" office:value="0">
            <text:p>0.000</text:p>
          </table:table-cell>
          <table:table-cell table:formula="of:=IF(ABS(([.B640]-[.F$2])/16384) &gt; 0.1; ([.B640]-[.F$2])/16384; 0)" office:value-type="float" office:value="0">
            <text:p>0.000</text:p>
          </table:table-cell>
          <table:table-cell table:formula="of:=IF(ABS(([.C640]-[.G$2])/16384) &gt; 0.1; ([.C640]-[.G$2])/16384; 0)" office:value-type="float" office:value="0">
            <text:p>0.000</text:p>
          </table:table-cell>
          <table:table-cell table:formula="of:=SQRT([.I640]*[.I640]+[.J640]*[.J640]+[.K640]*[.K640])" office:value-type="float" office:value="0">
            <text:p>0.00</text:p>
          </table:table-cell>
          <table:table-cell table:formula="of:=SQRT([.L640]*0.75*9.8)" office:value-type="float" office:value="0">
            <text:p>0</text:p>
          </table:table-cell>
          <table:table-cell table:formula="of:=[.N639]+0.1*[.M64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4">
            <text:p>16624</text:p>
          </table:table-cell>
          <table:table-cell office:value-type="float" office:value="-1768">
            <text:p>-1768</text:p>
          </table:table-cell>
          <table:table-cell office:value-type="float" office:value="-716">
            <text:p>-716</text:p>
          </table:table-cell>
          <table:table-cell table:number-columns-repeated="5"/>
          <table:table-cell table:formula="of:=IF(ABS(([.A641]-[.E$2])/16384) &gt; 0.05; ([.A641]-[.E$2])/16384; 0)" office:value-type="float" office:value="0">
            <text:p>0.000</text:p>
          </table:table-cell>
          <table:table-cell table:formula="of:=IF(ABS(([.B641]-[.F$2])/16384) &gt; 0.1; ([.B641]-[.F$2])/16384; 0)" office:value-type="float" office:value="0">
            <text:p>0.000</text:p>
          </table:table-cell>
          <table:table-cell table:formula="of:=IF(ABS(([.C641]-[.G$2])/16384) &gt; 0.1; ([.C641]-[.G$2])/16384; 0)" office:value-type="float" office:value="0">
            <text:p>0.000</text:p>
          </table:table-cell>
          <table:table-cell table:formula="of:=SQRT([.I641]*[.I641]+[.J641]*[.J641]+[.K641]*[.K641])" office:value-type="float" office:value="0">
            <text:p>0.00</text:p>
          </table:table-cell>
          <table:table-cell table:formula="of:=SQRT([.L641]*0.75*9.8)" office:value-type="float" office:value="0">
            <text:p>0</text:p>
          </table:table-cell>
          <table:table-cell table:formula="of:=[.N640]+0.1*[.M64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1840">
            <text:p>-1840</text:p>
          </table:table-cell>
          <table:table-cell office:value-type="float" office:value="-580">
            <text:p>-580</text:p>
          </table:table-cell>
          <table:table-cell table:number-columns-repeated="5"/>
          <table:table-cell table:formula="of:=IF(ABS(([.A642]-[.E$2])/16384) &gt; 0.05; ([.A642]-[.E$2])/16384; 0)" office:value-type="float" office:value="0">
            <text:p>0.000</text:p>
          </table:table-cell>
          <table:table-cell table:formula="of:=IF(ABS(([.B642]-[.F$2])/16384) &gt; 0.1; ([.B642]-[.F$2])/16384; 0)" office:value-type="float" office:value="0">
            <text:p>0.000</text:p>
          </table:table-cell>
          <table:table-cell table:formula="of:=IF(ABS(([.C642]-[.G$2])/16384) &gt; 0.1; ([.C642]-[.G$2])/16384; 0)" office:value-type="float" office:value="0">
            <text:p>0.000</text:p>
          </table:table-cell>
          <table:table-cell table:formula="of:=SQRT([.I642]*[.I642]+[.J642]*[.J642]+[.K642]*[.K642])" office:value-type="float" office:value="0">
            <text:p>0.00</text:p>
          </table:table-cell>
          <table:table-cell table:formula="of:=SQRT([.L642]*0.75*9.8)" office:value-type="float" office:value="0">
            <text:p>0</text:p>
          </table:table-cell>
          <table:table-cell table:formula="of:=[.N641]+0.1*[.M64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12">
            <text:p>16612</text:p>
          </table:table-cell>
          <table:table-cell office:value-type="float" office:value="-1872">
            <text:p>-1872</text:p>
          </table:table-cell>
          <table:table-cell office:value-type="float" office:value="-632">
            <text:p>-632</text:p>
          </table:table-cell>
          <table:table-cell table:number-columns-repeated="5"/>
          <table:table-cell table:formula="of:=IF(ABS(([.A643]-[.E$2])/16384) &gt; 0.05; ([.A643]-[.E$2])/16384; 0)" office:value-type="float" office:value="0">
            <text:p>0.000</text:p>
          </table:table-cell>
          <table:table-cell table:formula="of:=IF(ABS(([.B643]-[.F$2])/16384) &gt; 0.1; ([.B643]-[.F$2])/16384; 0)" office:value-type="float" office:value="0">
            <text:p>0.000</text:p>
          </table:table-cell>
          <table:table-cell table:formula="of:=IF(ABS(([.C643]-[.G$2])/16384) &gt; 0.1; ([.C643]-[.G$2])/16384; 0)" office:value-type="float" office:value="0">
            <text:p>0.000</text:p>
          </table:table-cell>
          <table:table-cell table:formula="of:=SQRT([.I643]*[.I643]+[.J643]*[.J643]+[.K643]*[.K643])" office:value-type="float" office:value="0">
            <text:p>0.00</text:p>
          </table:table-cell>
          <table:table-cell table:formula="of:=SQRT([.L643]*0.75*9.8)" office:value-type="float" office:value="0">
            <text:p>0</text:p>
          </table:table-cell>
          <table:table-cell table:formula="of:=[.N642]+0.1*[.M64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16">
            <text:p>16616</text:p>
          </table:table-cell>
          <table:table-cell office:value-type="float" office:value="-1724">
            <text:p>-1724</text:p>
          </table:table-cell>
          <table:table-cell office:value-type="float" office:value="-596">
            <text:p>-596</text:p>
          </table:table-cell>
          <table:table-cell table:number-columns-repeated="5"/>
          <table:table-cell table:formula="of:=IF(ABS(([.A644]-[.E$2])/16384) &gt; 0.05; ([.A644]-[.E$2])/16384; 0)" office:value-type="float" office:value="0">
            <text:p>0.000</text:p>
          </table:table-cell>
          <table:table-cell table:formula="of:=IF(ABS(([.B644]-[.F$2])/16384) &gt; 0.1; ([.B644]-[.F$2])/16384; 0)" office:value-type="float" office:value="0">
            <text:p>0.000</text:p>
          </table:table-cell>
          <table:table-cell table:formula="of:=IF(ABS(([.C644]-[.G$2])/16384) &gt; 0.1; ([.C644]-[.G$2])/16384; 0)" office:value-type="float" office:value="0">
            <text:p>0.000</text:p>
          </table:table-cell>
          <table:table-cell table:formula="of:=SQRT([.I644]*[.I644]+[.J644]*[.J644]+[.K644]*[.K644])" office:value-type="float" office:value="0">
            <text:p>0.00</text:p>
          </table:table-cell>
          <table:table-cell table:formula="of:=SQRT([.L644]*0.75*9.8)" office:value-type="float" office:value="0">
            <text:p>0</text:p>
          </table:table-cell>
          <table:table-cell table:formula="of:=[.N643]+0.1*[.M64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1752">
            <text:p>-1752</text:p>
          </table:table-cell>
          <table:table-cell office:value-type="float" office:value="-604">
            <text:p>-604</text:p>
          </table:table-cell>
          <table:table-cell table:number-columns-repeated="5"/>
          <table:table-cell table:formula="of:=IF(ABS(([.A645]-[.E$2])/16384) &gt; 0.05; ([.A645]-[.E$2])/16384; 0)" office:value-type="float" office:value="0">
            <text:p>0.000</text:p>
          </table:table-cell>
          <table:table-cell table:formula="of:=IF(ABS(([.B645]-[.F$2])/16384) &gt; 0.1; ([.B645]-[.F$2])/16384; 0)" office:value-type="float" office:value="0">
            <text:p>0.000</text:p>
          </table:table-cell>
          <table:table-cell table:formula="of:=IF(ABS(([.C645]-[.G$2])/16384) &gt; 0.1; ([.C645]-[.G$2])/16384; 0)" office:value-type="float" office:value="0">
            <text:p>0.000</text:p>
          </table:table-cell>
          <table:table-cell table:formula="of:=SQRT([.I645]*[.I645]+[.J645]*[.J645]+[.K645]*[.K645])" office:value-type="float" office:value="0">
            <text:p>0.00</text:p>
          </table:table-cell>
          <table:table-cell table:formula="of:=SQRT([.L645]*0.75*9.8)" office:value-type="float" office:value="0">
            <text:p>0</text:p>
          </table:table-cell>
          <table:table-cell table:formula="of:=[.N644]+0.1*[.M64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1808">
            <text:p>-1808</text:p>
          </table:table-cell>
          <table:table-cell office:value-type="float" office:value="-556">
            <text:p>-556</text:p>
          </table:table-cell>
          <table:table-cell table:number-columns-repeated="5"/>
          <table:table-cell table:formula="of:=IF(ABS(([.A646]-[.E$2])/16384) &gt; 0.05; ([.A646]-[.E$2])/16384; 0)" office:value-type="float" office:value="0">
            <text:p>0.000</text:p>
          </table:table-cell>
          <table:table-cell table:formula="of:=IF(ABS(([.B646]-[.F$2])/16384) &gt; 0.1; ([.B646]-[.F$2])/16384; 0)" office:value-type="float" office:value="0">
            <text:p>0.000</text:p>
          </table:table-cell>
          <table:table-cell table:formula="of:=IF(ABS(([.C646]-[.G$2])/16384) &gt; 0.1; ([.C646]-[.G$2])/16384; 0)" office:value-type="float" office:value="0">
            <text:p>0.000</text:p>
          </table:table-cell>
          <table:table-cell table:formula="of:=SQRT([.I646]*[.I646]+[.J646]*[.J646]+[.K646]*[.K646])" office:value-type="float" office:value="0">
            <text:p>0.00</text:p>
          </table:table-cell>
          <table:table-cell table:formula="of:=SQRT([.L646]*0.75*9.8)" office:value-type="float" office:value="0">
            <text:p>0</text:p>
          </table:table-cell>
          <table:table-cell table:formula="of:=[.N645]+0.1*[.M64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1868">
            <text:p>-1868</text:p>
          </table:table-cell>
          <table:table-cell office:value-type="float" office:value="-400">
            <text:p>-400</text:p>
          </table:table-cell>
          <table:table-cell table:number-columns-repeated="5"/>
          <table:table-cell table:formula="of:=IF(ABS(([.A647]-[.E$2])/16384) &gt; 0.05; ([.A647]-[.E$2])/16384; 0)" office:value-type="float" office:value="0">
            <text:p>0.000</text:p>
          </table:table-cell>
          <table:table-cell table:formula="of:=IF(ABS(([.B647]-[.F$2])/16384) &gt; 0.1; ([.B647]-[.F$2])/16384; 0)" office:value-type="float" office:value="0">
            <text:p>0.000</text:p>
          </table:table-cell>
          <table:table-cell table:formula="of:=IF(ABS(([.C647]-[.G$2])/16384) &gt; 0.1; ([.C647]-[.G$2])/16384; 0)" office:value-type="float" office:value="0">
            <text:p>0.000</text:p>
          </table:table-cell>
          <table:table-cell table:formula="of:=SQRT([.I647]*[.I647]+[.J647]*[.J647]+[.K647]*[.K647])" office:value-type="float" office:value="0">
            <text:p>0.00</text:p>
          </table:table-cell>
          <table:table-cell table:formula="of:=SQRT([.L647]*0.75*9.8)" office:value-type="float" office:value="0">
            <text:p>0</text:p>
          </table:table-cell>
          <table:table-cell table:formula="of:=[.N646]+0.1*[.M64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08">
            <text:p>16608</text:p>
          </table:table-cell>
          <table:table-cell office:value-type="float" office:value="-1756">
            <text:p>-1756</text:p>
          </table:table-cell>
          <table:table-cell office:value-type="float" office:value="-532">
            <text:p>-532</text:p>
          </table:table-cell>
          <table:table-cell table:number-columns-repeated="5"/>
          <table:table-cell table:formula="of:=IF(ABS(([.A648]-[.E$2])/16384) &gt; 0.05; ([.A648]-[.E$2])/16384; 0)" office:value-type="float" office:value="0">
            <text:p>0.000</text:p>
          </table:table-cell>
          <table:table-cell table:formula="of:=IF(ABS(([.B648]-[.F$2])/16384) &gt; 0.1; ([.B648]-[.F$2])/16384; 0)" office:value-type="float" office:value="0">
            <text:p>0.000</text:p>
          </table:table-cell>
          <table:table-cell table:formula="of:=IF(ABS(([.C648]-[.G$2])/16384) &gt; 0.1; ([.C648]-[.G$2])/16384; 0)" office:value-type="float" office:value="0">
            <text:p>0.000</text:p>
          </table:table-cell>
          <table:table-cell table:formula="of:=SQRT([.I648]*[.I648]+[.J648]*[.J648]+[.K648]*[.K648])" office:value-type="float" office:value="0">
            <text:p>0.00</text:p>
          </table:table-cell>
          <table:table-cell table:formula="of:=SQRT([.L648]*0.75*9.8)" office:value-type="float" office:value="0">
            <text:p>0</text:p>
          </table:table-cell>
          <table:table-cell table:formula="of:=[.N647]+0.1*[.M64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12">
            <text:p>16612</text:p>
          </table:table-cell>
          <table:table-cell office:value-type="float" office:value="-1716">
            <text:p>-1716</text:p>
          </table:table-cell>
          <table:table-cell office:value-type="float" office:value="-560">
            <text:p>-560</text:p>
          </table:table-cell>
          <table:table-cell table:number-columns-repeated="5"/>
          <table:table-cell table:formula="of:=IF(ABS(([.A649]-[.E$2])/16384) &gt; 0.05; ([.A649]-[.E$2])/16384; 0)" office:value-type="float" office:value="0">
            <text:p>0.000</text:p>
          </table:table-cell>
          <table:table-cell table:formula="of:=IF(ABS(([.B649]-[.F$2])/16384) &gt; 0.1; ([.B649]-[.F$2])/16384; 0)" office:value-type="float" office:value="0">
            <text:p>0.000</text:p>
          </table:table-cell>
          <table:table-cell table:formula="of:=IF(ABS(([.C649]-[.G$2])/16384) &gt; 0.1; ([.C649]-[.G$2])/16384; 0)" office:value-type="float" office:value="0">
            <text:p>0.000</text:p>
          </table:table-cell>
          <table:table-cell table:formula="of:=SQRT([.I649]*[.I649]+[.J649]*[.J649]+[.K649]*[.K649])" office:value-type="float" office:value="0">
            <text:p>0.00</text:p>
          </table:table-cell>
          <table:table-cell table:formula="of:=SQRT([.L649]*0.75*9.8)" office:value-type="float" office:value="0">
            <text:p>0</text:p>
          </table:table-cell>
          <table:table-cell table:formula="of:=[.N648]+0.1*[.M64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848">
            <text:p>-1848</text:p>
          </table:table-cell>
          <table:table-cell office:value-type="float" office:value="-628">
            <text:p>-628</text:p>
          </table:table-cell>
          <table:table-cell table:number-columns-repeated="5"/>
          <table:table-cell table:formula="of:=IF(ABS(([.A650]-[.E$2])/16384) &gt; 0.05; ([.A650]-[.E$2])/16384; 0)" office:value-type="float" office:value="0">
            <text:p>0.000</text:p>
          </table:table-cell>
          <table:table-cell table:formula="of:=IF(ABS(([.B650]-[.F$2])/16384) &gt; 0.1; ([.B650]-[.F$2])/16384; 0)" office:value-type="float" office:value="0">
            <text:p>0.000</text:p>
          </table:table-cell>
          <table:table-cell table:formula="of:=IF(ABS(([.C650]-[.G$2])/16384) &gt; 0.1; ([.C650]-[.G$2])/16384; 0)" office:value-type="float" office:value="0">
            <text:p>0.000</text:p>
          </table:table-cell>
          <table:table-cell table:formula="of:=SQRT([.I650]*[.I650]+[.J650]*[.J650]+[.K650]*[.K650])" office:value-type="float" office:value="0">
            <text:p>0.00</text:p>
          </table:table-cell>
          <table:table-cell table:formula="of:=SQRT([.L650]*0.75*9.8)" office:value-type="float" office:value="0">
            <text:p>0</text:p>
          </table:table-cell>
          <table:table-cell table:formula="of:=[.N649]+0.1*[.M65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1868">
            <text:p>-1868</text:p>
          </table:table-cell>
          <table:table-cell office:value-type="float" office:value="-600">
            <text:p>-600</text:p>
          </table:table-cell>
          <table:table-cell table:number-columns-repeated="5"/>
          <table:table-cell table:formula="of:=IF(ABS(([.A651]-[.E$2])/16384) &gt; 0.05; ([.A651]-[.E$2])/16384; 0)" office:value-type="float" office:value="0">
            <text:p>0.000</text:p>
          </table:table-cell>
          <table:table-cell table:formula="of:=IF(ABS(([.B651]-[.F$2])/16384) &gt; 0.1; ([.B651]-[.F$2])/16384; 0)" office:value-type="float" office:value="0">
            <text:p>0.000</text:p>
          </table:table-cell>
          <table:table-cell table:formula="of:=IF(ABS(([.C651]-[.G$2])/16384) &gt; 0.1; ([.C651]-[.G$2])/16384; 0)" office:value-type="float" office:value="0">
            <text:p>0.000</text:p>
          </table:table-cell>
          <table:table-cell table:formula="of:=SQRT([.I651]*[.I651]+[.J651]*[.J651]+[.K651]*[.K651])" office:value-type="float" office:value="0">
            <text:p>0.00</text:p>
          </table:table-cell>
          <table:table-cell table:formula="of:=SQRT([.L651]*0.75*9.8)" office:value-type="float" office:value="0">
            <text:p>0</text:p>
          </table:table-cell>
          <table:table-cell table:formula="of:=[.N650]+0.1*[.M65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8">
            <text:p>16548</text:p>
          </table:table-cell>
          <table:table-cell office:value-type="float" office:value="-1756">
            <text:p>-1756</text:p>
          </table:table-cell>
          <table:table-cell office:value-type="float" office:value="-460">
            <text:p>-460</text:p>
          </table:table-cell>
          <table:table-cell table:number-columns-repeated="5"/>
          <table:table-cell table:formula="of:=IF(ABS(([.A652]-[.E$2])/16384) &gt; 0.05; ([.A652]-[.E$2])/16384; 0)" office:value-type="float" office:value="0">
            <text:p>0.000</text:p>
          </table:table-cell>
          <table:table-cell table:formula="of:=IF(ABS(([.B652]-[.F$2])/16384) &gt; 0.1; ([.B652]-[.F$2])/16384; 0)" office:value-type="float" office:value="0">
            <text:p>0.000</text:p>
          </table:table-cell>
          <table:table-cell table:formula="of:=IF(ABS(([.C652]-[.G$2])/16384) &gt; 0.1; ([.C652]-[.G$2])/16384; 0)" office:value-type="float" office:value="0">
            <text:p>0.000</text:p>
          </table:table-cell>
          <table:table-cell table:formula="of:=SQRT([.I652]*[.I652]+[.J652]*[.J652]+[.K652]*[.K652])" office:value-type="float" office:value="0">
            <text:p>0.00</text:p>
          </table:table-cell>
          <table:table-cell table:formula="of:=SQRT([.L652]*0.75*9.8)" office:value-type="float" office:value="0">
            <text:p>0</text:p>
          </table:table-cell>
          <table:table-cell table:formula="of:=[.N651]+0.1*[.M65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644">
            <text:p>-1644</text:p>
          </table:table-cell>
          <table:table-cell office:value-type="float" office:value="-556">
            <text:p>-556</text:p>
          </table:table-cell>
          <table:table-cell table:number-columns-repeated="5"/>
          <table:table-cell table:formula="of:=IF(ABS(([.A653]-[.E$2])/16384) &gt; 0.05; ([.A653]-[.E$2])/16384; 0)" office:value-type="float" office:value="0">
            <text:p>0.000</text:p>
          </table:table-cell>
          <table:table-cell table:formula="of:=IF(ABS(([.B653]-[.F$2])/16384) &gt; 0.1; ([.B653]-[.F$2])/16384; 0)" office:value-type="float" office:value="0">
            <text:p>0.000</text:p>
          </table:table-cell>
          <table:table-cell table:formula="of:=IF(ABS(([.C653]-[.G$2])/16384) &gt; 0.1; ([.C653]-[.G$2])/16384; 0)" office:value-type="float" office:value="0">
            <text:p>0.000</text:p>
          </table:table-cell>
          <table:table-cell table:formula="of:=SQRT([.I653]*[.I653]+[.J653]*[.J653]+[.K653]*[.K653])" office:value-type="float" office:value="0">
            <text:p>0.00</text:p>
          </table:table-cell>
          <table:table-cell table:formula="of:=SQRT([.L653]*0.75*9.8)" office:value-type="float" office:value="0">
            <text:p>0</text:p>
          </table:table-cell>
          <table:table-cell table:formula="of:=[.N652]+0.1*[.M65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0">
            <text:p>16580</text:p>
          </table:table-cell>
          <table:table-cell office:value-type="float" office:value="-1772">
            <text:p>-1772</text:p>
          </table:table-cell>
          <table:table-cell office:value-type="float" office:value="-464">
            <text:p>-464</text:p>
          </table:table-cell>
          <table:table-cell table:number-columns-repeated="5"/>
          <table:table-cell table:formula="of:=IF(ABS(([.A654]-[.E$2])/16384) &gt; 0.05; ([.A654]-[.E$2])/16384; 0)" office:value-type="float" office:value="0">
            <text:p>0.000</text:p>
          </table:table-cell>
          <table:table-cell table:formula="of:=IF(ABS(([.B654]-[.F$2])/16384) &gt; 0.1; ([.B654]-[.F$2])/16384; 0)" office:value-type="float" office:value="0">
            <text:p>0.000</text:p>
          </table:table-cell>
          <table:table-cell table:formula="of:=IF(ABS(([.C654]-[.G$2])/16384) &gt; 0.1; ([.C654]-[.G$2])/16384; 0)" office:value-type="float" office:value="0">
            <text:p>0.000</text:p>
          </table:table-cell>
          <table:table-cell table:formula="of:=SQRT([.I654]*[.I654]+[.J654]*[.J654]+[.K654]*[.K654])" office:value-type="float" office:value="0">
            <text:p>0.00</text:p>
          </table:table-cell>
          <table:table-cell table:formula="of:=SQRT([.L654]*0.75*9.8)" office:value-type="float" office:value="0">
            <text:p>0</text:p>
          </table:table-cell>
          <table:table-cell table:formula="of:=[.N653]+0.1*[.M65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56">
            <text:p>16656</text:p>
          </table:table-cell>
          <table:table-cell office:value-type="float" office:value="-1764">
            <text:p>-1764</text:p>
          </table:table-cell>
          <table:table-cell office:value-type="float" office:value="-696">
            <text:p>-696</text:p>
          </table:table-cell>
          <table:table-cell table:number-columns-repeated="5"/>
          <table:table-cell table:formula="of:=IF(ABS(([.A655]-[.E$2])/16384) &gt; 0.05; ([.A655]-[.E$2])/16384; 0)" office:value-type="float" office:value="0">
            <text:p>0.000</text:p>
          </table:table-cell>
          <table:table-cell table:formula="of:=IF(ABS(([.B655]-[.F$2])/16384) &gt; 0.1; ([.B655]-[.F$2])/16384; 0)" office:value-type="float" office:value="0">
            <text:p>0.000</text:p>
          </table:table-cell>
          <table:table-cell table:formula="of:=IF(ABS(([.C655]-[.G$2])/16384) &gt; 0.1; ([.C655]-[.G$2])/16384; 0)" office:value-type="float" office:value="0">
            <text:p>0.000</text:p>
          </table:table-cell>
          <table:table-cell table:formula="of:=SQRT([.I655]*[.I655]+[.J655]*[.J655]+[.K655]*[.K655])" office:value-type="float" office:value="0">
            <text:p>0.00</text:p>
          </table:table-cell>
          <table:table-cell table:formula="of:=SQRT([.L655]*0.75*9.8)" office:value-type="float" office:value="0">
            <text:p>0</text:p>
          </table:table-cell>
          <table:table-cell table:formula="of:=[.N654]+0.1*[.M65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08">
            <text:p>16508</text:p>
          </table:table-cell>
          <table:table-cell office:value-type="float" office:value="-1716">
            <text:p>-1716</text:p>
          </table:table-cell>
          <table:table-cell office:value-type="float" office:value="-636">
            <text:p>-636</text:p>
          </table:table-cell>
          <table:table-cell table:number-columns-repeated="5"/>
          <table:table-cell table:formula="of:=IF(ABS(([.A656]-[.E$2])/16384) &gt; 0.05; ([.A656]-[.E$2])/16384; 0)" office:value-type="float" office:value="0">
            <text:p>0.000</text:p>
          </table:table-cell>
          <table:table-cell table:formula="of:=IF(ABS(([.B656]-[.F$2])/16384) &gt; 0.1; ([.B656]-[.F$2])/16384; 0)" office:value-type="float" office:value="0">
            <text:p>0.000</text:p>
          </table:table-cell>
          <table:table-cell table:formula="of:=IF(ABS(([.C656]-[.G$2])/16384) &gt; 0.1; ([.C656]-[.G$2])/16384; 0)" office:value-type="float" office:value="0">
            <text:p>0.000</text:p>
          </table:table-cell>
          <table:table-cell table:formula="of:=SQRT([.I656]*[.I656]+[.J656]*[.J656]+[.K656]*[.K656])" office:value-type="float" office:value="0">
            <text:p>0.00</text:p>
          </table:table-cell>
          <table:table-cell table:formula="of:=SQRT([.L656]*0.75*9.8)" office:value-type="float" office:value="0">
            <text:p>0</text:p>
          </table:table-cell>
          <table:table-cell table:formula="of:=[.N655]+0.1*[.M65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16">
            <text:p>16516</text:p>
          </table:table-cell>
          <table:table-cell office:value-type="float" office:value="-1724">
            <text:p>-1724</text:p>
          </table:table-cell>
          <table:table-cell office:value-type="float" office:value="-768">
            <text:p>-768</text:p>
          </table:table-cell>
          <table:table-cell table:number-columns-repeated="5"/>
          <table:table-cell table:formula="of:=IF(ABS(([.A657]-[.E$2])/16384) &gt; 0.05; ([.A657]-[.E$2])/16384; 0)" office:value-type="float" office:value="0">
            <text:p>0.000</text:p>
          </table:table-cell>
          <table:table-cell table:formula="of:=IF(ABS(([.B657]-[.F$2])/16384) &gt; 0.1; ([.B657]-[.F$2])/16384; 0)" office:value-type="float" office:value="0">
            <text:p>0.000</text:p>
          </table:table-cell>
          <table:table-cell table:formula="of:=IF(ABS(([.C657]-[.G$2])/16384) &gt; 0.1; ([.C657]-[.G$2])/16384; 0)" office:value-type="float" office:value="0">
            <text:p>0.000</text:p>
          </table:table-cell>
          <table:table-cell table:formula="of:=SQRT([.I657]*[.I657]+[.J657]*[.J657]+[.K657]*[.K657])" office:value-type="float" office:value="0">
            <text:p>0.00</text:p>
          </table:table-cell>
          <table:table-cell table:formula="of:=SQRT([.L657]*0.75*9.8)" office:value-type="float" office:value="0">
            <text:p>0</text:p>
          </table:table-cell>
          <table:table-cell table:formula="of:=[.N656]+0.1*[.M65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32">
            <text:p>16632</text:p>
          </table:table-cell>
          <table:table-cell office:value-type="float" office:value="-1784">
            <text:p>-1784</text:p>
          </table:table-cell>
          <table:table-cell office:value-type="float" office:value="-732">
            <text:p>-732</text:p>
          </table:table-cell>
          <table:table-cell table:number-columns-repeated="5"/>
          <table:table-cell table:formula="of:=IF(ABS(([.A658]-[.E$2])/16384) &gt; 0.05; ([.A658]-[.E$2])/16384; 0)" office:value-type="float" office:value="0">
            <text:p>0.000</text:p>
          </table:table-cell>
          <table:table-cell table:formula="of:=IF(ABS(([.B658]-[.F$2])/16384) &gt; 0.1; ([.B658]-[.F$2])/16384; 0)" office:value-type="float" office:value="0">
            <text:p>0.000</text:p>
          </table:table-cell>
          <table:table-cell table:formula="of:=IF(ABS(([.C658]-[.G$2])/16384) &gt; 0.1; ([.C658]-[.G$2])/16384; 0)" office:value-type="float" office:value="0">
            <text:p>0.000</text:p>
          </table:table-cell>
          <table:table-cell table:formula="of:=SQRT([.I658]*[.I658]+[.J658]*[.J658]+[.K658]*[.K658])" office:value-type="float" office:value="0">
            <text:p>0.00</text:p>
          </table:table-cell>
          <table:table-cell table:formula="of:=SQRT([.L658]*0.75*9.8)" office:value-type="float" office:value="0">
            <text:p>0</text:p>
          </table:table-cell>
          <table:table-cell table:formula="of:=[.N657]+0.1*[.M65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48">
            <text:p>16648</text:p>
          </table:table-cell>
          <table:table-cell office:value-type="float" office:value="-1764">
            <text:p>-1764</text:p>
          </table:table-cell>
          <table:table-cell office:value-type="float" office:value="-652">
            <text:p>-652</text:p>
          </table:table-cell>
          <table:table-cell table:number-columns-repeated="5"/>
          <table:table-cell table:formula="of:=IF(ABS(([.A659]-[.E$2])/16384) &gt; 0.05; ([.A659]-[.E$2])/16384; 0)" office:value-type="float" office:value="0">
            <text:p>0.000</text:p>
          </table:table-cell>
          <table:table-cell table:formula="of:=IF(ABS(([.B659]-[.F$2])/16384) &gt; 0.1; ([.B659]-[.F$2])/16384; 0)" office:value-type="float" office:value="0">
            <text:p>0.000</text:p>
          </table:table-cell>
          <table:table-cell table:formula="of:=IF(ABS(([.C659]-[.G$2])/16384) &gt; 0.1; ([.C659]-[.G$2])/16384; 0)" office:value-type="float" office:value="0">
            <text:p>0.000</text:p>
          </table:table-cell>
          <table:table-cell table:formula="of:=SQRT([.I659]*[.I659]+[.J659]*[.J659]+[.K659]*[.K659])" office:value-type="float" office:value="0">
            <text:p>0.00</text:p>
          </table:table-cell>
          <table:table-cell table:formula="of:=SQRT([.L659]*0.75*9.8)" office:value-type="float" office:value="0">
            <text:p>0</text:p>
          </table:table-cell>
          <table:table-cell table:formula="of:=[.N658]+0.1*[.M65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20">
            <text:p>16620</text:p>
          </table:table-cell>
          <table:table-cell office:value-type="float" office:value="-1856">
            <text:p>-1856</text:p>
          </table:table-cell>
          <table:table-cell office:value-type="float" office:value="-608">
            <text:p>-608</text:p>
          </table:table-cell>
          <table:table-cell table:number-columns-repeated="5"/>
          <table:table-cell table:formula="of:=IF(ABS(([.A660]-[.E$2])/16384) &gt; 0.05; ([.A660]-[.E$2])/16384; 0)" office:value-type="float" office:value="0">
            <text:p>0.000</text:p>
          </table:table-cell>
          <table:table-cell table:formula="of:=IF(ABS(([.B660]-[.F$2])/16384) &gt; 0.1; ([.B660]-[.F$2])/16384; 0)" office:value-type="float" office:value="0">
            <text:p>0.000</text:p>
          </table:table-cell>
          <table:table-cell table:formula="of:=IF(ABS(([.C660]-[.G$2])/16384) &gt; 0.1; ([.C660]-[.G$2])/16384; 0)" office:value-type="float" office:value="0">
            <text:p>0.000</text:p>
          </table:table-cell>
          <table:table-cell table:formula="of:=SQRT([.I660]*[.I660]+[.J660]*[.J660]+[.K660]*[.K660])" office:value-type="float" office:value="0">
            <text:p>0.00</text:p>
          </table:table-cell>
          <table:table-cell table:formula="of:=SQRT([.L660]*0.75*9.8)" office:value-type="float" office:value="0">
            <text:p>0</text:p>
          </table:table-cell>
          <table:table-cell table:formula="of:=[.N659]+0.1*[.M66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844">
            <text:p>-1844</text:p>
          </table:table-cell>
          <table:table-cell office:value-type="float" office:value="-528">
            <text:p>-528</text:p>
          </table:table-cell>
          <table:table-cell table:number-columns-repeated="5"/>
          <table:table-cell table:formula="of:=IF(ABS(([.A661]-[.E$2])/16384) &gt; 0.05; ([.A661]-[.E$2])/16384; 0)" office:value-type="float" office:value="0">
            <text:p>0.000</text:p>
          </table:table-cell>
          <table:table-cell table:formula="of:=IF(ABS(([.B661]-[.F$2])/16384) &gt; 0.1; ([.B661]-[.F$2])/16384; 0)" office:value-type="float" office:value="0">
            <text:p>0.000</text:p>
          </table:table-cell>
          <table:table-cell table:formula="of:=IF(ABS(([.C661]-[.G$2])/16384) &gt; 0.1; ([.C661]-[.G$2])/16384; 0)" office:value-type="float" office:value="0">
            <text:p>0.000</text:p>
          </table:table-cell>
          <table:table-cell table:formula="of:=SQRT([.I661]*[.I661]+[.J661]*[.J661]+[.K661]*[.K661])" office:value-type="float" office:value="0">
            <text:p>0.00</text:p>
          </table:table-cell>
          <table:table-cell table:formula="of:=SQRT([.L661]*0.75*9.8)" office:value-type="float" office:value="0">
            <text:p>0</text:p>
          </table:table-cell>
          <table:table-cell table:formula="of:=[.N660]+0.1*[.M66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0">
            <text:p>16560</text:p>
          </table:table-cell>
          <table:table-cell office:value-type="float" office:value="-1856">
            <text:p>-1856</text:p>
          </table:table-cell>
          <table:table-cell office:value-type="float" office:value="-600">
            <text:p>-600</text:p>
          </table:table-cell>
          <table:table-cell table:number-columns-repeated="5"/>
          <table:table-cell table:formula="of:=IF(ABS(([.A662]-[.E$2])/16384) &gt; 0.05; ([.A662]-[.E$2])/16384; 0)" office:value-type="float" office:value="0">
            <text:p>0.000</text:p>
          </table:table-cell>
          <table:table-cell table:formula="of:=IF(ABS(([.B662]-[.F$2])/16384) &gt; 0.1; ([.B662]-[.F$2])/16384; 0)" office:value-type="float" office:value="0">
            <text:p>0.000</text:p>
          </table:table-cell>
          <table:table-cell table:formula="of:=IF(ABS(([.C662]-[.G$2])/16384) &gt; 0.1; ([.C662]-[.G$2])/16384; 0)" office:value-type="float" office:value="0">
            <text:p>0.000</text:p>
          </table:table-cell>
          <table:table-cell table:formula="of:=SQRT([.I662]*[.I662]+[.J662]*[.J662]+[.K662]*[.K662])" office:value-type="float" office:value="0">
            <text:p>0.00</text:p>
          </table:table-cell>
          <table:table-cell table:formula="of:=SQRT([.L662]*0.75*9.8)" office:value-type="float" office:value="0">
            <text:p>0</text:p>
          </table:table-cell>
          <table:table-cell table:formula="of:=[.N661]+0.1*[.M66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1860">
            <text:p>-1860</text:p>
          </table:table-cell>
          <table:table-cell office:value-type="float" office:value="-624">
            <text:p>-624</text:p>
          </table:table-cell>
          <table:table-cell table:number-columns-repeated="5"/>
          <table:table-cell table:formula="of:=IF(ABS(([.A663]-[.E$2])/16384) &gt; 0.05; ([.A663]-[.E$2])/16384; 0)" office:value-type="float" office:value="0">
            <text:p>0.000</text:p>
          </table:table-cell>
          <table:table-cell table:formula="of:=IF(ABS(([.B663]-[.F$2])/16384) &gt; 0.1; ([.B663]-[.F$2])/16384; 0)" office:value-type="float" office:value="0">
            <text:p>0.000</text:p>
          </table:table-cell>
          <table:table-cell table:formula="of:=IF(ABS(([.C663]-[.G$2])/16384) &gt; 0.1; ([.C663]-[.G$2])/16384; 0)" office:value-type="float" office:value="0">
            <text:p>0.000</text:p>
          </table:table-cell>
          <table:table-cell table:formula="of:=SQRT([.I663]*[.I663]+[.J663]*[.J663]+[.K663]*[.K663])" office:value-type="float" office:value="0">
            <text:p>0.00</text:p>
          </table:table-cell>
          <table:table-cell table:formula="of:=SQRT([.L663]*0.75*9.8)" office:value-type="float" office:value="0">
            <text:p>0</text:p>
          </table:table-cell>
          <table:table-cell table:formula="of:=[.N662]+0.1*[.M66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40">
            <text:p>16540</text:p>
          </table:table-cell>
          <table:table-cell office:value-type="float" office:value="-1760">
            <text:p>-1760</text:p>
          </table:table-cell>
          <table:table-cell office:value-type="float" office:value="-756">
            <text:p>-756</text:p>
          </table:table-cell>
          <table:table-cell table:number-columns-repeated="5"/>
          <table:table-cell table:formula="of:=IF(ABS(([.A664]-[.E$2])/16384) &gt; 0.05; ([.A664]-[.E$2])/16384; 0)" office:value-type="float" office:value="0">
            <text:p>0.000</text:p>
          </table:table-cell>
          <table:table-cell table:formula="of:=IF(ABS(([.B664]-[.F$2])/16384) &gt; 0.1; ([.B664]-[.F$2])/16384; 0)" office:value-type="float" office:value="0">
            <text:p>0.000</text:p>
          </table:table-cell>
          <table:table-cell table:formula="of:=IF(ABS(([.C664]-[.G$2])/16384) &gt; 0.1; ([.C664]-[.G$2])/16384; 0)" office:value-type="float" office:value="0">
            <text:p>0.000</text:p>
          </table:table-cell>
          <table:table-cell table:formula="of:=SQRT([.I664]*[.I664]+[.J664]*[.J664]+[.K664]*[.K664])" office:value-type="float" office:value="0">
            <text:p>0.00</text:p>
          </table:table-cell>
          <table:table-cell table:formula="of:=SQRT([.L664]*0.75*9.8)" office:value-type="float" office:value="0">
            <text:p>0</text:p>
          </table:table-cell>
          <table:table-cell table:formula="of:=[.N663]+0.1*[.M66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1768">
            <text:p>-1768</text:p>
          </table:table-cell>
          <table:table-cell office:value-type="float" office:value="-568">
            <text:p>-568</text:p>
          </table:table-cell>
          <table:table-cell table:number-columns-repeated="5"/>
          <table:table-cell table:formula="of:=IF(ABS(([.A665]-[.E$2])/16384) &gt; 0.05; ([.A665]-[.E$2])/16384; 0)" office:value-type="float" office:value="0">
            <text:p>0.000</text:p>
          </table:table-cell>
          <table:table-cell table:formula="of:=IF(ABS(([.B665]-[.F$2])/16384) &gt; 0.1; ([.B665]-[.F$2])/16384; 0)" office:value-type="float" office:value="0">
            <text:p>0.000</text:p>
          </table:table-cell>
          <table:table-cell table:formula="of:=IF(ABS(([.C665]-[.G$2])/16384) &gt; 0.1; ([.C665]-[.G$2])/16384; 0)" office:value-type="float" office:value="0">
            <text:p>0.000</text:p>
          </table:table-cell>
          <table:table-cell table:formula="of:=SQRT([.I665]*[.I665]+[.J665]*[.J665]+[.K665]*[.K665])" office:value-type="float" office:value="0">
            <text:p>0.00</text:p>
          </table:table-cell>
          <table:table-cell table:formula="of:=SQRT([.L665]*0.75*9.8)" office:value-type="float" office:value="0">
            <text:p>0</text:p>
          </table:table-cell>
          <table:table-cell table:formula="of:=[.N664]+0.1*[.M66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00">
            <text:p>16600</text:p>
          </table:table-cell>
          <table:table-cell office:value-type="float" office:value="-1760">
            <text:p>-1760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666]-[.E$2])/16384) &gt; 0.05; ([.A666]-[.E$2])/16384; 0)" office:value-type="float" office:value="0">
            <text:p>0.000</text:p>
          </table:table-cell>
          <table:table-cell table:formula="of:=IF(ABS(([.B666]-[.F$2])/16384) &gt; 0.1; ([.B666]-[.F$2])/16384; 0)" office:value-type="float" office:value="0">
            <text:p>0.000</text:p>
          </table:table-cell>
          <table:table-cell table:formula="of:=IF(ABS(([.C666]-[.G$2])/16384) &gt; 0.1; ([.C666]-[.G$2])/16384; 0)" office:value-type="float" office:value="0">
            <text:p>0.000</text:p>
          </table:table-cell>
          <table:table-cell table:formula="of:=SQRT([.I666]*[.I666]+[.J666]*[.J666]+[.K666]*[.K666])" office:value-type="float" office:value="0">
            <text:p>0.00</text:p>
          </table:table-cell>
          <table:table-cell table:formula="of:=SQRT([.L666]*0.75*9.8)" office:value-type="float" office:value="0">
            <text:p>0</text:p>
          </table:table-cell>
          <table:table-cell table:formula="of:=[.N665]+0.1*[.M66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780">
            <text:p>-1780</text:p>
          </table:table-cell>
          <table:table-cell office:value-type="float" office:value="-620">
            <text:p>-620</text:p>
          </table:table-cell>
          <table:table-cell table:number-columns-repeated="5"/>
          <table:table-cell table:formula="of:=IF(ABS(([.A667]-[.E$2])/16384) &gt; 0.05; ([.A667]-[.E$2])/16384; 0)" office:value-type="float" office:value="0">
            <text:p>0.000</text:p>
          </table:table-cell>
          <table:table-cell table:formula="of:=IF(ABS(([.B667]-[.F$2])/16384) &gt; 0.1; ([.B667]-[.F$2])/16384; 0)" office:value-type="float" office:value="0">
            <text:p>0.000</text:p>
          </table:table-cell>
          <table:table-cell table:formula="of:=IF(ABS(([.C667]-[.G$2])/16384) &gt; 0.1; ([.C667]-[.G$2])/16384; 0)" office:value-type="float" office:value="0">
            <text:p>0.000</text:p>
          </table:table-cell>
          <table:table-cell table:formula="of:=SQRT([.I667]*[.I667]+[.J667]*[.J667]+[.K667]*[.K667])" office:value-type="float" office:value="0">
            <text:p>0.00</text:p>
          </table:table-cell>
          <table:table-cell table:formula="of:=SQRT([.L667]*0.75*9.8)" office:value-type="float" office:value="0">
            <text:p>0</text:p>
          </table:table-cell>
          <table:table-cell table:formula="of:=[.N666]+0.1*[.M66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64">
            <text:p>16564</text:p>
          </table:table-cell>
          <table:table-cell office:value-type="float" office:value="-1884">
            <text:p>-1884</text:p>
          </table:table-cell>
          <table:table-cell office:value-type="float" office:value="-524">
            <text:p>-524</text:p>
          </table:table-cell>
          <table:table-cell table:number-columns-repeated="5"/>
          <table:table-cell table:formula="of:=IF(ABS(([.A668]-[.E$2])/16384) &gt; 0.05; ([.A668]-[.E$2])/16384; 0)" office:value-type="float" office:value="0">
            <text:p>0.000</text:p>
          </table:table-cell>
          <table:table-cell table:formula="of:=IF(ABS(([.B668]-[.F$2])/16384) &gt; 0.1; ([.B668]-[.F$2])/16384; 0)" office:value-type="float" office:value="0">
            <text:p>0.000</text:p>
          </table:table-cell>
          <table:table-cell table:formula="of:=IF(ABS(([.C668]-[.G$2])/16384) &gt; 0.1; ([.C668]-[.G$2])/16384; 0)" office:value-type="float" office:value="0">
            <text:p>0.000</text:p>
          </table:table-cell>
          <table:table-cell table:formula="of:=SQRT([.I668]*[.I668]+[.J668]*[.J668]+[.K668]*[.K668])" office:value-type="float" office:value="0">
            <text:p>0.00</text:p>
          </table:table-cell>
          <table:table-cell table:formula="of:=SQRT([.L668]*0.75*9.8)" office:value-type="float" office:value="0">
            <text:p>0</text:p>
          </table:table-cell>
          <table:table-cell table:formula="of:=[.N667]+0.1*[.M668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36">
            <text:p>16536</text:p>
          </table:table-cell>
          <table:table-cell office:value-type="float" office:value="-1780">
            <text:p>-1780</text:p>
          </table:table-cell>
          <table:table-cell office:value-type="float" office:value="-656">
            <text:p>-656</text:p>
          </table:table-cell>
          <table:table-cell table:number-columns-repeated="5"/>
          <table:table-cell table:formula="of:=IF(ABS(([.A669]-[.E$2])/16384) &gt; 0.05; ([.A669]-[.E$2])/16384; 0)" office:value-type="float" office:value="0">
            <text:p>0.000</text:p>
          </table:table-cell>
          <table:table-cell table:formula="of:=IF(ABS(([.B669]-[.F$2])/16384) &gt; 0.1; ([.B669]-[.F$2])/16384; 0)" office:value-type="float" office:value="0">
            <text:p>0.000</text:p>
          </table:table-cell>
          <table:table-cell table:formula="of:=IF(ABS(([.C669]-[.G$2])/16384) &gt; 0.1; ([.C669]-[.G$2])/16384; 0)" office:value-type="float" office:value="0">
            <text:p>0.000</text:p>
          </table:table-cell>
          <table:table-cell table:formula="of:=SQRT([.I669]*[.I669]+[.J669]*[.J669]+[.K669]*[.K669])" office:value-type="float" office:value="0">
            <text:p>0.00</text:p>
          </table:table-cell>
          <table:table-cell table:formula="of:=SQRT([.L669]*0.75*9.8)" office:value-type="float" office:value="0">
            <text:p>0</text:p>
          </table:table-cell>
          <table:table-cell table:formula="of:=[.N668]+0.1*[.M669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744">
            <text:p>16744</text:p>
          </table:table-cell>
          <table:table-cell office:value-type="float" office:value="-1756">
            <text:p>-1756</text:p>
          </table:table-cell>
          <table:table-cell office:value-type="float" office:value="-676">
            <text:p>-676</text:p>
          </table:table-cell>
          <table:table-cell table:number-columns-repeated="5"/>
          <table:table-cell table:formula="of:=IF(ABS(([.A670]-[.E$2])/16384) &gt; 0.05; ([.A670]-[.E$2])/16384; 0)" office:value-type="float" office:value="0">
            <text:p>0.000</text:p>
          </table:table-cell>
          <table:table-cell table:formula="of:=IF(ABS(([.B670]-[.F$2])/16384) &gt; 0.1; ([.B670]-[.F$2])/16384; 0)" office:value-type="float" office:value="0">
            <text:p>0.000</text:p>
          </table:table-cell>
          <table:table-cell table:formula="of:=IF(ABS(([.C670]-[.G$2])/16384) &gt; 0.1; ([.C670]-[.G$2])/16384; 0)" office:value-type="float" office:value="0">
            <text:p>0.000</text:p>
          </table:table-cell>
          <table:table-cell table:formula="of:=SQRT([.I670]*[.I670]+[.J670]*[.J670]+[.K670]*[.K670])" office:value-type="float" office:value="0">
            <text:p>0.00</text:p>
          </table:table-cell>
          <table:table-cell table:formula="of:=SQRT([.L670]*0.75*9.8)" office:value-type="float" office:value="0">
            <text:p>0</text:p>
          </table:table-cell>
          <table:table-cell table:formula="of:=[.N669]+0.1*[.M670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472">
            <text:p>16472</text:p>
          </table:table-cell>
          <table:table-cell office:value-type="float" office:value="-1844">
            <text:p>-1844</text:p>
          </table:table-cell>
          <table:table-cell office:value-type="float" office:value="-492">
            <text:p>-492</text:p>
          </table:table-cell>
          <table:table-cell table:number-columns-repeated="5"/>
          <table:table-cell table:formula="of:=IF(ABS(([.A671]-[.E$2])/16384) &gt; 0.05; ([.A671]-[.E$2])/16384; 0)" office:value-type="float" office:value="0">
            <text:p>0.000</text:p>
          </table:table-cell>
          <table:table-cell table:formula="of:=IF(ABS(([.B671]-[.F$2])/16384) &gt; 0.1; ([.B671]-[.F$2])/16384; 0)" office:value-type="float" office:value="0">
            <text:p>0.000</text:p>
          </table:table-cell>
          <table:table-cell table:formula="of:=IF(ABS(([.C671]-[.G$2])/16384) &gt; 0.1; ([.C671]-[.G$2])/16384; 0)" office:value-type="float" office:value="0">
            <text:p>0.000</text:p>
          </table:table-cell>
          <table:table-cell table:formula="of:=SQRT([.I671]*[.I671]+[.J671]*[.J671]+[.K671]*[.K671])" office:value-type="float" office:value="0">
            <text:p>0.00</text:p>
          </table:table-cell>
          <table:table-cell table:formula="of:=SQRT([.L671]*0.75*9.8)" office:value-type="float" office:value="0">
            <text:p>0</text:p>
          </table:table-cell>
          <table:table-cell table:formula="of:=[.N670]+0.1*[.M671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52">
            <text:p>16652</text:p>
          </table:table-cell>
          <table:table-cell office:value-type="float" office:value="-1740">
            <text:p>-1740</text:p>
          </table:table-cell>
          <table:table-cell office:value-type="float" office:value="-620">
            <text:p>-620</text:p>
          </table:table-cell>
          <table:table-cell table:number-columns-repeated="5"/>
          <table:table-cell table:formula="of:=IF(ABS(([.A672]-[.E$2])/16384) &gt; 0.05; ([.A672]-[.E$2])/16384; 0)" office:value-type="float" office:value="0">
            <text:p>0.000</text:p>
          </table:table-cell>
          <table:table-cell table:formula="of:=IF(ABS(([.B672]-[.F$2])/16384) &gt; 0.1; ([.B672]-[.F$2])/16384; 0)" office:value-type="float" office:value="0">
            <text:p>0.000</text:p>
          </table:table-cell>
          <table:table-cell table:formula="of:=IF(ABS(([.C672]-[.G$2])/16384) &gt; 0.1; ([.C672]-[.G$2])/16384; 0)" office:value-type="float" office:value="0">
            <text:p>0.000</text:p>
          </table:table-cell>
          <table:table-cell table:formula="of:=SQRT([.I672]*[.I672]+[.J672]*[.J672]+[.K672]*[.K672])" office:value-type="float" office:value="0">
            <text:p>0.00</text:p>
          </table:table-cell>
          <table:table-cell table:formula="of:=SQRT([.L672]*0.75*9.8)" office:value-type="float" office:value="0">
            <text:p>0</text:p>
          </table:table-cell>
          <table:table-cell table:formula="of:=[.N671]+0.1*[.M672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600">
            <text:p>16600</text:p>
          </table:table-cell>
          <table:table-cell office:value-type="float" office:value="-1820">
            <text:p>-1820</text:p>
          </table:table-cell>
          <table:table-cell office:value-type="float" office:value="-672">
            <text:p>-672</text:p>
          </table:table-cell>
          <table:table-cell table:number-columns-repeated="5"/>
          <table:table-cell table:formula="of:=IF(ABS(([.A673]-[.E$2])/16384) &gt; 0.05; ([.A673]-[.E$2])/16384; 0)" office:value-type="float" office:value="0">
            <text:p>0.000</text:p>
          </table:table-cell>
          <table:table-cell table:formula="of:=IF(ABS(([.B673]-[.F$2])/16384) &gt; 0.1; ([.B673]-[.F$2])/16384; 0)" office:value-type="float" office:value="0">
            <text:p>0.000</text:p>
          </table:table-cell>
          <table:table-cell table:formula="of:=IF(ABS(([.C673]-[.G$2])/16384) &gt; 0.1; ([.C673]-[.G$2])/16384; 0)" office:value-type="float" office:value="0">
            <text:p>0.000</text:p>
          </table:table-cell>
          <table:table-cell table:formula="of:=SQRT([.I673]*[.I673]+[.J673]*[.J673]+[.K673]*[.K673])" office:value-type="float" office:value="0">
            <text:p>0.00</text:p>
          </table:table-cell>
          <table:table-cell table:formula="of:=SQRT([.L673]*0.75*9.8)" office:value-type="float" office:value="0">
            <text:p>0</text:p>
          </table:table-cell>
          <table:table-cell table:formula="of:=[.N672]+0.1*[.M673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92">
            <text:p>16592</text:p>
          </table:table-cell>
          <table:table-cell office:value-type="float" office:value="-1868">
            <text:p>-1868</text:p>
          </table:table-cell>
          <table:table-cell office:value-type="float" office:value="-600">
            <text:p>-600</text:p>
          </table:table-cell>
          <table:table-cell table:number-columns-repeated="5"/>
          <table:table-cell table:formula="of:=IF(ABS(([.A674]-[.E$2])/16384) &gt; 0.05; ([.A674]-[.E$2])/16384; 0)" office:value-type="float" office:value="0">
            <text:p>0.000</text:p>
          </table:table-cell>
          <table:table-cell table:formula="of:=IF(ABS(([.B674]-[.F$2])/16384) &gt; 0.1; ([.B674]-[.F$2])/16384; 0)" office:value-type="float" office:value="0">
            <text:p>0.000</text:p>
          </table:table-cell>
          <table:table-cell table:formula="of:=IF(ABS(([.C674]-[.G$2])/16384) &gt; 0.1; ([.C674]-[.G$2])/16384; 0)" office:value-type="float" office:value="0">
            <text:p>0.000</text:p>
          </table:table-cell>
          <table:table-cell table:formula="of:=SQRT([.I674]*[.I674]+[.J674]*[.J674]+[.K674]*[.K674])" office:value-type="float" office:value="0">
            <text:p>0.00</text:p>
          </table:table-cell>
          <table:table-cell table:formula="of:=SQRT([.L674]*0.75*9.8)" office:value-type="float" office:value="0">
            <text:p>0</text:p>
          </table:table-cell>
          <table:table-cell table:formula="of:=[.N673]+0.1*[.M674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496">
            <text:p>16496</text:p>
          </table:table-cell>
          <table:table-cell office:value-type="float" office:value="-1780">
            <text:p>-1780</text:p>
          </table:table-cell>
          <table:table-cell office:value-type="float" office:value="-512">
            <text:p>-512</text:p>
          </table:table-cell>
          <table:table-cell table:number-columns-repeated="5"/>
          <table:table-cell table:formula="of:=IF(ABS(([.A675]-[.E$2])/16384) &gt; 0.05; ([.A675]-[.E$2])/16384; 0)" office:value-type="float" office:value="0">
            <text:p>0.000</text:p>
          </table:table-cell>
          <table:table-cell table:formula="of:=IF(ABS(([.B675]-[.F$2])/16384) &gt; 0.1; ([.B675]-[.F$2])/16384; 0)" office:value-type="float" office:value="0">
            <text:p>0.000</text:p>
          </table:table-cell>
          <table:table-cell table:formula="of:=IF(ABS(([.C675]-[.G$2])/16384) &gt; 0.1; ([.C675]-[.G$2])/16384; 0)" office:value-type="float" office:value="0">
            <text:p>0.000</text:p>
          </table:table-cell>
          <table:table-cell table:formula="of:=SQRT([.I675]*[.I675]+[.J675]*[.J675]+[.K675]*[.K675])" office:value-type="float" office:value="0">
            <text:p>0.00</text:p>
          </table:table-cell>
          <table:table-cell table:formula="of:=SQRT([.L675]*0.75*9.8)" office:value-type="float" office:value="0">
            <text:p>0</text:p>
          </table:table-cell>
          <table:table-cell table:formula="of:=[.N674]+0.1*[.M675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88">
            <text:p>16588</text:p>
          </table:table-cell>
          <table:table-cell office:value-type="float" office:value="-1920">
            <text:p>-1920</text:p>
          </table:table-cell>
          <table:table-cell office:value-type="float" office:value="-548">
            <text:p>-548</text:p>
          </table:table-cell>
          <table:table-cell table:number-columns-repeated="5"/>
          <table:table-cell table:formula="of:=IF(ABS(([.A676]-[.E$2])/16384) &gt; 0.05; ([.A676]-[.E$2])/16384; 0)" office:value-type="float" office:value="0">
            <text:p>0.000</text:p>
          </table:table-cell>
          <table:table-cell table:formula="of:=IF(ABS(([.B676]-[.F$2])/16384) &gt; 0.1; ([.B676]-[.F$2])/16384; 0)" office:value-type="float" office:value="0">
            <text:p>0.000</text:p>
          </table:table-cell>
          <table:table-cell table:formula="of:=IF(ABS(([.C676]-[.G$2])/16384) &gt; 0.1; ([.C676]-[.G$2])/16384; 0)" office:value-type="float" office:value="0">
            <text:p>0.000</text:p>
          </table:table-cell>
          <table:table-cell table:formula="of:=SQRT([.I676]*[.I676]+[.J676]*[.J676]+[.K676]*[.K676])" office:value-type="float" office:value="0">
            <text:p>0.00</text:p>
          </table:table-cell>
          <table:table-cell table:formula="of:=SQRT([.L676]*0.75*9.8)" office:value-type="float" office:value="0">
            <text:p>0</text:p>
          </table:table-cell>
          <table:table-cell table:formula="of:=[.N675]+0.1*[.M676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2">
            <text:p>16572</text:p>
          </table:table-cell>
          <table:table-cell office:value-type="float" office:value="-1760">
            <text:p>-1760</text:p>
          </table:table-cell>
          <table:table-cell office:value-type="float" office:value="-488">
            <text:p>-488</text:p>
          </table:table-cell>
          <table:table-cell table:number-columns-repeated="5"/>
          <table:table-cell table:formula="of:=IF(ABS(([.A677]-[.E$2])/16384) &gt; 0.05; ([.A677]-[.E$2])/16384; 0)" office:value-type="float" office:value="0">
            <text:p>0.000</text:p>
          </table:table-cell>
          <table:table-cell table:formula="of:=IF(ABS(([.B677]-[.F$2])/16384) &gt; 0.1; ([.B677]-[.F$2])/16384; 0)" office:value-type="float" office:value="0">
            <text:p>0.000</text:p>
          </table:table-cell>
          <table:table-cell table:formula="of:=IF(ABS(([.C677]-[.G$2])/16384) &gt; 0.1; ([.C677]-[.G$2])/16384; 0)" office:value-type="float" office:value="0">
            <text:p>0.000</text:p>
          </table:table-cell>
          <table:table-cell table:formula="of:=SQRT([.I677]*[.I677]+[.J677]*[.J677]+[.K677]*[.K677])" office:value-type="float" office:value="0">
            <text:p>0.00</text:p>
          </table:table-cell>
          <table:table-cell table:formula="of:=SQRT([.L677]*0.75*9.8)" office:value-type="float" office:value="0">
            <text:p>0</text:p>
          </table:table-cell>
          <table:table-cell table:formula="of:=[.N676]+0.1*[.M677]" office:value-type="float" office:value="54.615549662527">
            <text:p>54.6155496625</text:p>
          </table:table-cell>
        </table:table-row>
        <table:table-row table:style-name="ro2">
          <table:table-cell office:value-type="float" office:value="16576">
            <text:p>16576</text:p>
          </table:table-cell>
          <table:table-cell office:value-type="float" office:value="-1804">
            <text:p>-1804</text:p>
          </table:table-cell>
          <table:table-cell office:value-type="float" office:value="-480">
            <text:p>-480</text:p>
          </table:table-cell>
          <table:table-cell table:number-columns-repeated="5"/>
          <table:table-cell table:formula="of:=IF(ABS(([.A678]-[.E$2])/16384) &gt; 0.05; ([.A678]-[.E$2])/16384; 0)" office:value-type="float" office:value="0">
            <text:p>0.000</text:p>
          </table:table-cell>
          <table:table-cell table:formula="of:=IF(ABS(([.B678]-[.F$2])/16384) &gt; 0.1; ([.B678]-[.F$2])/16384; 0)" office:value-type="float" office:value="0">
            <text:p>0.000</text:p>
          </table:table-cell>
          <table:table-cell table:formula="of:=IF(ABS(([.C678]-[.G$2])/16384) &gt; 0.1; ([.C678]-[.G$2])/16384; 0)" office:value-type="float" office:value="0">
            <text:p>0.000</text:p>
          </table:table-cell>
          <table:table-cell table:formula="of:=SQRT([.I678]*[.I678]+[.J678]*[.J678]+[.K678]*[.K678])" office:value-type="float" office:value="0">
            <text:p>0.00</text:p>
          </table:table-cell>
          <table:table-cell table:formula="of:=SQRT([.L678]*0.75*9.8)" office:value-type="float" office:value="0">
            <text:p>0</text:p>
          </table:table-cell>
          <table:table-cell table:formula="of:=[.N677]+0.1*[.M678]" office:value-type="float" office:value="54.615549662527">
            <text:p>54.6155496625</text:p>
          </table:table-cell>
        </table:table-row>
      </table:table>
      <table:table table:name="Gyro_Data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2"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/>
          <table:table-cell office:value-type="string">
            <text:p>offX</text:p>
          </table:table-cell>
          <table:table-cell office:value-type="string">
            <text:p>offY</text:p>
          </table:table-cell>
          <table:table-cell office:value-type="string">
            <text:p>offZ</text:p>
          </table:table-cell>
          <table:table-cell/>
          <table:table-cell table:style-name="Default" office:value-type="string">
            <text:p>cX</text:p>
          </table:table-cell>
          <table:table-cell table:style-name="Default" office:value-type="string">
            <text:p>cY</text:p>
          </table:table-cell>
          <table:table-cell table:style-name="Default" office:value-type="string">
            <text:p>cZ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241">
            <text:p>1241</text:p>
          </table:table-cell>
          <table:table-cell office:value-type="float" office:value="-2741">
            <text:p>-2741</text:p>
          </table:table-cell>
          <table:table-cell/>
          <table:table-cell table:style-name="ce1" table:formula="of:=AVERAGE([.A2:.A200])" office:value-type="float" office:value="106.738693467337">
            <text:p>106.74</text:p>
          </table:table-cell>
          <table:table-cell table:style-name="ce1" table:formula="of:=AVERAGE([.B2:.B200])" office:value-type="float" office:value="-61.8190954773869">
            <text:p>-61.82</text:p>
          </table:table-cell>
          <table:table-cell table:style-name="ce1" table:formula="of:=AVERAGE([.C2:.C200])" office:value-type="float" office:value="177.226130653266">
            <text:p>177.23</text:p>
          </table:table-cell>
          <table:table-cell/>
          <table:table-cell table:formula="of:=([.A2]-[.E$2])/131" office:value-type="float" office:value="-0.372051095170509">
            <text:p>-0.37</text:p>
          </table:table-cell>
          <table:table-cell table:formula="of:=([.B2]-[.F$2])/131" office:value-type="float" office:value="9.94518393494189">
            <text:p>9.95</text:p>
          </table:table-cell>
          <table:table-cell table:formula="of:=([.C2]-[.G$2])/131" office:value-type="float" office:value="-22.2765353484982">
            <text:p>-22.28</text:p>
          </table:table-cell>
          <table:table-cell table:formula="of:=[.J2]*2*3.141592/360" office:value-type="float" office:value="0.173576168269678">
            <text:p>0.1735761683</text:p>
          </table:table-cell>
          <table:table-cell table:formula="of:=[.L2]*0.75" office:value-type="float" office:value="0.130182126202258">
            <text:p>0.1301821262</text:p>
          </table:table-cell>
          <table:table-cell table:formula="of:=[.N1]+[.M2]*0.1" office:value-type="float" office:value="0.0130182126202258">
            <text:p>0.013018212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-150">
            <text:p>-150</text:p>
          </table:table-cell>
          <table:table-cell office:value-type="float" office:value="138">
            <text:p>138</text:p>
          </table:table-cell>
          <table:table-cell table:number-columns-repeated="5"/>
          <table:table-cell table:formula="of:=([.A3]-[.E$2])/131" office:value-type="float" office:value="0.0706969964325444">
            <text:p>0.07</text:p>
          </table:table-cell>
          <table:table-cell table:formula="of:=([.B3]-[.F$2])/131" office:value-type="float" office:value="-0.673136675745138">
            <text:p>-0.67</text:p>
          </table:table-cell>
          <table:table-cell table:formula="of:=([.C3]-[.G$2])/131" office:value-type="float" office:value="-0.299436111856995">
            <text:p>-0.30</text:p>
          </table:table-cell>
          <table:table-cell table:formula="of:=[.J3]*2*3.141592/360" office:value-type="float" office:value="-0.0117484488634862">
            <text:p>-0.0117484489</text:p>
          </table:table-cell>
          <table:table-cell table:formula="of:=[.L3]*[.L3]*0.75" office:value-type="float" office:value="0.000103519538023463">
            <text:p>0.0001035195</text:p>
          </table:table-cell>
          <table:table-cell table:formula="of:=[.N2]+[.M3]*0.1" office:value-type="float" office:value="0.0130285645740282">
            <text:p>0.0130285646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-46">
            <text:p>-46</text:p>
          </table:table-cell>
          <table:table-cell office:value-type="float" office:value="128">
            <text:p>128</text:p>
          </table:table-cell>
          <table:table-cell table:number-columns-repeated="5"/>
          <table:table-cell table:formula="of:=([.A4]-[.E$2])/131" office:value-type="float" office:value="0.246269515516514">
            <text:p>0.25</text:p>
          </table:table-cell>
          <table:table-cell table:formula="of:=([.B4]-[.F$2])/131" office:value-type="float" office:value="0.120756454025854">
            <text:p>0.12</text:p>
          </table:table-cell>
          <table:table-cell table:formula="of:=([.C4]-[.G$2])/131" office:value-type="float" office:value="-0.37577198971959">
            <text:p>-0.38</text:p>
          </table:table-cell>
          <table:table-cell table:formula="of:=[.J4]*2*3.141592/360" office:value-type="float" office:value="0.00210759727731107">
            <text:p>0.0021075973</text:p>
          </table:table-cell>
          <table:table-cell table:formula="of:=[.L4]*[.L4]*0.75" office:value-type="float" office:value="0.00000333147471249677">
            <text:p>3.33147471249677E-006</text:p>
          </table:table-cell>
          <table:table-cell table:formula="of:=[.N3]+[.M4]*0.1" office:value-type="float" office:value="0.0130288977214994">
            <text:p>0.0130288977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-16">
            <text:p>-16</text:p>
          </table:table-cell>
          <table:table-cell office:value-type="float" office:value="77">
            <text:p>77</text:p>
          </table:table-cell>
          <table:table-cell table:number-columns-repeated="5"/>
          <table:table-cell table:formula="of:=([.A5]-[.E$2])/131" office:value-type="float" office:value="0.582147378111934">
            <text:p>0.58</text:p>
          </table:table-cell>
          <table:table-cell table:formula="of:=([.B5]-[.F$2])/131" office:value-type="float" office:value="0.349764087613641">
            <text:p>0.35</text:p>
          </table:table-cell>
          <table:table-cell table:formula="of:=([.C5]-[.G$2])/131" office:value-type="float" office:value="-0.765084966818827">
            <text:p>-0.77</text:p>
          </table:table-cell>
          <table:table-cell table:formula="of:=[.J5]*2*3.141592/360" office:value-type="float" office:value="0.00610453366407952">
            <text:p>0.0061045337</text:p>
          </table:table-cell>
          <table:table-cell table:formula="of:=[.L5]*[.L5]*0.75" office:value-type="float" office:value="0.0000279489984419101">
            <text:p>0.000027949</text:p>
          </table:table-cell>
          <table:table-cell table:formula="of:=[.N4]+[.M5]*0.1" office:value-type="float" office:value="0.0130316926213436">
            <text:p>0.0130316926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([.A6]-[.E$2])/131" office:value-type="float" office:value="0.337872568951628">
            <text:p>0.34</text:p>
          </table:table-cell>
          <table:table-cell table:formula="of:=([.B6]-[.F$2])/131" office:value-type="float" office:value="0.784878591430435">
            <text:p>0.78</text:p>
          </table:table-cell>
          <table:table-cell table:formula="of:=([.C6]-[.G$2])/131" office:value-type="float" office:value="-1.17729870727684">
            <text:p>-1.18</text:p>
          </table:table-cell>
          <table:table-cell table:formula="of:=[.J6]*2*3.141592/360" office:value-type="float" office:value="0.0136987127989396">
            <text:p>0.0136987128</text:p>
          </table:table-cell>
          <table:table-cell table:formula="of:=[.L6]*[.L6]*0.75" office:value-type="float" office:value="0.000140741049260873">
            <text:p>0.000140741</text:p>
          </table:table-cell>
          <table:table-cell table:formula="of:=[.N5]+[.M6]*0.1" office:value-type="float" office:value="0.0130457667262697">
            <text:p>0.0130457667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-102">
            <text:p>-102</text:p>
          </table:table-cell>
          <table:table-cell office:value-type="float" office:value="-22">
            <text:p>-22</text:p>
          </table:table-cell>
          <table:table-cell table:number-columns-repeated="5"/>
          <table:table-cell table:formula="of:=([.A7]-[.E$2])/131" office:value-type="float" office:value="0.925658828493613">
            <text:p>0.93</text:p>
          </table:table-cell>
          <table:table-cell table:formula="of:=([.B7]-[.F$2])/131" office:value-type="float" office:value="-0.30672446200468">
            <text:p>-0.31</text:p>
          </table:table-cell>
          <table:table-cell table:formula="of:=([.C7]-[.G$2])/131" office:value-type="float" office:value="-1.52081015765852">
            <text:p>-1.52</text:p>
          </table:table-cell>
          <table:table-cell table:formula="of:=[.J7]*2*3.141592/360" office:value-type="float" office:value="-0.0053533506446567">
            <text:p>-0.0053533506</text:p>
          </table:table-cell>
          <table:table-cell table:formula="of:=[.L7]*[.L7]*0.75" office:value-type="float" office:value="0.0000214937723434847">
            <text:p>2.14937723434847E-005</text:p>
          </table:table-cell>
          <table:table-cell table:formula="of:=[.N6]+[.M7]*0.1" office:value-type="float" office:value="0.013047916103504">
            <text:p>0.0130479161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-4">
            <text:p>-4</text:p>
          </table:table-cell>
          <table:table-cell office:value-type="float" office:value="-265">
            <text:p>-265</text:p>
          </table:table-cell>
          <table:table-cell table:number-columns-repeated="5"/>
          <table:table-cell table:formula="of:=([.A8]-[.E$2])/131" office:value-type="float" office:value="1.00962829414247">
            <text:p>1.01</text:p>
          </table:table-cell>
          <table:table-cell table:formula="of:=([.B8]-[.F$2])/131" office:value-type="float" office:value="0.441367141048755">
            <text:p>0.44</text:p>
          </table:table-cell>
          <table:table-cell table:formula="of:=([.C8]-[.G$2])/131" office:value-type="float" office:value="-3.37577198971959">
            <text:p>-3.38</text:p>
          </table:table-cell>
          <table:table-cell table:formula="of:=[.J8]*2*3.141592/360" office:value-type="float" office:value="0.00770330821878689">
            <text:p>0.0077033082</text:p>
          </table:table-cell>
          <table:table-cell table:formula="of:=[.L8]*[.L8]*0.75" office:value-type="float" office:value="0.0000445057181352223">
            <text:p>4.45057181352223E-005</text:p>
          </table:table-cell>
          <table:table-cell table:formula="of:=[.N7]+[.M8]*0.1" office:value-type="float" office:value="0.0130523666753176">
            <text:p>0.013052366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-713">
            <text:p>-713</text:p>
          </table:table-cell>
          <table:table-cell table:number-columns-repeated="5"/>
          <table:table-cell table:formula="of:=([.A9]-[.E$2])/131" office:value-type="float" office:value="-0.555257202040738">
            <text:p>-0.56</text:p>
          </table:table-cell>
          <table:table-cell table:formula="of:=([.B9]-[.F$2])/131" office:value-type="float" office:value="1.04442057616326">
            <text:p>1.04</text:p>
          </table:table-cell>
          <table:table-cell table:formula="of:=([.C9]-[.G$2])/131" office:value-type="float" office:value="-6.79561931796386">
            <text:p>-6.80</text:p>
          </table:table-cell>
          <table:table-cell table:formula="of:=[.J9]*2*3.141592/360" office:value-type="float" office:value="0.0182285740372771">
            <text:p>0.018228574</text:p>
          </table:table-cell>
          <table:table-cell table:formula="of:=[.L9]*[.L9]*0.75" office:value-type="float" office:value="0.000249210683574371">
            <text:p>0.0002492107</text:p>
          </table:table-cell>
          <table:table-cell table:formula="of:=[.N8]+[.M9]*0.1" office:value-type="float" office:value="0.013077287743675">
            <text:p>0.0130772877</text:p>
          </table:table-cell>
        </table:table-row>
        <table:table-row table:style-name="ro2">
          <table:table-cell office:value-type="float" office:value="-546">
            <text:p>-546</text:p>
          </table:table-cell>
          <table:table-cell office:value-type="float" office:value="-196">
            <text:p>-196</text:p>
          </table:table-cell>
          <table:table-cell office:value-type="float" office:value="-1009">
            <text:p>-1009</text:p>
          </table:table-cell>
          <table:table-cell table:number-columns-repeated="5"/>
          <table:table-cell table:formula="of:=([.A10]-[.E$2])/131" office:value-type="float" office:value="-4.98273811807127">
            <text:p>-4.98</text:p>
          </table:table-cell>
          <table:table-cell table:formula="of:=([.B10]-[.F$2])/131" office:value-type="float" office:value="-1.02428171391308">
            <text:p>-1.02</text:p>
          </table:table-cell>
          <table:table-cell table:formula="of:=([.C10]-[.G$2])/131" office:value-type="float" office:value="-9.05516130269669">
            <text:p>-9.06</text:p>
          </table:table-cell>
          <table:table-cell table:formula="of:=[.J10]*2*3.141592/360" office:value-type="float" office:value="-0.0178770846565312">
            <text:p>-0.0178770847</text:p>
          </table:table-cell>
          <table:table-cell table:formula="of:=[.L10]*[.L10]*0.75" office:value-type="float" office:value="0.000239692616862587">
            <text:p>0.0002396926</text:p>
          </table:table-cell>
          <table:table-cell table:formula="of:=[.N9]+[.M10]*0.1" office:value-type="float" office:value="0.0131012570053613">
            <text:p>0.013101257</text:p>
          </table:table-cell>
        </table:table-row>
        <table:table-row table:style-name="ro2">
          <table:table-cell office:value-type="float" office:value="-168">
            <text:p>-168</text:p>
          </table:table-cell>
          <table:table-cell office:value-type="float" office:value="-457">
            <text:p>-457</text:p>
          </table:table-cell>
          <table:table-cell office:value-type="float" office:value="-806">
            <text:p>-806</text:p>
          </table:table-cell>
          <table:table-cell table:number-columns-repeated="5"/>
          <table:table-cell table:formula="of:=([.A11]-[.E$2])/131" office:value-type="float" office:value="-2.09724193486517">
            <text:p>-2.10</text:p>
          </table:table-cell>
          <table:table-cell table:formula="of:=([.B11]-[.F$2])/131" office:value-type="float" office:value="-3.01664812612682">
            <text:p>-3.02</text:p>
          </table:table-cell>
          <table:table-cell table:formula="of:=([.C11]-[.G$2])/131" office:value-type="float" office:value="-7.505542982086">
            <text:p>-7.51</text:p>
          </table:table-cell>
          <table:table-cell table:formula="of:=[.J11]*2*3.141592/360" office:value-type="float" office:value="-0.0526504312214167">
            <text:p>-0.0526504312</text:p>
          </table:table-cell>
          <table:table-cell table:formula="of:=[.L11]*[.L11]*0.75" office:value-type="float" office:value="0.00207905093085084">
            <text:p>0.0020790509</text:p>
          </table:table-cell>
          <table:table-cell table:formula="of:=[.N10]+[.M11]*0.1" office:value-type="float" office:value="0.0133091620984463">
            <text:p>0.0133091621</text:p>
          </table:table-cell>
        </table:table-row>
        <table:table-row table:style-name="ro2">
          <table:table-cell office:value-type="float" office:value="-404">
            <text:p>-404</text:p>
          </table:table-cell>
          <table:table-cell office:value-type="float" office:value="-1352">
            <text:p>-1352</text:p>
          </table:table-cell>
          <table:table-cell office:value-type="float" office:value="-538">
            <text:p>-538</text:p>
          </table:table-cell>
          <table:table-cell table:number-columns-repeated="5"/>
          <table:table-cell table:formula="of:=([.A12]-[.E$2])/131" office:value-type="float" office:value="-3.89876865242242">
            <text:p>-3.90</text:p>
          </table:table-cell>
          <table:table-cell table:formula="of:=([.B12]-[.F$2])/131" office:value-type="float" office:value="-9.84870919482911">
            <text:p>-9.85</text:p>
          </table:table-cell>
          <table:table-cell table:formula="of:=([.C12]-[.G$2])/131" office:value-type="float" office:value="-5.45974145536845">
            <text:p>-5.46</text:p>
          </table:table-cell>
          <table:table-cell table:formula="of:=[.J12]*2*3.141592/360" office:value-type="float" office:value="-0.171892366760009">
            <text:p>-0.1718923668</text:p>
          </table:table-cell>
          <table:table-cell table:formula="of:=[.L12]*[.L12]*0.75" office:value-type="float" office:value="0.022160239312768">
            <text:p>0.0221602393</text:p>
          </table:table-cell>
          <table:table-cell table:formula="of:=[.N11]+[.M12]*0.1" office:value-type="float" office:value="0.0155251860297231">
            <text:p>0.015525186</text:p>
          </table:table-cell>
        </table:table-row>
        <table:table-row table:style-name="ro2">
          <table:table-cell office:value-type="float" office:value="-1392">
            <text:p>-1392</text:p>
          </table:table-cell>
          <table:table-cell office:value-type="float" office:value="-2598">
            <text:p>-2598</text:p>
          </table:table-cell>
          <table:table-cell office:value-type="float" office:value="-463">
            <text:p>-463</text:p>
          </table:table-cell>
          <table:table-cell table:number-columns-repeated="5"/>
          <table:table-cell table:formula="of:=([.A13]-[.E$2])/131" office:value-type="float" office:value="-11.4407533852468">
            <text:p>-11.44</text:p>
          </table:table-cell>
          <table:table-cell table:formula="of:=([.B13]-[.F$2])/131" office:value-type="float" office:value="-19.3601595765085">
            <text:p>-19.36</text:p>
          </table:table-cell>
          <table:table-cell table:formula="of:=([.C13]-[.G$2])/131" office:value-type="float" office:value="-4.88722237139898">
            <text:p>-4.89</text:p>
          </table:table-cell>
          <table:table-cell table:formula="of:=[.J13]*2*3.141592/360" office:value-type="float" office:value="-0.337898458023792">
            <text:p>-0.337898458</text:p>
          </table:table-cell>
          <table:table-cell table:formula="of:=[.L13]*[.L13]*0.75" office:value-type="float" office:value="0.085631525951142">
            <text:p>0.085631526</text:p>
          </table:table-cell>
          <table:table-cell table:formula="of:=[.N12]+[.M13]*0.1" office:value-type="float" office:value="0.0240883386248373">
            <text:p>0.0240883386</text:p>
          </table:table-cell>
        </table:table-row>
        <table:table-row table:style-name="ro2">
          <table:table-cell office:value-type="float" office:value="-2344">
            <text:p>-2344</text:p>
          </table:table-cell>
          <table:table-cell office:value-type="float" office:value="-5430">
            <text:p>-5430</text:p>
          </table:table-cell>
          <table:table-cell office:value-type="float" office:value="-271">
            <text:p>-271</text:p>
          </table:table-cell>
          <table:table-cell table:number-columns-repeated="5"/>
          <table:table-cell table:formula="of:=([.A14]-[.E$2])/131" office:value-type="float" office:value="-18.7079289577659">
            <text:p>-18.71</text:p>
          </table:table-cell>
          <table:table-cell table:formula="of:=([.B14]-[.F$2])/131" office:value-type="float" office:value="-40.9784801871955">
            <text:p>-40.98</text:p>
          </table:table-cell>
          <table:table-cell table:formula="of:=([.C14]-[.G$2])/131" office:value-type="float" office:value="-3.42157351643715">
            <text:p>-3.42</text:p>
          </table:table-cell>
          <table:table-cell table:formula="of:=[.J14]*2*3.141592/360" office:value-type="float" office:value="-0.715209252934733">
            <text:p>-0.7152092529</text:p>
          </table:table-cell>
          <table:table-cell table:formula="of:=[.L14]*[.L14]*0.75" office:value-type="float" office:value="0.383643206612594">
            <text:p>0.3836432066</text:p>
          </table:table-cell>
          <table:table-cell table:formula="of:=[.N13]+[.M14]*0.1" office:value-type="float" office:value="0.0624526592860968">
            <text:p>0.0624526593</text:p>
          </table:table-cell>
        </table:table-row>
        <table:table-row table:style-name="ro2">
          <table:table-cell office:value-type="float" office:value="-4890">
            <text:p>-4890</text:p>
          </table:table-cell>
          <table:table-cell office:value-type="float" office:value="-6788">
            <text:p>-6788</text:p>
          </table:table-cell>
          <table:table-cell office:value-type="float" office:value="1531">
            <text:p>1531</text:p>
          </table:table-cell>
          <table:table-cell table:number-columns-repeated="5"/>
          <table:table-cell table:formula="of:=([.A15]-[.E$2])/131" office:value-type="float" office:value="-38.1430434615827">
            <text:p>-38.14</text:p>
          </table:table-cell>
          <table:table-cell table:formula="of:=([.B15]-[.F$2])/131" office:value-type="float" office:value="-51.344892400936">
            <text:p>-51.34</text:p>
          </table:table-cell>
          <table:table-cell table:formula="of:=([.C15]-[.G$2])/131" office:value-type="float" office:value="10.3341516744025">
            <text:p>10.33</text:p>
          </table:table-cell>
          <table:table-cell table:formula="of:=[.J15]*2*3.141592/360" office:value-type="float" office:value="-0.896137240042451">
            <text:p>-0.89613724</text:p>
          </table:table-cell>
          <table:table-cell table:formula="of:=[.L15]*[.L15]*0.75" office:value-type="float" office:value="0.602296464743177">
            <text:p>0.6022964647</text:p>
          </table:table-cell>
          <table:table-cell table:formula="of:=[.N14]+[.M15]*0.1" office:value-type="float" office:value="0.122682305760414">
            <text:p>0.1226823058</text:p>
          </table:table-cell>
        </table:table-row>
        <table:table-row table:style-name="ro2">
          <table:table-cell office:value-type="float" office:value="-4769">
            <text:p>-4769</text:p>
          </table:table-cell>
          <table:table-cell office:value-type="float" office:value="-2487">
            <text:p>-2487</text:p>
          </table:table-cell>
          <table:table-cell office:value-type="float" office:value="1883">
            <text:p>1883</text:p>
          </table:table-cell>
          <table:table-cell table:number-columns-repeated="5"/>
          <table:table-cell table:formula="of:=([.A16]-[.E$2])/131" office:value-type="float" office:value="-37.2193793394453">
            <text:p>-37.22</text:p>
          </table:table-cell>
          <table:table-cell table:formula="of:=([.B16]-[.F$2])/131" office:value-type="float" office:value="-18.5128313322337">
            <text:p>-18.51</text:p>
          </table:table-cell>
          <table:table-cell table:formula="of:=([.C16]-[.G$2])/131" office:value-type="float" office:value="13.0211745751659">
            <text:p>13.02</text:p>
          </table:table-cell>
          <table:table-cell table:formula="of:=[.J16]*2*3.141592/360" office:value-type="float" office:value="-0.323109793392748">
            <text:p>-0.3231097934</text:p>
          </table:table-cell>
          <table:table-cell table:formula="of:=[.L16]*[.L16]*0.75" office:value-type="float" office:value="0.0782999539397284">
            <text:p>0.0782999539</text:p>
          </table:table-cell>
          <table:table-cell table:formula="of:=[.N15]+[.M16]*0.1" office:value-type="float" office:value="0.130512301154387">
            <text:p>0.1305123012</text:p>
          </table:table-cell>
        </table:table-row>
        <table:table-row table:style-name="ro2">
          <table:table-cell office:value-type="float" office:value="8224">
            <text:p>8224</text:p>
          </table:table-cell>
          <table:table-cell office:value-type="float" office:value="7530">
            <text:p>7530</text:p>
          </table:table-cell>
          <table:table-cell office:value-type="float" office:value="2886">
            <text:p>2886</text:p>
          </table:table-cell>
          <table:table-cell table:number-columns-repeated="5"/>
          <table:table-cell table:formula="of:=([.A17]-[.E$2])/131" office:value-type="float" office:value="61.9638267674249">
            <text:p>61.96</text:p>
          </table:table-cell>
          <table:table-cell table:formula="of:=([.B17]-[.F$2])/131" office:value-type="float" office:value="57.9528175227282">
            <text:p>57.95</text:p>
          </table:table-cell>
          <table:table-cell table:formula="of:=([.C17]-[.G$2])/131" office:value-type="float" office:value="20.6776631247842">
            <text:p>20.68</text:p>
          </table:table-cell>
          <table:table-cell table:formula="of:=[.J17]*2*3.141592/360" office:value-type="float" office:value="1.01146726614924">
            <text:p>1.0114672661</text:p>
          </table:table-cell>
          <table:table-cell table:formula="of:=[.L17]*[.L17]*0.75" office:value-type="float" office:value="0.767299522868558">
            <text:p>0.7672995229</text:p>
          </table:table-cell>
          <table:table-cell table:formula="of:=[.N16]+[.M17]*0.1" office:value-type="float" office:value="0.207242253441243">
            <text:p>0.2072422534</text:p>
          </table:table-cell>
        </table:table-row>
        <table:table-row table:style-name="ro2">
          <table:table-cell office:value-type="float" office:value="5015">
            <text:p>5015</text:p>
          </table:table-cell>
          <table:table-cell office:value-type="float" office:value="16481">
            <text:p>16481</text:p>
          </table:table-cell>
          <table:table-cell office:value-type="float" office:value="252">
            <text:p>252</text:p>
          </table:table-cell>
          <table:table-cell table:number-columns-repeated="5"/>
          <table:table-cell table:formula="of:=([.A18]-[.E$2])/131" office:value-type="float" office:value="37.467643561318">
            <text:p>37.47</text:p>
          </table:table-cell>
          <table:table-cell table:formula="of:=([.B18]-[.F$2])/131" office:value-type="float" office:value="126.281061797537">
            <text:p>126.28</text:p>
          </table:table-cell>
          <table:table-cell table:formula="of:=([.C18]-[.G$2])/131" office:value-type="float" office:value="0.570792895776593">
            <text:p>0.57</text:p>
          </table:table-cell>
          <table:table-cell table:formula="of:=[.J18]*2*3.141592/360" office:value-type="float" office:value="2.20401985274805">
            <text:p>2.2040198527</text:p>
          </table:table-cell>
          <table:table-cell table:formula="of:=[.L18]*[.L18]*0.75" office:value-type="float" office:value="3.64327763348065">
            <text:p>3.6432776335</text:p>
          </table:table-cell>
          <table:table-cell table:formula="of:=[.N17]+[.M18]*0.1" office:value-type="float" office:value="0.571570016789308">
            <text:p>0.5715700168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18748">
            <text:p>18748</text:p>
          </table:table-cell>
          <table:table-cell office:value-type="float" office:value="-3257">
            <text:p>-3257</text:p>
          </table:table-cell>
          <table:table-cell table:number-columns-repeated="5"/>
          <table:table-cell table:formula="of:=([.A19]-[.E$2])/131" office:value-type="float" office:value="4.78062066055468">
            <text:p>4.78</text:p>
          </table:table-cell>
          <table:table-cell table:formula="of:=([.B19]-[.F$2])/131" office:value-type="float" office:value="143.586405308988">
            <text:p>143.59</text:p>
          </table:table-cell>
          <table:table-cell table:formula="of:=([.C19]-[.G$2])/131" office:value-type="float" office:value="-26.2154666462081">
            <text:p>-26.22</text:p>
          </table:table-cell>
          <table:table-cell table:formula="of:=[.J19]*2*3.141592/360" office:value-type="float" office:value="2.50605501237485">
            <text:p>2.5060550124</text:p>
          </table:table-cell>
          <table:table-cell table:formula="of:=[.L19]*[.L19]*0.75" office:value-type="float" office:value="4.71023379378684">
            <text:p>4.7102337938</text:p>
          </table:table-cell>
          <table:table-cell table:formula="of:=[.N18]+[.M19]*0.1" office:value-type="float" office:value="1.04259339616799">
            <text:p>1.0425933962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8489">
            <text:p>8489</text:p>
          </table:table-cell>
          <table:table-cell office:value-type="float" office:value="-651">
            <text:p>-651</text:p>
          </table:table-cell>
          <table:table-cell table:number-columns-repeated="5"/>
          <table:table-cell table:formula="of:=([.A20]-[.E$2])/131" office:value-type="float" office:value="4.50581150024934">
            <text:p>4.51</text:p>
          </table:table-cell>
          <table:table-cell table:formula="of:=([.B20]-[.F$2])/131" office:value-type="float" office:value="65.2734282097511">
            <text:p>65.27</text:p>
          </table:table-cell>
          <table:table-cell table:formula="of:=([.C20]-[.G$2])/131" office:value-type="float" office:value="-6.32233687521577">
            <text:p>-6.32</text:p>
          </table:table-cell>
          <table:table-cell table:formula="of:=[.J20]*2*3.141592/360" office:value-type="float" office:value="1.13923599931293">
            <text:p>1.1392359993</text:p>
          </table:table-cell>
          <table:table-cell table:formula="of:=[.L20]*[.L20]*0.75" office:value-type="float" office:value="0.973393996597905">
            <text:p>0.9733939966</text:p>
          </table:table-cell>
          <table:table-cell table:formula="of:=[.N19]+[.M20]*0.1" office:value-type="float" office:value="1.13993279582778">
            <text:p>1.1399327958</text:p>
          </table:table-cell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-5439">
            <text:p>-5439</text:p>
          </table:table-cell>
          <table:table-cell office:value-type="float" office:value="2689">
            <text:p>2689</text:p>
          </table:table-cell>
          <table:table-cell table:number-columns-repeated="5"/>
          <table:table-cell table:formula="of:=([.A21]-[.E$2])/131" office:value-type="float" office:value="18.612681729257">
            <text:p>18.61</text:p>
          </table:table-cell>
          <table:table-cell table:formula="of:=([.B21]-[.F$2])/131" office:value-type="float" office:value="-41.0471824772719">
            <text:p>-41.05</text:p>
          </table:table-cell>
          <table:table-cell table:formula="of:=([.C21]-[.G$2])/131" office:value-type="float" office:value="19.1738463308911">
            <text:p>19.17</text:p>
          </table:table-cell>
          <table:table-cell table:formula="of:=[.J21]*2*3.141592/360" office:value-type="float" office:value="-0.716408333850764">
            <text:p>-0.7164083339</text:p>
          </table:table-cell>
          <table:table-cell table:formula="of:=[.L21]*[.L21]*0.75" office:value-type="float" office:value="0.38493067560812">
            <text:p>0.3849306756</text:p>
          </table:table-cell>
          <table:table-cell table:formula="of:=[.N20]+[.M21]*0.1" office:value-type="float" office:value="1.17842586338859">
            <text:p>1.1784258634</text:p>
          </table:table-cell>
        </table:table-row>
        <table:table-row table:style-name="ro2">
          <table:table-cell office:value-type="float" office:value="-1534">
            <text:p>-1534</text:p>
          </table:table-cell>
          <table:table-cell office:value-type="float" office:value="-5006">
            <text:p>-5006</text:p>
          </table:table-cell>
          <table:table-cell office:value-type="float" office:value="4867">
            <text:p>4867</text:p>
          </table:table-cell>
          <table:table-cell table:number-columns-repeated="5"/>
          <table:table-cell table:formula="of:=([.A22]-[.E$2])/131" office:value-type="float" office:value="-12.5247228508957">
            <text:p>-12.52</text:p>
          </table:table-cell>
          <table:table-cell table:formula="of:=([.B22]-[.F$2])/131" office:value-type="float" office:value="-37.7418389658215">
            <text:p>-37.74</text:p>
          </table:table-cell>
          <table:table-cell table:formula="of:=([.C22]-[.G$2])/131" office:value-type="float" office:value="35.7998005293644">
            <text:p>35.80</text:p>
          </table:table-cell>
          <table:table-cell table:formula="of:=[.J22]*2*3.141592/360" office:value-type="float" office:value="-0.658719218668406">
            <text:p>-0.6587192187</text:p>
          </table:table-cell>
          <table:table-cell table:formula="of:=[.L22]*[.L22]*0.75" office:value-type="float" office:value="0.325433256782336">
            <text:p>0.3254332568</text:p>
          </table:table-cell>
          <table:table-cell table:formula="of:=[.N21]+[.M22]*0.1" office:value-type="float" office:value="1.21096918906683">
            <text:p>1.2109691891</text:p>
          </table:table-cell>
        </table:table-row>
        <table:table-row table:style-name="ro2">
          <table:table-cell office:value-type="float" office:value="-730">
            <text:p>-730</text:p>
          </table:table-cell>
          <table:table-cell office:value-type="float" office:value="-3375">
            <text:p>-3375</text:p>
          </table:table-cell>
          <table:table-cell office:value-type="float" office:value="3131">
            <text:p>3131</text:p>
          </table:table-cell>
          <table:table-cell table:number-columns-repeated="5"/>
          <table:table-cell table:formula="of:=([.A23]-[.E$2])/131" office:value-type="float" office:value="-6.38731827074303">
            <text:p>-6.39</text:p>
          </table:table-cell>
          <table:table-cell table:formula="of:=([.B23]-[.F$2])/131" office:value-type="float" office:value="-25.2914572864322">
            <text:p>-25.29</text:p>
          </table:table-cell>
          <table:table-cell table:formula="of:=([.C23]-[.G$2])/131" office:value-type="float" office:value="22.5478921324178">
            <text:p>22.55</text:p>
          </table:table-cell>
          <table:table-cell table:formula="of:=[.J23]*2*3.141592/360" office:value-type="float" office:value="-0.441419110441094">
            <text:p>-0.4414191104</text:p>
          </table:table-cell>
          <table:table-cell table:formula="of:=[.L23]*[.L23]*0.75" office:value-type="float" office:value="0.146138123296955">
            <text:p>0.1461381233</text:p>
          </table:table-cell>
          <table:table-cell table:formula="of:=[.N22]+[.M23]*0.1" office:value-type="float" office:value="1.22558300139652">
            <text:p>1.2255830014</text:p>
          </table:table-cell>
        </table:table-row>
        <table:table-row table:style-name="ro2">
          <table:table-cell office:value-type="float" office:value="-1987">
            <text:p>-1987</text:p>
          </table:table-cell>
          <table:table-cell office:value-type="float" office:value="-3497">
            <text:p>-3497</text:p>
          </table:table-cell>
          <table:table-cell office:value-type="float" office:value="2406">
            <text:p>2406</text:p>
          </table:table-cell>
          <table:table-cell table:number-columns-repeated="5"/>
          <table:table-cell table:formula="of:=([.A24]-[.E$2])/131" office:value-type="float" office:value="-15.9827381180713">
            <text:p>-15.98</text:p>
          </table:table-cell>
          <table:table-cell table:formula="of:=([.B24]-[.F$2])/131" office:value-type="float" office:value="-26.2227549963558">
            <text:p>-26.22</text:p>
          </table:table-cell>
          <table:table-cell table:formula="of:=([.C24]-[.G$2])/131" office:value-type="float" office:value="17.0135409873796">
            <text:p>17.01</text:p>
          </table:table-cell>
          <table:table-cell table:formula="of:=[.J24]*2*3.141592/360" office:value-type="float" office:value="-0.457673318413953">
            <text:p>-0.4576733184</text:p>
          </table:table-cell>
          <table:table-cell table:formula="of:=[.L24]*[.L24]*0.75" office:value-type="float" office:value="0.15709864979103">
            <text:p>0.1570986498</text:p>
          </table:table-cell>
          <table:table-cell table:formula="of:=[.N23]+[.M24]*0.1" office:value-type="float" office:value="1.24129286637563">
            <text:p>1.2412928664</text:p>
          </table:table-cell>
        </table:table-row>
        <table:table-row table:style-name="ro2">
          <table:table-cell office:value-type="float" office:value="-3028">
            <text:p>-3028</text:p>
          </table:table-cell>
          <table:table-cell office:value-type="float" office:value="-4699">
            <text:p>-4699</text:p>
          </table:table-cell>
          <table:table-cell office:value-type="float" office:value="1981">
            <text:p>1981</text:p>
          </table:table-cell>
          <table:table-cell table:number-columns-repeated="5"/>
          <table:table-cell table:formula="of:=([.A25]-[.E$2])/131" office:value-type="float" office:value="-23.9293030035675">
            <text:p>-23.93</text:p>
          </table:table-cell>
          <table:table-cell table:formula="of:=([.B25]-[.F$2])/131" office:value-type="float" office:value="-35.3983275154398">
            <text:p>-35.40</text:p>
          </table:table-cell>
          <table:table-cell table:formula="of:=([.C25]-[.G$2])/131" office:value-type="float" office:value="13.7692661782193">
            <text:p>13.77</text:p>
          </table:table-cell>
          <table:table-cell table:formula="of:=[.J25]*2*3.141592/360" office:value-type="float" office:value="-0.617817236310475">
            <text:p>-0.6178172363</text:p>
          </table:table-cell>
          <table:table-cell table:formula="of:=[.L25]*[.L25]*0.75" office:value-type="float" office:value="0.286273603111735">
            <text:p>0.2862736031</text:p>
          </table:table-cell>
          <table:table-cell table:formula="of:=[.N24]+[.M25]*0.1" office:value-type="float" office:value="1.2699202266868">
            <text:p>1.2699202267</text:p>
          </table:table-cell>
        </table:table-row>
        <table:table-row table:style-name="ro2">
          <table:table-cell office:value-type="float" office:value="-1720">
            <text:p>-1720</text:p>
          </table:table-cell>
          <table:table-cell office:value-type="float" office:value="-3514">
            <text:p>-3514</text:p>
          </table:table-cell>
          <table:table-cell office:value-type="float" office:value="1132">
            <text:p>1132</text:p>
          </table:table-cell>
          <table:table-cell table:number-columns-repeated="5"/>
          <table:table-cell table:formula="of:=([.A26]-[.E$2])/131" office:value-type="float" office:value="-13.94457017914">
            <text:p>-13.94</text:p>
          </table:table-cell>
          <table:table-cell table:formula="of:=([.B26]-[.F$2])/131" office:value-type="float" office:value="-26.3525259887222">
            <text:p>-26.35</text:p>
          </table:table-cell>
          <table:table-cell table:formula="of:=([.C26]-[.G$2])/131" office:value-type="float" office:value="7.28835014768499">
            <text:p>7.29</text:p>
          </table:table-cell>
          <table:table-cell table:formula="of:=[.J26]*2*3.141592/360" office:value-type="float" office:value="-0.459938249033122">
            <text:p>-0.459938249</text:p>
          </table:table-cell>
          <table:table-cell table:formula="of:=[.L26]*[.L26]*0.75" office:value-type="float" office:value="0.15865739469274">
            <text:p>0.1586573947</text:p>
          </table:table-cell>
          <table:table-cell table:formula="of:=[.N25]+[.M26]*0.1" office:value-type="float" office:value="1.28578596615607">
            <text:p>1.2857859662</text:p>
          </table:table-cell>
        </table:table-row>
        <table:table-row table:style-name="ro2">
          <table:table-cell office:value-type="float" office:value="-1583">
            <text:p>-1583</text:p>
          </table:table-cell>
          <table:table-cell office:value-type="float" office:value="-2165">
            <text:p>-2165</text:p>
          </table:table-cell>
          <table:table-cell office:value-type="float" office:value="476">
            <text:p>476</text:p>
          </table:table-cell>
          <table:table-cell table:number-columns-repeated="5"/>
          <table:table-cell table:formula="of:=([.A27]-[.E$2])/131" office:value-type="float" office:value="-12.8987686524224">
            <text:p>-12.90</text:p>
          </table:table-cell>
          <table:table-cell table:formula="of:=([.B27]-[.F$2])/131" office:value-type="float" office:value="-16.0548160650581">
            <text:p>-16.05</text:p>
          </table:table-cell>
          <table:table-cell table:formula="of:=([.C27]-[.G$2])/131" office:value-type="float" office:value="2.28071655989873">
            <text:p>2.28</text:p>
          </table:table-cell>
          <table:table-cell table:formula="of:=[.J27]*2*3.141592/360" office:value-type="float" office:value="-0.280209342841434">
            <text:p>-0.2802093428</text:p>
          </table:table-cell>
          <table:table-cell table:formula="of:=[.L27]*[.L27]*0.75" office:value-type="float" office:value="0.0588879568617211">
            <text:p>0.0588879569</text:p>
          </table:table-cell>
          <table:table-cell table:formula="of:=[.N26]+[.M27]*0.1" office:value-type="float" office:value="1.29167476184225">
            <text:p>1.2916747618</text:p>
          </table:table-cell>
        </table:table-row>
        <table:table-row table:style-name="ro2">
          <table:table-cell office:value-type="float" office:value="-2045">
            <text:p>-2045</text:p>
          </table:table-cell>
          <table:table-cell office:value-type="float" office:value="-3980">
            <text:p>-3980</text:p>
          </table:table-cell>
          <table:table-cell office:value-type="float" office:value="781">
            <text:p>781</text:p>
          </table:table-cell>
          <table:table-cell table:number-columns-repeated="5"/>
          <table:table-cell table:formula="of:=([.A28]-[.E$2])/131" office:value-type="float" office:value="-16.4254862096743">
            <text:p>-16.43</text:p>
          </table:table-cell>
          <table:table-cell table:formula="of:=([.B28]-[.F$2])/131" office:value-type="float" office:value="-29.9097778971192">
            <text:p>-29.91</text:p>
          </table:table-cell>
          <table:table-cell table:formula="of:=([.C28]-[.G$2])/131" office:value-type="float" office:value="4.60896083470789">
            <text:p>4.61</text:p>
          </table:table-cell>
          <table:table-cell table:formula="of:=[.J28]*2*3.141592/360" office:value-type="float" office:value="-0.522023994240925">
            <text:p>-0.5220239942</text:p>
          </table:table-cell>
          <table:table-cell table:formula="of:=[.L28]*[.L28]*0.75" office:value-type="float" office:value="0.204381787922437">
            <text:p>0.2043817879</text:p>
          </table:table-cell>
          <table:table-cell table:formula="of:=[.N27]+[.M28]*0.1" office:value-type="float" office:value="1.31211294063449">
            <text:p>1.3121129406</text:p>
          </table:table-cell>
        </table:table-row>
        <table:table-row table:style-name="ro2">
          <table:table-cell office:value-type="float" office:value="-4744">
            <text:p>-4744</text:p>
          </table:table-cell>
          <table:table-cell office:value-type="float" office:value="-4704">
            <text:p>-4704</text:p>
          </table:table-cell>
          <table:table-cell office:value-type="float" office:value="268">
            <text:p>268</text:p>
          </table:table-cell>
          <table:table-cell table:number-columns-repeated="5"/>
          <table:table-cell table:formula="of:=([.A29]-[.E$2])/131" office:value-type="float" office:value="-37.0285396447888">
            <text:p>-37.03</text:p>
          </table:table-cell>
          <table:table-cell table:formula="of:=([.B29]-[.F$2])/131" office:value-type="float" office:value="-35.4364954543711">
            <text:p>-35.44</text:p>
          </table:table-cell>
          <table:table-cell table:formula="of:=([.C29]-[.G$2])/131" office:value-type="float" office:value="0.692930300356746">
            <text:p>0.69</text:p>
          </table:table-cell>
          <table:table-cell table:formula="of:=[.J29]*2*3.141592/360" office:value-type="float" office:value="-0.618483392374937">
            <text:p>-0.6184833924</text:p>
          </table:table-cell>
          <table:table-cell table:formula="of:=[.L29]*[.L29]*0.75" office:value-type="float" office:value="0.286891279982707">
            <text:p>0.28689128</text:p>
          </table:table-cell>
          <table:table-cell table:formula="of:=[.N28]+[.M29]*0.1" office:value-type="float" office:value="1.34080206863276">
            <text:p>1.3408020686</text:p>
          </table:table-cell>
        </table:table-row>
        <table:table-row table:style-name="ro2">
          <table:table-cell office:value-type="float" office:value="-2608">
            <text:p>-2608</text:p>
          </table:table-cell>
          <table:table-cell office:value-type="float" office:value="-7817">
            <text:p>-7817</text:p>
          </table:table-cell>
          <table:table-cell office:value-type="float" office:value="-207">
            <text:p>-207</text:p>
          </table:table-cell>
          <table:table-cell table:number-columns-repeated="5"/>
          <table:table-cell table:formula="of:=([.A30]-[.E$2])/131" office:value-type="float" office:value="-20.7231961333384">
            <text:p>-20.72</text:p>
          </table:table-cell>
          <table:table-cell table:formula="of:=([.B30]-[.F$2])/131" office:value-type="float" office:value="-59.199854232997">
            <text:p>-59.20</text:p>
          </table:table-cell>
          <table:table-cell table:formula="of:=([.C30]-[.G$2])/131" office:value-type="float" office:value="-2.93302389811654">
            <text:p>-2.93</text:p>
          </table:table-cell>
          <table:table-cell table:formula="of:=[.J30]*2*3.141592/360" office:value-type="float" office:value="-1.03323215810861">
            <text:p>-1.0332321581</text:p>
          </table:table-cell>
          <table:table-cell table:formula="of:=[.L30]*[.L30]*0.75" office:value-type="float" office:value="0.800676519412331">
            <text:p>0.8006765194</text:p>
          </table:table-cell>
          <table:table-cell table:formula="of:=[.N29]+[.M30]*0.1" office:value-type="float" office:value="1.42086972057399">
            <text:p>1.4208697206</text:p>
          </table:table-cell>
        </table:table-row>
        <table:table-row table:style-name="ro2">
          <table:table-cell office:value-type="float" office:value="-6678">
            <text:p>-6678</text:p>
          </table:table-cell>
          <table:table-cell office:value-type="float" office:value="-14616">
            <text:p>-14616</text:p>
          </table:table-cell>
          <table:table-cell office:value-type="float" office:value="2232">
            <text:p>2232</text:p>
          </table:table-cell>
          <table:table-cell table:number-columns-repeated="5"/>
          <table:table-cell table:formula="of:=([.A31]-[.E$2])/131" office:value-type="float" office:value="-51.7918984234148">
            <text:p>-51.79</text:p>
          </table:table-cell>
          <table:table-cell table:formula="of:=([.B31]-[.F$2])/131" office:value-type="float" office:value="-111.100617591776">
            <text:p>-111.10</text:p>
          </table:table-cell>
          <table:table-cell table:formula="of:=([.C31]-[.G$2])/131" office:value-type="float" office:value="15.6852967125705">
            <text:p>15.69</text:p>
          </table:table-cell>
          <table:table-cell table:formula="of:=[.J31]*2*3.141592/360" office:value-type="float" office:value="-1.93907117456323">
            <text:p>-1.9390711746</text:p>
          </table:table-cell>
          <table:table-cell table:formula="of:=[.L31]*[.L31]*0.75" office:value-type="float" office:value="2.81999776501652">
            <text:p>2.819997765</text:p>
          </table:table-cell>
          <table:table-cell table:formula="of:=[.N30]+[.M31]*0.1" office:value-type="float" office:value="1.70286949707565">
            <text:p>1.7028694971</text:p>
          </table:table-cell>
        </table:table-row>
        <table:table-row table:style-name="ro2">
          <table:table-cell office:value-type="float" office:value="-2367">
            <text:p>-2367</text:p>
          </table:table-cell>
          <table:table-cell office:value-type="float" office:value="-12222">
            <text:p>-12222</text:p>
          </table:table-cell>
          <table:table-cell office:value-type="float" office:value="1087">
            <text:p>1087</text:p>
          </table:table-cell>
          <table:table-cell table:number-columns-repeated="5"/>
          <table:table-cell table:formula="of:=([.A32]-[.E$2])/131" office:value-type="float" office:value="-18.8835014768499">
            <text:p>-18.88</text:p>
          </table:table-cell>
          <table:table-cell table:formula="of:=([.B32]-[.F$2])/131" office:value-type="float" office:value="-92.8258084314703">
            <text:p>-92.83</text:p>
          </table:table-cell>
          <table:table-cell table:formula="of:=([.C32]-[.G$2])/131" office:value-type="float" office:value="6.94483869730331">
            <text:p>6.94</text:p>
          </table:table-cell>
          <table:table-cell table:formula="of:=[.J32]*2*3.141592/360" office:value-type="float" office:value="-1.62011565089911">
            <text:p>-1.6201156509</text:p>
          </table:table-cell>
          <table:table-cell table:formula="of:=[.L32]*[.L32]*0.75" office:value-type="float" office:value="1.96858104171618">
            <text:p>1.9685810417</text:p>
          </table:table-cell>
          <table:table-cell table:formula="of:=[.N31]+[.M32]*0.1" office:value-type="float" office:value="1.89972760124726">
            <text:p>1.8997276012</text:p>
          </table:table-cell>
        </table:table-row>
        <table:table-row table:style-name="ro2">
          <table:table-cell office:value-type="float" office:value="4990">
            <text:p>4990</text:p>
          </table:table-cell>
          <table:table-cell office:value-type="float" office:value="16527">
            <text:p>16527</text:p>
          </table:table-cell>
          <table:table-cell office:value-type="float" office:value="-6255">
            <text:p>-6255</text:p>
          </table:table-cell>
          <table:table-cell table:number-columns-repeated="5"/>
          <table:table-cell table:formula="of:=([.A33]-[.E$2])/131" office:value-type="float" office:value="37.2768038666616">
            <text:p>37.28</text:p>
          </table:table-cell>
          <table:table-cell table:formula="of:=([.B33]-[.F$2])/131" office:value-type="float" office:value="126.632206835705">
            <text:p>126.63</text:p>
          </table:table-cell>
          <table:table-cell table:formula="of:=([.C33]-[.G$2])/131" office:value-type="float" office:value="-49.1009628294143">
            <text:p>-49.10</text:p>
          </table:table-cell>
          <table:table-cell table:formula="of:=[.J33]*2*3.141592/360" office:value-type="float" office:value="2.21014848854109">
            <text:p>2.2101484885</text:p>
          </table:table-cell>
          <table:table-cell table:formula="of:=[.L33]*[.L33]*0.75" office:value-type="float" office:value="3.66356725605036">
            <text:p>3.6635672561</text:p>
          </table:table-cell>
          <table:table-cell table:formula="of:=[.N32]+[.M33]*0.1" office:value-type="float" office:value="2.2660843268523">
            <text:p>2.2660843269</text:p>
          </table:table-cell>
        </table:table-row>
        <table:table-row table:style-name="ro2">
          <table:table-cell office:value-type="float" office:value="11348">
            <text:p>11348</text:p>
          </table:table-cell>
          <table:table-cell office:value-type="float" office:value="22655">
            <text:p>22655</text:p>
          </table:table-cell>
          <table:table-cell office:value-type="float" office:value="-9265">
            <text:p>-9265</text:p>
          </table:table-cell>
          <table:table-cell table:number-columns-repeated="5"/>
          <table:table-cell table:formula="of:=([.A34]-[.E$2])/131" office:value-type="float" office:value="85.8111550116997">
            <text:p>85.81</text:p>
          </table:table-cell>
          <table:table-cell table:formula="of:=([.B34]-[.F$2])/131" office:value-type="float" office:value="173.410832789904">
            <text:p>173.41</text:p>
          </table:table-cell>
          <table:table-cell table:formula="of:=([.C34]-[.G$2])/131" office:value-type="float" office:value="-72.0780620660555">
            <text:p>-72.08</text:p>
          </table:table-cell>
          <table:table-cell table:formula="of:=[.J34]*2*3.141592/360" office:value-type="float" office:value="3.026589361145">
            <text:p>3.0265893611</text:p>
          </table:table-cell>
          <table:table-cell table:formula="of:=[.L34]*[.L34]*0.75" office:value-type="float" office:value="6.87018237074705">
            <text:p>6.8701823707</text:p>
          </table:table-cell>
          <table:table-cell table:formula="of:=[.N33]+[.M34]*0.1" office:value-type="float" office:value="2.95310256392701">
            <text:p>2.9531025639</text:p>
          </table:table-cell>
        </table:table-row>
        <table:table-row table:style-name="ro2">
          <table:table-cell office:value-type="float" office:value="-1316">
            <text:p>-1316</text:p>
          </table:table-cell>
          <table:table-cell office:value-type="float" office:value="-4294">
            <text:p>-4294</text:p>
          </table:table-cell>
          <table:table-cell office:value-type="float" office:value="3386">
            <text:p>3386</text:p>
          </table:table-cell>
          <table:table-cell table:number-columns-repeated="5"/>
          <table:table-cell table:formula="of:=([.A35]-[.E$2])/131" office:value-type="float" office:value="-10.8606007134911">
            <text:p>-10.86</text:p>
          </table:table-cell>
          <table:table-cell table:formula="of:=([.B35]-[.F$2])/131" office:value-type="float" office:value="-32.3067244620047">
            <text:p>-32.31</text:p>
          </table:table-cell>
          <table:table-cell table:formula="of:=([.C35]-[.G$2])/131" office:value-type="float" office:value="24.494457017914">
            <text:p>24.49</text:p>
          </table:table-cell>
          <table:table-cell table:formula="of:=[.J35]*2*3.141592/360" office:value-type="float" office:value="-0.563858595089101">
            <text:p>-0.5638585951</text:p>
          </table:table-cell>
          <table:table-cell table:formula="of:=[.L35]*[.L35]*0.75" office:value-type="float" office:value="0.238452386441891">
            <text:p>0.2384523864</text:p>
          </table:table-cell>
          <table:table-cell table:formula="of:=[.N34]+[.M35]*0.1" office:value-type="float" office:value="2.97694780257119">
            <text:p>2.9769478026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2029">
            <text:p>2029</text:p>
          </table:table-cell>
          <table:table-cell office:value-type="float" office:value="43">
            <text:p>43</text:p>
          </table:table-cell>
          <table:table-cell table:number-columns-repeated="5"/>
          <table:table-cell table:formula="of:=([.A36]-[.E$2])/131" office:value-type="float" office:value="4.80352142391346">
            <text:p>4.80</text:p>
          </table:table-cell>
          <table:table-cell table:formula="of:=([.B36]-[.F$2])/131" office:value-type="float" office:value="15.9604511105144">
            <text:p>15.96</text:p>
          </table:table-cell>
          <table:table-cell table:formula="of:=([.C36]-[.G$2])/131" office:value-type="float" office:value="-1.02462695155165">
            <text:p>-1.02</text:p>
          </table:table-cell>
          <table:table-cell table:formula="of:=[.J36]*2*3.141592/360" office:value-type="float" office:value="0.278562364028795">
            <text:p>0.278562364</text:p>
          </table:table-cell>
          <table:table-cell table:formula="of:=[.L36]*[.L36]*0.75" office:value-type="float" office:value="0.0581977429899833">
            <text:p>0.058197743</text:p>
          </table:table-cell>
          <table:table-cell table:formula="of:=[.N35]+[.M36]*0.1" office:value-type="float" office:value="2.98276757687019">
            <text:p>2.9827675769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907">
            <text:p>907</text:p>
          </table:table-cell>
          <table:table-cell office:value-type="float" office:value="596">
            <text:p>596</text:p>
          </table:table-cell>
          <table:table-cell table:number-columns-repeated="5"/>
          <table:table-cell table:formula="of:=([.A37]-[.E$2])/131" office:value-type="float" office:value="1.23100233994399">
            <text:p>1.23</text:p>
          </table:table-cell>
          <table:table-cell table:formula="of:=([.B37]-[.F$2])/131" office:value-type="float" office:value="7.3955656143312">
            <text:p>7.40</text:p>
          </table:table-cell>
          <table:table-cell table:formula="of:=([.C37]-[.G$2])/131" office:value-type="float" office:value="3.19674709424988">
            <text:p>3.20</text:p>
          </table:table-cell>
          <table:table-cell table:formula="of:=[.J37]*2*3.141592/360" office:value-type="float" office:value="0.129076943163655">
            <text:p>0.1290769432</text:p>
          </table:table-cell>
          <table:table-cell table:formula="of:=[.L37]*[.L37]*0.75" office:value-type="float" office:value="0.0124956429423552">
            <text:p>0.0124956429</text:p>
          </table:table-cell>
          <table:table-cell table:formula="of:=[.N36]+[.M37]*0.1" office:value-type="float" office:value="2.98401714116443">
            <text:p>2.9840171412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901">
            <text:p>901</text:p>
          </table:table-cell>
          <table:table-cell office:value-type="float" office:value="324">
            <text:p>324</text:p>
          </table:table-cell>
          <table:table-cell table:number-columns-repeated="5"/>
          <table:table-cell table:formula="of:=([.A38]-[.E$2])/131" office:value-type="float" office:value="7.07069699643254">
            <text:p>7.07</text:p>
          </table:table-cell>
          <table:table-cell table:formula="of:=([.B38]-[.F$2])/131" office:value-type="float" office:value="7.34976408761364">
            <text:p>7.35</text:p>
          </table:table-cell>
          <table:table-cell table:formula="of:=([.C38]-[.G$2])/131" office:value-type="float" office:value="1.12041121638728">
            <text:p>1.12</text:p>
          </table:table-cell>
          <table:table-cell table:formula="of:=[.J38]*2*3.141592/360" office:value-type="float" office:value="0.128277555886302">
            <text:p>0.1282775559</text:p>
          </table:table-cell>
          <table:table-cell table:formula="of:=[.L38]*[.L38]*0.75" office:value-type="float" office:value="0.0123413485081225">
            <text:p>0.0123413485</text:p>
          </table:table-cell>
          <table:table-cell table:formula="of:=[.N37]+[.M38]*0.1" office:value-type="float" office:value="2.98525127601524">
            <text:p>2.985251276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7">
            <text:p>7</text:p>
          </table:table-cell>
          <table:table-cell office:value-type="float" office:value="580">
            <text:p>580</text:p>
          </table:table-cell>
          <table:table-cell table:number-columns-repeated="5"/>
          <table:table-cell table:formula="of:=([.A39]-[.E$2])/131" office:value-type="float" office:value="5.49054432467682">
            <text:p>5.49</text:p>
          </table:table-cell>
          <table:table-cell table:formula="of:=([.B39]-[.F$2])/131" office:value-type="float" office:value="0.52533660669761">
            <text:p>0.53</text:p>
          </table:table-cell>
          <table:table-cell table:formula="of:=([.C39]-[.G$2])/131" office:value-type="float" office:value="3.07460968966972">
            <text:p>3.07</text:p>
          </table:table-cell>
          <table:table-cell table:formula="of:=[.J39]*2*3.141592/360" office:value-type="float" office:value="0.00916885156060199">
            <text:p>0.0091688516</text:p>
          </table:table-cell>
          <table:table-cell table:formula="of:=[.L39]*[.L39]*0.75" office:value-type="float" office:value="0.0000630508792052652">
            <text:p>6.30508792052652E-005</text:p>
          </table:table-cell>
          <table:table-cell table:formula="of:=[.N38]+[.M39]*0.1" office:value-type="float" office:value="2.98525758110316">
            <text:p>2.9852575811</text:p>
          </table:table-cell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-71">
            <text:p>-71</text:p>
          </table:table-cell>
          <table:table-cell office:value-type="float" office:value="535">
            <text:p>535</text:p>
          </table:table-cell>
          <table:table-cell table:number-columns-repeated="5"/>
          <table:table-cell table:formula="of:=([.A40]-[.E$2])/131" office:value-type="float" office:value="2.87985730177606">
            <text:p>2.88</text:p>
          </table:table-cell>
          <table:table-cell table:formula="of:=([.B40]-[.F$2])/131" office:value-type="float" office:value="-0.0700832406306341">
            <text:p>-0.07</text:p>
          </table:table-cell>
          <table:table-cell table:formula="of:=([.C40]-[.G$2])/131" office:value-type="float" office:value="2.73109823928804">
            <text:p>2.73</text:p>
          </table:table-cell>
          <table:table-cell table:formula="of:=[.J40]*2*3.141592/360" office:value-type="float" office:value="-0.00122318304499597">
            <text:p>-0.001223183</text:p>
          </table:table-cell>
          <table:table-cell table:formula="of:=[.L40]*[.L40]*0.75" office:value-type="float" office:value="0.00000112213257117421">
            <text:p>1.12213257117421E-006</text:p>
          </table:table-cell>
          <table:table-cell table:formula="of:=[.N39]+[.M40]*0.1" office:value-type="float" office:value="2.98525769331642">
            <text:p>2.9852576933</text:p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-305">
            <text:p>-305</text:p>
          </table:table-cell>
          <table:table-cell office:value-type="float" office:value="478">
            <text:p>478</text:p>
          </table:table-cell>
          <table:table-cell table:number-columns-repeated="5"/>
          <table:table-cell table:formula="of:=([.A41]-[.E$2])/131" office:value-type="float" office:value="2.1546664620814">
            <text:p>2.15</text:p>
          </table:table-cell>
          <table:table-cell table:formula="of:=([.B41]-[.F$2])/131" office:value-type="float" office:value="-1.85634278261537">
            <text:p>-1.86</text:p>
          </table:table-cell>
          <table:table-cell table:formula="of:=([.C41]-[.G$2])/131" office:value-type="float" office:value="2.29598373547125">
            <text:p>2.30</text:p>
          </table:table-cell>
          <table:table-cell table:formula="of:=[.J41]*2*3.141592/360" office:value-type="float" office:value="-0.0323992868617899">
            <text:p>-0.0323992869</text:p>
          </table:table-cell>
          <table:table-cell table:formula="of:=[.L41]*[.L41]*0.75" office:value-type="float" office:value="0.000787285341864412">
            <text:p>0.0007872853</text:p>
          </table:table-cell>
          <table:table-cell table:formula="of:=[.N40]+[.M41]*0.1" office:value-type="float" office:value="2.9853364218506">
            <text:p>2.985336421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-420">
            <text:p>-420</text:p>
          </table:table-cell>
          <table:table-cell office:value-type="float" office:value="590">
            <text:p>590</text:p>
          </table:table-cell>
          <table:table-cell table:number-columns-repeated="5"/>
          <table:table-cell table:formula="of:=([.A42]-[.E$2])/131" office:value-type="float" office:value="0.856956538417277">
            <text:p>0.86</text:p>
          </table:table-cell>
          <table:table-cell table:formula="of:=([.B42]-[.F$2])/131" office:value-type="float" office:value="-2.73420537803521">
            <text:p>-2.73</text:p>
          </table:table-cell>
          <table:table-cell table:formula="of:=([.C42]-[.G$2])/131" office:value-type="float" office:value="3.15094556753232">
            <text:p>3.15</text:p>
          </table:table-cell>
          <table:table-cell table:formula="of:=[.J42]*2*3.141592/360" office:value-type="float" office:value="-0.0477208763444023">
            <text:p>-0.0477208763</text:p>
          </table:table-cell>
          <table:table-cell table:formula="of:=[.L42]*[.L42]*0.75" office:value-type="float" office:value="0.0017079615293083">
            <text:p>0.0017079615</text:p>
          </table:table-cell>
          <table:table-cell table:formula="of:=[.N41]+[.M42]*0.1" office:value-type="float" office:value="2.98550721800354">
            <text:p>2.985507218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-332">
            <text:p>-332</text:p>
          </table:table-cell>
          <table:table-cell office:value-type="float" office:value="473">
            <text:p>473</text:p>
          </table:table-cell>
          <table:table-cell table:number-columns-repeated="5"/>
          <table:table-cell table:formula="of:=([.A43]-[.E$2])/131" office:value-type="float" office:value="-0.0438068203613488">
            <text:p>-0.04</text:p>
          </table:table-cell>
          <table:table-cell table:formula="of:=([.B43]-[.F$2])/131" office:value-type="float" office:value="-2.06244965284437">
            <text:p>-2.06</text:p>
          </table:table-cell>
          <table:table-cell table:formula="of:=([.C43]-[.G$2])/131" office:value-type="float" office:value="2.25781579653995">
            <text:p>2.26</text:p>
          </table:table-cell>
          <table:table-cell table:formula="of:=[.J43]*2*3.141592/360" office:value-type="float" office:value="-0.0359965296098815">
            <text:p>-0.0359965296</text:p>
          </table:table-cell>
          <table:table-cell table:formula="of:=[.L43]*[.L43]*0.75" office:value-type="float" office:value="0.000971812607966305">
            <text:p>0.0009718126</text:p>
          </table:table-cell>
          <table:table-cell table:formula="of:=[.N42]+[.M43]*0.1" office:value-type="float" office:value="2.98560439926433">
            <text:p>2.9856043993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-466">
            <text:p>-466</text:p>
          </table:table-cell>
          <table:table-cell office:value-type="float" office:value="447">
            <text:p>447</text:p>
          </table:table-cell>
          <table:table-cell table:number-columns-repeated="5"/>
          <table:table-cell table:formula="of:=([.A44]-[.E$2])/131" office:value-type="float" office:value="3.00962829414247">
            <text:p>3.01</text:p>
          </table:table-cell>
          <table:table-cell table:formula="of:=([.B44]-[.F$2])/131" office:value-type="float" office:value="-3.08535041620315">
            <text:p>-3.09</text:p>
          </table:table-cell>
          <table:table-cell table:formula="of:=([.C44]-[.G$2])/131" office:value-type="float" office:value="2.0593425140972">
            <text:p>2.06</text:p>
          </table:table-cell>
          <table:table-cell table:formula="of:=[.J44]*2*3.141592/360" office:value-type="float" office:value="-0.0538495121374472">
            <text:p>-0.0538495121</text:p>
          </table:table-cell>
          <table:table-cell table:formula="of:=[.L44]*[.L44]*0.75" office:value-type="float" office:value="0.0021748274680808">
            <text:p>0.0021748275</text:p>
          </table:table-cell>
          <table:table-cell table:formula="of:=[.N43]+[.M44]*0.1" office:value-type="float" office:value="2.98582188201114">
            <text:p>2.985821882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-152">
            <text:p>-152</text:p>
          </table:table-cell>
          <table:table-cell office:value-type="float" office:value="265">
            <text:p>265</text:p>
          </table:table-cell>
          <table:table-cell table:number-columns-repeated="5"/>
          <table:table-cell table:formula="of:=([.A45]-[.E$2])/131" office:value-type="float" office:value="4.09359775979132">
            <text:p>4.09</text:p>
          </table:table-cell>
          <table:table-cell table:formula="of:=([.B45]-[.F$2])/131" office:value-type="float" office:value="-0.688403851317657">
            <text:p>-0.69</text:p>
          </table:table-cell>
          <table:table-cell table:formula="of:=([.C45]-[.G$2])/131" office:value-type="float" office:value="0.670029536997967">
            <text:p>0.67</text:p>
          </table:table-cell>
          <table:table-cell table:formula="of:=[.J45]*2*3.141592/360" office:value-type="float" office:value="-0.0120149112892708">
            <text:p>-0.0120149113</text:p>
          </table:table-cell>
          <table:table-cell table:formula="of:=[.L45]*[.L45]*0.75" office:value-type="float" office:value="0.000108268569966785">
            <text:p>0.0001082686</text:p>
          </table:table-cell>
          <table:table-cell table:formula="of:=[.N44]+[.M45]*0.1" office:value-type="float" office:value="2.98583270886814">
            <text:p>2.9858327089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-394">
            <text:p>-394</text:p>
          </table:table-cell>
          <table:table-cell office:value-type="float" office:value="247">
            <text:p>247</text:p>
          </table:table-cell>
          <table:table-cell table:number-columns-repeated="5"/>
          <table:table-cell table:formula="of:=([.A46]-[.E$2])/131" office:value-type="float" office:value="0.673750431547048">
            <text:p>0.67</text:p>
          </table:table-cell>
          <table:table-cell table:formula="of:=([.B46]-[.F$2])/131" office:value-type="float" office:value="-2.53573209559247">
            <text:p>-2.54</text:p>
          </table:table-cell>
          <table:table-cell table:formula="of:=([.C46]-[.G$2])/131" office:value-type="float" office:value="0.532624956845295">
            <text:p>0.53</text:p>
          </table:table-cell>
          <table:table-cell table:formula="of:=[.J46]*2*3.141592/360" office:value-type="float" office:value="-0.0442568648092029">
            <text:p>-0.0442568648</text:p>
          </table:table-cell>
          <table:table-cell table:formula="of:=[.L46]*[.L46]*0.75" office:value-type="float" office:value="0.00146900256205505">
            <text:p>0.0014690026</text:p>
          </table:table-cell>
          <table:table-cell table:formula="of:=[.N45]+[.M46]*0.1" office:value-type="float" office:value="2.98597960912434">
            <text:p>2.9859796091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-352">
            <text:p>-352</text:p>
          </table:table-cell>
          <table:table-cell office:value-type="float" office:value="198">
            <text:p>198</text:p>
          </table:table-cell>
          <table:table-cell table:number-columns-repeated="5"/>
          <table:table-cell table:formula="of:=([.A47]-[.E$2])/131" office:value-type="float" office:value="1.437109210173">
            <text:p>1.44</text:p>
          </table:table-cell>
          <table:table-cell table:formula="of:=([.B47]-[.F$2])/131" office:value-type="float" office:value="-2.21512140856957">
            <text:p>-2.22</text:p>
          </table:table-cell>
          <table:table-cell table:formula="of:=([.C47]-[.G$2])/131" office:value-type="float" office:value="0.158579155318578">
            <text:p>0.16</text:p>
          </table:table-cell>
          <table:table-cell table:formula="of:=[.J47]*2*3.141592/360" office:value-type="float" office:value="-0.0386611538677271">
            <text:p>-0.0386611539</text:p>
          </table:table-cell>
          <table:table-cell table:formula="of:=[.L47]*[.L47]*0.75" office:value-type="float" office:value="0.00112101361378805">
            <text:p>0.0011210136</text:p>
          </table:table-cell>
          <table:table-cell table:formula="of:=[.N46]+[.M47]*0.1" office:value-type="float" office:value="2.98609171048572">
            <text:p>2.986091710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-358">
            <text:p>-358</text:p>
          </table:table-cell>
          <table:table-cell office:value-type="float" office:value="167">
            <text:p>167</text:p>
          </table:table-cell>
          <table:table-cell table:number-columns-repeated="5"/>
          <table:table-cell table:formula="of:=([.A48]-[.E$2])/131" office:value-type="float" office:value="0.391307683455445">
            <text:p>0.39</text:p>
          </table:table-cell>
          <table:table-cell table:formula="of:=([.B48]-[.F$2])/131" office:value-type="float" office:value="-2.26092293528712">
            <text:p>-2.26</text:p>
          </table:table-cell>
          <table:table-cell table:formula="of:=([.C48]-[.G$2])/131" office:value-type="float" office:value="-0.0780620660554681">
            <text:p>-0.08</text:p>
          </table:table-cell>
          <table:table-cell table:formula="of:=[.J48]*2*3.141592/360" office:value-type="float" office:value="-0.0394605411450808">
            <text:p>-0.0394605411</text:p>
          </table:table-cell>
          <table:table-cell table:formula="of:=[.L48]*[.L48]*0.75" office:value-type="float" office:value="0.00116785073059696">
            <text:p>0.0011678507</text:p>
          </table:table-cell>
          <table:table-cell table:formula="of:=[.N47]+[.M48]*0.1" office:value-type="float" office:value="2.98620849555878">
            <text:p>2.9862084956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-267">
            <text:p>-267</text:p>
          </table:table-cell>
          <table:table-cell office:value-type="float" office:value="186">
            <text:p>186</text:p>
          </table:table-cell>
          <table:table-cell table:number-columns-repeated="5"/>
          <table:table-cell table:formula="of:=([.A49]-[.E$2])/131" office:value-type="float" office:value="0.887490889562315">
            <text:p>0.89</text:p>
          </table:table-cell>
          <table:table-cell table:formula="of:=([.B49]-[.F$2])/131" office:value-type="float" office:value="-1.5662664467375">
            <text:p>-1.57</text:p>
          </table:table-cell>
          <table:table-cell table:formula="of:=([.C49]-[.G$2])/131" office:value-type="float" office:value="0.0669761018834632">
            <text:p>0.07</text:p>
          </table:table-cell>
          <table:table-cell table:formula="of:=[.J49]*2*3.141592/360" office:value-type="float" office:value="-0.0273365007718832">
            <text:p>-0.0273365008</text:p>
          </table:table-cell>
          <table:table-cell table:formula="of:=[.L49]*[.L49]*0.75" office:value-type="float" office:value="0.000560463205838377">
            <text:p>0.0005604632</text:p>
          </table:table-cell>
          <table:table-cell table:formula="of:=[.N48]+[.M49]*0.1" office:value-type="float" office:value="2.98626454187937">
            <text:p>2.986264541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-377">
            <text:p>-377</text:p>
          </table:table-cell>
          <table:table-cell office:value-type="float" office:value="104">
            <text:p>104</text:p>
          </table:table-cell>
          <table:table-cell table:number-columns-repeated="5"/>
          <table:table-cell table:formula="of:=([.A50]-[.E$2])/131" office:value-type="float" office:value="0.13939928650888">
            <text:p>0.14</text:p>
          </table:table-cell>
          <table:table-cell table:formula="of:=([.B50]-[.F$2])/131" office:value-type="float" office:value="-2.40596110322605">
            <text:p>-2.41</text:p>
          </table:table-cell>
          <table:table-cell table:formula="of:=([.C50]-[.G$2])/131" office:value-type="float" office:value="-0.558978096589819">
            <text:p>-0.56</text:p>
          </table:table-cell>
          <table:table-cell table:formula="of:=[.J50]*2*3.141592/360" office:value-type="float" office:value="-0.0419919341900341">
            <text:p>-0.0419919342</text:p>
          </table:table-cell>
          <table:table-cell table:formula="of:=[.L50]*[.L50]*0.75" office:value-type="float" office:value="0.00132249190276512">
            <text:p>0.0013224919</text:p>
          </table:table-cell>
          <table:table-cell table:formula="of:=[.N49]+[.M50]*0.1" office:value-type="float" office:value="2.98639679106964">
            <text:p>2.9863967911</text:p>
          </table:table-cell>
        </table:table-row>
        <table:table-row table:style-name="ro2">
          <table:table-cell office:value-type="float" office:value="-126">
            <text:p>-126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5"/>
          <table:table-cell table:formula="of:=([.A51]-[.E$2])/131" office:value-type="float" office:value="-1.77663124784227">
            <text:p>-1.78</text:p>
          </table:table-cell>
          <table:table-cell table:formula="of:=([.B51]-[.F$2])/131" office:value-type="float" office:value="0.510069431125091">
            <text:p>0.51</text:p>
          </table:table-cell>
          <table:table-cell table:formula="of:=([.C51]-[.G$2])/131" office:value-type="float" office:value="-0.978825424834094">
            <text:p>-0.98</text:p>
          </table:table-cell>
          <table:table-cell table:formula="of:=[.J51]*2*3.141592/360" office:value-type="float" office:value="0.00890238913481743">
            <text:p>0.0089023891</text:p>
          </table:table-cell>
          <table:table-cell table:formula="of:=[.L51]*[.L51]*0.75" office:value-type="float" office:value="0.0000594393992307866">
            <text:p>5.94393992307866E-005</text:p>
          </table:table-cell>
          <table:table-cell table:formula="of:=[.N50]+[.M51]*0.1" office:value-type="float" office:value="2.98640273500956">
            <text:p>2.986402735</text:p>
          </table:table-cell>
        </table:table-row>
        <table:table-row table:style-name="ro2">
          <table:table-cell office:value-type="float" office:value="-195">
            <text:p>-195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 table:number-columns-repeated="5"/>
          <table:table-cell table:formula="of:=([.A52]-[.E$2])/131" office:value-type="float" office:value="-2.30334880509417">
            <text:p>-2.30</text:p>
          </table:table-cell>
          <table:table-cell table:formula="of:=([.B52]-[.F$2])/131" office:value-type="float" office:value="2.64747401127776">
            <text:p>2.65</text:p>
          </table:table-cell>
          <table:table-cell table:formula="of:=([.C52]-[.G$2])/131" office:value-type="float" office:value="-0.841420844681422">
            <text:p>-0.84</text:p>
          </table:table-cell>
          <table:table-cell table:formula="of:=[.J52]*2*3.141592/360" office:value-type="float" office:value="0.0462071287446563">
            <text:p>0.0462071287</text:p>
          </table:table-cell>
          <table:table-cell table:formula="of:=[.L52]*[.L52]*0.75" office:value-type="float" office:value="0.00160132406011893">
            <text:p>0.0016013241</text:p>
          </table:table-cell>
          <table:table-cell table:formula="of:=[.N51]+[.M52]*0.1" office:value-type="float" office:value="2.98656286741558">
            <text:p>2.9865628674</text:p>
          </table:table-cell>
        </table:table-row>
        <table:table-row table:style-name="ro2">
          <table:table-cell office:value-type="float" office:value="-84">
            <text:p>-84</text:p>
          </table:table-cell>
          <table:table-cell office:value-type="float" office:value="281">
            <text:p>281</text:p>
          </table:table-cell>
          <table:table-cell office:value-type="float" office:value="66">
            <text:p>66</text:p>
          </table:table-cell>
          <table:table-cell table:number-columns-repeated="5"/>
          <table:table-cell table:formula="of:=([.A53]-[.E$2])/131" office:value-type="float" office:value="-1.45602056081936">
            <text:p>-1.46</text:p>
          </table:table-cell>
          <table:table-cell table:formula="of:=([.B53]-[.F$2])/131" office:value-type="float" office:value="2.61693966013272">
            <text:p>2.62</text:p>
          </table:table-cell>
          <table:table-cell table:formula="of:=([.C53]-[.G$2])/131" office:value-type="float" office:value="-0.849054432467682">
            <text:p>-0.85</text:p>
          </table:table-cell>
          <table:table-cell table:formula="of:=[.J53]*2*3.141592/360" office:value-type="float" office:value="0.0456742038930872">
            <text:p>0.0456742039</text:p>
          </table:table-cell>
          <table:table-cell table:formula="of:=[.L53]*[.L53]*0.75" office:value-type="float" office:value="0.00156459967595047">
            <text:p>0.0015645997</text:p>
          </table:table-cell>
          <table:table-cell table:formula="of:=[.N52]+[.M53]*0.1" office:value-type="float" office:value="2.98671932738317">
            <text:p>2.986719327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table:number-columns-repeated="5"/>
          <table:table-cell table:formula="of:=([.A54]-[.E$2])/131" office:value-type="float" office:value="0.215735164371476">
            <text:p>0.22</text:p>
          </table:table-cell>
          <table:table-cell table:formula="of:=([.B54]-[.F$2])/131" office:value-type="float" office:value="1.87648164486555">
            <text:p>1.88</text:p>
          </table:table-cell>
          <table:table-cell table:formula="of:=([.C54]-[.G$2])/131" office:value-type="float" office:value="-1.19256588284936">
            <text:p>-1.19</text:p>
          </table:table-cell>
          <table:table-cell table:formula="of:=[.J54]*2*3.141592/360" office:value-type="float" office:value="0.0327507762425358">
            <text:p>0.0327507762</text:p>
          </table:table-cell>
          <table:table-cell table:formula="of:=[.L54]*[.L54]*0.75" office:value-type="float" office:value="0.000804460008366487">
            <text:p>0.00080446</text:p>
          </table:table-cell>
          <table:table-cell table:formula="of:=[.N53]+[.M54]*0.1" office:value-type="float" office:value="2.98679977338401">
            <text:p>2.986799773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table:number-columns-repeated="5"/>
          <table:table-cell table:formula="of:=([.A55]-[.E$2])/131" office:value-type="float" office:value="1.16993363765392">
            <text:p>1.17</text:p>
          </table:table-cell>
          <table:table-cell table:formula="of:=([.B55]-[.F$2])/131" office:value-type="float" office:value="1.3192297364686">
            <text:p>1.32</text:p>
          </table:table-cell>
          <table:table-cell table:formula="of:=([.C55]-[.G$2])/131" office:value-type="float" office:value="-0.436840692009667">
            <text:p>-0.44</text:p>
          </table:table-cell>
          <table:table-cell table:formula="of:=[.J55]*2*3.141592/360" office:value-type="float" office:value="0.0230248977013993">
            <text:p>0.0230248977</text:p>
          </table:table-cell>
          <table:table-cell table:formula="of:=[.L55]*[.L55]*0.75" office:value-type="float" office:value="0.000397609435619926">
            <text:p>0.0003976094</text:p>
          </table:table-cell>
          <table:table-cell table:formula="of:=[.N54]+[.M55]*0.1" office:value-type="float" office:value="2.98683953432757">
            <text:p>2.9868395343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table:number-columns-repeated="5"/>
          <table:table-cell table:formula="of:=([.A56]-[.E$2])/131" office:value-type="float" office:value="1.46764356131804">
            <text:p>1.47</text:p>
          </table:table-cell>
          <table:table-cell table:formula="of:=([.B56]-[.F$2])/131" office:value-type="float" office:value="1.26579462196479">
            <text:p>1.27</text:p>
          </table:table-cell>
          <table:table-cell table:formula="of:=([.C56]-[.G$2])/131" office:value-type="float" office:value="-0.00935977597913224">
            <text:p>-0.01</text:p>
          </table:table-cell>
          <table:table-cell table:formula="of:=[.J56]*2*3.141592/360" office:value-type="float" office:value="0.0220922792111533">
            <text:p>0.0220922792</text:p>
          </table:table-cell>
          <table:table-cell table:formula="of:=[.L56]*[.L56]*0.75" office:value-type="float" office:value="0.000366051600557668">
            <text:p>0.0003660516</text:p>
          </table:table-cell>
          <table:table-cell table:formula="of:=[.N55]+[.M56]*0.1" office:value-type="float" office:value="2.98687613948763">
            <text:p>2.9868761395</text:p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188">
            <text:p>188</text:p>
          </table:table-cell>
          <table:table-cell office:value-type="float" office:value="150">
            <text:p>150</text:p>
          </table:table-cell>
          <table:table-cell table:number-columns-repeated="5"/>
          <table:table-cell table:formula="of:=([.A57]-[.E$2])/131" office:value-type="float" office:value="2.04016264528751">
            <text:p>2.04</text:p>
          </table:table-cell>
          <table:table-cell table:formula="of:=([.B57]-[.F$2])/131" office:value-type="float" office:value="1.90701599601059">
            <text:p>1.91</text:p>
          </table:table-cell>
          <table:table-cell table:formula="of:=([.C57]-[.G$2])/131" office:value-type="float" office:value="-0.20783305842188">
            <text:p>-0.21</text:p>
          </table:table-cell>
          <table:table-cell table:formula="of:=[.J57]*2*3.141592/360" office:value-type="float" office:value="0.033283701094105">
            <text:p>0.0332837011</text:p>
          </table:table-cell>
          <table:table-cell table:formula="of:=[.L57]*[.L57]*0.75" office:value-type="float" office:value="0.000830853568891293">
            <text:p>0.0008308536</text:p>
          </table:table-cell>
          <table:table-cell table:formula="of:=[.N56]+[.M57]*0.1" office:value-type="float" office:value="2.98695922484452">
            <text:p>2.9869592248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154">
            <text:p>154</text:p>
          </table:table-cell>
          <table:table-cell office:value-type="float" office:value="66">
            <text:p>66</text:p>
          </table:table-cell>
          <table:table-cell table:number-columns-repeated="5"/>
          <table:table-cell table:formula="of:=([.A58]-[.E$2])/131" office:value-type="float" office:value="2.20046798879896">
            <text:p>2.20</text:p>
          </table:table-cell>
          <table:table-cell table:formula="of:=([.B58]-[.F$2])/131" office:value-type="float" office:value="1.64747401127776">
            <text:p>1.65</text:p>
          </table:table-cell>
          <table:table-cell table:formula="of:=([.C58]-[.G$2])/131" office:value-type="float" office:value="-0.849054432467682">
            <text:p>-0.85</text:p>
          </table:table-cell>
          <table:table-cell table:formula="of:=[.J58]*2*3.141592/360" office:value-type="float" office:value="0.0287538398557674">
            <text:p>0.0287538399</text:p>
          </table:table-cell>
          <table:table-cell table:formula="of:=[.L58]*[.L58]*0.75" office:value-type="float" office:value="0.000620087479838338">
            <text:p>0.0006200875</text:p>
          </table:table-cell>
          <table:table-cell table:formula="of:=[.N57]+[.M58]*0.1" office:value-type="float" office:value="2.9870212335925">
            <text:p>2.9870212336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116">
            <text:p>116</text:p>
          </table:table-cell>
          <table:table-cell office:value-type="float" office:value="185">
            <text:p>185</text:p>
          </table:table-cell>
          <table:table-cell table:number-columns-repeated="5"/>
          <table:table-cell table:formula="of:=([.A59]-[.E$2])/131" office:value-type="float" office:value="1.33787256895163">
            <text:p>1.34</text:p>
          </table:table-cell>
          <table:table-cell table:formula="of:=([.B59]-[.F$2])/131" office:value-type="float" office:value="1.3573976753999">
            <text:p>1.36</text:p>
          </table:table-cell>
          <table:table-cell table:formula="of:=([.C59]-[.G$2])/131" office:value-type="float" office:value="0.0593425140972036">
            <text:p>0.06</text:p>
          </table:table-cell>
          <table:table-cell table:formula="of:=[.J59]*2*3.141592/360" office:value-type="float" office:value="0.0236910537658607">
            <text:p>0.0236910538</text:p>
          </table:table-cell>
          <table:table-cell table:formula="of:=[.L59]*[.L59]*0.75" office:value-type="float" office:value="0.000420949521402676">
            <text:p>0.0004209495</text:p>
          </table:table-cell>
          <table:table-cell table:formula="of:=[.N58]+[.M59]*0.1" office:value-type="float" office:value="2.98706332854464">
            <text:p>2.987063328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  <table:table-cell office:value-type="float" office:value="198">
            <text:p>198</text:p>
          </table:table-cell>
          <table:table-cell table:number-columns-repeated="5"/>
          <table:table-cell table:formula="of:=([.A60]-[.E$2])/131" office:value-type="float" office:value="0.48291073689056">
            <text:p>0.48</text:p>
          </table:table-cell>
          <table:table-cell table:formula="of:=([.B60]-[.F$2])/131" office:value-type="float" office:value="2.09022210288082">
            <text:p>2.09</text:p>
          </table:table-cell>
          <table:table-cell table:formula="of:=([.C60]-[.G$2])/131" office:value-type="float" office:value="0.158579155318578">
            <text:p>0.16</text:p>
          </table:table-cell>
          <table:table-cell table:formula="of:=[.J60]*2*3.141592/360" office:value-type="float" office:value="0.0364812502035197">
            <text:p>0.0364812502</text:p>
          </table:table-cell>
          <table:table-cell table:formula="of:=[.L60]*[.L60]*0.75" office:value-type="float" office:value="0.000998161212308856">
            <text:p>0.0009981612</text:p>
          </table:table-cell>
          <table:table-cell table:formula="of:=[.N59]+[.M60]*0.1" office:value-type="float" office:value="2.98716314466587">
            <text:p>2.9871631447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69">
            <text:p>269</text:p>
          </table:table-cell>
          <table:table-cell office:value-type="float" office:value="177">
            <text:p>177</text:p>
          </table:table-cell>
          <table:table-cell table:number-columns-repeated="5"/>
          <table:table-cell table:formula="of:=([.A61]-[.E$2])/131" office:value-type="float" office:value="1.42184203460048">
            <text:p>1.42</text:p>
          </table:table-cell>
          <table:table-cell table:formula="of:=([.B61]-[.F$2])/131" office:value-type="float" office:value="2.52533660669761">
            <text:p>2.53</text:p>
          </table:table-cell>
          <table:table-cell table:formula="of:=([.C61]-[.G$2])/131" office:value-type="float" office:value="-0.0017261881928727">
            <text:p>0.00</text:p>
          </table:table-cell>
          <table:table-cell table:formula="of:=[.J61]*2*3.141592/360" office:value-type="float" office:value="0.0440754293383798">
            <text:p>0.0440754293</text:p>
          </table:table-cell>
          <table:table-cell table:formula="of:=[.L61]*[.L61]*0.75" office:value-type="float" office:value="0.00145698260352188">
            <text:p>0.0014569826</text:p>
          </table:table-cell>
          <table:table-cell table:formula="of:=[.N60]+[.M61]*0.1" office:value-type="float" office:value="2.98730884292622">
            <text:p>2.9873088429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table:number-columns-repeated="5"/>
          <table:table-cell table:formula="of:=([.A62]-[.E$2])/131" office:value-type="float" office:value="2.23100233994399">
            <text:p>2.23</text:p>
          </table:table-cell>
          <table:table-cell table:formula="of:=([.B62]-[.F$2])/131" office:value-type="float" office:value="1.42609996547624">
            <text:p>1.43</text:p>
          </table:table-cell>
          <table:table-cell table:formula="of:=([.C62]-[.G$2])/131" office:value-type="float" office:value="-0.368138401933331">
            <text:p>-0.37</text:p>
          </table:table-cell>
          <table:table-cell table:formula="of:=[.J62]*2*3.141592/360" office:value-type="float" office:value="0.0248901346818912">
            <text:p>0.0248901347</text:p>
          </table:table-cell>
          <table:table-cell table:formula="of:=[.L62]*[.L62]*0.75" office:value-type="float" office:value="0.000464639103362013">
            <text:p>0.0004646391</text:p>
          </table:table-cell>
          <table:table-cell table:formula="of:=[.N61]+[.M62]*0.1" office:value-type="float" office:value="2.98735530683656">
            <text:p>2.987355306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5"/>
          <table:table-cell table:formula="of:=([.A63]-[.E$2])/131" office:value-type="float" office:value="1.32260539337911">
            <text:p>1.32</text:p>
          </table:table-cell>
          <table:table-cell table:formula="of:=([.B63]-[.F$2])/131" office:value-type="float" office:value="0.479535079980053">
            <text:p>0.48</text:p>
          </table:table-cell>
          <table:table-cell table:formula="of:=([.C63]-[.G$2])/131" office:value-type="float" office:value="-0.620046798879896">
            <text:p>-0.62</text:p>
          </table:table-cell>
          <table:table-cell table:formula="of:=[.J63]*2*3.141592/360" office:value-type="float" office:value="0.0083694642832483">
            <text:p>0.0083694643</text:p>
          </table:table-cell>
          <table:table-cell table:formula="of:=[.L63]*[.L63]*0.75" office:value-type="float" office:value="0.0000525359492914268">
            <text:p>5.25359492914268E-005</text:p>
          </table:table-cell>
          <table:table-cell table:formula="of:=[.N62]+[.M63]*0.1" office:value-type="float" office:value="2.98736056043149">
            <text:p>2.9873605604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table:number-columns-repeated="5"/>
          <table:table-cell table:formula="of:=([.A64]-[.E$2])/131" office:value-type="float" office:value="1.52871226360812">
            <text:p>1.53</text:p>
          </table:table-cell>
          <table:table-cell table:formula="of:=([.B64]-[.F$2])/131" office:value-type="float" office:value="1.01388622501822">
            <text:p>1.01</text:p>
          </table:table-cell>
          <table:table-cell table:formula="of:=([.C64]-[.G$2])/131" office:value-type="float" office:value="-0.71928344010127">
            <text:p>-0.72</text:p>
          </table:table-cell>
          <table:table-cell table:formula="of:=[.J64]*2*3.141592/360" office:value-type="float" office:value="0.017695649185708">
            <text:p>0.0176956492</text:p>
          </table:table-cell>
          <table:table-cell table:formula="of:=[.L64]*[.L64]*0.75" office:value-type="float" office:value="0.000234852000077737">
            <text:p>0.000234852</text:p>
          </table:table-cell>
          <table:table-cell table:formula="of:=[.N63]+[.M64]*0.1" office:value-type="float" office:value="2.9873840456315">
            <text:p>2.9873840456</text:p>
          </table:table-cell>
        </table:table-row>
        <table:table-row table:style-name="ro2">
          <table:table-cell office:value-type="float" office:value="-47">
            <text:p>-47</text:p>
          </table:table-cell>
          <table:table-cell office:value-type="float" office:value="69">
            <text:p>69</text:p>
          </table:table-cell>
          <table:table-cell office:value-type="float" office:value="208">
            <text:p>208</text:p>
          </table:table-cell>
          <table:table-cell table:number-columns-repeated="5"/>
          <table:table-cell table:formula="of:=([.A65]-[.E$2])/131" office:value-type="float" office:value="-1.17357781272776">
            <text:p>-1.17</text:p>
          </table:table-cell>
          <table:table-cell table:formula="of:=([.B65]-[.F$2])/131" office:value-type="float" office:value="0.998619049445702">
            <text:p>1.00</text:p>
          </table:table-cell>
          <table:table-cell table:formula="of:=([.C65]-[.G$2])/131" office:value-type="float" office:value="0.234915033181173">
            <text:p>0.23</text:p>
          </table:table-cell>
          <table:table-cell table:formula="of:=[.J65]*2*3.141592/360" office:value-type="float" office:value="0.0174291867599235">
            <text:p>0.0174291868</text:p>
          </table:table-cell>
          <table:table-cell table:formula="of:=[.L65]*[.L65]*0.75" office:value-type="float" office:value="0.000227832413334218">
            <text:p>0.0002278324</text:p>
          </table:table-cell>
          <table:table-cell table:formula="of:=[.N64]+[.M65]*0.1" office:value-type="float" office:value="2.98740682887283">
            <text:p>2.98740682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256">
            <text:p>256</text:p>
          </table:table-cell>
          <table:table-cell table:number-columns-repeated="5"/>
          <table:table-cell table:formula="of:=([.A66]-[.E$2])/131" office:value-type="float" office:value="-0.723196133338448">
            <text:p>-0.72</text:p>
          </table:table-cell>
          <table:table-cell table:formula="of:=([.B66]-[.F$2])/131" office:value-type="float" office:value="1.34976408761364">
            <text:p>1.35</text:p>
          </table:table-cell>
          <table:table-cell table:formula="of:=([.C66]-[.G$2])/131" office:value-type="float" office:value="0.601327246921631">
            <text:p>0.60</text:p>
          </table:table-cell>
          <table:table-cell table:formula="of:=[.J66]*2*3.141592/360" office:value-type="float" office:value="0.0235578225529684">
            <text:p>0.0235578226</text:p>
          </table:table-cell>
          <table:table-cell table:formula="of:=[.L66]*[.L66]*0.75" office:value-type="float" office:value="0.00041622825257786">
            <text:p>0.0004162283</text:p>
          </table:table-cell>
          <table:table-cell table:formula="of:=[.N65]+[.M66]*0.1" office:value-type="float" office:value="2.98744845169809">
            <text:p>2.987448451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01">
            <text:p>201</text:p>
          </table:table-cell>
          <table:table-cell office:value-type="float" office:value="278">
            <text:p>278</text:p>
          </table:table-cell>
          <table:table-cell table:number-columns-repeated="5"/>
          <table:table-cell table:formula="of:=([.A67]-[.E$2])/131" office:value-type="float" office:value="-0.295715217307914">
            <text:p>-0.30</text:p>
          </table:table-cell>
          <table:table-cell table:formula="of:=([.B67]-[.F$2])/131" office:value-type="float" office:value="2.00625263723196">
            <text:p>2.01</text:p>
          </table:table-cell>
          <table:table-cell table:formula="of:=([.C67]-[.G$2])/131" office:value-type="float" office:value="0.769266178219341">
            <text:p>0.77</text:p>
          </table:table-cell>
          <table:table-cell table:formula="of:=[.J67]*2*3.141592/360" office:value-type="float" office:value="0.0350157068617046">
            <text:p>0.0350157069</text:p>
          </table:table-cell>
          <table:table-cell table:formula="of:=[.L67]*[.L67]*0.75" office:value-type="float" office:value="0.000919574795268621">
            <text:p>0.0009195748</text:p>
          </table:table-cell>
          <table:table-cell table:formula="of:=[.N66]+[.M67]*0.1" office:value-type="float" office:value="2.98754040917761">
            <text:p>2.9875404092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05">
            <text:p>105</text:p>
          </table:table-cell>
          <table:table-cell office:value-type="float" office:value="229">
            <text:p>229</text:p>
          </table:table-cell>
          <table:table-cell table:number-columns-repeated="5"/>
          <table:table-cell table:formula="of:=([.A68]-[.E$2])/131" office:value-type="float" office:value="1.10886493536384">
            <text:p>1.11</text:p>
          </table:table-cell>
          <table:table-cell table:formula="of:=([.B68]-[.F$2])/131" office:value-type="float" office:value="1.27342820975105">
            <text:p>1.27</text:p>
          </table:table-cell>
          <table:table-cell table:formula="of:=([.C68]-[.G$2])/131" office:value-type="float" office:value="0.395220376692623">
            <text:p>0.40</text:p>
          </table:table-cell>
          <table:table-cell table:formula="of:=[.J68]*2*3.141592/360" office:value-type="float" office:value="0.0222255104240456">
            <text:p>0.0222255104</text:p>
          </table:table-cell>
          <table:table-cell table:formula="of:=[.L68]*[.L68]*0.75" office:value-type="float" office:value="0.000370479985207019">
            <text:p>0.00037048</text:p>
          </table:table-cell>
          <table:table-cell table:formula="of:=[.N67]+[.M68]*0.1" office:value-type="float" office:value="2.98757745717614">
            <text:p>2.9875774572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-188">
            <text:p>-188</text:p>
          </table:table-cell>
          <table:table-cell office:value-type="float" office:value="196">
            <text:p>196</text:p>
          </table:table-cell>
          <table:table-cell table:number-columns-repeated="5"/>
          <table:table-cell table:formula="of:=([.A69]-[.E$2])/131" office:value-type="float" office:value="0.757719897195903">
            <text:p>0.76</text:p>
          </table:table-cell>
          <table:table-cell table:formula="of:=([.B69]-[.F$2])/131" office:value-type="float" office:value="-0.963213011623">
            <text:p>-0.96</text:p>
          </table:table-cell>
          <table:table-cell table:formula="of:=([.C69]-[.G$2])/131" office:value-type="float" office:value="0.143311979746059">
            <text:p>0.14</text:p>
          </table:table-cell>
          <table:table-cell table:formula="of:=[.J69]*2*3.141592/360" office:value-type="float" office:value="-0.0168112349533929">
            <text:p>-0.016811235</text:p>
          </table:table-cell>
          <table:table-cell table:formula="of:=[.L69]*[.L69]*0.75" office:value-type="float" office:value="0.000211963215493635">
            <text:p>0.0002119632</text:p>
          </table:table-cell>
          <table:table-cell table:formula="of:=[.N68]+[.M69]*0.1" office:value-type="float" office:value="2.98759865349768">
            <text:p>2.9875986535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-364">
            <text:p>-364</text:p>
          </table:table-cell>
          <table:table-cell office:value-type="float" office:value="102">
            <text:p>102</text:p>
          </table:table-cell>
          <table:table-cell table:number-columns-repeated="5"/>
          <table:table-cell table:formula="of:=([.A70]-[.E$2])/131" office:value-type="float" office:value="1.21573516437148">
            <text:p>1.22</text:p>
          </table:table-cell>
          <table:table-cell table:formula="of:=([.B70]-[.F$2])/131" office:value-type="float" office:value="-2.30672446200468">
            <text:p>-2.31</text:p>
          </table:table-cell>
          <table:table-cell table:formula="of:=([.C70]-[.G$2])/131" office:value-type="float" office:value="-0.574245272162338">
            <text:p>-0.57</text:p>
          </table:table-cell>
          <table:table-cell table:formula="of:=[.J70]*2*3.141592/360" office:value-type="float" office:value="-0.0402599284224345">
            <text:p>-0.0402599284</text:p>
          </table:table-cell>
          <table:table-cell table:formula="of:=[.L70]*[.L70]*0.75" office:value-type="float" office:value="0.00121564637743466">
            <text:p>0.0012156464</text:p>
          </table:table-cell>
          <table:table-cell table:formula="of:=[.N69]+[.M70]*0.1" office:value-type="float" office:value="2.98772021813543">
            <text:p>2.987720218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299">
            <text:p>-299</text:p>
          </table:table-cell>
          <table:table-cell office:value-type="float" office:value="-4">
            <text:p>-4</text:p>
          </table:table-cell>
          <table:table-cell table:number-columns-repeated="5"/>
          <table:table-cell table:formula="of:=([.A71]-[.E$2])/131" office:value-type="float" office:value="-0.440753385246845">
            <text:p>-0.44</text:p>
          </table:table-cell>
          <table:table-cell table:formula="of:=([.B71]-[.F$2])/131" office:value-type="float" office:value="-1.81054125589781">
            <text:p>-1.81</text:p>
          </table:table-cell>
          <table:table-cell table:formula="of:=([.C71]-[.G$2])/131" office:value-type="float" office:value="-1.38340557750585">
            <text:p>-1.38</text:p>
          </table:table-cell>
          <table:table-cell table:formula="of:=[.J71]*2*3.141592/360" office:value-type="float" office:value="-0.0315998995844362">
            <text:p>-0.0315998996</text:p>
          </table:table-cell>
          <table:table-cell table:formula="of:=[.L71]*[.L71]*0.75" office:value-type="float" office:value="0.000748915240309837">
            <text:p>0.0007489152</text:p>
          </table:table-cell>
          <table:table-cell table:formula="of:=[.N70]+[.M71]*0.1" office:value-type="float" office:value="2.98779510965946">
            <text:p>2.9877951097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-332">
            <text:p>-332</text:p>
          </table:table-cell>
          <table:table-cell office:value-type="float" office:value="3">
            <text:p>3</text:p>
          </table:table-cell>
          <table:table-cell table:number-columns-repeated="5"/>
          <table:table-cell table:formula="of:=([.A72]-[.E$2])/131" office:value-type="float" office:value="0.14703287429514">
            <text:p>0.15</text:p>
          </table:table-cell>
          <table:table-cell table:formula="of:=([.B72]-[.F$2])/131" office:value-type="float" office:value="-2.06244965284437">
            <text:p>-2.06</text:p>
          </table:table-cell>
          <table:table-cell table:formula="of:=([.C72]-[.G$2])/131" office:value-type="float" office:value="-1.32997046300203">
            <text:p>-1.33</text:p>
          </table:table-cell>
          <table:table-cell table:formula="of:=[.J72]*2*3.141592/360" office:value-type="float" office:value="-0.0359965296098815">
            <text:p>-0.0359965296</text:p>
          </table:table-cell>
          <table:table-cell table:formula="of:=[.L72]*[.L72]*0.75" office:value-type="float" office:value="0.000971812607966305">
            <text:p>0.0009718126</text:p>
          </table:table-cell>
          <table:table-cell table:formula="of:=[.N71]+[.M72]*0.1" office:value-type="float" office:value="2.98789229092026">
            <text:p>2.987892290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287">
            <text:p>-287</text:p>
          </table:table-cell>
          <table:table-cell office:value-type="float" office:value="71">
            <text:p>71</text:p>
          </table:table-cell>
          <table:table-cell table:number-columns-repeated="5"/>
          <table:table-cell table:formula="of:=([.A73]-[.E$2])/131" office:value-type="float" office:value="-0.127776286010204">
            <text:p>-0.13</text:p>
          </table:table-cell>
          <table:table-cell table:formula="of:=([.B73]-[.F$2])/131" office:value-type="float" office:value="-1.7189382024627">
            <text:p>-1.72</text:p>
          </table:table-cell>
          <table:table-cell table:formula="of:=([.C73]-[.G$2])/131" office:value-type="float" office:value="-0.810886493536384">
            <text:p>-0.81</text:p>
          </table:table-cell>
          <table:table-cell table:formula="of:=[.J73]*2*3.141592/360" office:value-type="float" office:value="-0.0300011250297288">
            <text:p>-0.030001125</text:p>
          </table:table-cell>
          <table:table-cell table:formula="of:=[.L73]*[.L73]*0.75" office:value-type="float" office:value="0.000675050627287065">
            <text:p>0.0006750506</text:p>
          </table:table-cell>
          <table:table-cell table:formula="of:=[.N72]+[.M73]*0.1" office:value-type="float" office:value="2.98795979598298">
            <text:p>2.987959796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-112">
            <text:p>-112</text:p>
          </table:table-cell>
          <table:table-cell office:value-type="float" office:value="123">
            <text:p>123</text:p>
          </table:table-cell>
          <table:table-cell table:number-columns-repeated="5"/>
          <table:table-cell table:formula="of:=([.A74]-[.E$2])/131" office:value-type="float" office:value="0.0172618819287276">
            <text:p>0.02</text:p>
          </table:table-cell>
          <table:table-cell table:formula="of:=([.B74]-[.F$2])/131" office:value-type="float" office:value="-0.383060339867275">
            <text:p>-0.38</text:p>
          </table:table-cell>
          <table:table-cell table:formula="of:=([.C74]-[.G$2])/131" office:value-type="float" office:value="-0.413939928650888">
            <text:p>-0.41</text:p>
          </table:table-cell>
          <table:table-cell table:formula="of:=[.J74]*2*3.141592/360" office:value-type="float" office:value="-0.00668566277357952">
            <text:p>-0.0066856628</text:p>
          </table:table-cell>
          <table:table-cell table:formula="of:=[.L74]*[.L74]*0.75" office:value-type="float" office:value="0.0000335235650415202">
            <text:p>3.35235650415202E-005</text:p>
          </table:table-cell>
          <table:table-cell table:formula="of:=[.N73]+[.M74]*0.1" office:value-type="float" office:value="2.98796314833949">
            <text:p>2.987963148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-54">
            <text:p>-54</text:p>
          </table:table-cell>
          <table:table-cell office:value-type="float" office:value="212">
            <text:p>212</text:p>
          </table:table-cell>
          <table:table-cell table:number-columns-repeated="5"/>
          <table:table-cell table:formula="of:=([.A75]-[.E$2])/131" office:value-type="float" office:value="0.124132110936361">
            <text:p>0.12</text:p>
          </table:table-cell>
          <table:table-cell table:formula="of:=([.B75]-[.F$2])/131" office:value-type="float" office:value="0.0596877517357782">
            <text:p>0.06</text:p>
          </table:table-cell>
          <table:table-cell table:formula="of:=([.C75]-[.G$2])/131" office:value-type="float" office:value="0.265449384326211">
            <text:p>0.27</text:p>
          </table:table-cell>
          <table:table-cell table:formula="of:=[.J75]*2*3.141592/360" office:value-type="float" office:value="0.00104174757417282">
            <text:p>0.0010417476</text:p>
          </table:table-cell>
          <table:table-cell table:formula="of:=[.L75]*[.L75]*0.75" office:value-type="float" office:value="0.000000813928506221209">
            <text:p>8.13928506221209E-007</text:p>
          </table:table-cell>
          <table:table-cell table:formula="of:=[.N74]+[.M75]*0.1" office:value-type="float" office:value="2.98796322973234">
            <text:p>2.9879632297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table:number-columns-repeated="5"/>
          <table:table-cell table:formula="of:=([.A76]-[.E$2])/131" office:value-type="float" office:value="0.582147378111934">
            <text:p>0.58</text:p>
          </table:table-cell>
          <table:table-cell table:formula="of:=([.B76]-[.F$2])/131" office:value-type="float" office:value="0.53297019448387">
            <text:p>0.53</text:p>
          </table:table-cell>
          <table:table-cell table:formula="of:=([.C76]-[.G$2])/131" office:value-type="float" office:value="0.95247228508957">
            <text:p>0.95</text:p>
          </table:table-cell>
          <table:table-cell table:formula="of:=[.J76]*2*3.141592/360" office:value-type="float" office:value="0.00930208277349427">
            <text:p>0.0093020828</text:p>
          </table:table-cell>
          <table:table-cell table:formula="of:=[.L76]*[.L76]*0.75" office:value-type="float" office:value="0.0000648965579437042">
            <text:p>6.48965579437042E-005</text:p>
          </table:table-cell>
          <table:table-cell table:formula="of:=[.N75]+[.M76]*0.1" office:value-type="float" office:value="2.98796971938813">
            <text:p>2.9879697194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-121">
            <text:p>-121</text:p>
          </table:table-cell>
          <table:table-cell office:value-type="float" office:value="317">
            <text:p>317</text:p>
          </table:table-cell>
          <table:table-cell table:number-columns-repeated="5"/>
          <table:table-cell table:formula="of:=([.A77]-[.E$2])/131" office:value-type="float" office:value="0.818788599485979">
            <text:p>0.82</text:p>
          </table:table-cell>
          <table:table-cell table:formula="of:=([.B77]-[.F$2])/131" office:value-type="float" office:value="-0.451762629943611">
            <text:p>-0.45</text:p>
          </table:table-cell>
          <table:table-cell table:formula="of:=([.C77]-[.G$2])/131" office:value-type="float" office:value="1.06697610188346">
            <text:p>1.07</text:p>
          </table:table-cell>
          <table:table-cell table:formula="of:=[.J77]*2*3.141592/360" office:value-type="float" office:value="-0.00788474368961005">
            <text:p>-0.0078847437</text:p>
          </table:table-cell>
          <table:table-cell table:formula="of:=[.L77]*[.L77]*0.75" office:value-type="float" office:value="0.0000466268872881342">
            <text:p>4.66268872881342E-005</text:p>
          </table:table-cell>
          <table:table-cell table:formula="of:=[.N76]+[.M77]*0.1" office:value-type="float" office:value="2.98797438207686">
            <text:p>2.9879743821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-17">
            <text:p>-17</text:p>
          </table:table-cell>
          <table:table-cell office:value-type="float" office:value="215">
            <text:p>215</text:p>
          </table:table-cell>
          <table:table-cell table:number-columns-repeated="5"/>
          <table:table-cell table:formula="of:=([.A78]-[.E$2])/131" office:value-type="float" office:value="0.467643561318041">
            <text:p>0.47</text:p>
          </table:table-cell>
          <table:table-cell table:formula="of:=([.B78]-[.F$2])/131" office:value-type="float" office:value="0.342130499827381">
            <text:p>0.34</text:p>
          </table:table-cell>
          <table:table-cell table:formula="of:=([.C78]-[.G$2])/131" office:value-type="float" office:value="0.28835014768499">
            <text:p>0.29</text:p>
          </table:table-cell>
          <table:table-cell table:formula="of:=[.J78]*2*3.141592/360" office:value-type="float" office:value="0.00597130245118724">
            <text:p>0.0059713025</text:p>
          </table:table-cell>
          <table:table-cell table:formula="of:=[.L78]*[.L78]*0.75" office:value-type="float" office:value="0.000026742339722666">
            <text:p>2.6742339722666E-005</text:p>
          </table:table-cell>
          <table:table-cell table:formula="of:=[.N77]+[.M78]*0.1" office:value-type="float" office:value="2.98797705631083">
            <text:p>2.9879770563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-9">
            <text:p>-9</text:p>
          </table:table-cell>
          <table:table-cell office:value-type="float" office:value="247">
            <text:p>247</text:p>
          </table:table-cell>
          <table:table-cell table:number-columns-repeated="5"/>
          <table:table-cell table:formula="of:=([.A79]-[.E$2])/131" office:value-type="float" office:value="0.80352142391346">
            <text:p>0.80</text:p>
          </table:table-cell>
          <table:table-cell table:formula="of:=([.B79]-[.F$2])/131" office:value-type="float" office:value="0.403199202117458">
            <text:p>0.40</text:p>
          </table:table-cell>
          <table:table-cell table:formula="of:=([.C79]-[.G$2])/131" office:value-type="float" office:value="0.532624956845295">
            <text:p>0.53</text:p>
          </table:table-cell>
          <table:table-cell table:formula="of:=[.J79]*2*3.141592/360" office:value-type="float" office:value="0.00703715215432549">
            <text:p>0.0070371522</text:p>
          </table:table-cell>
          <table:table-cell table:formula="of:=[.L79]*[.L79]*0.75" office:value-type="float" office:value="0.0000371411328323459">
            <text:p>3.71411328323459E-005</text:p>
          </table:table-cell>
          <table:table-cell table:formula="of:=[.N78]+[.M79]*0.1" office:value-type="float" office:value="2.98798077042412">
            <text:p>2.9879807704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table:number-columns-repeated="5"/>
          <table:table-cell table:formula="of:=([.A80]-[.E$2])/131" office:value-type="float" office:value="1.20046798879896">
            <text:p>1.20</text:p>
          </table:table-cell>
          <table:table-cell table:formula="of:=([.B80]-[.F$2])/131" office:value-type="float" office:value="0.601672484560206">
            <text:p>0.60</text:p>
          </table:table-cell>
          <table:table-cell table:formula="of:=([.C80]-[.G$2])/131" office:value-type="float" office:value="0.166212743104837">
            <text:p>0.17</text:p>
          </table:table-cell>
          <table:table-cell table:formula="of:=[.J80]*2*3.141592/360" office:value-type="float" office:value="0.0105011636895248">
            <text:p>0.0105011637</text:p>
          </table:table-cell>
          <table:table-cell table:formula="of:=[.L80]*[.L80]*0.75" office:value-type="float" office:value="0.0000827058291256457">
            <text:p>8.27058291256457E-005</text:p>
          </table:table-cell>
          <table:table-cell table:formula="of:=[.N79]+[.M80]*0.1" office:value-type="float" office:value="2.98798904100703">
            <text:p>2.987989041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-22">
            <text:p>-22</text:p>
          </table:table-cell>
          <table:table-cell office:value-type="float" office:value="177">
            <text:p>177</text:p>
          </table:table-cell>
          <table:table-cell table:number-columns-repeated="5"/>
          <table:table-cell table:formula="of:=([.A81]-[.E$2])/131" office:value-type="float" office:value="2.10886493536384">
            <text:p>2.11</text:p>
          </table:table-cell>
          <table:table-cell table:formula="of:=([.B81]-[.F$2])/131" office:value-type="float" office:value="0.303962560896083">
            <text:p>0.30</text:p>
          </table:table-cell>
          <table:table-cell table:formula="of:=([.C81]-[.G$2])/131" office:value-type="float" office:value="-0.0017261881928727">
            <text:p>0.00</text:p>
          </table:table-cell>
          <table:table-cell table:formula="of:=[.J81]*2*3.141592/360" office:value-type="float" office:value="0.00530514638672583">
            <text:p>0.0053051464</text:p>
          </table:table-cell>
          <table:table-cell table:formula="of:=[.L81]*[.L81]*0.75" office:value-type="float" office:value="0.0000211084336384426">
            <text:p>2.11084336384426E-005</text:p>
          </table:table-cell>
          <table:table-cell table:formula="of:=[.N80]+[.M81]*0.1" office:value-type="float" office:value="2.98799115185039">
            <text:p>2.9879911519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table:number-columns-repeated="5"/>
          <table:table-cell table:formula="of:=([.A82]-[.E$2])/131" office:value-type="float" office:value="1.10886493536384">
            <text:p>1.11</text:p>
          </table:table-cell>
          <table:table-cell table:formula="of:=([.B82]-[.F$2])/131" office:value-type="float" office:value="1.3955656143312">
            <text:p>1.40</text:p>
          </table:table-cell>
          <table:table-cell table:formula="of:=([.C82]-[.G$2])/131" office:value-type="float" office:value="-0.665848325597453">
            <text:p>-0.67</text:p>
          </table:table-cell>
          <table:table-cell table:formula="of:=[.J82]*2*3.141592/360" office:value-type="float" office:value="0.0243572098303221">
            <text:p>0.0243572098</text:p>
          </table:table-cell>
          <table:table-cell table:formula="of:=[.L82]*[.L82]*0.75" office:value-type="float" office:value="0.000444955253038755">
            <text:p>0.0004449553</text:p>
          </table:table-cell>
          <table:table-cell table:formula="of:=[.N81]+[.M82]*0.1" office:value-type="float" office:value="2.9880356473757">
            <text:p>2.988035647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57">
            <text:p>57</text:p>
          </table:table-cell>
          <table:table-cell office:value-type="float" office:value="104">
            <text:p>104</text:p>
          </table:table-cell>
          <table:table-cell table:number-columns-repeated="5"/>
          <table:table-cell table:formula="of:=([.A83]-[.E$2])/131" office:value-type="float" office:value="0.444742797959262">
            <text:p>0.44</text:p>
          </table:table-cell>
          <table:table-cell table:formula="of:=([.B83]-[.F$2])/131" office:value-type="float" office:value="0.907015996010587">
            <text:p>0.91</text:p>
          </table:table-cell>
          <table:table-cell table:formula="of:=([.C83]-[.G$2])/131" office:value-type="float" office:value="-0.558978096589819">
            <text:p>-0.56</text:p>
          </table:table-cell>
          <table:table-cell table:formula="of:=[.J83]*2*3.141592/360" office:value-type="float" office:value="0.0158304122052161">
            <text:p>0.0158304122</text:p>
          </table:table-cell>
          <table:table-cell table:formula="of:=[.L83]*[.L83]*0.75" office:value-type="float" office:value="0.000187951462940291">
            <text:p>0.0001879515</text:p>
          </table:table-cell>
          <table:table-cell table:formula="of:=[.N82]+[.M83]*0.1" office:value-type="float" office:value="2.98805444252199">
            <text:p>2.988054442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-48">
            <text:p>-48</text:p>
          </table:table-cell>
          <table:table-cell office:value-type="float" office:value="121">
            <text:p>121</text:p>
          </table:table-cell>
          <table:table-cell table:number-columns-repeated="5"/>
          <table:table-cell table:formula="of:=([.A84]-[.E$2])/131" office:value-type="float" office:value="-0.0132724692163106">
            <text:p>-0.01</text:p>
          </table:table-cell>
          <table:table-cell table:formula="of:=([.B84]-[.F$2])/131" office:value-type="float" office:value="0.105489278453335">
            <text:p>0.11</text:p>
          </table:table-cell>
          <table:table-cell table:formula="of:=([.C84]-[.G$2])/131" office:value-type="float" office:value="-0.429207104223407">
            <text:p>-0.43</text:p>
          </table:table-cell>
          <table:table-cell table:formula="of:=[.J84]*2*3.141592/360" office:value-type="float" office:value="0.00184113485152651">
            <text:p>0.0018411349</text:p>
          </table:table-cell>
          <table:table-cell table:formula="of:=[.L84]*[.L84]*0.75" office:value-type="float" office:value="0.00000254233315612914">
            <text:p>2.54233315612914E-006</text:p>
          </table:table-cell>
          <table:table-cell table:formula="of:=[.N83]+[.M84]*0.1" office:value-type="float" office:value="2.98805469675531">
            <text:p>2.988054696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219">
            <text:p>-219</text:p>
          </table:table-cell>
          <table:table-cell office:value-type="float" office:value="175">
            <text:p>175</text:p>
          </table:table-cell>
          <table:table-cell table:number-columns-repeated="5"/>
          <table:table-cell table:formula="of:=([.A85]-[.E$2])/131" office:value-type="float" office:value="-0.211745751659059">
            <text:p>-0.21</text:p>
          </table:table-cell>
          <table:table-cell table:formula="of:=([.B85]-[.F$2])/131" office:value-type="float" office:value="-1.19985423299705">
            <text:p>-1.20</text:p>
          </table:table-cell>
          <table:table-cell table:formula="of:=([.C85]-[.G$2])/131" office:value-type="float" office:value="-0.0169933637653918">
            <text:p>-0.02</text:p>
          </table:table-cell>
          <table:table-cell table:formula="of:=[.J85]*2*3.141592/360" office:value-type="float" office:value="-0.0209414025530536">
            <text:p>-0.0209414026</text:p>
          </table:table-cell>
          <table:table-cell table:formula="of:=[.L85]*[.L85]*0.75" office:value-type="float" office:value="0.000328906755666781">
            <text:p>0.0003289068</text:p>
          </table:table-cell>
          <table:table-cell table:formula="of:=[.N84]+[.M85]*0.1" office:value-type="float" office:value="2.98808758743087">
            <text:p>2.988087587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205">
            <text:p>-205</text:p>
          </table:table-cell>
          <table:table-cell office:value-type="float" office:value="178">
            <text:p>178</text:p>
          </table:table-cell>
          <table:table-cell table:number-columns-repeated="5"/>
          <table:table-cell table:formula="of:=([.A86]-[.E$2])/131" office:value-type="float" office:value="-0.0514404081476083">
            <text:p>-0.05</text:p>
          </table:table-cell>
          <table:table-cell table:formula="of:=([.B86]-[.F$2])/131" office:value-type="float" office:value="-1.09298400398941">
            <text:p>-1.09</text:p>
          </table:table-cell>
          <table:table-cell table:formula="of:=([.C86]-[.G$2])/131" office:value-type="float" office:value="0.00590739959338684">
            <text:p>0.01</text:p>
          </table:table-cell>
          <table:table-cell table:formula="of:=[.J86]*2*3.141592/360" office:value-type="float" office:value="-0.0190761655725617">
            <text:p>-0.0190761656</text:p>
          </table:table-cell>
          <table:table-cell table:formula="of:=[.L86]*[.L86]*0.75" office:value-type="float" office:value="0.000272925069713841">
            <text:p>0.0002729251</text:p>
          </table:table-cell>
          <table:table-cell table:formula="of:=[.N85]+[.M86]*0.1" office:value-type="float" office:value="2.98811487993785">
            <text:p>2.9881148799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-269">
            <text:p>-269</text:p>
          </table:table-cell>
          <table:table-cell office:value-type="float" office:value="210">
            <text:p>210</text:p>
          </table:table-cell>
          <table:table-cell table:number-columns-repeated="5"/>
          <table:table-cell table:formula="of:=([.A87]-[.E$2])/131" office:value-type="float" office:value="-0.0132724692163106">
            <text:p>-0.01</text:p>
          </table:table-cell>
          <table:table-cell table:formula="of:=([.B87]-[.F$2])/131" office:value-type="float" office:value="-1.58153362231002">
            <text:p>-1.58</text:p>
          </table:table-cell>
          <table:table-cell table:formula="of:=([.C87]-[.G$2])/131" office:value-type="float" office:value="0.250182208753692">
            <text:p>0.25</text:p>
          </table:table-cell>
          <table:table-cell table:formula="of:=[.J87]*2*3.141592/360" office:value-type="float" office:value="-0.0276029631976677">
            <text:p>-0.0276029632</text:p>
          </table:table-cell>
          <table:table-cell table:formula="of:=[.L87]*[.L87]*0.75" office:value-type="float" office:value="0.000571442682968849">
            <text:p>0.0005714427</text:p>
          </table:table-cell>
          <table:table-cell table:formula="of:=[.N86]+[.M87]*0.1" office:value-type="float" office:value="2.98817202420614">
            <text:p>2.988172024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217">
            <text:p>-217</text:p>
          </table:table-cell>
          <table:table-cell office:value-type="float" office:value="209">
            <text:p>209</text:p>
          </table:table-cell>
          <table:table-cell table:number-columns-repeated="5"/>
          <table:table-cell table:formula="of:=([.A88]-[.E$2])/131" office:value-type="float" office:value="-0.265180866162875">
            <text:p>-0.27</text:p>
          </table:table-cell>
          <table:table-cell table:formula="of:=([.B88]-[.F$2])/131" office:value-type="float" office:value="-1.18458705742453">
            <text:p>-1.18</text:p>
          </table:table-cell>
          <table:table-cell table:formula="of:=([.C88]-[.G$2])/131" office:value-type="float" office:value="0.242548620967433">
            <text:p>0.24</text:p>
          </table:table-cell>
          <table:table-cell table:formula="of:=[.J88]*2*3.141592/360" office:value-type="float" office:value="-0.0206749401272691">
            <text:p>-0.0206749401</text:p>
          </table:table-cell>
          <table:table-cell table:formula="of:=[.L88]*[.L88]*0.75" office:value-type="float" office:value="0.000320589861949621">
            <text:p>0.0003205899</text:p>
          </table:table-cell>
          <table:table-cell table:formula="of:=[.N87]+[.M88]*0.1" office:value-type="float" office:value="2.98820408319234">
            <text:p>2.988204083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201">
            <text:p>-201</text:p>
          </table:table-cell>
          <table:table-cell office:value-type="float" office:value="225">
            <text:p>225</text:p>
          </table:table-cell>
          <table:table-cell table:number-columns-repeated="5"/>
          <table:table-cell table:formula="of:=([.A89]-[.E$2])/131" office:value-type="float" office:value="-0.0514404081476083">
            <text:p>-0.05</text:p>
          </table:table-cell>
          <table:table-cell table:formula="of:=([.B89]-[.F$2])/131" office:value-type="float" office:value="-1.06244965284437">
            <text:p>-1.06</text:p>
          </table:table-cell>
          <table:table-cell table:formula="of:=([.C89]-[.G$2])/131" office:value-type="float" office:value="0.364686025547585">
            <text:p>0.36</text:p>
          </table:table-cell>
          <table:table-cell table:formula="of:=[.J89]*2*3.141592/360" office:value-type="float" office:value="-0.0185432407209926">
            <text:p>-0.0185432407</text:p>
          </table:table-cell>
          <table:table-cell table:formula="of:=[.L89]*[.L89]*0.75" office:value-type="float" office:value="0.000257888832327508">
            <text:p>0.0002578888</text:p>
          </table:table-cell>
          <table:table-cell table:formula="of:=[.N88]+[.M89]*0.1" office:value-type="float" office:value="2.98822987207557">
            <text:p>2.988229872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-183">
            <text:p>-183</text:p>
          </table:table-cell>
          <table:table-cell office:value-type="float" office:value="226">
            <text:p>226</text:p>
          </table:table-cell>
          <table:table-cell table:number-columns-repeated="5"/>
          <table:table-cell table:formula="of:=([.A90]-[.E$2])/131" office:value-type="float" office:value="0.376040507882926">
            <text:p>0.38</text:p>
          </table:table-cell>
          <table:table-cell table:formula="of:=([.B90]-[.F$2])/131" office:value-type="float" office:value="-0.925045072691703">
            <text:p>-0.93</text:p>
          </table:table-cell>
          <table:table-cell table:formula="of:=([.C90]-[.G$2])/131" office:value-type="float" office:value="0.372319613333845">
            <text:p>0.37</text:p>
          </table:table-cell>
          <table:table-cell table:formula="of:=[.J90]*2*3.141592/360" office:value-type="float" office:value="-0.0161450788889315">
            <text:p>-0.0161450789</text:p>
          </table:table-cell>
          <table:table-cell table:formula="of:=[.L90]*[.L90]*0.75" office:value-type="float" office:value="0.000195497679247367">
            <text:p>0.0001954977</text:p>
          </table:table-cell>
          <table:table-cell table:formula="of:=[.N89]+[.M90]*0.1" office:value-type="float" office:value="2.9882494218435">
            <text:p>2.9882494218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-227">
            <text:p>-227</text:p>
          </table:table-cell>
          <table:table-cell office:value-type="float" office:value="263">
            <text:p>263</text:p>
          </table:table-cell>
          <table:table-cell table:number-columns-repeated="5"/>
          <table:table-cell table:formula="of:=([.A91]-[.E$2])/131" office:value-type="float" office:value="0.383674095669186">
            <text:p>0.38</text:p>
          </table:table-cell>
          <table:table-cell table:formula="of:=([.B91]-[.F$2])/131" office:value-type="float" office:value="-1.26092293528712">
            <text:p>-1.26</text:p>
          </table:table-cell>
          <table:table-cell table:formula="of:=([.C91]-[.G$2])/131" office:value-type="float" office:value="0.654762361425448">
            <text:p>0.65</text:p>
          </table:table-cell>
          <table:table-cell table:formula="of:=[.J91]*2*3.141592/360" office:value-type="float" office:value="-0.0220072522561919">
            <text:p>-0.0220072523</text:p>
          </table:table-cell>
          <table:table-cell table:formula="of:=[.L91]*[.L91]*0.75" office:value-type="float" office:value="0.000363239363900748">
            <text:p>0.0003632394</text:p>
          </table:table-cell>
          <table:table-cell table:formula="of:=[.N90]+[.M91]*0.1" office:value-type="float" office:value="2.98828574577989">
            <text:p>2.9882857458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-340">
            <text:p>-340</text:p>
          </table:table-cell>
          <table:table-cell office:value-type="float" office:value="268">
            <text:p>268</text:p>
          </table:table-cell>
          <table:table-cell table:number-columns-repeated="5"/>
          <table:table-cell table:formula="of:=([.A92]-[.E$2])/131" office:value-type="float" office:value="0.0477962330737657">
            <text:p>0.05</text:p>
          </table:table-cell>
          <table:table-cell table:formula="of:=([.B92]-[.F$2])/131" office:value-type="float" office:value="-2.12351835513445">
            <text:p>-2.12</text:p>
          </table:table-cell>
          <table:table-cell table:formula="of:=([.C92]-[.G$2])/131" office:value-type="float" office:value="0.692930300356746">
            <text:p>0.69</text:p>
          </table:table-cell>
          <table:table-cell table:formula="of:=[.J92]*2*3.141592/360" office:value-type="float" office:value="-0.0370623793130197">
            <text:p>-0.0370623793</text:p>
          </table:table-cell>
          <table:table-cell table:formula="of:=[.L92]*[.L92]*0.75" office:value-type="float" office:value="0.00103021497025661">
            <text:p>0.001030215</text:p>
          </table:table-cell>
          <table:table-cell table:formula="of:=[.N91]+[.M92]*0.1" office:value-type="float" office:value="2.98838876727691">
            <text:p>2.9883887673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-252">
            <text:p>-252</text:p>
          </table:table-cell>
          <table:table-cell office:value-type="float" office:value="223">
            <text:p>223</text:p>
          </table:table-cell>
          <table:table-cell table:number-columns-repeated="5"/>
          <table:table-cell table:formula="of:=([.A93]-[.E$2])/131" office:value-type="float" office:value="0.498177912463079">
            <text:p>0.50</text:p>
          </table:table-cell>
          <table:table-cell table:formula="of:=([.B93]-[.F$2])/131" office:value-type="float" office:value="-1.45176262994361">
            <text:p>-1.45</text:p>
          </table:table-cell>
          <table:table-cell table:formula="of:=([.C93]-[.G$2])/131" office:value-type="float" office:value="0.349418849975066">
            <text:p>0.35</text:p>
          </table:table-cell>
          <table:table-cell table:formula="of:=[.J93]*2*3.141592/360" office:value-type="float" office:value="-0.0253380325784989">
            <text:p>-0.0253380326</text:p>
          </table:table-cell>
          <table:table-cell table:formula="of:=[.L93]*[.L93]*0.75" office:value-type="float" office:value="0.000481511921211805">
            <text:p>0.0004815119</text:p>
          </table:table-cell>
          <table:table-cell table:formula="of:=[.N92]+[.M93]*0.1" office:value-type="float" office:value="2.98843691846903">
            <text:p>2.9884369185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-267">
            <text:p>-267</text:p>
          </table:table-cell>
          <table:table-cell office:value-type="float" office:value="232">
            <text:p>232</text:p>
          </table:table-cell>
          <table:table-cell table:number-columns-repeated="5"/>
          <table:table-cell table:formula="of:=([.A94]-[.E$2])/131" office:value-type="float" office:value="0.681384019333308">
            <text:p>0.68</text:p>
          </table:table-cell>
          <table:table-cell table:formula="of:=([.B94]-[.F$2])/131" office:value-type="float" office:value="-1.5662664467375">
            <text:p>-1.57</text:p>
          </table:table-cell>
          <table:table-cell table:formula="of:=([.C94]-[.G$2])/131" office:value-type="float" office:value="0.418121140051402">
            <text:p>0.42</text:p>
          </table:table-cell>
          <table:table-cell table:formula="of:=[.J94]*2*3.141592/360" office:value-type="float" office:value="-0.0273365007718832">
            <text:p>-0.0273365008</text:p>
          </table:table-cell>
          <table:table-cell table:formula="of:=[.L94]*[.L94]*0.75" office:value-type="float" office:value="0.000560463205838377">
            <text:p>0.0005604632</text:p>
          </table:table-cell>
          <table:table-cell table:formula="of:=[.N93]+[.M94]*0.1" office:value-type="float" office:value="2.98849296478962">
            <text:p>2.988492964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208">
            <text:p>-208</text:p>
          </table:table-cell>
          <table:table-cell office:value-type="float" office:value="232">
            <text:p>232</text:p>
          </table:table-cell>
          <table:table-cell table:number-columns-repeated="5"/>
          <table:table-cell table:formula="of:=([.A95]-[.E$2])/131" office:value-type="float" office:value="0.322605393379109">
            <text:p>0.32</text:p>
          </table:table-cell>
          <table:table-cell table:formula="of:=([.B95]-[.F$2])/131" office:value-type="float" office:value="-1.11588476734819">
            <text:p>-1.12</text:p>
          </table:table-cell>
          <table:table-cell table:formula="of:=([.C95]-[.G$2])/131" office:value-type="float" office:value="0.418121140051402">
            <text:p>0.42</text:p>
          </table:table-cell>
          <table:table-cell table:formula="of:=[.J95]*2*3.141592/360" office:value-type="float" office:value="-0.0194758592112385">
            <text:p>-0.0194758592</text:p>
          </table:table-cell>
          <table:table-cell table:formula="of:=[.L95]*[.L95]*0.75" office:value-type="float" office:value="0.000284481819011989">
            <text:p>0.0002844818</text:p>
          </table:table-cell>
          <table:table-cell table:formula="of:=[.N94]+[.M95]*0.1" office:value-type="float" office:value="2.98852141297152">
            <text:p>2.988521413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-191">
            <text:p>-191</text:p>
          </table:table-cell>
          <table:table-cell office:value-type="float" office:value="245">
            <text:p>245</text:p>
          </table:table-cell>
          <table:table-cell table:number-columns-repeated="5"/>
          <table:table-cell table:formula="of:=([.A96]-[.E$2])/131" office:value-type="float" office:value="0.605048141470712">
            <text:p>0.61</text:p>
          </table:table-cell>
          <table:table-cell table:formula="of:=([.B96]-[.F$2])/131" office:value-type="float" office:value="-0.986113774981779">
            <text:p>-0.99</text:p>
          </table:table-cell>
          <table:table-cell table:formula="of:=([.C96]-[.G$2])/131" office:value-type="float" office:value="0.517357781272776">
            <text:p>0.52</text:p>
          </table:table-cell>
          <table:table-cell table:formula="of:=[.J96]*2*3.141592/360" office:value-type="float" office:value="-0.0172109285920698">
            <text:p>-0.0172109286</text:p>
          </table:table-cell>
          <table:table-cell table:formula="of:=[.L96]*[.L96]*0.75" office:value-type="float" office:value="0.000222162047250993">
            <text:p>0.000222162</text:p>
          </table:table-cell>
          <table:table-cell table:formula="of:=[.N95]+[.M96]*0.1" office:value-type="float" office:value="2.98854362917624">
            <text:p>2.9885436292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-68">
            <text:p>-68</text:p>
          </table:table-cell>
          <table:table-cell office:value-type="float" office:value="220">
            <text:p>220</text:p>
          </table:table-cell>
          <table:table-cell table:number-columns-repeated="5"/>
          <table:table-cell table:formula="of:=([.A97]-[.E$2])/131" office:value-type="float" office:value="1.03252905750125">
            <text:p>1.03</text:p>
          </table:table-cell>
          <table:table-cell table:formula="of:=([.B97]-[.F$2])/131" office:value-type="float" office:value="-0.0471824772718554">
            <text:p>-0.05</text:p>
          </table:table-cell>
          <table:table-cell table:formula="of:=([.C97]-[.G$2])/131" office:value-type="float" office:value="0.326518086616288">
            <text:p>0.33</text:p>
          </table:table-cell>
          <table:table-cell table:formula="of:=[.J97]*2*3.141592/360" office:value-type="float" office:value="-0.000823489406319127">
            <text:p>-0.0008234894</text:p>
          </table:table-cell>
          <table:table-cell table:formula="of:=[.L97]*[.L97]*0.75" office:value-type="float" office:value="0.000000508601101739871">
            <text:p>5.08601101739871E-007</text:p>
          </table:table-cell>
          <table:table-cell table:formula="of:=[.N96]+[.M97]*0.1" office:value-type="float" office:value="2.98854368003635">
            <text:p>2.98854368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-2">
            <text:p>-2</text:p>
          </table:table-cell>
          <table:table-cell office:value-type="float" office:value="193">
            <text:p>193</text:p>
          </table:table-cell>
          <table:table-cell table:number-columns-repeated="5"/>
          <table:table-cell table:formula="of:=([.A98]-[.E$2])/131" office:value-type="float" office:value="0.536345851394376">
            <text:p>0.54</text:p>
          </table:table-cell>
          <table:table-cell table:formula="of:=([.B98]-[.F$2])/131" office:value-type="float" office:value="0.456634316621274">
            <text:p>0.46</text:p>
          </table:table-cell>
          <table:table-cell table:formula="of:=([.C98]-[.G$2])/131" office:value-type="float" office:value="0.12041121638728">
            <text:p>0.12</text:p>
          </table:table-cell>
          <table:table-cell table:formula="of:=[.J98]*2*3.141592/360" office:value-type="float" office:value="0.00796977064457146">
            <text:p>0.0079697706</text:p>
          </table:table-cell>
          <table:table-cell table:formula="of:=[.L98]*[.L98]*0.75" office:value-type="float" office:value="0.0000476379330953047">
            <text:p>4.76379330953047E-005</text:p>
          </table:table-cell>
          <table:table-cell table:formula="of:=[.N97]+[.M98]*0.1" office:value-type="float" office:value="2.98854844382966">
            <text:p>2.9885484438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table:number-columns-repeated="5"/>
          <table:table-cell table:formula="of:=([.A99]-[.E$2])/131" office:value-type="float" office:value="0.437109210173002">
            <text:p>0.44</text:p>
          </table:table-cell>
          <table:table-cell table:formula="of:=([.B99]-[.F$2])/131" office:value-type="float" office:value="0.86121446929303">
            <text:p>0.86</text:p>
          </table:table-cell>
          <table:table-cell table:formula="of:=([.C99]-[.G$2])/131" office:value-type="float" office:value="-0.253634585139438">
            <text:p>-0.25</text:p>
          </table:table-cell>
          <table:table-cell table:formula="of:=[.J99]*2*3.141592/360" office:value-type="float" office:value="0.0150310249278624">
            <text:p>0.0150310249</text:p>
          </table:table-cell>
          <table:table-cell table:formula="of:=[.L99]*[.L99]*0.75" office:value-type="float" office:value="0.000169448782786515">
            <text:p>0.0001694488</text:p>
          </table:table-cell>
          <table:table-cell table:formula="of:=[.N98]+[.M99]*0.1" office:value-type="float" office:value="2.98856538870794">
            <text:p>2.9885653887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-31">
            <text:p>-31</text:p>
          </table:table-cell>
          <table:table-cell office:value-type="float" office:value="135">
            <text:p>135</text:p>
          </table:table-cell>
          <table:table-cell table:number-columns-repeated="5"/>
          <table:table-cell table:formula="of:=([.A100]-[.E$2])/131" office:value-type="float" office:value="0.30733821780659">
            <text:p>0.31</text:p>
          </table:table-cell>
          <table:table-cell table:formula="of:=([.B100]-[.F$2])/131" office:value-type="float" office:value="0.235260270819748">
            <text:p>0.24</text:p>
          </table:table-cell>
          <table:table-cell table:formula="of:=([.C100]-[.G$2])/131" office:value-type="float" office:value="-0.322336875215773">
            <text:p>-0.32</text:p>
          </table:table-cell>
          <table:table-cell table:formula="of:=[.J100]*2*3.141592/360" office:value-type="float" office:value="0.00410606547069529">
            <text:p>0.0041060655</text:p>
          </table:table-cell>
          <table:table-cell table:formula="of:=[.L100]*[.L100]*0.75" office:value-type="float" office:value="0.0000126448302372271">
            <text:p>1.26448302372271E-005</text:p>
          </table:table-cell>
          <table:table-cell table:formula="of:=[.N99]+[.M100]*0.1" office:value-type="float" office:value="2.98856665319096">
            <text:p>2.9885666532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-75">
            <text:p>-75</text:p>
          </table:table-cell>
          <table:table-cell office:value-type="float" office:value="137">
            <text:p>137</text:p>
          </table:table-cell>
          <table:table-cell table:number-columns-repeated="5"/>
          <table:table-cell table:formula="of:=([.A101]-[.E$2])/131" office:value-type="float" office:value="0.269170278875292">
            <text:p>0.27</text:p>
          </table:table-cell>
          <table:table-cell table:formula="of:=([.B101]-[.F$2])/131" office:value-type="float" office:value="-0.100617591775672">
            <text:p>-0.10</text:p>
          </table:table-cell>
          <table:table-cell table:formula="of:=([.C101]-[.G$2])/131" office:value-type="float" office:value="-0.307069699643254">
            <text:p>-0.31</text:p>
          </table:table-cell>
          <table:table-cell table:formula="of:=[.J101]*2*3.141592/360" office:value-type="float" office:value="-0.0017561078965651">
            <text:p>-0.0017561079</text:p>
          </table:table-cell>
          <table:table-cell table:formula="of:=[.L101]*[.L101]*0.75" office:value-type="float" office:value="0.00000231293620828372">
            <text:p>2.31293620828372E-006</text:p>
          </table:table-cell>
          <table:table-cell table:formula="of:=[.N100]+[.M101]*0.1" office:value-type="float" office:value="2.98856688448459">
            <text:p>2.988566884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-52">
            <text:p>-52</text:p>
          </table:table-cell>
          <table:table-cell office:value-type="float" office:value="156">
            <text:p>156</text:p>
          </table:table-cell>
          <table:table-cell table:number-columns-repeated="5"/>
          <table:table-cell table:formula="of:=([.A102]-[.E$2])/131" office:value-type="float" office:value="0.490544324676819">
            <text:p>0.49</text:p>
          </table:table-cell>
          <table:table-cell table:formula="of:=([.B102]-[.F$2])/131" office:value-type="float" office:value="0.0749549273082972">
            <text:p>0.07</text:p>
          </table:table-cell>
          <table:table-cell table:formula="of:=([.C102]-[.G$2])/131" office:value-type="float" office:value="-0.162031531704323">
            <text:p>-0.16</text:p>
          </table:table-cell>
          <table:table-cell table:formula="of:=[.J102]*2*3.141592/360" office:value-type="float" office:value="0.00130820999995738">
            <text:p>0.00130821</text:p>
          </table:table-cell>
          <table:table-cell table:formula="of:=[.L102]*[.L102]*0.75" office:value-type="float" office:value="0.00000128356005299136">
            <text:p>1.28356005299136E-006</text:p>
          </table:table-cell>
          <table:table-cell table:formula="of:=[.N101]+[.M102]*0.1" office:value-type="float" office:value="2.98856701284059">
            <text:p>2.9885670128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table:number-columns-repeated="5"/>
          <table:table-cell table:formula="of:=([.A103]-[.E$2])/131" office:value-type="float" office:value="0.391307683455445">
            <text:p>0.39</text:p>
          </table:table-cell>
          <table:table-cell table:formula="of:=([.B103]-[.F$2])/131" office:value-type="float" office:value="0.845947293720511">
            <text:p>0.85</text:p>
          </table:table-cell>
          <table:table-cell table:formula="of:=([.C103]-[.G$2])/131" office:value-type="float" office:value="-0.635313974452415">
            <text:p>-0.64</text:p>
          </table:table-cell>
          <table:table-cell table:formula="of:=[.J103]*2*3.141592/360" office:value-type="float" office:value="0.0147645625020778">
            <text:p>0.0147645625</text:p>
          </table:table-cell>
          <table:table-cell table:formula="of:=[.L103]*[.L103]*0.75" office:value-type="float" office:value="0.000163494229408322">
            <text:p>0.0001634942</text:p>
          </table:table-cell>
          <table:table-cell table:formula="of:=[.N102]+[.M103]*0.1" office:value-type="float" office:value="2.98858336226353">
            <text:p>2.9885833623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-127">
            <text:p>-127</text:p>
          </table:table-cell>
          <table:table-cell office:value-type="float" office:value="143">
            <text:p>143</text:p>
          </table:table-cell>
          <table:table-cell table:number-columns-repeated="5"/>
          <table:table-cell table:formula="of:=([.A104]-[.E$2])/131" office:value-type="float" office:value="0.429475622386743">
            <text:p>0.43</text:p>
          </table:table-cell>
          <table:table-cell table:formula="of:=([.B104]-[.F$2])/131" office:value-type="float" office:value="-0.497564156661168">
            <text:p>-0.50</text:p>
          </table:table-cell>
          <table:table-cell table:formula="of:=([.C104]-[.G$2])/131" office:value-type="float" office:value="-0.261268172925697">
            <text:p>-0.26</text:p>
          </table:table-cell>
          <table:table-cell table:formula="of:=[.J104]*2*3.141592/360" office:value-type="float" office:value="-0.00868413096696374">
            <text:p>-0.008684131</text:p>
          </table:table-cell>
          <table:table-cell table:formula="of:=[.L104]*[.L104]*0.75" office:value-type="float" office:value="0.000056560597988534">
            <text:p>5.6560597988534E-005</text:p>
          </table:table-cell>
          <table:table-cell table:formula="of:=[.N103]+[.M104]*0.1" office:value-type="float" office:value="2.98858901832333">
            <text:p>2.988589018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-94">
            <text:p>-94</text:p>
          </table:table-cell>
          <table:table-cell office:value-type="float" office:value="121">
            <text:p>121</text:p>
          </table:table-cell>
          <table:table-cell table:number-columns-repeated="5"/>
          <table:table-cell table:formula="of:=([.A105]-[.E$2])/131" office:value-type="float" office:value="0.154666462081399">
            <text:p>0.15</text:p>
          </table:table-cell>
          <table:table-cell table:formula="of:=([.B105]-[.F$2])/131" office:value-type="float" office:value="-0.245655759714603">
            <text:p>-0.25</text:p>
          </table:table-cell>
          <table:table-cell table:formula="of:=([.C105]-[.G$2])/131" office:value-type="float" office:value="-0.429207104223407">
            <text:p>-0.43</text:p>
          </table:table-cell>
          <table:table-cell table:formula="of:=[.J105]*2*3.141592/360" office:value-type="float" office:value="-0.00428750094151845">
            <text:p>-0.0042875009</text:p>
          </table:table-cell>
          <table:table-cell table:formula="of:=[.L105]*[.L105]*0.75" office:value-type="float" office:value="0.0000137869982426412">
            <text:p>0.000013787</text:p>
          </table:table-cell>
          <table:table-cell table:formula="of:=[.N104]+[.M105]*0.1" office:value-type="float" office:value="2.98859039702315">
            <text:p>2.98859039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-152">
            <text:p>-152</text:p>
          </table:table-cell>
          <table:table-cell office:value-type="float" office:value="117">
            <text:p>117</text:p>
          </table:table-cell>
          <table:table-cell table:number-columns-repeated="5"/>
          <table:table-cell table:formula="of:=([.A106]-[.E$2])/131" office:value-type="float" office:value="0.177567225440178">
            <text:p>0.18</text:p>
          </table:table-cell>
          <table:table-cell table:formula="of:=([.B106]-[.F$2])/131" office:value-type="float" office:value="-0.688403851317657">
            <text:p>-0.69</text:p>
          </table:table-cell>
          <table:table-cell table:formula="of:=([.C106]-[.G$2])/131" office:value-type="float" office:value="-0.459741455368445">
            <text:p>-0.46</text:p>
          </table:table-cell>
          <table:table-cell table:formula="of:=[.J106]*2*3.141592/360" office:value-type="float" office:value="-0.0120149112892708">
            <text:p>-0.0120149113</text:p>
          </table:table-cell>
          <table:table-cell table:formula="of:=[.L106]*[.L106]*0.75" office:value-type="float" office:value="0.000108268569966785">
            <text:p>0.0001082686</text:p>
          </table:table-cell>
          <table:table-cell table:formula="of:=[.N105]+[.M106]*0.1" office:value-type="float" office:value="2.98860122388015">
            <text:p>2.988601223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-97">
            <text:p>-97</text:p>
          </table:table-cell>
          <table:table-cell office:value-type="float" office:value="122">
            <text:p>122</text:p>
          </table:table-cell>
          <table:table-cell table:number-columns-repeated="5"/>
          <table:table-cell table:formula="of:=([.A107]-[.E$2])/131" office:value-type="float" office:value="0.208101576585216">
            <text:p>0.21</text:p>
          </table:table-cell>
          <table:table-cell table:formula="of:=([.B107]-[.F$2])/131" office:value-type="float" office:value="-0.268556523073382">
            <text:p>-0.27</text:p>
          </table:table-cell>
          <table:table-cell table:formula="of:=([.C107]-[.G$2])/131" office:value-type="float" office:value="-0.421573516437148">
            <text:p>-0.42</text:p>
          </table:table-cell>
          <table:table-cell table:formula="of:=[.J107]*2*3.141592/360" office:value-type="float" office:value="-0.00468719458019529">
            <text:p>-0.0046871946</text:p>
          </table:table-cell>
          <table:table-cell table:formula="of:=[.L107]*[.L107]*0.75" office:value-type="float" office:value="0.0000164773447744591">
            <text:p>1.64773447744591E-005</text:p>
          </table:table-cell>
          <table:table-cell table:formula="of:=[.N106]+[.M107]*0.1" office:value-type="float" office:value="2.98860287161463">
            <text:p>2.988602871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20">
            <text:p>-20</text:p>
          </table:table-cell>
          <table:table-cell office:value-type="float" office:value="94">
            <text:p>94</text:p>
          </table:table-cell>
          <table:table-cell table:number-columns-repeated="5"/>
          <table:table-cell table:formula="of:=([.A108]-[.E$2])/131" office:value-type="float" office:value="-0.158310637155242">
            <text:p>-0.16</text:p>
          </table:table-cell>
          <table:table-cell table:formula="of:=([.B108]-[.F$2])/131" office:value-type="float" office:value="0.319229736468603">
            <text:p>0.32</text:p>
          </table:table-cell>
          <table:table-cell table:formula="of:=([.C108]-[.G$2])/131" office:value-type="float" office:value="-0.635313974452415">
            <text:p>-0.64</text:p>
          </table:table-cell>
          <table:table-cell table:formula="of:=[.J108]*2*3.141592/360" office:value-type="float" office:value="0.00557160881251039">
            <text:p>0.0055716088</text:p>
          </table:table-cell>
          <table:table-cell table:formula="of:=[.L108]*[.L108]*0.75" office:value-type="float" office:value="0.0000232821185697326">
            <text:p>2.32821185697326E-005</text:p>
          </table:table-cell>
          <table:table-cell table:formula="of:=[.N107]+[.M108]*0.1" office:value-type="float" office:value="2.98860519982649">
            <text:p>2.9886051998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-110">
            <text:p>-110</text:p>
          </table:table-cell>
          <table:table-cell office:value-type="float" office:value="101">
            <text:p>101</text:p>
          </table:table-cell>
          <table:table-cell table:number-columns-repeated="5"/>
          <table:table-cell table:formula="of:=([.A109]-[.E$2])/131" office:value-type="float" office:value="-0.00563888143005105">
            <text:p>-0.01</text:p>
          </table:table-cell>
          <table:table-cell table:formula="of:=([.B109]-[.F$2])/131" office:value-type="float" office:value="-0.367793164294756">
            <text:p>-0.37</text:p>
          </table:table-cell>
          <table:table-cell table:formula="of:=([.C109]-[.G$2])/131" office:value-type="float" office:value="-0.581878859948598">
            <text:p>-0.58</text:p>
          </table:table-cell>
          <table:table-cell table:formula="of:=[.J109]*2*3.141592/360" office:value-type="float" office:value="-0.00641920034779495">
            <text:p>-0.0064192003</text:p>
          </table:table-cell>
          <table:table-cell table:formula="of:=[.L109]*[.L109]*0.75" office:value-type="float" office:value="0.0000309045998288481">
            <text:p>3.09045998288481E-005</text:p>
          </table:table-cell>
          <table:table-cell table:formula="of:=[.N108]+[.M109]*0.1" office:value-type="float" office:value="2.98860829028647">
            <text:p>2.988608290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-148">
            <text:p>-148</text:p>
          </table:table-cell>
          <table:table-cell office:value-type="float" office:value="117">
            <text:p>117</text:p>
          </table:table-cell>
          <table:table-cell table:number-columns-repeated="5"/>
          <table:table-cell table:formula="of:=([.A110]-[.E$2])/131" office:value-type="float" office:value="0.154666462081399">
            <text:p>0.15</text:p>
          </table:table-cell>
          <table:table-cell table:formula="of:=([.B110]-[.F$2])/131" office:value-type="float" office:value="-0.657869500172619">
            <text:p>-0.66</text:p>
          </table:table-cell>
          <table:table-cell table:formula="of:=([.C110]-[.G$2])/131" office:value-type="float" office:value="-0.459741455368445">
            <text:p>-0.46</text:p>
          </table:table-cell>
          <table:table-cell table:formula="of:=[.J110]*2*3.141592/360" office:value-type="float" office:value="-0.0114819864377017">
            <text:p>-0.0114819864</text:p>
          </table:table-cell>
          <table:table-cell table:formula="of:=[.L110]*[.L110]*0.75" office:value-type="float" office:value="0.0000988770094166735">
            <text:p>0.000098877</text:p>
          </table:table-cell>
          <table:table-cell table:formula="of:=[.N109]+[.M110]*0.1" office:value-type="float" office:value="2.98861817798741">
            <text:p>2.98861817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70">
            <text:p>-70</text:p>
          </table:table-cell>
          <table:table-cell office:value-type="float" office:value="110">
            <text:p>110</text:p>
          </table:table-cell>
          <table:table-cell table:number-columns-repeated="5"/>
          <table:table-cell table:formula="of:=([.A111]-[.E$2])/131" office:value-type="float" office:value="-0.0667075837201274">
            <text:p>-0.07</text:p>
          </table:table-cell>
          <table:table-cell table:formula="of:=([.B111]-[.F$2])/131" office:value-type="float" office:value="-0.0624496528443745">
            <text:p>-0.06</text:p>
          </table:table-cell>
          <table:table-cell table:formula="of:=([.C111]-[.G$2])/131" office:value-type="float" office:value="-0.513176569872262">
            <text:p>-0.51</text:p>
          </table:table-cell>
          <table:table-cell table:formula="of:=[.J111]*2*3.141592/360" office:value-type="float" office:value="-0.00108995183210369">
            <text:p>-0.0010899518</text:p>
          </table:table-cell>
          <table:table-cell table:formula="of:=[.L111]*[.L111]*0.75" office:value-type="float" office:value="0.000000890996247229644">
            <text:p>0.000000891</text:p>
          </table:table-cell>
          <table:table-cell table:formula="of:=[.N110]+[.M111]*0.1" office:value-type="float" office:value="2.98861826708703">
            <text:p>2.9886182671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-102">
            <text:p>-102</text:p>
          </table:table-cell>
          <table:table-cell office:value-type="float" office:value="113">
            <text:p>113</text:p>
          </table:table-cell>
          <table:table-cell table:number-columns-repeated="5"/>
          <table:table-cell table:formula="of:=([.A112]-[.E$2])/131" office:value-type="float" office:value="0.223368752157735">
            <text:p>0.22</text:p>
          </table:table-cell>
          <table:table-cell table:formula="of:=([.B112]-[.F$2])/131" office:value-type="float" office:value="-0.30672446200468">
            <text:p>-0.31</text:p>
          </table:table-cell>
          <table:table-cell table:formula="of:=([.C112]-[.G$2])/131" office:value-type="float" office:value="-0.490275806513483">
            <text:p>-0.49</text:p>
          </table:table-cell>
          <table:table-cell table:formula="of:=[.J112]*2*3.141592/360" office:value-type="float" office:value="-0.0053533506446567">
            <text:p>-0.0053533506</text:p>
          </table:table-cell>
          <table:table-cell table:formula="of:=[.L112]*[.L112]*0.75" office:value-type="float" office:value="0.0000214937723434847">
            <text:p>2.14937723434847E-005</text:p>
          </table:table-cell>
          <table:table-cell table:formula="of:=[.N111]+[.M112]*0.1" office:value-type="float" office:value="2.98862041646427">
            <text:p>2.988620416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-61">
            <text:p>-61</text:p>
          </table:table-cell>
          <table:table-cell office:value-type="float" office:value="90">
            <text:p>90</text:p>
          </table:table-cell>
          <table:table-cell table:number-columns-repeated="5"/>
          <table:table-cell table:formula="of:=([.A113]-[.E$2])/131" office:value-type="float" office:value="0.223368752157735">
            <text:p>0.22</text:p>
          </table:table-cell>
          <table:table-cell table:formula="of:=([.B113]-[.F$2])/131" office:value-type="float" office:value="0.00625263723196136">
            <text:p>0.01</text:p>
          </table:table-cell>
          <table:table-cell table:formula="of:=([.C113]-[.G$2])/131" office:value-type="float" office:value="-0.665848325597453">
            <text:p>-0.67</text:p>
          </table:table-cell>
          <table:table-cell table:formula="of:=[.J113]*2*3.141592/360" office:value-type="float" office:value="0.000109129083926844">
            <text:p>0.0001091291</text:p>
          </table:table-cell>
          <table:table-cell table:formula="of:=[.L113]*[.L113]*0.75" office:value-type="float" office:value="0.00000000893186771903415">
            <text:p>8.93186771903415E-009</text:p>
          </table:table-cell>
          <table:table-cell table:formula="of:=[.N112]+[.M113]*0.1" office:value-type="float" office:value="2.98862041735746">
            <text:p>2.988620417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-73">
            <text:p>-73</text:p>
          </table:table-cell>
          <table:table-cell office:value-type="float" office:value="74">
            <text:p>74</text:p>
          </table:table-cell>
          <table:table-cell table:number-columns-repeated="5"/>
          <table:table-cell table:formula="of:=([.A114]-[.E$2])/131" office:value-type="float" office:value="0.231002339943995">
            <text:p>0.23</text:p>
          </table:table-cell>
          <table:table-cell table:formula="of:=([.B114]-[.F$2])/131" office:value-type="float" office:value="-0.0853504162031532">
            <text:p>-0.09</text:p>
          </table:table-cell>
          <table:table-cell table:formula="of:=([.C114]-[.G$2])/131" office:value-type="float" office:value="-0.787985730177606">
            <text:p>-0.79</text:p>
          </table:table-cell>
          <table:table-cell table:formula="of:=[.J114]*2*3.141592/360" office:value-type="float" office:value="-0.00148964547078054">
            <text:p>-0.0014896455</text:p>
          </table:table-cell>
          <table:table-cell table:formula="of:=[.L114]*[.L114]*0.75" office:value-type="float" office:value="0.00000166428272146272">
            <text:p>1.66428272146272E-006</text:p>
          </table:table-cell>
          <table:table-cell table:formula="of:=[.N113]+[.M114]*0.1" office:value-type="float" office:value="2.98862058378573">
            <text:p>2.988620583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-108">
            <text:p>-108</text:p>
          </table:table-cell>
          <table:table-cell office:value-type="float" office:value="91">
            <text:p>91</text:p>
          </table:table-cell>
          <table:table-cell table:number-columns-repeated="5"/>
          <table:table-cell table:formula="of:=([.A115]-[.E$2])/131" office:value-type="float" office:value="0.0248954697149871">
            <text:p>0.02</text:p>
          </table:table-cell>
          <table:table-cell table:formula="of:=([.B115]-[.F$2])/131" office:value-type="float" office:value="-0.352525988722237">
            <text:p>-0.35</text:p>
          </table:table-cell>
          <table:table-cell table:formula="of:=([.C115]-[.G$2])/131" office:value-type="float" office:value="-0.658214737811193">
            <text:p>-0.66</text:p>
          </table:table-cell>
          <table:table-cell table:formula="of:=[.J115]*2*3.141592/360" office:value-type="float" office:value="-0.00615273792201039">
            <text:p>-0.0061527379</text:p>
          </table:table-cell>
          <table:table-cell table:formula="of:=[.L115]*[.L115]*0.75" office:value-type="float" office:value="0.0000283921379527086">
            <text:p>2.83921379527086E-005</text:p>
          </table:table-cell>
          <table:table-cell table:formula="of:=[.N114]+[.M115]*0.1" office:value-type="float" office:value="2.98862342299952">
            <text:p>2.988623423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-113">
            <text:p>-113</text:p>
          </table:table-cell>
          <table:table-cell office:value-type="float" office:value="98">
            <text:p>98</text:p>
          </table:table-cell>
          <table:table-cell table:number-columns-repeated="5"/>
          <table:table-cell table:formula="of:=([.A116]-[.E$2])/131" office:value-type="float" office:value="0.353139744524147">
            <text:p>0.35</text:p>
          </table:table-cell>
          <table:table-cell table:formula="of:=([.B116]-[.F$2])/131" office:value-type="float" office:value="-0.390693927653535">
            <text:p>-0.39</text:p>
          </table:table-cell>
          <table:table-cell table:formula="of:=([.C116]-[.G$2])/131" office:value-type="float" office:value="-0.604779623307377">
            <text:p>-0.60</text:p>
          </table:table-cell>
          <table:table-cell table:formula="of:=[.J116]*2*3.141592/360" office:value-type="float" office:value="-0.0068188939864718">
            <text:p>-0.006818894</text:p>
          </table:table-cell>
          <table:table-cell table:formula="of:=[.L116]*[.L116]*0.75" office:value-type="float" office:value="0.000034872986399056">
            <text:p>0.000034873</text:p>
          </table:table-cell>
          <table:table-cell table:formula="of:=[.N115]+[.M116]*0.1" office:value-type="float" office:value="2.98862691029816">
            <text:p>2.988626910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-109">
            <text:p>-109</text:p>
          </table:table-cell>
          <table:table-cell office:value-type="float" office:value="123">
            <text:p>123</text:p>
          </table:table-cell>
          <table:table-cell table:number-columns-repeated="5"/>
          <table:table-cell table:formula="of:=([.A117]-[.E$2])/131" office:value-type="float" office:value="0.124132110936361">
            <text:p>0.12</text:p>
          </table:table-cell>
          <table:table-cell table:formula="of:=([.B117]-[.F$2])/131" office:value-type="float" office:value="-0.360159576508497">
            <text:p>-0.36</text:p>
          </table:table-cell>
          <table:table-cell table:formula="of:=([.C117]-[.G$2])/131" office:value-type="float" office:value="-0.413939928650888">
            <text:p>-0.41</text:p>
          </table:table-cell>
          <table:table-cell table:formula="of:=[.J117]*2*3.141592/360" office:value-type="float" office:value="-0.00628596913490267">
            <text:p>-0.0062859691</text:p>
          </table:table-cell>
          <table:table-cell table:formula="of:=[.L117]*[.L117]*0.75" office:value-type="float" office:value="0.0000296350559737118">
            <text:p>2.96350559737118E-005</text:p>
          </table:table-cell>
          <table:table-cell table:formula="of:=[.N116]+[.M117]*0.1" office:value-type="float" office:value="2.98862987380376">
            <text:p>2.9886298738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-66">
            <text:p>-66</text:p>
          </table:table-cell>
          <table:table-cell office:value-type="float" office:value="173">
            <text:p>173</text:p>
          </table:table-cell>
          <table:table-cell table:number-columns-repeated="5"/>
          <table:table-cell table:formula="of:=([.A118]-[.E$2])/131" office:value-type="float" office:value="0.208101576585216">
            <text:p>0.21</text:p>
          </table:table-cell>
          <table:table-cell table:formula="of:=([.B118]-[.F$2])/131" office:value-type="float" office:value="-0.0319153016993364">
            <text:p>-0.03</text:p>
          </table:table-cell>
          <table:table-cell table:formula="of:=([.C118]-[.G$2])/131" office:value-type="float" office:value="-0.0322605393379109">
            <text:p>-0.03</text:p>
          </table:table-cell>
          <table:table-cell table:formula="of:=[.J118]*2*3.141592/360" office:value-type="float" office:value="-0.000557026980534564">
            <text:p>-0.000557027</text:p>
          </table:table-cell>
          <table:table-cell table:formula="of:=[.L118]*[.L118]*0.75" office:value-type="float" office:value="0.00000023270929278259">
            <text:p>2.3270929278259E-007</text:p>
          </table:table-cell>
          <table:table-cell table:formula="of:=[.N117]+[.M118]*0.1" office:value-type="float" office:value="2.98862989707469">
            <text:p>2.988629897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-31">
            <text:p>-31</text:p>
          </table:table-cell>
          <table:table-cell office:value-type="float" office:value="159">
            <text:p>159</text:p>
          </table:table-cell>
          <table:table-cell table:number-columns-repeated="5"/>
          <table:table-cell table:formula="of:=([.A119]-[.E$2])/131" office:value-type="float" office:value="0.337872568951628">
            <text:p>0.34</text:p>
          </table:table-cell>
          <table:table-cell table:formula="of:=([.B119]-[.F$2])/131" office:value-type="float" office:value="0.235260270819748">
            <text:p>0.24</text:p>
          </table:table-cell>
          <table:table-cell table:formula="of:=([.C119]-[.G$2])/131" office:value-type="float" office:value="-0.139130768345544">
            <text:p>-0.14</text:p>
          </table:table-cell>
          <table:table-cell table:formula="of:=[.J119]*2*3.141592/360" office:value-type="float" office:value="0.00410606547069529">
            <text:p>0.0041060655</text:p>
          </table:table-cell>
          <table:table-cell table:formula="of:=[.L119]*[.L119]*0.75" office:value-type="float" office:value="0.0000126448302372271">
            <text:p>1.26448302372271E-005</text:p>
          </table:table-cell>
          <table:table-cell table:formula="of:=[.N118]+[.M119]*0.1" office:value-type="float" office:value="2.98863116155771">
            <text:p>2.988631161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5"/>
          <table:table-cell table:formula="of:=([.A120]-[.E$2])/131" office:value-type="float" office:value="0.330238981165369">
            <text:p>0.33</text:p>
          </table:table-cell>
          <table:table-cell table:formula="of:=([.B120]-[.F$2])/131" office:value-type="float" office:value="0.830680118147992">
            <text:p>0.83</text:p>
          </table:table-cell>
          <table:table-cell table:formula="of:=([.C120]-[.G$2])/131" office:value-type="float" office:value="-0.589512447734857">
            <text:p>-0.59</text:p>
          </table:table-cell>
          <table:table-cell table:formula="of:=[.J120]*2*3.141592/360" office:value-type="float" office:value="0.0144981000762933">
            <text:p>0.0144981001</text:p>
          </table:table-cell>
          <table:table-cell table:formula="of:=[.L120]*[.L120]*0.75" office:value-type="float" office:value="0.000157646179366661">
            <text:p>0.0001576462</text:p>
          </table:table-cell>
          <table:table-cell table:formula="of:=[.N119]+[.M120]*0.1" office:value-type="float" office:value="2.98864692617565">
            <text:p>2.988646926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table:number-columns-repeated="5"/>
          <table:table-cell table:formula="of:=([.A121]-[.E$2])/131" office:value-type="float" office:value="0.444742797959262">
            <text:p>0.44</text:p>
          </table:table-cell>
          <table:table-cell table:formula="of:=([.B121]-[.F$2])/131" office:value-type="float" office:value="0.204725919674709">
            <text:p>0.20</text:p>
          </table:table-cell>
          <table:table-cell table:formula="of:=([.C121]-[.G$2])/131" office:value-type="float" office:value="-0.589512447734857">
            <text:p>-0.59</text:p>
          </table:table-cell>
          <table:table-cell table:formula="of:=[.J121]*2*3.141592/360" office:value-type="float" office:value="0.00357314061912617">
            <text:p>0.0035731406</text:p>
          </table:table-cell>
          <table:table-cell table:formula="of:=[.L121]*[.L121]*0.75" office:value-type="float" office:value="0.00000957550041303699">
            <text:p>9.57550041303699E-006</text:p>
          </table:table-cell>
          <table:table-cell table:formula="of:=[.N120]+[.M121]*0.1" office:value-type="float" office:value="2.98864788372569">
            <text:p>2.9886478837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-160">
            <text:p>-160</text:p>
          </table:table-cell>
          <table:table-cell office:value-type="float" office:value="177">
            <text:p>177</text:p>
          </table:table-cell>
          <table:table-cell table:number-columns-repeated="5"/>
          <table:table-cell table:formula="of:=([.A122]-[.E$2])/131" office:value-type="float" office:value="0.444742797959262">
            <text:p>0.44</text:p>
          </table:table-cell>
          <table:table-cell table:formula="of:=([.B122]-[.F$2])/131" office:value-type="float" office:value="-0.749472553607733">
            <text:p>-0.75</text:p>
          </table:table-cell>
          <table:table-cell table:formula="of:=([.C122]-[.G$2])/131" office:value-type="float" office:value="-0.0017261881928727">
            <text:p>0.00</text:p>
          </table:table-cell>
          <table:table-cell table:formula="of:=[.J122]*2*3.141592/360" office:value-type="float" office:value="-0.013080760992409">
            <text:p>-0.013080761</text:p>
          </table:table-cell>
          <table:table-cell table:formula="of:=[.L122]*[.L122]*0.75" office:value-type="float" office:value="0.000128329731105397">
            <text:p>0.0001283297</text:p>
          </table:table-cell>
          <table:table-cell table:formula="of:=[.N121]+[.M122]*0.1" office:value-type="float" office:value="2.9886607166988">
            <text:p>2.988660716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-75">
            <text:p>-75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([.A123]-[.E$2])/131" office:value-type="float" office:value="0.658483255974529">
            <text:p>0.66</text:p>
          </table:table-cell>
          <table:table-cell table:formula="of:=([.B123]-[.F$2])/131" office:value-type="float" office:value="-0.100617591775672">
            <text:p>-0.10</text:p>
          </table:table-cell>
          <table:table-cell table:formula="of:=([.C123]-[.G$2])/131" office:value-type="float" office:value="-0.169665119490583">
            <text:p>-0.17</text:p>
          </table:table-cell>
          <table:table-cell table:formula="of:=[.J123]*2*3.141592/360" office:value-type="float" office:value="-0.0017561078965651">
            <text:p>-0.0017561079</text:p>
          </table:table-cell>
          <table:table-cell table:formula="of:=[.L123]*[.L123]*0.75" office:value-type="float" office:value="0.00000231293620828372">
            <text:p>2.31293620828372E-006</text:p>
          </table:table-cell>
          <table:table-cell table:formula="of:=[.N122]+[.M123]*0.1" office:value-type="float" office:value="2.98866094799242">
            <text:p>2.988660948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-24">
            <text:p>-24</text:p>
          </table:table-cell>
          <table:table-cell office:value-type="float" office:value="180">
            <text:p>180</text:p>
          </table:table-cell>
          <table:table-cell table:number-columns-repeated="5"/>
          <table:table-cell table:formula="of:=([.A124]-[.E$2])/131" office:value-type="float" office:value="0.826422187272239">
            <text:p>0.83</text:p>
          </table:table-cell>
          <table:table-cell table:formula="of:=([.B124]-[.F$2])/131" office:value-type="float" office:value="0.288695385323564">
            <text:p>0.29</text:p>
          </table:table-cell>
          <table:table-cell table:formula="of:=([.C124]-[.G$2])/131" office:value-type="float" office:value="0.0211745751659059">
            <text:p>0.02</text:p>
          </table:table-cell>
          <table:table-cell table:formula="of:=[.J124]*2*3.141592/360" office:value-type="float" office:value="0.00503868396094126">
            <text:p>0.005038684</text:p>
          </table:table-cell>
          <table:table-cell table:formula="of:=[.L124]*[.L124]*0.75" office:value-type="float" office:value="0.0000190412520436851">
            <text:p>1.90412520436851E-005</text:p>
          </table:table-cell>
          <table:table-cell table:formula="of:=[.N123]+[.M124]*0.1" office:value-type="float" office:value="2.98866285211763">
            <text:p>2.988662852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table:number-columns-repeated="5"/>
          <table:table-cell table:formula="of:=([.A125]-[.E$2])/131" office:value-type="float" office:value="0.261536691089033">
            <text:p>0.26</text:p>
          </table:table-cell>
          <table:table-cell table:formula="of:=([.B125]-[.F$2])/131" office:value-type="float" office:value="0.830680118147992">
            <text:p>0.83</text:p>
          </table:table-cell>
          <table:table-cell table:formula="of:=([.C125]-[.G$2])/131" office:value-type="float" office:value="-0.200199470635621">
            <text:p>-0.20</text:p>
          </table:table-cell>
          <table:table-cell table:formula="of:=[.J125]*2*3.141592/360" office:value-type="float" office:value="0.0144981000762933">
            <text:p>0.0144981001</text:p>
          </table:table-cell>
          <table:table-cell table:formula="of:=[.L125]*[.L125]*0.75" office:value-type="float" office:value="0.000157646179366661">
            <text:p>0.0001576462</text:p>
          </table:table-cell>
          <table:table-cell table:formula="of:=[.N124]+[.M125]*0.1" office:value-type="float" office:value="2.98867861673556">
            <text:p>2.9886786167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table:number-columns-repeated="5"/>
          <table:table-cell table:formula="of:=([.A126]-[.E$2])/131" office:value-type="float" office:value="0.276803866661552">
            <text:p>0.28</text:p>
          </table:table-cell>
          <table:table-cell table:formula="of:=([.B126]-[.F$2])/131" office:value-type="float" office:value="0.616939660132725">
            <text:p>0.62</text:p>
          </table:table-cell>
          <table:table-cell table:formula="of:=([.C126]-[.G$2])/131" office:value-type="float" office:value="-0.284168936284476">
            <text:p>-0.28</text:p>
          </table:table-cell>
          <table:table-cell table:formula="of:=[.J126]*2*3.141592/360" office:value-type="float" office:value="0.0107676261153094">
            <text:p>0.0107676261</text:p>
          </table:table-cell>
          <table:table-cell table:formula="of:=[.L126]*[.L126]*0.75" office:value-type="float" office:value="0.0000869563291193193">
            <text:p>8.69563291193193E-005</text:p>
          </table:table-cell>
          <table:table-cell table:formula="of:=[.N125]+[.M126]*0.1" office:value-type="float" office:value="2.98868731236848">
            <text:p>2.9886873124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8">
            <text:p>18</text:p>
          </table:table-cell>
          <table:table-cell office:value-type="float" office:value="145">
            <text:p>145</text:p>
          </table:table-cell>
          <table:table-cell table:number-columns-repeated="5"/>
          <table:table-cell table:formula="of:=([.A127]-[.E$2])/131" office:value-type="float" office:value="0.4752771491043">
            <text:p>0.48</text:p>
          </table:table-cell>
          <table:table-cell table:formula="of:=([.B127]-[.F$2])/131" office:value-type="float" office:value="0.609306072346465">
            <text:p>0.61</text:p>
          </table:table-cell>
          <table:table-cell table:formula="of:=([.C127]-[.G$2])/131" office:value-type="float" office:value="-0.246000997353178">
            <text:p>-0.25</text:p>
          </table:table-cell>
          <table:table-cell table:formula="of:=[.J127]*2*3.141592/360" office:value-type="float" office:value="0.0106343949024171">
            <text:p>0.0106343949</text:p>
          </table:table-cell>
          <table:table-cell table:formula="of:=[.L127]*[.L127]*0.75" office:value-type="float" office:value="0.000084817766205416">
            <text:p>8.4817766205416E-005</text:p>
          </table:table-cell>
          <table:table-cell table:formula="of:=[.N126]+[.M127]*0.1" office:value-type="float" office:value="2.9886957941451">
            <text:p>2.988695794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table:number-columns-repeated="5"/>
          <table:table-cell table:formula="of:=([.A128]-[.E$2])/131" office:value-type="float" office:value="0.650849668188269">
            <text:p>0.65</text:p>
          </table:table-cell>
          <table:table-cell table:formula="of:=([.B128]-[.F$2])/131" office:value-type="float" office:value="0.563504545628908">
            <text:p>0.56</text:p>
          </table:table-cell>
          <table:table-cell table:formula="of:=([.C128]-[.G$2])/131" office:value-type="float" office:value="-0.299436111856995">
            <text:p>-0.30</text:p>
          </table:table-cell>
          <table:table-cell table:formula="of:=[.J128]*2*3.141592/360" office:value-type="float" office:value="0.0098350076250634">
            <text:p>0.0098350076</text:p>
          </table:table-cell>
          <table:table-cell table:formula="of:=[.L128]*[.L128]*0.75" office:value-type="float" office:value="0.0000725455312387914">
            <text:p>7.25455312387914E-005</text:p>
          </table:table-cell>
          <table:table-cell table:formula="of:=[.N127]+[.M128]*0.1" office:value-type="float" office:value="2.98870304869822">
            <text:p>2.9887030487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133">
            <text:p>133</text:p>
          </table:table-cell>
          <table:table-cell table:number-columns-repeated="5"/>
          <table:table-cell table:formula="of:=([.A129]-[.E$2])/131" office:value-type="float" office:value="0.261536691089033">
            <text:p>0.26</text:p>
          </table:table-cell>
          <table:table-cell table:formula="of:=([.B129]-[.F$2])/131" office:value-type="float" office:value="0.464267904407534">
            <text:p>0.46</text:p>
          </table:table-cell>
          <table:table-cell table:formula="of:=([.C129]-[.G$2])/131" office:value-type="float" office:value="-0.337604050788293">
            <text:p>-0.34</text:p>
          </table:table-cell>
          <table:table-cell table:formula="of:=[.J129]*2*3.141592/360" office:value-type="float" office:value="0.00810300185746374">
            <text:p>0.0081030019</text:p>
          </table:table-cell>
          <table:table-cell table:formula="of:=[.L129]*[.L129]*0.75" office:value-type="float" office:value="0.0000492439793265456">
            <text:p>0.000049244</text:p>
          </table:table-cell>
          <table:table-cell table:formula="of:=[.N128]+[.M129]*0.1" office:value-type="float" office:value="2.98870797309615">
            <text:p>2.9887079731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-34">
            <text:p>-34</text:p>
          </table:table-cell>
          <table:table-cell office:value-type="float" office:value="137">
            <text:p>137</text:p>
          </table:table-cell>
          <table:table-cell table:number-columns-repeated="5"/>
          <table:table-cell table:formula="of:=([.A130]-[.E$2])/131" office:value-type="float" office:value="0.559246614753155">
            <text:p>0.56</text:p>
          </table:table-cell>
          <table:table-cell table:formula="of:=([.B130]-[.F$2])/131" office:value-type="float" office:value="0.212359507460969">
            <text:p>0.21</text:p>
          </table:table-cell>
          <table:table-cell table:formula="of:=([.C130]-[.G$2])/131" office:value-type="float" office:value="-0.307069699643254">
            <text:p>-0.31</text:p>
          </table:table-cell>
          <table:table-cell table:formula="of:=[.J130]*2*3.141592/360" office:value-type="float" office:value="0.00370637183201845">
            <text:p>0.0037063718</text:p>
          </table:table-cell>
          <table:table-cell table:formula="of:=[.L130]*[.L130]*0.75" office:value-type="float" office:value="0.0000103028941178848">
            <text:p>1.03028941178848E-005</text:p>
          </table:table-cell>
          <table:table-cell table:formula="of:=[.N129]+[.M130]*0.1" office:value-type="float" office:value="2.98870900338557">
            <text:p>2.9887090034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table:number-columns-repeated="5"/>
          <table:table-cell table:formula="of:=([.A131]-[.E$2])/131" office:value-type="float" office:value="0.536345851394376">
            <text:p>0.54</text:p>
          </table:table-cell>
          <table:table-cell table:formula="of:=([.B131]-[.F$2])/131" office:value-type="float" office:value="0.907015996010587">
            <text:p>0.91</text:p>
          </table:table-cell>
          <table:table-cell table:formula="of:=([.C131]-[.G$2])/131" office:value-type="float" office:value="-0.360504814147071">
            <text:p>-0.36</text:p>
          </table:table-cell>
          <table:table-cell table:formula="of:=[.J131]*2*3.141592/360" office:value-type="float" office:value="0.0158304122052161">
            <text:p>0.0158304122</text:p>
          </table:table-cell>
          <table:table-cell table:formula="of:=[.L131]*[.L131]*0.75" office:value-type="float" office:value="0.000187951462940291">
            <text:p>0.0001879515</text:p>
          </table:table-cell>
          <table:table-cell table:formula="of:=[.N130]+[.M131]*0.1" office:value-type="float" office:value="2.98872779853186">
            <text:p>2.9887277985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table:number-columns-repeated="5"/>
          <table:table-cell table:formula="of:=([.A132]-[.E$2])/131" office:value-type="float" office:value="0.31497180559285">
            <text:p>0.31</text:p>
          </table:table-cell>
          <table:table-cell table:formula="of:=([.B132]-[.F$2])/131" office:value-type="float" office:value="0.800145767002954">
            <text:p>0.80</text:p>
          </table:table-cell>
          <table:table-cell table:formula="of:=([.C132]-[.G$2])/131" office:value-type="float" office:value="-0.421573516437148">
            <text:p>-0.42</text:p>
          </table:table-cell>
          <table:table-cell table:formula="of:=[.J132]*2*3.141592/360" office:value-type="float" office:value="0.0139651752247241">
            <text:p>0.0139651752</text:p>
          </table:table-cell>
          <table:table-cell table:formula="of:=[.L132]*[.L132]*0.75" office:value-type="float" office:value="0.000146269589292937">
            <text:p>0.0001462696</text:p>
          </table:table-cell>
          <table:table-cell table:formula="of:=[.N131]+[.M132]*0.1" office:value-type="float" office:value="2.98874242549079">
            <text:p>2.9887424255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table:number-columns-repeated="5"/>
          <table:table-cell table:formula="of:=([.A133]-[.E$2])/131" office:value-type="float" office:value="0.925658828493613">
            <text:p>0.93</text:p>
          </table:table-cell>
          <table:table-cell table:formula="of:=([.B133]-[.F$2])/131" office:value-type="float" office:value="0.609306072346465">
            <text:p>0.61</text:p>
          </table:table-cell>
          <table:table-cell table:formula="of:=([.C133]-[.G$2])/131" office:value-type="float" office:value="-0.635313974452415">
            <text:p>-0.64</text:p>
          </table:table-cell>
          <table:table-cell table:formula="of:=[.J133]*2*3.141592/360" office:value-type="float" office:value="0.0106343949024171">
            <text:p>0.0106343949</text:p>
          </table:table-cell>
          <table:table-cell table:formula="of:=[.L133]*[.L133]*0.75" office:value-type="float" office:value="0.000084817766205416">
            <text:p>8.4817766205416E-005</text:p>
          </table:table-cell>
          <table:table-cell table:formula="of:=[.N132]+[.M133]*0.1" office:value-type="float" office:value="2.98875090726741">
            <text:p>2.9887509073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  <table:table-cell table:number-columns-repeated="5"/>
          <table:table-cell table:formula="of:=([.A134]-[.E$2])/131" office:value-type="float" office:value="0.910391652921094">
            <text:p>0.91</text:p>
          </table:table-cell>
          <table:table-cell table:formula="of:=([.B134]-[.F$2])/131" office:value-type="float" office:value="0.548237370056389">
            <text:p>0.55</text:p>
          </table:table-cell>
          <table:table-cell table:formula="of:=([.C134]-[.G$2])/131" office:value-type="float" office:value="-0.192565882849361">
            <text:p>-0.19</text:p>
          </table:table-cell>
          <table:table-cell table:formula="of:=[.J134]*2*3.141592/360" office:value-type="float" office:value="0.00956854519927884">
            <text:p>0.0095685452</text:p>
          </table:table-cell>
          <table:table-cell table:formula="of:=[.L134]*[.L134]*0.75" office:value-type="float" office:value="0.0000686677929229816">
            <text:p>6.86677929229816E-005</text:p>
          </table:table-cell>
          <table:table-cell table:formula="of:=[.N133]+[.M134]*0.1" office:value-type="float" office:value="2.9887577740467">
            <text:p>2.988757774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table:number-columns-repeated="5"/>
          <table:table-cell table:formula="of:=([.A135]-[.E$2])/131" office:value-type="float" office:value="1.52107867582186">
            <text:p>1.52</text:p>
          </table:table-cell>
          <table:table-cell table:formula="of:=([.B135]-[.F$2])/131" office:value-type="float" office:value="0.609306072346465">
            <text:p>0.61</text:p>
          </table:table-cell>
          <table:table-cell table:formula="of:=([.C135]-[.G$2])/131" office:value-type="float" office:value="0.318884498830028">
            <text:p>0.32</text:p>
          </table:table-cell>
          <table:table-cell table:formula="of:=[.J135]*2*3.141592/360" office:value-type="float" office:value="0.0106343949024171">
            <text:p>0.0106343949</text:p>
          </table:table-cell>
          <table:table-cell table:formula="of:=[.L135]*[.L135]*0.75" office:value-type="float" office:value="0.000084817766205416">
            <text:p>8.4817766205416E-005</text:p>
          </table:table-cell>
          <table:table-cell table:formula="of:=[.N134]+[.M135]*0.1" office:value-type="float" office:value="2.98876625582332">
            <text:p>2.9887662558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table:number-columns-repeated="5"/>
          <table:table-cell table:formula="of:=([.A136]-[.E$2])/131" office:value-type="float" office:value="1.76535348498216">
            <text:p>1.77</text:p>
          </table:table-cell>
          <table:table-cell table:formula="of:=([.B136]-[.F$2])/131" office:value-type="float" office:value="0.548237370056389">
            <text:p>0.55</text:p>
          </table:table-cell>
          <table:table-cell table:formula="of:=([.C136]-[.G$2])/131" office:value-type="float" office:value="0.158579155318578">
            <text:p>0.16</text:p>
          </table:table-cell>
          <table:table-cell table:formula="of:=[.J136]*2*3.141592/360" office:value-type="float" office:value="0.00956854519927884">
            <text:p>0.0095685452</text:p>
          </table:table-cell>
          <table:table-cell table:formula="of:=[.L136]*[.L136]*0.75" office:value-type="float" office:value="0.0000686677929229816">
            <text:p>6.86677929229816E-005</text:p>
          </table:table-cell>
          <table:table-cell table:formula="of:=[.N135]+[.M136]*0.1" office:value-type="float" office:value="2.98877312260261">
            <text:p>2.9887731226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63">
            <text:p>63</text:p>
          </table:table-cell>
          <table:table-cell office:value-type="float" office:value="195">
            <text:p>195</text:p>
          </table:table-cell>
          <table:table-cell table:number-columns-repeated="5"/>
          <table:table-cell table:formula="of:=([.A137]-[.E$2])/131" office:value-type="float" office:value="0.689017607119567">
            <text:p>0.69</text:p>
          </table:table-cell>
          <table:table-cell table:formula="of:=([.B137]-[.F$2])/131" office:value-type="float" office:value="0.952817522728144">
            <text:p>0.95</text:p>
          </table:table-cell>
          <table:table-cell table:formula="of:=([.C137]-[.G$2])/131" office:value-type="float" office:value="0.135678391959799">
            <text:p>0.14</text:p>
          </table:table-cell>
          <table:table-cell table:formula="of:=[.J137]*2*3.141592/360" office:value-type="float" office:value="0.0166297994825698">
            <text:p>0.0166297995</text:p>
          </table:table-cell>
          <table:table-cell table:formula="of:=[.L137]*[.L137]*0.75" office:value-type="float" office:value="0.000207412673122858">
            <text:p>0.0002074127</text:p>
          </table:table-cell>
          <table:table-cell table:formula="of:=[.N136]+[.M137]*0.1" office:value-type="float" office:value="2.98879386386993">
            <text:p>2.988793863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5"/>
          <table:table-cell table:formula="of:=([.A138]-[.E$2])/131" office:value-type="float" office:value="-0.509455675323181">
            <text:p>-0.51</text:p>
          </table:table-cell>
          <table:table-cell table:formula="of:=([.B138]-[.F$2])/131" office:value-type="float" office:value="0.70090912578158">
            <text:p>0.70</text:p>
          </table:table-cell>
          <table:table-cell table:formula="of:=([.C138]-[.G$2])/131" office:value-type="float" office:value="0.0822432774559823">
            <text:p>0.08</text:p>
          </table:table-cell>
          <table:table-cell table:formula="of:=[.J138]*2*3.141592/360" office:value-type="float" office:value="0.0122331694571245">
            <text:p>0.0122331695</text:p>
          </table:table-cell>
          <table:table-cell table:formula="of:=[.L138]*[.L138]*0.75" office:value-type="float" office:value="0.000112237826225042">
            <text:p>0.0001122378</text:p>
          </table:table-cell>
          <table:table-cell table:formula="of:=[.N137]+[.M138]*0.1" office:value-type="float" office:value="2.98880508765255">
            <text:p>2.9888050877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table:number-columns-repeated="5"/>
          <table:table-cell table:formula="of:=([.A139]-[.E$2])/131" office:value-type="float" office:value="0.00199470635620849">
            <text:p>0.00</text:p>
          </table:table-cell>
          <table:table-cell table:formula="of:=([.B139]-[.F$2])/131" office:value-type="float" office:value="1.38029843875868">
            <text:p>1.38</text:p>
          </table:table-cell>
          <table:table-cell table:formula="of:=([.C139]-[.G$2])/131" office:value-type="float" office:value="-0.337604050788293">
            <text:p>-0.34</text:p>
          </table:table-cell>
          <table:table-cell table:formula="of:=[.J139]*2*3.141592/360" office:value-type="float" office:value="0.0240907474045375">
            <text:p>0.0240907474</text:p>
          </table:table-cell>
          <table:table-cell table:formula="of:=[.L139]*[.L139]*0.75" office:value-type="float" office:value="0.000435273082881924">
            <text:p>0.0004352731</text:p>
          </table:table-cell>
          <table:table-cell table:formula="of:=[.N138]+[.M139]*0.1" office:value-type="float" office:value="2.98884861496084">
            <text:p>2.98884861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table:number-columns-repeated="5"/>
          <table:table-cell table:formula="of:=([.A140]-[.E$2])/131" office:value-type="float" office:value="0.391307683455445">
            <text:p>0.39</text:p>
          </table:table-cell>
          <table:table-cell table:formula="of:=([.B140]-[.F$2])/131" office:value-type="float" office:value="1.38029843875868">
            <text:p>1.38</text:p>
          </table:table-cell>
          <table:table-cell table:formula="of:=([.C140]-[.G$2])/131" office:value-type="float" office:value="-0.787985730177606">
            <text:p>-0.79</text:p>
          </table:table-cell>
          <table:table-cell table:formula="of:=[.J140]*2*3.141592/360" office:value-type="float" office:value="0.0240907474045375">
            <text:p>0.0240907474</text:p>
          </table:table-cell>
          <table:table-cell table:formula="of:=[.L140]*[.L140]*0.75" office:value-type="float" office:value="0.000435273082881924">
            <text:p>0.0004352731</text:p>
          </table:table-cell>
          <table:table-cell table:formula="of:=[.N139]+[.M140]*0.1" office:value-type="float" office:value="2.98889214226913">
            <text:p>2.988892142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([.A141]-[.E$2])/131" office:value-type="float" office:value="0.30733821780659">
            <text:p>0.31</text:p>
          </table:table-cell>
          <table:table-cell table:formula="of:=([.B141]-[.F$2])/131" office:value-type="float" office:value="1.01388622501822">
            <text:p>1.01</text:p>
          </table:table-cell>
          <table:table-cell table:formula="of:=([.C141]-[.G$2])/131" office:value-type="float" office:value="-0.910123134757758">
            <text:p>-0.91</text:p>
          </table:table-cell>
          <table:table-cell table:formula="of:=[.J141]*2*3.141592/360" office:value-type="float" office:value="0.017695649185708">
            <text:p>0.0176956492</text:p>
          </table:table-cell>
          <table:table-cell table:formula="of:=[.L141]*[.L141]*0.75" office:value-type="float" office:value="0.000234852000077737">
            <text:p>0.000234852</text:p>
          </table:table-cell>
          <table:table-cell table:formula="of:=[.N140]+[.M141]*0.1" office:value-type="float" office:value="2.98891562746913">
            <text:p>2.9889156275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table:number-columns-repeated="5"/>
          <table:table-cell table:formula="of:=([.A142]-[.E$2])/131" office:value-type="float" office:value="0.276803866661552">
            <text:p>0.28</text:p>
          </table:table-cell>
          <table:table-cell table:formula="of:=([.B142]-[.F$2])/131" office:value-type="float" office:value="0.616939660132725">
            <text:p>0.62</text:p>
          </table:table-cell>
          <table:table-cell table:formula="of:=([.C142]-[.G$2])/131" office:value-type="float" office:value="-0.704016264528751">
            <text:p>-0.70</text:p>
          </table:table-cell>
          <table:table-cell table:formula="of:=[.J142]*2*3.141592/360" office:value-type="float" office:value="0.0107676261153094">
            <text:p>0.0107676261</text:p>
          </table:table-cell>
          <table:table-cell table:formula="of:=[.L142]*[.L142]*0.75" office:value-type="float" office:value="0.0000869563291193193">
            <text:p>8.69563291193193E-005</text:p>
          </table:table-cell>
          <table:table-cell table:formula="of:=[.N141]+[.M142]*0.1" office:value-type="float" office:value="2.98892432310205">
            <text:p>2.988924323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-117">
            <text:p>-117</text:p>
          </table:table-cell>
          <table:table-cell office:value-type="float" office:value="99">
            <text:p>99</text:p>
          </table:table-cell>
          <table:table-cell table:number-columns-repeated="5"/>
          <table:table-cell table:formula="of:=([.A143]-[.E$2])/131" office:value-type="float" office:value="0.30733821780659">
            <text:p>0.31</text:p>
          </table:table-cell>
          <table:table-cell table:formula="of:=([.B143]-[.F$2])/131" office:value-type="float" office:value="-0.421228278798573">
            <text:p>-0.42</text:p>
          </table:table-cell>
          <table:table-cell table:formula="of:=([.C143]-[.G$2])/131" office:value-type="float" office:value="-0.597146035521117">
            <text:p>-0.60</text:p>
          </table:table-cell>
          <table:table-cell table:formula="of:=[.J143]*2*3.141592/360" office:value-type="float" office:value="-0.00735181883804093">
            <text:p>-0.0073518188</text:p>
          </table:table-cell>
          <table:table-cell table:formula="of:=[.L143]*[.L143]*0.75" office:value-type="float" office:value="0.0000405369301705301">
            <text:p>4.05369301705301E-005</text:p>
          </table:table-cell>
          <table:table-cell table:formula="of:=[.N142]+[.M143]*0.1" office:value-type="float" office:value="2.98892837679506">
            <text:p>2.988928376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170">
            <text:p>-170</text:p>
          </table:table-cell>
          <table:table-cell office:value-type="float" office:value="108">
            <text:p>108</text:p>
          </table:table-cell>
          <table:table-cell table:number-columns-repeated="5"/>
          <table:table-cell table:formula="of:=([.A144]-[.E$2])/131" office:value-type="float" office:value="-0.242280102804097">
            <text:p>-0.24</text:p>
          </table:table-cell>
          <table:table-cell table:formula="of:=([.B144]-[.F$2])/131" office:value-type="float" office:value="-0.825808431470329">
            <text:p>-0.83</text:p>
          </table:table-cell>
          <table:table-cell table:formula="of:=([.C144]-[.G$2])/131" office:value-type="float" office:value="-0.528443745444781">
            <text:p>-0.53</text:p>
          </table:table-cell>
          <table:table-cell table:formula="of:=[.J144]*2*3.141592/360" office:value-type="float" office:value="-0.0144130731213319">
            <text:p>-0.0144130731</text:p>
          </table:table-cell>
          <table:table-cell table:formula="of:=[.L144]*[.L144]*0.75" office:value-type="float" office:value="0.000155802507600644">
            <text:p>0.0001558025</text:p>
          </table:table-cell>
          <table:table-cell table:formula="of:=[.N143]+[.M144]*0.1" office:value-type="float" office:value="2.98894395704582">
            <text:p>2.98894395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156">
            <text:p>-156</text:p>
          </table:table-cell>
          <table:table-cell office:value-type="float" office:value="126">
            <text:p>126</text:p>
          </table:table-cell>
          <table:table-cell table:number-columns-repeated="5"/>
          <table:table-cell table:formula="of:=([.A145]-[.E$2])/131" office:value-type="float" office:value="-0.158310637155242">
            <text:p>-0.16</text:p>
          </table:table-cell>
          <table:table-cell table:formula="of:=([.B145]-[.F$2])/131" office:value-type="float" office:value="-0.718938202462695">
            <text:p>-0.72</text:p>
          </table:table-cell>
          <table:table-cell table:formula="of:=([.C145]-[.G$2])/131" office:value-type="float" office:value="-0.391039165292109">
            <text:p>-0.39</text:p>
          </table:table-cell>
          <table:table-cell table:formula="of:=[.J145]*2*3.141592/360" office:value-type="float" office:value="-0.0125478361408399">
            <text:p>-0.0125478361</text:p>
          </table:table-cell>
          <table:table-cell table:formula="of:=[.L145]*[.L145]*0.75" office:value-type="float" office:value="0.000118086143863026">
            <text:p>0.0001180861</text:p>
          </table:table-cell>
          <table:table-cell table:formula="of:=[.N144]+[.M145]*0.1" office:value-type="float" office:value="2.98895576566021">
            <text:p>2.9889557657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-120">
            <text:p>-120</text:p>
          </table:table-cell>
          <table:table-cell office:value-type="float" office:value="102">
            <text:p>102</text:p>
          </table:table-cell>
          <table:table-cell table:number-columns-repeated="5"/>
          <table:table-cell table:formula="of:=([.A146]-[.E$2])/131" office:value-type="float" office:value="-0.0209060570025701">
            <text:p>-0.02</text:p>
          </table:table-cell>
          <table:table-cell table:formula="of:=([.B146]-[.F$2])/131" office:value-type="float" office:value="-0.444129042157352">
            <text:p>-0.44</text:p>
          </table:table-cell>
          <table:table-cell table:formula="of:=([.C146]-[.G$2])/131" office:value-type="float" office:value="-0.574245272162338">
            <text:p>-0.57</text:p>
          </table:table-cell>
          <table:table-cell table:formula="of:=[.J146]*2*3.141592/360" office:value-type="float" office:value="-0.00775151247671777">
            <text:p>-0.0077515125</text:p>
          </table:table-cell>
          <table:table-cell table:formula="of:=[.L146]*[.L146]*0.75" office:value-type="float" office:value="0.0000450644592575334">
            <text:p>4.50644592575334E-005</text:p>
          </table:table-cell>
          <table:table-cell table:formula="of:=[.N145]+[.M146]*0.1" office:value-type="float" office:value="2.98896027210613">
            <text:p>2.9889602721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-151">
            <text:p>-151</text:p>
          </table:table-cell>
          <table:table-cell office:value-type="float" office:value="109">
            <text:p>109</text:p>
          </table:table-cell>
          <table:table-cell table:number-columns-repeated="5"/>
          <table:table-cell table:formula="of:=([.A147]-[.E$2])/131" office:value-type="float" office:value="0.192834401012697">
            <text:p>0.19</text:p>
          </table:table-cell>
          <table:table-cell table:formula="of:=([.B147]-[.F$2])/131" office:value-type="float" office:value="-0.680770263531398">
            <text:p>-0.68</text:p>
          </table:table-cell>
          <table:table-cell table:formula="of:=([.C147]-[.G$2])/131" office:value-type="float" office:value="-0.520810157658522">
            <text:p>-0.52</text:p>
          </table:table-cell>
          <table:table-cell table:formula="of:=[.J147]*2*3.141592/360" office:value-type="float" office:value="-0.0118816800763785">
            <text:p>-0.0118816801</text:p>
          </table:table-cell>
          <table:table-cell table:formula="of:=[.L147]*[.L147]*0.75" office:value-type="float" office:value="0.000105880741078057">
            <text:p>0.0001058807</text:p>
          </table:table-cell>
          <table:table-cell table:formula="of:=[.N146]+[.M147]*0.1" office:value-type="float" office:value="2.98897086018024">
            <text:p>2.9889708602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-231">
            <text:p>-231</text:p>
          </table:table-cell>
          <table:table-cell office:value-type="float" office:value="153">
            <text:p>153</text:p>
          </table:table-cell>
          <table:table-cell table:number-columns-repeated="5"/>
          <table:table-cell table:formula="of:=([.A148]-[.E$2])/131" office:value-type="float" office:value="0.0172618819287276">
            <text:p>0.02</text:p>
          </table:table-cell>
          <table:table-cell table:formula="of:=([.B148]-[.F$2])/131" office:value-type="float" office:value="-1.29145728643216">
            <text:p>-1.29</text:p>
          </table:table-cell>
          <table:table-cell table:formula="of:=([.C148]-[.G$2])/131" office:value-type="float" office:value="-0.184932295063102">
            <text:p>-0.18</text:p>
          </table:table-cell>
          <table:table-cell table:formula="of:=[.J148]*2*3.141592/360" office:value-type="float" office:value="-0.022540177107761">
            <text:p>-0.0225401771</text:p>
          </table:table-cell>
          <table:table-cell table:formula="of:=[.L148]*[.L148]*0.75" office:value-type="float" office:value="0.000381044688036926">
            <text:p>0.0003810447</text:p>
          </table:table-cell>
          <table:table-cell table:formula="of:=[.N147]+[.M148]*0.1" office:value-type="float" office:value="2.98900896464905">
            <text:p>2.9890089646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-220">
            <text:p>-220</text:p>
          </table:table-cell>
          <table:table-cell office:value-type="float" office:value="184">
            <text:p>184</text:p>
          </table:table-cell>
          <table:table-cell table:number-columns-repeated="5"/>
          <table:table-cell table:formula="of:=([.A149]-[.E$2])/131" office:value-type="float" office:value="0.444742797959262">
            <text:p>0.44</text:p>
          </table:table-cell>
          <table:table-cell table:formula="of:=([.B149]-[.F$2])/131" office:value-type="float" office:value="-1.20748782078331">
            <text:p>-1.21</text:p>
          </table:table-cell>
          <table:table-cell table:formula="of:=([.C149]-[.G$2])/131" office:value-type="float" office:value="0.0517089263109441">
            <text:p>0.05</text:p>
          </table:table-cell>
          <table:table-cell table:formula="of:=[.J149]*2*3.141592/360" office:value-type="float" office:value="-0.0210746337659459">
            <text:p>-0.0210746338</text:p>
          </table:table-cell>
          <table:table-cell table:formula="of:=[.L149]*[.L149]*0.75" office:value-type="float" office:value="0.000333105141276561">
            <text:p>0.0003331051</text:p>
          </table:table-cell>
          <table:table-cell table:formula="of:=[.N148]+[.M149]*0.1" office:value-type="float" office:value="2.98904227516317">
            <text:p>2.9890422752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-248">
            <text:p>-248</text:p>
          </table:table-cell>
          <table:table-cell office:value-type="float" office:value="205">
            <text:p>205</text:p>
          </table:table-cell>
          <table:table-cell table:number-columns-repeated="5"/>
          <table:table-cell table:formula="of:=([.A150]-[.E$2])/131" office:value-type="float" office:value="0.0859641720050634">
            <text:p>0.09</text:p>
          </table:table-cell>
          <table:table-cell table:formula="of:=([.B150]-[.F$2])/131" office:value-type="float" office:value="-1.42122827879857">
            <text:p>-1.42</text:p>
          </table:table-cell>
          <table:table-cell table:formula="of:=([.C150]-[.G$2])/131" office:value-type="float" office:value="0.212014269822394">
            <text:p>0.21</text:p>
          </table:table-cell>
          <table:table-cell table:formula="of:=[.J150]*2*3.141592/360" office:value-type="float" office:value="-0.0248051077269298">
            <text:p>-0.0248051077</text:p>
          </table:table-cell>
          <table:table-cell table:formula="of:=[.L150]*[.L150]*0.75" office:value-type="float" office:value="0.000461470027008445">
            <text:p>0.00046147</text:p>
          </table:table-cell>
          <table:table-cell table:formula="of:=[.N149]+[.M150]*0.1" office:value-type="float" office:value="2.98908842216587">
            <text:p>2.989088422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164">
            <text:p>-164</text:p>
          </table:table-cell>
          <table:table-cell office:value-type="float" office:value="196">
            <text:p>196</text:p>
          </table:table-cell>
          <table:table-cell table:number-columns-repeated="5"/>
          <table:table-cell table:formula="of:=([.A151]-[.E$2])/131" office:value-type="float" office:value="-0.0743411715063869">
            <text:p>-0.07</text:p>
          </table:table-cell>
          <table:table-cell table:formula="of:=([.B151]-[.F$2])/131" office:value-type="float" office:value="-0.780006904752771">
            <text:p>-0.78</text:p>
          </table:table-cell>
          <table:table-cell table:formula="of:=([.C151]-[.G$2])/131" office:value-type="float" office:value="0.143311979746059">
            <text:p>0.14</text:p>
          </table:table-cell>
          <table:table-cell table:formula="of:=[.J151]*2*3.141592/360" office:value-type="float" office:value="-0.0136136858439782">
            <text:p>-0.0136136858</text:p>
          </table:table-cell>
          <table:table-cell table:formula="of:=[.L151]*[.L151]*0.75" office:value-type="float" office:value="0.000138999331693899">
            <text:p>0.0001389993</text:p>
          </table:table-cell>
          <table:table-cell table:formula="of:=[.N150]+[.M151]*0.1" office:value-type="float" office:value="2.98910232209904">
            <text:p>2.989102322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-170">
            <text:p>-170</text:p>
          </table:table-cell>
          <table:table-cell office:value-type="float" office:value="192">
            <text:p>192</text:p>
          </table:table-cell>
          <table:table-cell table:number-columns-repeated="5"/>
          <table:table-cell table:formula="of:=([.A152]-[.E$2])/131" office:value-type="float" office:value="-0.0285396447888297">
            <text:p>-0.03</text:p>
          </table:table-cell>
          <table:table-cell table:formula="of:=([.B152]-[.F$2])/131" office:value-type="float" office:value="-0.825808431470329">
            <text:p>-0.83</text:p>
          </table:table-cell>
          <table:table-cell table:formula="of:=([.C152]-[.G$2])/131" office:value-type="float" office:value="0.11277762860102">
            <text:p>0.11</text:p>
          </table:table-cell>
          <table:table-cell table:formula="of:=[.J152]*2*3.141592/360" office:value-type="float" office:value="-0.0144130731213319">
            <text:p>-0.0144130731</text:p>
          </table:table-cell>
          <table:table-cell table:formula="of:=[.L152]*[.L152]*0.75" office:value-type="float" office:value="0.000155802507600644">
            <text:p>0.0001558025</text:p>
          </table:table-cell>
          <table:table-cell table:formula="of:=[.N151]+[.M152]*0.1" office:value-type="float" office:value="2.9891179023498">
            <text:p>2.989117902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193">
            <text:p>-193</text:p>
          </table:table-cell>
          <table:table-cell office:value-type="float" office:value="246">
            <text:p>246</text:p>
          </table:table-cell>
          <table:table-cell table:number-columns-repeated="5"/>
          <table:table-cell table:formula="of:=([.A153]-[.E$2])/131" office:value-type="float" office:value="-0.0514404081476083">
            <text:p>-0.05</text:p>
          </table:table-cell>
          <table:table-cell table:formula="of:=([.B153]-[.F$2])/131" office:value-type="float" office:value="-1.0013809505543">
            <text:p>-1.00</text:p>
          </table:table-cell>
          <table:table-cell table:formula="of:=([.C153]-[.G$2])/131" office:value-type="float" office:value="0.524991369059036">
            <text:p>0.52</text:p>
          </table:table-cell>
          <table:table-cell table:formula="of:=[.J153]*2*3.141592/360" office:value-type="float" office:value="-0.0174773910178543">
            <text:p>-0.017477391</text:p>
          </table:table-cell>
          <table:table-cell table:formula="of:=[.L153]*[.L153]*0.75" office:value-type="float" office:value="0.000229094397593231">
            <text:p>0.0002290944</text:p>
          </table:table-cell>
          <table:table-cell table:formula="of:=[.N152]+[.M153]*0.1" office:value-type="float" office:value="2.98914081178956">
            <text:p>2.9891408118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-90">
            <text:p>-90</text:p>
          </table:table-cell>
          <table:table-cell office:value-type="float" office:value="193">
            <text:p>193</text:p>
          </table:table-cell>
          <table:table-cell table:number-columns-repeated="5"/>
          <table:table-cell table:formula="of:=([.A154]-[.E$2])/131" office:value-type="float" office:value="0.452376385745521">
            <text:p>0.45</text:p>
          </table:table-cell>
          <table:table-cell table:formula="of:=([.B154]-[.F$2])/131" office:value-type="float" office:value="-0.215121408569565">
            <text:p>-0.22</text:p>
          </table:table-cell>
          <table:table-cell table:formula="of:=([.C154]-[.G$2])/131" office:value-type="float" office:value="0.12041121638728">
            <text:p>0.12</text:p>
          </table:table-cell>
          <table:table-cell table:formula="of:=[.J154]*2*3.141592/360" office:value-type="float" office:value="-0.00375457608994932">
            <text:p>-0.0037545761</text:p>
          </table:table-cell>
          <table:table-cell table:formula="of:=[.L154]*[.L154]*0.75" office:value-type="float" office:value="0.0000105726312114144">
            <text:p>1.05726312114144E-005</text:p>
          </table:table-cell>
          <table:table-cell table:formula="of:=[.N153]+[.M154]*0.1" office:value-type="float" office:value="2.98914186905268">
            <text:p>2.9891418691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-218">
            <text:p>-218</text:p>
          </table:table-cell>
          <table:table-cell office:value-type="float" office:value="203">
            <text:p>203</text:p>
          </table:table-cell>
          <table:table-cell table:number-columns-repeated="5"/>
          <table:table-cell table:formula="of:=([.A155]-[.E$2])/131" office:value-type="float" office:value="0.505811500249338">
            <text:p>0.51</text:p>
          </table:table-cell>
          <table:table-cell table:formula="of:=([.B155]-[.F$2])/131" office:value-type="float" office:value="-1.19222064521079">
            <text:p>-1.19</text:p>
          </table:table-cell>
          <table:table-cell table:formula="of:=([.C155]-[.G$2])/131" office:value-type="float" office:value="0.196747094249875">
            <text:p>0.20</text:p>
          </table:table-cell>
          <table:table-cell table:formula="of:=[.J155]*2*3.141592/360" office:value-type="float" office:value="-0.0208081713401614">
            <text:p>-0.0208081713</text:p>
          </table:table-cell>
          <table:table-cell table:formula="of:=[.L155]*[.L155]*0.75" office:value-type="float" office:value="0.000324734995891135">
            <text:p>0.000324735</text:p>
          </table:table-cell>
          <table:table-cell table:formula="of:=[.N154]+[.M155]*0.1" office:value-type="float" office:value="2.98917434255227">
            <text:p>2.9891743426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-158">
            <text:p>-158</text:p>
          </table:table-cell>
          <table:table-cell office:value-type="float" office:value="223">
            <text:p>223</text:p>
          </table:table-cell>
          <table:table-cell table:number-columns-repeated="5"/>
          <table:table-cell table:formula="of:=([.A156]-[.E$2])/131" office:value-type="float" office:value="0.231002339943995">
            <text:p>0.23</text:p>
          </table:table-cell>
          <table:table-cell table:formula="of:=([.B156]-[.F$2])/131" office:value-type="float" office:value="-0.734205378035214">
            <text:p>-0.73</text:p>
          </table:table-cell>
          <table:table-cell table:formula="of:=([.C156]-[.G$2])/131" office:value-type="float" office:value="0.349418849975066">
            <text:p>0.35</text:p>
          </table:table-cell>
          <table:table-cell table:formula="of:=[.J156]*2*3.141592/360" office:value-type="float" office:value="-0.0128142985666245">
            <text:p>-0.0128142986</text:p>
          </table:table-cell>
          <table:table-cell table:formula="of:=[.L156]*[.L156]*0.75" office:value-type="float" office:value="0.000123154685815946">
            <text:p>0.0001231547</text:p>
          </table:table-cell>
          <table:table-cell table:formula="of:=[.N155]+[.M156]*0.1" office:value-type="float" office:value="2.98918665802086">
            <text:p>2.98918665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-64">
            <text:p>-64</text:p>
          </table:table-cell>
          <table:table-cell office:value-type="float" office:value="185">
            <text:p>185</text:p>
          </table:table-cell>
          <table:table-cell table:number-columns-repeated="5"/>
          <table:table-cell table:formula="of:=([.A157]-[.E$2])/131" office:value-type="float" office:value="0.711918370478346">
            <text:p>0.71</text:p>
          </table:table-cell>
          <table:table-cell table:formula="of:=([.B157]-[.F$2])/131" office:value-type="float" office:value="-0.0166481261268173">
            <text:p>-0.02</text:p>
          </table:table-cell>
          <table:table-cell table:formula="of:=([.C157]-[.G$2])/131" office:value-type="float" office:value="0.0593425140972036">
            <text:p>0.06</text:p>
          </table:table-cell>
          <table:table-cell table:formula="of:=[.J157]*2*3.141592/360" office:value-type="float" office:value="-0.000290564554750001">
            <text:p>-0.0002905646</text:p>
          </table:table-cell>
          <table:table-cell table:formula="of:=[.L157]*[.L157]*0.75" office:value-type="float" office:value="0.0000000633208203577996">
            <text:p>6.33208203577996E-008</text:p>
          </table:table-cell>
          <table:table-cell table:formula="of:=[.N156]+[.M157]*0.1" office:value-type="float" office:value="2.98918666435294">
            <text:p>2.9891866644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-16">
            <text:p>-16</text:p>
          </table:table-cell>
          <table:table-cell office:value-type="float" office:value="178">
            <text:p>178</text:p>
          </table:table-cell>
          <table:table-cell table:number-columns-repeated="5"/>
          <table:table-cell table:formula="of:=([.A158]-[.E$2])/131" office:value-type="float" office:value="0.834055775058499">
            <text:p>0.83</text:p>
          </table:table-cell>
          <table:table-cell table:formula="of:=([.B158]-[.F$2])/131" office:value-type="float" office:value="0.349764087613641">
            <text:p>0.35</text:p>
          </table:table-cell>
          <table:table-cell table:formula="of:=([.C158]-[.G$2])/131" office:value-type="float" office:value="0.00590739959338684">
            <text:p>0.01</text:p>
          </table:table-cell>
          <table:table-cell table:formula="of:=[.J158]*2*3.141592/360" office:value-type="float" office:value="0.00610453366407952">
            <text:p>0.0061045337</text:p>
          </table:table-cell>
          <table:table-cell table:formula="of:=[.L158]*[.L158]*0.75" office:value-type="float" office:value="0.0000279489984419101">
            <text:p>0.000027949</text:p>
          </table:table-cell>
          <table:table-cell table:formula="of:=[.N157]+[.M158]*0.1" office:value-type="float" office:value="2.98918945925278">
            <text:p>2.9891894593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table:number-columns-repeated="5"/>
          <table:table-cell table:formula="of:=([.A159]-[.E$2])/131" office:value-type="float" office:value="1.08596417200506">
            <text:p>1.09</text:p>
          </table:table-cell>
          <table:table-cell table:formula="of:=([.B159]-[.F$2])/131" office:value-type="float" office:value="0.86884805707929">
            <text:p>0.87</text:p>
          </table:table-cell>
          <table:table-cell table:formula="of:=([.C159]-[.G$2])/131" office:value-type="float" office:value="-0.0856956538417277">
            <text:p>-0.09</text:p>
          </table:table-cell>
          <table:table-cell table:formula="of:=[.J159]*2*3.141592/360" office:value-type="float" office:value="0.0151642561407547">
            <text:p>0.0151642561</text:p>
          </table:table-cell>
          <table:table-cell table:formula="of:=[.L159]*[.L159]*0.75" office:value-type="float" office:value="0.000172465998226812">
            <text:p>0.000172466</text:p>
          </table:table-cell>
          <table:table-cell table:formula="of:=[.N158]+[.M159]*0.1" office:value-type="float" office:value="2.9892067058526">
            <text:p>2.9892067059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-13">
            <text:p>-13</text:p>
          </table:table-cell>
          <table:table-cell office:value-type="float" office:value="201">
            <text:p>201</text:p>
          </table:table-cell>
          <table:table-cell table:number-columns-repeated="5"/>
          <table:table-cell table:formula="of:=([.A160]-[.E$2])/131" office:value-type="float" office:value="0.772987072768422">
            <text:p>0.77</text:p>
          </table:table-cell>
          <table:table-cell table:formula="of:=([.B160]-[.F$2])/131" office:value-type="float" office:value="0.372664850972419">
            <text:p>0.37</text:p>
          </table:table-cell>
          <table:table-cell table:formula="of:=([.C160]-[.G$2])/131" office:value-type="float" office:value="0.181479918677356">
            <text:p>0.18</text:p>
          </table:table-cell>
          <table:table-cell table:formula="of:=[.J160]*2*3.141592/360" office:value-type="float" office:value="0.00650422730275636">
            <text:p>0.0065042273</text:p>
          </table:table-cell>
          <table:table-cell table:formula="of:=[.L160]*[.L160]*0.75" office:value-type="float" office:value="0.000031728729604441">
            <text:p>3.1728729604441E-005</text:p>
          </table:table-cell>
          <table:table-cell table:formula="of:=[.N159]+[.M160]*0.1" office:value-type="float" office:value="2.98920987872556">
            <text:p>2.9892098787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-14">
            <text:p>-14</text:p>
          </table:table-cell>
          <table:table-cell office:value-type="float" office:value="229">
            <text:p>229</text:p>
          </table:table-cell>
          <table:table-cell table:number-columns-repeated="5"/>
          <table:table-cell table:formula="of:=([.A161]-[.E$2])/131" office:value-type="float" office:value="0.772987072768422">
            <text:p>0.77</text:p>
          </table:table-cell>
          <table:table-cell table:formula="of:=([.B161]-[.F$2])/131" office:value-type="float" office:value="0.36503126318616">
            <text:p>0.37</text:p>
          </table:table-cell>
          <table:table-cell table:formula="of:=([.C161]-[.G$2])/131" office:value-type="float" office:value="0.395220376692623">
            <text:p>0.40</text:p>
          </table:table-cell>
          <table:table-cell table:formula="of:=[.J161]*2*3.141592/360" office:value-type="float" office:value="0.00637099608986408">
            <text:p>0.0063709961</text:p>
          </table:table-cell>
          <table:table-cell table:formula="of:=[.L161]*[.L161]*0.75" office:value-type="float" office:value="0.0000304421933827975">
            <text:p>3.04421933827975E-005</text:p>
          </table:table-cell>
          <table:table-cell table:formula="of:=[.N160]+[.M161]*0.1" office:value-type="float" office:value="2.9892129229449">
            <text:p>2.989212922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-105">
            <text:p>-105</text:p>
          </table:table-cell>
          <table:table-cell office:value-type="float" office:value="281">
            <text:p>281</text:p>
          </table:table-cell>
          <table:table-cell table:number-columns-repeated="5"/>
          <table:table-cell table:formula="of:=([.A162]-[.E$2])/131" office:value-type="float" office:value="0.192834401012697">
            <text:p>0.19</text:p>
          </table:table-cell>
          <table:table-cell table:formula="of:=([.B162]-[.F$2])/131" office:value-type="float" office:value="-0.329625225363458">
            <text:p>-0.33</text:p>
          </table:table-cell>
          <table:table-cell table:formula="of:=([.C162]-[.G$2])/131" office:value-type="float" office:value="0.79216694157812">
            <text:p>0.79</text:p>
          </table:table-cell>
          <table:table-cell table:formula="of:=[.J162]*2*3.141592/360" office:value-type="float" office:value="-0.00575304428333355">
            <text:p>-0.0057530443</text:p>
          </table:table-cell>
          <table:table-cell table:formula="of:=[.L162]*[.L162]*0.75" office:value-type="float" office:value="0.0000248231388944976">
            <text:p>2.48231388944976E-005</text:p>
          </table:table-cell>
          <table:table-cell table:formula="of:=[.N161]+[.M162]*0.1" office:value-type="float" office:value="2.98921540525879">
            <text:p>2.9892154053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-95">
            <text:p>-95</text:p>
          </table:table-cell>
          <table:table-cell office:value-type="float" office:value="328">
            <text:p>328</text:p>
          </table:table-cell>
          <table:table-cell table:number-columns-repeated="5"/>
          <table:table-cell table:formula="of:=([.A163]-[.E$2])/131" office:value-type="float" office:value="0.589780965898193">
            <text:p>0.59</text:p>
          </table:table-cell>
          <table:table-cell table:formula="of:=([.B163]-[.F$2])/131" office:value-type="float" office:value="-0.253289347500863">
            <text:p>-0.25</text:p>
          </table:table-cell>
          <table:table-cell table:formula="of:=([.C163]-[.G$2])/131" office:value-type="float" office:value="1.15094556753232">
            <text:p>1.15</text:p>
          </table:table-cell>
          <table:table-cell table:formula="of:=[.J163]*2*3.141592/360" office:value-type="float" office:value="-0.00442073215441073">
            <text:p>-0.0044207322</text:p>
          </table:table-cell>
          <table:table-cell table:formula="of:=[.L163]*[.L163]*0.75" office:value-type="float" office:value="0.0000146571545857807">
            <text:p>1.46571545857807E-005</text:p>
          </table:table-cell>
          <table:table-cell table:formula="of:=[.N162]+[.M163]*0.1" office:value-type="float" office:value="2.98921687097425">
            <text:p>2.989216871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-211">
            <text:p>-211</text:p>
          </table:table-cell>
          <table:table-cell office:value-type="float" office:value="411">
            <text:p>411</text:p>
          </table:table-cell>
          <table:table-cell table:number-columns-repeated="5"/>
          <table:table-cell table:formula="of:=([.A164]-[.E$2])/131" office:value-type="float" office:value="1.04016264528751">
            <text:p>1.04</text:p>
          </table:table-cell>
          <table:table-cell table:formula="of:=([.B164]-[.F$2])/131" office:value-type="float" office:value="-1.13878553070697">
            <text:p>-1.14</text:p>
          </table:table-cell>
          <table:table-cell table:formula="of:=([.C164]-[.G$2])/131" office:value-type="float" office:value="1.78453335379186">
            <text:p>1.78</text:p>
          </table:table-cell>
          <table:table-cell table:formula="of:=[.J164]*2*3.141592/360" office:value-type="float" office:value="-0.0198755528499154">
            <text:p>-0.0198755528</text:p>
          </table:table-cell>
          <table:table-cell table:formula="of:=[.L164]*[.L164]*0.75" office:value-type="float" office:value="0.000296278200817335">
            <text:p>0.0002962782</text:p>
          </table:table-cell>
          <table:table-cell table:formula="of:=[.N163]+[.M164]*0.1" office:value-type="float" office:value="2.98924649879433">
            <text:p>2.9892464988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-278">
            <text:p>-278</text:p>
          </table:table-cell>
          <table:table-cell office:value-type="float" office:value="426">
            <text:p>426</text:p>
          </table:table-cell>
          <table:table-cell table:number-columns-repeated="5"/>
          <table:table-cell table:formula="of:=([.A165]-[.E$2])/131" office:value-type="float" office:value="1.25390310330277">
            <text:p>1.25</text:p>
          </table:table-cell>
          <table:table-cell table:formula="of:=([.B165]-[.F$2])/131" office:value-type="float" office:value="-1.65023591238636">
            <text:p>-1.65</text:p>
          </table:table-cell>
          <table:table-cell table:formula="of:=([.C165]-[.G$2])/131" office:value-type="float" office:value="1.89903717058575">
            <text:p>1.90</text:p>
          </table:table-cell>
          <table:table-cell table:formula="of:=[.J165]*2*3.141592/360" office:value-type="float" office:value="-0.0288020441136983">
            <text:p>-0.0288020441</text:p>
          </table:table-cell>
          <table:table-cell table:formula="of:=[.L165]*[.L165]*0.75" office:value-type="float" office:value="0.000622168308845566">
            <text:p>0.0006221683</text:p>
          </table:table-cell>
          <table:table-cell table:formula="of:=[.N164]+[.M165]*0.1" office:value-type="float" office:value="2.98930871562522">
            <text:p>2.9893087156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-273">
            <text:p>-273</text:p>
          </table:table-cell>
          <table:table-cell office:value-type="float" office:value="455">
            <text:p>455</text:p>
          </table:table-cell>
          <table:table-cell table:number-columns-repeated="5"/>
          <table:table-cell table:formula="of:=([.A166]-[.E$2])/131" office:value-type="float" office:value="0.97146035521117">
            <text:p>0.97</text:p>
          </table:table-cell>
          <table:table-cell table:formula="of:=([.B166]-[.F$2])/131" office:value-type="float" office:value="-1.61206797345506">
            <text:p>-1.61</text:p>
          </table:table-cell>
          <table:table-cell table:formula="of:=([.C166]-[.G$2])/131" office:value-type="float" office:value="2.12041121638728">
            <text:p>2.12</text:p>
          </table:table-cell>
          <table:table-cell table:formula="of:=[.J166]*2*3.141592/360" office:value-type="float" office:value="-0.0281358880492369">
            <text:p>-0.028135888</text:p>
          </table:table-cell>
          <table:table-cell table:formula="of:=[.L166]*[.L166]*0.75" office:value-type="float" office:value="0.000593721147239392">
            <text:p>0.0005937211</text:p>
          </table:table-cell>
          <table:table-cell table:formula="of:=[.N165]+[.M166]*0.1" office:value-type="float" office:value="2.98936808773994">
            <text:p>2.9893680877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-266">
            <text:p>-266</text:p>
          </table:table-cell>
          <table:table-cell office:value-type="float" office:value="559">
            <text:p>559</text:p>
          </table:table-cell>
          <table:table-cell table:number-columns-repeated="5"/>
          <table:table-cell table:formula="of:=([.A167]-[.E$2])/131" office:value-type="float" office:value="1.50581150024934">
            <text:p>1.51</text:p>
          </table:table-cell>
          <table:table-cell table:formula="of:=([.B167]-[.F$2])/131" office:value-type="float" office:value="-1.55863285895124">
            <text:p>-1.56</text:p>
          </table:table-cell>
          <table:table-cell table:formula="of:=([.C167]-[.G$2])/131" office:value-type="float" office:value="2.91430434615827">
            <text:p>2.91</text:p>
          </table:table-cell>
          <table:table-cell table:formula="of:=[.J167]*2*3.141592/360" office:value-type="float" office:value="-0.0272032695589909">
            <text:p>-0.0272032696</text:p>
          </table:table-cell>
          <table:table-cell table:formula="of:=[.L167]*[.L167]*0.75" office:value-type="float" office:value="0.00055501340602434">
            <text:p>0.0005550134</text:p>
          </table:table-cell>
          <table:table-cell table:formula="of:=[.N166]+[.M167]*0.1" office:value-type="float" office:value="2.98942358908054">
            <text:p>2.9894235891</text:p>
          </table:table-cell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-404">
            <text:p>-404</text:p>
          </table:table-cell>
          <table:table-cell office:value-type="float" office:value="688">
            <text:p>688</text:p>
          </table:table-cell>
          <table:table-cell table:number-columns-repeated="5"/>
          <table:table-cell table:formula="of:=([.A168]-[.E$2])/131" office:value-type="float" office:value="3.29207104223407">
            <text:p>3.29</text:p>
          </table:table-cell>
          <table:table-cell table:formula="of:=([.B168]-[.F$2])/131" office:value-type="float" office:value="-2.61206797345506">
            <text:p>-2.61</text:p>
          </table:table-cell>
          <table:table-cell table:formula="of:=([.C168]-[.G$2])/131" office:value-type="float" office:value="3.89903717058575">
            <text:p>3.90</text:p>
          </table:table-cell>
          <table:table-cell table:formula="of:=[.J168]*2*3.141592/360" office:value-type="float" office:value="-0.0455891769381257">
            <text:p>-0.0455891769</text:p>
          </table:table-cell>
          <table:table-cell table:formula="of:=[.L168]*[.L168]*0.75" office:value-type="float" office:value="0.0015587797904218">
            <text:p>0.0015587798</text:p>
          </table:table-cell>
          <table:table-cell table:formula="of:=[.N167]+[.M168]*0.1" office:value-type="float" office:value="2.98957946705959">
            <text:p>2.9895794671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-317">
            <text:p>-317</text:p>
          </table:table-cell>
          <table:table-cell office:value-type="float" office:value="625">
            <text:p>625</text:p>
          </table:table-cell>
          <table:table-cell table:number-columns-repeated="5"/>
          <table:table-cell table:formula="of:=([.A169]-[.E$2])/131" office:value-type="float" office:value="2.42184203460048">
            <text:p>2.42</text:p>
          </table:table-cell>
          <table:table-cell table:formula="of:=([.B169]-[.F$2])/131" office:value-type="float" office:value="-1.94794583605048">
            <text:p>-1.95</text:p>
          </table:table-cell>
          <table:table-cell table:formula="of:=([.C169]-[.G$2])/131" office:value-type="float" office:value="3.4181211400514">
            <text:p>3.42</text:p>
          </table:table-cell>
          <table:table-cell table:formula="of:=[.J169]*2*3.141592/360" office:value-type="float" office:value="-0.0339980614164972">
            <text:p>-0.0339980614</text:p>
          </table:table-cell>
          <table:table-cell table:formula="of:=[.L169]*[.L169]*0.75" office:value-type="float" office:value="0.000866901135059939">
            <text:p>0.0008669011</text:p>
          </table:table-cell>
          <table:table-cell table:formula="of:=[.N168]+[.M169]*0.1" office:value-type="float" office:value="2.98966615717309">
            <text:p>2.989666157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-243">
            <text:p>-243</text:p>
          </table:table-cell>
          <table:table-cell office:value-type="float" office:value="603">
            <text:p>603</text:p>
          </table:table-cell>
          <table:table-cell table:number-columns-repeated="5"/>
          <table:table-cell table:formula="of:=([.A170]-[.E$2])/131" office:value-type="float" office:value="0.864590126203537">
            <text:p>0.86</text:p>
          </table:table-cell>
          <table:table-cell table:formula="of:=([.B170]-[.F$2])/131" office:value-type="float" office:value="-1.38306033986728">
            <text:p>-1.38</text:p>
          </table:table-cell>
          <table:table-cell table:formula="of:=([.C170]-[.G$2])/131" office:value-type="float" office:value="3.25018220875369">
            <text:p>3.25</text:p>
          </table:table-cell>
          <table:table-cell table:formula="of:=[.J170]*2*3.141592/360" office:value-type="float" office:value="-0.0241389516624684">
            <text:p>-0.0241389517</text:p>
          </table:table-cell>
          <table:table-cell table:formula="of:=[.L170]*[.L170]*0.75" office:value-type="float" office:value="0.00043701674052224">
            <text:p>0.0004370167</text:p>
          </table:table-cell>
          <table:table-cell table:formula="of:=[.N169]+[.M170]*0.1" office:value-type="float" office:value="2.98970985884714">
            <text:p>2.9897098588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-322">
            <text:p>-322</text:p>
          </table:table-cell>
          <table:table-cell office:value-type="float" office:value="444">
            <text:p>444</text:p>
          </table:table-cell>
          <table:table-cell table:number-columns-repeated="5"/>
          <table:table-cell table:formula="of:=([.A171]-[.E$2])/131" office:value-type="float" office:value="1.33023898116537">
            <text:p>1.33</text:p>
          </table:table-cell>
          <table:table-cell table:formula="of:=([.B171]-[.F$2])/131" office:value-type="float" office:value="-1.98611377498178">
            <text:p>-1.99</text:p>
          </table:table-cell>
          <table:table-cell table:formula="of:=([.C171]-[.G$2])/131" office:value-type="float" office:value="2.03644175073843">
            <text:p>2.04</text:p>
          </table:table-cell>
          <table:table-cell table:formula="of:=[.J171]*2*3.141592/360" office:value-type="float" office:value="-0.0346642174809587">
            <text:p>-0.0346642175</text:p>
          </table:table-cell>
          <table:table-cell table:formula="of:=[.L171]*[.L171]*0.75" office:value-type="float" office:value="0.0009012059801754">
            <text:p>0.000901206</text:p>
          </table:table-cell>
          <table:table-cell table:formula="of:=[.N170]+[.M171]*0.1" office:value-type="float" office:value="2.98979997944516">
            <text:p>2.9897999794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-319">
            <text:p>-319</text:p>
          </table:table-cell>
          <table:table-cell office:value-type="float" office:value="418">
            <text:p>418</text:p>
          </table:table-cell>
          <table:table-cell table:number-columns-repeated="5"/>
          <table:table-cell table:formula="of:=([.A172]-[.E$2])/131" office:value-type="float" office:value="1.55924661475316">
            <text:p>1.56</text:p>
          </table:table-cell>
          <table:table-cell table:formula="of:=([.B172]-[.F$2])/131" office:value-type="float" office:value="-1.963213011623">
            <text:p>-1.96</text:p>
          </table:table-cell>
          <table:table-cell table:formula="of:=([.C172]-[.G$2])/131" office:value-type="float" office:value="1.83796846829568">
            <text:p>1.84</text:p>
          </table:table-cell>
          <table:table-cell table:formula="of:=[.J172]*2*3.141592/360" office:value-type="float" office:value="-0.0342645238422818">
            <text:p>-0.0342645238</text:p>
          </table:table-cell>
          <table:table-cell table:formula="of:=[.L172]*[.L172]*0.75" office:value-type="float" office:value="0.000880543195603724">
            <text:p>0.0008805432</text:p>
          </table:table-cell>
          <table:table-cell table:formula="of:=[.N171]+[.M172]*0.1" office:value-type="float" office:value="2.98988803376472">
            <text:p>2.9898880338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-159">
            <text:p>-159</text:p>
          </table:table-cell>
          <table:table-cell office:value-type="float" office:value="203">
            <text:p>203</text:p>
          </table:table-cell>
          <table:table-cell table:number-columns-repeated="5"/>
          <table:table-cell table:formula="of:=([.A173]-[.E$2])/131" office:value-type="float" office:value="0.872223713989796">
            <text:p>0.87</text:p>
          </table:table-cell>
          <table:table-cell table:formula="of:=([.B173]-[.F$2])/131" office:value-type="float" office:value="-0.741838965821474">
            <text:p>-0.74</text:p>
          </table:table-cell>
          <table:table-cell table:formula="of:=([.C173]-[.G$2])/131" office:value-type="float" office:value="0.196747094249875">
            <text:p>0.20</text:p>
          </table:table-cell>
          <table:table-cell table:formula="of:=[.J173]*2*3.141592/360" office:value-type="float" office:value="-0.0129475297795168">
            <text:p>-0.0129475298</text:p>
          </table:table-cell>
          <table:table-cell table:formula="of:=[.L173]*[.L173]*0.75" office:value-type="float" office:value="0.000125728895543605">
            <text:p>0.0001257289</text:p>
          </table:table-cell>
          <table:table-cell table:formula="of:=[.N172]+[.M173]*0.1" office:value-type="float" office:value="2.98990060665428">
            <text:p>2.9899006067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-186">
            <text:p>-186</text:p>
          </table:table-cell>
          <table:table-cell office:value-type="float" office:value="82">
            <text:p>82</text:p>
          </table:table-cell>
          <table:table-cell table:number-columns-repeated="5"/>
          <table:table-cell table:formula="of:=([.A174]-[.E$2])/131" office:value-type="float" office:value="1.29207104223407">
            <text:p>1.29</text:p>
          </table:table-cell>
          <table:table-cell table:formula="of:=([.B174]-[.F$2])/131" office:value-type="float" office:value="-0.947945836050481">
            <text:p>-0.95</text:p>
          </table:table-cell>
          <table:table-cell table:formula="of:=([.C174]-[.G$2])/131" office:value-type="float" office:value="-0.726917027887529">
            <text:p>-0.73</text:p>
          </table:table-cell>
          <table:table-cell table:formula="of:=[.J174]*2*3.141592/360" office:value-type="float" office:value="-0.0165447725276084">
            <text:p>-0.0165447725</text:p>
          </table:table-cell>
          <table:table-cell table:formula="of:=[.L174]*[.L174]*0.75" office:value-type="float" office:value="0.000205297123492728">
            <text:p>0.0002052971</text:p>
          </table:table-cell>
          <table:table-cell table:formula="of:=[.N173]+[.M174]*0.1" office:value-type="float" office:value="2.98992113636663">
            <text:p>2.9899211364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23">
            <text:p>23</text:p>
          </table:table-cell>
          <table:table-cell office:value-type="float" office:value="-24">
            <text:p>-24</text:p>
          </table:table-cell>
          <table:table-cell table:number-columns-repeated="5"/>
          <table:table-cell table:formula="of:=([.A175]-[.E$2])/131" office:value-type="float" office:value="0.818788599485979">
            <text:p>0.82</text:p>
          </table:table-cell>
          <table:table-cell table:formula="of:=([.B175]-[.F$2])/131" office:value-type="float" office:value="0.647474011277763">
            <text:p>0.65</text:p>
          </table:table-cell>
          <table:table-cell table:formula="of:=([.C175]-[.G$2])/131" office:value-type="float" office:value="-1.53607733323104">
            <text:p>-1.54</text:p>
          </table:table-cell>
          <table:table-cell table:formula="of:=[.J175]*2*3.141592/360" office:value-type="float" office:value="0.0113005509668785">
            <text:p>0.011300551</text:p>
          </table:table-cell>
          <table:table-cell table:formula="of:=[.L175]*[.L175]*0.75" office:value-type="float" office:value="0.0000957768391162639">
            <text:p>9.57768391162639E-005</text:p>
          </table:table-cell>
          <table:table-cell table:formula="of:=[.N174]+[.M175]*0.1" office:value-type="float" office:value="2.98993071405054">
            <text:p>2.9899307141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01">
            <text:p>101</text:p>
          </table:table-cell>
          <table:table-cell office:value-type="float" office:value="-111">
            <text:p>-111</text:p>
          </table:table-cell>
          <table:table-cell table:number-columns-repeated="5"/>
          <table:table-cell table:formula="of:=([.A176]-[.E$2])/131" office:value-type="float" office:value="0.177567225440178">
            <text:p>0.18</text:p>
          </table:table-cell>
          <table:table-cell table:formula="of:=([.B176]-[.F$2])/131" office:value-type="float" office:value="1.24289385860601">
            <text:p>1.24</text:p>
          </table:table-cell>
          <table:table-cell table:formula="of:=([.C176]-[.G$2])/131" office:value-type="float" office:value="-2.20019947063562">
            <text:p>-2.20</text:p>
          </table:table-cell>
          <table:table-cell table:formula="of:=[.J176]*2*3.141592/360" office:value-type="float" office:value="0.0216925855724765">
            <text:p>0.0216925856</text:p>
          </table:table-cell>
          <table:table-cell table:formula="of:=[.L176]*[.L176]*0.75" office:value-type="float" office:value="0.00035292620161441">
            <text:p>0.0003529262</text:p>
          </table:table-cell>
          <table:table-cell table:formula="of:=[.N175]+[.M176]*0.1" office:value-type="float" office:value="2.9899660066707">
            <text:p>2.9899660067</text:p>
          </table:table-cell>
        </table:table-row>
        <table:table-row table:style-name="ro2">
          <table:table-cell table:number-columns-repeated="2" office:value-type="float" office:value="184">
            <text:p>184</text:p>
          </table:table-cell>
          <table:table-cell office:value-type="float" office:value="-113">
            <text:p>-113</text:p>
          </table:table-cell>
          <table:table-cell table:number-columns-repeated="5"/>
          <table:table-cell table:formula="of:=([.A177]-[.E$2])/131" office:value-type="float" office:value="0.589780965898193">
            <text:p>0.59</text:p>
          </table:table-cell>
          <table:table-cell table:formula="of:=([.B177]-[.F$2])/131" office:value-type="float" office:value="1.87648164486555">
            <text:p>1.88</text:p>
          </table:table-cell>
          <table:table-cell table:formula="of:=([.C177]-[.G$2])/131" office:value-type="float" office:value="-2.21546664620814">
            <text:p>-2.22</text:p>
          </table:table-cell>
          <table:table-cell table:formula="of:=[.J177]*2*3.141592/360" office:value-type="float" office:value="0.0327507762425358">
            <text:p>0.0327507762</text:p>
          </table:table-cell>
          <table:table-cell table:formula="of:=[.L177]*[.L177]*0.75" office:value-type="float" office:value="0.000804460008366487">
            <text:p>0.00080446</text:p>
          </table:table-cell>
          <table:table-cell table:formula="of:=[.N176]+[.M177]*0.1" office:value-type="float" office:value="2.99004645267154">
            <text:p>2.9900464527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67">
            <text:p>167</text:p>
          </table:table-cell>
          <table:table-cell office:value-type="float" office:value="-89">
            <text:p>-89</text:p>
          </table:table-cell>
          <table:table-cell table:number-columns-repeated="5"/>
          <table:table-cell table:formula="of:=([.A178]-[.E$2])/131" office:value-type="float" office:value="1.26153669108903">
            <text:p>1.26</text:p>
          </table:table-cell>
          <table:table-cell table:formula="of:=([.B178]-[.F$2])/131" office:value-type="float" office:value="1.74671065249914">
            <text:p>1.75</text:p>
          </table:table-cell>
          <table:table-cell table:formula="of:=([.C178]-[.G$2])/131" office:value-type="float" office:value="-2.03226053933791">
            <text:p>-2.03</text:p>
          </table:table-cell>
          <table:table-cell table:formula="of:=[.J178]*2*3.141592/360" office:value-type="float" office:value="0.030485845623367">
            <text:p>0.0304858456</text:p>
          </table:table-cell>
          <table:table-cell table:formula="of:=[.L178]*[.L178]*0.75" office:value-type="float" office:value="0.000697040087528826">
            <text:p>0.0006970401</text:p>
          </table:table-cell>
          <table:table-cell table:formula="of:=[.N177]+[.M178]*0.1" office:value-type="float" office:value="2.99011615668029">
            <text:p>2.9901161567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 office:value-type="float" office:value="-56">
            <text:p>-56</text:p>
          </table:table-cell>
          <table:table-cell table:number-columns-repeated="5"/>
          <table:table-cell table:formula="of:=([.A179]-[.E$2])/131" office:value-type="float" office:value="0.498177912463079">
            <text:p>0.50</text:p>
          </table:table-cell>
          <table:table-cell table:formula="of:=([.B179]-[.F$2])/131" office:value-type="float" office:value="1.7543442402854">
            <text:p>1.75</text:p>
          </table:table-cell>
          <table:table-cell table:formula="of:=([.C179]-[.G$2])/131" office:value-type="float" office:value="-1.78035214239135">
            <text:p>-1.78</text:p>
          </table:table-cell>
          <table:table-cell table:formula="of:=[.J179]*2*3.141592/360" office:value-type="float" office:value="0.0306190768362593">
            <text:p>0.0306190768</text:p>
          </table:table-cell>
          <table:table-cell table:formula="of:=[.L179]*[.L179]*0.75" office:value-type="float" office:value="0.000703145899728565">
            <text:p>0.0007031459</text:p>
          </table:table-cell>
          <table:table-cell table:formula="of:=[.N178]+[.M179]*0.1" office:value-type="float" office:value="2.99018647127026">
            <text:p>2.9901864713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117">
            <text:p>117</text:p>
          </table:table-cell>
          <table:table-cell office:value-type="float" office:value="-8">
            <text:p>-8</text:p>
          </table:table-cell>
          <table:table-cell table:number-columns-repeated="5"/>
          <table:table-cell table:formula="of:=([.A180]-[.E$2])/131" office:value-type="float" office:value="0.956193179638651">
            <text:p>0.96</text:p>
          </table:table-cell>
          <table:table-cell table:formula="of:=([.B180]-[.F$2])/131" office:value-type="float" office:value="1.36503126318616">
            <text:p>1.37</text:p>
          </table:table-cell>
          <table:table-cell table:formula="of:=([.C180]-[.G$2])/131" office:value-type="float" office:value="-1.41393992865089">
            <text:p>-1.41</text:p>
          </table:table-cell>
          <table:table-cell table:formula="of:=[.J180]*2*3.141592/360" office:value-type="float" office:value="0.023824284978753">
            <text:p>0.023824285</text:p>
          </table:table-cell>
          <table:table-cell table:formula="of:=[.L180]*[.L180]*0.75" office:value-type="float" office:value="0.000425697416061626">
            <text:p>0.0004256974</text:p>
          </table:table-cell>
          <table:table-cell table:formula="of:=[.N179]+[.M180]*0.1" office:value-type="float" office:value="2.99022904101187">
            <text:p>2.990229041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483">
            <text:p>483</text:p>
          </table:table-cell>
          <table:table-cell office:value-type="float" office:value="-112">
            <text:p>-112</text:p>
          </table:table-cell>
          <table:table-cell table:number-columns-repeated="5"/>
          <table:table-cell table:formula="of:=([.A181]-[.E$2])/131" office:value-type="float" office:value="1.1164985231501">
            <text:p>1.12</text:p>
          </table:table-cell>
          <table:table-cell table:formula="of:=([.B181]-[.F$2])/131" office:value-type="float" office:value="4.15892439295715">
            <text:p>4.16</text:p>
          </table:table-cell>
          <table:table-cell table:formula="of:=([.C181]-[.G$2])/131" office:value-type="float" office:value="-2.20783305842188">
            <text:p>-2.21</text:p>
          </table:table-cell>
          <table:table-cell table:formula="of:=[.J181]*2*3.141592/360" office:value-type="float" office:value="0.072586908897328">
            <text:p>0.0725869089</text:p>
          </table:table-cell>
          <table:table-cell table:formula="of:=[.L181]*[.L181]*0.75" office:value-type="float" office:value="0.00395164450745175">
            <text:p>0.0039516445</text:p>
          </table:table-cell>
          <table:table-cell table:formula="of:=[.N180]+[.M181]*0.1" office:value-type="float" office:value="2.99062420546261">
            <text:p>2.9906242055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261">
            <text:p>261</text:p>
          </table:table-cell>
          <table:table-cell office:value-type="float" office:value="-67">
            <text:p>-67</text:p>
          </table:table-cell>
          <table:table-cell table:number-columns-repeated="5"/>
          <table:table-cell table:formula="of:=([.A182]-[.E$2])/131" office:value-type="float" office:value="0.169933637653918">
            <text:p>0.17</text:p>
          </table:table-cell>
          <table:table-cell table:formula="of:=([.B182]-[.F$2])/131" office:value-type="float" office:value="2.46426790440753">
            <text:p>2.46</text:p>
          </table:table-cell>
          <table:table-cell table:formula="of:=([.C182]-[.G$2])/131" office:value-type="float" office:value="-1.8643216080402">
            <text:p>-1.86</text:p>
          </table:table-cell>
          <table:table-cell table:formula="of:=[.J182]*2*3.141592/360" office:value-type="float" office:value="0.0430095796352415">
            <text:p>0.0430095796</text:p>
          </table:table-cell>
          <table:table-cell table:formula="of:=[.L182]*[.L182]*0.75" office:value-type="float" office:value="0.00138736795530014">
            <text:p>0.001387368</text:p>
          </table:table-cell>
          <table:table-cell table:formula="of:=[.N181]+[.M182]*0.1" office:value-type="float" office:value="2.99076294225814">
            <text:p>2.990762942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table:number-columns-repeated="5"/>
          <table:table-cell table:formula="of:=([.A183]-[.E$2])/131" office:value-type="float" office:value="0.238635927730254">
            <text:p>0.24</text:p>
          </table:table-cell>
          <table:table-cell table:formula="of:=([.B183]-[.F$2])/131" office:value-type="float" office:value="0.945183934941885">
            <text:p>0.95</text:p>
          </table:table-cell>
          <table:table-cell table:formula="of:=([.C183]-[.G$2])/131" office:value-type="float" office:value="-1.36050481414707">
            <text:p>-1.36</text:p>
          </table:table-cell>
          <table:table-cell table:formula="of:=[.J183]*2*3.141592/360" office:value-type="float" office:value="0.0164965682696775">
            <text:p>0.0164965683</text:p>
          </table:table-cell>
          <table:table-cell table:formula="of:=[.L183]*[.L183]*0.75" office:value-type="float" office:value="0.000204102573507097">
            <text:p>0.0002041026</text:p>
          </table:table-cell>
          <table:table-cell table:formula="of:=[.N182]+[.M183]*0.1" office:value-type="float" office:value="2.99078335251549">
            <text:p>2.9907833525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number-columns-repeated="5"/>
          <table:table-cell table:formula="of:=([.A184]-[.E$2])/131" office:value-type="float" office:value="0.772987072768422">
            <text:p>0.77</text:p>
          </table:table-cell>
          <table:table-cell table:formula="of:=([.B184]-[.F$2])/131" office:value-type="float" office:value="0.510069431125091">
            <text:p>0.51</text:p>
          </table:table-cell>
          <table:table-cell table:formula="of:=([.C184]-[.G$2])/131" office:value-type="float" office:value="-0.673481913383712">
            <text:p>-0.67</text:p>
          </table:table-cell>
          <table:table-cell table:formula="of:=[.J184]*2*3.141592/360" office:value-type="float" office:value="0.00890238913481743">
            <text:p>0.0089023891</text:p>
          </table:table-cell>
          <table:table-cell table:formula="of:=[.L184]*[.L184]*0.75" office:value-type="float" office:value="0.0000594393992307866">
            <text:p>5.94393992307866E-005</text:p>
          </table:table-cell>
          <table:table-cell table:formula="of:=[.N183]+[.M184]*0.1" office:value-type="float" office:value="2.99078929645542">
            <text:p>2.990789296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-38">
            <text:p>-38</text:p>
          </table:table-cell>
          <table:table-cell office:value-type="float" office:value="151">
            <text:p>151</text:p>
          </table:table-cell>
          <table:table-cell table:number-columns-repeated="5"/>
          <table:table-cell table:formula="of:=([.A185]-[.E$2])/131" office:value-type="float" office:value="0.0172618819287276">
            <text:p>0.02</text:p>
          </table:table-cell>
          <table:table-cell table:formula="of:=([.B185]-[.F$2])/131" office:value-type="float" office:value="0.181825156315931">
            <text:p>0.18</text:p>
          </table:table-cell>
          <table:table-cell table:formula="of:=([.C185]-[.G$2])/131" office:value-type="float" office:value="-0.200199470635621">
            <text:p>-0.20</text:p>
          </table:table-cell>
          <table:table-cell table:formula="of:=[.J185]*2*3.141592/360" office:value-type="float" office:value="0.00317344698044932">
            <text:p>0.003173447</text:p>
          </table:table-cell>
          <table:table-cell table:formula="of:=[.L185]*[.L185]*0.75" office:value-type="float" office:value="0.00000755307430329219">
            <text:p>7.55307430329219E-006</text:p>
          </table:table-cell>
          <table:table-cell table:formula="of:=[.N184]+[.M185]*0.1" office:value-type="float" office:value="2.99079005176285">
            <text:p>2.9907900518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-48">
            <text:p>-48</text:p>
          </table:table-cell>
          <table:table-cell office:value-type="float" office:value="152">
            <text:p>152</text:p>
          </table:table-cell>
          <table:table-cell table:number-columns-repeated="5"/>
          <table:table-cell table:formula="of:=([.A186]-[.E$2])/131" office:value-type="float" office:value="0.498177912463079">
            <text:p>0.50</text:p>
          </table:table-cell>
          <table:table-cell table:formula="of:=([.B186]-[.F$2])/131" office:value-type="float" office:value="0.105489278453335">
            <text:p>0.11</text:p>
          </table:table-cell>
          <table:table-cell table:formula="of:=([.C186]-[.G$2])/131" office:value-type="float" office:value="-0.192565882849361">
            <text:p>-0.19</text:p>
          </table:table-cell>
          <table:table-cell table:formula="of:=[.J186]*2*3.141592/360" office:value-type="float" office:value="0.00184113485152651">
            <text:p>0.0018411349</text:p>
          </table:table-cell>
          <table:table-cell table:formula="of:=[.L186]*[.L186]*0.75" office:value-type="float" office:value="0.00000254233315612914">
            <text:p>2.54233315612914E-006</text:p>
          </table:table-cell>
          <table:table-cell table:formula="of:=[.N185]+[.M186]*0.1" office:value-type="float" office:value="2.99079030599616">
            <text:p>2.990790306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-40">
            <text:p>-40</text:p>
          </table:table-cell>
          <table:table-cell office:value-type="float" office:value="168">
            <text:p>168</text:p>
          </table:table-cell>
          <table:table-cell table:number-columns-repeated="5"/>
          <table:table-cell table:formula="of:=([.A187]-[.E$2])/131" office:value-type="float" office:value="0.650849668188269">
            <text:p>0.65</text:p>
          </table:table-cell>
          <table:table-cell table:formula="of:=([.B187]-[.F$2])/131" office:value-type="float" office:value="0.166557980743412">
            <text:p>0.17</text:p>
          </table:table-cell>
          <table:table-cell table:formula="of:=([.C187]-[.G$2])/131" office:value-type="float" office:value="-0.0704284782692086">
            <text:p>-0.07</text:p>
          </table:table-cell>
          <table:table-cell table:formula="of:=[.J187]*2*3.141592/360" office:value-type="float" office:value="0.00290698455466476">
            <text:p>0.0029069846</text:p>
          </table:table-cell>
          <table:table-cell table:formula="of:=[.L187]*[.L187]*0.75" office:value-type="float" office:value="0.0000063379194007946">
            <text:p>6.3379194007946E-006</text:p>
          </table:table-cell>
          <table:table-cell table:formula="of:=[.N186]+[.M187]*0.1" office:value-type="float" office:value="2.9907909397881">
            <text:p>2.9907909398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187">
            <text:p>187</text:p>
          </table:table-cell>
          <table:table-cell table:number-columns-repeated="5"/>
          <table:table-cell table:formula="of:=([.A188]-[.E$2])/131" office:value-type="float" office:value="0.856956538417277">
            <text:p>0.86</text:p>
          </table:table-cell>
          <table:table-cell table:formula="of:=([.B188]-[.F$2])/131" office:value-type="float" office:value="0.731443476926618">
            <text:p>0.73</text:p>
          </table:table-cell>
          <table:table-cell table:formula="of:=([.C188]-[.G$2])/131" office:value-type="float" office:value="0.0746096896697227">
            <text:p>0.07</text:p>
          </table:table-cell>
          <table:table-cell table:formula="of:=[.J188]*2*3.141592/360" office:value-type="float" office:value="0.0127660943086936">
            <text:p>0.0127660943</text:p>
          </table:table-cell>
          <table:table-cell table:formula="of:=[.L188]*[.L188]*0.75" office:value-type="float" office:value="0.000122229872923844">
            <text:p>0.0001222299</text:p>
          </table:table-cell>
          <table:table-cell table:formula="of:=[.N187]+[.M188]*0.1" office:value-type="float" office:value="2.99080316277539">
            <text:p>2.9908031628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122">
            <text:p>-122</text:p>
          </table:table-cell>
          <table:table-cell office:value-type="float" office:value="195">
            <text:p>195</text:p>
          </table:table-cell>
          <table:table-cell table:number-columns-repeated="5"/>
          <table:table-cell table:formula="of:=([.A189]-[.E$2])/131" office:value-type="float" office:value="0.322605393379109">
            <text:p>0.32</text:p>
          </table:table-cell>
          <table:table-cell table:formula="of:=([.B189]-[.F$2])/131" office:value-type="float" office:value="-0.459396217729871">
            <text:p>-0.46</text:p>
          </table:table-cell>
          <table:table-cell table:formula="of:=([.C189]-[.G$2])/131" office:value-type="float" office:value="0.135678391959799">
            <text:p>0.14</text:p>
          </table:table-cell>
          <table:table-cell table:formula="of:=[.J189]*2*3.141592/360" office:value-type="float" office:value="-0.00801797490250233">
            <text:p>-0.0080179749</text:p>
          </table:table-cell>
          <table:table-cell table:formula="of:=[.L189]*[.L189]*0.75" office:value-type="float" office:value="0.000048215941152868">
            <text:p>4.8215941152868E-005</text:p>
          </table:table-cell>
          <table:table-cell table:formula="of:=[.N188]+[.M189]*0.1" office:value-type="float" office:value="2.99080798436951">
            <text:p>2.9908079844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-121">
            <text:p>-121</text:p>
          </table:table-cell>
          <table:table-cell office:value-type="float" office:value="228">
            <text:p>228</text:p>
          </table:table-cell>
          <table:table-cell table:number-columns-repeated="5"/>
          <table:table-cell table:formula="of:=([.A190]-[.E$2])/131" office:value-type="float" office:value="0.383674095669186">
            <text:p>0.38</text:p>
          </table:table-cell>
          <table:table-cell table:formula="of:=([.B190]-[.F$2])/131" office:value-type="float" office:value="-0.451762629943611">
            <text:p>-0.45</text:p>
          </table:table-cell>
          <table:table-cell table:formula="of:=([.C190]-[.G$2])/131" office:value-type="float" office:value="0.387586788906364">
            <text:p>0.39</text:p>
          </table:table-cell>
          <table:table-cell table:formula="of:=[.J190]*2*3.141592/360" office:value-type="float" office:value="-0.00788474368961005">
            <text:p>-0.0078847437</text:p>
          </table:table-cell>
          <table:table-cell table:formula="of:=[.L190]*[.L190]*0.75" office:value-type="float" office:value="0.0000466268872881342">
            <text:p>4.66268872881342E-005</text:p>
          </table:table-cell>
          <table:table-cell table:formula="of:=[.N189]+[.M190]*0.1" office:value-type="float" office:value="2.99081264705824">
            <text:p>2.990812647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335">
            <text:p>-335</text:p>
          </table:table-cell>
          <table:table-cell office:value-type="float" office:value="240">
            <text:p>240</text:p>
          </table:table-cell>
          <table:table-cell table:number-columns-repeated="5"/>
          <table:table-cell table:formula="of:=([.A191]-[.E$2])/131" office:value-type="float" office:value="-0.654493843262112">
            <text:p>-0.65</text:p>
          </table:table-cell>
          <table:table-cell table:formula="of:=([.B191]-[.F$2])/131" office:value-type="float" office:value="-2.08535041620315">
            <text:p>-2.09</text:p>
          </table:table-cell>
          <table:table-cell table:formula="of:=([.C191]-[.G$2])/131" office:value-type="float" office:value="0.479189842341478">
            <text:p>0.48</text:p>
          </table:table-cell>
          <table:table-cell table:formula="of:=[.J191]*2*3.141592/360" office:value-type="float" office:value="-0.0363962232485583">
            <text:p>-0.0363962232</text:p>
          </table:table-cell>
          <table:table-cell table:formula="of:=[.L191]*[.L191]*0.75" office:value-type="float" office:value="0.000993513800069172">
            <text:p>0.0009935138</text:p>
          </table:table-cell>
          <table:table-cell table:formula="of:=[.N190]+[.M191]*0.1" office:value-type="float" office:value="2.99091199843825">
            <text:p>2.9909119984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5"/>
          <table:table-cell table:formula="of:=([.A192]-[.E$2])/131" office:value-type="float" office:value="0.933292416279873">
            <text:p>0.93</text:p>
          </table:table-cell>
          <table:table-cell table:formula="of:=([.B192]-[.F$2])/131" office:value-type="float" office:value="0.510069431125091">
            <text:p>0.51</text:p>
          </table:table-cell>
          <table:table-cell table:formula="of:=([.C192]-[.G$2])/131" office:value-type="float" office:value="-0.37577198971959">
            <text:p>-0.38</text:p>
          </table:table-cell>
          <table:table-cell table:formula="of:=[.J192]*2*3.141592/360" office:value-type="float" office:value="0.00890238913481743">
            <text:p>0.0089023891</text:p>
          </table:table-cell>
          <table:table-cell table:formula="of:=[.L192]*[.L192]*0.75" office:value-type="float" office:value="0.0000594393992307866">
            <text:p>5.94393992307866E-005</text:p>
          </table:table-cell>
          <table:table-cell table:formula="of:=[.N191]+[.M192]*0.1" office:value-type="float" office:value="2.99091794237817">
            <text:p>2.9909179424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([.A193]-[.E$2])/131" office:value-type="float" office:value="0.612681729256972">
            <text:p>0.61</text:p>
          </table:table-cell>
          <table:table-cell table:formula="of:=([.B193]-[.F$2])/131" office:value-type="float" office:value="0.586405308987686">
            <text:p>0.59</text:p>
          </table:table-cell>
          <table:table-cell table:formula="of:=([.C193]-[.G$2])/131" office:value-type="float" office:value="-0.925390310330277">
            <text:p>-0.93</text:p>
          </table:table-cell>
          <table:table-cell table:formula="of:=[.J193]*2*3.141592/360" office:value-type="float" office:value="0.0102347012637402">
            <text:p>0.0102347013</text:p>
          </table:table-cell>
          <table:table-cell table:formula="of:=[.L193]*[.L193]*0.75" office:value-type="float" office:value="0.0000785618324685046">
            <text:p>7.85618324685046E-005</text:p>
          </table:table-cell>
          <table:table-cell table:formula="of:=[.N192]+[.M193]*0.1" office:value-type="float" office:value="2.99092579856142">
            <text:p>2.990925798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-23">
            <text:p>-23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([.A194]-[.E$2])/131" office:value-type="float" office:value="0.215735164371476">
            <text:p>0.22</text:p>
          </table:table-cell>
          <table:table-cell table:formula="of:=([.B194]-[.F$2])/131" office:value-type="float" office:value="0.296328973109824">
            <text:p>0.30</text:p>
          </table:table-cell>
          <table:table-cell table:formula="of:=([.C194]-[.G$2])/131" office:value-type="float" office:value="-0.902489546971499">
            <text:p>-0.90</text:p>
          </table:table-cell>
          <table:table-cell table:formula="of:=[.J194]*2*3.141592/360" office:value-type="float" office:value="0.00517191517383355">
            <text:p>0.0051719152</text:p>
          </table:table-cell>
          <table:table-cell table:formula="of:=[.L194]*[.L194]*0.75" office:value-type="float" office:value="0.0000200615299239973">
            <text:p>2.00615299239973E-005</text:p>
          </table:table-cell>
          <table:table-cell table:formula="of:=[.N193]+[.M194]*0.1" office:value-type="float" office:value="2.99092780471441">
            <text:p>2.990927804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table:number-columns-repeated="5"/>
          <table:table-cell table:formula="of:=([.A195]-[.E$2])/131" office:value-type="float" office:value="0.215735164371476">
            <text:p>0.22</text:p>
          </table:table-cell>
          <table:table-cell table:formula="of:=([.B195]-[.F$2])/131" office:value-type="float" office:value="1.1131228662396">
            <text:p>1.11</text:p>
          </table:table-cell>
          <table:table-cell table:formula="of:=([.C195]-[.G$2])/131" office:value-type="float" office:value="-0.818520081322644">
            <text:p>-0.82</text:p>
          </table:table-cell>
          <table:table-cell table:formula="of:=[.J195]*2*3.141592/360" office:value-type="float" office:value="0.0194276549533077">
            <text:p>0.019427655</text:p>
          </table:table-cell>
          <table:table-cell table:formula="of:=[.L195]*[.L195]*0.75" office:value-type="float" office:value="0.000283075332738585">
            <text:p>0.0002830753</text:p>
          </table:table-cell>
          <table:table-cell table:formula="of:=[.N194]+[.M195]*0.1" office:value-type="float" office:value="2.99095611224768">
            <text:p>2.990956112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-63">
            <text:p>-63</text:p>
          </table:table-cell>
          <table:table-cell office:value-type="float" office:value="70">
            <text:p>70</text:p>
          </table:table-cell>
          <table:table-cell table:number-columns-repeated="5"/>
          <table:table-cell table:formula="of:=([.A196]-[.E$2])/131" office:value-type="float" office:value="0.0630634086462848">
            <text:p>0.06</text:p>
          </table:table-cell>
          <table:table-cell table:formula="of:=([.B196]-[.F$2])/131" office:value-type="float" office:value="-0.00901453834055773">
            <text:p>-0.01</text:p>
          </table:table-cell>
          <table:table-cell table:formula="of:=([.C196]-[.G$2])/131" office:value-type="float" office:value="-0.818520081322644">
            <text:p>-0.82</text:p>
          </table:table-cell>
          <table:table-cell table:formula="of:=[.J196]*2*3.141592/360" office:value-type="float" office:value="-0.000157333341857719">
            <text:p>-0.0001573333</text:p>
          </table:table-cell>
          <table:table-cell table:formula="of:=[.L196]*[.L196]*0.75" office:value-type="float" office:value="0.0000000185653353450884">
            <text:p>1.85653353450884E-008</text:p>
          </table:table-cell>
          <table:table-cell table:formula="of:=[.N195]+[.M196]*0.1" office:value-type="float" office:value="2.99095611410422">
            <text:p>2.990956114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247">
            <text:p>-247</text:p>
          </table:table-cell>
          <table:table-cell office:value-type="float" office:value="158">
            <text:p>158</text:p>
          </table:table-cell>
          <table:table-cell table:number-columns-repeated="5"/>
          <table:table-cell table:formula="of:=([.A197]-[.E$2])/131" office:value-type="float" office:value="-0.272814453949135">
            <text:p>-0.27</text:p>
          </table:table-cell>
          <table:table-cell table:formula="of:=([.B197]-[.F$2])/131" office:value-type="float" office:value="-1.41359469101231">
            <text:p>-1.41</text:p>
          </table:table-cell>
          <table:table-cell table:formula="of:=([.C197]-[.G$2])/131" office:value-type="float" office:value="-0.146764356131804">
            <text:p>-0.15</text:p>
          </table:table-cell>
          <table:table-cell table:formula="of:=[.J197]*2*3.141592/360" office:value-type="float" office:value="-0.0246718765140375">
            <text:p>-0.0246718765</text:p>
          </table:table-cell>
          <table:table-cell table:formula="of:=[.L197]*[.L197]*0.75" office:value-type="float" office:value="0.000456526118042938">
            <text:p>0.0004565261</text:p>
          </table:table-cell>
          <table:table-cell table:formula="of:=[.N196]+[.M197]*0.1" office:value-type="float" office:value="2.99100176671602">
            <text:p>2.9910017667</text:p>
          </table:table-cell>
        </table:table-row>
        <table:table-row table:style-name="ro2">
          <table:table-cell office:value-type="float" office:value="-118">
            <text:p>-118</text:p>
          </table:table-cell>
          <table:table-cell office:value-type="float" office:value="-445">
            <text:p>-445</text:p>
          </table:table-cell>
          <table:table-cell office:value-type="float" office:value="262">
            <text:p>262</text:p>
          </table:table-cell>
          <table:table-cell table:number-columns-repeated="5"/>
          <table:table-cell table:formula="of:=([.A198]-[.E$2])/131" office:value-type="float" office:value="-1.71556254555219">
            <text:p>-1.72</text:p>
          </table:table-cell>
          <table:table-cell table:formula="of:=([.B198]-[.F$2])/131" office:value-type="float" office:value="-2.9250450726917">
            <text:p>-2.93</text:p>
          </table:table-cell>
          <table:table-cell table:formula="of:=([.C198]-[.G$2])/131" office:value-type="float" office:value="0.647128773639188">
            <text:p>0.65</text:p>
          </table:table-cell>
          <table:table-cell table:formula="of:=[.J198]*2*3.141592/360" office:value-type="float" office:value="-0.0510516566667093">
            <text:p>-0.0510516567</text:p>
          </table:table-cell>
          <table:table-cell table:formula="of:=[.L198]*[.L198]*0.75" office:value-type="float" office:value="0.00195470373631167">
            <text:p>0.0019547037</text:p>
          </table:table-cell>
          <table:table-cell table:formula="of:=[.N197]+[.M198]*0.1" office:value-type="float" office:value="2.99119723708965">
            <text:p>2.991197237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-369">
            <text:p>-369</text:p>
          </table:table-cell>
          <table:table-cell office:value-type="float" office:value="278">
            <text:p>278</text:p>
          </table:table-cell>
          <table:table-cell table:number-columns-repeated="5"/>
          <table:table-cell table:formula="of:=([.A199]-[.E$2])/131" office:value-type="float" office:value="0.261536691089033">
            <text:p>0.26</text:p>
          </table:table-cell>
          <table:table-cell table:formula="of:=([.B199]-[.F$2])/131" office:value-type="float" office:value="-2.34489240093598">
            <text:p>-2.34</text:p>
          </table:table-cell>
          <table:table-cell table:formula="of:=([.C199]-[.G$2])/131" office:value-type="float" office:value="0.769266178219341">
            <text:p>0.77</text:p>
          </table:table-cell>
          <table:table-cell table:formula="of:=[.J199]*2*3.141592/360" office:value-type="float" office:value="-0.0409260844868959">
            <text:p>-0.0409260845</text:p>
          </table:table-cell>
          <table:table-cell table:formula="of:=[.L199]*[.L199]*0.75" office:value-type="float" office:value="0.00125620829357141">
            <text:p>0.0012562083</text:p>
          </table:table-cell>
          <table:table-cell table:formula="of:=[.N198]+[.M199]*0.1" office:value-type="float" office:value="2.99132285791901">
            <text:p>2.991322857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653">
            <text:p>-653</text:p>
          </table:table-cell>
          <table:table-cell office:value-type="float" office:value="569">
            <text:p>569</text:p>
          </table:table-cell>
          <table:table-cell table:number-columns-repeated="5"/>
          <table:table-cell table:formula="of:=([.A200]-[.E$2])/131" office:value-type="float" office:value="-0.623959492117074">
            <text:p>-0.62</text:p>
          </table:table-cell>
          <table:table-cell table:formula="of:=([.B200]-[.F$2])/131" office:value-type="float" office:value="-4.51283133223369">
            <text:p>-4.51</text:p>
          </table:table-cell>
          <table:table-cell table:formula="of:=([.C200]-[.G$2])/131" office:value-type="float" office:value="2.99064022402087">
            <text:p>2.99</text:p>
          </table:table-cell>
          <table:table-cell table:formula="of:=[.J200]*2*3.141592/360" office:value-type="float" office:value="-0.0787637489483039">
            <text:p>-0.0787637489</text:p>
          </table:table-cell>
          <table:table-cell table:formula="of:=[.L200]*[.L200]*0.75" office:value-type="float" office:value="0.00465279611129358">
            <text:p>0.0046527961</text:p>
          </table:table-cell>
          <table:table-cell table:formula="of:=[.N199]+[.M200]*0.1" office:value-type="float" office:value="2.99178813753014">
            <text:p>2.9917881375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-209">
            <text:p>-209</text:p>
          </table:table-cell>
          <table:table-cell office:value-type="float" office:value="348">
            <text:p>348</text:p>
          </table:table-cell>
          <table:table-cell table:number-columns-repeated="5"/>
          <table:table-cell table:formula="of:=([.A201]-[.E$2])/131" office:value-type="float" office:value="0.63558249261575">
            <text:p>0.64</text:p>
          </table:table-cell>
          <table:table-cell table:formula="of:=([.B201]-[.F$2])/131" office:value-type="float" office:value="-1.12351835513445">
            <text:p>-1.12</text:p>
          </table:table-cell>
          <table:table-cell table:formula="of:=([.C201]-[.G$2])/131" office:value-type="float" office:value="1.30361732325751">
            <text:p>1.30</text:p>
          </table:table-cell>
          <table:table-cell table:formula="of:=[.J201]*2*3.141592/360" office:value-type="float" office:value="-0.0196090904241308">
            <text:p>-0.0196090904</text:p>
          </table:table-cell>
          <table:table-cell table:formula="of:=[.L201]*[.L201]*0.75" office:value-type="float" office:value="0.000288387320446305">
            <text:p>0.0002883873</text:p>
          </table:table-cell>
          <table:table-cell table:formula="of:=[.N200]+[.M201]*0.1" office:value-type="float" office:value="2.99181697626218">
            <text:p>2.991816976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-330">
            <text:p>-330</text:p>
          </table:table-cell>
          <table:table-cell office:value-type="float" office:value="323">
            <text:p>323</text:p>
          </table:table-cell>
          <table:table-cell table:number-columns-repeated="5"/>
          <table:table-cell table:formula="of:=([.A202]-[.E$2])/131" office:value-type="float" office:value="0.0325290575012467">
            <text:p>0.03</text:p>
          </table:table-cell>
          <table:table-cell table:formula="of:=([.B202]-[.F$2])/131" office:value-type="float" office:value="-2.04718247727186">
            <text:p>-2.05</text:p>
          </table:table-cell>
          <table:table-cell table:formula="of:=([.C202]-[.G$2])/131" office:value-type="float" office:value="1.11277762860102">
            <text:p>1.11</text:p>
          </table:table-cell>
          <table:table-cell table:formula="of:=[.J202]*2*3.141592/360" office:value-type="float" office:value="-0.0357300671840969">
            <text:p>-0.0357300672</text:p>
          </table:table-cell>
          <table:table-cell table:formula="of:=[.L202]*[.L202]*0.75" office:value-type="float" office:value="0.000957478275735059">
            <text:p>0.0009574783</text:p>
          </table:table-cell>
          <table:table-cell table:formula="of:=[.N201]+[.M202]*0.1" office:value-type="float" office:value="2.99191272408976">
            <text:p>2.99191272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469">
            <text:p>-469</text:p>
          </table:table-cell>
          <table:table-cell office:value-type="float" office:value="267">
            <text:p>267</text:p>
          </table:table-cell>
          <table:table-cell table:number-columns-repeated="5"/>
          <table:table-cell table:formula="of:=([.A203]-[.E$2])/131" office:value-type="float" office:value="-0.677394606620891">
            <text:p>-0.68</text:p>
          </table:table-cell>
          <table:table-cell table:formula="of:=([.B203]-[.F$2])/131" office:value-type="float" office:value="-3.10825117956193">
            <text:p>-3.11</text:p>
          </table:table-cell>
          <table:table-cell table:formula="of:=([.C203]-[.G$2])/131" office:value-type="float" office:value="0.685296712570486">
            <text:p>0.69</text:p>
          </table:table-cell>
          <table:table-cell table:formula="of:=[.J203]*2*3.141592/360" office:value-type="float" office:value="-0.054249205776124">
            <text:p>-0.0542492058</text:p>
          </table:table-cell>
          <table:table-cell table:formula="of:=[.L203]*[.L203]*0.75" office:value-type="float" office:value="0.00220723224550519">
            <text:p>0.0022072322</text:p>
          </table:table-cell>
          <table:table-cell table:formula="of:=[.N202]+[.M203]*0.1" office:value-type="float" office:value="2.99213344731431">
            <text:p>2.992133447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371">
            <text:p>-371</text:p>
          </table:table-cell>
          <table:table-cell office:value-type="float" office:value="120">
            <text:p>120</text:p>
          </table:table-cell>
          <table:table-cell table:number-columns-repeated="5"/>
          <table:table-cell table:formula="of:=([.A204]-[.E$2])/131" office:value-type="float" office:value="-0.814799186773563">
            <text:p>-0.81</text:p>
          </table:table-cell>
          <table:table-cell table:formula="of:=([.B204]-[.F$2])/131" office:value-type="float" office:value="-2.3601595765085">
            <text:p>-2.36</text:p>
          </table:table-cell>
          <table:table-cell table:formula="of:=([.C204]-[.G$2])/131" office:value-type="float" office:value="-0.436840692009667">
            <text:p>-0.44</text:p>
          </table:table-cell>
          <table:table-cell table:formula="of:=[.J204]*2*3.141592/360" office:value-type="float" office:value="-0.0411925469126804">
            <text:p>-0.0411925469</text:p>
          </table:table-cell>
          <table:table-cell table:formula="of:=[.L204]*[.L204]*0.75" office:value-type="float" office:value="0.00127261944086503">
            <text:p>0.0012726194</text:p>
          </table:table-cell>
          <table:table-cell table:formula="of:=[.N203]+[.M204]*0.1" office:value-type="float" office:value="2.99226070925839">
            <text:p>2.9922607093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-148">
            <text:p>-148</text:p>
          </table:table-cell>
          <table:table-cell office:value-type="float" office:value="84">
            <text:p>84</text:p>
          </table:table-cell>
          <table:table-cell table:number-columns-repeated="5"/>
          <table:table-cell table:formula="of:=([.A205]-[.E$2])/131" office:value-type="float" office:value="0.215735164371476">
            <text:p>0.22</text:p>
          </table:table-cell>
          <table:table-cell table:formula="of:=([.B205]-[.F$2])/131" office:value-type="float" office:value="-0.657869500172619">
            <text:p>-0.66</text:p>
          </table:table-cell>
          <table:table-cell table:formula="of:=([.C205]-[.G$2])/131" office:value-type="float" office:value="-0.71164985231501">
            <text:p>-0.71</text:p>
          </table:table-cell>
          <table:table-cell table:formula="of:=[.J205]*2*3.141592/360" office:value-type="float" office:value="-0.0114819864377017">
            <text:p>-0.0114819864</text:p>
          </table:table-cell>
          <table:table-cell table:formula="of:=[.L205]*[.L205]*0.75" office:value-type="float" office:value="0.0000988770094166735">
            <text:p>0.000098877</text:p>
          </table:table-cell>
          <table:table-cell table:formula="of:=[.N204]+[.M205]*0.1" office:value-type="float" office:value="2.99227059695933">
            <text:p>2.992270597</text:p>
          </table:table-cell>
        </table:table-row>
        <table:table-row table:style-name="ro2">
          <table:table-cell office:value-type="float" office:value="-121">
            <text:p>-121</text:p>
          </table:table-cell>
          <table:table-cell office:value-type="float" office:value="-178">
            <text:p>-178</text:p>
          </table:table-cell>
          <table:table-cell office:value-type="float" office:value="-44">
            <text:p>-44</text:p>
          </table:table-cell>
          <table:table-cell table:number-columns-repeated="5"/>
          <table:table-cell table:formula="of:=([.A206]-[.E$2])/131" office:value-type="float" office:value="-1.73846330891097">
            <text:p>-1.74</text:p>
          </table:table-cell>
          <table:table-cell table:formula="of:=([.B206]-[.F$2])/131" office:value-type="float" office:value="-0.886877133760405">
            <text:p>-0.89</text:p>
          </table:table-cell>
          <table:table-cell table:formula="of:=([.C206]-[.G$2])/131" office:value-type="float" office:value="-1.68874908895623">
            <text:p>-1.69</text:p>
          </table:table-cell>
          <table:table-cell table:formula="of:=[.J206]*2*3.141592/360" office:value-type="float" office:value="-0.0154789228244701">
            <text:p>-0.0154789228</text:p>
          </table:table-cell>
          <table:table-cell table:formula="of:=[.L206]*[.L206]*0.75" office:value-type="float" office:value="0.000179697788854426">
            <text:p>0.0001796978</text:p>
          </table:table-cell>
          <table:table-cell table:formula="of:=[.N205]+[.M206]*0.1" office:value-type="float" office:value="2.99228856673822">
            <text:p>2.9922885667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-543">
            <text:p>-543</text:p>
          </table:table-cell>
          <table:table-cell office:value-type="float" office:value="381">
            <text:p>381</text:p>
          </table:table-cell>
          <table:table-cell table:number-columns-repeated="5"/>
          <table:table-cell table:formula="of:=([.A207]-[.E$2])/131" office:value-type="float" office:value="-0.891135064636158">
            <text:p>-0.89</text:p>
          </table:table-cell>
          <table:table-cell table:formula="of:=([.B207]-[.F$2])/131" office:value-type="float" office:value="-3.67313667574514">
            <text:p>-3.67</text:p>
          </table:table-cell>
          <table:table-cell table:formula="of:=([.C207]-[.G$2])/131" office:value-type="float" office:value="1.55552572020407">
            <text:p>1.56</text:p>
          </table:table-cell>
          <table:table-cell table:formula="of:=[.J207]*2*3.141592/360" office:value-type="float" office:value="-0.0641083155301529">
            <text:p>-0.0641083155</text:p>
          </table:table-cell>
          <table:table-cell table:formula="of:=[.L207]*[.L207]*0.75" office:value-type="float" office:value="0.00308240709008523">
            <text:p>0.0030824071</text:p>
          </table:table-cell>
          <table:table-cell table:formula="of:=[.N206]+[.M207]*0.1" office:value-type="float" office:value="2.99259680744723">
            <text:p>2.992596807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-704">
            <text:p>-704</text:p>
          </table:table-cell>
          <table:table-cell office:value-type="float" office:value="489">
            <text:p>489</text:p>
          </table:table-cell>
          <table:table-cell table:number-columns-repeated="5"/>
          <table:table-cell table:formula="of:=([.A208]-[.E$2])/131" office:value-type="float" office:value="-0.0438068203613488">
            <text:p>-0.04</text:p>
          </table:table-cell>
          <table:table-cell table:formula="of:=([.B208]-[.F$2])/131" office:value-type="float" office:value="-4.90214430933292">
            <text:p>-4.90</text:p>
          </table:table-cell>
          <table:table-cell table:formula="of:=([.C208]-[.G$2])/131" office:value-type="float" office:value="2.3799532011201">
            <text:p>2.38</text:p>
          </table:table-cell>
          <table:table-cell table:formula="of:=[.J208]*2*3.141592/360" office:value-type="float" office:value="-0.0855585408058102">
            <text:p>-0.0855585408</text:p>
          </table:table-cell>
          <table:table-cell table:formula="of:=[.L208]*[.L208]*0.75" office:value-type="float" office:value="0.00549019792861462">
            <text:p>0.0054901979</text:p>
          </table:table-cell>
          <table:table-cell table:formula="of:=[.N207]+[.M208]*0.1" office:value-type="float" office:value="2.99314582724009">
            <text:p>2.993145827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1042">
            <text:p>-1042</text:p>
          </table:table-cell>
          <table:table-cell office:value-type="float" office:value="651">
            <text:p>651</text:p>
          </table:table-cell>
          <table:table-cell table:number-columns-repeated="5"/>
          <table:table-cell table:formula="of:=([.A209]-[.E$2])/131" office:value-type="float" office:value="-0.562890789826998">
            <text:p>-0.56</text:p>
          </table:table-cell>
          <table:table-cell table:formula="of:=([.B209]-[.F$2])/131" office:value-type="float" office:value="-7.48229698108865">
            <text:p>-7.48</text:p>
          </table:table-cell>
          <table:table-cell table:formula="of:=([.C209]-[.G$2])/131" office:value-type="float" office:value="3.61659442249415">
            <text:p>3.62</text:p>
          </table:table-cell>
          <table:table-cell table:formula="of:=[.J209]*2*3.141592/360" office:value-type="float" office:value="-0.130590690763401">
            <text:p>-0.1305906908</text:p>
          </table:table-cell>
          <table:table-cell table:formula="of:=[.L209]*[.L209]*0.75" office:value-type="float" office:value="0.0127904463855468">
            <text:p>0.0127904464</text:p>
          </table:table-cell>
          <table:table-cell table:formula="of:=[.N208]+[.M209]*0.1" office:value-type="float" office:value="2.99442487187865">
            <text:p>2.9944248719</text:p>
          </table:table-cell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-1062">
            <text:p>-1062</text:p>
          </table:table-cell>
          <table:table-cell office:value-type="float" office:value="874">
            <text:p>874</text:p>
          </table:table-cell>
          <table:table-cell table:number-columns-repeated="5"/>
          <table:table-cell table:formula="of:=([.A210]-[.E$2])/131" office:value-type="float" office:value="3.70428478269209">
            <text:p>3.70</text:p>
          </table:table-cell>
          <table:table-cell table:formula="of:=([.B210]-[.F$2])/131" office:value-type="float" office:value="-7.63496873681384">
            <text:p>-7.63</text:p>
          </table:table-cell>
          <table:table-cell table:formula="of:=([.C210]-[.G$2])/131" office:value-type="float" office:value="5.31888449883003">
            <text:p>5.32</text:p>
          </table:table-cell>
          <table:table-cell table:formula="of:=[.J210]*2*3.141592/360" office:value-type="float" office:value="-0.133255315021247">
            <text:p>-0.133255315</text:p>
          </table:table-cell>
          <table:table-cell table:formula="of:=[.L210]*[.L210]*0.75" office:value-type="float" office:value="0.0133177342360588">
            <text:p>0.0133177342</text:p>
          </table:table-cell>
          <table:table-cell table:formula="of:=[.N209]+[.M210]*0.1" office:value-type="float" office:value="2.99575664530225">
            <text:p>2.9957566453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-692">
            <text:p>-692</text:p>
          </table:table-cell>
          <table:table-cell office:value-type="float" office:value="880">
            <text:p>880</text:p>
          </table:table-cell>
          <table:table-cell table:number-columns-repeated="5"/>
          <table:table-cell table:formula="of:=([.A211]-[.E$2])/131" office:value-type="float" office:value="6.42947562238674">
            <text:p>6.43</text:p>
          </table:table-cell>
          <table:table-cell table:formula="of:=([.B211]-[.F$2])/131" office:value-type="float" office:value="-4.81054125589781">
            <text:p>-4.81</text:p>
          </table:table-cell>
          <table:table-cell table:formula="of:=([.C211]-[.G$2])/131" office:value-type="float" office:value="5.36468602554759">
            <text:p>5.36</text:p>
          </table:table-cell>
          <table:table-cell table:formula="of:=[.J211]*2*3.141592/360" office:value-type="float" office:value="-0.0839597662511028">
            <text:p>-0.0839597663</text:p>
          </table:table-cell>
          <table:table-cell table:formula="of:=[.L211]*[.L211]*0.75" office:value-type="float" office:value="0.00528693176170487">
            <text:p>0.0052869318</text:p>
          </table:table-cell>
          <table:table-cell table:formula="of:=[.N210]+[.M211]*0.1" office:value-type="float" office:value="2.99628533847842">
            <text:p>2.9962853385</text:p>
          </table:table-cell>
        </table:table-row>
        <table:table-row table:style-name="ro2">
          <table:table-cell office:value-type="float" office:value="-953">
            <text:p>-953</text:p>
          </table:table-cell>
          <table:table-cell office:value-type="float" office:value="-1405">
            <text:p>-1405</text:p>
          </table:table-cell>
          <table:table-cell office:value-type="float" office:value="1167">
            <text:p>1167</text:p>
          </table:table-cell>
          <table:table-cell table:number-columns-repeated="5"/>
          <table:table-cell table:formula="of:=([.A212]-[.E$2])/131" office:value-type="float" office:value="-8.0896083470789">
            <text:p>-8.09</text:p>
          </table:table-cell>
          <table:table-cell table:formula="of:=([.B212]-[.F$2])/131" office:value-type="float" office:value="-10.2532893475009">
            <text:p>-10.25</text:p>
          </table:table-cell>
          <table:table-cell table:formula="of:=([.C212]-[.G$2])/131" office:value-type="float" office:value="7.55552572020407">
            <text:p>7.56</text:p>
          </table:table-cell>
          <table:table-cell table:formula="of:=[.J212]*2*3.141592/360" office:value-type="float" office:value="-0.1789536210433">
            <text:p>-0.178953621</text:p>
          </table:table-cell>
          <table:table-cell table:formula="of:=[.L212]*[.L212]*0.75" office:value-type="float" office:value="0.0240182988633817">
            <text:p>0.0240182989</text:p>
          </table:table-cell>
          <table:table-cell table:formula="of:=[.N211]+[.M212]*0.1" office:value-type="float" office:value="2.99868716836476">
            <text:p>2.9986871684</text:p>
          </table:table-cell>
        </table:table-row>
        <table:table-row table:style-name="ro2">
          <table:table-cell office:value-type="float" office:value="-863">
            <text:p>-863</text:p>
          </table:table-cell>
          <table:table-cell office:value-type="float" office:value="-1446">
            <text:p>-1446</text:p>
          </table:table-cell>
          <table:table-cell office:value-type="float" office:value="671">
            <text:p>671</text:p>
          </table:table-cell>
          <table:table-cell table:number-columns-repeated="5"/>
          <table:table-cell table:formula="of:=([.A213]-[.E$2])/131" office:value-type="float" office:value="-7.40258544631555">
            <text:p>-7.40</text:p>
          </table:table-cell>
          <table:table-cell table:formula="of:=([.B213]-[.F$2])/131" office:value-type="float" office:value="-10.5662664467375">
            <text:p>-10.57</text:p>
          </table:table-cell>
          <table:table-cell table:formula="of:=([.C213]-[.G$2])/131" office:value-type="float" office:value="3.76926617821934">
            <text:p>3.77</text:p>
          </table:table-cell>
          <table:table-cell table:formula="of:=[.J213]*2*3.141592/360" office:value-type="float" office:value="-0.184416100771883">
            <text:p>-0.1844161008</text:p>
          </table:table-cell>
          <table:table-cell table:formula="of:=[.L213]*[.L213]*0.75" office:value-type="float" office:value="0.025506973667929">
            <text:p>0.0255069737</text:p>
          </table:table-cell>
          <table:table-cell table:formula="of:=[.N212]+[.M213]*0.1" office:value-type="float" office:value="3.00123786573155">
            <text:p>3.0012378657</text:p>
          </table:table-cell>
        </table:table-row>
        <table:table-row table:style-name="ro2">
          <table:table-cell office:value-type="float" office:value="-685">
            <text:p>-685</text:p>
          </table:table-cell>
          <table:table-cell office:value-type="float" office:value="-2006">
            <text:p>-2006</text:p>
          </table:table-cell>
          <table:table-cell office:value-type="float" office:value="515">
            <text:p>515</text:p>
          </table:table-cell>
          <table:table-cell table:number-columns-repeated="5"/>
          <table:table-cell table:formula="of:=([.A214]-[.E$2])/131" office:value-type="float" office:value="-6.04380682036135">
            <text:p>-6.04</text:p>
          </table:table-cell>
          <table:table-cell table:formula="of:=([.B214]-[.F$2])/131" office:value-type="float" office:value="-14.8410756070428">
            <text:p>-14.84</text:p>
          </table:table-cell>
          <table:table-cell table:formula="of:=([.C214]-[.G$2])/131" office:value-type="float" office:value="2.57842648356285">
            <text:p>2.58</text:p>
          </table:table-cell>
          <table:table-cell table:formula="of:=[.J214]*2*3.141592/360" office:value-type="float" office:value="-0.259025579991561">
            <text:p>-0.25902558</text:p>
          </table:table-cell>
          <table:table-cell table:formula="of:=[.L214]*[.L214]*0.75" office:value-type="float" office:value="0.0503206883174734">
            <text:p>0.0503206883</text:p>
          </table:table-cell>
          <table:table-cell table:formula="of:=[.N213]+[.M214]*0.1" office:value-type="float" office:value="3.0062699345633">
            <text:p>3.0062699346</text:p>
          </table:table-cell>
        </table:table-row>
        <table:table-row table:style-name="ro2">
          <table:table-cell office:value-type="float" office:value="-761">
            <text:p>-761</text:p>
          </table:table-cell>
          <table:table-cell office:value-type="float" office:value="-2191">
            <text:p>-2191</text:p>
          </table:table-cell>
          <table:table-cell office:value-type="float" office:value="446">
            <text:p>446</text:p>
          </table:table-cell>
          <table:table-cell table:number-columns-repeated="5"/>
          <table:table-cell table:formula="of:=([.A215]-[.E$2])/131" office:value-type="float" office:value="-6.62395949211707">
            <text:p>-6.62</text:p>
          </table:table-cell>
          <table:table-cell table:formula="of:=([.B215]-[.F$2])/131" office:value-type="float" office:value="-16.2532893475009">
            <text:p>-16.25</text:p>
          </table:table-cell>
          <table:table-cell table:formula="of:=([.C215]-[.G$2])/131" office:value-type="float" office:value="2.05170892631094">
            <text:p>2.05</text:p>
          </table:table-cell>
          <table:table-cell table:formula="of:=[.J215]*2*3.141592/360" office:value-type="float" office:value="-0.283673354376633">
            <text:p>-0.2836733544</text:p>
          </table:table-cell>
          <table:table-cell table:formula="of:=[.L215]*[.L215]*0.75" office:value-type="float" office:value="0.0603529289874681">
            <text:p>0.060352929</text:p>
          </table:table-cell>
          <table:table-cell table:formula="of:=[.N214]+[.M215]*0.1" office:value-type="float" office:value="3.01230522746205">
            <text:p>3.0123052275</text:p>
          </table:table-cell>
        </table:table-row>
        <table:table-row table:style-name="ro2">
          <table:table-cell office:value-type="float" office:value="-1671">
            <text:p>-1671</text:p>
          </table:table-cell>
          <table:table-cell office:value-type="float" office:value="-4960">
            <text:p>-4960</text:p>
          </table:table-cell>
          <table:table-cell office:value-type="float" office:value="476">
            <text:p>476</text:p>
          </table:table-cell>
          <table:table-cell table:number-columns-repeated="5"/>
          <table:table-cell table:formula="of:=([.A216]-[.E$2])/131" office:value-type="float" office:value="-13.5705243776133">
            <text:p>-13.57</text:p>
          </table:table-cell>
          <table:table-cell table:formula="of:=([.B216]-[.F$2])/131" office:value-type="float" office:value="-37.3906939276535">
            <text:p>-37.39</text:p>
          </table:table-cell>
          <table:table-cell table:formula="of:=([.C216]-[.G$2])/131" office:value-type="float" office:value="2.28071655989873">
            <text:p>2.28</text:p>
          </table:table-cell>
          <table:table-cell table:formula="of:=[.J216]*2*3.141592/360" office:value-type="float" office:value="-0.652590582875361">
            <text:p>-0.6525905829</text:p>
          </table:table-cell>
          <table:table-cell table:formula="of:=[.L216]*[.L216]*0.75" office:value-type="float" office:value="0.319405851643202">
            <text:p>0.3194058516</text:p>
          </table:table-cell>
          <table:table-cell table:formula="of:=[.N215]+[.M216]*0.1" office:value-type="float" office:value="3.04424581262637">
            <text:p>3.0442458126</text:p>
          </table:table-cell>
        </table:table-row>
        <table:table-row table:style-name="ro2">
          <table:table-cell office:value-type="float" office:value="-2611">
            <text:p>-2611</text:p>
          </table:table-cell>
          <table:table-cell office:value-type="float" office:value="-7029">
            <text:p>-7029</text:p>
          </table:table-cell>
          <table:table-cell office:value-type="float" office:value="-8">
            <text:p>-8</text:p>
          </table:table-cell>
          <table:table-cell table:number-columns-repeated="5"/>
          <table:table-cell table:formula="of:=([.A217]-[.E$2])/131" office:value-type="float" office:value="-20.7460968966972">
            <text:p>-20.75</text:p>
          </table:table-cell>
          <table:table-cell table:formula="of:=([.B217]-[.F$2])/131" office:value-type="float" office:value="-53.1845870574245">
            <text:p>-53.18</text:p>
          </table:table-cell>
          <table:table-cell table:formula="of:=([.C217]-[.G$2])/131" office:value-type="float" office:value="-1.41393992865089">
            <text:p>-1.41</text:p>
          </table:table-cell>
          <table:table-cell table:formula="of:=[.J217]*2*3.141592/360" office:value-type="float" office:value="-0.928245962349491">
            <text:p>-0.9282459623</text:p>
          </table:table-cell>
          <table:table-cell table:formula="of:=[.L217]*[.L217]*0.75" office:value-type="float" office:value="0.6462304249636">
            <text:p>0.646230425</text:p>
          </table:table-cell>
          <table:table-cell table:formula="of:=[.N216]+[.M217]*0.1" office:value-type="float" office:value="3.10886885512273">
            <text:p>3.1088688551</text:p>
          </table:table-cell>
        </table:table-row>
        <table:table-row table:style-name="ro2">
          <table:table-cell office:value-type="float" office:value="-5097">
            <text:p>-5097</text:p>
          </table:table-cell>
          <table:table-cell office:value-type="float" office:value="-9894">
            <text:p>-9894</text:p>
          </table:table-cell>
          <table:table-cell office:value-type="float" office:value="1740">
            <text:p>1740</text:p>
          </table:table-cell>
          <table:table-cell table:number-columns-repeated="5"/>
          <table:table-cell table:formula="of:=([.A218]-[.E$2])/131" office:value-type="float" office:value="-39.7231961333384">
            <text:p>-39.72</text:p>
          </table:table-cell>
          <table:table-cell table:formula="of:=([.B218]-[.F$2])/131" office:value-type="float" office:value="-75.0548160650581">
            <text:p>-75.05</text:p>
          </table:table-cell>
          <table:table-cell table:formula="of:=([.C218]-[.G$2])/131" office:value-type="float" office:value="11.9295715217308">
            <text:p>11.93</text:p>
          </table:table-cell>
          <table:table-cell table:formula="of:=[.J218]*2*3.141592/360" office:value-type="float" office:value="-1.30995338728588">
            <text:p>-1.3099533873</text:p>
          </table:table-cell>
          <table:table-cell table:formula="of:=[.L218]*[.L218]*0.75" office:value-type="float" office:value="1.28698340764631">
            <text:p>1.2869834076</text:p>
          </table:table-cell>
          <table:table-cell table:formula="of:=[.N217]+[.M218]*0.1" office:value-type="float" office:value="3.23756719588736">
            <text:p>3.2375671959</text:p>
          </table:table-cell>
        </table:table-row>
        <table:table-row table:style-name="ro2">
          <table:table-cell office:value-type="float" office:value="-10497">
            <text:p>-10497</text:p>
          </table:table-cell>
          <table:table-cell office:value-type="float" office:value="-16027">
            <text:p>-16027</text:p>
          </table:table-cell>
          <table:table-cell office:value-type="float" office:value="3227">
            <text:p>3227</text:p>
          </table:table-cell>
          <table:table-cell table:number-columns-repeated="5"/>
          <table:table-cell table:formula="of:=([.A219]-[.E$2])/131" office:value-type="float" office:value="-80.94457017914">
            <text:p>-80.94</text:p>
          </table:table-cell>
          <table:table-cell table:formula="of:=([.B219]-[.F$2])/131" office:value-type="float" office:value="-121.871609958188">
            <text:p>-121.87</text:p>
          </table:table-cell>
          <table:table-cell table:formula="of:=([.C219]-[.G$2])/131" office:value-type="float" office:value="23.2807165598987">
            <text:p>23.28</text:p>
          </table:table-cell>
          <table:table-cell table:formula="of:=[.J219]*2*3.141592/360" office:value-type="float" office:value="-2.12706041595424">
            <text:p>-2.127060416</text:p>
          </table:table-cell>
          <table:table-cell table:formula="of:=[.L219]*[.L219]*0.75" office:value-type="float" office:value="3.39328950983957">
            <text:p>3.3932895098</text:p>
          </table:table-cell>
          <table:table-cell table:formula="of:=[.N218]+[.M219]*0.1" office:value-type="float" office:value="3.57689614687132">
            <text:p>3.5768961469</text:p>
          </table:table-cell>
        </table:table-row>
        <table:table-row table:style-name="ro2">
          <table:table-cell office:value-type="float" office:value="-6826">
            <text:p>-6826</text:p>
          </table:table-cell>
          <table:table-cell office:value-type="float" office:value="279">
            <text:p>279</text:p>
          </table:table-cell>
          <table:table-cell office:value-type="float" office:value="-965">
            <text:p>-965</text:p>
          </table:table-cell>
          <table:table-cell table:number-columns-repeated="5"/>
          <table:table-cell table:formula="of:=([.A220]-[.E$2])/131" office:value-type="float" office:value="-52.9216694157812">
            <text:p>-52.92</text:p>
          </table:table-cell>
          <table:table-cell table:formula="of:=([.B220]-[.F$2])/131" office:value-type="float" office:value="2.60167248456021">
            <text:p>2.60</text:p>
          </table:table-cell>
          <table:table-cell table:formula="of:=([.C220]-[.G$2])/131" office:value-type="float" office:value="-8.71928344010127">
            <text:p>-8.72</text:p>
          </table:table-cell>
          <table:table-cell table:formula="of:=[.J220]*2*3.141592/360" office:value-type="float" office:value="0.0454077414673026">
            <text:p>0.0454077415</text:p>
          </table:table-cell>
          <table:table-cell table:formula="of:=[.L220]*[.L220]*0.75" office:value-type="float" office:value="0.00154639723887104">
            <text:p>0.0015463972</text:p>
          </table:table-cell>
          <table:table-cell table:formula="of:=[.N219]+[.M220]*0.1" office:value-type="float" office:value="3.5770507865952">
            <text:p>3.5770507866</text:p>
          </table:table-cell>
        </table:table-row>
        <table:table-row table:style-name="ro2">
          <table:table-cell office:value-type="float" office:value="5398">
            <text:p>5398</text:p>
          </table:table-cell>
          <table:table-cell office:value-type="float" office:value="18211">
            <text:p>18211</text:p>
          </table:table-cell>
          <table:table-cell office:value-type="float" office:value="-4053">
            <text:p>-4053</text:p>
          </table:table-cell>
          <table:table-cell table:number-columns-repeated="5"/>
          <table:table-cell table:formula="of:=([.A221]-[.E$2])/131" office:value-type="float" office:value="40.3913076834554">
            <text:p>40.39</text:p>
          </table:table-cell>
          <table:table-cell table:formula="of:=([.B221]-[.F$2])/131" office:value-type="float" office:value="139.487168667766">
            <text:p>139.49</text:p>
          </table:table-cell>
          <table:table-cell table:formula="of:=([.C221]-[.G$2])/131" office:value-type="float" office:value="-32.2918025240707">
            <text:p>-32.29</text:p>
          </table:table-cell>
          <table:table-cell table:formula="of:=[.J221]*2*3.141592/360" office:value-type="float" office:value="2.4345098510517">
            <text:p>2.4345098511</text:p>
          </table:table-cell>
          <table:table-cell table:formula="of:=[.L221]*[.L221]*0.75" office:value-type="float" office:value="4.44512866115081">
            <text:p>4.4451286612</text:p>
          </table:table-cell>
          <table:table-cell table:formula="of:=[.N220]+[.M221]*0.1" office:value-type="float" office:value="4.02156365271028">
            <text:p>4.0215636527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office:value-type="float" office:value="27084">
            <text:p>27084</text:p>
          </table:table-cell>
          <table:table-cell office:value-type="float" office:value="-1192">
            <text:p>-1192</text:p>
          </table:table-cell>
          <table:table-cell table:number-columns-repeated="5"/>
          <table:table-cell table:formula="of:=([.A222]-[.E$2])/131" office:value-type="float" office:value="24.3607733323104">
            <text:p>24.36</text:p>
          </table:table-cell>
          <table:table-cell table:formula="of:=([.B222]-[.F$2])/131" office:value-type="float" office:value="207.219993095247">
            <text:p>207.22</text:p>
          </table:table-cell>
          <table:table-cell table:formula="of:=([.C222]-[.G$2])/131" office:value-type="float" office:value="-10.4521078675822">
            <text:p>-10.45</text:p>
          </table:table-cell>
          <table:table-cell table:formula="of:=[.J222]*2*3.141592/360" office:value-type="float" office:value="3.61667040304491">
            <text:p>3.616670403</text:p>
          </table:table-cell>
          <table:table-cell table:formula="of:=[.L222]*[.L222]*0.75" office:value-type="float" office:value="9.81022860319578">
            <text:p>9.8102286032</text:p>
          </table:table-cell>
          <table:table-cell table:formula="of:=[.N221]+[.M222]*0.1" office:value-type="float" office:value="5.00258651302986">
            <text:p>5.002586513</text:p>
          </table:table-cell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26744">
            <text:p>26744</text:p>
          </table:table-cell>
          <table:table-cell office:value-type="float" office:value="1939">
            <text:p>1939</text:p>
          </table:table-cell>
          <table:table-cell table:number-columns-repeated="5"/>
          <table:table-cell table:formula="of:=([.A223]-[.E$2])/131" office:value-type="float" office:value="70.7806206605547">
            <text:p>70.78</text:p>
          </table:table-cell>
          <table:table-cell table:formula="of:=([.B223]-[.F$2])/131" office:value-type="float" office:value="204.624573247919">
            <text:p>204.62</text:p>
          </table:table-cell>
          <table:table-cell table:formula="of:=([.C223]-[.G$2])/131" office:value-type="float" office:value="13.4486554911964">
            <text:p>13.45</text:p>
          </table:table-cell>
          <table:table-cell table:formula="of:=[.J223]*2*3.141592/360" office:value-type="float" office:value="3.57137179066153">
            <text:p>3.5713717907</text:p>
          </table:table-cell>
          <table:table-cell table:formula="of:=[.L223]*[.L223]*0.75" office:value-type="float" office:value="9.56602235034973">
            <text:p>9.5660223503</text:p>
          </table:table-cell>
          <table:table-cell table:formula="of:=[.N222]+[.M223]*0.1" office:value-type="float" office:value="5.95918874806483">
            <text:p>5.9591887481</text:p>
          </table:table-cell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16264">
            <text:p>16264</text:p>
          </table:table-cell>
          <table:table-cell office:value-type="float" office:value="-605">
            <text:p>-605</text:p>
          </table:table-cell>
          <table:table-cell table:number-columns-repeated="5"/>
          <table:table-cell table:formula="of:=([.A224]-[.E$2])/131" office:value-type="float" office:value="71.7195519582646">
            <text:p>71.72</text:p>
          </table:table-cell>
          <table:table-cell table:formula="of:=([.B224]-[.F$2])/131" office:value-type="float" office:value="124.624573247919">
            <text:p>124.62</text:p>
          </table:table-cell>
          <table:table-cell table:formula="of:=([.C224]-[.G$2])/131" office:value-type="float" office:value="-5.97119183704784">
            <text:p>-5.97</text:p>
          </table:table-cell>
          <table:table-cell table:formula="of:=[.J224]*2*3.141592/360" office:value-type="float" office:value="2.17510867955042">
            <text:p>2.1751086796</text:p>
          </table:table-cell>
          <table:table-cell table:formula="of:=[.L224]*[.L224]*0.75" office:value-type="float" office:value="3.54832332589169">
            <text:p>3.5483233259</text:p>
          </table:table-cell>
          <table:table-cell table:formula="of:=[.N223]+[.M224]*0.1" office:value-type="float" office:value="6.314021080654">
            <text:p>6.3140210807</text:p>
          </table:table-cell>
        </table:table-row>
        <table:table-row table:style-name="ro2">
          <table:table-cell office:value-type="float" office:value="5446">
            <text:p>5446</text:p>
          </table:table-cell>
          <table:table-cell office:value-type="float" office:value="-6229">
            <text:p>-6229</text:p>
          </table:table-cell>
          <table:table-cell office:value-type="float" office:value="3371">
            <text:p>3371</text:p>
          </table:table-cell>
          <table:table-cell table:number-columns-repeated="5"/>
          <table:table-cell table:formula="of:=([.A225]-[.E$2])/131" office:value-type="float" office:value="40.7577198971959">
            <text:p>40.76</text:p>
          </table:table-cell>
          <table:table-cell table:formula="of:=([.B225]-[.F$2])/131" office:value-type="float" office:value="-47.0777168284169">
            <text:p>-47.08</text:p>
          </table:table-cell>
          <table:table-cell table:formula="of:=([.C225]-[.G$2])/131" office:value-type="float" office:value="24.3799532011201">
            <text:p>24.38</text:p>
          </table:table-cell>
          <table:table-cell table:formula="of:=[.J225]*2*3.141592/360" office:value-type="float" office:value="-0.821660992035666">
            <text:p>-0.821660992</text:p>
          </table:table-cell>
          <table:table-cell table:formula="of:=[.L225]*[.L225]*0.75" office:value-type="float" office:value="0.506345089374776">
            <text:p>0.5063450894</text:p>
          </table:table-cell>
          <table:table-cell table:formula="of:=[.N224]+[.M225]*0.1" office:value-type="float" office:value="6.36465558959148">
            <text:p>6.3646555896</text:p>
          </table:table-cell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-3138">
            <text:p>-3138</text:p>
          </table:table-cell>
          <table:table-cell office:value-type="float" office:value="1517">
            <text:p>1517</text:p>
          </table:table-cell>
          <table:table-cell table:number-columns-repeated="5"/>
          <table:table-cell table:formula="of:=([.A226]-[.E$2])/131" office:value-type="float" office:value="68.612681729257">
            <text:p>68.61</text:p>
          </table:table-cell>
          <table:table-cell table:formula="of:=([.B226]-[.F$2])/131" office:value-type="float" office:value="-23.4822969810887">
            <text:p>-23.48</text:p>
          </table:table-cell>
          <table:table-cell table:formula="of:=([.C226]-[.G$2])/131" office:value-type="float" office:value="10.2272814453949">
            <text:p>10.23</text:p>
          </table:table-cell>
          <table:table-cell table:formula="of:=[.J226]*2*3.141592/360" office:value-type="float" office:value="-0.409843312985624">
            <text:p>-0.409843313</text:p>
          </table:table-cell>
          <table:table-cell table:formula="of:=[.L226]*[.L226]*0.75" office:value-type="float" office:value="0.125978655899274">
            <text:p>0.1259786559</text:p>
          </table:table-cell>
          <table:table-cell table:formula="of:=[.N225]+[.M226]*0.1" office:value-type="float" office:value="6.37725345518141">
            <text:p>6.3772534552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office:value-type="float" office:value="-10338">
            <text:p>-10338</text:p>
          </table:table-cell>
          <table:table-cell office:value-type="float" office:value="4907">
            <text:p>4907</text:p>
          </table:table-cell>
          <table:table-cell table:number-columns-repeated="5"/>
          <table:table-cell table:formula="of:=([.A227]-[.E$2])/131" office:value-type="float" office:value="12.2233687521577">
            <text:p>12.22</text:p>
          </table:table-cell>
          <table:table-cell table:formula="of:=([.B227]-[.F$2])/131" office:value-type="float" office:value="-78.4441290421573">
            <text:p>-78.44</text:p>
          </table:table-cell>
          <table:table-cell table:formula="of:=([.C227]-[.G$2])/131" office:value-type="float" office:value="36.1051440408148">
            <text:p>36.11</text:p>
          </table:table-cell>
          <table:table-cell table:formula="of:=[.J227]*2*3.141592/360" office:value-type="float" office:value="-1.36910804581005">
            <text:p>-1.3691080458</text:p>
          </table:table-cell>
          <table:table-cell table:formula="of:=[.L227]*[.L227]*0.75" office:value-type="float" office:value="1.40584263082636">
            <text:p>1.4058426308</text:p>
          </table:table-cell>
          <table:table-cell table:formula="of:=[.N226]+[.M227]*0.1" office:value-type="float" office:value="6.51783771826405">
            <text:p>6.5178377183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-7026">
            <text:p>-7026</text:p>
          </table:table-cell>
          <table:table-cell office:value-type="float" office:value="3154">
            <text:p>3154</text:p>
          </table:table-cell>
          <table:table-cell table:number-columns-repeated="5"/>
          <table:table-cell table:formula="of:=([.A228]-[.E$2])/131" office:value-type="float" office:value="5.16993363765392">
            <text:p>5.17</text:p>
          </table:table-cell>
          <table:table-cell table:formula="of:=([.B228]-[.F$2])/131" office:value-type="float" office:value="-53.1616862940657">
            <text:p>-53.16</text:p>
          </table:table-cell>
          <table:table-cell table:formula="of:=([.C228]-[.G$2])/131" office:value-type="float" office:value="22.7234646515018">
            <text:p>22.72</text:p>
          </table:table-cell>
          <table:table-cell table:formula="of:=[.J228]*2*3.141592/360" office:value-type="float" office:value="-0.927846268710814">
            <text:p>-0.9278462687</text:p>
          </table:table-cell>
          <table:table-cell table:formula="of:=[.L228]*[.L228]*0.75" office:value-type="float" office:value="0.645674023770436">
            <text:p>0.6456740238</text:p>
          </table:table-cell>
          <table:table-cell table:formula="of:=[.N227]+[.M228]*0.1" office:value-type="float" office:value="6.58240512064109">
            <text:p>6.5824051206</text:p>
          </table:table-cell>
        </table:table-row>
        <table:table-row table:style-name="ro2">
          <table:table-cell office:value-type="float" office:value="-5301">
            <text:p>-5301</text:p>
          </table:table-cell>
          <table:table-cell office:value-type="float" office:value="-7718">
            <text:p>-7718</text:p>
          </table:table-cell>
          <table:table-cell office:value-type="float" office:value="1807">
            <text:p>1807</text:p>
          </table:table-cell>
          <table:table-cell table:number-columns-repeated="5"/>
          <table:table-cell table:formula="of:=([.A229]-[.E$2])/131" office:value-type="float" office:value="-41.2804480417354">
            <text:p>-41.28</text:p>
          </table:table-cell>
          <table:table-cell table:formula="of:=([.B229]-[.F$2])/131" office:value-type="float" office:value="-58.4441290421574">
            <text:p>-58.44</text:p>
          </table:table-cell>
          <table:table-cell table:formula="of:=([.C229]-[.G$2])/131" office:value-type="float" office:value="12.4410219034102">
            <text:p>12.44</text:p>
          </table:table-cell>
          <table:table-cell table:formula="of:=[.J229]*2*3.141592/360" office:value-type="float" office:value="-1.02004226803227">
            <text:p>-1.020042268</text:p>
          </table:table-cell>
          <table:table-cell table:formula="of:=[.L229]*[.L229]*0.75" office:value-type="float" office:value="0.780364671429318">
            <text:p>0.7803646714</text:p>
          </table:table-cell>
          <table:table-cell table:formula="of:=[.N228]+[.M229]*0.1" office:value-type="float" office:value="6.66044158778402">
            <text:p>6.6604415878</text:p>
          </table:table-cell>
        </table:table-row>
        <table:table-row table:style-name="ro2">
          <table:table-cell office:value-type="float" office:value="-2254">
            <text:p>-2254</text:p>
          </table:table-cell>
          <table:table-cell office:value-type="float" office:value="-5604">
            <text:p>-5604</text:p>
          </table:table-cell>
          <table:table-cell office:value-type="float" office:value="1637">
            <text:p>1637</text:p>
          </table:table-cell>
          <table:table-cell table:number-columns-repeated="5"/>
          <table:table-cell table:formula="of:=([.A230]-[.E$2])/131" office:value-type="float" office:value="-18.0209060570026">
            <text:p>-18.02</text:p>
          </table:table-cell>
          <table:table-cell table:formula="of:=([.B230]-[.F$2])/131" office:value-type="float" office:value="-42.3067244620047">
            <text:p>-42.31</text:p>
          </table:table-cell>
          <table:table-cell table:formula="of:=([.C230]-[.G$2])/131" office:value-type="float" office:value="11.1433119797461">
            <text:p>11.14</text:p>
          </table:table-cell>
          <table:table-cell table:formula="of:=[.J230]*2*3.141592/360" office:value-type="float" office:value="-0.73839148397799">
            <text:p>-0.738391484</text:p>
          </table:table-cell>
          <table:table-cell table:formula="of:=[.L230]*[.L230]*0.75" office:value-type="float" office:value="0.408916487708414">
            <text:p>0.4089164877</text:p>
          </table:table-cell>
          <table:table-cell table:formula="of:=[.N229]+[.M230]*0.1" office:value-type="float" office:value="6.70133323655486">
            <text:p>6.7013332366</text:p>
          </table:table-cell>
        </table:table-row>
        <table:table-row table:style-name="ro2">
          <table:table-cell office:value-type="float" office:value="-807">
            <text:p>-807</text:p>
          </table:table-cell>
          <table:table-cell office:value-type="float" office:value="-5080">
            <text:p>-5080</text:p>
          </table:table-cell>
          <table:table-cell office:value-type="float" office:value="1428">
            <text:p>1428</text:p>
          </table:table-cell>
          <table:table-cell table:number-columns-repeated="5"/>
          <table:table-cell table:formula="of:=([.A231]-[.E$2])/131" office:value-type="float" office:value="-6.97510453028501">
            <text:p>-6.98</text:p>
          </table:table-cell>
          <table:table-cell table:formula="of:=([.B231]-[.F$2])/131" office:value-type="float" office:value="-38.3067244620047">
            <text:p>-38.31</text:p>
          </table:table-cell>
          <table:table-cell table:formula="of:=([.C231]-[.G$2])/131" office:value-type="float" office:value="9.54789213241781">
            <text:p>9.55</text:p>
          </table:table-cell>
          <table:table-cell table:formula="of:=[.J231]*2*3.141592/360" office:value-type="float" office:value="-0.668578328422434">
            <text:p>-0.6685783284</text:p>
          </table:table-cell>
          <table:table-cell table:formula="of:=[.L231]*[.L231]*0.75" office:value-type="float" office:value="0.335247735927102">
            <text:p>0.3352477359</text:p>
          </table:table-cell>
          <table:table-cell table:formula="of:=[.N230]+[.M231]*0.1" office:value-type="float" office:value="6.73485801014757">
            <text:p>6.7348580101</text:p>
          </table:table-cell>
        </table:table-row>
        <table:table-row table:style-name="ro2">
          <table:table-cell office:value-type="float" office:value="-2770">
            <text:p>-2770</text:p>
          </table:table-cell>
          <table:table-cell office:value-type="float" office:value="-7917">
            <text:p>-7917</text:p>
          </table:table-cell>
          <table:table-cell office:value-type="float" office:value="1333">
            <text:p>1333</text:p>
          </table:table-cell>
          <table:table-cell table:number-columns-repeated="5"/>
          <table:table-cell table:formula="of:=([.A232]-[.E$2])/131" office:value-type="float" office:value="-21.9598373547125">
            <text:p>-21.96</text:p>
          </table:table-cell>
          <table:table-cell table:formula="of:=([.B232]-[.F$2])/131" office:value-type="float" office:value="-59.963213011623">
            <text:p>-59.96</text:p>
          </table:table-cell>
          <table:table-cell table:formula="of:=([.C232]-[.G$2])/131" office:value-type="float" office:value="8.82270129272316">
            <text:p>8.82</text:p>
          </table:table-cell>
          <table:table-cell table:formula="of:=[.J232]*2*3.141592/360" office:value-type="float" office:value="-1.04655527939784">
            <text:p>-1.0465552794</text:p>
          </table:table-cell>
          <table:table-cell table:formula="of:=[.L232]*[.L232]*0.75" office:value-type="float" office:value="0.821458464626614">
            <text:p>0.8214584646</text:p>
          </table:table-cell>
          <table:table-cell table:formula="of:=[.N231]+[.M232]*0.1" office:value-type="float" office:value="6.81700385661023">
            <text:p>6.8170038566</text:p>
          </table:table-cell>
        </table:table-row>
        <table:table-row table:style-name="ro2">
          <table:table-cell office:value-type="float" office:value="-2181">
            <text:p>-2181</text:p>
          </table:table-cell>
          <table:table-cell office:value-type="float" office:value="-12246">
            <text:p>-12246</text:p>
          </table:table-cell>
          <table:table-cell office:value-type="float" office:value="1511">
            <text:p>1511</text:p>
          </table:table-cell>
          <table:table-cell table:number-columns-repeated="5"/>
          <table:table-cell table:formula="of:=([.A233]-[.E$2])/131" office:value-type="float" office:value="-17.4636541486056">
            <text:p>-17.46</text:p>
          </table:table-cell>
          <table:table-cell table:formula="of:=([.B233]-[.F$2])/131" office:value-type="float" office:value="-93.0090145383405">
            <text:p>-93.01</text:p>
          </table:table-cell>
          <table:table-cell table:formula="of:=([.C233]-[.G$2])/131" office:value-type="float" office:value="10.1814799186774">
            <text:p>10.18</text:p>
          </table:table-cell>
          <table:table-cell table:formula="of:=[.J233]*2*3.141592/360" office:value-type="float" office:value="-1.62331320000852">
            <text:p>-1.6233132</text:p>
          </table:table-cell>
          <table:table-cell table:formula="of:=[.L233]*[.L233]*0.75" office:value-type="float" office:value="1.97635930899144">
            <text:p>1.976359309</text:p>
          </table:table-cell>
          <table:table-cell table:formula="of:=[.N232]+[.M233]*0.1" office:value-type="float" office:value="7.01463978750938">
            <text:p>7.0146397875</text:p>
          </table:table-cell>
        </table:table-row>
        <table:table-row table:style-name="ro2">
          <table:table-cell office:value-type="float" office:value="-6204">
            <text:p>-6204</text:p>
          </table:table-cell>
          <table:table-cell office:value-type="float" office:value="-16624">
            <text:p>-16624</text:p>
          </table:table-cell>
          <table:table-cell office:value-type="float" office:value="4387">
            <text:p>4387</text:p>
          </table:table-cell>
          <table:table-cell table:number-columns-repeated="5"/>
          <table:table-cell table:formula="of:=([.A234]-[.E$2])/131" office:value-type="float" office:value="-48.1735778127278">
            <text:p>-48.17</text:p>
          </table:table-cell>
          <table:table-cell table:formula="of:=([.B234]-[.F$2])/131" office:value-type="float" office:value="-126.428861866585">
            <text:p>-126.43</text:p>
          </table:table-cell>
          <table:table-cell table:formula="of:=([.C234]-[.G$2])/131" office:value-type="float" office:value="32.1356783919598">
            <text:p>32.14</text:p>
          </table:table-cell>
          <table:table-cell table:formula="of:=[.J234]*2*3.141592/360" office:value-type="float" office:value="-2.20659945005093">
            <text:p>-2.2065994501</text:p>
          </table:table-cell>
          <table:table-cell table:formula="of:=[.L234]*[.L234]*0.75" office:value-type="float" office:value="3.65181084972381">
            <text:p>3.6518108497</text:p>
          </table:table-cell>
          <table:table-cell table:formula="of:=[.N233]+[.M234]*0.1" office:value-type="float" office:value="7.37982087248176">
            <text:p>7.3798208725</text:p>
          </table:table-cell>
        </table:table-row>
        <table:table-row table:style-name="ro2">
          <table:table-cell office:value-type="float" office:value="-10792">
            <text:p>-10792</text:p>
          </table:table-cell>
          <table:table-cell office:value-type="float" office:value="-11508">
            <text:p>-11508</text:p>
          </table:table-cell>
          <table:table-cell office:value-type="float" office:value="2921">
            <text:p>2921</text:p>
          </table:table-cell>
          <table:table-cell table:number-columns-repeated="5"/>
          <table:table-cell table:formula="of:=([.A235]-[.E$2])/131" office:value-type="float" office:value="-83.1964785760865">
            <text:p>-83.20</text:p>
          </table:table-cell>
          <table:table-cell table:formula="of:=([.B235]-[.F$2])/131" office:value-type="float" office:value="-87.375426752081">
            <text:p>-87.38</text:p>
          </table:table-cell>
          <table:table-cell table:formula="of:=([.C235]-[.G$2])/131" office:value-type="float" office:value="20.9448386973033">
            <text:p>20.94</text:p>
          </table:table-cell>
          <table:table-cell table:formula="of:=[.J235]*2*3.141592/360" office:value-type="float" office:value="-1.52498856489402">
            <text:p>-1.5249885649</text:p>
          </table:table-cell>
          <table:table-cell table:formula="of:=[.L235]*[.L235]*0.75" office:value-type="float" office:value="1.74419259229314">
            <text:p>1.7441925923</text:p>
          </table:table-cell>
          <table:table-cell table:formula="of:=[.N234]+[.M235]*0.1" office:value-type="float" office:value="7.55424013171107">
            <text:p>7.5542401317</text:p>
          </table:table-cell>
        </table:table-row>
        <table:table-row table:style-name="ro2">
          <table:table-cell office:value-type="float" office:value="1713">
            <text:p>1713</text:p>
          </table:table-cell>
          <table:table-cell office:value-type="float" office:value="14702">
            <text:p>14702</text:p>
          </table:table-cell>
          <table:table-cell office:value-type="float" office:value="162">
            <text:p>162</text:p>
          </table:table-cell>
          <table:table-cell table:number-columns-repeated="5"/>
          <table:table-cell table:formula="of:=([.A236]-[.E$2])/131" office:value-type="float" office:value="12.261536691089">
            <text:p>12.26</text:p>
          </table:table-cell>
          <table:table-cell table:formula="of:=([.B236]-[.F$2])/131" office:value-type="float" office:value="112.700909125782">
            <text:p>112.70</text:p>
          </table:table-cell>
          <table:table-cell table:formula="of:=([.C236]-[.G$2])/131" office:value-type="float" office:value="-0.116230004986766">
            <text:p>-0.12</text:p>
          </table:table-cell>
          <table:table-cell table:formula="of:=[.J236]*2*3.141592/360" office:value-type="float" office:value="1.96700152501268">
            <text:p>1.967001525</text:p>
          </table:table-cell>
          <table:table-cell table:formula="of:=[.L236]*[.L236]*0.75" office:value-type="float" office:value="2.90182124955166">
            <text:p>2.9018212496</text:p>
          </table:table-cell>
          <table:table-cell table:formula="of:=[.N235]+[.M236]*0.1" office:value-type="float" office:value="7.84442225666624">
            <text:p>7.8444222567</text:p>
          </table:table-cell>
        </table:table-row>
        <table:table-row table:style-name="ro2">
          <table:table-cell office:value-type="float" office:value="6718">
            <text:p>6718</text:p>
          </table:table-cell>
          <table:table-cell office:value-type="float" office:value="32244">
            <text:p>32244</text:p>
          </table:table-cell>
          <table:table-cell office:value-type="float" office:value="-4442">
            <text:p>-4442</text:p>
          </table:table-cell>
          <table:table-cell table:number-columns-repeated="5"/>
          <table:table-cell table:formula="of:=([.A237]-[.E$2])/131" office:value-type="float" office:value="50.467643561318">
            <text:p>50.47</text:p>
          </table:table-cell>
          <table:table-cell table:formula="of:=([.B237]-[.F$2])/131" office:value-type="float" office:value="246.609306072346">
            <text:p>246.61</text:p>
          </table:table-cell>
          <table:table-cell table:formula="of:=([.C237]-[.G$2])/131" office:value-type="float" office:value="-35.2612681729257">
            <text:p>-35.26</text:p>
          </table:table-cell>
          <table:table-cell table:formula="of:=[.J237]*2*3.141592/360" office:value-type="float" office:value="4.30414346156908">
            <text:p>4.3041434616</text:p>
          </table:table-cell>
          <table:table-cell table:formula="of:=[.L237]*[.L237]*0.75" office:value-type="float" office:value="13.8942382033259">
            <text:p>13.8942382033</text:p>
          </table:table-cell>
          <table:table-cell table:formula="of:=[.N236]+[.M237]*0.1" office:value-type="float" office:value="9.23384607699883">
            <text:p>9.233846077</text:p>
          </table:table-cell>
        </table:table-row>
        <table:table-row table:style-name="ro2">
          <table:table-cell office:value-type="float" office:value="6507">
            <text:p>6507</text:p>
          </table:table-cell>
          <table:table-cell office:value-type="float" office:value="32767">
            <text:p>32767</text:p>
          </table:table-cell>
          <table:table-cell office:value-type="float" office:value="-3459">
            <text:p>-3459</text:p>
          </table:table-cell>
          <table:table-cell table:number-columns-repeated="5"/>
          <table:table-cell table:formula="of:=([.A238]-[.E$2])/131" office:value-type="float" office:value="48.8569565384173">
            <text:p>48.86</text:p>
          </table:table-cell>
          <table:table-cell table:formula="of:=([.B238]-[.F$2])/131" office:value-type="float" office:value="250.60167248456">
            <text:p>250.60</text:p>
          </table:table-cell>
          <table:table-cell table:formula="of:=([.C238]-[.G$2])/131" office:value-type="float" office:value="-27.7574513790326">
            <text:p>-27.76</text:p>
          </table:table-cell>
          <table:table-cell table:formula="of:=[.J238]*2*3.141592/360" office:value-type="float" office:value="4.37382338591175">
            <text:p>4.3738233859</text:p>
          </table:table-cell>
          <table:table-cell table:formula="of:=[.L238]*[.L238]*0.75" office:value-type="float" office:value="14.3477482583614">
            <text:p>14.3477482584</text:p>
          </table:table-cell>
          <table:table-cell table:formula="of:=[.N237]+[.M238]*0.1" office:value-type="float" office:value="10.668620902835">
            <text:p>10.6686209028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17821">
            <text:p>17821</text:p>
          </table:table-cell>
          <table:table-cell office:value-type="float" office:value="-1815">
            <text:p>-1815</text:p>
          </table:table-cell>
          <table:table-cell table:number-columns-repeated="5"/>
          <table:table-cell table:formula="of:=([.A239]-[.E$2])/131" office:value-type="float" office:value="16.05542982086">
            <text:p>16.06</text:p>
          </table:table-cell>
          <table:table-cell table:formula="of:=([.B239]-[.F$2])/131" office:value-type="float" office:value="136.510069431125">
            <text:p>136.51</text:p>
          </table:table-cell>
          <table:table-cell table:formula="of:=([.C239]-[.G$2])/131" office:value-type="float" office:value="-15.2078330584219">
            <text:p>-15.21</text:p>
          </table:table-cell>
          <table:table-cell table:formula="of:=[.J239]*2*3.141592/360" office:value-type="float" office:value="2.38254967802371">
            <text:p>2.382549678</text:p>
          </table:table-cell>
          <table:table-cell table:formula="of:=[.L239]*[.L239]*0.75" office:value-type="float" office:value="4.25740722618815">
            <text:p>4.2574072262</text:p>
          </table:table-cell>
          <table:table-cell table:formula="of:=[.N238]+[.M239]*0.1" office:value-type="float" office:value="11.0943616254538">
            <text:p>11.0943616255</text:p>
          </table:table-cell>
        </table:table-row>
        <table:table-row table:style-name="ro2">
          <table:table-cell office:value-type="float" office:value="30055">
            <text:p>30055</text:p>
          </table:table-cell>
          <table:table-cell office:value-type="float" office:value="-7212">
            <text:p>-7212</text:p>
          </table:table-cell>
          <table:table-cell office:value-type="float" office:value="5535">
            <text:p>5535</text:p>
          </table:table-cell>
          <table:table-cell table:number-columns-repeated="5"/>
          <table:table-cell table:formula="of:=([.A240]-[.E$2])/131" office:value-type="float" office:value="228.612681729257">
            <text:p>228.61</text:p>
          </table:table-cell>
          <table:table-cell table:formula="of:=([.B240]-[.F$2])/131" office:value-type="float" office:value="-54.58153362231">
            <text:p>-54.58</text:p>
          </table:table-cell>
          <table:table-cell table:formula="of:=([.C240]-[.G$2])/131" office:value-type="float" office:value="40.8990371705858">
            <text:p>40.90</text:p>
          </table:table-cell>
          <table:table-cell table:formula="of:=[.J240]*2*3.141592/360" office:value-type="float" office:value="-0.952627274308779">
            <text:p>-0.9526272743</text:p>
          </table:table-cell>
          <table:table-cell table:formula="of:=[.L240]*[.L240]*0.75" office:value-type="float" office:value="0.68062404281773">
            <text:p>0.6806240428</text:p>
          </table:table-cell>
          <table:table-cell table:formula="of:=[.N239]+[.M240]*0.1" office:value-type="float" office:value="11.1624240297356">
            <text:p>11.1624240297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-14172">
            <text:p>-14172</text:p>
          </table:table-cell>
          <table:table-cell office:value-type="float" office:value="6740">
            <text:p>6740</text:p>
          </table:table-cell>
          <table:table-cell table:number-columns-repeated="5"/>
          <table:table-cell table:formula="of:=([.A241]-[.E$2])/131" office:value-type="float" office:value="1.08596417200506">
            <text:p>1.09</text:p>
          </table:table-cell>
          <table:table-cell table:formula="of:=([.B241]-[.F$2])/131" office:value-type="float" office:value="-107.711304614676">
            <text:p>-107.71</text:p>
          </table:table-cell>
          <table:table-cell table:formula="of:=([.C241]-[.G$2])/131" office:value-type="float" office:value="50.0975104530285">
            <text:p>50.10</text:p>
          </table:table-cell>
          <table:table-cell table:formula="of:=[.J241]*2*3.141592/360" office:value-type="float" office:value="-1.87991651603906">
            <text:p>-1.879916516</text:p>
          </table:table-cell>
          <table:table-cell table:formula="of:=[.L241]*[.L241]*0.75" office:value-type="float" office:value="2.65056458045732">
            <text:p>2.6505645805</text:p>
          </table:table-cell>
          <table:table-cell table:formula="of:=[.N240]+[.M241]*0.1" office:value-type="float" office:value="11.4274804877813">
            <text:p>11.4274804878</text:p>
          </table:table-cell>
        </table:table-row>
        <table:table-row table:style-name="ro2">
          <table:table-cell office:value-type="float" office:value="-1091">
            <text:p>-1091</text:p>
          </table:table-cell>
          <table:table-cell office:value-type="float" office:value="-10309">
            <text:p>-10309</text:p>
          </table:table-cell>
          <table:table-cell office:value-type="float" office:value="3512">
            <text:p>3512</text:p>
          </table:table-cell>
          <table:table-cell table:number-columns-repeated="5"/>
          <table:table-cell table:formula="of:=([.A242]-[.E$2])/131" office:value-type="float" office:value="-9.14304346158272">
            <text:p>-9.14</text:p>
          </table:table-cell>
          <table:table-cell table:formula="of:=([.B242]-[.F$2])/131" office:value-type="float" office:value="-78.2227549963558">
            <text:p>-78.22</text:p>
          </table:table-cell>
          <table:table-cell table:formula="of:=([.C242]-[.G$2])/131" office:value-type="float" office:value="25.4562890789827">
            <text:p>25.46</text:p>
          </table:table-cell>
          <table:table-cell table:formula="of:=[.J242]*2*3.141592/360" office:value-type="float" office:value="-1.36524434063618">
            <text:p>-1.3652443406</text:p>
          </table:table-cell>
          <table:table-cell table:formula="of:=[.L242]*[.L242]*0.75" office:value-type="float" office:value="1.39791908222933">
            <text:p>1.3979190822</text:p>
          </table:table-cell>
          <table:table-cell table:formula="of:=[.N241]+[.M242]*0.1" office:value-type="float" office:value="11.5672723960042">
            <text:p>11.567272396</text:p>
          </table:table-cell>
        </table:table-row>
        <table:table-row table:style-name="ro2">
          <table:table-cell office:value-type="float" office:value="-2875">
            <text:p>-2875</text:p>
          </table:table-cell>
          <table:table-cell office:value-type="float" office:value="-5877">
            <text:p>-5877</text:p>
          </table:table-cell>
          <table:table-cell office:value-type="float" office:value="1244">
            <text:p>1244</text:p>
          </table:table-cell>
          <table:table-cell table:number-columns-repeated="5"/>
          <table:table-cell table:formula="of:=([.A243]-[.E$2])/131" office:value-type="float" office:value="-22.7613640722697">
            <text:p>-22.76</text:p>
          </table:table-cell>
          <table:table-cell table:formula="of:=([.B243]-[.F$2])/131" office:value-type="float" office:value="-44.3906939276535">
            <text:p>-44.39</text:p>
          </table:table-cell>
          <table:table-cell table:formula="of:=([.C243]-[.G$2])/131" office:value-type="float" office:value="8.14331197974606">
            <text:p>8.14</text:p>
          </table:table-cell>
          <table:table-cell table:formula="of:=[.J243]*2*3.141592/360" office:value-type="float" office:value="-0.774763605097583">
            <text:p>-0.7747636051</text:p>
          </table:table-cell>
          <table:table-cell table:formula="of:=[.L243]*[.L243]*0.75" office:value-type="float" office:value="0.450193982837852">
            <text:p>0.4501939828</text:p>
          </table:table-cell>
          <table:table-cell table:formula="of:=[.N242]+[.M243]*0.1" office:value-type="float" office:value="11.612291794288">
            <text:p>11.6122917943</text:p>
          </table:table-cell>
        </table:table-row>
        <table:table-row table:style-name="ro2">
          <table:table-cell office:value-type="float" office:value="-210">
            <text:p>-210</text:p>
          </table:table-cell>
          <table:table-cell office:value-type="float" office:value="-3269">
            <text:p>-3269</text:p>
          </table:table-cell>
          <table:table-cell office:value-type="float" office:value="736">
            <text:p>736</text:p>
          </table:table-cell>
          <table:table-cell table:number-columns-repeated="5"/>
          <table:table-cell table:formula="of:=([.A244]-[.E$2])/131" office:value-type="float" office:value="-2.41785262188807">
            <text:p>-2.42</text:p>
          </table:table-cell>
          <table:table-cell table:formula="of:=([.B244]-[.F$2])/131" office:value-type="float" office:value="-24.4822969810887">
            <text:p>-24.48</text:p>
          </table:table-cell>
          <table:table-cell table:formula="of:=([.C244]-[.G$2])/131" office:value-type="float" office:value="4.26544938432621">
            <text:p>4.27</text:p>
          </table:table-cell>
          <table:table-cell table:formula="of:=[.J244]*2*3.141592/360" office:value-type="float" office:value="-0.427296601874513">
            <text:p>-0.4272966019</text:p>
          </table:table-cell>
          <table:table-cell table:formula="of:=[.L244]*[.L244]*0.75" office:value-type="float" office:value="0.136936789480129">
            <text:p>0.1369367895</text:p>
          </table:table-cell>
          <table:table-cell table:formula="of:=[.N243]+[.M244]*0.1" office:value-type="float" office:value="11.625985473236">
            <text:p>11.6259854732</text:p>
          </table:table-cell>
        </table:table-row>
        <table:table-row table:style-name="ro2">
          <table:table-cell office:value-type="float" office:value="1219">
            <text:p>1219</text:p>
          </table:table-cell>
          <table:table-cell office:value-type="float" office:value="-2735">
            <text:p>-2735</text:p>
          </table:table-cell>
          <table:table-cell office:value-type="float" office:value="1752">
            <text:p>1752</text:p>
          </table:table-cell>
          <table:table-cell table:number-columns-repeated="5"/>
          <table:table-cell table:formula="of:=([.A245]-[.E$2])/131" office:value-type="float" office:value="8.49054432467682">
            <text:p>8.49</text:p>
          </table:table-cell>
          <table:table-cell table:formula="of:=([.B245]-[.F$2])/131" office:value-type="float" office:value="-20.4059611032261">
            <text:p>-20.41</text:p>
          </table:table-cell>
          <table:table-cell table:formula="of:=([.C245]-[.G$2])/131" office:value-type="float" office:value="12.0211745751659">
            <text:p>12.02</text:p>
          </table:table-cell>
          <table:table-cell table:formula="of:=[.J245]*2*3.141592/360" office:value-type="float" office:value="-0.356151134190034">
            <text:p>-0.3561511342</text:p>
          </table:table-cell>
          <table:table-cell table:formula="of:=[.L245]*[.L245]*0.75" office:value-type="float" office:value="0.0951327227886358">
            <text:p>0.0951327228</text:p>
          </table:table-cell>
          <table:table-cell table:formula="of:=[.N244]+[.M245]*0.1" office:value-type="float" office:value="11.6354987455149">
            <text:p>11.6354987455</text:p>
          </table:table-cell>
        </table:table-row>
        <table:table-row table:style-name="ro2">
          <table:table-cell office:value-type="float" office:value="5747">
            <text:p>5747</text:p>
          </table:table-cell>
          <table:table-cell office:value-type="float" office:value="-7515">
            <text:p>-7515</text:p>
          </table:table-cell>
          <table:table-cell office:value-type="float" office:value="2522">
            <text:p>2522</text:p>
          </table:table-cell>
          <table:table-cell table:number-columns-repeated="5"/>
          <table:table-cell table:formula="of:=([.A246]-[.E$2])/131" office:value-type="float" office:value="43.05542982086">
            <text:p>43.06</text:p>
          </table:table-cell>
          <table:table-cell table:formula="of:=([.B246]-[.F$2])/131" office:value-type="float" office:value="-56.8945107215467">
            <text:p>-56.89</text:p>
          </table:table-cell>
          <table:table-cell table:formula="of:=([.C246]-[.G$2])/131" office:value-type="float" office:value="17.8990371705858">
            <text:p>17.90</text:p>
          </table:table-cell>
          <table:table-cell table:formula="of:=[.J246]*2*3.141592/360" office:value-type="float" office:value="-0.99299633181514">
            <text:p>-0.9929963318</text:p>
          </table:table-cell>
          <table:table-cell table:formula="of:=[.L246]*[.L246]*0.75" office:value-type="float" office:value="0.739531286248743">
            <text:p>0.7395312862</text:p>
          </table:table-cell>
          <table:table-cell table:formula="of:=[.N245]+[.M246]*0.1" office:value-type="float" office:value="11.7094518741398">
            <text:p>11.7094518741</text:p>
          </table:table-cell>
        </table:table-row>
        <table:table-row table:style-name="ro2">
          <table:table-cell office:value-type="float" office:value="-5715">
            <text:p>-5715</text:p>
          </table:table-cell>
          <table:table-cell office:value-type="float" office:value="-13530">
            <text:p>-13530</text:p>
          </table:table-cell>
          <table:table-cell office:value-type="float" office:value="4344">
            <text:p>4344</text:p>
          </table:table-cell>
          <table:table-cell table:number-columns-repeated="5"/>
          <table:table-cell table:formula="of:=([.A247]-[.E$2])/131" office:value-type="float" office:value="-44.4407533852468">
            <text:p>-44.44</text:p>
          </table:table-cell>
          <table:table-cell table:formula="of:=([.B247]-[.F$2])/131" office:value-type="float" office:value="-102.810541255898">
            <text:p>-102.81</text:p>
          </table:table-cell>
          <table:table-cell table:formula="of:=([.C247]-[.G$2])/131" office:value-type="float" office:value="31.8074341171506">
            <text:p>31.81</text:p>
          </table:table-cell>
          <table:table-cell table:formula="of:=[.J247]*2*3.141592/360" office:value-type="float" office:value="-1.79438207736221">
            <text:p>-1.7943820774</text:p>
          </table:table-cell>
          <table:table-cell table:formula="of:=[.L247]*[.L247]*0.75" office:value-type="float" office:value="2.41485527966905">
            <text:p>2.4148552797</text:p>
          </table:table-cell>
          <table:table-cell table:formula="of:=[.N246]+[.M247]*0.1" office:value-type="float" office:value="11.9509374021067">
            <text:p>11.9509374021</text:p>
          </table:table-cell>
        </table:table-row>
        <table:table-row table:style-name="ro2">
          <table:table-cell office:value-type="float" office:value="-11153">
            <text:p>-11153</text:p>
          </table:table-cell>
          <table:table-cell office:value-type="float" office:value="-27725">
            <text:p>-27725</text:p>
          </table:table-cell>
          <table:table-cell office:value-type="float" office:value="3162">
            <text:p>3162</text:p>
          </table:table-cell>
          <table:table-cell table:number-columns-repeated="5"/>
          <table:table-cell table:formula="of:=([.A248]-[.E$2])/131" office:value-type="float" office:value="-85.9522037669262">
            <text:p>-85.95</text:p>
          </table:table-cell>
          <table:table-cell table:formula="of:=([.B248]-[.F$2])/131" office:value-type="float" office:value="-211.169319881852">
            <text:p>-211.17</text:p>
          </table:table-cell>
          <table:table-cell table:formula="of:=([.C248]-[.G$2])/131" office:value-type="float" office:value="22.7845333537919">
            <text:p>22.78</text:p>
          </table:table-cell>
          <table:table-cell table:formula="of:=[.J248]*2*3.141592/360" office:value-type="float" office:value="-3.68559914436815">
            <text:p>-3.6855991444</text:p>
          </table:table-cell>
          <table:table-cell table:formula="of:=[.L248]*[.L248]*0.75" office:value-type="float" office:value="10.1877307897254">
            <text:p>10.1877307897</text:p>
          </table:table-cell>
          <table:table-cell table:formula="of:=[.N247]+[.M248]*0.1" office:value-type="float" office:value="12.9697104810792">
            <text:p>12.9697104811</text:p>
          </table:table-cell>
        </table:table-row>
        <table:table-row table:style-name="ro2">
          <table:table-cell office:value-type="float" office:value="-6910">
            <text:p>-6910</text:p>
          </table:table-cell>
          <table:table-cell office:value-type="float" office:value="-1547">
            <text:p>-1547</text:p>
          </table:table-cell>
          <table:table-cell office:value-type="float" office:value="-2869">
            <text:p>-2869</text:p>
          </table:table-cell>
          <table:table-cell table:number-columns-repeated="5"/>
          <table:table-cell table:formula="of:=([.A249]-[.E$2])/131" office:value-type="float" office:value="-53.562890789827">
            <text:p>-53.56</text:p>
          </table:table-cell>
          <table:table-cell table:formula="of:=([.B249]-[.F$2])/131" office:value-type="float" office:value="-11.3372588131497">
            <text:p>-11.34</text:p>
          </table:table-cell>
          <table:table-cell table:formula="of:=([.C249]-[.G$2])/131" office:value-type="float" office:value="-23.2536345851394">
            <text:p>-23.25</text:p>
          </table:table-cell>
          <table:table-cell table:formula="of:=[.J249]*2*3.141592/360" office:value-type="float" office:value="-0.197872453274004">
            <text:p>-0.1978724533</text:p>
          </table:table-cell>
          <table:table-cell table:formula="of:=[.L249]*[.L249]*0.75" office:value-type="float" office:value="0.0293651308235046">
            <text:p>0.0293651308</text:p>
          </table:table-cell>
          <table:table-cell table:formula="of:=[.N248]+[.M249]*0.1" office:value-type="float" office:value="12.9726469941616">
            <text:p>12.9726469942</text:p>
          </table:table-cell>
        </table:table-row>
        <table:table-row table:style-name="ro2">
          <table:table-cell office:value-type="float" office:value="7867">
            <text:p>7867</text:p>
          </table:table-cell>
          <table:table-cell office:value-type="float" office:value="25774">
            <text:p>25774</text:p>
          </table:table-cell>
          <table:table-cell office:value-type="float" office:value="-5867">
            <text:p>-5867</text:p>
          </table:table-cell>
          <table:table-cell table:number-columns-repeated="5"/>
          <table:table-cell table:formula="of:=([.A250]-[.E$2])/131" office:value-type="float" office:value="59.2386359277303">
            <text:p>59.24</text:p>
          </table:table-cell>
          <table:table-cell table:formula="of:=([.B250]-[.F$2])/131" office:value-type="float" office:value="197.219993095247">
            <text:p>197.22</text:p>
          </table:table-cell>
          <table:table-cell table:formula="of:=([.C250]-[.G$2])/131" office:value-type="float" office:value="-46.1391307683456">
            <text:p>-46.14</text:p>
          </table:table-cell>
          <table:table-cell table:formula="of:=[.J250]*2*3.141592/360" office:value-type="float" office:value="3.44213751415602">
            <text:p>3.4421375142</text:p>
          </table:table-cell>
          <table:table-cell table:formula="of:=[.L250]*[.L250]*0.75" office:value-type="float" office:value="8.88623299977015">
            <text:p>8.8862329998</text:p>
          </table:table-cell>
          <table:table-cell table:formula="of:=[.N249]+[.M250]*0.1" office:value-type="float" office:value="13.8612702941386">
            <text:p>13.8612702941</text:p>
          </table:table-cell>
        </table:table-row>
        <table:table-row table:style-name="ro2">
          <table:table-cell office:value-type="float" office:value="6573">
            <text:p>6573</text:p>
          </table:table-cell>
          <table:table-cell office:value-type="float" office:value="32767">
            <text:p>32767</text:p>
          </table:table-cell>
          <table:table-cell office:value-type="float" office:value="-5512">
            <text:p>-5512</text:p>
          </table:table-cell>
          <table:table-cell table:number-columns-repeated="5"/>
          <table:table-cell table:formula="of:=([.A251]-[.E$2])/131" office:value-type="float" office:value="49.3607733323104">
            <text:p>49.36</text:p>
          </table:table-cell>
          <table:table-cell table:formula="of:=([.B251]-[.F$2])/131" office:value-type="float" office:value="250.60167248456">
            <text:p>250.60</text:p>
          </table:table-cell>
          <table:table-cell table:formula="of:=([.C251]-[.G$2])/131" office:value-type="float" office:value="-43.4292071042234">
            <text:p>-43.43</text:p>
          </table:table-cell>
          <table:table-cell table:formula="of:=[.J251]*2*3.141592/360" office:value-type="float" office:value="4.37382338591175">
            <text:p>4.3738233859</text:p>
          </table:table-cell>
          <table:table-cell table:formula="of:=[.L251]*[.L251]*0.75" office:value-type="float" office:value="14.3477482583614">
            <text:p>14.3477482584</text:p>
          </table:table-cell>
          <table:table-cell table:formula="of:=[.N250]+[.M251]*0.1" office:value-type="float" office:value="15.2960451199747">
            <text:p>15.29604512</text:p>
          </table:table-cell>
        </table:table-row>
        <table:table-row table:style-name="ro2">
          <table:table-cell office:value-type="float" office:value="10524">
            <text:p>10524</text:p>
          </table:table-cell>
          <table:table-cell office:value-type="float" office:value="29339">
            <text:p>29339</text:p>
          </table:table-cell>
          <table:table-cell office:value-type="float" office:value="-6365">
            <text:p>-6365</text:p>
          </table:table-cell>
          <table:table-cell table:number-columns-repeated="5"/>
          <table:table-cell table:formula="of:=([.A252]-[.E$2])/131" office:value-type="float" office:value="79.5210786758219">
            <text:p>79.52</text:p>
          </table:table-cell>
          <table:table-cell table:formula="of:=([.B252]-[.F$2])/131" office:value-type="float" office:value="224.433733553262">
            <text:p>224.43</text:p>
          </table:table-cell>
          <table:table-cell table:formula="of:=([.C252]-[.G$2])/131" office:value-type="float" office:value="-49.9406574859028">
            <text:p>-49.94</text:p>
          </table:table-cell>
          <table:table-cell table:formula="of:=[.J252]*2*3.141592/360" office:value-type="float" office:value="3.91710678811701">
            <text:p>3.9171067881</text:p>
          </table:table-cell>
          <table:table-cell table:formula="of:=[.L252]*[.L252]*0.75" office:value-type="float" office:value="11.5077941921342">
            <text:p>11.5077941921</text:p>
          </table:table-cell>
          <table:table-cell table:formula="of:=[.N251]+[.M252]*0.1" office:value-type="float" office:value="16.4468245391881">
            <text:p>16.4468245392</text:p>
          </table:table-cell>
        </table:table-row>
        <table:table-row table:style-name="ro2">
          <table:table-cell office:value-type="float" office:value="4624">
            <text:p>4624</text:p>
          </table:table-cell>
          <table:table-cell office:value-type="float" office:value="-7715">
            <text:p>-7715</text:p>
          </table:table-cell>
          <table:table-cell office:value-type="float" office:value="5201">
            <text:p>5201</text:p>
          </table:table-cell>
          <table:table-cell table:number-columns-repeated="5"/>
          <table:table-cell table:formula="of:=([.A253]-[.E$2])/131" office:value-type="float" office:value="34.4829107368906">
            <text:p>34.48</text:p>
          </table:table-cell>
          <table:table-cell table:formula="of:=([.B253]-[.F$2])/131" office:value-type="float" office:value="-58.4212282787986">
            <text:p>-58.42</text:p>
          </table:table-cell>
          <table:table-cell table:formula="of:=([.C253]-[.G$2])/131" office:value-type="float" office:value="38.3494188499751">
            <text:p>38.35</text:p>
          </table:table-cell>
          <table:table-cell table:formula="of:=[.J253]*2*3.141592/360" office:value-type="float" office:value="-1.0196425743936">
            <text:p>-1.0196425744</text:p>
          </table:table-cell>
          <table:table-cell table:formula="of:=[.L253]*[.L253]*0.75" office:value-type="float" office:value="0.779753234637001">
            <text:p>0.7797532346</text:p>
          </table:table-cell>
          <table:table-cell table:formula="of:=[.N252]+[.M253]*0.1" office:value-type="float" office:value="16.5247998626518">
            <text:p>16.5247998627</text:p>
          </table:table-cell>
        </table:table-row>
        <table:table-row table:style-name="ro2">
          <table:table-cell office:value-type="float" office:value="5353">
            <text:p>5353</text:p>
          </table:table-cell>
          <table:table-cell office:value-type="float" office:value="-11838">
            <text:p>-11838</text:p>
          </table:table-cell>
          <table:table-cell office:value-type="float" office:value="8762">
            <text:p>8762</text:p>
          </table:table-cell>
          <table:table-cell table:number-columns-repeated="5"/>
          <table:table-cell table:formula="of:=([.A254]-[.E$2])/131" office:value-type="float" office:value="40.0477962330738">
            <text:p>40.05</text:p>
          </table:table-cell>
          <table:table-cell table:formula="of:=([.B254]-[.F$2])/131" office:value-type="float" office:value="-89.8945107215467">
            <text:p>-89.89</text:p>
          </table:table-cell>
          <table:table-cell table:formula="of:=([.C254]-[.G$2])/131" office:value-type="float" office:value="65.5326249568453">
            <text:p>65.53</text:p>
          </table:table-cell>
          <table:table-cell table:formula="of:=[.J254]*2*3.141592/360" office:value-type="float" office:value="-1.56895486514847">
            <text:p>-1.5689548651</text:p>
          </table:table-cell>
          <table:table-cell table:formula="of:=[.L254]*[.L254]*0.75" office:value-type="float" office:value="1.8462145266548">
            <text:p>1.8462145267</text:p>
          </table:table-cell>
          <table:table-cell table:formula="of:=[.N253]+[.M254]*0.1" office:value-type="float" office:value="16.7094213153173">
            <text:p>16.7094213153</text:p>
          </table:table-cell>
        </table:table-row>
        <table:table-row table:style-name="ro2">
          <table:table-cell office:value-type="float" office:value="-2933">
            <text:p>-2933</text:p>
          </table:table-cell>
          <table:table-cell office:value-type="float" office:value="-12591">
            <text:p>-12591</text:p>
          </table:table-cell>
          <table:table-cell office:value-type="float" office:value="4433">
            <text:p>4433</text:p>
          </table:table-cell>
          <table:table-cell table:number-columns-repeated="5"/>
          <table:table-cell table:formula="of:=([.A255]-[.E$2])/131" office:value-type="float" office:value="-23.2041121638728">
            <text:p>-23.20</text:p>
          </table:table-cell>
          <table:table-cell table:formula="of:=([.B255]-[.F$2])/131" office:value-type="float" office:value="-95.6426023246001">
            <text:p>-95.64</text:p>
          </table:table-cell>
          <table:table-cell table:formula="of:=([.C255]-[.G$2])/131" office:value-type="float" office:value="32.4868234301277">
            <text:p>32.49</text:p>
          </table:table-cell>
          <table:table-cell table:formula="of:=[.J255]*2*3.141592/360" office:value-type="float" office:value="-1.66927796845636">
            <text:p>-1.6692779685</text:p>
          </table:table-cell>
          <table:table-cell table:formula="of:=[.L255]*[.L255]*0.75" office:value-type="float" office:value="2.08986670198035">
            <text:p>2.089866702</text:p>
          </table:table-cell>
          <table:table-cell table:formula="of:=[.N254]+[.M255]*0.1" office:value-type="float" office:value="16.9184079855153">
            <text:p>16.9184079855</text:p>
          </table:table-cell>
        </table:table-row>
        <table:table-row table:style-name="ro2">
          <table:table-cell office:value-type="float" office:value="-2474">
            <text:p>-2474</text:p>
          </table:table-cell>
          <table:table-cell office:value-type="float" office:value="-6494">
            <text:p>-6494</text:p>
          </table:table-cell>
          <table:table-cell office:value-type="float" office:value="1814">
            <text:p>1814</text:p>
          </table:table-cell>
          <table:table-cell table:number-columns-repeated="5"/>
          <table:table-cell table:formula="of:=([.A256]-[.E$2])/131" office:value-type="float" office:value="-19.7002953699797">
            <text:p>-19.70</text:p>
          </table:table-cell>
          <table:table-cell table:formula="of:=([.B256]-[.F$2])/131" office:value-type="float" office:value="-49.1006175917757">
            <text:p>-49.10</text:p>
          </table:table-cell>
          <table:table-cell table:formula="of:=([.C256]-[.G$2])/131" office:value-type="float" office:value="12.494457017914">
            <text:p>12.49</text:p>
          </table:table-cell>
          <table:table-cell table:formula="of:=[.J256]*2*3.141592/360" office:value-type="float" office:value="-0.856967263452121">
            <text:p>-0.8569672635</text:p>
          </table:table-cell>
          <table:table-cell table:formula="of:=[.L256]*[.L256]*0.75" office:value-type="float" office:value="0.550794667971462">
            <text:p>0.550794668</text:p>
          </table:table-cell>
          <table:table-cell table:formula="of:=[.N255]+[.M256]*0.1" office:value-type="float" office:value="16.9734874523125">
            <text:p>16.9734874523</text:p>
          </table:table-cell>
        </table:table-row>
        <table:table-row table:style-name="ro2">
          <table:table-cell office:value-type="float" office:value="-1355">
            <text:p>-1355</text:p>
          </table:table-cell>
          <table:table-cell office:value-type="float" office:value="-4460">
            <text:p>-4460</text:p>
          </table:table-cell>
          <table:table-cell office:value-type="float" office:value="94">
            <text:p>94</text:p>
          </table:table-cell>
          <table:table-cell table:number-columns-repeated="5"/>
          <table:table-cell table:formula="of:=([.A257]-[.E$2])/131" office:value-type="float" office:value="-11.1583106371552">
            <text:p>-11.16</text:p>
          </table:table-cell>
          <table:table-cell table:formula="of:=([.B257]-[.F$2])/131" office:value-type="float" office:value="-33.5739000345238">
            <text:p>-33.57</text:p>
          </table:table-cell>
          <table:table-cell table:formula="of:=([.C257]-[.G$2])/131" office:value-type="float" office:value="-0.635313974452415">
            <text:p>-0.64</text:p>
          </table:table-cell>
          <table:table-cell table:formula="of:=[.J257]*2*3.141592/360" office:value-type="float" office:value="-0.58597497642922">
            <text:p>-0.5859749764</text:p>
          </table:table-cell>
          <table:table-cell table:formula="of:=[.L257]*[.L257]*0.75" office:value-type="float" office:value="0.257525004750919">
            <text:p>0.2575250048</text:p>
          </table:table-cell>
          <table:table-cell table:formula="of:=[.N256]+[.M257]*0.1" office:value-type="float" office:value="16.9992399527876">
            <text:p>16.9992399528</text:p>
          </table:table-cell>
        </table:table-row>
        <table:table-row table:style-name="ro2">
          <table:table-cell office:value-type="float" office:value="-563">
            <text:p>-563</text:p>
          </table:table-cell>
          <table:table-cell office:value-type="float" office:value="-3686">
            <text:p>-3686</text:p>
          </table:table-cell>
          <table:table-cell office:value-type="float" office:value="-223">
            <text:p>-223</text:p>
          </table:table-cell>
          <table:table-cell table:number-columns-repeated="5"/>
          <table:table-cell table:formula="of:=([.A258]-[.E$2])/131" office:value-type="float" office:value="-5.11250911043769">
            <text:p>-5.11</text:p>
          </table:table-cell>
          <table:table-cell table:formula="of:=([.B258]-[.F$2])/131" office:value-type="float" office:value="-27.6655030879589">
            <text:p>-27.67</text:p>
          </table:table-cell>
          <table:table-cell table:formula="of:=([.C258]-[.G$2])/131" office:value-type="float" office:value="-3.05516130269669">
            <text:p>-3.06</text:p>
          </table:table-cell>
          <table:table-cell table:formula="of:=[.J258]*2*3.141592/360" office:value-type="float" office:value="-0.482854017650594">
            <text:p>-0.4828540177</text:p>
          </table:table-cell>
          <table:table-cell table:formula="of:=[.L258]*[.L258]*0.75" office:value-type="float" office:value="0.17486100177099">
            <text:p>0.1748610018</text:p>
          </table:table-cell>
          <table:table-cell table:formula="of:=[.N257]+[.M258]*0.1" office:value-type="float" office:value="17.0167260529647">
            <text:p>17.016726053</text:p>
          </table:table-cell>
        </table:table-row>
        <table:table-row table:style-name="ro2">
          <table:table-cell office:value-type="float" office:value="-781">
            <text:p>-781</text:p>
          </table:table-cell>
          <table:table-cell office:value-type="float" office:value="-8163">
            <text:p>-8163</text:p>
          </table:table-cell>
          <table:table-cell office:value-type="float" office:value="-222">
            <text:p>-222</text:p>
          </table:table-cell>
          <table:table-cell table:number-columns-repeated="5"/>
          <table:table-cell table:formula="of:=([.A259]-[.E$2])/131" office:value-type="float" office:value="-6.77663124784227">
            <text:p>-6.78</text:p>
          </table:table-cell>
          <table:table-cell table:formula="of:=([.B259]-[.F$2])/131" office:value-type="float" office:value="-61.8410756070429">
            <text:p>-61.84</text:p>
          </table:table-cell>
          <table:table-cell table:formula="of:=([.C259]-[.G$2])/131" office:value-type="float" office:value="-3.04752771491043">
            <text:p>-3.05</text:p>
          </table:table-cell>
          <table:table-cell table:formula="of:=[.J259]*2*3.141592/360" office:value-type="float" office:value="-1.07933015776934">
            <text:p>-1.0793301578</text:p>
          </table:table-cell>
          <table:table-cell table:formula="of:=[.L259]*[.L259]*0.75" office:value-type="float" office:value="0.873715192102789">
            <text:p>0.8737151921</text:p>
          </table:table-cell>
          <table:table-cell table:formula="of:=[.N258]+[.M259]*0.1" office:value-type="float" office:value="17.104097572175">
            <text:p>17.1040975722</text:p>
          </table:table-cell>
        </table:table-row>
        <table:table-row table:style-name="ro2">
          <table:table-cell office:value-type="float" office:value="-2698">
            <text:p>-2698</text:p>
          </table:table-cell>
          <table:table-cell office:value-type="float" office:value="-16212">
            <text:p>-16212</text:p>
          </table:table-cell>
          <table:table-cell office:value-type="float" office:value="194">
            <text:p>194</text:p>
          </table:table-cell>
          <table:table-cell table:number-columns-repeated="5"/>
          <table:table-cell table:formula="of:=([.A260]-[.E$2])/131" office:value-type="float" office:value="-21.4102190341018">
            <text:p>-21.41</text:p>
          </table:table-cell>
          <table:table-cell table:formula="of:=([.B260]-[.F$2])/131" office:value-type="float" office:value="-123.283823698646">
            <text:p>-123.28</text:p>
          </table:table-cell>
          <table:table-cell table:formula="of:=([.C260]-[.G$2])/131" office:value-type="float" office:value="0.12804480417354">
            <text:p>0.13</text:p>
          </table:table-cell>
          <table:table-cell table:formula="of:=[.J260]*2*3.141592/360" office:value-type="float" office:value="-2.15170819033931">
            <text:p>-2.1517081903</text:p>
          </table:table-cell>
          <table:table-cell table:formula="of:=[.L260]*[.L260]*0.75" office:value-type="float" office:value="3.47238610227996">
            <text:p>3.4723861023</text:p>
          </table:table-cell>
          <table:table-cell table:formula="of:=[.N259]+[.M260]*0.1" office:value-type="float" office:value="17.451336182403">
            <text:p>17.4513361824</text:p>
          </table:table-cell>
        </table:table-row>
        <table:table-row table:style-name="ro2">
          <table:table-cell office:value-type="float" office:value="-2281">
            <text:p>-2281</text:p>
          </table:table-cell>
          <table:table-cell office:value-type="float" office:value="-24030">
            <text:p>-24030</text:p>
          </table:table-cell>
          <table:table-cell office:value-type="float" office:value="-1928">
            <text:p>-1928</text:p>
          </table:table-cell>
          <table:table-cell table:number-columns-repeated="5"/>
          <table:table-cell table:formula="of:=([.A261]-[.E$2])/131" office:value-type="float" office:value="-18.2270129272316">
            <text:p>-18.23</text:p>
          </table:table-cell>
          <table:table-cell table:formula="of:=([.B261]-[.F$2])/131" office:value-type="float" office:value="-182.963213011623">
            <text:p>-182.96</text:p>
          </table:table-cell>
          <table:table-cell table:formula="of:=([.C261]-[.G$2])/131" office:value-type="float" office:value="-16.0704284782692">
            <text:p>-16.07</text:p>
          </table:table-cell>
          <table:table-cell table:formula="of:=[.J261]*2*3.141592/360" office:value-type="float" office:value="-3.19330981273117">
            <text:p>-3.1933098127</text:p>
          </table:table-cell>
          <table:table-cell table:formula="of:=[.L261]*[.L261]*0.75" office:value-type="float" office:value="7.64792067006389">
            <text:p>7.6479206701</text:p>
          </table:table-cell>
          <table:table-cell table:formula="of:=[.N260]+[.M261]*0.1" office:value-type="float" office:value="18.2161282494093">
            <text:p>18.2161282494</text:p>
          </table:table-cell>
        </table:table-row>
        <table:table-row table:style-name="ro2">
          <table:table-cell office:value-type="float" office:value="12107">
            <text:p>12107</text:p>
          </table:table-cell>
          <table:table-cell office:value-type="float" office:value="-9723">
            <text:p>-9723</text:p>
          </table:table-cell>
          <table:table-cell office:value-type="float" office:value="-9042">
            <text:p>-9042</text:p>
          </table:table-cell>
          <table:table-cell table:number-columns-repeated="5"/>
          <table:table-cell table:formula="of:=([.A262]-[.E$2])/131" office:value-type="float" office:value="91.6050481414707">
            <text:p>91.61</text:p>
          </table:table-cell>
          <table:table-cell table:formula="of:=([.B262]-[.F$2])/131" office:value-type="float" office:value="-73.7494725536077">
            <text:p>-73.75</text:p>
          </table:table-cell>
          <table:table-cell table:formula="of:=([.C262]-[.G$2])/131" office:value-type="float" office:value="-70.3757719897196">
            <text:p>-70.38</text:p>
          </table:table-cell>
          <table:table-cell table:formula="of:=[.J262]*2*3.141592/360" office:value-type="float" office:value="-1.2871708498813">
            <text:p>-1.2871708499</text:p>
          </table:table-cell>
          <table:table-cell table:formula="of:=[.L262]*[.L262]*0.75" office:value-type="float" office:value="1.24260659758811">
            <text:p>1.2426065976</text:p>
          </table:table-cell>
          <table:table-cell table:formula="of:=[.N261]+[.M262]*0.1" office:value-type="float" office:value="18.3403889091682">
            <text:p>18.3403889092</text:p>
          </table:table-cell>
        </table:table-row>
        <table:table-row table:style-name="ro2">
          <table:table-cell office:value-type="float" office:value="16864">
            <text:p>16864</text:p>
          </table:table-cell>
          <table:table-cell office:value-type="float" office:value="15303">
            <text:p>15303</text:p>
          </table:table-cell>
          <table:table-cell office:value-type="float" office:value="-15735">
            <text:p>-15735</text:p>
          </table:table-cell>
          <table:table-cell table:number-columns-repeated="5"/>
          <table:table-cell table:formula="of:=([.A263]-[.E$2])/131" office:value-type="float" office:value="127.918025240707">
            <text:p>127.92</text:p>
          </table:table-cell>
          <table:table-cell table:formula="of:=([.B263]-[.F$2])/131" office:value-type="float" office:value="117.288695385324">
            <text:p>117.29</text:p>
          </table:table-cell>
          <table:table-cell table:formula="of:=([.C263]-[.G$2])/131" office:value-type="float" office:value="-121.467375043155">
            <text:p>-121.47</text:p>
          </table:table-cell>
          <table:table-cell table:formula="of:=[.J263]*2*3.141592/360" office:value-type="float" office:value="2.04707348396094">
            <text:p>2.047073484</text:p>
          </table:table-cell>
          <table:table-cell table:formula="of:=[.L263]*[.L263]*0.75" office:value-type="float" office:value="3.14288238655199">
            <text:p>3.1428823866</text:p>
          </table:table-cell>
          <table:table-cell table:formula="of:=[.N262]+[.M263]*0.1" office:value-type="float" office:value="18.6546771478234">
            <text:p>18.6546771478</text:p>
          </table:table-cell>
        </table:table-row>
        <table:table-row table:style-name="ro2">
          <table:table-cell office:value-type="float" office:value="13384">
            <text:p>13384</text:p>
          </table:table-cell>
          <table:table-cell office:value-type="float" office:value="27932">
            <text:p>27932</text:p>
          </table:table-cell>
          <table:table-cell office:value-type="float" office:value="-13424">
            <text:p>-13424</text:p>
          </table:table-cell>
          <table:table-cell table:number-columns-repeated="5"/>
          <table:table-cell table:formula="of:=([.A264]-[.E$2])/131" office:value-type="float" office:value="101.353139744524">
            <text:p>101.35</text:p>
          </table:table-cell>
          <table:table-cell table:formula="of:=([.B264]-[.F$2])/131" office:value-type="float" office:value="213.693275537995">
            <text:p>213.69</text:p>
          </table:table-cell>
          <table:table-cell table:formula="of:=([.C264]-[.G$2])/131" office:value-type="float" office:value="-103.826153669109">
            <text:p>-103.83</text:p>
          </table:table-cell>
          <table:table-cell table:formula="of:=[.J264]*2*3.141592/360" office:value-type="float" office:value="3.72965047157757">
            <text:p>3.7296504716</text:p>
          </table:table-cell>
          <table:table-cell table:formula="of:=[.L264]*[.L264]*0.75" office:value-type="float" office:value="10.4327194801041">
            <text:p>10.4327194801</text:p>
          </table:table-cell>
          <table:table-cell table:formula="of:=[.N263]+[.M264]*0.1" office:value-type="float" office:value="19.6979490958338">
            <text:p>19.6979490958</text:p>
          </table:table-cell>
        </table:table-row>
        <table:table-row table:style-name="ro2">
          <table:table-cell office:value-type="float" office:value="17592">
            <text:p>17592</text:p>
          </table:table-cell>
          <table:table-cell office:value-type="float" office:value="32767">
            <text:p>32767</text:p>
          </table:table-cell>
          <table:table-cell office:value-type="float" office:value="-1253">
            <text:p>-1253</text:p>
          </table:table-cell>
          <table:table-cell table:number-columns-repeated="5"/>
          <table:table-cell table:formula="of:=([.A265]-[.E$2])/131" office:value-type="float" office:value="133.475277149104">
            <text:p>133.48</text:p>
          </table:table-cell>
          <table:table-cell table:formula="of:=([.B265]-[.F$2])/131" office:value-type="float" office:value="250.60167248456">
            <text:p>250.60</text:p>
          </table:table-cell>
          <table:table-cell table:formula="of:=([.C265]-[.G$2])/131" office:value-type="float" office:value="-10.917756722544">
            <text:p>-10.92</text:p>
          </table:table-cell>
          <table:table-cell table:formula="of:=[.J265]*2*3.141592/360" office:value-type="float" office:value="4.37382338591175">
            <text:p>4.3738233859</text:p>
          </table:table-cell>
          <table:table-cell table:formula="of:=[.L265]*[.L265]*0.75" office:value-type="float" office:value="14.3477482583614">
            <text:p>14.3477482584</text:p>
          </table:table-cell>
          <table:table-cell table:formula="of:=[.N264]+[.M265]*0.1" office:value-type="float" office:value="21.1327239216699">
            <text:p>21.1327239217</text:p>
          </table:table-cell>
        </table:table-row>
        <table:table-row table:style-name="ro2">
          <table:table-cell office:value-type="float" office:value="17121">
            <text:p>17121</text:p>
          </table:table-cell>
          <table:table-cell office:value-type="float" office:value="18237">
            <text:p>18237</text:p>
          </table:table-cell>
          <table:table-cell office:value-type="float" office:value="3139">
            <text:p>3139</text:p>
          </table:table-cell>
          <table:table-cell table:number-columns-repeated="5"/>
          <table:table-cell table:formula="of:=([.A266]-[.E$2])/131" office:value-type="float" office:value="129.879857301776">
            <text:p>129.88</text:p>
          </table:table-cell>
          <table:table-cell table:formula="of:=([.B266]-[.F$2])/131" office:value-type="float" office:value="139.685641950209">
            <text:p>139.69</text:p>
          </table:table-cell>
          <table:table-cell table:formula="of:=([.C266]-[.G$2])/131" office:value-type="float" office:value="22.6089608347079">
            <text:p>22.61</text:p>
          </table:table-cell>
          <table:table-cell table:formula="of:=[.J266]*2*3.141592/360" office:value-type="float" office:value="2.4379738625869">
            <text:p>2.4379738626</text:p>
          </table:table-cell>
          <table:table-cell table:formula="of:=[.L266]*[.L266]*0.75" office:value-type="float" office:value="4.45778741599265">
            <text:p>4.457787416</text:p>
          </table:table-cell>
          <table:table-cell table:formula="of:=[.N265]+[.M266]*0.1" office:value-type="float" office:value="21.5785026632692">
            <text:p>21.5785026633</text:p>
          </table:table-cell>
        </table:table-row>
        <table:table-row table:style-name="ro2">
          <table:table-cell office:value-type="float" office:value="11759">
            <text:p>11759</text:p>
          </table:table-cell>
          <table:table-cell office:value-type="float" office:value="-12171">
            <text:p>-12171</text:p>
          </table:table-cell>
          <table:table-cell office:value-type="float" office:value="9437">
            <text:p>9437</text:p>
          </table:table-cell>
          <table:table-cell table:number-columns-repeated="5"/>
          <table:table-cell table:formula="of:=([.A267]-[.E$2])/131" office:value-type="float" office:value="88.9485595918524">
            <text:p>88.95</text:p>
          </table:table-cell>
          <table:table-cell table:formula="of:=([.B267]-[.F$2])/131" office:value-type="float" office:value="-92.4364954543711">
            <text:p>-92.44</text:p>
          </table:table-cell>
          <table:table-cell table:formula="of:=([.C267]-[.G$2])/131" office:value-type="float" office:value="70.6852967125705">
            <text:p>70.69</text:p>
          </table:table-cell>
          <table:table-cell table:formula="of:=[.J267]*2*3.141592/360" office:value-type="float" office:value="-1.6133208590416">
            <text:p>-1.613320859</text:p>
          </table:table-cell>
          <table:table-cell table:formula="of:=[.L267]*[.L267]*0.75" office:value-type="float" office:value="1.95210314566405">
            <text:p>1.9521031457</text:p>
          </table:table-cell>
          <table:table-cell table:formula="of:=[.N266]+[.M267]*0.1" office:value-type="float" office:value="21.7737129778356">
            <text:p>21.7737129778</text:p>
          </table:table-cell>
        </table:table-row>
        <table:table-row table:style-name="ro2">
          <table:table-cell office:value-type="float" office:value="-667">
            <text:p>-667</text:p>
          </table:table-cell>
          <table:table-cell office:value-type="float" office:value="-11471">
            <text:p>-11471</text:p>
          </table:table-cell>
          <table:table-cell office:value-type="float" office:value="7224">
            <text:p>7224</text:p>
          </table:table-cell>
          <table:table-cell table:number-columns-repeated="5"/>
          <table:table-cell table:formula="of:=([.A268]-[.E$2])/131" office:value-type="float" office:value="-5.90640224020868">
            <text:p>-5.91</text:p>
          </table:table-cell>
          <table:table-cell table:formula="of:=([.B268]-[.F$2])/131" office:value-type="float" office:value="-87.0929840039894">
            <text:p>-87.09</text:p>
          </table:table-cell>
          <table:table-cell table:formula="of:=([.C268]-[.G$2])/131" office:value-type="float" office:value="53.7921669415781">
            <text:p>53.79</text:p>
          </table:table-cell>
          <table:table-cell table:formula="of:=[.J268]*2*3.141592/360" office:value-type="float" office:value="-1.52005901001701">
            <text:p>-1.52005901</text:p>
          </table:table-cell>
          <table:table-cell table:formula="of:=[.L268]*[.L268]*0.75" office:value-type="float" office:value="1.73293454545041">
            <text:p>1.7329345455</text:p>
          </table:table-cell>
          <table:table-cell table:formula="of:=[.N267]+[.M268]*0.1" office:value-type="float" office:value="21.9470064323806">
            <text:p>21.9470064324</text:p>
          </table:table-cell>
        </table:table-row>
        <table:table-row table:style-name="ro2">
          <table:table-cell office:value-type="float" office:value="4620">
            <text:p>4620</text:p>
          </table:table-cell>
          <table:table-cell office:value-type="float" office:value="-9956">
            <text:p>-9956</text:p>
          </table:table-cell>
          <table:table-cell office:value-type="float" office:value="5150">
            <text:p>5150</text:p>
          </table:table-cell>
          <table:table-cell table:number-columns-repeated="5"/>
          <table:table-cell table:formula="of:=([.A269]-[.E$2])/131" office:value-type="float" office:value="34.4523763857455">
            <text:p>34.45</text:p>
          </table:table-cell>
          <table:table-cell table:formula="of:=([.B269]-[.F$2])/131" office:value-type="float" office:value="-75.5280985078062">
            <text:p>-75.53</text:p>
          </table:table-cell>
          <table:table-cell table:formula="of:=([.C269]-[.G$2])/131" office:value-type="float" office:value="37.9601058728758">
            <text:p>37.96</text:p>
          </table:table-cell>
          <table:table-cell table:formula="of:=[.J269]*2*3.141592/360" office:value-type="float" office:value="-1.3182137224852">
            <text:p>-1.3182137225</text:p>
          </table:table-cell>
          <table:table-cell table:formula="of:=[.L269]*[.L269]*0.75" office:value-type="float" office:value="1.30326556361122">
            <text:p>1.3032655636</text:p>
          </table:table-cell>
          <table:table-cell table:formula="of:=[.N268]+[.M269]*0.1" office:value-type="float" office:value="22.0773329887417">
            <text:p>22.0773329887</text:p>
          </table:table-cell>
        </table:table-row>
        <table:table-row table:style-name="ro2">
          <table:table-cell office:value-type="float" office:value="-255">
            <text:p>-255</text:p>
          </table:table-cell>
          <table:table-cell office:value-type="float" office:value="-6641">
            <text:p>-6641</text:p>
          </table:table-cell>
          <table:table-cell office:value-type="float" office:value="2506">
            <text:p>2506</text:p>
          </table:table-cell>
          <table:table-cell table:number-columns-repeated="5"/>
          <table:table-cell table:formula="of:=([.A270]-[.E$2])/131" office:value-type="float" office:value="-2.76136407226975">
            <text:p>-2.76</text:p>
          </table:table-cell>
          <table:table-cell table:formula="of:=([.B270]-[.F$2])/131" office:value-type="float" office:value="-50.2227549963558">
            <text:p>-50.22</text:p>
          </table:table-cell>
          <table:table-cell table:formula="of:=([.C270]-[.G$2])/131" office:value-type="float" office:value="17.7768997660056">
            <text:p>17.78</text:p>
          </table:table-cell>
          <table:table-cell table:formula="of:=[.J270]*2*3.141592/360" office:value-type="float" office:value="-0.876552251747286">
            <text:p>-0.8765522517</text:p>
          </table:table-cell>
          <table:table-cell table:formula="of:=[.L270]*[.L270]*0.75" office:value-type="float" office:value="0.576257887532428">
            <text:p>0.5762578875</text:p>
          </table:table-cell>
          <table:table-cell table:formula="of:=[.N269]+[.M270]*0.1" office:value-type="float" office:value="22.134958777495">
            <text:p>22.1349587775</text:p>
          </table:table-cell>
        </table:table-row>
        <table:table-row table:style-name="ro2">
          <table:table-cell office:value-type="float" office:value="-930">
            <text:p>-930</text:p>
          </table:table-cell>
          <table:table-cell office:value-type="float" office:value="-4467">
            <text:p>-4467</text:p>
          </table:table-cell>
          <table:table-cell office:value-type="float" office:value="1870">
            <text:p>1870</text:p>
          </table:table-cell>
          <table:table-cell table:number-columns-repeated="5"/>
          <table:table-cell table:formula="of:=([.A271]-[.E$2])/131" office:value-type="float" office:value="-7.91403582799494">
            <text:p>-7.91</text:p>
          </table:table-cell>
          <table:table-cell table:formula="of:=([.B271]-[.F$2])/131" office:value-type="float" office:value="-33.6273351490276">
            <text:p>-33.63</text:p>
          </table:table-cell>
          <table:table-cell table:formula="of:=([.C271]-[.G$2])/131" office:value-type="float" office:value="12.9219379339445">
            <text:p>12.92</text:p>
          </table:table-cell>
          <table:table-cell table:formula="of:=[.J271]*2*3.141592/360" office:value-type="float" office:value="-0.586907594919466">
            <text:p>-0.5869075949</text:p>
          </table:table-cell>
          <table:table-cell table:formula="of:=[.L271]*[.L271]*0.75" office:value-type="float" office:value="0.258345393730614">
            <text:p>0.2583453937</text:p>
          </table:table-cell>
          <table:table-cell table:formula="of:=[.N270]+[.M271]*0.1" office:value-type="float" office:value="22.160793316868">
            <text:p>22.1607933169</text:p>
          </table:table-cell>
        </table:table-row>
        <table:table-row table:style-name="ro2">
          <table:table-cell office:value-type="float" office:value="-435">
            <text:p>-435</text:p>
          </table:table-cell>
          <table:table-cell office:value-type="float" office:value="-3304">
            <text:p>-3304</text:p>
          </table:table-cell>
          <table:table-cell office:value-type="float" office:value="1316">
            <text:p>1316</text:p>
          </table:table-cell>
          <table:table-cell table:number-columns-repeated="5"/>
          <table:table-cell table:formula="of:=([.A272]-[.E$2])/131" office:value-type="float" office:value="-4.13540987379646">
            <text:p>-4.14</text:p>
          </table:table-cell>
          <table:table-cell table:formula="of:=([.B272]-[.F$2])/131" office:value-type="float" office:value="-24.7494725536077">
            <text:p>-24.75</text:p>
          </table:table-cell>
          <table:table-cell table:formula="of:=([.C272]-[.G$2])/131" office:value-type="float" office:value="8.69293030035674">
            <text:p>8.69</text:p>
          </table:table-cell>
          <table:table-cell table:formula="of:=[.J272]*2*3.141592/360" office:value-type="float" office:value="-0.431959694325742">
            <text:p>-0.4319596943</text:p>
          </table:table-cell>
          <table:table-cell table:formula="of:=[.L272]*[.L272]*0.75" office:value-type="float" office:value="0.139941883141492">
            <text:p>0.1399418831</text:p>
          </table:table-cell>
          <table:table-cell table:formula="of:=[.N271]+[.M272]*0.1" office:value-type="float" office:value="22.1747875051822">
            <text:p>22.1747875052</text:p>
          </table:table-cell>
        </table:table-row>
        <table:table-row table:style-name="ro2">
          <table:table-cell office:value-type="float" office:value="-2094">
            <text:p>-2094</text:p>
          </table:table-cell>
          <table:table-cell office:value-type="float" office:value="-8823">
            <text:p>-8823</text:p>
          </table:table-cell>
          <table:table-cell office:value-type="float" office:value="1933">
            <text:p>1933</text:p>
          </table:table-cell>
          <table:table-cell table:number-columns-repeated="5"/>
          <table:table-cell table:formula="of:=([.A273]-[.E$2])/131" office:value-type="float" office:value="-16.799532011201">
            <text:p>-16.80</text:p>
          </table:table-cell>
          <table:table-cell table:formula="of:=([.B273]-[.F$2])/131" office:value-type="float" office:value="-66.8792435459742">
            <text:p>-66.88</text:p>
          </table:table-cell>
          <table:table-cell table:formula="of:=([.C273]-[.G$2])/131" office:value-type="float" office:value="13.4028539644789">
            <text:p>13.40</text:p>
          </table:table-cell>
          <table:table-cell table:formula="of:=[.J273]*2*3.141592/360" office:value-type="float" office:value="-1.16726275827824">
            <text:p>-1.1672627583</text:p>
          </table:table-cell>
          <table:table-cell table:formula="of:=[.L273]*[.L273]*0.75" office:value-type="float" office:value="1.0218767601475">
            <text:p>1.0218767601</text:p>
          </table:table-cell>
          <table:table-cell table:formula="of:=[.N272]+[.M273]*0.1" office:value-type="float" office:value="22.2769751811969">
            <text:p>22.2769751812</text:p>
          </table:table-cell>
        </table:table-row>
        <table:table-row table:style-name="ro2">
          <table:table-cell office:value-type="float" office:value="-4117">
            <text:p>-4117</text:p>
          </table:table-cell>
          <table:table-cell office:value-type="float" office:value="-12519">
            <text:p>-12519</text:p>
          </table:table-cell>
          <table:table-cell office:value-type="float" office:value="1565">
            <text:p>1565</text:p>
          </table:table-cell>
          <table:table-cell table:number-columns-repeated="5"/>
          <table:table-cell table:formula="of:=([.A274]-[.E$2])/131" office:value-type="float" office:value="-32.2422801028041">
            <text:p>-32.24</text:p>
          </table:table-cell>
          <table:table-cell table:formula="of:=([.B274]-[.F$2])/131" office:value-type="float" office:value="-95.0929840039894">
            <text:p>-95.09</text:p>
          </table:table-cell>
          <table:table-cell table:formula="of:=([.C274]-[.G$2])/131" office:value-type="float" office:value="10.5936936591354">
            <text:p>10.59</text:p>
          </table:table-cell>
          <table:table-cell table:formula="of:=[.J274]*2*3.141592/360" office:value-type="float" office:value="-1.65968532112812">
            <text:p>-1.6596853211</text:p>
          </table:table-cell>
          <table:table-cell table:formula="of:=[.L274]*[.L274]*0.75" office:value-type="float" office:value="2.06591652387611">
            <text:p>2.0659165239</text:p>
          </table:table-cell>
          <table:table-cell table:formula="of:=[.N273]+[.M274]*0.1" office:value-type="float" office:value="22.4835668335846">
            <text:p>22.4835668336</text:p>
          </table:table-cell>
        </table:table-row>
        <table:table-row table:style-name="ro2">
          <table:table-cell office:value-type="float" office:value="-3271">
            <text:p>-3271</text:p>
          </table:table-cell>
          <table:table-cell office:value-type="float" office:value="-18781">
            <text:p>-18781</text:p>
          </table:table-cell>
          <table:table-cell office:value-type="float" office:value="2724">
            <text:p>2724</text:p>
          </table:table-cell>
          <table:table-cell table:number-columns-repeated="5"/>
          <table:table-cell table:formula="of:=([.A275]-[.E$2])/131" office:value-type="float" office:value="-25.7842648356285">
            <text:p>-25.78</text:p>
          </table:table-cell>
          <table:table-cell table:formula="of:=([.B275]-[.F$2])/131" office:value-type="float" office:value="-142.894510721547">
            <text:p>-142.89</text:p>
          </table:table-cell>
          <table:table-cell table:formula="of:=([.C275]-[.G$2])/131" office:value-type="float" office:value="19.4410219034102">
            <text:p>19.44</text:p>
          </table:table-cell>
          <table:table-cell table:formula="of:=[.J275]*2*3.141592/360" office:value-type="float" office:value="-2.49397917625958">
            <text:p>-2.4939791763</text:p>
          </table:table-cell>
          <table:table-cell table:formula="of:=[.L275]*[.L275]*0.75" office:value-type="float" office:value="4.66494909871233">
            <text:p>4.6649490987</text:p>
          </table:table-cell>
          <table:table-cell table:formula="of:=[.N274]+[.M275]*0.1" office:value-type="float" office:value="22.9500617434558">
            <text:p>22.9500617435</text:p>
          </table:table-cell>
        </table:table-row>
        <table:table-row table:style-name="ro2">
          <table:table-cell office:value-type="float" office:value="-13117">
            <text:p>-13117</text:p>
          </table:table-cell>
          <table:table-cell office:value-type="float" office:value="-10862">
            <text:p>-10862</text:p>
          </table:table-cell>
          <table:table-cell office:value-type="float" office:value="563">
            <text:p>563</text:p>
          </table:table-cell>
          <table:table-cell table:number-columns-repeated="5"/>
          <table:table-cell table:formula="of:=([.A276]-[.E$2])/131" office:value-type="float" office:value="-100.94457017914">
            <text:p>-100.94</text:p>
          </table:table-cell>
          <table:table-cell table:formula="of:=([.B276]-[.F$2])/131" office:value-type="float" office:value="-82.4441290421573">
            <text:p>-82.44</text:p>
          </table:table-cell>
          <table:table-cell table:formula="of:=([.C276]-[.G$2])/131" office:value-type="float" office:value="2.94483869730331">
            <text:p>2.94</text:p>
          </table:table-cell>
          <table:table-cell table:formula="of:=[.J276]*2*3.141592/360" office:value-type="float" office:value="-1.43892120136561">
            <text:p>-1.4389212014</text:p>
          </table:table-cell>
          <table:table-cell table:formula="of:=[.L276]*[.L276]*0.75" office:value-type="float" office:value="1.55287066780458">
            <text:p>1.5528706678</text:p>
          </table:table-cell>
          <table:table-cell table:formula="of:=[.N275]+[.M276]*0.1" office:value-type="float" office:value="23.1053488102362">
            <text:p>23.1053488102</text:p>
          </table:table-cell>
        </table:table-row>
        <table:table-row table:style-name="ro2">
          <table:table-cell office:value-type="float" office:value="10074">
            <text:p>10074</text:p>
          </table:table-cell>
          <table:table-cell office:value-type="float" office:value="12202">
            <text:p>12202</text:p>
          </table:table-cell>
          <table:table-cell office:value-type="float" office:value="-1598">
            <text:p>-1598</text:p>
          </table:table-cell>
          <table:table-cell table:number-columns-repeated="5"/>
          <table:table-cell table:formula="of:=([.A277]-[.E$2])/131" office:value-type="float" office:value="76.0859641720051">
            <text:p>76.09</text:p>
          </table:table-cell>
          <table:table-cell table:formula="of:=([.B277]-[.F$2])/131" office:value-type="float" office:value="93.6169396601327">
            <text:p>93.62</text:p>
          </table:table-cell>
          <table:table-cell table:formula="of:=([.C277]-[.G$2])/131" office:value-type="float" office:value="-13.5513445088036">
            <text:p>-13.55</text:p>
          </table:table-cell>
          <table:table-cell table:formula="of:=[.J277]*2*3.141592/360" office:value-type="float" office:value="1.63392349278198">
            <text:p>1.6339234928</text:p>
          </table:table-cell>
          <table:table-cell table:formula="of:=[.L277]*[.L277]*0.75" office:value-type="float" office:value="2.00227948519864">
            <text:p>2.0022794852</text:p>
          </table:table-cell>
          <table:table-cell table:formula="of:=[.N276]+[.M277]*0.1" office:value-type="float" office:value="23.3055767587561">
            <text:p>23.3055767588</text:p>
          </table:table-cell>
        </table:table-row>
        <table:table-row table:style-name="ro2">
          <table:table-cell office:value-type="float" office:value="10377">
            <text:p>10377</text:p>
          </table:table-cell>
          <table:table-cell office:value-type="float" office:value="30708">
            <text:p>30708</text:p>
          </table:table-cell>
          <table:table-cell office:value-type="float" office:value="-7430">
            <text:p>-7430</text:p>
          </table:table-cell>
          <table:table-cell table:number-columns-repeated="5"/>
          <table:table-cell table:formula="of:=([.A278]-[.E$2])/131" office:value-type="float" office:value="78.3989412712417">
            <text:p>78.40</text:p>
          </table:table-cell>
          <table:table-cell table:formula="of:=([.B278]-[.F$2])/131" office:value-type="float" office:value="234.884115232652">
            <text:p>234.88</text:p>
          </table:table-cell>
          <table:table-cell table:formula="of:=([.C278]-[.G$2])/131" office:value-type="float" office:value="-58.0704284782692">
            <text:p>-58.07</text:p>
          </table:table-cell>
          <table:table-cell table:formula="of:=[.J278]*2*3.141592/360" office:value-type="float" office:value="4.09950031856654">
            <text:p>4.0995003186</text:p>
          </table:table-cell>
          <table:table-cell table:formula="of:=[.L278]*[.L278]*0.75" office:value-type="float" office:value="12.6044271464454">
            <text:p>12.6044271464</text:p>
          </table:table-cell>
          <table:table-cell table:formula="of:=[.N277]+[.M278]*0.1" office:value-type="float" office:value="24.5660194734006">
            <text:p>24.5660194734</text:p>
          </table:table-cell>
        </table:table-row>
        <table:table-row table:style-name="ro2">
          <table:table-cell office:value-type="float" office:value="13206">
            <text:p>13206</text:p>
          </table:table-cell>
          <table:table-cell office:value-type="float" office:value="32767">
            <text:p>32767</text:p>
          </table:table-cell>
          <table:table-cell office:value-type="float" office:value="-1885">
            <text:p>-1885</text:p>
          </table:table-cell>
          <table:table-cell table:number-columns-repeated="5"/>
          <table:table-cell table:formula="of:=([.A279]-[.E$2])/131" office:value-type="float" office:value="99.99436111857">
            <text:p>99.99</text:p>
          </table:table-cell>
          <table:table-cell table:formula="of:=([.B279]-[.F$2])/131" office:value-type="float" office:value="250.60167248456">
            <text:p>250.60</text:p>
          </table:table-cell>
          <table:table-cell table:formula="of:=([.C279]-[.G$2])/131" office:value-type="float" office:value="-15.74218420346">
            <text:p>-15.74</text:p>
          </table:table-cell>
          <table:table-cell table:formula="of:=[.J279]*2*3.141592/360" office:value-type="float" office:value="4.37382338591175">
            <text:p>4.3738233859</text:p>
          </table:table-cell>
          <table:table-cell table:formula="of:=[.L279]*[.L279]*0.75" office:value-type="float" office:value="14.3477482583614">
            <text:p>14.3477482584</text:p>
          </table:table-cell>
          <table:table-cell table:formula="of:=[.N278]+[.M279]*0.1" office:value-type="float" office:value="26.0007942992368">
            <text:p>26.0007942992</text:p>
          </table:table-cell>
        </table:table-row>
        <table:table-row table:style-name="ro2">
          <table:table-cell office:value-type="float" office:value="10601">
            <text:p>10601</text:p>
          </table:table-cell>
          <table:table-cell office:value-type="float" office:value="17614">
            <text:p>17614</text:p>
          </table:table-cell>
          <table:table-cell office:value-type="float" office:value="815">
            <text:p>815</text:p>
          </table:table-cell>
          <table:table-cell table:number-columns-repeated="5"/>
          <table:table-cell table:formula="of:=([.A280]-[.E$2])/131" office:value-type="float" office:value="80.1088649353639">
            <text:p>80.11</text:p>
          </table:table-cell>
          <table:table-cell table:formula="of:=([.B280]-[.F$2])/131" office:value-type="float" office:value="134.929916759369">
            <text:p>134.93</text:p>
          </table:table-cell>
          <table:table-cell table:formula="of:=([.C280]-[.G$2])/131" office:value-type="float" office:value="4.86850281944072">
            <text:p>4.87</text:p>
          </table:table-cell>
          <table:table-cell table:formula="of:=[.J280]*2*3.141592/360" office:value-type="float" office:value="2.354970816955">
            <text:p>2.354970817</text:p>
          </table:table-cell>
          <table:table-cell table:formula="of:=[.L280]*[.L280]*0.75" office:value-type="float" office:value="4.15941566153229">
            <text:p>4.1594156615</text:p>
          </table:table-cell>
          <table:table-cell table:formula="of:=[.N279]+[.M280]*0.1" office:value-type="float" office:value="26.41673586539">
            <text:p>26.4167358654</text:p>
          </table:table-cell>
        </table:table-row>
        <table:table-row table:style-name="ro2">
          <table:table-cell office:value-type="float" office:value="25738">
            <text:p>25738</text:p>
          </table:table-cell>
          <table:table-cell office:value-type="float" office:value="-13606">
            <text:p>-13606</text:p>
          </table:table-cell>
          <table:table-cell office:value-type="float" office:value="6521">
            <text:p>6521</text:p>
          </table:table-cell>
          <table:table-cell table:number-columns-repeated="5"/>
          <table:table-cell table:formula="of:=([.A281]-[.E$2])/131" office:value-type="float" office:value="195.658483255975">
            <text:p>195.66</text:p>
          </table:table-cell>
          <table:table-cell table:formula="of:=([.B281]-[.F$2])/131" office:value-type="float" office:value="-103.390693927654">
            <text:p>-103.39</text:p>
          </table:table-cell>
          <table:table-cell table:formula="of:=([.C281]-[.G$2])/131" office:value-type="float" office:value="48.4257547278377">
            <text:p>48.43</text:p>
          </table:table-cell>
          <table:table-cell table:formula="of:=[.J281]*2*3.141592/360" office:value-type="float" office:value="-1.80450764954203">
            <text:p>-1.8045076495</text:p>
          </table:table-cell>
          <table:table-cell table:formula="of:=[.L281]*[.L281]*0.75" office:value-type="float" office:value="2.44218589294177">
            <text:p>2.4421858929</text:p>
          </table:table-cell>
          <table:table-cell table:formula="of:=[.N280]+[.M281]*0.1" office:value-type="float" office:value="26.6609544546842">
            <text:p>26.6609544547</text:p>
          </table:table-cell>
        </table:table-row>
        <table:table-row table:style-name="ro2">
          <table:table-cell office:value-type="float" office:value="-2770">
            <text:p>-2770</text:p>
          </table:table-cell>
          <table:table-cell office:value-type="float" office:value="-11984">
            <text:p>-11984</text:p>
          </table:table-cell>
          <table:table-cell office:value-type="float" office:value="7894">
            <text:p>7894</text:p>
          </table:table-cell>
          <table:table-cell table:number-columns-repeated="5"/>
          <table:table-cell table:formula="of:=([.A282]-[.E$2])/131" office:value-type="float" office:value="-21.9598373547125">
            <text:p>-21.96</text:p>
          </table:table-cell>
          <table:table-cell table:formula="of:=([.B282]-[.F$2])/131" office:value-type="float" office:value="-91.0090145383406">
            <text:p>-91.01</text:p>
          </table:table-cell>
          <table:table-cell table:formula="of:=([.C282]-[.G$2])/131" office:value-type="float" office:value="58.906670758372">
            <text:p>58.91</text:p>
          </table:table-cell>
          <table:table-cell table:formula="of:=[.J282]*2*3.141592/360" office:value-type="float" office:value="-1.58840662223075">
            <text:p>-1.5884066222</text:p>
          </table:table-cell>
          <table:table-cell table:formula="of:=[.L282]*[.L282]*0.75" office:value-type="float" office:value="1.89227669815987">
            <text:p>1.8922766982</text:p>
          </table:table-cell>
          <table:table-cell table:formula="of:=[.N281]+[.M282]*0.1" office:value-type="float" office:value="26.8501821245002">
            <text:p>26.8501821245</text:p>
          </table:table-cell>
        </table:table-row>
        <table:table-row table:style-name="ro2">
          <table:table-cell office:value-type="float" office:value="-2595">
            <text:p>-2595</text:p>
          </table:table-cell>
          <table:table-cell office:value-type="float" office:value="-7896">
            <text:p>-7896</text:p>
          </table:table-cell>
          <table:table-cell office:value-type="float" office:value="3010">
            <text:p>3010</text:p>
          </table:table-cell>
          <table:table-cell table:number-columns-repeated="5"/>
          <table:table-cell table:formula="of:=([.A283]-[.E$2])/131" office:value-type="float" office:value="-20.6239594921171">
            <text:p>-20.62</text:p>
          </table:table-cell>
          <table:table-cell table:formula="of:=([.B283]-[.F$2])/131" office:value-type="float" office:value="-59.8029076681116">
            <text:p>-59.80</text:p>
          </table:table-cell>
          <table:table-cell table:formula="of:=([.C283]-[.G$2])/131" office:value-type="float" office:value="21.6242280102804">
            <text:p>21.62</text:p>
          </table:table-cell>
          <table:table-cell table:formula="of:=[.J283]*2*3.141592/360" office:value-type="float" office:value="-1.0437574239271">
            <text:p>-1.0437574239</text:p>
          </table:table-cell>
          <table:table-cell table:formula="of:=[.L283]*[.L283]*0.75" office:value-type="float" office:value="0.817072170002201">
            <text:p>0.81707217</text:p>
          </table:table-cell>
          <table:table-cell table:formula="of:=[.N282]+[.M283]*0.1" office:value-type="float" office:value="26.9318893415004">
            <text:p>26.9318893415</text:p>
          </table:table-cell>
        </table:table-row>
        <table:table-row table:style-name="ro2">
          <table:table-cell office:value-type="float" office:value="-4649">
            <text:p>-4649</text:p>
          </table:table-cell>
          <table:table-cell office:value-type="float" office:value="-5521">
            <text:p>-5521</text:p>
          </table:table-cell>
          <table:table-cell office:value-type="float" office:value="685">
            <text:p>685</text:p>
          </table:table-cell>
          <table:table-cell table:number-columns-repeated="5"/>
          <table:table-cell table:formula="of:=([.A284]-[.E$2])/131" office:value-type="float" office:value="-36.3033488050942">
            <text:p>-36.30</text:p>
          </table:table-cell>
          <table:table-cell table:formula="of:=([.B284]-[.F$2])/131" office:value-type="float" office:value="-41.6731366757451">
            <text:p>-41.67</text:p>
          </table:table-cell>
          <table:table-cell table:formula="of:=([.C284]-[.G$2])/131" office:value-type="float" office:value="3.87613640722697">
            <text:p>3.88</text:p>
          </table:table-cell>
          <table:table-cell table:formula="of:=[.J284]*2*3.141592/360" office:value-type="float" office:value="-0.727333293307931">
            <text:p>-0.7273332933</text:p>
          </table:table-cell>
          <table:table-cell table:formula="of:=[.L284]*[.L284]*0.75" office:value-type="float" office:value="0.39676028966562">
            <text:p>0.3967602897</text:p>
          </table:table-cell>
          <table:table-cell table:formula="of:=[.N283]+[.M284]*0.1" office:value-type="float" office:value="26.971565370467">
            <text:p>26.9715653705</text:p>
          </table:table-cell>
        </table:table-row>
        <table:table-row table:style-name="ro2">
          <table:table-cell office:value-type="float" office:value="-700">
            <text:p>-700</text:p>
          </table:table-cell>
          <table:table-cell office:value-type="float" office:value="-4570">
            <text:p>-4570</text:p>
          </table:table-cell>
          <table:table-cell office:value-type="float" office:value="574">
            <text:p>574</text:p>
          </table:table-cell>
          <table:table-cell table:number-columns-repeated="5"/>
          <table:table-cell table:formula="of:=([.A285]-[.E$2])/131" office:value-type="float" office:value="-6.15831063715524">
            <text:p>-6.16</text:p>
          </table:table-cell>
          <table:table-cell table:formula="of:=([.B285]-[.F$2])/131" office:value-type="float" office:value="-34.4135946910123">
            <text:p>-34.41</text:p>
          </table:table-cell>
          <table:table-cell table:formula="of:=([.C285]-[.G$2])/131" office:value-type="float" office:value="3.02880816295217">
            <text:p>3.03</text:p>
          </table:table-cell>
          <table:table-cell table:formula="of:=[.J285]*2*3.141592/360" office:value-type="float" office:value="-0.600630409847371">
            <text:p>-0.6006304098</text:p>
          </table:table-cell>
          <table:table-cell table:formula="of:=[.L285]*[.L285]*0.75" office:value-type="float" office:value="0.270567666925066">
            <text:p>0.2705676669</text:p>
          </table:table-cell>
          <table:table-cell table:formula="of:=[.N284]+[.M285]*0.1" office:value-type="float" office:value="26.9986221371595">
            <text:p>26.9986221372</text:p>
          </table:table-cell>
        </table:table-row>
        <table:table-row table:style-name="ro2">
          <table:table-cell office:value-type="float" office:value="-372">
            <text:p>-372</text:p>
          </table:table-cell>
          <table:table-cell office:value-type="float" office:value="-9007">
            <text:p>-9007</text:p>
          </table:table-cell>
          <table:table-cell office:value-type="float" office:value="1376">
            <text:p>1376</text:p>
          </table:table-cell>
          <table:table-cell table:number-columns-repeated="5"/>
          <table:table-cell table:formula="of:=([.A286]-[.E$2])/131" office:value-type="float" office:value="-3.65449384326211">
            <text:p>-3.65</text:p>
          </table:table-cell>
          <table:table-cell table:formula="of:=([.B286]-[.F$2])/131" office:value-type="float" office:value="-68.2838236986459">
            <text:p>-68.28</text:p>
          </table:table-cell>
          <table:table-cell table:formula="of:=([.C286]-[.G$2])/131" office:value-type="float" office:value="9.15094556753232">
            <text:p>9.15</text:p>
          </table:table-cell>
          <table:table-cell table:formula="of:=[.J286]*2*3.141592/360" office:value-type="float" office:value="-1.19177730145042">
            <text:p>-1.1917773015</text:p>
          </table:table-cell>
          <table:table-cell table:formula="of:=[.L286]*[.L286]*0.75" office:value-type="float" office:value="1.06524985218934">
            <text:p>1.0652498522</text:p>
          </table:table-cell>
          <table:table-cell table:formula="of:=[.N285]+[.M286]*0.1" office:value-type="float" office:value="27.1051471223784">
            <text:p>27.1051471224</text:p>
          </table:table-cell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-14514">
            <text:p>-14514</text:p>
          </table:table-cell>
          <table:table-cell office:value-type="float" office:value="1302">
            <text:p>1302</text:p>
          </table:table-cell>
          <table:table-cell table:number-columns-repeated="5"/>
          <table:table-cell table:formula="of:=([.A287]-[.E$2])/131" office:value-type="float" office:value="6.25390310330277">
            <text:p>6.25</text:p>
          </table:table-cell>
          <table:table-cell table:formula="of:=([.B287]-[.F$2])/131" office:value-type="float" office:value="-110.321991637577">
            <text:p>-110.32</text:p>
          </table:table-cell>
          <table:table-cell table:formula="of:=([.C287]-[.G$2])/131" office:value-type="float" office:value="8.58606007134911">
            <text:p>8.59</text:p>
          </table:table-cell>
          <table:table-cell table:formula="of:=[.J287]*2*3.141592/360" office:value-type="float" office:value="-1.92548159084822">
            <text:p>-1.9254815908</text:p>
          </table:table-cell>
          <table:table-cell table:formula="of:=[.L287]*[.L287]*0.75" office:value-type="float" office:value="2.78060951752154">
            <text:p>2.7806095175</text:p>
          </table:table-cell>
          <table:table-cell table:formula="of:=[.N286]+[.M287]*0.1" office:value-type="float" office:value="27.3832080741306">
            <text:p>27.3832080741</text:p>
          </table:table-cell>
        </table:table-row>
        <table:table-row table:style-name="ro2">
          <table:table-cell office:value-type="float" office:value="-155">
            <text:p>-155</text:p>
          </table:table-cell>
          <table:table-cell office:value-type="float" office:value="-19863">
            <text:p>-19863</text:p>
          </table:table-cell>
          <table:table-cell office:value-type="float" office:value="2887">
            <text:p>2887</text:p>
          </table:table-cell>
          <table:table-cell table:number-columns-repeated="5"/>
          <table:table-cell table:formula="of:=([.A288]-[.E$2])/131" office:value-type="float" office:value="-1.99800529364379">
            <text:p>-2.00</text:p>
          </table:table-cell>
          <table:table-cell table:formula="of:=([.B288]-[.F$2])/131" office:value-type="float" office:value="-151.154052706279">
            <text:p>-151.15</text:p>
          </table:table-cell>
          <table:table-cell table:formula="of:=([.C288]-[.G$2])/131" office:value-type="float" office:value="20.6852967125705">
            <text:p>20.69</text:p>
          </table:table-cell>
          <table:table-cell table:formula="of:=[.J288]*2*3.141592/360" office:value-type="float" office:value="-2.63813534860903">
            <text:p>-2.6381353486</text:p>
          </table:table-cell>
          <table:table-cell table:formula="of:=[.L288]*[.L288]*0.75" office:value-type="float" office:value="5.21981858818538">
            <text:p>5.2198185882</text:p>
          </table:table-cell>
          <table:table-cell table:formula="of:=[.N287]+[.M288]*0.1" office:value-type="float" office:value="27.9051899329491">
            <text:p>27.9051899329</text:p>
          </table:table-cell>
        </table:table-row>
        <table:table-row table:style-name="ro2">
          <table:table-cell office:value-type="float" office:value="-3717">
            <text:p>-3717</text:p>
          </table:table-cell>
          <table:table-cell office:value-type="float" office:value="-22357">
            <text:p>-22357</text:p>
          </table:table-cell>
          <table:table-cell office:value-type="float" office:value="-5678">
            <text:p>-5678</text:p>
          </table:table-cell>
          <table:table-cell table:number-columns-repeated="5"/>
          <table:table-cell table:formula="of:=([.A289]-[.E$2])/131" office:value-type="float" office:value="-29.1888449883003">
            <text:p>-29.19</text:p>
          </table:table-cell>
          <table:table-cell table:formula="of:=([.B289]-[.F$2])/131" office:value-type="float" office:value="-170.192220645211">
            <text:p>-170.19</text:p>
          </table:table-cell>
          <table:table-cell table:formula="of:=([.C289]-[.G$2])/131" office:value-type="float" office:value="-44.6963826767425">
            <text:p>-44.70</text:p>
          </table:table-cell>
          <table:table-cell table:formula="of:=[.J289]*2*3.141592/360" office:value-type="float" office:value="-2.97041399356238">
            <text:p>-2.9704139936</text:p>
          </table:table-cell>
          <table:table-cell table:formula="of:=[.L289]*[.L289]*0.75" office:value-type="float" office:value="6.61751946986342">
            <text:p>6.6175194699</text:p>
          </table:table-cell>
          <table:table-cell table:formula="of:=[.N288]+[.M289]*0.1" office:value-type="float" office:value="28.5669418799354">
            <text:p>28.5669418799</text:p>
          </table:table-cell>
        </table:table-row>
        <table:table-row table:style-name="ro2">
          <table:table-cell office:value-type="float" office:value="6486">
            <text:p>6486</text:p>
          </table:table-cell>
          <table:table-cell office:value-type="float" office:value="6439">
            <text:p>6439</text:p>
          </table:table-cell>
          <table:table-cell office:value-type="float" office:value="-15683">
            <text:p>-15683</text:p>
          </table:table-cell>
          <table:table-cell table:number-columns-repeated="5"/>
          <table:table-cell table:formula="of:=([.A290]-[.E$2])/131" office:value-type="float" office:value="48.6966511949058">
            <text:p>48.70</text:p>
          </table:table-cell>
          <table:table-cell table:formula="of:=([.B290]-[.F$2])/131" office:value-type="float" office:value="49.624573247919">
            <text:p>49.62</text:p>
          </table:table-cell>
          <table:table-cell table:formula="of:=([.C290]-[.G$2])/131" office:value-type="float" office:value="-121.070428478269">
            <text:p>-121.07</text:p>
          </table:table-cell>
          <table:table-cell table:formula="of:=[.J290]*2*3.141592/360" office:value-type="float" office:value="0.866112012883757">
            <text:p>0.8661120129</text:p>
          </table:table-cell>
          <table:table-cell table:formula="of:=[.L290]*[.L290]*0.75" office:value-type="float" office:value="0.562612514146165">
            <text:p>0.5626125141</text:p>
          </table:table-cell>
          <table:table-cell table:formula="of:=[.N289]+[.M290]*0.1" office:value-type="float" office:value="28.6232031313501">
            <text:p>28.6232031314</text:p>
          </table:table-cell>
        </table:table-row>
        <table:table-row table:style-name="ro2">
          <table:table-cell office:value-type="float" office:value="13372">
            <text:p>13372</text:p>
          </table:table-cell>
          <table:table-cell office:value-type="float" office:value="24310">
            <text:p>24310</text:p>
          </table:table-cell>
          <table:table-cell office:value-type="float" office:value="-16336">
            <text:p>-16336</text:p>
          </table:table-cell>
          <table:table-cell table:number-columns-repeated="5"/>
          <table:table-cell table:formula="of:=([.A291]-[.E$2])/131" office:value-type="float" office:value="101.261536691089">
            <text:p>101.26</text:p>
          </table:table-cell>
          <table:table-cell table:formula="of:=([.B291]-[.F$2])/131" office:value-type="float" office:value="186.044420576163">
            <text:p>186.04</text:p>
          </table:table-cell>
          <table:table-cell table:formula="of:=([.C291]-[.G$2])/131" office:value-type="float" office:value="-126.055161302697">
            <text:p>-126.06</text:p>
          </table:table-cell>
          <table:table-cell table:formula="of:=[.J291]*2*3.141592/360" office:value-type="float" office:value="3.24708701848172">
            <text:p>3.2470870185</text:p>
          </table:table-cell>
          <table:table-cell table:formula="of:=[.L291]*[.L291]*0.75" office:value-type="float" office:value="7.90768057919439">
            <text:p>7.9076805792</text:p>
          </table:table-cell>
          <table:table-cell table:formula="of:=[.N290]+[.M291]*0.1" office:value-type="float" office:value="29.4139711892695">
            <text:p>29.4139711893</text:p>
          </table:table-cell>
        </table:table-row>
        <table:table-row table:style-name="ro2">
          <table:table-cell office:value-type="float" office:value="12602">
            <text:p>12602</text:p>
          </table:table-cell>
          <table:table-cell office:value-type="float" office:value="32767">
            <text:p>32767</text:p>
          </table:table-cell>
          <table:table-cell office:value-type="float" office:value="-8450">
            <text:p>-8450</text:p>
          </table:table-cell>
          <table:table-cell table:number-columns-repeated="5"/>
          <table:table-cell table:formula="of:=([.A292]-[.E$2])/131" office:value-type="float" office:value="95.3836740956692">
            <text:p>95.38</text:p>
          </table:table-cell>
          <table:table-cell table:formula="of:=([.B292]-[.F$2])/131" office:value-type="float" office:value="250.60167248456">
            <text:p>250.60</text:p>
          </table:table-cell>
          <table:table-cell table:formula="of:=([.C292]-[.G$2])/131" office:value-type="float" office:value="-65.8566880202539">
            <text:p>-65.86</text:p>
          </table:table-cell>
          <table:table-cell table:formula="of:=[.J292]*2*3.141592/360" office:value-type="float" office:value="4.37382338591175">
            <text:p>4.3738233859</text:p>
          </table:table-cell>
          <table:table-cell table:formula="of:=[.L292]*[.L292]*0.75" office:value-type="float" office:value="14.3477482583614">
            <text:p>14.3477482584</text:p>
          </table:table-cell>
          <table:table-cell table:formula="of:=[.N291]+[.M292]*0.1" office:value-type="float" office:value="30.8487460151056">
            <text:p>30.8487460151</text:p>
          </table:table-cell>
        </table:table-row>
        <table:table-row table:style-name="ro2">
          <table:table-cell office:value-type="float" office:value="4596">
            <text:p>4596</text:p>
          </table:table-cell>
          <table:table-cell office:value-type="float" office:value="26443">
            <text:p>26443</text:p>
          </table:table-cell>
          <table:table-cell office:value-type="float" office:value="-1810">
            <text:p>-1810</text:p>
          </table:table-cell>
          <table:table-cell table:number-columns-repeated="5"/>
          <table:table-cell table:formula="of:=([.A293]-[.E$2])/131" office:value-type="float" office:value="34.2691702788753">
            <text:p>34.27</text:p>
          </table:table-cell>
          <table:table-cell table:formula="of:=([.B293]-[.F$2])/131" office:value-type="float" office:value="202.326863324255">
            <text:p>202.33</text:p>
          </table:table-cell>
          <table:table-cell table:formula="of:=([.C293]-[.G$2])/131" office:value-type="float" office:value="-15.1696651194906">
            <text:p>-15.17</text:p>
          </table:table-cell>
          <table:table-cell table:formula="of:=[.J293]*2*3.141592/360" office:value-type="float" office:value="3.53126919558096">
            <text:p>3.5312691956</text:p>
          </table:table-cell>
          <table:table-cell table:formula="of:=[.L293]*[.L293]*0.75" office:value-type="float" office:value="9.35239659874424">
            <text:p>9.3523965987</text:p>
          </table:table-cell>
          <table:table-cell table:formula="of:=[.N292]+[.M293]*0.1" office:value-type="float" office:value="31.7839856749801">
            <text:p>31.783985675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-11732">
            <text:p>-11732</text:p>
          </table:table-cell>
          <table:table-cell office:value-type="float" office:value="8485">
            <text:p>8485</text:p>
          </table:table-cell>
          <table:table-cell table:number-columns-repeated="5"/>
          <table:table-cell table:formula="of:=([.A294]-[.E$2])/131" office:value-type="float" office:value="35.7729870727684">
            <text:p>35.77</text:p>
          </table:table-cell>
          <table:table-cell table:formula="of:=([.B294]-[.F$2])/131" office:value-type="float" office:value="-89.0853504162032">
            <text:p>-89.09</text:p>
          </table:table-cell>
          <table:table-cell table:formula="of:=([.C294]-[.G$2])/131" office:value-type="float" office:value="63.4181211400514">
            <text:p>63.42</text:p>
          </table:table-cell>
          <table:table-cell table:formula="of:=[.J294]*2*3.141592/360" office:value-type="float" office:value="-1.55483235658189">
            <text:p>-1.5548323566</text:p>
          </table:table-cell>
          <table:table-cell table:formula="of:=[.L294]*[.L294]*0.75" office:value-type="float" office:value="1.8131277428055">
            <text:p>1.8131277428</text:p>
          </table:table-cell>
          <table:table-cell table:formula="of:=[.N293]+[.M294]*0.1" office:value-type="float" office:value="31.9652984492606">
            <text:p>31.9652984493</text:p>
          </table:table-cell>
        </table:table-row>
        <table:table-row table:style-name="ro2">
          <table:table-cell office:value-type="float" office:value="5305">
            <text:p>5305</text:p>
          </table:table-cell>
          <table:table-cell office:value-type="float" office:value="-12941">
            <text:p>-12941</text:p>
          </table:table-cell>
          <table:table-cell office:value-type="float" office:value="10084">
            <text:p>10084</text:p>
          </table:table-cell>
          <table:table-cell table:number-columns-repeated="5"/>
          <table:table-cell table:formula="of:=([.A295]-[.E$2])/131" office:value-type="float" office:value="39.6813840193333">
            <text:p>39.68</text:p>
          </table:table-cell>
          <table:table-cell table:formula="of:=([.B295]-[.F$2])/131" office:value-type="float" office:value="-98.3143580497909">
            <text:p>-98.31</text:p>
          </table:table-cell>
          <table:table-cell table:formula="of:=([.C295]-[.G$2])/131" office:value-type="float" office:value="75.6242280102804">
            <text:p>75.62</text:p>
          </table:table-cell>
          <table:table-cell table:formula="of:=[.J295]*2*3.141592/360" office:value-type="float" office:value="-1.71590889296866">
            <text:p>-1.715908893</text:p>
          </table:table-cell>
          <table:table-cell table:formula="of:=[.L295]*[.L295]*0.75" office:value-type="float" office:value="2.2082574967267">
            <text:p>2.2082574967</text:p>
          </table:table-cell>
          <table:table-cell table:formula="of:=[.N294]+[.M295]*0.1" office:value-type="float" office:value="32.1861241989333">
            <text:p>32.1861241989</text:p>
          </table:table-cell>
        </table:table-row>
        <table:table-row table:style-name="ro2">
          <table:table-cell office:value-type="float" office:value="-5192">
            <text:p>-5192</text:p>
          </table:table-cell>
          <table:table-cell office:value-type="float" office:value="-10186">
            <text:p>-10186</text:p>
          </table:table-cell>
          <table:table-cell office:value-type="float" office:value="5820">
            <text:p>5820</text:p>
          </table:table-cell>
          <table:table-cell table:number-columns-repeated="5"/>
          <table:table-cell table:formula="of:=([.A296]-[.E$2])/131" office:value-type="float" office:value="-40.4483869730331">
            <text:p>-40.45</text:p>
          </table:table-cell>
          <table:table-cell table:formula="of:=([.B296]-[.F$2])/131" office:value-type="float" office:value="-77.2838236986459">
            <text:p>-77.28</text:p>
          </table:table-cell>
          <table:table-cell table:formula="of:=([.C296]-[.G$2])/131" office:value-type="float" office:value="43.0746096896697">
            <text:p>43.07</text:p>
          </table:table-cell>
          <table:table-cell table:formula="of:=[.J296]*2*3.141592/360" office:value-type="float" office:value="-1.34885690145042">
            <text:p>-1.3488569015</text:p>
          </table:table-cell>
          <table:table-cell table:formula="of:=[.L296]*[.L296]*0.75" office:value-type="float" office:value="1.36456120544283">
            <text:p>1.3645612054</text:p>
          </table:table-cell>
          <table:table-cell table:formula="of:=[.N295]+[.M296]*0.1" office:value-type="float" office:value="32.3225803194776">
            <text:p>32.3225803195</text:p>
          </table:table-cell>
        </table:table-row>
        <table:table-row table:style-name="ro2">
          <table:table-cell office:value-type="float" office:value="-4588">
            <text:p>-4588</text:p>
          </table:table-cell>
          <table:table-cell office:value-type="float" office:value="-3676">
            <text:p>-3676</text:p>
          </table:table-cell>
          <table:table-cell office:value-type="float" office:value="2536">
            <text:p>2536</text:p>
          </table:table-cell>
          <table:table-cell table:number-columns-repeated="5"/>
          <table:table-cell table:formula="of:=([.A297]-[.E$2])/131" office:value-type="float" office:value="-35.8376999501323">
            <text:p>-35.84</text:p>
          </table:table-cell>
          <table:table-cell table:formula="of:=([.B297]-[.F$2])/131" office:value-type="float" office:value="-27.5891672100963">
            <text:p>-27.59</text:p>
          </table:table-cell>
          <table:table-cell table:formula="of:=([.C297]-[.G$2])/131" office:value-type="float" office:value="18.0059073995934">
            <text:p>18.01</text:p>
          </table:table-cell>
          <table:table-cell table:formula="of:=[.J297]*2*3.141592/360" office:value-type="float" office:value="-0.481521705521671">
            <text:p>-0.4815217055</text:p>
          </table:table-cell>
          <table:table-cell table:formula="of:=[.L297]*[.L297]*0.75" office:value-type="float" office:value="0.173897364666374">
            <text:p>0.1738973647</text:p>
          </table:table-cell>
          <table:table-cell table:formula="of:=[.N296]+[.M297]*0.1" office:value-type="float" office:value="32.3399700559442">
            <text:p>32.3399700559</text:p>
          </table:table-cell>
        </table:table-row>
        <table:table-row table:style-name="ro2">
          <table:table-cell office:value-type="float" office:value="-4154">
            <text:p>-4154</text:p>
          </table:table-cell>
          <table:table-cell office:value-type="float" office:value="-3625">
            <text:p>-3625</text:p>
          </table:table-cell>
          <table:table-cell office:value-type="float" office:value="2332">
            <text:p>2332</text:p>
          </table:table-cell>
          <table:table-cell table:number-columns-repeated="5"/>
          <table:table-cell table:formula="of:=([.A298]-[.E$2])/131" office:value-type="float" office:value="-32.5247228508957">
            <text:p>-32.52</text:p>
          </table:table-cell>
          <table:table-cell table:formula="of:=([.B298]-[.F$2])/131" office:value-type="float" office:value="-27.199854232997">
            <text:p>-27.20</text:p>
          </table:table-cell>
          <table:table-cell table:formula="of:=([.C298]-[.G$2])/131" office:value-type="float" office:value="16.4486554911964">
            <text:p>16.45</text:p>
          </table:table-cell>
          <table:table-cell table:formula="of:=[.J298]*2*3.141592/360" office:value-type="float" office:value="-0.474726913664165">
            <text:p>-0.4747269137</text:p>
          </table:table-cell>
          <table:table-cell table:formula="of:=[.L298]*[.L298]*0.75" office:value-type="float" office:value="0.169024231917828">
            <text:p>0.1690242319</text:p>
          </table:table-cell>
          <table:table-cell table:formula="of:=[.N297]+[.M298]*0.1" office:value-type="float" office:value="32.356872479136">
            <text:p>32.3568724791</text:p>
          </table:table-cell>
        </table:table-row>
        <table:table-row table:style-name="ro2">
          <table:table-cell office:value-type="float" office:value="-1967">
            <text:p>-1967</text:p>
          </table:table-cell>
          <table:table-cell office:value-type="float" office:value="-3448">
            <text:p>-3448</text:p>
          </table:table-cell>
          <table:table-cell office:value-type="float" office:value="1633">
            <text:p>1633</text:p>
          </table:table-cell>
          <table:table-cell table:number-columns-repeated="5"/>
          <table:table-cell table:formula="of:=([.A299]-[.E$2])/131" office:value-type="float" office:value="-15.8300663623461">
            <text:p>-15.83</text:p>
          </table:table-cell>
          <table:table-cell table:formula="of:=([.B299]-[.F$2])/131" office:value-type="float" office:value="-25.8487091948291">
            <text:p>-25.85</text:p>
          </table:table-cell>
          <table:table-cell table:formula="of:=([.C299]-[.G$2])/131" office:value-type="float" office:value="11.112777628601">
            <text:p>11.11</text:p>
          </table:table-cell>
          <table:table-cell table:formula="of:=[.J299]*2*3.141592/360" office:value-type="float" office:value="-0.451144988982231">
            <text:p>-0.451144989</text:p>
          </table:table-cell>
          <table:table-cell table:formula="of:=[.L299]*[.L299]*0.75" office:value-type="float" office:value="0.152648850812833">
            <text:p>0.1526488508</text:p>
          </table:table-cell>
          <table:table-cell table:formula="of:=[.N298]+[.M299]*0.1" office:value-type="float" office:value="32.3721373642173">
            <text:p>32.3721373642</text:p>
          </table:table-cell>
        </table:table-row>
        <table:table-row table:style-name="ro2">
          <table:table-cell office:value-type="float" office:value="-3330">
            <text:p>-3330</text:p>
          </table:table-cell>
          <table:table-cell office:value-type="float" office:value="-10027">
            <text:p>-10027</text:p>
          </table:table-cell>
          <table:table-cell office:value-type="float" office:value="2569">
            <text:p>2569</text:p>
          </table:table-cell>
          <table:table-cell table:number-columns-repeated="5"/>
          <table:table-cell table:formula="of:=([.A300]-[.E$2])/131" office:value-type="float" office:value="-26.2346465150178">
            <text:p>-26.23</text:p>
          </table:table-cell>
          <table:table-cell table:formula="of:=([.B300]-[.F$2])/131" office:value-type="float" office:value="-76.0700832406306">
            <text:p>-76.07</text:p>
          </table:table-cell>
          <table:table-cell table:formula="of:=([.C300]-[.G$2])/131" office:value-type="float" office:value="18.25781579654">
            <text:p>18.26</text:p>
          </table:table-cell>
          <table:table-cell table:formula="of:=[.J300]*2*3.141592/360" office:value-type="float" office:value="-1.32767313860055">
            <text:p>-1.3276731386</text:p>
          </table:table-cell>
          <table:table-cell table:formula="of:=[.L300]*[.L300]*0.75" office:value-type="float" office:value="1.32203697222108">
            <text:p>1.3220369722</text:p>
          </table:table-cell>
          <table:table-cell table:formula="of:=[.N299]+[.M300]*0.1" office:value-type="float" office:value="32.5043410614394">
            <text:p>32.5043410614</text:p>
          </table:table-cell>
        </table:table-row>
        <table:table-row table:style-name="ro2">
          <table:table-cell office:value-type="float" office:value="-5764">
            <text:p>-5764</text:p>
          </table:table-cell>
          <table:table-cell office:value-type="float" office:value="-14554">
            <text:p>-14554</text:p>
          </table:table-cell>
          <table:table-cell office:value-type="float" office:value="3830">
            <text:p>3830</text:p>
          </table:table-cell>
          <table:table-cell table:number-columns-repeated="5"/>
          <table:table-cell table:formula="of:=([.A301]-[.E$2])/131" office:value-type="float" office:value="-44.8147991867736">
            <text:p>-44.81</text:p>
          </table:table-cell>
          <table:table-cell table:formula="of:=([.B301]-[.F$2])/131" office:value-type="float" office:value="-110.627335149028">
            <text:p>-110.63</text:p>
          </table:table-cell>
          <table:table-cell table:formula="of:=([.C301]-[.G$2])/131" office:value-type="float" office:value="27.8837699950132">
            <text:p>27.88</text:p>
          </table:table-cell>
          <table:table-cell table:formula="of:=[.J301]*2*3.141592/360" office:value-type="float" office:value="-1.93081083936391">
            <text:p>-1.9308108394</text:p>
          </table:table-cell>
          <table:table-cell table:formula="of:=[.L301]*[.L301]*0.75" office:value-type="float" office:value="2.79602287305388">
            <text:p>2.7960228731</text:p>
          </table:table-cell>
          <table:table-cell table:formula="of:=[.N300]+[.M301]*0.1" office:value-type="float" office:value="32.7839433487448">
            <text:p>32.7839433487</text:p>
          </table:table-cell>
        </table:table-row>
        <table:table-row table:style-name="ro2">
          <table:table-cell office:value-type="float" office:value="-8211">
            <text:p>-8211</text:p>
          </table:table-cell>
          <table:table-cell office:value-type="float" office:value="-22648">
            <text:p>-22648</text:p>
          </table:table-cell>
          <table:table-cell office:value-type="float" office:value="6705">
            <text:p>6705</text:p>
          </table:table-cell>
          <table:table-cell table:number-columns-repeated="5"/>
          <table:table-cell table:formula="of:=([.A302]-[.E$2])/131" office:value-type="float" office:value="-63.4941884997507">
            <text:p>-63.49</text:p>
          </table:table-cell>
          <table:table-cell table:formula="of:=([.B302]-[.F$2])/131" office:value-type="float" office:value="-172.413594691012">
            <text:p>-172.41</text:p>
          </table:table-cell>
          <table:table-cell table:formula="of:=([.C302]-[.G$2])/131" office:value-type="float" office:value="49.8303348805094">
            <text:p>49.83</text:p>
          </table:table-cell>
          <table:table-cell table:formula="of:=[.J302]*2*3.141592/360" office:value-type="float" office:value="-3.00918427651404">
            <text:p>-3.0091842765</text:p>
          </table:table-cell>
          <table:table-cell table:formula="of:=[.L302]*[.L302]*0.75" office:value-type="float" office:value="6.79139250751449">
            <text:p>6.7913925075</text:p>
          </table:table-cell>
          <table:table-cell table:formula="of:=[.N301]+[.M302]*0.1" office:value-type="float" office:value="33.4630825994962">
            <text:p>33.4630825995</text:p>
          </table:table-cell>
        </table:table-row>
        <table:table-row table:style-name="ro2">
          <table:table-cell office:value-type="float" office:value="-1751">
            <text:p>-1751</text:p>
          </table:table-cell>
          <table:table-cell office:value-type="float" office:value="-9336">
            <text:p>-9336</text:p>
          </table:table-cell>
          <table:table-cell office:value-type="float" office:value="-3223">
            <text:p>-3223</text:p>
          </table:table-cell>
          <table:table-cell table:number-columns-repeated="5"/>
          <table:table-cell table:formula="of:=([.A303]-[.E$2])/131" office:value-type="float" office:value="-14.181211400514">
            <text:p>-14.18</text:p>
          </table:table-cell>
          <table:table-cell table:formula="of:=([.B303]-[.F$2])/131" office:value-type="float" office:value="-70.7952740803253">
            <text:p>-70.80</text:p>
          </table:table-cell>
          <table:table-cell table:formula="of:=([.C303]-[.G$2])/131" office:value-type="float" office:value="-25.9559246614753">
            <text:p>-25.96</text:p>
          </table:table-cell>
          <table:table-cell table:formula="of:=[.J303]*2*3.141592/360" office:value-type="float" office:value="-1.23561037049199">
            <text:p>-1.2356103705</text:p>
          </table:table-cell>
          <table:table-cell table:formula="of:=[.L303]*[.L303]*0.75" office:value-type="float" office:value="1.14504974075051">
            <text:p>1.1450497408</text:p>
          </table:table-cell>
          <table:table-cell table:formula="of:=[.N302]+[.M303]*0.1" office:value-type="float" office:value="33.5775875735713">
            <text:p>33.5775875736</text:p>
          </table:table-cell>
        </table:table-row>
        <table:table-row table:style-name="ro2">
          <table:table-cell office:value-type="float" office:value="10058">
            <text:p>10058</text:p>
          </table:table-cell>
          <table:table-cell office:value-type="float" office:value="16222">
            <text:p>16222</text:p>
          </table:table-cell>
          <table:table-cell office:value-type="float" office:value="-12815">
            <text:p>-12815</text:p>
          </table:table-cell>
          <table:table-cell table:number-columns-repeated="5"/>
          <table:table-cell table:formula="of:=([.A304]-[.E$2])/131" office:value-type="float" office:value="75.9638267674249">
            <text:p>75.96</text:p>
          </table:table-cell>
          <table:table-cell table:formula="of:=([.B304]-[.F$2])/131" office:value-type="float" office:value="124.303962560896">
            <text:p>124.30</text:p>
          </table:table-cell>
          <table:table-cell table:formula="of:=([.C304]-[.G$2])/131" office:value-type="float" office:value="-99.1772987072768">
            <text:p>-99.18</text:p>
          </table:table-cell>
          <table:table-cell table:formula="of:=[.J304]*2*3.141592/360" office:value-type="float" office:value="2.16951296860895">
            <text:p>2.1695129686</text:p>
          </table:table-cell>
          <table:table-cell table:formula="of:=[.L304]*[.L304]*0.75" office:value-type="float" office:value="3.53008989072181">
            <text:p>3.5300898907</text:p>
          </table:table-cell>
          <table:table-cell table:formula="of:=[.N303]+[.M304]*0.1" office:value-type="float" office:value="33.9305965626434">
            <text:p>33.9305965626</text:p>
          </table:table-cell>
        </table:table-row>
        <table:table-row table:style-name="ro2">
          <table:table-cell office:value-type="float" office:value="14151">
            <text:p>14151</text:p>
          </table:table-cell>
          <table:table-cell office:value-type="float" office:value="30293">
            <text:p>30293</text:p>
          </table:table-cell>
          <table:table-cell office:value-type="float" office:value="-12624">
            <text:p>-12624</text:p>
          </table:table-cell>
          <table:table-cell table:number-columns-repeated="5"/>
          <table:table-cell table:formula="of:=([.A305]-[.E$2])/131" office:value-type="float" office:value="107.208101576585">
            <text:p>107.21</text:p>
          </table:table-cell>
          <table:table-cell table:formula="of:=([.B305]-[.F$2])/131" office:value-type="float" office:value="231.716176301354">
            <text:p>231.72</text:p>
          </table:table-cell>
          <table:table-cell table:formula="of:=([.C305]-[.G$2])/131" office:value-type="float" office:value="-97.7192834401013">
            <text:p>-97.72</text:p>
          </table:table-cell>
          <table:table-cell table:formula="of:=[.J305]*2*3.141592/360" office:value-type="float" office:value="4.04420936521624">
            <text:p>4.0442093652</text:p>
          </table:table-cell>
          <table:table-cell table:formula="of:=[.L305]*[.L305]*0.75" office:value-type="float" office:value="12.2667220422771">
            <text:p>12.2667220423</text:p>
          </table:table-cell>
          <table:table-cell table:formula="of:=[.N304]+[.M305]*0.1" office:value-type="float" office:value="35.1572687668711">
            <text:p>35.1572687669</text:p>
          </table:table-cell>
        </table:table-row>
        <table:table-row table:style-name="ro2">
          <table:table-cell office:value-type="float" office:value="5058">
            <text:p>5058</text:p>
          </table:table-cell>
          <table:table-cell office:value-type="float" office:value="32767">
            <text:p>32767</text:p>
          </table:table-cell>
          <table:table-cell office:value-type="float" office:value="-2297">
            <text:p>-2297</text:p>
          </table:table-cell>
          <table:table-cell table:number-columns-repeated="5"/>
          <table:table-cell table:formula="of:=([.A306]-[.E$2])/131" office:value-type="float" office:value="37.7958878361272">
            <text:p>37.80</text:p>
          </table:table-cell>
          <table:table-cell table:formula="of:=([.B306]-[.F$2])/131" office:value-type="float" office:value="250.60167248456">
            <text:p>250.60</text:p>
          </table:table-cell>
          <table:table-cell table:formula="of:=([.C306]-[.G$2])/131" office:value-type="float" office:value="-18.887222371399">
            <text:p>-18.89</text:p>
          </table:table-cell>
          <table:table-cell table:formula="of:=[.J306]*2*3.141592/360" office:value-type="float" office:value="4.37382338591175">
            <text:p>4.3738233859</text:p>
          </table:table-cell>
          <table:table-cell table:formula="of:=[.L306]*[.L306]*0.75" office:value-type="float" office:value="14.3477482583614">
            <text:p>14.3477482584</text:p>
          </table:table-cell>
          <table:table-cell table:formula="of:=[.N305]+[.M306]*0.1" office:value-type="float" office:value="36.5920435927073">
            <text:p>36.5920435927</text:p>
          </table:table-cell>
        </table:table-row>
        <table:table-row table:style-name="ro2">
          <table:table-cell office:value-type="float" office:value="-5132">
            <text:p>-5132</text:p>
          </table:table-cell>
          <table:table-cell office:value-type="float" office:value="12399">
            <text:p>12399</text:p>
          </table:table-cell>
          <table:table-cell office:value-type="float" office:value="2337">
            <text:p>2337</text:p>
          </table:table-cell>
          <table:table-cell table:number-columns-repeated="5"/>
          <table:table-cell table:formula="of:=([.A307]-[.E$2])/131" office:value-type="float" office:value="-39.9903717058575">
            <text:p>-39.99</text:p>
          </table:table-cell>
          <table:table-cell table:formula="of:=([.B307]-[.F$2])/131" office:value-type="float" office:value="95.1207564540259">
            <text:p>95.12</text:p>
          </table:table-cell>
          <table:table-cell table:formula="of:=([.C307]-[.G$2])/131" office:value-type="float" office:value="16.4868234301277">
            <text:p>16.49</text:p>
          </table:table-cell>
          <table:table-cell table:formula="of:=[.J307]*2*3.141592/360" office:value-type="float" office:value="1.66017004172176">
            <text:p>1.6601700417</text:p>
          </table:table-cell>
          <table:table-cell table:formula="of:=[.L307]*[.L307]*0.75" office:value-type="float" office:value="2.06712342557281">
            <text:p>2.0671234256</text:p>
          </table:table-cell>
          <table:table-cell table:formula="of:=[.N306]+[.M307]*0.1" office:value-type="float" office:value="36.7987559352646">
            <text:p>36.7987559353</text:p>
          </table:table-cell>
        </table:table-row>
        <table:table-row table:style-name="ro2">
          <table:table-cell office:value-type="float" office:value="17832">
            <text:p>17832</text:p>
          </table:table-cell>
          <table:table-cell office:value-type="float" office:value="-5494">
            <text:p>-5494</text:p>
          </table:table-cell>
          <table:table-cell office:value-type="float" office:value="2501">
            <text:p>2501</text:p>
          </table:table-cell>
          <table:table-cell table:number-columns-repeated="5"/>
          <table:table-cell table:formula="of:=([.A308]-[.E$2])/131" office:value-type="float" office:value="135.307338217807">
            <text:p>135.31</text:p>
          </table:table-cell>
          <table:table-cell table:formula="of:=([.B308]-[.F$2])/131" office:value-type="float" office:value="-41.4670298055161">
            <text:p>-41.47</text:p>
          </table:table-cell>
          <table:table-cell table:formula="of:=([.C308]-[.G$2])/131" office:value-type="float" office:value="17.7387318270743">
            <text:p>17.74</text:p>
          </table:table-cell>
          <table:table-cell table:formula="of:=[.J308]*2*3.141592/360" office:value-type="float" office:value="-0.723736050559839">
            <text:p>-0.7237360506</text:p>
          </table:table-cell>
          <table:table-cell table:formula="of:=[.L308]*[.L308]*0.75" office:value-type="float" office:value="0.392845403159965">
            <text:p>0.3928454032</text:p>
          </table:table-cell>
          <table:table-cell table:formula="of:=[.N307]+[.M308]*0.1" office:value-type="float" office:value="36.8380404755806">
            <text:p>36.8380404756</text:p>
          </table:table-cell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-14401">
            <text:p>-14401</text:p>
          </table:table-cell>
          <table:table-cell office:value-type="float" office:value="4994">
            <text:p>4994</text:p>
          </table:table-cell>
          <table:table-cell table:number-columns-repeated="5"/>
          <table:table-cell table:formula="of:=([.A309]-[.E$2])/131" office:value-type="float" office:value="6.26153669108903">
            <text:p>6.26</text:p>
          </table:table-cell>
          <table:table-cell table:formula="of:=([.B309]-[.F$2])/131" office:value-type="float" office:value="-109.45939621773">
            <text:p>-109.46</text:p>
          </table:table-cell>
          <table:table-cell table:formula="of:=([.C309]-[.G$2])/131" office:value-type="float" office:value="36.7692661782193">
            <text:p>36.77</text:p>
          </table:table-cell>
          <table:table-cell table:formula="of:=[.J309]*2*3.141592/360" office:value-type="float" office:value="-1.91042646379139">
            <text:p>-1.9104264638</text:p>
          </table:table-cell>
          <table:table-cell table:formula="of:=[.L309]*[.L309]*0.75" office:value-type="float" office:value="2.73729695516586">
            <text:p>2.7372969552</text:p>
          </table:table-cell>
          <table:table-cell table:formula="of:=[.N308]+[.M309]*0.1" office:value-type="float" office:value="37.1117701710971">
            <text:p>37.1117701711</text:p>
          </table:table-cell>
        </table:table-row>
        <table:table-row table:style-name="ro2">
          <table:table-cell office:value-type="float" office:value="-80">
            <text:p>-80</text:p>
          </table:table-cell>
          <table:table-cell office:value-type="float" office:value="-6303">
            <text:p>-6303</text:p>
          </table:table-cell>
          <table:table-cell office:value-type="float" office:value="1810">
            <text:p>1810</text:p>
          </table:table-cell>
          <table:table-cell table:number-columns-repeated="5"/>
          <table:table-cell table:formula="of:=([.A310]-[.E$2])/131" office:value-type="float" office:value="-1.42548620967433">
            <text:p>-1.43</text:p>
          </table:table-cell>
          <table:table-cell table:formula="of:=([.B310]-[.F$2])/131" office:value-type="float" office:value="-47.6426023246001">
            <text:p>-47.64</text:p>
          </table:table-cell>
          <table:table-cell table:formula="of:=([.C310]-[.G$2])/131" office:value-type="float" office:value="12.463922666769">
            <text:p>12.46</text:p>
          </table:table-cell>
          <table:table-cell table:formula="of:=[.J310]*2*3.141592/360" office:value-type="float" office:value="-0.831520101789695">
            <text:p>-0.8315201018</text:p>
          </table:table-cell>
          <table:table-cell table:formula="of:=[.L310]*[.L310]*0.75" office:value-type="float" office:value="0.518569259760258">
            <text:p>0.5185692598</text:p>
          </table:table-cell>
          <table:table-cell table:formula="of:=[.N309]+[.M310]*0.1" office:value-type="float" office:value="37.1636270970732">
            <text:p>37.1636270971</text:p>
          </table:table-cell>
        </table:table-row>
        <table:table-row table:style-name="ro2">
          <table:table-cell office:value-type="float" office:value="-5695">
            <text:p>-5695</text:p>
          </table:table-cell>
          <table:table-cell office:value-type="float" office:value="-5217">
            <text:p>-5217</text:p>
          </table:table-cell>
          <table:table-cell office:value-type="float" office:value="1838">
            <text:p>1838</text:p>
          </table:table-cell>
          <table:table-cell table:number-columns-repeated="5"/>
          <table:table-cell table:formula="of:=([.A311]-[.E$2])/131" office:value-type="float" office:value="-44.2880816295217">
            <text:p>-44.29</text:p>
          </table:table-cell>
          <table:table-cell table:formula="of:=([.B311]-[.F$2])/131" office:value-type="float" office:value="-39.3525259887222">
            <text:p>-39.35</text:p>
          </table:table-cell>
          <table:table-cell table:formula="of:=([.C311]-[.G$2])/131" office:value-type="float" office:value="12.6776631247842">
            <text:p>12.68</text:p>
          </table:table-cell>
          <table:table-cell table:formula="of:=[.J311]*2*3.141592/360" office:value-type="float" office:value="-0.686831004588677">
            <text:p>-0.6868310046</text:p>
          </table:table-cell>
          <table:table-cell table:formula="of:=[.L311]*[.L311]*0.75" office:value-type="float" office:value="0.353802621648218">
            <text:p>0.3538026216</text:p>
          </table:table-cell>
          <table:table-cell table:formula="of:=[.N310]+[.M311]*0.1" office:value-type="float" office:value="37.199007359238">
            <text:p>37.1990073592</text:p>
          </table:table-cell>
        </table:table-row>
        <table:table-row table:style-name="ro2">
          <table:table-cell office:value-type="float" office:value="-2485">
            <text:p>-2485</text:p>
          </table:table-cell>
          <table:table-cell office:value-type="float" office:value="-5089">
            <text:p>-5089</text:p>
          </table:table-cell>
          <table:table-cell office:value-type="float" office:value="1324">
            <text:p>1324</text:p>
          </table:table-cell>
          <table:table-cell table:number-columns-repeated="5"/>
          <table:table-cell table:formula="of:=([.A312]-[.E$2])/131" office:value-type="float" office:value="-19.7842648356285">
            <text:p>-19.78</text:p>
          </table:table-cell>
          <table:table-cell table:formula="of:=([.B312]-[.F$2])/131" office:value-type="float" office:value="-38.375426752081">
            <text:p>-38.38</text:p>
          </table:table-cell>
          <table:table-cell table:formula="of:=([.C312]-[.G$2])/131" office:value-type="float" office:value="8.75399900264682">
            <text:p>8.75</text:p>
          </table:table-cell>
          <table:table-cell table:formula="of:=[.J312]*2*3.141592/360" office:value-type="float" office:value="-0.669777409338465">
            <text:p>-0.6697774093</text:p>
          </table:table-cell>
          <table:table-cell table:formula="of:=[.L312]*[.L312]*0.75" office:value-type="float" office:value="0.336451333545109">
            <text:p>0.3364513335</text:p>
          </table:table-cell>
          <table:table-cell table:formula="of:=[.N311]+[.M312]*0.1" office:value-type="float" office:value="37.2326524925925">
            <text:p>37.2326524926</text:p>
          </table:table-cell>
        </table:table-row>
        <table:table-row table:style-name="ro2">
          <table:table-cell office:value-type="float" office:value="-3146">
            <text:p>-3146</text:p>
          </table:table-cell>
          <table:table-cell office:value-type="float" office:value="-10229">
            <text:p>-10229</text:p>
          </table:table-cell>
          <table:table-cell office:value-type="float" office:value="2441">
            <text:p>2441</text:p>
          </table:table-cell>
          <table:table-cell table:number-columns-repeated="5"/>
          <table:table-cell table:formula="of:=([.A313]-[.E$2])/131" office:value-type="float" office:value="-24.8300663623461">
            <text:p>-24.83</text:p>
          </table:table-cell>
          <table:table-cell table:formula="of:=([.B313]-[.F$2])/131" office:value-type="float" office:value="-77.6120679734551">
            <text:p>-77.61</text:p>
          </table:table-cell>
          <table:table-cell table:formula="of:=([.C313]-[.G$2])/131" office:value-type="float" office:value="17.2807165598987">
            <text:p>17.28</text:p>
          </table:table-cell>
          <table:table-cell table:formula="of:=[.J313]*2*3.141592/360" office:value-type="float" office:value="-1.35458584360479">
            <text:p>-1.3545858436</text:p>
          </table:table-cell>
          <table:table-cell table:formula="of:=[.L313]*[.L313]*0.75" office:value-type="float" office:value="1.37617710577088">
            <text:p>1.3761771058</text:p>
          </table:table-cell>
          <table:table-cell table:formula="of:=[.N312]+[.M313]*0.1" office:value-type="float" office:value="37.3702702031696">
            <text:p>37.3702702032</text:p>
          </table:table-cell>
        </table:table-row>
        <table:table-row table:style-name="ro2">
          <table:table-cell office:value-type="float" office:value="-5941">
            <text:p>-5941</text:p>
          </table:table-cell>
          <table:table-cell office:value-type="float" office:value="-15623">
            <text:p>-15623</text:p>
          </table:table-cell>
          <table:table-cell office:value-type="float" office:value="4269">
            <text:p>4269</text:p>
          </table:table-cell>
          <table:table-cell table:number-columns-repeated="5"/>
          <table:table-cell table:formula="of:=([.A314]-[.E$2])/131" office:value-type="float" office:value="-46.1659442249415">
            <text:p>-46.17</text:p>
          </table:table-cell>
          <table:table-cell table:formula="of:=([.B314]-[.F$2])/131" office:value-type="float" office:value="-118.787640492539">
            <text:p>-118.79</text:p>
          </table:table-cell>
          <table:table-cell table:formula="of:=([.C314]-[.G$2])/131" office:value-type="float" office:value="31.2349150331812">
            <text:p>31.23</text:p>
          </table:table-cell>
          <table:table-cell table:formula="of:=[.J314]*2*3.141592/360" office:value-type="float" office:value="-2.07323500594576">
            <text:p>-2.0732350059</text:p>
          </table:table-cell>
          <table:table-cell table:formula="of:=[.L314]*[.L314]*0.75" office:value-type="float" office:value="3.22372754240918">
            <text:p>3.2237275424</text:p>
          </table:table-cell>
          <table:table-cell table:formula="of:=[.N313]+[.M314]*0.1" office:value-type="float" office:value="37.6926429574105">
            <text:p>37.6926429574</text:p>
          </table:table-cell>
        </table:table-row>
        <table:table-row table:style-name="ro2">
          <table:table-cell office:value-type="float" office:value="-5661">
            <text:p>-5661</text:p>
          </table:table-cell>
          <table:table-cell office:value-type="float" office:value="-20683">
            <text:p>-20683</text:p>
          </table:table-cell>
          <table:table-cell office:value-type="float" office:value="8634">
            <text:p>8634</text:p>
          </table:table-cell>
          <table:table-cell table:number-columns-repeated="5"/>
          <table:table-cell table:formula="of:=([.A315]-[.E$2])/131" office:value-type="float" office:value="-44.0285396447888">
            <text:p>-44.03</text:p>
          </table:table-cell>
          <table:table-cell table:formula="of:=([.B315]-[.F$2])/131" office:value-type="float" office:value="-157.413594691012">
            <text:p>-157.41</text:p>
          </table:table-cell>
          <table:table-cell table:formula="of:=([.C315]-[.G$2])/131" office:value-type="float" office:value="64.5555257202041">
            <text:p>64.56</text:p>
          </table:table-cell>
          <table:table-cell table:formula="of:=[.J315]*2*3.141592/360" office:value-type="float" office:value="-2.7473849431807">
            <text:p>-2.7473849432</text:p>
          </table:table-cell>
          <table:table-cell table:formula="of:=[.L315]*[.L315]*0.75" office:value-type="float" office:value="5.66109301951203">
            <text:p>5.6610930195</text:p>
          </table:table-cell>
          <table:table-cell table:formula="of:=[.N314]+[.M315]*0.1" office:value-type="float" office:value="38.2587522593617">
            <text:p>38.2587522594</text:p>
          </table:table-cell>
        </table:table-row>
        <table:table-row table:style-name="ro2">
          <table:table-cell office:value-type="float" office:value="-5053">
            <text:p>-5053</text:p>
          </table:table-cell>
          <table:table-cell office:value-type="float" office:value="-5711">
            <text:p>-5711</text:p>
          </table:table-cell>
          <table:table-cell office:value-type="float" office:value="-1209">
            <text:p>-1209</text:p>
          </table:table-cell>
          <table:table-cell table:number-columns-repeated="5"/>
          <table:table-cell table:formula="of:=([.A316]-[.E$2])/131" office:value-type="float" office:value="-39.387318270743">
            <text:p>-39.39</text:p>
          </table:table-cell>
          <table:table-cell table:formula="of:=([.B316]-[.F$2])/131" office:value-type="float" office:value="-43.1235183551345">
            <text:p>-43.12</text:p>
          </table:table-cell>
          <table:table-cell table:formula="of:=([.C316]-[.G$2])/131" office:value-type="float" office:value="-10.5818788599486">
            <text:p>-10.58</text:p>
          </table:table-cell>
          <table:table-cell table:formula="of:=[.J316]*2*3.141592/360" office:value-type="float" office:value="-0.752647223757464">
            <text:p>-0.7526472238</text:p>
          </table:table-cell>
          <table:table-cell table:formula="of:=[.L316]*[.L316]*0.75" office:value-type="float" office:value="0.424858382572364">
            <text:p>0.4248583826</text:p>
          </table:table-cell>
          <table:table-cell table:formula="of:=[.N315]+[.M316]*0.1" office:value-type="float" office:value="38.3012380976189">
            <text:p>38.3012380976</text:p>
          </table:table-cell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1294">
            <text:p>21294</text:p>
          </table:table-cell>
          <table:table-cell office:value-type="float" office:value="-7183">
            <text:p>-7183</text:p>
          </table:table-cell>
          <table:table-cell table:number-columns-repeated="5"/>
          <table:table-cell table:formula="of:=([.A317]-[.E$2])/131" office:value-type="float" office:value="69.818788599486">
            <text:p>69.82</text:p>
          </table:table-cell>
          <table:table-cell table:formula="of:=([.B317]-[.F$2])/131" office:value-type="float" office:value="163.021519812804">
            <text:p>163.02</text:p>
          </table:table-cell>
          <table:table-cell table:formula="of:=([.C317]-[.G$2])/131" office:value-type="float" office:value="-56.1849322950631">
            <text:p>-56.18</text:p>
          </table:table-cell>
          <table:table-cell table:formula="of:=[.J317]*2*3.141592/360" office:value-type="float" office:value="2.8452616803986">
            <text:p>2.8452616804</text:p>
          </table:table-cell>
          <table:table-cell table:formula="of:=[.L317]*[.L317]*0.75" office:value-type="float" office:value="6.0716355224585">
            <text:p>6.0716355225</text:p>
          </table:table-cell>
          <table:table-cell table:formula="of:=[.N316]+[.M317]*0.1" office:value-type="float" office:value="38.9084016498648">
            <text:p>38.9084016499</text:p>
          </table:table-cell>
        </table:table-row>
        <table:table-row table:style-name="ro2">
          <table:table-cell office:value-type="float" office:value="8366">
            <text:p>8366</text:p>
          </table:table-cell>
          <table:table-cell office:value-type="float" office:value="32767">
            <text:p>32767</text:p>
          </table:table-cell>
          <table:table-cell office:value-type="float" office:value="-9350">
            <text:p>-9350</text:p>
          </table:table-cell>
          <table:table-cell table:number-columns-repeated="5"/>
          <table:table-cell table:formula="of:=([.A318]-[.E$2])/131" office:value-type="float" office:value="63.0477962330738">
            <text:p>63.05</text:p>
          </table:table-cell>
          <table:table-cell table:formula="of:=([.B318]-[.F$2])/131" office:value-type="float" office:value="250.60167248456">
            <text:p>250.60</text:p>
          </table:table-cell>
          <table:table-cell table:formula="of:=([.C318]-[.G$2])/131" office:value-type="float" office:value="-72.7269170278875">
            <text:p>-72.73</text:p>
          </table:table-cell>
          <table:table-cell table:formula="of:=[.J318]*2*3.141592/360" office:value-type="float" office:value="4.37382338591175">
            <text:p>4.3738233859</text:p>
          </table:table-cell>
          <table:table-cell table:formula="of:=[.L318]*[.L318]*0.75" office:value-type="float" office:value="14.3477482583614">
            <text:p>14.3477482584</text:p>
          </table:table-cell>
          <table:table-cell table:formula="of:=[.N317]+[.M318]*0.1" office:value-type="float" office:value="40.3431764757009">
            <text:p>40.3431764757</text:p>
          </table:table-cell>
        </table:table-row>
        <table:table-row table:style-name="ro2">
          <table:table-cell office:value-type="float" office:value="5207">
            <text:p>5207</text:p>
          </table:table-cell>
          <table:table-cell office:value-type="float" office:value="32767">
            <text:p>32767</text:p>
          </table:table-cell>
          <table:table-cell office:value-type="float" office:value="-6551">
            <text:p>-6551</text:p>
          </table:table-cell>
          <table:table-cell table:number-columns-repeated="5"/>
          <table:table-cell table:formula="of:=([.A319]-[.E$2])/131" office:value-type="float" office:value="38.9332924162799">
            <text:p>38.93</text:p>
          </table:table-cell>
          <table:table-cell table:formula="of:=([.B319]-[.F$2])/131" office:value-type="float" office:value="250.60167248456">
            <text:p>250.60</text:p>
          </table:table-cell>
          <table:table-cell table:formula="of:=([.C319]-[.G$2])/131" office:value-type="float" office:value="-51.3605048141471">
            <text:p>-51.36</text:p>
          </table:table-cell>
          <table:table-cell table:formula="of:=[.J319]*2*3.141592/360" office:value-type="float" office:value="4.37382338591175">
            <text:p>4.3738233859</text:p>
          </table:table-cell>
          <table:table-cell table:formula="of:=[.L319]*[.L319]*0.75" office:value-type="float" office:value="14.3477482583614">
            <text:p>14.3477482584</text:p>
          </table:table-cell>
          <table:table-cell table:formula="of:=[.N318]+[.M319]*0.1" office:value-type="float" office:value="41.7779513015371">
            <text:p>41.7779513015</text:p>
          </table:table-cell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-7525">
            <text:p>-7525</text:p>
          </table:table-cell>
          <table:table-cell office:value-type="float" office:value="4027">
            <text:p>4027</text:p>
          </table:table-cell>
          <table:table-cell table:number-columns-repeated="5"/>
          <table:table-cell table:formula="of:=([.A320]-[.E$2])/131" office:value-type="float" office:value="-1.54762361425448">
            <text:p>-1.55</text:p>
          </table:table-cell>
          <table:table-cell table:formula="of:=([.B320]-[.F$2])/131" office:value-type="float" office:value="-56.9708465994093">
            <text:p>-56.97</text:p>
          </table:table-cell>
          <table:table-cell table:formula="of:=([.C320]-[.G$2])/131" office:value-type="float" office:value="29.3875867889064">
            <text:p>29.39</text:p>
          </table:table-cell>
          <table:table-cell table:formula="of:=[.J320]*2*3.141592/360" office:value-type="float" office:value="-0.994328643944063">
            <text:p>-0.9943286439</text:p>
          </table:table-cell>
          <table:table-cell table:formula="of:=[.L320]*[.L320]*0.75" office:value-type="float" office:value="0.741517089125729">
            <text:p>0.7415170891</text:p>
          </table:table-cell>
          <table:table-cell table:formula="of:=[.N319]+[.M320]*0.1" office:value-type="float" office:value="41.8521030104496">
            <text:p>41.8521030104</text:p>
          </table:table-cell>
        </table:table-row>
        <table:table-row table:style-name="ro2">
          <table:table-cell office:value-type="float" office:value="-1920">
            <text:p>-1920</text:p>
          </table:table-cell>
          <table:table-cell office:value-type="float" office:value="-13916">
            <text:p>-13916</text:p>
          </table:table-cell>
          <table:table-cell office:value-type="float" office:value="9133">
            <text:p>9133</text:p>
          </table:table-cell>
          <table:table-cell table:number-columns-repeated="5"/>
          <table:table-cell table:formula="of:=([.A321]-[.E$2])/131" office:value-type="float" office:value="-15.4712877363919">
            <text:p>-15.47</text:p>
          </table:table-cell>
          <table:table-cell table:formula="of:=([.B321]-[.F$2])/131" office:value-type="float" office:value="-105.757106141394">
            <text:p>-105.76</text:p>
          </table:table-cell>
          <table:table-cell table:formula="of:=([.C321]-[.G$2])/131" office:value-type="float" office:value="68.3646860255476">
            <text:p>68.36</text:p>
          </table:table-cell>
          <table:table-cell table:formula="of:=[.J321]*2*3.141592/360" office:value-type="float" office:value="-1.84580932553863">
            <text:p>-1.8458093255</text:p>
          </table:table-cell>
          <table:table-cell table:formula="of:=[.L321]*[.L321]*0.75" office:value-type="float" office:value="2.55525904968404">
            <text:p>2.5552590497</text:p>
          </table:table-cell>
          <table:table-cell table:formula="of:=[.N320]+[.M321]*0.1" office:value-type="float" office:value="42.107628915418">
            <text:p>42.1076289154</text:p>
          </table:table-cell>
        </table:table-row>
        <table:table-row table:style-name="ro2">
          <table:table-cell office:value-type="float" office:value="-6626">
            <text:p>-6626</text:p>
          </table:table-cell>
          <table:table-cell office:value-type="float" office:value="-10725">
            <text:p>-10725</text:p>
          </table:table-cell>
          <table:table-cell office:value-type="float" office:value="4192">
            <text:p>4192</text:p>
          </table:table-cell>
          <table:table-cell table:number-columns-repeated="5"/>
          <table:table-cell table:formula="of:=([.A322]-[.E$2])/131" office:value-type="float" office:value="-51.3949518585293">
            <text:p>-51.39</text:p>
          </table:table-cell>
          <table:table-cell table:formula="of:=([.B322]-[.F$2])/131" office:value-type="float" office:value="-81.3983275154398">
            <text:p>-81.40</text:p>
          </table:table-cell>
          <table:table-cell table:formula="of:=([.C322]-[.G$2])/131" office:value-type="float" office:value="30.6471287736392">
            <text:p>30.65</text:p>
          </table:table-cell>
          <table:table-cell table:formula="of:=[.J322]*2*3.141592/360" office:value-type="float" office:value="-1.42066852519936">
            <text:p>-1.4206685252</text:p>
          </table:table-cell>
          <table:table-cell table:formula="of:=[.L322]*[.L322]*0.75" office:value-type="float" office:value="1.5137242938691">
            <text:p>1.5137242939</text:p>
          </table:table-cell>
          <table:table-cell table:formula="of:=[.N321]+[.M322]*0.1" office:value-type="float" office:value="42.259001344805">
            <text:p>42.2590013448</text:p>
          </table:table-cell>
        </table:table-row>
        <table:table-row table:style-name="ro2">
          <table:table-cell office:value-type="float" office:value="-5888">
            <text:p>-5888</text:p>
          </table:table-cell>
          <table:table-cell office:value-type="float" office:value="-5689">
            <text:p>-5689</text:p>
          </table:table-cell>
          <table:table-cell office:value-type="float" office:value="1050">
            <text:p>1050</text:p>
          </table:table-cell>
          <table:table-cell table:number-columns-repeated="5"/>
          <table:table-cell table:formula="of:=([.A323]-[.E$2])/131" office:value-type="float" office:value="-45.7613640722698">
            <text:p>-45.76</text:p>
          </table:table-cell>
          <table:table-cell table:formula="of:=([.B323]-[.F$2])/131" office:value-type="float" office:value="-42.9555794238367">
            <text:p>-42.96</text:p>
          </table:table-cell>
          <table:table-cell table:formula="of:=([.C323]-[.G$2])/131" office:value-type="float" office:value="6.66239594921171">
            <text:p>6.66</text:p>
          </table:table-cell>
          <table:table-cell table:formula="of:=[.J323]*2*3.141592/360" office:value-type="float" office:value="-0.749716137073834">
            <text:p>-0.7497161371</text:p>
          </table:table-cell>
          <table:table-cell table:formula="of:=[.L323]*[.L323]*0.75" office:value-type="float" office:value="0.421555714641684">
            <text:p>0.4215557146</text:p>
          </table:table-cell>
          <table:table-cell table:formula="of:=[.N322]+[.M323]*0.1" office:value-type="float" office:value="42.3011569162691">
            <text:p>42.3011569163</text:p>
          </table:table-cell>
        </table:table-row>
        <table:table-row table:style-name="ro2">
          <table:table-cell office:value-type="float" office:value="-2039">
            <text:p>-2039</text:p>
          </table:table-cell>
          <table:table-cell office:value-type="float" office:value="-3689">
            <text:p>-3689</text:p>
          </table:table-cell>
          <table:table-cell office:value-type="float" office:value="262">
            <text:p>262</text:p>
          </table:table-cell>
          <table:table-cell table:number-columns-repeated="5"/>
          <table:table-cell table:formula="of:=([.A324]-[.E$2])/131" office:value-type="float" office:value="-16.3796846829568">
            <text:p>-16.38</text:p>
          </table:table-cell>
          <table:table-cell table:formula="of:=([.B324]-[.F$2])/131" office:value-type="float" office:value="-27.6884038513177">
            <text:p>-27.69</text:p>
          </table:table-cell>
          <table:table-cell table:formula="of:=([.C324]-[.G$2])/131" office:value-type="float" office:value="0.647128773639188">
            <text:p>0.65</text:p>
          </table:table-cell>
          <table:table-cell table:formula="of:=[.J324]*2*3.141592/360" office:value-type="float" office:value="-0.483253711289271">
            <text:p>-0.4832537113</text:p>
          </table:table-cell>
          <table:table-cell table:formula="of:=[.L324]*[.L324]*0.75" office:value-type="float" office:value="0.17515061210614">
            <text:p>0.1751506121</text:p>
          </table:table-cell>
          <table:table-cell table:formula="of:=[.N323]+[.M324]*0.1" office:value-type="float" office:value="42.3186719774797">
            <text:p>42.3186719775</text:p>
          </table:table-cell>
        </table:table-row>
        <table:table-row table:style-name="ro2">
          <table:table-cell office:value-type="float" office:value="-782">
            <text:p>-782</text:p>
          </table:table-cell>
          <table:table-cell office:value-type="float" office:value="-5123">
            <text:p>-5123</text:p>
          </table:table-cell>
          <table:table-cell office:value-type="float" office:value="220">
            <text:p>220</text:p>
          </table:table-cell>
          <table:table-cell table:number-columns-repeated="5"/>
          <table:table-cell table:formula="of:=([.A325]-[.E$2])/131" office:value-type="float" office:value="-6.78426483562852">
            <text:p>-6.78</text:p>
          </table:table-cell>
          <table:table-cell table:formula="of:=([.B325]-[.F$2])/131" office:value-type="float" office:value="-38.6349687368138">
            <text:p>-38.63</text:p>
          </table:table-cell>
          <table:table-cell table:formula="of:=([.C325]-[.G$2])/131" office:value-type="float" office:value="0.326518086616288">
            <text:p>0.33</text:p>
          </table:table-cell>
          <table:table-cell table:formula="of:=[.J325]*2*3.141592/360" office:value-type="float" office:value="-0.674307270576803">
            <text:p>-0.6743072706</text:p>
          </table:table-cell>
          <table:table-cell table:formula="of:=[.L325]*[.L325]*0.75" office:value-type="float" office:value="0.341017721364553">
            <text:p>0.3410177214</text:p>
          </table:table-cell>
          <table:table-cell table:formula="of:=[.N324]+[.M325]*0.1" office:value-type="float" office:value="42.3527737496162">
            <text:p>42.3527737496</text:p>
          </table:table-cell>
        </table:table-row>
        <table:table-row table:style-name="ro2">
          <table:table-cell office:value-type="float" office:value="-2452">
            <text:p>-2452</text:p>
          </table:table-cell>
          <table:table-cell office:value-type="float" office:value="-12840">
            <text:p>-12840</text:p>
          </table:table-cell>
          <table:table-cell office:value-type="float" office:value="721">
            <text:p>721</text:p>
          </table:table-cell>
          <table:table-cell table:number-columns-repeated="5"/>
          <table:table-cell table:formula="of:=([.A326]-[.E$2])/131" office:value-type="float" office:value="-19.532356438682">
            <text:p>-19.53</text:p>
          </table:table-cell>
          <table:table-cell table:formula="of:=([.B326]-[.F$2])/131" office:value-type="float" office:value="-97.5433656833787">
            <text:p>-97.54</text:p>
          </table:table-cell>
          <table:table-cell table:formula="of:=([.C326]-[.G$2])/131" office:value-type="float" office:value="4.15094556753232">
            <text:p>4.15</text:p>
          </table:table-cell>
          <table:table-cell table:formula="of:=[.J326]*2*3.141592/360" office:value-type="float" office:value="-1.70245254046654">
            <text:p>-1.7024525405</text:p>
          </table:table-cell>
          <table:table-cell table:formula="of:=[.L326]*[.L326]*0.75" office:value-type="float" office:value="2.17375848940573">
            <text:p>2.1737584894</text:p>
          </table:table-cell>
          <table:table-cell table:formula="of:=[.N325]+[.M326]*0.1" office:value-type="float" office:value="42.5701495985568">
            <text:p>42.5701495986</text:p>
          </table:table-cell>
        </table:table-row>
        <table:table-row table:style-name="ro2">
          <table:table-cell office:value-type="float" office:value="-3859">
            <text:p>-3859</text:p>
          </table:table-cell>
          <table:table-cell office:value-type="float" office:value="-18060">
            <text:p>-18060</text:p>
          </table:table-cell>
          <table:table-cell office:value-type="float" office:value="185">
            <text:p>185</text:p>
          </table:table-cell>
          <table:table-cell table:number-columns-repeated="5"/>
          <table:table-cell table:formula="of:=([.A327]-[.E$2])/131" office:value-type="float" office:value="-30.2728144539491">
            <text:p>-30.27</text:p>
          </table:table-cell>
          <table:table-cell table:formula="of:=([.B327]-[.F$2])/131" office:value-type="float" office:value="-137.390693927654">
            <text:p>-137.39</text:p>
          </table:table-cell>
          <table:table-cell table:formula="of:=([.C327]-[.G$2])/131" office:value-type="float" office:value="0.0593425140972036">
            <text:p>0.06</text:p>
          </table:table-cell>
          <table:table-cell table:formula="of:=[.J327]*2*3.141592/360" office:value-type="float" office:value="-2.39791947176425">
            <text:p>-2.3979194718</text:p>
          </table:table-cell>
          <table:table-cell table:formula="of:=[.L327]*[.L327]*0.75" office:value-type="float" office:value="4.31251334479961">
            <text:p>4.3125133448</text:p>
          </table:table-cell>
          <table:table-cell table:formula="of:=[.N326]+[.M327]*0.1" office:value-type="float" office:value="43.0014009330367">
            <text:p>43.001400933</text:p>
          </table:table-cell>
        </table:table-row>
        <table:table-row table:style-name="ro2">
          <table:table-cell office:value-type="float" office:value="-5443">
            <text:p>-5443</text:p>
          </table:table-cell>
          <table:table-cell office:value-type="float" office:value="-24675">
            <text:p>-24675</text:p>
          </table:table-cell>
          <table:table-cell office:value-type="float" office:value="-2298">
            <text:p>-2298</text:p>
          </table:table-cell>
          <table:table-cell table:number-columns-repeated="5"/>
          <table:table-cell table:formula="of:=([.A328]-[.E$2])/131" office:value-type="float" office:value="-42.3644175073843">
            <text:p>-42.36</text:p>
          </table:table-cell>
          <table:table-cell table:formula="of:=([.B328]-[.F$2])/131" office:value-type="float" office:value="-187.88687713376">
            <text:p>-187.89</text:p>
          </table:table-cell>
          <table:table-cell table:formula="of:=([.C328]-[.G$2])/131" office:value-type="float" office:value="-18.8948559591852">
            <text:p>-18.89</text:p>
          </table:table-cell>
          <table:table-cell table:formula="of:=[.J328]*2*3.141592/360" office:value-type="float" office:value="-3.27924394504669">
            <text:p>-3.279243945</text:p>
          </table:table-cell>
          <table:table-cell table:formula="of:=[.L328]*[.L328]*0.75" office:value-type="float" office:value="8.06508063834405">
            <text:p>8.0650806383</text:p>
          </table:table-cell>
          <table:table-cell table:formula="of:=[.N327]+[.M328]*0.1" office:value-type="float" office:value="43.8079089968711">
            <text:p>43.8079089969</text:p>
          </table:table-cell>
        </table:table-row>
        <table:table-row table:style-name="ro2">
          <table:table-cell office:value-type="float" office:value="12952">
            <text:p>12952</text:p>
          </table:table-cell>
          <table:table-cell office:value-type="float" office:value="-2951">
            <text:p>-2951</text:p>
          </table:table-cell>
          <table:table-cell office:value-type="float" office:value="-15231">
            <text:p>-15231</text:p>
          </table:table-cell>
          <table:table-cell table:number-columns-repeated="5"/>
          <table:table-cell table:formula="of:=([.A329]-[.E$2])/131" office:value-type="float" office:value="98.05542982086">
            <text:p>98.06</text:p>
          </table:table-cell>
          <table:table-cell table:formula="of:=([.B329]-[.F$2])/131" office:value-type="float" office:value="-22.0548160650581">
            <text:p>-22.05</text:p>
          </table:table-cell>
          <table:table-cell table:formula="of:=([.C329]-[.G$2])/131" office:value-type="float" office:value="-117.62004679888">
            <text:p>-117.62</text:p>
          </table:table-cell>
          <table:table-cell table:formula="of:=[.J329]*2*3.141592/360" office:value-type="float" office:value="-0.384929076174767">
            <text:p>-0.3849290762</text:p>
          </table:table-cell>
          <table:table-cell table:formula="of:=[.L329]*[.L329]*0.75" office:value-type="float" office:value="0.11112779526357">
            <text:p>0.1111277953</text:p>
          </table:table-cell>
          <table:table-cell table:formula="of:=[.N328]+[.M329]*0.1" office:value-type="float" office:value="43.8190217763975">
            <text:p>43.8190217764</text:p>
          </table:table-cell>
        </table:table-row>
        <table:table-row table:style-name="ro2">
          <table:table-cell office:value-type="float" office:value="20998">
            <text:p>20998</text:p>
          </table:table-cell>
          <table:table-cell office:value-type="float" office:value="18390">
            <text:p>18390</text:p>
          </table:table-cell>
          <table:table-cell office:value-type="float" office:value="-24377">
            <text:p>-24377</text:p>
          </table:table-cell>
          <table:table-cell table:number-columns-repeated="5"/>
          <table:table-cell table:formula="of:=([.A330]-[.E$2])/131" office:value-type="float" office:value="159.475277149104">
            <text:p>159.48</text:p>
          </table:table-cell>
          <table:table-cell table:formula="of:=([.B330]-[.F$2])/131" office:value-type="float" office:value="140.853580881507">
            <text:p>140.85</text:p>
          </table:table-cell>
          <table:table-cell table:formula="of:=([.C330]-[.G$2])/131" office:value-type="float" office:value="-187.43684069201">
            <text:p>-187.44</text:p>
          </table:table-cell>
          <table:table-cell table:formula="of:=[.J330]*2*3.141592/360" office:value-type="float" office:value="2.45835823815941">
            <text:p>2.4583582382</text:p>
          </table:table-cell>
          <table:table-cell table:formula="of:=[.L330]*[.L330]*0.75" office:value-type="float" office:value="4.5326439203447">
            <text:p>4.5326439203</text:p>
          </table:table-cell>
          <table:table-cell table:formula="of:=[.N329]+[.M330]*0.1" office:value-type="float" office:value="44.272286168432">
            <text:p>44.2722861684</text:p>
          </table:table-cell>
        </table:table-row>
        <table:table-row table:style-name="ro2">
          <table:table-cell office:value-type="float" office:value="18912">
            <text:p>18912</text:p>
          </table:table-cell>
          <table:table-cell office:value-type="float" office:value="31153">
            <text:p>31153</text:p>
          </table:table-cell>
          <table:table-cell office:value-type="float" office:value="-16607">
            <text:p>-16607</text:p>
          </table:table-cell>
          <table:table-cell table:number-columns-repeated="5"/>
          <table:table-cell table:formula="of:=([.A331]-[.E$2])/131" office:value-type="float" office:value="143.551613026967">
            <text:p>143.55</text:p>
          </table:table-cell>
          <table:table-cell table:formula="of:=([.B331]-[.F$2])/131" office:value-type="float" office:value="238.281061797537">
            <text:p>238.28</text:p>
          </table:table-cell>
          <table:table-cell table:formula="of:=([.C331]-[.G$2])/131" office:value-type="float" office:value="-128.123863592773">
            <text:p>-128.12</text:p>
          </table:table-cell>
          <table:table-cell table:formula="of:=[.J331]*2*3.141592/360" office:value-type="float" office:value="4.1587882083036">
            <text:p>4.1587882083</text:p>
          </table:table-cell>
          <table:table-cell table:formula="of:=[.L331]*[.L331]*0.75" office:value-type="float" office:value="12.9716395211438">
            <text:p>12.9716395211</text:p>
          </table:table-cell>
          <table:table-cell table:formula="of:=[.N330]+[.M331]*0.1" office:value-type="float" office:value="45.5694501205463">
            <text:p>45.5694501205</text:p>
          </table:table-cell>
        </table:table-row>
        <table:table-row table:style-name="ro2">
          <table:table-cell office:value-type="float" office:value="7382">
            <text:p>7382</text:p>
          </table:table-cell>
          <table:table-cell office:value-type="float" office:value="32767">
            <text:p>32767</text:p>
          </table:table-cell>
          <table:table-cell office:value-type="float" office:value="2543">
            <text:p>2543</text:p>
          </table:table-cell>
          <table:table-cell table:number-columns-repeated="5"/>
          <table:table-cell table:formula="of:=([.A332]-[.E$2])/131" office:value-type="float" office:value="55.5363458513944">
            <text:p>55.54</text:p>
          </table:table-cell>
          <table:table-cell table:formula="of:=([.B332]-[.F$2])/131" office:value-type="float" office:value="250.60167248456">
            <text:p>250.60</text:p>
          </table:table-cell>
          <table:table-cell table:formula="of:=([.C332]-[.G$2])/131" office:value-type="float" office:value="18.0593425140972">
            <text:p>18.06</text:p>
          </table:table-cell>
          <table:table-cell table:formula="of:=[.J332]*2*3.141592/360" office:value-type="float" office:value="4.37382338591175">
            <text:p>4.3738233859</text:p>
          </table:table-cell>
          <table:table-cell table:formula="of:=[.L332]*[.L332]*0.75" office:value-type="float" office:value="14.3477482583614">
            <text:p>14.3477482584</text:p>
          </table:table-cell>
          <table:table-cell table:formula="of:=[.N331]+[.M332]*0.1" office:value-type="float" office:value="47.0042249463825">
            <text:p>47.0042249464</text:p>
          </table:table-cell>
        </table:table-row>
        <table:table-row table:style-name="ro2">
          <table:table-cell office:value-type="float" office:value="10330">
            <text:p>10330</text:p>
          </table:table-cell>
          <table:table-cell office:value-type="float" office:value="4237">
            <text:p>4237</text:p>
          </table:table-cell>
          <table:table-cell office:value-type="float" office:value="4277">
            <text:p>4277</text:p>
          </table:table-cell>
          <table:table-cell table:number-columns-repeated="5"/>
          <table:table-cell table:formula="of:=([.A333]-[.E$2])/131" office:value-type="float" office:value="78.0401626452875">
            <text:p>78.04</text:p>
          </table:table-cell>
          <table:table-cell table:formula="of:=([.B333]-[.F$2])/131" office:value-type="float" office:value="32.8154129425755">
            <text:p>32.82</text:p>
          </table:table-cell>
          <table:table-cell table:formula="of:=([.C333]-[.G$2])/131" office:value-type="float" office:value="31.2959837354712">
            <text:p>31.30</text:p>
          </table:table-cell>
          <table:table-cell table:formula="of:=[.J333]*2*3.141592/360" office:value-type="float" office:value="0.572736882094953">
            <text:p>0.5727368821</text:p>
          </table:table-cell>
          <table:table-cell table:formula="of:=[.L333]*[.L333]*0.75" office:value-type="float" office:value="0.246020652083886">
            <text:p>0.2460206521</text:p>
          </table:table-cell>
          <table:table-cell table:formula="of:=[.N332]+[.M333]*0.1" office:value-type="float" office:value="47.0288270115909">
            <text:p>47.0288270116</text:p>
          </table:table-cell>
        </table:table-row>
        <table:table-row table:style-name="ro2">
          <table:table-cell office:value-type="float" office:value="3822">
            <text:p>3822</text:p>
          </table:table-cell>
          <table:table-cell office:value-type="float" office:value="-6173">
            <text:p>-6173</text:p>
          </table:table-cell>
          <table:table-cell office:value-type="float" office:value="3017">
            <text:p>3017</text:p>
          </table:table-cell>
          <table:table-cell table:number-columns-repeated="5"/>
          <table:table-cell table:formula="of:=([.A334]-[.E$2])/131" office:value-type="float" office:value="28.3607733323104">
            <text:p>28.36</text:p>
          </table:table-cell>
          <table:table-cell table:formula="of:=([.B334]-[.F$2])/131" office:value-type="float" office:value="-46.6502359123864">
            <text:p>-46.65</text:p>
          </table:table-cell>
          <table:table-cell table:formula="of:=([.C334]-[.G$2])/131" office:value-type="float" office:value="21.6776631247842">
            <text:p>21.68</text:p>
          </table:table-cell>
          <table:table-cell table:formula="of:=[.J334]*2*3.141592/360" office:value-type="float" office:value="-0.814200044113698">
            <text:p>-0.8142000441</text:p>
          </table:table-cell>
          <table:table-cell table:formula="of:=[.L334]*[.L334]*0.75" office:value-type="float" office:value="0.497191283876061">
            <text:p>0.4971912839</text:p>
          </table:table-cell>
          <table:table-cell table:formula="of:=[.N333]+[.M334]*0.1" office:value-type="float" office:value="47.0785461399785">
            <text:p>47.07854614</text:p>
          </table:table-cell>
        </table:table-row>
        <table:table-row table:style-name="ro2">
          <table:table-cell office:value-type="float" office:value="-3990">
            <text:p>-3990</text:p>
          </table:table-cell>
          <table:table-cell office:value-type="float" office:value="-9749">
            <text:p>-9749</text:p>
          </table:table-cell>
          <table:table-cell office:value-type="float" office:value="8044">
            <text:p>8044</text:p>
          </table:table-cell>
          <table:table-cell table:number-columns-repeated="5"/>
          <table:table-cell table:formula="of:=([.A335]-[.E$2])/131" office:value-type="float" office:value="-31.2728144539491">
            <text:p>-31.27</text:p>
          </table:table-cell>
          <table:table-cell table:formula="of:=([.B335]-[.F$2])/131" office:value-type="float" office:value="-73.9479458360505">
            <text:p>-73.95</text:p>
          </table:table-cell>
          <table:table-cell table:formula="of:=([.C335]-[.G$2])/131" office:value-type="float" office:value="60.0517089263109">
            <text:p>60.05</text:p>
          </table:table-cell>
          <table:table-cell table:formula="of:=[.J335]*2*3.141592/360" office:value-type="float" office:value="-1.2906348614165">
            <text:p>-1.2906348614</text:p>
          </table:table-cell>
          <table:table-cell table:formula="of:=[.L335]*[.L335]*0.75" office:value-type="float" office:value="1.24930375912769">
            <text:p>1.2493037591</text:p>
          </table:table-cell>
          <table:table-cell table:formula="of:=[.N334]+[.M335]*0.1" office:value-type="float" office:value="47.2034765158912">
            <text:p>47.2034765159</text:p>
          </table:table-cell>
        </table:table-row>
        <table:table-row table:style-name="ro2">
          <table:table-cell office:value-type="float" office:value="4132">
            <text:p>4132</text:p>
          </table:table-cell>
          <table:table-cell office:value-type="float" office:value="-8671">
            <text:p>-8671</text:p>
          </table:table-cell>
          <table:table-cell office:value-type="float" office:value="4853">
            <text:p>4853</text:p>
          </table:table-cell>
          <table:table-cell table:number-columns-repeated="5"/>
          <table:table-cell table:formula="of:=([.A336]-[.E$2])/131" office:value-type="float" office:value="30.7271855460509">
            <text:p>30.73</text:p>
          </table:table-cell>
          <table:table-cell table:formula="of:=([.B336]-[.F$2])/131" office:value-type="float" office:value="-65.7189382024627">
            <text:p>-65.72</text:p>
          </table:table-cell>
          <table:table-cell table:formula="of:=([.C336]-[.G$2])/131" office:value-type="float" office:value="35.6929303003567">
            <text:p>35.69</text:p>
          </table:table-cell>
          <table:table-cell table:formula="of:=[.J336]*2*3.141592/360" office:value-type="float" office:value="-1.14701161391862">
            <text:p>-1.1470116139</text:p>
          </table:table-cell>
          <table:table-cell table:formula="of:=[.L336]*[.L336]*0.75" office:value-type="float" office:value="0.986726731848144">
            <text:p>0.9867267318</text:p>
          </table:table-cell>
          <table:table-cell table:formula="of:=[.N335]+[.M336]*0.1" office:value-type="float" office:value="47.3021491890761">
            <text:p>47.3021491891</text:p>
          </table:table-cell>
        </table:table-row>
        <table:table-row table:style-name="ro2">
          <table:table-cell office:value-type="float" office:value="-1298">
            <text:p>-1298</text:p>
          </table:table-cell>
          <table:table-cell office:value-type="float" office:value="-5311">
            <text:p>-5311</text:p>
          </table:table-cell>
          <table:table-cell office:value-type="float" office:value="2512">
            <text:p>2512</text:p>
          </table:table-cell>
          <table:table-cell table:number-columns-repeated="5"/>
          <table:table-cell table:formula="of:=([.A337]-[.E$2])/131" office:value-type="float" office:value="-10.7231961333384">
            <text:p>-10.72</text:p>
          </table:table-cell>
          <table:table-cell table:formula="of:=([.B337]-[.F$2])/131" office:value-type="float" office:value="-40.0700832406306">
            <text:p>-40.07</text:p>
          </table:table-cell>
          <table:table-cell table:formula="of:=([.C337]-[.G$2])/131" office:value-type="float" office:value="17.8227012927232">
            <text:p>17.82</text:p>
          </table:table-cell>
          <table:table-cell table:formula="of:=[.J337]*2*3.141592/360" office:value-type="float" office:value="-0.699354738600552">
            <text:p>-0.6993547386</text:p>
          </table:table-cell>
          <table:table-cell table:formula="of:=[.L337]*[.L337]*0.75" office:value-type="float" office:value="0.366822787802284">
            <text:p>0.3668227878</text:p>
          </table:table-cell>
          <table:table-cell table:formula="of:=[.N336]+[.M337]*0.1" office:value-type="float" office:value="47.3388314678563">
            <text:p>47.3388314679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-2705">
            <text:p>-2705</text:p>
          </table:table-cell>
          <table:table-cell office:value-type="float" office:value="1770">
            <text:p>1770</text:p>
          </table:table-cell>
          <table:table-cell table:number-columns-repeated="5"/>
          <table:table-cell table:formula="of:=([.A338]-[.E$2])/131" office:value-type="float" office:value="1.52871226360812">
            <text:p>1.53</text:p>
          </table:table-cell>
          <table:table-cell table:formula="of:=([.B338]-[.F$2])/131" office:value-type="float" office:value="-20.1769534696383">
            <text:p>-20.18</text:p>
          </table:table-cell>
          <table:table-cell table:formula="of:=([.C338]-[.G$2])/131" office:value-type="float" office:value="12.1585791553186">
            <text:p>12.16</text:p>
          </table:table-cell>
          <table:table-cell table:formula="of:=[.J338]*2*3.141592/360" office:value-type="float" office:value="-0.352154197803266">
            <text:p>-0.3521541978</text:p>
          </table:table-cell>
          <table:table-cell table:formula="of:=[.L338]*[.L338]*0.75" office:value-type="float" office:value="0.0930094342728462">
            <text:p>0.0930094343</text:p>
          </table:table-cell>
          <table:table-cell table:formula="of:=[.N337]+[.M338]*0.1" office:value-type="float" office:value="47.3481324112836">
            <text:p>47.3481324113</text:p>
          </table:table-cell>
        </table:table-row>
        <table:table-row table:style-name="ro2">
          <table:table-cell office:value-type="float" office:value="-1514">
            <text:p>-1514</text:p>
          </table:table-cell>
          <table:table-cell office:value-type="float" office:value="-7743">
            <text:p>-7743</text:p>
          </table:table-cell>
          <table:table-cell office:value-type="float" office:value="2706">
            <text:p>2706</text:p>
          </table:table-cell>
          <table:table-cell table:number-columns-repeated="5"/>
          <table:table-cell table:formula="of:=([.A339]-[.E$2])/131" office:value-type="float" office:value="-12.3720510951705">
            <text:p>-12.37</text:p>
          </table:table-cell>
          <table:table-cell table:formula="of:=([.B339]-[.F$2])/131" office:value-type="float" office:value="-58.6349687368138">
            <text:p>-58.63</text:p>
          </table:table-cell>
          <table:table-cell table:formula="of:=([.C339]-[.G$2])/131" office:value-type="float" office:value="19.3036173232575">
            <text:p>19.30</text:p>
          </table:table-cell>
          <table:table-cell table:formula="of:=[.J339]*2*3.141592/360" office:value-type="float" office:value="-1.02337304835458">
            <text:p>-1.0233730484</text:p>
          </table:table-cell>
          <table:table-cell table:formula="of:=[.L339]*[.L339]*0.75" office:value-type="float" office:value="0.78546929707391">
            <text:p>0.7854692971</text:p>
          </table:table-cell>
          <table:table-cell table:formula="of:=[.N338]+[.M339]*0.1" office:value-type="float" office:value="47.426679340991">
            <text:p>47.426679341</text:p>
          </table:table-cell>
        </table:table-row>
        <table:table-row table:style-name="ro2">
          <table:table-cell office:value-type="float" office:value="-2762">
            <text:p>-2762</text:p>
          </table:table-cell>
          <table:table-cell office:value-type="float" office:value="-14293">
            <text:p>-14293</text:p>
          </table:table-cell>
          <table:table-cell office:value-type="float" office:value="2526">
            <text:p>2526</text:p>
          </table:table-cell>
          <table:table-cell table:number-columns-repeated="5"/>
          <table:table-cell table:formula="of:=([.A340]-[.E$2])/131" office:value-type="float" office:value="-21.8987686524224">
            <text:p>-21.90</text:p>
          </table:table-cell>
          <table:table-cell table:formula="of:=([.B340]-[.F$2])/131" office:value-type="float" office:value="-108.634968736814">
            <text:p>-108.63</text:p>
          </table:table-cell>
          <table:table-cell table:formula="of:=([.C340]-[.G$2])/131" office:value-type="float" office:value="17.9295715217308">
            <text:p>17.93</text:p>
          </table:table-cell>
          <table:table-cell table:formula="of:=[.J340]*2*3.141592/360" office:value-type="float" office:value="-1.89603749279902">
            <text:p>-1.8960374928</text:p>
          </table:table-cell>
          <table:table-cell table:formula="of:=[.L340]*[.L340]*0.75" office:value-type="float" office:value="2.69621863057471">
            <text:p>2.6962186306</text:p>
          </table:table-cell>
          <table:table-cell table:formula="of:=[.N339]+[.M340]*0.1" office:value-type="float" office:value="47.6963012040484">
            <text:p>47.696301204</text:p>
          </table:table-cell>
        </table:table-row>
        <table:table-row table:style-name="ro2">
          <table:table-cell office:value-type="float" office:value="-8042">
            <text:p>-8042</text:p>
          </table:table-cell>
          <table:table-cell office:value-type="float" office:value="-20625">
            <text:p>-20625</text:p>
          </table:table-cell>
          <table:table-cell office:value-type="float" office:value="4416">
            <text:p>4416</text:p>
          </table:table-cell>
          <table:table-cell table:number-columns-repeated="5"/>
          <table:table-cell table:formula="of:=([.A341]-[.E$2])/131" office:value-type="float" office:value="-62.2041121638728">
            <text:p>-62.20</text:p>
          </table:table-cell>
          <table:table-cell table:formula="of:=([.B341]-[.F$2])/131" office:value-type="float" office:value="-156.970846599409">
            <text:p>-156.97</text:p>
          </table:table-cell>
          <table:table-cell table:formula="of:=([.C341]-[.G$2])/131" office:value-type="float" office:value="32.3570524377613">
            <text:p>32.36</text:p>
          </table:table-cell>
          <table:table-cell table:formula="of:=[.J341]*2*3.141592/360" office:value-type="float" office:value="-2.73965753283295">
            <text:p>-2.7396575328</text:p>
          </table:table-cell>
          <table:table-cell table:formula="of:=[.L341]*[.L341]*0.75" office:value-type="float" office:value="5.62929254790625">
            <text:p>5.6292925479</text:p>
          </table:table-cell>
          <table:table-cell table:formula="of:=[.N340]+[.M341]*0.1" office:value-type="float" office:value="48.2592304588391">
            <text:p>48.259230458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-10261">
            <text:p>-10261</text:p>
          </table:table-cell>
          <table:table-cell office:value-type="float" office:value="-239">
            <text:p>-239</text:p>
          </table:table-cell>
          <table:table-cell table:number-columns-repeated="5"/>
          <table:table-cell table:formula="of:=([.A342]-[.E$2])/131" office:value-type="float" office:value="14.5287122636081">
            <text:p>14.53</text:p>
          </table:table-cell>
          <table:table-cell table:formula="of:=([.B342]-[.F$2])/131" office:value-type="float" office:value="-77.8563427826154">
            <text:p>-77.86</text:p>
          </table:table-cell>
          <table:table-cell table:formula="of:=([.C342]-[.G$2])/131" office:value-type="float" office:value="-3.17729870727684">
            <text:p>-3.18</text:p>
          </table:table-cell>
          <table:table-cell table:formula="of:=[.J342]*2*3.141592/360" office:value-type="float" office:value="-1.35884924241735">
            <text:p>-1.3588492424</text:p>
          </table:table-cell>
          <table:table-cell table:formula="of:=[.L342]*[.L342]*0.75" office:value-type="float" office:value="1.38485344771365">
            <text:p>1.3848534477</text:p>
          </table:table-cell>
          <table:table-cell table:formula="of:=[.N341]+[.M342]*0.1" office:value-type="float" office:value="48.3977158036104">
            <text:p>48.3977158036</text:p>
          </table:table-cell>
        </table:table-row>
        <table:table-row table:style-name="ro2">
          <table:table-cell office:value-type="float" office:value="6671">
            <text:p>6671</text:p>
          </table:table-cell>
          <table:table-cell office:value-type="float" office:value="17640">
            <text:p>17640</text:p>
          </table:table-cell>
          <table:table-cell office:value-type="float" office:value="-6939">
            <text:p>-6939</text:p>
          </table:table-cell>
          <table:table-cell table:number-columns-repeated="5"/>
          <table:table-cell table:formula="of:=([.A343]-[.E$2])/131" office:value-type="float" office:value="50.1088649353638">
            <text:p>50.11</text:p>
          </table:table-cell>
          <table:table-cell table:formula="of:=([.B343]-[.F$2])/131" office:value-type="float" office:value="135.128390041812">
            <text:p>135.13</text:p>
          </table:table-cell>
          <table:table-cell table:formula="of:=([.C343]-[.G$2])/131" office:value-type="float" office:value="-54.3223368752158">
            <text:p>-54.32</text:p>
          </table:table-cell>
          <table:table-cell table:formula="of:=[.J343]*2*3.141592/360" office:value-type="float" office:value="2.3584348284902">
            <text:p>2.3584348285</text:p>
          </table:table-cell>
          <table:table-cell table:formula="of:=[.L343]*[.L343]*0.75" office:value-type="float" office:value="4.17166113017671">
            <text:p>4.1716611302</text:p>
          </table:table-cell>
          <table:table-cell table:formula="of:=[.N342]+[.M343]*0.1" office:value-type="float" office:value="48.8148819166281">
            <text:p>48.8148819166</text:p>
          </table:table-cell>
        </table:table-row>
        <table:table-row table:style-name="ro2">
          <table:table-cell office:value-type="float" office:value="4885">
            <text:p>4885</text:p>
          </table:table-cell>
          <table:table-cell office:value-type="float" office:value="32767">
            <text:p>32767</text:p>
          </table:table-cell>
          <table:table-cell office:value-type="float" office:value="-10122">
            <text:p>-10122</text:p>
          </table:table-cell>
          <table:table-cell table:number-columns-repeated="5"/>
          <table:table-cell table:formula="of:=([.A344]-[.E$2])/131" office:value-type="float" office:value="36.4752771491043">
            <text:p>36.48</text:p>
          </table:table-cell>
          <table:table-cell table:formula="of:=([.B344]-[.F$2])/131" office:value-type="float" office:value="250.60167248456">
            <text:p>250.60</text:p>
          </table:table-cell>
          <table:table-cell table:formula="of:=([.C344]-[.G$2])/131" office:value-type="float" office:value="-78.6200467988799">
            <text:p>-78.62</text:p>
          </table:table-cell>
          <table:table-cell table:formula="of:=[.J344]*2*3.141592/360" office:value-type="float" office:value="4.37382338591175">
            <text:p>4.3738233859</text:p>
          </table:table-cell>
          <table:table-cell table:formula="of:=[.L344]*[.L344]*0.75" office:value-type="float" office:value="14.3477482583614">
            <text:p>14.3477482584</text:p>
          </table:table-cell>
          <table:table-cell table:formula="of:=[.N343]+[.M344]*0.1" office:value-type="float" office:value="50.2496567424642">
            <text:p>50.2496567425</text:p>
          </table:table-cell>
        </table:table-row>
        <table:table-row table:style-name="ro2">
          <table:table-cell office:value-type="float" office:value="8574">
            <text:p>8574</text:p>
          </table:table-cell>
          <table:table-cell office:value-type="float" office:value="32767">
            <text:p>32767</text:p>
          </table:table-cell>
          <table:table-cell office:value-type="float" office:value="-1795">
            <text:p>-1795</text:p>
          </table:table-cell>
          <table:table-cell table:number-columns-repeated="5"/>
          <table:table-cell table:formula="of:=([.A345]-[.E$2])/131" office:value-type="float" office:value="64.6355824926158">
            <text:p>64.64</text:p>
          </table:table-cell>
          <table:table-cell table:formula="of:=([.B345]-[.F$2])/131" office:value-type="float" office:value="250.60167248456">
            <text:p>250.60</text:p>
          </table:table-cell>
          <table:table-cell table:formula="of:=([.C345]-[.G$2])/131" office:value-type="float" office:value="-15.0551613026967">
            <text:p>-15.06</text:p>
          </table:table-cell>
          <table:table-cell table:formula="of:=[.J345]*2*3.141592/360" office:value-type="float" office:value="4.37382338591175">
            <text:p>4.3738233859</text:p>
          </table:table-cell>
          <table:table-cell table:formula="of:=[.L345]*[.L345]*0.75" office:value-type="float" office:value="14.3477482583614">
            <text:p>14.3477482584</text:p>
          </table:table-cell>
          <table:table-cell table:formula="of:=[.N344]+[.M345]*0.1" office:value-type="float" office:value="51.6844315683004">
            <text:p>51.6844315683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1897">
            <text:p>1897</text:p>
          </table:table-cell>
          <table:table-cell office:value-type="float" office:value="4913">
            <text:p>4913</text:p>
          </table:table-cell>
          <table:table-cell table:number-columns-repeated="5"/>
          <table:table-cell table:formula="of:=([.A346]-[.E$2])/131" office:value-type="float" office:value="20.7119183704783">
            <text:p>20.71</text:p>
          </table:table-cell>
          <table:table-cell table:formula="of:=([.B346]-[.F$2])/131" office:value-type="float" office:value="14.9528175227281">
            <text:p>14.95</text:p>
          </table:table-cell>
          <table:table-cell table:formula="of:=([.C346]-[.G$2])/131" office:value-type="float" office:value="36.1509455675323">
            <text:p>36.15</text:p>
          </table:table-cell>
          <table:table-cell table:formula="of:=[.J346]*2*3.141592/360" office:value-type="float" office:value="0.260975843927014">
            <text:p>0.2609758439</text:p>
          </table:table-cell>
          <table:table-cell table:formula="of:=[.L346]*[.L346]*0.75" office:value-type="float" office:value="0.051081293335063">
            <text:p>0.0510812933</text:p>
          </table:table-cell>
          <table:table-cell table:formula="of:=[.N345]+[.M346]*0.1" office:value-type="float" office:value="51.6895396976339">
            <text:p>51.6895396976</text:p>
          </table:table-cell>
        </table:table-row>
        <table:table-row table:style-name="ro2">
          <table:table-cell office:value-type="float" office:value="13912">
            <text:p>13912</text:p>
          </table:table-cell>
          <table:table-cell office:value-type="float" office:value="-8155">
            <text:p>-8155</text:p>
          </table:table-cell>
          <table:table-cell office:value-type="float" office:value="4335">
            <text:p>4335</text:p>
          </table:table-cell>
          <table:table-cell table:number-columns-repeated="5"/>
          <table:table-cell table:formula="of:=([.A347]-[.E$2])/131" office:value-type="float" office:value="105.383674095669">
            <text:p>105.38</text:p>
          </table:table-cell>
          <table:table-cell table:formula="of:=([.B347]-[.F$2])/131" office:value-type="float" office:value="-61.7800069047528">
            <text:p>-61.78</text:p>
          </table:table-cell>
          <table:table-cell table:formula="of:=([.C347]-[.G$2])/131" office:value-type="float" office:value="31.7387318270743">
            <text:p>31.74</text:p>
          </table:table-cell>
          <table:table-cell table:formula="of:=[.J347]*2*3.141592/360" office:value-type="float" office:value="-1.0782643080662">
            <text:p>-1.0782643081</text:p>
          </table:table-cell>
          <table:table-cell table:formula="of:=[.L347]*[.L347]*0.75" office:value-type="float" office:value="0.871990438537111">
            <text:p>0.8719904385</text:p>
          </table:table-cell>
          <table:table-cell table:formula="of:=[.N346]+[.M347]*0.1" office:value-type="float" office:value="51.7767387414876">
            <text:p>51.7767387415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-14024">
            <text:p>-14024</text:p>
          </table:table-cell>
          <table:table-cell office:value-type="float" office:value="6233">
            <text:p>6233</text:p>
          </table:table-cell>
          <table:table-cell table:number-columns-repeated="5"/>
          <table:table-cell table:formula="of:=([.A348]-[.E$2])/131" office:value-type="float" office:value="12.467643561318">
            <text:p>12.47</text:p>
          </table:table-cell>
          <table:table-cell table:formula="of:=([.B348]-[.F$2])/131" office:value-type="float" office:value="-106.58153362231">
            <text:p>-106.58</text:p>
          </table:table-cell>
          <table:table-cell table:formula="of:=([.C348]-[.G$2])/131" office:value-type="float" office:value="46.2272814453949">
            <text:p>46.23</text:p>
          </table:table-cell>
          <table:table-cell table:formula="of:=[.J348]*2*3.141592/360" office:value-type="float" office:value="-1.860198296531">
            <text:p>-1.8601982965</text:p>
          </table:table-cell>
          <table:table-cell table:formula="of:=[.L348]*[.L348]*0.75" office:value-type="float" office:value="2.59525327681263">
            <text:p>2.5952532768</text:p>
          </table:table-cell>
          <table:table-cell table:formula="of:=[.N347]+[.M348]*0.1" office:value-type="float" office:value="52.0362640691688">
            <text:p>52.0362640692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-7237">
            <text:p>-7237</text:p>
          </table:table-cell>
          <table:table-cell office:value-type="float" office:value="1753">
            <text:p>1753</text:p>
          </table:table-cell>
          <table:table-cell table:number-columns-repeated="5"/>
          <table:table-cell table:formula="of:=([.A349]-[.E$2])/131" office:value-type="float" office:value="27.1470328742951">
            <text:p>27.15</text:p>
          </table:table-cell>
          <table:table-cell table:formula="of:=([.B349]-[.F$2])/131" office:value-type="float" office:value="-54.7723733169665">
            <text:p>-54.77</text:p>
          </table:table-cell>
          <table:table-cell table:formula="of:=([.C349]-[.G$2])/131" office:value-type="float" office:value="12.0288081629522">
            <text:p>12.03</text:p>
          </table:table-cell>
          <table:table-cell table:formula="of:=[.J349]*2*3.141592/360" office:value-type="float" office:value="-0.955958054631086">
            <text:p>-0.9559580546</text:p>
          </table:table-cell>
          <table:table-cell table:formula="of:=[.L349]*[.L349]*0.75" office:value-type="float" office:value="0.685391851660537">
            <text:p>0.6853918517</text:p>
          </table:table-cell>
          <table:table-cell table:formula="of:=[.N348]+[.M349]*0.1" office:value-type="float" office:value="52.1048032543349">
            <text:p>52.1048032543</text:p>
          </table:table-cell>
        </table:table-row>
        <table:table-row table:style-name="ro2">
          <table:table-cell office:value-type="float" office:value="-1520">
            <text:p>-1520</text:p>
          </table:table-cell>
          <table:table-cell office:value-type="float" office:value="-3909">
            <text:p>-3909</text:p>
          </table:table-cell>
          <table:table-cell office:value-type="float" office:value="814">
            <text:p>814</text:p>
          </table:table-cell>
          <table:table-cell table:number-columns-repeated="5"/>
          <table:table-cell table:formula="of:=([.A350]-[.E$2])/131" office:value-type="float" office:value="-12.4178526218881">
            <text:p>-12.42</text:p>
          </table:table-cell>
          <table:table-cell table:formula="of:=([.B350]-[.F$2])/131" office:value-type="float" office:value="-29.3677931642948">
            <text:p>-29.37</text:p>
          </table:table-cell>
          <table:table-cell table:formula="of:=([.C350]-[.G$2])/131" office:value-type="float" office:value="4.86086923165446">
            <text:p>4.86</text:p>
          </table:table-cell>
          <table:table-cell table:formula="of:=[.J350]*2*3.141592/360" office:value-type="float" office:value="-0.512564578125573">
            <text:p>-0.5125645781</text:p>
          </table:table-cell>
          <table:table-cell table:formula="of:=[.L350]*[.L350]*0.75" office:value-type="float" office:value="0.197041835061785">
            <text:p>0.1970418351</text:p>
          </table:table-cell>
          <table:table-cell table:formula="of:=[.N349]+[.M350]*0.1" office:value-type="float" office:value="52.1245074378411">
            <text:p>52.1245074378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-1754">
            <text:p>-1754</text:p>
          </table:table-cell>
          <table:table-cell office:value-type="float" office:value="373">
            <text:p>373</text:p>
          </table:table-cell>
          <table:table-cell table:number-columns-repeated="5"/>
          <table:table-cell table:formula="of:=([.A351]-[.E$2])/131" office:value-type="float" office:value="4.8340557750585">
            <text:p>4.83</text:p>
          </table:table-cell>
          <table:table-cell table:formula="of:=([.B351]-[.F$2])/131" office:value-type="float" office:value="-12.9174114849054">
            <text:p>-12.92</text:p>
          </table:table-cell>
          <table:table-cell table:formula="of:=([.C351]-[.G$2])/131" office:value-type="float" office:value="1.494457017914">
            <text:p>1.49</text:p>
          </table:table-cell>
          <table:table-cell table:formula="of:=[.J351]*2*3.141592/360" office:value-type="float" office:value="-0.225451314342706">
            <text:p>-0.2254513143</text:p>
          </table:table-cell>
          <table:table-cell table:formula="of:=[.L351]*[.L351]*0.75" office:value-type="float" office:value="0.0381212213541402">
            <text:p>0.0381212214</text:p>
          </table:table-cell>
          <table:table-cell table:formula="of:=[.N350]+[.M351]*0.1" office:value-type="float" office:value="52.1283195599765">
            <text:p>52.12831956</text:p>
          </table:table-cell>
        </table:table-row>
        <table:table-row table:style-name="ro2">
          <table:table-cell office:value-type="float" office:value="-691">
            <text:p>-691</text:p>
          </table:table-cell>
          <table:table-cell office:value-type="float" office:value="-9881">
            <text:p>-9881</text:p>
          </table:table-cell>
          <table:table-cell office:value-type="float" office:value="2501">
            <text:p>2501</text:p>
          </table:table-cell>
          <table:table-cell table:number-columns-repeated="5"/>
          <table:table-cell table:formula="of:=([.A352]-[.E$2])/131" office:value-type="float" office:value="-6.08960834707891">
            <text:p>-6.09</text:p>
          </table:table-cell>
          <table:table-cell table:formula="of:=([.B352]-[.F$2])/131" office:value-type="float" office:value="-74.9555794238367">
            <text:p>-74.96</text:p>
          </table:table-cell>
          <table:table-cell table:formula="of:=([.C352]-[.G$2])/131" office:value-type="float" office:value="17.7387318270743">
            <text:p>17.74</text:p>
          </table:table-cell>
          <table:table-cell table:formula="of:=[.J352]*2*3.141592/360" office:value-type="float" office:value="-1.30822138151828">
            <text:p>-1.3082213815</text:p>
          </table:table-cell>
          <table:table-cell table:formula="of:=[.L352]*[.L352]*0.75" office:value-type="float" office:value="1.28358238729619">
            <text:p>1.2835823873</text:p>
          </table:table-cell>
          <table:table-cell table:formula="of:=[.N351]+[.M352]*0.1" office:value-type="float" office:value="52.2566777987061">
            <text:p>52.2566777987</text:p>
          </table:table-cell>
        </table:table-row>
        <table:table-row table:style-name="ro2">
          <table:table-cell office:value-type="float" office:value="-4679">
            <text:p>-4679</text:p>
          </table:table-cell>
          <table:table-cell office:value-type="float" office:value="-20522">
            <text:p>-20522</text:p>
          </table:table-cell>
          <table:table-cell office:value-type="float" office:value="4253">
            <text:p>4253</text:p>
          </table:table-cell>
          <table:table-cell table:number-columns-repeated="5"/>
          <table:table-cell table:formula="of:=([.A353]-[.E$2])/131" office:value-type="float" office:value="-36.532356438682">
            <text:p>-36.53</text:p>
          </table:table-cell>
          <table:table-cell table:formula="of:=([.B353]-[.F$2])/131" office:value-type="float" office:value="-156.184587057425">
            <text:p>-156.18</text:p>
          </table:table-cell>
          <table:table-cell table:formula="of:=([.C353]-[.G$2])/131" office:value-type="float" office:value="31.112777628601">
            <text:p>31.11</text:p>
          </table:table-cell>
          <table:table-cell table:formula="of:=[.J353]*2*3.141592/360" office:value-type="float" office:value="-2.72593471790505">
            <text:p>-2.7259347179</text:p>
          </table:table-cell>
          <table:table-cell table:formula="of:=[.L353]*[.L353]*0.75" office:value-type="float" office:value="5.57304006471005">
            <text:p>5.5730400647</text:p>
          </table:table-cell>
          <table:table-cell table:formula="of:=[.N352]+[.M353]*0.1" office:value-type="float" office:value="52.8139818051771">
            <text:p>52.8139818052</text:p>
          </table:table-cell>
        </table:table-row>
        <table:table-row table:style-name="ro2">
          <table:table-cell office:value-type="float" office:value="-4990">
            <text:p>-4990</text:p>
          </table:table-cell>
          <table:table-cell office:value-type="float" office:value="-22979">
            <text:p>-22979</text:p>
          </table:table-cell>
          <table:table-cell office:value-type="float" office:value="1584">
            <text:p>1584</text:p>
          </table:table-cell>
          <table:table-cell table:number-columns-repeated="5"/>
          <table:table-cell table:formula="of:=([.A354]-[.E$2])/131" office:value-type="float" office:value="-38.9064022402087">
            <text:p>-38.91</text:p>
          </table:table-cell>
          <table:table-cell table:formula="of:=([.B354]-[.F$2])/131" office:value-type="float" office:value="-174.940312248264">
            <text:p>-174.94</text:p>
          </table:table-cell>
          <table:table-cell table:formula="of:=([.C354]-[.G$2])/131" office:value-type="float" office:value="10.7387318270743">
            <text:p>10.74</text:p>
          </table:table-cell>
          <table:table-cell table:formula="of:=[.J354]*2*3.141592/360" office:value-type="float" office:value="-3.05328380798138">
            <text:p>-3.053283808</text:p>
          </table:table-cell>
          <table:table-cell table:formula="of:=[.L354]*[.L354]*0.75" office:value-type="float" office:value="6.99190650906097">
            <text:p>6.9919065091</text:p>
          </table:table-cell>
          <table:table-cell table:formula="of:=[.N353]+[.M354]*0.1" office:value-type="float" office:value="53.5131724560832">
            <text:p>53.5131724561</text:p>
          </table:table-cell>
        </table:table-row>
        <table:table-row table:style-name="ro2">
          <table:table-cell office:value-type="float" office:value="11219">
            <text:p>11219</text:p>
          </table:table-cell>
          <table:table-cell office:value-type="float" office:value="-1362">
            <text:p>-1362</text:p>
          </table:table-cell>
          <table:table-cell office:value-type="float" office:value="-11424">
            <text:p>-11424</text:p>
          </table:table-cell>
          <table:table-cell table:number-columns-repeated="5"/>
          <table:table-cell table:formula="of:=([.A355]-[.E$2])/131" office:value-type="float" office:value="84.8264221872723">
            <text:p>84.83</text:p>
          </table:table-cell>
          <table:table-cell table:formula="of:=([.B355]-[.F$2])/131" office:value-type="float" office:value="-9.9250450726917">
            <text:p>-9.93</text:p>
          </table:table-cell>
          <table:table-cell table:formula="of:=([.C355]-[.G$2])/131" office:value-type="float" office:value="-88.5589780965898">
            <text:p>-88.56</text:p>
          </table:table-cell>
          <table:table-cell table:formula="of:=[.J355]*2*3.141592/360" office:value-type="float" office:value="-0.173224678888932">
            <text:p>-0.1732246789</text:p>
          </table:table-cell>
          <table:table-cell table:formula="of:=[.L355]*[.L355]*0.75" office:value-type="float" office:value="0.0225050920321301">
            <text:p>0.022505092</text:p>
          </table:table-cell>
          <table:table-cell table:formula="of:=[.N354]+[.M355]*0.1" office:value-type="float" office:value="53.5154229652864">
            <text:p>53.5154229653</text:p>
          </table:table-cell>
        </table:table-row>
        <table:table-row table:style-name="ro2">
          <table:table-cell office:value-type="float" office:value="13813">
            <text:p>13813</text:p>
          </table:table-cell>
          <table:table-cell office:value-type="float" office:value="25955">
            <text:p>25955</text:p>
          </table:table-cell>
          <table:table-cell office:value-type="float" office:value="-21249">
            <text:p>-21249</text:p>
          </table:table-cell>
          <table:table-cell table:number-columns-repeated="5"/>
          <table:table-cell table:formula="of:=([.A356]-[.E$2])/131" office:value-type="float" office:value="104.62794890483">
            <text:p>104.63</text:p>
          </table:table-cell>
          <table:table-cell table:formula="of:=([.B356]-[.F$2])/131" office:value-type="float" office:value="198.60167248456">
            <text:p>198.60</text:p>
          </table:table-cell>
          <table:table-cell table:formula="of:=([.C356]-[.G$2])/131" office:value-type="float" office:value="-163.55897809659">
            <text:p>-163.56</text:p>
          </table:table-cell>
          <table:table-cell table:formula="of:=[.J356]*2*3.141592/360" office:value-type="float" office:value="3.46625236368952">
            <text:p>3.4662523637</text:p>
          </table:table-cell>
          <table:table-cell table:formula="of:=[.L356]*[.L356]*0.75" office:value-type="float" office:value="9.01117908658742">
            <text:p>9.0111790866</text:p>
          </table:table-cell>
          <table:table-cell table:formula="of:=[.N355]+[.M356]*0.1" office:value-type="float" office:value="54.4165408739452">
            <text:p>54.4165408739</text:p>
          </table:table-cell>
        </table:table-row>
        <table:table-row table:style-name="ro2">
          <table:table-cell office:value-type="float" office:value="32767">
            <text:p>32767</text:p>
          </table:table-cell>
          <table:table-cell office:value-type="float" office:value="22874">
            <text:p>22874</text:p>
          </table:table-cell>
          <table:table-cell office:value-type="float" office:value="-16064">
            <text:p>-16064</text:p>
          </table:table-cell>
          <table:table-cell table:number-columns-repeated="5"/>
          <table:table-cell table:formula="of:=([.A357]-[.E$2])/131" office:value-type="float" office:value="249.314971805593">
            <text:p>249.31</text:p>
          </table:table-cell>
          <table:table-cell table:formula="of:=([.B357]-[.F$2])/131" office:value-type="float" office:value="175.082588515095">
            <text:p>175.08</text:p>
          </table:table-cell>
          <table:table-cell table:formula="of:=([.C357]-[.G$2])/131" office:value-type="float" office:value="-123.978825424834">
            <text:p>-123.98</text:p>
          </table:table-cell>
          <table:table-cell table:formula="of:=[.J357]*2*3.141592/360" office:value-type="float" office:value="3.05576699676841">
            <text:p>3.0557669968</text:p>
          </table:table-cell>
          <table:table-cell table:formula="of:=[.L357]*[.L357]*0.75" office:value-type="float" office:value="7.00328395390425">
            <text:p>7.0032839539</text:p>
          </table:table-cell>
          <table:table-cell table:formula="of:=[.N356]+[.M357]*0.1" office:value-type="float" office:value="55.1168692693356">
            <text:p>55.1168692693</text:p>
          </table:table-cell>
        </table:table-row>
        <table:table-row table:style-name="ro2">
          <table:table-cell office:value-type="float" office:value="11966">
            <text:p>11966</text:p>
          </table:table-cell>
          <table:table-cell office:value-type="float" office:value="3956">
            <text:p>3956</text:p>
          </table:table-cell>
          <table:table-cell office:value-type="float" office:value="394">
            <text:p>394</text:p>
          </table:table-cell>
          <table:table-cell table:number-columns-repeated="5"/>
          <table:table-cell table:formula="of:=([.A358]-[.E$2])/131" office:value-type="float" office:value="90.5287122636081">
            <text:p>90.53</text:p>
          </table:table-cell>
          <table:table-cell table:formula="of:=([.B358]-[.F$2])/131" office:value-type="float" office:value="30.6703747746365">
            <text:p>30.67</text:p>
          </table:table-cell>
          <table:table-cell table:formula="of:=([.C358]-[.G$2])/131" office:value-type="float" office:value="1.65476236142545">
            <text:p>1.65</text:p>
          </table:table-cell>
          <table:table-cell table:formula="of:=[.J358]*2*3.141592/360" office:value-type="float" office:value="0.535298911272222">
            <text:p>0.5352989113</text:p>
          </table:table-cell>
          <table:table-cell table:formula="of:=[.L358]*[.L358]*0.75" office:value-type="float" office:value="0.21490869330692">
            <text:p>0.2149086933</text:p>
          </table:table-cell>
          <table:table-cell table:formula="of:=[.N357]+[.M358]*0.1" office:value-type="float" office:value="55.1383601386663">
            <text:p>55.1383601387</text:p>
          </table:table-cell>
        </table:table-row>
        <table:table-row table:style-name="ro2">
          <table:table-cell office:value-type="float" office:value="3537">
            <text:p>3537</text:p>
          </table:table-cell>
          <table:table-cell office:value-type="float" office:value="-4366">
            <text:p>-4366</text:p>
          </table:table-cell>
          <table:table-cell office:value-type="float" office:value="5971">
            <text:p>5971</text:p>
          </table:table-cell>
          <table:table-cell table:number-columns-repeated="5"/>
          <table:table-cell table:formula="of:=([.A359]-[.E$2])/131" office:value-type="float" office:value="26.1852008132264">
            <text:p>26.19</text:p>
          </table:table-cell>
          <table:table-cell table:formula="of:=([.B359]-[.F$2])/131" office:value-type="float" office:value="-32.8563427826154">
            <text:p>-32.86</text:p>
          </table:table-cell>
          <table:table-cell table:formula="of:=([.C359]-[.G$2])/131" office:value-type="float" office:value="44.2272814453949">
            <text:p>44.23</text:p>
          </table:table-cell>
          <table:table-cell table:formula="of:=[.J359]*2*3.141592/360" office:value-type="float" office:value="-0.573451242417345">
            <text:p>-0.5734512424</text:p>
          </table:table-cell>
          <table:table-cell table:formula="of:=[.L359]*[.L359]*0.75" office:value-type="float" office:value="0.246634745572498">
            <text:p>0.2466347456</text:p>
          </table:table-cell>
          <table:table-cell table:formula="of:=[.N358]+[.M359]*0.1" office:value-type="float" office:value="55.1630236132235">
            <text:p>55.1630236132</text:p>
          </table:table-cell>
        </table:table-row>
        <table:table-row table:style-name="ro2">
          <table:table-cell office:value-type="float" office:value="4480">
            <text:p>4480</text:p>
          </table:table-cell>
          <table:table-cell office:value-type="float" office:value="-1577">
            <text:p>-1577</text:p>
          </table:table-cell>
          <table:table-cell office:value-type="float" office:value="5006">
            <text:p>5006</text:p>
          </table:table-cell>
          <table:table-cell table:number-columns-repeated="5"/>
          <table:table-cell table:formula="of:=([.A360]-[.E$2])/131" office:value-type="float" office:value="33.3836740956692">
            <text:p>33.38</text:p>
          </table:table-cell>
          <table:table-cell table:formula="of:=([.B360]-[.F$2])/131" office:value-type="float" office:value="-11.5662664467375">
            <text:p>-11.57</text:p>
          </table:table-cell>
          <table:table-cell table:formula="of:=([.C360]-[.G$2])/131" office:value-type="float" office:value="36.8608692316545">
            <text:p>36.86</text:p>
          </table:table-cell>
          <table:table-cell table:formula="of:=[.J360]*2*3.141592/360" office:value-type="float" office:value="-0.201869389660772">
            <text:p>-0.2018693897</text:p>
          </table:table-cell>
          <table:table-cell table:formula="of:=[.L360]*[.L360]*0.75" office:value-type="float" office:value="0.0305634378615095">
            <text:p>0.0305634379</text:p>
          </table:table-cell>
          <table:table-cell table:formula="of:=[.N359]+[.M360]*0.1" office:value-type="float" office:value="55.1660799570097">
            <text:p>55.166079957</text:p>
          </table:table-cell>
        </table:table-row>
        <table:table-row table:style-name="ro2">
          <table:table-cell office:value-type="float" office:value="3548">
            <text:p>3548</text:p>
          </table:table-cell>
          <table:table-cell office:value-type="float" office:value="-1972">
            <text:p>-1972</text:p>
          </table:table-cell>
          <table:table-cell office:value-type="float" office:value="3178">
            <text:p>3178</text:p>
          </table:table-cell>
          <table:table-cell table:number-columns-repeated="5"/>
          <table:table-cell table:formula="of:=([.A361]-[.E$2])/131" office:value-type="float" office:value="26.2691702788753">
            <text:p>26.27</text:p>
          </table:table-cell>
          <table:table-cell table:formula="of:=([.B361]-[.F$2])/131" office:value-type="float" office:value="-14.58153362231">
            <text:p>-14.58</text:p>
          </table:table-cell>
          <table:table-cell table:formula="of:=([.C361]-[.G$2])/131" office:value-type="float" office:value="22.906670758372">
            <text:p>22.91</text:p>
          </table:table-cell>
          <table:table-cell table:formula="of:=[.J361]*2*3.141592/360" office:value-type="float" office:value="-0.254495718753223">
            <text:p>-0.2544957188</text:p>
          </table:table-cell>
          <table:table-cell table:formula="of:=[.L361]*[.L361]*0.75" office:value-type="float" office:value="0.0485760531477898">
            <text:p>0.0485760531</text:p>
          </table:table-cell>
          <table:table-cell table:formula="of:=[.N360]+[.M361]*0.1" office:value-type="float" office:value="55.1709375623245">
            <text:p>55.1709375623</text:p>
          </table:table-cell>
        </table:table-row>
        <table:table-row table:style-name="ro2">
          <table:table-cell office:value-type="float" office:value="1826">
            <text:p>1826</text:p>
          </table:table-cell>
          <table:table-cell office:value-type="float" office:value="-616">
            <text:p>-616</text:p>
          </table:table-cell>
          <table:table-cell office:value-type="float" office:value="1573">
            <text:p>1573</text:p>
          </table:table-cell>
          <table:table-cell table:number-columns-repeated="5"/>
          <table:table-cell table:formula="of:=([.A362]-[.E$2])/131" office:value-type="float" office:value="13.1241321109364">
            <text:p>13.12</text:p>
          </table:table-cell>
          <table:table-cell table:formula="of:=([.B362]-[.F$2])/131" office:value-type="float" office:value="-4.23038858414208">
            <text:p>-4.23</text:p>
          </table:table-cell>
          <table:table-cell table:formula="of:=([.C362]-[.G$2])/131" office:value-type="float" office:value="10.6547623614254">
            <text:p>10.65</text:p>
          </table:table-cell>
          <table:table-cell table:formula="of:=[.J362]*2*3.141592/360" office:value-type="float" office:value="-0.0738341940712895">
            <text:p>-0.0738341941</text:p>
          </table:table-cell>
          <table:table-cell table:formula="of:=[.L362]*[.L362]*0.75" office:value-type="float" office:value="0.00408861616061763">
            <text:p>0.0040886162</text:p>
          </table:table-cell>
          <table:table-cell table:formula="of:=[.N361]+[.M362]*0.1" office:value-type="float" office:value="55.1713464239405">
            <text:p>55.1713464239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1670">
            <text:p>1670</text:p>
          </table:table-cell>
          <table:table-cell office:value-type="float" office:value="584">
            <text:p>584</text:p>
          </table:table-cell>
          <table:table-cell table:number-columns-repeated="5"/>
          <table:table-cell table:formula="of:=([.A363]-[.E$2])/131" office:value-type="float" office:value="9.14703287429514">
            <text:p>9.15</text:p>
          </table:table-cell>
          <table:table-cell table:formula="of:=([.B363]-[.F$2])/131" office:value-type="float" office:value="13.2199930952472">
            <text:p>13.22</text:p>
          </table:table-cell>
          <table:table-cell table:formula="of:=([.C363]-[.G$2])/131" office:value-type="float" office:value="3.10514404081476">
            <text:p>3.11</text:p>
          </table:table-cell>
          <table:table-cell table:formula="of:=[.J363]*2*3.141592/360" office:value-type="float" office:value="0.230732358600466">
            <text:p>0.2307323586</text:p>
          </table:table-cell>
          <table:table-cell table:formula="of:=[.L363]*[.L363]*0.75" office:value-type="float" office:value="0.0399280659790006">
            <text:p>0.039928066</text:p>
          </table:table-cell>
          <table:table-cell table:formula="of:=[.N362]+[.M363]*0.1" office:value-type="float" office:value="55.1753392305384">
            <text:p>55.1753392305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2518">
            <text:p>2518</text:p>
          </table:table-cell>
          <table:table-cell office:value-type="float" office:value="359">
            <text:p>359</text:p>
          </table:table-cell>
          <table:table-cell table:number-columns-repeated="5"/>
          <table:table-cell table:formula="of:=([.A364]-[.E$2])/131" office:value-type="float" office:value="5.52107867582186">
            <text:p>5.52</text:p>
          </table:table-cell>
          <table:table-cell table:formula="of:=([.B364]-[.F$2])/131" office:value-type="float" office:value="19.6932755379953">
            <text:p>19.69</text:p>
          </table:table-cell>
          <table:table-cell table:formula="of:=([.C364]-[.G$2])/131" office:value-type="float" office:value="1.38758678890636">
            <text:p>1.39</text:p>
          </table:table-cell>
          <table:table-cell table:formula="of:=[.J364]*2*3.141592/360" office:value-type="float" office:value="0.343712427133121">
            <text:p>0.3437124271</text:p>
          </table:table-cell>
          <table:table-cell table:formula="of:=[.L364]*[.L364]*0.75" office:value-type="float" office:value="0.0886036744243058">
            <text:p>0.0886036744</text:p>
          </table:table-cell>
          <table:table-cell table:formula="of:=[.N363]+[.M364]*0.1" office:value-type="float" office:value="55.1841995979808">
            <text:p>55.184199598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2864">
            <text:p>2864</text:p>
          </table:table-cell>
          <table:table-cell office:value-type="float" office:value="-241">
            <text:p>-241</text:p>
          </table:table-cell>
          <table:table-cell table:number-columns-repeated="5"/>
          <table:table-cell table:formula="of:=([.A365]-[.E$2])/131" office:value-type="float" office:value="5.45237638574552">
            <text:p>5.45</text:p>
          </table:table-cell>
          <table:table-cell table:formula="of:=([.B365]-[.F$2])/131" office:value-type="float" office:value="22.3344969120411">
            <text:p>22.33</text:p>
          </table:table-cell>
          <table:table-cell table:formula="of:=([.C365]-[.G$2])/131" office:value-type="float" office:value="-3.19256588284936">
            <text:p>-3.19</text:p>
          </table:table-cell>
          <table:table-cell table:formula="of:=[.J365]*2*3.141592/360" office:value-type="float" office:value="0.389810426793851">
            <text:p>0.3898104268</text:p>
          </table:table-cell>
          <table:table-cell table:formula="of:=[.L365]*[.L365]*0.75" office:value-type="float" office:value="0.113964126627903">
            <text:p>0.1139641266</text:p>
          </table:table-cell>
          <table:table-cell table:formula="of:=[.N364]+[.M365]*0.1" office:value-type="float" office:value="55.1955960106436">
            <text:p>55.1955960106</text:p>
          </table:table-cell>
        </table:table-row>
        <table:table-row table:style-name="ro2">
          <table:table-cell office:value-type="float" office:value="-586">
            <text:p>-586</text:p>
          </table:table-cell>
          <table:table-cell office:value-type="float" office:value="-399">
            <text:p>-399</text:p>
          </table:table-cell>
          <table:table-cell office:value-type="float" office:value="118">
            <text:p>118</text:p>
          </table:table-cell>
          <table:table-cell table:number-columns-repeated="5"/>
          <table:table-cell table:formula="of:=([.A366]-[.E$2])/131" office:value-type="float" office:value="-5.28808162952165">
            <text:p>-5.29</text:p>
          </table:table-cell>
          <table:table-cell table:formula="of:=([.B366]-[.F$2])/131" office:value-type="float" office:value="-2.57390003452376">
            <text:p>-2.57</text:p>
          </table:table-cell>
          <table:table-cell table:formula="of:=([.C366]-[.G$2])/131" office:value-type="float" office:value="-0.452107867582186">
            <text:p>-0.45</text:p>
          </table:table-cell>
          <table:table-cell table:formula="of:=[.J366]*2*3.141592/360" office:value-type="float" office:value="-0.0449230208736643">
            <text:p>-0.0449230209</text:p>
          </table:table-cell>
          <table:table-cell table:formula="of:=[.L366]*[.L366]*0.75" office:value-type="float" office:value="0.00151355835331176">
            <text:p>0.0015135584</text:p>
          </table:table-cell>
          <table:table-cell table:formula="of:=[.N365]+[.M366]*0.1" office:value-type="float" office:value="55.195747366479">
            <text:p>55.1957473665</text:p>
          </table:table-cell>
        </table:table-row>
        <table:table-row table:style-name="ro2">
          <table:table-cell office:value-type="float" office:value="-84">
            <text:p>-84</text:p>
          </table:table-cell>
          <table:table-cell office:value-type="float" office:value="359">
            <text:p>359</text:p>
          </table:table-cell>
          <table:table-cell office:value-type="float" office:value="-362">
            <text:p>-362</text:p>
          </table:table-cell>
          <table:table-cell table:number-columns-repeated="5"/>
          <table:table-cell table:formula="of:=([.A367]-[.E$2])/131" office:value-type="float" office:value="-1.45602056081936">
            <text:p>-1.46</text:p>
          </table:table-cell>
          <table:table-cell table:formula="of:=([.B367]-[.F$2])/131" office:value-type="float" office:value="3.21235950746097">
            <text:p>3.21</text:p>
          </table:table-cell>
          <table:table-cell table:formula="of:=([.C367]-[.G$2])/131" office:value-type="float" office:value="-4.11623000498677">
            <text:p>-4.12</text:p>
          </table:table-cell>
          <table:table-cell table:formula="of:=[.J367]*2*3.141592/360" office:value-type="float" office:value="0.0560662384986851">
            <text:p>0.0560662385</text:p>
          </table:table-cell>
          <table:table-cell table:formula="of:=[.L367]*[.L367]*0.75" office:value-type="float" office:value="0.00235756732454358">
            <text:p>0.0023575673</text:p>
          </table:table-cell>
          <table:table-cell table:formula="of:=[.N366]+[.M367]*0.1" office:value-type="float" office:value="55.1959831232114">
            <text:p>55.1959831232</text:p>
          </table:table-cell>
        </table:table-row>
        <table:table-row table:style-name="ro2">
          <table:table-cell office:value-type="float" office:value="-675">
            <text:p>-675</text:p>
          </table:table-cell>
          <table:table-cell office:value-type="float" office:value="-779">
            <text:p>-779</text:p>
          </table:table-cell>
          <table:table-cell office:value-type="float" office:value="273">
            <text:p>273</text:p>
          </table:table-cell>
          <table:table-cell table:number-columns-repeated="5"/>
          <table:table-cell table:formula="of:=([.A368]-[.E$2])/131" office:value-type="float" office:value="-5.96747094249875">
            <text:p>-5.97</text:p>
          </table:table-cell>
          <table:table-cell table:formula="of:=([.B368]-[.F$2])/131" office:value-type="float" office:value="-5.47466339330239">
            <text:p>-5.47</text:p>
          </table:table-cell>
          <table:table-cell table:formula="of:=([.C368]-[.G$2])/131" office:value-type="float" office:value="0.731098239288043">
            <text:p>0.73</text:p>
          </table:table-cell>
          <table:table-cell table:formula="of:=[.J368]*2*3.141592/360" office:value-type="float" office:value="-0.0955508817727314">
            <text:p>-0.0955508818</text:p>
          </table:table-cell>
          <table:table-cell table:formula="of:=[.L368]*[.L368]*0.75" office:value-type="float" office:value="0.00684747825565987">
            <text:p>0.0068474783</text:p>
          </table:table-cell>
          <table:table-cell table:formula="of:=[.N367]+[.M368]*0.1" office:value-type="float" office:value="55.196667871037">
            <text:p>55.19666787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172">
            <text:p>-172</text:p>
          </table:table-cell>
          <table:table-cell office:value-type="float" office:value="33">
            <text:p>33</text:p>
          </table:table-cell>
          <table:table-cell table:number-columns-repeated="5"/>
          <table:table-cell table:formula="of:=([.A369]-[.E$2])/131" office:value-type="float" office:value="-0.288081629521654">
            <text:p>-0.29</text:p>
          </table:table-cell>
          <table:table-cell table:formula="of:=([.B369]-[.F$2])/131" office:value-type="float" office:value="-0.841075607042848">
            <text:p>-0.84</text:p>
          </table:table-cell>
          <table:table-cell table:formula="of:=([.C369]-[.G$2])/131" office:value-type="float" office:value="-1.10096282941425">
            <text:p>-1.10</text:p>
          </table:table-cell>
          <table:table-cell table:formula="of:=[.J369]*2*3.141592/360" office:value-type="float" office:value="-0.0146795355471164">
            <text:p>-0.0146795355</text:p>
          </table:table-cell>
          <table:table-cell table:formula="of:=[.L369]*[.L369]*0.75" office:value-type="float" office:value="0.000161616572909291">
            <text:p>0.0001616166</text:p>
          </table:table-cell>
          <table:table-cell table:formula="of:=[.N368]+[.M369]*0.1" office:value-type="float" office:value="55.1966840326943">
            <text:p>55.1966840327</text:p>
          </table:table-cell>
        </table:table-row>
        <table:table-row table:style-name="ro2">
          <table:table-cell office:value-type="float" office:value="-199">
            <text:p>-199</text:p>
          </table:table-cell>
          <table:table-cell office:value-type="float" office:value="-307">
            <text:p>-307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([.A370]-[.E$2])/131" office:value-type="float" office:value="-2.33388315623921">
            <text:p>-2.33</text:p>
          </table:table-cell>
          <table:table-cell table:formula="of:=([.B370]-[.F$2])/131" office:value-type="float" office:value="-1.87160995818789">
            <text:p>-1.87</text:p>
          </table:table-cell>
          <table:table-cell table:formula="of:=([.C370]-[.G$2])/131" office:value-type="float" office:value="-1.16966511949058">
            <text:p>-1.17</text:p>
          </table:table-cell>
          <table:table-cell table:formula="of:=[.J370]*2*3.141592/360" office:value-type="float" office:value="-0.0326657492875744">
            <text:p>-0.0326657493</text:p>
          </table:table-cell>
          <table:table-cell table:formula="of:=[.L370]*[.L370]*0.75" office:value-type="float" office:value="0.000800288382389002">
            <text:p>0.0008002884</text:p>
          </table:table-cell>
          <table:table-cell table:formula="of:=[.N369]+[.M370]*0.1" office:value-type="float" office:value="55.1967640615325">
            <text:p>55.1967640615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-195">
            <text:p>-195</text:p>
          </table:table-cell>
          <table:table-cell office:value-type="float" office:value="32">
            <text:p>32</text:p>
          </table:table-cell>
          <table:table-cell table:number-columns-repeated="5"/>
          <table:table-cell table:formula="of:=([.A371]-[.E$2])/131" office:value-type="float" office:value="-0.85296712570486">
            <text:p>-0.85</text:p>
          </table:table-cell>
          <table:table-cell table:formula="of:=([.B371]-[.F$2])/131" office:value-type="float" office:value="-1.01664812612682">
            <text:p>-1.02</text:p>
          </table:table-cell>
          <table:table-cell table:formula="of:=([.C371]-[.G$2])/131" office:value-type="float" office:value="-1.10859641720051">
            <text:p>-1.11</text:p>
          </table:table-cell>
          <table:table-cell table:formula="of:=[.J371]*2*3.141592/360" office:value-type="float" office:value="-0.0177438534436389">
            <text:p>-0.0177438534</text:p>
          </table:table-cell>
          <table:table-cell table:formula="of:=[.L371]*[.L371]*0.75" office:value-type="float" office:value="0.000236133251272002">
            <text:p>0.0002361333</text:p>
          </table:table-cell>
          <table:table-cell table:formula="of:=[.N370]+[.M371]*0.1" office:value-type="float" office:value="55.1967876748576">
            <text:p>55.1967876749</text:p>
          </table:table-cell>
        </table:table-row>
        <table:table-row table:style-name="ro2">
          <table:table-cell office:value-type="float" office:value="-94">
            <text:p>-94</text:p>
          </table:table-cell>
          <table:table-cell office:value-type="float" office:value="-158">
            <text:p>-158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([.A372]-[.E$2])/131" office:value-type="float" office:value="-1.53235643868196">
            <text:p>-1.53</text:p>
          </table:table-cell>
          <table:table-cell table:formula="of:=([.B372]-[.F$2])/131" office:value-type="float" office:value="-0.734205378035214">
            <text:p>-0.73</text:p>
          </table:table-cell>
          <table:table-cell table:formula="of:=([.C372]-[.G$2])/131" office:value-type="float" office:value="-1.23836740956692">
            <text:p>-1.24</text:p>
          </table:table-cell>
          <table:table-cell table:formula="of:=[.J372]*2*3.141592/360" office:value-type="float" office:value="-0.0128142985666245">
            <text:p>-0.0128142986</text:p>
          </table:table-cell>
          <table:table-cell table:formula="of:=[.L372]*[.L372]*0.75" office:value-type="float" office:value="0.000123154685815946">
            <text:p>0.0001231547</text:p>
          </table:table-cell>
          <table:table-cell table:formula="of:=[.N371]+[.M372]*0.1" office:value-type="float" office:value="55.1967999903262">
            <text:p>55.196799990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222">
            <text:p>-222</text:p>
          </table:table-cell>
          <table:table-cell office:value-type="float" office:value="24">
            <text:p>24</text:p>
          </table:table-cell>
          <table:table-cell table:number-columns-repeated="5"/>
          <table:table-cell table:formula="of:=([.A373]-[.E$2])/131" office:value-type="float" office:value="-0.746096896697227">
            <text:p>-0.75</text:p>
          </table:table-cell>
          <table:table-cell table:formula="of:=([.B373]-[.F$2])/131" office:value-type="float" office:value="-1.22275499635582">
            <text:p>-1.22</text:p>
          </table:table-cell>
          <table:table-cell table:formula="of:=([.C373]-[.G$2])/131" office:value-type="float" office:value="-1.16966511949058">
            <text:p>-1.17</text:p>
          </table:table-cell>
          <table:table-cell table:formula="of:=[.J373]*2*3.141592/360" office:value-type="float" office:value="-0.0213410961917305">
            <text:p>-0.0213410962</text:p>
          </table:table-cell>
          <table:table-cell table:formula="of:=[.L373]*[.L373]*0.75" office:value-type="float" office:value="0.00034158178999852">
            <text:p>0.0003415818</text:p>
          </table:table-cell>
          <table:table-cell table:formula="of:=[.N372]+[.M373]*0.1" office:value-type="float" office:value="55.1968341485052">
            <text:p>55.196834148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156">
            <text:p>-156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([.A374]-[.E$2])/131" office:value-type="float" office:value="-0.379684682956769">
            <text:p>-0.38</text:p>
          </table:table-cell>
          <table:table-cell table:formula="of:=([.B374]-[.F$2])/131" office:value-type="float" office:value="-0.718938202462695">
            <text:p>-0.72</text:p>
          </table:table-cell>
          <table:table-cell table:formula="of:=([.C374]-[.G$2])/131" office:value-type="float" office:value="-1.17729870727684">
            <text:p>-1.18</text:p>
          </table:table-cell>
          <table:table-cell table:formula="of:=[.J374]*2*3.141592/360" office:value-type="float" office:value="-0.0125478361408399">
            <text:p>-0.0125478361</text:p>
          </table:table-cell>
          <table:table-cell table:formula="of:=[.L374]*[.L374]*0.75" office:value-type="float" office:value="0.000118086143863026">
            <text:p>0.0001180861</text:p>
          </table:table-cell>
          <table:table-cell table:formula="of:=[.N373]+[.M374]*0.1" office:value-type="float" office:value="55.1968459571196">
            <text:p>55.196845957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17">
            <text:p>-117</text:p>
          </table:table-cell>
          <table:table-cell office:value-type="float" office:value="34">
            <text:p>34</text:p>
          </table:table-cell>
          <table:table-cell table:number-columns-repeated="5"/>
          <table:table-cell table:formula="of:=([.A375]-[.E$2])/131" office:value-type="float" office:value="-0.807165598987303">
            <text:p>-0.81</text:p>
          </table:table-cell>
          <table:table-cell table:formula="of:=([.B375]-[.F$2])/131" office:value-type="float" office:value="-0.421228278798573">
            <text:p>-0.42</text:p>
          </table:table-cell>
          <table:table-cell table:formula="of:=([.C375]-[.G$2])/131" office:value-type="float" office:value="-1.09332924162799">
            <text:p>-1.09</text:p>
          </table:table-cell>
          <table:table-cell table:formula="of:=[.J375]*2*3.141592/360" office:value-type="float" office:value="-0.00735181883804093">
            <text:p>-0.0073518188</text:p>
          </table:table-cell>
          <table:table-cell table:formula="of:=[.L375]*[.L375]*0.75" office:value-type="float" office:value="0.0000405369301705301">
            <text:p>4.05369301705301E-005</text:p>
          </table:table-cell>
          <table:table-cell table:formula="of:=[.N374]+[.M375]*0.1" office:value-type="float" office:value="55.1968500108126">
            <text:p>55.196850010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95">
            <text:p>-95</text:p>
          </table:table-cell>
          <table:table-cell office:value-type="float" office:value="41">
            <text:p>41</text:p>
          </table:table-cell>
          <table:table-cell table:number-columns-repeated="5"/>
          <table:table-cell table:formula="of:=([.A376]-[.E$2])/131" office:value-type="float" office:value="-0.0667075837201274">
            <text:p>-0.07</text:p>
          </table:table-cell>
          <table:table-cell table:formula="of:=([.B376]-[.F$2])/131" office:value-type="float" office:value="-0.253289347500863">
            <text:p>-0.25</text:p>
          </table:table-cell>
          <table:table-cell table:formula="of:=([.C376]-[.G$2])/131" office:value-type="float" office:value="-1.03989412712417">
            <text:p>-1.04</text:p>
          </table:table-cell>
          <table:table-cell table:formula="of:=[.J376]*2*3.141592/360" office:value-type="float" office:value="-0.00442073215441073">
            <text:p>-0.0044207322</text:p>
          </table:table-cell>
          <table:table-cell table:formula="of:=[.L376]*[.L376]*0.75" office:value-type="float" office:value="0.0000146571545857807">
            <text:p>1.46571545857807E-005</text:p>
          </table:table-cell>
          <table:table-cell table:formula="of:=[.N375]+[.M376]*0.1" office:value-type="float" office:value="55.1968514765281">
            <text:p>55.196851476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-196">
            <text:p>-196</text:p>
          </table:table-cell>
          <table:table-cell office:value-type="float" office:value="111">
            <text:p>111</text:p>
          </table:table-cell>
          <table:table-cell table:number-columns-repeated="5"/>
          <table:table-cell table:formula="of:=([.A377]-[.E$2])/131" office:value-type="float" office:value="0.292071042234071">
            <text:p>0.29</text:p>
          </table:table-cell>
          <table:table-cell table:formula="of:=([.B377]-[.F$2])/131" office:value-type="float" office:value="-1.02428171391308">
            <text:p>-1.02</text:p>
          </table:table-cell>
          <table:table-cell table:formula="of:=([.C377]-[.G$2])/131" office:value-type="float" office:value="-0.505542982086002">
            <text:p>-0.51</text:p>
          </table:table-cell>
          <table:table-cell table:formula="of:=[.J377]*2*3.141592/360" office:value-type="float" office:value="-0.0178770846565312">
            <text:p>-0.0178770847</text:p>
          </table:table-cell>
          <table:table-cell table:formula="of:=[.L377]*[.L377]*0.75" office:value-type="float" office:value="0.000239692616862587">
            <text:p>0.0002396926</text:p>
          </table:table-cell>
          <table:table-cell table:formula="of:=[.N376]+[.M377]*0.1" office:value-type="float" office:value="55.1968754457898">
            <text:p>55.1968754458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-325">
            <text:p>-325</text:p>
          </table:table-cell>
          <table:table-cell office:value-type="float" office:value="233">
            <text:p>233</text:p>
          </table:table-cell>
          <table:table-cell table:number-columns-repeated="5"/>
          <table:table-cell table:formula="of:=([.A378]-[.E$2])/131" office:value-type="float" office:value="0.269170278875292">
            <text:p>0.27</text:p>
          </table:table-cell>
          <table:table-cell table:formula="of:=([.B378]-[.F$2])/131" office:value-type="float" office:value="-2.00901453834056">
            <text:p>-2.01</text:p>
          </table:table-cell>
          <table:table-cell table:formula="of:=([.C378]-[.G$2])/131" office:value-type="float" office:value="0.425754727837662">
            <text:p>0.43</text:p>
          </table:table-cell>
          <table:table-cell table:formula="of:=[.J378]*2*3.141592/360" office:value-type="float" office:value="-0.0350639111196355">
            <text:p>-0.0350639111</text:p>
          </table:table-cell>
          <table:table-cell table:formula="of:=[.L378]*[.L378]*0.75" office:value-type="float" office:value="0.000922108397254273">
            <text:p>0.0009221084</text:p>
          </table:table-cell>
          <table:table-cell table:formula="of:=[.N377]+[.M378]*0.1" office:value-type="float" office:value="55.1969676566295">
            <text:p>55.196967656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211">
            <text:p>211</text:p>
          </table:table-cell>
          <table:table-cell table:number-columns-repeated="5"/>
          <table:table-cell table:formula="of:=([.A379]-[.E$2])/131" office:value-type="float" office:value="-0.280448041735395">
            <text:p>-0.28</text:p>
          </table:table-cell>
          <table:table-cell table:formula="of:=([.B379]-[.F$2])/131" office:value-type="float" office:value="0.86884805707929">
            <text:p>0.87</text:p>
          </table:table-cell>
          <table:table-cell table:formula="of:=([.C379]-[.G$2])/131" office:value-type="float" office:value="0.257815796539952">
            <text:p>0.26</text:p>
          </table:table-cell>
          <table:table-cell table:formula="of:=[.J379]*2*3.141592/360" office:value-type="float" office:value="0.0151642561407547">
            <text:p>0.0151642561</text:p>
          </table:table-cell>
          <table:table-cell table:formula="of:=[.L379]*[.L379]*0.75" office:value-type="float" office:value="0.000172465998226812">
            <text:p>0.000172466</text:p>
          </table:table-cell>
          <table:table-cell table:formula="of:=[.N378]+[.M379]*0.1" office:value-type="float" office:value="55.1969849032293">
            <text:p>55.1969849032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-190">
            <text:p>-190</text:p>
          </table:table-cell>
          <table:table-cell office:value-type="float" office:value="249">
            <text:p>249</text:p>
          </table:table-cell>
          <table:table-cell table:number-columns-repeated="5"/>
          <table:table-cell table:formula="of:=([.A380]-[.E$2])/131" office:value-type="float" office:value="1.33787256895163">
            <text:p>1.34</text:p>
          </table:table-cell>
          <table:table-cell table:formula="of:=([.B380]-[.F$2])/131" office:value-type="float" office:value="-0.978480187195519">
            <text:p>-0.98</text:p>
          </table:table-cell>
          <table:table-cell table:formula="of:=([.C380]-[.G$2])/131" office:value-type="float" office:value="0.547892132417814">
            <text:p>0.55</text:p>
          </table:table-cell>
          <table:table-cell table:formula="of:=[.J380]*2*3.141592/360" office:value-type="float" office:value="-0.0170776973791775">
            <text:p>-0.0170776974</text:p>
          </table:table-cell>
          <table:table-cell table:formula="of:=[.L380]*[.L380]*0.75" office:value-type="float" office:value="0.000218735810831074">
            <text:p>0.0002187358</text:p>
          </table:table-cell>
          <table:table-cell table:formula="of:=[.N379]+[.M380]*0.1" office:value-type="float" office:value="55.1970067768104">
            <text:p>55.1970067768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-92">
            <text:p>-92</text:p>
          </table:table-cell>
          <table:table-cell office:value-type="float" office:value="217">
            <text:p>217</text:p>
          </table:table-cell>
          <table:table-cell table:number-columns-repeated="5"/>
          <table:table-cell table:formula="of:=([.A381]-[.E$2])/131" office:value-type="float" office:value="2.13939928650888">
            <text:p>2.14</text:p>
          </table:table-cell>
          <table:table-cell table:formula="of:=([.B381]-[.F$2])/131" office:value-type="float" office:value="-0.230388584142084">
            <text:p>-0.23</text:p>
          </table:table-cell>
          <table:table-cell table:formula="of:=([.C381]-[.G$2])/131" office:value-type="float" office:value="0.303617323257509">
            <text:p>0.30</text:p>
          </table:table-cell>
          <table:table-cell table:formula="of:=[.J381]*2*3.141592/360" office:value-type="float" office:value="-0.00402103851573389">
            <text:p>-0.0040210385</text:p>
          </table:table-cell>
          <table:table-cell table:formula="of:=[.L381]*[.L381]*0.75" office:value-type="float" office:value="0.0000121265630587615">
            <text:p>1.21265630587615E-005</text:p>
          </table:table-cell>
          <table:table-cell table:formula="of:=[.N380]+[.M381]*0.1" office:value-type="float" office:value="55.1970079894667">
            <text:p>55.19700798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333">
            <text:p>-333</text:p>
          </table:table-cell>
          <table:table-cell office:value-type="float" office:value="365">
            <text:p>365</text:p>
          </table:table-cell>
          <table:table-cell table:number-columns-repeated="5"/>
          <table:table-cell table:formula="of:=([.A382]-[.E$2])/131" office:value-type="float" office:value="-0.807165598987303">
            <text:p>-0.81</text:p>
          </table:table-cell>
          <table:table-cell table:formula="of:=([.B382]-[.F$2])/131" office:value-type="float" office:value="-2.07008324063063">
            <text:p>-2.07</text:p>
          </table:table-cell>
          <table:table-cell table:formula="of:=([.C382]-[.G$2])/131" office:value-type="float" office:value="1.43338831562392">
            <text:p>1.43</text:p>
          </table:table-cell>
          <table:table-cell table:formula="of:=[.J382]*2*3.141592/360" office:value-type="float" office:value="-0.0361297608227737">
            <text:p>-0.0361297608</text:p>
          </table:table-cell>
          <table:table-cell table:formula="of:=[.L382]*[.L382]*0.75" office:value-type="float" office:value="0.000979019712833128">
            <text:p>0.0009790197</text:p>
          </table:table-cell>
          <table:table-cell table:formula="of:=[.N381]+[.M382]*0.1" office:value-type="float" office:value="55.197105891438">
            <text:p>55.1971058914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-54">
            <text:p>-54</text:p>
          </table:table-cell>
          <table:table-cell office:value-type="float" office:value="287">
            <text:p>287</text:p>
          </table:table-cell>
          <table:table-cell table:number-columns-repeated="5"/>
          <table:table-cell table:formula="of:=([.A383]-[.E$2])/131" office:value-type="float" office:value="0.872223713989796">
            <text:p>0.87</text:p>
          </table:table-cell>
          <table:table-cell table:formula="of:=([.B383]-[.F$2])/131" office:value-type="float" office:value="0.0596877517357782">
            <text:p>0.06</text:p>
          </table:table-cell>
          <table:table-cell table:formula="of:=([.C383]-[.G$2])/131" office:value-type="float" office:value="0.837968468295677">
            <text:p>0.84</text:p>
          </table:table-cell>
          <table:table-cell table:formula="of:=[.J383]*2*3.141592/360" office:value-type="float" office:value="0.00104174757417282">
            <text:p>0.0010417476</text:p>
          </table:table-cell>
          <table:table-cell table:formula="of:=[.L383]*[.L383]*0.75" office:value-type="float" office:value="0.000000813928506221209">
            <text:p>8.13928506221209E-007</text:p>
          </table:table-cell>
          <table:table-cell table:formula="of:=[.N382]+[.M383]*0.1" office:value-type="float" office:value="55.1971059728308">
            <text:p>55.197105972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256">
            <text:p>256</text:p>
          </table:table-cell>
          <table:table-cell office:value-type="float" office:value="117">
            <text:p>117</text:p>
          </table:table-cell>
          <table:table-cell table:number-columns-repeated="5"/>
          <table:table-cell table:formula="of:=([.A384]-[.E$2])/131" office:value-type="float" office:value="0.246269515516514">
            <text:p>0.25</text:p>
          </table:table-cell>
          <table:table-cell table:formula="of:=([.B384]-[.F$2])/131" office:value-type="float" office:value="2.42609996547624">
            <text:p>2.43</text:p>
          </table:table-cell>
          <table:table-cell table:formula="of:=([.C384]-[.G$2])/131" office:value-type="float" office:value="-0.459741455368445">
            <text:p>-0.46</text:p>
          </table:table-cell>
          <table:table-cell table:formula="of:=[.J384]*2*3.141592/360" office:value-type="float" office:value="0.0423434235707801">
            <text:p>0.0423434236</text:p>
          </table:table-cell>
          <table:table-cell table:formula="of:=[.L384]*[.L384]*0.75" office:value-type="float" office:value="0.00134472413977087">
            <text:p>0.0013447241</text:p>
          </table:table-cell>
          <table:table-cell table:formula="of:=[.N383]+[.M384]*0.1" office:value-type="float" office:value="55.1972404452448">
            <text:p>55.1972404452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table:number-columns-repeated="5"/>
          <table:table-cell table:formula="of:=([.A385]-[.E$2])/131" office:value-type="float" office:value="1.13176569872262">
            <text:p>1.13</text:p>
          </table:table-cell>
          <table:table-cell table:formula="of:=([.B385]-[.F$2])/131" office:value-type="float" office:value="1.21235950746097">
            <text:p>1.21</text:p>
          </table:table-cell>
          <table:table-cell table:formula="of:=([.C385]-[.G$2])/131" office:value-type="float" office:value="0.0593425140972036">
            <text:p>0.06</text:p>
          </table:table-cell>
          <table:table-cell table:formula="of:=[.J385]*2*3.141592/360" office:value-type="float" office:value="0.0211596607209073">
            <text:p>0.0211596607</text:p>
          </table:table-cell>
          <table:table-cell table:formula="of:=[.L385]*[.L385]*0.75" office:value-type="float" office:value="0.000335798431367932">
            <text:p>0.0003357984</text:p>
          </table:table-cell>
          <table:table-cell table:formula="of:=[.N384]+[.M385]*0.1" office:value-type="float" office:value="55.1972740250879">
            <text:p>55.1972740251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56">
            <text:p>56</text:p>
          </table:table-cell>
          <table:table-cell office:value-type="float" office:value="274">
            <text:p>274</text:p>
          </table:table-cell>
          <table:table-cell table:number-columns-repeated="5"/>
          <table:table-cell table:formula="of:=([.A386]-[.E$2])/131" office:value-type="float" office:value="1.62031531704323">
            <text:p>1.62</text:p>
          </table:table-cell>
          <table:table-cell table:formula="of:=([.B386]-[.F$2])/131" office:value-type="float" office:value="0.899382408224328">
            <text:p>0.90</text:p>
          </table:table-cell>
          <table:table-cell table:formula="of:=([.C386]-[.G$2])/131" office:value-type="float" office:value="0.738731827074303">
            <text:p>0.74</text:p>
          </table:table-cell>
          <table:table-cell table:formula="of:=[.J386]*2*3.141592/360" office:value-type="float" office:value="0.0156971809923238">
            <text:p>0.015697181</text:p>
          </table:table-cell>
          <table:table-cell table:formula="of:=[.L386]*[.L386]*0.75" office:value-type="float" office:value="0.000184801118329329">
            <text:p>0.0001848011</text:p>
          </table:table-cell>
          <table:table-cell table:formula="of:=[.N385]+[.M386]*0.1" office:value-type="float" office:value="55.1972925051998">
            <text:p>55.1972925052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table:number-columns-repeated="5"/>
          <table:table-cell table:formula="of:=([.A387]-[.E$2])/131" office:value-type="float" office:value="1.06306340864628">
            <text:p>1.06</text:p>
          </table:table-cell>
          <table:table-cell table:formula="of:=([.B387]-[.F$2])/131" office:value-type="float" office:value="0.578771721201427">
            <text:p>0.58</text:p>
          </table:table-cell>
          <table:table-cell table:formula="of:=([.C387]-[.G$2])/131" office:value-type="float" office:value="1.34178526218881">
            <text:p>1.34</text:p>
          </table:table-cell>
          <table:table-cell table:formula="of:=[.J387]*2*3.141592/360" office:value-type="float" office:value="0.010101470050848">
            <text:p>0.0101014701</text:p>
          </table:table-cell>
          <table:table-cell table:formula="of:=[.L387]*[.L387]*0.75" office:value-type="float" office:value="0.0000765297728911338">
            <text:p>7.65297728911338E-005</text:p>
          </table:table-cell>
          <table:table-cell table:formula="of:=[.N386]+[.M387]*0.1" office:value-type="float" office:value="55.1973001581771">
            <text:p>55.1973001582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-11">
            <text:p>-11</text:p>
          </table:table-cell>
          <table:table-cell office:value-type="float" office:value="288">
            <text:p>288</text:p>
          </table:table-cell>
          <table:table-cell table:number-columns-repeated="5"/>
          <table:table-cell table:formula="of:=([.A388]-[.E$2])/131" office:value-type="float" office:value="0.902758065134834">
            <text:p>0.90</text:p>
          </table:table-cell>
          <table:table-cell table:formula="of:=([.B388]-[.F$2])/131" office:value-type="float" office:value="0.387932026544938">
            <text:p>0.39</text:p>
          </table:table-cell>
          <table:table-cell table:formula="of:=([.C388]-[.G$2])/131" office:value-type="float" office:value="0.845602056081937">
            <text:p>0.85</text:p>
          </table:table-cell>
          <table:table-cell table:formula="of:=[.J388]*2*3.141592/360" office:value-type="float" office:value="0.00677068972854092">
            <text:p>0.0067706897</text:p>
          </table:table-cell>
          <table:table-cell table:formula="of:=[.L388]*[.L388]*0.75" office:value-type="float" office:value="0.0000343816795501272">
            <text:p>3.43816795501272E-005</text:p>
          </table:table-cell>
          <table:table-cell table:formula="of:=[.N387]+[.M388]*0.1" office:value-type="float" office:value="55.197303596345">
            <text:p>55.197303596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 office:value-type="float" office:value="287">
            <text:p>287</text:p>
          </table:table-cell>
          <table:table-cell table:number-columns-repeated="5"/>
          <table:table-cell table:formula="of:=([.A389]-[.E$2])/131" office:value-type="float" office:value="1.13939928650888">
            <text:p>1.14</text:p>
          </table:table-cell>
          <table:table-cell table:formula="of:=([.B389]-[.F$2])/131" office:value-type="float" office:value="0.815412942575473">
            <text:p>0.82</text:p>
          </table:table-cell>
          <table:table-cell table:formula="of:=([.C389]-[.G$2])/131" office:value-type="float" office:value="0.837968468295677">
            <text:p>0.84</text:p>
          </table:table-cell>
          <table:table-cell table:formula="of:=[.J389]*2*3.141592/360" office:value-type="float" office:value="0.0142316376505087">
            <text:p>0.0142316377</text:p>
          </table:table-cell>
          <table:table-cell table:formula="of:=[.L389]*[.L389]*0.75" office:value-type="float" office:value="0.000151904632661532">
            <text:p>0.0001519046</text:p>
          </table:table-cell>
          <table:table-cell table:formula="of:=[.N388]+[.M389]*0.1" office:value-type="float" office:value="55.1973187868083">
            <text:p>55.1973187868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205">
            <text:p>205</text:p>
          </table:table-cell>
          <table:table-cell office:value-type="float" office:value="241">
            <text:p>241</text:p>
          </table:table-cell>
          <table:table-cell table:number-columns-repeated="5"/>
          <table:table-cell table:formula="of:=([.A390]-[.E$2])/131" office:value-type="float" office:value="0.97146035521117">
            <text:p>0.97</text:p>
          </table:table-cell>
          <table:table-cell table:formula="of:=([.B390]-[.F$2])/131" office:value-type="float" office:value="2.036786988377">
            <text:p>2.04</text:p>
          </table:table-cell>
          <table:table-cell table:formula="of:=([.C390]-[.G$2])/131" office:value-type="float" office:value="0.486823430127738">
            <text:p>0.49</text:p>
          </table:table-cell>
          <table:table-cell table:formula="of:=[.J390]*2*3.141592/360" office:value-type="float" office:value="0.0355486317132737">
            <text:p>0.0355486317</text:p>
          </table:table-cell>
          <table:table-cell table:formula="of:=[.L390]*[.L390]*0.75" office:value-type="float" office:value="0.000947778912514479">
            <text:p>0.0009477789</text:p>
          </table:table-cell>
          <table:table-cell table:formula="of:=[.N389]+[.M390]*0.1" office:value-type="float" office:value="55.1974135646995">
            <text:p>55.1974135647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-13">
            <text:p>-13</text:p>
          </table:table-cell>
          <table:table-cell office:value-type="float" office:value="302">
            <text:p>302</text:p>
          </table:table-cell>
          <table:table-cell table:number-columns-repeated="5"/>
          <table:table-cell table:formula="of:=([.A391]-[.E$2])/131" office:value-type="float" office:value="0.299704630020331">
            <text:p>0.30</text:p>
          </table:table-cell>
          <table:table-cell table:formula="of:=([.B391]-[.F$2])/131" office:value-type="float" office:value="0.372664850972419">
            <text:p>0.37</text:p>
          </table:table-cell>
          <table:table-cell table:formula="of:=([.C391]-[.G$2])/131" office:value-type="float" office:value="0.95247228508957">
            <text:p>0.95</text:p>
          </table:table-cell>
          <table:table-cell table:formula="of:=[.J391]*2*3.141592/360" office:value-type="float" office:value="0.00650422730275636">
            <text:p>0.0065042273</text:p>
          </table:table-cell>
          <table:table-cell table:formula="of:=[.L391]*[.L391]*0.75" office:value-type="float" office:value="0.000031728729604441">
            <text:p>3.1728729604441E-005</text:p>
          </table:table-cell>
          <table:table-cell table:formula="of:=[.N390]+[.M391]*0.1" office:value-type="float" office:value="55.1974167375725">
            <text:p>55.197416737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table:number-columns-repeated="5"/>
          <table:table-cell table:formula="of:=([.A392]-[.E$2])/131" office:value-type="float" office:value="0.64321608040201">
            <text:p>0.64</text:p>
          </table:table-cell>
          <table:table-cell table:formula="of:=([.B392]-[.F$2])/131" office:value-type="float" office:value="0.678008362422801">
            <text:p>0.68</text:p>
          </table:table-cell>
          <table:table-cell table:formula="of:=([.C392]-[.G$2])/131" office:value-type="float" office:value="0.341785262188807">
            <text:p>0.34</text:p>
          </table:table-cell>
          <table:table-cell table:formula="of:=[.J392]*2*3.141592/360" office:value-type="float" office:value="0.0118334758184476">
            <text:p>0.0118334758</text:p>
          </table:table-cell>
          <table:table-cell table:formula="of:=[.L392]*[.L392]*0.75" office:value-type="float" office:value="0.000105023362459339">
            <text:p>0.0001050234</text:p>
          </table:table-cell>
          <table:table-cell table:formula="of:=[.N391]+[.M392]*0.1" office:value-type="float" office:value="55.1974272399087">
            <text:p>55.1974272399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-15">
            <text:p>-15</text:p>
          </table:table-cell>
          <table:table-cell office:value-type="float" office:value="210">
            <text:p>210</text:p>
          </table:table-cell>
          <table:table-cell table:number-columns-repeated="5"/>
          <table:table-cell table:formula="of:=([.A393]-[.E$2])/131" office:value-type="float" office:value="0.856956538417277">
            <text:p>0.86</text:p>
          </table:table-cell>
          <table:table-cell table:formula="of:=([.B393]-[.F$2])/131" office:value-type="float" office:value="0.3573976753999">
            <text:p>0.36</text:p>
          </table:table-cell>
          <table:table-cell table:formula="of:=([.C393]-[.G$2])/131" office:value-type="float" office:value="0.250182208753692">
            <text:p>0.25</text:p>
          </table:table-cell>
          <table:table-cell table:formula="of:=[.J393]*2*3.141592/360" office:value-type="float" office:value="0.0062377648769718">
            <text:p>0.0062377649</text:p>
          </table:table-cell>
          <table:table-cell table:formula="of:=[.L393]*[.L393]*0.75" office:value-type="float" office:value="0.0000291822829952872">
            <text:p>2.91822829952872E-005</text:p>
          </table:table-cell>
          <table:table-cell table:formula="of:=[.N392]+[.M393]*0.1" office:value-type="float" office:value="55.197430158137">
            <text:p>55.1974301581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161">
            <text:p>161</text:p>
          </table:table-cell>
          <table:table-cell table:number-columns-repeated="5"/>
          <table:table-cell table:formula="of:=([.A394]-[.E$2])/131" office:value-type="float" office:value="0.780620660554682">
            <text:p>0.78</text:p>
          </table:table-cell>
          <table:table-cell table:formula="of:=([.B394]-[.F$2])/131" office:value-type="float" office:value="0.647474011277763">
            <text:p>0.65</text:p>
          </table:table-cell>
          <table:table-cell table:formula="of:=([.C394]-[.G$2])/131" office:value-type="float" office:value="-0.123863592773025">
            <text:p>-0.12</text:p>
          </table:table-cell>
          <table:table-cell table:formula="of:=[.J394]*2*3.141592/360" office:value-type="float" office:value="0.0113005509668785">
            <text:p>0.011300551</text:p>
          </table:table-cell>
          <table:table-cell table:formula="of:=[.L394]*[.L394]*0.75" office:value-type="float" office:value="0.0000957768391162639">
            <text:p>9.57768391162639E-005</text:p>
          </table:table-cell>
          <table:table-cell table:formula="of:=[.N393]+[.M394]*0.1" office:value-type="float" office:value="55.197439735821">
            <text:p>55.1974397358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5"/>
          <table:table-cell table:formula="of:=([.A395]-[.E$2])/131" office:value-type="float" office:value="0.276803866661552">
            <text:p>0.28</text:p>
          </table:table-cell>
          <table:table-cell table:formula="of:=([.B395]-[.F$2])/131" office:value-type="float" office:value="0.471901492193793">
            <text:p>0.47</text:p>
          </table:table-cell>
          <table:table-cell table:formula="of:=([.C395]-[.G$2])/131" office:value-type="float" office:value="0.0517089263109441">
            <text:p>0.05</text:p>
          </table:table-cell>
          <table:table-cell table:formula="of:=[.J395]*2*3.141592/360" office:value-type="float" office:value="0.00823623307035602">
            <text:p>0.0082362331</text:p>
          </table:table-cell>
          <table:table-cell table:formula="of:=[.L395]*[.L395]*0.75" office:value-type="float" office:value="0.0000508766513919196">
            <text:p>5.08766513919196E-005</text:p>
          </table:table-cell>
          <table:table-cell table:formula="of:=[.N394]+[.M395]*0.1" office:value-type="float" office:value="55.1974448234861">
            <text:p>55.1974448235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44">
            <text:p>44</text:p>
          </table:table-cell>
          <table:table-cell office:value-type="float" office:value="124">
            <text:p>124</text:p>
          </table:table-cell>
          <table:table-cell table:number-columns-repeated="5"/>
          <table:table-cell table:formula="of:=([.A396]-[.E$2])/131" office:value-type="float" office:value="0.750086309409644">
            <text:p>0.75</text:p>
          </table:table-cell>
          <table:table-cell table:formula="of:=([.B396]-[.F$2])/131" office:value-type="float" office:value="0.807779354789213">
            <text:p>0.81</text:p>
          </table:table-cell>
          <table:table-cell table:formula="of:=([.C396]-[.G$2])/131" office:value-type="float" office:value="-0.406306340864628">
            <text:p>-0.41</text:p>
          </table:table-cell>
          <table:table-cell table:formula="of:=[.J396]*2*3.141592/360" office:value-type="float" office:value="0.0140984064376164">
            <text:p>0.0140984064</text:p>
          </table:table-cell>
          <table:table-cell table:formula="of:=[.L396]*[.L396]*0.75" office:value-type="float" office:value="0.000149073798060168">
            <text:p>0.0001490738</text:p>
          </table:table-cell>
          <table:table-cell table:formula="of:=[.N395]+[.M396]*0.1" office:value-type="float" office:value="55.1974597308659">
            <text:p>55.197459730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-36">
            <text:p>-36</text:p>
          </table:table-cell>
          <table:table-cell office:value-type="float" office:value="169">
            <text:p>169</text:p>
          </table:table-cell>
          <table:table-cell table:number-columns-repeated="5"/>
          <table:table-cell table:formula="of:=([.A397]-[.E$2])/131" office:value-type="float" office:value="0.0859641720050634">
            <text:p>0.09</text:p>
          </table:table-cell>
          <table:table-cell table:formula="of:=([.B397]-[.F$2])/131" office:value-type="float" office:value="0.19709233188845">
            <text:p>0.20</text:p>
          </table:table-cell>
          <table:table-cell table:formula="of:=([.C397]-[.G$2])/131" office:value-type="float" office:value="-0.062794890482949">
            <text:p>-0.06</text:p>
          </table:table-cell>
          <table:table-cell table:formula="of:=[.J397]*2*3.141592/360" office:value-type="float" office:value="0.00343990940623388">
            <text:p>0.0034399094</text:p>
          </table:table-cell>
          <table:table-cell table:formula="of:=[.L397]*[.L397]*0.75" office:value-type="float" office:value="0.00000887473254232227">
            <text:p>8.87473254232227E-006</text:p>
          </table:table-cell>
          <table:table-cell table:formula="of:=[.N396]+[.M397]*0.1" office:value-type="float" office:value="55.1974606183392">
            <text:p>55.197460618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-58">
            <text:p>-58</text:p>
          </table:table-cell>
          <table:table-cell office:value-type="float" office:value="154">
            <text:p>154</text:p>
          </table:table-cell>
          <table:table-cell table:number-columns-repeated="5"/>
          <table:table-cell table:formula="of:=([.A398]-[.E$2])/131" office:value-type="float" office:value="0.444742797959262">
            <text:p>0.44</text:p>
          </table:table-cell>
          <table:table-cell table:formula="of:=([.B398]-[.F$2])/131" office:value-type="float" office:value="0.02915340059074">
            <text:p>0.03</text:p>
          </table:table-cell>
          <table:table-cell table:formula="of:=([.C398]-[.G$2])/131" office:value-type="float" office:value="-0.177298707276842">
            <text:p>-0.18</text:p>
          </table:table-cell>
          <table:table-cell table:formula="of:=[.J398]*2*3.141592/360" office:value-type="float" office:value="0.000508822722603689">
            <text:p>0.0005088227</text:p>
          </table:table-cell>
          <table:table-cell table:formula="of:=[.L398]*[.L398]*0.75" office:value-type="float" office:value="0.000000194175422278373">
            <text:p>1.94175422278373E-007</text:p>
          </table:table-cell>
          <table:table-cell table:formula="of:=[.N397]+[.M398]*0.1" office:value-type="float" office:value="55.1974606377567">
            <text:p>55.1974606378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-8">
            <text:p>-8</text:p>
          </table:table-cell>
          <table:table-cell office:value-type="float" office:value="133">
            <text:p>133</text:p>
          </table:table-cell>
          <table:table-cell table:number-columns-repeated="5"/>
          <table:table-cell table:formula="of:=([.A399]-[.E$2])/131" office:value-type="float" office:value="0.292071042234071">
            <text:p>0.29</text:p>
          </table:table-cell>
          <table:table-cell table:formula="of:=([.B399]-[.F$2])/131" office:value-type="float" office:value="0.410832789903717">
            <text:p>0.41</text:p>
          </table:table-cell>
          <table:table-cell table:formula="of:=([.C399]-[.G$2])/131" office:value-type="float" office:value="-0.337604050788293">
            <text:p>-0.34</text:p>
          </table:table-cell>
          <table:table-cell table:formula="of:=[.J399]*2*3.141592/360" office:value-type="float" office:value="0.00717038336721777">
            <text:p>0.0071703834</text:p>
          </table:table-cell>
          <table:table-cell table:formula="of:=[.L399]*[.L399]*0.75" office:value-type="float" office:value="0.0000385607982246549">
            <text:p>3.85607982246549E-005</text:p>
          </table:table-cell>
          <table:table-cell table:formula="of:=[.N398]+[.M399]*0.1" office:value-type="float" office:value="55.1974644938365">
            <text:p>55.1974644938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129">
            <text:p>129</text:p>
          </table:table-cell>
          <table:table-cell table:number-columns-repeated="5"/>
          <table:table-cell table:formula="of:=([.A400]-[.E$2])/131" office:value-type="float" office:value="0.269170278875292">
            <text:p>0.27</text:p>
          </table:table-cell>
          <table:table-cell table:formula="of:=([.B400]-[.F$2])/131" office:value-type="float" office:value="0.632206835705244">
            <text:p>0.63</text:p>
          </table:table-cell>
          <table:table-cell table:formula="of:=([.C400]-[.G$2])/131" office:value-type="float" office:value="-0.368138401933331">
            <text:p>-0.37</text:p>
          </table:table-cell>
          <table:table-cell table:formula="of:=[.J400]*2*3.141592/360" office:value-type="float" office:value="0.0110340885410939">
            <text:p>0.0110340885</text:p>
          </table:table-cell>
          <table:table-cell table:formula="of:=[.L400]*[.L400]*0.75" office:value-type="float" office:value="0.0000913133324495254">
            <text:p>9.13133324495254E-005</text:p>
          </table:table-cell>
          <table:table-cell table:formula="of:=[.N399]+[.M400]*0.1" office:value-type="float" office:value="55.1974736251698">
            <text:p>55.197473625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number-columns-repeated="5"/>
          <table:table-cell table:formula="of:=([.A401]-[.E$2])/131" office:value-type="float" office:value="0.750086309409644">
            <text:p>0.75</text:p>
          </table:table-cell>
          <table:table-cell table:formula="of:=([.B401]-[.F$2])/131" office:value-type="float" office:value="0.601672484560206">
            <text:p>0.60</text:p>
          </table:table-cell>
          <table:table-cell table:formula="of:=([.C401]-[.G$2])/131" office:value-type="float" office:value="-0.421573516437148">
            <text:p>-0.42</text:p>
          </table:table-cell>
          <table:table-cell table:formula="of:=[.J401]*2*3.141592/360" office:value-type="float" office:value="0.0105011636895248">
            <text:p>0.0105011637</text:p>
          </table:table-cell>
          <table:table-cell table:formula="of:=[.L401]*[.L401]*0.75" office:value-type="float" office:value="0.0000827058291256457">
            <text:p>8.27058291256457E-005</text:p>
          </table:table-cell>
          <table:table-cell table:formula="of:=[.N400]+[.M401]*0.1" office:value-type="float" office:value="55.1974818957527">
            <text:p>55.197481895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office:value-type="float" office:value="121">
            <text:p>121</text:p>
          </table:table-cell>
          <table:table-cell table:number-columns-repeated="5"/>
          <table:table-cell table:formula="of:=([.A402]-[.E$2])/131" office:value-type="float" office:value="1.13939928650888">
            <text:p>1.14</text:p>
          </table:table-cell>
          <table:table-cell table:formula="of:=([.B402]-[.F$2])/131" office:value-type="float" office:value="1.05968775173578">
            <text:p>1.06</text:p>
          </table:table-cell>
          <table:table-cell table:formula="of:=([.C402]-[.G$2])/131" office:value-type="float" office:value="-0.429207104223407">
            <text:p>-0.43</text:p>
          </table:table-cell>
          <table:table-cell table:formula="of:=[.J402]*2*3.141592/360" office:value-type="float" office:value="0.0184950364630617">
            <text:p>0.0184950365</text:p>
          </table:table-cell>
          <table:table-cell table:formula="of:=[.L402]*[.L402]*0.75" office:value-type="float" office:value="0.000256549780327487">
            <text:p>0.0002565498</text:p>
          </table:table-cell>
          <table:table-cell table:formula="of:=[.N401]+[.M402]*0.1" office:value-type="float" office:value="55.1975075507307">
            <text:p>55.1975075507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table:number-columns-repeated="5"/>
          <table:table-cell table:formula="of:=([.A403]-[.E$2])/131" office:value-type="float" office:value="0.719551958264605">
            <text:p>0.72</text:p>
          </table:table-cell>
          <table:table-cell table:formula="of:=([.B403]-[.F$2])/131" office:value-type="float" office:value="1.08258851509456">
            <text:p>1.08</text:p>
          </table:table-cell>
          <table:table-cell table:formula="of:=([.C403]-[.G$2])/131" office:value-type="float" office:value="-0.246000997353178">
            <text:p>-0.25</text:p>
          </table:table-cell>
          <table:table-cell table:formula="of:=[.J403]*2*3.141592/360" office:value-type="float" office:value="0.0188947301017386">
            <text:p>0.0188947301</text:p>
          </table:table-cell>
          <table:table-cell table:formula="of:=[.L403]*[.L403]*0.75" office:value-type="float" office:value="0.000267758119213159">
            <text:p>0.0002677581</text:p>
          </table:table-cell>
          <table:table-cell table:formula="of:=[.N402]+[.M403]*0.1" office:value-type="float" office:value="55.1975343265426">
            <text:p>55.1975343265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-23">
            <text:p>-23</text:p>
          </table:table-cell>
          <table:table-cell office:value-type="float" office:value="161">
            <text:p>161</text:p>
          </table:table-cell>
          <table:table-cell table:number-columns-repeated="5"/>
          <table:table-cell table:formula="of:=([.A404]-[.E$2])/131" office:value-type="float" office:value="0.666116843760789">
            <text:p>0.67</text:p>
          </table:table-cell>
          <table:table-cell table:formula="of:=([.B404]-[.F$2])/131" office:value-type="float" office:value="0.296328973109824">
            <text:p>0.30</text:p>
          </table:table-cell>
          <table:table-cell table:formula="of:=([.C404]-[.G$2])/131" office:value-type="float" office:value="-0.123863592773025">
            <text:p>-0.12</text:p>
          </table:table-cell>
          <table:table-cell table:formula="of:=[.J404]*2*3.141592/360" office:value-type="float" office:value="0.00517191517383355">
            <text:p>0.0051719152</text:p>
          </table:table-cell>
          <table:table-cell table:formula="of:=[.L404]*[.L404]*0.75" office:value-type="float" office:value="0.0000200615299239973">
            <text:p>2.00615299239973E-005</text:p>
          </table:table-cell>
          <table:table-cell table:formula="of:=[.N403]+[.M404]*0.1" office:value-type="float" office:value="55.1975363326956">
            <text:p>55.197536332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40">
            <text:p>-40</text:p>
          </table:table-cell>
          <table:table-cell office:value-type="float" office:value="154">
            <text:p>154</text:p>
          </table:table-cell>
          <table:table-cell table:number-columns-repeated="5"/>
          <table:table-cell table:formula="of:=([.A405]-[.E$2])/131" office:value-type="float" office:value="-0.165944224941501">
            <text:p>-0.17</text:p>
          </table:table-cell>
          <table:table-cell table:formula="of:=([.B405]-[.F$2])/131" office:value-type="float" office:value="0.166557980743412">
            <text:p>0.17</text:p>
          </table:table-cell>
          <table:table-cell table:formula="of:=([.C405]-[.G$2])/131" office:value-type="float" office:value="-0.177298707276842">
            <text:p>-0.18</text:p>
          </table:table-cell>
          <table:table-cell table:formula="of:=[.J405]*2*3.141592/360" office:value-type="float" office:value="0.00290698455466476">
            <text:p>0.0029069846</text:p>
          </table:table-cell>
          <table:table-cell table:formula="of:=[.L405]*[.L405]*0.75" office:value-type="float" office:value="0.0000063379194007946">
            <text:p>6.3379194007946E-006</text:p>
          </table:table-cell>
          <table:table-cell table:formula="of:=[.N404]+[.M405]*0.1" office:value-type="float" office:value="55.1975369664875">
            <text:p>55.197536966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-139">
            <text:p>-139</text:p>
          </table:table-cell>
          <table:table-cell office:value-type="float" office:value="165">
            <text:p>165</text:p>
          </table:table-cell>
          <table:table-cell table:number-columns-repeated="5"/>
          <table:table-cell table:formula="of:=([.A406]-[.E$2])/131" office:value-type="float" office:value="0.238635927730254">
            <text:p>0.24</text:p>
          </table:table-cell>
          <table:table-cell table:formula="of:=([.B406]-[.F$2])/131" office:value-type="float" office:value="-0.589167210096283">
            <text:p>-0.59</text:p>
          </table:table-cell>
          <table:table-cell table:formula="of:=([.C406]-[.G$2])/131" office:value-type="float" office:value="-0.0933292416279872">
            <text:p>-0.09</text:p>
          </table:table-cell>
          <table:table-cell table:formula="of:=[.J406]*2*3.141592/360" office:value-type="float" office:value="-0.0102829055216711">
            <text:p>-0.0102829055</text:p>
          </table:table-cell>
          <table:table-cell table:formula="of:=[.L406]*[.L406]*0.75" office:value-type="float" office:value="0.0000793036094757108">
            <text:p>7.93036094757108E-005</text:p>
          </table:table-cell>
          <table:table-cell table:formula="of:=[.N405]+[.M406]*0.1" office:value-type="float" office:value="55.1975448968485">
            <text:p>55.1975448968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-47">
            <text:p>-47</text:p>
          </table:table-cell>
          <table:table-cell office:value-type="float" office:value="159">
            <text:p>159</text:p>
          </table:table-cell>
          <table:table-cell table:number-columns-repeated="5"/>
          <table:table-cell table:formula="of:=([.A407]-[.E$2])/131" office:value-type="float" office:value="0.353139744524147">
            <text:p>0.35</text:p>
          </table:table-cell>
          <table:table-cell table:formula="of:=([.B407]-[.F$2])/131" office:value-type="float" office:value="0.113122866239595">
            <text:p>0.11</text:p>
          </table:table-cell>
          <table:table-cell table:formula="of:=([.C407]-[.G$2])/131" office:value-type="float" office:value="-0.139130768345544">
            <text:p>-0.14</text:p>
          </table:table-cell>
          <table:table-cell table:formula="of:=[.J407]*2*3.141592/360" office:value-type="float" office:value="0.00197436606441879">
            <text:p>0.0019743661</text:p>
          </table:table-cell>
          <table:table-cell table:formula="of:=[.L407]*[.L407]*0.75" office:value-type="float" office:value="0.0000029235910172464">
            <text:p>2.9235910172464E-006</text:p>
          </table:table-cell>
          <table:table-cell table:formula="of:=[.N406]+[.M407]*0.1" office:value-type="float" office:value="55.1975451892076">
            <text:p>55.197545189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-40">
            <text:p>-40</text:p>
          </table:table-cell>
          <table:table-cell office:value-type="float" office:value="161">
            <text:p>161</text:p>
          </table:table-cell>
          <table:table-cell table:number-columns-repeated="5"/>
          <table:table-cell table:formula="of:=([.A408]-[.E$2])/131" office:value-type="float" office:value="-0.0285396447888297">
            <text:p>-0.03</text:p>
          </table:table-cell>
          <table:table-cell table:formula="of:=([.B408]-[.F$2])/131" office:value-type="float" office:value="0.166557980743412">
            <text:p>0.17</text:p>
          </table:table-cell>
          <table:table-cell table:formula="of:=([.C408]-[.G$2])/131" office:value-type="float" office:value="-0.123863592773025">
            <text:p>-0.12</text:p>
          </table:table-cell>
          <table:table-cell table:formula="of:=[.J408]*2*3.141592/360" office:value-type="float" office:value="0.00290698455466476">
            <text:p>0.0029069846</text:p>
          </table:table-cell>
          <table:table-cell table:formula="of:=[.L408]*[.L408]*0.75" office:value-type="float" office:value="0.0000063379194007946">
            <text:p>6.3379194007946E-006</text:p>
          </table:table-cell>
          <table:table-cell table:formula="of:=[.N407]+[.M408]*0.1" office:value-type="float" office:value="55.1975458229996">
            <text:p>55.19754582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-108">
            <text:p>-108</text:p>
          </table:table-cell>
          <table:table-cell office:value-type="float" office:value="202">
            <text:p>202</text:p>
          </table:table-cell>
          <table:table-cell table:number-columns-repeated="5"/>
          <table:table-cell table:formula="of:=([.A409]-[.E$2])/131" office:value-type="float" office:value="0.444742797959262">
            <text:p>0.44</text:p>
          </table:table-cell>
          <table:table-cell table:formula="of:=([.B409]-[.F$2])/131" office:value-type="float" office:value="-0.352525988722237">
            <text:p>-0.35</text:p>
          </table:table-cell>
          <table:table-cell table:formula="of:=([.C409]-[.G$2])/131" office:value-type="float" office:value="0.189113506463616">
            <text:p>0.19</text:p>
          </table:table-cell>
          <table:table-cell table:formula="of:=[.J409]*2*3.141592/360" office:value-type="float" office:value="-0.00615273792201039">
            <text:p>-0.0061527379</text:p>
          </table:table-cell>
          <table:table-cell table:formula="of:=[.L409]*[.L409]*0.75" office:value-type="float" office:value="0.0000283921379527086">
            <text:p>2.83921379527086E-005</text:p>
          </table:table-cell>
          <table:table-cell table:formula="of:=[.N408]+[.M409]*0.1" office:value-type="float" office:value="55.1975486622133">
            <text:p>55.1975486622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-62">
            <text:p>-62</text:p>
          </table:table-cell>
          <table:table-cell office:value-type="float" office:value="174">
            <text:p>174</text:p>
          </table:table-cell>
          <table:table-cell table:number-columns-repeated="5"/>
          <table:table-cell table:formula="of:=([.A410]-[.E$2])/131" office:value-type="float" office:value="0.299704630020331">
            <text:p>0.30</text:p>
          </table:table-cell>
          <table:table-cell table:formula="of:=([.B410]-[.F$2])/131" office:value-type="float" office:value="-0.00138095055429818">
            <text:p>0.00</text:p>
          </table:table-cell>
          <table:table-cell table:formula="of:=([.C410]-[.G$2])/131" office:value-type="float" office:value="-0.0246269515516513">
            <text:p>-0.02</text:p>
          </table:table-cell>
          <table:table-cell table:formula="of:=[.J410]*2*3.141592/360" office:value-type="float" office:value="-0.0000241021289654374">
            <text:p>-2.41021289654374E-005</text:p>
          </table:table-cell>
          <table:table-cell table:formula="of:=[.L410]*[.L410]*0.75" office:value-type="float" office:value="0.000000000435684465499934">
            <text:p>4.35684465499934E-010</text:p>
          </table:table-cell>
          <table:table-cell table:formula="of:=[.N409]+[.M410]*0.1" office:value-type="float" office:value="55.1975486622569">
            <text:p>55.1975486623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-156">
            <text:p>-156</text:p>
          </table:table-cell>
          <table:table-cell office:value-type="float" office:value="175">
            <text:p>175</text:p>
          </table:table-cell>
          <table:table-cell table:number-columns-repeated="5"/>
          <table:table-cell table:formula="of:=([.A411]-[.E$2])/131" office:value-type="float" office:value="-0.0209060570025701">
            <text:p>-0.02</text:p>
          </table:table-cell>
          <table:table-cell table:formula="of:=([.B411]-[.F$2])/131" office:value-type="float" office:value="-0.718938202462695">
            <text:p>-0.72</text:p>
          </table:table-cell>
          <table:table-cell table:formula="of:=([.C411]-[.G$2])/131" office:value-type="float" office:value="-0.0169933637653918">
            <text:p>-0.02</text:p>
          </table:table-cell>
          <table:table-cell table:formula="of:=[.J411]*2*3.141592/360" office:value-type="float" office:value="-0.0125478361408399">
            <text:p>-0.0125478361</text:p>
          </table:table-cell>
          <table:table-cell table:formula="of:=[.L411]*[.L411]*0.75" office:value-type="float" office:value="0.000118086143863026">
            <text:p>0.0001180861</text:p>
          </table:table-cell>
          <table:table-cell table:formula="of:=[.N410]+[.M411]*0.1" office:value-type="float" office:value="55.1975604708713">
            <text:p>55.197560470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-101">
            <text:p>-101</text:p>
          </table:table-cell>
          <table:table-cell office:value-type="float" office:value="147">
            <text:p>147</text:p>
          </table:table-cell>
          <table:table-cell table:number-columns-repeated="5"/>
          <table:table-cell table:formula="of:=([.A412]-[.E$2])/131" office:value-type="float" office:value="0.231002339943995">
            <text:p>0.23</text:p>
          </table:table-cell>
          <table:table-cell table:formula="of:=([.B412]-[.F$2])/131" office:value-type="float" office:value="-0.29909087421842">
            <text:p>-0.30</text:p>
          </table:table-cell>
          <table:table-cell table:formula="of:=([.C412]-[.G$2])/131" office:value-type="float" office:value="-0.230733821780659">
            <text:p>-0.23</text:p>
          </table:table-cell>
          <table:table-cell table:formula="of:=[.J412]*2*3.141592/360" office:value-type="float" office:value="-0.00522011943176442">
            <text:p>-0.0052201194</text:p>
          </table:table-cell>
          <table:table-cell table:formula="of:=[.L412]*[.L412]*0.75" office:value-type="float" office:value="0.0000204372351614134">
            <text:p>2.04372351614134E-005</text:p>
          </table:table-cell>
          <table:table-cell table:formula="of:=[.N411]+[.M412]*0.1" office:value-type="float" office:value="55.1975625145948">
            <text:p>55.197562514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-94">
            <text:p>-94</text:p>
          </table:table-cell>
          <table:table-cell office:value-type="float" office:value="118">
            <text:p>118</text:p>
          </table:table-cell>
          <table:table-cell table:number-columns-repeated="5"/>
          <table:table-cell table:formula="of:=([.A413]-[.E$2])/131" office:value-type="float" office:value="0.498177912463079">
            <text:p>0.50</text:p>
          </table:table-cell>
          <table:table-cell table:formula="of:=([.B413]-[.F$2])/131" office:value-type="float" office:value="-0.245655759714603">
            <text:p>-0.25</text:p>
          </table:table-cell>
          <table:table-cell table:formula="of:=([.C413]-[.G$2])/131" office:value-type="float" office:value="-0.452107867582186">
            <text:p>-0.45</text:p>
          </table:table-cell>
          <table:table-cell table:formula="of:=[.J413]*2*3.141592/360" office:value-type="float" office:value="-0.00428750094151845">
            <text:p>-0.0042875009</text:p>
          </table:table-cell>
          <table:table-cell table:formula="of:=[.L413]*[.L413]*0.75" office:value-type="float" office:value="0.0000137869982426412">
            <text:p>0.000013787</text:p>
          </table:table-cell>
          <table:table-cell table:formula="of:=[.N412]+[.M413]*0.1" office:value-type="float" office:value="55.1975638932946">
            <text:p>55.1975638933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-116">
            <text:p>-116</text:p>
          </table:table-cell>
          <table:table-cell office:value-type="float" office:value="82">
            <text:p>82</text:p>
          </table:table-cell>
          <table:table-cell table:number-columns-repeated="5"/>
          <table:table-cell table:formula="of:=([.A414]-[.E$2])/131" office:value-type="float" office:value="0.185200813226438">
            <text:p>0.19</text:p>
          </table:table-cell>
          <table:table-cell table:formula="of:=([.B414]-[.F$2])/131" office:value-type="float" office:value="-0.413594691012313">
            <text:p>-0.41</text:p>
          </table:table-cell>
          <table:table-cell table:formula="of:=([.C414]-[.G$2])/131" office:value-type="float" office:value="-0.726917027887529">
            <text:p>-0.73</text:p>
          </table:table-cell>
          <table:table-cell table:formula="of:=[.J414]*2*3.141592/360" office:value-type="float" office:value="-0.00721858762514864">
            <text:p>-0.0072185876</text:p>
          </table:table-cell>
          <table:table-cell table:formula="of:=[.L414]*[.L414]*0.75" office:value-type="float" office:value="0.0000390810054764618">
            <text:p>0.000039081</text:p>
          </table:table-cell>
          <table:table-cell table:formula="of:=[.N413]+[.M414]*0.1" office:value-type="float" office:value="55.1975678013952">
            <text:p>55.1975678014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105">
            <text:p>-105</text:p>
          </table:table-cell>
          <table:table-cell office:value-type="float" office:value="92">
            <text:p>92</text:p>
          </table:table-cell>
          <table:table-cell table:number-columns-repeated="5"/>
          <table:table-cell table:formula="of:=([.A415]-[.E$2])/131" office:value-type="float" office:value="0.322605393379109">
            <text:p>0.32</text:p>
          </table:table-cell>
          <table:table-cell table:formula="of:=([.B415]-[.F$2])/131" office:value-type="float" office:value="-0.329625225363458">
            <text:p>-0.33</text:p>
          </table:table-cell>
          <table:table-cell table:formula="of:=([.C415]-[.G$2])/131" office:value-type="float" office:value="-0.650581150024934">
            <text:p>-0.65</text:p>
          </table:table-cell>
          <table:table-cell table:formula="of:=[.J415]*2*3.141592/360" office:value-type="float" office:value="-0.00575304428333355">
            <text:p>-0.0057530443</text:p>
          </table:table-cell>
          <table:table-cell table:formula="of:=[.L415]*[.L415]*0.75" office:value-type="float" office:value="0.0000248231388944976">
            <text:p>2.48231388944976E-005</text:p>
          </table:table-cell>
          <table:table-cell table:formula="of:=[.N414]+[.M415]*0.1" office:value-type="float" office:value="55.1975702837091">
            <text:p>55.1975702837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-92">
            <text:p>-92</text:p>
          </table:table-cell>
          <table:table-cell office:value-type="float" office:value="83">
            <text:p>83</text:p>
          </table:table-cell>
          <table:table-cell table:number-columns-repeated="5"/>
          <table:table-cell table:formula="of:=([.A416]-[.E$2])/131" office:value-type="float" office:value="0.498177912463079">
            <text:p>0.50</text:p>
          </table:table-cell>
          <table:table-cell table:formula="of:=([.B416]-[.F$2])/131" office:value-type="float" office:value="-0.230388584142084">
            <text:p>-0.23</text:p>
          </table:table-cell>
          <table:table-cell table:formula="of:=([.C416]-[.G$2])/131" office:value-type="float" office:value="-0.71928344010127">
            <text:p>-0.72</text:p>
          </table:table-cell>
          <table:table-cell table:formula="of:=[.J416]*2*3.141592/360" office:value-type="float" office:value="-0.00402103851573389">
            <text:p>-0.0040210385</text:p>
          </table:table-cell>
          <table:table-cell table:formula="of:=[.L416]*[.L416]*0.75" office:value-type="float" office:value="0.0000121265630587615">
            <text:p>1.21265630587615E-005</text:p>
          </table:table-cell>
          <table:table-cell table:formula="of:=[.N415]+[.M416]*0.1" office:value-type="float" office:value="55.1975714963654">
            <text:p>55.197571496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-118">
            <text:p>-118</text:p>
          </table:table-cell>
          <table:table-cell office:value-type="float" office:value="48">
            <text:p>48</text:p>
          </table:table-cell>
          <table:table-cell table:number-columns-repeated="5"/>
          <table:table-cell table:formula="of:=([.A417]-[.E$2])/131" office:value-type="float" office:value="1.09359775979132">
            <text:p>1.09</text:p>
          </table:table-cell>
          <table:table-cell table:formula="of:=([.B417]-[.F$2])/131" office:value-type="float" office:value="-0.428861866584833">
            <text:p>-0.43</text:p>
          </table:table-cell>
          <table:table-cell table:formula="of:=([.C417]-[.G$2])/131" office:value-type="float" office:value="-0.986459012620354">
            <text:p>-0.99</text:p>
          </table:table-cell>
          <table:table-cell table:formula="of:=[.J417]*2*3.141592/360" office:value-type="float" office:value="-0.00748505005093321">
            <text:p>-0.0074850501</text:p>
          </table:table-cell>
          <table:table-cell table:formula="of:=[.L417]*[.L417]*0.75" office:value-type="float" office:value="0.0000420194806987314">
            <text:p>4.20194806987314E-005</text:p>
          </table:table-cell>
          <table:table-cell table:formula="of:=[.N416]+[.M417]*0.1" office:value-type="float" office:value="55.1975756983135">
            <text:p>55.1975756983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128">
            <text:p>-128</text:p>
          </table:table-cell>
          <table:table-cell office:value-type="float" office:value="-67">
            <text:p>-67</text:p>
          </table:table-cell>
          <table:table-cell table:number-columns-repeated="5"/>
          <table:table-cell table:formula="of:=([.A418]-[.E$2])/131" office:value-type="float" office:value="-0.227012927231578">
            <text:p>-0.23</text:p>
          </table:table-cell>
          <table:table-cell table:formula="of:=([.B418]-[.F$2])/131" office:value-type="float" office:value="-0.505197744447428">
            <text:p>-0.51</text:p>
          </table:table-cell>
          <table:table-cell table:formula="of:=([.C418]-[.G$2])/131" office:value-type="float" office:value="-1.8643216080402">
            <text:p>-1.86</text:p>
          </table:table-cell>
          <table:table-cell table:formula="of:=[.J418]*2*3.141592/360" office:value-type="float" office:value="-0.00881736217985602">
            <text:p>-0.0088173622</text:p>
          </table:table-cell>
          <table:table-cell table:formula="of:=[.L418]*[.L418]*0.75" office:value-type="float" office:value="0.0000583094068580665">
            <text:p>5.83094068580665E-005</text:p>
          </table:table-cell>
          <table:table-cell table:formula="of:=[.N417]+[.M418]*0.1" office:value-type="float" office:value="55.1975815292541">
            <text:p>55.197581529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178">
            <text:p>-178</text:p>
          </table:table-cell>
          <table:table-cell office:value-type="float" office:value="-105">
            <text:p>-105</text:p>
          </table:table-cell>
          <table:table-cell table:number-columns-repeated="5"/>
          <table:table-cell table:formula="of:=([.A419]-[.E$2])/131" office:value-type="float" office:value="-0.417852621888066">
            <text:p>-0.42</text:p>
          </table:table-cell>
          <table:table-cell table:formula="of:=([.B419]-[.F$2])/131" office:value-type="float" office:value="-0.886877133760405">
            <text:p>-0.89</text:p>
          </table:table-cell>
          <table:table-cell table:formula="of:=([.C419]-[.G$2])/131" office:value-type="float" office:value="-2.15439794391806">
            <text:p>-2.15</text:p>
          </table:table-cell>
          <table:table-cell table:formula="of:=[.J419]*2*3.141592/360" office:value-type="float" office:value="-0.0154789228244701">
            <text:p>-0.0154789228</text:p>
          </table:table-cell>
          <table:table-cell table:formula="of:=[.L419]*[.L419]*0.75" office:value-type="float" office:value="0.000179697788854426">
            <text:p>0.0001796978</text:p>
          </table:table-cell>
          <table:table-cell table:formula="of:=[.N418]+[.M419]*0.1" office:value-type="float" office:value="55.197599499033">
            <text:p>55.197599499</text:p>
          </table:table-cell>
        </table:table-row>
        <table:table-row table:style-name="ro2">
          <table:table-cell office:value-type="float" office:value="-69">
            <text:p>-69</text:p>
          </table:table-cell>
          <table:table-cell office:value-type="float" office:value="-158">
            <text:p>-158</text:p>
          </table:table-cell>
          <table:table-cell office:value-type="float" office:value="-258">
            <text:p>-258</text:p>
          </table:table-cell>
          <table:table-cell table:number-columns-repeated="5"/>
          <table:table-cell table:formula="of:=([.A420]-[.E$2])/131" office:value-type="float" office:value="-1.34151674402547">
            <text:p>-1.34</text:p>
          </table:table-cell>
          <table:table-cell table:formula="of:=([.B420]-[.F$2])/131" office:value-type="float" office:value="-0.734205378035214">
            <text:p>-0.73</text:p>
          </table:table-cell>
          <table:table-cell table:formula="of:=([.C420]-[.G$2])/131" office:value-type="float" office:value="-3.32233687521577">
            <text:p>-3.32</text:p>
          </table:table-cell>
          <table:table-cell table:formula="of:=[.J420]*2*3.141592/360" office:value-type="float" office:value="-0.0128142985666245">
            <text:p>-0.0128142986</text:p>
          </table:table-cell>
          <table:table-cell table:formula="of:=[.L420]*[.L420]*0.75" office:value-type="float" office:value="0.000123154685815946">
            <text:p>0.0001231547</text:p>
          </table:table-cell>
          <table:table-cell table:formula="of:=[.N419]+[.M420]*0.1" office:value-type="float" office:value="55.1976118145016">
            <text:p>55.197611814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284">
            <text:p>-284</text:p>
          </table:table-cell>
          <table:table-cell office:value-type="float" office:value="-275">
            <text:p>-275</text:p>
          </table:table-cell>
          <table:table-cell table:number-columns-repeated="5"/>
          <table:table-cell table:formula="of:=([.A421]-[.E$2])/131" office:value-type="float" office:value="-0.654493843262112">
            <text:p>-0.65</text:p>
          </table:table-cell>
          <table:table-cell table:formula="of:=([.B421]-[.F$2])/131" office:value-type="float" office:value="-1.69603743910392">
            <text:p>-1.70</text:p>
          </table:table-cell>
          <table:table-cell table:formula="of:=([.C421]-[.G$2])/131" office:value-type="float" office:value="-3.45210786758219">
            <text:p>-3.45</text:p>
          </table:table-cell>
          <table:table-cell table:formula="of:=[.J421]*2*3.141592/360" office:value-type="float" office:value="-0.0296014313910519">
            <text:p>-0.0296014314</text:p>
          </table:table-cell>
          <table:table-cell table:formula="of:=[.L421]*[.L421]*0.75" office:value-type="float" office:value="0.000657183555299367">
            <text:p>0.0006571836</text:p>
          </table:table-cell>
          <table:table-cell table:formula="of:=[.N420]+[.M421]*0.1" office:value-type="float" office:value="55.1976775328571">
            <text:p>55.1976775329</text:p>
          </table:table-cell>
        </table:table-row>
        <table:table-row table:style-name="ro2">
          <table:table-cell office:value-type="float" office:value="-116">
            <text:p>-116</text:p>
          </table:table-cell>
          <table:table-cell office:value-type="float" office:value="-326">
            <text:p>-326</text:p>
          </table:table-cell>
          <table:table-cell office:value-type="float" office:value="-392">
            <text:p>-392</text:p>
          </table:table-cell>
          <table:table-cell table:number-columns-repeated="5"/>
          <table:table-cell table:formula="of:=([.A422]-[.E$2])/131" office:value-type="float" office:value="-1.70029536997967">
            <text:p>-1.70</text:p>
          </table:table-cell>
          <table:table-cell table:formula="of:=([.B422]-[.F$2])/131" office:value-type="float" office:value="-2.01664812612682">
            <text:p>-2.02</text:p>
          </table:table-cell>
          <table:table-cell table:formula="of:=([.C422]-[.G$2])/131" office:value-type="float" office:value="-4.34523763857455">
            <text:p>-4.35</text:p>
          </table:table-cell>
          <table:table-cell table:formula="of:=[.J422]*2*3.141592/360" office:value-type="float" office:value="-0.0351971423325278">
            <text:p>-0.0351971423</text:p>
          </table:table-cell>
          <table:table-cell table:formula="of:=[.L422]*[.L422]*0.75" office:value-type="float" office:value="0.000929129121282164">
            <text:p>0.0009291291</text:p>
          </table:table-cell>
          <table:table-cell table:formula="of:=[.N421]+[.M422]*0.1" office:value-type="float" office:value="55.1977704457693">
            <text:p>55.1977704458</text:p>
          </table:table-cell>
        </table:table-row>
        <table:table-row table:style-name="ro2">
          <table:table-cell office:value-type="float" office:value="-398">
            <text:p>-398</text:p>
          </table:table-cell>
          <table:table-cell office:value-type="float" office:value="-517">
            <text:p>-517</text:p>
          </table:table-cell>
          <table:table-cell office:value-type="float" office:value="-579">
            <text:p>-579</text:p>
          </table:table-cell>
          <table:table-cell table:number-columns-repeated="5"/>
          <table:table-cell table:formula="of:=([.A423]-[.E$2])/131" office:value-type="float" office:value="-3.85296712570486">
            <text:p>-3.85</text:p>
          </table:table-cell>
          <table:table-cell table:formula="of:=([.B423]-[.F$2])/131" office:value-type="float" office:value="-3.47466339330239">
            <text:p>-3.47</text:p>
          </table:table-cell>
          <table:table-cell table:formula="of:=([.C423]-[.G$2])/131" office:value-type="float" office:value="-5.77271855460509">
            <text:p>-5.77</text:p>
          </table:table-cell>
          <table:table-cell table:formula="of:=[.J423]*2*3.141592/360" office:value-type="float" office:value="-0.0606443039949536">
            <text:p>-0.060644304</text:p>
          </table:table-cell>
          <table:table-cell table:formula="of:=[.L423]*[.L423]*0.75" office:value-type="float" office:value="0.00275829870527426">
            <text:p>0.0027582987</text:p>
          </table:table-cell>
          <table:table-cell table:formula="of:=[.N422]+[.M423]*0.1" office:value-type="float" office:value="55.1980462756398">
            <text:p>55.1980462756</text:p>
          </table:table-cell>
        </table:table-row>
        <table:table-row table:style-name="ro2">
          <table:table-cell office:value-type="float" office:value="-1259">
            <text:p>-1259</text:p>
          </table:table-cell>
          <table:table-cell office:value-type="float" office:value="-3535">
            <text:p>-3535</text:p>
          </table:table-cell>
          <table:table-cell office:value-type="float" office:value="23">
            <text:p>23</text:p>
          </table:table-cell>
          <table:table-cell table:number-columns-repeated="5"/>
          <table:table-cell table:formula="of:=([.A424]-[.E$2])/131" office:value-type="float" office:value="-10.4254862096743">
            <text:p>-10.43</text:p>
          </table:table-cell>
          <table:table-cell table:formula="of:=([.B424]-[.F$2])/131" office:value-type="float" office:value="-26.5128313322337">
            <text:p>-26.51</text:p>
          </table:table-cell>
          <table:table-cell table:formula="of:=([.C424]-[.G$2])/131" office:value-type="float" office:value="-1.17729870727684">
            <text:p>-1.18</text:p>
          </table:table-cell>
          <table:table-cell table:formula="of:=[.J424]*2*3.141592/360" office:value-type="float" office:value="-0.462736104503859">
            <text:p>-0.4627361045</text:p>
          </table:table-cell>
          <table:table-cell table:formula="of:=[.L424]*[.L424]*0.75" office:value-type="float" office:value="0.160593526808555">
            <text:p>0.1605935268</text:p>
          </table:table-cell>
          <table:table-cell table:formula="of:=[.N423]+[.M424]*0.1" office:value-type="float" office:value="55.2141056283207">
            <text:p>55.2141056283</text:p>
          </table:table-cell>
        </table:table-row>
        <table:table-row table:style-name="ro2">
          <table:table-cell office:value-type="float" office:value="-1594">
            <text:p>-1594</text:p>
          </table:table-cell>
          <table:table-cell office:value-type="float" office:value="-8910">
            <text:p>-8910</text:p>
          </table:table-cell>
          <table:table-cell office:value-type="float" office:value="1939">
            <text:p>1939</text:p>
          </table:table-cell>
          <table:table-cell table:number-columns-repeated="5"/>
          <table:table-cell table:formula="of:=([.A425]-[.E$2])/131" office:value-type="float" office:value="-12.9827381180713">
            <text:p>-12.98</text:p>
          </table:table-cell>
          <table:table-cell table:formula="of:=([.B425]-[.F$2])/131" office:value-type="float" office:value="-67.5433656833787">
            <text:p>-67.54</text:p>
          </table:table-cell>
          <table:table-cell table:formula="of:=([.C425]-[.G$2])/131" office:value-type="float" office:value="13.4486554911964">
            <text:p>13.45</text:p>
          </table:table-cell>
          <table:table-cell table:formula="of:=[.J425]*2*3.141592/360" office:value-type="float" office:value="-1.17885387379987">
            <text:p>-1.1788538738</text:p>
          </table:table-cell>
          <table:table-cell table:formula="of:=[.L425]*[.L425]*0.75" office:value-type="float" office:value="1.04227234182973">
            <text:p>1.0422723418</text:p>
          </table:table-cell>
          <table:table-cell table:formula="of:=[.N424]+[.M425]*0.1" office:value-type="float" office:value="55.3183328625036">
            <text:p>55.3183328625</text:p>
          </table:table-cell>
        </table:table-row>
        <table:table-row table:style-name="ro2">
          <table:table-cell office:value-type="float" office:value="-8573">
            <text:p>-8573</text:p>
          </table:table-cell>
          <table:table-cell office:value-type="float" office:value="-11603">
            <text:p>-11603</text:p>
          </table:table-cell>
          <table:table-cell office:value-type="float" office:value="2018">
            <text:p>2018</text:p>
          </table:table-cell>
          <table:table-cell table:number-columns-repeated="5"/>
          <table:table-cell table:formula="of:=([.A426]-[.E$2])/131" office:value-type="float" office:value="-66.2575472783766">
            <text:p>-66.26</text:p>
          </table:table-cell>
          <table:table-cell table:formula="of:=([.B426]-[.F$2])/131" office:value-type="float" office:value="-88.1006175917757">
            <text:p>-88.10</text:p>
          </table:table-cell>
          <table:table-cell table:formula="of:=([.C426]-[.G$2])/131" office:value-type="float" office:value="14.0517089263109">
            <text:p>14.05</text:p>
          </table:table-cell>
          <table:table-cell table:formula="of:=[.J426]*2*3.141592/360" office:value-type="float" office:value="-1.53764553011879">
            <text:p>-1.5376455301</text:p>
          </table:table-cell>
          <table:table-cell table:formula="of:=[.L426]*[.L426]*0.75" office:value-type="float" office:value="1.77326533222071">
            <text:p>1.7732653322</text:p>
          </table:table-cell>
          <table:table-cell table:formula="of:=[.N425]+[.M426]*0.1" office:value-type="float" office:value="55.4956593957257">
            <text:p>55.4956593957</text:p>
          </table:table-cell>
        </table:table-row>
        <table:table-row table:style-name="ro2">
          <table:table-cell office:value-type="float" office:value="2737">
            <text:p>2737</text:p>
          </table:table-cell>
          <table:table-cell office:value-type="float" office:value="-6533">
            <text:p>-6533</text:p>
          </table:table-cell>
          <table:table-cell office:value-type="float" office:value="5545">
            <text:p>5545</text:p>
          </table:table-cell>
          <table:table-cell table:number-columns-repeated="5"/>
          <table:table-cell table:formula="of:=([.A427]-[.E$2])/131" office:value-type="float" office:value="20.0783305842188">
            <text:p>20.08</text:p>
          </table:table-cell>
          <table:table-cell table:formula="of:=([.B427]-[.F$2])/131" office:value-type="float" office:value="-49.3983275154398">
            <text:p>-49.40</text:p>
          </table:table-cell>
          <table:table-cell table:formula="of:=([.C427]-[.G$2])/131" office:value-type="float" office:value="40.9753730484484">
            <text:p>40.98</text:p>
          </table:table-cell>
          <table:table-cell table:formula="of:=[.J427]*2*3.141592/360" office:value-type="float" office:value="-0.86216328075492">
            <text:p>-0.8621632808</text:p>
          </table:table-cell>
          <table:table-cell table:formula="of:=[.L427]*[.L427]*0.75" office:value-type="float" office:value="0.557494142011565">
            <text:p>0.557494142</text:p>
          </table:table-cell>
          <table:table-cell table:formula="of:=[.N426]+[.M427]*0.1" office:value-type="float" office:value="55.5514088099269">
            <text:p>55.5514088099</text:p>
          </table:table-cell>
        </table:table-row>
        <table:table-row table:style-name="ro2">
          <table:table-cell office:value-type="float" office:value="13426">
            <text:p>13426</text:p>
          </table:table-cell>
          <table:table-cell office:value-type="float" office:value="17383">
            <text:p>17383</text:p>
          </table:table-cell>
          <table:table-cell office:value-type="float" office:value="1643">
            <text:p>1643</text:p>
          </table:table-cell>
          <table:table-cell table:number-columns-repeated="5"/>
          <table:table-cell table:formula="of:=([.A428]-[.E$2])/131" office:value-type="float" office:value="101.673750431547">
            <text:p>101.67</text:p>
          </table:table-cell>
          <table:table-cell table:formula="of:=([.B428]-[.F$2])/131" office:value-type="float" office:value="133.166557980743">
            <text:p>133.17</text:p>
          </table:table-cell>
          <table:table-cell table:formula="of:=([.C428]-[.G$2])/131" office:value-type="float" office:value="11.1891135064636">
            <text:p>11.19</text:p>
          </table:table-cell>
          <table:table-cell table:formula="of:=[.J428]*2*3.141592/360" office:value-type="float" office:value="2.32419440677689">
            <text:p>2.3241944068</text:p>
          </table:table-cell>
          <table:table-cell table:formula="of:=[.L428]*[.L428]*0.75" office:value-type="float" office:value="4.05140973036972">
            <text:p>4.0514097304</text:p>
          </table:table-cell>
          <table:table-cell table:formula="of:=[.N427]+[.M428]*0.1" office:value-type="float" office:value="55.9565497829638">
            <text:p>55.956549783</text:p>
          </table:table-cell>
        </table:table-row>
        <table:table-row table:style-name="ro2">
          <table:table-cell office:value-type="float" office:value="-1399">
            <text:p>-1399</text:p>
          </table:table-cell>
          <table:table-cell office:value-type="float" office:value="29719">
            <text:p>29719</text:p>
          </table:table-cell>
          <table:table-cell office:value-type="float" office:value="-5109">
            <text:p>-5109</text:p>
          </table:table-cell>
          <table:table-cell table:number-columns-repeated="5"/>
          <table:table-cell table:formula="of:=([.A429]-[.E$2])/131" office:value-type="float" office:value="-11.4941884997507">
            <text:p>-11.49</text:p>
          </table:table-cell>
          <table:table-cell table:formula="of:=([.B429]-[.F$2])/131" office:value-type="float" office:value="227.334496912041">
            <text:p>227.33</text:p>
          </table:table-cell>
          <table:table-cell table:formula="of:=([.C429]-[.G$2])/131" office:value-type="float" office:value="-40.3528712263608">
            <text:p>-40.35</text:p>
          </table:table-cell>
          <table:table-cell table:formula="of:=[.J429]*2*3.141592/360" office:value-type="float" office:value="3.96773464901607">
            <text:p>3.967734649</text:p>
          </table:table-cell>
          <table:table-cell table:formula="of:=[.L429]*[.L429]*0.75" office:value-type="float" office:value="11.807188683752">
            <text:p>11.8071886838</text:p>
          </table:table-cell>
          <table:table-cell table:formula="of:=[.N428]+[.M429]*0.1" office:value-type="float" office:value="57.137268651339">
            <text:p>57.1372686513</text:p>
          </table:table-cell>
        </table:table-row>
        <table:table-row table:style-name="ro2">
          <table:table-cell office:value-type="float" office:value="5787">
            <text:p>5787</text:p>
          </table:table-cell>
          <table:table-cell office:value-type="float" office:value="17634">
            <text:p>17634</text:p>
          </table:table-cell>
          <table:table-cell office:value-type="float" office:value="-3241">
            <text:p>-3241</text:p>
          </table:table-cell>
          <table:table-cell table:number-columns-repeated="5"/>
          <table:table-cell table:formula="of:=([.A430]-[.E$2])/131" office:value-type="float" office:value="43.3607733323104">
            <text:p>43.36</text:p>
          </table:table-cell>
          <table:table-cell table:formula="of:=([.B430]-[.F$2])/131" office:value-type="float" office:value="135.082588515095">
            <text:p>135.08</text:p>
          </table:table-cell>
          <table:table-cell table:formula="of:=([.C430]-[.G$2])/131" office:value-type="float" office:value="-26.093329241628">
            <text:p>-26.09</text:p>
          </table:table-cell>
          <table:table-cell table:formula="of:=[.J430]*2*3.141592/360" office:value-type="float" office:value="2.35763544121285">
            <text:p>2.3576354412</text:p>
          </table:table-cell>
          <table:table-cell table:formula="of:=[.L430]*[.L430]*0.75" office:value-type="float" office:value="4.16883365524718">
            <text:p>4.1688336552</text:p>
          </table:table-cell>
          <table:table-cell table:formula="of:=[.N429]+[.M430]*0.1" office:value-type="float" office:value="57.5541520168637">
            <text:p>57.5541520169</text:p>
          </table:table-cell>
        </table:table-row>
        <table:table-row table:style-name="ro2">
          <table:table-cell office:value-type="float" office:value="5279">
            <text:p>5279</text:p>
          </table:table-cell>
          <table:table-cell office:value-type="float" office:value="-11104">
            <text:p>-11104</text:p>
          </table:table-cell>
          <table:table-cell office:value-type="float" office:value="4827">
            <text:p>4827</text:p>
          </table:table-cell>
          <table:table-cell table:number-columns-repeated="5"/>
          <table:table-cell table:formula="of:=([.A431]-[.E$2])/131" office:value-type="float" office:value="39.4829107368906">
            <text:p>39.48</text:p>
          </table:table-cell>
          <table:table-cell table:formula="of:=([.B431]-[.F$2])/131" office:value-type="float" office:value="-84.2914572864322">
            <text:p>-84.29</text:p>
          </table:table-cell>
          <table:table-cell table:formula="of:=([.C431]-[.G$2])/131" office:value-type="float" office:value="35.494457017914">
            <text:p>35.49</text:p>
          </table:table-cell>
          <table:table-cell table:formula="of:=[.J431]*2*3.141592/360" office:value-type="float" office:value="-1.47116315488554">
            <text:p>-1.4711631549</text:p>
          </table:table-cell>
          <table:table-cell table:formula="of:=[.L431]*[.L431]*0.75" office:value-type="float" office:value="1.62324077121958">
            <text:p>1.6232407712</text:p>
          </table:table-cell>
          <table:table-cell table:formula="of:=[.N430]+[.M431]*0.1" office:value-type="float" office:value="57.7164760939857">
            <text:p>57.716476094</text:p>
          </table:table-cell>
        </table:table-row>
        <table:table-row table:style-name="ro2">
          <table:table-cell office:value-type="float" office:value="2713">
            <text:p>2713</text:p>
          </table:table-cell>
          <table:table-cell office:value-type="float" office:value="-12861">
            <text:p>-12861</text:p>
          </table:table-cell>
          <table:table-cell office:value-type="float" office:value="7059">
            <text:p>7059</text:p>
          </table:table-cell>
          <table:table-cell table:number-columns-repeated="5"/>
          <table:table-cell table:formula="of:=([.A432]-[.E$2])/131" office:value-type="float" office:value="19.8951244773486">
            <text:p>19.90</text:p>
          </table:table-cell>
          <table:table-cell table:formula="of:=([.B432]-[.F$2])/131" office:value-type="float" office:value="-97.7036710268902">
            <text:p>-97.70</text:p>
          </table:table-cell>
          <table:table-cell table:formula="of:=([.C432]-[.G$2])/131" office:value-type="float" office:value="52.5326249568453">
            <text:p>52.53</text:p>
          </table:table-cell>
          <table:table-cell table:formula="of:=[.J432]*2*3.141592/360" office:value-type="float" office:value="-1.70525039593728">
            <text:p>-1.7052503959</text:p>
          </table:table-cell>
          <table:table-cell table:formula="of:=[.L432]*[.L432]*0.75" office:value-type="float" office:value="2.18090918463318">
            <text:p>2.1809091846</text:p>
          </table:table-cell>
          <table:table-cell table:formula="of:=[.N431]+[.M432]*0.1" office:value-type="float" office:value="57.934567012449">
            <text:p>57.9345670124</text:p>
          </table:table-cell>
        </table:table-row>
        <table:table-row table:style-name="ro2">
          <table:table-cell office:value-type="float" office:value="-9553">
            <text:p>-9553</text:p>
          </table:table-cell>
          <table:table-cell office:value-type="float" office:value="-8754">
            <text:p>-8754</text:p>
          </table:table-cell>
          <table:table-cell office:value-type="float" office:value="3762">
            <text:p>3762</text:p>
          </table:table-cell>
          <table:table-cell table:number-columns-repeated="5"/>
          <table:table-cell table:formula="of:=([.A433]-[.E$2])/131" office:value-type="float" office:value="-73.738463308911">
            <text:p>-73.74</text:p>
          </table:table-cell>
          <table:table-cell table:formula="of:=([.B433]-[.F$2])/131" office:value-type="float" office:value="-66.3525259887222">
            <text:p>-66.35</text:p>
          </table:table-cell>
          <table:table-cell table:formula="of:=([.C433]-[.G$2])/131" office:value-type="float" office:value="27.3646860255476">
            <text:p>27.36</text:p>
          </table:table-cell>
          <table:table-cell table:formula="of:=[.J433]*2*3.141592/360" office:value-type="float" office:value="-1.15806980458868">
            <text:p>-1.1580698046</text:p>
          </table:table-cell>
          <table:table-cell table:formula="of:=[.L433]*[.L433]*0.75" office:value-type="float" office:value="1.00584425422504">
            <text:p>1.0058442542</text:p>
          </table:table-cell>
          <table:table-cell table:formula="of:=[.N432]+[.M433]*0.1" office:value-type="float" office:value="58.0351514378715">
            <text:p>58.0351514379</text:p>
          </table:table-cell>
        </table:table-row>
        <table:table-row table:style-name="ro2">
          <table:table-cell office:value-type="float" office:value="-5154">
            <text:p>-5154</text:p>
          </table:table-cell>
          <table:table-cell office:value-type="float" office:value="-4104">
            <text:p>-4104</text:p>
          </table:table-cell>
          <table:table-cell office:value-type="float" office:value="1204">
            <text:p>1204</text:p>
          </table:table-cell>
          <table:table-cell table:number-columns-repeated="5"/>
          <table:table-cell table:formula="of:=([.A434]-[.E$2])/131" office:value-type="float" office:value="-40.1583106371553">
            <text:p>-40.16</text:p>
          </table:table-cell>
          <table:table-cell table:formula="of:=([.B434]-[.F$2])/131" office:value-type="float" office:value="-30.8563427826154">
            <text:p>-30.86</text:p>
          </table:table-cell>
          <table:table-cell table:formula="of:=([.C434]-[.G$2])/131" office:value-type="float" office:value="7.83796846829568">
            <text:p>7.84</text:p>
          </table:table-cell>
          <table:table-cell table:formula="of:=[.J434]*2*3.141592/360" office:value-type="float" office:value="-0.538544664639568">
            <text:p>-0.5385446646</text:p>
          </table:table-cell>
          <table:table-cell table:formula="of:=[.L434]*[.L434]*0.75" office:value-type="float" office:value="0.217522766858808">
            <text:p>0.2175227669</text:p>
          </table:table-cell>
          <table:table-cell table:formula="of:=[.N433]+[.M434]*0.1" office:value-type="float" office:value="58.0569037145574">
            <text:p>58.0569037146</text:p>
          </table:table-cell>
        </table:table-row>
        <table:table-row table:style-name="ro2">
          <table:table-cell office:value-type="float" office:value="-2357">
            <text:p>-2357</text:p>
          </table:table-cell>
          <table:table-cell office:value-type="float" office:value="-3576">
            <text:p>-3576</text:p>
          </table:table-cell>
          <table:table-cell office:value-type="float" office:value="678">
            <text:p>678</text:p>
          </table:table-cell>
          <table:table-cell table:number-columns-repeated="5"/>
          <table:table-cell table:formula="of:=([.A435]-[.E$2])/131" office:value-type="float" office:value="-18.8071655989873">
            <text:p>-18.81</text:p>
          </table:table-cell>
          <table:table-cell table:formula="of:=([.B435]-[.F$2])/131" office:value-type="float" office:value="-26.8258084314703">
            <text:p>-26.83</text:p>
          </table:table-cell>
          <table:table-cell table:formula="of:=([.C435]-[.G$2])/131" office:value-type="float" office:value="3.82270129272316">
            <text:p>3.82</text:p>
          </table:table-cell>
          <table:table-cell table:formula="of:=[.J435]*2*3.141592/360" office:value-type="float" office:value="-0.468198584232443">
            <text:p>-0.4681985842</text:p>
          </table:table-cell>
          <table:table-cell table:formula="of:=[.L435]*[.L435]*0.75" office:value-type="float" office:value="0.164407435707948">
            <text:p>0.1644074357</text:p>
          </table:table-cell>
          <table:table-cell table:formula="of:=[.N434]+[.M435]*0.1" office:value-type="float" office:value="58.0733444581282">
            <text:p>58.0733444581</text:p>
          </table:table-cell>
        </table:table-row>
        <table:table-row table:style-name="ro2">
          <table:table-cell office:value-type="float" office:value="-1549">
            <text:p>-1549</text:p>
          </table:table-cell>
          <table:table-cell office:value-type="float" office:value="-5401">
            <text:p>-5401</text:p>
          </table:table-cell>
          <table:table-cell office:value-type="float" office:value="1389">
            <text:p>1389</text:p>
          </table:table-cell>
          <table:table-cell table:number-columns-repeated="5"/>
          <table:table-cell table:formula="of:=([.A436]-[.E$2])/131" office:value-type="float" office:value="-12.6392266676896">
            <text:p>-12.64</text:p>
          </table:table-cell>
          <table:table-cell table:formula="of:=([.B436]-[.F$2])/131" office:value-type="float" office:value="-40.757106141394">
            <text:p>-40.76</text:p>
          </table:table-cell>
          <table:table-cell table:formula="of:=([.C436]-[.G$2])/131" office:value-type="float" office:value="9.25018220875369">
            <text:p>9.25</text:p>
          </table:table-cell>
          <table:table-cell table:formula="of:=[.J436]*2*3.141592/360" office:value-type="float" office:value="-0.711345547760857">
            <text:p>-0.7113455478</text:p>
          </table:table-cell>
          <table:table-cell table:formula="of:=[.L436]*[.L436]*0.75" office:value-type="float" office:value="0.379509366239395">
            <text:p>0.3795093662</text:p>
          </table:table-cell>
          <table:table-cell table:formula="of:=[.N435]+[.M436]*0.1" office:value-type="float" office:value="58.1112953947521">
            <text:p>58.1112953948</text:p>
          </table:table-cell>
        </table:table-row>
        <table:table-row table:style-name="ro2">
          <table:table-cell office:value-type="float" office:value="-3429">
            <text:p>-3429</text:p>
          </table:table-cell>
          <table:table-cell office:value-type="float" office:value="-12071">
            <text:p>-12071</text:p>
          </table:table-cell>
          <table:table-cell office:value-type="float" office:value="1952">
            <text:p>1952</text:p>
          </table:table-cell>
          <table:table-cell table:number-columns-repeated="5"/>
          <table:table-cell table:formula="of:=([.A437]-[.E$2])/131" office:value-type="float" office:value="-26.9903717058575">
            <text:p>-26.99</text:p>
          </table:table-cell>
          <table:table-cell table:formula="of:=([.B437]-[.F$2])/131" office:value-type="float" office:value="-91.6731366757452">
            <text:p>-91.67</text:p>
          </table:table-cell>
          <table:table-cell table:formula="of:=([.C437]-[.G$2])/131" office:value-type="float" office:value="13.5478921324178">
            <text:p>13.55</text:p>
          </table:table-cell>
          <table:table-cell table:formula="of:=[.J437]*2*3.141592/360" office:value-type="float" office:value="-1.59999773775238">
            <text:p>-1.5999977378</text:p>
          </table:table-cell>
          <table:table-cell table:formula="of:=[.L437]*[.L437]*0.75" office:value-type="float" office:value="1.91999457060954">
            <text:p>1.9199945706</text:p>
          </table:table-cell>
          <table:table-cell table:formula="of:=[.N436]+[.M437]*0.1" office:value-type="float" office:value="58.3032948518131">
            <text:p>58.3032948518</text:p>
          </table:table-cell>
        </table:table-row>
        <table:table-row table:style-name="ro2">
          <table:table-cell office:value-type="float" office:value="-6151">
            <text:p>-6151</text:p>
          </table:table-cell>
          <table:table-cell office:value-type="float" office:value="-17599">
            <text:p>-17599</text:p>
          </table:table-cell>
          <table:table-cell office:value-type="float" office:value="2913">
            <text:p>2913</text:p>
          </table:table-cell>
          <table:table-cell table:number-columns-repeated="5"/>
          <table:table-cell table:formula="of:=([.A438]-[.E$2])/131" office:value-type="float" office:value="-47.768997660056">
            <text:p>-47.77</text:p>
          </table:table-cell>
          <table:table-cell table:formula="of:=([.B438]-[.F$2])/131" office:value-type="float" office:value="-133.871609958188">
            <text:p>-133.87</text:p>
          </table:table-cell>
          <table:table-cell table:formula="of:=([.C438]-[.G$2])/131" office:value-type="float" office:value="20.8837699950132">
            <text:p>20.88</text:p>
          </table:table-cell>
          <table:table-cell table:formula="of:=[.J438]*2*3.141592/360" office:value-type="float" office:value="-2.33649988262091">
            <text:p>-2.3364998826</text:p>
          </table:table-cell>
          <table:table-cell table:formula="of:=[.L438]*[.L438]*0.75" office:value-type="float" office:value="4.09442377611564">
            <text:p>4.0944237761</text:p>
          </table:table-cell>
          <table:table-cell table:formula="of:=[.N437]+[.M438]*0.1" office:value-type="float" office:value="58.7127372294246">
            <text:p>58.7127372294</text:p>
          </table:table-cell>
        </table:table-row>
        <table:table-row table:style-name="ro2">
          <table:table-cell office:value-type="float" office:value="-9549">
            <text:p>-9549</text:p>
          </table:table-cell>
          <table:table-cell office:value-type="float" office:value="-24929">
            <text:p>-24929</text:p>
          </table:table-cell>
          <table:table-cell office:value-type="float" office:value="1366">
            <text:p>1366</text:p>
          </table:table-cell>
          <table:table-cell table:number-columns-repeated="5"/>
          <table:table-cell table:formula="of:=([.A439]-[.E$2])/131" office:value-type="float" office:value="-73.7079289577659">
            <text:p>-73.71</text:p>
          </table:table-cell>
          <table:table-cell table:formula="of:=([.B439]-[.F$2])/131" office:value-type="float" office:value="-189.82580843147">
            <text:p>-189.83</text:p>
          </table:table-cell>
          <table:table-cell table:formula="of:=([.C439]-[.G$2])/131" office:value-type="float" office:value="9.07460968966972">
            <text:p>9.07</text:p>
          </table:table-cell>
          <table:table-cell table:formula="of:=[.J439]*2*3.141592/360" office:value-type="float" office:value="-3.31308467312133">
            <text:p>-3.3130846731</text:p>
          </table:table-cell>
          <table:table-cell table:formula="of:=[.L439]*[.L439]*0.75" office:value-type="float" office:value="8.23239753845361">
            <text:p>8.2323975385</text:p>
          </table:table-cell>
          <table:table-cell table:formula="of:=[.N438]+[.M439]*0.1" office:value-type="float" office:value="59.53597698327">
            <text:p>59.5359769833</text:p>
          </table:table-cell>
        </table:table-row>
        <table:table-row table:style-name="ro2">
          <table:table-cell office:value-type="float" office:value="8576">
            <text:p>8576</text:p>
          </table:table-cell>
          <table:table-cell office:value-type="float" office:value="2579">
            <text:p>2579</text:p>
          </table:table-cell>
          <table:table-cell office:value-type="float" office:value="-8321">
            <text:p>-8321</text:p>
          </table:table-cell>
          <table:table-cell table:number-columns-repeated="5"/>
          <table:table-cell table:formula="of:=([.A440]-[.E$2])/131" office:value-type="float" office:value="64.6508496681883">
            <text:p>64.65</text:p>
          </table:table-cell>
          <table:table-cell table:formula="of:=([.B440]-[.F$2])/131" office:value-type="float" office:value="20.1589243929571">
            <text:p>20.16</text:p>
          </table:table-cell>
          <table:table-cell table:formula="of:=([.C440]-[.G$2])/131" office:value-type="float" office:value="-64.8719551958265">
            <text:p>-64.87</text:p>
          </table:table-cell>
          <table:table-cell table:formula="of:=[.J440]*2*3.141592/360" office:value-type="float" office:value="0.35183953111955">
            <text:p>0.3518395311</text:p>
          </table:table-cell>
          <table:table-cell table:formula="of:=[.L440]*[.L440]*0.75" office:value-type="float" office:value="0.0928432917438187">
            <text:p>0.0928432917</text:p>
          </table:table-cell>
          <table:table-cell table:formula="of:=[.N439]+[.M440]*0.1" office:value-type="float" office:value="59.5452613124444">
            <text:p>59.5452613124</text:p>
          </table:table-cell>
        </table:table-row>
        <table:table-row table:style-name="ro2">
          <table:table-cell office:value-type="float" office:value="10890">
            <text:p>10890</text:p>
          </table:table-cell>
          <table:table-cell office:value-type="float" office:value="27696">
            <text:p>27696</text:p>
          </table:table-cell>
          <table:table-cell office:value-type="float" office:value="-16794">
            <text:p>-16794</text:p>
          </table:table-cell>
          <table:table-cell table:number-columns-repeated="5"/>
          <table:table-cell table:formula="of:=([.A441]-[.E$2])/131" office:value-type="float" office:value="82.3149718055929">
            <text:p>82.31</text:p>
          </table:table-cell>
          <table:table-cell table:formula="of:=([.B441]-[.F$2])/131" office:value-type="float" office:value="211.891748820438">
            <text:p>211.89</text:p>
          </table:table-cell>
          <table:table-cell table:formula="of:=([.C441]-[.G$2])/131" office:value-type="float" office:value="-129.551344508804">
            <text:p>-129.55</text:p>
          </table:table-cell>
          <table:table-cell table:formula="of:=[.J441]*2*3.141592/360" office:value-type="float" office:value="3.69820790533499">
            <text:p>3.6982079053</text:p>
          </table:table-cell>
          <table:table-cell table:formula="of:=[.L441]*[.L441]*0.75" office:value-type="float" office:value="10.2575562833116">
            <text:p>10.2575562833</text:p>
          </table:table-cell>
          <table:table-cell table:formula="of:=[.N440]+[.M441]*0.1" office:value-type="float" office:value="60.5710169407756">
            <text:p>60.5710169408</text:p>
          </table:table-cell>
        </table:table-row>
        <table:table-row table:style-name="ro2">
          <table:table-cell office:value-type="float" office:value="16282">
            <text:p>16282</text:p>
          </table:table-cell>
          <table:table-cell office:value-type="float" office:value="32767">
            <text:p>32767</text:p>
          </table:table-cell>
          <table:table-cell office:value-type="float" office:value="-5947">
            <text:p>-5947</text:p>
          </table:table-cell>
          <table:table-cell table:number-columns-repeated="5"/>
          <table:table-cell table:formula="of:=([.A442]-[.E$2])/131" office:value-type="float" office:value="123.475277149104">
            <text:p>123.48</text:p>
          </table:table-cell>
          <table:table-cell table:formula="of:=([.B442]-[.F$2])/131" office:value-type="float" office:value="250.60167248456">
            <text:p>250.60</text:p>
          </table:table-cell>
          <table:table-cell table:formula="of:=([.C442]-[.G$2])/131" office:value-type="float" office:value="-46.7498177912463">
            <text:p>-46.75</text:p>
          </table:table-cell>
          <table:table-cell table:formula="of:=[.J442]*2*3.141592/360" office:value-type="float" office:value="4.37382338591175">
            <text:p>4.3738233859</text:p>
          </table:table-cell>
          <table:table-cell table:formula="of:=[.L442]*[.L442]*0.75" office:value-type="float" office:value="14.3477482583614">
            <text:p>14.3477482584</text:p>
          </table:table-cell>
          <table:table-cell table:formula="of:=[.N441]+[.M442]*0.1" office:value-type="float" office:value="62.0057917666117">
            <text:p>62.0057917666</text:p>
          </table:table-cell>
        </table:table-row>
        <table:table-row table:style-name="ro2">
          <table:table-cell office:value-type="float" office:value="3498">
            <text:p>3498</text:p>
          </table:table-cell>
          <table:table-cell office:value-type="float" office:value="23712">
            <text:p>23712</text:p>
          </table:table-cell>
          <table:table-cell office:value-type="float" office:value="1903">
            <text:p>1903</text:p>
          </table:table-cell>
          <table:table-cell table:number-columns-repeated="5"/>
          <table:table-cell table:formula="of:=([.A443]-[.E$2])/131" office:value-type="float" office:value="25.8874908895623">
            <text:p>25.89</text:p>
          </table:table-cell>
          <table:table-cell table:formula="of:=([.B443]-[.F$2])/131" office:value-type="float" office:value="181.47953507998">
            <text:p>181.48</text:p>
          </table:table-cell>
          <table:table-cell table:formula="of:=([.C443]-[.G$2])/131" office:value-type="float" office:value="13.1738463308911">
            <text:p>13.17</text:p>
          </table:table-cell>
          <table:table-cell table:formula="of:=[.J443]*2*3.141592/360" office:value-type="float" office:value="3.16741475317214">
            <text:p>3.1674147532</text:p>
          </table:table-cell>
          <table:table-cell table:formula="of:=[.L443]*[.L443]*0.75" office:value-type="float" office:value="7.52438716395938">
            <text:p>7.524387164</text:p>
          </table:table-cell>
          <table:table-cell table:formula="of:=[.N442]+[.M443]*0.1" office:value-type="float" office:value="62.7582304830076">
            <text:p>62.758230483</text:p>
          </table:table-cell>
        </table:table-row>
        <table:table-row table:style-name="ro2">
          <table:table-cell office:value-type="float" office:value="21087">
            <text:p>21087</text:p>
          </table:table-cell>
          <table:table-cell office:value-type="float" office:value="-13989">
            <text:p>-13989</text:p>
          </table:table-cell>
          <table:table-cell office:value-type="float" office:value="3464">
            <text:p>3464</text:p>
          </table:table-cell>
          <table:table-cell table:number-columns-repeated="5"/>
          <table:table-cell table:formula="of:=([.A444]-[.E$2])/131" office:value-type="float" office:value="160.154666462081">
            <text:p>160.15</text:p>
          </table:table-cell>
          <table:table-cell table:formula="of:=([.B444]-[.F$2])/131" office:value-type="float" office:value="-106.314358049791">
            <text:p>-106.31</text:p>
          </table:table-cell>
          <table:table-cell table:formula="of:=([.C444]-[.G$2])/131" office:value-type="float" office:value="25.0898768652422">
            <text:p>25.09</text:p>
          </table:table-cell>
          <table:table-cell table:formula="of:=[.J444]*2*3.141592/360" office:value-type="float" office:value="-1.85553520407977">
            <text:p>-1.8555352041</text:p>
          </table:table-cell>
          <table:table-cell table:formula="of:=[.L444]*[.L444]*0.75" office:value-type="float" office:value="2.58225817018452">
            <text:p>2.5822581702</text:p>
          </table:table-cell>
          <table:table-cell table:formula="of:=[.N443]+[.M444]*0.1" office:value-type="float" office:value="63.0164563000261">
            <text:p>63.0164563</text:p>
          </table:table-cell>
        </table:table-row>
        <table:table-row table:style-name="ro2">
          <table:table-cell office:value-type="float" office:value="-6390">
            <text:p>-6390</text:p>
          </table:table-cell>
          <table:table-cell office:value-type="float" office:value="-14413">
            <text:p>-14413</text:p>
          </table:table-cell>
          <table:table-cell office:value-type="float" office:value="10084">
            <text:p>10084</text:p>
          </table:table-cell>
          <table:table-cell table:number-columns-repeated="5"/>
          <table:table-cell table:formula="of:=([.A445]-[.E$2])/131" office:value-type="float" office:value="-49.593425140972">
            <text:p>-49.59</text:p>
          </table:table-cell>
          <table:table-cell table:formula="of:=([.B445]-[.F$2])/131" office:value-type="float" office:value="-109.550999271165">
            <text:p>-109.55</text:p>
          </table:table-cell>
          <table:table-cell table:formula="of:=([.C445]-[.G$2])/131" office:value-type="float" office:value="75.6242280102804">
            <text:p>75.62</text:p>
          </table:table-cell>
          <table:table-cell table:formula="of:=[.J445]*2*3.141592/360" office:value-type="float" office:value="-1.9120252383461">
            <text:p>-1.9120252383</text:p>
          </table:table-cell>
          <table:table-cell table:formula="of:=[.L445]*[.L445]*0.75" office:value-type="float" office:value="2.74188038405434">
            <text:p>2.7418803841</text:p>
          </table:table-cell>
          <table:table-cell table:formula="of:=[.N444]+[.M445]*0.1" office:value-type="float" office:value="63.2906443384315">
            <text:p>63.2906443384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-7266">
            <text:p>-7266</text:p>
          </table:table-cell>
          <table:table-cell office:value-type="float" office:value="1179">
            <text:p>1179</text:p>
          </table:table-cell>
          <table:table-cell table:number-columns-repeated="5"/>
          <table:table-cell table:formula="of:=([.A446]-[.E$2])/131" office:value-type="float" office:value="5.95619317963865">
            <text:p>5.96</text:p>
          </table:table-cell>
          <table:table-cell table:formula="of:=([.B446]-[.F$2])/131" office:value-type="float" office:value="-54.993747362768">
            <text:p>-54.99</text:p>
          </table:table-cell>
          <table:table-cell table:formula="of:=([.C446]-[.G$2])/131" office:value-type="float" office:value="7.64712877363919">
            <text:p>7.65</text:p>
          </table:table-cell>
          <table:table-cell table:formula="of:=[.J446]*2*3.141592/360" office:value-type="float" office:value="-0.959821759804962">
            <text:p>-0.9598217598</text:p>
          </table:table-cell>
          <table:table-cell table:formula="of:=[.L446]*[.L446]*0.75" office:value-type="float" office:value="0.690943357946321">
            <text:p>0.6909433579</text:p>
          </table:table-cell>
          <table:table-cell table:formula="of:=[.N445]+[.M446]*0.1" office:value-type="float" office:value="63.3597386742262">
            <text:p>63.3597386742</text:p>
          </table:table-cell>
        </table:table-row>
        <table:table-row table:style-name="ro2">
          <table:table-cell office:value-type="float" office:value="-2808">
            <text:p>-2808</text:p>
          </table:table-cell>
          <table:table-cell office:value-type="float" office:value="-3738">
            <text:p>-3738</text:p>
          </table:table-cell>
          <table:table-cell office:value-type="float" office:value="-169">
            <text:p>-169</text:p>
          </table:table-cell>
          <table:table-cell table:number-columns-repeated="5"/>
          <table:table-cell table:formula="of:=([.A447]-[.E$2])/131" office:value-type="float" office:value="-22.2499136905904">
            <text:p>-22.25</text:p>
          </table:table-cell>
          <table:table-cell table:formula="of:=([.B447]-[.F$2])/131" office:value-type="float" office:value="-28.0624496528444">
            <text:p>-28.06</text:p>
          </table:table-cell>
          <table:table-cell table:formula="of:=([.C447]-[.G$2])/131" office:value-type="float" office:value="-2.64294756223867">
            <text:p>-2.64</text:p>
          </table:table-cell>
          <table:table-cell table:formula="of:=[.J447]*2*3.141592/360" office:value-type="float" office:value="-0.489782040720993">
            <text:p>-0.4897820407</text:p>
          </table:table-cell>
          <table:table-cell table:formula="of:=[.L447]*[.L447]*0.75" office:value-type="float" office:value="0.179914835559615">
            <text:p>0.1799148356</text:p>
          </table:table-cell>
          <table:table-cell table:formula="of:=[.N446]+[.M447]*0.1" office:value-type="float" office:value="63.3777301577821">
            <text:p>63.3777301578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-5377">
            <text:p>-5377</text:p>
          </table:table-cell>
          <table:table-cell office:value-type="float" office:value="-108">
            <text:p>-108</text:p>
          </table:table-cell>
          <table:table-cell table:number-columns-repeated="5"/>
          <table:table-cell table:formula="of:=([.A448]-[.E$2])/131" office:value-type="float" office:value="2.33787256895163">
            <text:p>2.34</text:p>
          </table:table-cell>
          <table:table-cell table:formula="of:=([.B448]-[.F$2])/131" office:value-type="float" office:value="-40.5739000345238">
            <text:p>-40.57</text:p>
          </table:table-cell>
          <table:table-cell table:formula="of:=([.C448]-[.G$2])/131" office:value-type="float" office:value="-2.17729870727684">
            <text:p>-2.18</text:p>
          </table:table-cell>
          <table:table-cell table:formula="of:=[.J448]*2*3.141592/360" office:value-type="float" office:value="-0.708147998651442">
            <text:p>-0.7081479987</text:p>
          </table:table-cell>
          <table:table-cell table:formula="of:=[.L448]*[.L448]*0.75" office:value-type="float" office:value="0.376105190995532">
            <text:p>0.376105191</text:p>
          </table:table-cell>
          <table:table-cell table:formula="of:=[.N447]+[.M448]*0.1" office:value-type="float" office:value="63.4153406768817">
            <text:p>63.4153406769</text:p>
          </table:table-cell>
        </table:table-row>
        <table:table-row table:style-name="ro2">
          <table:table-cell office:value-type="float" office:value="-336">
            <text:p>-336</text:p>
          </table:table-cell>
          <table:table-cell office:value-type="float" office:value="-12601">
            <text:p>-12601</text:p>
          </table:table-cell>
          <table:table-cell office:value-type="float" office:value="1222">
            <text:p>1222</text:p>
          </table:table-cell>
          <table:table-cell table:number-columns-repeated="5"/>
          <table:table-cell table:formula="of:=([.A449]-[.E$2])/131" office:value-type="float" office:value="-3.37968468295677">
            <text:p>-3.38</text:p>
          </table:table-cell>
          <table:table-cell table:formula="of:=([.B449]-[.F$2])/131" office:value-type="float" office:value="-95.7189382024627">
            <text:p>-95.72</text:p>
          </table:table-cell>
          <table:table-cell table:formula="of:=([.C449]-[.G$2])/131" office:value-type="float" office:value="7.97537304844835">
            <text:p>7.98</text:p>
          </table:table-cell>
          <table:table-cell table:formula="of:=[.J449]*2*3.141592/360" office:value-type="float" office:value="-1.67061028058528">
            <text:p>-1.6706102806</text:p>
          </table:table-cell>
          <table:table-cell table:formula="of:=[.L449]*[.L449]*0.75" office:value-type="float" office:value="2.09320403219793">
            <text:p>2.0932040322</text:p>
          </table:table-cell>
          <table:table-cell table:formula="of:=[.N448]+[.M449]*0.1" office:value-type="float" office:value="63.6246610801014">
            <text:p>63.6246610801</text:p>
          </table:table-cell>
        </table:table-row>
        <table:table-row table:style-name="ro2">
          <table:table-cell office:value-type="float" office:value="-1932">
            <text:p>-1932</text:p>
          </table:table-cell>
          <table:table-cell office:value-type="float" office:value="-18451">
            <text:p>-18451</text:p>
          </table:table-cell>
          <table:table-cell office:value-type="float" office:value="-921">
            <text:p>-921</text:p>
          </table:table-cell>
          <table:table-cell table:number-columns-repeated="5"/>
          <table:table-cell table:formula="of:=([.A450]-[.E$2])/131" office:value-type="float" office:value="-15.562890789827">
            <text:p>-15.56</text:p>
          </table:table-cell>
          <table:table-cell table:formula="of:=([.B450]-[.F$2])/131" office:value-type="float" office:value="-140.375426752081">
            <text:p>-140.38</text:p>
          </table:table-cell>
          <table:table-cell table:formula="of:=([.C450]-[.G$2])/131" office:value-type="float" office:value="-8.38340557750585">
            <text:p>-8.38</text:p>
          </table:table-cell>
          <table:table-cell table:formula="of:=[.J450]*2*3.141592/360" office:value-type="float" office:value="-2.45001287600513">
            <text:p>-2.450012876</text:p>
          </table:table-cell>
          <table:table-cell table:formula="of:=[.L450]*[.L450]*0.75" office:value-type="float" office:value="4.5019223194432">
            <text:p>4.5019223194</text:p>
          </table:table-cell>
          <table:table-cell table:formula="of:=[.N449]+[.M450]*0.1" office:value-type="float" office:value="64.0748533120458">
            <text:p>64.074853312</text:p>
          </table:table-cell>
        </table:table-row>
        <table:table-row table:style-name="ro2">
          <table:table-cell office:value-type="float" office:value="-3986">
            <text:p>-3986</text:p>
          </table:table-cell>
          <table:table-cell office:value-type="float" office:value="-26838">
            <text:p>-26838</text:p>
          </table:table-cell>
          <table:table-cell office:value-type="float" office:value="-1115">
            <text:p>-1115</text:p>
          </table:table-cell>
          <table:table-cell table:number-columns-repeated="5"/>
          <table:table-cell table:formula="of:=([.A451]-[.E$2])/131" office:value-type="float" office:value="-31.2422801028041">
            <text:p>-31.24</text:p>
          </table:table-cell>
          <table:table-cell table:formula="of:=([.B451]-[.F$2])/131" office:value-type="float" office:value="-204.39832751544">
            <text:p>-204.40</text:p>
          </table:table-cell>
          <table:table-cell table:formula="of:=([.C451]-[.G$2])/131" office:value-type="float" office:value="-9.8643216080402">
            <text:p>-9.86</text:p>
          </table:table-cell>
          <table:table-cell table:formula="of:=[.J451]*2*3.141592/360" office:value-type="float" office:value="-3.5674230585327">
            <text:p>-3.5674230585</text:p>
          </table:table-cell>
          <table:table-cell table:formula="of:=[.L451]*[.L451]*0.75" office:value-type="float" office:value="9.54488045891309">
            <text:p>9.5448804589</text:p>
          </table:table-cell>
          <table:table-cell table:formula="of:=[.N450]+[.M451]*0.1" office:value-type="float" office:value="65.0293413579371">
            <text:p>65.0293413579</text:p>
          </table:table-cell>
        </table:table-row>
        <table:table-row table:style-name="ro2">
          <table:table-cell office:value-type="float" office:value="19589">
            <text:p>19589</text:p>
          </table:table-cell>
          <table:table-cell office:value-type="float" office:value="-6590">
            <text:p>-6590</text:p>
          </table:table-cell>
          <table:table-cell office:value-type="float" office:value="-10870">
            <text:p>-10870</text:p>
          </table:table-cell>
          <table:table-cell table:number-columns-repeated="5"/>
          <table:table-cell table:formula="of:=([.A452]-[.E$2])/131" office:value-type="float" office:value="148.719551958265">
            <text:p>148.72</text:p>
          </table:table-cell>
          <table:table-cell table:formula="of:=([.B452]-[.F$2])/131" office:value-type="float" office:value="-49.8334420192566">
            <text:p>-49.83</text:p>
          </table:table-cell>
          <table:table-cell table:formula="of:=([.C452]-[.G$2])/131" office:value-type="float" office:value="-84.329970463002">
            <text:p>-84.33</text:p>
          </table:table-cell>
          <table:table-cell table:formula="of:=[.J452]*2*3.141592/360" office:value-type="float" office:value="-0.86975745988978">
            <text:p>-0.8697574599</text:p>
          </table:table-cell>
          <table:table-cell table:formula="of:=[.L452]*[.L452]*0.75" office:value-type="float" office:value="0.567358529275441">
            <text:p>0.5673585293</text:p>
          </table:table-cell>
          <table:table-cell table:formula="of:=[.N451]+[.M452]*0.1" office:value-type="float" office:value="65.0860772108646">
            <text:p>65.0860772109</text:p>
          </table:table-cell>
        </table:table-row>
        <table:table-row table:style-name="ro2">
          <table:table-cell office:value-type="float" office:value="15497">
            <text:p>15497</text:p>
          </table:table-cell>
          <table:table-cell office:value-type="float" office:value="22986">
            <text:p>22986</text:p>
          </table:table-cell>
          <table:table-cell office:value-type="float" office:value="-15662">
            <text:p>-15662</text:p>
          </table:table-cell>
          <table:table-cell table:number-columns-repeated="5"/>
          <table:table-cell table:formula="of:=([.A453]-[.E$2])/131" office:value-type="float" office:value="117.482910736891">
            <text:p>117.48</text:p>
          </table:table-cell>
          <table:table-cell table:formula="of:=([.B453]-[.F$2])/131" office:value-type="float" office:value="175.937550347156">
            <text:p>175.94</text:p>
          </table:table-cell>
          <table:table-cell table:formula="of:=([.C453]-[.G$2])/131" office:value-type="float" office:value="-120.910123134758">
            <text:p>-120.91</text:p>
          </table:table-cell>
          <table:table-cell table:formula="of:=[.J453]*2*3.141592/360" office:value-type="float" office:value="3.07068889261234">
            <text:p>3.0706888926</text:p>
          </table:table-cell>
          <table:table-cell table:formula="of:=[.L453]*[.L453]*0.75" office:value-type="float" office:value="7.0718477064096">
            <text:p>7.0718477064</text:p>
          </table:table-cell>
          <table:table-cell table:formula="of:=[.N452]+[.M453]*0.1" office:value-type="float" office:value="65.7932619815056">
            <text:p>65.7932619815</text:p>
          </table:table-cell>
        </table:table-row>
        <table:table-row table:style-name="ro2">
          <table:table-cell office:value-type="float" office:value="13414">
            <text:p>13414</text:p>
          </table:table-cell>
          <table:table-cell office:value-type="float" office:value="32767">
            <text:p>32767</text:p>
          </table:table-cell>
          <table:table-cell office:value-type="float" office:value="-9490">
            <text:p>-9490</text:p>
          </table:table-cell>
          <table:table-cell table:number-columns-repeated="5"/>
          <table:table-cell table:formula="of:=([.A454]-[.E$2])/131" office:value-type="float" office:value="101.582147378112">
            <text:p>101.58</text:p>
          </table:table-cell>
          <table:table-cell table:formula="of:=([.B454]-[.F$2])/131" office:value-type="float" office:value="250.60167248456">
            <text:p>250.60</text:p>
          </table:table-cell>
          <table:table-cell table:formula="of:=([.C454]-[.G$2])/131" office:value-type="float" office:value="-73.7956193179639">
            <text:p>-73.80</text:p>
          </table:table-cell>
          <table:table-cell table:formula="of:=[.J454]*2*3.141592/360" office:value-type="float" office:value="4.37382338591175">
            <text:p>4.3738233859</text:p>
          </table:table-cell>
          <table:table-cell table:formula="of:=[.L454]*[.L454]*0.75" office:value-type="float" office:value="14.3477482583614">
            <text:p>14.3477482584</text:p>
          </table:table-cell>
          <table:table-cell table:formula="of:=[.N453]+[.M454]*0.1" office:value-type="float" office:value="67.2280368073417">
            <text:p>67.2280368073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30670">
            <text:p>30670</text:p>
          </table:table-cell>
          <table:table-cell office:value-type="float" office:value="-2008">
            <text:p>-2008</text:p>
          </table:table-cell>
          <table:table-cell table:number-columns-repeated="5"/>
          <table:table-cell table:formula="of:=([.A455]-[.E$2])/131" office:value-type="float" office:value="5.84932295063102">
            <text:p>5.85</text:p>
          </table:table-cell>
          <table:table-cell table:formula="of:=([.B455]-[.F$2])/131" office:value-type="float" office:value="234.594038896774">
            <text:p>234.59</text:p>
          </table:table-cell>
          <table:table-cell table:formula="of:=([.C455]-[.G$2])/131" office:value-type="float" office:value="-16.68111550117">
            <text:p>-16.68</text:p>
          </table:table-cell>
          <table:table-cell table:formula="of:=[.J455]*2*3.141592/360" office:value-type="float" office:value="4.09443753247663">
            <text:p>4.0944375325</text:p>
          </table:table-cell>
          <table:table-cell table:formula="of:=[.L455]*[.L455]*0.75" office:value-type="float" office:value="12.573314030515">
            <text:p>12.5733140305</text:p>
          </table:table-cell>
          <table:table-cell table:formula="of:=[.N454]+[.M455]*0.1" office:value-type="float" office:value="68.4853682103932">
            <text:p>68.4853682104</text:p>
          </table:table-cell>
        </table:table-row>
        <table:table-row table:style-name="ro2">
          <table:table-cell office:value-type="float" office:value="10029">
            <text:p>10029</text:p>
          </table:table-cell>
          <table:table-cell office:value-type="float" office:value="-14464">
            <text:p>-14464</text:p>
          </table:table-cell>
          <table:table-cell office:value-type="float" office:value="10388">
            <text:p>10388</text:p>
          </table:table-cell>
          <table:table-cell table:number-columns-repeated="5"/>
          <table:table-cell table:formula="of:=([.A456]-[.E$2])/131" office:value-type="float" office:value="75.7424527216234">
            <text:p>75.74</text:p>
          </table:table-cell>
          <table:table-cell table:formula="of:=([.B456]-[.F$2])/131" office:value-type="float" office:value="-109.940312248264">
            <text:p>-109.94</text:p>
          </table:table-cell>
          <table:table-cell table:formula="of:=([.C456]-[.G$2])/131" office:value-type="float" office:value="77.9448386973033">
            <text:p>77.94</text:p>
          </table:table-cell>
          <table:table-cell table:formula="of:=[.J456]*2*3.141592/360" office:value-type="float" office:value="-1.91882003020361">
            <text:p>-1.9188200302</text:p>
          </table:table-cell>
          <table:table-cell table:formula="of:=[.L456]*[.L456]*0.75" office:value-type="float" office:value="2.76140273123292">
            <text:p>2.7614027312</text:p>
          </table:table-cell>
          <table:table-cell table:formula="of:=[.N455]+[.M456]*0.1" office:value-type="float" office:value="68.7615084835165">
            <text:p>68.7615084835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-15580">
            <text:p>-15580</text:p>
          </table:table-cell>
          <table:table-cell office:value-type="float" office:value="9516">
            <text:p>9516</text:p>
          </table:table-cell>
          <table:table-cell table:number-columns-repeated="5"/>
          <table:table-cell table:formula="of:=([.A457]-[.E$2])/131" office:value-type="float" office:value="3.1164985231501">
            <text:p>3.12</text:p>
          </table:table-cell>
          <table:table-cell table:formula="of:=([.B457]-[.F$2])/131" office:value-type="float" office:value="-118.45939621773">
            <text:p>-118.46</text:p>
          </table:table-cell>
          <table:table-cell table:formula="of:=([.C457]-[.G$2])/131" office:value-type="float" office:value="71.288350147685">
            <text:p>71.29</text:p>
          </table:table-cell>
          <table:table-cell table:formula="of:=[.J457]*2*3.141592/360" office:value-type="float" office:value="-2.06750606379139">
            <text:p>-2.0675060638</text:p>
          </table:table-cell>
          <table:table-cell table:formula="of:=[.L457]*[.L457]*0.75" office:value-type="float" office:value="3.20593599286063">
            <text:p>3.2059359929</text:p>
          </table:table-cell>
          <table:table-cell table:formula="of:=[.N456]+[.M457]*0.1" office:value-type="float" office:value="69.0821020828026">
            <text:p>69.0821020828</text:p>
          </table:table-cell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-9811">
            <text:p>-9811</text:p>
          </table:table-cell>
          <table:table-cell office:value-type="float" office:value="4611">
            <text:p>4611</text:p>
          </table:table-cell>
          <table:table-cell table:number-columns-repeated="5"/>
          <table:table-cell table:formula="of:=([.A458]-[.E$2])/131" office:value-type="float" office:value="7.82642218727224">
            <text:p>7.83</text:p>
          </table:table-cell>
          <table:table-cell table:formula="of:=([.B458]-[.F$2])/131" office:value-type="float" office:value="-74.4212282787986">
            <text:p>-74.42</text:p>
          </table:table-cell>
          <table:table-cell table:formula="of:=([.C458]-[.G$2])/131" office:value-type="float" office:value="33.8456020560819">
            <text:p>33.85</text:p>
          </table:table-cell>
          <table:table-cell table:formula="of:=[.J458]*2*3.141592/360" office:value-type="float" office:value="-1.29889519661582">
            <text:p>-1.2988951966</text:p>
          </table:table-cell>
          <table:table-cell table:formula="of:=[.L458]*[.L458]*0.75" office:value-type="float" office:value="1.26534654884373">
            <text:p>1.2653465488</text:p>
          </table:table-cell>
          <table:table-cell table:formula="of:=[.N457]+[.M458]*0.1" office:value-type="float" office:value="69.2086367376869">
            <text:p>69.2086367377</text:p>
          </table:table-cell>
        </table:table-row>
        <table:table-row table:style-name="ro2">
          <table:table-cell office:value-type="float" office:value="-2952">
            <text:p>-2952</text:p>
          </table:table-cell>
          <table:table-cell office:value-type="float" office:value="-5126">
            <text:p>-5126</text:p>
          </table:table-cell>
          <table:table-cell office:value-type="float" office:value="511">
            <text:p>511</text:p>
          </table:table-cell>
          <table:table-cell table:number-columns-repeated="5"/>
          <table:table-cell table:formula="of:=([.A459]-[.E$2])/131" office:value-type="float" office:value="-23.3491503318117">
            <text:p>-23.35</text:p>
          </table:table-cell>
          <table:table-cell table:formula="of:=([.B459]-[.F$2])/131" office:value-type="float" office:value="-38.6578695001726">
            <text:p>-38.66</text:p>
          </table:table-cell>
          <table:table-cell table:formula="of:=([.C459]-[.G$2])/131" office:value-type="float" office:value="2.54789213241781">
            <text:p>2.55</text:p>
          </table:table-cell>
          <table:table-cell table:formula="of:=[.J459]*2*3.141592/360" office:value-type="float" office:value="-0.67470696421548">
            <text:p>-0.6747069642</text:p>
          </table:table-cell>
          <table:table-cell table:formula="of:=[.L459]*[.L459]*0.75" office:value-type="float" office:value="0.341422115670651">
            <text:p>0.3414221157</text:p>
          </table:table-cell>
          <table:table-cell table:formula="of:=[.N458]+[.M459]*0.1" office:value-type="float" office:value="69.242778949254">
            <text:p>69.2427789493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-4185">
            <text:p>-4185</text:p>
          </table:table-cell>
          <table:table-cell office:value-type="float" office:value="357">
            <text:p>357</text:p>
          </table:table-cell>
          <table:table-cell table:number-columns-repeated="5"/>
          <table:table-cell table:formula="of:=([.A460]-[.E$2])/131" office:value-type="float" office:value="4.55924661475316">
            <text:p>4.56</text:p>
          </table:table-cell>
          <table:table-cell table:formula="of:=([.B460]-[.F$2])/131" office:value-type="float" office:value="-31.4746633933024">
            <text:p>-31.47</text:p>
          </table:table-cell>
          <table:table-cell table:formula="of:=([.C460]-[.G$2])/131" office:value-type="float" office:value="1.37231961333384">
            <text:p>1.37</text:p>
          </table:table-cell>
          <table:table-cell table:formula="of:=[.J460]*2*3.141592/360" office:value-type="float" office:value="-0.549336392883842">
            <text:p>-0.5493363929</text:p>
          </table:table-cell>
          <table:table-cell table:formula="of:=[.L460]*[.L460]*0.75" office:value-type="float" office:value="0.226327854409973">
            <text:p>0.2263278544</text:p>
          </table:table-cell>
          <table:table-cell table:formula="of:=[.N459]+[.M460]*0.1" office:value-type="float" office:value="69.265411734695">
            <text:p>69.2654117347</text:p>
          </table:table-cell>
        </table:table-row>
        <table:table-row table:style-name="ro2">
          <table:table-cell office:value-type="float" office:value="-411">
            <text:p>-411</text:p>
          </table:table-cell>
          <table:table-cell office:value-type="float" office:value="-10699">
            <text:p>-10699</text:p>
          </table:table-cell>
          <table:table-cell office:value-type="float" office:value="1775">
            <text:p>1775</text:p>
          </table:table-cell>
          <table:table-cell table:number-columns-repeated="5"/>
          <table:table-cell table:formula="of:=([.A461]-[.E$2])/131" office:value-type="float" office:value="-3.95220376692623">
            <text:p>-3.95</text:p>
          </table:table-cell>
          <table:table-cell table:formula="of:=([.B461]-[.F$2])/131" office:value-type="float" office:value="-81.199854232997">
            <text:p>-81.20</text:p>
          </table:table-cell>
          <table:table-cell table:formula="of:=([.C461]-[.G$2])/131" office:value-type="float" office:value="12.1967470942499">
            <text:p>12.20</text:p>
          </table:table-cell>
          <table:table-cell table:formula="of:=[.J461]*2*3.141592/360" office:value-type="float" office:value="-1.41720451366416">
            <text:p>-1.4172045137</text:p>
          </table:table-cell>
          <table:table-cell table:formula="of:=[.L461]*[.L461]*0.75" office:value-type="float" office:value="1.50635147516256">
            <text:p>1.5063514752</text:p>
          </table:table-cell>
          <table:table-cell table:formula="of:=[.N460]+[.M461]*0.1" office:value-type="float" office:value="69.4160468822112">
            <text:p>69.4160468822</text:p>
          </table:table-cell>
        </table:table-row>
        <table:table-row table:style-name="ro2">
          <table:table-cell office:value-type="float" office:value="-2236">
            <text:p>-2236</text:p>
          </table:table-cell>
          <table:table-cell office:value-type="float" office:value="-19153">
            <text:p>-19153</text:p>
          </table:table-cell>
          <table:table-cell office:value-type="float" office:value="1011">
            <text:p>1011</text:p>
          </table:table-cell>
          <table:table-cell table:number-columns-repeated="5"/>
          <table:table-cell table:formula="of:=([.A462]-[.E$2])/131" office:value-type="float" office:value="-17.8835014768499">
            <text:p>-17.88</text:p>
          </table:table-cell>
          <table:table-cell table:formula="of:=([.B462]-[.F$2])/131" office:value-type="float" office:value="-145.734205378035">
            <text:p>-145.73</text:p>
          </table:table-cell>
          <table:table-cell table:formula="of:=([.C462]-[.G$2])/131" office:value-type="float" office:value="6.36468602554759">
            <text:p>6.36</text:p>
          </table:table-cell>
          <table:table-cell table:formula="of:=[.J462]*2*3.141592/360" office:value-type="float" office:value="-2.54354118745551">
            <text:p>-2.5435411875</text:p>
          </table:table-cell>
          <table:table-cell table:formula="of:=[.L462]*[.L462]*0.75" office:value-type="float" office:value="4.85220132921195">
            <text:p>4.8522013292</text:p>
          </table:table-cell>
          <table:table-cell table:formula="of:=[.N461]+[.M462]*0.1" office:value-type="float" office:value="69.9012670151325">
            <text:p>69.9012670151</text:p>
          </table:table-cell>
        </table:table-row>
        <table:table-row table:style-name="ro2">
          <table:table-cell office:value-type="float" office:value="-2616">
            <text:p>-2616</text:p>
          </table:table-cell>
          <table:table-cell office:value-type="float" office:value="-24803">
            <text:p>-24803</text:p>
          </table:table-cell>
          <table:table-cell office:value-type="float" office:value="1559">
            <text:p>1559</text:p>
          </table:table-cell>
          <table:table-cell table:number-columns-repeated="5"/>
          <table:table-cell table:formula="of:=([.A463]-[.E$2])/131" office:value-type="float" office:value="-20.7842648356285">
            <text:p>-20.78</text:p>
          </table:table-cell>
          <table:table-cell table:formula="of:=([.B463]-[.F$2])/131" office:value-type="float" office:value="-188.863976370402">
            <text:p>-188.86</text:p>
          </table:table-cell>
          <table:table-cell table:formula="of:=([.C463]-[.G$2])/131" office:value-type="float" office:value="10.5478921324178">
            <text:p>10.55</text:p>
          </table:table-cell>
          <table:table-cell table:formula="of:=[.J463]*2*3.141592/360" office:value-type="float" office:value="-3.2962975402969">
            <text:p>-3.2962975403</text:p>
          </table:table-cell>
          <table:table-cell table:formula="of:=[.L463]*[.L463]*0.75" office:value-type="float" office:value="8.14918310562557">
            <text:p>8.1491831056</text:p>
          </table:table-cell>
          <table:table-cell table:formula="of:=[.N462]+[.M463]*0.1" office:value-type="float" office:value="70.716185325695">
            <text:p>70.7161853257</text:p>
          </table:table-cell>
        </table:table-row>
        <table:table-row table:style-name="ro2">
          <table:table-cell office:value-type="float" office:value="18292">
            <text:p>18292</text:p>
          </table:table-cell>
          <table:table-cell office:value-type="float" office:value="-9502">
            <text:p>-9502</text:p>
          </table:table-cell>
          <table:table-cell office:value-type="float" office:value="-12357">
            <text:p>-12357</text:p>
          </table:table-cell>
          <table:table-cell table:number-columns-repeated="5"/>
          <table:table-cell table:formula="of:=([.A464]-[.E$2])/131" office:value-type="float" office:value="138.818788599486">
            <text:p>138.82</text:p>
          </table:table-cell>
          <table:table-cell table:formula="of:=([.B464]-[.F$2])/131" office:value-type="float" office:value="-72.0624496528444">
            <text:p>-72.06</text:p>
          </table:table-cell>
          <table:table-cell table:formula="of:=([.C464]-[.G$2])/131" office:value-type="float" office:value="-95.68111550117">
            <text:p>-95.68</text:p>
          </table:table-cell>
          <table:table-cell table:formula="of:=[.J464]*2*3.141592/360" office:value-type="float" office:value="-1.2577267518321">
            <text:p>-1.2577267518</text:p>
          </table:table-cell>
          <table:table-cell table:formula="of:=[.L464]*[.L464]*0.75" office:value-type="float" office:value="1.1864074367056">
            <text:p>1.1864074367</text:p>
          </table:table-cell>
          <table:table-cell table:formula="of:=[.N463]+[.M464]*0.1" office:value-type="float" office:value="70.8348260693656">
            <text:p>70.8348260694</text:p>
          </table:table-cell>
        </table:table-row>
        <table:table-row table:style-name="ro2">
          <table:table-cell office:value-type="float" office:value="12064">
            <text:p>12064</text:p>
          </table:table-cell>
          <table:table-cell office:value-type="float" office:value="23913">
            <text:p>23913</text:p>
          </table:table-cell>
          <table:table-cell office:value-type="float" office:value="-14919">
            <text:p>-14919</text:p>
          </table:table-cell>
          <table:table-cell table:number-columns-repeated="5"/>
          <table:table-cell table:formula="of:=([.A465]-[.E$2])/131" office:value-type="float" office:value="91.2768038666616">
            <text:p>91.28</text:p>
          </table:table-cell>
          <table:table-cell table:formula="of:=([.B465]-[.F$2])/131" office:value-type="float" office:value="183.013886225018">
            <text:p>183.01</text:p>
          </table:table-cell>
          <table:table-cell table:formula="of:=([.C465]-[.G$2])/131" office:value-type="float" office:value="-115.238367409567">
            <text:p>-115.24</text:p>
          </table:table-cell>
          <table:table-cell table:formula="of:=[.J465]*2*3.141592/360" office:value-type="float" office:value="3.19419422696349">
            <text:p>3.194194227</text:p>
          </table:table-cell>
          <table:table-cell table:formula="of:=[.L465]*[.L465]*0.75" office:value-type="float" office:value="7.65215756967515">
            <text:p>7.6521575697</text:p>
          </table:table-cell>
          <table:table-cell table:formula="of:=[.N464]+[.M465]*0.1" office:value-type="float" office:value="71.6000418263331">
            <text:p>71.6000418263</text:p>
          </table:table-cell>
        </table:table-row>
        <table:table-row table:style-name="ro2">
          <table:table-cell office:value-type="float" office:value="12549">
            <text:p>12549</text:p>
          </table:table-cell>
          <table:table-cell office:value-type="float" office:value="32767">
            <text:p>32767</text:p>
          </table:table-cell>
          <table:table-cell office:value-type="float" office:value="-10150">
            <text:p>-10150</text:p>
          </table:table-cell>
          <table:table-cell table:number-columns-repeated="5"/>
          <table:table-cell table:formula="of:=([.A466]-[.E$2])/131" office:value-type="float" office:value="94.9790939429974">
            <text:p>94.98</text:p>
          </table:table-cell>
          <table:table-cell table:formula="of:=([.B466]-[.F$2])/131" office:value-type="float" office:value="250.60167248456">
            <text:p>250.60</text:p>
          </table:table-cell>
          <table:table-cell table:formula="of:=([.C466]-[.G$2])/131" office:value-type="float" office:value="-78.8337872568952">
            <text:p>-78.83</text:p>
          </table:table-cell>
          <table:table-cell table:formula="of:=[.J466]*2*3.141592/360" office:value-type="float" office:value="4.37382338591175">
            <text:p>4.3738233859</text:p>
          </table:table-cell>
          <table:table-cell table:formula="of:=[.L466]*[.L466]*0.75" office:value-type="float" office:value="14.3477482583614">
            <text:p>14.3477482584</text:p>
          </table:table-cell>
          <table:table-cell table:formula="of:=[.N465]+[.M466]*0.1" office:value-type="float" office:value="73.0348166521692">
            <text:p>73.0348166522</text:p>
          </table:table-cell>
        </table:table-row>
        <table:table-row table:style-name="ro2">
          <table:table-cell office:value-type="float" office:value="5056">
            <text:p>5056</text:p>
          </table:table-cell>
          <table:table-cell office:value-type="float" office:value="31189">
            <text:p>31189</text:p>
          </table:table-cell>
          <table:table-cell office:value-type="float" office:value="-3904">
            <text:p>-3904</text:p>
          </table:table-cell>
          <table:table-cell table:number-columns-repeated="5"/>
          <table:table-cell table:formula="of:=([.A467]-[.E$2])/131" office:value-type="float" office:value="37.7806206605547">
            <text:p>37.78</text:p>
          </table:table-cell>
          <table:table-cell table:formula="of:=([.B467]-[.F$2])/131" office:value-type="float" office:value="238.555870957843">
            <text:p>238.56</text:p>
          </table:table-cell>
          <table:table-cell table:formula="of:=([.C467]-[.G$2])/131" office:value-type="float" office:value="-31.1543979439181">
            <text:p>-31.15</text:p>
          </table:table-cell>
          <table:table-cell table:formula="of:=[.J467]*2*3.141592/360" office:value-type="float" office:value="4.16358453196773">
            <text:p>4.163584532</text:p>
          </table:table-cell>
          <table:table-cell table:formula="of:=[.L467]*[.L467]*0.75" office:value-type="float" office:value="13.0015771161307">
            <text:p>13.0015771161</text:p>
          </table:table-cell>
          <table:table-cell table:formula="of:=[.N466]+[.M467]*0.1" office:value-type="float" office:value="74.3349743637823">
            <text:p>74.3349743638</text:p>
          </table:table-cell>
        </table:table-row>
        <table:table-row table:style-name="ro2">
          <table:table-cell office:value-type="float" office:value="13126">
            <text:p>13126</text:p>
          </table:table-cell>
          <table:table-cell office:value-type="float" office:value="-15510">
            <text:p>-15510</text:p>
          </table:table-cell>
          <table:table-cell office:value-type="float" office:value="10190">
            <text:p>10190</text:p>
          </table:table-cell>
          <table:table-cell table:number-columns-repeated="5"/>
          <table:table-cell table:formula="of:=([.A468]-[.E$2])/131" office:value-type="float" office:value="99.3836740956692">
            <text:p>99.38</text:p>
          </table:table-cell>
          <table:table-cell table:formula="of:=([.B468]-[.F$2])/131" office:value-type="float" office:value="-117.925045072692">
            <text:p>-117.93</text:p>
          </table:table-cell>
          <table:table-cell table:formula="of:=([.C468]-[.G$2])/131" office:value-type="float" office:value="76.4333883156239">
            <text:p>76.43</text:p>
          </table:table-cell>
          <table:table-cell table:formula="of:=[.J468]*2*3.141592/360" office:value-type="float" office:value="-2.05817987888893">
            <text:p>-2.0581798789</text:p>
          </table:table-cell>
          <table:table-cell table:formula="of:=[.L468]*[.L468]*0.75" office:value-type="float" office:value="3.17707831039744">
            <text:p>3.1770783104</text:p>
          </table:table-cell>
          <table:table-cell table:formula="of:=[.N467]+[.M468]*0.1" office:value-type="float" office:value="74.652682194822">
            <text:p>74.6526821948</text:p>
          </table:table-cell>
        </table:table-row>
        <table:table-row table:style-name="ro2">
          <table:table-cell office:value-type="float" office:value="-3294">
            <text:p>-3294</text:p>
          </table:table-cell>
          <table:table-cell office:value-type="float" office:value="-18156">
            <text:p>-18156</text:p>
          </table:table-cell>
          <table:table-cell office:value-type="float" office:value="15312">
            <text:p>15312</text:p>
          </table:table-cell>
          <table:table-cell table:number-columns-repeated="5"/>
          <table:table-cell table:formula="of:=([.A469]-[.E$2])/131" office:value-type="float" office:value="-25.9598373547125">
            <text:p>-25.96</text:p>
          </table:table-cell>
          <table:table-cell table:formula="of:=([.B469]-[.F$2])/131" office:value-type="float" office:value="-138.123518355134">
            <text:p>-138.12</text:p>
          </table:table-cell>
          <table:table-cell table:formula="of:=([.C469]-[.G$2])/131" office:value-type="float" office:value="115.532624956845">
            <text:p>115.53</text:p>
          </table:table-cell>
          <table:table-cell table:formula="of:=[.J469]*2*3.141592/360" office:value-type="float" office:value="-2.41070966820191">
            <text:p>-2.4107096682</text:p>
          </table:table-cell>
          <table:table-cell table:formula="of:=[.L469]*[.L469]*0.75" office:value-type="float" office:value="4.35864082827162">
            <text:p>4.3586408283</text:p>
          </table:table-cell>
          <table:table-cell table:formula="of:=[.N468]+[.M469]*0.1" office:value-type="float" office:value="75.0885462776492">
            <text:p>75.0885462776</text:p>
          </table:table-cell>
        </table:table-row>
        <table:table-row table:style-name="ro2">
          <table:table-cell office:value-type="float" office:value="4533">
            <text:p>4533</text:p>
          </table:table-cell>
          <table:table-cell office:value-type="float" office:value="-9015">
            <text:p>-9015</text:p>
          </table:table-cell>
          <table:table-cell office:value-type="float" office:value="3351">
            <text:p>3351</text:p>
          </table:table-cell>
          <table:table-cell table:number-columns-repeated="5"/>
          <table:table-cell table:formula="of:=([.A470]-[.E$2])/131" office:value-type="float" office:value="33.7882542483409">
            <text:p>33.79</text:p>
          </table:table-cell>
          <table:table-cell table:formula="of:=([.B470]-[.F$2])/131" office:value-type="float" office:value="-68.344892400936">
            <text:p>-68.34</text:p>
          </table:table-cell>
          <table:table-cell table:formula="of:=([.C470]-[.G$2])/131" office:value-type="float" office:value="24.2272814453949">
            <text:p>24.23</text:p>
          </table:table-cell>
          <table:table-cell table:formula="of:=[.J470]*2*3.141592/360" office:value-type="float" office:value="-1.19284315115356">
            <text:p>-1.1928431512</text:p>
          </table:table-cell>
          <table:table-cell table:formula="of:=[.L470]*[.L470]*0.75" office:value-type="float" office:value="1.06715608744047">
            <text:p>1.0671560874</text:p>
          </table:table-cell>
          <table:table-cell table:formula="of:=[.N469]+[.M470]*0.1" office:value-type="float" office:value="75.1952618863933">
            <text:p>75.1952618864</text:p>
          </table:table-cell>
        </table:table-row>
        <table:table-row table:style-name="ro2">
          <table:table-cell office:value-type="float" office:value="-2927">
            <text:p>-2927</text:p>
          </table:table-cell>
          <table:table-cell office:value-type="float" office:value="-3159">
            <text:p>-3159</text:p>
          </table:table-cell>
          <table:table-cell office:value-type="float" office:value="773">
            <text:p>773</text:p>
          </table:table-cell>
          <table:table-cell table:number-columns-repeated="5"/>
          <table:table-cell table:formula="of:=([.A471]-[.E$2])/131" office:value-type="float" office:value="-23.1583106371552">
            <text:p>-23.16</text:p>
          </table:table-cell>
          <table:table-cell table:formula="of:=([.B471]-[.F$2])/131" office:value-type="float" office:value="-23.6426023246001">
            <text:p>-23.64</text:p>
          </table:table-cell>
          <table:table-cell table:formula="of:=([.C471]-[.G$2])/131" office:value-type="float" office:value="4.54789213241781">
            <text:p>4.55</text:p>
          </table:table-cell>
          <table:table-cell table:formula="of:=[.J471]*2*3.141592/360" office:value-type="float" office:value="-0.412641168456362">
            <text:p>-0.4126411685</text:p>
          </table:table-cell>
          <table:table-cell table:formula="of:=[.L471]*[.L471]*0.75" office:value-type="float" office:value="0.127704550428774">
            <text:p>0.1277045504</text:p>
          </table:table-cell>
          <table:table-cell table:formula="of:=[.N470]+[.M471]*0.1" office:value-type="float" office:value="75.2080323414361">
            <text:p>75.2080323414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-3516">
            <text:p>-3516</text:p>
          </table:table-cell>
          <table:table-cell office:value-type="float" office:value="114">
            <text:p>114</text:p>
          </table:table-cell>
          <table:table-cell table:number-columns-repeated="5"/>
          <table:table-cell table:formula="of:=([.A472]-[.E$2])/131" office:value-type="float" office:value="4.12413211093636">
            <text:p>4.12</text:p>
          </table:table-cell>
          <table:table-cell table:formula="of:=([.B472]-[.F$2])/131" office:value-type="float" office:value="-26.3677931642948">
            <text:p>-26.37</text:p>
          </table:table-cell>
          <table:table-cell table:formula="of:=([.C472]-[.G$2])/131" office:value-type="float" office:value="-0.482642218727224">
            <text:p>-0.48</text:p>
          </table:table-cell>
          <table:table-cell table:formula="of:=[.J472]*2*3.141592/360" office:value-type="float" office:value="-0.460204711458906">
            <text:p>-0.4602047115</text:p>
          </table:table-cell>
          <table:table-cell table:formula="of:=[.L472]*[.L472]*0.75" office:value-type="float" office:value="0.158841282336731">
            <text:p>0.1588412823</text:p>
          </table:table-cell>
          <table:table-cell table:formula="of:=[.N471]+[.M472]*0.1" office:value-type="float" office:value="75.2239164696698">
            <text:p>75.2239164697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-13733">
            <text:p>-13733</text:p>
          </table:table-cell>
          <table:table-cell office:value-type="float" office:value="3084">
            <text:p>3084</text:p>
          </table:table-cell>
          <table:table-cell table:number-columns-repeated="5"/>
          <table:table-cell table:formula="of:=([.A473]-[.E$2])/131" office:value-type="float" office:value="0.0248954697149871">
            <text:p>0.02</text:p>
          </table:table-cell>
          <table:table-cell table:formula="of:=([.B473]-[.F$2])/131" office:value-type="float" office:value="-104.360159576509">
            <text:p>-104.36</text:p>
          </table:table-cell>
          <table:table-cell table:formula="of:=([.C473]-[.G$2])/131" office:value-type="float" office:value="22.1891135064636">
            <text:p>22.19</text:p>
          </table:table-cell>
          <table:table-cell table:formula="of:=[.J473]*2*3.141592/360" office:value-type="float" office:value="-1.82142801357935">
            <text:p>-1.8214280136</text:p>
          </table:table-cell>
          <table:table-cell table:formula="of:=[.L473]*[.L473]*0.75" office:value-type="float" office:value="2.4882000064887">
            <text:p>2.4882000065</text:p>
          </table:table-cell>
          <table:table-cell table:formula="of:=[.N472]+[.M473]*0.1" office:value-type="float" office:value="75.4727364703187">
            <text:p>75.4727364703</text:p>
          </table:table-cell>
        </table:table-row>
        <table:table-row table:style-name="ro2">
          <table:table-cell office:value-type="float" office:value="-3872">
            <text:p>-3872</text:p>
          </table:table-cell>
          <table:table-cell office:value-type="float" office:value="-21505">
            <text:p>-21505</text:p>
          </table:table-cell>
          <table:table-cell office:value-type="float" office:value="1486">
            <text:p>1486</text:p>
          </table:table-cell>
          <table:table-cell table:number-columns-repeated="5"/>
          <table:table-cell table:formula="of:=([.A474]-[.E$2])/131" office:value-type="float" office:value="-30.3720510951705">
            <text:p>-30.37</text:p>
          </table:table-cell>
          <table:table-cell table:formula="of:=([.B474]-[.F$2])/131" office:value-type="float" office:value="-163.688403851318">
            <text:p>-163.69</text:p>
          </table:table-cell>
          <table:table-cell table:formula="of:=([.C474]-[.G$2])/131" office:value-type="float" office:value="9.99064022402087">
            <text:p>9.99</text:p>
          </table:table-cell>
          <table:table-cell table:formula="of:=[.J474]*2*3.141592/360" office:value-type="float" office:value="-2.85690100017816">
            <text:p>-2.8569010002</text:p>
          </table:table-cell>
          <table:table-cell table:formula="of:=[.L474]*[.L474]*0.75" office:value-type="float" office:value="6.12141249361423">
            <text:p>6.1214124936</text:p>
          </table:table-cell>
          <table:table-cell table:formula="of:=[.N473]+[.M474]*0.1" office:value-type="float" office:value="76.0848777196801">
            <text:p>76.0848777197</text:p>
          </table:table-cell>
        </table:table-row>
        <table:table-row table:style-name="ro2">
          <table:table-cell office:value-type="float" office:value="-6665">
            <text:p>-6665</text:p>
          </table:table-cell>
          <table:table-cell office:value-type="float" office:value="-26956">
            <text:p>-26956</text:p>
          </table:table-cell>
          <table:table-cell office:value-type="float" office:value="-4614">
            <text:p>-4614</text:p>
          </table:table-cell>
          <table:table-cell table:number-columns-repeated="5"/>
          <table:table-cell table:formula="of:=([.A475]-[.E$2])/131" office:value-type="float" office:value="-51.6926617821934">
            <text:p>-51.69</text:p>
          </table:table-cell>
          <table:table-cell table:formula="of:=([.B475]-[.F$2])/131" office:value-type="float" office:value="-205.299090874218">
            <text:p>-205.30</text:p>
          </table:table-cell>
          <table:table-cell table:formula="of:=([.C475]-[.G$2])/131" office:value-type="float" office:value="-36.5742452721623">
            <text:p>-36.57</text:p>
          </table:table-cell>
          <table:table-cell table:formula="of:=[.J475]*2*3.141592/360" office:value-type="float" office:value="-3.58314434165399">
            <text:p>-3.5831443417</text:p>
          </table:table-cell>
          <table:table-cell table:formula="of:=[.L475]*[.L475]*0.75" office:value-type="float" office:value="9.62919252984524">
            <text:p>9.6291925298</text:p>
          </table:table-cell>
          <table:table-cell table:formula="of:=[.N474]+[.M475]*0.1" office:value-type="float" office:value="77.0477969726646">
            <text:p>77.0477969727</text:p>
          </table:table-cell>
        </table:table-row>
        <table:table-row table:style-name="ro2">
          <table:table-cell office:value-type="float" office:value="15105">
            <text:p>15105</text:p>
          </table:table-cell>
          <table:table-cell office:value-type="float" office:value="2632">
            <text:p>2632</text:p>
          </table:table-cell>
          <table:table-cell office:value-type="float" office:value="-19928">
            <text:p>-19928</text:p>
          </table:table-cell>
          <table:table-cell table:number-columns-repeated="5"/>
          <table:table-cell table:formula="of:=([.A476]-[.E$2])/131" office:value-type="float" office:value="114.490544324677">
            <text:p>114.49</text:p>
          </table:table-cell>
          <table:table-cell table:formula="of:=([.B476]-[.F$2])/131" office:value-type="float" office:value="20.5635045456289">
            <text:p>20.56</text:p>
          </table:table-cell>
          <table:table-cell table:formula="of:=([.C476]-[.G$2])/131" office:value-type="float" office:value="-153.475008630941">
            <text:p>-153.48</text:p>
          </table:table-cell>
          <table:table-cell table:formula="of:=[.J476]*2*3.141592/360" office:value-type="float" office:value="0.358900785402841">
            <text:p>0.3589007854</text:p>
          </table:table-cell>
          <table:table-cell table:formula="of:=[.L476]*[.L476]*0.75" office:value-type="float" office:value="0.0966073303220822">
            <text:p>0.0966073303</text:p>
          </table:table-cell>
          <table:table-cell table:formula="of:=[.N475]+[.M476]*0.1" office:value-type="float" office:value="77.0574577056969">
            <text:p>77.0574577057</text:p>
          </table:table-cell>
        </table:table-row>
        <table:table-row table:style-name="ro2">
          <table:table-cell office:value-type="float" office:value="10045">
            <text:p>10045</text:p>
          </table:table-cell>
          <table:table-cell office:value-type="float" office:value="29091">
            <text:p>29091</text:p>
          </table:table-cell>
          <table:table-cell office:value-type="float" office:value="-18551">
            <text:p>-18551</text:p>
          </table:table-cell>
          <table:table-cell table:number-columns-repeated="5"/>
          <table:table-cell table:formula="of:=([.A477]-[.E$2])/131" office:value-type="float" office:value="75.8645901262035">
            <text:p>75.86</text:p>
          </table:table-cell>
          <table:table-cell table:formula="of:=([.B477]-[.F$2])/131" office:value-type="float" office:value="222.54060378227">
            <text:p>222.54</text:p>
          </table:table-cell>
          <table:table-cell table:formula="of:=([.C477]-[.G$2])/131" office:value-type="float" office:value="-142.963558249262">
            <text:p>-142.96</text:p>
          </table:table-cell>
          <table:table-cell table:formula="of:=[.J477]*2*3.141592/360" office:value-type="float" office:value="3.88406544731972">
            <text:p>3.8840654473</text:p>
          </table:table-cell>
          <table:table-cell table:formula="of:=[.L477]*[.L477]*0.75" office:value-type="float" office:value="11.3144732992972">
            <text:p>11.3144732993</text:p>
          </table:table-cell>
          <table:table-cell table:formula="of:=[.N476]+[.M477]*0.1" office:value-type="float" office:value="78.1889050356266">
            <text:p>78.1889050356</text:p>
          </table:table-cell>
        </table:table-row>
        <table:table-row table:style-name="ro2">
          <table:table-cell office:value-type="float" office:value="14092">
            <text:p>14092</text:p>
          </table:table-cell>
          <table:table-cell office:value-type="float" office:value="32767">
            <text:p>32767</text:p>
          </table:table-cell>
          <table:table-cell office:value-type="float" office:value="-4291">
            <text:p>-4291</text:p>
          </table:table-cell>
          <table:table-cell table:number-columns-repeated="5"/>
          <table:table-cell table:formula="of:=([.A478]-[.E$2])/131" office:value-type="float" office:value="106.757719897196">
            <text:p>106.76</text:p>
          </table:table-cell>
          <table:table-cell table:formula="of:=([.B478]-[.F$2])/131" office:value-type="float" office:value="250.60167248456">
            <text:p>250.60</text:p>
          </table:table-cell>
          <table:table-cell table:formula="of:=([.C478]-[.G$2])/131" office:value-type="float" office:value="-34.1085964172005">
            <text:p>-34.11</text:p>
          </table:table-cell>
          <table:table-cell table:formula="of:=[.J478]*2*3.141592/360" office:value-type="float" office:value="4.37382338591175">
            <text:p>4.3738233859</text:p>
          </table:table-cell>
          <table:table-cell table:formula="of:=[.L478]*[.L478]*0.75" office:value-type="float" office:value="14.3477482583614">
            <text:p>14.3477482584</text:p>
          </table:table-cell>
          <table:table-cell table:formula="of:=[.N477]+[.M478]*0.1" office:value-type="float" office:value="79.6236798614627">
            <text:p>79.6236798615</text:p>
          </table:table-cell>
        </table:table-row>
        <table:table-row table:style-name="ro2">
          <table:table-cell office:value-type="float" office:value="16015">
            <text:p>16015</text:p>
          </table:table-cell>
          <table:table-cell office:value-type="float" office:value="15580">
            <text:p>15580</text:p>
          </table:table-cell>
          <table:table-cell office:value-type="float" office:value="5502">
            <text:p>5502</text:p>
          </table:table-cell>
          <table:table-cell table:number-columns-repeated="5"/>
          <table:table-cell table:formula="of:=([.A479]-[.E$2])/131" office:value-type="float" office:value="121.437109210173">
            <text:p>121.44</text:p>
          </table:table-cell>
          <table:table-cell table:formula="of:=([.B479]-[.F$2])/131" office:value-type="float" office:value="119.403199202117">
            <text:p>119.40</text:p>
          </table:table-cell>
          <table:table-cell table:formula="of:=([.C479]-[.G$2])/131" office:value-type="float" office:value="40.6471287736392">
            <text:p>40.65</text:p>
          </table:table-cell>
          <table:table-cell table:formula="of:=[.J479]*2*3.141592/360" office:value-type="float" office:value="2.0839785299321">
            <text:p>2.0839785299</text:p>
          </table:table-cell>
          <table:table-cell table:formula="of:=[.L479]*[.L479]*0.75" office:value-type="float" office:value="3.25722488491348">
            <text:p>3.2572248849</text:p>
          </table:table-cell>
          <table:table-cell table:formula="of:=[.N478]+[.M479]*0.1" office:value-type="float" office:value="79.9494023499541">
            <text:p>79.94940235</text:p>
          </table:table-cell>
        </table:table-row>
        <table:table-row table:style-name="ro2">
          <table:table-cell office:value-type="float" office:value="24644">
            <text:p>24644</text:p>
          </table:table-cell>
          <table:table-cell office:value-type="float" office:value="-5853">
            <text:p>-5853</text:p>
          </table:table-cell>
          <table:table-cell office:value-type="float" office:value="4886">
            <text:p>4886</text:p>
          </table:table-cell>
          <table:table-cell table:number-columns-repeated="5"/>
          <table:table-cell table:formula="of:=([.A480]-[.E$2])/131" office:value-type="float" office:value="187.307338217807">
            <text:p>187.31</text:p>
          </table:table-cell>
          <table:table-cell table:formula="of:=([.B480]-[.F$2])/131" office:value-type="float" office:value="-44.2074878207833">
            <text:p>-44.21</text:p>
          </table:table-cell>
          <table:table-cell table:formula="of:=([.C480]-[.G$2])/131" office:value-type="float" office:value="35.9448386973033">
            <text:p>35.94</text:p>
          </table:table-cell>
          <table:table-cell table:formula="of:=[.J480]*2*3.141592/360" office:value-type="float" office:value="-0.771566055988168">
            <text:p>-0.771566056</text:p>
          </table:table-cell>
          <table:table-cell table:formula="of:=[.L480]*[.L480]*0.75" office:value-type="float" office:value="0.446485634064853">
            <text:p>0.4464856341</text:p>
          </table:table-cell>
          <table:table-cell table:formula="of:=[.N479]+[.M480]*0.1" office:value-type="float" office:value="79.9940509133605">
            <text:p>79.9940509134</text:p>
          </table:table-cell>
        </table:table-row>
        <table:table-row table:style-name="ro2">
          <table:table-cell office:value-type="float" office:value="-4254">
            <text:p>-4254</text:p>
          </table:table-cell>
          <table:table-cell office:value-type="float" office:value="-12476">
            <text:p>-12476</text:p>
          </table:table-cell>
          <table:table-cell office:value-type="float" office:value="10976">
            <text:p>10976</text:p>
          </table:table-cell>
          <table:table-cell table:number-columns-repeated="5"/>
          <table:table-cell table:formula="of:=([.A481]-[.E$2])/131" office:value-type="float" office:value="-33.2880816295217">
            <text:p>-33.29</text:p>
          </table:table-cell>
          <table:table-cell table:formula="of:=([.B481]-[.F$2])/131" office:value-type="float" office:value="-94.7647397291803">
            <text:p>-94.76</text:p>
          </table:table-cell>
          <table:table-cell table:formula="of:=([.C481]-[.G$2])/131" office:value-type="float" office:value="82.4333883156239">
            <text:p>82.43</text:p>
          </table:table-cell>
          <table:table-cell table:formula="of:=[.J481]*2*3.141592/360" office:value-type="float" office:value="-1.65395637897375">
            <text:p>-1.653956379</text:p>
          </table:table-cell>
          <table:table-cell table:formula="of:=[.L481]*[.L481]*0.75" office:value-type="float" office:value="2.05167877766097">
            <text:p>2.0516787777</text:p>
          </table:table-cell>
          <table:table-cell table:formula="of:=[.N480]+[.M481]*0.1" office:value-type="float" office:value="80.1992187911266">
            <text:p>80.1992187911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-6248">
            <text:p>-6248</text:p>
          </table:table-cell>
          <table:table-cell office:value-type="float" office:value="2101">
            <text:p>2101</text:p>
          </table:table-cell>
          <table:table-cell table:number-columns-repeated="5"/>
          <table:table-cell table:formula="of:=([.A482]-[.E$2])/131" office:value-type="float" office:value="6.84168936284476">
            <text:p>6.84</text:p>
          </table:table-cell>
          <table:table-cell table:formula="of:=([.B482]-[.F$2])/131" office:value-type="float" office:value="-47.2227549963558">
            <text:p>-47.22</text:p>
          </table:table-cell>
          <table:table-cell table:formula="of:=([.C482]-[.G$2])/131" office:value-type="float" office:value="14.6852967125705">
            <text:p>14.69</text:p>
          </table:table-cell>
          <table:table-cell table:formula="of:=[.J482]*2*3.141592/360" office:value-type="float" office:value="-0.824192385080619">
            <text:p>-0.8241923851</text:p>
          </table:table-cell>
          <table:table-cell table:formula="of:=[.L482]*[.L482]*0.75" office:value-type="float" office:value="0.50946981571866">
            <text:p>0.5094698157</text:p>
          </table:table-cell>
          <table:table-cell table:formula="of:=[.N481]+[.M482]*0.1" office:value-type="float" office:value="80.2501657726985">
            <text:p>80.2501657727</text:p>
          </table:table-cell>
        </table:table-row>
        <table:table-row table:style-name="ro2">
          <table:table-cell office:value-type="float" office:value="-936">
            <text:p>-936</text:p>
          </table:table-cell>
          <table:table-cell office:value-type="float" office:value="-4320">
            <text:p>-4320</text:p>
          </table:table-cell>
          <table:table-cell office:value-type="float" office:value="1253">
            <text:p>1253</text:p>
          </table:table-cell>
          <table:table-cell table:number-columns-repeated="5"/>
          <table:table-cell table:formula="of:=([.A483]-[.E$2])/131" office:value-type="float" office:value="-7.95983735471249">
            <text:p>-7.96</text:p>
          </table:table-cell>
          <table:table-cell table:formula="of:=([.B483]-[.F$2])/131" office:value-type="float" office:value="-32.5051977444474">
            <text:p>-32.51</text:p>
          </table:table-cell>
          <table:table-cell table:formula="of:=([.C483]-[.G$2])/131" office:value-type="float" office:value="8.21201426982239">
            <text:p>8.21</text:p>
          </table:table-cell>
          <table:table-cell table:formula="of:=[.J483]*2*3.141592/360" office:value-type="float" office:value="-0.567322606624301">
            <text:p>-0.5673226066</text:p>
          </table:table-cell>
          <table:table-cell table:formula="of:=[.L483]*[.L483]*0.75" office:value-type="float" office:value="0.241391204990243">
            <text:p>0.241391205</text:p>
          </table:table-cell>
          <table:table-cell table:formula="of:=[.N482]+[.M483]*0.1" office:value-type="float" office:value="80.2743048931975">
            <text:p>80.2743048932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-5553">
            <text:p>-5553</text:p>
          </table:table-cell>
          <table:table-cell office:value-type="float" office:value="1420">
            <text:p>1420</text:p>
          </table:table-cell>
          <table:table-cell table:number-columns-repeated="5"/>
          <table:table-cell table:formula="of:=([.A484]-[.E$2])/131" office:value-type="float" office:value="5.52107867582186">
            <text:p>5.52</text:p>
          </table:table-cell>
          <table:table-cell table:formula="of:=([.B484]-[.F$2])/131" office:value-type="float" office:value="-41.9174114849055">
            <text:p>-41.92</text:p>
          </table:table-cell>
          <table:table-cell table:formula="of:=([.C484]-[.G$2])/131" office:value-type="float" office:value="9.48682343012774">
            <text:p>9.49</text:p>
          </table:table-cell>
          <table:table-cell table:formula="of:=[.J484]*2*3.141592/360" office:value-type="float" office:value="-0.731596692120484">
            <text:p>-0.7315966921</text:p>
          </table:table-cell>
          <table:table-cell table:formula="of:=[.L484]*[.L484]*0.75" office:value-type="float" office:value="0.401425289941225">
            <text:p>0.4014252899</text:p>
          </table:table-cell>
          <table:table-cell table:formula="of:=[.N483]+[.M484]*0.1" office:value-type="float" office:value="80.3144474221917">
            <text:p>80.3144474222</text:p>
          </table:table-cell>
        </table:table-row>
        <table:table-row table:style-name="ro2">
          <table:table-cell office:value-type="float" office:value="-2365">
            <text:p>-2365</text:p>
          </table:table-cell>
          <table:table-cell office:value-type="float" office:value="-12238">
            <text:p>-12238</text:p>
          </table:table-cell>
          <table:table-cell office:value-type="float" office:value="2636">
            <text:p>2636</text:p>
          </table:table-cell>
          <table:table-cell table:number-columns-repeated="5"/>
          <table:table-cell table:formula="of:=([.A485]-[.E$2])/131" office:value-type="float" office:value="-18.8682343012774">
            <text:p>-18.87</text:p>
          </table:table-cell>
          <table:table-cell table:formula="of:=([.B485]-[.F$2])/131" office:value-type="float" office:value="-92.9479458360505">
            <text:p>-92.95</text:p>
          </table:table-cell>
          <table:table-cell table:formula="of:=([.C485]-[.G$2])/131" office:value-type="float" office:value="18.7692661782193">
            <text:p>18.77</text:p>
          </table:table-cell>
          <table:table-cell table:formula="of:=[.J485]*2*3.141592/360" office:value-type="float" office:value="-1.62224735030539">
            <text:p>-1.6222473503</text:p>
          </table:table-cell>
          <table:table-cell table:formula="of:=[.L485]*[.L485]*0.75" office:value-type="float" office:value="1.97376484917964">
            <text:p>1.9737648492</text:p>
          </table:table-cell>
          <table:table-cell table:formula="of:=[.N484]+[.M485]*0.1" office:value-type="float" office:value="80.5118239071096">
            <text:p>80.5118239071</text:p>
          </table:table-cell>
        </table:table-row>
        <table:table-row table:style-name="ro2">
          <table:table-cell office:value-type="float" office:value="-3376">
            <text:p>-3376</text:p>
          </table:table-cell>
          <table:table-cell office:value-type="float" office:value="-18589">
            <text:p>-18589</text:p>
          </table:table-cell>
          <table:table-cell office:value-type="float" office:value="389">
            <text:p>389</text:p>
          </table:table-cell>
          <table:table-cell table:number-columns-repeated="5"/>
          <table:table-cell table:formula="of:=([.A486]-[.E$2])/131" office:value-type="float" office:value="-26.5857915531858">
            <text:p>-26.59</text:p>
          </table:table-cell>
          <table:table-cell table:formula="of:=([.B486]-[.F$2])/131" office:value-type="float" office:value="-141.428861866585">
            <text:p>-141.43</text:p>
          </table:table-cell>
          <table:table-cell table:formula="of:=([.C486]-[.G$2])/131" office:value-type="float" office:value="1.61659442249415">
            <text:p>1.62</text:p>
          </table:table-cell>
          <table:table-cell table:formula="of:=[.J486]*2*3.141592/360" office:value-type="float" office:value="-2.46839878338427">
            <text:p>-2.4683987834</text:p>
          </table:table-cell>
          <table:table-cell table:formula="of:=[.L486]*[.L486]*0.75" office:value-type="float" office:value="4.5697444153597">
            <text:p>4.5697444154</text:p>
          </table:table-cell>
          <table:table-cell table:formula="of:=[.N485]+[.M486]*0.1" office:value-type="float" office:value="80.9687983486456">
            <text:p>80.9687983486</text:p>
          </table:table-cell>
        </table:table-row>
        <table:table-row table:style-name="ro2">
          <table:table-cell office:value-type="float" office:value="-978">
            <text:p>-978</text:p>
          </table:table-cell>
          <table:table-cell office:value-type="float" office:value="-30906">
            <text:p>-30906</text:p>
          </table:table-cell>
          <table:table-cell office:value-type="float" office:value="-947">
            <text:p>-947</text:p>
          </table:table-cell>
          <table:table-cell table:number-columns-repeated="5"/>
          <table:table-cell table:formula="of:=([.A487]-[.E$2])/131" office:value-type="float" office:value="-8.28044804173539">
            <text:p>-8.28</text:p>
          </table:table-cell>
          <table:table-cell table:formula="of:=([.B487]-[.F$2])/131" office:value-type="float" office:value="-235.451762629944">
            <text:p>-235.45</text:p>
          </table:table-cell>
          <table:table-cell table:formula="of:=([.C487]-[.G$2])/131" office:value-type="float" office:value="-8.5818788599486">
            <text:p>-8.58</text:p>
          </table:table-cell>
          <table:table-cell table:formula="of:=[.J487]*2*3.141592/360" office:value-type="float" office:value="-4.1094076325785">
            <text:p>-4.1094076326</text:p>
          </table:table-cell>
          <table:table-cell table:formula="of:=[.L487]*[.L487]*0.75" office:value-type="float" office:value="12.6654233180208">
            <text:p>12.665423318</text:p>
          </table:table-cell>
          <table:table-cell table:formula="of:=[.N486]+[.M487]*0.1" office:value-type="float" office:value="82.2353406804477">
            <text:p>82.2353406804</text:p>
          </table:table-cell>
        </table:table-row>
        <table:table-row table:style-name="ro2">
          <table:table-cell office:value-type="float" office:value="14680">
            <text:p>14680</text:p>
          </table:table-cell>
          <table:table-cell office:value-type="float" office:value="-1163">
            <text:p>-1163</text:p>
          </table:table-cell>
          <table:table-cell office:value-type="float" office:value="-14854">
            <text:p>-14854</text:p>
          </table:table-cell>
          <table:table-cell table:number-columns-repeated="5"/>
          <table:table-cell table:formula="of:=([.A488]-[.E$2])/131" office:value-type="float" office:value="111.246269515517">
            <text:p>111.25</text:p>
          </table:table-cell>
          <table:table-cell table:formula="of:=([.B488]-[.F$2])/131" office:value-type="float" office:value="-8.40596110322605">
            <text:p>-8.41</text:p>
          </table:table-cell>
          <table:table-cell table:formula="of:=([.C488]-[.G$2])/131" office:value-type="float" office:value="-114.74218420346">
            <text:p>-114.74</text:p>
          </table:table-cell>
          <table:table-cell table:formula="of:=[.J488]*2*3.141592/360" office:value-type="float" office:value="-0.146711667523367">
            <text:p>-0.1467116675</text:p>
          </table:table-cell>
          <table:table-cell table:formula="of:=[.L488]*[.L488]*0.75" office:value-type="float" office:value="0.0161432350406153">
            <text:p>0.016143235</text:p>
          </table:table-cell>
          <table:table-cell table:formula="of:=[.N487]+[.M488]*0.1" office:value-type="float" office:value="82.2369550039518">
            <text:p>82.236955004</text:p>
          </table:table-cell>
        </table:table-row>
        <table:table-row table:style-name="ro2">
          <table:table-cell office:value-type="float" office:value="10238">
            <text:p>10238</text:p>
          </table:table-cell>
          <table:table-cell office:value-type="float" office:value="26952">
            <text:p>26952</text:p>
          </table:table-cell>
          <table:table-cell office:value-type="float" office:value="-20429">
            <text:p>-20429</text:p>
          </table:table-cell>
          <table:table-cell table:number-columns-repeated="5"/>
          <table:table-cell table:formula="of:=([.A489]-[.E$2])/131" office:value-type="float" office:value="77.3378725689516">
            <text:p>77.34</text:p>
          </table:table-cell>
          <table:table-cell table:formula="of:=([.B489]-[.F$2])/131" office:value-type="float" office:value="206.212359507461">
            <text:p>206.21</text:p>
          </table:table-cell>
          <table:table-cell table:formula="of:=([.C489]-[.G$2])/131" office:value-type="float" office:value="-157.299436111857">
            <text:p>-157.30</text:p>
          </table:table-cell>
          <table:table-cell table:formula="of:=[.J489]*2*3.141592/360" office:value-type="float" office:value="3.59908388294313">
            <text:p>3.5990838829</text:p>
          </table:table-cell>
          <table:table-cell table:formula="of:=[.L489]*[.L489]*0.75" office:value-type="float" office:value="9.71505359734574">
            <text:p>9.7150535973</text:p>
          </table:table-cell>
          <table:table-cell table:formula="of:=[.N488]+[.M489]*0.1" office:value-type="float" office:value="83.2084603636863">
            <text:p>83.2084603637</text:p>
          </table:table-cell>
        </table:table-row>
        <table:table-row table:style-name="ro2">
          <table:table-cell office:value-type="float" office:value="11549">
            <text:p>11549</text:p>
          </table:table-cell>
          <table:table-cell office:value-type="float" office:value="32767">
            <text:p>32767</text:p>
          </table:table-cell>
          <table:table-cell office:value-type="float" office:value="-5893">
            <text:p>-5893</text:p>
          </table:table-cell>
          <table:table-cell table:number-columns-repeated="5"/>
          <table:table-cell table:formula="of:=([.A490]-[.E$2])/131" office:value-type="float" office:value="87.3455061567379">
            <text:p>87.35</text:p>
          </table:table-cell>
          <table:table-cell table:formula="of:=([.B490]-[.F$2])/131" office:value-type="float" office:value="250.60167248456">
            <text:p>250.60</text:p>
          </table:table-cell>
          <table:table-cell table:formula="of:=([.C490]-[.G$2])/131" office:value-type="float" office:value="-46.3376040507883">
            <text:p>-46.34</text:p>
          </table:table-cell>
          <table:table-cell table:formula="of:=[.J490]*2*3.141592/360" office:value-type="float" office:value="4.37382338591175">
            <text:p>4.3738233859</text:p>
          </table:table-cell>
          <table:table-cell table:formula="of:=[.L490]*[.L490]*0.75" office:value-type="float" office:value="14.3477482583614">
            <text:p>14.3477482584</text:p>
          </table:table-cell>
          <table:table-cell table:formula="of:=[.N489]+[.M490]*0.1" office:value-type="float" office:value="84.6432351895225">
            <text:p>84.6432351895</text:p>
          </table:table-cell>
        </table:table-row>
        <table:table-row table:style-name="ro2">
          <table:table-cell office:value-type="float" office:value="19692">
            <text:p>19692</text:p>
          </table:table-cell>
          <table:table-cell office:value-type="float" office:value="20502">
            <text:p>20502</text:p>
          </table:table-cell>
          <table:table-cell office:value-type="float" office:value="420">
            <text:p>420</text:p>
          </table:table-cell>
          <table:table-cell table:number-columns-repeated="5"/>
          <table:table-cell table:formula="of:=([.A491]-[.E$2])/131" office:value-type="float" office:value="149.505811500249">
            <text:p>149.51</text:p>
          </table:table-cell>
          <table:table-cell table:formula="of:=([.B491]-[.F$2])/131" office:value-type="float" office:value="156.975718286087">
            <text:p>156.98</text:p>
          </table:table-cell>
          <table:table-cell table:formula="of:=([.C491]-[.G$2])/131" office:value-type="float" office:value="1.8532356438682">
            <text:p>1.85</text:p>
          </table:table-cell>
          <table:table-cell table:formula="of:=[.J491]*2*3.141592/360" office:value-type="float" office:value="2.73974255978791">
            <text:p>2.7397425598</text:p>
          </table:table-cell>
          <table:table-cell table:formula="of:=[.L491]*[.L491]*0.75" office:value-type="float" office:value="5.62964197043492">
            <text:p>5.6296419704</text:p>
          </table:table-cell>
          <table:table-cell table:formula="of:=[.N490]+[.M491]*0.1" office:value-type="float" office:value="85.206199386566">
            <text:p>85.2061993866</text:p>
          </table:table-cell>
        </table:table-row>
        <table:table-row table:style-name="ro2">
          <table:table-cell office:value-type="float" office:value="20730">
            <text:p>20730</text:p>
          </table:table-cell>
          <table:table-cell office:value-type="float" office:value="-9325">
            <text:p>-9325</text:p>
          </table:table-cell>
          <table:table-cell office:value-type="float" office:value="9001">
            <text:p>9001</text:p>
          </table:table-cell>
          <table:table-cell table:number-columns-repeated="5"/>
          <table:table-cell table:formula="of:=([.A492]-[.E$2])/131" office:value-type="float" office:value="157.429475622387">
            <text:p>157.43</text:p>
          </table:table-cell>
          <table:table-cell table:formula="of:=([.B492]-[.F$2])/131" office:value-type="float" office:value="-70.7113046146764">
            <text:p>-70.71</text:p>
          </table:table-cell>
          <table:table-cell table:formula="of:=([.C492]-[.G$2])/131" office:value-type="float" office:value="67.3570524377613">
            <text:p>67.36</text:p>
          </table:table-cell>
          <table:table-cell table:formula="of:=[.J492]*2*3.141592/360" office:value-type="float" office:value="-1.23414482715017">
            <text:p>-1.2341448272</text:p>
          </table:table-cell>
          <table:table-cell table:formula="of:=[.L492]*[.L492]*0.75" office:value-type="float" office:value="1.14233509078614">
            <text:p>1.1423350908</text:p>
          </table:table-cell>
          <table:table-cell table:formula="of:=[.N491]+[.M492]*0.1" office:value-type="float" office:value="85.3204328956446">
            <text:p>85.3204328956</text:p>
          </table:table-cell>
        </table:table-row>
        <table:table-row table:style-name="ro2">
          <table:table-cell office:value-type="float" office:value="6111">
            <text:p>6111</text:p>
          </table:table-cell>
          <table:table-cell office:value-type="float" office:value="-11528">
            <text:p>-11528</text:p>
          </table:table-cell>
          <table:table-cell office:value-type="float" office:value="9635">
            <text:p>9635</text:p>
          </table:table-cell>
          <table:table-cell table:number-columns-repeated="5"/>
          <table:table-cell table:formula="of:=([.A493]-[.E$2])/131" office:value-type="float" office:value="45.8340557750585">
            <text:p>45.83</text:p>
          </table:table-cell>
          <table:table-cell table:formula="of:=([.B493]-[.F$2])/131" office:value-type="float" office:value="-87.5280985078062">
            <text:p>-87.53</text:p>
          </table:table-cell>
          <table:table-cell table:formula="of:=([.C493]-[.G$2])/131" office:value-type="float" office:value="72.1967470942499">
            <text:p>72.20</text:p>
          </table:table-cell>
          <table:table-cell table:formula="of:=[.J493]*2*3.141592/360" office:value-type="float" office:value="-1.52765318915187">
            <text:p>-1.5276531892</text:p>
          </table:table-cell>
          <table:table-cell table:formula="of:=[.L493]*[.L493]*0.75" office:value-type="float" office:value="1.7502931997444">
            <text:p>1.7502931997</text:p>
          </table:table-cell>
          <table:table-cell table:formula="of:=[.N492]+[.M493]*0.1" office:value-type="float" office:value="85.495462215619">
            <text:p>85.4954622156</text:p>
          </table:table-cell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-5995">
            <text:p>-5995</text:p>
          </table:table-cell>
          <table:table-cell office:value-type="float" office:value="1955">
            <text:p>1955</text:p>
          </table:table-cell>
          <table:table-cell table:number-columns-repeated="5"/>
          <table:table-cell table:formula="of:=([.A494]-[.E$2])/131" office:value-type="float" office:value="11.5974145536845">
            <text:p>11.60</text:p>
          </table:table-cell>
          <table:table-cell table:formula="of:=([.B494]-[.F$2])/131" office:value-type="float" office:value="-45.2914572864322">
            <text:p>-45.29</text:p>
          </table:table-cell>
          <table:table-cell table:formula="of:=([.C494]-[.G$2])/131" office:value-type="float" office:value="13.5707928957766">
            <text:p>13.57</text:p>
          </table:table-cell>
          <table:table-cell table:formula="of:=[.J494]*2*3.141592/360" office:value-type="float" office:value="-0.790484888218872">
            <text:p>-0.7904848882</text:p>
          </table:table-cell>
          <table:table-cell table:formula="of:=[.L494]*[.L494]*0.75" office:value-type="float" office:value="0.468649768876802">
            <text:p>0.4686497689</text:p>
          </table:table-cell>
          <table:table-cell table:formula="of:=[.N493]+[.M494]*0.1" office:value-type="float" office:value="85.5423271925067">
            <text:p>85.5423271925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-5629">
            <text:p>-5629</text:p>
          </table:table-cell>
          <table:table-cell office:value-type="float" office:value="1651">
            <text:p>1651</text:p>
          </table:table-cell>
          <table:table-cell table:number-columns-repeated="5"/>
          <table:table-cell table:formula="of:=([.A495]-[.E$2])/131" office:value-type="float" office:value="0.131765698722621">
            <text:p>0.13</text:p>
          </table:table-cell>
          <table:table-cell table:formula="of:=([.B495]-[.F$2])/131" office:value-type="float" office:value="-42.4975641566612">
            <text:p>-42.50</text:p>
          </table:table-cell>
          <table:table-cell table:formula="of:=([.C495]-[.G$2])/131" office:value-type="float" office:value="11.2501822087537">
            <text:p>11.25</text:p>
          </table:table-cell>
          <table:table-cell table:formula="of:=[.J495]*2*3.141592/360" office:value-type="float" office:value="-0.741722264300297">
            <text:p>-0.7417222643</text:p>
          </table:table-cell>
          <table:table-cell table:formula="of:=[.L495]*[.L495]*0.75" office:value-type="float" office:value="0.41261393801907">
            <text:p>0.412613938</text:p>
          </table:table-cell>
          <table:table-cell table:formula="of:=[.N494]+[.M495]*0.1" office:value-type="float" office:value="85.5835885863086">
            <text:p>85.5835885863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-5757">
            <text:p>-5757</text:p>
          </table:table-cell>
          <table:table-cell office:value-type="float" office:value="1403">
            <text:p>1403</text:p>
          </table:table-cell>
          <table:table-cell table:number-columns-repeated="5"/>
          <table:table-cell table:formula="of:=([.A496]-[.E$2])/131" office:value-type="float" office:value="5.49817791246308">
            <text:p>5.50</text:p>
          </table:table-cell>
          <table:table-cell table:formula="of:=([.B496]-[.F$2])/131" office:value-type="float" office:value="-43.4746633933024">
            <text:p>-43.47</text:p>
          </table:table-cell>
          <table:table-cell table:formula="of:=([.C496]-[.G$2])/131" office:value-type="float" office:value="9.35705243776133">
            <text:p>9.36</text:p>
          </table:table-cell>
          <table:table-cell table:formula="of:=[.J496]*2*3.141592/360" office:value-type="float" office:value="-0.758775859550509">
            <text:p>-0.7587758596</text:p>
          </table:table-cell>
          <table:table-cell table:formula="of:=[.L496]*[.L496]*0.75" office:value-type="float" office:value="0.431805603777461">
            <text:p>0.4318056038</text:p>
          </table:table-cell>
          <table:table-cell table:formula="of:=[.N495]+[.M496]*0.1" office:value-type="float" office:value="85.6267691466864">
            <text:p>85.6267691467</text:p>
          </table:table-cell>
        </table:table-row>
        <table:table-row table:style-name="ro2">
          <table:table-cell office:value-type="float" office:value="-2534">
            <text:p>-2534</text:p>
          </table:table-cell>
          <table:table-cell office:value-type="float" office:value="-11452">
            <text:p>-11452</text:p>
          </table:table-cell>
          <table:table-cell office:value-type="float" office:value="1888">
            <text:p>1888</text:p>
          </table:table-cell>
          <table:table-cell table:number-columns-repeated="5"/>
          <table:table-cell table:formula="of:=([.A497]-[.E$2])/131" office:value-type="float" office:value="-20.1583106371552">
            <text:p>-20.16</text:p>
          </table:table-cell>
          <table:table-cell table:formula="of:=([.B497]-[.F$2])/131" office:value-type="float" office:value="-86.9479458360505">
            <text:p>-86.95</text:p>
          </table:table-cell>
          <table:table-cell table:formula="of:=([.C497]-[.G$2])/131" office:value-type="float" office:value="13.0593425140972">
            <text:p>13.06</text:p>
          </table:table-cell>
          <table:table-cell table:formula="of:=[.J497]*2*3.141592/360" office:value-type="float" office:value="-1.51752761697205">
            <text:p>-1.517527617</text:p>
          </table:table-cell>
          <table:table-cell table:formula="of:=[.L497]*[.L497]*0.75" office:value-type="float" office:value="1.72716755120466">
            <text:p>1.7271675512</text:p>
          </table:table-cell>
          <table:table-cell table:formula="of:=[.N496]+[.M497]*0.1" office:value-type="float" office:value="85.7994859018068">
            <text:p>85.7994859018</text:p>
          </table:table-cell>
        </table:table-row>
        <table:table-row table:style-name="ro2">
          <table:table-cell office:value-type="float" office:value="-4057">
            <text:p>-4057</text:p>
          </table:table-cell>
          <table:table-cell office:value-type="float" office:value="-19442">
            <text:p>-19442</text:p>
          </table:table-cell>
          <table:table-cell office:value-type="float" office:value="1402">
            <text:p>1402</text:p>
          </table:table-cell>
          <table:table-cell table:number-columns-repeated="5"/>
          <table:table-cell table:formula="of:=([.A498]-[.E$2])/131" office:value-type="float" office:value="-31.7842648356285">
            <text:p>-31.78</text:p>
          </table:table-cell>
          <table:table-cell table:formula="of:=([.B498]-[.F$2])/131" office:value-type="float" office:value="-147.940312248264">
            <text:p>-147.94</text:p>
          </table:table-cell>
          <table:table-cell table:formula="of:=([.C498]-[.G$2])/131" office:value-type="float" office:value="9.34941884997507">
            <text:p>9.35</text:p>
          </table:table-cell>
          <table:table-cell table:formula="of:=[.J498]*2*3.141592/360" office:value-type="float" office:value="-2.58204500798138">
            <text:p>-2.582045008</text:p>
          </table:table-cell>
          <table:table-cell table:formula="of:=[.L498]*[.L498]*0.75" office:value-type="float" office:value="5.00021731743119">
            <text:p>5.0002173174</text:p>
          </table:table-cell>
          <table:table-cell table:formula="of:=[.N497]+[.M498]*0.1" office:value-type="float" office:value="86.2995076335499">
            <text:p>86.2995076336</text:p>
          </table:table-cell>
        </table:table-row>
        <table:table-row table:style-name="ro2">
          <table:table-cell office:value-type="float" office:value="-4802">
            <text:p>-4802</text:p>
          </table:table-cell>
          <table:table-cell office:value-type="float" office:value="-28146">
            <text:p>-28146</text:p>
          </table:table-cell>
          <table:table-cell office:value-type="float" office:value="-2034">
            <text:p>-2034</text:p>
          </table:table-cell>
          <table:table-cell table:number-columns-repeated="5"/>
          <table:table-cell table:formula="of:=([.A499]-[.E$2])/131" office:value-type="float" office:value="-37.4712877363919">
            <text:p>-37.47</text:p>
          </table:table-cell>
          <table:table-cell table:formula="of:=([.B499]-[.F$2])/131" office:value-type="float" office:value="-214.383060339867">
            <text:p>-214.38</text:p>
          </table:table-cell>
          <table:table-cell table:formula="of:=([.C499]-[.G$2])/131" office:value-type="float" office:value="-16.8795887836127">
            <text:p>-16.88</text:p>
          </table:table-cell>
          <table:table-cell table:formula="of:=[.J499]*2*3.141592/360" office:value-type="float" office:value="-3.7416894849958">
            <text:p>-3.741689485</text:p>
          </table:table-cell>
          <table:table-cell table:formula="of:=[.L499]*[.L499]*0.75" office:value-type="float" office:value="10.5001801515961">
            <text:p>10.5001801516</text:p>
          </table:table-cell>
          <table:table-cell table:formula="of:=[.N498]+[.M499]*0.1" office:value-type="float" office:value="87.3495256487096">
            <text:p>87.3495256487</text:p>
          </table:table-cell>
        </table:table-row>
        <table:table-row table:style-name="ro2">
          <table:table-cell office:value-type="float" office:value="13260">
            <text:p>13260</text:p>
          </table:table-cell>
          <table:table-cell office:value-type="float" office:value="3166">
            <text:p>3166</text:p>
          </table:table-cell>
          <table:table-cell office:value-type="float" office:value="-12233">
            <text:p>-12233</text:p>
          </table:table-cell>
          <table:table-cell table:number-columns-repeated="5"/>
          <table:table-cell table:formula="of:=([.A500]-[.E$2])/131" office:value-type="float" office:value="100.406574859028">
            <text:p>100.41</text:p>
          </table:table-cell>
          <table:table-cell table:formula="of:=([.B500]-[.F$2])/131" office:value-type="float" office:value="24.6398404234915">
            <text:p>24.64</text:p>
          </table:table-cell>
          <table:table-cell table:formula="of:=([.C500]-[.G$2])/131" office:value-type="float" office:value="-94.7345506156738">
            <text:p>-94.73</text:p>
          </table:table-cell>
          <table:table-cell table:formula="of:=[.J500]*2*3.141592/360" office:value-type="float" office:value="0.43004625308732">
            <text:p>0.4300462531</text:p>
          </table:table-cell>
          <table:table-cell table:formula="of:=[.L500]*[.L500]*0.75" office:value-type="float" office:value="0.138704834845832">
            <text:p>0.1387048348</text:p>
          </table:table-cell>
          <table:table-cell table:formula="of:=[.N499]+[.M500]*0.1" office:value-type="float" office:value="87.3633961321941">
            <text:p>87.3633961322</text:p>
          </table:table-cell>
        </table:table-row>
        <table:table-row table:style-name="ro2">
          <table:table-cell office:value-type="float" office:value="13626">
            <text:p>13626</text:p>
          </table:table-cell>
          <table:table-cell office:value-type="float" office:value="28399">
            <text:p>28399</text:p>
          </table:table-cell>
          <table:table-cell office:value-type="float" office:value="-17172">
            <text:p>-17172</text:p>
          </table:table-cell>
          <table:table-cell table:number-columns-repeated="5"/>
          <table:table-cell table:formula="of:=([.A501]-[.E$2])/131" office:value-type="float" office:value="103.200467988799">
            <text:p>103.20</text:p>
          </table:table-cell>
          <table:table-cell table:formula="of:=([.B501]-[.F$2])/131" office:value-type="float" office:value="217.258161034179">
            <text:p>217.26</text:p>
          </table:table-cell>
          <table:table-cell table:formula="of:=([.C501]-[.G$2])/131" office:value-type="float" office:value="-132.43684069201">
            <text:p>-132.44</text:p>
          </table:table-cell>
          <table:table-cell table:formula="of:=[.J501]*2*3.141592/360" office:value-type="float" office:value="3.79186944799826">
            <text:p>3.791869448</text:p>
          </table:table-cell>
          <table:table-cell table:formula="of:=[.L501]*[.L501]*0.75" office:value-type="float" office:value="10.783705432997">
            <text:p>10.783705433</text:p>
          </table:table-cell>
          <table:table-cell table:formula="of:=[.N500]+[.M501]*0.1" office:value-type="float" office:value="88.4417666754938">
            <text:p>88.4417666755</text:p>
          </table:table-cell>
        </table:table-row>
        <table:table-row table:style-name="ro2">
          <table:table-cell office:value-type="float" office:value="14688">
            <text:p>14688</text:p>
          </table:table-cell>
          <table:table-cell office:value-type="float" office:value="32767">
            <text:p>32767</text:p>
          </table:table-cell>
          <table:table-cell office:value-type="float" office:value="-8078">
            <text:p>-8078</text:p>
          </table:table-cell>
          <table:table-cell table:number-columns-repeated="5"/>
          <table:table-cell table:formula="of:=([.A502]-[.E$2])/131" office:value-type="float" office:value="111.307338217807">
            <text:p>111.31</text:p>
          </table:table-cell>
          <table:table-cell table:formula="of:=([.B502]-[.F$2])/131" office:value-type="float" office:value="250.60167248456">
            <text:p>250.60</text:p>
          </table:table-cell>
          <table:table-cell table:formula="of:=([.C502]-[.G$2])/131" office:value-type="float" office:value="-63.0169933637654">
            <text:p>-63.02</text:p>
          </table:table-cell>
          <table:table-cell table:formula="of:=[.J502]*2*3.141592/360" office:value-type="float" office:value="4.37382338591175">
            <text:p>4.3738233859</text:p>
          </table:table-cell>
          <table:table-cell table:formula="of:=[.L502]*[.L502]*0.75" office:value-type="float" office:value="14.3477482583614">
            <text:p>14.3477482584</text:p>
          </table:table-cell>
          <table:table-cell table:formula="of:=[.N501]+[.M502]*0.1" office:value-type="float" office:value="89.87654150133">
            <text:p>89.8765415013</text:p>
          </table:table-cell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21788">
            <text:p>21788</text:p>
          </table:table-cell>
          <table:table-cell office:value-type="float" office:value="1352">
            <text:p>1352</text:p>
          </table:table-cell>
          <table:table-cell table:number-columns-repeated="5"/>
          <table:table-cell table:formula="of:=([.A503]-[.E$2])/131" office:value-type="float" office:value="71.9180252407074">
            <text:p>71.92</text:p>
          </table:table-cell>
          <table:table-cell table:formula="of:=([.B503]-[.F$2])/131" office:value-type="float" office:value="166.792512179217">
            <text:p>166.79</text:p>
          </table:table-cell>
          <table:table-cell table:formula="of:=([.C503]-[.G$2])/131" office:value-type="float" office:value="8.96773946066209">
            <text:p>8.97</text:p>
          </table:table-cell>
          <table:table-cell table:formula="of:=[.J503]*2*3.141592/360" office:value-type="float" office:value="2.91107789956739">
            <text:p>2.9110778996</text:p>
          </table:table-cell>
          <table:table-cell table:formula="of:=[.L503]*[.L503]*0.75" office:value-type="float" office:value="6.35578090301225">
            <text:p>6.355780903</text:p>
          </table:table-cell>
          <table:table-cell table:formula="of:=[.N502]+[.M503]*0.1" office:value-type="float" office:value="90.5121195916312">
            <text:p>90.5121195916</text:p>
          </table:table-cell>
        </table:table-row>
        <table:table-row table:style-name="ro2">
          <table:table-cell office:value-type="float" office:value="24194">
            <text:p>24194</text:p>
          </table:table-cell>
          <table:table-cell office:value-type="float" office:value="-10638">
            <text:p>-10638</text:p>
          </table:table-cell>
          <table:table-cell office:value-type="float" office:value="3652">
            <text:p>3652</text:p>
          </table:table-cell>
          <table:table-cell table:number-columns-repeated="5"/>
          <table:table-cell table:formula="of:=([.A504]-[.E$2])/131" office:value-type="float" office:value="183.87222371399">
            <text:p>183.87</text:p>
          </table:table-cell>
          <table:table-cell table:formula="of:=([.B504]-[.F$2])/131" office:value-type="float" office:value="-80.7342053780352">
            <text:p>-80.73</text:p>
          </table:table-cell>
          <table:table-cell table:formula="of:=([.C504]-[.G$2])/131" office:value-type="float" office:value="26.524991369059">
            <text:p>26.52</text:p>
          </table:table-cell>
          <table:table-cell table:formula="of:=[.J504]*2*3.141592/360" office:value-type="float" office:value="-1.40907740967774">
            <text:p>-1.4090774097</text:p>
          </table:table-cell>
          <table:table-cell table:formula="of:=[.L504]*[.L504]*0.75" office:value-type="float" office:value="1.48912435984809">
            <text:p>1.4891243598</text:p>
          </table:table-cell>
          <table:table-cell table:formula="of:=[.N503]+[.M504]*0.1" office:value-type="float" office:value="90.661032027616">
            <text:p>90.6610320276</text:p>
          </table:table-cell>
        </table:table-row>
        <table:table-row table:style-name="ro2">
          <table:table-cell office:value-type="float" office:value="-1195">
            <text:p>-1195</text:p>
          </table:table-cell>
          <table:table-cell office:value-type="float" office:value="-10189">
            <text:p>-10189</text:p>
          </table:table-cell>
          <table:table-cell office:value-type="float" office:value="6229">
            <text:p>6229</text:p>
          </table:table-cell>
          <table:table-cell table:number-columns-repeated="5"/>
          <table:table-cell table:formula="of:=([.A505]-[.E$2])/131" office:value-type="float" office:value="-9.93693659135371">
            <text:p>-9.94</text:p>
          </table:table-cell>
          <table:table-cell table:formula="of:=([.B505]-[.F$2])/131" office:value-type="float" office:value="-77.3067244620047">
            <text:p>-77.31</text:p>
          </table:table-cell>
          <table:table-cell table:formula="of:=([.C505]-[.G$2])/131" office:value-type="float" office:value="46.1967470942499">
            <text:p>46.20</text:p>
          </table:table-cell>
          <table:table-cell table:formula="of:=[.J505]*2*3.141592/360" office:value-type="float" office:value="-1.3492565950891">
            <text:p>-1.3492565951</text:p>
          </table:table-cell>
          <table:table-cell table:formula="of:=[.L505]*[.L505]*0.75" office:value-type="float" office:value="1.36537001954358">
            <text:p>1.3653700195</text:p>
          </table:table-cell>
          <table:table-cell table:formula="of:=[.N504]+[.M505]*0.1" office:value-type="float" office:value="90.7975690295704">
            <text:p>90.7975690296</text:p>
          </table:table-cell>
        </table:table-row>
        <table:table-row table:style-name="ro2">
          <table:table-cell office:value-type="float" office:value="2629">
            <text:p>2629</text:p>
          </table:table-cell>
          <table:table-cell office:value-type="float" office:value="-6738">
            <text:p>-6738</text:p>
          </table:table-cell>
          <table:table-cell office:value-type="float" office:value="2556">
            <text:p>2556</text:p>
          </table:table-cell>
          <table:table-cell table:number-columns-repeated="5"/>
          <table:table-cell table:formula="of:=([.A506]-[.E$2])/131" office:value-type="float" office:value="19.2539031033028">
            <text:p>19.25</text:p>
          </table:table-cell>
          <table:table-cell table:formula="of:=([.B506]-[.F$2])/131" office:value-type="float" office:value="-50.963213011623">
            <text:p>-50.96</text:p>
          </table:table-cell>
          <table:table-cell table:formula="of:=([.C506]-[.G$2])/131" office:value-type="float" office:value="18.1585791553186">
            <text:p>18.16</text:p>
          </table:table-cell>
          <table:table-cell table:formula="of:=[.J506]*2*3.141592/360" office:value-type="float" office:value="-0.889475679397837">
            <text:p>-0.8894756794</text:p>
          </table:table-cell>
          <table:table-cell table:formula="of:=[.L506]*[.L506]*0.75" office:value-type="float" office:value="0.593375238180183">
            <text:p>0.5933752382</text:p>
          </table:table-cell>
          <table:table-cell table:formula="of:=[.N505]+[.M506]*0.1" office:value-type="float" office:value="90.8569065533884">
            <text:p>90.8569065534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-4874">
            <text:p>-4874</text:p>
          </table:table-cell>
          <table:table-cell office:value-type="float" office:value="602">
            <text:p>602</text:p>
          </table:table-cell>
          <table:table-cell table:number-columns-repeated="5"/>
          <table:table-cell table:formula="of:=([.A507]-[.E$2])/131" office:value-type="float" office:value="4.16993363765392">
            <text:p>4.17</text:p>
          </table:table-cell>
          <table:table-cell table:formula="of:=([.B507]-[.F$2])/131" office:value-type="float" office:value="-36.7342053780352">
            <text:p>-36.73</text:p>
          </table:table-cell>
          <table:table-cell table:formula="of:=([.C507]-[.G$2])/131" office:value-type="float" office:value="3.24254862096743">
            <text:p>3.24</text:p>
          </table:table-cell>
          <table:table-cell table:formula="of:=[.J507]*2*3.141592/360" office:value-type="float" office:value="-0.641132698566624">
            <text:p>-0.6411326986</text:p>
          </table:table-cell>
          <table:table-cell table:formula="of:=[.L507]*[.L507]*0.75" office:value-type="float" office:value="0.308288352878492">
            <text:p>0.3082883529</text:p>
          </table:table-cell>
          <table:table-cell table:formula="of:=[.N506]+[.M507]*0.1" office:value-type="float" office:value="90.8877353886762">
            <text:p>90.8877353887</text:p>
          </table:table-cell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-4688">
            <text:p>-4688</text:p>
          </table:table-cell>
          <table:table-cell office:value-type="float" office:value="1080">
            <text:p>1080</text:p>
          </table:table-cell>
          <table:table-cell table:number-columns-repeated="5"/>
          <table:table-cell table:formula="of:=([.A508]-[.E$2])/131" office:value-type="float" office:value="4.88749088956232">
            <text:p>4.89</text:p>
          </table:table-cell>
          <table:table-cell table:formula="of:=([.B508]-[.F$2])/131" office:value-type="float" office:value="-35.3143580497909">
            <text:p>-35.31</text:p>
          </table:table-cell>
          <table:table-cell table:formula="of:=([.C508]-[.G$2])/131" office:value-type="float" office:value="6.89140358279949">
            <text:p>6.89</text:p>
          </table:table-cell>
          <table:table-cell table:formula="of:=[.J508]*2*3.141592/360" office:value-type="float" office:value="-0.61635169296866">
            <text:p>-0.616351693</text:p>
          </table:table-cell>
          <table:table-cell table:formula="of:=[.L508]*[.L508]*0.75" office:value-type="float" office:value="0.284917057069">
            <text:p>0.2849170571</text:p>
          </table:table-cell>
          <table:table-cell table:formula="of:=[.N507]+[.M508]*0.1" office:value-type="float" office:value="90.9162270943831">
            <text:p>90.9162270944</text:p>
          </table:table-cell>
        </table:table-row>
        <table:table-row table:style-name="ro2">
          <table:table-cell office:value-type="float" office:value="-904">
            <text:p>-904</text:p>
          </table:table-cell>
          <table:table-cell office:value-type="float" office:value="-11083">
            <text:p>-11083</text:p>
          </table:table-cell>
          <table:table-cell office:value-type="float" office:value="2320">
            <text:p>2320</text:p>
          </table:table-cell>
          <table:table-cell table:number-columns-repeated="5"/>
          <table:table-cell table:formula="of:=([.A509]-[.E$2])/131" office:value-type="float" office:value="-7.71556254555219">
            <text:p>-7.72</text:p>
          </table:table-cell>
          <table:table-cell table:formula="of:=([.B509]-[.F$2])/131" office:value-type="float" office:value="-84.1311519429207">
            <text:p>-84.13</text:p>
          </table:table-cell>
          <table:table-cell table:formula="of:=([.C509]-[.G$2])/131" office:value-type="float" office:value="16.3570524377613">
            <text:p>16.36</text:p>
          </table:table-cell>
          <table:table-cell table:formula="of:=[.J509]*2*3.141592/360" office:value-type="float" office:value="-1.4683652994148">
            <text:p>-1.4683652994</text:p>
          </table:table-cell>
          <table:table-cell table:formula="of:=[.L509]*[.L509]*0.75" office:value-type="float" office:value="1.61707248939414">
            <text:p>1.6170724894</text:p>
          </table:table-cell>
          <table:table-cell table:formula="of:=[.N508]+[.M509]*0.1" office:value-type="float" office:value="91.0779343433225">
            <text:p>91.0779343433</text:p>
          </table:table-cell>
        </table:table-row>
        <table:table-row table:style-name="ro2">
          <table:table-cell office:value-type="float" office:value="-3049">
            <text:p>-3049</text:p>
          </table:table-cell>
          <table:table-cell office:value-type="float" office:value="-16246">
            <text:p>-16246</text:p>
          </table:table-cell>
          <table:table-cell office:value-type="float" office:value="1757">
            <text:p>1757</text:p>
          </table:table-cell>
          <table:table-cell table:number-columns-repeated="5"/>
          <table:table-cell table:formula="of:=([.A510]-[.E$2])/131" office:value-type="float" office:value="-24.0896083470789">
            <text:p>-24.09</text:p>
          </table:table-cell>
          <table:table-cell table:formula="of:=([.B510]-[.F$2])/131" office:value-type="float" office:value="-123.543365683379">
            <text:p>-123.54</text:p>
          </table:table-cell>
          <table:table-cell table:formula="of:=([.C510]-[.G$2])/131" office:value-type="float" office:value="12.0593425140972">
            <text:p>12.06</text:p>
          </table:table-cell>
          <table:table-cell table:formula="of:=[.J510]*2*3.141592/360" office:value-type="float" office:value="-2.15623805157765">
            <text:p>-2.1562380516</text:p>
          </table:table-cell>
          <table:table-cell table:formula="of:=[.L510]*[.L510]*0.75" office:value-type="float" office:value="3.48702190130354">
            <text:p>3.4870219013</text:p>
          </table:table-cell>
          <table:table-cell table:formula="of:=[.N509]+[.M510]*0.1" office:value-type="float" office:value="91.4266365334529">
            <text:p>91.4266365335</text:p>
          </table:table-cell>
        </table:table-row>
        <table:table-row table:style-name="ro2">
          <table:table-cell office:value-type="float" office:value="-2509">
            <text:p>-2509</text:p>
          </table:table-cell>
          <table:table-cell office:value-type="float" office:value="-26158">
            <text:p>-26158</text:p>
          </table:table-cell>
          <table:table-cell office:value-type="float" office:value="1560">
            <text:p>1560</text:p>
          </table:table-cell>
          <table:table-cell table:number-columns-repeated="5"/>
          <table:table-cell table:formula="of:=([.A511]-[.E$2])/131" office:value-type="float" office:value="-19.9674709424988">
            <text:p>-19.97</text:p>
          </table:table-cell>
          <table:table-cell table:formula="of:=([.B511]-[.F$2])/131" office:value-type="float" office:value="-199.207487820783">
            <text:p>-199.21</text:p>
          </table:table-cell>
          <table:table-cell table:formula="of:=([.C511]-[.G$2])/131" office:value-type="float" office:value="10.5555257202041">
            <text:p>10.56</text:p>
          </table:table-cell>
          <table:table-cell table:formula="of:=[.J511]*2*3.141592/360" office:value-type="float" office:value="-3.47682583376595">
            <text:p>-3.4768258338</text:p>
          </table:table-cell>
          <table:table-cell table:formula="of:=[.L511]*[.L511]*0.75" office:value-type="float" office:value="9.0662384087567">
            <text:p>9.0662384088</text:p>
          </table:table-cell>
          <table:table-cell table:formula="of:=[.N510]+[.M511]*0.1" office:value-type="float" office:value="92.3332603743286">
            <text:p>92.3332603743</text:p>
          </table:table-cell>
        </table:table-row>
        <table:table-row table:style-name="ro2">
          <table:table-cell office:value-type="float" office:value="20238">
            <text:p>20238</text:p>
          </table:table-cell>
          <table:table-cell office:value-type="float" office:value="-10884">
            <text:p>-10884</text:p>
          </table:table-cell>
          <table:table-cell office:value-type="float" office:value="-9593">
            <text:p>-9593</text:p>
          </table:table-cell>
          <table:table-cell table:number-columns-repeated="5"/>
          <table:table-cell table:formula="of:=([.A512]-[.E$2])/131" office:value-type="float" office:value="153.673750431547">
            <text:p>153.67</text:p>
          </table:table-cell>
          <table:table-cell table:formula="of:=([.B512]-[.F$2])/131" office:value-type="float" office:value="-82.6120679734551">
            <text:p>-82.61</text:p>
          </table:table-cell>
          <table:table-cell table:formula="of:=([.C512]-[.G$2])/131" office:value-type="float" office:value="-74.5818788599486">
            <text:p>-74.58</text:p>
          </table:table-cell>
          <table:table-cell table:formula="of:=[.J512]*2*3.141592/360" office:value-type="float" office:value="-1.44185228804924">
            <text:p>-1.441852288</text:p>
          </table:table-cell>
          <table:table-cell table:formula="of:=[.L512]*[.L512]*0.75" office:value-type="float" office:value="1.55920351541461">
            <text:p>1.5592035154</text:p>
          </table:table-cell>
          <table:table-cell table:formula="of:=[.N511]+[.M512]*0.1" office:value-type="float" office:value="92.48918072587">
            <text:p>92.4891807259</text:p>
          </table:table-cell>
        </table:table-row>
        <table:table-row table:style-name="ro2">
          <table:table-cell office:value-type="float" office:value="9852">
            <text:p>9852</text:p>
          </table:table-cell>
          <table:table-cell office:value-type="float" office:value="21150">
            <text:p>21150</text:p>
          </table:table-cell>
          <table:table-cell office:value-type="float" office:value="-14963">
            <text:p>-14963</text:p>
          </table:table-cell>
          <table:table-cell table:number-columns-repeated="5"/>
          <table:table-cell table:formula="of:=([.A513]-[.E$2])/131" office:value-type="float" office:value="74.3913076834555">
            <text:p>74.39</text:p>
          </table:table-cell>
          <table:table-cell table:formula="of:=([.B513]-[.F$2])/131" office:value-type="float" office:value="161.922283171583">
            <text:p>161.92</text:p>
          </table:table-cell>
          <table:table-cell table:formula="of:=([.C513]-[.G$2])/131" office:value-type="float" office:value="-115.574245272162">
            <text:p>-115.57</text:p>
          </table:table-cell>
          <table:table-cell table:formula="of:=[.J513]*2*3.141592/360" office:value-type="float" office:value="2.82607638574211">
            <text:p>2.8260763857</text:p>
          </table:table-cell>
          <table:table-cell table:formula="of:=[.L513]*[.L513]*0.75" office:value-type="float" office:value="5.9900308035369">
            <text:p>5.9900308035</text:p>
          </table:table-cell>
          <table:table-cell table:formula="of:=[.N512]+[.M513]*0.1" office:value-type="float" office:value="93.0881838062237">
            <text:p>93.0881838062</text:p>
          </table:table-cell>
        </table:table-row>
        <table:table-row table:style-name="ro2">
          <table:table-cell office:value-type="float" office:value="13761">
            <text:p>13761</text:p>
          </table:table-cell>
          <table:table-cell office:value-type="float" office:value="32767">
            <text:p>32767</text:p>
          </table:table-cell>
          <table:table-cell office:value-type="float" office:value="-11933">
            <text:p>-11933</text:p>
          </table:table-cell>
          <table:table-cell table:number-columns-repeated="5"/>
          <table:table-cell table:formula="of:=([.A514]-[.E$2])/131" office:value-type="float" office:value="104.231002339944">
            <text:p>104.23</text:p>
          </table:table-cell>
          <table:table-cell table:formula="of:=([.B514]-[.F$2])/131" office:value-type="float" office:value="250.60167248456">
            <text:p>250.60</text:p>
          </table:table-cell>
          <table:table-cell table:formula="of:=([.C514]-[.G$2])/131" office:value-type="float" office:value="-92.4444742797959">
            <text:p>-92.44</text:p>
          </table:table-cell>
          <table:table-cell table:formula="of:=[.J514]*2*3.141592/360" office:value-type="float" office:value="4.37382338591175">
            <text:p>4.3738233859</text:p>
          </table:table-cell>
          <table:table-cell table:formula="of:=[.L514]*[.L514]*0.75" office:value-type="float" office:value="14.3477482583614">
            <text:p>14.3477482584</text:p>
          </table:table-cell>
          <table:table-cell table:formula="of:=[.N513]+[.M514]*0.1" office:value-type="float" office:value="94.5229586320599">
            <text:p>94.5229586321</text:p>
          </table:table-cell>
        </table:table-row>
        <table:table-row table:style-name="ro2">
          <table:table-cell office:value-type="float" office:value="6863">
            <text:p>6863</text:p>
          </table:table-cell>
          <table:table-cell office:value-type="float" office:value="31465">
            <text:p>31465</text:p>
          </table:table-cell>
          <table:table-cell office:value-type="float" office:value="-5586">
            <text:p>-5586</text:p>
          </table:table-cell>
          <table:table-cell table:number-columns-repeated="5"/>
          <table:table-cell table:formula="of:=([.A515]-[.E$2])/131" office:value-type="float" office:value="51.5745137903257">
            <text:p>51.57</text:p>
          </table:table-cell>
          <table:table-cell table:formula="of:=([.B515]-[.F$2])/131" office:value-type="float" office:value="240.66274118685">
            <text:p>240.66</text:p>
          </table:table-cell>
          <table:table-cell table:formula="of:=([.C515]-[.G$2])/131" office:value-type="float" office:value="-43.9940926004066">
            <text:p>-43.99</text:p>
          </table:table-cell>
          <table:table-cell table:formula="of:=[.J515]*2*3.141592/360" office:value-type="float" office:value="4.200356346726">
            <text:p>4.2003563467</text:p>
          </table:table-cell>
          <table:table-cell table:formula="of:=[.L515]*[.L515]*0.75" office:value-type="float" office:value="13.232245079611">
            <text:p>13.2322450796</text:p>
          </table:table-cell>
          <table:table-cell table:formula="of:=[.N514]+[.M515]*0.1" office:value-type="float" office:value="95.846183140021">
            <text:p>95.84618314</text:p>
          </table:table-cell>
        </table:table-row>
        <table:table-row table:style-name="ro2">
          <table:table-cell office:value-type="float" office:value="12899">
            <text:p>12899</text:p>
          </table:table-cell>
          <table:table-cell office:value-type="float" office:value="-8598">
            <text:p>-8598</text:p>
          </table:table-cell>
          <table:table-cell office:value-type="float" office:value="6758">
            <text:p>6758</text:p>
          </table:table-cell>
          <table:table-cell table:number-columns-repeated="5"/>
          <table:table-cell table:formula="of:=([.A516]-[.E$2])/131" office:value-type="float" office:value="97.6508496681883">
            <text:p>97.65</text:p>
          </table:table-cell>
          <table:table-cell table:formula="of:=([.B516]-[.F$2])/131" office:value-type="float" office:value="-65.1616862940657">
            <text:p>-65.16</text:p>
          </table:table-cell>
          <table:table-cell table:formula="of:=([.C516]-[.G$2])/131" office:value-type="float" office:value="50.2349150331812">
            <text:p>50.23</text:p>
          </table:table-cell>
          <table:table-cell table:formula="of:=[.J516]*2*3.141592/360" office:value-type="float" office:value="-1.13728573537748">
            <text:p>-1.1372857354</text:p>
          </table:table-cell>
          <table:table-cell table:formula="of:=[.L516]*[.L516]*0.75" office:value-type="float" office:value="0.970064132919823">
            <text:p>0.9700641329</text:p>
          </table:table-cell>
          <table:table-cell table:formula="of:=[.N515]+[.M516]*0.1" office:value-type="float" office:value="95.9431895533129">
            <text:p>95.9431895533</text:p>
          </table:table-cell>
        </table:table-row>
        <table:table-row table:style-name="ro2">
          <table:table-cell office:value-type="float" office:value="3947">
            <text:p>3947</text:p>
          </table:table-cell>
          <table:table-cell office:value-type="float" office:value="-14794">
            <text:p>-14794</text:p>
          </table:table-cell>
          <table:table-cell office:value-type="float" office:value="9164">
            <text:p>9164</text:p>
          </table:table-cell>
          <table:table-cell table:number-columns-repeated="5"/>
          <table:table-cell table:formula="of:=([.A517]-[.E$2])/131" office:value-type="float" office:value="29.3149718055928">
            <text:p>29.31</text:p>
          </table:table-cell>
          <table:table-cell table:formula="of:=([.B517]-[.F$2])/131" office:value-type="float" office:value="-112.45939621773">
            <text:p>-112.46</text:p>
          </table:table-cell>
          <table:table-cell table:formula="of:=([.C517]-[.G$2])/131" office:value-type="float" office:value="68.6013272469216">
            <text:p>68.60</text:p>
          </table:table-cell>
          <table:table-cell table:formula="of:=[.J517]*2*3.141592/360" office:value-type="float" office:value="-1.96278633045806">
            <text:p>-1.9627863305</text:p>
          </table:table-cell>
          <table:table-cell table:formula="of:=[.L517]*[.L517]*0.75" office:value-type="float" office:value="2.88939763427476">
            <text:p>2.8893976343</text:p>
          </table:table-cell>
          <table:table-cell table:formula="of:=[.N516]+[.M517]*0.1" office:value-type="float" office:value="96.2321293167404">
            <text:p>96.2321293167</text:p>
          </table:table-cell>
        </table:table-row>
        <table:table-row table:style-name="ro2">
          <table:table-cell office:value-type="float" office:value="4430">
            <text:p>4430</text:p>
          </table:table-cell>
          <table:table-cell office:value-type="float" office:value="-7150">
            <text:p>-7150</text:p>
          </table:table-cell>
          <table:table-cell office:value-type="float" office:value="4501">
            <text:p>4501</text:p>
          </table:table-cell>
          <table:table-cell table:number-columns-repeated="5"/>
          <table:table-cell table:formula="of:=([.A518]-[.E$2])/131" office:value-type="float" office:value="33.0019947063562">
            <text:p>33.00</text:p>
          </table:table-cell>
          <table:table-cell table:formula="of:=([.B518]-[.F$2])/131" office:value-type="float" office:value="-54.1082511795619">
            <text:p>-54.11</text:p>
          </table:table-cell>
          <table:table-cell table:formula="of:=([.C518]-[.G$2])/131" office:value-type="float" office:value="33.0059073995934">
            <text:p>33.01</text:p>
          </table:table-cell>
          <table:table-cell table:formula="of:=[.J518]*2*3.141592/360" office:value-type="float" office:value="-0.944366939109457">
            <text:p>-0.9443669391</text:p>
          </table:table-cell>
          <table:table-cell table:formula="of:=[.L518]*[.L518]*0.75" office:value-type="float" office:value="0.668871686762224">
            <text:p>0.6688716868</text:p>
          </table:table-cell>
          <table:table-cell table:formula="of:=[.N517]+[.M518]*0.1" office:value-type="float" office:value="96.2990164854166">
            <text:p>96.2990164854</text:p>
          </table:table-cell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-4479">
            <text:p>-4479</text:p>
          </table:table-cell>
          <table:table-cell office:value-type="float" office:value="1294">
            <text:p>1294</text:p>
          </table:table-cell>
          <table:table-cell table:number-columns-repeated="5"/>
          <table:table-cell table:formula="of:=([.A519]-[.E$2])/131" office:value-type="float" office:value="3.63558249261575">
            <text:p>3.64</text:p>
          </table:table-cell>
          <table:table-cell table:formula="of:=([.B519]-[.F$2])/131" office:value-type="float" office:value="-33.7189382024627">
            <text:p>-33.72</text:p>
          </table:table-cell>
          <table:table-cell table:formula="of:=([.C519]-[.G$2])/131" office:value-type="float" office:value="8.52499136905904">
            <text:p>8.52</text:p>
          </table:table-cell>
          <table:table-cell table:formula="of:=[.J519]*2*3.141592/360" office:value-type="float" office:value="-0.588506369474173">
            <text:p>-0.5885063695</text:p>
          </table:table-cell>
          <table:table-cell table:formula="of:=[.L519]*[.L519]*0.75" office:value-type="float" office:value="0.259754810183754">
            <text:p>0.2597548102</text:p>
          </table:table-cell>
          <table:table-cell table:formula="of:=[.N518]+[.M519]*0.1" office:value-type="float" office:value="96.324991966435">
            <text:p>96.3249919664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-4164">
            <text:p>-4164</text:p>
          </table:table-cell>
          <table:table-cell office:value-type="float" office:value="1103">
            <text:p>1103</text:p>
          </table:table-cell>
          <table:table-cell table:number-columns-repeated="5"/>
          <table:table-cell table:formula="of:=([.A520]-[.E$2])/131" office:value-type="float" office:value="13.4981779124631">
            <text:p>13.50</text:p>
          </table:table-cell>
          <table:table-cell table:formula="of:=([.B520]-[.F$2])/131" office:value-type="float" office:value="-31.3143580497909">
            <text:p>-31.31</text:p>
          </table:table-cell>
          <table:table-cell table:formula="of:=([.C520]-[.G$2])/131" office:value-type="float" office:value="7.06697610188346">
            <text:p>7.07</text:p>
          </table:table-cell>
          <table:table-cell table:formula="of:=[.J520]*2*3.141592/360" office:value-type="float" office:value="-0.546538537413104">
            <text:p>-0.5465385374</text:p>
          </table:table-cell>
          <table:table-cell table:formula="of:=[.L520]*[.L520]*0.75" office:value-type="float" office:value="0.224028279658241">
            <text:p>0.2240282797</text:p>
          </table:table-cell>
          <table:table-cell table:formula="of:=[.N519]+[.M520]*0.1" office:value-type="float" office:value="96.3473947944008">
            <text:p>96.3473947944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-8424">
            <text:p>-8424</text:p>
          </table:table-cell>
          <table:table-cell office:value-type="float" office:value="2064">
            <text:p>2064</text:p>
          </table:table-cell>
          <table:table-cell table:number-columns-repeated="5"/>
          <table:table-cell table:formula="of:=([.A521]-[.E$2])/131" office:value-type="float" office:value="6.45237638574552">
            <text:p>6.45</text:p>
          </table:table-cell>
          <table:table-cell table:formula="of:=([.B521]-[.F$2])/131" office:value-type="float" office:value="-63.8334420192566">
            <text:p>-63.83</text:p>
          </table:table-cell>
          <table:table-cell table:formula="of:=([.C521]-[.G$2])/131" office:value-type="float" office:value="14.4028539644789">
            <text:p>14.40</text:p>
          </table:table-cell>
          <table:table-cell table:formula="of:=[.J521]*2*3.141592/360" office:value-type="float" office:value="-1.11410350433422">
            <text:p>-1.1141035043</text:p>
          </table:table-cell>
          <table:table-cell table:formula="of:=[.L521]*[.L521]*0.75" office:value-type="float" office:value="0.930919963777349">
            <text:p>0.9309199638</text:p>
          </table:table-cell>
          <table:table-cell table:formula="of:=[.N520]+[.M521]*0.1" office:value-type="float" office:value="96.4404867907786">
            <text:p>96.4404867908</text:p>
          </table:table-cell>
        </table:table-row>
        <table:table-row table:style-name="ro2">
          <table:table-cell office:value-type="float" office:value="-1632">
            <text:p>-1632</text:p>
          </table:table-cell>
          <table:table-cell office:value-type="float" office:value="-16101">
            <text:p>-16101</text:p>
          </table:table-cell>
          <table:table-cell office:value-type="float" office:value="2152">
            <text:p>2152</text:p>
          </table:table-cell>
          <table:table-cell table:number-columns-repeated="5"/>
          <table:table-cell table:formula="of:=([.A522]-[.E$2])/131" office:value-type="float" office:value="-13.2728144539491">
            <text:p>-13.27</text:p>
          </table:table-cell>
          <table:table-cell table:formula="of:=([.B522]-[.F$2])/131" office:value-type="float" office:value="-122.436495454371">
            <text:p>-122.44</text:p>
          </table:table-cell>
          <table:table-cell table:formula="of:=([.C522]-[.G$2])/131" office:value-type="float" office:value="15.0746096896697">
            <text:p>15.07</text:p>
          </table:table-cell>
          <table:table-cell table:formula="of:=[.J522]*2*3.141592/360" office:value-type="float" office:value="-2.13691952570827">
            <text:p>-2.1369195257</text:p>
          </table:table-cell>
          <table:table-cell table:formula="of:=[.L522]*[.L522]*0.75" office:value-type="float" office:value="3.42481879451494">
            <text:p>3.4248187945</text:p>
          </table:table-cell>
          <table:table-cell table:formula="of:=[.N521]+[.M522]*0.1" office:value-type="float" office:value="96.7829686702301">
            <text:p>96.7829686702</text:p>
          </table:table-cell>
        </table:table-row>
        <table:table-row table:style-name="ro2">
          <table:table-cell office:value-type="float" office:value="1187">
            <text:p>1187</text:p>
          </table:table-cell>
          <table:table-cell office:value-type="float" office:value="-23808">
            <text:p>-23808</text:p>
          </table:table-cell>
          <table:table-cell office:value-type="float" office:value="799">
            <text:p>799</text:p>
          </table:table-cell>
          <table:table-cell table:number-columns-repeated="5"/>
          <table:table-cell table:formula="of:=([.A523]-[.E$2])/131" office:value-type="float" office:value="8.24626951551651">
            <text:p>8.25</text:p>
          </table:table-cell>
          <table:table-cell table:formula="of:=([.B523]-[.F$2])/131" office:value-type="float" office:value="-181.268556523073">
            <text:p>-181.27</text:p>
          </table:table-cell>
          <table:table-cell table:formula="of:=([.C523]-[.G$2])/131" office:value-type="float" office:value="4.74636541486056">
            <text:p>4.75</text:p>
          </table:table-cell>
          <table:table-cell table:formula="of:=[.J523]*2*3.141592/360" office:value-type="float" office:value="-3.16373248346908">
            <text:p>-3.1637324835</text:p>
          </table:table-cell>
          <table:table-cell table:formula="of:=[.L523]*[.L523]*0.75" office:value-type="float" office:value="7.5069024202181">
            <text:p>7.5069024202</text:p>
          </table:table-cell>
          <table:table-cell table:formula="of:=[.N522]+[.M523]*0.1" office:value-type="float" office:value="97.5336589122519">
            <text:p>97.5336589123</text:p>
          </table:table-cell>
        </table:table-row>
        <table:table-row table:style-name="ro2">
          <table:table-cell office:value-type="float" office:value="3972">
            <text:p>3972</text:p>
          </table:table-cell>
          <table:table-cell office:value-type="float" office:value="-11742">
            <text:p>-11742</text:p>
          </table:table-cell>
          <table:table-cell office:value-type="float" office:value="-6793">
            <text:p>-6793</text:p>
          </table:table-cell>
          <table:table-cell table:number-columns-repeated="5"/>
          <table:table-cell table:formula="of:=([.A524]-[.E$2])/131" office:value-type="float" office:value="29.5058115002493">
            <text:p>29.51</text:p>
          </table:table-cell>
          <table:table-cell table:formula="of:=([.B524]-[.F$2])/131" office:value-type="float" office:value="-89.1616862940657">
            <text:p>-89.16</text:p>
          </table:table-cell>
          <table:table-cell table:formula="of:=([.C524]-[.G$2])/131" office:value-type="float" office:value="-53.2078330584219">
            <text:p>-53.21</text:p>
          </table:table-cell>
          <table:table-cell table:formula="of:=[.J524]*2*3.141592/360" office:value-type="float" office:value="-1.55616466871081">
            <text:p>-1.5561646687</text:p>
          </table:table-cell>
          <table:table-cell table:formula="of:=[.L524]*[.L524]*0.75" office:value-type="float" office:value="1.81623635710788">
            <text:p>1.8162363571</text:p>
          </table:table-cell>
          <table:table-cell table:formula="of:=[.N523]+[.M524]*0.1" office:value-type="float" office:value="97.7152825479627">
            <text:p>97.715282548</text:p>
          </table:table-cell>
        </table:table-row>
        <table:table-row table:style-name="ro2">
          <table:table-cell office:value-type="float" office:value="10517">
            <text:p>10517</text:p>
          </table:table-cell>
          <table:table-cell office:value-type="float" office:value="17069">
            <text:p>17069</text:p>
          </table:table-cell>
          <table:table-cell office:value-type="float" office:value="-14211">
            <text:p>-14211</text:p>
          </table:table-cell>
          <table:table-cell table:number-columns-repeated="5"/>
          <table:table-cell table:formula="of:=([.A525]-[.E$2])/131" office:value-type="float" office:value="79.467643561318">
            <text:p>79.47</text:p>
          </table:table-cell>
          <table:table-cell table:formula="of:=([.B525]-[.F$2])/131" office:value-type="float" office:value="130.769611415858">
            <text:p>130.77</text:p>
          </table:table-cell>
          <table:table-cell table:formula="of:=([.C525]-[.G$2])/131" office:value-type="float" office:value="-109.833787256895">
            <text:p>-109.83</text:p>
          </table:table-cell>
          <table:table-cell table:formula="of:=[.J525]*2*3.141592/360" office:value-type="float" office:value="2.28235980592871">
            <text:p>2.2823598059</text:p>
          </table:table-cell>
          <table:table-cell table:formula="of:=[.L525]*[.L525]*0.75" office:value-type="float" office:value="3.90687471278921">
            <text:p>3.9068747128</text:p>
          </table:table-cell>
          <table:table-cell table:formula="of:=[.N524]+[.M525]*0.1" office:value-type="float" office:value="98.1059700192416">
            <text:p>98.1059700192</text:p>
          </table:table-cell>
        </table:table-row>
        <table:table-row table:style-name="ro2">
          <table:table-cell office:value-type="float" office:value="8386">
            <text:p>8386</text:p>
          </table:table-cell>
          <table:table-cell office:value-type="float" office:value="32767">
            <text:p>32767</text:p>
          </table:table-cell>
          <table:table-cell office:value-type="float" office:value="-13362">
            <text:p>-13362</text:p>
          </table:table-cell>
          <table:table-cell table:number-columns-repeated="5"/>
          <table:table-cell table:formula="of:=([.A526]-[.E$2])/131" office:value-type="float" office:value="63.200467988799">
            <text:p>63.20</text:p>
          </table:table-cell>
          <table:table-cell table:formula="of:=([.B526]-[.F$2])/131" office:value-type="float" office:value="250.60167248456">
            <text:p>250.60</text:p>
          </table:table-cell>
          <table:table-cell table:formula="of:=([.C526]-[.G$2])/131" office:value-type="float" office:value="-103.352871226361">
            <text:p>-103.35</text:p>
          </table:table-cell>
          <table:table-cell table:formula="of:=[.J526]*2*3.141592/360" office:value-type="float" office:value="4.37382338591175">
            <text:p>4.3738233859</text:p>
          </table:table-cell>
          <table:table-cell table:formula="of:=[.L526]*[.L526]*0.75" office:value-type="float" office:value="14.3477482583614">
            <text:p>14.3477482584</text:p>
          </table:table-cell>
          <table:table-cell table:formula="of:=[.N525]+[.M526]*0.1" office:value-type="float" office:value="99.5407448450777">
            <text:p>99.5407448451</text:p>
          </table:table-cell>
        </table:table-row>
        <table:table-row table:style-name="ro2">
          <table:table-cell office:value-type="float" office:value="12713">
            <text:p>12713</text:p>
          </table:table-cell>
          <table:table-cell office:value-type="float" office:value="32767">
            <text:p>32767</text:p>
          </table:table-cell>
          <table:table-cell office:value-type="float" office:value="-4454">
            <text:p>-4454</text:p>
          </table:table-cell>
          <table:table-cell table:number-columns-repeated="5"/>
          <table:table-cell table:formula="of:=([.A527]-[.E$2])/131" office:value-type="float" office:value="96.231002339944">
            <text:p>96.23</text:p>
          </table:table-cell>
          <table:table-cell table:formula="of:=([.B527]-[.F$2])/131" office:value-type="float" office:value="250.60167248456">
            <text:p>250.60</text:p>
          </table:table-cell>
          <table:table-cell table:formula="of:=([.C527]-[.G$2])/131" office:value-type="float" office:value="-35.3528712263608">
            <text:p>-35.35</text:p>
          </table:table-cell>
          <table:table-cell table:formula="of:=[.J527]*2*3.141592/360" office:value-type="float" office:value="4.37382338591175">
            <text:p>4.3738233859</text:p>
          </table:table-cell>
          <table:table-cell table:formula="of:=[.L527]*[.L527]*0.75" office:value-type="float" office:value="14.3477482583614">
            <text:p>14.3477482584</text:p>
          </table:table-cell>
          <table:table-cell table:formula="of:=[.N526]+[.M527]*0.1" office:value-type="float" office:value="100.975519670914">
            <text:p>100.9755196709</text:p>
          </table:table-cell>
        </table:table-row>
        <table:table-row table:style-name="ro2">
          <table:table-cell office:value-type="float" office:value="-141">
            <text:p>-141</text:p>
          </table:table-cell>
          <table:table-cell office:value-type="float" office:value="-7433">
            <text:p>-7433</text:p>
          </table:table-cell>
          <table:table-cell office:value-type="float" office:value="7985">
            <text:p>7985</text:p>
          </table:table-cell>
          <table:table-cell table:number-columns-repeated="5"/>
          <table:table-cell table:formula="of:=([.A528]-[.E$2])/131" office:value-type="float" office:value="-1.89113506463616">
            <text:p>-1.89</text:p>
          </table:table-cell>
          <table:table-cell table:formula="of:=([.B528]-[.F$2])/131" office:value-type="float" office:value="-56.2685565230734">
            <text:p>-56.27</text:p>
          </table:table-cell>
          <table:table-cell table:formula="of:=([.C528]-[.G$2])/131" office:value-type="float" office:value="59.6013272469216">
            <text:p>59.60</text:p>
          </table:table-cell>
          <table:table-cell table:formula="of:=[.J528]*2*3.141592/360" office:value-type="float" office:value="-0.982071372357973">
            <text:p>-0.9820713724</text:p>
          </table:table-cell>
          <table:table-cell table:formula="of:=[.L528]*[.L528]*0.75" office:value-type="float" office:value="0.723348135303804">
            <text:p>0.7233481353</text:p>
          </table:table-cell>
          <table:table-cell table:formula="of:=[.N527]+[.M528]*0.1" office:value-type="float" office:value="101.047854484444">
            <text:p>101.0478544844</text:p>
          </table:table-cell>
        </table:table-row>
        <table:table-row table:style-name="ro2">
          <table:table-cell office:value-type="float" office:value="14601">
            <text:p>14601</text:p>
          </table:table-cell>
          <table:table-cell office:value-type="float" office:value="-15032">
            <text:p>-15032</text:p>
          </table:table-cell>
          <table:table-cell office:value-type="float" office:value="9142">
            <text:p>9142</text:p>
          </table:table-cell>
          <table:table-cell table:number-columns-repeated="5"/>
          <table:table-cell table:formula="of:=([.A529]-[.E$2])/131" office:value-type="float" office:value="110.643216080402">
            <text:p>110.64</text:p>
          </table:table-cell>
          <table:table-cell table:formula="of:=([.B529]-[.F$2])/131" office:value-type="float" office:value="-114.27619011086">
            <text:p>-114.28</text:p>
          </table:table-cell>
          <table:table-cell table:formula="of:=([.C529]-[.G$2])/131" office:value-type="float" office:value="68.4333883156239">
            <text:p>68.43</text:p>
          </table:table-cell>
          <table:table-cell table:formula="of:=[.J529]*2*3.141592/360" office:value-type="float" office:value="-1.99449535912642">
            <text:p>-1.9944953591</text:p>
          </table:table-cell>
          <table:table-cell table:formula="of:=[.L529]*[.L529]*0.75" office:value-type="float" office:value="2.98350880318262">
            <text:p>2.9835088032</text:p>
          </table:table-cell>
          <table:table-cell table:formula="of:=[.N528]+[.M529]*0.1" office:value-type="float" office:value="101.346205364763">
            <text:p>101.3462053648</text:p>
          </table:table-cell>
        </table:table-row>
        <table:table-row table:style-name="ro2">
          <table:table-cell office:value-type="float" office:value="1633">
            <text:p>1633</text:p>
          </table:table-cell>
          <table:table-cell office:value-type="float" office:value="-8349">
            <text:p>-8349</text:p>
          </table:table-cell>
          <table:table-cell office:value-type="float" office:value="6121">
            <text:p>6121</text:p>
          </table:table-cell>
          <table:table-cell table:number-columns-repeated="5"/>
          <table:table-cell table:formula="of:=([.A530]-[.E$2])/131" office:value-type="float" office:value="11.6508496681883">
            <text:p>11.65</text:p>
          </table:table-cell>
          <table:table-cell table:formula="of:=([.B530]-[.F$2])/131" office:value-type="float" office:value="-63.2609229352871">
            <text:p>-63.26</text:p>
          </table:table-cell>
          <table:table-cell table:formula="of:=([.C530]-[.G$2])/131" office:value-type="float" office:value="45.3723196133339">
            <text:p>45.37</text:p>
          </table:table-cell>
          <table:table-cell table:formula="of:=[.J530]*2*3.141592/360" office:value-type="float" office:value="-1.1041111633673">
            <text:p>-1.1041111634</text:p>
          </table:table-cell>
          <table:table-cell table:formula="of:=[.L530]*[.L530]*0.75" office:value-type="float" office:value="0.914296095804225">
            <text:p>0.9142960958</text:p>
          </table:table-cell>
          <table:table-cell table:formula="of:=[.N529]+[.M530]*0.1" office:value-type="float" office:value="101.437634974343">
            <text:p>101.4376349743</text:p>
          </table:table-cell>
        </table:table-row>
        <table:table-row table:style-name="ro2">
          <table:table-cell office:value-type="float" office:value="-6356">
            <text:p>-6356</text:p>
          </table:table-cell>
          <table:table-cell office:value-type="float" office:value="-4701">
            <text:p>-4701</text:p>
          </table:table-cell>
          <table:table-cell office:value-type="float" office:value="2159">
            <text:p>2159</text:p>
          </table:table-cell>
          <table:table-cell table:number-columns-repeated="5"/>
          <table:table-cell table:formula="of:=([.A531]-[.E$2])/131" office:value-type="float" office:value="-49.3338831562392">
            <text:p>-49.33</text:p>
          </table:table-cell>
          <table:table-cell table:formula="of:=([.B531]-[.F$2])/131" office:value-type="float" office:value="-35.4135946910123">
            <text:p>-35.41</text:p>
          </table:table-cell>
          <table:table-cell table:formula="of:=([.C531]-[.G$2])/131" office:value-type="float" office:value="15.1280448041735">
            <text:p>15.13</text:p>
          </table:table-cell>
          <table:table-cell table:formula="of:=[.J531]*2*3.141592/360" office:value-type="float" office:value="-0.61808369873626">
            <text:p>-0.6180836987</text:p>
          </table:table-cell>
          <table:table-cell table:formula="of:=[.L531]*[.L531]*0.75" office:value-type="float" office:value="0.286520593982622">
            <text:p>0.286520594</text:p>
          </table:table-cell>
          <table:table-cell table:formula="of:=[.N530]+[.M531]*0.1" office:value-type="float" office:value="101.466287033741">
            <text:p>101.4662870337</text:p>
          </table:table-cell>
        </table:table-row>
        <table:table-row table:style-name="ro2">
          <table:table-cell office:value-type="float" office:value="-531">
            <text:p>-531</text:p>
          </table:table-cell>
          <table:table-cell office:value-type="float" office:value="-4583">
            <text:p>-4583</text:p>
          </table:table-cell>
          <table:table-cell office:value-type="float" office:value="1186">
            <text:p>1186</text:p>
          </table:table-cell>
          <table:table-cell table:number-columns-repeated="5"/>
          <table:table-cell table:formula="of:=([.A532]-[.E$2])/131" office:value-type="float" office:value="-4.86823430127738">
            <text:p>-4.87</text:p>
          </table:table-cell>
          <table:table-cell table:formula="of:=([.B532]-[.F$2])/131" office:value-type="float" office:value="-34.5128313322337">
            <text:p>-34.51</text:p>
          </table:table-cell>
          <table:table-cell table:formula="of:=([.C532]-[.G$2])/131" office:value-type="float" office:value="7.70056388814301">
            <text:p>7.70</text:p>
          </table:table-cell>
          <table:table-cell table:formula="of:=[.J532]*2*3.141592/360" office:value-type="float" office:value="-0.602362415614971">
            <text:p>-0.6023624156</text:p>
          </table:table-cell>
          <table:table-cell table:formula="of:=[.L532]*[.L532]*0.75" office:value-type="float" office:value="0.272130359809127">
            <text:p>0.2721303598</text:p>
          </table:table-cell>
          <table:table-cell table:formula="of:=[.N531]+[.M532]*0.1" office:value-type="float" office:value="101.493500069722">
            <text:p>101.4935000697</text:p>
          </table:table-cell>
        </table:table-row>
        <table:table-row table:style-name="ro2">
          <table:table-cell office:value-type="float" office:value="-14">
            <text:p>-14</text:p>
          </table:table-cell>
          <table:table-cell office:value-type="float" office:value="-8972">
            <text:p>-8972</text:p>
          </table:table-cell>
          <table:table-cell office:value-type="float" office:value="2277">
            <text:p>2277</text:p>
          </table:table-cell>
          <table:table-cell table:number-columns-repeated="5"/>
          <table:table-cell table:formula="of:=([.A533]-[.E$2])/131" office:value-type="float" office:value="-0.921669415781196">
            <text:p>-0.92</text:p>
          </table:table-cell>
          <table:table-cell table:formula="of:=([.B533]-[.F$2])/131" office:value-type="float" office:value="-68.0166481261268">
            <text:p>-68.02</text:p>
          </table:table-cell>
          <table:table-cell table:formula="of:=([.C533]-[.G$2])/131" office:value-type="float" office:value="16.0288081629522">
            <text:p>16.03</text:p>
          </table:table-cell>
          <table:table-cell table:formula="of:=[.J533]*2*3.141592/360" office:value-type="float" office:value="-1.18711420899919">
            <text:p>-1.187114209</text:p>
          </table:table-cell>
          <table:table-cell table:formula="of:=[.L533]*[.L533]*0.75" office:value-type="float" office:value="1.05693010890584">
            <text:p>1.0569301089</text:p>
          </table:table-cell>
          <table:table-cell table:formula="of:=[.N532]+[.M533]*0.1" office:value-type="float" office:value="101.599193080613">
            <text:p>101.5991930806</text:p>
          </table:table-cell>
        </table:table-row>
        <table:table-row table:style-name="ro2">
          <table:table-cell office:value-type="float" office:value="-3199">
            <text:p>-3199</text:p>
          </table:table-cell>
          <table:table-cell office:value-type="float" office:value="-17270">
            <text:p>-17270</text:p>
          </table:table-cell>
          <table:table-cell office:value-type="float" office:value="3068">
            <text:p>3068</text:p>
          </table:table-cell>
          <table:table-cell table:number-columns-repeated="5"/>
          <table:table-cell table:formula="of:=([.A534]-[.E$2])/131" office:value-type="float" office:value="-25.2346465150178">
            <text:p>-25.23</text:p>
          </table:table-cell>
          <table:table-cell table:formula="of:=([.B534]-[.F$2])/131" office:value-type="float" office:value="-131.360159576509">
            <text:p>-131.36</text:p>
          </table:table-cell>
          <table:table-cell table:formula="of:=([.C534]-[.G$2])/131" office:value-type="float" office:value="22.0669761018835">
            <text:p>22.07</text:p>
          </table:table-cell>
          <table:table-cell table:formula="of:=[.J534]*2*3.141592/360" office:value-type="float" office:value="-2.29266681357935">
            <text:p>-2.2926668136</text:p>
          </table:table-cell>
          <table:table-cell table:formula="of:=[.L534]*[.L534]*0.75" office:value-type="float" office:value="3.94224083856606">
            <text:p>3.9422408386</text:p>
          </table:table-cell>
          <table:table-cell table:formula="of:=[.N533]+[.M534]*0.1" office:value-type="float" office:value="101.993417164469">
            <text:p>101.9934171645</text:p>
          </table:table-cell>
        </table:table-row>
        <table:table-row table:style-name="ro2">
          <table:table-cell office:value-type="float" office:value="-5086">
            <text:p>-5086</text:p>
          </table:table-cell>
          <table:table-cell office:value-type="float" office:value="-25267">
            <text:p>-25267</text:p>
          </table:table-cell>
          <table:table-cell office:value-type="float" office:value="4230">
            <text:p>4230</text:p>
          </table:table-cell>
          <table:table-cell table:number-columns-repeated="5"/>
          <table:table-cell table:formula="of:=([.A535]-[.E$2])/131" office:value-type="float" office:value="-39.6392266676896">
            <text:p>-39.64</text:p>
          </table:table-cell>
          <table:table-cell table:formula="of:=([.B535]-[.F$2])/131" office:value-type="float" office:value="-192.405961103226">
            <text:p>-192.41</text:p>
          </table:table-cell>
          <table:table-cell table:formula="of:=([.C535]-[.G$2])/131" office:value-type="float" office:value="30.9372051095171">
            <text:p>30.94</text:p>
          </table:table-cell>
          <table:table-cell table:formula="of:=[.J535]*2*3.141592/360" office:value-type="float" office:value="-3.35811682307892">
            <text:p>-3.3581168231</text:p>
          </table:table-cell>
          <table:table-cell table:formula="of:=[.L535]*[.L535]*0.75" office:value-type="float" office:value="8.45771144808426">
            <text:p>8.4577114481</text:p>
          </table:table-cell>
          <table:table-cell table:formula="of:=[.N534]+[.M535]*0.1" office:value-type="float" office:value="102.839188309278">
            <text:p>102.8391883093</text:p>
          </table:table-cell>
        </table:table-row>
        <table:table-row table:style-name="ro2">
          <table:table-cell office:value-type="float" office:value="14287">
            <text:p>14287</text:p>
          </table:table-cell>
          <table:table-cell office:value-type="float" office:value="-11720">
            <text:p>-11720</text:p>
          </table:table-cell>
          <table:table-cell office:value-type="float" office:value="-7520">
            <text:p>-7520</text:p>
          </table:table-cell>
          <table:table-cell table:number-columns-repeated="5"/>
          <table:table-cell table:formula="of:=([.A536]-[.E$2])/131" office:value-type="float" office:value="108.246269515517">
            <text:p>108.25</text:p>
          </table:table-cell>
          <table:table-cell table:formula="of:=([.B536]-[.F$2])/131" office:value-type="float" office:value="-88.993747362768">
            <text:p>-88.99</text:p>
          </table:table-cell>
          <table:table-cell table:formula="of:=([.C536]-[.G$2])/131" office:value-type="float" office:value="-58.7574513790326">
            <text:p>-58.76</text:p>
          </table:table-cell>
          <table:table-cell table:formula="of:=[.J536]*2*3.141592/360" office:value-type="float" office:value="-1.55323358202718">
            <text:p>-1.553233582</text:p>
          </table:table-cell>
          <table:table-cell table:formula="of:=[.L536]*[.L536]*0.75" office:value-type="float" office:value="1.80940092025275">
            <text:p>1.8094009203</text:p>
          </table:table-cell>
          <table:table-cell table:formula="of:=[.N535]+[.M536]*0.1" office:value-type="float" office:value="103.020128401303">
            <text:p>103.0201284013</text:p>
          </table:table-cell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19871">
            <text:p>19871</text:p>
          </table:table-cell>
          <table:table-cell office:value-type="float" office:value="-19767">
            <text:p>-19767</text:p>
          </table:table-cell>
          <table:table-cell table:number-columns-repeated="5"/>
          <table:table-cell table:formula="of:=([.A537]-[.E$2])/131" office:value-type="float" office:value="70.4218420346005">
            <text:p>70.42</text:p>
          </table:table-cell>
          <table:table-cell table:formula="of:=([.B537]-[.F$2])/131" office:value-type="float" office:value="152.158924392957">
            <text:p>152.16</text:p>
          </table:table-cell>
          <table:table-cell table:formula="of:=([.C537]-[.G$2])/131" office:value-type="float" office:value="-152.246000997353">
            <text:p>-152.25</text:p>
          </table:table-cell>
          <table:table-cell table:formula="of:=[.J537]*2*3.141592/360" office:value-type="float" office:value="2.65567366445288">
            <text:p>2.6556736645</text:p>
          </table:table-cell>
          <table:table-cell table:formula="of:=[.L537]*[.L537]*0.75" office:value-type="float" office:value="5.28945195905146">
            <text:p>5.2894519591</text:p>
          </table:table-cell>
          <table:table-cell table:formula="of:=[.N536]+[.M537]*0.1" office:value-type="float" office:value="103.549073597208">
            <text:p>103.5490735972</text:p>
          </table:table-cell>
        </table:table-row>
        <table:table-row table:style-name="ro2">
          <table:table-cell office:value-type="float" office:value="15059">
            <text:p>15059</text:p>
          </table:table-cell>
          <table:table-cell office:value-type="float" office:value="32767">
            <text:p>32767</text:p>
          </table:table-cell>
          <table:table-cell office:value-type="float" office:value="-11763">
            <text:p>-11763</text:p>
          </table:table-cell>
          <table:table-cell table:number-columns-repeated="5"/>
          <table:table-cell table:formula="of:=([.A538]-[.E$2])/131" office:value-type="float" office:value="114.139399286509">
            <text:p>114.14</text:p>
          </table:table-cell>
          <table:table-cell table:formula="of:=([.B538]-[.F$2])/131" office:value-type="float" office:value="250.60167248456">
            <text:p>250.60</text:p>
          </table:table-cell>
          <table:table-cell table:formula="of:=([.C538]-[.G$2])/131" office:value-type="float" office:value="-91.1467643561318">
            <text:p>-91.15</text:p>
          </table:table-cell>
          <table:table-cell table:formula="of:=[.J538]*2*3.141592/360" office:value-type="float" office:value="4.37382338591175">
            <text:p>4.3738233859</text:p>
          </table:table-cell>
          <table:table-cell table:formula="of:=[.L538]*[.L538]*0.75" office:value-type="float" office:value="14.3477482583614">
            <text:p>14.3477482584</text:p>
          </table:table-cell>
          <table:table-cell table:formula="of:=[.N537]+[.M538]*0.1" office:value-type="float" office:value="104.983848423044">
            <text:p>104.983848423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32767">
            <text:p>32767</text:p>
          </table:table-cell>
          <table:table-cell office:value-type="float" office:value="-2118">
            <text:p>-2118</text:p>
          </table:table-cell>
          <table:table-cell table:number-columns-repeated="5"/>
          <table:table-cell table:formula="of:=([.A539]-[.E$2])/131" office:value-type="float" office:value="17.6050481414707">
            <text:p>17.61</text:p>
          </table:table-cell>
          <table:table-cell table:formula="of:=([.B539]-[.F$2])/131" office:value-type="float" office:value="250.60167248456">
            <text:p>250.60</text:p>
          </table:table-cell>
          <table:table-cell table:formula="of:=([.C539]-[.G$2])/131" office:value-type="float" office:value="-17.5208101576585">
            <text:p>-17.52</text:p>
          </table:table-cell>
          <table:table-cell table:formula="of:=[.J539]*2*3.141592/360" office:value-type="float" office:value="4.37382338591175">
            <text:p>4.3738233859</text:p>
          </table:table-cell>
          <table:table-cell table:formula="of:=[.L539]*[.L539]*0.75" office:value-type="float" office:value="14.3477482583614">
            <text:p>14.3477482584</text:p>
          </table:table-cell>
          <table:table-cell table:formula="of:=[.N538]+[.M539]*0.1" office:value-type="float" office:value="106.41862324888">
            <text:p>106.4186232489</text:p>
          </table:table-cell>
        </table:table-row>
        <table:table-row table:style-name="ro2">
          <table:table-cell office:value-type="float" office:value="10739">
            <text:p>10739</text:p>
          </table:table-cell>
          <table:table-cell office:value-type="float" office:value="-5487">
            <text:p>-5487</text:p>
          </table:table-cell>
          <table:table-cell office:value-type="float" office:value="8557">
            <text:p>8557</text:p>
          </table:table-cell>
          <table:table-cell table:number-columns-repeated="5"/>
          <table:table-cell table:formula="of:=([.A540]-[.E$2])/131" office:value-type="float" office:value="81.1623000498677">
            <text:p>81.16</text:p>
          </table:table-cell>
          <table:table-cell table:formula="of:=([.B540]-[.F$2])/131" office:value-type="float" office:value="-41.4135946910123">
            <text:p>-41.41</text:p>
          </table:table-cell>
          <table:table-cell table:formula="of:=([.C540]-[.G$2])/131" office:value-type="float" office:value="63.9677394606621">
            <text:p>63.97</text:p>
          </table:table-cell>
          <table:table-cell table:formula="of:=[.J540]*2*3.141592/360" office:value-type="float" office:value="-0.722803432069593">
            <text:p>-0.7228034321</text:p>
          </table:table-cell>
          <table:table-cell table:formula="of:=[.L540]*[.L540]*0.75" office:value-type="float" office:value="0.391833601058687">
            <text:p>0.3918336011</text:p>
          </table:table-cell>
          <table:table-cell table:formula="of:=[.N539]+[.M540]*0.1" office:value-type="float" office:value="106.457806608986">
            <text:p>106.457806609</text:p>
          </table:table-cell>
        </table:table-row>
        <table:table-row table:style-name="ro2">
          <table:table-cell office:value-type="float" office:value="5321">
            <text:p>5321</text:p>
          </table:table-cell>
          <table:table-cell office:value-type="float" office:value="-16140">
            <text:p>-16140</text:p>
          </table:table-cell>
          <table:table-cell office:value-type="float" office:value="10474">
            <text:p>10474</text:p>
          </table:table-cell>
          <table:table-cell table:number-columns-repeated="5"/>
          <table:table-cell table:formula="of:=([.A541]-[.E$2])/131" office:value-type="float" office:value="39.8035214239135">
            <text:p>39.80</text:p>
          </table:table-cell>
          <table:table-cell table:formula="of:=([.B541]-[.F$2])/131" office:value-type="float" office:value="-122.734205378035">
            <text:p>-122.73</text:p>
          </table:table-cell>
          <table:table-cell table:formula="of:=([.C541]-[.G$2])/131" office:value-type="float" office:value="78.6013272469216">
            <text:p>78.60</text:p>
          </table:table-cell>
          <table:table-cell table:formula="of:=[.J541]*2*3.141592/360" office:value-type="float" office:value="-2.14211554301107">
            <text:p>-2.142115543</text:p>
          </table:table-cell>
          <table:table-cell table:formula="of:=[.L541]*[.L541]*0.75" office:value-type="float" office:value="3.44149424970721">
            <text:p>3.4414942497</text:p>
          </table:table-cell>
          <table:table-cell table:formula="of:=[.N540]+[.M541]*0.1" office:value-type="float" office:value="106.801956033957">
            <text:p>106.801956034</text:p>
          </table:table-cell>
        </table:table-row>
        <table:table-row table:style-name="ro2">
          <table:table-cell office:value-type="float" office:value="-371">
            <text:p>-371</text:p>
          </table:table-cell>
          <table:table-cell office:value-type="float" office:value="-8351">
            <text:p>-8351</text:p>
          </table:table-cell>
          <table:table-cell office:value-type="float" office:value="4918">
            <text:p>4918</text:p>
          </table:table-cell>
          <table:table-cell table:number-columns-repeated="5"/>
          <table:table-cell table:formula="of:=([.A542]-[.E$2])/131" office:value-type="float" office:value="-3.64686025547585">
            <text:p>-3.65</text:p>
          </table:table-cell>
          <table:table-cell table:formula="of:=([.B542]-[.F$2])/131" office:value-type="float" office:value="-63.2761901108596">
            <text:p>-63.28</text:p>
          </table:table-cell>
          <table:table-cell table:formula="of:=([.C542]-[.G$2])/131" office:value-type="float" office:value="36.1891135064636">
            <text:p>36.19</text:p>
          </table:table-cell>
          <table:table-cell table:formula="of:=[.J542]*2*3.141592/360" office:value-type="float" office:value="-1.10437762579309">
            <text:p>-1.1043776258</text:p>
          </table:table-cell>
          <table:table-cell table:formula="of:=[.L542]*[.L542]*0.75" office:value-type="float" office:value="0.914737455264283">
            <text:p>0.9147374553</text:p>
          </table:table-cell>
          <table:table-cell table:formula="of:=[.N541]+[.M542]*0.1" office:value-type="float" office:value="106.893429779483">
            <text:p>106.8934297795</text:p>
          </table:table-cell>
        </table:table-row>
        <table:table-row table:style-name="ro2">
          <table:table-cell office:value-type="float" office:value="-3717">
            <text:p>-3717</text:p>
          </table:table-cell>
          <table:table-cell office:value-type="float" office:value="-3868">
            <text:p>-3868</text:p>
          </table:table-cell>
          <table:table-cell office:value-type="float" office:value="1501">
            <text:p>1501</text:p>
          </table:table-cell>
          <table:table-cell table:number-columns-repeated="5"/>
          <table:table-cell table:formula="of:=([.A543]-[.E$2])/131" office:value-type="float" office:value="-29.1888449883003">
            <text:p>-29.19</text:p>
          </table:table-cell>
          <table:table-cell table:formula="of:=([.B543]-[.F$2])/131" office:value-type="float" office:value="-29.0548160650581">
            <text:p>-29.05</text:p>
          </table:table-cell>
          <table:table-cell table:formula="of:=([.C543]-[.G$2])/131" office:value-type="float" office:value="10.1051440408148">
            <text:p>10.11</text:p>
          </table:table-cell>
          <table:table-cell table:formula="of:=[.J543]*2*3.141592/360" office:value-type="float" office:value="-0.507102098396989">
            <text:p>-0.5071020984</text:p>
          </table:table-cell>
          <table:table-cell table:formula="of:=[.L543]*[.L543]*0.75" office:value-type="float" office:value="0.192864403648972">
            <text:p>0.1928644036</text:p>
          </table:table-cell>
          <table:table-cell table:formula="of:=[.N542]+[.M543]*0.1" office:value-type="float" office:value="106.912716219848">
            <text:p>106.9127162198</text:p>
          </table:table-cell>
        </table:table-row>
        <table:table-row table:style-name="ro2">
          <table:table-cell office:value-type="float" office:value="-174">
            <text:p>-174</text:p>
          </table:table-cell>
          <table:table-cell office:value-type="float" office:value="-4934">
            <text:p>-4934</text:p>
          </table:table-cell>
          <table:table-cell office:value-type="float" office:value="1628">
            <text:p>1628</text:p>
          </table:table-cell>
          <table:table-cell table:number-columns-repeated="5"/>
          <table:table-cell table:formula="of:=([.A544]-[.E$2])/131" office:value-type="float" office:value="-2.14304346158272">
            <text:p>-2.14</text:p>
          </table:table-cell>
          <table:table-cell table:formula="of:=([.B544]-[.F$2])/131" office:value-type="float" office:value="-37.1922206452108">
            <text:p>-37.19</text:p>
          </table:table-cell>
          <table:table-cell table:formula="of:=([.C544]-[.G$2])/131" office:value-type="float" office:value="11.0746096896697">
            <text:p>11.07</text:p>
          </table:table-cell>
          <table:table-cell table:formula="of:=[.J544]*2*3.141592/360" office:value-type="float" office:value="-0.649126571340161">
            <text:p>-0.6491265713</text:p>
          </table:table-cell>
          <table:table-cell table:formula="of:=[.L544]*[.L544]*0.75" office:value-type="float" office:value="0.316023979214875">
            <text:p>0.3160239792</text:p>
          </table:table-cell>
          <table:table-cell table:formula="of:=[.N543]+[.M544]*0.1" office:value-type="float" office:value="106.94431861777">
            <text:p>106.9443186178</text:p>
          </table:table-cell>
        </table:table-row>
        <table:table-row table:style-name="ro2">
          <table:table-cell office:value-type="float" office:value="-668">
            <text:p>-668</text:p>
          </table:table-cell>
          <table:table-cell office:value-type="float" office:value="-9531">
            <text:p>-9531</text:p>
          </table:table-cell>
          <table:table-cell office:value-type="float" office:value="2120">
            <text:p>2120</text:p>
          </table:table-cell>
          <table:table-cell table:number-columns-repeated="5"/>
          <table:table-cell table:formula="of:=([.A545]-[.E$2])/131" office:value-type="float" office:value="-5.91403582799494">
            <text:p>-5.91</text:p>
          </table:table-cell>
          <table:table-cell table:formula="of:=([.B545]-[.F$2])/131" office:value-type="float" office:value="-72.2838236986459">
            <text:p>-72.28</text:p>
          </table:table-cell>
          <table:table-cell table:formula="of:=([.C545]-[.G$2])/131" office:value-type="float" office:value="14.8303348805094">
            <text:p>14.83</text:p>
          </table:table-cell>
          <table:table-cell table:formula="of:=[.J545]*2*3.141592/360" office:value-type="float" office:value="-1.26159045700598">
            <text:p>-1.261590457</text:p>
          </table:table-cell>
          <table:table-cell table:formula="of:=[.L545]*[.L545]*0.75" office:value-type="float" office:value="1.19370786090642">
            <text:p>1.1937078609</text:p>
          </table:table-cell>
          <table:table-cell table:formula="of:=[.N544]+[.M545]*0.1" office:value-type="float" office:value="107.06368940386">
            <text:p>107.0636894039</text:p>
          </table:table-cell>
        </table:table-row>
        <table:table-row table:style-name="ro2">
          <table:table-cell office:value-type="float" office:value="-3019">
            <text:p>-3019</text:p>
          </table:table-cell>
          <table:table-cell office:value-type="float" office:value="-15628">
            <text:p>-15628</text:p>
          </table:table-cell>
          <table:table-cell office:value-type="float" office:value="3231">
            <text:p>3231</text:p>
          </table:table-cell>
          <table:table-cell table:number-columns-repeated="5"/>
          <table:table-cell table:formula="of:=([.A546]-[.E$2])/131" office:value-type="float" office:value="-23.8606007134911">
            <text:p>-23.86</text:p>
          </table:table-cell>
          <table:table-cell table:formula="of:=([.B546]-[.F$2])/131" office:value-type="float" office:value="-118.82580843147">
            <text:p>-118.83</text:p>
          </table:table-cell>
          <table:table-cell table:formula="of:=([.C546]-[.G$2])/131" office:value-type="float" office:value="23.3112509110438">
            <text:p>23.31</text:p>
          </table:table-cell>
          <table:table-cell table:formula="of:=[.J546]*2*3.141592/360" office:value-type="float" office:value="-2.07390116201022">
            <text:p>-2.073901162</text:p>
          </table:table-cell>
          <table:table-cell table:formula="of:=[.L546]*[.L546]*0.75" office:value-type="float" office:value="3.22579952234051">
            <text:p>3.2257995223</text:p>
          </table:table-cell>
          <table:table-cell table:formula="of:=[.N545]+[.M546]*0.1" office:value-type="float" office:value="107.386269356095">
            <text:p>107.3862693561</text:p>
          </table:table-cell>
        </table:table-row>
        <table:table-row table:style-name="ro2">
          <table:table-cell office:value-type="float" office:value="-2071">
            <text:p>-2071</text:p>
          </table:table-cell>
          <table:table-cell office:value-type="float" office:value="-24438">
            <text:p>-24438</text:p>
          </table:table-cell>
          <table:table-cell office:value-type="float" office:value="2774">
            <text:p>2774</text:p>
          </table:table-cell>
          <table:table-cell table:number-columns-repeated="5"/>
          <table:table-cell table:formula="of:=([.A547]-[.E$2])/131" office:value-type="float" office:value="-16.6239594921171">
            <text:p>-16.62</text:p>
          </table:table-cell>
          <table:table-cell table:formula="of:=([.B547]-[.F$2])/131" office:value-type="float" office:value="-186.077716828417">
            <text:p>-186.08</text:p>
          </table:table-cell>
          <table:table-cell table:formula="of:=([.C547]-[.G$2])/131" office:value-type="float" office:value="19.8227012927232">
            <text:p>19.82</text:p>
          </table:table-cell>
          <table:table-cell table:formula="of:=[.J547]*2*3.141592/360" office:value-type="float" office:value="-3.24766814759122">
            <text:p>-3.2476681476</text:p>
          </table:table-cell>
          <table:table-cell table:formula="of:=[.L547]*[.L547]*0.75" office:value-type="float" office:value="7.91051129765895">
            <text:p>7.9105112977</text:p>
          </table:table-cell>
          <table:table-cell table:formula="of:=[.N546]+[.M547]*0.1" office:value-type="float" office:value="108.17732048586">
            <text:p>108.1773204859</text:p>
          </table:table-cell>
        </table:table-row>
        <table:table-row table:style-name="ro2">
          <table:table-cell office:value-type="float" office:value="15876">
            <text:p>15876</text:p>
          </table:table-cell>
          <table:table-cell office:value-type="float" office:value="-11416">
            <text:p>-11416</text:p>
          </table:table-cell>
          <table:table-cell office:value-type="float" office:value="-7194">
            <text:p>-7194</text:p>
          </table:table-cell>
          <table:table-cell table:number-columns-repeated="5"/>
          <table:table-cell table:formula="of:=([.A548]-[.E$2])/131" office:value-type="float" office:value="120.376040507883">
            <text:p>120.38</text:p>
          </table:table-cell>
          <table:table-cell table:formula="of:=([.B548]-[.F$2])/131" office:value-type="float" office:value="-86.6731366757452">
            <text:p>-86.67</text:p>
          </table:table-cell>
          <table:table-cell table:formula="of:=([.C548]-[.G$2])/131" office:value-type="float" office:value="-56.268901760712">
            <text:p>-56.27</text:p>
          </table:table-cell>
          <table:table-cell table:formula="of:=[.J548]*2*3.141592/360" office:value-type="float" office:value="-1.51273129330793">
            <text:p>-1.5127312933</text:p>
          </table:table-cell>
          <table:table-cell table:formula="of:=[.L548]*[.L548]*0.75" office:value-type="float" office:value="1.71626697431481">
            <text:p>1.7162669743</text:p>
          </table:table-cell>
          <table:table-cell table:formula="of:=[.N547]+[.M548]*0.1" office:value-type="float" office:value="108.348947183292">
            <text:p>108.3489471833</text:p>
          </table:table-cell>
        </table:table-row>
        <table:table-row table:style-name="ro2">
          <table:table-cell office:value-type="float" office:value="8059">
            <text:p>8059</text:p>
          </table:table-cell>
          <table:table-cell office:value-type="float" office:value="19804">
            <text:p>19804</text:p>
          </table:table-cell>
          <table:table-cell office:value-type="float" office:value="-20100">
            <text:p>-20100</text:p>
          </table:table-cell>
          <table:table-cell table:number-columns-repeated="5"/>
          <table:table-cell table:formula="of:=([.A549]-[.E$2])/131" office:value-type="float" office:value="60.7042847826921">
            <text:p>60.70</text:p>
          </table:table-cell>
          <table:table-cell table:formula="of:=([.B549]-[.F$2])/131" office:value-type="float" office:value="151.647474011278">
            <text:p>151.65</text:p>
          </table:table-cell>
          <table:table-cell table:formula="of:=([.C549]-[.G$2])/131" office:value-type="float" office:value="-154.787985730178">
            <text:p>-154.79</text:p>
          </table:table-cell>
          <table:table-cell table:formula="of:=[.J549]*2*3.141592/360" office:value-type="float" office:value="2.6467471731891">
            <text:p>2.6467471732</text:p>
          </table:table-cell>
          <table:table-cell table:formula="of:=[.L549]*[.L549]*0.75" office:value-type="float" office:value="5.25395294908837">
            <text:p>5.2539529491</text:p>
          </table:table-cell>
          <table:table-cell table:formula="of:=[.N548]+[.M549]*0.1" office:value-type="float" office:value="108.874342478201">
            <text:p>108.8743424782</text:p>
          </table:table-cell>
        </table:table-row>
        <table:table-row table:style-name="ro2">
          <table:table-cell office:value-type="float" office:value="15908">
            <text:p>15908</text:p>
          </table:table-cell>
          <table:table-cell office:value-type="float" office:value="32767">
            <text:p>32767</text:p>
          </table:table-cell>
          <table:table-cell office:value-type="float" office:value="-13018">
            <text:p>-13018</text:p>
          </table:table-cell>
          <table:table-cell table:number-columns-repeated="5"/>
          <table:table-cell table:formula="of:=([.A550]-[.E$2])/131" office:value-type="float" office:value="120.620315317043">
            <text:p>120.62</text:p>
          </table:table-cell>
          <table:table-cell table:formula="of:=([.B550]-[.F$2])/131" office:value-type="float" office:value="250.60167248456">
            <text:p>250.60</text:p>
          </table:table-cell>
          <table:table-cell table:formula="of:=([.C550]-[.G$2])/131" office:value-type="float" office:value="-100.726917027888">
            <text:p>-100.73</text:p>
          </table:table-cell>
          <table:table-cell table:formula="of:=[.J550]*2*3.141592/360" office:value-type="float" office:value="4.37382338591175">
            <text:p>4.3738233859</text:p>
          </table:table-cell>
          <table:table-cell table:formula="of:=[.L550]*[.L550]*0.75" office:value-type="float" office:value="14.3477482583614">
            <text:p>14.3477482584</text:p>
          </table:table-cell>
          <table:table-cell table:formula="of:=[.N549]+[.M550]*0.1" office:value-type="float" office:value="110.309117304037">
            <text:p>110.309117304</text:p>
          </table:table-cell>
        </table:table-row>
        <table:table-row table:style-name="ro2">
          <table:table-cell office:value-type="float" office:value="8311">
            <text:p>8311</text:p>
          </table:table-cell>
          <table:table-cell office:value-type="float" office:value="32767">
            <text:p>32767</text:p>
          </table:table-cell>
          <table:table-cell office:value-type="float" office:value="-76">
            <text:p>-76</text:p>
          </table:table-cell>
          <table:table-cell table:number-columns-repeated="5"/>
          <table:table-cell table:formula="of:=([.A551]-[.E$2])/131" office:value-type="float" office:value="62.6279489048295">
            <text:p>62.63</text:p>
          </table:table-cell>
          <table:table-cell table:formula="of:=([.B551]-[.F$2])/131" office:value-type="float" office:value="250.60167248456">
            <text:p>250.60</text:p>
          </table:table-cell>
          <table:table-cell table:formula="of:=([.C551]-[.G$2])/131" office:value-type="float" office:value="-1.93302389811654">
            <text:p>-1.93</text:p>
          </table:table-cell>
          <table:table-cell table:formula="of:=[.J551]*2*3.141592/360" office:value-type="float" office:value="4.37382338591175">
            <text:p>4.3738233859</text:p>
          </table:table-cell>
          <table:table-cell table:formula="of:=[.L551]*[.L551]*0.75" office:value-type="float" office:value="14.3477482583614">
            <text:p>14.3477482584</text:p>
          </table:table-cell>
          <table:table-cell table:formula="of:=[.N550]+[.M551]*0.1" office:value-type="float" office:value="111.743892129873">
            <text:p>111.7438921299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-3016">
            <text:p>-3016</text:p>
          </table:table-cell>
          <table:table-cell office:value-type="float" office:value="7958">
            <text:p>7958</text:p>
          </table:table-cell>
          <table:table-cell table:number-columns-repeated="5"/>
          <table:table-cell table:formula="of:=([.A552]-[.E$2])/131" office:value-type="float" office:value="59.7653534849822">
            <text:p>59.77</text:p>
          </table:table-cell>
          <table:table-cell table:formula="of:=([.B552]-[.F$2])/131" office:value-type="float" office:value="-22.550999271165">
            <text:p>-22.55</text:p>
          </table:table-cell>
          <table:table-cell table:formula="of:=([.C552]-[.G$2])/131" office:value-type="float" office:value="59.3952203766926">
            <text:p>59.40</text:p>
          </table:table-cell>
          <table:table-cell table:formula="of:=[.J552]*2*3.141592/360" office:value-type="float" office:value="-0.393589105012765">
            <text:p>-0.393589105</text:p>
          </table:table-cell>
          <table:table-cell table:formula="of:=[.L552]*[.L552]*0.75" office:value-type="float" office:value="0.116184287688562">
            <text:p>0.1161842877</text:p>
          </table:table-cell>
          <table:table-cell table:formula="of:=[.N551]+[.M552]*0.1" office:value-type="float" office:value="111.755510558642">
            <text:p>111.7555105586</text:p>
          </table:table-cell>
        </table:table-row>
        <table:table-row table:style-name="ro2">
          <table:table-cell office:value-type="float" office:value="28549">
            <text:p>28549</text:p>
          </table:table-cell>
          <table:table-cell office:value-type="float" office:value="-15953">
            <text:p>-15953</text:p>
          </table:table-cell>
          <table:table-cell office:value-type="float" office:value="13990">
            <text:p>13990</text:p>
          </table:table-cell>
          <table:table-cell table:number-columns-repeated="5"/>
          <table:table-cell table:formula="of:=([.A553]-[.E$2])/131" office:value-type="float" office:value="217.11649852315">
            <text:p>217.12</text:p>
          </table:table-cell>
          <table:table-cell table:formula="of:=([.B553]-[.F$2])/131" office:value-type="float" office:value="-121.306724462005">
            <text:p>-121.31</text:p>
          </table:table-cell>
          <table:table-cell table:formula="of:=([.C553]-[.G$2])/131" office:value-type="float" office:value="105.44102190341">
            <text:p>105.44</text:p>
          </table:table-cell>
          <table:table-cell table:formula="of:=[.J553]*2*3.141592/360" office:value-type="float" office:value="-2.11720130620021">
            <text:p>-2.1172013062</text:p>
          </table:table-cell>
          <table:table-cell table:formula="of:=[.L553]*[.L553]*0.75" office:value-type="float" office:value="3.36190602823191">
            <text:p>3.3619060282</text:p>
          </table:table-cell>
          <table:table-cell table:formula="of:=[.N552]+[.M553]*0.1" office:value-type="float" office:value="112.091701161465">
            <text:p>112.0917011615</text:p>
          </table:table-cell>
        </table:table-row>
        <table:table-row table:style-name="ro2">
          <table:table-cell office:value-type="float" office:value="-203">
            <text:p>-203</text:p>
          </table:table-cell>
          <table:table-cell office:value-type="float" office:value="-8694">
            <text:p>-8694</text:p>
          </table:table-cell>
          <table:table-cell office:value-type="float" office:value="6005">
            <text:p>6005</text:p>
          </table:table-cell>
          <table:table-cell table:number-columns-repeated="5"/>
          <table:table-cell table:formula="of:=([.A554]-[.E$2])/131" office:value-type="float" office:value="-2.36441750738425">
            <text:p>-2.36</text:p>
          </table:table-cell>
          <table:table-cell table:formula="of:=([.B554]-[.F$2])/131" office:value-type="float" office:value="-65.8945107215467">
            <text:p>-65.89</text:p>
          </table:table-cell>
          <table:table-cell table:formula="of:=([.C554]-[.G$2])/131" office:value-type="float" office:value="44.4868234301277">
            <text:p>44.49</text:p>
          </table:table-cell>
          <table:table-cell table:formula="of:=[.J554]*2*3.141592/360" office:value-type="float" office:value="-1.15007593181514">
            <text:p>-1.1500759318</text:p>
          </table:table-cell>
          <table:table-cell table:formula="of:=[.L554]*[.L554]*0.75" office:value-type="float" office:value="0.992005986705347">
            <text:p>0.9920059867</text:p>
          </table:table-cell>
          <table:table-cell table:formula="of:=[.N553]+[.M554]*0.1" office:value-type="float" office:value="112.190901760136">
            <text:p>112.1909017601</text:p>
          </table:table-cell>
        </table:table-row>
        <table:table-row table:style-name="ro2">
          <table:table-cell office:value-type="float" office:value="-2535">
            <text:p>-2535</text:p>
          </table:table-cell>
          <table:table-cell office:value-type="float" office:value="-5202">
            <text:p>-5202</text:p>
          </table:table-cell>
          <table:table-cell office:value-type="float" office:value="1439">
            <text:p>1439</text:p>
          </table:table-cell>
          <table:table-cell table:number-columns-repeated="5"/>
          <table:table-cell table:formula="of:=([.A555]-[.E$2])/131" office:value-type="float" office:value="-20.1659442249415">
            <text:p>-20.17</text:p>
          </table:table-cell>
          <table:table-cell table:formula="of:=([.B555]-[.F$2])/131" office:value-type="float" office:value="-39.2380221719283">
            <text:p>-39.24</text:p>
          </table:table-cell>
          <table:table-cell table:formula="of:=([.C555]-[.G$2])/131" office:value-type="float" office:value="9.63186159806667">
            <text:p>9.63</text:p>
          </table:table-cell>
          <table:table-cell table:formula="of:=[.J555]*2*3.141592/360" office:value-type="float" office:value="-0.684832536395293">
            <text:p>-0.6848325364</text:p>
          </table:table-cell>
          <table:table-cell table:formula="of:=[.L555]*[.L555]*0.75" office:value-type="float" office:value="0.351746702179208">
            <text:p>0.3517467022</text:p>
          </table:table-cell>
          <table:table-cell table:formula="of:=[.N554]+[.M555]*0.1" office:value-type="float" office:value="112.226076430354">
            <text:p>112.226076430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-3972">
            <text:p>-3972</text:p>
          </table:table-cell>
          <table:table-cell office:value-type="float" office:value="1281">
            <text:p>1281</text:p>
          </table:table-cell>
          <table:table-cell table:number-columns-repeated="5"/>
          <table:table-cell table:formula="of:=([.A556]-[.E$2])/131" office:value-type="float" office:value="0.673750431547048">
            <text:p>0.67</text:p>
          </table:table-cell>
          <table:table-cell table:formula="of:=([.B556]-[.F$2])/131" office:value-type="float" office:value="-29.8487091948291">
            <text:p>-29.85</text:p>
          </table:table-cell>
          <table:table-cell table:formula="of:=([.C556]-[.G$2])/131" office:value-type="float" office:value="8.42575472783766">
            <text:p>8.43</text:p>
          </table:table-cell>
          <table:table-cell table:formula="of:=[.J556]*2*3.141592/360" office:value-type="float" office:value="-0.520958144537787">
            <text:p>-0.5209581445</text:p>
          </table:table-cell>
          <table:table-cell table:formula="of:=[.L556]*[.L556]*0.75" office:value-type="float" office:value="0.20354804127019">
            <text:p>0.2035480413</text:p>
          </table:table-cell>
          <table:table-cell table:formula="of:=[.N555]+[.M556]*0.1" office:value-type="float" office:value="112.246431234481">
            <text:p>112.2464312345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-6201">
            <text:p>-6201</text:p>
          </table:table-cell>
          <table:table-cell office:value-type="float" office:value="1276">
            <text:p>1276</text:p>
          </table:table-cell>
          <table:table-cell table:number-columns-repeated="5"/>
          <table:table-cell table:formula="of:=([.A557]-[.E$2])/131" office:value-type="float" office:value="-1.15831063715524">
            <text:p>-1.16</text:p>
          </table:table-cell>
          <table:table-cell table:formula="of:=([.B557]-[.F$2])/131" office:value-type="float" office:value="-46.8639763704016">
            <text:p>-46.86</text:p>
          </table:table-cell>
          <table:table-cell table:formula="of:=([.C557]-[.G$2])/131" office:value-type="float" office:value="8.38758678890636">
            <text:p>8.39</text:p>
          </table:table-cell>
          <table:table-cell table:formula="of:=[.J557]*2*3.141592/360" office:value-type="float" office:value="-0.817930518074682">
            <text:p>-0.8179305181</text:p>
          </table:table-cell>
          <table:table-cell table:formula="of:=[.L557]*[.L557]*0.75" office:value-type="float" office:value="0.501757749298439">
            <text:p>0.5017577493</text:p>
          </table:table-cell>
          <table:table-cell table:formula="of:=[.N556]+[.M557]*0.1" office:value-type="float" office:value="112.29660700941">
            <text:p>112.2966070094</text:p>
          </table:table-cell>
        </table:table-row>
        <table:table-row table:style-name="ro2">
          <table:table-cell office:value-type="float" office:value="-2815">
            <text:p>-2815</text:p>
          </table:table-cell>
          <table:table-cell office:value-type="float" office:value="-14048">
            <text:p>-14048</text:p>
          </table:table-cell>
          <table:table-cell office:value-type="float" office:value="2237">
            <text:p>2237</text:p>
          </table:table-cell>
          <table:table-cell table:number-columns-repeated="5"/>
          <table:table-cell table:formula="of:=([.A558]-[.E$2])/131" office:value-type="float" office:value="-22.3033488050942">
            <text:p>-22.30</text:p>
          </table:table-cell>
          <table:table-cell table:formula="of:=([.B558]-[.F$2])/131" office:value-type="float" office:value="-106.76473972918">
            <text:p>-106.76</text:p>
          </table:table-cell>
          <table:table-cell table:formula="of:=([.C558]-[.G$2])/131" office:value-type="float" office:value="15.7234646515018">
            <text:p>15.72</text:p>
          </table:table-cell>
          <table:table-cell table:formula="of:=[.J558]*2*3.141592/360" office:value-type="float" office:value="-1.86339584564042">
            <text:p>-1.8633958456</text:p>
          </table:table-cell>
          <table:table-cell table:formula="of:=[.L558]*[.L558]*0.75" office:value-type="float" office:value="2.60418305816247">
            <text:p>2.6041830582</text:p>
          </table:table-cell>
          <table:table-cell table:formula="of:=[.N557]+[.M558]*0.1" office:value-type="float" office:value="112.557025315227">
            <text:p>112.5570253152</text:p>
          </table:table-cell>
        </table:table-row>
        <table:table-row table:style-name="ro2">
          <table:table-cell office:value-type="float" office:value="-3194">
            <text:p>-3194</text:p>
          </table:table-cell>
          <table:table-cell office:value-type="float" office:value="-21809">
            <text:p>-21809</text:p>
          </table:table-cell>
          <table:table-cell office:value-type="float" office:value="1224">
            <text:p>1224</text:p>
          </table:table-cell>
          <table:table-cell table:number-columns-repeated="5"/>
          <table:table-cell table:formula="of:=([.A559]-[.E$2])/131" office:value-type="float" office:value="-25.1964785760865">
            <text:p>-25.20</text:p>
          </table:table-cell>
          <table:table-cell table:formula="of:=([.B559]-[.F$2])/131" office:value-type="float" office:value="-166.009014538341">
            <text:p>-166.01</text:p>
          </table:table-cell>
          <table:table-cell table:formula="of:=([.C559]-[.G$2])/131" office:value-type="float" office:value="7.99064022402087">
            <text:p>7.99</text:p>
          </table:table-cell>
          <table:table-cell table:formula="of:=[.J559]*2*3.141592/360" office:value-type="float" office:value="-2.89740328889741">
            <text:p>-2.8974032889</text:p>
          </table:table-cell>
          <table:table-cell table:formula="of:=[.L559]*[.L559]*0.75" office:value-type="float" office:value="6.29620936388516">
            <text:p>6.2962093639</text:p>
          </table:table-cell>
          <table:table-cell table:formula="of:=[.N558]+[.M559]*0.1" office:value-type="float" office:value="113.186646251615">
            <text:p>113.1866462516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-19554">
            <text:p>-19554</text:p>
          </table:table-cell>
          <table:table-cell office:value-type="float" office:value="-5508">
            <text:p>-5508</text:p>
          </table:table-cell>
          <table:table-cell table:number-columns-repeated="5"/>
          <table:table-cell table:formula="of:=([.A560]-[.E$2])/131" office:value-type="float" office:value="5.39130768345545">
            <text:p>5.39</text:p>
          </table:table-cell>
          <table:table-cell table:formula="of:=([.B560]-[.F$2])/131" office:value-type="float" office:value="-148.795274080325">
            <text:p>-148.80</text:p>
          </table:table-cell>
          <table:table-cell table:formula="of:=([.C560]-[.G$2])/131" office:value-type="float" office:value="-43.3986727530784">
            <text:p>-43.40</text:p>
          </table:table-cell>
          <table:table-cell table:formula="of:=[.J560]*2*3.141592/360" office:value-type="float" office:value="-2.59696690382532">
            <text:p>-2.5969669038</text:p>
          </table:table-cell>
          <table:table-cell table:formula="of:=[.L560]*[.L560]*0.75" office:value-type="float" office:value="5.05817782467305">
            <text:p>5.0581778247</text:p>
          </table:table-cell>
          <table:table-cell table:formula="of:=[.N559]+[.M560]*0.1" office:value-type="float" office:value="113.692464034082">
            <text:p>113.6924640341</text:p>
          </table:table-cell>
        </table:table-row>
        <table:table-row table:style-name="ro2">
          <table:table-cell office:value-type="float" office:value="11585">
            <text:p>11585</text:p>
          </table:table-cell>
          <table:table-cell office:value-type="float" office:value="11815">
            <text:p>11815</text:p>
          </table:table-cell>
          <table:table-cell office:value-type="float" office:value="-11880">
            <text:p>-11880</text:p>
          </table:table-cell>
          <table:table-cell table:number-columns-repeated="5"/>
          <table:table-cell table:formula="of:=([.A561]-[.E$2])/131" office:value-type="float" office:value="87.6203153170432">
            <text:p>87.62</text:p>
          </table:table-cell>
          <table:table-cell table:formula="of:=([.B561]-[.F$2])/131" office:value-type="float" office:value="90.6627411868503">
            <text:p>90.66</text:p>
          </table:table-cell>
          <table:table-cell table:formula="of:=([.C561]-[.G$2])/131" office:value-type="float" office:value="-92.0398941271242">
            <text:p>-92.04</text:p>
          </table:table-cell>
          <table:table-cell table:formula="of:=[.J561]*2*3.141592/360" office:value-type="float" office:value="1.58236301339266">
            <text:p>1.5823630134</text:p>
          </table:table-cell>
          <table:table-cell table:formula="of:=[.L561]*[.L561]*0.75" office:value-type="float" office:value="1.87790452961483">
            <text:p>1.8779045296</text:p>
          </table:table-cell>
          <table:table-cell table:formula="of:=[.N560]+[.M561]*0.1" office:value-type="float" office:value="113.880254487044">
            <text:p>113.880254487</text:p>
          </table:table-cell>
        </table:table-row>
        <table:table-row table:style-name="ro2">
          <table:table-cell office:value-type="float" office:value="6583">
            <text:p>6583</text:p>
          </table:table-cell>
          <table:table-cell office:value-type="float" office:value="32767">
            <text:p>32767</text:p>
          </table:table-cell>
          <table:table-cell office:value-type="float" office:value="-12795">
            <text:p>-12795</text:p>
          </table:table-cell>
          <table:table-cell table:number-columns-repeated="5"/>
          <table:table-cell table:formula="of:=([.A562]-[.E$2])/131" office:value-type="float" office:value="49.437109210173">
            <text:p>49.44</text:p>
          </table:table-cell>
          <table:table-cell table:formula="of:=([.B562]-[.F$2])/131" office:value-type="float" office:value="250.60167248456">
            <text:p>250.60</text:p>
          </table:table-cell>
          <table:table-cell table:formula="of:=([.C562]-[.G$2])/131" office:value-type="float" office:value="-99.0246269515516">
            <text:p>-99.02</text:p>
          </table:table-cell>
          <table:table-cell table:formula="of:=[.J562]*2*3.141592/360" office:value-type="float" office:value="4.37382338591175">
            <text:p>4.3738233859</text:p>
          </table:table-cell>
          <table:table-cell table:formula="of:=[.L562]*[.L562]*0.75" office:value-type="float" office:value="14.3477482583614">
            <text:p>14.3477482584</text:p>
          </table:table-cell>
          <table:table-cell table:formula="of:=[.N561]+[.M562]*0.1" office:value-type="float" office:value="115.31502931288">
            <text:p>115.3150293129</text:p>
          </table:table-cell>
        </table:table-row>
        <table:table-row table:style-name="ro2">
          <table:table-cell office:value-type="float" office:value="12460">
            <text:p>12460</text:p>
          </table:table-cell>
          <table:table-cell office:value-type="float" office:value="32767">
            <text:p>32767</text:p>
          </table:table-cell>
          <table:table-cell office:value-type="float" office:value="-4863">
            <text:p>-4863</text:p>
          </table:table-cell>
          <table:table-cell table:number-columns-repeated="5"/>
          <table:table-cell table:formula="of:=([.A563]-[.E$2])/131" office:value-type="float" office:value="94.2997046300203">
            <text:p>94.30</text:p>
          </table:table-cell>
          <table:table-cell table:formula="of:=([.B563]-[.F$2])/131" office:value-type="float" office:value="250.60167248456">
            <text:p>250.60</text:p>
          </table:table-cell>
          <table:table-cell table:formula="of:=([.C563]-[.G$2])/131" office:value-type="float" office:value="-38.475008630941">
            <text:p>-38.48</text:p>
          </table:table-cell>
          <table:table-cell table:formula="of:=[.J563]*2*3.141592/360" office:value-type="float" office:value="4.37382338591175">
            <text:p>4.3738233859</text:p>
          </table:table-cell>
          <table:table-cell table:formula="of:=[.L563]*[.L563]*0.75" office:value-type="float" office:value="14.3477482583614">
            <text:p>14.3477482584</text:p>
          </table:table-cell>
          <table:table-cell table:formula="of:=[.N562]+[.M563]*0.1" office:value-type="float" office:value="116.749804138716">
            <text:p>116.7498041387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5500">
            <text:p>5500</text:p>
          </table:table-cell>
          <table:table-cell office:value-type="float" office:value="4980">
            <text:p>4980</text:p>
          </table:table-cell>
          <table:table-cell table:number-columns-repeated="5"/>
          <table:table-cell table:formula="of:=([.A564]-[.E$2])/131" office:value-type="float" office:value="10.8874908895623">
            <text:p>10.89</text:p>
          </table:table-cell>
          <table:table-cell table:formula="of:=([.B564]-[.F$2])/131" office:value-type="float" office:value="42.4566343166213">
            <text:p>42.46</text:p>
          </table:table-cell>
          <table:table-cell table:formula="of:=([.C564]-[.G$2])/131" office:value-type="float" office:value="36.6623959492117">
            <text:p>36.66</text:p>
          </table:table-cell>
          <table:table-cell table:formula="of:=[.J564]*2*3.141592/360" office:value-type="float" office:value="0.741007903977905">
            <text:p>0.741007904</text:p>
          </table:table-cell>
          <table:table-cell table:formula="of:=[.L564]*[.L564]*0.75" office:value-type="float" office:value="0.411819535318296">
            <text:p>0.4118195353</text:p>
          </table:table-cell>
          <table:table-cell table:formula="of:=[.N563]+[.M564]*0.1" office:value-type="float" office:value="116.790986092248">
            <text:p>116.7909860922</text:p>
          </table:table-cell>
        </table:table-row>
        <table:table-row table:style-name="ro2">
          <table:table-cell office:value-type="float" office:value="12525">
            <text:p>12525</text:p>
          </table:table-cell>
          <table:table-cell office:value-type="float" office:value="-16839">
            <text:p>-16839</text:p>
          </table:table-cell>
          <table:table-cell office:value-type="float" office:value="7426">
            <text:p>7426</text:p>
          </table:table-cell>
          <table:table-cell table:number-columns-repeated="5"/>
          <table:table-cell table:formula="of:=([.A565]-[.E$2])/131" office:value-type="float" office:value="94.7958878361272">
            <text:p>94.80</text:p>
          </table:table-cell>
          <table:table-cell table:formula="of:=([.B565]-[.F$2])/131" office:value-type="float" office:value="-128.070083240631">
            <text:p>-128.07</text:p>
          </table:table-cell>
          <table:table-cell table:formula="of:=([.C565]-[.G$2])/131" office:value-type="float" office:value="55.3341516744026">
            <text:p>55.33</text:p>
          </table:table-cell>
          <table:table-cell table:formula="of:=[.J565]*2*3.141592/360" office:value-type="float" office:value="-2.23524416082277">
            <text:p>-2.2352441608</text:p>
          </table:table-cell>
          <table:table-cell table:formula="of:=[.L565]*[.L565]*0.75" office:value-type="float" office:value="3.74723734386923">
            <text:p>3.7472373439</text:p>
          </table:table-cell>
          <table:table-cell table:formula="of:=[.N564]+[.M565]*0.1" office:value-type="float" office:value="117.165709826635">
            <text:p>117.1657098266</text:p>
          </table:table-cell>
        </table:table-row>
        <table:table-row table:style-name="ro2">
          <table:table-cell office:value-type="float" office:value="-5132">
            <text:p>-5132</text:p>
          </table:table-cell>
          <table:table-cell office:value-type="float" office:value="-9223">
            <text:p>-9223</text:p>
          </table:table-cell>
          <table:table-cell office:value-type="float" office:value="5820">
            <text:p>5820</text:p>
          </table:table-cell>
          <table:table-cell table:number-columns-repeated="5"/>
          <table:table-cell table:formula="of:=([.A566]-[.E$2])/131" office:value-type="float" office:value="-39.9903717058575">
            <text:p>-39.99</text:p>
          </table:table-cell>
          <table:table-cell table:formula="of:=([.B566]-[.F$2])/131" office:value-type="float" office:value="-69.932678660478">
            <text:p>-69.93</text:p>
          </table:table-cell>
          <table:table-cell table:formula="of:=([.C566]-[.G$2])/131" office:value-type="float" office:value="43.0746096896697">
            <text:p>43.07</text:p>
          </table:table-cell>
          <table:table-cell table:formula="of:=[.J566]*2*3.141592/360" office:value-type="float" office:value="-1.22055524343516">
            <text:p>-1.2205552434</text:p>
          </table:table-cell>
          <table:table-cell table:formula="of:=[.L566]*[.L566]*0.75" office:value-type="float" office:value="1.11731632670779">
            <text:p>1.1173163267</text:p>
          </table:table-cell>
          <table:table-cell table:formula="of:=[.N565]+[.M566]*0.1" office:value-type="float" office:value="117.277441459306">
            <text:p>117.2774414593</text:p>
          </table:table-cell>
        </table:table-row>
        <table:table-row table:style-name="ro2">
          <table:table-cell office:value-type="float" office:value="-4333">
            <text:p>-4333</text:p>
          </table:table-cell>
          <table:table-cell office:value-type="float" office:value="-5604">
            <text:p>-5604</text:p>
          </table:table-cell>
          <table:table-cell office:value-type="float" office:value="2836">
            <text:p>2836</text:p>
          </table:table-cell>
          <table:table-cell table:number-columns-repeated="5"/>
          <table:table-cell table:formula="of:=([.A567]-[.E$2])/131" office:value-type="float" office:value="-33.8911350646362">
            <text:p>-33.89</text:p>
          </table:table-cell>
          <table:table-cell table:formula="of:=([.B567]-[.F$2])/131" office:value-type="float" office:value="-42.3067244620047">
            <text:p>-42.31</text:p>
          </table:table-cell>
          <table:table-cell table:formula="of:=([.C567]-[.G$2])/131" office:value-type="float" office:value="20.2959837354712">
            <text:p>20.30</text:p>
          </table:table-cell>
          <table:table-cell table:formula="of:=[.J567]*2*3.141592/360" office:value-type="float" office:value="-0.73839148397799">
            <text:p>-0.738391484</text:p>
          </table:table-cell>
          <table:table-cell table:formula="of:=[.L567]*[.L567]*0.75" office:value-type="float" office:value="0.408916487708414">
            <text:p>0.4089164877</text:p>
          </table:table-cell>
          <table:table-cell table:formula="of:=[.N566]+[.M567]*0.1" office:value-type="float" office:value="117.318333108077">
            <text:p>117.3183331081</text:p>
          </table:table-cell>
        </table:table-row>
        <table:table-row table:style-name="ro2">
          <table:table-cell office:value-type="float" office:value="-3339">
            <text:p>-3339</text:p>
          </table:table-cell>
          <table:table-cell office:value-type="float" office:value="-4904">
            <text:p>-4904</text:p>
          </table:table-cell>
          <table:table-cell office:value-type="float" office:value="1931">
            <text:p>1931</text:p>
          </table:table-cell>
          <table:table-cell table:number-columns-repeated="5"/>
          <table:table-cell table:formula="of:=([.A568]-[.E$2])/131" office:value-type="float" office:value="-26.3033488050942">
            <text:p>-26.30</text:p>
          </table:table-cell>
          <table:table-cell table:formula="of:=([.B568]-[.F$2])/131" office:value-type="float" office:value="-36.963213011623">
            <text:p>-36.96</text:p>
          </table:table-cell>
          <table:table-cell table:formula="of:=([.C568]-[.G$2])/131" office:value-type="float" office:value="13.3875867889064">
            <text:p>13.39</text:p>
          </table:table-cell>
          <table:table-cell table:formula="of:=[.J568]*2*3.141592/360" office:value-type="float" office:value="-0.645129634953393">
            <text:p>-0.645129635</text:p>
          </table:table-cell>
          <table:table-cell table:formula="of:=[.L568]*[.L568]*0.75" office:value-type="float" office:value="0.312144184421324">
            <text:p>0.3121441844</text:p>
          </table:table-cell>
          <table:table-cell table:formula="of:=[.N567]+[.M568]*0.1" office:value-type="float" office:value="117.349547526519">
            <text:p>117.3495475265</text:p>
          </table:table-cell>
        </table:table-row>
        <table:table-row table:style-name="ro2">
          <table:table-cell office:value-type="float" office:value="-1741">
            <text:p>-1741</text:p>
          </table:table-cell>
          <table:table-cell office:value-type="float" office:value="-4449">
            <text:p>-4449</text:p>
          </table:table-cell>
          <table:table-cell office:value-type="float" office:value="1381">
            <text:p>1381</text:p>
          </table:table-cell>
          <table:table-cell table:number-columns-repeated="5"/>
          <table:table-cell table:formula="of:=([.A569]-[.E$2])/131" office:value-type="float" office:value="-14.1048755226514">
            <text:p>-14.10</text:p>
          </table:table-cell>
          <table:table-cell table:formula="of:=([.B569]-[.F$2])/131" office:value-type="float" office:value="-33.4899305688749">
            <text:p>-33.49</text:p>
          </table:table-cell>
          <table:table-cell table:formula="of:=([.C569]-[.G$2])/131" office:value-type="float" office:value="9.18911350646362">
            <text:p>9.19</text:p>
          </table:table-cell>
          <table:table-cell table:formula="of:=[.J569]*2*3.141592/360" office:value-type="float" office:value="-0.584509433087405">
            <text:p>-0.5845094331</text:p>
          </table:table-cell>
          <table:table-cell table:formula="of:=[.L569]*[.L569]*0.75" office:value-type="float" office:value="0.256238458026119">
            <text:p>0.256238458</text:p>
          </table:table-cell>
          <table:table-cell table:formula="of:=[.N568]+[.M569]*0.1" office:value-type="float" office:value="117.375171372321">
            <text:p>117.3751713723</text:p>
          </table:table-cell>
        </table:table-row>
        <table:table-row table:style-name="ro2">
          <table:table-cell office:value-type="float" office:value="-3374">
            <text:p>-3374</text:p>
          </table:table-cell>
          <table:table-cell office:value-type="float" office:value="-12023">
            <text:p>-12023</text:p>
          </table:table-cell>
          <table:table-cell office:value-type="float" office:value="2666">
            <text:p>2666</text:p>
          </table:table-cell>
          <table:table-cell table:number-columns-repeated="5"/>
          <table:table-cell table:formula="of:=([.A570]-[.E$2])/131" office:value-type="float" office:value="-26.5705243776133">
            <text:p>-26.57</text:p>
          </table:table-cell>
          <table:table-cell table:formula="of:=([.B570]-[.F$2])/131" office:value-type="float" office:value="-91.3067244620047">
            <text:p>-91.31</text:p>
          </table:table-cell>
          <table:table-cell table:formula="of:=([.C570]-[.G$2])/131" office:value-type="float" office:value="18.9982738118071">
            <text:p>19.00</text:p>
          </table:table-cell>
          <table:table-cell table:formula="of:=[.J570]*2*3.141592/360" office:value-type="float" office:value="-1.59360263953355">
            <text:p>-1.5936026395</text:p>
          </table:table-cell>
          <table:table-cell table:formula="of:=[.L570]*[.L570]*0.75" office:value-type="float" office:value="1.90467702954621">
            <text:p>1.9046770295</text:p>
          </table:table-cell>
          <table:table-cell table:formula="of:=[.N569]+[.M570]*0.1" office:value-type="float" office:value="117.565639075276">
            <text:p>117.5656390753</text:p>
          </table:table-cell>
        </table:table-row>
        <table:table-row table:style-name="ro2">
          <table:table-cell office:value-type="float" office:value="-8454">
            <text:p>-8454</text:p>
          </table:table-cell>
          <table:table-cell office:value-type="float" office:value="-20497">
            <text:p>-20497</text:p>
          </table:table-cell>
          <table:table-cell office:value-type="float" office:value="3698">
            <text:p>3698</text:p>
          </table:table-cell>
          <table:table-cell table:number-columns-repeated="5"/>
          <table:table-cell table:formula="of:=([.A571]-[.E$2])/131" office:value-type="float" office:value="-65.3491503318117">
            <text:p>-65.35</text:p>
          </table:table-cell>
          <table:table-cell table:formula="of:=([.B571]-[.F$2])/131" office:value-type="float" office:value="-155.993747362768">
            <text:p>-155.99</text:p>
          </table:table-cell>
          <table:table-cell table:formula="of:=([.C571]-[.G$2])/131" office:value-type="float" office:value="26.876136407227">
            <text:p>26.88</text:p>
          </table:table-cell>
          <table:table-cell table:formula="of:=[.J571]*2*3.141592/360" office:value-type="float" office:value="-2.72260393758274">
            <text:p>-2.7226039376</text:p>
          </table:table-cell>
          <table:table-cell table:formula="of:=[.L571]*[.L571]*0.75" office:value-type="float" office:value="5.55942915070578">
            <text:p>5.5594291507</text:p>
          </table:table-cell>
          <table:table-cell table:formula="of:=[.N570]+[.M571]*0.1" office:value-type="float" office:value="118.121581990347">
            <text:p>118.1215819903</text:p>
          </table:table-cell>
        </table:table-row>
        <table:table-row table:style-name="ro2">
          <table:table-cell office:value-type="float" office:value="-8299">
            <text:p>-8299</text:p>
          </table:table-cell>
          <table:table-cell office:value-type="float" office:value="-22925">
            <text:p>-22925</text:p>
          </table:table-cell>
          <table:table-cell office:value-type="float" office:value="-61">
            <text:p>-61</text:p>
          </table:table-cell>
          <table:table-cell table:number-columns-repeated="5"/>
          <table:table-cell table:formula="of:=([.A572]-[.E$2])/131" office:value-type="float" office:value="-64.1659442249415">
            <text:p>-64.17</text:p>
          </table:table-cell>
          <table:table-cell table:formula="of:=([.B572]-[.F$2])/131" office:value-type="float" office:value="-174.528098507806">
            <text:p>-174.53</text:p>
          </table:table-cell>
          <table:table-cell table:formula="of:=([.C572]-[.G$2])/131" office:value-type="float" office:value="-1.81852008132264">
            <text:p>-1.82</text:p>
          </table:table-cell>
          <table:table-cell table:formula="of:=[.J572]*2*3.141592/360" office:value-type="float" office:value="-3.0460893224852">
            <text:p>-3.0460893225</text:p>
          </table:table-cell>
          <table:table-cell table:formula="of:=[.L572]*[.L572]*0.75" office:value-type="float" office:value="6.95899512041876">
            <text:p>6.9589951204</text:p>
          </table:table-cell>
          <table:table-cell table:formula="of:=[.N571]+[.M572]*0.1" office:value-type="float" office:value="118.817481502388">
            <text:p>118.8174815024</text:p>
          </table:table-cell>
        </table:table-row>
        <table:table-row table:style-name="ro2">
          <table:table-cell office:value-type="float" office:value="4992">
            <text:p>4992</text:p>
          </table:table-cell>
          <table:table-cell office:value-type="float" office:value="9636">
            <text:p>9636</text:p>
          </table:table-cell>
          <table:table-cell office:value-type="float" office:value="-8965">
            <text:p>-8965</text:p>
          </table:table-cell>
          <table:table-cell table:number-columns-repeated="5"/>
          <table:table-cell table:formula="of:=([.A573]-[.E$2])/131" office:value-type="float" office:value="37.2920710422341">
            <text:p>37.29</text:p>
          </table:table-cell>
          <table:table-cell table:formula="of:=([.B573]-[.F$2])/131" office:value-type="float" office:value="74.0291534005907">
            <text:p>74.03</text:p>
          </table:table-cell>
          <table:table-cell table:formula="of:=([.C573]-[.G$2])/131" office:value-type="float" office:value="-69.7879857301776">
            <text:p>-69.79</text:p>
          </table:table-cell>
          <table:table-cell table:formula="of:=[.J573]*2*3.141592/360" office:value-type="float" office:value="1.29205220050038">
            <text:p>1.2920522005</text:p>
          </table:table-cell>
          <table:table-cell table:formula="of:=[.L573]*[.L573]*0.75" office:value-type="float" office:value="1.25204916661341">
            <text:p>1.2520491666</text:p>
          </table:table-cell>
          <table:table-cell table:formula="of:=[.N572]+[.M573]*0.1" office:value-type="float" office:value="118.94268641905">
            <text:p>118.9426864191</text:p>
          </table:table-cell>
        </table:table-row>
        <table:table-row table:style-name="ro2">
          <table:table-cell office:value-type="float" office:value="8097">
            <text:p>8097</text:p>
          </table:table-cell>
          <table:table-cell office:value-type="float" office:value="30464">
            <text:p>30464</text:p>
          </table:table-cell>
          <table:table-cell office:value-type="float" office:value="-13373">
            <text:p>-13373</text:p>
          </table:table-cell>
          <table:table-cell table:number-columns-repeated="5"/>
          <table:table-cell table:formula="of:=([.A574]-[.E$2])/131" office:value-type="float" office:value="60.9943611185699">
            <text:p>60.99</text:p>
          </table:table-cell>
          <table:table-cell table:formula="of:=([.B574]-[.F$2])/131" office:value-type="float" office:value="233.021519812804">
            <text:p>233.02</text:p>
          </table:table-cell>
          <table:table-cell table:formula="of:=([.C574]-[.G$2])/131" office:value-type="float" office:value="-103.43684069201">
            <text:p>-103.44</text:p>
          </table:table-cell>
          <table:table-cell table:formula="of:=[.J574]*2*3.141592/360" office:value-type="float" office:value="4.06699190262082">
            <text:p>4.0669919026</text:p>
          </table:table-cell>
          <table:table-cell table:formula="of:=[.L574]*[.L574]*0.75" office:value-type="float" office:value="12.4053173519875">
            <text:p>12.405317352</text:p>
          </table:table-cell>
          <table:table-cell table:formula="of:=[.N573]+[.M574]*0.1" office:value-type="float" office:value="120.183218154249">
            <text:p>120.1832181542</text:p>
          </table:table-cell>
        </table:table-row>
        <table:table-row table:style-name="ro2">
          <table:table-cell office:value-type="float" office:value="9698">
            <text:p>9698</text:p>
          </table:table-cell>
          <table:table-cell office:value-type="float" office:value="32767">
            <text:p>32767</text:p>
          </table:table-cell>
          <table:table-cell office:value-type="float" office:value="-7267">
            <text:p>-7267</text:p>
          </table:table-cell>
          <table:table-cell table:number-columns-repeated="5"/>
          <table:table-cell table:formula="of:=([.A575]-[.E$2])/131" office:value-type="float" office:value="73.2157351643715">
            <text:p>73.22</text:p>
          </table:table-cell>
          <table:table-cell table:formula="of:=([.B575]-[.F$2])/131" office:value-type="float" office:value="250.60167248456">
            <text:p>250.60</text:p>
          </table:table-cell>
          <table:table-cell table:formula="of:=([.C575]-[.G$2])/131" office:value-type="float" office:value="-56.8261536691089">
            <text:p>-56.83</text:p>
          </table:table-cell>
          <table:table-cell table:formula="of:=[.J575]*2*3.141592/360" office:value-type="float" office:value="4.37382338591175">
            <text:p>4.3738233859</text:p>
          </table:table-cell>
          <table:table-cell table:formula="of:=[.L575]*[.L575]*0.75" office:value-type="float" office:value="14.3477482583614">
            <text:p>14.3477482584</text:p>
          </table:table-cell>
          <table:table-cell table:formula="of:=[.N574]+[.M575]*0.1" office:value-type="float" office:value="121.617992980085">
            <text:p>121.6179929801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17471">
            <text:p>17471</text:p>
          </table:table-cell>
          <table:table-cell office:value-type="float" office:value="-1088">
            <text:p>-1088</text:p>
          </table:table-cell>
          <table:table-cell table:number-columns-repeated="5"/>
          <table:table-cell table:formula="of:=([.A576]-[.E$2])/131" office:value-type="float" office:value="7.58978096589819">
            <text:p>7.59</text:p>
          </table:table-cell>
          <table:table-cell table:formula="of:=([.B576]-[.F$2])/131" office:value-type="float" office:value="133.838313705934">
            <text:p>133.84</text:p>
          </table:table-cell>
          <table:table-cell table:formula="of:=([.C576]-[.G$2])/131" office:value-type="float" office:value="-9.65821473781119">
            <text:p>-9.66</text:p>
          </table:table-cell>
          <table:table-cell table:formula="of:=[.J576]*2*3.141592/360" office:value-type="float" office:value="2.33591875351141">
            <text:p>2.3359187535</text:p>
          </table:table-cell>
          <table:table-cell table:formula="of:=[.L576]*[.L576]*0.75" office:value-type="float" office:value="4.09238731725472">
            <text:p>4.0923873173</text:p>
          </table:table-cell>
          <table:table-cell table:formula="of:=[.N575]+[.M576]*0.1" office:value-type="float" office:value="122.02723171181">
            <text:p>122.0272317118</text:p>
          </table:table-cell>
        </table:table-row>
        <table:table-row table:style-name="ro2">
          <table:table-cell office:value-type="float" office:value="16124">
            <text:p>16124</text:p>
          </table:table-cell>
          <table:table-cell office:value-type="float" office:value="-6324">
            <text:p>-6324</text:p>
          </table:table-cell>
          <table:table-cell office:value-type="float" office:value="5916">
            <text:p>5916</text:p>
          </table:table-cell>
          <table:table-cell table:number-columns-repeated="5"/>
          <table:table-cell table:formula="of:=([.A577]-[.E$2])/131" office:value-type="float" office:value="122.269170278875">
            <text:p>122.27</text:p>
          </table:table-cell>
          <table:table-cell table:formula="of:=([.B577]-[.F$2])/131" office:value-type="float" office:value="-47.8029076681116">
            <text:p>-47.80</text:p>
          </table:table-cell>
          <table:table-cell table:formula="of:=([.C577]-[.G$2])/131" office:value-type="float" office:value="43.8074341171506">
            <text:p>43.81</text:p>
          </table:table-cell>
          <table:table-cell table:formula="of:=[.J577]*2*3.141592/360" office:value-type="float" office:value="-0.834317957260433">
            <text:p>-0.8343179573</text:p>
          </table:table-cell>
          <table:table-cell table:formula="of:=[.L577]*[.L577]*0.75" office:value-type="float" office:value="0.522064840355416">
            <text:p>0.5220648404</text:p>
          </table:table-cell>
          <table:table-cell table:formula="of:=[.N576]+[.M577]*0.1" office:value-type="float" office:value="122.079438195846">
            <text:p>122.0794381958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13546">
            <text:p>-13546</text:p>
          </table:table-cell>
          <table:table-cell office:value-type="float" office:value="4951">
            <text:p>4951</text:p>
          </table:table-cell>
          <table:table-cell table:number-columns-repeated="5"/>
          <table:table-cell table:formula="of:=([.A578]-[.E$2])/131" office:value-type="float" office:value="18.2691702788753">
            <text:p>18.27</text:p>
          </table:table-cell>
          <table:table-cell table:formula="of:=([.B578]-[.F$2])/131" office:value-type="float" office:value="-102.932678660478">
            <text:p>-102.93</text:p>
          </table:table-cell>
          <table:table-cell table:formula="of:=([.C578]-[.G$2])/131" office:value-type="float" office:value="36.4410219034102">
            <text:p>36.44</text:p>
          </table:table-cell>
          <table:table-cell table:formula="of:=[.J578]*2*3.141592/360" office:value-type="float" office:value="-1.79651377676849">
            <text:p>-1.7965137768</text:p>
          </table:table-cell>
          <table:table-cell table:formula="of:=[.L578]*[.L578]*0.75" office:value-type="float" office:value="2.42059631258924">
            <text:p>2.4205963126</text:p>
          </table:table-cell>
          <table:table-cell table:formula="of:=[.N577]+[.M578]*0.1" office:value-type="float" office:value="122.321497827105">
            <text:p>122.3214978271</text:p>
          </table:table-cell>
        </table:table-row>
        <table:table-row table:style-name="ro2">
          <table:table-cell office:value-type="float" office:value="-2415">
            <text:p>-2415</text:p>
          </table:table-cell>
          <table:table-cell office:value-type="float" office:value="-7012">
            <text:p>-7012</text:p>
          </table:table-cell>
          <table:table-cell office:value-type="float" office:value="2151">
            <text:p>2151</text:p>
          </table:table-cell>
          <table:table-cell table:number-columns-repeated="5"/>
          <table:table-cell table:formula="of:=([.A579]-[.E$2])/131" office:value-type="float" office:value="-19.2499136905904">
            <text:p>-19.25</text:p>
          </table:table-cell>
          <table:table-cell table:formula="of:=([.B579]-[.F$2])/131" office:value-type="float" office:value="-53.0548160650581">
            <text:p>-53.05</text:p>
          </table:table-cell>
          <table:table-cell table:formula="of:=([.C579]-[.G$2])/131" office:value-type="float" office:value="15.0669761018835">
            <text:p>15.07</text:p>
          </table:table-cell>
          <table:table-cell table:formula="of:=[.J579]*2*3.141592/360" office:value-type="float" office:value="-0.925981031730322">
            <text:p>-0.9259810317</text:p>
          </table:table-cell>
          <table:table-cell table:formula="of:=[.L579]*[.L579]*0.75" office:value-type="float" office:value="0.643080653343264">
            <text:p>0.6430806533</text:p>
          </table:table-cell>
          <table:table-cell table:formula="of:=[.N578]+[.M579]*0.1" office:value-type="float" office:value="122.385805892439">
            <text:p>122.3858058924</text:p>
          </table:table-cell>
        </table:table-row>
        <table:table-row table:style-name="ro2">
          <table:table-cell office:value-type="float" office:value="-2731">
            <text:p>-2731</text:p>
          </table:table-cell>
          <table:table-cell office:value-type="float" office:value="-4349">
            <text:p>-4349</text:p>
          </table:table-cell>
          <table:table-cell office:value-type="float" office:value="897">
            <text:p>897</text:p>
          </table:table-cell>
          <table:table-cell table:number-columns-repeated="5"/>
          <table:table-cell table:formula="of:=([.A580]-[.E$2])/131" office:value-type="float" office:value="-21.6621274310484">
            <text:p>-21.66</text:p>
          </table:table-cell>
          <table:table-cell table:formula="of:=([.B580]-[.F$2])/131" office:value-type="float" office:value="-32.726571790249">
            <text:p>-32.73</text:p>
          </table:table-cell>
          <table:table-cell table:formula="of:=([.C580]-[.G$2])/131" office:value-type="float" office:value="5.494457017914">
            <text:p>5.49</text:p>
          </table:table-cell>
          <table:table-cell table:formula="of:=[.J580]*2*3.141592/360" office:value-type="float" office:value="-0.571186311798177">
            <text:p>-0.5711863118</text:p>
          </table:table-cell>
          <table:table-cell table:formula="of:=[.L580]*[.L580]*0.75" office:value-type="float" office:value="0.244690352089203">
            <text:p>0.2446903521</text:p>
          </table:table-cell>
          <table:table-cell table:formula="of:=[.N579]+[.M580]*0.1" office:value-type="float" office:value="122.410274927648">
            <text:p>122.4102749276</text:p>
          </table:table-cell>
        </table:table-row>
        <table:table-row table:style-name="ro2">
          <table:table-cell office:value-type="float" office:value="-798">
            <text:p>-798</text:p>
          </table:table-cell>
          <table:table-cell office:value-type="float" office:value="-4897">
            <text:p>-4897</text:p>
          </table:table-cell>
          <table:table-cell office:value-type="float" office:value="1243">
            <text:p>1243</text:p>
          </table:table-cell>
          <table:table-cell table:number-columns-repeated="5"/>
          <table:table-cell table:formula="of:=([.A581]-[.E$2])/131" office:value-type="float" office:value="-6.90640224020868">
            <text:p>-6.91</text:p>
          </table:table-cell>
          <table:table-cell table:formula="of:=([.B581]-[.F$2])/131" office:value-type="float" office:value="-36.9097778971192">
            <text:p>-36.91</text:p>
          </table:table-cell>
          <table:table-cell table:formula="of:=([.C581]-[.G$2])/131" office:value-type="float" office:value="8.1356783919598">
            <text:p>8.14</text:p>
          </table:table-cell>
          <table:table-cell table:formula="of:=[.J581]*2*3.141592/360" office:value-type="float" office:value="-0.644197016463147">
            <text:p>-0.6441970165</text:p>
          </table:table-cell>
          <table:table-cell table:formula="of:=[.L581]*[.L581]*0.75" office:value-type="float" office:value="0.311242347015015">
            <text:p>0.311242347</text:p>
          </table:table-cell>
          <table:table-cell table:formula="of:=[.N580]+[.M581]*0.1" office:value-type="float" office:value="122.441399162349">
            <text:p>122.4413991624</text:p>
          </table:table-cell>
        </table:table-row>
        <table:table-row table:style-name="ro2">
          <table:table-cell office:value-type="float" office:value="-3562">
            <text:p>-3562</text:p>
          </table:table-cell>
          <table:table-cell office:value-type="float" office:value="-11185">
            <text:p>-11185</text:p>
          </table:table-cell>
          <table:table-cell office:value-type="float" office:value="3319">
            <text:p>3319</text:p>
          </table:table-cell>
          <table:table-cell table:number-columns-repeated="5"/>
          <table:table-cell table:formula="of:=([.A582]-[.E$2])/131" office:value-type="float" office:value="-28.0056388814301">
            <text:p>-28.01</text:p>
          </table:table-cell>
          <table:table-cell table:formula="of:=([.B582]-[.F$2])/131" office:value-type="float" office:value="-84.9097778971192">
            <text:p>-84.91</text:p>
          </table:table-cell>
          <table:table-cell table:formula="of:=([.C582]-[.G$2])/131" office:value-type="float" office:value="23.9830066362346">
            <text:p>23.98</text:p>
          </table:table-cell>
          <table:table-cell table:formula="of:=[.J582]*2*3.141592/360" office:value-type="float" office:value="-1.48195488312981">
            <text:p>-1.4819548831</text:p>
          </table:table-cell>
          <table:table-cell table:formula="of:=[.L582]*[.L582]*0.75" office:value-type="float" office:value="1.64714270672423">
            <text:p>1.6471427067</text:p>
          </table:table-cell>
          <table:table-cell table:formula="of:=[.N581]+[.M582]*0.1" office:value-type="float" office:value="122.606113433022">
            <text:p>122.606113433</text:p>
          </table:table-cell>
        </table:table-row>
        <table:table-row table:style-name="ro2">
          <table:table-cell office:value-type="float" office:value="-6144">
            <text:p>-6144</text:p>
          </table:table-cell>
          <table:table-cell office:value-type="float" office:value="-15010">
            <text:p>-15010</text:p>
          </table:table-cell>
          <table:table-cell office:value-type="float" office:value="3445">
            <text:p>3445</text:p>
          </table:table-cell>
          <table:table-cell table:number-columns-repeated="5"/>
          <table:table-cell table:formula="of:=([.A583]-[.E$2])/131" office:value-type="float" office:value="-47.7155625455522">
            <text:p>-47.72</text:p>
          </table:table-cell>
          <table:table-cell table:formula="of:=([.B583]-[.F$2])/131" office:value-type="float" office:value="-114.108251179562">
            <text:p>-114.11</text:p>
          </table:table-cell>
          <table:table-cell table:formula="of:=([.C583]-[.G$2])/131" office:value-type="float" office:value="24.9448386973033">
            <text:p>24.94</text:p>
          </table:table-cell>
          <table:table-cell table:formula="of:=[.J583]*2*3.141592/360" office:value-type="float" office:value="-1.99156427244279">
            <text:p>-1.9915642724</text:p>
          </table:table-cell>
          <table:table-cell table:formula="of:=[.L583]*[.L583]*0.75" office:value-type="float" office:value="2.97474618845294">
            <text:p>2.9747461885</text:p>
          </table:table-cell>
          <table:table-cell table:formula="of:=[.N582]+[.M583]*0.1" office:value-type="float" office:value="122.903588051867">
            <text:p>122.9035880519</text:p>
          </table:table-cell>
        </table:table-row>
        <table:table-row table:style-name="ro2">
          <table:table-cell office:value-type="float" office:value="-16319">
            <text:p>-16319</text:p>
          </table:table-cell>
          <table:table-cell office:value-type="float" office:value="-12788">
            <text:p>-12788</text:p>
          </table:table-cell>
          <table:table-cell office:value-type="float" office:value="5460">
            <text:p>5460</text:p>
          </table:table-cell>
          <table:table-cell table:number-columns-repeated="5"/>
          <table:table-cell table:formula="of:=([.A584]-[.E$2])/131" office:value-type="float" office:value="-125.387318270743">
            <text:p>-125.39</text:p>
          </table:table-cell>
          <table:table-cell table:formula="of:=([.B584]-[.F$2])/131" office:value-type="float" office:value="-97.1464191184932">
            <text:p>-97.15</text:p>
          </table:table-cell>
          <table:table-cell table:formula="of:=([.C584]-[.G$2])/131" office:value-type="float" office:value="40.3265180866163">
            <text:p>40.33</text:p>
          </table:table-cell>
          <table:table-cell table:formula="of:=[.J584]*2*3.141592/360" office:value-type="float" office:value="-1.69552451739614">
            <text:p>-1.6955245174</text:p>
          </table:table-cell>
          <table:table-cell table:formula="of:=[.L584]*[.L584]*0.75" office:value-type="float" office:value="2.15610254181856">
            <text:p>2.1561025418</text:p>
          </table:table-cell>
          <table:table-cell table:formula="of:=[.N583]+[.M584]*0.1" office:value-type="float" office:value="123.119198306049">
            <text:p>123.119198306</text:p>
          </table:table-cell>
        </table:table-row>
        <table:table-row table:style-name="ro2">
          <table:table-cell office:value-type="float" office:value="-5471">
            <text:p>-5471</text:p>
          </table:table-cell>
          <table:table-cell office:value-type="float" office:value="6822">
            <text:p>6822</text:p>
          </table:table-cell>
          <table:table-cell office:value-type="float" office:value="855">
            <text:p>855</text:p>
          </table:table-cell>
          <table:table-cell table:number-columns-repeated="5"/>
          <table:table-cell table:formula="of:=([.A585]-[.E$2])/131" office:value-type="float" office:value="-42.5781579653995">
            <text:p>-42.58</text:p>
          </table:table-cell>
          <table:table-cell table:formula="of:=([.B585]-[.F$2])/131" office:value-type="float" office:value="52.5482373700564">
            <text:p>52.55</text:p>
          </table:table-cell>
          <table:table-cell table:formula="of:=([.C585]-[.G$2])/131" office:value-type="float" office:value="5.1738463308911">
            <text:p>5.17</text:p>
          </table:table-cell>
          <table:table-cell table:formula="of:=[.J585]*2*3.141592/360" office:value-type="float" office:value="0.917139567421501">
            <text:p>0.9171395674</text:p>
          </table:table-cell>
          <table:table-cell table:formula="of:=[.L585]*[.L585]*0.75" office:value-type="float" office:value="0.630858739597574">
            <text:p>0.6308587396</text:p>
          </table:table-cell>
          <table:table-cell table:formula="of:=[.N584]+[.M585]*0.1" office:value-type="float" office:value="123.182284180009">
            <text:p>123.18228418</text:p>
          </table:table-cell>
        </table:table-row>
        <table:table-row table:style-name="ro2">
          <table:table-cell office:value-type="float" office:value="4416">
            <text:p>4416</text:p>
          </table:table-cell>
          <table:table-cell office:value-type="float" office:value="24687">
            <text:p>24687</text:p>
          </table:table-cell>
          <table:table-cell office:value-type="float" office:value="-4020">
            <text:p>-4020</text:p>
          </table:table-cell>
          <table:table-cell table:number-columns-repeated="5"/>
          <table:table-cell table:formula="of:=([.A586]-[.E$2])/131" office:value-type="float" office:value="32.8951244773486">
            <text:p>32.90</text:p>
          </table:table-cell>
          <table:table-cell table:formula="of:=([.B586]-[.F$2])/131" office:value-type="float" office:value="188.922283171583">
            <text:p>188.92</text:p>
          </table:table-cell>
          <table:table-cell table:formula="of:=([.C586]-[.G$2])/131" office:value-type="float" office:value="-32.0398941271242">
            <text:p>-32.04</text:p>
          </table:table-cell>
          <table:table-cell table:formula="of:=[.J586]*2*3.141592/360" office:value-type="float" office:value="3.29731518574211">
            <text:p>3.2973151857</text:p>
          </table:table-cell>
          <table:table-cell table:formula="of:=[.L586]*[.L586]*0.75" office:value-type="float" office:value="8.15421557559415">
            <text:p>8.1542155756</text:p>
          </table:table-cell>
          <table:table-cell table:formula="of:=[.N585]+[.M586]*0.1" office:value-type="float" office:value="123.997705737568">
            <text:p>123.9977057376</text:p>
          </table:table-cell>
        </table:table-row>
        <table:table-row table:style-name="ro2">
          <table:table-cell office:value-type="float" office:value="12223">
            <text:p>12223</text:p>
          </table:table-cell>
          <table:table-cell office:value-type="float" office:value="25848">
            <text:p>25848</text:p>
          </table:table-cell>
          <table:table-cell office:value-type="float" office:value="-3049">
            <text:p>-3049</text:p>
          </table:table-cell>
          <table:table-cell table:number-columns-repeated="5"/>
          <table:table-cell table:formula="of:=([.A587]-[.E$2])/131" office:value-type="float" office:value="92.4905443246768">
            <text:p>92.49</text:p>
          </table:table-cell>
          <table:table-cell table:formula="of:=([.B587]-[.F$2])/131" office:value-type="float" office:value="197.78487859143">
            <text:p>197.78</text:p>
          </table:table-cell>
          <table:table-cell table:formula="of:=([.C587]-[.G$2])/131" office:value-type="float" office:value="-24.6276803866662">
            <text:p>-24.63</text:p>
          </table:table-cell>
          <table:table-cell table:formula="of:=[.J587]*2*3.141592/360" office:value-type="float" office:value="3.45199662391005">
            <text:p>3.4519966239</text:p>
          </table:table-cell>
          <table:table-cell table:formula="of:=[.L587]*[.L587]*0.75" office:value-type="float" office:value="8.93721051861479">
            <text:p>8.9372105186</text:p>
          </table:table-cell>
          <table:table-cell table:formula="of:=[.N586]+[.M587]*0.1" office:value-type="float" office:value="124.89142678943">
            <text:p>124.8914267894</text:p>
          </table:table-cell>
        </table:table-row>
        <table:table-row table:style-name="ro2">
          <table:table-cell office:value-type="float" office:value="1399">
            <text:p>1399</text:p>
          </table:table-cell>
          <table:table-cell office:value-type="float" office:value="3155">
            <text:p>3155</text:p>
          </table:table-cell>
          <table:table-cell office:value-type="float" office:value="1297">
            <text:p>1297</text:p>
          </table:table-cell>
          <table:table-cell table:number-columns-repeated="5"/>
          <table:table-cell table:formula="of:=([.A588]-[.E$2])/131" office:value-type="float" office:value="9.86459012620354">
            <text:p>9.86</text:p>
          </table:table-cell>
          <table:table-cell table:formula="of:=([.B588]-[.F$2])/131" office:value-type="float" office:value="24.5558709578426">
            <text:p>24.56</text:p>
          </table:table-cell>
          <table:table-cell table:formula="of:=([.C588]-[.G$2])/131" office:value-type="float" office:value="8.54789213241781">
            <text:p>8.55</text:p>
          </table:table-cell>
          <table:table-cell table:formula="of:=[.J588]*2*3.141592/360" office:value-type="float" office:value="0.428580709745504">
            <text:p>0.4285807097</text:p>
          </table:table-cell>
          <table:table-cell table:formula="of:=[.L588]*[.L588]*0.75" office:value-type="float" office:value="0.13776106857447">
            <text:p>0.1377610686</text:p>
          </table:table-cell>
          <table:table-cell table:formula="of:=[.N587]+[.M588]*0.1" office:value-type="float" office:value="124.905202896287">
            <text:p>124.9052028963</text:p>
          </table:table-cell>
        </table:table-row>
        <table:table-row table:style-name="ro2">
          <table:table-cell office:value-type="float" office:value="6345">
            <text:p>6345</text:p>
          </table:table-cell>
          <table:table-cell office:value-type="float" office:value="-3601">
            <text:p>-3601</text:p>
          </table:table-cell>
          <table:table-cell office:value-type="float" office:value="1546">
            <text:p>1546</text:p>
          </table:table-cell>
          <table:table-cell table:number-columns-repeated="5"/>
          <table:table-cell table:formula="of:=([.A589]-[.E$2])/131" office:value-type="float" office:value="47.6203153170432">
            <text:p>47.62</text:p>
          </table:table-cell>
          <table:table-cell table:formula="of:=([.B589]-[.F$2])/131" office:value-type="float" office:value="-27.0166481261268">
            <text:p>-27.02</text:p>
          </table:table-cell>
          <table:table-cell table:formula="of:=([.C589]-[.G$2])/131" office:value-type="float" office:value="10.4486554911964">
            <text:p>10.45</text:p>
          </table:table-cell>
          <table:table-cell table:formula="of:=[.J589]*2*3.141592/360" office:value-type="float" office:value="-0.47152936455475">
            <text:p>-0.4715293646</text:p>
          </table:table-cell>
          <table:table-cell table:formula="of:=[.L589]*[.L589]*0.75" office:value-type="float" office:value="0.166754956228055">
            <text:p>0.1667549562</text:p>
          </table:table-cell>
          <table:table-cell table:formula="of:=[.N588]+[.M589]*0.1" office:value-type="float" office:value="124.92187839191">
            <text:p>124.9218783919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office:value-type="float" office:value="-1750">
            <text:p>-1750</text:p>
          </table:table-cell>
          <table:table-cell office:value-type="float" office:value="1723">
            <text:p>1723</text:p>
          </table:table-cell>
          <table:table-cell table:number-columns-repeated="5"/>
          <table:table-cell table:formula="of:=([.A590]-[.E$2])/131" office:value-type="float" office:value="25.9561931796387">
            <text:p>25.96</text:p>
          </table:table-cell>
          <table:table-cell table:formula="of:=([.B590]-[.F$2])/131" office:value-type="float" office:value="-12.8868771337604">
            <text:p>-12.89</text:p>
          </table:table-cell>
          <table:table-cell table:formula="of:=([.C590]-[.G$2])/131" office:value-type="float" office:value="11.7998005293644">
            <text:p>11.80</text:p>
          </table:table-cell>
          <table:table-cell table:formula="of:=[.J590]*2*3.141592/360" office:value-type="float" office:value="-0.224918389491137">
            <text:p>-0.2249183895</text:p>
          </table:table-cell>
          <table:table-cell table:formula="of:=[.L590]*[.L590]*0.75" office:value-type="float" office:value="0.037941211448465">
            <text:p>0.0379412114</text:p>
          </table:table-cell>
          <table:table-cell table:formula="of:=[.N589]+[.M590]*0.1" office:value-type="float" office:value="124.925672513055">
            <text:p>124.9256725131</text:p>
          </table:table-cell>
        </table:table-row>
        <table:table-row table:style-name="ro2">
          <table:table-cell office:value-type="float" office:value="1683">
            <text:p>1683</text:p>
          </table:table-cell>
          <table:table-cell office:value-type="float" office:value="-61">
            <text:p>-61</text:p>
          </table:table-cell>
          <table:table-cell office:value-type="float" office:value="991">
            <text:p>991</text:p>
          </table:table-cell>
          <table:table-cell table:number-columns-repeated="5"/>
          <table:table-cell table:formula="of:=([.A591]-[.E$2])/131" office:value-type="float" office:value="12.0325290575012">
            <text:p>12.03</text:p>
          </table:table-cell>
          <table:table-cell table:formula="of:=([.B591]-[.F$2])/131" office:value-type="float" office:value="0.00625263723196136">
            <text:p>0.01</text:p>
          </table:table-cell>
          <table:table-cell table:formula="of:=([.C591]-[.G$2])/131" office:value-type="float" office:value="6.21201426982239">
            <text:p>6.21</text:p>
          </table:table-cell>
          <table:table-cell table:formula="of:=[.J591]*2*3.141592/360" office:value-type="float" office:value="0.000109129083926844">
            <text:p>0.0001091291</text:p>
          </table:table-cell>
          <table:table-cell table:formula="of:=[.L591]*[.L591]*0.75" office:value-type="float" office:value="0.00000000893186771903415">
            <text:p>8.93186771903415E-009</text:p>
          </table:table-cell>
          <table:table-cell table:formula="of:=[.N590]+[.M591]*0.1" office:value-type="float" office:value="124.925672513948">
            <text:p>124.9256725139</text:p>
          </table:table-cell>
        </table:table-row>
        <table:table-row table:style-name="ro2">
          <table:table-cell office:value-type="float" office:value="-358">
            <text:p>-358</text:p>
          </table:table-cell>
          <table:table-cell office:value-type="float" office:value="-1085">
            <text:p>-1085</text:p>
          </table:table-cell>
          <table:table-cell office:value-type="float" office:value="-398">
            <text:p>-398</text:p>
          </table:table-cell>
          <table:table-cell table:number-columns-repeated="5"/>
          <table:table-cell table:formula="of:=([.A592]-[.E$2])/131" office:value-type="float" office:value="-3.54762361425448">
            <text:p>-3.55</text:p>
          </table:table-cell>
          <table:table-cell table:formula="of:=([.B592]-[.F$2])/131" office:value-type="float" office:value="-7.81054125589781">
            <text:p>-7.81</text:p>
          </table:table-cell>
          <table:table-cell table:formula="of:=([.C592]-[.G$2])/131" office:value-type="float" office:value="-4.39103916529211">
            <text:p>-4.39</text:p>
          </table:table-cell>
          <table:table-cell table:formula="of:=[.J592]*2*3.141592/360" office:value-type="float" office:value="-0.13631963291777">
            <text:p>-0.1363196329</text:p>
          </table:table-cell>
          <table:table-cell table:formula="of:=[.L592]*[.L592]*0.75" office:value-type="float" office:value="0.0139372817391266">
            <text:p>0.0139372817</text:p>
          </table:table-cell>
          <table:table-cell table:formula="of:=[.N591]+[.M592]*0.1" office:value-type="float" office:value="124.927066242122">
            <text:p>124.9270662421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-2529">
            <text:p>-2529</text:p>
          </table:table-cell>
          <table:table-cell office:value-type="float" office:value="-61">
            <text:p>-61</text:p>
          </table:table-cell>
          <table:table-cell table:number-columns-repeated="5"/>
          <table:table-cell table:formula="of:=([.A593]-[.E$2])/131" office:value-type="float" office:value="2.64321608040201">
            <text:p>2.64</text:p>
          </table:table-cell>
          <table:table-cell table:formula="of:=([.B593]-[.F$2])/131" office:value-type="float" office:value="-18.8334420192566">
            <text:p>-18.83</text:p>
          </table:table-cell>
          <table:table-cell table:formula="of:=([.C593]-[.G$2])/131" office:value-type="float" office:value="-1.81852008132264">
            <text:p>-1.82</text:p>
          </table:table-cell>
          <table:table-cell table:formula="of:=[.J593]*2*3.141592/360" office:value-type="float" office:value="-0.328705504334224">
            <text:p>-0.3287055043</text:p>
          </table:table-cell>
          <table:table-cell table:formula="of:=[.L593]*[.L593]*0.75" office:value-type="float" office:value="0.0810354814347125">
            <text:p>0.0810354814</text:p>
          </table:table-cell>
          <table:table-cell table:formula="of:=[.N592]+[.M593]*0.1" office:value-type="float" office:value="124.935169790265">
            <text:p>124.9351697903</text:p>
          </table:table-cell>
        </table:table-row>
        <table:table-row table:style-name="ro2">
          <table:table-cell office:value-type="float" office:value="-796">
            <text:p>-796</text:p>
          </table:table-cell>
          <table:table-cell office:value-type="float" office:value="-2727">
            <text:p>-2727</text:p>
          </table:table-cell>
          <table:table-cell office:value-type="float" office:value="-217">
            <text:p>-217</text:p>
          </table:table-cell>
          <table:table-cell table:number-columns-repeated="5"/>
          <table:table-cell table:formula="of:=([.A594]-[.E$2])/131" office:value-type="float" office:value="-6.89113506463616">
            <text:p>-6.89</text:p>
          </table:table-cell>
          <table:table-cell table:formula="of:=([.B594]-[.F$2])/131" office:value-type="float" office:value="-20.344892400936">
            <text:p>-20.34</text:p>
          </table:table-cell>
          <table:table-cell table:formula="of:=([.C594]-[.G$2])/131" office:value-type="float" office:value="-3.00935977597913">
            <text:p>-3.01</text:p>
          </table:table-cell>
          <table:table-cell table:formula="of:=[.J594]*2*3.141592/360" office:value-type="float" office:value="-0.355085284486896">
            <text:p>-0.3550852845</text:p>
          </table:table-cell>
          <table:table-cell table:formula="of:=[.L594]*[.L594]*0.75" office:value-type="float" office:value="0.0945641694443549">
            <text:p>0.0945641694</text:p>
          </table:table-cell>
          <table:table-cell table:formula="of:=[.N593]+[.M594]*0.1" office:value-type="float" office:value="124.94462620721">
            <text:p>124.9446262072</text:p>
          </table:table-cell>
        </table:table-row>
        <table:table-row table:style-name="ro2">
          <table:table-cell office:value-type="float" office:value="-660">
            <text:p>-660</text:p>
          </table:table-cell>
          <table:table-cell office:value-type="float" office:value="549">
            <text:p>549</text:p>
          </table:table-cell>
          <table:table-cell office:value-type="float" office:value="-1084">
            <text:p>-1084</text:p>
          </table:table-cell>
          <table:table-cell table:number-columns-repeated="5"/>
          <table:table-cell table:formula="of:=([.A595]-[.E$2])/131" office:value-type="float" office:value="-5.85296712570486">
            <text:p>-5.85</text:p>
          </table:table-cell>
          <table:table-cell table:formula="of:=([.B595]-[.F$2])/131" office:value-type="float" office:value="4.66274118685028">
            <text:p>4.66</text:p>
          </table:table-cell>
          <table:table-cell table:formula="of:=([.C595]-[.G$2])/131" office:value-type="float" office:value="-9.62768038666616">
            <text:p>-9.63</text:p>
          </table:table-cell>
          <table:table-cell table:formula="of:=[.J595]*2*3.141592/360" office:value-type="float" office:value="0.0813801689482186">
            <text:p>0.0813801689</text:p>
          </table:table-cell>
          <table:table-cell table:formula="of:=[.L595]*[.L595]*0.75" office:value-type="float" office:value="0.00496704892353045">
            <text:p>0.0049670489</text:p>
          </table:table-cell>
          <table:table-cell table:formula="of:=[.N594]+[.M595]*0.1" office:value-type="float" office:value="124.945122912102">
            <text:p>124.945122912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722">
            <text:p>2722</text:p>
          </table:table-cell>
          <table:table-cell office:value-type="float" office:value="-1789">
            <text:p>-1789</text:p>
          </table:table-cell>
          <table:table-cell table:number-columns-repeated="5"/>
          <table:table-cell table:formula="of:=([.A596]-[.E$2])/131" office:value-type="float" office:value="0.00962829414246803">
            <text:p>0.01</text:p>
          </table:table-cell>
          <table:table-cell table:formula="of:=([.B596]-[.F$2])/131" office:value-type="float" office:value="21.2505274463923">
            <text:p>21.25</text:p>
          </table:table-cell>
          <table:table-cell table:formula="of:=([.C596]-[.G$2])/131" office:value-type="float" office:value="-15.0093597759791">
            <text:p>-15.01</text:p>
          </table:table-cell>
          <table:table-cell table:formula="of:=[.J596]*2*3.141592/360" office:value-type="float" office:value="0.370891594563146">
            <text:p>0.3708915946</text:p>
          </table:table-cell>
          <table:table-cell table:formula="of:=[.L596]*[.L596]*0.75" office:value-type="float" office:value="0.103170431188195">
            <text:p>0.1031704312</text:p>
          </table:table-cell>
          <table:table-cell table:formula="of:=[.N595]+[.M596]*0.1" office:value-type="float" office:value="124.955439955221">
            <text:p>124.9554399552</text:p>
          </table:table-cell>
        </table:table-row>
        <table:table-row table:style-name="ro2">
          <table:table-cell office:value-type="float" office:value="-262">
            <text:p>-262</text:p>
          </table:table-cell>
          <table:table-cell office:value-type="float" office:value="-1379">
            <text:p>-1379</text:p>
          </table:table-cell>
          <table:table-cell office:value-type="float" office:value="-64">
            <text:p>-64</text:p>
          </table:table-cell>
          <table:table-cell table:number-columns-repeated="5"/>
          <table:table-cell table:formula="of:=([.A597]-[.E$2])/131" office:value-type="float" office:value="-2.81479918677356">
            <text:p>-2.81</text:p>
          </table:table-cell>
          <table:table-cell table:formula="of:=([.B597]-[.F$2])/131" office:value-type="float" office:value="-10.0548160650581">
            <text:p>-10.05</text:p>
          </table:table-cell>
          <table:table-cell table:formula="of:=([.C597]-[.G$2])/131" office:value-type="float" office:value="-1.84142084468142">
            <text:p>-1.84</text:p>
          </table:table-cell>
          <table:table-cell table:formula="of:=[.J597]*2*3.141592/360" office:value-type="float" office:value="-0.1754896095081">
            <text:p>-0.1754896095</text:p>
          </table:table-cell>
          <table:table-cell table:formula="of:=[.L597]*[.L597]*0.75" office:value-type="float" office:value="0.0230974522839791">
            <text:p>0.0230974523</text:p>
          </table:table-cell>
          <table:table-cell table:formula="of:=[.N596]+[.M597]*0.1" office:value-type="float" office:value="124.957749700449">
            <text:p>124.9577497005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-258">
            <text:p>-258</text:p>
          </table:table-cell>
          <table:table-cell office:value-type="float" office:value="-314">
            <text:p>-314</text:p>
          </table:table-cell>
          <table:table-cell table:number-columns-repeated="5"/>
          <table:table-cell table:formula="of:=([.A598]-[.E$2])/131" office:value-type="float" office:value="1.62031531704323">
            <text:p>1.62</text:p>
          </table:table-cell>
          <table:table-cell table:formula="of:=([.B598]-[.F$2])/131" office:value-type="float" office:value="-1.49756415666117">
            <text:p>-1.50</text:p>
          </table:table-cell>
          <table:table-cell table:formula="of:=([.C598]-[.G$2])/131" office:value-type="float" office:value="-3.74981779124631">
            <text:p>-3.75</text:p>
          </table:table-cell>
          <table:table-cell table:formula="of:=[.J598]*2*3.141592/360" office:value-type="float" office:value="-0.0261374198558526">
            <text:p>-0.0261374199</text:p>
          </table:table-cell>
          <table:table-cell table:formula="of:=[.L598]*[.L598]*0.75" office:value-type="float" office:value="0.00051237353754084">
            <text:p>0.0005123735</text:p>
          </table:table-cell>
          <table:table-cell table:formula="of:=[.N597]+[.M598]*0.1" office:value-type="float" office:value="124.957800937803">
            <text:p>124.9578009378</text:p>
          </table:table-cell>
        </table:table-row>
        <table:table-row table:style-name="ro2">
          <table:table-cell office:value-type="float" office:value="-154">
            <text:p>-154</text:p>
          </table:table-cell>
          <table:table-cell office:value-type="float" office:value="-711">
            <text:p>-711</text:p>
          </table:table-cell>
          <table:table-cell office:value-type="float" office:value="187">
            <text:p>187</text:p>
          </table:table-cell>
          <table:table-cell table:number-columns-repeated="5"/>
          <table:table-cell table:formula="of:=([.A599]-[.E$2])/131" office:value-type="float" office:value="-1.99037170585753">
            <text:p>-1.99</text:p>
          </table:table-cell>
          <table:table-cell table:formula="of:=([.B599]-[.F$2])/131" office:value-type="float" office:value="-4.95557942383674">
            <text:p>-4.96</text:p>
          </table:table-cell>
          <table:table-cell table:formula="of:=([.C599]-[.G$2])/131" office:value-type="float" office:value="0.0746096896697227">
            <text:p>0.07</text:p>
          </table:table-cell>
          <table:table-cell table:formula="of:=[.J599]*2*3.141592/360" office:value-type="float" office:value="-0.0864911592960562">
            <text:p>-0.0864911593</text:p>
          </table:table-cell>
          <table:table-cell table:formula="of:=[.L599]*[.L599]*0.75" office:value-type="float" office:value="0.00561054047728183">
            <text:p>0.0056105405</text:p>
          </table:table-cell>
          <table:table-cell table:formula="of:=[.N598]+[.M599]*0.1" office:value-type="float" office:value="124.958361991851">
            <text:p>124.958361991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-306">
            <text:p>-306</text:p>
          </table:table-cell>
          <table:table-cell office:value-type="float" office:value="120">
            <text:p>120</text:p>
          </table:table-cell>
          <table:table-cell table:number-columns-repeated="5"/>
          <table:table-cell table:formula="of:=([.A600]-[.E$2])/131" office:value-type="float" office:value="0.337872568951628">
            <text:p>0.34</text:p>
          </table:table-cell>
          <table:table-cell table:formula="of:=([.B600]-[.F$2])/131" office:value-type="float" office:value="-1.86397637040163">
            <text:p>-1.86</text:p>
          </table:table-cell>
          <table:table-cell table:formula="of:=([.C600]-[.G$2])/131" office:value-type="float" office:value="-0.436840692009667">
            <text:p>-0.44</text:p>
          </table:table-cell>
          <table:table-cell table:formula="of:=[.J600]*2*3.141592/360" office:value-type="float" office:value="-0.0325325180746821">
            <text:p>-0.0325325181</text:p>
          </table:table-cell>
          <table:table-cell table:formula="of:=[.L600]*[.L600]*0.75" office:value-type="float" office:value="0.00079377354920964">
            <text:p>0.0007937735</text:p>
          </table:table-cell>
          <table:table-cell table:formula="of:=[.N599]+[.M600]*0.1" office:value-type="float" office:value="124.958441369206">
            <text:p>124.9584413692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-354">
            <text:p>-354</text:p>
          </table:table-cell>
          <table:table-cell office:value-type="float" office:value="167">
            <text:p>167</text:p>
          </table:table-cell>
          <table:table-cell table:number-columns-repeated="5"/>
          <table:table-cell table:formula="of:=([.A601]-[.E$2])/131" office:value-type="float" office:value="0.0630634086462848">
            <text:p>0.06</text:p>
          </table:table-cell>
          <table:table-cell table:formula="of:=([.B601]-[.F$2])/131" office:value-type="float" office:value="-2.23038858414208">
            <text:p>-2.23</text:p>
          </table:table-cell>
          <table:table-cell table:formula="of:=([.C601]-[.G$2])/131" office:value-type="float" office:value="-0.0780620660554681">
            <text:p>-0.08</text:p>
          </table:table-cell>
          <table:table-cell table:formula="of:=[.J601]*2*3.141592/360" office:value-type="float" office:value="-0.0389276162935117">
            <text:p>-0.0389276163</text:p>
          </table:table-cell>
          <table:table-cell table:formula="of:=[.L601]*[.L601]*0.75" office:value-type="float" office:value="0.00113651948272116">
            <text:p>0.0011365195</text:p>
          </table:table-cell>
          <table:table-cell table:formula="of:=[.N600]+[.M601]*0.1" office:value-type="float" office:value="124.958555021154">
            <text:p>124.958555021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-133">
            <text:p>-133</text:p>
          </table:table-cell>
          <table:table-cell office:value-type="float" office:value="67">
            <text:p>67</text:p>
          </table:table-cell>
          <table:table-cell table:number-columns-repeated="5"/>
          <table:table-cell table:formula="of:=([.A602]-[.E$2])/131" office:value-type="float" office:value="0.521078675821857">
            <text:p>0.52</text:p>
          </table:table-cell>
          <table:table-cell table:formula="of:=([.B602]-[.F$2])/131" office:value-type="float" office:value="-0.543365683378726">
            <text:p>-0.54</text:p>
          </table:table-cell>
          <table:table-cell table:formula="of:=([.C602]-[.G$2])/131" office:value-type="float" office:value="-0.841420844681422">
            <text:p>-0.84</text:p>
          </table:table-cell>
          <table:table-cell table:formula="of:=[.J602]*2*3.141592/360" office:value-type="float" office:value="-0.00948351824431743">
            <text:p>-0.0094835182</text:p>
          </table:table-cell>
          <table:table-cell table:formula="of:=[.L602]*[.L602]*0.75" office:value-type="float" office:value="0.0000674528387177262">
            <text:p>6.74528387177262E-005</text:p>
          </table:table-cell>
          <table:table-cell table:formula="of:=[.N601]+[.M602]*0.1" office:value-type="float" office:value="124.958561766438">
            <text:p>124.958561766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-66">
            <text:p>-66</text:p>
          </table:table-cell>
          <table:table-cell table:number-columns-repeated="5"/>
          <table:table-cell table:formula="of:=([.A603]-[.E$2])/131" office:value-type="float" office:value="0.750086309409644">
            <text:p>0.75</text:p>
          </table:table-cell>
          <table:table-cell table:formula="of:=([.B603]-[.F$2])/131" office:value-type="float" office:value="0.494802255552572">
            <text:p>0.49</text:p>
          </table:table-cell>
          <table:table-cell table:formula="of:=([.C603]-[.G$2])/131" office:value-type="float" office:value="-1.85668802025394">
            <text:p>-1.86</text:p>
          </table:table-cell>
          <table:table-cell table:formula="of:=[.J603]*2*3.141592/360" office:value-type="float" office:value="0.00863592670903287">
            <text:p>0.0086359267</text:p>
          </table:table-cell>
          <table:table-cell table:formula="of:=[.L603]*[.L603]*0.75" office:value-type="float" office:value="0.0000559344225928404">
            <text:p>5.59344225928404E-005</text:p>
          </table:table-cell>
          <table:table-cell table:formula="of:=[.N602]+[.M603]*0.1" office:value-type="float" office:value="124.95856735988">
            <text:p>124.9585673599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-118">
            <text:p>-118</text:p>
          </table:table-cell>
          <table:table-cell office:value-type="float" office:value="-67">
            <text:p>-67</text:p>
          </table:table-cell>
          <table:table-cell table:number-columns-repeated="5"/>
          <table:table-cell table:formula="of:=([.A604]-[.E$2])/131" office:value-type="float" office:value="1.04016264528751">
            <text:p>1.04</text:p>
          </table:table-cell>
          <table:table-cell table:formula="of:=([.B604]-[.F$2])/131" office:value-type="float" office:value="-0.428861866584833">
            <text:p>-0.43</text:p>
          </table:table-cell>
          <table:table-cell table:formula="of:=([.C604]-[.G$2])/131" office:value-type="float" office:value="-1.8643216080402">
            <text:p>-1.86</text:p>
          </table:table-cell>
          <table:table-cell table:formula="of:=[.J604]*2*3.141592/360" office:value-type="float" office:value="-0.00748505005093321">
            <text:p>-0.0074850501</text:p>
          </table:table-cell>
          <table:table-cell table:formula="of:=[.L604]*[.L604]*0.75" office:value-type="float" office:value="0.0000420194806987314">
            <text:p>4.20194806987314E-005</text:p>
          </table:table-cell>
          <table:table-cell table:formula="of:=[.N603]+[.M604]*0.1" office:value-type="float" office:value="124.958571561828">
            <text:p>124.9585715618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-168">
            <text:p>-168</text:p>
          </table:table-cell>
          <table:table-cell office:value-type="float" office:value="-20">
            <text:p>-20</text:p>
          </table:table-cell>
          <table:table-cell table:number-columns-repeated="5"/>
          <table:table-cell table:formula="of:=([.A605]-[.E$2])/131" office:value-type="float" office:value="1.24626951551651">
            <text:p>1.25</text:p>
          </table:table-cell>
          <table:table-cell table:formula="of:=([.B605]-[.F$2])/131" office:value-type="float" office:value="-0.81054125589781">
            <text:p>-0.81</text:p>
          </table:table-cell>
          <table:table-cell table:formula="of:=([.C605]-[.G$2])/131" office:value-type="float" office:value="-1.505542982086">
            <text:p>-1.51</text:p>
          </table:table-cell>
          <table:table-cell table:formula="of:=[.J605]*2*3.141592/360" office:value-type="float" office:value="-0.0141466106955473">
            <text:p>-0.0141466107</text:p>
          </table:table-cell>
          <table:table-cell table:formula="of:=[.L605]*[.L605]*0.75" office:value-type="float" office:value="0.00015009494562853">
            <text:p>0.0001500949</text:p>
          </table:table-cell>
          <table:table-cell table:formula="of:=[.N604]+[.M605]*0.1" office:value-type="float" office:value="124.958586571323">
            <text:p>124.9585865713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-125">
            <text:p>-125</text:p>
          </table:table-cell>
          <table:table-cell office:value-type="float" office:value="83">
            <text:p>83</text:p>
          </table:table-cell>
          <table:table-cell table:number-columns-repeated="5"/>
          <table:table-cell table:formula="of:=([.A606]-[.E$2])/131" office:value-type="float" office:value="0.460009973531781">
            <text:p>0.46</text:p>
          </table:table-cell>
          <table:table-cell table:formula="of:=([.B606]-[.F$2])/131" office:value-type="float" office:value="-0.482296981088649">
            <text:p>-0.48</text:p>
          </table:table-cell>
          <table:table-cell table:formula="of:=([.C606]-[.G$2])/131" office:value-type="float" office:value="-0.71928344010127">
            <text:p>-0.72</text:p>
          </table:table-cell>
          <table:table-cell table:formula="of:=[.J606]*2*3.141592/360" office:value-type="float" office:value="-0.00841766854117918">
            <text:p>-0.0084176685</text:p>
          </table:table-cell>
          <table:table-cell table:formula="of:=[.L606]*[.L606]*0.75" office:value-type="float" office:value="0.0000531428577518682">
            <text:p>5.31428577518682E-005</text:p>
          </table:table-cell>
          <table:table-cell table:formula="of:=[.N605]+[.M606]*0.1" office:value-type="float" office:value="124.958591885608">
            <text:p>124.958591885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-59">
            <text:p>-59</text:p>
          </table:table-cell>
          <table:table-cell office:value-type="float" office:value="59">
            <text:p>59</text:p>
          </table:table-cell>
          <table:table-cell table:number-columns-repeated="5"/>
          <table:table-cell table:formula="of:=([.A607]-[.E$2])/131" office:value-type="float" office:value="0.215735164371476">
            <text:p>0.22</text:p>
          </table:table-cell>
          <table:table-cell table:formula="of:=([.B607]-[.F$2])/131" office:value-type="float" office:value="0.0215198128044804">
            <text:p>0.02</text:p>
          </table:table-cell>
          <table:table-cell table:formula="of:=([.C607]-[.G$2])/131" office:value-type="float" office:value="-0.902489546971499">
            <text:p>-0.90</text:p>
          </table:table-cell>
          <table:table-cell table:formula="of:=[.J607]*2*3.141592/360" office:value-type="float" office:value="0.000375591509711407">
            <text:p>0.0003755915</text:p>
          </table:table-cell>
          <table:table-cell table:formula="of:=[.L607]*[.L607]*0.75" office:value-type="float" office:value="0.000000105801736625471">
            <text:p>1.05801736625471E-007</text:p>
          </table:table-cell>
          <table:table-cell table:formula="of:=[.N606]+[.M607]*0.1" office:value-type="float" office:value="124.958591896189">
            <text:p>124.958591896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-11">
            <text:p>-11</text:p>
          </table:table-cell>
          <table:table-cell office:value-type="float" office:value="56">
            <text:p>56</text:p>
          </table:table-cell>
          <table:table-cell table:number-columns-repeated="5"/>
          <table:table-cell table:formula="of:=([.A608]-[.E$2])/131" office:value-type="float" office:value="0.368406920096666">
            <text:p>0.37</text:p>
          </table:table-cell>
          <table:table-cell table:formula="of:=([.B608]-[.F$2])/131" office:value-type="float" office:value="0.387932026544938">
            <text:p>0.39</text:p>
          </table:table-cell>
          <table:table-cell table:formula="of:=([.C608]-[.G$2])/131" office:value-type="float" office:value="-0.925390310330277">
            <text:p>-0.93</text:p>
          </table:table-cell>
          <table:table-cell table:formula="of:=[.J608]*2*3.141592/360" office:value-type="float" office:value="0.00677068972854092">
            <text:p>0.0067706897</text:p>
          </table:table-cell>
          <table:table-cell table:formula="of:=[.L608]*[.L608]*0.75" office:value-type="float" office:value="0.0000343816795501272">
            <text:p>3.43816795501272E-005</text:p>
          </table:table-cell>
          <table:table-cell table:formula="of:=[.N607]+[.M608]*0.1" office:value-type="float" office:value="124.958595334357">
            <text:p>124.958595334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26">
            <text:p>26</text:p>
          </table:table-cell>
          <table:table-cell table:number-columns-repeated="5"/>
          <table:table-cell table:formula="of:=([.A609]-[.E$2])/131" office:value-type="float" office:value="0.345506156737888">
            <text:p>0.35</text:p>
          </table:table-cell>
          <table:table-cell table:formula="of:=([.B609]-[.F$2])/131" office:value-type="float" office:value="1.58640530898769">
            <text:p>1.59</text:p>
          </table:table-cell>
          <table:table-cell table:formula="of:=([.C609]-[.G$2])/131" office:value-type="float" office:value="-1.15439794391806">
            <text:p>-1.15</text:p>
          </table:table-cell>
          <table:table-cell table:formula="of:=[.J609]*2*3.141592/360" office:value-type="float" office:value="0.0276879901526291">
            <text:p>0.0276879902</text:p>
          </table:table-cell>
          <table:table-cell table:formula="of:=[.L609]*[.L609]*0.75" office:value-type="float" office:value="0.000574968599019066">
            <text:p>0.0005749686</text:p>
          </table:table-cell>
          <table:table-cell table:formula="of:=[.N608]+[.M609]*0.1" office:value-type="float" office:value="124.958652831216">
            <text:p>124.958652831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table:number-columns-repeated="5"/>
          <table:table-cell table:formula="of:=([.A610]-[.E$2])/131" office:value-type="float" office:value="0.597414553684453">
            <text:p>0.60</text:p>
          </table:table-cell>
          <table:table-cell table:formula="of:=([.B610]-[.F$2])/131" office:value-type="float" office:value="1.79251217921669">
            <text:p>1.79</text:p>
          </table:table-cell>
          <table:table-cell table:formula="of:=([.C610]-[.G$2])/131" office:value-type="float" office:value="-1.20019947063562">
            <text:p>-1.20</text:p>
          </table:table-cell>
          <table:table-cell table:formula="of:=[.J610]*2*3.141592/360" office:value-type="float" office:value="0.0312852329007207">
            <text:p>0.0312852329</text:p>
          </table:table-cell>
          <table:table-cell table:formula="of:=[.L610]*[.L610]*0.75" office:value-type="float" office:value="0.000734074348239255">
            <text:p>0.0007340743</text:p>
          </table:table-cell>
          <table:table-cell table:formula="of:=[.N609]+[.M610]*0.1" office:value-type="float" office:value="124.958726238651">
            <text:p>124.9587262387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  <table:table-cell table:number-columns-repeated="5"/>
          <table:table-cell table:formula="of:=([.A611]-[.E$2])/131" office:value-type="float" office:value="0.551613026966896">
            <text:p>0.55</text:p>
          </table:table-cell>
          <table:table-cell table:formula="of:=([.B611]-[.F$2])/131" office:value-type="float" office:value="1.3955656143312">
            <text:p>1.40</text:p>
          </table:table-cell>
          <table:table-cell table:formula="of:=([.C611]-[.G$2])/131" office:value-type="float" office:value="-1.08569565384173">
            <text:p>-1.09</text:p>
          </table:table-cell>
          <table:table-cell table:formula="of:=[.J611]*2*3.141592/360" office:value-type="float" office:value="0.0243572098303221">
            <text:p>0.0243572098</text:p>
          </table:table-cell>
          <table:table-cell table:formula="of:=[.L611]*[.L611]*0.75" office:value-type="float" office:value="0.000444955253038755">
            <text:p>0.0004449553</text:p>
          </table:table-cell>
          <table:table-cell table:formula="of:=[.N610]+[.M611]*0.1" office:value-type="float" office:value="124.958770734177">
            <text:p>124.9587707342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table:number-columns-repeated="5"/>
          <table:table-cell table:formula="of:=([.A612]-[.E$2])/131" office:value-type="float" office:value="1.30733821780659">
            <text:p>1.31</text:p>
          </table:table-cell>
          <table:table-cell table:formula="of:=([.B612]-[.F$2])/131" office:value-type="float" office:value="1.04442057616326">
            <text:p>1.04</text:p>
          </table:table-cell>
          <table:table-cell table:formula="of:=([.C612]-[.G$2])/131" office:value-type="float" office:value="-0.642947562238674">
            <text:p>-0.64</text:p>
          </table:table-cell>
          <table:table-cell table:formula="of:=[.J612]*2*3.141592/360" office:value-type="float" office:value="0.0182285740372771">
            <text:p>0.018228574</text:p>
          </table:table-cell>
          <table:table-cell table:formula="of:=[.L612]*[.L612]*0.75" office:value-type="float" office:value="0.000249210683574371">
            <text:p>0.0002492107</text:p>
          </table:table-cell>
          <table:table-cell table:formula="of:=[.N611]+[.M612]*0.1" office:value-type="float" office:value="124.958795655245">
            <text:p>124.9587956552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table:number-columns-repeated="5"/>
          <table:table-cell table:formula="of:=([.A613]-[.E$2])/131" office:value-type="float" office:value="0.956193179638651">
            <text:p>0.96</text:p>
          </table:table-cell>
          <table:table-cell table:formula="of:=([.B613]-[.F$2])/131" office:value-type="float" office:value="1.05205416394952">
            <text:p>1.05</text:p>
          </table:table-cell>
          <table:table-cell table:formula="of:=([.C613]-[.G$2])/131" office:value-type="float" office:value="-0.642947562238674">
            <text:p>-0.64</text:p>
          </table:table-cell>
          <table:table-cell table:formula="of:=[.J613]*2*3.141592/360" office:value-type="float" office:value="0.0183618052501694">
            <text:p>0.0183618053</text:p>
          </table:table-cell>
          <table:table-cell table:formula="of:=[.L613]*[.L613]*0.75" office:value-type="float" office:value="0.000252866919033862">
            <text:p>0.0002528669</text:p>
          </table:table-cell>
          <table:table-cell table:formula="of:=[.N612]+[.M613]*0.1" office:value-type="float" office:value="124.958820941937">
            <text:p>124.958820941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table:number-columns-repeated="5"/>
          <table:table-cell table:formula="of:=([.A614]-[.E$2])/131" office:value-type="float" office:value="0.933292416279873">
            <text:p>0.93</text:p>
          </table:table-cell>
          <table:table-cell table:formula="of:=([.B614]-[.F$2])/131" office:value-type="float" office:value="1.01388622501822">
            <text:p>1.01</text:p>
          </table:table-cell>
          <table:table-cell table:formula="of:=([.C614]-[.G$2])/131" office:value-type="float" office:value="-0.505542982086002">
            <text:p>-0.51</text:p>
          </table:table-cell>
          <table:table-cell table:formula="of:=[.J614]*2*3.141592/360" office:value-type="float" office:value="0.017695649185708">
            <text:p>0.0176956492</text:p>
          </table:table-cell>
          <table:table-cell table:formula="of:=[.L614]*[.L614]*0.75" office:value-type="float" office:value="0.000234852000077737">
            <text:p>0.000234852</text:p>
          </table:table-cell>
          <table:table-cell table:formula="of:=[.N613]+[.M614]*0.1" office:value-type="float" office:value="124.958844427137">
            <text:p>124.958844427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table:number-columns-repeated="5"/>
          <table:table-cell table:formula="of:=([.A615]-[.E$2])/131" office:value-type="float" office:value="0.612681729256972">
            <text:p>0.61</text:p>
          </table:table-cell>
          <table:table-cell table:formula="of:=([.B615]-[.F$2])/131" office:value-type="float" office:value="0.899382408224328">
            <text:p>0.90</text:p>
          </table:table-cell>
          <table:table-cell table:formula="of:=([.C615]-[.G$2])/131" office:value-type="float" office:value="-0.528443745444781">
            <text:p>-0.53</text:p>
          </table:table-cell>
          <table:table-cell table:formula="of:=[.J615]*2*3.141592/360" office:value-type="float" office:value="0.0156971809923238">
            <text:p>0.015697181</text:p>
          </table:table-cell>
          <table:table-cell table:formula="of:=[.L615]*[.L615]*0.75" office:value-type="float" office:value="0.000184801118329329">
            <text:p>0.0001848011</text:p>
          </table:table-cell>
          <table:table-cell table:formula="of:=[.N614]+[.M615]*0.1" office:value-type="float" office:value="124.958862907249">
            <text:p>124.958862907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134">
            <text:p>134</text:p>
          </table:table-cell>
          <table:table-cell office:value-type="float" office:value="72">
            <text:p>72</text:p>
          </table:table-cell>
          <table:table-cell table:number-columns-repeated="5"/>
          <table:table-cell table:formula="of:=([.A616]-[.E$2])/131" office:value-type="float" office:value="1.01726188192873">
            <text:p>1.02</text:p>
          </table:table-cell>
          <table:table-cell table:formula="of:=([.B616]-[.F$2])/131" office:value-type="float" office:value="1.49480225555257">
            <text:p>1.49</text:p>
          </table:table-cell>
          <table:table-cell table:formula="of:=([.C616]-[.G$2])/131" office:value-type="float" office:value="-0.803252905750125">
            <text:p>-0.80</text:p>
          </table:table-cell>
          <table:table-cell table:formula="of:=[.J616]*2*3.141592/360" office:value-type="float" office:value="0.0260892155979218">
            <text:p>0.0260892156</text:p>
          </table:table-cell>
          <table:table-cell table:formula="of:=[.L616]*[.L616]*0.75" office:value-type="float" office:value="0.000510485377886133">
            <text:p>0.0005104854</text:p>
          </table:table-cell>
          <table:table-cell table:formula="of:=[.N615]+[.M616]*0.1" office:value-type="float" office:value="124.958913955786">
            <text:p>124.9589139558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number-columns-repeated="5"/>
          <table:table-cell table:formula="of:=([.A617]-[.E$2])/131" office:value-type="float" office:value="0.490544324676819">
            <text:p>0.49</text:p>
          </table:table-cell>
          <table:table-cell table:formula="of:=([.B617]-[.F$2])/131" office:value-type="float" office:value="1.6780083624228">
            <text:p>1.68</text:p>
          </table:table-cell>
          <table:table-cell table:formula="of:=([.C617]-[.G$2])/131" office:value-type="float" office:value="-1.2231002339944">
            <text:p>-1.22</text:p>
          </table:table-cell>
          <table:table-cell table:formula="of:=[.J617]*2*3.141592/360" office:value-type="float" office:value="0.0292867647073365">
            <text:p>0.0292867647</text:p>
          </table:table-cell>
          <table:table-cell table:formula="of:=[.L617]*[.L617]*0.75" office:value-type="float" office:value="0.000643285940267169">
            <text:p>0.0006432859</text:p>
          </table:table-cell>
          <table:table-cell table:formula="of:=[.N616]+[.M617]*0.1" office:value-type="float" office:value="124.958978284381">
            <text:p>124.958978284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261">
            <text:p>261</text:p>
          </table:table-cell>
          <table:table-cell office:value-type="float" office:value="22">
            <text:p>22</text:p>
          </table:table-cell>
          <table:table-cell table:number-columns-repeated="5"/>
          <table:table-cell table:formula="of:=([.A618]-[.E$2])/131" office:value-type="float" office:value="0.276803866661552">
            <text:p>0.28</text:p>
          </table:table-cell>
          <table:table-cell table:formula="of:=([.B618]-[.F$2])/131" office:value-type="float" office:value="2.46426790440753">
            <text:p>2.46</text:p>
          </table:table-cell>
          <table:table-cell table:formula="of:=([.C618]-[.G$2])/131" office:value-type="float" office:value="-1.1849322950631">
            <text:p>-1.18</text:p>
          </table:table-cell>
          <table:table-cell table:formula="of:=[.J618]*2*3.141592/360" office:value-type="float" office:value="0.0430095796352415">
            <text:p>0.0430095796</text:p>
          </table:table-cell>
          <table:table-cell table:formula="of:=[.L618]*[.L618]*0.75" office:value-type="float" office:value="0.00138736795530014">
            <text:p>0.001387368</text:p>
          </table:table-cell>
          <table:table-cell table:formula="of:=[.N617]+[.M618]*0.1" office:value-type="float" office:value="124.959117021176">
            <text:p>124.9591170212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table:number-columns-repeated="5"/>
          <table:table-cell table:formula="of:=([.A619]-[.E$2])/131" office:value-type="float" office:value="1.02489546971499">
            <text:p>1.02</text:p>
          </table:table-cell>
          <table:table-cell table:formula="of:=([.B619]-[.F$2])/131" office:value-type="float" office:value="1.3573976753999">
            <text:p>1.36</text:p>
          </table:table-cell>
          <table:table-cell table:formula="of:=([.C619]-[.G$2])/131" office:value-type="float" office:value="-1.24600099735318">
            <text:p>-1.25</text:p>
          </table:table-cell>
          <table:table-cell table:formula="of:=[.J619]*2*3.141592/360" office:value-type="float" office:value="0.0236910537658607">
            <text:p>0.0236910538</text:p>
          </table:table-cell>
          <table:table-cell table:formula="of:=[.L619]*[.L619]*0.75" office:value-type="float" office:value="0.000420949521402676">
            <text:p>0.0004209495</text:p>
          </table:table-cell>
          <table:table-cell table:formula="of:=[.N618]+[.M619]*0.1" office:value-type="float" office:value="124.959159116128">
            <text:p>124.959159116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table:number-columns-repeated="5"/>
          <table:table-cell table:formula="of:=([.A620]-[.E$2])/131" office:value-type="float" office:value="0.895124477348575">
            <text:p>0.90</text:p>
          </table:table-cell>
          <table:table-cell table:formula="of:=([.B620]-[.F$2])/131" office:value-type="float" office:value="0.632206835705244">
            <text:p>0.63</text:p>
          </table:table-cell>
          <table:table-cell table:formula="of:=([.C620]-[.G$2])/131" office:value-type="float" office:value="-0.940657485902796">
            <text:p>-0.94</text:p>
          </table:table-cell>
          <table:table-cell table:formula="of:=[.J620]*2*3.141592/360" office:value-type="float" office:value="0.0110340885410939">
            <text:p>0.0110340885</text:p>
          </table:table-cell>
          <table:table-cell table:formula="of:=[.L620]*[.L620]*0.75" office:value-type="float" office:value="0.0000913133324495254">
            <text:p>9.13133324495254E-005</text:p>
          </table:table-cell>
          <table:table-cell table:formula="of:=[.N619]+[.M620]*0.1" office:value-type="float" office:value="124.959168247461">
            <text:p>124.959168247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number-columns-repeated="5"/>
          <table:table-cell table:formula="of:=([.A621]-[.E$2])/131" office:value-type="float" office:value="0.368406920096666">
            <text:p>0.37</text:p>
          </table:table-cell>
          <table:table-cell table:formula="of:=([.B621]-[.F$2])/131" office:value-type="float" office:value="0.586405308987686">
            <text:p>0.59</text:p>
          </table:table-cell>
          <table:table-cell table:formula="of:=([.C621]-[.G$2])/131" office:value-type="float" office:value="-0.704016264528751">
            <text:p>-0.70</text:p>
          </table:table-cell>
          <table:table-cell table:formula="of:=[.J621]*2*3.141592/360" office:value-type="float" office:value="0.0102347012637402">
            <text:p>0.0102347013</text:p>
          </table:table-cell>
          <table:table-cell table:formula="of:=[.L621]*[.L621]*0.75" office:value-type="float" office:value="0.0000785618324685046">
            <text:p>7.85618324685046E-005</text:p>
          </table:table-cell>
          <table:table-cell table:formula="of:=[.N620]+[.M621]*0.1" office:value-type="float" office:value="124.959176103645">
            <text:p>124.9591761036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-8">
            <text:p>-8</text:p>
          </table:table-cell>
          <table:table-cell office:value-type="float" office:value="78">
            <text:p>78</text:p>
          </table:table-cell>
          <table:table-cell table:number-columns-repeated="5"/>
          <table:table-cell table:formula="of:=([.A622]-[.E$2])/131" office:value-type="float" office:value="1.08596417200506">
            <text:p>1.09</text:p>
          </table:table-cell>
          <table:table-cell table:formula="of:=([.B622]-[.F$2])/131" office:value-type="float" office:value="0.410832789903717">
            <text:p>0.41</text:p>
          </table:table-cell>
          <table:table-cell table:formula="of:=([.C622]-[.G$2])/131" office:value-type="float" office:value="-0.757451379032567">
            <text:p>-0.76</text:p>
          </table:table-cell>
          <table:table-cell table:formula="of:=[.J622]*2*3.141592/360" office:value-type="float" office:value="0.00717038336721777">
            <text:p>0.0071703834</text:p>
          </table:table-cell>
          <table:table-cell table:formula="of:=[.L622]*[.L622]*0.75" office:value-type="float" office:value="0.0000385607982246549">
            <text:p>3.85607982246549E-005</text:p>
          </table:table-cell>
          <table:table-cell table:formula="of:=[.N621]+[.M622]*0.1" office:value-type="float" office:value="124.959179959725">
            <text:p>124.959179959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-71">
            <text:p>-71</text:p>
          </table:table-cell>
          <table:table-cell office:value-type="float" office:value="95">
            <text:p>95</text:p>
          </table:table-cell>
          <table:table-cell table:number-columns-repeated="5"/>
          <table:table-cell table:formula="of:=([.A623]-[.E$2])/131" office:value-type="float" office:value="0.864590126203537">
            <text:p>0.86</text:p>
          </table:table-cell>
          <table:table-cell table:formula="of:=([.B623]-[.F$2])/131" office:value-type="float" office:value="-0.0700832406306341">
            <text:p>-0.07</text:p>
          </table:table-cell>
          <table:table-cell table:formula="of:=([.C623]-[.G$2])/131" office:value-type="float" office:value="-0.627680386666155">
            <text:p>-0.63</text:p>
          </table:table-cell>
          <table:table-cell table:formula="of:=[.J623]*2*3.141592/360" office:value-type="float" office:value="-0.00122318304499597">
            <text:p>-0.001223183</text:p>
          </table:table-cell>
          <table:table-cell table:formula="of:=[.L623]*[.L623]*0.75" office:value-type="float" office:value="0.00000112213257117421">
            <text:p>1.12213257117421E-006</text:p>
          </table:table-cell>
          <table:table-cell table:formula="of:=[.N622]+[.M623]*0.1" office:value-type="float" office:value="124.959180071938">
            <text:p>124.9591800719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-50">
            <text:p>-50</text:p>
          </table:table-cell>
          <table:table-cell office:value-type="float" office:value="83">
            <text:p>83</text:p>
          </table:table-cell>
          <table:table-cell table:number-columns-repeated="5"/>
          <table:table-cell table:formula="of:=([.A624]-[.E$2])/131" office:value-type="float" office:value="1.08596417200506">
            <text:p>1.09</text:p>
          </table:table-cell>
          <table:table-cell table:formula="of:=([.B624]-[.F$2])/131" office:value-type="float" office:value="0.0902221028808163">
            <text:p>0.09</text:p>
          </table:table-cell>
          <table:table-cell table:formula="of:=([.C624]-[.G$2])/131" office:value-type="float" office:value="-0.71928344010127">
            <text:p>-0.72</text:p>
          </table:table-cell>
          <table:table-cell table:formula="of:=[.J624]*2*3.141592/360" office:value-type="float" office:value="0.00157467242574194">
            <text:p>0.0015746724</text:p>
          </table:table-cell>
          <table:table-cell table:formula="of:=[.L624]*[.L624]*0.75" office:value-type="float" office:value="0.00000185969493629401">
            <text:p>1.85969493629401E-006</text:p>
          </table:table-cell>
          <table:table-cell table:formula="of:=[.N623]+[.M624]*0.1" office:value-type="float" office:value="124.959180257907">
            <text:p>124.959180257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-62">
            <text:p>-62</text:p>
          </table:table-cell>
          <table:table-cell office:value-type="float" office:value="126">
            <text:p>126</text:p>
          </table:table-cell>
          <table:table-cell table:number-columns-repeated="5"/>
          <table:table-cell table:formula="of:=([.A625]-[.E$2])/131" office:value-type="float" office:value="0.452376385745521">
            <text:p>0.45</text:p>
          </table:table-cell>
          <table:table-cell table:formula="of:=([.B625]-[.F$2])/131" office:value-type="float" office:value="-0.00138095055429818">
            <text:p>0.00</text:p>
          </table:table-cell>
          <table:table-cell table:formula="of:=([.C625]-[.G$2])/131" office:value-type="float" office:value="-0.391039165292109">
            <text:p>-0.39</text:p>
          </table:table-cell>
          <table:table-cell table:formula="of:=[.J625]*2*3.141592/360" office:value-type="float" office:value="-0.0000241021289654374">
            <text:p>-2.41021289654374E-005</text:p>
          </table:table-cell>
          <table:table-cell table:formula="of:=[.L625]*[.L625]*0.75" office:value-type="float" office:value="0.000000000435684465499934">
            <text:p>4.35684465499934E-010</text:p>
          </table:table-cell>
          <table:table-cell table:formula="of:=[.N624]+[.M625]*0.1" office:value-type="float" office:value="124.959180257951">
            <text:p>124.959180258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-115">
            <text:p>-115</text:p>
          </table:table-cell>
          <table:table-cell office:value-type="float" office:value="132">
            <text:p>132</text:p>
          </table:table-cell>
          <table:table-cell table:number-columns-repeated="5"/>
          <table:table-cell table:formula="of:=([.A626]-[.E$2])/131" office:value-type="float" office:value="0.421842034600483">
            <text:p>0.42</text:p>
          </table:table-cell>
          <table:table-cell table:formula="of:=([.B626]-[.F$2])/131" office:value-type="float" office:value="-0.405961103226054">
            <text:p>-0.41</text:p>
          </table:table-cell>
          <table:table-cell table:formula="of:=([.C626]-[.G$2])/131" office:value-type="float" office:value="-0.345237638574552">
            <text:p>-0.35</text:p>
          </table:table-cell>
          <table:table-cell table:formula="of:=[.J626]*2*3.141592/360" office:value-type="float" office:value="-0.00708535641225636">
            <text:p>-0.0070853564</text:p>
          </table:table-cell>
          <table:table-cell table:formula="of:=[.L626]*[.L626]*0.75" office:value-type="float" office:value="0.0000376517066165268">
            <text:p>3.76517066165268E-005</text:p>
          </table:table-cell>
          <table:table-cell table:formula="of:=[.N625]+[.M626]*0.1" office:value-type="float" office:value="124.959184023121">
            <text:p>124.9591840231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-197">
            <text:p>-197</text:p>
          </table:table-cell>
          <table:table-cell office:value-type="float" office:value="151">
            <text:p>151</text:p>
          </table:table-cell>
          <table:table-cell table:number-columns-repeated="5"/>
          <table:table-cell table:formula="of:=([.A627]-[.E$2])/131" office:value-type="float" office:value="0.14703287429514">
            <text:p>0.15</text:p>
          </table:table-cell>
          <table:table-cell table:formula="of:=([.B627]-[.F$2])/131" office:value-type="float" office:value="-1.03191530169934">
            <text:p>-1.03</text:p>
          </table:table-cell>
          <table:table-cell table:formula="of:=([.C627]-[.G$2])/131" office:value-type="float" office:value="-0.200199470635621">
            <text:p>-0.20</text:p>
          </table:table-cell>
          <table:table-cell table:formula="of:=[.J627]*2*3.141592/360" office:value-type="float" office:value="-0.0180103158694235">
            <text:p>-0.0180103159</text:p>
          </table:table-cell>
          <table:table-cell table:formula="of:=[.L627]*[.L627]*0.75" office:value-type="float" office:value="0.000243278608287305">
            <text:p>0.0002432786</text:p>
          </table:table-cell>
          <table:table-cell table:formula="of:=[.N626]+[.M627]*0.1" office:value-type="float" office:value="124.959208350982">
            <text:p>124.95920835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247">
            <text:p>-247</text:p>
          </table:table-cell>
          <table:table-cell office:value-type="float" office:value="123">
            <text:p>123</text:p>
          </table:table-cell>
          <table:table-cell table:number-columns-repeated="5"/>
          <table:table-cell table:formula="of:=([.A628]-[.E$2])/131" office:value-type="float" office:value="-0.165944224941501">
            <text:p>-0.17</text:p>
          </table:table-cell>
          <table:table-cell table:formula="of:=([.B628]-[.F$2])/131" office:value-type="float" office:value="-1.41359469101231">
            <text:p>-1.41</text:p>
          </table:table-cell>
          <table:table-cell table:formula="of:=([.C628]-[.G$2])/131" office:value-type="float" office:value="-0.413939928650888">
            <text:p>-0.41</text:p>
          </table:table-cell>
          <table:table-cell table:formula="of:=[.J628]*2*3.141592/360" office:value-type="float" office:value="-0.0246718765140375">
            <text:p>-0.0246718765</text:p>
          </table:table-cell>
          <table:table-cell table:formula="of:=[.L628]*[.L628]*0.75" office:value-type="float" office:value="0.000456526118042938">
            <text:p>0.0004565261</text:p>
          </table:table-cell>
          <table:table-cell table:formula="of:=[.N627]+[.M628]*0.1" office:value-type="float" office:value="124.959254003594">
            <text:p>124.959254003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237">
            <text:p>-237</text:p>
          </table:table-cell>
          <table:table-cell office:value-type="float" office:value="135">
            <text:p>135</text:p>
          </table:table-cell>
          <table:table-cell table:number-columns-repeated="5"/>
          <table:table-cell table:formula="of:=([.A629]-[.E$2])/131" office:value-type="float" office:value="-0.295715217307914">
            <text:p>-0.30</text:p>
          </table:table-cell>
          <table:table-cell table:formula="of:=([.B629]-[.F$2])/131" office:value-type="float" office:value="-1.33725881314972">
            <text:p>-1.34</text:p>
          </table:table-cell>
          <table:table-cell table:formula="of:=([.C629]-[.G$2])/131" office:value-type="float" office:value="-0.322336875215773">
            <text:p>-0.32</text:p>
          </table:table-cell>
          <table:table-cell table:formula="of:=[.J629]*2*3.141592/360" office:value-type="float" office:value="-0.0233395643851147">
            <text:p>-0.0233395644</text:p>
          </table:table-cell>
          <table:table-cell table:formula="of:=[.L629]*[.L629]*0.75" office:value-type="float" office:value="0.000408551449265186">
            <text:p>0.0004085514</text:p>
          </table:table-cell>
          <table:table-cell table:formula="of:=[.N628]+[.M629]*0.1" office:value-type="float" office:value="124.959294858739">
            <text:p>124.959294858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248">
            <text:p>-248</text:p>
          </table:table-cell>
          <table:table-cell office:value-type="float" office:value="176">
            <text:p>176</text:p>
          </table:table-cell>
          <table:table-cell table:number-columns-repeated="5"/>
          <table:table-cell table:formula="of:=([.A630]-[.E$2])/131" office:value-type="float" office:value="-0.440753385246845">
            <text:p>-0.44</text:p>
          </table:table-cell>
          <table:table-cell table:formula="of:=([.B630]-[.F$2])/131" office:value-type="float" office:value="-1.42122827879857">
            <text:p>-1.42</text:p>
          </table:table-cell>
          <table:table-cell table:formula="of:=([.C630]-[.G$2])/131" office:value-type="float" office:value="-0.00935977597913224">
            <text:p>-0.01</text:p>
          </table:table-cell>
          <table:table-cell table:formula="of:=[.J630]*2*3.141592/360" office:value-type="float" office:value="-0.0248051077269298">
            <text:p>-0.0248051077</text:p>
          </table:table-cell>
          <table:table-cell table:formula="of:=[.L630]*[.L630]*0.75" office:value-type="float" office:value="0.000461470027008445">
            <text:p>0.00046147</text:p>
          </table:table-cell>
          <table:table-cell table:formula="of:=[.N629]+[.M630]*0.1" office:value-type="float" office:value="124.959341005742">
            <text:p>124.95934100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304">
            <text:p>-304</text:p>
          </table:table-cell>
          <table:table-cell office:value-type="float" office:value="180">
            <text:p>180</text:p>
          </table:table-cell>
          <table:table-cell table:number-columns-repeated="5"/>
          <table:table-cell table:formula="of:=([.A631]-[.E$2])/131" office:value-type="float" office:value="-0.677394606620891">
            <text:p>-0.68</text:p>
          </table:table-cell>
          <table:table-cell table:formula="of:=([.B631]-[.F$2])/131" office:value-type="float" office:value="-1.84870919482911">
            <text:p>-1.85</text:p>
          </table:table-cell>
          <table:table-cell table:formula="of:=([.C631]-[.G$2])/131" office:value-type="float" office:value="0.0211745751659059">
            <text:p>0.02</text:p>
          </table:table-cell>
          <table:table-cell table:formula="of:=[.J631]*2*3.141592/360" office:value-type="float" office:value="-0.0322660556488976">
            <text:p>-0.0322660556</text:p>
          </table:table-cell>
          <table:table-cell table:formula="of:=[.L631]*[.L631]*0.75" office:value-type="float" office:value="0.000780823760353317">
            <text:p>0.0007808238</text:p>
          </table:table-cell>
          <table:table-cell table:formula="of:=[.N630]+[.M631]*0.1" office:value-type="float" office:value="124.959419088118">
            <text:p>124.959419088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294">
            <text:p>-294</text:p>
          </table:table-cell>
          <table:table-cell office:value-type="float" office:value="181">
            <text:p>181</text:p>
          </table:table-cell>
          <table:table-cell table:number-columns-repeated="5"/>
          <table:table-cell table:formula="of:=([.A632]-[.E$2])/131" office:value-type="float" office:value="-0.0743411715063869">
            <text:p>-0.07</text:p>
          </table:table-cell>
          <table:table-cell table:formula="of:=([.B632]-[.F$2])/131" office:value-type="float" office:value="-1.77237331696651">
            <text:p>-1.77</text:p>
          </table:table-cell>
          <table:table-cell table:formula="of:=([.C632]-[.G$2])/131" office:value-type="float" office:value="0.0288081629521655">
            <text:p>0.03</text:p>
          </table:table-cell>
          <table:table-cell table:formula="of:=[.J632]*2*3.141592/360" office:value-type="float" office:value="-0.0309337435199748">
            <text:p>-0.0309337435</text:p>
          </table:table-cell>
          <table:table-cell table:formula="of:=[.L632]*[.L632]*0.75" office:value-type="float" office:value="0.000717672366119686">
            <text:p>0.0007176724</text:p>
          </table:table-cell>
          <table:table-cell table:formula="of:=[.N631]+[.M632]*0.1" office:value-type="float" office:value="124.959490855354">
            <text:p>124.9594908554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203">
            <text:p>-203</text:p>
          </table:table-cell>
          <table:table-cell office:value-type="float" office:value="175">
            <text:p>175</text:p>
          </table:table-cell>
          <table:table-cell table:number-columns-repeated="5"/>
          <table:table-cell table:formula="of:=([.A633]-[.E$2])/131" office:value-type="float" office:value="-0.417852621888066">
            <text:p>-0.42</text:p>
          </table:table-cell>
          <table:table-cell table:formula="of:=([.B633]-[.F$2])/131" office:value-type="float" office:value="-1.07771682841689">
            <text:p>-1.08</text:p>
          </table:table-cell>
          <table:table-cell table:formula="of:=([.C633]-[.G$2])/131" office:value-type="float" office:value="-0.0169933637653918">
            <text:p>-0.02</text:p>
          </table:table-cell>
          <table:table-cell table:formula="of:=[.J633]*2*3.141592/360" office:value-type="float" office:value="-0.0188097031467771">
            <text:p>-0.0188097031</text:p>
          </table:table-cell>
          <table:table-cell table:formula="of:=[.L633]*[.L633]*0.75" office:value-type="float" office:value="0.000265353699352408">
            <text:p>0.0002653537</text:p>
          </table:table-cell>
          <table:table-cell table:formula="of:=[.N632]+[.M633]*0.1" office:value-type="float" office:value="124.959517390724">
            <text:p>124.959517390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233">
            <text:p>-233</text:p>
          </table:table-cell>
          <table:table-cell office:value-type="float" office:value="291">
            <text:p>291</text:p>
          </table:table-cell>
          <table:table-cell table:number-columns-repeated="5"/>
          <table:table-cell table:formula="of:=([.A634]-[.E$2])/131" office:value-type="float" office:value="-0.601058728758295">
            <text:p>-0.60</text:p>
          </table:table-cell>
          <table:table-cell table:formula="of:=([.B634]-[.F$2])/131" office:value-type="float" office:value="-1.30672446200468">
            <text:p>-1.31</text:p>
          </table:table-cell>
          <table:table-cell table:formula="of:=([.C634]-[.G$2])/131" office:value-type="float" office:value="0.868502819440715">
            <text:p>0.87</text:p>
          </table:table-cell>
          <table:table-cell table:formula="of:=[.J634]*2*3.141592/360" office:value-type="float" office:value="-0.0228066395335456">
            <text:p>-0.0228066395</text:p>
          </table:table-cell>
          <table:table-cell table:formula="of:=[.L634]*[.L634]*0.75" office:value-type="float" office:value="0.000390107105109814">
            <text:p>0.0003901071</text:p>
          </table:table-cell>
          <table:table-cell table:formula="of:=[.N633]+[.M634]*0.1" office:value-type="float" office:value="124.959556401435">
            <text:p>124.95955640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104">
            <text:p>-104</text:p>
          </table:table-cell>
          <table:table-cell office:value-type="float" office:value="305">
            <text:p>305</text:p>
          </table:table-cell>
          <table:table-cell table:number-columns-repeated="5"/>
          <table:table-cell table:formula="of:=([.A635]-[.E$2])/131" office:value-type="float" office:value="-0.700295369979669">
            <text:p>-0.70</text:p>
          </table:table-cell>
          <table:table-cell table:formula="of:=([.B635]-[.F$2])/131" office:value-type="float" office:value="-0.321991637577199">
            <text:p>-0.32</text:p>
          </table:table-cell>
          <table:table-cell table:formula="of:=([.C635]-[.G$2])/131" office:value-type="float" office:value="0.975373048448349">
            <text:p>0.98</text:p>
          </table:table-cell>
          <table:table-cell table:formula="of:=[.J635]*2*3.141592/360" office:value-type="float" office:value="-0.00561981307044126">
            <text:p>-0.0056198131</text:p>
          </table:table-cell>
          <table:table-cell table:formula="of:=[.L635]*[.L635]*0.75" office:value-type="float" office:value="0.0000236867242100269">
            <text:p>2.36867242100269E-005</text:p>
          </table:table-cell>
          <table:table-cell table:formula="of:=[.N634]+[.M635]*0.1" office:value-type="float" office:value="124.959558770107">
            <text:p>124.9595587701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-12">
            <text:p>-12</text:p>
          </table:table-cell>
          <table:table-cell office:value-type="float" office:value="281">
            <text:p>281</text:p>
          </table:table-cell>
          <table:table-cell table:number-columns-repeated="5"/>
          <table:table-cell table:formula="of:=([.A636]-[.E$2])/131" office:value-type="float" office:value="0.391307683455445">
            <text:p>0.39</text:p>
          </table:table-cell>
          <table:table-cell table:formula="of:=([.B636]-[.F$2])/131" office:value-type="float" office:value="0.380298438758679">
            <text:p>0.38</text:p>
          </table:table-cell>
          <table:table-cell table:formula="of:=([.C636]-[.G$2])/131" office:value-type="float" office:value="0.79216694157812">
            <text:p>0.79</text:p>
          </table:table-cell>
          <table:table-cell table:formula="of:=[.J636]*2*3.141592/360" office:value-type="float" office:value="0.00663745851564864">
            <text:p>0.0066374585</text:p>
          </table:table-cell>
          <table:table-cell table:formula="of:=[.L636]*[.L636]*0.75" office:value-type="float" office:value="0.0000330418916602175">
            <text:p>3.30418916602175E-005</text:p>
          </table:table-cell>
          <table:table-cell table:formula="of:=[.N635]+[.M636]*0.1" office:value-type="float" office:value="124.959562074296">
            <text:p>124.9595620743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-167">
            <text:p>-167</text:p>
          </table:table-cell>
          <table:table-cell office:value-type="float" office:value="234">
            <text:p>234</text:p>
          </table:table-cell>
          <table:table-cell table:number-columns-repeated="5"/>
          <table:table-cell table:formula="of:=([.A637]-[.E$2])/131" office:value-type="float" office:value="0.360773332310407">
            <text:p>0.36</text:p>
          </table:table-cell>
          <table:table-cell table:formula="of:=([.B637]-[.F$2])/131" office:value-type="float" office:value="-0.80290766811155">
            <text:p>-0.80</text:p>
          </table:table-cell>
          <table:table-cell table:formula="of:=([.C637]-[.G$2])/131" office:value-type="float" office:value="0.433388315623921">
            <text:p>0.43</text:p>
          </table:table-cell>
          <table:table-cell table:formula="of:=[.J637]*2*3.141592/360" office:value-type="float" office:value="-0.014013379482655">
            <text:p>-0.0140133795</text:p>
          </table:table-cell>
          <table:table-cell table:formula="of:=[.L637]*[.L637]*0.75" office:value-type="float" office:value="0.000147281103393672">
            <text:p>0.0001472811</text:p>
          </table:table-cell>
          <table:table-cell table:formula="of:=[.N636]+[.M637]*0.1" office:value-type="float" office:value="124.959576802407">
            <text:p>124.9595768024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-254">
            <text:p>-254</text:p>
          </table:table-cell>
          <table:table-cell office:value-type="float" office:value="179">
            <text:p>179</text:p>
          </table:table-cell>
          <table:table-cell table:number-columns-repeated="5"/>
          <table:table-cell table:formula="of:=([.A638]-[.E$2])/131" office:value-type="float" office:value="0.826422187272239">
            <text:p>0.83</text:p>
          </table:table-cell>
          <table:table-cell table:formula="of:=([.B638]-[.F$2])/131" office:value-type="float" office:value="-1.46702980551613">
            <text:p>-1.47</text:p>
          </table:table-cell>
          <table:table-cell table:formula="of:=([.C638]-[.G$2])/131" office:value-type="float" office:value="0.0135409873796464">
            <text:p>0.01</text:p>
          </table:table-cell>
          <table:table-cell table:formula="of:=[.J638]*2*3.141592/360" office:value-type="float" office:value="-0.0256044950042835">
            <text:p>-0.025604495</text:p>
          </table:table-cell>
          <table:table-cell table:formula="of:=[.L638]*[.L638]*0.75" office:value-type="float" office:value="0.000491692623318284">
            <text:p>0.0004916926</text:p>
          </table:table-cell>
          <table:table-cell table:formula="of:=[.N637]+[.M638]*0.1" office:value-type="float" office:value="124.959625971669">
            <text:p>124.959625971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-218">
            <text:p>-218</text:p>
          </table:table-cell>
          <table:table-cell office:value-type="float" office:value="149">
            <text:p>149</text:p>
          </table:table-cell>
          <table:table-cell table:number-columns-repeated="5"/>
          <table:table-cell table:formula="of:=([.A639]-[.E$2])/131" office:value-type="float" office:value="0.490544324676819">
            <text:p>0.49</text:p>
          </table:table-cell>
          <table:table-cell table:formula="of:=([.B639]-[.F$2])/131" office:value-type="float" office:value="-1.19222064521079">
            <text:p>-1.19</text:p>
          </table:table-cell>
          <table:table-cell table:formula="of:=([.C639]-[.G$2])/131" office:value-type="float" office:value="-0.21546664620814">
            <text:p>-0.22</text:p>
          </table:table-cell>
          <table:table-cell table:formula="of:=[.J639]*2*3.141592/360" office:value-type="float" office:value="-0.0208081713401614">
            <text:p>-0.0208081713</text:p>
          </table:table-cell>
          <table:table-cell table:formula="of:=[.L639]*[.L639]*0.75" office:value-type="float" office:value="0.000324734995891135">
            <text:p>0.000324735</text:p>
          </table:table-cell>
          <table:table-cell table:formula="of:=[.N638]+[.M639]*0.1" office:value-type="float" office:value="124.959658445169">
            <text:p>124.9596584452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-120">
            <text:p>-120</text:p>
          </table:table-cell>
          <table:table-cell office:value-type="float" office:value="178">
            <text:p>178</text:p>
          </table:table-cell>
          <table:table-cell table:number-columns-repeated="5"/>
          <table:table-cell table:formula="of:=([.A640]-[.E$2])/131" office:value-type="float" office:value="0.689017607119567">
            <text:p>0.69</text:p>
          </table:table-cell>
          <table:table-cell table:formula="of:=([.B640]-[.F$2])/131" office:value-type="float" office:value="-0.444129042157352">
            <text:p>-0.44</text:p>
          </table:table-cell>
          <table:table-cell table:formula="of:=([.C640]-[.G$2])/131" office:value-type="float" office:value="0.00590739959338684">
            <text:p>0.01</text:p>
          </table:table-cell>
          <table:table-cell table:formula="of:=[.J640]*2*3.141592/360" office:value-type="float" office:value="-0.00775151247671777">
            <text:p>-0.0077515125</text:p>
          </table:table-cell>
          <table:table-cell table:formula="of:=[.L640]*[.L640]*0.75" office:value-type="float" office:value="0.0000450644592575334">
            <text:p>4.50644592575334E-005</text:p>
          </table:table-cell>
          <table:table-cell table:formula="of:=[.N639]+[.M640]*0.1" office:value-type="float" office:value="124.959662951615">
            <text:p>124.9596629516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-7">
            <text:p>-7</text:p>
          </table:table-cell>
          <table:table-cell office:value-type="float" office:value="191">
            <text:p>191</text:p>
          </table:table-cell>
          <table:table-cell table:number-columns-repeated="5"/>
          <table:table-cell table:formula="of:=([.A641]-[.E$2])/131" office:value-type="float" office:value="0.605048141470712">
            <text:p>0.61</text:p>
          </table:table-cell>
          <table:table-cell table:formula="of:=([.B641]-[.F$2])/131" office:value-type="float" office:value="0.418466377689977">
            <text:p>0.42</text:p>
          </table:table-cell>
          <table:table-cell table:formula="of:=([.C641]-[.G$2])/131" office:value-type="float" office:value="0.105144040814761">
            <text:p>0.11</text:p>
          </table:table-cell>
          <table:table-cell table:formula="of:=[.J641]*2*3.141592/360" office:value-type="float" office:value="0.00730361458011005">
            <text:p>0.0073036146</text:p>
          </table:table-cell>
          <table:table-cell table:formula="of:=[.L641]*[.L641]*0.75" office:value-type="float" office:value="0.0000400070894510971">
            <text:p>4.00070894510971E-005</text:p>
          </table:table-cell>
          <table:table-cell table:formula="of:=[.N640]+[.M641]*0.1" office:value-type="float" office:value="124.959666952324">
            <text:p>124.959666952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59">
            <text:p>59</text:p>
          </table:table-cell>
          <table:table-cell office:value-type="float" office:value="161">
            <text:p>161</text:p>
          </table:table-cell>
          <table:table-cell table:number-columns-repeated="5"/>
          <table:table-cell table:formula="of:=([.A642]-[.E$2])/131" office:value-type="float" office:value="0.322605393379109">
            <text:p>0.32</text:p>
          </table:table-cell>
          <table:table-cell table:formula="of:=([.B642]-[.F$2])/131" office:value-type="float" office:value="0.922283171583106">
            <text:p>0.92</text:p>
          </table:table-cell>
          <table:table-cell table:formula="of:=([.C642]-[.G$2])/131" office:value-type="float" office:value="-0.123863592773025">
            <text:p>-0.12</text:p>
          </table:table-cell>
          <table:table-cell table:formula="of:=[.J642]*2*3.141592/360" office:value-type="float" office:value="0.0160968746310006">
            <text:p>0.0160968746</text:p>
          </table:table-cell>
          <table:table-cell table:formula="of:=[.L642]*[.L642]*0.75" office:value-type="float" office:value="0.000194332029664614">
            <text:p>0.000194332</text:p>
          </table:table-cell>
          <table:table-cell table:formula="of:=[.N641]+[.M642]*0.1" office:value-type="float" office:value="124.959686385527">
            <text:p>124.959686385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number-columns-repeated="5"/>
          <table:table-cell table:formula="of:=([.A643]-[.E$2])/131" office:value-type="float" office:value="0.330238981165369">
            <text:p>0.33</text:p>
          </table:table-cell>
          <table:table-cell table:formula="of:=([.B643]-[.F$2])/131" office:value-type="float" office:value="0.52533660669761">
            <text:p>0.53</text:p>
          </table:table-cell>
          <table:table-cell table:formula="of:=([.C643]-[.G$2])/131" office:value-type="float" office:value="-0.459741455368445">
            <text:p>-0.46</text:p>
          </table:table-cell>
          <table:table-cell table:formula="of:=[.J643]*2*3.141592/360" office:value-type="float" office:value="0.00916885156060199">
            <text:p>0.0091688516</text:p>
          </table:table-cell>
          <table:table-cell table:formula="of:=[.L643]*[.L643]*0.75" office:value-type="float" office:value="0.0000630508792052652">
            <text:p>6.30508792052652E-005</text:p>
          </table:table-cell>
          <table:table-cell table:formula="of:=[.N642]+[.M643]*0.1" office:value-type="float" office:value="124.959692690614">
            <text:p>124.9596926906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table:number-columns-repeated="5"/>
          <table:table-cell table:formula="of:=([.A644]-[.E$2])/131" office:value-type="float" office:value="0.284437454447812">
            <text:p>0.28</text:p>
          </table:table-cell>
          <table:table-cell table:formula="of:=([.B644]-[.F$2])/131" office:value-type="float" office:value="0.502435843338832">
            <text:p>0.50</text:p>
          </table:table-cell>
          <table:table-cell table:formula="of:=([.C644]-[.G$2])/131" office:value-type="float" office:value="-0.329970463002033">
            <text:p>-0.33</text:p>
          </table:table-cell>
          <table:table-cell table:formula="of:=[.J644]*2*3.141592/360" office:value-type="float" office:value="0.00876915792192515">
            <text:p>0.0087691579</text:p>
          </table:table-cell>
          <table:table-cell table:formula="of:=[.L644]*[.L644]*0.75" office:value-type="float" office:value="0.0000576735979947469">
            <text:p>5.76735979947469E-005</text:p>
          </table:table-cell>
          <table:table-cell table:formula="of:=[.N643]+[.M644]*0.1" office:value-type="float" office:value="124.959698457974">
            <text:p>124.959698458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-17">
            <text:p>-17</text:p>
          </table:table-cell>
          <table:table-cell office:value-type="float" office:value="153">
            <text:p>153</text:p>
          </table:table-cell>
          <table:table-cell table:number-columns-repeated="5"/>
          <table:table-cell table:formula="of:=([.A645]-[.E$2])/131" office:value-type="float" office:value="0.521078675821857">
            <text:p>0.52</text:p>
          </table:table-cell>
          <table:table-cell table:formula="of:=([.B645]-[.F$2])/131" office:value-type="float" office:value="0.342130499827381">
            <text:p>0.34</text:p>
          </table:table-cell>
          <table:table-cell table:formula="of:=([.C645]-[.G$2])/131" office:value-type="float" office:value="-0.184932295063102">
            <text:p>-0.18</text:p>
          </table:table-cell>
          <table:table-cell table:formula="of:=[.J645]*2*3.141592/360" office:value-type="float" office:value="0.00597130245118724">
            <text:p>0.0059713025</text:p>
          </table:table-cell>
          <table:table-cell table:formula="of:=[.L645]*[.L645]*0.75" office:value-type="float" office:value="0.000026742339722666">
            <text:p>2.6742339722666E-005</text:p>
          </table:table-cell>
          <table:table-cell table:formula="of:=[.N644]+[.M645]*0.1" office:value-type="float" office:value="124.959701132208">
            <text:p>124.959701132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-84">
            <text:p>-84</text:p>
          </table:table-cell>
          <table:table-cell office:value-type="float" office:value="143">
            <text:p>143</text:p>
          </table:table-cell>
          <table:table-cell table:number-columns-repeated="5"/>
          <table:table-cell table:formula="of:=([.A646]-[.E$2])/131" office:value-type="float" office:value="0.215735164371476">
            <text:p>0.22</text:p>
          </table:table-cell>
          <table:table-cell table:formula="of:=([.B646]-[.F$2])/131" office:value-type="float" office:value="-0.169319881852008">
            <text:p>-0.17</text:p>
          </table:table-cell>
          <table:table-cell table:formula="of:=([.C646]-[.G$2])/131" office:value-type="float" office:value="-0.261268172925697">
            <text:p>-0.26</text:p>
          </table:table-cell>
          <table:table-cell table:formula="of:=[.J646]*2*3.141592/360" office:value-type="float" office:value="-0.00295518881259563">
            <text:p>-0.0029551888</text:p>
          </table:table-cell>
          <table:table-cell table:formula="of:=[.L646]*[.L646]*0.75" office:value-type="float" office:value="0.00000654985568856779">
            <text:p>6.54985568856779E-006</text:p>
          </table:table-cell>
          <table:table-cell table:formula="of:=[.N645]+[.M646]*0.1" office:value-type="float" office:value="124.959701787194">
            <text:p>124.9597017872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88">
            <text:p>-88</text:p>
          </table:table-cell>
          <table:table-cell office:value-type="float" office:value="149">
            <text:p>149</text:p>
          </table:table-cell>
          <table:table-cell table:number-columns-repeated="5"/>
          <table:table-cell table:formula="of:=([.A647]-[.E$2])/131" office:value-type="float" office:value="0.322605393379109">
            <text:p>0.32</text:p>
          </table:table-cell>
          <table:table-cell table:formula="of:=([.B647]-[.F$2])/131" office:value-type="float" office:value="-0.199854232997046">
            <text:p>-0.20</text:p>
          </table:table-cell>
          <table:table-cell table:formula="of:=([.C647]-[.G$2])/131" office:value-type="float" office:value="-0.21546664620814">
            <text:p>-0.22</text:p>
          </table:table-cell>
          <table:table-cell table:formula="of:=[.J647]*2*3.141592/360" office:value-type="float" office:value="-0.00348811366416476">
            <text:p>-0.0034881137</text:p>
          </table:table-cell>
          <table:table-cell table:formula="of:=[.L647]*[.L647]*0.75" office:value-type="float" office:value="0.00000912520270059967">
            <text:p>9.12520270059967E-006</text:p>
          </table:table-cell>
          <table:table-cell table:formula="of:=[.N646]+[.M647]*0.1" office:value-type="float" office:value="124.959702699714">
            <text:p>124.959702699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-136">
            <text:p>-136</text:p>
          </table:table-cell>
          <table:table-cell office:value-type="float" office:value="143">
            <text:p>143</text:p>
          </table:table-cell>
          <table:table-cell table:number-columns-repeated="5"/>
          <table:table-cell table:formula="of:=([.A648]-[.E$2])/131" office:value-type="float" office:value="0.368406920096666">
            <text:p>0.37</text:p>
          </table:table-cell>
          <table:table-cell table:formula="of:=([.B648]-[.F$2])/131" office:value-type="float" office:value="-0.566266446737504">
            <text:p>-0.57</text:p>
          </table:table-cell>
          <table:table-cell table:formula="of:=([.C648]-[.G$2])/131" office:value-type="float" office:value="-0.261268172925697">
            <text:p>-0.26</text:p>
          </table:table-cell>
          <table:table-cell table:formula="of:=[.J648]*2*3.141592/360" office:value-type="float" office:value="-0.00988321188299428">
            <text:p>-0.0098832119</text:p>
          </table:table-cell>
          <table:table-cell table:formula="of:=[.L648]*[.L648]*0.75" office:value-type="float" office:value="0.0000732584078431194">
            <text:p>7.32584078431194E-005</text:p>
          </table:table-cell>
          <table:table-cell table:formula="of:=[.N647]+[.M648]*0.1" office:value-type="float" office:value="124.959710025555">
            <text:p>124.9597100256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-97">
            <text:p>-97</text:p>
          </table:table-cell>
          <table:table-cell office:value-type="float" office:value="102">
            <text:p>102</text:p>
          </table:table-cell>
          <table:table-cell table:number-columns-repeated="5"/>
          <table:table-cell table:formula="of:=([.A649]-[.E$2])/131" office:value-type="float" office:value="0.0477962330737657">
            <text:p>0.05</text:p>
          </table:table-cell>
          <table:table-cell table:formula="of:=([.B649]-[.F$2])/131" office:value-type="float" office:value="-0.268556523073382">
            <text:p>-0.27</text:p>
          </table:table-cell>
          <table:table-cell table:formula="of:=([.C649]-[.G$2])/131" office:value-type="float" office:value="-0.574245272162338">
            <text:p>-0.57</text:p>
          </table:table-cell>
          <table:table-cell table:formula="of:=[.J649]*2*3.141592/360" office:value-type="float" office:value="-0.00468719458019529">
            <text:p>-0.0046871946</text:p>
          </table:table-cell>
          <table:table-cell table:formula="of:=[.L649]*[.L649]*0.75" office:value-type="float" office:value="0.0000164773447744591">
            <text:p>1.64773447744591E-005</text:p>
          </table:table-cell>
          <table:table-cell table:formula="of:=[.N648]+[.M649]*0.1" office:value-type="float" office:value="124.959711673289">
            <text:p>124.9597116733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-48">
            <text:p>-48</text:p>
          </table:table-cell>
          <table:table-cell office:value-type="float" office:value="92">
            <text:p>92</text:p>
          </table:table-cell>
          <table:table-cell table:number-columns-repeated="5"/>
          <table:table-cell table:formula="of:=([.A650]-[.E$2])/131" office:value-type="float" office:value="0.177567225440178">
            <text:p>0.18</text:p>
          </table:table-cell>
          <table:table-cell table:formula="of:=([.B650]-[.F$2])/131" office:value-type="float" office:value="0.105489278453335">
            <text:p>0.11</text:p>
          </table:table-cell>
          <table:table-cell table:formula="of:=([.C650]-[.G$2])/131" office:value-type="float" office:value="-0.650581150024934">
            <text:p>-0.65</text:p>
          </table:table-cell>
          <table:table-cell table:formula="of:=[.J650]*2*3.141592/360" office:value-type="float" office:value="0.00184113485152651">
            <text:p>0.0018411349</text:p>
          </table:table-cell>
          <table:table-cell table:formula="of:=[.L650]*[.L650]*0.75" office:value-type="float" office:value="0.00000254233315612914">
            <text:p>2.54233315612914E-006</text:p>
          </table:table-cell>
          <table:table-cell table:formula="of:=[.N649]+[.M650]*0.1" office:value-type="float" office:value="124.959711927523">
            <text:p>124.959711927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5"/>
          <table:table-cell table:formula="of:=([.A651]-[.E$2])/131" office:value-type="float" office:value="0.00962829414246803">
            <text:p>0.01</text:p>
          </table:table-cell>
          <table:table-cell table:formula="of:=([.B651]-[.F$2])/131" office:value-type="float" office:value="0.479535079980053">
            <text:p>0.48</text:p>
          </table:table-cell>
          <table:table-cell table:formula="of:=([.C651]-[.G$2])/131" office:value-type="float" office:value="-0.795619317963865">
            <text:p>-0.80</text:p>
          </table:table-cell>
          <table:table-cell table:formula="of:=[.J651]*2*3.141592/360" office:value-type="float" office:value="0.0083694642832483">
            <text:p>0.0083694643</text:p>
          </table:table-cell>
          <table:table-cell table:formula="of:=[.L651]*[.L651]*0.75" office:value-type="float" office:value="0.0000525359492914268">
            <text:p>5.25359492914268E-005</text:p>
          </table:table-cell>
          <table:table-cell table:formula="of:=[.N650]+[.M651]*0.1" office:value-type="float" office:value="124.959717181118">
            <text:p>124.959717181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-85">
            <text:p>-85</text:p>
          </table:table-cell>
          <table:table-cell office:value-type="float" office:value="116">
            <text:p>116</text:p>
          </table:table-cell>
          <table:table-cell table:number-columns-repeated="5"/>
          <table:table-cell table:formula="of:=([.A652]-[.E$2])/131" office:value-type="float" office:value="0.261536691089033">
            <text:p>0.26</text:p>
          </table:table-cell>
          <table:table-cell table:formula="of:=([.B652]-[.F$2])/131" office:value-type="float" office:value="-0.176953469638268">
            <text:p>-0.18</text:p>
          </table:table-cell>
          <table:table-cell table:formula="of:=([.C652]-[.G$2])/131" office:value-type="float" office:value="-0.467375043154705">
            <text:p>-0.47</text:p>
          </table:table-cell>
          <table:table-cell table:formula="of:=[.J652]*2*3.141592/360" office:value-type="float" office:value="-0.00308842002548791">
            <text:p>-0.00308842</text:p>
          </table:table-cell>
          <table:table-cell table:formula="of:=[.L652]*[.L652]*0.75" office:value-type="float" office:value="0.00000715375369037608">
            <text:p>7.15375369037608E-006</text:p>
          </table:table-cell>
          <table:table-cell table:formula="of:=[.N651]+[.M652]*0.1" office:value-type="float" office:value="124.959717896493">
            <text:p>124.9597178965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-75">
            <text:p>-75</text:p>
          </table:table-cell>
          <table:table-cell office:value-type="float" office:value="72">
            <text:p>72</text:p>
          </table:table-cell>
          <table:table-cell table:number-columns-repeated="5"/>
          <table:table-cell table:formula="of:=([.A653]-[.E$2])/131" office:value-type="float" office:value="0.292071042234071">
            <text:p>0.29</text:p>
          </table:table-cell>
          <table:table-cell table:formula="of:=([.B653]-[.F$2])/131" office:value-type="float" office:value="-0.100617591775672">
            <text:p>-0.10</text:p>
          </table:table-cell>
          <table:table-cell table:formula="of:=([.C653]-[.G$2])/131" office:value-type="float" office:value="-0.803252905750125">
            <text:p>-0.80</text:p>
          </table:table-cell>
          <table:table-cell table:formula="of:=[.J653]*2*3.141592/360" office:value-type="float" office:value="-0.0017561078965651">
            <text:p>-0.0017561079</text:p>
          </table:table-cell>
          <table:table-cell table:formula="of:=[.L653]*[.L653]*0.75" office:value-type="float" office:value="0.00000231293620828372">
            <text:p>2.31293620828372E-006</text:p>
          </table:table-cell>
          <table:table-cell table:formula="of:=[.N652]+[.M653]*0.1" office:value-type="float" office:value="124.959718127787">
            <text:p>124.959718127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-131">
            <text:p>-131</text:p>
          </table:table-cell>
          <table:table-cell office:value-type="float" office:value="128">
            <text:p>128</text:p>
          </table:table-cell>
          <table:table-cell table:number-columns-repeated="5"/>
          <table:table-cell table:formula="of:=([.A654]-[.E$2])/131" office:value-type="float" office:value="0.093597759791323">
            <text:p>0.09</text:p>
          </table:table-cell>
          <table:table-cell table:formula="of:=([.B654]-[.F$2])/131" office:value-type="float" office:value="-0.528098507806207">
            <text:p>-0.53</text:p>
          </table:table-cell>
          <table:table-cell table:formula="of:=([.C654]-[.G$2])/131" office:value-type="float" office:value="-0.37577198971959">
            <text:p>-0.38</text:p>
          </table:table-cell>
          <table:table-cell table:formula="of:=[.J654]*2*3.141592/360" office:value-type="float" office:value="-0.00921705581853287">
            <text:p>-0.0092170558</text:p>
          </table:table-cell>
          <table:table-cell table:formula="of:=[.L654]*[.L654]*0.75" office:value-type="float" office:value="0.000063715588471463">
            <text:p>6.3715588471463E-005</text:p>
          </table:table-cell>
          <table:table-cell table:formula="of:=[.N653]+[.M654]*0.1" office:value-type="float" office:value="124.959724499345">
            <text:p>124.959724499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-152">
            <text:p>-152</text:p>
          </table:table-cell>
          <table:table-cell office:value-type="float" office:value="154">
            <text:p>154</text:p>
          </table:table-cell>
          <table:table-cell table:number-columns-repeated="5"/>
          <table:table-cell table:formula="of:=([.A655]-[.E$2])/131" office:value-type="float" office:value="0.131765698722621">
            <text:p>0.13</text:p>
          </table:table-cell>
          <table:table-cell table:formula="of:=([.B655]-[.F$2])/131" office:value-type="float" office:value="-0.688403851317657">
            <text:p>-0.69</text:p>
          </table:table-cell>
          <table:table-cell table:formula="of:=([.C655]-[.G$2])/131" office:value-type="float" office:value="-0.177298707276842">
            <text:p>-0.18</text:p>
          </table:table-cell>
          <table:table-cell table:formula="of:=[.J655]*2*3.141592/360" office:value-type="float" office:value="-0.0120149112892708">
            <text:p>-0.0120149113</text:p>
          </table:table-cell>
          <table:table-cell table:formula="of:=[.L655]*[.L655]*0.75" office:value-type="float" office:value="0.000108268569966785">
            <text:p>0.0001082686</text:p>
          </table:table-cell>
          <table:table-cell table:formula="of:=[.N654]+[.M655]*0.1" office:value-type="float" office:value="124.959735326202">
            <text:p>124.9597353262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-123">
            <text:p>-123</text:p>
          </table:table-cell>
          <table:table-cell office:value-type="float" office:value="170">
            <text:p>170</text:p>
          </table:table-cell>
          <table:table-cell table:number-columns-repeated="5"/>
          <table:table-cell table:formula="of:=([.A656]-[.E$2])/131" office:value-type="float" office:value="0.360773332310407">
            <text:p>0.36</text:p>
          </table:table-cell>
          <table:table-cell table:formula="of:=([.B656]-[.F$2])/131" office:value-type="float" office:value="-0.46702980551613">
            <text:p>-0.47</text:p>
          </table:table-cell>
          <table:table-cell table:formula="of:=([.C656]-[.G$2])/131" office:value-type="float" office:value="-0.0551613026966895">
            <text:p>-0.06</text:p>
          </table:table-cell>
          <table:table-cell table:formula="of:=[.J656]*2*3.141592/360" office:value-type="float" office:value="-0.00815120611539462">
            <text:p>-0.0081512061</text:p>
          </table:table-cell>
          <table:table-cell table:formula="of:=[.L656]*[.L656]*0.75" office:value-type="float" office:value="0.0000498316208517349">
            <text:p>4.98316208517349E-005</text:p>
          </table:table-cell>
          <table:table-cell table:formula="of:=[.N655]+[.M656]*0.1" office:value-type="float" office:value="124.959740309364">
            <text:p>124.9597403094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-133">
            <text:p>-133</text:p>
          </table:table-cell>
          <table:table-cell office:value-type="float" office:value="206">
            <text:p>206</text:p>
          </table:table-cell>
          <table:table-cell table:number-columns-repeated="5"/>
          <table:table-cell table:formula="of:=([.A657]-[.E$2])/131" office:value-type="float" office:value="0.200467988798957">
            <text:p>0.20</text:p>
          </table:table-cell>
          <table:table-cell table:formula="of:=([.B657]-[.F$2])/131" office:value-type="float" office:value="-0.543365683378726">
            <text:p>-0.54</text:p>
          </table:table-cell>
          <table:table-cell table:formula="of:=([.C657]-[.G$2])/131" office:value-type="float" office:value="0.219647857608654">
            <text:p>0.22</text:p>
          </table:table-cell>
          <table:table-cell table:formula="of:=[.J657]*2*3.141592/360" office:value-type="float" office:value="-0.00948351824431743">
            <text:p>-0.0094835182</text:p>
          </table:table-cell>
          <table:table-cell table:formula="of:=[.L657]*[.L657]*0.75" office:value-type="float" office:value="0.0000674528387177262">
            <text:p>6.74528387177262E-005</text:p>
          </table:table-cell>
          <table:table-cell table:formula="of:=[.N656]+[.M657]*0.1" office:value-type="float" office:value="124.959747054648">
            <text:p>124.9597470546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-64">
            <text:p>-64</text:p>
          </table:table-cell>
          <table:table-cell office:value-type="float" office:value="164">
            <text:p>164</text:p>
          </table:table-cell>
          <table:table-cell table:number-columns-repeated="5"/>
          <table:table-cell table:formula="of:=([.A658]-[.E$2])/131" office:value-type="float" office:value="-0.0209060570025701">
            <text:p>-0.02</text:p>
          </table:table-cell>
          <table:table-cell table:formula="of:=([.B658]-[.F$2])/131" office:value-type="float" office:value="-0.0166481261268173">
            <text:p>-0.02</text:p>
          </table:table-cell>
          <table:table-cell table:formula="of:=([.C658]-[.G$2])/131" office:value-type="float" office:value="-0.100962829414247">
            <text:p>-0.10</text:p>
          </table:table-cell>
          <table:table-cell table:formula="of:=[.J658]*2*3.141592/360" office:value-type="float" office:value="-0.000290564554750001">
            <text:p>-0.0002905646</text:p>
          </table:table-cell>
          <table:table-cell table:formula="of:=[.L658]*[.L658]*0.75" office:value-type="float" office:value="0.0000000633208203577996">
            <text:p>6.33208203577996E-008</text:p>
          </table:table-cell>
          <table:table-cell table:formula="of:=[.N657]+[.M658]*0.1" office:value-type="float" office:value="124.95974706098">
            <text:p>124.959747061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-62">
            <text:p>-62</text:p>
          </table:table-cell>
          <table:table-cell office:value-type="float" office:value="187">
            <text:p>187</text:p>
          </table:table-cell>
          <table:table-cell table:number-columns-repeated="5"/>
          <table:table-cell table:formula="of:=([.A659]-[.E$2])/131" office:value-type="float" office:value="0.414208446814224">
            <text:p>0.41</text:p>
          </table:table-cell>
          <table:table-cell table:formula="of:=([.B659]-[.F$2])/131" office:value-type="float" office:value="-0.00138095055429818">
            <text:p>0.00</text:p>
          </table:table-cell>
          <table:table-cell table:formula="of:=([.C659]-[.G$2])/131" office:value-type="float" office:value="0.0746096896697227">
            <text:p>0.07</text:p>
          </table:table-cell>
          <table:table-cell table:formula="of:=[.J659]*2*3.141592/360" office:value-type="float" office:value="-0.0000241021289654374">
            <text:p>-2.41021289654374E-005</text:p>
          </table:table-cell>
          <table:table-cell table:formula="of:=[.L659]*[.L659]*0.75" office:value-type="float" office:value="0.000000000435684465499934">
            <text:p>4.35684465499934E-010</text:p>
          </table:table-cell>
          <table:table-cell table:formula="of:=[.N658]+[.M659]*0.1" office:value-type="float" office:value="124.959747061024">
            <text:p>124.959747061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-26">
            <text:p>-26</text:p>
          </table:table-cell>
          <table:table-cell office:value-type="float" office:value="190">
            <text:p>190</text:p>
          </table:table-cell>
          <table:table-cell table:number-columns-repeated="5"/>
          <table:table-cell table:formula="of:=([.A660]-[.E$2])/131" office:value-type="float" office:value="0.30733821780659">
            <text:p>0.31</text:p>
          </table:table-cell>
          <table:table-cell table:formula="of:=([.B660]-[.F$2])/131" office:value-type="float" office:value="0.273428209751045">
            <text:p>0.27</text:p>
          </table:table-cell>
          <table:table-cell table:formula="of:=([.C660]-[.G$2])/131" office:value-type="float" office:value="0.0975104530285013">
            <text:p>0.10</text:p>
          </table:table-cell>
          <table:table-cell table:formula="of:=[.J660]*2*3.141592/360" office:value-type="float" office:value="0.0047722215351567">
            <text:p>0.0047722215</text:p>
          </table:table-cell>
          <table:table-cell table:formula="of:=[.L660]*[.L660]*0.75" office:value-type="float" office:value="0.00001708057378546">
            <text:p>1.708057378546E-005</text:p>
          </table:table-cell>
          <table:table-cell table:formula="of:=[.N659]+[.M660]*0.1" office:value-type="float" office:value="124.959748769081">
            <text:p>124.9597487691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-36">
            <text:p>-36</text:p>
          </table:table-cell>
          <table:table-cell office:value-type="float" office:value="129">
            <text:p>129</text:p>
          </table:table-cell>
          <table:table-cell table:number-columns-repeated="5"/>
          <table:table-cell table:formula="of:=([.A661]-[.E$2])/131" office:value-type="float" office:value="0.337872568951628">
            <text:p>0.34</text:p>
          </table:table-cell>
          <table:table-cell table:formula="of:=([.B661]-[.F$2])/131" office:value-type="float" office:value="0.19709233188845">
            <text:p>0.20</text:p>
          </table:table-cell>
          <table:table-cell table:formula="of:=([.C661]-[.G$2])/131" office:value-type="float" office:value="-0.368138401933331">
            <text:p>-0.37</text:p>
          </table:table-cell>
          <table:table-cell table:formula="of:=[.J661]*2*3.141592/360" office:value-type="float" office:value="0.00343990940623388">
            <text:p>0.0034399094</text:p>
          </table:table-cell>
          <table:table-cell table:formula="of:=[.L661]*[.L661]*0.75" office:value-type="float" office:value="0.00000887473254232227">
            <text:p>8.87473254232227E-006</text:p>
          </table:table-cell>
          <table:table-cell table:formula="of:=[.N660]+[.M661]*0.1" office:value-type="float" office:value="124.959749656555">
            <text:p>124.9597496566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-62">
            <text:p>-62</text:p>
          </table:table-cell>
          <table:table-cell office:value-type="float" office:value="143">
            <text:p>143</text:p>
          </table:table-cell>
          <table:table-cell table:number-columns-repeated="5"/>
          <table:table-cell table:formula="of:=([.A662]-[.E$2])/131" office:value-type="float" office:value="0.253903103302773">
            <text:p>0.25</text:p>
          </table:table-cell>
          <table:table-cell table:formula="of:=([.B662]-[.F$2])/131" office:value-type="float" office:value="-0.00138095055429818">
            <text:p>0.00</text:p>
          </table:table-cell>
          <table:table-cell table:formula="of:=([.C662]-[.G$2])/131" office:value-type="float" office:value="-0.261268172925697">
            <text:p>-0.26</text:p>
          </table:table-cell>
          <table:table-cell table:formula="of:=[.J662]*2*3.141592/360" office:value-type="float" office:value="-0.0000241021289654374">
            <text:p>-2.41021289654374E-005</text:p>
          </table:table-cell>
          <table:table-cell table:formula="of:=[.L662]*[.L662]*0.75" office:value-type="float" office:value="0.000000000435684465499934">
            <text:p>4.35684465499934E-010</text:p>
          </table:table-cell>
          <table:table-cell table:formula="of:=[.N661]+[.M662]*0.1" office:value-type="float" office:value="124.959749656598">
            <text:p>124.9597496566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-41">
            <text:p>-41</text:p>
          </table:table-cell>
          <table:table-cell office:value-type="float" office:value="120">
            <text:p>120</text:p>
          </table:table-cell>
          <table:table-cell table:number-columns-repeated="5"/>
          <table:table-cell table:formula="of:=([.A663]-[.E$2])/131" office:value-type="float" office:value="0.383674095669186">
            <text:p>0.38</text:p>
          </table:table-cell>
          <table:table-cell table:formula="of:=([.B663]-[.F$2])/131" office:value-type="float" office:value="0.158924392957152">
            <text:p>0.16</text:p>
          </table:table-cell>
          <table:table-cell table:formula="of:=([.C663]-[.G$2])/131" office:value-type="float" office:value="-0.436840692009667">
            <text:p>-0.44</text:p>
          </table:table-cell>
          <table:table-cell table:formula="of:=[.J663]*2*3.141592/360" office:value-type="float" office:value="0.00277375334177248">
            <text:p>0.0027737533</text:p>
          </table:table-cell>
          <table:table-cell table:formula="of:=[.L663]*[.L663]*0.75" office:value-type="float" office:value="0.00000577028070074548">
            <text:p>5.77028070074548E-006</text:p>
          </table:table-cell>
          <table:table-cell table:formula="of:=[.N662]+[.M663]*0.1" office:value-type="float" office:value="124.959750233626">
            <text:p>124.959750233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-68">
            <text:p>-68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([.A664]-[.E$2])/131" office:value-type="float" office:value="0.368406920096666">
            <text:p>0.37</text:p>
          </table:table-cell>
          <table:table-cell table:formula="of:=([.B664]-[.F$2])/131" office:value-type="float" office:value="-0.0471824772718554">
            <text:p>-0.05</text:p>
          </table:table-cell>
          <table:table-cell table:formula="of:=([.C664]-[.G$2])/131" office:value-type="float" office:value="-0.169665119490583">
            <text:p>-0.17</text:p>
          </table:table-cell>
          <table:table-cell table:formula="of:=[.J664]*2*3.141592/360" office:value-type="float" office:value="-0.000823489406319127">
            <text:p>-0.0008234894</text:p>
          </table:table-cell>
          <table:table-cell table:formula="of:=[.L664]*[.L664]*0.75" office:value-type="float" office:value="0.000000508601101739871">
            <text:p>5.08601101739871E-007</text:p>
          </table:table-cell>
          <table:table-cell table:formula="of:=[.N663]+[.M664]*0.1" office:value-type="float" office:value="124.959750284486">
            <text:p>124.9597502845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-48">
            <text:p>-48</text:p>
          </table:table-cell>
          <table:table-cell office:value-type="float" office:value="119">
            <text:p>119</text:p>
          </table:table-cell>
          <table:table-cell table:number-columns-repeated="5"/>
          <table:table-cell table:formula="of:=([.A665]-[.E$2])/131" office:value-type="float" office:value="0.406574859027964">
            <text:p>0.41</text:p>
          </table:table-cell>
          <table:table-cell table:formula="of:=([.B665]-[.F$2])/131" office:value-type="float" office:value="0.105489278453335">
            <text:p>0.11</text:p>
          </table:table-cell>
          <table:table-cell table:formula="of:=([.C665]-[.G$2])/131" office:value-type="float" office:value="-0.444474279795926">
            <text:p>-0.44</text:p>
          </table:table-cell>
          <table:table-cell table:formula="of:=[.J665]*2*3.141592/360" office:value-type="float" office:value="0.00184113485152651">
            <text:p>0.0018411349</text:p>
          </table:table-cell>
          <table:table-cell table:formula="of:=[.L665]*[.L665]*0.75" office:value-type="float" office:value="0.00000254233315612914">
            <text:p>2.54233315612914E-006</text:p>
          </table:table-cell>
          <table:table-cell table:formula="of:=[.N664]+[.M665]*0.1" office:value-type="float" office:value="124.95975053872">
            <text:p>124.9597505387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-21">
            <text:p>-21</text:p>
          </table:table-cell>
          <table:table-cell office:value-type="float" office:value="144">
            <text:p>144</text:p>
          </table:table-cell>
          <table:table-cell table:number-columns-repeated="5"/>
          <table:table-cell table:formula="of:=([.A666]-[.E$2])/131" office:value-type="float" office:value="0.322605393379109">
            <text:p>0.32</text:p>
          </table:table-cell>
          <table:table-cell table:formula="of:=([.B666]-[.F$2])/131" office:value-type="float" office:value="0.311596148682343">
            <text:p>0.31</text:p>
          </table:table-cell>
          <table:table-cell table:formula="of:=([.C666]-[.G$2])/131" office:value-type="float" office:value="-0.253634585139438">
            <text:p>-0.25</text:p>
          </table:table-cell>
          <table:table-cell table:formula="of:=[.J666]*2*3.141592/360" office:value-type="float" office:value="0.00543837759961811">
            <text:p>0.0054383776</text:p>
          </table:table-cell>
          <table:table-cell table:formula="of:=[.L666]*[.L666]*0.75" office:value-type="float" office:value="0.000022181963187021">
            <text:p>0.000022182</text:p>
          </table:table-cell>
          <table:table-cell table:formula="of:=[.N665]+[.M666]*0.1" office:value-type="float" office:value="124.959752756916">
            <text:p>124.959752756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-11">
            <text:p>-11</text:p>
          </table:table-cell>
          <table:table-cell office:value-type="float" office:value="135">
            <text:p>135</text:p>
          </table:table-cell>
          <table:table-cell table:number-columns-repeated="5"/>
          <table:table-cell table:formula="of:=([.A667]-[.E$2])/131" office:value-type="float" office:value="0.559246614753155">
            <text:p>0.56</text:p>
          </table:table-cell>
          <table:table-cell table:formula="of:=([.B667]-[.F$2])/131" office:value-type="float" office:value="0.387932026544938">
            <text:p>0.39</text:p>
          </table:table-cell>
          <table:table-cell table:formula="of:=([.C667]-[.G$2])/131" office:value-type="float" office:value="-0.322336875215773">
            <text:p>-0.32</text:p>
          </table:table-cell>
          <table:table-cell table:formula="of:=[.J667]*2*3.141592/360" office:value-type="float" office:value="0.00677068972854092">
            <text:p>0.0067706897</text:p>
          </table:table-cell>
          <table:table-cell table:formula="of:=[.L667]*[.L667]*0.75" office:value-type="float" office:value="0.0000343816795501272">
            <text:p>3.43816795501272E-005</text:p>
          </table:table-cell>
          <table:table-cell table:formula="of:=[.N666]+[.M667]*0.1" office:value-type="float" office:value="124.959756195084">
            <text:p>124.9597561951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-21">
            <text:p>-21</text:p>
          </table:table-cell>
          <table:table-cell office:value-type="float" office:value="95">
            <text:p>95</text:p>
          </table:table-cell>
          <table:table-cell table:number-columns-repeated="5"/>
          <table:table-cell table:formula="of:=([.A668]-[.E$2])/131" office:value-type="float" office:value="0.4752771491043">
            <text:p>0.48</text:p>
          </table:table-cell>
          <table:table-cell table:formula="of:=([.B668]-[.F$2])/131" office:value-type="float" office:value="0.311596148682343">
            <text:p>0.31</text:p>
          </table:table-cell>
          <table:table-cell table:formula="of:=([.C668]-[.G$2])/131" office:value-type="float" office:value="-0.627680386666155">
            <text:p>-0.63</text:p>
          </table:table-cell>
          <table:table-cell table:formula="of:=[.J668]*2*3.141592/360" office:value-type="float" office:value="0.00543837759961811">
            <text:p>0.0054383776</text:p>
          </table:table-cell>
          <table:table-cell table:formula="of:=[.L668]*[.L668]*0.75" office:value-type="float" office:value="0.000022181963187021">
            <text:p>0.000022182</text:p>
          </table:table-cell>
          <table:table-cell table:formula="of:=[.N667]+[.M668]*0.1" office:value-type="float" office:value="124.95975841328">
            <text:p>124.9597584133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-29">
            <text:p>-29</text:p>
          </table:table-cell>
          <table:table-cell office:value-type="float" office:value="139">
            <text:p>139</text:p>
          </table:table-cell>
          <table:table-cell table:number-columns-repeated="5"/>
          <table:table-cell table:formula="of:=([.A669]-[.E$2])/131" office:value-type="float" office:value="0.551613026966896">
            <text:p>0.55</text:p>
          </table:table-cell>
          <table:table-cell table:formula="of:=([.B669]-[.F$2])/131" office:value-type="float" office:value="0.250527446392267">
            <text:p>0.25</text:p>
          </table:table-cell>
          <table:table-cell table:formula="of:=([.C669]-[.G$2])/131" office:value-type="float" office:value="-0.291802524070735">
            <text:p>-0.29</text:p>
          </table:table-cell>
          <table:table-cell table:formula="of:=[.J669]*2*3.141592/360" office:value-type="float" office:value="0.00437252789647985">
            <text:p>0.0043725279</text:p>
          </table:table-cell>
          <table:table-cell table:formula="of:=[.L669]*[.L669]*0.75" office:value-type="float" office:value="0.0000143392501541209">
            <text:p>1.43392501541209E-005</text:p>
          </table:table-cell>
          <table:table-cell table:formula="of:=[.N668]+[.M669]*0.1" office:value-type="float" office:value="124.959759847205">
            <text:p>124.959759847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  <table:table-cell office:value-type="float" office:value="141">
            <text:p>141</text:p>
          </table:table-cell>
          <table:table-cell table:number-columns-repeated="5"/>
          <table:table-cell table:formula="of:=([.A670]-[.E$2])/131" office:value-type="float" office:value="0.48291073689056">
            <text:p>0.48</text:p>
          </table:table-cell>
          <table:table-cell table:formula="of:=([.B670]-[.F$2])/131" office:value-type="float" office:value="0.731443476926618">
            <text:p>0.73</text:p>
          </table:table-cell>
          <table:table-cell table:formula="of:=([.C670]-[.G$2])/131" office:value-type="float" office:value="-0.276535348498216">
            <text:p>-0.28</text:p>
          </table:table-cell>
          <table:table-cell table:formula="of:=[.J670]*2*3.141592/360" office:value-type="float" office:value="0.0127660943086936">
            <text:p>0.0127660943</text:p>
          </table:table-cell>
          <table:table-cell table:formula="of:=[.L670]*[.L670]*0.75" office:value-type="float" office:value="0.000122229872923844">
            <text:p>0.0001222299</text:p>
          </table:table-cell>
          <table:table-cell table:formula="of:=[.N669]+[.M670]*0.1" office:value-type="float" office:value="124.959772070193">
            <text:p>124.9597720702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table:number-columns-repeated="5"/>
          <table:table-cell table:formula="of:=([.A671]-[.E$2])/131" office:value-type="float" office:value="0.582147378111934">
            <text:p>0.58</text:p>
          </table:table-cell>
          <table:table-cell table:formula="of:=([.B671]-[.F$2])/131" office:value-type="float" office:value="0.53297019448387">
            <text:p>0.53</text:p>
          </table:table-cell>
          <table:table-cell table:formula="of:=([.C671]-[.G$2])/131" office:value-type="float" office:value="-0.20783305842188">
            <text:p>-0.21</text:p>
          </table:table-cell>
          <table:table-cell table:formula="of:=[.J671]*2*3.141592/360" office:value-type="float" office:value="0.00930208277349427">
            <text:p>0.0093020828</text:p>
          </table:table-cell>
          <table:table-cell table:formula="of:=[.L671]*[.L671]*0.75" office:value-type="float" office:value="0.0000648965579437042">
            <text:p>6.48965579437042E-005</text:p>
          </table:table-cell>
          <table:table-cell table:formula="of:=[.N670]+[.M671]*0.1" office:value-type="float" office:value="124.959778559848">
            <text:p>124.9597785598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 table:number-columns-repeated="5"/>
          <table:table-cell table:formula="of:=([.A672]-[.E$2])/131" office:value-type="float" office:value="0.627948904829491">
            <text:p>0.63</text:p>
          </table:table-cell>
          <table:table-cell table:formula="of:=([.B672]-[.F$2])/131" office:value-type="float" office:value="0.548237370056389">
            <text:p>0.55</text:p>
          </table:table-cell>
          <table:table-cell table:formula="of:=([.C672]-[.G$2])/131" office:value-type="float" office:value="-0.139130768345544">
            <text:p>-0.14</text:p>
          </table:table-cell>
          <table:table-cell table:formula="of:=[.J672]*2*3.141592/360" office:value-type="float" office:value="0.00956854519927884">
            <text:p>0.0095685452</text:p>
          </table:table-cell>
          <table:table-cell table:formula="of:=[.L672]*[.L672]*0.75" office:value-type="float" office:value="0.0000686677929229816">
            <text:p>6.86677929229816E-005</text:p>
          </table:table-cell>
          <table:table-cell table:formula="of:=[.N671]+[.M672]*0.1" office:value-type="float" office:value="124.959785426628">
            <text:p>124.959785426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57">
            <text:p>57</text:p>
          </table:table-cell>
          <table:table-cell office:value-type="float" office:value="143">
            <text:p>143</text:p>
          </table:table-cell>
          <table:table-cell table:number-columns-repeated="5"/>
          <table:table-cell table:formula="of:=([.A673]-[.E$2])/131" office:value-type="float" office:value="0.322605393379109">
            <text:p>0.32</text:p>
          </table:table-cell>
          <table:table-cell table:formula="of:=([.B673]-[.F$2])/131" office:value-type="float" office:value="0.907015996010587">
            <text:p>0.91</text:p>
          </table:table-cell>
          <table:table-cell table:formula="of:=([.C673]-[.G$2])/131" office:value-type="float" office:value="-0.261268172925697">
            <text:p>-0.26</text:p>
          </table:table-cell>
          <table:table-cell table:formula="of:=[.J673]*2*3.141592/360" office:value-type="float" office:value="0.0158304122052161">
            <text:p>0.0158304122</text:p>
          </table:table-cell>
          <table:table-cell table:formula="of:=[.L673]*[.L673]*0.75" office:value-type="float" office:value="0.000187951462940291">
            <text:p>0.0001879515</text:p>
          </table:table-cell>
          <table:table-cell table:formula="of:=[.N672]+[.M673]*0.1" office:value-type="float" office:value="124.959804221774">
            <text:p>124.9598042218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table:number-columns-repeated="5"/>
          <table:table-cell table:formula="of:=([.A674]-[.E$2])/131" office:value-type="float" office:value="0.543979439180636">
            <text:p>0.54</text:p>
          </table:table-cell>
          <table:table-cell table:formula="of:=([.B674]-[.F$2])/131" office:value-type="float" office:value="0.876481644865549">
            <text:p>0.88</text:p>
          </table:table-cell>
          <table:table-cell table:formula="of:=([.C674]-[.G$2])/131" office:value-type="float" office:value="-0.597146035521117">
            <text:p>-0.60</text:p>
          </table:table-cell>
          <table:table-cell table:formula="of:=[.J674]*2*3.141592/360" office:value-type="float" office:value="0.0152974873536469">
            <text:p>0.0152974874</text:p>
          </table:table-cell>
          <table:table-cell table:formula="of:=[.L674]*[.L674]*0.75" office:value-type="float" office:value="0.000175509839501241">
            <text:p>0.0001755098</text:p>
          </table:table-cell>
          <table:table-cell table:formula="of:=[.N673]+[.M674]*0.1" office:value-type="float" office:value="124.959821772758">
            <text:p>124.959821772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table:number-columns-repeated="5"/>
          <table:table-cell table:formula="of:=([.A675]-[.E$2])/131" office:value-type="float" office:value="0.0630634086462848">
            <text:p>0.06</text:p>
          </table:table-cell>
          <table:table-cell table:formula="of:=([.B675]-[.F$2])/131" office:value-type="float" office:value="1.02151981280448">
            <text:p>1.02</text:p>
          </table:table-cell>
          <table:table-cell table:formula="of:=([.C675]-[.G$2])/131" office:value-type="float" office:value="-0.566611684376079">
            <text:p>-0.57</text:p>
          </table:table-cell>
          <table:table-cell table:formula="of:=[.J675]*2*3.141592/360" office:value-type="float" office:value="0.0178288803986003">
            <text:p>0.0178288804</text:p>
          </table:table-cell>
          <table:table-cell table:formula="of:=[.L675]*[.L675]*0.75" office:value-type="float" office:value="0.000238401732200695">
            <text:p>0.0002384017</text:p>
          </table:table-cell>
          <table:table-cell table:formula="of:=[.N674]+[.M675]*0.1" office:value-type="float" office:value="124.959845612931">
            <text:p>124.959845612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-42">
            <text:p>-42</text:p>
          </table:table-cell>
          <table:table-cell office:value-type="float" office:value="127">
            <text:p>127</text:p>
          </table:table-cell>
          <table:table-cell table:number-columns-repeated="5"/>
          <table:table-cell table:formula="of:=([.A676]-[.E$2])/131" office:value-type="float" office:value="-0.0209060570025701">
            <text:p>-0.02</text:p>
          </table:table-cell>
          <table:table-cell table:formula="of:=([.B676]-[.F$2])/131" office:value-type="float" office:value="0.151290805170893">
            <text:p>0.15</text:p>
          </table:table-cell>
          <table:table-cell table:formula="of:=([.C676]-[.G$2])/131" office:value-type="float" office:value="-0.38340557750585">
            <text:p>-0.38</text:p>
          </table:table-cell>
          <table:table-cell table:formula="of:=[.J676]*2*3.141592/360" office:value-type="float" office:value="0.00264052212888019">
            <text:p>0.0026405221</text:p>
          </table:table-cell>
          <table:table-cell table:formula="of:=[.L676]*[.L676]*0.75" office:value-type="float" office:value="0.0000052292678348295">
            <text:p>5.2292678348295E-006</text:p>
          </table:table-cell>
          <table:table-cell table:formula="of:=[.N675]+[.M676]*0.1" office:value-type="float" office:value="124.959846135858">
            <text:p>124.959846135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76">
            <text:p>-76</text:p>
          </table:table-cell>
          <table:table-cell office:value-type="float" office:value="110">
            <text:p>110</text:p>
          </table:table-cell>
          <table:table-cell table:number-columns-repeated="5"/>
          <table:table-cell table:formula="of:=([.A677]-[.E$2])/131" office:value-type="float" office:value="-0.478921324178143">
            <text:p>-0.48</text:p>
          </table:table-cell>
          <table:table-cell table:formula="of:=([.B677]-[.F$2])/131" office:value-type="float" office:value="-0.108251179561932">
            <text:p>-0.11</text:p>
          </table:table-cell>
          <table:table-cell table:formula="of:=([.C677]-[.G$2])/131" office:value-type="float" office:value="-0.513176569872262">
            <text:p>-0.51</text:p>
          </table:table-cell>
          <table:table-cell table:formula="of:=[.J677]*2*3.141592/360" office:value-type="float" office:value="-0.00188933910945738">
            <text:p>-0.0018893391</text:p>
          </table:table-cell>
          <table:table-cell table:formula="of:=[.L677]*[.L677]*0.75" office:value-type="float" office:value="0.0000026772017028939">
            <text:p>2.6772017028939E-006</text:p>
          </table:table-cell>
          <table:table-cell table:formula="of:=[.N676]+[.M677]*0.1" office:value-type="float" office:value="124.959846403578">
            <text:p>124.959846403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167">
            <text:p>-167</text:p>
          </table:table-cell>
          <table:table-cell office:value-type="float" office:value="75">
            <text:p>75</text:p>
          </table:table-cell>
          <table:table-cell table:number-columns-repeated="5"/>
          <table:table-cell table:formula="of:=([.A678]-[.E$2])/131" office:value-type="float" office:value="-0.242280102804097">
            <text:p>-0.24</text:p>
          </table:table-cell>
          <table:table-cell table:formula="of:=([.B678]-[.F$2])/131" office:value-type="float" office:value="-0.80290766811155">
            <text:p>-0.80</text:p>
          </table:table-cell>
          <table:table-cell table:formula="of:=([.C678]-[.G$2])/131" office:value-type="float" office:value="-0.780352142391346">
            <text:p>-0.78</text:p>
          </table:table-cell>
          <table:table-cell table:formula="of:=[.J678]*2*3.141592/360" office:value-type="float" office:value="-0.014013379482655">
            <text:p>-0.0140133795</text:p>
          </table:table-cell>
          <table:table-cell table:formula="of:=[.L678]*[.L678]*0.75" office:value-type="float" office:value="0.000147281103393672">
            <text:p>0.0001472811</text:p>
          </table:table-cell>
          <table:table-cell table:formula="of:=[.N677]+[.M678]*0.1" office:value-type="float" office:value="124.959861131688">
            <text:p>124.959861131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12/22/2014</text:date>, <text:time>21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r Patel</meta:initial-creator>
    <meta:creation-date>2014-12-22T17:59:06</meta:creation-date>
    <dc:date>2014-12-22T21:36:36</dc:date>
    <dc:creator>Samir Patel</dc:creator>
    <meta:editing-duration>PT3H6M26S</meta:editing-duration>
    <meta:editing-cycles>2</meta:editing-cycles>
    <meta:generator>OpenOffice/4.1.1$Unix OpenOffice.org_project/411m6$Build-9775</meta:generator>
    <meta:document-statistic meta:table-count="3" meta:cell-count="12893" meta:object-count="0"/>
  </office:meta>
</office:document-meta>
</file>